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+X</text:p>
          </table:table-cell>
          <table:table-cell office:value-type="string" calcext:value-type="string">
            <text:p>-X</text:p>
          </table:table-cell>
          <table:table-cell/>
          <table:table-cell office:value-type="string" calcext:value-type="string">
            <text:p>Rastrigin +X</text:p>
          </table:table-cell>
          <table:table-cell office:value-type="string" calcext:value-type="string">
            <text:p>Rastrigin -X</text:p>
          </table:table-cell>
          <table:table-cell office:value-type="string" calcext:value-type="string">
            <text:p>Rosenbrock +X</text:p>
          </table:table-cell>
          <table:table-cell office:value-type="string" calcext:value-type="string">
            <text:p>Rosenbrock -X</text:p>
          </table:table-cell>
          <table:table-cell office:value-type="string" calcext:value-type="string">
            <text:p>Sphere +X</text:p>
          </table:table-cell>
          <table:table-cell office:value-type="string" calcext:value-type="string">
            <text:p>Sphere -X</text:p>
          </table:table-cell>
          <table:table-cell office:value-type="string" calcext:value-type="string">
            <text:p>Styblinski-Tang +X</text:p>
          </table:table-cell>
          <table:table-cell office:value-type="string" calcext:value-type="string">
            <text:p>Styblinski-Tang -X</text:p>
          </table:table-cell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f(+X)</text:p>
          </table:table-cell>
          <table:table-cell office:value-type="string" calcext:value-type="string">
            <text:p>f(-X)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formula="of:=0.5-RAND()" office:value-type="float" office:value="-0.187288025976159" calcext:value-type="float">
            <text:p>-0.187288025976159</text:p>
          </table:table-cell>
          <table:table-cell table:formula="of:=-[.A2]" office:value-type="float" office:value="0.187288025976159" calcext:value-type="float">
            <text:p>0.187288025976159</text:p>
          </table:table-cell>
          <table:table-cell/>
          <table:table-cell table:formula="of:= [.A2] * [.A2] - 10 * COS(2 * PI() * [.A2])" office:value-type="float" office:value="-3.80405901463426" calcext:value-type="float">
            <text:p>-3.80405901463426</text:p>
          </table:table-cell>
          <table:table-cell table:formula="of:= [.B2] * [.B2] - 10 * COS(2 * PI() * [.B2])" office:value-type="float" office:value="-3.80405901463426" calcext:value-type="float">
            <text:p>-3.80405901463426</text:p>
          </table:table-cell>
          <table:table-cell table:formula="of:= 100 * ([.A3] - [.A2]*[.A2]) * ([.A3] - [.A2]*[.A2]) + (1 - [.A2]) * (1 - [.A2])" office:value-type="float" office:value="13.2179977275717" calcext:value-type="float">
            <text:p>13.2179977275717</text:p>
          </table:table-cell>
          <table:table-cell table:formula="of:= 100 * ([.B3] - [.B2]*[.B2]) * ([.B3] - [.B2]*[.B2]) + (1 - [.B2]) * (1 - [.B2])" office:value-type="float" office:value="17.7824136838606" calcext:value-type="float">
            <text:p>17.7824136838606</text:p>
          </table:table-cell>
          <table:table-cell table:formula="of:=[.A2]*[.A2]" office:value-type="float" office:value="0.0350768046740463" calcext:value-type="float">
            <text:p>0.0350768046740463</text:p>
          </table:table-cell>
          <table:table-cell table:formula="of:=[.B2]*[.B2]" office:value-type="float" office:value="0.0350768046740463" calcext:value-type="float">
            <text:p>0.0350768046740463</text:p>
          </table:table-cell>
          <table:table-cell table:formula="of:= [.A2]*[.A2]*[.A2]*[.A2] - 16*[.A2]*[.A2] + 5*[.A2]" office:value-type="float" office:value="-1.49643862243939" calcext:value-type="float">
            <text:p>-1.49643862243939</text:p>
          </table:table-cell>
          <table:table-cell table:formula="of:= [.B2]*[.B2]*[.B2]*[.B2] - 16*[.B2]*[.B2] + 5*[.B2]" office:value-type="float" office:value="0.376441637322194" calcext:value-type="float">
            <text:p>0.376441637322194</text:p>
          </table:table-cell>
          <table:table-cell/>
          <table:table-cell office:value-type="string" calcext:value-type="string">
            <text:p>Rastrigin</text:p>
          </table:table-cell>
          <table:table-cell table:formula="of:= 10 * COUNT([.A:.A]) + SUM([.D:.D])" office:value-type="float" office:value="9956.26005156038" calcext:value-type="float">
            <text:p>9956.26005156038</text:p>
          </table:table-cell>
          <table:table-cell table:formula="of:=10 * COUNT([.B:.B]) + SUM([.E:.E])" office:value-type="float" office:value="9956.26005156038" calcext:value-type="float">
            <text:p>9956.26005156038</text:p>
          </table:table-cell>
          <table:table-cell table:formula="of:=MIN([.N2:.O2])" office:value-type="float" office:value="9956.26005156038" calcext:value-type="float">
            <text:p>9956.26005156038</text:p>
          </table:table-cell>
        </table:table-row>
        <table:table-row table:style-name="ro1">
          <table:table-cell table:formula="of:=0.5-RAND()" office:value-type="float" office:value="0.378709528245963" calcext:value-type="float">
            <text:p>0.378709528245963</text:p>
          </table:table-cell>
          <table:table-cell table:formula="of:=-[.A3]" office:value-type="float" office:value="-0.378709528245963" calcext:value-type="float">
            <text:p>-0.378709528245963</text:p>
          </table:table-cell>
          <table:table-cell/>
          <table:table-cell table:formula="of:= [.A3] * [.A3] - 10 * COS(2 * PI() * [.A3])" office:value-type="float" office:value="7.37736321430061" calcext:value-type="float">
            <text:p>7.37736321430061</text:p>
          </table:table-cell>
          <table:table-cell table:formula="of:= [.B3] * [.B3] - 10 * COS(2 * PI() * [.B3])" office:value-type="float" office:value="7.37736321430061" calcext:value-type="float">
            <text:p>7.37736321430061</text:p>
          </table:table-cell>
          <table:table-cell table:formula="of:= 100 * ([.A4] - [.A3]*[.A3]) * ([.A4] - [.A3]*[.A3]) + (1 - [.A3]) * (1 - [.A3])" office:value-type="float" office:value="22.8818541546038" calcext:value-type="float">
            <text:p>22.8818541546038</text:p>
          </table:table-cell>
          <table:table-cell table:formula="of:= 100 * ([.B4] - [.B3]*[.B3]) * ([.B4] - [.B3]*[.B3]) + (1 - [.B3]) * (1 - [.B3])" office:value-type="float" office:value="5.41481938926794" calcext:value-type="float">
            <text:p>5.41481938926794</text:p>
          </table:table-cell>
          <table:table-cell table:formula="of:=[.A3]*[.A3]" office:value-type="float" office:value="0.14342090678428" calcext:value-type="float">
            <text:p>0.14342090678428</text:p>
          </table:table-cell>
          <table:table-cell table:formula="of:=[.B3]*[.B3]" office:value-type="float" office:value="0.14342090678428" calcext:value-type="float">
            <text:p>0.14342090678428</text:p>
          </table:table-cell>
          <table:table-cell table:formula="of:= [.A3]*[.A3]*[.A3]*[.A3] - 16*[.A3]*[.A3] + 5*[.A3]" office:value-type="float" office:value="-0.380617310815838" calcext:value-type="float">
            <text:p>-0.380617310815838</text:p>
          </table:table-cell>
          <table:table-cell table:formula="of:= [.B3]*[.B3]*[.B3]*[.B3] - 16*[.B3]*[.B3] + 5*[.B3]" office:value-type="float" office:value="-4.16771259327547" calcext:value-type="float">
            <text:p>-4.16771259327547</text:p>
          </table:table-cell>
          <table:table-cell/>
          <table:table-cell office:value-type="string" calcext:value-type="string">
            <text:p>Rosenbrock</text:p>
          </table:table-cell>
          <table:table-cell table:formula="of:= SUM([.F:.F])" office:value-type="float" office:value="9860.13105619249" calcext:value-type="float">
            <text:p>9860.13105619249</text:p>
          </table:table-cell>
          <table:table-cell table:formula="of:= SUM([.G:.G])" office:value-type="float" office:value="10927.9372266263" calcext:value-type="float">
            <text:p>10927.9372266263</text:p>
          </table:table-cell>
          <table:table-cell table:formula="of:=MIN([.N3:.O3])" office:value-type="float" office:value="9860.13105619249" calcext:value-type="float">
            <text:p>9860.13105619249</text:p>
          </table:table-cell>
        </table:table-row>
        <table:table-row table:style-name="ro1">
          <table:table-cell table:formula="of:=0.5-RAND()" office:value-type="float" office:value="-0.330877019674517" calcext:value-type="float">
            <text:p>-0.330877019674517</text:p>
          </table:table-cell>
          <table:table-cell table:formula="of:=-[.A4]" office:value-type="float" office:value="0.330877019674517" calcext:value-type="float">
            <text:p>0.330877019674517</text:p>
          </table:table-cell>
          <table:table-cell/>
          <table:table-cell table:formula="of:= [.A4] * [.A4] - 10 * COS(2 * PI() * [.A4])" office:value-type="float" office:value="4.97523163507205" calcext:value-type="float">
            <text:p>4.97523163507205</text:p>
          </table:table-cell>
          <table:table-cell table:formula="of:= [.B4] * [.B4] - 10 * COS(2 * PI() * [.B4])" office:value-type="float" office:value="4.97523163507205" calcext:value-type="float">
            <text:p>4.97523163507205</text:p>
          </table:table-cell>
          <table:table-cell table:formula="of:= 100 * ([.A5] - [.A4]*[.A4]) * ([.A5] - [.A4]*[.A4]) + (1 - [.A4]) * (1 - [.A4])" office:value-type="float" office:value="13.2094124592272" calcext:value-type="float">
            <text:p>13.2094124592272</text:p>
          </table:table-cell>
          <table:table-cell table:formula="of:= 100 * ([.B5] - [.B4]*[.B4]) * ([.B5] - [.B4]*[.B4]) + (1 - [.B4]) * (1 - [.B4])" office:value-type="float" office:value="31.4907832483601" calcext:value-type="float">
            <text:p>31.4907832483601</text:p>
          </table:table-cell>
          <table:table-cell table:formula="of:=[.A4]*[.A4]" office:value-type="float" office:value="0.109479602148691" calcext:value-type="float">
            <text:p>0.109479602148691</text:p>
          </table:table-cell>
          <table:table-cell table:formula="of:=[.B4]*[.B4]" office:value-type="float" office:value="0.109479602148691" calcext:value-type="float">
            <text:p>0.109479602148691</text:p>
          </table:table-cell>
          <table:table-cell table:formula="of:= [.A4]*[.A4]*[.A4]*[.A4] - 16*[.A4]*[.A4] + 5*[.A4]" office:value-type="float" office:value="-3.394072949465" calcext:value-type="float">
            <text:p>-3.394072949465</text:p>
          </table:table-cell>
          <table:table-cell table:formula="of:= [.B4]*[.B4]*[.B4]*[.B4] - 16*[.B4]*[.B4] + 5*[.B4]" office:value-type="float" office:value="-0.0853027527198318" calcext:value-type="float">
            <text:p>-0.0853027527198318</text:p>
          </table:table-cell>
          <table:table-cell/>
          <table:table-cell office:value-type="string" calcext:value-type="string">
            <text:p>Sphere</text:p>
          </table:table-cell>
          <table:table-cell table:formula="of:= SUM([.H:.H])" office:value-type="float" office:value="81.2636374114764" calcext:value-type="float">
            <text:p>81.2636374114764</text:p>
          </table:table-cell>
          <table:table-cell table:formula="of:= SUM([.I:.I])" office:value-type="float" office:value="81.2636374114764" calcext:value-type="float">
            <text:p>81.2636374114764</text:p>
          </table:table-cell>
          <table:table-cell table:formula="of:=MIN([.N4:.O4])" office:value-type="float" office:value="81.2636374114764" calcext:value-type="float">
            <text:p>81.2636374114764</text:p>
          </table:table-cell>
        </table:table-row>
        <table:table-row table:style-name="ro1">
          <table:table-cell table:formula="of:=0.5-RAND()" office:value-type="float" office:value="0.447683369391598" calcext:value-type="float">
            <text:p>0.447683369391598</text:p>
          </table:table-cell>
          <table:table-cell table:formula="of:=-[.A5]" office:value-type="float" office:value="-0.447683369391598" calcext:value-type="float">
            <text:p>-0.447683369391598</text:p>
          </table:table-cell>
          <table:table-cell/>
          <table:table-cell table:formula="of:= [.A5] * [.A5] - 10 * COS(2 * PI() * [.A5])" office:value-type="float" office:value="9.66499970201204" calcext:value-type="float">
            <text:p>9.66499970201204</text:p>
          </table:table-cell>
          <table:table-cell table:formula="of:= [.B5] * [.B5] - 10 * COS(2 * PI() * [.B5])" office:value-type="float" office:value="9.66499970201204" calcext:value-type="float">
            <text:p>9.66499970201204</text:p>
          </table:table-cell>
          <table:table-cell table:formula="of:= 100 * ([.A6] - [.A5]*[.A5]) * ([.A6] - [.A5]*[.A5]) + (1 - [.A5]) * (1 - [.A5])" office:value-type="float" office:value="5.28446393609046" calcext:value-type="float">
            <text:p>5.28446393609046</text:p>
          </table:table-cell>
          <table:table-cell table:formula="of:= 100 * ([.B6] - [.B5]*[.B5]) * ([.B6] - [.B5]*[.B5]) + (1 - [.B5]) * (1 - [.B5])" office:value-type="float" office:value="5.2533340300091" calcext:value-type="float">
            <text:p>5.2533340300091</text:p>
          </table:table-cell>
          <table:table-cell table:formula="of:=[.A5]*[.A5]" office:value-type="float" office:value="0.200420399229814" calcext:value-type="float">
            <text:p>0.200420399229814</text:p>
          </table:table-cell>
          <table:table-cell table:formula="of:=[.B5]*[.B5]" office:value-type="float" office:value="0.200420399229814" calcext:value-type="float">
            <text:p>0.200420399229814</text:p>
          </table:table-cell>
          <table:table-cell table:formula="of:= [.A5]*[.A5]*[.A5]*[.A5] - 16*[.A5]*[.A5] + 5*[.A5]" office:value-type="float" office:value="-0.928141204291594" calcext:value-type="float">
            <text:p>-0.928141204291594</text:p>
          </table:table-cell>
          <table:table-cell table:formula="of:= [.B5]*[.B5]*[.B5]*[.B5] - 16*[.B5]*[.B5] + 5*[.B5]" office:value-type="float" office:value="-5.40497489820757" calcext:value-type="float">
            <text:p>-5.40497489820757</text:p>
          </table:table-cell>
          <table:table-cell/>
          <table:table-cell office:value-type="string" calcext:value-type="string">
            <text:p>Styblinski-Tang</text:p>
          </table:table-cell>
          <table:table-cell table:formula="of:= SUM([.J:.J]) / 2" office:value-type="float" office:value="-589.062557625281" calcext:value-type="float">
            <text:p>-589.062557625281</text:p>
          </table:table-cell>
          <table:table-cell table:formula="of:= SUM([.K:.K]) / 2" office:value-type="float" office:value="-699.246471789362" calcext:value-type="float">
            <text:p>-699.246471789362</text:p>
          </table:table-cell>
          <table:table-cell table:formula="of:=MIN([.N5:.O5])" office:value-type="float" office:value="-699.246471789362" calcext:value-type="float">
            <text:p>-699.246471789362</text:p>
          </table:table-cell>
        </table:table-row>
        <table:table-row table:style-name="ro1">
          <table:table-cell table:formula="of:=0.5-RAND()" office:value-type="float" office:value="-0.0227255233330652" calcext:value-type="float">
            <text:p>-0.0227255233330652</text:p>
          </table:table-cell>
          <table:table-cell table:formula="of:=-[.A6]" office:value-type="float" office:value="0.0227255233330652" calcext:value-type="float">
            <text:p>0.0227255233330652</text:p>
          </table:table-cell>
          <table:table-cell/>
          <table:table-cell table:formula="of:= [.A6] * [.A6] - 10 * COS(2 * PI() * [.A6])" office:value-type="float" office:value="-9.89771361171744" calcext:value-type="float">
            <text:p>-9.89771361171744</text:p>
          </table:table-cell>
          <table:table-cell table:formula="of:= [.B6] * [.B6] - 10 * COS(2 * PI() * [.B6])" office:value-type="float" office:value="-9.89771361171744" calcext:value-type="float">
            <text:p>-9.89771361171744</text:p>
          </table:table-cell>
          <table:table-cell table:formula="of:= 100 * ([.A7] - [.A6]*[.A6]) * ([.A7] - [.A6]*[.A6]) + (1 - [.A6]) * (1 - [.A6])" office:value-type="float" office:value="17.6275578908554" calcext:value-type="float">
            <text:p>17.6275578908554</text:p>
          </table:table-cell>
          <table:table-cell table:formula="of:= 100 * ([.B7] - [.B6]*[.B6]) * ([.B7] - [.B6]*[.B6]) + (1 - [.B6]) * (1 - [.B6])" office:value-type="float" office:value="17.6208827963956" calcext:value-type="float">
            <text:p>17.6208827963956</text:p>
          </table:table-cell>
          <table:table-cell table:formula="of:=[.A6]*[.A6]" office:value-type="float" office:value="0.000516449410761691" calcext:value-type="float">
            <text:p>0.000516449410761691</text:p>
          </table:table-cell>
          <table:table-cell table:formula="of:=[.B6]*[.B6]" office:value-type="float" office:value="0.000516449410761691" calcext:value-type="float">
            <text:p>0.000516449410761691</text:p>
          </table:table-cell>
          <table:table-cell table:formula="of:= [.A6]*[.A6]*[.A6]*[.A6] - 16*[.A6]*[.A6] + 5*[.A6]" office:value-type="float" office:value="-0.121890540517519" calcext:value-type="float">
            <text:p>-0.121890540517519</text:p>
          </table:table-cell>
          <table:table-cell table:formula="of:= [.B6]*[.B6]*[.B6]*[.B6] - 16*[.B6]*[.B6] + 5*[.B6]" office:value-type="float" office:value="0.105364692813133" calcext:value-type="float">
            <text:p>0.1053646928131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07721439492889" calcext:value-type="float">
            <text:p>0.407721439492889</text:p>
          </table:table-cell>
          <table:table-cell table:formula="of:=-[.A7]" office:value-type="float" office:value="-0.407721439492889" calcext:value-type="float">
            <text:p>-0.407721439492889</text:p>
          </table:table-cell>
          <table:table-cell/>
          <table:table-cell table:formula="of:= [.A7] * [.A7] - 10 * COS(2 * PI() * [.A7])" office:value-type="float" office:value="8.53194109703517" calcext:value-type="float">
            <text:p>8.53194109703517</text:p>
          </table:table-cell>
          <table:table-cell table:formula="of:= [.B7] * [.B7] - 10 * COS(2 * PI() * [.B7])" office:value-type="float" office:value="8.53194109703517" calcext:value-type="float">
            <text:p>8.53194109703517</text:p>
          </table:table-cell>
          <table:table-cell table:formula="of:= 100 * ([.A8] - [.A7]*[.A7]) * ([.A8] - [.A7]*[.A7]) + (1 - [.A7]) * (1 - [.A7])" office:value-type="float" office:value="1.30325657668377" calcext:value-type="float">
            <text:p>1.30325657668377</text:p>
          </table:table-cell>
          <table:table-cell table:formula="of:= 100 * ([.B8] - [.B7]*[.B7]) * ([.B8] - [.B7]*[.B7]) + (1 - [.B7]) * (1 - [.B7])" office:value-type="float" office:value="20.4775056744206" calcext:value-type="float">
            <text:p>20.4775056744206</text:p>
          </table:table-cell>
          <table:table-cell table:formula="of:=[.A7]*[.A7]" office:value-type="float" office:value="0.166236772222153" calcext:value-type="float">
            <text:p>0.166236772222153</text:p>
          </table:table-cell>
          <table:table-cell table:formula="of:=[.B7]*[.B7]" office:value-type="float" office:value="0.166236772222153" calcext:value-type="float">
            <text:p>0.166236772222153</text:p>
          </table:table-cell>
          <table:table-cell table:formula="of:= [.A7]*[.A7]*[.A7]*[.A7] - 16*[.A7]*[.A7] + 5*[.A7]" office:value-type="float" office:value="-0.59354649365117" calcext:value-type="float">
            <text:p>-0.59354649365117</text:p>
          </table:table-cell>
          <table:table-cell table:formula="of:= [.B7]*[.B7]*[.B7]*[.B7] - 16*[.B7]*[.B7] + 5*[.B7]" office:value-type="float" office:value="-4.67076088858006" calcext:value-type="float">
            <text:p>-4.670760888580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383096689824" calcext:value-type="float">
            <text:p>0.26383096689824</text:p>
          </table:table-cell>
          <table:table-cell table:formula="of:=-[.A8]" office:value-type="float" office:value="-0.26383096689824" calcext:value-type="float">
            <text:p>-0.26383096689824</text:p>
          </table:table-cell>
          <table:table-cell/>
          <table:table-cell table:formula="of:= [.A8] * [.A8] - 10 * COS(2 * PI() * [.A8])" office:value-type="float" office:value="0.937538651737118" calcext:value-type="float">
            <text:p>0.937538651737118</text:p>
          </table:table-cell>
          <table:table-cell table:formula="of:= [.B8] * [.B8] - 10 * COS(2 * PI() * [.B8])" office:value-type="float" office:value="0.937538651737118" calcext:value-type="float">
            <text:p>0.937538651737118</text:p>
          </table:table-cell>
          <table:table-cell table:formula="of:= 100 * ([.A9] - [.A8]*[.A8]) * ([.A9] - [.A8]*[.A8]) + (1 - [.A8]) * (1 - [.A8])" office:value-type="float" office:value="1.10870856869032" calcext:value-type="float">
            <text:p>1.10870856869032</text:p>
          </table:table-cell>
          <table:table-cell table:formula="of:= 100 * ([.B9] - [.B8]*[.B8]) * ([.B9] - [.B8]*[.B8]) + (1 - [.B8]) * (1 - [.B8])" office:value-type="float" office:value="2.005971241239" calcext:value-type="float">
            <text:p>2.005971241239</text:p>
          </table:table-cell>
          <table:table-cell table:formula="of:=[.A8]*[.A8]" office:value-type="float" office:value="0.0696067790944603" calcext:value-type="float">
            <text:p>0.0696067790944603</text:p>
          </table:table-cell>
          <table:table-cell table:formula="of:=[.B8]*[.B8]" office:value-type="float" office:value="0.0696067790944603" calcext:value-type="float">
            <text:p>0.0696067790944603</text:p>
          </table:table-cell>
          <table:table-cell table:formula="of:= [.A8]*[.A8]*[.A8]*[.A8] - 16*[.A8]*[.A8] + 5*[.A8]" office:value-type="float" office:value="0.210291472675741" calcext:value-type="float">
            <text:p>0.210291472675741</text:p>
          </table:table-cell>
          <table:table-cell table:formula="of:= [.B8]*[.B8]*[.B8]*[.B8] - 16*[.B8]*[.B8] + 5*[.B8]" office:value-type="float" office:value="-2.42801819630666" calcext:value-type="float">
            <text:p>-2.4280181963066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56769325165078" calcext:value-type="float">
            <text:p>-0.0056769325165078</text:p>
          </table:table-cell>
          <table:table-cell table:formula="of:=-[.A9]" office:value-type="float" office:value="0.0056769325165078" calcext:value-type="float">
            <text:p>0.0056769325165078</text:p>
          </table:table-cell>
          <table:table-cell/>
          <table:table-cell table:formula="of:= [.A9] * [.A9] - 10 * COS(2 * PI() * [.A9])" office:value-type="float" office:value="-9.99360698096706" calcext:value-type="float">
            <text:p>-9.99360698096706</text:p>
          </table:table-cell>
          <table:table-cell table:formula="of:= [.B9] * [.B9] - 10 * COS(2 * PI() * [.B9])" office:value-type="float" office:value="-9.99360698096706" calcext:value-type="float">
            <text:p>-9.99360698096706</text:p>
          </table:table-cell>
          <table:table-cell table:formula="of:= 100 * ([.A10] - [.A9]*[.A9]) * ([.A10] - [.A9]*[.A9]) + (1 - [.A9]) * (1 - [.A9])" office:value-type="float" office:value="9.36535496984237" calcext:value-type="float">
            <text:p>9.36535496984237</text:p>
          </table:table-cell>
          <table:table-cell table:formula="of:= 100 * ([.B10] - [.B9]*[.B9]) * ([.B10] - [.B9]*[.B9]) + (1 - [.B9]) * (1 - [.B9])" office:value-type="float" office:value="9.34637357827084" calcext:value-type="float">
            <text:p>9.34637357827084</text:p>
          </table:table-cell>
          <table:table-cell table:formula="of:=[.A9]*[.A9]" office:value-type="float" office:value="0.0000322275627969836" calcext:value-type="float">
            <text:p>3.22275627969836E-05</text:p>
          </table:table-cell>
          <table:table-cell table:formula="of:=[.B9]*[.B9]" office:value-type="float" office:value="0.0000322275627969836" calcext:value-type="float">
            <text:p>3.22275627969836E-05</text:p>
          </table:table-cell>
          <table:table-cell table:formula="of:= [.A9]*[.A9]*[.A9]*[.A9] - 16*[.A9]*[.A9] + 5*[.A9]" office:value-type="float" office:value="-0.028900302548675" calcext:value-type="float">
            <text:p>-0.028900302548675</text:p>
          </table:table-cell>
          <table:table-cell table:formula="of:= [.B9]*[.B9]*[.B9]*[.B9] - 16*[.B9]*[.B9] + 5*[.B9]" office:value-type="float" office:value="0.0278690226164031" calcext:value-type="float">
            <text:p>0.02786902261640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9064559270628" calcext:value-type="float">
            <text:p>0.289064559270628</text:p>
          </table:table-cell>
          <table:table-cell table:formula="of:=-[.A10]" office:value-type="float" office:value="-0.289064559270628" calcext:value-type="float">
            <text:p>-0.289064559270628</text:p>
          </table:table-cell>
          <table:table-cell/>
          <table:table-cell table:formula="of:= [.A10] * [.A10] - 10 * COS(2 * PI() * [.A10])" office:value-type="float" office:value="2.51348562845519" calcext:value-type="float">
            <text:p>2.51348562845519</text:p>
          </table:table-cell>
          <table:table-cell table:formula="of:= [.B10] * [.B10] - 10 * COS(2 * PI() * [.B10])" office:value-type="float" office:value="2.51348562845519" calcext:value-type="float">
            <text:p>2.51348562845519</text:p>
          </table:table-cell>
          <table:table-cell table:formula="of:= 100 * ([.A11] - [.A10]*[.A10]) * ([.A11] - [.A10]*[.A10]) + (1 - [.A10]) * (1 - [.A10])" office:value-type="float" office:value="3.43276642941052" calcext:value-type="float">
            <text:p>3.43276642941052</text:p>
          </table:table-cell>
          <table:table-cell table:formula="of:= 100 * ([.B11] - [.B10]*[.B10]) * ([.B11] - [.B10]*[.B10]) + (1 - [.B10]) * (1 - [.B10])" office:value-type="float" office:value="1.66326987902314" calcext:value-type="float">
            <text:p>1.66326987902314</text:p>
          </table:table-cell>
          <table:table-cell table:formula="of:=[.A10]*[.A10]" office:value-type="float" office:value="0.0835583194263223" calcext:value-type="float">
            <text:p>0.0835583194263223</text:p>
          </table:table-cell>
          <table:table-cell table:formula="of:=[.B10]*[.B10]" office:value-type="float" office:value="0.0835583194263223" calcext:value-type="float">
            <text:p>0.0835583194263223</text:p>
          </table:table-cell>
          <table:table-cell table:formula="of:= [.A10]*[.A10]*[.A10]*[.A10] - 16*[.A10]*[.A10] + 5*[.A10]" office:value-type="float" office:value="0.115371678277334" calcext:value-type="float">
            <text:p>0.115371678277334</text:p>
          </table:table-cell>
          <table:table-cell table:formula="of:= [.B10]*[.B10]*[.B10]*[.B10] - 16*[.B10]*[.B10] + 5*[.B10]" office:value-type="float" office:value="-2.77527391442894" calcext:value-type="float">
            <text:p>-2.775273914428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875363101949915" calcext:value-type="float">
            <text:p>-0.0875363101949915</text:p>
          </table:table-cell>
          <table:table-cell table:formula="of:=-[.A11]" office:value-type="float" office:value="0.0875363101949915" calcext:value-type="float">
            <text:p>0.0875363101949915</text:p>
          </table:table-cell>
          <table:table-cell/>
          <table:table-cell table:formula="of:= [.A11] * [.A11] - 10 * COS(2 * PI() * [.A11])" office:value-type="float" office:value="-8.51754676857839" calcext:value-type="float">
            <text:p>-8.51754676857839</text:p>
          </table:table-cell>
          <table:table-cell table:formula="of:= [.B11] * [.B11] - 10 * COS(2 * PI() * [.B11])" office:value-type="float" office:value="-8.51754676857839" calcext:value-type="float">
            <text:p>-8.51754676857839</text:p>
          </table:table-cell>
          <table:table-cell table:formula="of:= 100 * ([.A12] - [.A11]*[.A11]) * ([.A12] - [.A11]*[.A11]) + (1 - [.A11]) * (1 - [.A11])" office:value-type="float" office:value="3.84901747957385" calcext:value-type="float">
            <text:p>3.84901747957385</text:p>
          </table:table-cell>
          <table:table-cell table:formula="of:= 100 * ([.B12] - [.B11]*[.B11]) * ([.B12] - [.B11]*[.B11]) + (1 - [.B11]) * (1 - [.B11])" office:value-type="float" office:value="4.02284167322368" calcext:value-type="float">
            <text:p>4.02284167322368</text:p>
          </table:table-cell>
          <table:table-cell table:formula="of:=[.A11]*[.A11]" office:value-type="float" office:value="0.00766260560255378" calcext:value-type="float">
            <text:p>0.00766260560255378</text:p>
          </table:table-cell>
          <table:table-cell table:formula="of:=[.B11]*[.B11]" office:value-type="float" office:value="0.00766260560255378" calcext:value-type="float">
            <text:p>0.00766260560255378</text:p>
          </table:table-cell>
          <table:table-cell table:formula="of:= [.A11]*[.A11]*[.A11]*[.A11] - 16*[.A11]*[.A11] + 5*[.A11]" office:value-type="float" office:value="-0.560224525091198" calcext:value-type="float">
            <text:p>-0.560224525091198</text:p>
          </table:table-cell>
          <table:table-cell table:formula="of:= [.B11]*[.B11]*[.B11]*[.B11] - 16*[.B11]*[.B11] + 5*[.B11]" office:value-type="float" office:value="0.315138576858718" calcext:value-type="float">
            <text:p>0.3151385768587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0950151165016" calcext:value-type="float">
            <text:p>0.170950151165016</text:p>
          </table:table-cell>
          <table:table-cell table:formula="of:=-[.A12]" office:value-type="float" office:value="-0.170950151165016" calcext:value-type="float">
            <text:p>-0.170950151165016</text:p>
          </table:table-cell>
          <table:table-cell/>
          <table:table-cell table:formula="of:= [.A12] * [.A12] - 10 * COS(2 * PI() * [.A12])" office:value-type="float" office:value="-4.73591195078902" calcext:value-type="float">
            <text:p>-4.73591195078902</text:p>
          </table:table-cell>
          <table:table-cell table:formula="of:= [.B12] * [.B12] - 10 * COS(2 * PI() * [.B12])" office:value-type="float" office:value="-4.73591195078902" calcext:value-type="float">
            <text:p>-4.73591195078902</text:p>
          </table:table-cell>
          <table:table-cell table:formula="of:= 100 * ([.A13] - [.A12]*[.A12]) * ([.A13] - [.A12]*[.A12]) + (1 - [.A12]) * (1 - [.A12])" office:value-type="float" office:value="2.00956341182623" calcext:value-type="float">
            <text:p>2.00956341182623</text:p>
          </table:table-cell>
          <table:table-cell table:formula="of:= 100 * ([.B13] - [.B12]*[.B12]) * ([.B13] - [.B12]*[.B12]) + (1 - [.B12]) * (1 - [.B12])" office:value-type="float" office:value="4.37914943656747" calcext:value-type="float">
            <text:p>4.37914943656747</text:p>
          </table:table-cell>
          <table:table-cell table:formula="of:=[.A12]*[.A12]" office:value-type="float" office:value="0.0292239541833418" calcext:value-type="float">
            <text:p>0.0292239541833418</text:p>
          </table:table-cell>
          <table:table-cell table:formula="of:=[.B12]*[.B12]" office:value-type="float" office:value="0.0292239541833418" calcext:value-type="float">
            <text:p>0.0292239541833418</text:p>
          </table:table-cell>
          <table:table-cell table:formula="of:= [.A12]*[.A12]*[.A12]*[.A12] - 16*[.A12]*[.A12] + 5*[.A12]" office:value-type="float" office:value="0.388021528389721" calcext:value-type="float">
            <text:p>0.388021528389721</text:p>
          </table:table-cell>
          <table:table-cell table:formula="of:= [.B12]*[.B12]*[.B12]*[.B12] - 16*[.B12]*[.B12] + 5*[.B12]" office:value-type="float" office:value="-1.32147998326044" calcext:value-type="float">
            <text:p>-1.321479983260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4212638842873" calcext:value-type="float">
            <text:p>0.144212638842873</text:p>
          </table:table-cell>
          <table:table-cell table:formula="of:=-[.A13]" office:value-type="float" office:value="-0.144212638842873" calcext:value-type="float">
            <text:p>-0.144212638842873</text:p>
          </table:table-cell>
          <table:table-cell/>
          <table:table-cell table:formula="of:= [.A13] * [.A13] - 10 * COS(2 * PI() * [.A13])" office:value-type="float" office:value="-6.14728813361899" calcext:value-type="float">
            <text:p>-6.14728813361899</text:p>
          </table:table-cell>
          <table:table-cell table:formula="of:= [.B13] * [.B13] - 10 * COS(2 * PI() * [.B13])" office:value-type="float" office:value="-6.14728813361899" calcext:value-type="float">
            <text:p>-6.14728813361899</text:p>
          </table:table-cell>
          <table:table-cell table:formula="of:= 100 * ([.A14] - [.A13]*[.A13]) * ([.A14] - [.A13]*[.A13]) + (1 - [.A13]) * (1 - [.A13])" office:value-type="float" office:value="22.9697503991728" calcext:value-type="float">
            <text:p>22.9697503991728</text:p>
          </table:table-cell>
          <table:table-cell table:formula="of:= 100 * ([.B14] - [.B13]*[.B13]) * ([.B14] - [.B13]*[.B13]) + (1 - [.B13]) * (1 - [.B13])" office:value-type="float" office:value="27.6425225718765" calcext:value-type="float">
            <text:p>27.6425225718765</text:p>
          </table:table-cell>
          <table:table-cell table:formula="of:=[.A13]*[.A13]" office:value-type="float" office:value="0.020797285202025" calcext:value-type="float">
            <text:p>0.020797285202025</text:p>
          </table:table-cell>
          <table:table-cell table:formula="of:=[.B13]*[.B13]" office:value-type="float" office:value="0.020797285202025" calcext:value-type="float">
            <text:p>0.020797285202025</text:p>
          </table:table-cell>
          <table:table-cell table:formula="of:= [.A13]*[.A13]*[.A13]*[.A13] - 16*[.A13]*[.A13] + 5*[.A13]" office:value-type="float" office:value="0.388739158053741" calcext:value-type="float">
            <text:p>0.388739158053741</text:p>
          </table:table-cell>
          <table:table-cell table:formula="of:= [.B13]*[.B13]*[.B13]*[.B13] - 16*[.B13]*[.B13] + 5*[.B13]" office:value-type="float" office:value="-1.05338723037499" calcext:value-type="float">
            <text:p>-1.053387230374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2362534045242" calcext:value-type="float">
            <text:p>0.492362534045242</text:p>
          </table:table-cell>
          <table:table-cell table:formula="of:=-[.A14]" office:value-type="float" office:value="-0.492362534045242" calcext:value-type="float">
            <text:p>-0.492362534045242</text:p>
          </table:table-cell>
          <table:table-cell/>
          <table:table-cell table:formula="of:= [.A14] * [.A14] - 10 * COS(2 * PI() * [.A14])" office:value-type="float" office:value="10.2309090188946" calcext:value-type="float">
            <text:p>10.2309090188946</text:p>
          </table:table-cell>
          <table:table-cell table:formula="of:= [.B14] * [.B14] - 10 * COS(2 * PI() * [.B14])" office:value-type="float" office:value="10.2309090188946" calcext:value-type="float">
            <text:p>10.2309090188946</text:p>
          </table:table-cell>
          <table:table-cell table:formula="of:= 100 * ([.A15] - [.A14]*[.A14]) * ([.A15] - [.A14]*[.A14]) + (1 - [.A14]) * (1 - [.A14])" office:value-type="float" office:value="0.317986054056393" calcext:value-type="float">
            <text:p>0.317986054056393</text:p>
          </table:table-cell>
          <table:table-cell table:formula="of:= 100 * ([.B15] - [.B14]*[.B14]) * ([.B15] - [.B14]*[.B14]) + (1 - [.B14]) * (1 - [.B14])" office:value-type="float" office:value="28.1755544783015" calcext:value-type="float">
            <text:p>28.1755544783015</text:p>
          </table:table-cell>
          <table:table-cell table:formula="of:=[.A14]*[.A14]" office:value-type="float" office:value="0.242420864931452" calcext:value-type="float">
            <text:p>0.242420864931452</text:p>
          </table:table-cell>
          <table:table-cell table:formula="of:=[.B14]*[.B14]" office:value-type="float" office:value="0.242420864931452" calcext:value-type="float">
            <text:p>0.242420864931452</text:p>
          </table:table-cell>
          <table:table-cell table:formula="of:= [.A14]*[.A14]*[.A14]*[.A14] - 16*[.A14]*[.A14] + 5*[.A14]" office:value-type="float" office:value="-1.35815329292291" calcext:value-type="float">
            <text:p>-1.35815329292291</text:p>
          </table:table-cell>
          <table:table-cell table:formula="of:= [.B14]*[.B14]*[.B14]*[.B14] - 16*[.B14]*[.B14] + 5*[.B14]" office:value-type="float" office:value="-6.28177863337533" calcext:value-type="float">
            <text:p>-6.281778633375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6974939382635" calcext:value-type="float">
            <text:p>0.266974939382635</text:p>
          </table:table-cell>
          <table:table-cell table:formula="of:=-[.A15]" office:value-type="float" office:value="-0.266974939382635" calcext:value-type="float">
            <text:p>-0.266974939382635</text:p>
          </table:table-cell>
          <table:table-cell/>
          <table:table-cell table:formula="of:= [.A15] * [.A15] - 10 * COS(2 * PI() * [.A15])" office:value-type="float" office:value="1.13582151677688" calcext:value-type="float">
            <text:p>1.13582151677688</text:p>
          </table:table-cell>
          <table:table-cell table:formula="of:= [.B15] * [.B15] - 10 * COS(2 * PI() * [.B15])" office:value-type="float" office:value="1.13582151677688" calcext:value-type="float">
            <text:p>1.13582151677688</text:p>
          </table:table-cell>
          <table:table-cell table:formula="of:= 100 * ([.A16] - [.A15]*[.A15]) * ([.A16] - [.A15]*[.A15]) + (1 - [.A15]) * (1 - [.A15])" office:value-type="float" office:value="15.848438845252" calcext:value-type="float">
            <text:p>15.848438845252</text:p>
          </table:table-cell>
          <table:table-cell table:formula="of:= 100 * ([.B16] - [.B15]*[.B15]) * ([.B16] - [.B15]*[.B15]) + (1 - [.B15]) * (1 - [.B15])" office:value-type="float" office:value="7.79253042048997" calcext:value-type="float">
            <text:p>7.79253042048997</text:p>
          </table:table-cell>
          <table:table-cell table:formula="of:=[.A15]*[.A15]" office:value-type="float" office:value="0.0712756182583617" calcext:value-type="float">
            <text:p>0.0712756182583617</text:p>
          </table:table-cell>
          <table:table-cell table:formula="of:=[.B15]*[.B15]" office:value-type="float" office:value="0.0712756182583617" calcext:value-type="float">
            <text:p>0.0712756182583617</text:p>
          </table:table-cell>
          <table:table-cell table:formula="of:= [.A15]*[.A15]*[.A15]*[.A15] - 16*[.A15]*[.A15] + 5*[.A15]" office:value-type="float" office:value="0.1995450185375" calcext:value-type="float">
            <text:p>0.1995450185375</text:p>
          </table:table-cell>
          <table:table-cell table:formula="of:= [.B15]*[.B15]*[.B15]*[.B15] - 16*[.B15]*[.B15] + 5*[.B15]" office:value-type="float" office:value="-2.47020437528885" calcext:value-type="float">
            <text:p>-2.470204375288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20018556318246" calcext:value-type="float">
            <text:p>-0.320018556318246</text:p>
          </table:table-cell>
          <table:table-cell table:formula="of:=-[.A16]" office:value-type="float" office:value="0.320018556318246" calcext:value-type="float">
            <text:p>0.320018556318246</text:p>
          </table:table-cell>
          <table:table-cell/>
          <table:table-cell table:formula="of:= [.A16] * [.A16] - 10 * COS(2 * PI() * [.A16])" office:value-type="float" office:value="4.36125972616677" calcext:value-type="float">
            <text:p>4.36125972616677</text:p>
          </table:table-cell>
          <table:table-cell table:formula="of:= [.B16] * [.B16] - 10 * COS(2 * PI() * [.B16])" office:value-type="float" office:value="4.36125972616677" calcext:value-type="float">
            <text:p>4.36125972616677</text:p>
          </table:table-cell>
          <table:table-cell table:formula="of:= 100 * ([.A17] - [.A16]*[.A16]) * ([.A17] - [.A16]*[.A16]) + (1 - [.A16]) * (1 - [.A16])" office:value-type="float" office:value="20.1717149435368" calcext:value-type="float">
            <text:p>20.1717149435368</text:p>
          </table:table-cell>
          <table:table-cell table:formula="of:= 100 * ([.B17] - [.B16]*[.B16]) * ([.B17] - [.B16]*[.B16]) + (1 - [.B16]) * (1 - [.B16])" office:value-type="float" office:value="5.50102845465604" calcext:value-type="float">
            <text:p>5.50102845465604</text:p>
          </table:table-cell>
          <table:table-cell table:formula="of:=[.A16]*[.A16]" office:value-type="float" office:value="0.102411876388014" calcext:value-type="float">
            <text:p>0.102411876388014</text:p>
          </table:table-cell>
          <table:table-cell table:formula="of:=[.B16]*[.B16]" office:value-type="float" office:value="0.102411876388014" calcext:value-type="float">
            <text:p>0.102411876388014</text:p>
          </table:table-cell>
          <table:table-cell table:formula="of:= [.A16]*[.A16]*[.A16]*[.A16] - 16*[.A16]*[.A16] + 5*[.A16]" office:value-type="float" office:value="-3.22819461137414" calcext:value-type="float">
            <text:p>-3.22819461137414</text:p>
          </table:table-cell>
          <table:table-cell table:formula="of:= [.B16]*[.B16]*[.B16]*[.B16] - 16*[.B16]*[.B16] + 5*[.B16]" office:value-type="float" office:value="-0.0280090481916853" calcext:value-type="float">
            <text:p>-0.02800904819168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26881332905032" calcext:value-type="float">
            <text:p>-0.326881332905032</text:p>
          </table:table-cell>
          <table:table-cell table:formula="of:=-[.A17]" office:value-type="float" office:value="0.326881332905032" calcext:value-type="float">
            <text:p>0.326881332905032</text:p>
          </table:table-cell>
          <table:table-cell/>
          <table:table-cell table:formula="of:= [.A17] * [.A17] - 10 * COS(2 * PI() * [.A17])" office:value-type="float" office:value="4.75176054452993" calcext:value-type="float">
            <text:p>4.75176054452993</text:p>
          </table:table-cell>
          <table:table-cell table:formula="of:= [.B17] * [.B17] - 10 * COS(2 * PI() * [.B17])" office:value-type="float" office:value="4.75176054452993" calcext:value-type="float">
            <text:p>4.75176054452993</text:p>
          </table:table-cell>
          <table:table-cell table:formula="of:= 100 * ([.A18] - [.A17]*[.A17]) * ([.A18] - [.A17]*[.A17]) + (1 - [.A17]) * (1 - [.A17])" office:value-type="float" office:value="10.8294556451479" calcext:value-type="float">
            <text:p>10.8294556451479</text:p>
          </table:table-cell>
          <table:table-cell table:formula="of:= 100 * ([.B18] - [.B17]*[.B17]) * ([.B18] - [.B17]*[.B17]) + (1 - [.B17]) * (1 - [.B17])" office:value-type="float" office:value="26.9599335529271" calcext:value-type="float">
            <text:p>26.9599335529271</text:p>
          </table:table-cell>
          <table:table-cell table:formula="of:=[.A17]*[.A17]" office:value-type="float" office:value="0.10685140580177" calcext:value-type="float">
            <text:p>0.10685140580177</text:p>
          </table:table-cell>
          <table:table-cell table:formula="of:=[.B17]*[.B17]" office:value-type="float" office:value="0.10685140580177" calcext:value-type="float">
            <text:p>0.10685140580177</text:p>
          </table:table-cell>
          <table:table-cell table:formula="of:= [.A17]*[.A17]*[.A17]*[.A17] - 16*[.A17]*[.A17] + 5*[.A17]" office:value-type="float" office:value="-3.33261193443167" calcext:value-type="float">
            <text:p>-3.33261193443167</text:p>
          </table:table-cell>
          <table:table-cell table:formula="of:= [.B17]*[.B17]*[.B17]*[.B17] - 16*[.B17]*[.B17] + 5*[.B17]" office:value-type="float" office:value="-0.0637986053813497" calcext:value-type="float">
            <text:p>-0.06379860538134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07996579655446" calcext:value-type="float">
            <text:p>0.407996579655446</text:p>
          </table:table-cell>
          <table:table-cell table:formula="of:=-[.A18]" office:value-type="float" office:value="-0.407996579655446" calcext:value-type="float">
            <text:p>-0.407996579655446</text:p>
          </table:table-cell>
          <table:table-cell/>
          <table:table-cell table:formula="of:= [.A18] * [.A18] - 10 * COS(2 * PI() * [.A18])" office:value-type="float" office:value="8.54162418375399" calcext:value-type="float">
            <text:p>8.54162418375399</text:p>
          </table:table-cell>
          <table:table-cell table:formula="of:= [.B18] * [.B18] - 10 * COS(2 * PI() * [.B18])" office:value-type="float" office:value="8.54162418375399" calcext:value-type="float">
            <text:p>8.54162418375399</text:p>
          </table:table-cell>
          <table:table-cell table:formula="of:= 100 * ([.A19] - [.A18]*[.A18]) * ([.A19] - [.A18]*[.A18]) + (1 - [.A18]) * (1 - [.A18])" office:value-type="float" office:value="3.54120035701775" calcext:value-type="float">
            <text:p>3.54120035701775</text:p>
          </table:table-cell>
          <table:table-cell table:formula="of:= 100 * ([.B19] - [.B18]*[.B18]) * ([.B19] - [.B18]*[.B18]) + (1 - [.B18]) * (1 - [.B18])" office:value-type="float" office:value="4.3631863342413" calcext:value-type="float">
            <text:p>4.3631863342413</text:p>
          </table:table-cell>
          <table:table-cell table:formula="of:=[.A18]*[.A18]" office:value-type="float" office:value="0.166461209010543" calcext:value-type="float">
            <text:p>0.166461209010543</text:p>
          </table:table-cell>
          <table:table-cell table:formula="of:=[.B18]*[.B18]" office:value-type="float" office:value="0.166461209010543" calcext:value-type="float">
            <text:p>0.166461209010543</text:p>
          </table:table-cell>
          <table:table-cell table:formula="of:= [.A18]*[.A18]*[.A18]*[.A18] - 16*[.A18]*[.A18] + 5*[.A18]" office:value-type="float" office:value="-0.595687111786202" calcext:value-type="float">
            <text:p>-0.595687111786202</text:p>
          </table:table-cell>
          <table:table-cell table:formula="of:= [.B18]*[.B18]*[.B18]*[.B18] - 16*[.B18]*[.B18] + 5*[.B18]" office:value-type="float" office:value="-4.67565290834066" calcext:value-type="float">
            <text:p>-4.6756529083406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21650014771149" calcext:value-type="float">
            <text:p>-0.0121650014771149</text:p>
          </table:table-cell>
          <table:table-cell table:formula="of:=-[.A19]" office:value-type="float" office:value="0.0121650014771149" calcext:value-type="float">
            <text:p>0.0121650014771149</text:p>
          </table:table-cell>
          <table:table-cell/>
          <table:table-cell table:formula="of:= [.A19] * [.A19] - 10 * COS(2 * PI() * [.A19])" office:value-type="float" office:value="-9.97065471740878" calcext:value-type="float">
            <text:p>-9.97065471740878</text:p>
          </table:table-cell>
          <table:table-cell table:formula="of:= [.B19] * [.B19] - 10 * COS(2 * PI() * [.B19])" office:value-type="float" office:value="-9.97065471740878" calcext:value-type="float">
            <text:p>-9.97065471740878</text:p>
          </table:table-cell>
          <table:table-cell table:formula="of:= 100 * ([.A20] - [.A19]*[.A19]) * ([.A20] - [.A19]*[.A19]) + (1 - [.A19]) * (1 - [.A19])" office:value-type="float" office:value="8.73384969544993" calcext:value-type="float">
            <text:p>8.73384969544993</text:p>
          </table:table-cell>
          <table:table-cell table:formula="of:= 100 * ([.B20] - [.B19]*[.B19]) * ([.B20] - [.B19]*[.B19]) + (1 - [.B19]) * (1 - [.B19])" office:value-type="float" office:value="8.70163436196566" calcext:value-type="float">
            <text:p>8.70163436196566</text:p>
          </table:table-cell>
          <table:table-cell table:formula="of:=[.A19]*[.A19]" office:value-type="float" office:value="0.000147987260938207" calcext:value-type="float">
            <text:p>0.000147987260938207</text:p>
          </table:table-cell>
          <table:table-cell table:formula="of:=[.B19]*[.B19]" office:value-type="float" office:value="0.000147987260938207" calcext:value-type="float">
            <text:p>0.000147987260938207</text:p>
          </table:table-cell>
          <table:table-cell table:formula="of:= [.A19]*[.A19]*[.A19]*[.A19] - 16*[.A19]*[.A19] + 5*[.A19]" office:value-type="float" office:value="-0.0631927816603562" calcext:value-type="float">
            <text:p>-0.0631927816603562</text:p>
          </table:table-cell>
          <table:table-cell table:formula="of:= [.B19]*[.B19]*[.B19]*[.B19] - 16*[.B19]*[.B19] + 5*[.B19]" office:value-type="float" office:value="0.0584572331107924" calcext:value-type="float">
            <text:p>0.05845723311079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7805540827103" calcext:value-type="float">
            <text:p>0.277805540827103</text:p>
          </table:table-cell>
          <table:table-cell table:formula="of:=-[.A20]" office:value-type="float" office:value="-0.277805540827103" calcext:value-type="float">
            <text:p>-0.277805540827103</text:p>
          </table:table-cell>
          <table:table-cell/>
          <table:table-cell table:formula="of:= [.A20] * [.A20] - 10 * COS(2 * PI() * [.A20])" office:value-type="float" office:value="1.81537557117684" calcext:value-type="float">
            <text:p>1.81537557117684</text:p>
          </table:table-cell>
          <table:table-cell table:formula="of:= [.B20] * [.B20] - 10 * COS(2 * PI() * [.B20])" office:value-type="float" office:value="1.81537557117684" calcext:value-type="float">
            <text:p>1.81537557117684</text:p>
          </table:table-cell>
          <table:table-cell table:formula="of:= 100 * ([.A21] - [.A20]*[.A20]) * ([.A21] - [.A20]*[.A20]) + (1 - [.A20]) * (1 - [.A20])" office:value-type="float" office:value="16.5352899819084" calcext:value-type="float">
            <text:p>16.5352899819084</text:p>
          </table:table-cell>
          <table:table-cell table:formula="of:= 100 * ([.B21] - [.B20]*[.B20]) * ([.B21] - [.B20]*[.B20]) + (1 - [.B20]) * (1 - [.B20])" office:value-type="float" office:value="7.67551902428907" calcext:value-type="float">
            <text:p>7.67551902428907</text:p>
          </table:table-cell>
          <table:table-cell table:formula="of:=[.A20]*[.A20]" office:value-type="float" office:value="0.0771759185142392" calcext:value-type="float">
            <text:p>0.0771759185142392</text:p>
          </table:table-cell>
          <table:table-cell table:formula="of:=[.B20]*[.B20]" office:value-type="float" office:value="0.0771759185142392" calcext:value-type="float">
            <text:p>0.0771759185142392</text:p>
          </table:table-cell>
          <table:table-cell table:formula="of:= [.A20]*[.A20]*[.A20]*[.A20] - 16*[.A20]*[.A20] + 5*[.A20]" office:value-type="float" office:value="0.160169130306205" calcext:value-type="float">
            <text:p>0.160169130306205</text:p>
          </table:table-cell>
          <table:table-cell table:formula="of:= [.B20]*[.B20]*[.B20]*[.B20] - 16*[.B20]*[.B20] + 5*[.B20]" office:value-type="float" office:value="-2.61788627796483" calcext:value-type="float">
            <text:p>-2.617886277964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22995609021746" calcext:value-type="float">
            <text:p>-0.322995609021746</text:p>
          </table:table-cell>
          <table:table-cell table:formula="of:=-[.A21]" office:value-type="float" office:value="0.322995609021746" calcext:value-type="float">
            <text:p>0.322995609021746</text:p>
          </table:table-cell>
          <table:table-cell/>
          <table:table-cell table:formula="of:= [.A21] * [.A21] - 10 * COS(2 * PI() * [.A21])" office:value-type="float" office:value="4.53166109489628" calcext:value-type="float">
            <text:p>4.53166109489628</text:p>
          </table:table-cell>
          <table:table-cell table:formula="of:= [.B21] * [.B21] - 10 * COS(2 * PI() * [.B21])" office:value-type="float" office:value="4.53166109489628" calcext:value-type="float">
            <text:p>4.53166109489628</text:p>
          </table:table-cell>
          <table:table-cell table:formula="of:= 100 * ([.A22] - [.A21]*[.A21]) * ([.A22] - [.A21]*[.A21]) + (1 - [.A21]) * (1 - [.A21])" office:value-type="float" office:value="4.1369321590422" calcext:value-type="float">
            <text:p>4.1369321590422</text:p>
          </table:table-cell>
          <table:table-cell table:formula="of:= 100 * ([.B22] - [.B21]*[.B21]) * ([.B22] - [.B21]*[.B21]) + (1 - [.B21]) * (1 - [.B21])" office:value-type="float" office:value="0.751726203191041" calcext:value-type="float">
            <text:p>0.751726203191041</text:p>
          </table:table-cell>
          <table:table-cell table:formula="of:=[.A21]*[.A21]" office:value-type="float" office:value="0.104326163447328" calcext:value-type="float">
            <text:p>0.104326163447328</text:p>
          </table:table-cell>
          <table:table-cell table:formula="of:=[.B21]*[.B21]" office:value-type="float" office:value="0.104326163447328" calcext:value-type="float">
            <text:p>0.104326163447328</text:p>
          </table:table-cell>
          <table:table-cell table:formula="of:= [.A21]*[.A21]*[.A21]*[.A21] - 16*[.A21]*[.A21] + 5*[.A21]" office:value-type="float" office:value="-3.27331271188634" calcext:value-type="float">
            <text:p>-3.27331271188634</text:p>
          </table:table-cell>
          <table:table-cell table:formula="of:= [.B21]*[.B21]*[.B21]*[.B21] - 16*[.B21]*[.B21] + 5*[.B21]" office:value-type="float" office:value="-0.0433566216688872" calcext:value-type="float">
            <text:p>-0.04335662166888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501605601748452" calcext:value-type="float">
            <text:p>-0.0501605601748452</text:p>
          </table:table-cell>
          <table:table-cell table:formula="of:=-[.A22]" office:value-type="float" office:value="0.0501605601748452" calcext:value-type="float">
            <text:p>0.0501605601748452</text:p>
          </table:table-cell>
          <table:table-cell/>
          <table:table-cell table:formula="of:= [.A22] * [.A22] - 10 * COS(2 * PI() * [.A22])" office:value-type="float" office:value="-9.50492678797987" calcext:value-type="float">
            <text:p>-9.50492678797987</text:p>
          </table:table-cell>
          <table:table-cell table:formula="of:= [.B22] * [.B22] - 10 * COS(2 * PI() * [.B22])" office:value-type="float" office:value="-9.50492678797987" calcext:value-type="float">
            <text:p>-9.50492678797987</text:p>
          </table:table-cell>
          <table:table-cell table:formula="of:= 100 * ([.A23] - [.A22]*[.A22]) * ([.A23] - [.A22]*[.A22]) + (1 - [.A22]) * (1 - [.A22])" office:value-type="float" office:value="6.10482873988429" calcext:value-type="float">
            <text:p>6.10482873988429</text:p>
          </table:table-cell>
          <table:table-cell table:formula="of:= 100 * ([.B23] - [.B22]*[.B22]) * ([.B23] - [.B22]*[.B22]) + (1 - [.B22]) * (1 - [.B22])" office:value-type="float" office:value="5.68162875468385" calcext:value-type="float">
            <text:p>5.68162875468385</text:p>
          </table:table-cell>
          <table:table-cell table:formula="of:=[.A22]*[.A22]" office:value-type="float" office:value="0.00251608179705426" calcext:value-type="float">
            <text:p>0.00251608179705426</text:p>
          </table:table-cell>
          <table:table-cell table:formula="of:=[.B22]*[.B22]" office:value-type="float" office:value="0.00251608179705426" calcext:value-type="float">
            <text:p>0.00251608179705426</text:p>
          </table:table-cell>
          <table:table-cell table:formula="of:= [.A22]*[.A22]*[.A22]*[.A22] - 16*[.A22]*[.A22] + 5*[.A22]" office:value-type="float" office:value="-0.291053778959485" calcext:value-type="float">
            <text:p>-0.291053778959485</text:p>
          </table:table-cell>
          <table:table-cell table:formula="of:= [.B22]*[.B22]*[.B22]*[.B22] - 16*[.B22]*[.B22] + 5*[.B22]" office:value-type="float" office:value="0.210551822788967" calcext:value-type="float">
            <text:p>0.2105518227889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21135243657045" calcext:value-type="float">
            <text:p>-0.221135243657045</text:p>
          </table:table-cell>
          <table:table-cell table:formula="of:=-[.A23]" office:value-type="float" office:value="0.221135243657045" calcext:value-type="float">
            <text:p>0.221135243657045</text:p>
          </table:table-cell>
          <table:table-cell/>
          <table:table-cell table:formula="of:= [.A23] * [.A23] - 10 * COS(2 * PI() * [.A23])" office:value-type="float" office:value="-1.75479925364863" calcext:value-type="float">
            <text:p>-1.75479925364863</text:p>
          </table:table-cell>
          <table:table-cell table:formula="of:= [.B23] * [.B23] - 10 * COS(2 * PI() * [.B23])" office:value-type="float" office:value="-1.75479925364863" calcext:value-type="float">
            <text:p>-1.75479925364863</text:p>
          </table:table-cell>
          <table:table-cell table:formula="of:= 100 * ([.A24] - [.A23]*[.A23]) * ([.A24] - [.A23]*[.A23]) + (1 - [.A23]) * (1 - [.A23])" office:value-type="float" office:value="2.53295016717866" calcext:value-type="float">
            <text:p>2.53295016717866</text:p>
          </table:table-cell>
          <table:table-cell table:formula="of:= 100 * ([.B24] - [.B23]*[.B23]) * ([.B24] - [.B23]*[.B23]) + (1 - [.B23]) * (1 - [.B23])" office:value-type="float" office:value="4.60139849815553" calcext:value-type="float">
            <text:p>4.60139849815553</text:p>
          </table:table-cell>
          <table:table-cell table:formula="of:=[.A23]*[.A23]" office:value-type="float" office:value="0.0489007959872607" calcext:value-type="float">
            <text:p>0.0489007959872607</text:p>
          </table:table-cell>
          <table:table-cell table:formula="of:=[.B23]*[.B23]" office:value-type="float" office:value="0.0489007959872607" calcext:value-type="float">
            <text:p>0.0489007959872607</text:p>
          </table:table-cell>
          <table:table-cell table:formula="of:= [.A23]*[.A23]*[.A23]*[.A23] - 16*[.A23]*[.A23] + 5*[.A23]" office:value-type="float" office:value="-1.88569766623321" calcext:value-type="float">
            <text:p>-1.88569766623321</text:p>
          </table:table-cell>
          <table:table-cell table:formula="of:= [.B23]*[.B23]*[.B23]*[.B23] - 16*[.B23]*[.B23] + 5*[.B23]" office:value-type="float" office:value="0.325654770337242" calcext:value-type="float">
            <text:p>0.3256547703372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50968365953304" calcext:value-type="float">
            <text:p>0.150968365953304</text:p>
          </table:table-cell>
          <table:table-cell table:formula="of:=-[.A24]" office:value-type="float" office:value="-0.150968365953304" calcext:value-type="float">
            <text:p>-0.150968365953304</text:p>
          </table:table-cell>
          <table:table-cell/>
          <table:table-cell table:formula="of:= [.A24] * [.A24] - 10 * COS(2 * PI() * [.A24])" office:value-type="float" office:value="-5.8057285659237" calcext:value-type="float">
            <text:p>-5.8057285659237</text:p>
          </table:table-cell>
          <table:table-cell table:formula="of:= [.B24] * [.B24] - 10 * COS(2 * PI() * [.B24])" office:value-type="float" office:value="-5.8057285659237" calcext:value-type="float">
            <text:p>-5.8057285659237</text:p>
          </table:table-cell>
          <table:table-cell table:formula="of:= 100 * ([.A25] - [.A24]*[.A24]) * ([.A25] - [.A24]*[.A24]) + (1 - [.A24]) * (1 - [.A24])" office:value-type="float" office:value="18.2519551456459" calcext:value-type="float">
            <text:p>18.2519551456459</text:p>
          </table:table-cell>
          <table:table-cell table:formula="of:= 100 * ([.B25] - [.B24]*[.B24]) * ([.B25] - [.B24]*[.B24]) + (1 - [.B24]) * (1 - [.B24])" office:value-type="float" office:value="22.8807345803287" calcext:value-type="float">
            <text:p>22.8807345803287</text:p>
          </table:table-cell>
          <table:table-cell table:formula="of:=[.A24]*[.A24]" office:value-type="float" office:value="0.0227914475186107" calcext:value-type="float">
            <text:p>0.0227914475186107</text:p>
          </table:table-cell>
          <table:table-cell table:formula="of:=[.B24]*[.B24]" office:value-type="float" office:value="0.0227914475186107" calcext:value-type="float">
            <text:p>0.0227914475186107</text:p>
          </table:table-cell>
          <table:table-cell table:formula="of:= [.A24]*[.A24]*[.A24]*[.A24] - 16*[.A24]*[.A24] + 5*[.A24]" office:value-type="float" office:value="0.390698119548742" calcext:value-type="float">
            <text:p>0.390698119548742</text:p>
          </table:table-cell>
          <table:table-cell table:formula="of:= [.B24]*[.B24]*[.B24]*[.B24] - 16*[.B24]*[.B24] + 5*[.B24]" office:value-type="float" office:value="-1.1189855399843" calcext:value-type="float">
            <text:p>-1.11898553998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4149301701691" calcext:value-type="float">
            <text:p>0.44149301701691</text:p>
          </table:table-cell>
          <table:table-cell table:formula="of:=-[.A25]" office:value-type="float" office:value="-0.44149301701691" calcext:value-type="float">
            <text:p>-0.44149301701691</text:p>
          </table:table-cell>
          <table:table-cell/>
          <table:table-cell table:formula="of:= [.A25] * [.A25] - 10 * COS(2 * PI() * [.A25])" office:value-type="float" office:value="9.52680473728507" calcext:value-type="float">
            <text:p>9.52680473728507</text:p>
          </table:table-cell>
          <table:table-cell table:formula="of:= [.B25] * [.B25] - 10 * COS(2 * PI() * [.B25])" office:value-type="float" office:value="9.52680473728507" calcext:value-type="float">
            <text:p>9.52680473728507</text:p>
          </table:table-cell>
          <table:table-cell table:formula="of:= 100 * ([.A26] - [.A25]*[.A25]) * ([.A26] - [.A25]*[.A25]) + (1 - [.A25]) * (1 - [.A25])" office:value-type="float" office:value="5.60564600827681" calcext:value-type="float">
            <text:p>5.60564600827681</text:p>
          </table:table-cell>
          <table:table-cell table:formula="of:= 100 * ([.B26] - [.B25]*[.B25]) * ([.B26] - [.B25]*[.B25]) + (1 - [.B25]) * (1 - [.B25])" office:value-type="float" office:value="40.5071068990695" calcext:value-type="float">
            <text:p>40.5071068990695</text:p>
          </table:table-cell>
          <table:table-cell table:formula="of:=[.A25]*[.A25]" office:value-type="float" office:value="0.194916084074694" calcext:value-type="float">
            <text:p>0.194916084074694</text:p>
          </table:table-cell>
          <table:table-cell table:formula="of:=[.B25]*[.B25]" office:value-type="float" office:value="0.194916084074694" calcext:value-type="float">
            <text:p>0.194916084074694</text:p>
          </table:table-cell>
          <table:table-cell table:formula="of:= [.A25]*[.A25]*[.A25]*[.A25] - 16*[.A25]*[.A25] + 5*[.A25]" office:value-type="float" office:value="-0.873199980279535" calcext:value-type="float">
            <text:p>-0.873199980279535</text:p>
          </table:table-cell>
          <table:table-cell table:formula="of:= [.B25]*[.B25]*[.B25]*[.B25] - 16*[.B25]*[.B25] + 5*[.B25]" office:value-type="float" office:value="-5.28813015044864" calcext:value-type="float">
            <text:p>-5.288130150448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4996851594187" calcext:value-type="float">
            <text:p>0.424996851594187</text:p>
          </table:table-cell>
          <table:table-cell table:formula="of:=-[.A26]" office:value-type="float" office:value="-0.424996851594187" calcext:value-type="float">
            <text:p>-0.424996851594187</text:p>
          </table:table-cell>
          <table:table-cell/>
          <table:table-cell table:formula="of:= [.A26] * [.A26] - 10 * COS(2 * PI() * [.A26])" office:value-type="float" office:value="9.09059775552679" calcext:value-type="float">
            <text:p>9.09059775552679</text:p>
          </table:table-cell>
          <table:table-cell table:formula="of:= [.B26] * [.B26] - 10 * COS(2 * PI() * [.B26])" office:value-type="float" office:value="9.09059775552679" calcext:value-type="float">
            <text:p>9.09059775552679</text:p>
          </table:table-cell>
          <table:table-cell table:formula="of:= 100 * ([.A27] - [.A26]*[.A26]) * ([.A27] - [.A26]*[.A26]) + (1 - [.A26]) * (1 - [.A26])" office:value-type="float" office:value="5.03558359777251" calcext:value-type="float">
            <text:p>5.03558359777251</text:p>
          </table:table-cell>
          <table:table-cell table:formula="of:= 100 * ([.B27] - [.B26]*[.B26]) * ([.B27] - [.B26]*[.B26]) + (1 - [.B26]) * (1 - [.B26])" office:value-type="float" office:value="35.4567895249619" calcext:value-type="float">
            <text:p>35.4567895249619</text:p>
          </table:table-cell>
          <table:table-cell table:formula="of:=[.A26]*[.A26]" office:value-type="float" office:value="0.180622323864972" calcext:value-type="float">
            <text:p>0.180622323864972</text:p>
          </table:table-cell>
          <table:table-cell table:formula="of:=[.B26]*[.B26]" office:value-type="float" office:value="0.180622323864972" calcext:value-type="float">
            <text:p>0.180622323864972</text:p>
          </table:table-cell>
          <table:table-cell table:formula="of:= [.A26]*[.A26]*[.A26]*[.A26] - 16*[.A26]*[.A26] + 5*[.A26]" office:value-type="float" office:value="-0.732348499990227" calcext:value-type="float">
            <text:p>-0.732348499990227</text:p>
          </table:table-cell>
          <table:table-cell table:formula="of:= [.B26]*[.B26]*[.B26]*[.B26] - 16*[.B26]*[.B26] + 5*[.B26]" office:value-type="float" office:value="-4.9823170159321" calcext:value-type="float">
            <text:p>-4.98231701593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7531405673362" calcext:value-type="float">
            <text:p>0.397531405673362</text:p>
          </table:table-cell>
          <table:table-cell table:formula="of:=-[.A27]" office:value-type="float" office:value="-0.397531405673362" calcext:value-type="float">
            <text:p>-0.397531405673362</text:p>
          </table:table-cell>
          <table:table-cell/>
          <table:table-cell table:formula="of:= [.A27] * [.A27] - 10 * COS(2 * PI() * [.A27])" office:value-type="float" office:value="8.15606244288184" calcext:value-type="float">
            <text:p>8.15606244288184</text:p>
          </table:table-cell>
          <table:table-cell table:formula="of:= [.B27] * [.B27] - 10 * COS(2 * PI() * [.B27])" office:value-type="float" office:value="8.15606244288184" calcext:value-type="float">
            <text:p>8.15606244288184</text:p>
          </table:table-cell>
          <table:table-cell table:formula="of:= 100 * ([.A28] - [.A27]*[.A27]) * ([.A28] - [.A27]*[.A27]) + (1 - [.A27]) * (1 - [.A27])" office:value-type="float" office:value="36.5643606445286" calcext:value-type="float">
            <text:p>36.5643606445286</text:p>
          </table:table-cell>
          <table:table-cell table:formula="of:= 100 * ([.B28] - [.B27]*[.B27]) * ([.B28] - [.B27]*[.B27]) + (1 - [.B27]) * (1 - [.B27])" office:value-type="float" office:value="10.1106006562053" calcext:value-type="float">
            <text:p>10.1106006562053</text:p>
          </table:table-cell>
          <table:table-cell table:formula="of:=[.A27]*[.A27]" office:value-type="float" office:value="0.158031218496639" calcext:value-type="float">
            <text:p>0.158031218496639</text:p>
          </table:table-cell>
          <table:table-cell table:formula="of:=[.B27]*[.B27]" office:value-type="float" office:value="0.158031218496639" calcext:value-type="float">
            <text:p>0.158031218496639</text:p>
          </table:table-cell>
          <table:table-cell table:formula="of:= [.A27]*[.A27]*[.A27]*[.A27] - 16*[.A27]*[.A27] + 5*[.A27]" office:value-type="float" office:value="-0.515868601559886" calcext:value-type="float">
            <text:p>-0.515868601559886</text:p>
          </table:table-cell>
          <table:table-cell table:formula="of:= [.B27]*[.B27]*[.B27]*[.B27] - 16*[.B27]*[.B27] + 5*[.B27]" office:value-type="float" office:value="-4.49118265829351" calcext:value-type="float">
            <text:p>-4.491182658293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43644709535874" calcext:value-type="float">
            <text:p>-0.443644709535874</text:p>
          </table:table-cell>
          <table:table-cell table:formula="of:=-[.A28]" office:value-type="float" office:value="0.443644709535874" calcext:value-type="float">
            <text:p>0.443644709535874</text:p>
          </table:table-cell>
          <table:table-cell/>
          <table:table-cell table:formula="of:= [.A28] * [.A28] - 10 * COS(2 * PI() * [.A28])" office:value-type="float" office:value="9.57644216438001" calcext:value-type="float">
            <text:p>9.57644216438001</text:p>
          </table:table-cell>
          <table:table-cell table:formula="of:= [.B28] * [.B28] - 10 * COS(2 * PI() * [.B28])" office:value-type="float" office:value="9.57644216438001" calcext:value-type="float">
            <text:p>9.57644216438001</text:p>
          </table:table-cell>
          <table:table-cell table:formula="of:= 100 * ([.A29] - [.A28]*[.A28]) * ([.A29] - [.A28]*[.A28]) + (1 - [.A28]) * (1 - [.A28])" office:value-type="float" office:value="6.97784870971017" calcext:value-type="float">
            <text:p>6.97784870971017</text:p>
          </table:table-cell>
          <table:table-cell table:formula="of:= 100 * ([.B29] - [.B28]*[.B28]) * ([.B29] - [.B28]*[.B28]) + (1 - [.B28]) * (1 - [.B28])" office:value-type="float" office:value="3.2825104681042" calcext:value-type="float">
            <text:p>3.2825104681042</text:p>
          </table:table-cell>
          <table:table-cell table:formula="of:=[.A28]*[.A28]" office:value-type="float" office:value="0.19682062829917" calcext:value-type="float">
            <text:p>0.19682062829917</text:p>
          </table:table-cell>
          <table:table-cell table:formula="of:=[.B28]*[.B28]" office:value-type="float" office:value="0.19682062829917" calcext:value-type="float">
            <text:p>0.19682062829917</text:p>
          </table:table-cell>
          <table:table-cell table:formula="of:= [.A28]*[.A28]*[.A28]*[.A28] - 16*[.A28]*[.A28] + 5*[.A28]" office:value-type="float" office:value="-5.32861524074202" calcext:value-type="float">
            <text:p>-5.32861524074202</text:p>
          </table:table-cell>
          <table:table-cell table:formula="of:= [.B28]*[.B28]*[.B28]*[.B28] - 16*[.B28]*[.B28] + 5*[.B28]" office:value-type="float" office:value="-0.892168145383274" calcext:value-type="float">
            <text:p>-0.8921681453832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43973335018381" calcext:value-type="float">
            <text:p>-0.0243973335018381</text:p>
          </table:table-cell>
          <table:table-cell table:formula="of:=-[.A29]" office:value-type="float" office:value="0.0243973335018381" calcext:value-type="float">
            <text:p>0.0243973335018381</text:p>
          </table:table-cell>
          <table:table-cell/>
          <table:table-cell table:formula="of:= [.A29] * [.A29] - 10 * COS(2 * PI() * [.A29])" office:value-type="float" office:value="-9.88214100008549" calcext:value-type="float">
            <text:p>-9.88214100008549</text:p>
          </table:table-cell>
          <table:table-cell table:formula="of:= [.B29] * [.B29] - 10 * COS(2 * PI() * [.B29])" office:value-type="float" office:value="-9.88214100008549" calcext:value-type="float">
            <text:p>-9.88214100008549</text:p>
          </table:table-cell>
          <table:table-cell table:formula="of:= 100 * ([.A30] - [.A29]*[.A29]) * ([.A30] - [.A29]*[.A29]) + (1 - [.A29]) * (1 - [.A29])" office:value-type="float" office:value="3.32566349910375" calcext:value-type="float">
            <text:p>3.32566349910375</text:p>
          </table:table-cell>
          <table:table-cell table:formula="of:= 100 * ([.B30] - [.B29]*[.B29]) * ([.B30] - [.B29]*[.B29]) + (1 - [.B29]) * (1 - [.B29])" office:value-type="float" office:value="3.26413759004135" calcext:value-type="float">
            <text:p>3.26413759004135</text:p>
          </table:table-cell>
          <table:table-cell table:formula="of:=[.A29]*[.A29]" office:value-type="float" office:value="0.000595229881999914" calcext:value-type="float">
            <text:p>0.000595229881999914</text:p>
          </table:table-cell>
          <table:table-cell table:formula="of:=[.B29]*[.B29]" office:value-type="float" office:value="0.000595229881999914" calcext:value-type="float">
            <text:p>0.000595229881999914</text:p>
          </table:table-cell>
          <table:table-cell table:formula="of:= [.A29]*[.A29]*[.A29]*[.A29] - 16*[.A29]*[.A29] + 5*[.A29]" office:value-type="float" office:value="-0.131509991322577" calcext:value-type="float">
            <text:p>-0.131509991322577</text:p>
          </table:table-cell>
          <table:table-cell table:formula="of:= [.B29]*[.B29]*[.B29]*[.B29] - 16*[.B29]*[.B29] + 5*[.B29]" office:value-type="float" office:value="0.112463343695805" calcext:value-type="float">
            <text:p>0.1124633436958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51468474767171" calcext:value-type="float">
            <text:p>0.151468474767171</text:p>
          </table:table-cell>
          <table:table-cell table:formula="of:=-[.A30]" office:value-type="float" office:value="-0.151468474767171" calcext:value-type="float">
            <text:p>-0.151468474767171</text:p>
          </table:table-cell>
          <table:table-cell/>
          <table:table-cell table:formula="of:= [.A30] * [.A30] - 10 * COS(2 * PI() * [.A30])" office:value-type="float" office:value="-5.78001512478232" calcext:value-type="float">
            <text:p>-5.78001512478232</text:p>
          </table:table-cell>
          <table:table-cell table:formula="of:= [.B30] * [.B30] - 10 * COS(2 * PI() * [.B30])" office:value-type="float" office:value="-5.78001512478232" calcext:value-type="float">
            <text:p>-5.78001512478232</text:p>
          </table:table-cell>
          <table:table-cell table:formula="of:= 100 * ([.A31] - [.A30]*[.A30]) * ([.A31] - [.A30]*[.A30]) + (1 - [.A30]) * (1 - [.A30])" office:value-type="float" office:value="21.2211538511977" calcext:value-type="float">
            <text:p>21.2211538511977</text:p>
          </table:table-cell>
          <table:table-cell table:formula="of:= 100 * ([.B31] - [.B30]*[.B30]) * ([.B31] - [.B30]*[.B30]) + (1 - [.B30]) * (1 - [.B30])" office:value-type="float" office:value="17.88235888737" calcext:value-type="float">
            <text:p>17.88235888737</text:p>
          </table:table-cell>
          <table:table-cell table:formula="of:=[.A30]*[.A30]" office:value-type="float" office:value="0.0229426988482931" calcext:value-type="float">
            <text:p>0.0229426988482931</text:p>
          </table:table-cell>
          <table:table-cell table:formula="of:=[.B30]*[.B30]" office:value-type="float" office:value="0.0229426988482931" calcext:value-type="float">
            <text:p>0.0229426988482931</text:p>
          </table:table-cell>
          <table:table-cell table:formula="of:= [.A30]*[.A30]*[.A30]*[.A30] - 16*[.A30]*[.A30] + 5*[.A30]" office:value-type="float" office:value="0.390785559693609" calcext:value-type="float">
            <text:p>0.390785559693609</text:p>
          </table:table-cell>
          <table:table-cell table:formula="of:= [.B30]*[.B30]*[.B30]*[.B30] - 16*[.B30]*[.B30] + 5*[.B30]" office:value-type="float" office:value="-1.1238991879781" calcext:value-type="float">
            <text:p>-1.12389918797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9839236545377" calcext:value-type="float">
            <text:p>-0.429839236545377</text:p>
          </table:table-cell>
          <table:table-cell table:formula="of:=-[.A31]" office:value-type="float" office:value="0.429839236545377" calcext:value-type="float">
            <text:p>0.429839236545377</text:p>
          </table:table-cell>
          <table:table-cell/>
          <table:table-cell table:formula="of:= [.A31] * [.A31] - 10 * COS(2 * PI() * [.A31])" office:value-type="float" office:value="9.22872685399802" calcext:value-type="float">
            <text:p>9.22872685399802</text:p>
          </table:table-cell>
          <table:table-cell table:formula="of:= [.B31] * [.B31] - 10 * COS(2 * PI() * [.B31])" office:value-type="float" office:value="9.22872685399802" calcext:value-type="float">
            <text:p>9.22872685399802</text:p>
          </table:table-cell>
          <table:table-cell table:formula="of:= 100 * ([.A32] - [.A31]*[.A31]) * ([.A32] - [.A31]*[.A31]) + (1 - [.A31]) * (1 - [.A31])" office:value-type="float" office:value="3.71104203433064" calcext:value-type="float">
            <text:p>3.71104203433064</text:p>
          </table:table-cell>
          <table:table-cell table:formula="of:= 100 * ([.B32] - [.B31]*[.B31]) * ([.B32] - [.B31]*[.B31]) + (1 - [.B31]) * (1 - [.B31])" office:value-type="float" office:value="6.10557859715772" calcext:value-type="float">
            <text:p>6.10557859715772</text:p>
          </table:table-cell>
          <table:table-cell table:formula="of:=[.A31]*[.A31]" office:value-type="float" office:value="0.184761769273912" calcext:value-type="float">
            <text:p>0.184761769273912</text:p>
          </table:table-cell>
          <table:table-cell table:formula="of:=[.B31]*[.B31]" office:value-type="float" office:value="0.184761769273912" calcext:value-type="float">
            <text:p>0.184761769273912</text:p>
          </table:table-cell>
          <table:table-cell table:formula="of:= [.A31]*[.A31]*[.A31]*[.A31] - 16*[.A31]*[.A31] + 5*[.A31]" office:value-type="float" office:value="-5.07124757972425" calcext:value-type="float">
            <text:p>-5.07124757972425</text:p>
          </table:table-cell>
          <table:table-cell table:formula="of:= [.B31]*[.B31]*[.B31]*[.B31] - 16*[.B31]*[.B31] + 5*[.B31]" office:value-type="float" office:value="-0.772855214270485" calcext:value-type="float">
            <text:p>-0.7728552142704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56648370111361" calcext:value-type="float">
            <text:p>0.0556648370111361</text:p>
          </table:table-cell>
          <table:table-cell table:formula="of:=-[.A32]" office:value-type="float" office:value="-0.0556648370111361" calcext:value-type="float">
            <text:p>-0.0556648370111361</text:p>
          </table:table-cell>
          <table:table-cell/>
          <table:table-cell table:formula="of:= [.A32] * [.A32] - 10 * COS(2 * PI() * [.A32])" office:value-type="float" office:value="-9.39147698660035" calcext:value-type="float">
            <text:p>-9.39147698660035</text:p>
          </table:table-cell>
          <table:table-cell table:formula="of:= [.B32] * [.B32] - 10 * COS(2 * PI() * [.B32])" office:value-type="float" office:value="-9.39147698660035" calcext:value-type="float">
            <text:p>-9.39147698660035</text:p>
          </table:table-cell>
          <table:table-cell table:formula="of:= 100 * ([.A33] - [.A32]*[.A32]) * ([.A33] - [.A32]*[.A32]) + (1 - [.A32]) * (1 - [.A32])" office:value-type="float" office:value="16.0067695044877" calcext:value-type="float">
            <text:p>16.0067695044877</text:p>
          </table:table-cell>
          <table:table-cell table:formula="of:= 100 * ([.B33] - [.B32]*[.B32]) * ([.B33] - [.B32]*[.B32]) + (1 - [.B32]) * (1 - [.B32])" office:value-type="float" office:value="16.715134956835" calcext:value-type="float">
            <text:p>16.715134956835</text:p>
          </table:table-cell>
          <table:table-cell table:formula="of:=[.A32]*[.A32]" office:value-type="float" office:value="0.00309857407947635" calcext:value-type="float">
            <text:p>0.00309857407947635</text:p>
          </table:table-cell>
          <table:table-cell table:formula="of:=[.B32]*[.B32]" office:value-type="float" office:value="0.00309857407947635" calcext:value-type="float">
            <text:p>0.00309857407947635</text:p>
          </table:table-cell>
          <table:table-cell table:formula="of:= [.A32]*[.A32]*[.A32]*[.A32] - 16*[.A32]*[.A32] + 5*[.A32]" office:value-type="float" office:value="0.228756600945385" calcext:value-type="float">
            <text:p>0.228756600945385</text:p>
          </table:table-cell>
          <table:table-cell table:formula="of:= [.B32]*[.B32]*[.B32]*[.B32] - 16*[.B32]*[.B32] + 5*[.B32]" office:value-type="float" office:value="-0.327891769165976" calcext:value-type="float">
            <text:p>-0.3278917691659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1878725378774" calcext:value-type="float">
            <text:p>0.391878725378774</text:p>
          </table:table-cell>
          <table:table-cell table:formula="of:=-[.A33]" office:value-type="float" office:value="-0.391878725378774" calcext:value-type="float">
            <text:p>-0.391878725378774</text:p>
          </table:table-cell>
          <table:table-cell/>
          <table:table-cell table:formula="of:= [.A33] * [.A33] - 10 * COS(2 * PI() * [.A33])" office:value-type="float" office:value="7.93340674037675" calcext:value-type="float">
            <text:p>7.93340674037675</text:p>
          </table:table-cell>
          <table:table-cell table:formula="of:= [.B33] * [.B33] - 10 * COS(2 * PI() * [.B33])" office:value-type="float" office:value="7.93340674037675" calcext:value-type="float">
            <text:p>7.93340674037675</text:p>
          </table:table-cell>
          <table:table-cell table:formula="of:= 100 * ([.A34] - [.A33]*[.A33]) * ([.A34] - [.A33]*[.A33]) + (1 - [.A33]) * (1 - [.A33])" office:value-type="float" office:value="4.39182877731069" calcext:value-type="float">
            <text:p>4.39182877731069</text:p>
          </table:table-cell>
          <table:table-cell table:formula="of:= 100 * ([.B34] - [.B33]*[.B33]) * ([.B34] - [.B33]*[.B33]) + (1 - [.B33]) * (1 - [.B33])" office:value-type="float" office:value="3.07343069307376" calcext:value-type="float">
            <text:p>3.07343069307376</text:p>
          </table:table-cell>
          <table:table-cell table:formula="of:=[.A33]*[.A33]" office:value-type="float" office:value="0.153568935404493" calcext:value-type="float">
            <text:p>0.153568935404493</text:p>
          </table:table-cell>
          <table:table-cell table:formula="of:=[.B33]*[.B33]" office:value-type="float" office:value="0.153568935404493" calcext:value-type="float">
            <text:p>0.153568935404493</text:p>
          </table:table-cell>
          <table:table-cell table:formula="of:= [.A33]*[.A33]*[.A33]*[.A33] - 16*[.A33]*[.A33] + 5*[.A33]" office:value-type="float" office:value="-0.474125921656743" calcext:value-type="float">
            <text:p>-0.474125921656743</text:p>
          </table:table-cell>
          <table:table-cell table:formula="of:= [.B33]*[.B33]*[.B33]*[.B33] - 16*[.B33]*[.B33] + 5*[.B33]" office:value-type="float" office:value="-4.39291317544448" calcext:value-type="float">
            <text:p>-4.392913175444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69807415502146" calcext:value-type="float">
            <text:p>-0.0469807415502146</text:p>
          </table:table-cell>
          <table:table-cell table:formula="of:=-[.A34]" office:value-type="float" office:value="0.0469807415502146" calcext:value-type="float">
            <text:p>0.0469807415502146</text:p>
          </table:table-cell>
          <table:table-cell/>
          <table:table-cell table:formula="of:= [.A34] * [.A34] - 10 * COS(2 * PI() * [.A34])" office:value-type="float" office:value="-9.56526542206249" calcext:value-type="float">
            <text:p>-9.56526542206249</text:p>
          </table:table-cell>
          <table:table-cell table:formula="of:= [.B34] * [.B34] - 10 * COS(2 * PI() * [.B34])" office:value-type="float" office:value="-9.56526542206249" calcext:value-type="float">
            <text:p>-9.56526542206249</text:p>
          </table:table-cell>
          <table:table-cell table:formula="of:= 100 * ([.A35] - [.A34]*[.A34]) * ([.A35] - [.A34]*[.A34]) + (1 - [.A34]) * (1 - [.A34])" office:value-type="float" office:value="8.61715875779998" calcext:value-type="float">
            <text:p>8.61715875779998</text:p>
          </table:table-cell>
          <table:table-cell table:formula="of:= 100 * ([.B35] - [.B34]*[.B34]) * ([.B35] - [.B34]*[.B34]) + (1 - [.B34]) * (1 - [.B34])" office:value-type="float" office:value="8.18906080452044" calcext:value-type="float">
            <text:p>8.18906080452044</text:p>
          </table:table-cell>
          <table:table-cell table:formula="of:=[.A34]*[.A34]" office:value-type="float" office:value="0.00220719007660806" calcext:value-type="float">
            <text:p>0.00220719007660806</text:p>
          </table:table-cell>
          <table:table-cell table:formula="of:=[.B34]*[.B34]" office:value-type="float" office:value="0.00220719007660806" calcext:value-type="float">
            <text:p>0.00220719007660806</text:p>
          </table:table-cell>
          <table:table-cell table:formula="of:= [.A34]*[.A34]*[.A34]*[.A34] - 16*[.A34]*[.A34] + 5*[.A34]" office:value-type="float" office:value="-0.270213877288768" calcext:value-type="float">
            <text:p>-0.270213877288768</text:p>
          </table:table-cell>
          <table:table-cell table:formula="of:= [.B34]*[.B34]*[.B34]*[.B34] - 16*[.B34]*[.B34] + 5*[.B34]" office:value-type="float" office:value="0.199593538213378" calcext:value-type="float">
            <text:p>0.1995935382133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2037045680918" calcext:value-type="float">
            <text:p>-0.272037045680918</text:p>
          </table:table-cell>
          <table:table-cell table:formula="of:=-[.A35]" office:value-type="float" office:value="0.272037045680918" calcext:value-type="float">
            <text:p>0.272037045680918</text:p>
          </table:table-cell>
          <table:table-cell/>
          <table:table-cell table:formula="of:= [.A35] * [.A35] - 10 * COS(2 * PI() * [.A35])" office:value-type="float" office:value="1.45421247005086" calcext:value-type="float">
            <text:p>1.45421247005086</text:p>
          </table:table-cell>
          <table:table-cell table:formula="of:= [.B35] * [.B35] - 10 * COS(2 * PI() * [.B35])" office:value-type="float" office:value="1.45421247005086" calcext:value-type="float">
            <text:p>1.45421247005086</text:p>
          </table:table-cell>
          <table:table-cell table:formula="of:= 100 * ([.A36] - [.A35]*[.A35]) * ([.A36] - [.A35]*[.A35]) + (1 - [.A35]) * (1 - [.A35])" office:value-type="float" office:value="7.64061523463693" calcext:value-type="float">
            <text:p>7.64061523463693</text:p>
          </table:table-cell>
          <table:table-cell table:formula="of:= 100 * ([.B36] - [.B35]*[.B35]) * ([.B36] - [.B35]*[.B35]) + (1 - [.B35]) * (1 - [.B35])" office:value-type="float" office:value="16.0076146743602" calcext:value-type="float">
            <text:p>16.0076146743602</text:p>
          </table:table-cell>
          <table:table-cell table:formula="of:=[.A35]*[.A35]" office:value-type="float" office:value="0.0740041542228018" calcext:value-type="float">
            <text:p>0.0740041542228018</text:p>
          </table:table-cell>
          <table:table-cell table:formula="of:=[.B35]*[.B35]" office:value-type="float" office:value="0.0740041542228018" calcext:value-type="float">
            <text:p>0.0740041542228018</text:p>
          </table:table-cell>
          <table:table-cell table:formula="of:= [.A35]*[.A35]*[.A35]*[.A35] - 16*[.A35]*[.A35] + 5*[.A35]" office:value-type="float" office:value="-2.53877508112718" calcext:value-type="float">
            <text:p>-2.53877508112718</text:p>
          </table:table-cell>
          <table:table-cell table:formula="of:= [.B35]*[.B35]*[.B35]*[.B35] - 16*[.B35]*[.B35] + 5*[.B35]" office:value-type="float" office:value="0.181595375681993" calcext:value-type="float">
            <text:p>0.1815953756819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941273168195" calcext:value-type="float">
            <text:p>0.31941273168195</text:p>
          </table:table-cell>
          <table:table-cell table:formula="of:=-[.A36]" office:value-type="float" office:value="-0.31941273168195" calcext:value-type="float">
            <text:p>-0.31941273168195</text:p>
          </table:table-cell>
          <table:table-cell/>
          <table:table-cell table:formula="of:= [.A36] * [.A36] - 10 * COS(2 * PI() * [.A36])" office:value-type="float" office:value="4.32640114349483" calcext:value-type="float">
            <text:p>4.32640114349483</text:p>
          </table:table-cell>
          <table:table-cell table:formula="of:= [.B36] * [.B36] - 10 * COS(2 * PI() * [.B36])" office:value-type="float" office:value="4.32640114349483" calcext:value-type="float">
            <text:p>4.32640114349483</text:p>
          </table:table-cell>
          <table:table-cell table:formula="of:= 100 * ([.A37] - [.A36]*[.A36]) * ([.A37] - [.A36]*[.A36]) + (1 - [.A36]) * (1 - [.A36])" office:value-type="float" office:value="10.654125725923" calcext:value-type="float">
            <text:p>10.654125725923</text:p>
          </table:table-cell>
          <table:table-cell table:formula="of:= 100 * ([.B37] - [.B36]*[.B36]) * ([.B37] - [.B36]*[.B36]) + (1 - [.B36]) * (1 - [.B36])" office:value-type="float" office:value="29.1231813355181" calcext:value-type="float">
            <text:p>29.1231813355181</text:p>
          </table:table-cell>
          <table:table-cell table:formula="of:=[.A36]*[.A36]" office:value-type="float" office:value="0.102024493160526" calcext:value-type="float">
            <text:p>0.102024493160526</text:p>
          </table:table-cell>
          <table:table-cell table:formula="of:=[.B36]*[.B36]" office:value-type="float" office:value="0.102024493160526" calcext:value-type="float">
            <text:p>0.102024493160526</text:p>
          </table:table-cell>
          <table:table-cell table:formula="of:= [.A36]*[.A36]*[.A36]*[.A36] - 16*[.A36]*[.A36] + 5*[.A36]" office:value-type="float" office:value="-0.024919234953996" calcext:value-type="float">
            <text:p>-0.024919234953996</text:p>
          </table:table-cell>
          <table:table-cell table:formula="of:= [.B36]*[.B36]*[.B36]*[.B36] - 16*[.B36]*[.B36] + 5*[.B36]" office:value-type="float" office:value="-3.2190465517735" calcext:value-type="float">
            <text:p>-3.21904655177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1256801928394" calcext:value-type="float">
            <text:p>0.421256801928394</text:p>
          </table:table-cell>
          <table:table-cell table:formula="of:=-[.A37]" office:value-type="float" office:value="-0.421256801928394" calcext:value-type="float">
            <text:p>-0.421256801928394</text:p>
          </table:table-cell>
          <table:table-cell/>
          <table:table-cell table:formula="of:= [.A37] * [.A37] - 10 * COS(2 * PI() * [.A37])" office:value-type="float" office:value="8.97829321110774" calcext:value-type="float">
            <text:p>8.97829321110774</text:p>
          </table:table-cell>
          <table:table-cell table:formula="of:= [.B37] * [.B37] - 10 * COS(2 * PI() * [.B37])" office:value-type="float" office:value="8.97829321110774" calcext:value-type="float">
            <text:p>8.97829321110774</text:p>
          </table:table-cell>
          <table:table-cell table:formula="of:= 100 * ([.A38] - [.A37]*[.A37]) * ([.A38] - [.A37]*[.A37]) + (1 - [.A37]) * (1 - [.A37])" office:value-type="float" office:value="2.56918141398211" calcext:value-type="float">
            <text:p>2.56918141398211</text:p>
          </table:table-cell>
          <table:table-cell table:formula="of:= 100 * ([.B38] - [.B37]*[.B37]) * ([.B38] - [.B37]*[.B37]) + (1 - [.B37]) * (1 - [.B37])" office:value-type="float" office:value="6.24056801450334" calcext:value-type="float">
            <text:p>6.24056801450334</text:p>
          </table:table-cell>
          <table:table-cell table:formula="of:=[.A37]*[.A37]" office:value-type="float" office:value="0.177457293170938" calcext:value-type="float">
            <text:p>0.177457293170938</text:p>
          </table:table-cell>
          <table:table-cell table:formula="of:=[.B37]*[.B37]" office:value-type="float" office:value="0.177457293170938" calcext:value-type="float">
            <text:p>0.177457293170938</text:p>
          </table:table-cell>
          <table:table-cell table:formula="of:= [.A37]*[.A37]*[.A37]*[.A37] - 16*[.A37]*[.A37] + 5*[.A37]" office:value-type="float" office:value="-0.701541590193481" calcext:value-type="float">
            <text:p>-0.701541590193481</text:p>
          </table:table-cell>
          <table:table-cell table:formula="of:= [.B37]*[.B37]*[.B37]*[.B37] - 16*[.B37]*[.B37] + 5*[.B37]" office:value-type="float" office:value="-4.91410960947742" calcext:value-type="float">
            <text:p>-4.914109609477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79836257686839" calcext:value-type="float">
            <text:p>0.0279836257686839</text:p>
          </table:table-cell>
          <table:table-cell table:formula="of:=-[.A38]" office:value-type="float" office:value="-0.0279836257686839" calcext:value-type="float">
            <text:p>-0.0279836257686839</text:p>
          </table:table-cell>
          <table:table-cell/>
          <table:table-cell table:formula="of:= [.A38] * [.A38] - 10 * COS(2 * PI() * [.A38])" office:value-type="float" office:value="-9.84504027767407" calcext:value-type="float">
            <text:p>-9.84504027767407</text:p>
          </table:table-cell>
          <table:table-cell table:formula="of:= [.B38] * [.B38] - 10 * COS(2 * PI() * [.B38])" office:value-type="float" office:value="-9.84504027767407" calcext:value-type="float">
            <text:p>-9.84504027767407</text:p>
          </table:table-cell>
          <table:table-cell table:formula="of:= 100 * ([.A39] - [.A38]*[.A38]) * ([.A39] - [.A38]*[.A38]) + (1 - [.A38]) * (1 - [.A38])" office:value-type="float" office:value="12.2710999697778" calcext:value-type="float">
            <text:p>12.2710999697778</text:p>
          </table:table-cell>
          <table:table-cell table:formula="of:= 100 * ([.B39] - [.B38]*[.B38]) * ([.B39] - [.B38]*[.B38]) + (1 - [.B38]) * (1 - [.B38])" office:value-type="float" office:value="12.277862509823" calcext:value-type="float">
            <text:p>12.277862509823</text:p>
          </table:table-cell>
          <table:table-cell table:formula="of:=[.A38]*[.A38]" office:value-type="float" office:value="0.000783083311161747" calcext:value-type="float">
            <text:p>0.000783083311161747</text:p>
          </table:table-cell>
          <table:table-cell table:formula="of:=[.B38]*[.B38]" office:value-type="float" office:value="0.000783083311161747" calcext:value-type="float">
            <text:p>0.000783083311161747</text:p>
          </table:table-cell>
          <table:table-cell table:formula="of:= [.A38]*[.A38]*[.A38]*[.A38] - 16*[.A38]*[.A38] + 5*[.A38]" office:value-type="float" office:value="0.127389409084304" calcext:value-type="float">
            <text:p>0.127389409084304</text:p>
          </table:table-cell>
          <table:table-cell table:formula="of:= [.B38]*[.B38]*[.B38]*[.B38] - 16*[.B38]*[.B38] + 5*[.B38]" office:value-type="float" office:value="-0.152446848602535" calcext:value-type="float">
            <text:p>-0.1524468486025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576236886438" calcext:value-type="float">
            <text:p>-0.33576236886438</text:p>
          </table:table-cell>
          <table:table-cell table:formula="of:=-[.A39]" office:value-type="float" office:value="0.33576236886438" calcext:value-type="float">
            <text:p>0.33576236886438</text:p>
          </table:table-cell>
          <table:table-cell/>
          <table:table-cell table:formula="of:= [.A39] * [.A39] - 10 * COS(2 * PI() * [.A39])" office:value-type="float" office:value="5.24432241380436" calcext:value-type="float">
            <text:p>5.24432241380436</text:p>
          </table:table-cell>
          <table:table-cell table:formula="of:= [.B39] * [.B39] - 10 * COS(2 * PI() * [.B39])" office:value-type="float" office:value="5.24432241380436" calcext:value-type="float">
            <text:p>5.24432241380436</text:p>
          </table:table-cell>
          <table:table-cell table:formula="of:= 100 * ([.A40] - [.A39]*[.A39]) * ([.A40] - [.A39]*[.A39]) + (1 - [.A39]) * (1 - [.A39])" office:value-type="float" office:value="4.48213336306001" calcext:value-type="float">
            <text:p>4.48213336306001</text:p>
          </table:table-cell>
          <table:table-cell table:formula="of:= 100 * ([.B40] - [.B39]*[.B39]) * ([.B40] - [.B39]*[.B39]) + (1 - [.B39]) * (1 - [.B39])" office:value-type="float" office:value="15.6297493969348" calcext:value-type="float">
            <text:p>15.6297493969348</text:p>
          </table:table-cell>
          <table:table-cell table:formula="of:=[.A39]*[.A39]" office:value-type="float" office:value="0.11273636834542" calcext:value-type="float">
            <text:p>0.11273636834542</text:p>
          </table:table-cell>
          <table:table-cell table:formula="of:=[.B39]*[.B39]" office:value-type="float" office:value="0.11273636834542" calcext:value-type="float">
            <text:p>0.11273636834542</text:p>
          </table:table-cell>
          <table:table-cell table:formula="of:= [.A39]*[.A39]*[.A39]*[.A39] - 16*[.A39]*[.A39] + 5*[.A39]" office:value-type="float" office:value="-3.4698842491009" calcext:value-type="float">
            <text:p>-3.4698842491009</text:p>
          </table:table-cell>
          <table:table-cell table:formula="of:= [.B39]*[.B39]*[.B39]*[.B39] - 16*[.B39]*[.B39] + 5*[.B39]" office:value-type="float" office:value="-0.112260560457105" calcext:value-type="float">
            <text:p>-0.1122605604571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6988377678208" calcext:value-type="float">
            <text:p>0.276988377678208</text:p>
          </table:table-cell>
          <table:table-cell table:formula="of:=-[.A40]" office:value-type="float" office:value="-0.276988377678208" calcext:value-type="float">
            <text:p>-0.276988377678208</text:p>
          </table:table-cell>
          <table:table-cell/>
          <table:table-cell table:formula="of:= [.A40] * [.A40] - 10 * COS(2 * PI() * [.A40])" office:value-type="float" office:value="1.76433723504325" calcext:value-type="float">
            <text:p>1.76433723504325</text:p>
          </table:table-cell>
          <table:table-cell table:formula="of:= [.B40] * [.B40] - 10 * COS(2 * PI() * [.B40])" office:value-type="float" office:value="1.76433723504325" calcext:value-type="float">
            <text:p>1.76433723504325</text:p>
          </table:table-cell>
          <table:table-cell table:formula="of:= 100 * ([.A41] - [.A40]*[.A40]) * ([.A41] - [.A40]*[.A40]) + (1 - [.A40]) * (1 - [.A40])" office:value-type="float" office:value="4.5208784637422" calcext:value-type="float">
            <text:p>4.5208784637422</text:p>
          </table:table-cell>
          <table:table-cell table:formula="of:= 100 * ([.B41] - [.B40]*[.B40]) * ([.B41] - [.B40]*[.B40]) + (1 - [.B40]) * (1 - [.B40])" office:value-type="float" office:value="1.84700047421055" calcext:value-type="float">
            <text:p>1.84700047421055</text:p>
          </table:table-cell>
          <table:table-cell table:formula="of:=[.A40]*[.A40]" office:value-type="float" office:value="0.0767225613688056" calcext:value-type="float">
            <text:p>0.0767225613688056</text:p>
          </table:table-cell>
          <table:table-cell table:formula="of:=[.B40]*[.B40]" office:value-type="float" office:value="0.0767225613688056" calcext:value-type="float">
            <text:p>0.0767225613688056</text:p>
          </table:table-cell>
          <table:table-cell table:formula="of:= [.A40]*[.A40]*[.A40]*[.A40] - 16*[.A40]*[.A40] + 5*[.A40]" office:value-type="float" office:value="0.16326725791314" calcext:value-type="float">
            <text:p>0.16326725791314</text:p>
          </table:table-cell>
          <table:table-cell table:formula="of:= [.B40]*[.B40]*[.B40]*[.B40] - 16*[.B40]*[.B40] + 5*[.B40]" office:value-type="float" office:value="-2.60661651886894" calcext:value-type="float">
            <text:p>-2.606616518868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3230749624781" calcext:value-type="float">
            <text:p>-0.123230749624781</text:p>
          </table:table-cell>
          <table:table-cell table:formula="of:=-[.A41]" office:value-type="float" office:value="0.123230749624781" calcext:value-type="float">
            <text:p>0.123230749624781</text:p>
          </table:table-cell>
          <table:table-cell/>
          <table:table-cell table:formula="of:= [.A41] * [.A41] - 10 * COS(2 * PI() * [.A41])" office:value-type="float" office:value="-7.13404919143735" calcext:value-type="float">
            <text:p>-7.13404919143735</text:p>
          </table:table-cell>
          <table:table-cell table:formula="of:= [.B41] * [.B41] - 10 * COS(2 * PI() * [.B41])" office:value-type="float" office:value="-7.13404919143735" calcext:value-type="float">
            <text:p>-7.13404919143735</text:p>
          </table:table-cell>
          <table:table-cell table:formula="of:= 100 * ([.A42] - [.A41]*[.A41]) * ([.A42] - [.A41]*[.A41]) + (1 - [.A41]) * (1 - [.A41])" office:value-type="float" office:value="1.26393536905964" calcext:value-type="float">
            <text:p>1.26393536905964</text:p>
          </table:table-cell>
          <table:table-cell table:formula="of:= 100 * ([.B42] - [.B41]*[.B41]) * ([.B42] - [.B41]*[.B41]) + (1 - [.B41]) * (1 - [.B41])" office:value-type="float" office:value="0.834200307773373" calcext:value-type="float">
            <text:p>0.834200307773373</text:p>
          </table:table-cell>
          <table:table-cell table:formula="of:=[.A41]*[.A41]" office:value-type="float" office:value="0.0151858176530855" calcext:value-type="float">
            <text:p>0.0151858176530855</text:p>
          </table:table-cell>
          <table:table-cell table:formula="of:=[.B41]*[.B41]" office:value-type="float" office:value="0.0151858176530855" calcext:value-type="float">
            <text:p>0.0151858176530855</text:p>
          </table:table-cell>
          <table:table-cell table:formula="of:= [.A41]*[.A41]*[.A41]*[.A41] - 16*[.A41]*[.A41] + 5*[.A41]" office:value-type="float" office:value="-0.858896221515482" calcext:value-type="float">
            <text:p>-0.858896221515482</text:p>
          </table:table-cell>
          <table:table-cell table:formula="of:= [.B41]*[.B41]*[.B41]*[.B41] - 16*[.B41]*[.B41] + 5*[.B41]" office:value-type="float" office:value="0.373411274732331" calcext:value-type="float">
            <text:p>0.3734112747323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04024588363245" calcext:value-type="float">
            <text:p>0.0104024588363245</text:p>
          </table:table-cell>
          <table:table-cell table:formula="of:=-[.A42]" office:value-type="float" office:value="-0.0104024588363245" calcext:value-type="float">
            <text:p>-0.0104024588363245</text:p>
          </table:table-cell>
          <table:table-cell/>
          <table:table-cell table:formula="of:= [.A42] * [.A42] - 10 * COS(2 * PI() * [.A42])" office:value-type="float" office:value="-9.97853936713064" calcext:value-type="float">
            <text:p>-9.97853936713064</text:p>
          </table:table-cell>
          <table:table-cell table:formula="of:= [.B42] * [.B42] - 10 * COS(2 * PI() * [.B42])" office:value-type="float" office:value="-9.97853936713064" calcext:value-type="float">
            <text:p>-9.97853936713064</text:p>
          </table:table-cell>
          <table:table-cell table:formula="of:= 100 * ([.A43] - [.A42]*[.A42]) * ([.A43] - [.A42]*[.A42]) + (1 - [.A42]) * (1 - [.A42])" office:value-type="float" office:value="4.73235726175364" calcext:value-type="float">
            <text:p>4.73235726175364</text:p>
          </table:table-cell>
          <table:table-cell table:formula="of:= 100 * ([.B43] - [.B42]*[.B42]) * ([.B43] - [.B42]*[.B42]) + (1 - [.B42]) * (1 - [.B42])" office:value-type="float" office:value="4.78235719300448" calcext:value-type="float">
            <text:p>4.78235719300448</text:p>
          </table:table-cell>
          <table:table-cell table:formula="of:=[.A42]*[.A42]" office:value-type="float" office:value="0.000108211149841426" calcext:value-type="float">
            <text:p>0.000108211149841426</text:p>
          </table:table-cell>
          <table:table-cell table:formula="of:=[.B42]*[.B42]" office:value-type="float" office:value="0.000108211149841426" calcext:value-type="float">
            <text:p>0.000108211149841426</text:p>
          </table:table-cell>
          <table:table-cell table:formula="of:= [.A42]*[.A42]*[.A42]*[.A42] - 16*[.A42]*[.A42] + 5*[.A42]" office:value-type="float" office:value="0.0502809274938127" calcext:value-type="float">
            <text:p>0.0502809274938127</text:p>
          </table:table-cell>
          <table:table-cell table:formula="of:= [.B42]*[.B42]*[.B42]*[.B42] - 16*[.B42]*[.B42] + 5*[.B42]" office:value-type="float" office:value="-0.0537436608694324" calcext:value-type="float">
            <text:p>-0.05374366086943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3836215534247" calcext:value-type="float">
            <text:p>0.193836215534247</text:p>
          </table:table-cell>
          <table:table-cell table:formula="of:=-[.A43]" office:value-type="float" office:value="-0.193836215534247" calcext:value-type="float">
            <text:p>-0.193836215534247</text:p>
          </table:table-cell>
          <table:table-cell/>
          <table:table-cell table:formula="of:= [.A43] * [.A43] - 10 * COS(2 * PI() * [.A43])" office:value-type="float" office:value="-3.41851532554221" calcext:value-type="float">
            <text:p>-3.41851532554221</text:p>
          </table:table-cell>
          <table:table-cell table:formula="of:= [.B43] * [.B43] - 10 * COS(2 * PI() * [.B43])" office:value-type="float" office:value="-3.41851532554221" calcext:value-type="float">
            <text:p>-3.41851532554221</text:p>
          </table:table-cell>
          <table:table-cell table:formula="of:= 100 * ([.A44] - [.A43]*[.A43]) * ([.A44] - [.A43]*[.A43]) + (1 - [.A43]) * (1 - [.A43])" office:value-type="float" office:value="10.5030629416238" calcext:value-type="float">
            <text:p>10.5030629416238</text:p>
          </table:table-cell>
          <table:table-cell table:formula="of:= 100 * ([.B44] - [.B43]*[.B43]) * ([.B44] - [.B43]*[.B43]) + (1 - [.B43]) * (1 - [.B43])" office:value-type="float" office:value="7.12552171338636" calcext:value-type="float">
            <text:p>7.12552171338636</text:p>
          </table:table-cell>
          <table:table-cell table:formula="of:=[.A43]*[.A43]" office:value-type="float" office:value="0.0375724784526392" calcext:value-type="float">
            <text:p>0.0375724784526392</text:p>
          </table:table-cell>
          <table:table-cell table:formula="of:=[.B43]*[.B43]" office:value-type="float" office:value="0.0375724784526392" calcext:value-type="float">
            <text:p>0.0375724784526392</text:p>
          </table:table-cell>
          <table:table-cell table:formula="of:= [.A43]*[.A43]*[.A43]*[.A43] - 16*[.A43]*[.A43] + 5*[.A43]" office:value-type="float" office:value="0.369433113566084" calcext:value-type="float">
            <text:p>0.369433113566084</text:p>
          </table:table-cell>
          <table:table-cell table:formula="of:= [.B43]*[.B43]*[.B43]*[.B43] - 16*[.B43]*[.B43] + 5*[.B43]" office:value-type="float" office:value="-1.56892904177639" calcext:value-type="float">
            <text:p>-1.568929041776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6325003127567" calcext:value-type="float">
            <text:p>-0.276325003127567</text:p>
          </table:table-cell>
          <table:table-cell table:formula="of:=-[.A44]" office:value-type="float" office:value="0.276325003127567" calcext:value-type="float">
            <text:p>0.276325003127567</text:p>
          </table:table-cell>
          <table:table-cell/>
          <table:table-cell table:formula="of:= [.A44] * [.A44] - 10 * COS(2 * PI() * [.A44])" office:value-type="float" office:value="1.72287242275866" calcext:value-type="float">
            <text:p>1.72287242275866</text:p>
          </table:table-cell>
          <table:table-cell table:formula="of:= [.B44] * [.B44] - 10 * COS(2 * PI() * [.B44])" office:value-type="float" office:value="1.72287242275866" calcext:value-type="float">
            <text:p>1.72287242275866</text:p>
          </table:table-cell>
          <table:table-cell table:formula="of:= 100 * ([.A45] - [.A44]*[.A44]) * ([.A45] - [.A44]*[.A44]) + (1 - [.A44]) * (1 - [.A44])" office:value-type="float" office:value="7.85466094965567" calcext:value-type="float">
            <text:p>7.85466094965567</text:p>
          </table:table-cell>
          <table:table-cell table:formula="of:= 100 * ([.B45] - [.B44]*[.B44]) * ([.B45] - [.B44]*[.B44]) + (1 - [.B44]) * (1 - [.B44])" office:value-type="float" office:value="16.7020918323852" calcext:value-type="float">
            <text:p>16.7020918323852</text:p>
          </table:table-cell>
          <table:table-cell table:formula="of:=[.A44]*[.A44]" office:value-type="float" office:value="0.0763555073534502" calcext:value-type="float">
            <text:p>0.0763555073534502</text:p>
          </table:table-cell>
          <table:table-cell table:formula="of:=[.B44]*[.B44]" office:value-type="float" office:value="0.0763555073534502" calcext:value-type="float">
            <text:p>0.0763555073534502</text:p>
          </table:table-cell>
          <table:table-cell table:formula="of:= [.A44]*[.A44]*[.A44]*[.A44] - 16*[.A44]*[.A44] + 5*[.A44]" office:value-type="float" office:value="-2.59748296978984" calcext:value-type="float">
            <text:p>-2.59748296978984</text:p>
          </table:table-cell>
          <table:table-cell table:formula="of:= [.B44]*[.B44]*[.B44]*[.B44] - 16*[.B44]*[.B44] + 5*[.B44]" office:value-type="float" office:value="0.165767061485837" calcext:value-type="float">
            <text:p>0.1657670614858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25868141022511" calcext:value-type="float">
            <text:p>0.325868141022511</text:p>
          </table:table-cell>
          <table:table-cell table:formula="of:=-[.A45]" office:value-type="float" office:value="-0.325868141022511" calcext:value-type="float">
            <text:p>-0.325868141022511</text:p>
          </table:table-cell>
          <table:table-cell/>
          <table:table-cell table:formula="of:= [.A45] * [.A45] - 10 * COS(2 * PI() * [.A45])" office:value-type="float" office:value="4.69462891445156" calcext:value-type="float">
            <text:p>4.69462891445156</text:p>
          </table:table-cell>
          <table:table-cell table:formula="of:= [.B45] * [.B45] - 10 * COS(2 * PI() * [.B45])" office:value-type="float" office:value="4.69462891445156" calcext:value-type="float">
            <text:p>4.69462891445156</text:p>
          </table:table-cell>
          <table:table-cell table:formula="of:= 100 * ([.A46] - [.A45]*[.A45]) * ([.A46] - [.A45]*[.A45]) + (1 - [.A45]) * (1 - [.A45])" office:value-type="float" office:value="7.23666052656537" calcext:value-type="float">
            <text:p>7.23666052656537</text:p>
          </table:table-cell>
          <table:table-cell table:formula="of:= 100 * ([.B46] - [.B45]*[.B45]) * ([.B46] - [.B45]*[.B45]) + (1 - [.B45]) * (1 - [.B45])" office:value-type="float" office:value="1.98877402299742" calcext:value-type="float">
            <text:p>1.98877402299742</text:p>
          </table:table-cell>
          <table:table-cell table:formula="of:=[.A45]*[.A45]" office:value-type="float" office:value="0.106190045333467" calcext:value-type="float">
            <text:p>0.106190045333467</text:p>
          </table:table-cell>
          <table:table-cell table:formula="of:=[.B45]*[.B45]" office:value-type="float" office:value="0.106190045333467" calcext:value-type="float">
            <text:p>0.106190045333467</text:p>
          </table:table-cell>
          <table:table-cell table:formula="of:= [.A45]*[.A45]*[.A45]*[.A45] - 16*[.A45]*[.A45] + 5*[.A45]" office:value-type="float" office:value="-0.0584236944949941" calcext:value-type="float">
            <text:p>-0.0584236944949941</text:p>
          </table:table-cell>
          <table:table-cell table:formula="of:= [.B45]*[.B45]*[.B45]*[.B45] - 16*[.B45]*[.B45] + 5*[.B45]" office:value-type="float" office:value="-3.3171051047201" calcext:value-type="float">
            <text:p>-3.31710510472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4236657661386" calcext:value-type="float">
            <text:p>-0.154236657661386</text:p>
          </table:table-cell>
          <table:table-cell table:formula="of:=-[.A46]" office:value-type="float" office:value="0.154236657661386" calcext:value-type="float">
            <text:p>0.154236657661386</text:p>
          </table:table-cell>
          <table:table-cell/>
          <table:table-cell table:formula="of:= [.A46] * [.A46] - 10 * COS(2 * PI() * [.A46])" office:value-type="float" office:value="-5.63664864511351" calcext:value-type="float">
            <text:p>-5.63664864511351</text:p>
          </table:table-cell>
          <table:table-cell table:formula="of:= [.B46] * [.B46] - 10 * COS(2 * PI() * [.B46])" office:value-type="float" office:value="-5.63664864511351" calcext:value-type="float">
            <text:p>-5.63664864511351</text:p>
          </table:table-cell>
          <table:table-cell table:formula="of:= 100 * ([.A47] - [.A46]*[.A46]) * ([.A47] - [.A46]*[.A46]) + (1 - [.A46]) * (1 - [.A46])" office:value-type="float" office:value="17.6975442389861" calcext:value-type="float">
            <text:p>17.6975442389861</text:p>
          </table:table-cell>
          <table:table-cell table:formula="of:= 100 * ([.B47] - [.B46]*[.B46]) * ([.B47] - [.B46]*[.B46]) + (1 - [.B46]) * (1 - [.B46])" office:value-type="float" office:value="21.156397825748" calcext:value-type="float">
            <text:p>21.156397825748</text:p>
          </table:table-cell>
          <table:table-cell table:formula="of:=[.A46]*[.A46]" office:value-type="float" office:value="0.0237889465665555" calcext:value-type="float">
            <text:p>0.0237889465665555</text:p>
          </table:table-cell>
          <table:table-cell table:formula="of:=[.B46]*[.B46]" office:value-type="float" office:value="0.0237889465665555" calcext:value-type="float">
            <text:p>0.0237889465665555</text:p>
          </table:table-cell>
          <table:table-cell table:formula="of:= [.A46]*[.A46]*[.A46]*[.A46] - 16*[.A46]*[.A46] + 5*[.A46]" office:value-type="float" office:value="-1.15124051939307" calcext:value-type="float">
            <text:p>-1.15124051939307</text:p>
          </table:table-cell>
          <table:table-cell table:formula="of:= [.B46]*[.B46]*[.B46]*[.B46] - 16*[.B46]*[.B46] + 5*[.B46]" office:value-type="float" office:value="0.391126057220787" calcext:value-type="float">
            <text:p>0.3911260572207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8329203859903" calcext:value-type="float">
            <text:p>0.428329203859903</text:p>
          </table:table-cell>
          <table:table-cell table:formula="of:=-[.A47]" office:value-type="float" office:value="-0.428329203859903" calcext:value-type="float">
            <text:p>-0.428329203859903</text:p>
          </table:table-cell>
          <table:table-cell/>
          <table:table-cell table:formula="of:= [.A47] * [.A47] - 10 * COS(2 * PI() * [.A47])" office:value-type="float" office:value="9.18654069173557" calcext:value-type="float">
            <text:p>9.18654069173557</text:p>
          </table:table-cell>
          <table:table-cell table:formula="of:= [.B47] * [.B47] - 10 * COS(2 * PI() * [.B47])" office:value-type="float" office:value="9.18654069173557" calcext:value-type="float">
            <text:p>9.18654069173557</text:p>
          </table:table-cell>
          <table:table-cell table:formula="of:= 100 * ([.A48] - [.A47]*[.A47]) * ([.A48] - [.A47]*[.A47]) + (1 - [.A47]) * (1 - [.A47])" office:value-type="float" office:value="2.4889435942799" calcext:value-type="float">
            <text:p>2.4889435942799</text:p>
          </table:table-cell>
          <table:table-cell table:formula="of:= 100 * ([.B48] - [.B47]*[.B47]) * ([.B48] - [.B47]*[.B47]) + (1 - [.B47]) * (1 - [.B47])" office:value-type="float" office:value="28.457036347946" calcext:value-type="float">
            <text:p>28.457036347946</text:p>
          </table:table-cell>
          <table:table-cell table:formula="of:=[.A47]*[.A47]" office:value-type="float" office:value="0.183465906879258" calcext:value-type="float">
            <text:p>0.183465906879258</text:p>
          </table:table-cell>
          <table:table-cell table:formula="of:=[.B47]*[.B47]" office:value-type="float" office:value="0.183465906879258" calcext:value-type="float">
            <text:p>0.183465906879258</text:p>
          </table:table-cell>
          <table:table-cell table:formula="of:= [.A47]*[.A47]*[.A47]*[.A47] - 16*[.A47]*[.A47] + 5*[.A47]" office:value-type="float" office:value="-0.760148751781589" calcext:value-type="float">
            <text:p>-0.760148751781589</text:p>
          </table:table-cell>
          <table:table-cell table:formula="of:= [.B47]*[.B47]*[.B47]*[.B47] - 16*[.B47]*[.B47] + 5*[.B47]" office:value-type="float" office:value="-5.04344079038062" calcext:value-type="float">
            <text:p>-5.043440790380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05079449201" calcext:value-type="float">
            <text:p>0.3305079449201</text:p>
          </table:table-cell>
          <table:table-cell table:formula="of:=-[.A48]" office:value-type="float" office:value="-0.3305079449201" calcext:value-type="float">
            <text:p>-0.3305079449201</text:p>
          </table:table-cell>
          <table:table-cell/>
          <table:table-cell table:formula="of:= [.A48] * [.A48] - 10 * COS(2 * PI() * [.A48])" office:value-type="float" office:value="4.95471509347048" calcext:value-type="float">
            <text:p>4.95471509347048</text:p>
          </table:table-cell>
          <table:table-cell table:formula="of:= [.B48] * [.B48] - 10 * COS(2 * PI() * [.B48])" office:value-type="float" office:value="4.95471509347048" calcext:value-type="float">
            <text:p>4.95471509347048</text:p>
          </table:table-cell>
          <table:table-cell table:formula="of:= 100 * ([.A49] - [.A48]*[.A48]) * ([.A49] - [.A48]*[.A48]) + (1 - [.A48]) * (1 - [.A48])" office:value-type="float" office:value="21.0515880412101" calcext:value-type="float">
            <text:p>21.0515880412101</text:p>
          </table:table-cell>
          <table:table-cell table:formula="of:= 100 * ([.B49] - [.B48]*[.B48]) * ([.B49] - [.B48]*[.B48]) + (1 - [.B48]) * (1 - [.B48])" office:value-type="float" office:value="7.31337218885544" calcext:value-type="float">
            <text:p>7.31337218885544</text:p>
          </table:table-cell>
          <table:table-cell table:formula="of:=[.A48]*[.A48]" office:value-type="float" office:value="0.109235501655308" calcext:value-type="float">
            <text:p>0.109235501655308</text:p>
          </table:table-cell>
          <table:table-cell table:formula="of:=[.B48]*[.B48]" office:value-type="float" office:value="0.109235501655308" calcext:value-type="float">
            <text:p>0.109235501655308</text:p>
          </table:table-cell>
          <table:table-cell table:formula="of:= [.A48]*[.A48]*[.A48]*[.A48] - 16*[.A48]*[.A48] + 5*[.A48]" office:value-type="float" office:value="-0.0832959070625403" calcext:value-type="float">
            <text:p>-0.0832959070625403</text:p>
          </table:table-cell>
          <table:table-cell table:formula="of:= [.B48]*[.B48]*[.B48]*[.B48] - 16*[.B48]*[.B48] + 5*[.B48]" office:value-type="float" office:value="-3.38837535626354" calcext:value-type="float">
            <text:p>-3.388375356263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44673833227716" calcext:value-type="float">
            <text:p>-0.344673833227716</text:p>
          </table:table-cell>
          <table:table-cell table:formula="of:=-[.A49]" office:value-type="float" office:value="0.344673833227716" calcext:value-type="float">
            <text:p>0.344673833227716</text:p>
          </table:table-cell>
          <table:table-cell/>
          <table:table-cell table:formula="of:= [.A49] * [.A49] - 10 * COS(2 * PI() * [.A49])" office:value-type="float" office:value="5.72267212790047" calcext:value-type="float">
            <text:p>5.72267212790047</text:p>
          </table:table-cell>
          <table:table-cell table:formula="of:= [.B49] * [.B49] - 10 * COS(2 * PI() * [.B49])" office:value-type="float" office:value="5.72267212790047" calcext:value-type="float">
            <text:p>5.72267212790047</text:p>
          </table:table-cell>
          <table:table-cell table:formula="of:= 100 * ([.A50] - [.A49]*[.A49]) * ([.A50] - [.A49]*[.A49]) + (1 - [.A49]) * (1 - [.A49])" office:value-type="float" office:value="14.0458149651933" calcext:value-type="float">
            <text:p>14.0458149651933</text:p>
          </table:table-cell>
          <table:table-cell table:formula="of:= 100 * ([.B50] - [.B49]*[.B49]) * ([.B50] - [.B49]*[.B49]) + (1 - [.B49]) * (1 - [.B49])" office:value-type="float" office:value="34.9361334035918" calcext:value-type="float">
            <text:p>34.9361334035918</text:p>
          </table:table-cell>
          <table:table-cell table:formula="of:=[.A49]*[.A49]" office:value-type="float" office:value="0.118800051311888" calcext:value-type="float">
            <text:p>0.118800051311888</text:p>
          </table:table-cell>
          <table:table-cell table:formula="of:=[.B49]*[.B49]" office:value-type="float" office:value="0.118800051311888" calcext:value-type="float">
            <text:p>0.118800051311888</text:p>
          </table:table-cell>
          <table:table-cell table:formula="of:= [.A49]*[.A49]*[.A49]*[.A49] - 16*[.A49]*[.A49] + 5*[.A49]" office:value-type="float" office:value="-3.61005653493708" calcext:value-type="float">
            <text:p>-3.61005653493708</text:p>
          </table:table-cell>
          <table:table-cell table:formula="of:= [.B49]*[.B49]*[.B49]*[.B49] - 16*[.B49]*[.B49] + 5*[.B49]" office:value-type="float" office:value="-0.163318202659913" calcext:value-type="float">
            <text:p>-0.1633182026599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8623824766837" calcext:value-type="float">
            <text:p>0.468623824766837</text:p>
          </table:table-cell>
          <table:table-cell table:formula="of:=-[.A50]" office:value-type="float" office:value="-0.468623824766837" calcext:value-type="float">
            <text:p>-0.468623824766837</text:p>
          </table:table-cell>
          <table:table-cell/>
          <table:table-cell table:formula="of:= [.A50] * [.A50] - 10 * COS(2 * PI() * [.A50])" office:value-type="float" office:value="10.025911369516" calcext:value-type="float">
            <text:p>10.025911369516</text:p>
          </table:table-cell>
          <table:table-cell table:formula="of:= [.B50] * [.B50] - 10 * COS(2 * PI() * [.B50])" office:value-type="float" office:value="10.025911369516" calcext:value-type="float">
            <text:p>10.025911369516</text:p>
          </table:table-cell>
          <table:table-cell table:formula="of:= 100 * ([.A51] - [.A50]*[.A50]) * ([.A51] - [.A50]*[.A50]) + (1 - [.A50]) * (1 - [.A50])" office:value-type="float" office:value="5.69264752757626" calcext:value-type="float">
            <text:p>5.69264752757626</text:p>
          </table:table-cell>
          <table:table-cell table:formula="of:= 100 * ([.B51] - [.B50]*[.B50]) * ([.B51] - [.B50]*[.B50]) + (1 - [.B50]) * (1 - [.B50])" office:value-type="float" office:value="6.42588730893142" calcext:value-type="float">
            <text:p>6.42588730893142</text:p>
          </table:table-cell>
          <table:table-cell table:formula="of:=[.A50]*[.A50]" office:value-type="float" office:value="0.219608289139099" calcext:value-type="float">
            <text:p>0.219608289139099</text:p>
          </table:table-cell>
          <table:table-cell table:formula="of:=[.B50]*[.B50]" office:value-type="float" office:value="0.219608289139099" calcext:value-type="float">
            <text:p>0.219608289139099</text:p>
          </table:table-cell>
          <table:table-cell table:formula="of:= [.A50]*[.A50]*[.A50]*[.A50] - 16*[.A50]*[.A50] + 5*[.A50]" office:value-type="float" office:value="-1.1223857017328" calcext:value-type="float">
            <text:p>-1.1223857017328</text:p>
          </table:table-cell>
          <table:table-cell table:formula="of:= [.B50]*[.B50]*[.B50]*[.B50] - 16*[.B50]*[.B50] + 5*[.B50]" office:value-type="float" office:value="-5.80862394940117" calcext:value-type="float">
            <text:p>-5.808623949401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29919449100271" calcext:value-type="float">
            <text:p>-0.0129919449100271</text:p>
          </table:table-cell>
          <table:table-cell table:formula="of:=-[.A51]" office:value-type="float" office:value="0.0129919449100271" calcext:value-type="float">
            <text:p>0.0129919449100271</text:p>
          </table:table-cell>
          <table:table-cell/>
          <table:table-cell table:formula="of:= [.A51] * [.A51] - 10 * COS(2 * PI() * [.A51])" office:value-type="float" office:value="-9.96653177127546" calcext:value-type="float">
            <text:p>-9.96653177127546</text:p>
          </table:table-cell>
          <table:table-cell table:formula="of:= [.B51] * [.B51] - 10 * COS(2 * PI() * [.B51])" office:value-type="float" office:value="-9.96653177127546" calcext:value-type="float">
            <text:p>-9.96653177127546</text:p>
          </table:table-cell>
          <table:table-cell table:formula="of:= 100 * ([.A52] - [.A51]*[.A51]) * ([.A52] - [.A51]*[.A51]) + (1 - [.A51]) * (1 - [.A51])" office:value-type="float" office:value="5.18299392650066" calcext:value-type="float">
            <text:p>5.18299392650066</text:p>
          </table:table-cell>
          <table:table-cell table:formula="of:= 100 * ([.B52] - [.B51]*[.B51]) * ([.B52] - [.B51]*[.B51]) + (1 - [.B51]) * (1 - [.B51])" office:value-type="float" office:value="5.11727210444263" calcext:value-type="float">
            <text:p>5.11727210444263</text:p>
          </table:table-cell>
          <table:table-cell table:formula="of:=[.A51]*[.A51]" office:value-type="float" office:value="0.000168790632545179" calcext:value-type="float">
            <text:p>0.000168790632545179</text:p>
          </table:table-cell>
          <table:table-cell table:formula="of:=[.B51]*[.B51]" office:value-type="float" office:value="0.000168790632545179" calcext:value-type="float">
            <text:p>0.000168790632545179</text:p>
          </table:table-cell>
          <table:table-cell table:formula="of:= [.A51]*[.A51]*[.A51]*[.A51] - 16*[.A51]*[.A51] + 5*[.A51]" office:value-type="float" office:value="-0.0676603461805807" calcext:value-type="float">
            <text:p>-0.0676603461805807</text:p>
          </table:table-cell>
          <table:table-cell table:formula="of:= [.B51]*[.B51]*[.B51]*[.B51] - 16*[.B51]*[.B51] + 5*[.B51]" office:value-type="float" office:value="0.0622591029196902" calcext:value-type="float">
            <text:p>0.06225910291969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03714539879002" calcext:value-type="float">
            <text:p>-0.203714539879002</text:p>
          </table:table-cell>
          <table:table-cell table:formula="of:=-[.A52]" office:value-type="float" office:value="0.203714539879002" calcext:value-type="float">
            <text:p>0.203714539879002</text:p>
          </table:table-cell>
          <table:table-cell/>
          <table:table-cell table:formula="of:= [.A52] * [.A52] - 10 * COS(2 * PI() * [.A52])" office:value-type="float" office:value="-2.82588045286503" calcext:value-type="float">
            <text:p>-2.82588045286503</text:p>
          </table:table-cell>
          <table:table-cell table:formula="of:= [.B52] * [.B52] - 10 * COS(2 * PI() * [.B52])" office:value-type="float" office:value="-2.82588045286503" calcext:value-type="float">
            <text:p>-2.82588045286503</text:p>
          </table:table-cell>
          <table:table-cell table:formula="of:= 100 * ([.A53] - [.A52]*[.A52]) * ([.A53] - [.A52]*[.A52]) + (1 - [.A52]) * (1 - [.A52])" office:value-type="float" office:value="16.7863883505931" calcext:value-type="float">
            <text:p>16.7863883505931</text:p>
          </table:table-cell>
          <table:table-cell table:formula="of:= 100 * ([.B53] - [.B52]*[.B52]) * ([.B53] - [.B52]*[.B52]) + (1 - [.B52]) * (1 - [.B52])" office:value-type="float" office:value="10.1594084360885" calcext:value-type="float">
            <text:p>10.1594084360885</text:p>
          </table:table-cell>
          <table:table-cell table:formula="of:=[.A52]*[.A52]" office:value-type="float" office:value="0.0414996137581134" calcext:value-type="float">
            <text:p>0.0414996137581134</text:p>
          </table:table-cell>
          <table:table-cell table:formula="of:=[.B52]*[.B52]" office:value-type="float" office:value="0.0414996137581134" calcext:value-type="float">
            <text:p>0.0414996137581134</text:p>
          </table:table-cell>
          <table:table-cell table:formula="of:= [.A52]*[.A52]*[.A52]*[.A52] - 16*[.A52]*[.A52] + 5*[.A52]" office:value-type="float" office:value="-1.68084430158275" calcext:value-type="float">
            <text:p>-1.68084430158275</text:p>
          </table:table-cell>
          <table:table-cell table:formula="of:= [.B52]*[.B52]*[.B52]*[.B52] - 16*[.B52]*[.B52] + 5*[.B52]" office:value-type="float" office:value="0.356301097207267" calcext:value-type="float">
            <text:p>0.3563010972072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0131075247191" calcext:value-type="float">
            <text:p>-0.350131075247191</text:p>
          </table:table-cell>
          <table:table-cell table:formula="of:=-[.A53]" office:value-type="float" office:value="0.350131075247191" calcext:value-type="float">
            <text:p>0.350131075247191</text:p>
          </table:table-cell>
          <table:table-cell/>
          <table:table-cell table:formula="of:= [.A53] * [.A53] - 10 * COS(2 * PI() * [.A53])" office:value-type="float" office:value="6.0071051204517" calcext:value-type="float">
            <text:p>6.0071051204517</text:p>
          </table:table-cell>
          <table:table-cell table:formula="of:= [.B53] * [.B53] - 10 * COS(2 * PI() * [.B53])" office:value-type="float" office:value="6.0071051204517" calcext:value-type="float">
            <text:p>6.0071051204517</text:p>
          </table:table-cell>
          <table:table-cell table:formula="of:= 100 * ([.A54] - [.A53]*[.A53]) * ([.A54] - [.A53]*[.A53]) + (1 - [.A53]) * (1 - [.A53])" office:value-type="float" office:value="35.2274069493419" calcext:value-type="float">
            <text:p>35.2274069493419</text:p>
          </table:table-cell>
          <table:table-cell table:formula="of:= 100 * ([.B54] - [.B53]*[.B53]) * ([.B54] - [.B53]*[.B53]) + (1 - [.B53]) * (1 - [.B53])" office:value-type="float" office:value="11.4967941775722" calcext:value-type="float">
            <text:p>11.4967941775722</text:p>
          </table:table-cell>
          <table:table-cell table:formula="of:=[.A53]*[.A53]" office:value-type="float" office:value="0.122591769853754" calcext:value-type="float">
            <text:p>0.122591769853754</text:p>
          </table:table-cell>
          <table:table-cell table:formula="of:=[.B53]*[.B53]" office:value-type="float" office:value="0.122591769853754" calcext:value-type="float">
            <text:p>0.122591769853754</text:p>
          </table:table-cell>
          <table:table-cell table:formula="of:= [.A53]*[.A53]*[.A53]*[.A53] - 16*[.A53]*[.A53] + 5*[.A53]" office:value-type="float" office:value="-3.69709495186014" calcext:value-type="float">
            <text:p>-3.69709495186014</text:p>
          </table:table-cell>
          <table:table-cell table:formula="of:= [.B53]*[.B53]*[.B53]*[.B53] - 16*[.B53]*[.B53] + 5*[.B53]" office:value-type="float" office:value="-0.195784199388235" calcext:value-type="float">
            <text:p>-0.1957841993882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5374950892292" calcext:value-type="float">
            <text:p>-0.455374950892292</text:p>
          </table:table-cell>
          <table:table-cell table:formula="of:=-[.A54]" office:value-type="float" office:value="0.455374950892292" calcext:value-type="float">
            <text:p>0.455374950892292</text:p>
          </table:table-cell>
          <table:table-cell/>
          <table:table-cell table:formula="of:= [.A54] * [.A54] - 10 * COS(2 * PI() * [.A54])" office:value-type="float" office:value="9.8168492597325" calcext:value-type="float">
            <text:p>9.8168492597325</text:p>
          </table:table-cell>
          <table:table-cell table:formula="of:= [.B54] * [.B54] - 10 * COS(2 * PI() * [.B54])" office:value-type="float" office:value="9.8168492597325" calcext:value-type="float">
            <text:p>9.8168492597325</text:p>
          </table:table-cell>
          <table:table-cell table:formula="of:= 100 * ([.A55] - [.A54]*[.A54]) * ([.A55] - [.A54]*[.A54]) + (1 - [.A54]) * (1 - [.A54])" office:value-type="float" office:value="2.41804156575903" calcext:value-type="float">
            <text:p>2.41804156575903</text:p>
          </table:table-cell>
          <table:table-cell table:formula="of:= 100 * ([.B55] - [.B54]*[.B54]) * ([.B55] - [.B54]*[.B54]) + (1 - [.B54]) * (1 - [.B54])" office:value-type="float" office:value="13.2542588371879" calcext:value-type="float">
            <text:p>13.2542588371879</text:p>
          </table:table-cell>
          <table:table-cell table:formula="of:=[.A54]*[.A54]" office:value-type="float" office:value="0.207366345900157" calcext:value-type="float">
            <text:p>0.207366345900157</text:p>
          </table:table-cell>
          <table:table-cell table:formula="of:=[.B54]*[.B54]" office:value-type="float" office:value="0.207366345900157" calcext:value-type="float">
            <text:p>0.207366345900157</text:p>
          </table:table-cell>
          <table:table-cell table:formula="of:= [.A54]*[.A54]*[.A54]*[.A54] - 16*[.A54]*[.A54] + 5*[.A54]" office:value-type="float" office:value="-5.55173548745199" calcext:value-type="float">
            <text:p>-5.55173548745199</text:p>
          </table:table-cell>
          <table:table-cell table:formula="of:= [.B54]*[.B54]*[.B54]*[.B54] - 16*[.B54]*[.B54] + 5*[.B54]" office:value-type="float" office:value="-0.997985978529074" calcext:value-type="float">
            <text:p>-0.9979859785290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52600908069871" calcext:value-type="float">
            <text:p>0.152600908069871</text:p>
          </table:table-cell>
          <table:table-cell table:formula="of:=-[.A55]" office:value-type="float" office:value="-0.152600908069871" calcext:value-type="float">
            <text:p>-0.152600908069871</text:p>
          </table:table-cell>
          <table:table-cell/>
          <table:table-cell table:formula="of:= [.A55] * [.A55] - 10 * COS(2 * PI() * [.A55])" office:value-type="float" office:value="-5.72157706151584" calcext:value-type="float">
            <text:p>-5.72157706151584</text:p>
          </table:table-cell>
          <table:table-cell table:formula="of:= [.B55] * [.B55] - 10 * COS(2 * PI() * [.B55])" office:value-type="float" office:value="-5.72157706151584" calcext:value-type="float">
            <text:p>-5.72157706151584</text:p>
          </table:table-cell>
          <table:table-cell table:formula="of:= 100 * ([.A56] - [.A55]*[.A55]) * ([.A56] - [.A55]*[.A55]) + (1 - [.A55]) * (1 - [.A55])" office:value-type="float" office:value="9.61549022721856" calcext:value-type="float">
            <text:p>9.61549022721856</text:p>
          </table:table-cell>
          <table:table-cell table:formula="of:= 100 * ([.B56] - [.B55]*[.B55]) * ([.B56] - [.B55]*[.B55]) + (1 - [.B55]) * (1 - [.B55])" office:value-type="float" office:value="7.66433704992512" calcext:value-type="float">
            <text:p>7.66433704992512</text:p>
          </table:table-cell>
          <table:table-cell table:formula="of:=[.A55]*[.A55]" office:value-type="float" office:value="0.0232870371437493" calcext:value-type="float">
            <text:p>0.0232870371437493</text:p>
          </table:table-cell>
          <table:table-cell table:formula="of:=[.B55]*[.B55]" office:value-type="float" office:value="0.0232870371437493" calcext:value-type="float">
            <text:p>0.0232870371437493</text:p>
          </table:table-cell>
          <table:table-cell table:formula="of:= [.A55]*[.A55]*[.A55]*[.A55] - 16*[.A55]*[.A55] + 5*[.A55]" office:value-type="float" office:value="0.390954232148302" calcext:value-type="float">
            <text:p>0.390954232148302</text:p>
          </table:table-cell>
          <table:table-cell table:formula="of:= [.B55]*[.B55]*[.B55]*[.B55] - 16*[.B55]*[.B55] + 5*[.B55]" office:value-type="float" office:value="-1.13505484855041" calcext:value-type="float">
            <text:p>-1.135054848550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4998145294376" calcext:value-type="float">
            <text:p>-0.274998145294376</text:p>
          </table:table-cell>
          <table:table-cell table:formula="of:=-[.A56]" office:value-type="float" office:value="0.274998145294376" calcext:value-type="float">
            <text:p>0.274998145294376</text:p>
          </table:table-cell>
          <table:table-cell/>
          <table:table-cell table:formula="of:= [.A56] * [.A56] - 10 * COS(2 * PI() * [.A56])" office:value-type="float" office:value="1.63985353035436" calcext:value-type="float">
            <text:p>1.63985353035436</text:p>
          </table:table-cell>
          <table:table-cell table:formula="of:= [.B56] * [.B56] - 10 * COS(2 * PI() * [.B56])" office:value-type="float" office:value="1.63985353035436" calcext:value-type="float">
            <text:p>1.63985353035436</text:p>
          </table:table-cell>
          <table:table-cell table:formula="of:= 100 * ([.A57] - [.A56]*[.A56]) * ([.A57] - [.A56]*[.A56]) + (1 - [.A56]) * (1 - [.A56])" office:value-type="float" office:value="27.0428622359589" calcext:value-type="float">
            <text:p>27.0428622359589</text:p>
          </table:table-cell>
          <table:table-cell table:formula="of:= 100 * ([.B57] - [.B56]*[.B56]) * ([.B57] - [.B56]*[.B56]) + (1 - [.B56]) * (1 - [.B56])" office:value-type="float" office:value="12.9799764834567" calcext:value-type="float">
            <text:p>12.9799764834567</text:p>
          </table:table-cell>
          <table:table-cell table:formula="of:=[.A56]*[.A56]" office:value-type="float" office:value="0.0756239799153466" calcext:value-type="float">
            <text:p>0.0756239799153466</text:p>
          </table:table-cell>
          <table:table-cell table:formula="of:=[.B56]*[.B56]" office:value-type="float" office:value="0.0756239799153466" calcext:value-type="float">
            <text:p>0.0756239799153466</text:p>
          </table:table-cell>
          <table:table-cell table:formula="of:= [.A56]*[.A56]*[.A56]*[.A56] - 16*[.A56]*[.A56] + 5*[.A56]" office:value-type="float" office:value="-2.57925541877919" calcext:value-type="float">
            <text:p>-2.57925541877919</text:p>
          </table:table-cell>
          <table:table-cell table:formula="of:= [.B56]*[.B56]*[.B56]*[.B56] - 16*[.B56]*[.B56] + 5*[.B56]" office:value-type="float" office:value="0.17072603416457" calcext:value-type="float">
            <text:p>0.170726034164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8531174431555" calcext:value-type="float">
            <text:p>-0.428531174431555</text:p>
          </table:table-cell>
          <table:table-cell table:formula="of:=-[.A57]" office:value-type="float" office:value="0.428531174431555" calcext:value-type="float">
            <text:p>0.428531174431555</text:p>
          </table:table-cell>
          <table:table-cell/>
          <table:table-cell table:formula="of:= [.A57] * [.A57] - 10 * COS(2 * PI() * [.A57])" office:value-type="float" office:value="9.19222996125394" calcext:value-type="float">
            <text:p>9.19222996125394</text:p>
          </table:table-cell>
          <table:table-cell table:formula="of:= [.B57] * [.B57] - 10 * COS(2 * PI() * [.B57])" office:value-type="float" office:value="9.19222996125394" calcext:value-type="float">
            <text:p>9.19222996125394</text:p>
          </table:table-cell>
          <table:table-cell table:formula="of:= 100 * ([.A58] - [.A57]*[.A57]) * ([.A58] - [.A57]*[.A57]) + (1 - [.A57]) * (1 - [.A57])" office:value-type="float" office:value="2.86323229453381" calcext:value-type="float">
            <text:p>2.86323229453381</text:p>
          </table:table-cell>
          <table:table-cell table:formula="of:= 100 * ([.B58] - [.B57]*[.B57]) * ([.B58] - [.B57]*[.B57]) + (1 - [.B57]) * (1 - [.B57])" office:value-type="float" office:value="21.3003595529764" calcext:value-type="float">
            <text:p>21.3003595529764</text:p>
          </table:table-cell>
          <table:table-cell table:formula="of:=[.A57]*[.A57]" office:value-type="float" office:value="0.183638967459688" calcext:value-type="float">
            <text:p>0.183638967459688</text:p>
          </table:table-cell>
          <table:table-cell table:formula="of:=[.B57]*[.B57]" office:value-type="float" office:value="0.183638967459688" calcext:value-type="float">
            <text:p>0.183638967459688</text:p>
          </table:table-cell>
          <table:table-cell table:formula="of:= [.A57]*[.A57]*[.A57]*[.A57] - 16*[.A57]*[.A57] + 5*[.A57]" office:value-type="float" office:value="-5.04715608114312" calcext:value-type="float">
            <text:p>-5.04715608114312</text:p>
          </table:table-cell>
          <table:table-cell table:formula="of:= [.B57]*[.B57]*[.B57]*[.B57] - 16*[.B57]*[.B57] + 5*[.B57]" office:value-type="float" office:value="-0.76184433682757" calcext:value-type="float">
            <text:p>-0.761844336827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433246106375" calcext:value-type="float">
            <text:p>0.27433246106375</text:p>
          </table:table-cell>
          <table:table-cell table:formula="of:=-[.A58]" office:value-type="float" office:value="-0.27433246106375" calcext:value-type="float">
            <text:p>-0.27433246106375</text:p>
          </table:table-cell>
          <table:table-cell/>
          <table:table-cell table:formula="of:= [.A58] * [.A58] - 10 * COS(2 * PI() * [.A58])" office:value-type="float" office:value="1.59816298715126" calcext:value-type="float">
            <text:p>1.59816298715126</text:p>
          </table:table-cell>
          <table:table-cell table:formula="of:= [.B58] * [.B58] - 10 * COS(2 * PI() * [.B58])" office:value-type="float" office:value="1.59816298715126" calcext:value-type="float">
            <text:p>1.59816298715126</text:p>
          </table:table-cell>
          <table:table-cell table:formula="of:= 100 * ([.A59] - [.A58]*[.A58]) * ([.A59] - [.A58]*[.A58]) + (1 - [.A58]) * (1 - [.A58])" office:value-type="float" office:value="2.17957341408224" calcext:value-type="float">
            <text:p>2.17957341408224</text:p>
          </table:table-cell>
          <table:table-cell table:formula="of:= 100 * ([.B59] - [.B58]*[.B58]) * ([.B59] - [.B58]*[.B58]) + (1 - [.B58]) * (1 - [.B58])" office:value-type="float" office:value="1.67209612776524" calcext:value-type="float">
            <text:p>1.67209612776524</text:p>
          </table:table-cell>
          <table:table-cell table:formula="of:=[.A58]*[.A58]" office:value-type="float" office:value="0.075258299193294" calcext:value-type="float">
            <text:p>0.075258299193294</text:p>
          </table:table-cell>
          <table:table-cell table:formula="of:=[.B58]*[.B58]" office:value-type="float" office:value="0.075258299193294" calcext:value-type="float">
            <text:p>0.075258299193294</text:p>
          </table:table-cell>
          <table:table-cell table:formula="of:= [.A58]*[.A58]*[.A58]*[.A58] - 16*[.A58]*[.A58] + 5*[.A58]" office:value-type="float" office:value="0.173193329823514" calcext:value-type="float">
            <text:p>0.173193329823514</text:p>
          </table:table-cell>
          <table:table-cell table:formula="of:= [.B58]*[.B58]*[.B58]*[.B58] - 16*[.B58]*[.B58] + 5*[.B58]" office:value-type="float" office:value="-2.57013128081399" calcext:value-type="float">
            <text:p>-2.570131280813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533099720487371" calcext:value-type="float">
            <text:p>-0.0533099720487371</text:p>
          </table:table-cell>
          <table:table-cell table:formula="of:=-[.A59]" office:value-type="float" office:value="0.0533099720487371" calcext:value-type="float">
            <text:p>0.0533099720487371</text:p>
          </table:table-cell>
          <table:table-cell/>
          <table:table-cell table:formula="of:= [.A59] * [.A59] - 10 * COS(2 * PI() * [.A59])" office:value-type="float" office:value="-9.44140436877007" calcext:value-type="float">
            <text:p>-9.44140436877007</text:p>
          </table:table-cell>
          <table:table-cell table:formula="of:= [.B59] * [.B59] - 10 * COS(2 * PI() * [.B59])" office:value-type="float" office:value="-9.44140436877007" calcext:value-type="float">
            <text:p>-9.44140436877007</text:p>
          </table:table-cell>
          <table:table-cell table:formula="of:= 100 * ([.A60] - [.A59]*[.A59]) * ([.A60] - [.A59]*[.A59]) + (1 - [.A59]) * (1 - [.A59])" office:value-type="float" office:value="1.17014180890699" calcext:value-type="float">
            <text:p>1.17014180890699</text:p>
          </table:table-cell>
          <table:table-cell table:formula="of:= 100 * ([.B60] - [.B59]*[.B59]) * ([.B60] - [.B59]*[.B59]) + (1 - [.B59]) * (1 - [.B59])" office:value-type="float" office:value="0.932129934333351" calcext:value-type="float">
            <text:p>0.932129934333351</text:p>
          </table:table-cell>
          <table:table-cell table:formula="of:=[.A59]*[.A59]" office:value-type="float" office:value="0.00284195311983713" calcext:value-type="float">
            <text:p>0.00284195311983713</text:p>
          </table:table-cell>
          <table:table-cell table:formula="of:=[.B59]*[.B59]" office:value-type="float" office:value="0.00284195311983713" calcext:value-type="float">
            <text:p>0.00284195311983713</text:p>
          </table:table-cell>
          <table:table-cell table:formula="of:= [.A59]*[.A59]*[.A59]*[.A59] - 16*[.A59]*[.A59] + 5*[.A59]" office:value-type="float" office:value="-0.312013033463544" calcext:value-type="float">
            <text:p>-0.312013033463544</text:p>
          </table:table-cell>
          <table:table-cell table:formula="of:= [.B59]*[.B59]*[.B59]*[.B59] - 16*[.B59]*[.B59] + 5*[.B59]" office:value-type="float" office:value="0.221086687023827" calcext:value-type="float">
            <text:p>0.2210866870238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17913397355005" calcext:value-type="float">
            <text:p>-0.0217913397355005</text:p>
          </table:table-cell>
          <table:table-cell table:formula="of:=-[.A60]" office:value-type="float" office:value="0.0217913397355005" calcext:value-type="float">
            <text:p>0.0217913397355005</text:p>
          </table:table-cell>
          <table:table-cell/>
          <table:table-cell table:formula="of:= [.A60] * [.A60] - 10 * COS(2 * PI() * [.A60])" office:value-type="float" office:value="-9.9059373827977" calcext:value-type="float">
            <text:p>-9.9059373827977</text:p>
          </table:table-cell>
          <table:table-cell table:formula="of:= [.B60] * [.B60] - 10 * COS(2 * PI() * [.B60])" office:value-type="float" office:value="-9.9059373827977" calcext:value-type="float">
            <text:p>-9.9059373827977</text:p>
          </table:table-cell>
          <table:table-cell table:formula="of:= 100 * ([.A61] - [.A60]*[.A60]) * ([.A61] - [.A60]*[.A60]) + (1 - [.A60]) * (1 - [.A60])" office:value-type="float" office:value="1.13672508926969" calcext:value-type="float">
            <text:p>1.13672508926969</text:p>
          </table:table-cell>
          <table:table-cell table:formula="of:= 100 * ([.B61] - [.B60]*[.B60]) * ([.B61] - [.B60]*[.B60]) + (1 - [.B60]) * (1 - [.B60])" office:value-type="float" office:value="1.04386774699542" calcext:value-type="float">
            <text:p>1.04386774699542</text:p>
          </table:table-cell>
          <table:table-cell table:formula="of:=[.A60]*[.A60]" office:value-type="float" office:value="0.000474862487468004" calcext:value-type="float">
            <text:p>0.000474862487468004</text:p>
          </table:table-cell>
          <table:table-cell table:formula="of:=[.B60]*[.B60]" office:value-type="float" office:value="0.000474862487468004" calcext:value-type="float">
            <text:p>0.000474862487468004</text:p>
          </table:table-cell>
          <table:table-cell table:formula="of:= [.A60]*[.A60]*[.A60]*[.A60] - 16*[.A60]*[.A60] + 5*[.A60]" office:value-type="float" office:value="-0.116554272982609" calcext:value-type="float">
            <text:p>-0.116554272982609</text:p>
          </table:table-cell>
          <table:table-cell table:formula="of:= [.B60]*[.B60]*[.B60]*[.B60] - 16*[.B60]*[.B60] + 5*[.B60]" office:value-type="float" office:value="0.101359124372397" calcext:value-type="float">
            <text:p>0.1013591243723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99664823105559" calcext:value-type="float">
            <text:p>-0.0299664823105559</text:p>
          </table:table-cell>
          <table:table-cell table:formula="of:=-[.A61]" office:value-type="float" office:value="0.0299664823105559" calcext:value-type="float">
            <text:p>0.0299664823105559</text:p>
          </table:table-cell>
          <table:table-cell/>
          <table:table-cell table:formula="of:= [.A61] * [.A61] - 10 * COS(2 * PI() * [.A61])" office:value-type="float" office:value="-9.82236892041958" calcext:value-type="float">
            <text:p>-9.82236892041958</text:p>
          </table:table-cell>
          <table:table-cell table:formula="of:= [.B61] * [.B61] - 10 * COS(2 * PI() * [.B61])" office:value-type="float" office:value="-9.82236892041958" calcext:value-type="float">
            <text:p>-9.82236892041958</text:p>
          </table:table-cell>
          <table:table-cell table:formula="of:= 100 * ([.A62] - [.A61]*[.A61]) * ([.A62] - [.A61]*[.A61]) + (1 - [.A61]) * (1 - [.A61])" office:value-type="float" office:value="1.14411972048412" calcext:value-type="float">
            <text:p>1.14411972048412</text:p>
          </table:table-cell>
          <table:table-cell table:formula="of:= 100 * ([.B62] - [.B61]*[.B61]) * ([.B62] - [.B61]*[.B61]) + (1 - [.B61]) * (1 - [.B61])" office:value-type="float" office:value="1.03494266866285" calcext:value-type="float">
            <text:p>1.03494266866285</text:p>
          </table:table-cell>
          <table:table-cell table:formula="of:=[.A61]*[.A61]" office:value-type="float" office:value="0.000897990062068858" calcext:value-type="float">
            <text:p>0.000897990062068858</text:p>
          </table:table-cell>
          <table:table-cell table:formula="of:=[.B61]*[.B61]" office:value-type="float" office:value="0.000897990062068858" calcext:value-type="float">
            <text:p>0.000897990062068858</text:p>
          </table:table-cell>
          <table:table-cell table:formula="of:= [.A61]*[.A61]*[.A61]*[.A61] - 16*[.A61]*[.A61] + 5*[.A61]" office:value-type="float" office:value="-0.16419944615973" calcext:value-type="float">
            <text:p>-0.16419944615973</text:p>
          </table:table-cell>
          <table:table-cell table:formula="of:= [.B61]*[.B61]*[.B61]*[.B61] - 16*[.B61]*[.B61] + 5*[.B61]" office:value-type="float" office:value="0.135465376945829" calcext:value-type="float">
            <text:p>0.1354653769458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97577831661329" calcext:value-type="float">
            <text:p>0.0297577831661329</text:p>
          </table:table-cell>
          <table:table-cell table:formula="of:=-[.A62]" office:value-type="float" office:value="-0.0297577831661329" calcext:value-type="float">
            <text:p>-0.0297577831661329</text:p>
          </table:table-cell>
          <table:table-cell/>
          <table:table-cell table:formula="of:= [.A62] * [.A62] - 10 * COS(2 * PI() * [.A62])" office:value-type="float" office:value="-9.82482734844329" calcext:value-type="float">
            <text:p>-9.82482734844329</text:p>
          </table:table-cell>
          <table:table-cell table:formula="of:= [.B62] * [.B62] - 10 * COS(2 * PI() * [.B62])" office:value-type="float" office:value="-9.82482734844329" calcext:value-type="float">
            <text:p>-9.82482734844329</text:p>
          </table:table-cell>
          <table:table-cell table:formula="of:= 100 * ([.A63] - [.A62]*[.A62]) * ([.A63] - [.A62]*[.A62]) + (1 - [.A62]) * (1 - [.A62])" office:value-type="float" office:value="0.986016280949471" calcext:value-type="float">
            <text:p>0.986016280949471</text:p>
          </table:table-cell>
          <table:table-cell table:formula="of:= 100 * ([.B63] - [.B62]*[.B62]) * ([.B63] - [.B62]*[.B62]) + (1 - [.B62]) * (1 - [.B62])" office:value-type="float" office:value="1.09787672771555" calcext:value-type="float">
            <text:p>1.09787672771555</text:p>
          </table:table-cell>
          <table:table-cell table:formula="of:=[.A62]*[.A62]" office:value-type="float" office:value="0.000885525658962581" calcext:value-type="float">
            <text:p>0.000885525658962581</text:p>
          </table:table-cell>
          <table:table-cell table:formula="of:=[.B62]*[.B62]" office:value-type="float" office:value="0.000885525658962581" calcext:value-type="float">
            <text:p>0.000885525658962581</text:p>
          </table:table-cell>
          <table:table-cell table:formula="of:= [.A62]*[.A62]*[.A62]*[.A62] - 16*[.A62]*[.A62] + 5*[.A62]" office:value-type="float" office:value="0.134621289442956" calcext:value-type="float">
            <text:p>0.134621289442956</text:p>
          </table:table-cell>
          <table:table-cell table:formula="of:= [.B62]*[.B62]*[.B62]*[.B62] - 16*[.B62]*[.B62] + 5*[.B62]" office:value-type="float" office:value="-0.162956542218373" calcext:value-type="float">
            <text:p>-0.1629565422183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02441505389288" calcext:value-type="float">
            <text:p>-0.0202441505389288</text:p>
          </table:table-cell>
          <table:table-cell table:formula="of:=-[.A63]" office:value-type="float" office:value="0.0202441505389288" calcext:value-type="float">
            <text:p>0.0202441505389288</text:p>
          </table:table-cell>
          <table:table-cell/>
          <table:table-cell table:formula="of:= [.A63] * [.A63] - 10 * COS(2 * PI() * [.A63])" office:value-type="float" office:value="-9.91880284881608" calcext:value-type="float">
            <text:p>-9.91880284881608</text:p>
          </table:table-cell>
          <table:table-cell table:formula="of:= [.B63] * [.B63] - 10 * COS(2 * PI() * [.B63])" office:value-type="float" office:value="-9.91880284881608" calcext:value-type="float">
            <text:p>-9.91880284881608</text:p>
          </table:table-cell>
          <table:table-cell table:formula="of:= 100 * ([.A64] - [.A63]*[.A63]) * ([.A64] - [.A63]*[.A63]) + (1 - [.A63]) * (1 - [.A63])" office:value-type="float" office:value="6.00722319794368" calcext:value-type="float">
            <text:p>6.00722319794368</text:p>
          </table:table-cell>
          <table:table-cell table:formula="of:= 100 * ([.B64] - [.B63]*[.B63]) * ([.B64] - [.B63]*[.B63]) + (1 - [.B63]) * (1 - [.B63])" office:value-type="float" office:value="5.96284605031695" calcext:value-type="float">
            <text:p>5.96284605031695</text:p>
          </table:table-cell>
          <table:table-cell table:formula="of:=[.A63]*[.A63]" office:value-type="float" office:value="0.000409825631042812" calcext:value-type="float">
            <text:p>0.000409825631042812</text:p>
          </table:table-cell>
          <table:table-cell table:formula="of:=[.B63]*[.B63]" office:value-type="float" office:value="0.000409825631042812" calcext:value-type="float">
            <text:p>0.000409825631042812</text:p>
          </table:table-cell>
          <table:table-cell table:formula="of:= [.A63]*[.A63]*[.A63]*[.A63] - 16*[.A63]*[.A63] + 5*[.A63]" office:value-type="float" office:value="-0.107777794834281" calcext:value-type="float">
            <text:p>-0.107777794834281</text:p>
          </table:table-cell>
          <table:table-cell table:formula="of:= [.B63]*[.B63]*[.B63]*[.B63] - 16*[.B63]*[.B63] + 5*[.B63]" office:value-type="float" office:value="0.0946637105550069" calcext:value-type="float">
            <text:p>0.09466371055500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3262356943451" calcext:value-type="float">
            <text:p>0.223262356943451</text:p>
          </table:table-cell>
          <table:table-cell table:formula="of:=-[.A64]" office:value-type="float" office:value="-0.223262356943451" calcext:value-type="float">
            <text:p>-0.223262356943451</text:p>
          </table:table-cell>
          <table:table-cell/>
          <table:table-cell table:formula="of:= [.A64] * [.A64] - 10 * COS(2 * PI() * [.A64])" office:value-type="float" office:value="-1.62223834748811" calcext:value-type="float">
            <text:p>-1.62223834748811</text:p>
          </table:table-cell>
          <table:table-cell table:formula="of:= [.B64] * [.B64] - 10 * COS(2 * PI() * [.B64])" office:value-type="float" office:value="-1.62223834748811" calcext:value-type="float">
            <text:p>-1.62223834748811</text:p>
          </table:table-cell>
          <table:table-cell table:formula="of:= 100 * ([.A65] - [.A64]*[.A64]) * ([.A65] - [.A64]*[.A64]) + (1 - [.A64]) * (1 - [.A64])" office:value-type="float" office:value="10.2364922282196" calcext:value-type="float">
            <text:p>10.2364922282196</text:p>
          </table:table-cell>
          <table:table-cell table:formula="of:= 100 * ([.B65] - [.B64]*[.B64]) * ([.B65] - [.B64]*[.B64]) + (1 - [.B64]) * (1 - [.B64])" office:value-type="float" office:value="18.311755233163" calcext:value-type="float">
            <text:p>18.311755233163</text:p>
          </table:table-cell>
          <table:table-cell table:formula="of:=[.A64]*[.A64]" office:value-type="float" office:value="0.0498460800279449" calcext:value-type="float">
            <text:p>0.0498460800279449</text:p>
          </table:table-cell>
          <table:table-cell table:formula="of:=[.B64]*[.B64]" office:value-type="float" office:value="0.0498460800279449" calcext:value-type="float">
            <text:p>0.0498460800279449</text:p>
          </table:table-cell>
          <table:table-cell table:formula="of:= [.A64]*[.A64]*[.A64]*[.A64] - 16*[.A64]*[.A64] + 5*[.A64]" office:value-type="float" office:value="0.321259135964289" calcext:value-type="float">
            <text:p>0.321259135964289</text:p>
          </table:table-cell>
          <table:table-cell table:formula="of:= [.B64]*[.B64]*[.B64]*[.B64] - 16*[.B64]*[.B64] + 5*[.B64]" office:value-type="float" office:value="-1.91136443347022" calcext:value-type="float">
            <text:p>-1.911364433470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0219578607939" calcext:value-type="float">
            <text:p>0.360219578607939</text:p>
          </table:table-cell>
          <table:table-cell table:formula="of:=-[.A65]" office:value-type="float" office:value="-0.360219578607939" calcext:value-type="float">
            <text:p>-0.360219578607939</text:p>
          </table:table-cell>
          <table:table-cell/>
          <table:table-cell table:formula="of:= [.A65] * [.A65] - 10 * COS(2 * PI() * [.A65])" office:value-type="float" office:value="6.51462238213819" calcext:value-type="float">
            <text:p>6.51462238213819</text:p>
          </table:table-cell>
          <table:table-cell table:formula="of:= [.B65] * [.B65] - 10 * COS(2 * PI() * [.B65])" office:value-type="float" office:value="6.51462238213819" calcext:value-type="float">
            <text:p>6.51462238213819</text:p>
          </table:table-cell>
          <table:table-cell table:formula="of:= 100 * ([.A66] - [.A65]*[.A65]) * ([.A66] - [.A65]*[.A65]) + (1 - [.A65]) * (1 - [.A65])" office:value-type="float" office:value="1.33060418450017" calcext:value-type="float">
            <text:p>1.33060418450017</text:p>
          </table:table-cell>
          <table:table-cell table:formula="of:= 100 * ([.B66] - [.B65]*[.B65]) * ([.B66] - [.B65]*[.B65]) + (1 - [.B65]) * (1 - [.B65])" office:value-type="float" office:value="14.4882146395803" calcext:value-type="float">
            <text:p>14.4882146395803</text:p>
          </table:table-cell>
          <table:table-cell table:formula="of:=[.A65]*[.A65]" office:value-type="float" office:value="0.129758144812481" calcext:value-type="float">
            <text:p>0.129758144812481</text:p>
          </table:table-cell>
          <table:table-cell table:formula="of:=[.B65]*[.B65]" office:value-type="float" office:value="0.129758144812481" calcext:value-type="float">
            <text:p>0.129758144812481</text:p>
          </table:table-cell>
          <table:table-cell table:formula="of:= [.A65]*[.A65]*[.A65]*[.A65] - 16*[.A65]*[.A65] + 5*[.A65]" office:value-type="float" office:value="-0.258195247814828" calcext:value-type="float">
            <text:p>-0.258195247814828</text:p>
          </table:table-cell>
          <table:table-cell table:formula="of:= [.B65]*[.B65]*[.B65]*[.B65] - 16*[.B65]*[.B65] + 5*[.B65]" office:value-type="float" office:value="-3.86039103389422" calcext:value-type="float">
            <text:p>-3.860391033894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5741747417487" calcext:value-type="float">
            <text:p>0.225741747417487</text:p>
          </table:table-cell>
          <table:table-cell table:formula="of:=-[.A66]" office:value-type="float" office:value="-0.225741747417487" calcext:value-type="float">
            <text:p>-0.225741747417487</text:p>
          </table:table-cell>
          <table:table-cell/>
          <table:table-cell table:formula="of:= [.A66] * [.A66] - 10 * COS(2 * PI() * [.A66])" office:value-type="float" office:value="-1.46733691591762" calcext:value-type="float">
            <text:p>-1.46733691591762</text:p>
          </table:table-cell>
          <table:table-cell table:formula="of:= [.B66] * [.B66] - 10 * COS(2 * PI() * [.B66])" office:value-type="float" office:value="-1.46733691591762" calcext:value-type="float">
            <text:p>-1.46733691591762</text:p>
          </table:table-cell>
          <table:table-cell table:formula="of:= 100 * ([.A67] - [.A66]*[.A66]) * ([.A67] - [.A66]*[.A66]) + (1 - [.A66]) * (1 - [.A66])" office:value-type="float" office:value="1.34413106043999" calcext:value-type="float">
            <text:p>1.34413106043999</text:p>
          </table:table-cell>
          <table:table-cell table:formula="of:= 100 * ([.B67] - [.B66]*[.B66]) * ([.B67] - [.B66]*[.B66]) + (1 - [.B66]) * (1 - [.B66])" office:value-type="float" office:value="1.52685772355367" calcext:value-type="float">
            <text:p>1.52685772355367</text:p>
          </table:table-cell>
          <table:table-cell table:formula="of:=[.A66]*[.A66]" office:value-type="float" office:value="0.0509593365271006" calcext:value-type="float">
            <text:p>0.0509593365271006</text:p>
          </table:table-cell>
          <table:table-cell table:formula="of:=[.B66]*[.B66]" office:value-type="float" office:value="0.0509593365271006" calcext:value-type="float">
            <text:p>0.0509593365271006</text:p>
          </table:table-cell>
          <table:table-cell table:formula="of:= [.A66]*[.A66]*[.A66]*[.A66] - 16*[.A66]*[.A66] + 5*[.A66]" office:value-type="float" office:value="0.315956206633109" calcext:value-type="float">
            <text:p>0.315956206633109</text:p>
          </table:table-cell>
          <table:table-cell table:formula="of:= [.B66]*[.B66]*[.B66]*[.B66] - 16*[.B66]*[.B66] + 5*[.B66]" office:value-type="float" office:value="-1.94146126754176" calcext:value-type="float">
            <text:p>-1.941461267541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53340710280463" calcext:value-type="float">
            <text:p>-0.0353340710280463</text:p>
          </table:table-cell>
          <table:table-cell table:formula="of:=-[.A67]" office:value-type="float" office:value="0.0353340710280463" calcext:value-type="float">
            <text:p>0.0353340710280463</text:p>
          </table:table-cell>
          <table:table-cell/>
          <table:table-cell table:formula="of:= [.A67] * [.A67] - 10 * COS(2 * PI() * [.A67])" office:value-type="float" office:value="-9.7533187346274" calcext:value-type="float">
            <text:p>-9.7533187346274</text:p>
          </table:table-cell>
          <table:table-cell table:formula="of:= [.B67] * [.B67] - 10 * COS(2 * PI() * [.B67])" office:value-type="float" office:value="-9.7533187346274" calcext:value-type="float">
            <text:p>-9.7533187346274</text:p>
          </table:table-cell>
          <table:table-cell table:formula="of:= 100 * ([.A68] - [.A67]*[.A67]) * ([.A68] - [.A67]*[.A67]) + (1 - [.A67]) * (1 - [.A67])" office:value-type="float" office:value="17.2916548550432" calcext:value-type="float">
            <text:p>17.2916548550432</text:p>
          </table:table-cell>
          <table:table-cell table:formula="of:= 100 * ([.B68] - [.B67]*[.B67]) * ([.B68] - [.B67]*[.B67]) + (1 - [.B67]) * (1 - [.B67])" office:value-type="float" office:value="17.3520685549464" calcext:value-type="float">
            <text:p>17.3520685549464</text:p>
          </table:table-cell>
          <table:table-cell table:formula="of:=[.A67]*[.A67]" office:value-type="float" office:value="0.00124849657541502" calcext:value-type="float">
            <text:p>0.00124849657541502</text:p>
          </table:table-cell>
          <table:table-cell table:formula="of:=[.B67]*[.B67]" office:value-type="float" office:value="0.00124849657541502" calcext:value-type="float">
            <text:p>0.00124849657541502</text:p>
          </table:table-cell>
          <table:table-cell table:formula="of:= [.A67]*[.A67]*[.A67]*[.A67] - 16*[.A67]*[.A67] + 5*[.A67]" office:value-type="float" office:value="-0.196644741603173" calcext:value-type="float">
            <text:p>-0.196644741603173</text:p>
          </table:table-cell>
          <table:table-cell table:formula="of:= [.B67]*[.B67]*[.B67]*[.B67] - 16*[.B67]*[.B67] + 5*[.B67]" office:value-type="float" office:value="0.15669596867729" calcext:value-type="float">
            <text:p>0.156695968677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03985857847147" calcext:value-type="float">
            <text:p>0.403985857847147</text:p>
          </table:table-cell>
          <table:table-cell table:formula="of:=-[.A68]" office:value-type="float" office:value="-0.403985857847147" calcext:value-type="float">
            <text:p>-0.403985857847147</text:p>
          </table:table-cell>
          <table:table-cell/>
          <table:table-cell table:formula="of:= [.A68] * [.A68] - 10 * COS(2 * PI() * [.A68])" office:value-type="float" office:value="8.3980264545924" calcext:value-type="float">
            <text:p>8.3980264545924</text:p>
          </table:table-cell>
          <table:table-cell table:formula="of:= [.B68] * [.B68] - 10 * COS(2 * PI() * [.B68])" office:value-type="float" office:value="8.3980264545924" calcext:value-type="float">
            <text:p>8.3980264545924</text:p>
          </table:table-cell>
          <table:table-cell table:formula="of:= 100 * ([.A69] - [.A68]*[.A68]) * ([.A69] - [.A68]*[.A68]) + (1 - [.A68]) * (1 - [.A68])" office:value-type="float" office:value="9.41299455850911" calcext:value-type="float">
            <text:p>9.41299455850911</text:p>
          </table:table-cell>
          <table:table-cell table:formula="of:= 100 * ([.B69] - [.B68]*[.B68]) * ([.B69] - [.B68]*[.B68]) + (1 - [.B68]) * (1 - [.B68])" office:value-type="float" office:value="41.3305258717074" calcext:value-type="float">
            <text:p>41.3305258717074</text:p>
          </table:table-cell>
          <table:table-cell table:formula="of:=[.A68]*[.A68]" office:value-type="float" office:value="0.163204573340495" calcext:value-type="float">
            <text:p>0.163204573340495</text:p>
          </table:table-cell>
          <table:table-cell table:formula="of:=[.B68]*[.B68]" office:value-type="float" office:value="0.163204573340495" calcext:value-type="float">
            <text:p>0.163204573340495</text:p>
          </table:table-cell>
          <table:table-cell table:formula="of:= [.A68]*[.A68]*[.A68]*[.A68] - 16*[.A68]*[.A68] + 5*[.A68]" office:value-type="float" office:value="-0.564708151452934" calcext:value-type="float">
            <text:p>-0.564708151452934</text:p>
          </table:table-cell>
          <table:table-cell table:formula="of:= [.B68]*[.B68]*[.B68]*[.B68] - 16*[.B68]*[.B68] + 5*[.B68]" office:value-type="float" office:value="-4.6045667299244" calcext:value-type="float">
            <text:p>-4.60456672992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4165728655644" calcext:value-type="float">
            <text:p>0.464165728655644</text:p>
          </table:table-cell>
          <table:table-cell table:formula="of:=-[.A69]" office:value-type="float" office:value="-0.464165728655644" calcext:value-type="float">
            <text:p>-0.464165728655644</text:p>
          </table:table-cell>
          <table:table-cell/>
          <table:table-cell table:formula="of:= [.A69] * [.A69] - 10 * COS(2 * PI() * [.A69])" office:value-type="float" office:value="9.96304860771579" calcext:value-type="float">
            <text:p>9.96304860771579</text:p>
          </table:table-cell>
          <table:table-cell table:formula="of:= [.B69] * [.B69] - 10 * COS(2 * PI() * [.B69])" office:value-type="float" office:value="9.96304860771579" calcext:value-type="float">
            <text:p>9.96304860771579</text:p>
          </table:table-cell>
          <table:table-cell table:formula="of:= 100 * ([.A70] - [.A69]*[.A69]) * ([.A70] - [.A69]*[.A69]) + (1 - [.A69]) * (1 - [.A69])" office:value-type="float" office:value="11.9008924646285" calcext:value-type="float">
            <text:p>11.9008924646285</text:p>
          </table:table-cell>
          <table:table-cell table:formula="of:= 100 * ([.B70] - [.B69]*[.B69]) * ([.B70] - [.B69]*[.B69]) + (1 - [.B69]) * (1 - [.B69])" office:value-type="float" office:value="2.95575833266308" calcext:value-type="float">
            <text:p>2.95575833266308</text:p>
          </table:table-cell>
          <table:table-cell table:formula="of:=[.A69]*[.A69]" office:value-type="float" office:value="0.215449823658425" calcext:value-type="float">
            <text:p>0.215449823658425</text:p>
          </table:table-cell>
          <table:table-cell table:formula="of:=[.B69]*[.B69]" office:value-type="float" office:value="0.215449823658425" calcext:value-type="float">
            <text:p>0.215449823658425</text:p>
          </table:table-cell>
          <table:table-cell table:formula="of:= [.A69]*[.A69]*[.A69]*[.A69] - 16*[.A69]*[.A69] + 5*[.A69]" office:value-type="float" office:value="-1.07994990874213" calcext:value-type="float">
            <text:p>-1.07994990874213</text:p>
          </table:table-cell>
          <table:table-cell table:formula="of:= [.B69]*[.B69]*[.B69]*[.B69] - 16*[.B69]*[.B69] + 5*[.B69]" office:value-type="float" office:value="-5.72160719529857" calcext:value-type="float">
            <text:p>-5.721607195298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5340054393746" calcext:value-type="float">
            <text:p>-0.125340054393746</text:p>
          </table:table-cell>
          <table:table-cell table:formula="of:=-[.A70]" office:value-type="float" office:value="0.125340054393746" calcext:value-type="float">
            <text:p>0.125340054393746</text:p>
          </table:table-cell>
          <table:table-cell/>
          <table:table-cell table:formula="of:= [.A70] * [.A70] - 10 * COS(2 * PI() * [.A70])" office:value-type="float" office:value="-7.04023333519415" calcext:value-type="float">
            <text:p>-7.04023333519415</text:p>
          </table:table-cell>
          <table:table-cell table:formula="of:= [.B70] * [.B70] - 10 * COS(2 * PI() * [.B70])" office:value-type="float" office:value="-7.04023333519415" calcext:value-type="float">
            <text:p>-7.04023333519415</text:p>
          </table:table-cell>
          <table:table-cell table:formula="of:= 100 * ([.A71] - [.A70]*[.A70]) * ([.A71] - [.A70]*[.A70]) + (1 - [.A70]) * (1 - [.A70])" office:value-type="float" office:value="9.12167043751701" calcext:value-type="float">
            <text:p>9.12167043751701</text:p>
          </table:table-cell>
          <table:table-cell table:formula="of:= 100 * ([.B71] - [.B70]*[.B70]) * ([.B71] - [.B70]*[.B70]) + (1 - [.B70]) * (1 - [.B70])" office:value-type="float" office:value="10.4802817946622" calcext:value-type="float">
            <text:p>10.4802817946622</text:p>
          </table:table-cell>
          <table:table-cell table:formula="of:=[.A70]*[.A70]" office:value-type="float" office:value="0.0157101292354272" calcext:value-type="float">
            <text:p>0.0157101292354272</text:p>
          </table:table-cell>
          <table:table-cell table:formula="of:=[.B70]*[.B70]" office:value-type="float" office:value="0.0157101292354272" calcext:value-type="float">
            <text:p>0.0157101292354272</text:p>
          </table:table-cell>
          <table:table-cell table:formula="of:= [.A70]*[.A70]*[.A70]*[.A70] - 16*[.A70]*[.A70] + 5*[.A70]" office:value-type="float" office:value="-0.877815531574971" calcext:value-type="float">
            <text:p>-0.877815531574971</text:p>
          </table:table-cell>
          <table:table-cell table:formula="of:= [.B70]*[.B70]*[.B70]*[.B70] - 16*[.B70]*[.B70] + 5*[.B70]" office:value-type="float" office:value="0.375585012362489" calcext:value-type="float">
            <text:p>0.3755850123624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5982857118361" calcext:value-type="float">
            <text:p>0.295982857118361</text:p>
          </table:table-cell>
          <table:table-cell table:formula="of:=-[.A71]" office:value-type="float" office:value="-0.295982857118361" calcext:value-type="float">
            <text:p>-0.295982857118361</text:p>
          </table:table-cell>
          <table:table-cell/>
          <table:table-cell table:formula="of:= [.A71] * [.A71] - 10 * COS(2 * PI() * [.A71])" office:value-type="float" office:value="2.93676601782554" calcext:value-type="float">
            <text:p>2.93676601782554</text:p>
          </table:table-cell>
          <table:table-cell table:formula="of:= [.B71] * [.B71] - 10 * COS(2 * PI() * [.B71])" office:value-type="float" office:value="2.93676601782554" calcext:value-type="float">
            <text:p>2.93676601782554</text:p>
          </table:table-cell>
          <table:table-cell table:formula="of:= 100 * ([.A72] - [.A71]*[.A71]) * ([.A72] - [.A71]*[.A71]) + (1 - [.A71]) * (1 - [.A71])" office:value-type="float" office:value="15.6592435014827" calcext:value-type="float">
            <text:p>15.6592435014827</text:p>
          </table:table-cell>
          <table:table-cell table:formula="of:= 100 * ([.B72] - [.B71]*[.B71]) * ([.B72] - [.B71]*[.B71]) + (1 - [.B71]) * (1 - [.B71])" office:value-type="float" office:value="6.26743627377335" calcext:value-type="float">
            <text:p>6.26743627377335</text:p>
          </table:table-cell>
          <table:table-cell table:formula="of:=[.A71]*[.A71]" office:value-type="float" office:value="0.0876058517079479" calcext:value-type="float">
            <text:p>0.0876058517079479</text:p>
          </table:table-cell>
          <table:table-cell table:formula="of:=[.B71]*[.B71]" office:value-type="float" office:value="0.0876058517079479" calcext:value-type="float">
            <text:p>0.0876058517079479</text:p>
          </table:table-cell>
          <table:table-cell table:formula="of:= [.A71]*[.A71]*[.A71]*[.A71] - 16*[.A71]*[.A71] + 5*[.A71]" office:value-type="float" office:value="0.0858954435181116" calcext:value-type="float">
            <text:p>0.0858954435181116</text:p>
          </table:table-cell>
          <table:table-cell table:formula="of:= [.B71]*[.B71]*[.B71]*[.B71] - 16*[.B71]*[.B71] + 5*[.B71]" office:value-type="float" office:value="-2.8739331276655" calcext:value-type="float">
            <text:p>-2.87393312766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1798865315504" calcext:value-type="float">
            <text:p>-0.301798865315504</text:p>
          </table:table-cell>
          <table:table-cell table:formula="of:=-[.A72]" office:value-type="float" office:value="0.301798865315504" calcext:value-type="float">
            <text:p>0.301798865315504</text:p>
          </table:table-cell>
          <table:table-cell/>
          <table:table-cell table:formula="of:= [.A72] * [.A72] - 10 * COS(2 * PI() * [.A72])" office:value-type="float" office:value="3.28854698241229" calcext:value-type="float">
            <text:p>3.28854698241229</text:p>
          </table:table-cell>
          <table:table-cell table:formula="of:= [.B72] * [.B72] - 10 * COS(2 * PI() * [.B72])" office:value-type="float" office:value="3.28854698241229" calcext:value-type="float">
            <text:p>3.28854698241229</text:p>
          </table:table-cell>
          <table:table-cell table:formula="of:= 100 * ([.A73] - [.A72]*[.A72]) * ([.A73] - [.A72]*[.A72]) + (1 - [.A72]) * (1 - [.A72])" office:value-type="float" office:value="25.6229042584271" calcext:value-type="float">
            <text:p>25.6229042584271</text:p>
          </table:table-cell>
          <table:table-cell table:formula="of:= 100 * ([.B73] - [.B72]*[.B72]) * ([.B73] - [.B72]*[.B72]) + (1 - [.B72]) * (1 - [.B72])" office:value-type="float" office:value="9.91236817291529" calcext:value-type="float">
            <text:p>9.91236817291529</text:p>
          </table:table-cell>
          <table:table-cell table:formula="of:=[.A72]*[.A72]" office:value-type="float" office:value="0.091082555105726" calcext:value-type="float">
            <text:p>0.091082555105726</text:p>
          </table:table-cell>
          <table:table-cell table:formula="of:=[.B72]*[.B72]" office:value-type="float" office:value="0.091082555105726" calcext:value-type="float">
            <text:p>0.091082555105726</text:p>
          </table:table-cell>
          <table:table-cell table:formula="of:= [.A72]*[.A72]*[.A72]*[.A72] - 16*[.A72]*[.A72] + 5*[.A72]" office:value-type="float" office:value="-2.95801917642455" calcext:value-type="float">
            <text:p>-2.95801917642455</text:p>
          </table:table-cell>
          <table:table-cell table:formula="of:= [.B72]*[.B72]*[.B72]*[.B72] - 16*[.B72]*[.B72] + 5*[.B72]" office:value-type="float" office:value="0.0599694767304944" calcext:value-type="float">
            <text:p>0.05996947673049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808228390757" calcext:value-type="float">
            <text:p>-0.39808228390757</text:p>
          </table:table-cell>
          <table:table-cell table:formula="of:=-[.A73]" office:value-type="float" office:value="0.39808228390757" calcext:value-type="float">
            <text:p>0.39808228390757</text:p>
          </table:table-cell>
          <table:table-cell/>
          <table:table-cell table:formula="of:= [.A73] * [.A73] - 10 * COS(2 * PI() * [.A73])" office:value-type="float" office:value="8.17722948095228" calcext:value-type="float">
            <text:p>8.17722948095228</text:p>
          </table:table-cell>
          <table:table-cell table:formula="of:= [.B73] * [.B73] - 10 * COS(2 * PI() * [.B73])" office:value-type="float" office:value="8.17722948095228" calcext:value-type="float">
            <text:p>8.17722948095228</text:p>
          </table:table-cell>
          <table:table-cell table:formula="of:= 100 * ([.A74] - [.A73]*[.A73]) * ([.A74] - [.A73]*[.A73]) + (1 - [.A73]) * (1 - [.A73])" office:value-type="float" office:value="8.28232988732087" calcext:value-type="float">
            <text:p>8.28232988732087</text:p>
          </table:table-cell>
          <table:table-cell table:formula="of:= 100 * ([.B74] - [.B73]*[.B73]) * ([.B74] - [.B73]*[.B73]) + (1 - [.B73]) * (1 - [.B73])" office:value-type="float" office:value="0.789888744367819" calcext:value-type="float">
            <text:p>0.789888744367819</text:p>
          </table:table-cell>
          <table:table-cell table:formula="of:=[.A73]*[.A73]" office:value-type="float" office:value="0.158469504761067" calcext:value-type="float">
            <text:p>0.158469504761067</text:p>
          </table:table-cell>
          <table:table-cell table:formula="of:=[.B73]*[.B73]" office:value-type="float" office:value="0.158469504761067" calcext:value-type="float">
            <text:p>0.158469504761067</text:p>
          </table:table-cell>
          <table:table-cell table:formula="of:= [.A73]*[.A73]*[.A73]*[.A73] - 16*[.A73]*[.A73] + 5*[.A73]" office:value-type="float" office:value="-4.50081091177571" calcext:value-type="float">
            <text:p>-4.50081091177571</text:p>
          </table:table-cell>
          <table:table-cell table:formula="of:= [.B73]*[.B73]*[.B73]*[.B73] - 16*[.B73]*[.B73] + 5*[.B73]" office:value-type="float" office:value="-0.519988072700006" calcext:value-type="float">
            <text:p>-0.5199880727000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3079612008296" calcext:value-type="float">
            <text:p>-0.093079612008296</text:p>
          </table:table-cell>
          <table:table-cell table:formula="of:=-[.A74]" office:value-type="float" office:value="0.093079612008296" calcext:value-type="float">
            <text:p>0.093079612008296</text:p>
          </table:table-cell>
          <table:table-cell/>
          <table:table-cell table:formula="of:= [.A74] * [.A74] - 10 * COS(2 * PI() * [.A74])" office:value-type="float" office:value="-8.32936005214288" calcext:value-type="float">
            <text:p>-8.32936005214288</text:p>
          </table:table-cell>
          <table:table-cell table:formula="of:= [.B74] * [.B74] - 10 * COS(2 * PI() * [.B74])" office:value-type="float" office:value="-8.32936005214288" calcext:value-type="float">
            <text:p>-8.32936005214288</text:p>
          </table:table-cell>
          <table:table-cell table:formula="of:= 100 * ([.A75] - [.A74]*[.A74]) * ([.A75] - [.A74]*[.A74]) + (1 - [.A74]) * (1 - [.A74])" office:value-type="float" office:value="11.3960453241428" calcext:value-type="float">
            <text:p>11.3960453241428</text:p>
          </table:table-cell>
          <table:table-cell table:formula="of:= 100 * ([.B75] - [.B74]*[.B74]) * ([.B75] - [.B74]*[.B74]) + (1 - [.B74]) * (1 - [.B74])" office:value-type="float" office:value="9.94688509238968" calcext:value-type="float">
            <text:p>9.94688509238968</text:p>
          </table:table-cell>
          <table:table-cell table:formula="of:=[.A74]*[.A74]" office:value-type="float" office:value="0.00866381417161491" calcext:value-type="float">
            <text:p>0.00866381417161491</text:p>
          </table:table-cell>
          <table:table-cell table:formula="of:=[.B74]*[.B74]" office:value-type="float" office:value="0.00866381417161491" calcext:value-type="float">
            <text:p>0.00866381417161491</text:p>
          </table:table-cell>
          <table:table-cell table:formula="of:= [.A74]*[.A74]*[.A74]*[.A74] - 16*[.A74]*[.A74] + 5*[.A74]" office:value-type="float" office:value="-0.603944025111318" calcext:value-type="float">
            <text:p>-0.603944025111318</text:p>
          </table:table-cell>
          <table:table-cell table:formula="of:= [.B74]*[.B74]*[.B74]*[.B74] - 16*[.B74]*[.B74] + 5*[.B74]" office:value-type="float" office:value="0.326852094971641" calcext:value-type="float">
            <text:p>0.3268520949716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10729709337465" calcext:value-type="float">
            <text:p>-0.310729709337465</text:p>
          </table:table-cell>
          <table:table-cell table:formula="of:=-[.A75]" office:value-type="float" office:value="0.310729709337465" calcext:value-type="float">
            <text:p>0.310729709337465</text:p>
          </table:table-cell>
          <table:table-cell/>
          <table:table-cell table:formula="of:= [.A75] * [.A75] - 10 * COS(2 * PI() * [.A75])" office:value-type="float" office:value="3.82038895023392" calcext:value-type="float">
            <text:p>3.82038895023392</text:p>
          </table:table-cell>
          <table:table-cell table:formula="of:= [.B75] * [.B75] - 10 * COS(2 * PI() * [.B75])" office:value-type="float" office:value="3.82038895023392" calcext:value-type="float">
            <text:p>3.82038895023392</text:p>
          </table:table-cell>
          <table:table-cell table:formula="of:= 100 * ([.A76] - [.A75]*[.A75]) * ([.A76] - [.A75]*[.A75]) + (1 - [.A75]) * (1 - [.A75])" office:value-type="float" office:value="13.8550729596298" calcext:value-type="float">
            <text:p>13.8550729596298</text:p>
          </table:table-cell>
          <table:table-cell table:formula="of:= 100 * ([.B76] - [.B75]*[.B75]) * ([.B76] - [.B75]*[.B75]) + (1 - [.B75]) * (1 - [.B75])" office:value-type="float" office:value="2.88618632195784" calcext:value-type="float">
            <text:p>2.88618632195784</text:p>
          </table:table-cell>
          <table:table-cell table:formula="of:=[.A75]*[.A75]" office:value-type="float" office:value="0.0965529522649458" calcext:value-type="float">
            <text:p>0.0965529522649458</text:p>
          </table:table-cell>
          <table:table-cell table:formula="of:=[.B75]*[.B75]" office:value-type="float" office:value="0.0965529522649458" calcext:value-type="float">
            <text:p>0.0965529522649458</text:p>
          </table:table-cell>
          <table:table-cell table:formula="of:= [.A75]*[.A75]*[.A75]*[.A75] - 16*[.A75]*[.A75] + 5*[.A75]" office:value-type="float" office:value="-3.08917331033538" calcext:value-type="float">
            <text:p>-3.08917331033538</text:p>
          </table:table-cell>
          <table:table-cell table:formula="of:= [.B75]*[.B75]*[.B75]*[.B75] - 16*[.B75]*[.B75] + 5*[.B75]" office:value-type="float" office:value="0.018123783039272" calcext:value-type="float">
            <text:p>0.0181237830392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182989158202" calcext:value-type="float">
            <text:p>-0.25182989158202</text:p>
          </table:table-cell>
          <table:table-cell table:formula="of:=-[.A76]" office:value-type="float" office:value="0.25182989158202" calcext:value-type="float">
            <text:p>0.25182989158202</text:p>
          </table:table-cell>
          <table:table-cell/>
          <table:table-cell table:formula="of:= [.A76] * [.A76] - 10 * COS(2 * PI() * [.A76])" office:value-type="float" office:value="0.178391240159165" calcext:value-type="float">
            <text:p>0.178391240159165</text:p>
          </table:table-cell>
          <table:table-cell table:formula="of:= [.B76] * [.B76] - 10 * COS(2 * PI() * [.B76])" office:value-type="float" office:value="0.178391240159165" calcext:value-type="float">
            <text:p>0.178391240159165</text:p>
          </table:table-cell>
          <table:table-cell table:formula="of:= 100 * ([.A77] - [.A76]*[.A76]) * ([.A77] - [.A76]*[.A76]) + (1 - [.A76]) * (1 - [.A76])" office:value-type="float" office:value="1.8956218083587" calcext:value-type="float">
            <text:p>1.8956218083587</text:p>
          </table:table-cell>
          <table:table-cell table:formula="of:= 100 * ([.B77] - [.B76]*[.B76]) * ([.B77] - [.B76]*[.B76]) + (1 - [.B76]) * (1 - [.B76])" office:value-type="float" office:value="3.95107680827358" calcext:value-type="float">
            <text:p>3.95107680827358</text:p>
          </table:table-cell>
          <table:table-cell table:formula="of:=[.A76]*[.A76]" office:value-type="float" office:value="0.0634182942942118" calcext:value-type="float">
            <text:p>0.0634182942942118</text:p>
          </table:table-cell>
          <table:table-cell table:formula="of:=[.B76]*[.B76]" office:value-type="float" office:value="0.0634182942942118" calcext:value-type="float">
            <text:p>0.0634182942942118</text:p>
          </table:table-cell>
          <table:table-cell table:formula="of:= [.A76]*[.A76]*[.A76]*[.A76] - 16*[.A76]*[.A76] + 5*[.A76]" office:value-type="float" office:value="-2.2698202865663" calcext:value-type="float">
            <text:p>-2.2698202865663</text:p>
          </table:table-cell>
          <table:table-cell table:formula="of:= [.B76]*[.B76]*[.B76]*[.B76] - 16*[.B76]*[.B76] + 5*[.B76]" office:value-type="float" office:value="0.248478629253897" calcext:value-type="float">
            <text:p>0.2484786292538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0737028657459" calcext:value-type="float">
            <text:p>0.120737028657459</text:p>
          </table:table-cell>
          <table:table-cell table:formula="of:=-[.A77]" office:value-type="float" office:value="-0.120737028657459" calcext:value-type="float">
            <text:p>-0.120737028657459</text:p>
          </table:table-cell>
          <table:table-cell/>
          <table:table-cell table:formula="of:= [.A77] * [.A77] - 10 * COS(2 * PI() * [.A77])" office:value-type="float" office:value="-7.2433301862088" calcext:value-type="float">
            <text:p>-7.2433301862088</text:p>
          </table:table-cell>
          <table:table-cell table:formula="of:= [.B77] * [.B77] - 10 * COS(2 * PI() * [.B77])" office:value-type="float" office:value="-7.2433301862088" calcext:value-type="float">
            <text:p>-7.2433301862088</text:p>
          </table:table-cell>
          <table:table-cell table:formula="of:= 100 * ([.A78] - [.A77]*[.A77]) * ([.A78] - [.A77]*[.A77]) + (1 - [.A77]) * (1 - [.A77])" office:value-type="float" office:value="13.4323732834878" calcext:value-type="float">
            <text:p>13.4323732834878</text:p>
          </table:table-cell>
          <table:table-cell table:formula="of:= 100 * ([.B78] - [.B77]*[.B77]) * ([.B78] - [.B77]*[.B77]) + (1 - [.B77]) * (1 - [.B77])" office:value-type="float" office:value="16.0749741257376" calcext:value-type="float">
            <text:p>16.0749741257376</text:p>
          </table:table-cell>
          <table:table-cell table:formula="of:=[.A77]*[.A77]" office:value-type="float" office:value="0.014577430089032" calcext:value-type="float">
            <text:p>0.014577430089032</text:p>
          </table:table-cell>
          <table:table-cell table:formula="of:=[.B77]*[.B77]" office:value-type="float" office:value="0.014577430089032" calcext:value-type="float">
            <text:p>0.014577430089032</text:p>
          </table:table-cell>
          <table:table-cell table:formula="of:= [.A77]*[.A77]*[.A77]*[.A77] - 16*[.A77]*[.A77] + 5*[.A77]" office:value-type="float" office:value="0.370658763330782" calcext:value-type="float">
            <text:p>0.370658763330782</text:p>
          </table:table-cell>
          <table:table-cell table:formula="of:= [.B77]*[.B77]*[.B77]*[.B77] - 16*[.B77]*[.B77] + 5*[.B77]" office:value-type="float" office:value="-0.836711523243805" calcext:value-type="float">
            <text:p>-0.8367115232438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0376107865013" calcext:value-type="float">
            <text:p>0.370376107865013</text:p>
          </table:table-cell>
          <table:table-cell table:formula="of:=-[.A78]" office:value-type="float" office:value="-0.370376107865013" calcext:value-type="float">
            <text:p>-0.370376107865013</text:p>
          </table:table-cell>
          <table:table-cell/>
          <table:table-cell table:formula="of:= [.A78] * [.A78] - 10 * COS(2 * PI() * [.A78])" office:value-type="float" office:value="6.99985705182682" calcext:value-type="float">
            <text:p>6.99985705182682</text:p>
          </table:table-cell>
          <table:table-cell table:formula="of:= [.B78] * [.B78] - 10 * COS(2 * PI() * [.B78])" office:value-type="float" office:value="6.99985705182682" calcext:value-type="float">
            <text:p>6.99985705182682</text:p>
          </table:table-cell>
          <table:table-cell table:formula="of:= 100 * ([.A79] - [.A78]*[.A78]) * ([.A79] - [.A78]*[.A78]) + (1 - [.A78]) * (1 - [.A78])" office:value-type="float" office:value="26.5538614727429" calcext:value-type="float">
            <text:p>26.5538614727429</text:p>
          </table:table-cell>
          <table:table-cell table:formula="of:= 100 * ([.B79] - [.B78]*[.B78]) * ([.B79] - [.B78]*[.B78]) + (1 - [.B78]) * (1 - [.B78])" office:value-type="float" office:value="7.49893049601586" calcext:value-type="float">
            <text:p>7.49893049601586</text:p>
          </table:table-cell>
          <table:table-cell table:formula="of:=[.A78]*[.A78]" office:value-type="float" office:value="0.137178461277236" calcext:value-type="float">
            <text:p>0.137178461277236</text:p>
          </table:table-cell>
          <table:table-cell table:formula="of:=[.B78]*[.B78]" office:value-type="float" office:value="0.137178461277236" calcext:value-type="float">
            <text:p>0.137178461277236</text:p>
          </table:table-cell>
          <table:table-cell table:formula="of:= [.A78]*[.A78]*[.A78]*[.A78] - 16*[.A78]*[.A78] + 5*[.A78]" office:value-type="float" office:value="-0.324156910872318" calcext:value-type="float">
            <text:p>-0.324156910872318</text:p>
          </table:table-cell>
          <table:table-cell table:formula="of:= [.B78]*[.B78]*[.B78]*[.B78] - 16*[.B78]*[.B78] + 5*[.B78]" office:value-type="float" office:value="-4.02791798952245" calcext:value-type="float">
            <text:p>-4.0279179895224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4264939571731" calcext:value-type="float">
            <text:p>-0.374264939571731</text:p>
          </table:table-cell>
          <table:table-cell table:formula="of:=-[.A79]" office:value-type="float" office:value="0.374264939571731" calcext:value-type="float">
            <text:p>0.374264939571731</text:p>
          </table:table-cell>
          <table:table-cell/>
          <table:table-cell table:formula="of:= [.A79] * [.A79] - 10 * COS(2 * PI() * [.A79])" office:value-type="float" office:value="7.17840888320471" calcext:value-type="float">
            <text:p>7.17840888320471</text:p>
          </table:table-cell>
          <table:table-cell table:formula="of:= [.B79] * [.B79] - 10 * COS(2 * PI() * [.B79])" office:value-type="float" office:value="7.17840888320471" calcext:value-type="float">
            <text:p>7.17840888320471</text:p>
          </table:table-cell>
          <table:table-cell table:formula="of:= 100 * ([.A80] - [.A79]*[.A79]) * ([.A80] - [.A79]*[.A79]) + (1 - [.A79]) * (1 - [.A79])" office:value-type="float" office:value="11.4582134896052" calcext:value-type="float">
            <text:p>11.4582134896052</text:p>
          </table:table-cell>
          <table:table-cell table:formula="of:= 100 * ([.B80] - [.B79]*[.B79]) * ([.B80] - [.B79]*[.B79]) + (1 - [.B79]) * (1 - [.B79])" office:value-type="float" office:value="35.1421381096743" calcext:value-type="float">
            <text:p>35.1421381096743</text:p>
          </table:table-cell>
          <table:table-cell table:formula="of:=[.A79]*[.A79]" office:value-type="float" office:value="0.140074244992631" calcext:value-type="float">
            <text:p>0.140074244992631</text:p>
          </table:table-cell>
          <table:table-cell table:formula="of:=[.B79]*[.B79]" office:value-type="float" office:value="0.140074244992631" calcext:value-type="float">
            <text:p>0.140074244992631</text:p>
          </table:table-cell>
          <table:table-cell table:formula="of:= [.A79]*[.A79]*[.A79]*[.A79] - 16*[.A79]*[.A79] + 5*[.A79]" office:value-type="float" office:value="-4.0928918236305" calcext:value-type="float">
            <text:p>-4.0928918236305</text:p>
          </table:table-cell>
          <table:table-cell table:formula="of:= [.B79]*[.B79]*[.B79]*[.B79] - 16*[.B79]*[.B79] + 5*[.B79]" office:value-type="float" office:value="-0.350242427913191" calcext:value-type="float">
            <text:p>-0.3502424279131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49422097182833" calcext:value-type="float">
            <text:p>0.449422097182833</text:p>
          </table:table-cell>
          <table:table-cell table:formula="of:=-[.A80]" office:value-type="float" office:value="-0.449422097182833" calcext:value-type="float">
            <text:p>-0.449422097182833</text:p>
          </table:table-cell>
          <table:table-cell/>
          <table:table-cell table:formula="of:= [.A80] * [.A80] - 10 * COS(2 * PI() * [.A80])" office:value-type="float" office:value="9.70126208737671" calcext:value-type="float">
            <text:p>9.70126208737671</text:p>
          </table:table-cell>
          <table:table-cell table:formula="of:= [.B80] * [.B80] - 10 * COS(2 * PI() * [.B80])" office:value-type="float" office:value="9.70126208737671" calcext:value-type="float">
            <text:p>9.70126208737671</text:p>
          </table:table-cell>
          <table:table-cell table:formula="of:= 100 * ([.A81] - [.A80]*[.A80]) * ([.A81] - [.A80]*[.A80]) + (1 - [.A80]) * (1 - [.A80])" office:value-type="float" office:value="2.80229329456801" calcext:value-type="float">
            <text:p>2.80229329456801</text:p>
          </table:table-cell>
          <table:table-cell table:formula="of:= 100 * ([.B81] - [.B80]*[.B80]) * ([.B81] - [.B80]*[.B80]) + (1 - [.B80]) * (1 - [.B80])" office:value-type="float" office:value="8.14618803660373" calcext:value-type="float">
            <text:p>8.14618803660373</text:p>
          </table:table-cell>
          <table:table-cell table:formula="of:=[.A80]*[.A80]" office:value-type="float" office:value="0.201980221436216" calcext:value-type="float">
            <text:p>0.201980221436216</text:p>
          </table:table-cell>
          <table:table-cell table:formula="of:=[.B80]*[.B80]" office:value-type="float" office:value="0.201980221436216" calcext:value-type="float">
            <text:p>0.201980221436216</text:p>
          </table:table-cell>
          <table:table-cell table:formula="of:= [.A80]*[.A80]*[.A80]*[.A80] - 16*[.A80]*[.A80] + 5*[.A80]" office:value-type="float" office:value="-0.943777047213862" calcext:value-type="float">
            <text:p>-0.943777047213862</text:p>
          </table:table-cell>
          <table:table-cell table:formula="of:= [.B80]*[.B80]*[.B80]*[.B80] - 16*[.B80]*[.B80] + 5*[.B80]" office:value-type="float" office:value="-5.43799801904219" calcext:value-type="float">
            <text:p>-5.437998019042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38929902156815" calcext:value-type="float">
            <text:p>0.0438929902156815</text:p>
          </table:table-cell>
          <table:table-cell table:formula="of:=-[.A81]" office:value-type="float" office:value="-0.0438929902156815" calcext:value-type="float">
            <text:p>-0.0438929902156815</text:p>
          </table:table-cell>
          <table:table-cell/>
          <table:table-cell table:formula="of:= [.A81] * [.A81] - 10 * COS(2 * PI() * [.A81])" office:value-type="float" office:value="-9.62018317253217" calcext:value-type="float">
            <text:p>-9.62018317253217</text:p>
          </table:table-cell>
          <table:table-cell table:formula="of:= [.B81] * [.B81] - 10 * COS(2 * PI() * [.B81])" office:value-type="float" office:value="-9.62018317253217" calcext:value-type="float">
            <text:p>-9.62018317253217</text:p>
          </table:table-cell>
          <table:table-cell table:formula="of:= 100 * ([.A82] - [.A81]*[.A81]) * ([.A82] - [.A81]*[.A81]) + (1 - [.A81]) * (1 - [.A81])" office:value-type="float" office:value="13.2609240803146" calcext:value-type="float">
            <text:p>13.2609240803146</text:p>
          </table:table-cell>
          <table:table-cell table:formula="of:= 100 * ([.B82] - [.B81]*[.B81]) * ([.B82] - [.B81]*[.B81]) + (1 - [.B81]) * (1 - [.B81])" office:value-type="float" office:value="13.1671941015134" calcext:value-type="float">
            <text:p>13.1671941015134</text:p>
          </table:table-cell>
          <table:table-cell table:formula="of:=[.A81]*[.A81]" office:value-type="float" office:value="0.00192659459007391" calcext:value-type="float">
            <text:p>0.00192659459007391</text:p>
          </table:table-cell>
          <table:table-cell table:formula="of:=[.B81]*[.B81]" office:value-type="float" office:value="0.00192659459007391" calcext:value-type="float">
            <text:p>0.00192659459007391</text:p>
          </table:table-cell>
          <table:table-cell table:formula="of:= [.A81]*[.A81]*[.A81]*[.A81] - 16*[.A81]*[.A81] + 5*[.A81]" office:value-type="float" office:value="0.188643149403939" calcext:value-type="float">
            <text:p>0.188643149403939</text:p>
          </table:table-cell>
          <table:table-cell table:formula="of:= [.B81]*[.B81]*[.B81]*[.B81] - 16*[.B81]*[.B81] + 5*[.B81]" office:value-type="float" office:value="-0.250286752752876" calcext:value-type="float">
            <text:p>-0.2502867527528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49453306174837" calcext:value-type="float">
            <text:p>-0.349453306174837</text:p>
          </table:table-cell>
          <table:table-cell table:formula="of:=-[.A82]" office:value-type="float" office:value="0.349453306174837" calcext:value-type="float">
            <text:p>0.349453306174837</text:p>
          </table:table-cell>
          <table:table-cell/>
          <table:table-cell table:formula="of:= [.A82] * [.A82] - 10 * COS(2 * PI() * [.A82])" office:value-type="float" office:value="5.97214595347717" calcext:value-type="float">
            <text:p>5.97214595347717</text:p>
          </table:table-cell>
          <table:table-cell table:formula="of:= [.B82] * [.B82] - 10 * COS(2 * PI() * [.B82])" office:value-type="float" office:value="5.97214595347717" calcext:value-type="float">
            <text:p>5.97214595347717</text:p>
          </table:table-cell>
          <table:table-cell table:formula="of:= 100 * ([.A83] - [.A82]*[.A82]) * ([.A83] - [.A82]*[.A82]) + (1 - [.A82]) * (1 - [.A82])" office:value-type="float" office:value="5.264490063399" calcext:value-type="float">
            <text:p>5.264490063399</text:p>
          </table:table-cell>
          <table:table-cell table:formula="of:= 100 * ([.B83] - [.B82]*[.B82]) * ([.B83] - [.B82]*[.B82]) + (1 - [.B82]) * (1 - [.B82])" office:value-type="float" office:value="18.8961014344131" calcext:value-type="float">
            <text:p>18.8961014344131</text:p>
          </table:table-cell>
          <table:table-cell table:formula="of:=[.A82]*[.A82]" office:value-type="float" office:value="0.122117613196524" calcext:value-type="float">
            <text:p>0.122117613196524</text:p>
          </table:table-cell>
          <table:table-cell table:formula="of:=[.B82]*[.B82]" office:value-type="float" office:value="0.122117613196524" calcext:value-type="float">
            <text:p>0.122117613196524</text:p>
          </table:table-cell>
          <table:table-cell table:formula="of:= [.A82]*[.A82]*[.A82]*[.A82] - 16*[.A82]*[.A82] + 5*[.A82]" office:value-type="float" office:value="-3.68623563056576" calcext:value-type="float">
            <text:p>-3.68623563056576</text:p>
          </table:table-cell>
          <table:table-cell table:formula="of:= [.B82]*[.B82]*[.B82]*[.B82] - 16*[.B82]*[.B82] + 5*[.B82]" office:value-type="float" office:value="-0.191702568817389" calcext:value-type="float">
            <text:p>-0.1917025688173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7683392311446" calcext:value-type="float">
            <text:p>0.307683392311446</text:p>
          </table:table-cell>
          <table:table-cell table:formula="of:=-[.A83]" office:value-type="float" office:value="-0.307683392311446" calcext:value-type="float">
            <text:p>-0.307683392311446</text:p>
          </table:table-cell>
          <table:table-cell/>
          <table:table-cell table:formula="of:= [.A83] * [.A83] - 10 * COS(2 * PI() * [.A83])" office:value-type="float" office:value="3.64019416681083" calcext:value-type="float">
            <text:p>3.64019416681083</text:p>
          </table:table-cell>
          <table:table-cell table:formula="of:= [.B83] * [.B83] - 10 * COS(2 * PI() * [.B83])" office:value-type="float" office:value="3.64019416681083" calcext:value-type="float">
            <text:p>3.64019416681083</text:p>
          </table:table-cell>
          <table:table-cell table:formula="of:= 100 * ([.A84] - [.A83]*[.A83]) * ([.A84] - [.A83]*[.A83]) + (1 - [.A83]) * (1 - [.A83])" office:value-type="float" office:value="14.7404496137647" calcext:value-type="float">
            <text:p>14.7404496137647</text:p>
          </table:table-cell>
          <table:table-cell table:formula="of:= 100 * ([.B84] - [.B83]*[.B83]) * ([.B84] - [.B83]*[.B83]) + (1 - [.B83]) * (1 - [.B83])" office:value-type="float" office:value="33.8563824412111" calcext:value-type="float">
            <text:p>33.8563824412111</text:p>
          </table:table-cell>
          <table:table-cell table:formula="of:=[.A83]*[.A83]" office:value-type="float" office:value="0.0946690699042794" calcext:value-type="float">
            <text:p>0.0946690699042794</text:p>
          </table:table-cell>
          <table:table-cell table:formula="of:=[.B83]*[.B83]" office:value-type="float" office:value="0.0946690699042794" calcext:value-type="float">
            <text:p>0.0946690699042794</text:p>
          </table:table-cell>
          <table:table-cell table:formula="of:= [.A83]*[.A83]*[.A83]*[.A83] - 16*[.A83]*[.A83] + 5*[.A83]" office:value-type="float" office:value="0.0326740758853026" calcext:value-type="float">
            <text:p>0.0326740758853026</text:p>
          </table:table-cell>
          <table:table-cell table:formula="of:= [.B83]*[.B83]*[.B83]*[.B83] - 16*[.B83]*[.B83] + 5*[.B83]" office:value-type="float" office:value="-3.04415984722916" calcext:value-type="float">
            <text:p>-3.044159847229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2308412776329" calcext:value-type="float">
            <text:p>0.472308412776329</text:p>
          </table:table-cell>
          <table:table-cell table:formula="of:=-[.A84]" office:value-type="float" office:value="-0.472308412776329" calcext:value-type="float">
            <text:p>-0.472308412776329</text:p>
          </table:table-cell>
          <table:table-cell/>
          <table:table-cell table:formula="of:= [.A84] * [.A84] - 10 * COS(2 * PI() * [.A84])" office:value-type="float" office:value="10.0720917165747" calcext:value-type="float">
            <text:p>10.0720917165747</text:p>
          </table:table-cell>
          <table:table-cell table:formula="of:= [.B84] * [.B84] - 10 * COS(2 * PI() * [.B84])" office:value-type="float" office:value="10.0720917165747" calcext:value-type="float">
            <text:p>10.0720917165747</text:p>
          </table:table-cell>
          <table:table-cell table:formula="of:= 100 * ([.A85] - [.A84]*[.A84]) * ([.A85] - [.A84]*[.A84]) + (1 - [.A84]) * (1 - [.A84])" office:value-type="float" office:value="1.14991817102771" calcext:value-type="float">
            <text:p>1.14991817102771</text:p>
          </table:table-cell>
          <table:table-cell table:formula="of:= 100 * ([.B85] - [.B84]*[.B84]) * ([.B85] - [.B84]*[.B84]) + (1 - [.B84]) * (1 - [.B84])" office:value-type="float" office:value="31.273984938923" calcext:value-type="float">
            <text:p>31.273984938923</text:p>
          </table:table-cell>
          <table:table-cell table:formula="of:=[.A84]*[.A84]" office:value-type="float" office:value="0.223075236779295" calcext:value-type="float">
            <text:p>0.223075236779295</text:p>
          </table:table-cell>
          <table:table-cell table:formula="of:=[.B84]*[.B84]" office:value-type="float" office:value="0.223075236779295" calcext:value-type="float">
            <text:p>0.223075236779295</text:p>
          </table:table-cell>
          <table:table-cell table:formula="of:= [.A84]*[.A84]*[.A84]*[.A84] - 16*[.A84]*[.A84] + 5*[.A84]" office:value-type="float" office:value="-1.15789916332294" calcext:value-type="float">
            <text:p>-1.15789916332294</text:p>
          </table:table-cell>
          <table:table-cell table:formula="of:= [.B84]*[.B84]*[.B84]*[.B84] - 16*[.B84]*[.B84] + 5*[.B84]" office:value-type="float" office:value="-5.88098329108622" calcext:value-type="float">
            <text:p>-5.880983291086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6427245852537" calcext:value-type="float">
            <text:p>0.316427245852537</text:p>
          </table:table-cell>
          <table:table-cell table:formula="of:=-[.A85]" office:value-type="float" office:value="-0.316427245852537" calcext:value-type="float">
            <text:p>-0.316427245852537</text:p>
          </table:table-cell>
          <table:table-cell/>
          <table:table-cell table:formula="of:= [.A85] * [.A85] - 10 * COS(2 * PI() * [.A85])" office:value-type="float" office:value="4.15374533981948" calcext:value-type="float">
            <text:p>4.15374533981948</text:p>
          </table:table-cell>
          <table:table-cell table:formula="of:= [.B85] * [.B85] - 10 * COS(2 * PI() * [.B85])" office:value-type="float" office:value="4.15374533981948" calcext:value-type="float">
            <text:p>4.15374533981948</text:p>
          </table:table-cell>
          <table:table-cell table:formula="of:= 100 * ([.A86] - [.A85]*[.A85]) * ([.A86] - [.A85]*[.A85]) + (1 - [.A85]) * (1 - [.A85])" office:value-type="float" office:value="9.67223493502929" calcext:value-type="float">
            <text:p>9.67223493502929</text:p>
          </table:table-cell>
          <table:table-cell table:formula="of:= 100 * ([.B86] - [.B85]*[.B85]) * ([.B86] - [.B85]*[.B85]) + (1 - [.B85]) * (1 - [.B85])" office:value-type="float" office:value="27.0992350697548" calcext:value-type="float">
            <text:p>27.0992350697548</text:p>
          </table:table-cell>
          <table:table-cell table:formula="of:=[.A85]*[.A85]" office:value-type="float" office:value="0.100126201917822" calcext:value-type="float">
            <text:p>0.100126201917822</text:p>
          </table:table-cell>
          <table:table-cell table:formula="of:=[.B85]*[.B85]" office:value-type="float" office:value="0.100126201917822" calcext:value-type="float">
            <text:p>0.100126201917822</text:p>
          </table:table-cell>
          <table:table-cell table:formula="of:= [.A85]*[.A85]*[.A85]*[.A85] - 16*[.A85]*[.A85] + 5*[.A85]" office:value-type="float" office:value="-0.00985774511197901" calcext:value-type="float">
            <text:p>-0.00985774511197901</text:p>
          </table:table-cell>
          <table:table-cell table:formula="of:= [.B85]*[.B85]*[.B85]*[.B85] - 16*[.B85]*[.B85] + 5*[.B85]" office:value-type="float" office:value="-3.17413020363735" calcext:value-type="float">
            <text:p>-3.174130203637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03523024986498" calcext:value-type="float">
            <text:p>0.403523024986498</text:p>
          </table:table-cell>
          <table:table-cell table:formula="of:=-[.A86]" office:value-type="float" office:value="-0.403523024986498" calcext:value-type="float">
            <text:p>-0.403523024986498</text:p>
          </table:table-cell>
          <table:table-cell/>
          <table:table-cell table:formula="of:= [.A86] * [.A86] - 10 * COS(2 * PI() * [.A86])" office:value-type="float" office:value="8.38111924029806" calcext:value-type="float">
            <text:p>8.38111924029806</text:p>
          </table:table-cell>
          <table:table-cell table:formula="of:= [.B86] * [.B86] - 10 * COS(2 * PI() * [.B86])" office:value-type="float" office:value="8.38111924029806" calcext:value-type="float">
            <text:p>8.38111924029806</text:p>
          </table:table-cell>
          <table:table-cell table:formula="of:= 100 * ([.A87] - [.A86]*[.A86]) * ([.A87] - [.A86]*[.A86]) + (1 - [.A86]) * (1 - [.A86])" office:value-type="float" office:value="6.46601791693201" calcext:value-type="float">
            <text:p>6.46601791693201</text:p>
          </table:table-cell>
          <table:table-cell table:formula="of:= 100 * ([.B87] - [.B86]*[.B86]) * ([.B87] - [.B86]*[.B86]) + (1 - [.B86]) * (1 - [.B86])" office:value-type="float" office:value="34.7856488284193" calcext:value-type="float">
            <text:p>34.7856488284193</text:p>
          </table:table-cell>
          <table:table-cell table:formula="of:=[.A86]*[.A86]" office:value-type="float" office:value="0.162830831694254" calcext:value-type="float">
            <text:p>0.162830831694254</text:p>
          </table:table-cell>
          <table:table-cell table:formula="of:=[.B86]*[.B86]" office:value-type="float" office:value="0.162830831694254" calcext:value-type="float">
            <text:p>0.162830831694254</text:p>
          </table:table-cell>
          <table:table-cell table:formula="of:= [.A86]*[.A86]*[.A86]*[.A86] - 16*[.A86]*[.A86] + 5*[.A86]" office:value-type="float" office:value="-0.56116430242533" calcext:value-type="float">
            <text:p>-0.56116430242533</text:p>
          </table:table-cell>
          <table:table-cell table:formula="of:= [.B86]*[.B86]*[.B86]*[.B86] - 16*[.B86]*[.B86] + 5*[.B86]" office:value-type="float" office:value="-4.59639455229031" calcext:value-type="float">
            <text:p>-4.596394552290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0019689355977" calcext:value-type="float">
            <text:p>0.410019689355977</text:p>
          </table:table-cell>
          <table:table-cell table:formula="of:=-[.A87]" office:value-type="float" office:value="-0.410019689355977" calcext:value-type="float">
            <text:p>-0.410019689355977</text:p>
          </table:table-cell>
          <table:table-cell/>
          <table:table-cell table:formula="of:= [.A87] * [.A87] - 10 * COS(2 * PI() * [.A87])" office:value-type="float" office:value="8.61205821742713" calcext:value-type="float">
            <text:p>8.61205821742713</text:p>
          </table:table-cell>
          <table:table-cell table:formula="of:= [.B87] * [.B87] - 10 * COS(2 * PI() * [.B87])" office:value-type="float" office:value="8.61205821742713" calcext:value-type="float">
            <text:p>8.61205821742713</text:p>
          </table:table-cell>
          <table:table-cell table:formula="of:= 100 * ([.A88] - [.A87]*[.A87]) * ([.A88] - [.A87]*[.A87]) + (1 - [.A87]) * (1 - [.A87])" office:value-type="float" office:value="2.14622159887731" calcext:value-type="float">
            <text:p>2.14622159887731</text:p>
          </table:table-cell>
          <table:table-cell table:formula="of:= 100 * ([.B88] - [.B87]*[.B87]) * ([.B88] - [.B87]*[.B87]) + (1 - [.B87]) * (1 - [.B87])" office:value-type="float" office:value="24.1089243579736" calcext:value-type="float">
            <text:p>24.1089243579736</text:p>
          </table:table-cell>
          <table:table-cell table:formula="of:=[.A87]*[.A87]" office:value-type="float" office:value="0.168116145659572" calcext:value-type="float">
            <text:p>0.168116145659572</text:p>
          </table:table-cell>
          <table:table-cell table:formula="of:=[.B87]*[.B87]" office:value-type="float" office:value="0.168116145659572" calcext:value-type="float">
            <text:p>0.168116145659572</text:p>
          </table:table-cell>
          <table:table-cell table:formula="of:= [.A87]*[.A87]*[.A87]*[.A87] - 16*[.A87]*[.A87] + 5*[.A87]" office:value-type="float" office:value="-0.611496845341834" calcext:value-type="float">
            <text:p>-0.611496845341834</text:p>
          </table:table-cell>
          <table:table-cell table:formula="of:= [.B87]*[.B87]*[.B87]*[.B87] - 16*[.B87]*[.B87] + 5*[.B87]" office:value-type="float" office:value="-4.7116937389016" calcext:value-type="float">
            <text:p>-4.71169373890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2211068454199" calcext:value-type="float">
            <text:p>0.302211068454199</text:p>
          </table:table-cell>
          <table:table-cell table:formula="of:=-[.A88]" office:value-type="float" office:value="-0.302211068454199" calcext:value-type="float">
            <text:p>-0.302211068454199</text:p>
          </table:table-cell>
          <table:table-cell/>
          <table:table-cell table:formula="of:= [.A88] * [.A88] - 10 * COS(2 * PI() * [.A88])" office:value-type="float" office:value="3.3133250512085" calcext:value-type="float">
            <text:p>3.3133250512085</text:p>
          </table:table-cell>
          <table:table-cell table:formula="of:= [.B88] * [.B88] - 10 * COS(2 * PI() * [.B88])" office:value-type="float" office:value="3.3133250512085" calcext:value-type="float">
            <text:p>3.3133250512085</text:p>
          </table:table-cell>
          <table:table-cell table:formula="of:= 100 * ([.A89] - [.A88]*[.A88]) * ([.A89] - [.A88]*[.A88]) + (1 - [.A88]) * (1 - [.A88])" office:value-type="float" office:value="12.4060842359379" calcext:value-type="float">
            <text:p>12.4060842359379</text:p>
          </table:table-cell>
          <table:table-cell table:formula="of:= 100 * ([.B89] - [.B88]*[.B88]) * ([.B89] - [.B88]*[.B88]) + (1 - [.B88]) * (1 - [.B88])" office:value-type="float" office:value="29.5640845181533" calcext:value-type="float">
            <text:p>29.5640845181533</text:p>
          </table:table-cell>
          <table:table-cell table:formula="of:=[.A88]*[.A88]" office:value-type="float" office:value="0.0913315298962283" calcext:value-type="float">
            <text:p>0.0913315298962283</text:p>
          </table:table-cell>
          <table:table-cell table:formula="of:=[.B88]*[.B88]" office:value-type="float" office:value="0.0913315298962283" calcext:value-type="float">
            <text:p>0.0913315298962283</text:p>
          </table:table-cell>
          <table:table-cell table:formula="of:= [.A88]*[.A88]*[.A88]*[.A88] - 16*[.A88]*[.A88] + 5*[.A88]" office:value-type="float" office:value="0.0580923122845258" calcext:value-type="float">
            <text:p>0.0580923122845258</text:p>
          </table:table-cell>
          <table:table-cell table:formula="of:= [.B88]*[.B88]*[.B88]*[.B88] - 16*[.B88]*[.B88] + 5*[.B88]" office:value-type="float" office:value="-2.96401837225746" calcext:value-type="float">
            <text:p>-2.964018372257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6573109705932" calcext:value-type="float">
            <text:p>0.436573109705932</text:p>
          </table:table-cell>
          <table:table-cell table:formula="of:=-[.A89]" office:value-type="float" office:value="-0.436573109705932" calcext:value-type="float">
            <text:p>-0.436573109705932</text:p>
          </table:table-cell>
          <table:table-cell/>
          <table:table-cell table:formula="of:= [.A89] * [.A89] - 10 * COS(2 * PI() * [.A89])" office:value-type="float" office:value="9.40694804833976" calcext:value-type="float">
            <text:p>9.40694804833976</text:p>
          </table:table-cell>
          <table:table-cell table:formula="of:= [.B89] * [.B89] - 10 * COS(2 * PI() * [.B89])" office:value-type="float" office:value="9.40694804833976" calcext:value-type="float">
            <text:p>9.40694804833976</text:p>
          </table:table-cell>
          <table:table-cell table:formula="of:= 100 * ([.A90] - [.A89]*[.A89]) * ([.A90] - [.A89]*[.A89]) + (1 - [.A89]) * (1 - [.A89])" office:value-type="float" office:value="12.9728708372142" calcext:value-type="float">
            <text:p>12.9728708372142</text:p>
          </table:table-cell>
          <table:table-cell table:formula="of:= 100 * ([.B90] - [.B89]*[.B89]) * ([.B90] - [.B89]*[.B89]) + (1 - [.B89]) * (1 - [.B89])" office:value-type="float" office:value="2.12850020801344" calcext:value-type="float">
            <text:p>2.12850020801344</text:p>
          </table:table-cell>
          <table:table-cell table:formula="of:=[.A89]*[.A89]" office:value-type="float" office:value="0.190596080118308" calcext:value-type="float">
            <text:p>0.190596080118308</text:p>
          </table:table-cell>
          <table:table-cell table:formula="of:=[.B89]*[.B89]" office:value-type="float" office:value="0.190596080118308" calcext:value-type="float">
            <text:p>0.190596080118308</text:p>
          </table:table-cell>
          <table:table-cell table:formula="of:= [.A89]*[.A89]*[.A89]*[.A89] - 16*[.A89]*[.A89] + 5*[.A89]" office:value-type="float" office:value="-0.830344867606803" calcext:value-type="float">
            <text:p>-0.830344867606803</text:p>
          </table:table-cell>
          <table:table-cell table:formula="of:= [.B89]*[.B89]*[.B89]*[.B89] - 16*[.B89]*[.B89] + 5*[.B89]" office:value-type="float" office:value="-5.19607596466613" calcext:value-type="float">
            <text:p>-5.196075964666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65148504893295" calcext:value-type="float">
            <text:p>-0.165148504893295</text:p>
          </table:table-cell>
          <table:table-cell table:formula="of:=-[.A90]" office:value-type="float" office:value="0.165148504893295" calcext:value-type="float">
            <text:p>0.165148504893295</text:p>
          </table:table-cell>
          <table:table-cell/>
          <table:table-cell table:formula="of:= [.A90] * [.A90] - 10 * COS(2 * PI() * [.A90])" office:value-type="float" office:value="-5.05510646992776" calcext:value-type="float">
            <text:p>-5.05510646992776</text:p>
          </table:table-cell>
          <table:table-cell table:formula="of:= [.B90] * [.B90] - 10 * COS(2 * PI() * [.B90])" office:value-type="float" office:value="-5.05510646992776" calcext:value-type="float">
            <text:p>-5.05510646992776</text:p>
          </table:table-cell>
          <table:table-cell table:formula="of:= 100 * ([.A91] - [.A90]*[.A90]) * ([.A91] - [.A90]*[.A90]) + (1 - [.A90]) * (1 - [.A90])" office:value-type="float" office:value="20.105483504936" calcext:value-type="float">
            <text:p>20.105483504936</text:p>
          </table:table-cell>
          <table:table-cell table:formula="of:= 100 * ([.B91] - [.B90]*[.B90]) * ([.B91] - [.B90]*[.B90]) + (1 - [.B90]) * (1 - [.B90])" office:value-type="float" office:value="24.4661758984836" calcext:value-type="float">
            <text:p>24.4661758984836</text:p>
          </table:table-cell>
          <table:table-cell table:formula="of:=[.A90]*[.A90]" office:value-type="float" office:value="0.0272740286684908" calcext:value-type="float">
            <text:p>0.0272740286684908</text:p>
          </table:table-cell>
          <table:table-cell table:formula="of:=[.B90]*[.B90]" office:value-type="float" office:value="0.0272740286684908" calcext:value-type="float">
            <text:p>0.0272740286684908</text:p>
          </table:table-cell>
          <table:table-cell table:formula="of:= [.A90]*[.A90]*[.A90]*[.A90] - 16*[.A90]*[.A90] + 5*[.A90]" office:value-type="float" office:value="-1.26138311052252" calcext:value-type="float">
            <text:p>-1.26138311052252</text:p>
          </table:table-cell>
          <table:table-cell table:formula="of:= [.B90]*[.B90]*[.B90]*[.B90] - 16*[.B90]*[.B90] + 5*[.B90]" office:value-type="float" office:value="0.390101938410434" calcext:value-type="float">
            <text:p>0.3901019384104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0262625128962" calcext:value-type="float">
            <text:p>0.460262625128962</text:p>
          </table:table-cell>
          <table:table-cell table:formula="of:=-[.A91]" office:value-type="float" office:value="-0.460262625128962" calcext:value-type="float">
            <text:p>-0.460262625128962</text:p>
          </table:table-cell>
          <table:table-cell/>
          <table:table-cell table:formula="of:= [.A91] * [.A91] - 10 * COS(2 * PI() * [.A91])" office:value-type="float" office:value="9.90176379413811" calcext:value-type="float">
            <text:p>9.90176379413811</text:p>
          </table:table-cell>
          <table:table-cell table:formula="of:= [.B91] * [.B91] - 10 * COS(2 * PI() * [.B91])" office:value-type="float" office:value="9.90176379413811" calcext:value-type="float">
            <text:p>9.90176379413811</text:p>
          </table:table-cell>
          <table:table-cell table:formula="of:= 100 * ([.A92] - [.A91]*[.A91]) * ([.A92] - [.A91]*[.A91]) + (1 - [.A91]) * (1 - [.A91])" office:value-type="float" office:value="3.13858316181449" calcext:value-type="float">
            <text:p>3.13858316181449</text:p>
          </table:table-cell>
          <table:table-cell table:formula="of:= 100 * ([.B92] - [.B91]*[.B91]) * ([.B92] - [.B91]*[.B91]) + (1 - [.B91]) * (1 - [.B91])" office:value-type="float" office:value="8.63205764626089" calcext:value-type="float">
            <text:p>8.63205764626089</text:p>
          </table:table-cell>
          <table:table-cell table:formula="of:=[.A91]*[.A91]" office:value-type="float" office:value="0.211841684090604" calcext:value-type="float">
            <text:p>0.211841684090604</text:p>
          </table:table-cell>
          <table:table-cell table:formula="of:=[.B91]*[.B91]" office:value-type="float" office:value="0.211841684090604" calcext:value-type="float">
            <text:p>0.211841684090604</text:p>
          </table:table-cell>
          <table:table-cell table:formula="of:= [.A91]*[.A91]*[.A91]*[.A91] - 16*[.A91]*[.A91] + 5*[.A91]" office:value-type="float" office:value="-1.0432769206865" calcext:value-type="float">
            <text:p>-1.0432769206865</text:p>
          </table:table-cell>
          <table:table-cell table:formula="of:= [.B91]*[.B91]*[.B91]*[.B91] - 16*[.B91]*[.B91] + 5*[.B91]" office:value-type="float" office:value="-5.64590317197612" calcext:value-type="float">
            <text:p>-5.645903171976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31032258784398" calcext:value-type="float">
            <text:p>0.0431032258784398</text:p>
          </table:table-cell>
          <table:table-cell table:formula="of:=-[.A92]" office:value-type="float" office:value="-0.0431032258784398" calcext:value-type="float">
            <text:p>-0.0431032258784398</text:p>
          </table:table-cell>
          <table:table-cell/>
          <table:table-cell table:formula="of:= [.A92] * [.A92] - 10 * COS(2 * PI() * [.A92])" office:value-type="float" office:value="-9.63364577544697" calcext:value-type="float">
            <text:p>-9.63364577544697</text:p>
          </table:table-cell>
          <table:table-cell table:formula="of:= [.B92] * [.B92] - 10 * COS(2 * PI() * [.B92])" office:value-type="float" office:value="-9.63364577544697" calcext:value-type="float">
            <text:p>-9.63364577544697</text:p>
          </table:table-cell>
          <table:table-cell table:formula="of:= 100 * ([.A93] - [.A92]*[.A92]) * ([.A93] - [.A92]*[.A92]) + (1 - [.A92]) * (1 - [.A92])" office:value-type="float" office:value="19.3217546307979" calcext:value-type="float">
            <text:p>19.3217546307979</text:p>
          </table:table-cell>
          <table:table-cell table:formula="of:= 100 * ([.B93] - [.B92]*[.B92]) * ([.B93] - [.B92]*[.B92]) + (1 - [.B92]) * (1 - [.B92])" office:value-type="float" office:value="19.8143791784445" calcext:value-type="float">
            <text:p>19.8143791784445</text:p>
          </table:table-cell>
          <table:table-cell table:formula="of:=[.A92]*[.A92]" office:value-type="float" office:value="0.00185788808112781" calcext:value-type="float">
            <text:p>0.00185788808112781</text:p>
          </table:table-cell>
          <table:table-cell table:formula="of:=[.B92]*[.B92]" office:value-type="float" office:value="0.00185788808112781" calcext:value-type="float">
            <text:p>0.00185788808112781</text:p>
          </table:table-cell>
          <table:table-cell table:formula="of:= [.A92]*[.A92]*[.A92]*[.A92] - 16*[.A92]*[.A92] + 5*[.A92]" office:value-type="float" office:value="0.185793371842276" calcext:value-type="float">
            <text:p>0.185793371842276</text:p>
          </table:table-cell>
          <table:table-cell table:formula="of:= [.B92]*[.B92]*[.B92]*[.B92] - 16*[.B92]*[.B92] + 5*[.B92]" office:value-type="float" office:value="-0.245238886942122" calcext:value-type="float">
            <text:p>-0.2452388869421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0881234700792" calcext:value-type="float">
            <text:p>0.430881234700792</text:p>
          </table:table-cell>
          <table:table-cell table:formula="of:=-[.A93]" office:value-type="float" office:value="-0.430881234700792" calcext:value-type="float">
            <text:p>-0.430881234700792</text:p>
          </table:table-cell>
          <table:table-cell/>
          <table:table-cell table:formula="of:= [.A93] * [.A93] - 10 * COS(2 * PI() * [.A93])" office:value-type="float" office:value="9.25736557531736" calcext:value-type="float">
            <text:p>9.25736557531736</text:p>
          </table:table-cell>
          <table:table-cell table:formula="of:= [.B93] * [.B93] - 10 * COS(2 * PI() * [.B93])" office:value-type="float" office:value="9.25736557531736" calcext:value-type="float">
            <text:p>9.25736557531736</text:p>
          </table:table-cell>
          <table:table-cell table:formula="of:= 100 * ([.A94] - [.A93]*[.A93]) * ([.A94] - [.A93]*[.A93]) + (1 - [.A93]) * (1 - [.A93])" office:value-type="float" office:value="3.6675460423837" calcext:value-type="float">
            <text:p>3.6675460423837</text:p>
          </table:table-cell>
          <table:table-cell table:formula="of:= 100 * ([.B94] - [.B93]*[.B93]) * ([.B94] - [.B93]*[.B93]) + (1 - [.B93]) * (1 - [.B93])" office:value-type="float" office:value="32.7582783407243" calcext:value-type="float">
            <text:p>32.7582783407243</text:p>
          </table:table-cell>
          <table:table-cell table:formula="of:=[.A93]*[.A93]" office:value-type="float" office:value="0.185658638417279" calcext:value-type="float">
            <text:p>0.185658638417279</text:p>
          </table:table-cell>
          <table:table-cell table:formula="of:=[.B93]*[.B93]" office:value-type="float" office:value="0.185658638417279" calcext:value-type="float">
            <text:p>0.185658638417279</text:p>
          </table:table-cell>
          <table:table-cell table:formula="of:= [.A93]*[.A93]*[.A93]*[.A93] - 16*[.A93]*[.A93] + 5*[.A93]" office:value-type="float" office:value="-0.781662911153542" calcext:value-type="float">
            <text:p>-0.781662911153542</text:p>
          </table:table-cell>
          <table:table-cell table:formula="of:= [.B93]*[.B93]*[.B93]*[.B93] - 16*[.B93]*[.B93] + 5*[.B93]" office:value-type="float" office:value="-5.09047525816146" calcext:value-type="float">
            <text:p>-5.090475258161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8515136069618" calcext:value-type="float">
            <text:p>0.368515136069618</text:p>
          </table:table-cell>
          <table:table-cell table:formula="of:=-[.A94]" office:value-type="float" office:value="-0.368515136069618" calcext:value-type="float">
            <text:p>-0.368515136069618</text:p>
          </table:table-cell>
          <table:table-cell/>
          <table:table-cell table:formula="of:= [.A94] * [.A94] - 10 * COS(2 * PI() * [.A94])" office:value-type="float" office:value="6.91296712350082" calcext:value-type="float">
            <text:p>6.91296712350082</text:p>
          </table:table-cell>
          <table:table-cell table:formula="of:= [.B94] * [.B94] - 10 * COS(2 * PI() * [.B94])" office:value-type="float" office:value="6.91296712350082" calcext:value-type="float">
            <text:p>6.91296712350082</text:p>
          </table:table-cell>
          <table:table-cell table:formula="of:= 100 * ([.A95] - [.A94]*[.A94]) * ([.A95] - [.A94]*[.A94]) + (1 - [.A94]) * (1 - [.A94])" office:value-type="float" office:value="0.405466288218944" calcext:value-type="float">
            <text:p>0.405466288218944</text:p>
          </table:table-cell>
          <table:table-cell table:formula="of:= 100 * ([.B95] - [.B94]*[.B94]) * ([.B95] - [.B94]*[.B94]) + (1 - [.B94]) * (1 - [.B94])" office:value-type="float" office:value="9.70096513038522" calcext:value-type="float">
            <text:p>9.70096513038522</text:p>
          </table:table-cell>
          <table:table-cell table:formula="of:=[.A94]*[.A94]" office:value-type="float" office:value="0.135803405512409" calcext:value-type="float">
            <text:p>0.135803405512409</text:p>
          </table:table-cell>
          <table:table-cell table:formula="of:=[.B94]*[.B94]" office:value-type="float" office:value="0.135803405512409" calcext:value-type="float">
            <text:p>0.135803405512409</text:p>
          </table:table-cell>
          <table:table-cell table:formula="of:= [.A94]*[.A94]*[.A94]*[.A94] - 16*[.A94]*[.A94] + 5*[.A94]" office:value-type="float" office:value="-0.311836242901688" calcext:value-type="float">
            <text:p>-0.311836242901688</text:p>
          </table:table-cell>
          <table:table-cell table:formula="of:= [.B94]*[.B94]*[.B94]*[.B94] - 16*[.B94]*[.B94] + 5*[.B94]" office:value-type="float" office:value="-3.99698760359787" calcext:value-type="float">
            <text:p>-3.996987603597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398457587231" calcext:value-type="float">
            <text:p>0.14398457587231</text:p>
          </table:table-cell>
          <table:table-cell table:formula="of:=-[.A95]" office:value-type="float" office:value="-0.14398457587231" calcext:value-type="float">
            <text:p>-0.14398457587231</text:p>
          </table:table-cell>
          <table:table-cell/>
          <table:table-cell table:formula="of:= [.A95] * [.A95] - 10 * COS(2 * PI() * [.A95])" office:value-type="float" office:value="-6.15862655677388" calcext:value-type="float">
            <text:p>-6.15862655677388</text:p>
          </table:table-cell>
          <table:table-cell table:formula="of:= [.B95] * [.B95] - 10 * COS(2 * PI() * [.B95])" office:value-type="float" office:value="-6.15862655677388" calcext:value-type="float">
            <text:p>-6.15862655677388</text:p>
          </table:table-cell>
          <table:table-cell table:formula="of:= 100 * ([.A96] - [.A95]*[.A95]) * ([.A96] - [.A95]*[.A95]) + (1 - [.A95]) * (1 - [.A95])" office:value-type="float" office:value="0.931516798177318" calcext:value-type="float">
            <text:p>0.931516798177318</text:p>
          </table:table-cell>
          <table:table-cell table:formula="of:= 100 * ([.B96] - [.B95]*[.B95]) * ([.B96] - [.B95]*[.B95]) + (1 - [.B95]) * (1 - [.B95])" office:value-type="float" office:value="1.30967337786975" calcext:value-type="float">
            <text:p>1.30967337786975</text:p>
          </table:table-cell>
          <table:table-cell table:formula="of:=[.A95]*[.A95]" office:value-type="float" office:value="0.0207315580891289" calcext:value-type="float">
            <text:p>0.0207315580891289</text:p>
          </table:table-cell>
          <table:table-cell table:formula="of:=[.B95]*[.B95]" office:value-type="float" office:value="0.0207315580891289" calcext:value-type="float">
            <text:p>0.0207315580891289</text:p>
          </table:table-cell>
          <table:table-cell table:formula="of:= [.A95]*[.A95]*[.A95]*[.A95] - 16*[.A95]*[.A95] + 5*[.A95]" office:value-type="float" office:value="0.388647747436289" calcext:value-type="float">
            <text:p>0.388647747436289</text:p>
          </table:table-cell>
          <table:table-cell table:formula="of:= [.B95]*[.B95]*[.B95]*[.B95] - 16*[.B95]*[.B95] + 5*[.B95]" office:value-type="float" office:value="-1.05119801128681" calcext:value-type="float">
            <text:p>-1.051198011286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38503207219765" calcext:value-type="float">
            <text:p>-0.0238503207219765</text:p>
          </table:table-cell>
          <table:table-cell table:formula="of:=-[.A96]" office:value-type="float" office:value="0.0238503207219765" calcext:value-type="float">
            <text:p>0.0238503207219765</text:p>
          </table:table-cell>
          <table:table-cell/>
          <table:table-cell table:formula="of:= [.A96] * [.A96] - 10 * COS(2 * PI() * [.A96])" office:value-type="float" office:value="-9.88735705275082" calcext:value-type="float">
            <text:p>-9.88735705275082</text:p>
          </table:table-cell>
          <table:table-cell table:formula="of:= [.B96] * [.B96] - 10 * COS(2 * PI() * [.B96])" office:value-type="float" office:value="-9.88735705275082" calcext:value-type="float">
            <text:p>-9.88735705275082</text:p>
          </table:table-cell>
          <table:table-cell table:formula="of:= 100 * ([.A97] - [.A96]*[.A96]) * ([.A97] - [.A96]*[.A96]) + (1 - [.A96]) * (1 - [.A96])" office:value-type="float" office:value="2.2428979084092" calcext:value-type="float">
            <text:p>2.2428979084092</text:p>
          </table:table-cell>
          <table:table-cell table:formula="of:= 100 * ([.B97] - [.B96]*[.B96]) * ([.B97] - [.B96]*[.B96]) + (1 - [.B96]) * (1 - [.B96])" office:value-type="float" office:value="2.1724954305325" calcext:value-type="float">
            <text:p>2.1724954305325</text:p>
          </table:table-cell>
          <table:table-cell table:formula="of:=[.A96]*[.A96]" office:value-type="float" office:value="0.00056883779854114" calcext:value-type="float">
            <text:p>0.00056883779854114</text:p>
          </table:table-cell>
          <table:table-cell table:formula="of:=[.B96]*[.B96]" office:value-type="float" office:value="0.00056883779854114" calcext:value-type="float">
            <text:p>0.00056883779854114</text:p>
          </table:table-cell>
          <table:table-cell table:formula="of:= [.A96]*[.A96]*[.A96]*[.A96] - 16*[.A96]*[.A96] + 5*[.A96]" office:value-type="float" office:value="-0.128352684810099" calcext:value-type="float">
            <text:p>-0.128352684810099</text:p>
          </table:table-cell>
          <table:table-cell table:formula="of:= [.B96]*[.B96]*[.B96]*[.B96] - 16*[.B96]*[.B96] + 5*[.B96]" office:value-type="float" office:value="0.110150522409665" calcext:value-type="float">
            <text:p>0.1101505224096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9867896768264" calcext:value-type="float">
            <text:p>0.109867896768264</text:p>
          </table:table-cell>
          <table:table-cell table:formula="of:=-[.A97]" office:value-type="float" office:value="-0.109867896768264" calcext:value-type="float">
            <text:p>-0.109867896768264</text:p>
          </table:table-cell>
          <table:table-cell/>
          <table:table-cell table:formula="of:= [.A97] * [.A97] - 10 * COS(2 * PI() * [.A97])" office:value-type="float" office:value="-7.69834962269896" calcext:value-type="float">
            <text:p>-7.69834962269896</text:p>
          </table:table-cell>
          <table:table-cell table:formula="of:= [.B97] * [.B97] - 10 * COS(2 * PI() * [.B97])" office:value-type="float" office:value="-7.69834962269896" calcext:value-type="float">
            <text:p>-7.69834962269896</text:p>
          </table:table-cell>
          <table:table-cell table:formula="of:= 100 * ([.A98] - [.A97]*[.A97]) * ([.A98] - [.A97]*[.A97]) + (1 - [.A97]) * (1 - [.A97])" office:value-type="float" office:value="7.80406131252025" calcext:value-type="float">
            <text:p>7.80406131252025</text:p>
          </table:table-cell>
          <table:table-cell table:formula="of:= 100 * ([.B98] - [.B97]*[.B97]) * ([.B98] - [.B97]*[.B97]) + (1 - [.B97]) * (1 - [.B97])" office:value-type="float" office:value="9.58035539039068" calcext:value-type="float">
            <text:p>9.58035539039068</text:p>
          </table:table-cell>
          <table:table-cell table:formula="of:=[.A97]*[.A97]" office:value-type="float" office:value="0.012070954740282" calcext:value-type="float">
            <text:p>0.012070954740282</text:p>
          </table:table-cell>
          <table:table-cell table:formula="of:=[.B97]*[.B97]" office:value-type="float" office:value="0.012070954740282" calcext:value-type="float">
            <text:p>0.012070954740282</text:p>
          </table:table-cell>
          <table:table-cell table:formula="of:= [.A97]*[.A97]*[.A97]*[.A97] - 16*[.A97]*[.A97] + 5*[.A97]" office:value-type="float" office:value="0.356349915945152" calcext:value-type="float">
            <text:p>0.356349915945152</text:p>
          </table:table-cell>
          <table:table-cell table:formula="of:= [.B97]*[.B97]*[.B97]*[.B97] - 16*[.B97]*[.B97] + 5*[.B97]" office:value-type="float" office:value="-0.742329051737493" calcext:value-type="float">
            <text:p>-0.7423290517374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6867596548982" calcext:value-type="float">
            <text:p>0.276867596548982</text:p>
          </table:table-cell>
          <table:table-cell table:formula="of:=-[.A98]" office:value-type="float" office:value="-0.276867596548982" calcext:value-type="float">
            <text:p>-0.276867596548982</text:p>
          </table:table-cell>
          <table:table-cell/>
          <table:table-cell table:formula="of:= [.A98] * [.A98] - 10 * COS(2 * PI() * [.A98])" office:value-type="float" office:value="1.75678980050371" calcext:value-type="float">
            <text:p>1.75678980050371</text:p>
          </table:table-cell>
          <table:table-cell table:formula="of:= [.B98] * [.B98] - 10 * COS(2 * PI() * [.B98])" office:value-type="float" office:value="1.75678980050371" calcext:value-type="float">
            <text:p>1.75678980050371</text:p>
          </table:table-cell>
          <table:table-cell table:formula="of:= 100 * ([.A99] - [.A98]*[.A98]) * ([.A99] - [.A98]*[.A98]) + (1 - [.A98]) * (1 - [.A98])" office:value-type="float" office:value="4.53967795999242" calcext:value-type="float">
            <text:p>4.53967795999242</text:p>
          </table:table-cell>
          <table:table-cell table:formula="of:= 100 * ([.B99] - [.B98]*[.B98]) * ([.B99] - [.B98]*[.B98]) + (1 - [.B98]) * (1 - [.B98])" office:value-type="float" office:value="1.85229938007811" calcext:value-type="float">
            <text:p>1.85229938007811</text:p>
          </table:table-cell>
          <table:table-cell table:formula="of:=[.A98]*[.A98]" office:value-type="float" office:value="0.0766556660188099" calcext:value-type="float">
            <text:p>0.0766556660188099</text:p>
          </table:table-cell>
          <table:table-cell table:formula="of:=[.B98]*[.B98]" office:value-type="float" office:value="0.0766556660188099" calcext:value-type="float">
            <text:p>0.0766556660188099</text:p>
          </table:table-cell>
          <table:table-cell table:formula="of:= [.A98]*[.A98]*[.A98]*[.A98] - 16*[.A98]*[.A98] + 5*[.A98]" office:value-type="float" office:value="0.163723417576739" calcext:value-type="float">
            <text:p>0.163723417576739</text:p>
          </table:table-cell>
          <table:table-cell table:formula="of:= [.B98]*[.B98]*[.B98]*[.B98] - 16*[.B98]*[.B98] + 5*[.B98]" office:value-type="float" office:value="-2.60495254791308" calcext:value-type="float">
            <text:p>-2.6049525479130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3762833303772" calcext:value-type="float">
            <text:p>-0.123762833303772</text:p>
          </table:table-cell>
          <table:table-cell table:formula="of:=-[.A99]" office:value-type="float" office:value="0.123762833303772" calcext:value-type="float">
            <text:p>0.123762833303772</text:p>
          </table:table-cell>
          <table:table-cell/>
          <table:table-cell table:formula="of:= [.A99] * [.A99] - 10 * COS(2 * PI() * [.A99])" office:value-type="float" office:value="-7.11050225414779" calcext:value-type="float">
            <text:p>-7.11050225414779</text:p>
          </table:table-cell>
          <table:table-cell table:formula="of:= [.B99] * [.B99] - 10 * COS(2 * PI() * [.B99])" office:value-type="float" office:value="-7.11050225414779" calcext:value-type="float">
            <text:p>-7.11050225414779</text:p>
          </table:table-cell>
          <table:table-cell table:formula="of:= 100 * ([.A100] - [.A99]*[.A99]) * ([.A100] - [.A99]*[.A99]) + (1 - [.A99]) * (1 - [.A99])" office:value-type="float" office:value="12.9828444446704" calcext:value-type="float">
            <text:p>12.9828444446704</text:p>
          </table:table-cell>
          <table:table-cell table:formula="of:= 100 * ([.B100] - [.B99]*[.B99]) * ([.B100] - [.B99]*[.B99]) + (1 - [.B99]) * (1 - [.B99])" office:value-type="float" office:value="14.6791515476645" calcext:value-type="float">
            <text:p>14.6791515476645</text:p>
          </table:table-cell>
          <table:table-cell table:formula="of:=[.A99]*[.A99]" office:value-type="float" office:value="0.0153172389073772" calcext:value-type="float">
            <text:p>0.0153172389073772</text:p>
          </table:table-cell>
          <table:table-cell table:formula="of:=[.B99]*[.B99]" office:value-type="float" office:value="0.0153172389073772" calcext:value-type="float">
            <text:p>0.0153172389073772</text:p>
          </table:table-cell>
          <table:table-cell table:formula="of:= [.A99]*[.A99]*[.A99]*[.A99] - 16*[.A99]*[.A99] + 5*[.A99]" office:value-type="float" office:value="-0.86365537122915" calcext:value-type="float">
            <text:p>-0.86365537122915</text:p>
          </table:table-cell>
          <table:table-cell table:formula="of:= [.B99]*[.B99]*[.B99]*[.B99] - 16*[.B99]*[.B99] + 5*[.B99]" office:value-type="float" office:value="0.37397296180857" calcext:value-type="float">
            <text:p>0.373972961808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7662116759457" calcext:value-type="float">
            <text:p>0.357662116759457</text:p>
          </table:table-cell>
          <table:table-cell table:formula="of:=-[.A100]" office:value-type="float" office:value="-0.357662116759457" calcext:value-type="float">
            <text:p>-0.357662116759457</text:p>
          </table:table-cell>
          <table:table-cell/>
          <table:table-cell table:formula="of:= [.A100] * [.A100] - 10 * COS(2 * PI() * [.A100])" office:value-type="float" office:value="6.38829504746709" calcext:value-type="float">
            <text:p>6.38829504746709</text:p>
          </table:table-cell>
          <table:table-cell table:formula="of:= [.B100] * [.B100] - 10 * COS(2 * PI() * [.B100])" office:value-type="float" office:value="6.38829504746709" calcext:value-type="float">
            <text:p>6.38829504746709</text:p>
          </table:table-cell>
          <table:table-cell table:formula="of:= 100 * ([.A101] - [.A100]*[.A100]) * ([.A101] - [.A100]*[.A100]) + (1 - [.A100]) * (1 - [.A100])" office:value-type="float" office:value="19.2202172644954" calcext:value-type="float">
            <text:p>19.2202172644954</text:p>
          </table:table-cell>
          <table:table-cell table:formula="of:= 100 * ([.B101] - [.B100]*[.B100]) * ([.B101] - [.B100]*[.B100]) + (1 - [.B100]) * (1 - [.B100])" office:value-type="float" office:value="5.00570907914136" calcext:value-type="float">
            <text:p>5.00570907914136</text:p>
          </table:table-cell>
          <table:table-cell table:formula="of:=[.A100]*[.A100]" office:value-type="float" office:value="0.127922189764855" calcext:value-type="float">
            <text:p>0.127922189764855</text:p>
          </table:table-cell>
          <table:table-cell table:formula="of:=[.B100]*[.B100]" office:value-type="float" office:value="0.127922189764855" calcext:value-type="float">
            <text:p>0.127922189764855</text:p>
          </table:table-cell>
          <table:table-cell table:formula="of:= [.A100]*[.A100]*[.A100]*[.A100] - 16*[.A100]*[.A100] + 5*[.A100]" office:value-type="float" office:value="-0.242080365806165" calcext:value-type="float">
            <text:p>-0.242080365806165</text:p>
          </table:table-cell>
          <table:table-cell table:formula="of:= [.B100]*[.B100]*[.B100]*[.B100] - 16*[.B100]*[.B100] + 5*[.B100]" office:value-type="float" office:value="-3.81870153340073" calcext:value-type="float">
            <text:p>-3.818701533400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5755332228728" calcext:value-type="float">
            <text:p>-0.305755332228728</text:p>
          </table:table-cell>
          <table:table-cell table:formula="of:=-[.A101]" office:value-type="float" office:value="0.305755332228728" calcext:value-type="float">
            <text:p>0.305755332228728</text:p>
          </table:table-cell>
          <table:table-cell/>
          <table:table-cell table:formula="of:= [.A101] * [.A101] - 10 * COS(2 * PI() * [.A101])" office:value-type="float" office:value="3.52548039882398" calcext:value-type="float">
            <text:p>3.52548039882398</text:p>
          </table:table-cell>
          <table:table-cell table:formula="of:= [.B101] * [.B101] - 10 * COS(2 * PI() * [.B101])" office:value-type="float" office:value="3.52548039882398" calcext:value-type="float">
            <text:p>3.52548039882398</text:p>
          </table:table-cell>
          <table:table-cell table:formula="of:= 100 * ([.A102] - [.A101]*[.A101]) * ([.A102] - [.A101]*[.A101]) + (1 - [.A101]) * (1 - [.A101])" office:value-type="float" office:value="3.37932335676074" calcext:value-type="float">
            <text:p>3.37932335676074</text:p>
          </table:table-cell>
          <table:table-cell table:formula="of:= 100 * ([.B102] - [.B101]*[.B101]) * ([.B102] - [.B101]*[.B101]) + (1 - [.B101]) * (1 - [.B101])" office:value-type="float" office:value="10.4908727546789" calcext:value-type="float">
            <text:p>10.4908727546789</text:p>
          </table:table-cell>
          <table:table-cell table:formula="of:=[.A101]*[.A101]" office:value-type="float" office:value="0.0934863231862996" calcext:value-type="float">
            <text:p>0.0934863231862996</text:p>
          </table:table-cell>
          <table:table-cell table:formula="of:=[.B101]*[.B101]" office:value-type="float" office:value="0.0934863231862996" calcext:value-type="float">
            <text:p>0.0934863231862996</text:p>
          </table:table-cell>
          <table:table-cell table:formula="of:= [.A101]*[.A101]*[.A101]*[.A101] - 16*[.A101]*[.A101] + 5*[.A101]" office:value-type="float" office:value="-3.01581813950154" calcext:value-type="float">
            <text:p>-3.01581813950154</text:p>
          </table:table-cell>
          <table:table-cell table:formula="of:= [.B101]*[.B101]*[.B101]*[.B101] - 16*[.B101]*[.B101] + 5*[.B101]" office:value-type="float" office:value="0.0417351827857377" calcext:value-type="float">
            <text:p>0.04173518278573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2882086993195" calcext:value-type="float">
            <text:p>0.222882086993195</text:p>
          </table:table-cell>
          <table:table-cell table:formula="of:=-[.A102]" office:value-type="float" office:value="-0.222882086993195" calcext:value-type="float">
            <text:p>-0.222882086993195</text:p>
          </table:table-cell>
          <table:table-cell/>
          <table:table-cell table:formula="of:= [.A102] * [.A102] - 10 * COS(2 * PI() * [.A102])" office:value-type="float" office:value="-1.64595989633967" calcext:value-type="float">
            <text:p>-1.64595989633967</text:p>
          </table:table-cell>
          <table:table-cell table:formula="of:= [.B102] * [.B102] - 10 * COS(2 * PI() * [.B102])" office:value-type="float" office:value="-1.64595989633967" calcext:value-type="float">
            <text:p>-1.64595989633967</text:p>
          </table:table-cell>
          <table:table-cell table:formula="of:= 100 * ([.A103] - [.A102]*[.A102]) * ([.A103] - [.A102]*[.A102]) + (1 - [.A102]) * (1 - [.A102])" office:value-type="float" office:value="2.10693847732539" calcext:value-type="float">
            <text:p>2.10693847732539</text:p>
          </table:table-cell>
          <table:table-cell table:formula="of:= 100 * ([.B103] - [.B102]*[.B102]) * ([.B103] - [.B102]*[.B102]) + (1 - [.B102]) * (1 - [.B102])" office:value-type="float" office:value="6.42165722539253" calcext:value-type="float">
            <text:p>6.42165722539253</text:p>
          </table:table-cell>
          <table:table-cell table:formula="of:=[.A102]*[.A102]" office:value-type="float" office:value="0.0496764247024422" calcext:value-type="float">
            <text:p>0.0496764247024422</text:p>
          </table:table-cell>
          <table:table-cell table:formula="of:=[.B102]*[.B102]" office:value-type="float" office:value="0.0496764247024422" calcext:value-type="float">
            <text:p>0.0496764247024422</text:p>
          </table:table-cell>
          <table:table-cell table:formula="of:= [.A102]*[.A102]*[.A102]*[.A102] - 16*[.A102]*[.A102] + 5*[.A102]" office:value-type="float" office:value="0.322055386898118" calcext:value-type="float">
            <text:p>0.322055386898118</text:p>
          </table:table-cell>
          <table:table-cell table:formula="of:= [.B102]*[.B102]*[.B102]*[.B102] - 16*[.B102]*[.B102] + 5*[.B102]" office:value-type="float" office:value="-1.90676548303383" calcext:value-type="float">
            <text:p>-1.906765483033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2274394775741" calcext:value-type="float">
            <text:p>0.172274394775741</text:p>
          </table:table-cell>
          <table:table-cell table:formula="of:=-[.A103]" office:value-type="float" office:value="-0.172274394775741" calcext:value-type="float">
            <text:p>-0.172274394775741</text:p>
          </table:table-cell>
          <table:table-cell/>
          <table:table-cell table:formula="of:= [.A103] * [.A103] - 10 * COS(2 * PI() * [.A103])" office:value-type="float" office:value="-4.66214251964011" calcext:value-type="float">
            <text:p>-4.66214251964011</text:p>
          </table:table-cell>
          <table:table-cell table:formula="of:= [.B103] * [.B103] - 10 * COS(2 * PI() * [.B103])" office:value-type="float" office:value="-4.66214251964011" calcext:value-type="float">
            <text:p>-4.66214251964011</text:p>
          </table:table-cell>
          <table:table-cell table:formula="of:= 100 * ([.A104] - [.A103]*[.A103]) * ([.A104] - [.A103]*[.A103]) + (1 - [.A103]) * (1 - [.A103])" office:value-type="float" office:value="6.85847191169517" calcext:value-type="float">
            <text:p>6.85847191169517</text:p>
          </table:table-cell>
          <table:table-cell table:formula="of:= 100 * ([.B104] - [.B103]*[.B103]) * ([.B104] - [.B103]*[.B103]) + (1 - [.B103]) * (1 - [.B103])" office:value-type="float" office:value="4.95030417860559" calcext:value-type="float">
            <text:p>4.95030417860559</text:p>
          </table:table-cell>
          <table:table-cell table:formula="of:=[.A103]*[.A103]" office:value-type="float" office:value="0.0296784670953478" calcext:value-type="float">
            <text:p>0.0296784670953478</text:p>
          </table:table-cell>
          <table:table-cell table:formula="of:=[.B103]*[.B103]" office:value-type="float" office:value="0.0296784670953478" calcext:value-type="float">
            <text:p>0.0296784670953478</text:p>
          </table:table-cell>
          <table:table-cell table:formula="of:= [.A103]*[.A103]*[.A103]*[.A103] - 16*[.A103]*[.A103] + 5*[.A103]" office:value-type="float" office:value="0.387397311762269" calcext:value-type="float">
            <text:p>0.387397311762269</text:p>
          </table:table-cell>
          <table:table-cell table:formula="of:= [.B103]*[.B103]*[.B103]*[.B103] - 16*[.B103]*[.B103] + 5*[.B103]" office:value-type="float" office:value="-1.33534663599514" calcext:value-type="float">
            <text:p>-1.335346635995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8783647404052" calcext:value-type="float">
            <text:p>-0.218783647404052</text:p>
          </table:table-cell>
          <table:table-cell table:formula="of:=-[.A104]" office:value-type="float" office:value="0.218783647404052" calcext:value-type="float">
            <text:p>0.218783647404052</text:p>
          </table:table-cell>
          <table:table-cell/>
          <table:table-cell table:formula="of:= [.A104] * [.A104] - 10 * COS(2 * PI() * [.A104])" office:value-type="float" office:value="-1.90096338585052" calcext:value-type="float">
            <text:p>-1.90096338585052</text:p>
          </table:table-cell>
          <table:table-cell table:formula="of:= [.B104] * [.B104] - 10 * COS(2 * PI() * [.B104])" office:value-type="float" office:value="-1.90096338585052" calcext:value-type="float">
            <text:p>-1.90096338585052</text:p>
          </table:table-cell>
          <table:table-cell table:formula="of:= 100 * ([.A105] - [.A104]*[.A104]) * ([.A105] - [.A104]*[.A104]) + (1 - [.A104]) * (1 - [.A104])" office:value-type="float" office:value="17.6505030947498" calcext:value-type="float">
            <text:p>17.6505030947498</text:p>
          </table:table-cell>
          <table:table-cell table:formula="of:= 100 * ([.B105] - [.B104]*[.B104]) * ([.B105] - [.B104]*[.B104]) + (1 - [.B104]) * (1 - [.B104])" office:value-type="float" office:value="9.99383052854368" calcext:value-type="float">
            <text:p>9.99383052854368</text:p>
          </table:table-cell>
          <table:table-cell table:formula="of:=[.A104]*[.A104]" office:value-type="float" office:value="0.0478662843714207" calcext:value-type="float">
            <text:p>0.0478662843714207</text:p>
          </table:table-cell>
          <table:table-cell table:formula="of:=[.B104]*[.B104]" office:value-type="float" office:value="0.0478662843714207" calcext:value-type="float">
            <text:p>0.0478662843714207</text:p>
          </table:table-cell>
          <table:table-cell table:formula="of:= [.A104]*[.A104]*[.A104]*[.A104] - 16*[.A104]*[.A104] + 5*[.A104]" office:value-type="float" office:value="-1.85748760578347" calcext:value-type="float">
            <text:p>-1.85748760578347</text:p>
          </table:table-cell>
          <table:table-cell table:formula="of:= [.B104]*[.B104]*[.B104]*[.B104] - 16*[.B104]*[.B104] + 5*[.B104]" office:value-type="float" office:value="0.330348868257056" calcext:value-type="float">
            <text:p>0.33034886825705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4191789985634" calcext:value-type="float">
            <text:p>-0.354191789985634</text:p>
          </table:table-cell>
          <table:table-cell table:formula="of:=-[.A105]" office:value-type="float" office:value="0.354191789985634" calcext:value-type="float">
            <text:p>0.354191789985634</text:p>
          </table:table-cell>
          <table:table-cell/>
          <table:table-cell table:formula="of:= [.A105] * [.A105] - 10 * COS(2 * PI() * [.A105])" office:value-type="float" office:value="6.21431838202903" calcext:value-type="float">
            <text:p>6.21431838202903</text:p>
          </table:table-cell>
          <table:table-cell table:formula="of:= [.B105] * [.B105] - 10 * COS(2 * PI() * [.B105])" office:value-type="float" office:value="6.21431838202903" calcext:value-type="float">
            <text:p>6.21431838202903</text:p>
          </table:table-cell>
          <table:table-cell table:formula="of:= 100 * ([.A106] - [.A105]*[.A105]) * ([.A106] - [.A105]*[.A105]) + (1 - [.A105]) * (1 - [.A105])" office:value-type="float" office:value="1.97763198592917" calcext:value-type="float">
            <text:p>1.97763198592917</text:p>
          </table:table-cell>
          <table:table-cell table:formula="of:= 100 * ([.B106] - [.B105]*[.B105]) * ([.B106] - [.B105]*[.B105]) + (1 - [.B105]) * (1 - [.B105])" office:value-type="float" office:value="4.95324954367857" calcext:value-type="float">
            <text:p>4.95324954367857</text:p>
          </table:table-cell>
          <table:table-cell table:formula="of:=[.A105]*[.A105]" office:value-type="float" office:value="0.125451824093228" calcext:value-type="float">
            <text:p>0.125451824093228</text:p>
          </table:table-cell>
          <table:table-cell table:formula="of:=[.B105]*[.B105]" office:value-type="float" office:value="0.125451824093228" calcext:value-type="float">
            <text:p>0.125451824093228</text:p>
          </table:table-cell>
          <table:table-cell table:formula="of:= [.A105]*[.A105]*[.A105]*[.A105] - 16*[.A105]*[.A105] + 5*[.A105]" office:value-type="float" office:value="-3.7624499752515" calcext:value-type="float">
            <text:p>-3.7624499752515</text:p>
          </table:table-cell>
          <table:table-cell table:formula="of:= [.B105]*[.B105]*[.B105]*[.B105] - 16*[.B105]*[.B105] + 5*[.B105]" office:value-type="float" office:value="-0.220532075395154" calcext:value-type="float">
            <text:p>-0.2205320753951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7531304336153" calcext:value-type="float">
            <text:p>0.087531304336153</text:p>
          </table:table-cell>
          <table:table-cell table:formula="of:=-[.A106]" office:value-type="float" office:value="-0.087531304336153" calcext:value-type="float">
            <text:p>-0.087531304336153</text:p>
          </table:table-cell>
          <table:table-cell/>
          <table:table-cell table:formula="of:= [.A106] * [.A106] - 10 * COS(2 * PI() * [.A106])" office:value-type="float" office:value="-8.51771204201253" calcext:value-type="float">
            <text:p>-8.51771204201253</text:p>
          </table:table-cell>
          <table:table-cell table:formula="of:= [.B106] * [.B106] - 10 * COS(2 * PI() * [.B106])" office:value-type="float" office:value="-8.51771204201253" calcext:value-type="float">
            <text:p>-8.51771204201253</text:p>
          </table:table-cell>
          <table:table-cell table:formula="of:= 100 * ([.A107] - [.A106]*[.A106]) * ([.A107] - [.A106]*[.A106]) + (1 - [.A106]) * (1 - [.A106])" office:value-type="float" office:value="0.929495692551875" calcext:value-type="float">
            <text:p>0.929495692551875</text:p>
          </table:table-cell>
          <table:table-cell table:formula="of:= 100 * ([.B107] - [.B106]*[.B106]) * ([.B107] - [.B106]*[.B106]) + (1 - [.B106]) * (1 - [.B106])" office:value-type="float" office:value="1.20770336828473" calcext:value-type="float">
            <text:p>1.20770336828473</text:p>
          </table:table-cell>
          <table:table-cell table:formula="of:=[.A106]*[.A106]" office:value-type="float" office:value="0.00766172923878823" calcext:value-type="float">
            <text:p>0.00766172923878823</text:p>
          </table:table-cell>
          <table:table-cell table:formula="of:=[.B106]*[.B106]" office:value-type="float" office:value="0.00766172923878823" calcext:value-type="float">
            <text:p>0.00766172923878823</text:p>
          </table:table-cell>
          <table:table-cell table:formula="of:= [.A106]*[.A106]*[.A106]*[.A106] - 16*[.A106]*[.A106] + 5*[.A106]" office:value-type="float" office:value="0.315127555955082" calcext:value-type="float">
            <text:p>0.315127555955082</text:p>
          </table:table-cell>
          <table:table-cell table:formula="of:= [.B106]*[.B106]*[.B106]*[.B106] - 16*[.B106]*[.B106] + 5*[.B106]" office:value-type="float" office:value="-0.560185487406448" calcext:value-type="float">
            <text:p>-0.5601854874064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34664849704132" calcext:value-type="float">
            <text:p>-0.0234664849704132</text:p>
          </table:table-cell>
          <table:table-cell table:formula="of:=-[.A107]" office:value-type="float" office:value="0.0234664849704132" calcext:value-type="float">
            <text:p>0.0234664849704132</text:p>
          </table:table-cell>
          <table:table-cell/>
          <table:table-cell table:formula="of:= [.A107] * [.A107] - 10 * COS(2 * PI() * [.A107])" office:value-type="float" office:value="-9.89094703717484" calcext:value-type="float">
            <text:p>-9.89094703717484</text:p>
          </table:table-cell>
          <table:table-cell table:formula="of:= [.B107] * [.B107] - 10 * COS(2 * PI() * [.B107])" office:value-type="float" office:value="-9.89094703717484" calcext:value-type="float">
            <text:p>-9.89094703717484</text:p>
          </table:table-cell>
          <table:table-cell table:formula="of:= 100 * ([.A108] - [.A107]*[.A107]) * ([.A108] - [.A107]*[.A107]) + (1 - [.A107]) * (1 - [.A107])" office:value-type="float" office:value="4.19226722958372" calcext:value-type="float">
            <text:p>4.19226722958372</text:p>
          </table:table-cell>
          <table:table-cell table:formula="of:= 100 * ([.B108] - [.B107]*[.B107]) * ([.B108] - [.B107]*[.B107]) + (1 - [.B107]) * (1 - [.B107])" office:value-type="float" office:value="4.13758431575603" calcext:value-type="float">
            <text:p>4.13758431575603</text:p>
          </table:table-cell>
          <table:table-cell table:formula="of:=[.A107]*[.A107]" office:value-type="float" office:value="0.000550675916866626" calcext:value-type="float">
            <text:p>0.000550675916866626</text:p>
          </table:table-cell>
          <table:table-cell table:formula="of:=[.B107]*[.B107]" office:value-type="float" office:value="0.000550675916866626" calcext:value-type="float">
            <text:p>0.000550675916866626</text:p>
          </table:table-cell>
          <table:table-cell table:formula="of:= [.A107]*[.A107]*[.A107]*[.A107] - 16*[.A107]*[.A107] + 5*[.A107]" office:value-type="float" office:value="-0.126142936277966" calcext:value-type="float">
            <text:p>-0.126142936277966</text:p>
          </table:table-cell>
          <table:table-cell table:formula="of:= [.B107]*[.B107]*[.B107]*[.B107] - 16*[.B107]*[.B107] + 5*[.B107]" office:value-type="float" office:value="0.108521913426165" calcext:value-type="float">
            <text:p>0.1085219134261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7886052639224" calcext:value-type="float">
            <text:p>0.177886052639224</text:p>
          </table:table-cell>
          <table:table-cell table:formula="of:=-[.A108]" office:value-type="float" office:value="-0.177886052639224" calcext:value-type="float">
            <text:p>-0.177886052639224</text:p>
          </table:table-cell>
          <table:table-cell/>
          <table:table-cell table:formula="of:= [.A108] * [.A108] - 10 * COS(2 * PI() * [.A108])" office:value-type="float" office:value="-4.34595241126623" calcext:value-type="float">
            <text:p>-4.34595241126623</text:p>
          </table:table-cell>
          <table:table-cell table:formula="of:= [.B108] * [.B108] - 10 * COS(2 * PI() * [.B108])" office:value-type="float" office:value="-4.34595241126623" calcext:value-type="float">
            <text:p>-4.34595241126623</text:p>
          </table:table-cell>
          <table:table-cell table:formula="of:= 100 * ([.A109] - [.A108]*[.A108]) * ([.A109] - [.A108]*[.A108]) + (1 - [.A108]) * (1 - [.A108])" office:value-type="float" office:value="14.7572501299483" calcext:value-type="float">
            <text:p>14.7572501299483</text:p>
          </table:table-cell>
          <table:table-cell table:formula="of:= 100 * ([.B109] - [.B108]*[.B108]) * ([.B109] - [.B108]*[.B108]) + (1 - [.B108]) * (1 - [.B108])" office:value-type="float" office:value="20.6190196235718" calcext:value-type="float">
            <text:p>20.6190196235718</text:p>
          </table:table-cell>
          <table:table-cell table:formula="of:=[.A108]*[.A108]" office:value-type="float" office:value="0.0316434477235646" calcext:value-type="float">
            <text:p>0.0316434477235646</text:p>
          </table:table-cell>
          <table:table-cell table:formula="of:=[.B108]*[.B108]" office:value-type="float" office:value="0.0316434477235646" calcext:value-type="float">
            <text:p>0.0316434477235646</text:p>
          </table:table-cell>
          <table:table-cell table:formula="of:= [.A108]*[.A108]*[.A108]*[.A108] - 16*[.A108]*[.A108] + 5*[.A108]" office:value-type="float" office:value="0.384136407402918" calcext:value-type="float">
            <text:p>0.384136407402918</text:p>
          </table:table-cell>
          <table:table-cell table:formula="of:= [.B108]*[.B108]*[.B108]*[.B108] - 16*[.B108]*[.B108] + 5*[.B108]" office:value-type="float" office:value="-1.39472411898932" calcext:value-type="float">
            <text:p>-1.394724118989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06895080464892" calcext:value-type="float">
            <text:p>0.406895080464892</text:p>
          </table:table-cell>
          <table:table-cell table:formula="of:=-[.A109]" office:value-type="float" office:value="-0.406895080464892" calcext:value-type="float">
            <text:p>-0.406895080464892</text:p>
          </table:table-cell>
          <table:table-cell/>
          <table:table-cell table:formula="of:= [.A109] * [.A109] - 10 * COS(2 * PI() * [.A109])" office:value-type="float" office:value="8.50270952161897" calcext:value-type="float">
            <text:p>8.50270952161897</text:p>
          </table:table-cell>
          <table:table-cell table:formula="of:= [.B109] * [.B109] - 10 * COS(2 * PI() * [.B109])" office:value-type="float" office:value="8.50270952161897" calcext:value-type="float">
            <text:p>8.50270952161897</text:p>
          </table:table-cell>
          <table:table-cell table:formula="of:= 100 * ([.A110] - [.A109]*[.A109]) * ([.A110] - [.A109]*[.A109]) + (1 - [.A109]) * (1 - [.A109])" office:value-type="float" office:value="39.4029921851617" calcext:value-type="float">
            <text:p>39.4029921851617</text:p>
          </table:table-cell>
          <table:table-cell table:formula="of:= 100 * ([.B110] - [.B109]*[.B109]) * ([.B110] - [.B109]*[.B109]) + (1 - [.B109]) * (1 - [.B109])" office:value-type="float" office:value="10.6101712834725" calcext:value-type="float">
            <text:p>10.6101712834725</text:p>
          </table:table-cell>
          <table:table-cell table:formula="of:=[.A109]*[.A109]" office:value-type="float" office:value="0.165563606506531" calcext:value-type="float">
            <text:p>0.165563606506531</text:p>
          </table:table-cell>
          <table:table-cell table:formula="of:=[.B109]*[.B109]" office:value-type="float" office:value="0.165563606506531" calcext:value-type="float">
            <text:p>0.165563606506531</text:p>
          </table:table-cell>
          <table:table-cell table:formula="of:= [.A109]*[.A109]*[.A109]*[.A109] - 16*[.A109]*[.A109] + 5*[.A109]" office:value-type="float" office:value="-0.587130993980586" calcext:value-type="float">
            <text:p>-0.587130993980586</text:p>
          </table:table-cell>
          <table:table-cell table:formula="of:= [.B109]*[.B109]*[.B109]*[.B109] - 16*[.B109]*[.B109] + 5*[.B109]" office:value-type="float" office:value="-4.65608179862951" calcext:value-type="float">
            <text:p>-4.656081798629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9346136893146" calcext:value-type="float">
            <text:p>-0.459346136893146</text:p>
          </table:table-cell>
          <table:table-cell table:formula="of:=-[.A110]" office:value-type="float" office:value="0.459346136893146" calcext:value-type="float">
            <text:p>0.459346136893146</text:p>
          </table:table-cell>
          <table:table-cell/>
          <table:table-cell table:formula="of:= [.A110] * [.A110] - 10 * COS(2 * PI() * [.A110])" office:value-type="float" office:value="9.88653173881547" calcext:value-type="float">
            <text:p>9.88653173881547</text:p>
          </table:table-cell>
          <table:table-cell table:formula="of:= [.B110] * [.B110] - 10 * COS(2 * PI() * [.B110])" office:value-type="float" office:value="9.88653173881547" calcext:value-type="float">
            <text:p>9.88653173881547</text:p>
          </table:table-cell>
          <table:table-cell table:formula="of:= 100 * ([.A111] - [.A110]*[.A110]) * ([.A111] - [.A110]*[.A110]) + (1 - [.A110]) * (1 - [.A110])" office:value-type="float" office:value="2.82849392435791" calcext:value-type="float">
            <text:p>2.82849392435791</text:p>
          </table:table-cell>
          <table:table-cell table:formula="of:= 100 * ([.B111] - [.B110]*[.B110]) * ([.B111] - [.B110]*[.B110]) + (1 - [.B110]) * (1 - [.B110])" office:value-type="float" office:value="25.8546509614745" calcext:value-type="float">
            <text:p>25.8546509614745</text:p>
          </table:table-cell>
          <table:table-cell table:formula="of:=[.A110]*[.A110]" office:value-type="float" office:value="0.210998873478657" calcext:value-type="float">
            <text:p>0.210998873478657</text:p>
          </table:table-cell>
          <table:table-cell table:formula="of:=[.B110]*[.B110]" office:value-type="float" office:value="0.210998873478657" calcext:value-type="float">
            <text:p>0.210998873478657</text:p>
          </table:table-cell>
          <table:table-cell table:formula="of:= [.A110]*[.A110]*[.A110]*[.A110] - 16*[.A110]*[.A110] + 5*[.A110]" office:value-type="float" office:value="-5.62819213551497" calcext:value-type="float">
            <text:p>-5.62819213551497</text:p>
          </table:table-cell>
          <table:table-cell table:formula="of:= [.B110]*[.B110]*[.B110]*[.B110] - 16*[.B110]*[.B110] + 5*[.B110]" office:value-type="float" office:value="-1.03473076658351" calcext:value-type="float">
            <text:p>-1.034730766583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4593297760002" calcext:value-type="float">
            <text:p>0.294593297760002</text:p>
          </table:table-cell>
          <table:table-cell table:formula="of:=-[.A111]" office:value-type="float" office:value="-0.294593297760002" calcext:value-type="float">
            <text:p>-0.294593297760002</text:p>
          </table:table-cell>
          <table:table-cell/>
          <table:table-cell table:formula="of:= [.A111] * [.A111] - 10 * COS(2 * PI() * [.A111])" office:value-type="float" office:value="2.85214798316286" calcext:value-type="float">
            <text:p>2.85214798316286</text:p>
          </table:table-cell>
          <table:table-cell table:formula="of:= [.B111] * [.B111] - 10 * COS(2 * PI() * [.B111])" office:value-type="float" office:value="2.85214798316286" calcext:value-type="float">
            <text:p>2.85214798316286</text:p>
          </table:table-cell>
          <table:table-cell table:formula="of:= 100 * ([.A112] - [.A111]*[.A111]) * ([.A112] - [.A111]*[.A111]) + (1 - [.A111]) * (1 - [.A111])" office:value-type="float" office:value="5.95871136563062" calcext:value-type="float">
            <text:p>5.95871136563062</text:p>
          </table:table-cell>
          <table:table-cell table:formula="of:= 100 * ([.B112] - [.B111]*[.B111]) * ([.B112] - [.B111]*[.B111]) + (1 - [.B111]) * (1 - [.B111])" office:value-type="float" office:value="18.2620963674425" calcext:value-type="float">
            <text:p>18.2620963674425</text:p>
          </table:table-cell>
          <table:table-cell table:formula="of:=[.A111]*[.A111]" office:value-type="float" office:value="0.0867852110851134" calcext:value-type="float">
            <text:p>0.0867852110851134</text:p>
          </table:table-cell>
          <table:table-cell table:formula="of:=[.B111]*[.B111]" office:value-type="float" office:value="0.0867852110851134" calcext:value-type="float">
            <text:p>0.0867852110851134</text:p>
          </table:table-cell>
          <table:table-cell table:formula="of:= [.A111]*[.A111]*[.A111]*[.A111] - 16*[.A111]*[.A111] + 5*[.A111]" office:value-type="float" office:value="0.091934784301285" calcext:value-type="float">
            <text:p>0.091934784301285</text:p>
          </table:table-cell>
          <table:table-cell table:formula="of:= [.B111]*[.B111]*[.B111]*[.B111] - 16*[.B111]*[.B111] + 5*[.B111]" office:value-type="float" office:value="-2.85399819329874" calcext:value-type="float">
            <text:p>-2.853998193298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20475449436344" calcext:value-type="float">
            <text:p>0.320475449436344</text:p>
          </table:table-cell>
          <table:table-cell table:formula="of:=-[.A112]" office:value-type="float" office:value="-0.320475449436344" calcext:value-type="float">
            <text:p>-0.320475449436344</text:p>
          </table:table-cell>
          <table:table-cell/>
          <table:table-cell table:formula="of:= [.A112] * [.A112] - 10 * COS(2 * PI() * [.A112])" office:value-type="float" office:value="4.38750862302824" calcext:value-type="float">
            <text:p>4.38750862302824</text:p>
          </table:table-cell>
          <table:table-cell table:formula="of:= [.B112] * [.B112] - 10 * COS(2 * PI() * [.B112])" office:value-type="float" office:value="4.38750862302824" calcext:value-type="float">
            <text:p>4.38750862302824</text:p>
          </table:table-cell>
          <table:table-cell table:formula="of:= 100 * ([.A113] - [.A112]*[.A112]) * ([.A113] - [.A112]*[.A112]) + (1 - [.A112]) * (1 - [.A112])" office:value-type="float" office:value="19.8557749721688" calcext:value-type="float">
            <text:p>19.8557749721688</text:p>
          </table:table-cell>
          <table:table-cell table:formula="of:= 100 * ([.B113] - [.B112]*[.B112]) * ([.B113] - [.B112]*[.B112]) + (1 - [.B112]) * (1 - [.B112])" office:value-type="float" office:value="7.26509369852535" calcext:value-type="float">
            <text:p>7.26509369852535</text:p>
          </table:table-cell>
          <table:table-cell table:formula="of:=[.A112]*[.A112]" office:value-type="float" office:value="0.102704513691427" calcext:value-type="float">
            <text:p>0.102704513691427</text:p>
          </table:table-cell>
          <table:table-cell table:formula="of:=[.B112]*[.B112]" office:value-type="float" office:value="0.102704513691427" calcext:value-type="float">
            <text:p>0.102704513691427</text:p>
          </table:table-cell>
          <table:table-cell table:formula="of:= [.A112]*[.A112]*[.A112]*[.A112] - 16*[.A112]*[.A112] + 5*[.A112]" office:value-type="float" office:value="-0.0303467547485154" calcext:value-type="float">
            <text:p>-0.0303467547485154</text:p>
          </table:table-cell>
          <table:table-cell table:formula="of:= [.B112]*[.B112]*[.B112]*[.B112] - 16*[.B112]*[.B112] + 5*[.B112]" office:value-type="float" office:value="-3.23510124911196" calcext:value-type="float">
            <text:p>-3.235101249111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7681922945194" calcext:value-type="float">
            <text:p>-0.337681922945194</text:p>
          </table:table-cell>
          <table:table-cell table:formula="of:=-[.A113]" office:value-type="float" office:value="0.337681922945194" calcext:value-type="float">
            <text:p>0.337681922945194</text:p>
          </table:table-cell>
          <table:table-cell/>
          <table:table-cell table:formula="of:= [.A113] * [.A113] - 10 * COS(2 * PI() * [.A113])" office:value-type="float" office:value="5.34875746364518" calcext:value-type="float">
            <text:p>5.34875746364518</text:p>
          </table:table-cell>
          <table:table-cell table:formula="of:= [.B113] * [.B113] - 10 * COS(2 * PI() * [.B113])" office:value-type="float" office:value="5.34875746364518" calcext:value-type="float">
            <text:p>5.34875746364518</text:p>
          </table:table-cell>
          <table:table-cell table:formula="of:= 100 * ([.A114] - [.A113]*[.A113]) * ([.A114] - [.A113]*[.A113]) + (1 - [.A113]) * (1 - [.A113])" office:value-type="float" office:value="4.40584655399342" calcext:value-type="float">
            <text:p>4.40584655399342</text:p>
          </table:table-cell>
          <table:table-cell table:formula="of:= 100 * ([.B114] - [.B113]*[.B113]) * ([.B114] - [.B113]*[.B113]) + (1 - [.B113]) * (1 - [.B113])" office:value-type="float" office:value="15.634060731649" calcext:value-type="float">
            <text:p>15.634060731649</text:p>
          </table:table-cell>
          <table:table-cell table:formula="of:=[.A113]*[.A113]" office:value-type="float" office:value="0.114029081083964" calcext:value-type="float">
            <text:p>0.114029081083964</text:p>
          </table:table-cell>
          <table:table-cell table:formula="of:=[.B113]*[.B113]" office:value-type="float" office:value="0.114029081083964" calcext:value-type="float">
            <text:p>0.114029081083964</text:p>
          </table:table-cell>
          <table:table-cell table:formula="of:= [.A113]*[.A113]*[.A113]*[.A113] - 16*[.A113]*[.A113] + 5*[.A113]" office:value-type="float" office:value="-3.49987228073654" calcext:value-type="float">
            <text:p>-3.49987228073654</text:p>
          </table:table-cell>
          <table:table-cell table:formula="of:= [.B113]*[.B113]*[.B113]*[.B113] - 16*[.B113]*[.B113] + 5*[.B113]" office:value-type="float" office:value="-0.123053051284599" calcext:value-type="float">
            <text:p>-0.1230530512845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5783636723645" calcext:value-type="float">
            <text:p>0.275783636723645</text:p>
          </table:table-cell>
          <table:table-cell table:formula="of:=-[.A114]" office:value-type="float" office:value="-0.275783636723645" calcext:value-type="float">
            <text:p>-0.275783636723645</text:p>
          </table:table-cell>
          <table:table-cell/>
          <table:table-cell table:formula="of:= [.A114] * [.A114] - 10 * COS(2 * PI() * [.A114])" office:value-type="float" office:value="1.68901325992755" calcext:value-type="float">
            <text:p>1.68901325992755</text:p>
          </table:table-cell>
          <table:table-cell table:formula="of:= [.B114] * [.B114] - 10 * COS(2 * PI() * [.B114])" office:value-type="float" office:value="1.68901325992755" calcext:value-type="float">
            <text:p>1.68901325992755</text:p>
          </table:table-cell>
          <table:table-cell table:formula="of:= 100 * ([.A115] - [.A114]*[.A114]) * ([.A115] - [.A114]*[.A114]) + (1 - [.A114]) * (1 - [.A114])" office:value-type="float" office:value="17.4048364062311" calcext:value-type="float">
            <text:p>17.4048364062311</text:p>
          </table:table-cell>
          <table:table-cell table:formula="of:= 100 * ([.B115] - [.B114]*[.B114]) * ([.B115] - [.B114]*[.B114]) + (1 - [.B114]) * (1 - [.B114])" office:value-type="float" office:value="8.32245757416353" calcext:value-type="float">
            <text:p>8.32245757416353</text:p>
          </table:table-cell>
          <table:table-cell table:formula="of:=[.A114]*[.A114]" office:value-type="float" office:value="0.0760566142845194" calcext:value-type="float">
            <text:p>0.0760566142845194</text:p>
          </table:table-cell>
          <table:table-cell table:formula="of:=[.B114]*[.B114]" office:value-type="float" office:value="0.0760566142845194" calcext:value-type="float">
            <text:p>0.0760566142845194</text:p>
          </table:table-cell>
          <table:table-cell table:formula="of:= [.A114]*[.A114]*[.A114]*[.A114] - 16*[.A114]*[.A114] + 5*[.A114]" office:value-type="float" office:value="0.167796963642339" calcext:value-type="float">
            <text:p>0.167796963642339</text:p>
          </table:table-cell>
          <table:table-cell table:formula="of:= [.B114]*[.B114]*[.B114]*[.B114] - 16*[.B114]*[.B114] + 5*[.B114]" office:value-type="float" office:value="-2.59003940359411" calcext:value-type="float">
            <text:p>-2.590039403594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4800381097011" calcext:value-type="float">
            <text:p>-0.334800381097011</text:p>
          </table:table-cell>
          <table:table-cell table:formula="of:=-[.A115]" office:value-type="float" office:value="0.334800381097011" calcext:value-type="float">
            <text:p>0.334800381097011</text:p>
          </table:table-cell>
          <table:table-cell/>
          <table:table-cell table:formula="of:= [.A115] * [.A115] - 10 * COS(2 * PI() * [.A115])" office:value-type="float" office:value="5.19170565877031" calcext:value-type="float">
            <text:p>5.19170565877031</text:p>
          </table:table-cell>
          <table:table-cell table:formula="of:= [.B115] * [.B115] - 10 * COS(2 * PI() * [.B115])" office:value-type="float" office:value="5.19170565877031" calcext:value-type="float">
            <text:p>5.19170565877031</text:p>
          </table:table-cell>
          <table:table-cell table:formula="of:= 100 * ([.A116] - [.A115]*[.A115]) * ([.A116] - [.A115]*[.A115]) + (1 - [.A115]) * (1 - [.A115])" office:value-type="float" office:value="7.83546273549108" calcext:value-type="float">
            <text:p>7.83546273549108</text:p>
          </table:table-cell>
          <table:table-cell table:formula="of:= 100 * ([.B116] - [.B115]*[.B115]) * ([.B116] - [.B115]*[.B115]) + (1 - [.B115]) * (1 - [.B115])" office:value-type="float" office:value="22.5538060256055" calcext:value-type="float">
            <text:p>22.5538060256055</text:p>
          </table:table-cell>
          <table:table-cell table:formula="of:=[.A115]*[.A115]" office:value-type="float" office:value="0.112091295182704" calcext:value-type="float">
            <text:p>0.112091295182704</text:p>
          </table:table-cell>
          <table:table-cell table:formula="of:=[.B115]*[.B115]" office:value-type="float" office:value="0.112091295182704" calcext:value-type="float">
            <text:p>0.112091295182704</text:p>
          </table:table-cell>
          <table:table-cell table:formula="of:= [.A115]*[.A115]*[.A115]*[.A115] - 16*[.A115]*[.A115] + 5*[.A115]" office:value-type="float" office:value="-3.45489816995258" calcext:value-type="float">
            <text:p>-3.45489816995258</text:p>
          </table:table-cell>
          <table:table-cell table:formula="of:= [.B115]*[.B115]*[.B115]*[.B115] - 16*[.B115]*[.B115] + 5*[.B115]" office:value-type="float" office:value="-0.106894358982471" calcext:value-type="float">
            <text:p>-0.1068943589824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8135410700925" calcext:value-type="float">
            <text:p>0.358135410700925</text:p>
          </table:table-cell>
          <table:table-cell table:formula="of:=-[.A116]" office:value-type="float" office:value="-0.358135410700925" calcext:value-type="float">
            <text:p>-0.358135410700925</text:p>
          </table:table-cell>
          <table:table-cell/>
          <table:table-cell table:formula="of:= [.A116] * [.A116] - 10 * COS(2 * PI() * [.A116])" office:value-type="float" office:value="6.41179555185087" calcext:value-type="float">
            <text:p>6.41179555185087</text:p>
          </table:table-cell>
          <table:table-cell table:formula="of:= [.B116] * [.B116] - 10 * COS(2 * PI() * [.B116])" office:value-type="float" office:value="6.41179555185087" calcext:value-type="float">
            <text:p>6.41179555185087</text:p>
          </table:table-cell>
          <table:table-cell table:formula="of:= 100 * ([.A117] - [.A116]*[.A116]) * ([.A117] - [.A116]*[.A116]) + (1 - [.A116]) * (1 - [.A116])" office:value-type="float" office:value="2.46866879408076" calcext:value-type="float">
            <text:p>2.46866879408076</text:p>
          </table:table-cell>
          <table:table-cell table:formula="of:= 100 * ([.B117] - [.B116]*[.B116]) * ([.B117] - [.B116]*[.B116]) + (1 - [.B116]) * (1 - [.B116])" office:value-type="float" office:value="17.839187769181" calcext:value-type="float">
            <text:p>17.839187769181</text:p>
          </table:table-cell>
          <table:table-cell table:formula="of:=[.A116]*[.A116]" office:value-type="float" office:value="0.12826097239792" calcext:value-type="float">
            <text:p>0.12826097239792</text:p>
          </table:table-cell>
          <table:table-cell table:formula="of:=[.B116]*[.B116]" office:value-type="float" office:value="0.12826097239792" calcext:value-type="float">
            <text:p>0.12826097239792</text:p>
          </table:table-cell>
          <table:table-cell table:formula="of:= [.A116]*[.A116]*[.A116]*[.A116] - 16*[.A116]*[.A116] + 5*[.A116]" office:value-type="float" office:value="-0.245047627821636" calcext:value-type="float">
            <text:p>-0.245047627821636</text:p>
          </table:table-cell>
          <table:table-cell table:formula="of:= [.B116]*[.B116]*[.B116]*[.B116] - 16*[.B116]*[.B116] + 5*[.B116]" office:value-type="float" office:value="-3.82640173483088" calcext:value-type="float">
            <text:p>-3.826401734830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1672221715562" calcext:value-type="float">
            <text:p>0.271672221715562</text:p>
          </table:table-cell>
          <table:table-cell table:formula="of:=-[.A117]" office:value-type="float" office:value="-0.271672221715562" calcext:value-type="float">
            <text:p>-0.271672221715562</text:p>
          </table:table-cell>
          <table:table-cell/>
          <table:table-cell table:formula="of:= [.A117] * [.A117] - 10 * COS(2 * PI() * [.A117])" office:value-type="float" office:value="1.43130732426577" calcext:value-type="float">
            <text:p>1.43130732426577</text:p>
          </table:table-cell>
          <table:table-cell table:formula="of:= [.B117] * [.B117] - 10 * COS(2 * PI() * [.B117])" office:value-type="float" office:value="1.43130732426577" calcext:value-type="float">
            <text:p>1.43130732426577</text:p>
          </table:table-cell>
          <table:table-cell table:formula="of:= 100 * ([.A118] - [.A117]*[.A117]) * ([.A118] - [.A117]*[.A117]) + (1 - [.A117]) * (1 - [.A117])" office:value-type="float" office:value="0.699377377244642" calcext:value-type="float">
            <text:p>0.699377377244642</text:p>
          </table:table-cell>
          <table:table-cell table:formula="of:= 100 * ([.B118] - [.B117]*[.B117]) * ([.B118] - [.B117]*[.B117]) + (1 - [.B117]) * (1 - [.B117])" office:value-type="float" office:value="5.17833389423078" calcext:value-type="float">
            <text:p>5.17833389423078</text:p>
          </table:table-cell>
          <table:table-cell table:formula="of:=[.A117]*[.A117]" office:value-type="float" office:value="0.0738057960518695" calcext:value-type="float">
            <text:p>0.0738057960518695</text:p>
          </table:table-cell>
          <table:table-cell table:formula="of:=[.B117]*[.B117]" office:value-type="float" office:value="0.0738057960518695" calcext:value-type="float">
            <text:p>0.0738057960518695</text:p>
          </table:table-cell>
          <table:table-cell table:formula="of:= [.A117]*[.A117]*[.A117]*[.A117] - 16*[.A117]*[.A117] + 5*[.A117]" office:value-type="float" office:value="0.182915667278748" calcext:value-type="float">
            <text:p>0.182915667278748</text:p>
          </table:table-cell>
          <table:table-cell table:formula="of:= [.B117]*[.B117]*[.B117]*[.B117] - 16*[.B117]*[.B117] + 5*[.B117]" office:value-type="float" office:value="-2.53380654987687" calcext:value-type="float">
            <text:p>-2.533806549876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4905190770514" calcext:value-type="float">
            <text:p>0.114905190770514</text:p>
          </table:table-cell>
          <table:table-cell table:formula="of:=-[.A118]" office:value-type="float" office:value="-0.114905190770514" calcext:value-type="float">
            <text:p>-0.114905190770514</text:p>
          </table:table-cell>
          <table:table-cell/>
          <table:table-cell table:formula="of:= [.A118] * [.A118] - 10 * COS(2 * PI() * [.A118])" office:value-type="float" office:value="-7.49184562322594" calcext:value-type="float">
            <text:p>-7.49184562322594</text:p>
          </table:table-cell>
          <table:table-cell table:formula="of:= [.B118] * [.B118] - 10 * COS(2 * PI() * [.B118])" office:value-type="float" office:value="-7.49184562322594" calcext:value-type="float">
            <text:p>-7.49184562322594</text:p>
          </table:table-cell>
          <table:table-cell table:formula="of:= 100 * ([.A119] - [.A118]*[.A118]) * ([.A119] - [.A118]*[.A118]) + (1 - [.A118]) * (1 - [.A118])" office:value-type="float" office:value="0.972278238987152" calcext:value-type="float">
            <text:p>0.972278238987152</text:p>
          </table:table-cell>
          <table:table-cell table:formula="of:= 100 * ([.B119] - [.B118]*[.B118]) * ([.B119] - [.B118]*[.B118]) + (1 - [.B118]) * (1 - [.B118])" office:value-type="float" office:value="1.73115832438183" calcext:value-type="float">
            <text:p>1.73115832438183</text:p>
          </table:table-cell>
          <table:table-cell table:formula="of:=[.A118]*[.A118]" office:value-type="float" office:value="0.0132032028660083" calcext:value-type="float">
            <text:p>0.0132032028660083</text:p>
          </table:table-cell>
          <table:table-cell table:formula="of:=[.B118]*[.B118]" office:value-type="float" office:value="0.0132032028660083" calcext:value-type="float">
            <text:p>0.0132032028660083</text:p>
          </table:table-cell>
          <table:table-cell table:formula="of:= [.A118]*[.A118]*[.A118]*[.A118] - 16*[.A118]*[.A118] + 5*[.A118]" office:value-type="float" office:value="0.36344903256236" calcext:value-type="float">
            <text:p>0.36344903256236</text:p>
          </table:table-cell>
          <table:table-cell table:formula="of:= [.B118]*[.B118]*[.B118]*[.B118] - 16*[.B118]*[.B118] + 5*[.B118]" office:value-type="float" office:value="-0.785602875142783" calcext:value-type="float">
            <text:p>-0.7856028751427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66641528857872" calcext:value-type="float">
            <text:p>0.0566641528857872</text:p>
          </table:table-cell>
          <table:table-cell table:formula="of:=-[.A119]" office:value-type="float" office:value="-0.0566641528857872" calcext:value-type="float">
            <text:p>-0.0566641528857872</text:p>
          </table:table-cell>
          <table:table-cell/>
          <table:table-cell table:formula="of:= [.A119] * [.A119] - 10 * COS(2 * PI() * [.A119])" office:value-type="float" office:value="-9.36966412291763" calcext:value-type="float">
            <text:p>-9.36966412291763</text:p>
          </table:table-cell>
          <table:table-cell table:formula="of:= [.B119] * [.B119] - 10 * COS(2 * PI() * [.B119])" office:value-type="float" office:value="-9.36966412291763" calcext:value-type="float">
            <text:p>-9.36966412291763</text:p>
          </table:table-cell>
          <table:table-cell table:formula="of:= 100 * ([.A120] - [.A119]*[.A119]) * ([.A120] - [.A119]*[.A119]) + (1 - [.A119]) * (1 - [.A119])" office:value-type="float" office:value="4.36777408542545" calcext:value-type="float">
            <text:p>4.36777408542545</text:p>
          </table:table-cell>
          <table:table-cell table:formula="of:= 100 * ([.B120] - [.B119]*[.B119]) * ([.B120] - [.B119]*[.B119]) + (1 - [.B119]) * (1 - [.B119])" office:value-type="float" office:value="4.83807061390039" calcext:value-type="float">
            <text:p>4.83807061390039</text:p>
          </table:table-cell>
          <table:table-cell table:formula="of:=[.A119]*[.A119]" office:value-type="float" office:value="0.00321082622226387" calcext:value-type="float">
            <text:p>0.00321082622226387</text:p>
          </table:table-cell>
          <table:table-cell table:formula="of:=[.B119]*[.B119]" office:value-type="float" office:value="0.00321082622226387" calcext:value-type="float">
            <text:p>0.00321082622226387</text:p>
          </table:table-cell>
          <table:table-cell table:formula="of:= [.A119]*[.A119]*[.A119]*[.A119] - 16*[.A119]*[.A119] + 5*[.A119]" office:value-type="float" office:value="0.231957854277744" calcext:value-type="float">
            <text:p>0.231957854277744</text:p>
          </table:table-cell>
          <table:table-cell table:formula="of:= [.B119]*[.B119]*[.B119]*[.B119] - 16*[.B119]*[.B119] + 5*[.B119]" office:value-type="float" office:value="-0.334683674580128" calcext:value-type="float">
            <text:p>-0.3346836745801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97018867312" calcext:value-type="float">
            <text:p>0.1897018867312</text:p>
          </table:table-cell>
          <table:table-cell table:formula="of:=-[.A120]" office:value-type="float" office:value="-0.1897018867312" calcext:value-type="float">
            <text:p>-0.1897018867312</text:p>
          </table:table-cell>
          <table:table-cell/>
          <table:table-cell table:formula="of:= [.A120] * [.A120] - 10 * COS(2 * PI() * [.A120])" office:value-type="float" office:value="-3.66266790481944" calcext:value-type="float">
            <text:p>-3.66266790481944</text:p>
          </table:table-cell>
          <table:table-cell table:formula="of:= [.B120] * [.B120] - 10 * COS(2 * PI() * [.B120])" office:value-type="float" office:value="-3.66266790481944" calcext:value-type="float">
            <text:p>-3.66266790481944</text:p>
          </table:table-cell>
          <table:table-cell table:formula="of:= 100 * ([.A121] - [.A120]*[.A120]) * ([.A121] - [.A120]*[.A120]) + (1 - [.A120]) * (1 - [.A120])" office:value-type="float" office:value="1.35181626814987" calcext:value-type="float">
            <text:p>1.35181626814987</text:p>
          </table:table-cell>
          <table:table-cell table:formula="of:= 100 * ([.B121] - [.B120]*[.B120]) * ([.B121] - [.B120]*[.B120]) + (1 - [.B120]) * (1 - [.B120])" office:value-type="float" office:value="1.42840262569075" calcext:value-type="float">
            <text:p>1.42840262569075</text:p>
          </table:table-cell>
          <table:table-cell table:formula="of:=[.A120]*[.A120]" office:value-type="float" office:value="0.035986805829377" calcext:value-type="float">
            <text:p>0.035986805829377</text:p>
          </table:table-cell>
          <table:table-cell table:formula="of:=[.B120]*[.B120]" office:value-type="float" office:value="0.035986805829377" calcext:value-type="float">
            <text:p>0.035986805829377</text:p>
          </table:table-cell>
          <table:table-cell table:formula="of:= [.A120]*[.A120]*[.A120]*[.A120] - 16*[.A120]*[.A120] + 5*[.A120]" office:value-type="float" office:value="0.374015590579769" calcext:value-type="float">
            <text:p>0.374015590579769</text:p>
          </table:table-cell>
          <table:table-cell table:formula="of:= [.B120]*[.B120]*[.B120]*[.B120] - 16*[.B120]*[.B120] + 5*[.B120]" office:value-type="float" office:value="-1.52300327673223" calcext:value-type="float">
            <text:p>-1.523003276732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73938415525481" calcext:value-type="float">
            <text:p>-0.0473938415525481</text:p>
          </table:table-cell>
          <table:table-cell table:formula="of:=-[.A121]" office:value-type="float" office:value="0.0473938415525481" calcext:value-type="float">
            <text:p>0.0473938415525481</text:p>
          </table:table-cell>
          <table:table-cell/>
          <table:table-cell table:formula="of:= [.A121] * [.A121] - 10 * COS(2 * PI() * [.A121])" office:value-type="float" office:value="-9.55764313320229" calcext:value-type="float">
            <text:p>-9.55764313320229</text:p>
          </table:table-cell>
          <table:table-cell table:formula="of:= [.B121] * [.B121] - 10 * COS(2 * PI() * [.B121])" office:value-type="float" office:value="-9.55764313320229" calcext:value-type="float">
            <text:p>-9.55764313320229</text:p>
          </table:table-cell>
          <table:table-cell table:formula="of:= 100 * ([.A122] - [.A121]*[.A121]) * ([.A122] - [.A121]*[.A121]) + (1 - [.A121]) * (1 - [.A121])" office:value-type="float" office:value="2.75325784907159" calcext:value-type="float">
            <text:p>2.75325784907159</text:p>
          </table:table-cell>
          <table:table-cell table:formula="of:= 100 * ([.B122] - [.B121]*[.B121]) * ([.B122] - [.B121]*[.B121]) + (1 - [.B121]) * (1 - [.B121])" office:value-type="float" office:value="2.68132869577492" calcext:value-type="float">
            <text:p>2.68132869577492</text:p>
          </table:table-cell>
          <table:table-cell table:formula="of:=[.A121]*[.A121]" office:value-type="float" office:value="0.00224617621710804" calcext:value-type="float">
            <text:p>0.00224617621710804</text:p>
          </table:table-cell>
          <table:table-cell table:formula="of:=[.B121]*[.B121]" office:value-type="float" office:value="0.00224617621710804" calcext:value-type="float">
            <text:p>0.00224617621710804</text:p>
          </table:table-cell>
          <table:table-cell table:formula="of:= [.A121]*[.A121]*[.A121]*[.A121] - 16*[.A121]*[.A121] + 5*[.A121]" office:value-type="float" office:value="-0.272902981928871" calcext:value-type="float">
            <text:p>-0.272902981928871</text:p>
          </table:table-cell>
          <table:table-cell table:formula="of:= [.B121]*[.B121]*[.B121]*[.B121] - 16*[.B121]*[.B121] + 5*[.B121]" office:value-type="float" office:value="0.20103543359661" calcext:value-type="float">
            <text:p>0.201035433596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094054243993" calcext:value-type="float">
            <text:p>0.13094054243993</text:p>
          </table:table-cell>
          <table:table-cell table:formula="of:=-[.A122]" office:value-type="float" office:value="-0.13094054243993" calcext:value-type="float">
            <text:p>-0.13094054243993</text:p>
          </table:table-cell>
          <table:table-cell/>
          <table:table-cell table:formula="of:= [.A122] * [.A122] - 10 * COS(2 * PI() * [.A122])" office:value-type="float" office:value="-6.78512720337136" calcext:value-type="float">
            <text:p>-6.78512720337136</text:p>
          </table:table-cell>
          <table:table-cell table:formula="of:= [.B122] * [.B122] - 10 * COS(2 * PI() * [.B122])" office:value-type="float" office:value="-6.78512720337136" calcext:value-type="float">
            <text:p>-6.78512720337136</text:p>
          </table:table-cell>
          <table:table-cell table:formula="of:= 100 * ([.A123] - [.A122]*[.A122]) * ([.A123] - [.A122]*[.A122]) + (1 - [.A122]) * (1 - [.A122])" office:value-type="float" office:value="0.949463634599135" calcext:value-type="float">
            <text:p>0.949463634599135</text:p>
          </table:table-cell>
          <table:table-cell table:formula="of:= 100 * ([.B123] - [.B122]*[.B122]) * ([.B123] - [.B122]*[.B122]) + (1 - [.B122]) * (1 - [.B122])" office:value-type="float" office:value="1.89303823551062" calcext:value-type="float">
            <text:p>1.89303823551062</text:p>
          </table:table-cell>
          <table:table-cell table:formula="of:=[.A122]*[.A122]" office:value-type="float" office:value="0.0171454256544631" calcext:value-type="float">
            <text:p>0.0171454256544631</text:p>
          </table:table-cell>
          <table:table-cell table:formula="of:=[.B122]*[.B122]" office:value-type="float" office:value="0.0171454256544631" calcext:value-type="float">
            <text:p>0.0171454256544631</text:p>
          </table:table-cell>
          <table:table-cell table:formula="of:= [.A122]*[.A122]*[.A122]*[.A122] - 16*[.A122]*[.A122] + 5*[.A122]" office:value-type="float" office:value="0.380669867349113" calcext:value-type="float">
            <text:p>0.380669867349113</text:p>
          </table:table-cell>
          <table:table-cell table:formula="of:= [.B122]*[.B122]*[.B122]*[.B122] - 16*[.B122]*[.B122] + 5*[.B122]" office:value-type="float" office:value="-0.928735557050188" calcext:value-type="float">
            <text:p>-0.9287355570501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12134746043012" calcext:value-type="float">
            <text:p>0.0612134746043012</text:p>
          </table:table-cell>
          <table:table-cell table:formula="of:=-[.A123]" office:value-type="float" office:value="-0.0612134746043012" calcext:value-type="float">
            <text:p>-0.0612134746043012</text:p>
          </table:table-cell>
          <table:table-cell/>
          <table:table-cell table:formula="of:= [.A123] * [.A123] - 10 * COS(2 * PI() * [.A123])" office:value-type="float" office:value="-9.26568018592015" calcext:value-type="float">
            <text:p>-9.26568018592015</text:p>
          </table:table-cell>
          <table:table-cell table:formula="of:= [.B123] * [.B123] - 10 * COS(2 * PI() * [.B123])" office:value-type="float" office:value="-9.26568018592015" calcext:value-type="float">
            <text:p>-9.26568018592015</text:p>
          </table:table-cell>
          <table:table-cell table:formula="of:= 100 * ([.A124] - [.A123]*[.A123]) * ([.A124] - [.A123]*[.A123]) + (1 - [.A123]) * (1 - [.A123])" office:value-type="float" office:value="13.6474545902469" calcext:value-type="float">
            <text:p>13.6474545902469</text:p>
          </table:table-cell>
          <table:table-cell table:formula="of:= 100 * ([.B124] - [.B123]*[.B123]) * ([.B124] - [.B123]*[.B123]) + (1 - [.B123]) * (1 - [.B123])" office:value-type="float" office:value="14.4334547073724" calcext:value-type="float">
            <text:p>14.4334547073724</text:p>
          </table:table-cell>
          <table:table-cell table:formula="of:=[.A123]*[.A123]" office:value-type="float" office:value="0.00374708947313142" calcext:value-type="float">
            <text:p>0.00374708947313142</text:p>
          </table:table-cell>
          <table:table-cell table:formula="of:=[.B123]*[.B123]" office:value-type="float" office:value="0.00374708947313142" calcext:value-type="float">
            <text:p>0.00374708947313142</text:p>
          </table:table-cell>
          <table:table-cell table:formula="of:= [.A123]*[.A123]*[.A123]*[.A123] - 16*[.A123]*[.A123] + 5*[.A123]" office:value-type="float" office:value="0.246127982130923" calcext:value-type="float">
            <text:p>0.246127982130923</text:p>
          </table:table-cell>
          <table:table-cell table:formula="of:= [.B123]*[.B123]*[.B123]*[.B123] - 16*[.B123]*[.B123] + 5*[.B123]" office:value-type="float" office:value="-0.366006763912089" calcext:value-type="float">
            <text:p>-0.3660067639120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1044366960414" calcext:value-type="float">
            <text:p>0.361044366960414</text:p>
          </table:table-cell>
          <table:table-cell table:formula="of:=-[.A124]" office:value-type="float" office:value="-0.361044366960414" calcext:value-type="float">
            <text:p>-0.361044366960414</text:p>
          </table:table-cell>
          <table:table-cell/>
          <table:table-cell table:formula="of:= [.A124] * [.A124] - 10 * COS(2 * PI() * [.A124])" office:value-type="float" office:value="6.55501603772491" calcext:value-type="float">
            <text:p>6.55501603772491</text:p>
          </table:table-cell>
          <table:table-cell table:formula="of:= [.B124] * [.B124] - 10 * COS(2 * PI() * [.B124])" office:value-type="float" office:value="6.55501603772491" calcext:value-type="float">
            <text:p>6.55501603772491</text:p>
          </table:table-cell>
          <table:table-cell table:formula="of:= 100 * ([.A125] - [.A124]*[.A124]) * ([.A125] - [.A124]*[.A124]) + (1 - [.A124]) * (1 - [.A124])" office:value-type="float" office:value="15.6189833305759" calcext:value-type="float">
            <text:p>15.6189833305759</text:p>
          </table:table-cell>
          <table:table-cell table:formula="of:= 100 * ([.B125] - [.B124]*[.B124]) * ([.B125] - [.B124]*[.B124]) + (1 - [.B124]) * (1 - [.B124])" office:value-type="float" office:value="3.52437218722624" calcext:value-type="float">
            <text:p>3.52437218722624</text:p>
          </table:table-cell>
          <table:table-cell table:formula="of:=[.A124]*[.A124]" office:value-type="float" office:value="0.130353034913846" calcext:value-type="float">
            <text:p>0.130353034913846</text:p>
          </table:table-cell>
          <table:table-cell table:formula="of:=[.B124]*[.B124]" office:value-type="float" office:value="0.130353034913846" calcext:value-type="float">
            <text:p>0.130353034913846</text:p>
          </table:table-cell>
          <table:table-cell table:formula="of:= [.A124]*[.A124]*[.A124]*[.A124] - 16*[.A124]*[.A124] + 5*[.A124]" office:value-type="float" office:value="-0.263434810108215" calcext:value-type="float">
            <text:p>-0.263434810108215</text:p>
          </table:table-cell>
          <table:table-cell table:formula="of:= [.B124]*[.B124]*[.B124]*[.B124] - 16*[.B124]*[.B124] + 5*[.B124]" office:value-type="float" office:value="-3.87387847971235" calcext:value-type="float">
            <text:p>-3.873878479712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9656183305196" calcext:value-type="float">
            <text:p>-0.259656183305196</text:p>
          </table:table-cell>
          <table:table-cell table:formula="of:=-[.A125]" office:value-type="float" office:value="0.259656183305196" calcext:value-type="float">
            <text:p>0.259656183305196</text:p>
          </table:table-cell>
          <table:table-cell/>
          <table:table-cell table:formula="of:= [.A125] * [.A125] - 10 * COS(2 * PI() * [.A125])" office:value-type="float" office:value="0.673765068280121" calcext:value-type="float">
            <text:p>0.673765068280121</text:p>
          </table:table-cell>
          <table:table-cell table:formula="of:= [.B125] * [.B125] - 10 * COS(2 * PI() * [.B125])" office:value-type="float" office:value="0.673765068280121" calcext:value-type="float">
            <text:p>0.673765068280121</text:p>
          </table:table-cell>
          <table:table-cell table:formula="of:= 100 * ([.A126] - [.A125]*[.A125]) * ([.A126] - [.A125]*[.A125]) + (1 - [.A125]) * (1 - [.A125])" office:value-type="float" office:value="3.1907010381699" calcext:value-type="float">
            <text:p>3.1907010381699</text:p>
          </table:table-cell>
          <table:table-cell table:formula="of:= 100 * ([.B126] - [.B125]*[.B125]) * ([.B126] - [.B125]*[.B125]) + (1 - [.B125]) * (1 - [.B125])" office:value-type="float" office:value="0.554824498885599" calcext:value-type="float">
            <text:p>0.554824498885599</text:p>
          </table:table-cell>
          <table:table-cell table:formula="of:=[.A125]*[.A125]" office:value-type="float" office:value="0.0674213335286218" calcext:value-type="float">
            <text:p>0.0674213335286218</text:p>
          </table:table-cell>
          <table:table-cell table:formula="of:=[.B125]*[.B125]" office:value-type="float" office:value="0.0674213335286218" calcext:value-type="float">
            <text:p>0.0674213335286218</text:p>
          </table:table-cell>
          <table:table-cell table:formula="of:= [.A125]*[.A125]*[.A125]*[.A125] - 16*[.A125]*[.A125] + 5*[.A125]" office:value-type="float" office:value="-2.37247661676915" calcext:value-type="float">
            <text:p>-2.37247661676915</text:p>
          </table:table-cell>
          <table:table-cell table:formula="of:= [.B125]*[.B125]*[.B125]*[.B125] - 16*[.B125]*[.B125] + 5*[.B125]" office:value-type="float" office:value="0.224085216282812" calcext:value-type="float">
            <text:p>0.2240852162828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59226498589851" calcext:value-type="float">
            <text:p>-0.059226498589851</text:p>
          </table:table-cell>
          <table:table-cell table:formula="of:=-[.A126]" office:value-type="float" office:value="0.059226498589851" calcext:value-type="float">
            <text:p>0.059226498589851</text:p>
          </table:table-cell>
          <table:table-cell/>
          <table:table-cell table:formula="of:= [.A126] * [.A126] - 10 * COS(2 * PI() * [.A126])" office:value-type="float" office:value="-9.31203825065243" calcext:value-type="float">
            <text:p>-9.31203825065243</text:p>
          </table:table-cell>
          <table:table-cell table:formula="of:= [.B126] * [.B126] - 10 * COS(2 * PI() * [.B126])" office:value-type="float" office:value="-9.31203825065243" calcext:value-type="float">
            <text:p>-9.31203825065243</text:p>
          </table:table-cell>
          <table:table-cell table:formula="of:= 100 * ([.A127] - [.A126]*[.A126]) * ([.A127] - [.A126]*[.A126]) + (1 - [.A126]) * (1 - [.A126])" office:value-type="float" office:value="15.5349206619873" calcext:value-type="float">
            <text:p>15.5349206619873</text:p>
          </table:table-cell>
          <table:table-cell table:formula="of:= 100 * ([.B127] - [.B126]*[.B126]) * ([.B127] - [.B126]*[.B126]) + (1 - [.B126]) * (1 - [.B126])" office:value-type="float" office:value="14.7702536422849" calcext:value-type="float">
            <text:p>14.7702536422849</text:p>
          </table:table-cell>
          <table:table-cell table:formula="of:=[.A126]*[.A126]" office:value-type="float" office:value="0.00350777813521362" calcext:value-type="float">
            <text:p>0.00350777813521362</text:p>
          </table:table-cell>
          <table:table-cell table:formula="of:=[.B126]*[.B126]" office:value-type="float" office:value="0.00350777813521362" calcext:value-type="float">
            <text:p>0.00350777813521362</text:p>
          </table:table-cell>
          <table:table-cell table:formula="of:= [.A126]*[.A126]*[.A126]*[.A126] - 16*[.A126]*[.A126] + 5*[.A126]" office:value-type="float" office:value="-0.352244638605227" calcext:value-type="float">
            <text:p>-0.352244638605227</text:p>
          </table:table-cell>
          <table:table-cell table:formula="of:= [.B126]*[.B126]*[.B126]*[.B126] - 16*[.B126]*[.B126] + 5*[.B126]" office:value-type="float" office:value="0.240020347293283" calcext:value-type="float">
            <text:p>0.2400203472932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6136264181696" calcext:value-type="float">
            <text:p>-0.376136264181696</text:p>
          </table:table-cell>
          <table:table-cell table:formula="of:=-[.A127]" office:value-type="float" office:value="0.376136264181696" calcext:value-type="float">
            <text:p>0.376136264181696</text:p>
          </table:table-cell>
          <table:table-cell/>
          <table:table-cell table:formula="of:= [.A127] * [.A127] - 10 * COS(2 * PI() * [.A127])" office:value-type="float" office:value="7.2628485527561" calcext:value-type="float">
            <text:p>7.2628485527561</text:p>
          </table:table-cell>
          <table:table-cell table:formula="of:= [.B127] * [.B127] - 10 * COS(2 * PI() * [.B127])" office:value-type="float" office:value="7.2628485527561" calcext:value-type="float">
            <text:p>7.2628485527561</text:p>
          </table:table-cell>
          <table:table-cell table:formula="of:= 100 * ([.A128] - [.A127]*[.A127]) * ([.A128] - [.A127]*[.A127]) + (1 - [.A127]) * (1 - [.A127])" office:value-type="float" office:value="12.7567291264607" calcext:value-type="float">
            <text:p>12.7567291264607</text:p>
          </table:table-cell>
          <table:table-cell table:formula="of:= 100 * ([.B128] - [.B127]*[.B127]) * ([.B128] - [.B127]*[.B127]) + (1 - [.B127]) * (1 - [.B127])" office:value-type="float" office:value="0.606672844158581" calcext:value-type="float">
            <text:p>0.606672844158581</text:p>
          </table:table-cell>
          <table:table-cell table:formula="of:=[.A127]*[.A127]" office:value-type="float" office:value="0.141478489232563" calcext:value-type="float">
            <text:p>0.141478489232563</text:p>
          </table:table-cell>
          <table:table-cell table:formula="of:=[.B127]*[.B127]" office:value-type="float" office:value="0.141478489232563" calcext:value-type="float">
            <text:p>0.141478489232563</text:p>
          </table:table-cell>
          <table:table-cell table:formula="of:= [.A127]*[.A127]*[.A127]*[.A127] - 16*[.A127]*[.A127] + 5*[.A127]" office:value-type="float" office:value="-4.12432098571395" calcext:value-type="float">
            <text:p>-4.12432098571395</text:p>
          </table:table-cell>
          <table:table-cell table:formula="of:= [.B127]*[.B127]*[.B127]*[.B127] - 16*[.B127]*[.B127] + 5*[.B127]" office:value-type="float" office:value="-0.362958343896993" calcext:value-type="float">
            <text:p>-0.3629583438969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88111833878793" calcext:value-type="float">
            <text:p>-0.188111833878793</text:p>
          </table:table-cell>
          <table:table-cell table:formula="of:=-[.A128]" office:value-type="float" office:value="0.188111833878793" calcext:value-type="float">
            <text:p>0.188111833878793</text:p>
          </table:table-cell>
          <table:table-cell/>
          <table:table-cell table:formula="of:= [.A128] * [.A128] - 10 * COS(2 * PI() * [.A128])" office:value-type="float" office:value="-3.7559036885151" calcext:value-type="float">
            <text:p>-3.7559036885151</text:p>
          </table:table-cell>
          <table:table-cell table:formula="of:= [.B128] * [.B128] - 10 * COS(2 * PI() * [.B128])" office:value-type="float" office:value="-3.7559036885151" calcext:value-type="float">
            <text:p>-3.7559036885151</text:p>
          </table:table-cell>
          <table:table-cell table:formula="of:= 100 * ([.A129] - [.A128]*[.A128]) * ([.A129] - [.A128]*[.A128]) + (1 - [.A128]) * (1 - [.A128])" office:value-type="float" office:value="14.8070365779385" calcext:value-type="float">
            <text:p>14.8070365779385</text:p>
          </table:table-cell>
          <table:table-cell table:formula="of:= 100 * ([.B129] - [.B128]*[.B128]) * ([.B129] - [.B128]*[.B128]) + (1 - [.B128]) * (1 - [.B128])" office:value-type="float" office:value="9.37497259569883" calcext:value-type="float">
            <text:p>9.37497259569883</text:p>
          </table:table-cell>
          <table:table-cell table:formula="of:=[.A128]*[.A128]" office:value-type="float" office:value="0.0353860620452426" calcext:value-type="float">
            <text:p>0.0353860620452426</text:p>
          </table:table-cell>
          <table:table-cell table:formula="of:=[.B128]*[.B128]" office:value-type="float" office:value="0.0353860620452426" calcext:value-type="float">
            <text:p>0.0353860620452426</text:p>
          </table:table-cell>
          <table:table-cell table:formula="of:= [.A128]*[.A128]*[.A128]*[.A128] - 16*[.A128]*[.A128] + 5*[.A128]" office:value-type="float" office:value="-1.50548398873078" calcext:value-type="float">
            <text:p>-1.50548398873078</text:p>
          </table:table-cell>
          <table:table-cell table:formula="of:= [.B128]*[.B128]*[.B128]*[.B128] - 16*[.B128]*[.B128] + 5*[.B128]" office:value-type="float" office:value="0.375634350057153" calcext:value-type="float">
            <text:p>0.3756343500571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0611572484486" calcext:value-type="float">
            <text:p>-0.330611572484486</text:p>
          </table:table-cell>
          <table:table-cell table:formula="of:=-[.A129]" office:value-type="float" office:value="0.330611572484486" calcext:value-type="float">
            <text:p>0.330611572484486</text:p>
          </table:table-cell>
          <table:table-cell/>
          <table:table-cell table:formula="of:= [.A129] * [.A129] - 10 * COS(2 * PI() * [.A129])" office:value-type="float" office:value="4.96047826699166" calcext:value-type="float">
            <text:p>4.96047826699166</text:p>
          </table:table-cell>
          <table:table-cell table:formula="of:= [.B129] * [.B129] - 10 * COS(2 * PI() * [.B129])" office:value-type="float" office:value="4.96047826699166" calcext:value-type="float">
            <text:p>4.96047826699166</text:p>
          </table:table-cell>
          <table:table-cell table:formula="of:= 100 * ([.A130] - [.A129]*[.A129]) * ([.A130] - [.A129]*[.A129]) + (1 - [.A129]) * (1 - [.A129])" office:value-type="float" office:value="4.80518283141538" calcext:value-type="float">
            <text:p>4.80518283141538</text:p>
          </table:table-cell>
          <table:table-cell table:formula="of:= 100 * ([.B130] - [.B129]*[.B129]) * ([.B130] - [.B129]*[.B129]) + (1 - [.B129]) * (1 - [.B129])" office:value-type="float" office:value="15.8781019353704" calcext:value-type="float">
            <text:p>15.8781019353704</text:p>
          </table:table-cell>
          <table:table-cell table:formula="of:=[.A129]*[.A129]" office:value-type="float" office:value="0.109304011860664" calcext:value-type="float">
            <text:p>0.109304011860664</text:p>
          </table:table-cell>
          <table:table-cell table:formula="of:=[.B129]*[.B129]" office:value-type="float" office:value="0.109304011860664" calcext:value-type="float">
            <text:p>0.109304011860664</text:p>
          </table:table-cell>
          <table:table-cell table:formula="of:= [.A129]*[.A129]*[.A129]*[.A129] - 16*[.A129]*[.A129] + 5*[.A129]" office:value-type="float" office:value="-3.38997468518422" calcext:value-type="float">
            <text:p>-3.38997468518422</text:p>
          </table:table-cell>
          <table:table-cell table:formula="of:= [.B129]*[.B129]*[.B129]*[.B129] - 16*[.B129]*[.B129] + 5*[.B129]" office:value-type="float" office:value="-0.0838589603393651" calcext:value-type="float">
            <text:p>-0.08385896033936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3506643143483" calcext:value-type="float">
            <text:p>0.283506643143483</text:p>
          </table:table-cell>
          <table:table-cell table:formula="of:=-[.A130]" office:value-type="float" office:value="-0.283506643143483" calcext:value-type="float">
            <text:p>-0.283506643143483</text:p>
          </table:table-cell>
          <table:table-cell/>
          <table:table-cell table:formula="of:= [.A130] * [.A130] - 10 * COS(2 * PI() * [.A130])" office:value-type="float" office:value="2.17014310760967" calcext:value-type="float">
            <text:p>2.17014310760967</text:p>
          </table:table-cell>
          <table:table-cell table:formula="of:= [.B130] * [.B130] - 10 * COS(2 * PI() * [.B130])" office:value-type="float" office:value="2.17014310760967" calcext:value-type="float">
            <text:p>2.17014310760967</text:p>
          </table:table-cell>
          <table:table-cell table:formula="of:= 100 * ([.A131] - [.A130]*[.A130]) * ([.A131] - [.A130]*[.A130]) + (1 - [.A130]) * (1 - [.A130])" office:value-type="float" office:value="3.96309325207997" calcext:value-type="float">
            <text:p>3.96309325207997</text:p>
          </table:table-cell>
          <table:table-cell table:formula="of:= 100 * ([.B131] - [.B130]*[.B130]) * ([.B131] - [.B130]*[.B130]) + (1 - [.B130]) * (1 - [.B130])" office:value-type="float" office:value="1.70980167644058" calcext:value-type="float">
            <text:p>1.70980167644058</text:p>
          </table:table-cell>
          <table:table-cell table:formula="of:=[.A130]*[.A130]" office:value-type="float" office:value="0.0803760167064859" calcext:value-type="float">
            <text:p>0.0803760167064859</text:p>
          </table:table-cell>
          <table:table-cell table:formula="of:=[.B130]*[.B130]" office:value-type="float" office:value="0.0803760167064859" calcext:value-type="float">
            <text:p>0.0803760167064859</text:p>
          </table:table-cell>
          <table:table-cell table:formula="of:= [.A130]*[.A130]*[.A130]*[.A130] - 16*[.A130]*[.A130] + 5*[.A130]" office:value-type="float" office:value="0.137977252475239" calcext:value-type="float">
            <text:p>0.137977252475239</text:p>
          </table:table-cell>
          <table:table-cell table:formula="of:= [.B130]*[.B130]*[.B130]*[.B130] - 16*[.B130]*[.B130] + 5*[.B130]" office:value-type="float" office:value="-2.69708917895959" calcext:value-type="float">
            <text:p>-2.697089178959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05358485248871" calcext:value-type="float">
            <text:p>-0.105358485248871</text:p>
          </table:table-cell>
          <table:table-cell table:formula="of:=-[.A131]" office:value-type="float" office:value="0.105358485248871" calcext:value-type="float">
            <text:p>0.105358485248871</text:p>
          </table:table-cell>
          <table:table-cell/>
          <table:table-cell table:formula="of:= [.A131] * [.A131] - 10 * COS(2 * PI() * [.A131])" office:value-type="float" office:value="-7.8766243832715" calcext:value-type="float">
            <text:p>-7.8766243832715</text:p>
          </table:table-cell>
          <table:table-cell table:formula="of:= [.B131] * [.B131] - 10 * COS(2 * PI() * [.B131])" office:value-type="float" office:value="-7.8766243832715" calcext:value-type="float">
            <text:p>-7.8766243832715</text:p>
          </table:table-cell>
          <table:table-cell table:formula="of:= 100 * ([.A132] - [.A131]*[.A131]) * ([.A132] - [.A131]*[.A131]) + (1 - [.A131]) * (1 - [.A131])" office:value-type="float" office:value="19.2200898931309" calcext:value-type="float">
            <text:p>19.2200898931309</text:p>
          </table:table-cell>
          <table:table-cell table:formula="of:= 100 * ([.B132] - [.B131]*[.B131]) * ([.B132] - [.B131]*[.B131]) + (1 - [.B131]) * (1 - [.B131])" office:value-type="float" office:value="16.9642318799101" calcext:value-type="float">
            <text:p>16.9642318799101</text:p>
          </table:table-cell>
          <table:table-cell table:formula="of:=[.A131]*[.A131]" office:value-type="float" office:value="0.0111004104139366" calcext:value-type="float">
            <text:p>0.0111004104139366</text:p>
          </table:table-cell>
          <table:table-cell table:formula="of:=[.B131]*[.B131]" office:value-type="float" office:value="0.0111004104139366" calcext:value-type="float">
            <text:p>0.0111004104139366</text:p>
          </table:table-cell>
          <table:table-cell table:formula="of:= [.A131]*[.A131]*[.A131]*[.A131] - 16*[.A131]*[.A131] + 5*[.A131]" office:value-type="float" office:value="-0.704275773755984" calcext:value-type="float">
            <text:p>-0.704275773755984</text:p>
          </table:table-cell>
          <table:table-cell table:formula="of:= [.B131]*[.B131]*[.B131]*[.B131] - 16*[.B131]*[.B131] + 5*[.B131]" office:value-type="float" office:value="0.349309078732728" calcext:value-type="float">
            <text:p>0.3493090787327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314329917077" calcext:value-type="float">
            <text:p>-0.41314329917077</text:p>
          </table:table-cell>
          <table:table-cell table:formula="of:=-[.A132]" office:value-type="float" office:value="0.41314329917077" calcext:value-type="float">
            <text:p>0.41314329917077</text:p>
          </table:table-cell>
          <table:table-cell/>
          <table:table-cell table:formula="of:= [.A132] * [.A132] - 10 * COS(2 * PI() * [.A132])" office:value-type="float" office:value="8.71813854596986" calcext:value-type="float">
            <text:p>8.71813854596986</text:p>
          </table:table-cell>
          <table:table-cell table:formula="of:= [.B132] * [.B132] - 10 * COS(2 * PI() * [.B132])" office:value-type="float" office:value="8.71813854596986" calcext:value-type="float">
            <text:p>8.71813854596986</text:p>
          </table:table-cell>
          <table:table-cell table:formula="of:= 100 * ([.A133] - [.A132]*[.A132]) * ([.A133] - [.A132]*[.A132]) + (1 - [.A132]) * (1 - [.A132])" office:value-type="float" office:value="4.73271070664298" calcext:value-type="float">
            <text:p>4.73271070664298</text:p>
          </table:table-cell>
          <table:table-cell table:formula="of:= 100 * ([.B133] - [.B132]*[.B132]) * ([.B133] - [.B132]*[.B132]) + (1 - [.B132]) * (1 - [.B132])" office:value-type="float" office:value="26.0265311626329" calcext:value-type="float">
            <text:p>26.0265311626329</text:p>
          </table:table-cell>
          <table:table-cell table:formula="of:=[.A132]*[.A132]" office:value-type="float" office:value="0.170687385649708" calcext:value-type="float">
            <text:p>0.170687385649708</text:p>
          </table:table-cell>
          <table:table-cell table:formula="of:=[.B132]*[.B132]" office:value-type="float" office:value="0.170687385649708" calcext:value-type="float">
            <text:p>0.170687385649708</text:p>
          </table:table-cell>
          <table:table-cell table:formula="of:= [.A132]*[.A132]*[.A132]*[.A132] - 16*[.A132]*[.A132] + 5*[.A132]" office:value-type="float" office:value="-4.76758048262925" calcext:value-type="float">
            <text:p>-4.76758048262925</text:p>
          </table:table-cell>
          <table:table-cell table:formula="of:= [.B132]*[.B132]*[.B132]*[.B132] - 16*[.B132]*[.B132] + 5*[.B132]" office:value-type="float" office:value="-0.636147490921549" calcext:value-type="float">
            <text:p>-0.6361474909215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6088012089022" calcext:value-type="float">
            <text:p>0.336088012089022</text:p>
          </table:table-cell>
          <table:table-cell table:formula="of:=-[.A133]" office:value-type="float" office:value="-0.336088012089022" calcext:value-type="float">
            <text:p>-0.336088012089022</text:p>
          </table:table-cell>
          <table:table-cell/>
          <table:table-cell table:formula="of:= [.A133] * [.A133] - 10 * COS(2 * PI() * [.A133])" office:value-type="float" office:value="5.26209179322942" calcext:value-type="float">
            <text:p>5.26209179322942</text:p>
          </table:table-cell>
          <table:table-cell table:formula="of:= [.B133] * [.B133] - 10 * COS(2 * PI() * [.B133])" office:value-type="float" office:value="5.26209179322942" calcext:value-type="float">
            <text:p>5.26209179322942</text:p>
          </table:table-cell>
          <table:table-cell table:formula="of:= 100 * ([.A134] - [.A133]*[.A133]) * ([.A134] - [.A133]*[.A133]) + (1 - [.A133]) * (1 - [.A133])" office:value-type="float" office:value="10.4005368830944" calcext:value-type="float">
            <text:p>10.4005368830944</text:p>
          </table:table-cell>
          <table:table-cell table:formula="of:= 100 * ([.B134] - [.B133]*[.B133]) * ([.B134] - [.B133]*[.B133]) + (1 - [.B133]) * (1 - [.B133])" office:value-type="float" office:value="2.58939101346974" calcext:value-type="float">
            <text:p>2.58939101346974</text:p>
          </table:table-cell>
          <table:table-cell table:formula="of:=[.A133]*[.A133]" office:value-type="float" office:value="0.11295515186995" calcext:value-type="float">
            <text:p>0.11295515186995</text:p>
          </table:table-cell>
          <table:table-cell table:formula="of:=[.B133]*[.B133]" office:value-type="float" office:value="0.11295515186995" calcext:value-type="float">
            <text:p>0.11295515186995</text:p>
          </table:table-cell>
          <table:table-cell table:formula="of:= [.A133]*[.A133]*[.A133]*[.A133] - 16*[.A133]*[.A133] + 5*[.A133]" office:value-type="float" office:value="-0.114083503140133" calcext:value-type="float">
            <text:p>-0.114083503140133</text:p>
          </table:table-cell>
          <table:table-cell table:formula="of:= [.B133]*[.B133]*[.B133]*[.B133] - 16*[.B133]*[.B133] + 5*[.B133]" office:value-type="float" office:value="-3.47496362403035" calcext:value-type="float">
            <text:p>-3.474963624030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02635686961003" calcext:value-type="float">
            <text:p>-0.202635686961003</text:p>
          </table:table-cell>
          <table:table-cell table:formula="of:=-[.A134]" office:value-type="float" office:value="0.202635686961003" calcext:value-type="float">
            <text:p>0.202635686961003</text:p>
          </table:table-cell>
          <table:table-cell/>
          <table:table-cell table:formula="of:= [.A134] * [.A134] - 10 * COS(2 * PI() * [.A134])" office:value-type="float" office:value="-2.89119238491366" calcext:value-type="float">
            <text:p>-2.89119238491366</text:p>
          </table:table-cell>
          <table:table-cell table:formula="of:= [.B134] * [.B134] - 10 * COS(2 * PI() * [.B134])" office:value-type="float" office:value="-2.89119238491366" calcext:value-type="float">
            <text:p>-2.89119238491366</text:p>
          </table:table-cell>
          <table:table-cell table:formula="of:= 100 * ([.A135] - [.A134]*[.A134]) * ([.A135] - [.A134]*[.A134]) + (1 - [.A134]) * (1 - [.A134])" office:value-type="float" office:value="23.5273200482418" calcext:value-type="float">
            <text:p>23.5273200482418</text:p>
          </table:table-cell>
          <table:table-cell table:formula="of:= 100 * ([.B135] - [.B134]*[.B134]) * ([.B135] - [.B134]*[.B134]) + (1 - [.B134]) * (1 - [.B134])" office:value-type="float" office:value="15.6732521130848" calcext:value-type="float">
            <text:p>15.6732521130848</text:p>
          </table:table-cell>
          <table:table-cell table:formula="of:=[.A134]*[.A134]" office:value-type="float" office:value="0.0410612216301575" calcext:value-type="float">
            <text:p>0.0410612216301575</text:p>
          </table:table-cell>
          <table:table-cell table:formula="of:=[.B134]*[.B134]" office:value-type="float" office:value="0.0410612216301575" calcext:value-type="float">
            <text:p>0.0410612216301575</text:p>
          </table:table-cell>
          <table:table-cell table:formula="of:= [.A134]*[.A134]*[.A134]*[.A134] - 16*[.A134]*[.A134] + 5*[.A134]" office:value-type="float" office:value="-1.66847195696577" calcext:value-type="float">
            <text:p>-1.66847195696577</text:p>
          </table:table-cell>
          <table:table-cell table:formula="of:= [.B134]*[.B134]*[.B134]*[.B134] - 16*[.B134]*[.B134] + 5*[.B134]" office:value-type="float" office:value="0.357884912644255" calcext:value-type="float">
            <text:p>0.3578849126442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8842890425585" calcext:value-type="float">
            <text:p>-0.428842890425585</text:p>
          </table:table-cell>
          <table:table-cell table:formula="of:=-[.A135]" office:value-type="float" office:value="0.428842890425585" calcext:value-type="float">
            <text:p>0.428842890425585</text:p>
          </table:table-cell>
          <table:table-cell/>
          <table:table-cell table:formula="of:= [.A135] * [.A135] - 10 * COS(2 * PI() * [.A135])" office:value-type="float" office:value="9.20098231138172" calcext:value-type="float">
            <text:p>9.20098231138172</text:p>
          </table:table-cell>
          <table:table-cell table:formula="of:= [.B135] * [.B135] - 10 * COS(2 * PI() * [.B135])" office:value-type="float" office:value="9.20098231138172" calcext:value-type="float">
            <text:p>9.20098231138172</text:p>
          </table:table-cell>
          <table:table-cell table:formula="of:= 100 * ([.A136] - [.A135]*[.A135]) * ([.A136] - [.A135]*[.A135]) + (1 - [.A135]) * (1 - [.A135])" office:value-type="float" office:value="5.31194484935158" calcext:value-type="float">
            <text:p>5.31194484935158</text:p>
          </table:table-cell>
          <table:table-cell table:formula="of:= 100 * ([.B136] - [.B135]*[.B135]) * ([.B136] - [.B135]*[.B135]) + (1 - [.B135]) * (1 - [.B135])" office:value-type="float" office:value="30.4282997452826" calcext:value-type="float">
            <text:p>30.4282997452826</text:p>
          </table:table-cell>
          <table:table-cell table:formula="of:=[.A135]*[.A135]" office:value-type="float" office:value="0.18390622466857" calcext:value-type="float">
            <text:p>0.18390622466857</text:p>
          </table:table-cell>
          <table:table-cell table:formula="of:=[.B135]*[.B135]" office:value-type="float" office:value="0.18390622466857" calcext:value-type="float">
            <text:p>0.18390622466857</text:p>
          </table:table-cell>
          <table:table-cell table:formula="of:= [.A135]*[.A135]*[.A135]*[.A135] - 16*[.A135]*[.A135] + 5*[.A135]" office:value-type="float" office:value="-5.05289254735321" calcext:value-type="float">
            <text:p>-5.05289254735321</text:p>
          </table:table-cell>
          <table:table-cell table:formula="of:= [.B135]*[.B135]*[.B135]*[.B135] - 16*[.B135]*[.B135] + 5*[.B135]" office:value-type="float" office:value="-0.764463643097355" calcext:value-type="float">
            <text:p>-0.7644636430973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4747393759899" calcext:value-type="float">
            <text:p>0.364747393759899</text:p>
          </table:table-cell>
          <table:table-cell table:formula="of:=-[.A136]" office:value-type="float" office:value="-0.364747393759899" calcext:value-type="float">
            <text:p>-0.364747393759899</text:p>
          </table:table-cell>
          <table:table-cell/>
          <table:table-cell table:formula="of:= [.A136] * [.A136] - 10 * COS(2 * PI() * [.A136])" office:value-type="float" office:value="6.73424543840219" calcext:value-type="float">
            <text:p>6.73424543840219</text:p>
          </table:table-cell>
          <table:table-cell table:formula="of:= [.B136] * [.B136] - 10 * COS(2 * PI() * [.B136])" office:value-type="float" office:value="6.73424543840219" calcext:value-type="float">
            <text:p>6.73424543840219</text:p>
          </table:table-cell>
          <table:table-cell table:formula="of:= 100 * ([.A137] - [.A136]*[.A136]) * ([.A137] - [.A136]*[.A136]) + (1 - [.A136]) * (1 - [.A136])" office:value-type="float" office:value="16.7222939161393" calcext:value-type="float">
            <text:p>16.7222939161393</text:p>
          </table:table-cell>
          <table:table-cell table:formula="of:= 100 * ([.B137] - [.B136]*[.B136]) * ([.B137] - [.B136]*[.B136]) + (1 - [.B136]) * (1 - [.B136])" office:value-type="float" office:value="3.76371808145894" calcext:value-type="float">
            <text:p>3.76371808145894</text:p>
          </table:table-cell>
          <table:table-cell table:formula="of:=[.A136]*[.A136]" office:value-type="float" office:value="0.133040661254639" calcext:value-type="float">
            <text:p>0.133040661254639</text:p>
          </table:table-cell>
          <table:table-cell table:formula="of:=[.B136]*[.B136]" office:value-type="float" office:value="0.133040661254639" calcext:value-type="float">
            <text:p>0.133040661254639</text:p>
          </table:table-cell>
          <table:table-cell table:formula="of:= [.A136]*[.A136]*[.A136]*[.A136] - 16*[.A136]*[.A136] + 5*[.A136]" office:value-type="float" office:value="-0.287213793727653" calcext:value-type="float">
            <text:p>-0.287213793727653</text:p>
          </table:table-cell>
          <table:table-cell table:formula="of:= [.B136]*[.B136]*[.B136]*[.B136] - 16*[.B136]*[.B136] + 5*[.B136]" office:value-type="float" office:value="-3.93468773132664" calcext:value-type="float">
            <text:p>-3.934687731326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0924040698446" calcext:value-type="float">
            <text:p>-0.270924040698446</text:p>
          </table:table-cell>
          <table:table-cell table:formula="of:=-[.A137]" office:value-type="float" office:value="0.270924040698446" calcext:value-type="float">
            <text:p>0.270924040698446</text:p>
          </table:table-cell>
          <table:table-cell/>
          <table:table-cell table:formula="of:= [.A137] * [.A137] - 10 * COS(2 * PI() * [.A137])" office:value-type="float" office:value="1.38431209916885" calcext:value-type="float">
            <text:p>1.38431209916885</text:p>
          </table:table-cell>
          <table:table-cell table:formula="of:= [.B137] * [.B137] - 10 * COS(2 * PI() * [.B137])" office:value-type="float" office:value="1.38431209916885" calcext:value-type="float">
            <text:p>1.38431209916885</text:p>
          </table:table-cell>
          <table:table-cell table:formula="of:= 100 * ([.A138] - [.A137]*[.A137]) * ([.A138] - [.A137]*[.A137]) + (1 - [.A137]) * (1 - [.A137])" office:value-type="float" office:value="1.67502325872847" calcext:value-type="float">
            <text:p>1.67502325872847</text:p>
          </table:table-cell>
          <table:table-cell table:formula="of:= 100 * ([.B138] - [.B137]*[.B137]) * ([.B138] - [.B137]*[.B137]) + (1 - [.B137]) * (1 - [.B137])" office:value-type="float" office:value="3.46416237859358" calcext:value-type="float">
            <text:p>3.46416237859358</text:p>
          </table:table-cell>
          <table:table-cell table:formula="of:=[.A137]*[.A137]" office:value-type="float" office:value="0.0733998358283734" calcext:value-type="float">
            <text:p>0.0733998358283734</text:p>
          </table:table-cell>
          <table:table-cell table:formula="of:=[.B137]*[.B137]" office:value-type="float" office:value="0.0733998358283734" calcext:value-type="float">
            <text:p>0.0733998358283734</text:p>
          </table:table-cell>
          <table:table-cell table:formula="of:= [.A137]*[.A137]*[.A137]*[.A137] - 16*[.A137]*[.A137] + 5*[.A137]" office:value-type="float" office:value="-2.52363004084657" calcext:value-type="float">
            <text:p>-2.52363004084657</text:p>
          </table:table-cell>
          <table:table-cell table:formula="of:= [.B137]*[.B137]*[.B137]*[.B137] - 16*[.B137]*[.B137] + 5*[.B137]" office:value-type="float" office:value="0.185610366137889" calcext:value-type="float">
            <text:p>0.1856103661378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78488320251927" calcext:value-type="float">
            <text:p>0.0978488320251927</text:p>
          </table:table-cell>
          <table:table-cell table:formula="of:=-[.A138]" office:value-type="float" office:value="-0.0978488320251927" calcext:value-type="float">
            <text:p>-0.0978488320251927</text:p>
          </table:table-cell>
          <table:table-cell/>
          <table:table-cell table:formula="of:= [.A138] * [.A138] - 10 * COS(2 * PI() * [.A138])" office:value-type="float" office:value="-8.15930031036022" calcext:value-type="float">
            <text:p>-8.15930031036022</text:p>
          </table:table-cell>
          <table:table-cell table:formula="of:= [.B138] * [.B138] - 10 * COS(2 * PI() * [.B138])" office:value-type="float" office:value="-8.15930031036022" calcext:value-type="float">
            <text:p>-8.15930031036022</text:p>
          </table:table-cell>
          <table:table-cell table:formula="of:= 100 * ([.A139] - [.A138]*[.A138]) * ([.A139] - [.A138]*[.A138]) + (1 - [.A138]) * (1 - [.A138])" office:value-type="float" office:value="8.87401282231169" calcext:value-type="float">
            <text:p>8.87401282231169</text:p>
          </table:table-cell>
          <table:table-cell table:formula="of:= 100 * ([.B139] - [.B138]*[.B138]) * ([.B139] - [.B138]*[.B138]) + (1 - [.B138]) * (1 - [.B138])" office:value-type="float" office:value="8.21479307582521" calcext:value-type="float">
            <text:p>8.21479307582521</text:p>
          </table:table-cell>
          <table:table-cell table:formula="of:=[.A138]*[.A138]" office:value-type="float" office:value="0.00957439392869437" calcext:value-type="float">
            <text:p>0.00957439392869437</text:p>
          </table:table-cell>
          <table:table-cell table:formula="of:=[.B138]*[.B138]" office:value-type="float" office:value="0.00957439392869437" calcext:value-type="float">
            <text:p>0.00957439392869437</text:p>
          </table:table-cell>
          <table:table-cell table:formula="of:= [.A138]*[.A138]*[.A138]*[.A138] - 16*[.A138]*[.A138] + 5*[.A138]" office:value-type="float" office:value="0.336145526285955" calcext:value-type="float">
            <text:p>0.336145526285955</text:p>
          </table:table-cell>
          <table:table-cell table:formula="of:= [.B138]*[.B138]*[.B138]*[.B138] - 16*[.B138]*[.B138] + 5*[.B138]" office:value-type="float" office:value="-0.642342793965972" calcext:value-type="float">
            <text:p>-0.6423427939659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4329394218512" calcext:value-type="float">
            <text:p>-0.274329394218512</text:p>
          </table:table-cell>
          <table:table-cell table:formula="of:=-[.A139]" office:value-type="float" office:value="0.274329394218512" calcext:value-type="float">
            <text:p>0.274329394218512</text:p>
          </table:table-cell>
          <table:table-cell/>
          <table:table-cell table:formula="of:= [.A139] * [.A139] - 10 * COS(2 * PI() * [.A139])" office:value-type="float" office:value="1.59797085628174" calcext:value-type="float">
            <text:p>1.59797085628174</text:p>
          </table:table-cell>
          <table:table-cell table:formula="of:= [.B139] * [.B139] - 10 * COS(2 * PI() * [.B139])" office:value-type="float" office:value="1.59797085628174" calcext:value-type="float">
            <text:p>1.59797085628174</text:p>
          </table:table-cell>
          <table:table-cell table:formula="of:= 100 * ([.A140] - [.A139]*[.A139]) * ([.A140] - [.A139]*[.A139]) + (1 - [.A139]) * (1 - [.A139])" office:value-type="float" office:value="1.6310958814536" calcext:value-type="float">
            <text:p>1.6310958814536</text:p>
          </table:table-cell>
          <table:table-cell table:formula="of:= 100 * ([.B140] - [.B139]*[.B139]) * ([.B140] - [.B139]*[.B139]) + (1 - [.B139]) * (1 - [.B139])" office:value-type="float" office:value="3.05428451773133" calcext:value-type="float">
            <text:p>3.05428451773133</text:p>
          </table:table-cell>
          <table:table-cell table:formula="of:=[.A139]*[.A139]" office:value-type="float" office:value="0.0752566165322957" calcext:value-type="float">
            <text:p>0.0752566165322957</text:p>
          </table:table-cell>
          <table:table-cell table:formula="of:=[.B139]*[.B139]" office:value-type="float" office:value="0.0752566165322957" calcext:value-type="float">
            <text:p>0.0752566165322957</text:p>
          </table:table-cell>
          <table:table-cell table:formula="of:= [.A139]*[.A139]*[.A139]*[.A139] - 16*[.A139]*[.A139] + 5*[.A139]" office:value-type="float" office:value="-2.5700892772774" calcext:value-type="float">
            <text:p>-2.5700892772774</text:p>
          </table:table-cell>
          <table:table-cell table:formula="of:= [.B139]*[.B139]*[.B139]*[.B139] - 16*[.B139]*[.B139] + 5*[.B139]" office:value-type="float" office:value="0.173204664907717" calcext:value-type="float">
            <text:p>0.1732046649077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37303857551888" calcext:value-type="float">
            <text:p>0.0837303857551888</text:p>
          </table:table-cell>
          <table:table-cell table:formula="of:=-[.A140]" office:value-type="float" office:value="-0.0837303857551888" calcext:value-type="float">
            <text:p>-0.0837303857551888</text:p>
          </table:table-cell>
          <table:table-cell/>
          <table:table-cell table:formula="of:= [.A140] * [.A140] - 10 * COS(2 * PI() * [.A140])" office:value-type="float" office:value="-8.6407425537502" calcext:value-type="float">
            <text:p>-8.6407425537502</text:p>
          </table:table-cell>
          <table:table-cell table:formula="of:= [.B140] * [.B140] - 10 * COS(2 * PI() * [.B140])" office:value-type="float" office:value="-8.6407425537502" calcext:value-type="float">
            <text:p>-8.6407425537502</text:p>
          </table:table-cell>
          <table:table-cell table:formula="of:= 100 * ([.A141] - [.A140]*[.A140]) * ([.A141] - [.A140]*[.A140]) + (1 - [.A140]) * (1 - [.A140])" office:value-type="float" office:value="12.1156995509197" calcext:value-type="float">
            <text:p>12.1156995509197</text:p>
          </table:table-cell>
          <table:table-cell table:formula="of:= 100 * ([.B141] - [.B140]*[.B140]) * ([.B141] - [.B140]*[.B140]) + (1 - [.B140]) * (1 - [.B140])" office:value-type="float" office:value="11.5285944643492" calcext:value-type="float">
            <text:p>11.5285944643492</text:p>
          </table:table-cell>
          <table:table-cell table:formula="of:=[.A140]*[.A140]" office:value-type="float" office:value="0.00701077749871272" calcext:value-type="float">
            <text:p>0.00701077749871272</text:p>
          </table:table-cell>
          <table:table-cell table:formula="of:=[.B140]*[.B140]" office:value-type="float" office:value="0.00701077749871272" calcext:value-type="float">
            <text:p>0.00701077749871272</text:p>
          </table:table-cell>
          <table:table-cell table:formula="of:= [.A140]*[.A140]*[.A140]*[.A140] - 16*[.A140]*[.A140] + 5*[.A140]" office:value-type="float" office:value="0.306528639797677" calcext:value-type="float">
            <text:p>0.306528639797677</text:p>
          </table:table-cell>
          <table:table-cell table:formula="of:= [.B140]*[.B140]*[.B140]*[.B140] - 16*[.B140]*[.B140] + 5*[.B140]" office:value-type="float" office:value="-0.530775217754211" calcext:value-type="float">
            <text:p>-0.5307752177542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28789007267915" calcext:value-type="float">
            <text:p>-0.328789007267915</text:p>
          </table:table-cell>
          <table:table-cell table:formula="of:=-[.A141]" office:value-type="float" office:value="0.328789007267915" calcext:value-type="float">
            <text:p>0.328789007267915</text:p>
          </table:table-cell>
          <table:table-cell/>
          <table:table-cell table:formula="of:= [.A141] * [.A141] - 10 * COS(2 * PI() * [.A141])" office:value-type="float" office:value="4.8588229135566" calcext:value-type="float">
            <text:p>4.8588229135566</text:p>
          </table:table-cell>
          <table:table-cell table:formula="of:= [.B141] * [.B141] - 10 * COS(2 * PI() * [.B141])" office:value-type="float" office:value="4.8588229135566" calcext:value-type="float">
            <text:p>4.8588229135566</text:p>
          </table:table-cell>
          <table:table-cell table:formula="of:= 100 * ([.A142] - [.A141]*[.A141]) * ([.A142] - [.A141]*[.A141]) + (1 - [.A141]) * (1 - [.A141])" office:value-type="float" office:value="16.2202278836037" calcext:value-type="float">
            <text:p>16.2202278836037</text:p>
          </table:table-cell>
          <table:table-cell table:formula="of:= 100 * ([.B142] - [.B141]*[.B141]) * ([.B142] - [.B141]*[.B141]) + (1 - [.B141]) * (1 - [.B141])" office:value-type="float" office:value="36.0193181446469" calcext:value-type="float">
            <text:p>36.0193181446469</text:p>
          </table:table-cell>
          <table:table-cell table:formula="of:=[.A141]*[.A141]" office:value-type="float" office:value="0.108102211300221" calcext:value-type="float">
            <text:p>0.108102211300221</text:p>
          </table:table-cell>
          <table:table-cell table:formula="of:=[.B141]*[.B141]" office:value-type="float" office:value="0.108102211300221" calcext:value-type="float">
            <text:p>0.108102211300221</text:p>
          </table:table-cell>
          <table:table-cell table:formula="of:= [.A141]*[.A141]*[.A141]*[.A141] - 16*[.A141]*[.A141] + 5*[.A141]" office:value-type="float" office:value="-3.36189432905511" calcext:value-type="float">
            <text:p>-3.36189432905511</text:p>
          </table:table-cell>
          <table:table-cell table:formula="of:= [.B141]*[.B141]*[.B141]*[.B141] - 16*[.B141]*[.B141] + 5*[.B141]" office:value-type="float" office:value="-0.0740042563759629" calcext:value-type="float">
            <text:p>-0.07400425637596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8829357966315" calcext:value-type="float">
            <text:p>0.48829357966315</text:p>
          </table:table-cell>
          <table:table-cell table:formula="of:=-[.A142]" office:value-type="float" office:value="-0.48829357966315" calcext:value-type="float">
            <text:p>-0.48829357966315</text:p>
          </table:table-cell>
          <table:table-cell/>
          <table:table-cell table:formula="of:= [.A142] * [.A142] - 10 * COS(2 * PI() * [.A142])" office:value-type="float" office:value="10.2113921469433" calcext:value-type="float">
            <text:p>10.2113921469433</text:p>
          </table:table-cell>
          <table:table-cell table:formula="of:= [.B142] * [.B142] - 10 * COS(2 * PI() * [.B142])" office:value-type="float" office:value="10.2113921469433" calcext:value-type="float">
            <text:p>10.2113921469433</text:p>
          </table:table-cell>
          <table:table-cell table:formula="of:= 100 * ([.A143] - [.A142]*[.A142]) * ([.A143] - [.A142]*[.A142]) + (1 - [.A142]) * (1 - [.A142])" office:value-type="float" office:value="4.95234391780983" calcext:value-type="float">
            <text:p>4.95234391780983</text:p>
          </table:table-cell>
          <table:table-cell table:formula="of:= 100 * ([.B143] - [.B142]*[.B142]) * ([.B143] - [.B142]*[.B142]) + (1 - [.B142]) * (1 - [.B142])" office:value-type="float" office:value="50.3004873702874" calcext:value-type="float">
            <text:p>50.3004873702874</text:p>
          </table:table-cell>
          <table:table-cell table:formula="of:=[.A142]*[.A142]" office:value-type="float" office:value="0.238430619940253" calcext:value-type="float">
            <text:p>0.238430619940253</text:p>
          </table:table-cell>
          <table:table-cell table:formula="of:=[.B142]*[.B142]" office:value-type="float" office:value="0.238430619940253" calcext:value-type="float">
            <text:p>0.238430619940253</text:p>
          </table:table-cell>
          <table:table-cell table:formula="of:= [.A142]*[.A142]*[.A142]*[.A142] - 16*[.A142]*[.A142] + 5*[.A142]" office:value-type="float" office:value="-1.31657286020321" calcext:value-type="float">
            <text:p>-1.31657286020321</text:p>
          </table:table-cell>
          <table:table-cell table:formula="of:= [.B142]*[.B142]*[.B142]*[.B142] - 16*[.B142]*[.B142] + 5*[.B142]" office:value-type="float" office:value="-6.19950865683471" calcext:value-type="float">
            <text:p>-6.199508656834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55006252392195" calcext:value-type="float">
            <text:p>0.455006252392195</text:p>
          </table:table-cell>
          <table:table-cell table:formula="of:=-[.A143]" office:value-type="float" office:value="-0.455006252392195" calcext:value-type="float">
            <text:p>-0.455006252392195</text:p>
          </table:table-cell>
          <table:table-cell/>
          <table:table-cell table:formula="of:= [.A143] * [.A143] - 10 * COS(2 * PI() * [.A143])" office:value-type="float" office:value="9.81007714056045" calcext:value-type="float">
            <text:p>9.81007714056045</text:p>
          </table:table-cell>
          <table:table-cell table:formula="of:= [.B143] * [.B143] - 10 * COS(2 * PI() * [.B143])" office:value-type="float" office:value="9.81007714056045" calcext:value-type="float">
            <text:p>9.81007714056045</text:p>
          </table:table-cell>
          <table:table-cell table:formula="of:= 100 * ([.A144] - [.A143]*[.A143]) * ([.A144] - [.A143]*[.A143]) + (1 - [.A143]) * (1 - [.A143])" office:value-type="float" office:value="24.507326799074" calcext:value-type="float">
            <text:p>24.507326799074</text:p>
          </table:table-cell>
          <table:table-cell table:formula="of:= 100 * ([.B144] - [.B143]*[.B143]) * ([.B144] - [.B143]*[.B143]) + (1 - [.B143]) * (1 - [.B143])" office:value-type="float" office:value="2.72510535560179" calcext:value-type="float">
            <text:p>2.72510535560179</text:p>
          </table:table-cell>
          <table:table-cell table:formula="of:=[.A143]*[.A143]" office:value-type="float" office:value="0.20703068971599" calcext:value-type="float">
            <text:p>0.20703068971599</text:p>
          </table:table-cell>
          <table:table-cell table:formula="of:=[.B143]*[.B143]" office:value-type="float" office:value="0.20703068971599" calcext:value-type="float">
            <text:p>0.20703068971599</text:p>
          </table:table-cell>
          <table:table-cell table:formula="of:= [.A143]*[.A143]*[.A143]*[.A143] - 16*[.A143]*[.A143] + 5*[.A143]" office:value-type="float" office:value="-0.994598067010586" calcext:value-type="float">
            <text:p>-0.994598067010586</text:p>
          </table:table-cell>
          <table:table-cell table:formula="of:= [.B143]*[.B143]*[.B143]*[.B143] - 16*[.B143]*[.B143] + 5*[.B143]" office:value-type="float" office:value="-5.54466059093254" calcext:value-type="float">
            <text:p>-5.544660590932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500903036911" calcext:value-type="float">
            <text:p>-0.28500903036911</text:p>
          </table:table-cell>
          <table:table-cell table:formula="of:=-[.A144]" office:value-type="float" office:value="0.28500903036911" calcext:value-type="float">
            <text:p>0.28500903036911</text:p>
          </table:table-cell>
          <table:table-cell/>
          <table:table-cell table:formula="of:= [.A144] * [.A144] - 10 * COS(2 * PI() * [.A144])" office:value-type="float" office:value="2.26321628796613" calcext:value-type="float">
            <text:p>2.26321628796613</text:p>
          </table:table-cell>
          <table:table-cell table:formula="of:= [.B144] * [.B144] - 10 * COS(2 * PI() * [.B144])" office:value-type="float" office:value="2.26321628796613" calcext:value-type="float">
            <text:p>2.26321628796613</text:p>
          </table:table-cell>
          <table:table-cell table:formula="of:= 100 * ([.A145] - [.A144]*[.A144]) * ([.A145] - [.A144]*[.A144]) + (1 - [.A144]) * (1 - [.A144])" office:value-type="float" office:value="3.76153836840414" calcext:value-type="float">
            <text:p>3.76153836840414</text:p>
          </table:table-cell>
          <table:table-cell table:formula="of:= 100 * ([.B145] - [.B144]*[.B144]) * ([.B145] - [.B144]*[.B144]) + (1 - [.B144]) * (1 - [.B144])" office:value-type="float" office:value="9.98090568266354" calcext:value-type="float">
            <text:p>9.98090568266354</text:p>
          </table:table-cell>
          <table:table-cell table:formula="of:=[.A144]*[.A144]" office:value-type="float" office:value="0.0812301473919405" calcext:value-type="float">
            <text:p>0.0812301473919405</text:p>
          </table:table-cell>
          <table:table-cell table:formula="of:=[.B144]*[.B144]" office:value-type="float" office:value="0.0812301473919405" calcext:value-type="float">
            <text:p>0.0812301473919405</text:p>
          </table:table-cell>
          <table:table-cell table:formula="of:= [.A144]*[.A144]*[.A144]*[.A144] - 16*[.A144]*[.A144] + 5*[.A144]" office:value-type="float" office:value="-2.71812917327128" calcext:value-type="float">
            <text:p>-2.71812917327128</text:p>
          </table:table-cell>
          <table:table-cell table:formula="of:= [.B144]*[.B144]*[.B144]*[.B144] - 16*[.B144]*[.B144] + 5*[.B144]" office:value-type="float" office:value="0.131961130419821" calcext:value-type="float">
            <text:p>0.1319611304198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6498525240459" calcext:value-type="float">
            <text:p>0.226498525240459</text:p>
          </table:table-cell>
          <table:table-cell table:formula="of:=-[.A145]" office:value-type="float" office:value="-0.226498525240459" calcext:value-type="float">
            <text:p>-0.226498525240459</text:p>
          </table:table-cell>
          <table:table-cell/>
          <table:table-cell table:formula="of:= [.A145] * [.A145] - 10 * COS(2 * PI() * [.A145])" office:value-type="float" office:value="-1.41997918999073" calcext:value-type="float">
            <text:p>-1.41997918999073</text:p>
          </table:table-cell>
          <table:table-cell table:formula="of:= [.B145] * [.B145] - 10 * COS(2 * PI() * [.B145])" office:value-type="float" office:value="-1.41997918999073" calcext:value-type="float">
            <text:p>-1.41997918999073</text:p>
          </table:table-cell>
          <table:table-cell table:formula="of:= 100 * ([.A146] - [.A145]*[.A145]) * ([.A146] - [.A145]*[.A145]) + (1 - [.A145]) * (1 - [.A145])" office:value-type="float" office:value="21.7286300112675" calcext:value-type="float">
            <text:p>21.7286300112675</text:p>
          </table:table-cell>
          <table:table-cell table:formula="of:= 100 * ([.B146] - [.B145]*[.B145]) * ([.B146] - [.B145]*[.B145]) + (1 - [.B145]) * (1 - [.B145])" office:value-type="float" office:value="14.2544951941429" calcext:value-type="float">
            <text:p>14.2544951941429</text:p>
          </table:table-cell>
          <table:table-cell table:formula="of:=[.A145]*[.A145]" office:value-type="float" office:value="0.0513015819361026" calcext:value-type="float">
            <text:p>0.0513015819361026</text:p>
          </table:table-cell>
          <table:table-cell table:formula="of:=[.B145]*[.B145]" office:value-type="float" office:value="0.0513015819361026" calcext:value-type="float">
            <text:p>0.0513015819361026</text:p>
          </table:table-cell>
          <table:table-cell table:formula="of:= [.A145]*[.A145]*[.A145]*[.A145] - 16*[.A145]*[.A145] + 5*[.A145]" office:value-type="float" office:value="0.314299167533797" calcext:value-type="float">
            <text:p>0.314299167533797</text:p>
          </table:table-cell>
          <table:table-cell table:formula="of:= [.B145]*[.B145]*[.B145]*[.B145] - 16*[.B145]*[.B145] + 5*[.B145]" office:value-type="float" office:value="-1.95068608487079" calcext:value-type="float">
            <text:p>-1.9506860848707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08375755767338" calcext:value-type="float">
            <text:p>-0.408375755767338</text:p>
          </table:table-cell>
          <table:table-cell table:formula="of:=-[.A146]" office:value-type="float" office:value="0.408375755767338" calcext:value-type="float">
            <text:p>0.408375755767338</text:p>
          </table:table-cell>
          <table:table-cell/>
          <table:table-cell table:formula="of:= [.A146] * [.A146] - 10 * COS(2 * PI() * [.A146])" office:value-type="float" office:value="8.5549278639384" calcext:value-type="float">
            <text:p>8.5549278639384</text:p>
          </table:table-cell>
          <table:table-cell table:formula="of:= [.B146] * [.B146] - 10 * COS(2 * PI() * [.B146])" office:value-type="float" office:value="8.5549278639384" calcext:value-type="float">
            <text:p>8.5549278639384</text:p>
          </table:table-cell>
          <table:table-cell table:formula="of:= 100 * ([.A147] - [.A146]*[.A146]) * ([.A147] - [.A146]*[.A146]) + (1 - [.A146]) * (1 - [.A146])" office:value-type="float" office:value="7.98222680529864" calcext:value-type="float">
            <text:p>7.98222680529864</text:p>
          </table:table-cell>
          <table:table-cell table:formula="of:= 100 * ([.B147] - [.B146]*[.B146]) * ([.B147] - [.B146]*[.B146]) + (1 - [.B146]) * (1 - [.B146])" office:value-type="float" office:value="33.8120843933595" calcext:value-type="float">
            <text:p>33.8120843933595</text:p>
          </table:table-cell>
          <table:table-cell table:formula="of:=[.A146]*[.A146]" office:value-type="float" office:value="0.166770757898544" calcext:value-type="float">
            <text:p>0.166770757898544</text:p>
          </table:table-cell>
          <table:table-cell table:formula="of:=[.B146]*[.B146]" office:value-type="float" office:value="0.166770757898544" calcext:value-type="float">
            <text:p>0.166770757898544</text:p>
          </table:table-cell>
          <table:table-cell table:formula="of:= [.A146]*[.A146]*[.A146]*[.A146] - 16*[.A146]*[.A146] + 5*[.A146]" office:value-type="float" office:value="-4.68239841952335" calcext:value-type="float">
            <text:p>-4.68239841952335</text:p>
          </table:table-cell>
          <table:table-cell table:formula="of:= [.B146]*[.B146]*[.B146]*[.B146] - 16*[.B146]*[.B146] + 5*[.B146]" office:value-type="float" office:value="-0.598640861849967" calcext:value-type="float">
            <text:p>-0.5986408618499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1693287198432" calcext:value-type="float">
            <text:p>0.411693287198432</text:p>
          </table:table-cell>
          <table:table-cell table:formula="of:=-[.A147]" office:value-type="float" office:value="-0.411693287198432" calcext:value-type="float">
            <text:p>-0.411693287198432</text:p>
          </table:table-cell>
          <table:table-cell/>
          <table:table-cell table:formula="of:= [.A147] * [.A147] - 10 * COS(2 * PI() * [.A147])" office:value-type="float" office:value="8.66929956910497" calcext:value-type="float">
            <text:p>8.66929956910497</text:p>
          </table:table-cell>
          <table:table-cell table:formula="of:= [.B147] * [.B147] - 10 * COS(2 * PI() * [.B147])" office:value-type="float" office:value="8.66929956910497" calcext:value-type="float">
            <text:p>8.66929956910497</text:p>
          </table:table-cell>
          <table:table-cell table:formula="of:= 100 * ([.A148] - [.A147]*[.A147]) * ([.A148] - [.A147]*[.A147]) + (1 - [.A147]) * (1 - [.A147])" office:value-type="float" office:value="4.1679341435665" calcext:value-type="float">
            <text:p>4.1679341435665</text:p>
          </table:table-cell>
          <table:table-cell table:formula="of:= 100 * ([.B148] - [.B147]*[.B147]) * ([.B148] - [.B147]*[.B147]) + (1 - [.B147]) * (1 - [.B147])" office:value-type="float" office:value="4.05175078064482" calcext:value-type="float">
            <text:p>4.05175078064482</text:p>
          </table:table-cell>
          <table:table-cell table:formula="of:=[.A147]*[.A147]" office:value-type="float" office:value="0.16949136272425" calcext:value-type="float">
            <text:p>0.16949136272425</text:p>
          </table:table-cell>
          <table:table-cell table:formula="of:=[.B147]*[.B147]" office:value-type="float" office:value="0.16949136272425" calcext:value-type="float">
            <text:p>0.16949136272425</text:p>
          </table:table-cell>
          <table:table-cell table:formula="of:= [.A147]*[.A147]*[.A147]*[.A147] - 16*[.A147]*[.A147] + 5*[.A147]" office:value-type="float" office:value="-0.624668045557725" calcext:value-type="float">
            <text:p>-0.624668045557725</text:p>
          </table:table-cell>
          <table:table-cell table:formula="of:= [.B147]*[.B147]*[.B147]*[.B147] - 16*[.B147]*[.B147] + 5*[.B147]" office:value-type="float" office:value="-4.74160091754204" calcext:value-type="float">
            <text:p>-4.741600917542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60036335093901" calcext:value-type="float">
            <text:p>-0.0260036335093901</text:p>
          </table:table-cell>
          <table:table-cell table:formula="of:=-[.A148]" office:value-type="float" office:value="0.0260036335093901" calcext:value-type="float">
            <text:p>0.0260036335093901</text:p>
          </table:table-cell>
          <table:table-cell/>
          <table:table-cell table:formula="of:= [.A148] * [.A148] - 10 * COS(2 * PI() * [.A148])" office:value-type="float" office:value="-9.86614612046599" calcext:value-type="float">
            <text:p>-9.86614612046599</text:p>
          </table:table-cell>
          <table:table-cell table:formula="of:= [.B148] * [.B148] - 10 * COS(2 * PI() * [.B148])" office:value-type="float" office:value="-9.86614612046599" calcext:value-type="float">
            <text:p>-9.86614612046599</text:p>
          </table:table-cell>
          <table:table-cell table:formula="of:= 100 * ([.A149] - [.A148]*[.A148]) * ([.A149] - [.A148]*[.A148]) + (1 - [.A148]) * (1 - [.A148])" office:value-type="float" office:value="1.88931909270893" calcext:value-type="float">
            <text:p>1.88931909270893</text:p>
          </table:table-cell>
          <table:table-cell table:formula="of:= 100 * ([.B149] - [.B148]*[.B148]) * ([.B149] - [.B148]*[.B148]) + (1 - [.B148]) * (1 - [.B148])" office:value-type="float" office:value="1.81022725467761" calcext:value-type="float">
            <text:p>1.81022725467761</text:p>
          </table:table-cell>
          <table:table-cell table:formula="of:=[.A148]*[.A148]" office:value-type="float" office:value="0.000676188955690673" calcext:value-type="float">
            <text:p>0.000676188955690673</text:p>
          </table:table-cell>
          <table:table-cell table:formula="of:=[.B148]*[.B148]" office:value-type="float" office:value="0.000676188955690673" calcext:value-type="float">
            <text:p>0.000676188955690673</text:p>
          </table:table-cell>
          <table:table-cell table:formula="of:= [.A148]*[.A148]*[.A148]*[.A148] - 16*[.A148]*[.A148] + 5*[.A148]" office:value-type="float" office:value="-0.140836733606497" calcext:value-type="float">
            <text:p>-0.140836733606497</text:p>
          </table:table-cell>
          <table:table-cell table:formula="of:= [.B148]*[.B148]*[.B148]*[.B148] - 16*[.B148]*[.B148] + 5*[.B148]" office:value-type="float" office:value="0.119199601487403" calcext:value-type="float">
            <text:p>0.1191996014874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21439776429907" calcext:value-type="float">
            <text:p>0.0921439776429907</text:p>
          </table:table-cell>
          <table:table-cell table:formula="of:=-[.A149]" office:value-type="float" office:value="-0.0921439776429907" calcext:value-type="float">
            <text:p>-0.0921439776429907</text:p>
          </table:table-cell>
          <table:table-cell/>
          <table:table-cell table:formula="of:= [.A149] * [.A149] - 10 * COS(2 * PI() * [.A149])" office:value-type="float" office:value="-8.36184356939632" calcext:value-type="float">
            <text:p>-8.36184356939632</text:p>
          </table:table-cell>
          <table:table-cell table:formula="of:= [.B149] * [.B149] - 10 * COS(2 * PI() * [.B149])" office:value-type="float" office:value="-8.36184356939632" calcext:value-type="float">
            <text:p>-8.36184356939632</text:p>
          </table:table-cell>
          <table:table-cell table:formula="of:= 100 * ([.A150] - [.A149]*[.A149]) * ([.A150] - [.A149]*[.A149]) + (1 - [.A149]) * (1 - [.A149])" office:value-type="float" office:value="7.74383374464991" calcext:value-type="float">
            <text:p>7.74383374464991</text:p>
          </table:table-cell>
          <table:table-cell table:formula="of:= 100 * ([.B150] - [.B149]*[.B149]) * ([.B150] - [.B149]*[.B149]) + (1 - [.B149]) * (1 - [.B149])" office:value-type="float" office:value="9.03462343037668" calcext:value-type="float">
            <text:p>9.03462343037668</text:p>
          </table:table-cell>
          <table:table-cell table:formula="of:=[.A149]*[.A149]" office:value-type="float" office:value="0.00849051261587196" calcext:value-type="float">
            <text:p>0.00849051261587196</text:p>
          </table:table-cell>
          <table:table-cell table:formula="of:=[.B149]*[.B149]" office:value-type="float" office:value="0.00849051261587196" calcext:value-type="float">
            <text:p>0.00849051261587196</text:p>
          </table:table-cell>
          <table:table-cell table:formula="of:= [.A149]*[.A149]*[.A149]*[.A149] - 16*[.A149]*[.A149] + 5*[.A149]" office:value-type="float" office:value="0.324943775165482" calcext:value-type="float">
            <text:p>0.324943775165482</text:p>
          </table:table-cell>
          <table:table-cell table:formula="of:= [.B149]*[.B149]*[.B149]*[.B149] - 16*[.B149]*[.B149] + 5*[.B149]" office:value-type="float" office:value="-0.596496001264424" calcext:value-type="float">
            <text:p>-0.5964960012644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154243120458" calcext:value-type="float">
            <text:p>0.27154243120458</text:p>
          </table:table-cell>
          <table:table-cell table:formula="of:=-[.A150]" office:value-type="float" office:value="-0.27154243120458" calcext:value-type="float">
            <text:p>-0.27154243120458</text:p>
          </table:table-cell>
          <table:table-cell/>
          <table:table-cell table:formula="of:= [.A150] * [.A150] - 10 * COS(2 * PI() * [.A150])" office:value-type="float" office:value="1.42315688113848" calcext:value-type="float">
            <text:p>1.42315688113848</text:p>
          </table:table-cell>
          <table:table-cell table:formula="of:= [.B150] * [.B150] - 10 * COS(2 * PI() * [.B150])" office:value-type="float" office:value="1.42315688113848" calcext:value-type="float">
            <text:p>1.42315688113848</text:p>
          </table:table-cell>
          <table:table-cell table:formula="of:= 100 * ([.A151] - [.A150]*[.A150]) * ([.A151] - [.A150]*[.A150]) + (1 - [.A150]) * (1 - [.A150])" office:value-type="float" office:value="1.19730406919475" calcext:value-type="float">
            <text:p>1.19730406919475</text:p>
          </table:table-cell>
          <table:table-cell table:formula="of:= 100 * ([.B151] - [.B150]*[.B150]) * ([.B151] - [.B150]*[.B150]) + (1 - [.B150]) * (1 - [.B150])" office:value-type="float" office:value="2.05007008330663" calcext:value-type="float">
            <text:p>2.05007008330663</text:p>
          </table:table-cell>
          <table:table-cell table:formula="of:=[.A150]*[.A150]" office:value-type="float" office:value="0.0737352919444939" calcext:value-type="float">
            <text:p>0.0737352919444939</text:p>
          </table:table-cell>
          <table:table-cell table:formula="of:=[.B150]*[.B150]" office:value-type="float" office:value="0.0737352919444939" calcext:value-type="float">
            <text:p>0.0737352919444939</text:p>
          </table:table-cell>
          <table:table-cell table:formula="of:= [.A150]*[.A150]*[.A150]*[.A150] - 16*[.A150]*[.A150] + 5*[.A150]" office:value-type="float" office:value="0.183384378189136" calcext:value-type="float">
            <text:p>0.183384378189136</text:p>
          </table:table-cell>
          <table:table-cell table:formula="of:= [.B150]*[.B150]*[.B150]*[.B150] - 16*[.B150]*[.B150] + 5*[.B150]" office:value-type="float" office:value="-2.53203993385666" calcext:value-type="float">
            <text:p>-2.5320399338566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791356840636581" calcext:value-type="float">
            <text:p>-0.00791356840636581</text:p>
          </table:table-cell>
          <table:table-cell table:formula="of:=-[.A151]" office:value-type="float" office:value="0.00791356840636581" calcext:value-type="float">
            <text:p>0.00791356840636581</text:p>
          </table:table-cell>
          <table:table-cell/>
          <table:table-cell table:formula="of:= [.A151] * [.A151] - 10 * COS(2 * PI() * [.A151])" office:value-type="float" office:value="-9.98757832841037" calcext:value-type="float">
            <text:p>-9.98757832841037</text:p>
          </table:table-cell>
          <table:table-cell table:formula="of:= [.B151] * [.B151] - 10 * COS(2 * PI() * [.B151])" office:value-type="float" office:value="-9.98757832841037" calcext:value-type="float">
            <text:p>-9.98757832841037</text:p>
          </table:table-cell>
          <table:table-cell table:formula="of:= 100 * ([.A152] - [.A151]*[.A151]) * ([.A152] - [.A151]*[.A151]) + (1 - [.A151]) * (1 - [.A151])" office:value-type="float" office:value="4.34950830726582" calcext:value-type="float">
            <text:p>4.34950830726582</text:p>
          </table:table-cell>
          <table:table-cell table:formula="of:= 100 * ([.B152] - [.B151]*[.B151]) * ([.B152] - [.B151]*[.B151]) + (1 - [.B151]) * (1 - [.B151])" office:value-type="float" office:value="4.31328195513654" calcext:value-type="float">
            <text:p>4.31328195513654</text:p>
          </table:table-cell>
          <table:table-cell table:formula="of:=[.A151]*[.A151]" office:value-type="float" office:value="0.0000626245649222311" calcext:value-type="float">
            <text:p>6.26245649222311E-05</text:p>
          </table:table-cell>
          <table:table-cell table:formula="of:=[.B151]*[.B151]" office:value-type="float" office:value="0.0000626245649222311" calcext:value-type="float">
            <text:p>6.26245649222311E-05</text:p>
          </table:table-cell>
          <table:table-cell table:formula="of:= [.A151]*[.A151]*[.A151]*[.A151] - 16*[.A151]*[.A151] + 5*[.A151]" office:value-type="float" office:value="-0.0405698311487486" calcext:value-type="float">
            <text:p>-0.0405698311487486</text:p>
          </table:table-cell>
          <table:table-cell table:formula="of:= [.B151]*[.B151]*[.B151]*[.B151] - 16*[.B151]*[.B151] + 5*[.B151]" office:value-type="float" office:value="0.0385658529149095" calcext:value-type="float">
            <text:p>0.03856585291490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82519371970557" calcext:value-type="float">
            <text:p>-0.182519371970557</text:p>
          </table:table-cell>
          <table:table-cell table:formula="of:=-[.A152]" office:value-type="float" office:value="0.182519371970557" calcext:value-type="float">
            <text:p>0.182519371970557</text:p>
          </table:table-cell>
          <table:table-cell/>
          <table:table-cell table:formula="of:= [.A152] * [.A152] - 10 * COS(2 * PI() * [.A152])" office:value-type="float" office:value="-4.08072089549517" calcext:value-type="float">
            <text:p>-4.08072089549517</text:p>
          </table:table-cell>
          <table:table-cell table:formula="of:= [.B152] * [.B152] - 10 * COS(2 * PI() * [.B152])" office:value-type="float" office:value="-4.08072089549517" calcext:value-type="float">
            <text:p>-4.08072089549517</text:p>
          </table:table-cell>
          <table:table-cell table:formula="of:= 100 * ([.A153] - [.A152]*[.A152]) * ([.A153] - [.A152]*[.A152]) + (1 - [.A152]) * (1 - [.A152])" office:value-type="float" office:value="10.1909880178207" calcext:value-type="float">
            <text:p>10.1909880178207</text:p>
          </table:table-cell>
          <table:table-cell table:formula="of:= 100 * ([.B153] - [.B152]*[.B152]) * ([.B153] - [.B152]*[.B152]) + (1 - [.B152]) * (1 - [.B152])" office:value-type="float" office:value="5.95354454539465" calcext:value-type="float">
            <text:p>5.95354454539465</text:p>
          </table:table-cell>
          <table:table-cell table:formula="of:=[.A152]*[.A152]" office:value-type="float" office:value="0.0333133211445264" calcext:value-type="float">
            <text:p>0.0333133211445264</text:p>
          </table:table-cell>
          <table:table-cell table:formula="of:=[.B152]*[.B152]" office:value-type="float" office:value="0.0333133211445264" calcext:value-type="float">
            <text:p>0.0333133211445264</text:p>
          </table:table-cell>
          <table:table-cell table:formula="of:= [.A152]*[.A152]*[.A152]*[.A152] - 16*[.A152]*[.A152] + 5*[.A152]" office:value-type="float" office:value="-1.44450022079953" calcext:value-type="float">
            <text:p>-1.44450022079953</text:p>
          </table:table-cell>
          <table:table-cell table:formula="of:= [.B152]*[.B152]*[.B152]*[.B152] - 16*[.B152]*[.B152] + 5*[.B152]" office:value-type="float" office:value="0.380693498906039" calcext:value-type="float">
            <text:p>0.3806934989060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3210471370257" calcext:value-type="float">
            <text:p>-0.263210471370257</text:p>
          </table:table-cell>
          <table:table-cell table:formula="of:=-[.A153]" office:value-type="float" office:value="0.263210471370257" calcext:value-type="float">
            <text:p>0.263210471370257</text:p>
          </table:table-cell>
          <table:table-cell/>
          <table:table-cell table:formula="of:= [.A153] * [.A153] - 10 * COS(2 * PI() * [.A153])" office:value-type="float" office:value="0.898365366064626" calcext:value-type="float">
            <text:p>0.898365366064626</text:p>
          </table:table-cell>
          <table:table-cell table:formula="of:= [.B153] * [.B153] - 10 * COS(2 * PI() * [.B153])" office:value-type="float" office:value="0.898365366064626" calcext:value-type="float">
            <text:p>0.898365366064626</text:p>
          </table:table-cell>
          <table:table-cell table:formula="of:= 100 * ([.A154] - [.A153]*[.A153]) * ([.A154] - [.A153]*[.A153]) + (1 - [.A153]) * (1 - [.A153])" office:value-type="float" office:value="16.5363659868083" calcext:value-type="float">
            <text:p>16.5363659868083</text:p>
          </table:table-cell>
          <table:table-cell table:formula="of:= 100 * ([.B154] - [.B153]*[.B153]) * ([.B154] - [.B153]*[.B153]) + (1 - [.B153]) * (1 - [.B153])" office:value-type="float" office:value="6.69187322911314" calcext:value-type="float">
            <text:p>6.69187322911314</text:p>
          </table:table-cell>
          <table:table-cell table:formula="of:=[.A153]*[.A153]" office:value-type="float" office:value="0.0692797522389531" calcext:value-type="float">
            <text:p>0.0692797522389531</text:p>
          </table:table-cell>
          <table:table-cell table:formula="of:=[.B153]*[.B153]" office:value-type="float" office:value="0.0692797522389531" calcext:value-type="float">
            <text:p>0.0692797522389531</text:p>
          </table:table-cell>
          <table:table-cell table:formula="of:= [.A153]*[.A153]*[.A153]*[.A153] - 16*[.A153]*[.A153] + 5*[.A153]" office:value-type="float" office:value="-2.41972870860425" calcext:value-type="float">
            <text:p>-2.41972870860425</text:p>
          </table:table-cell>
          <table:table-cell table:formula="of:= [.B153]*[.B153]*[.B153]*[.B153] - 16*[.B153]*[.B153] + 5*[.B153]" office:value-type="float" office:value="0.212376005098328" calcext:value-type="float">
            <text:p>0.2123760050983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17251815577038" calcext:value-type="float">
            <text:p>-0.317251815577038</text:p>
          </table:table-cell>
          <table:table-cell table:formula="of:=-[.A154]" office:value-type="float" office:value="0.317251815577038" calcext:value-type="float">
            <text:p>0.317251815577038</text:p>
          </table:table-cell>
          <table:table-cell/>
          <table:table-cell table:formula="of:= [.A154] * [.A154] - 10 * COS(2 * PI() * [.A154])" office:value-type="float" office:value="4.20157498302774" calcext:value-type="float">
            <text:p>4.20157498302774</text:p>
          </table:table-cell>
          <table:table-cell table:formula="of:= [.B154] * [.B154] - 10 * COS(2 * PI() * [.B154])" office:value-type="float" office:value="4.20157498302774" calcext:value-type="float">
            <text:p>4.20157498302774</text:p>
          </table:table-cell>
          <table:table-cell table:formula="of:= 100 * ([.A155] - [.A154]*[.A154]) * ([.A155] - [.A154]*[.A154]) + (1 - [.A154]) * (1 - [.A154])" office:value-type="float" office:value="25.5989731193923" calcext:value-type="float">
            <text:p>25.5989731193923</text:p>
          </table:table-cell>
          <table:table-cell table:formula="of:= 100 * ([.B155] - [.B154]*[.B154]) * ([.B155] - [.B154]*[.B154]) + (1 - [.B154]) * (1 - [.B154])" office:value-type="float" office:value="8.71502703702465" calcext:value-type="float">
            <text:p>8.71502703702465</text:p>
          </table:table-cell>
          <table:table-cell table:formula="of:=[.A154]*[.A154]" office:value-type="float" office:value="0.100648714486927" calcext:value-type="float">
            <text:p>0.100648714486927</text:p>
          </table:table-cell>
          <table:table-cell table:formula="of:=[.B154]*[.B154]" office:value-type="float" office:value="0.100648714486927" calcext:value-type="float">
            <text:p>0.100648714486927</text:p>
          </table:table-cell>
          <table:table-cell table:formula="of:= [.A154]*[.A154]*[.A154]*[.A154] - 16*[.A154]*[.A154] + 5*[.A154]" office:value-type="float" office:value="-3.18650834594814" calcext:value-type="float">
            <text:p>-3.18650834594814</text:p>
          </table:table-cell>
          <table:table-cell table:formula="of:= [.B154]*[.B154]*[.B154]*[.B154] - 16*[.B154]*[.B154] + 5*[.B154]" office:value-type="float" office:value="-0.0139901901777681" calcext:value-type="float">
            <text:p>-0.01399019017776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7857383466326" calcext:value-type="float">
            <text:p>-0.387857383466326</text:p>
          </table:table-cell>
          <table:table-cell table:formula="of:=-[.A155]" office:value-type="float" office:value="0.387857383466326" calcext:value-type="float">
            <text:p>0.387857383466326</text:p>
          </table:table-cell>
          <table:table-cell/>
          <table:table-cell table:formula="of:= [.A155] * [.A155] - 10 * COS(2 * PI() * [.A155])" office:value-type="float" office:value="7.76905722111776" calcext:value-type="float">
            <text:p>7.76905722111776</text:p>
          </table:table-cell>
          <table:table-cell table:formula="of:= [.B155] * [.B155] - 10 * COS(2 * PI() * [.B155])" office:value-type="float" office:value="7.76905722111776" calcext:value-type="float">
            <text:p>7.76905722111776</text:p>
          </table:table-cell>
          <table:table-cell table:formula="of:= 100 * ([.A156] - [.A155]*[.A155]) * ([.A156] - [.A155]*[.A155]) + (1 - [.A155]) * (1 - [.A155])" office:value-type="float" office:value="17.8453284719571" calcext:value-type="float">
            <text:p>17.8453284719571</text:p>
          </table:table-cell>
          <table:table-cell table:formula="of:= 100 * ([.B156] - [.B155]*[.B155]) * ([.B156] - [.B155]*[.B155]) + (1 - [.B155]) * (1 - [.B155])" office:value-type="float" office:value="1.33750686850796" calcext:value-type="float">
            <text:p>1.33750686850796</text:p>
          </table:table-cell>
          <table:table-cell table:formula="of:=[.A155]*[.A155]" office:value-type="float" office:value="0.150433349909344" calcext:value-type="float">
            <text:p>0.150433349909344</text:p>
          </table:table-cell>
          <table:table-cell table:formula="of:=[.B155]*[.B155]" office:value-type="float" office:value="0.150433349909344" calcext:value-type="float">
            <text:p>0.150433349909344</text:p>
          </table:table-cell>
          <table:table-cell table:formula="of:= [.A155]*[.A155]*[.A155]*[.A155] - 16*[.A155]*[.A155] + 5*[.A155]" office:value-type="float" office:value="-4.32359032311619" calcext:value-type="float">
            <text:p>-4.32359032311619</text:p>
          </table:table-cell>
          <table:table-cell table:formula="of:= [.B155]*[.B155]*[.B155]*[.B155] - 16*[.B155]*[.B155] + 5*[.B155]" office:value-type="float" office:value="-0.445016488452935" calcext:value-type="float">
            <text:p>-0.4450164884529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4855512555223" calcext:value-type="float">
            <text:p>-0.24855512555223</text:p>
          </table:table-cell>
          <table:table-cell table:formula="of:=-[.A156]" office:value-type="float" office:value="0.24855512555223" calcext:value-type="float">
            <text:p>0.24855512555223</text:p>
          </table:table-cell>
          <table:table-cell/>
          <table:table-cell table:formula="of:= [.A156] * [.A156] - 10 * COS(2 * PI() * [.A156])" office:value-type="float" office:value="-0.0290032415412313" calcext:value-type="float">
            <text:p>-0.0290032415412313</text:p>
          </table:table-cell>
          <table:table-cell table:formula="of:= [.B156] * [.B156] - 10 * COS(2 * PI() * [.B156])" office:value-type="float" office:value="-0.0290032415412313" calcext:value-type="float">
            <text:p>-0.0290032415412313</text:p>
          </table:table-cell>
          <table:table-cell table:formula="of:= 100 * ([.A157] - [.A156]*[.A156]) * ([.A157] - [.A156]*[.A156]) + (1 - [.A156]) * (1 - [.A156])" office:value-type="float" office:value="3.03494225841683" calcext:value-type="float">
            <text:p>3.03494225841683</text:p>
          </table:table-cell>
          <table:table-cell table:formula="of:= 100 * ([.B157] - [.B156]*[.B156]) * ([.B157] - [.B156]*[.B156]) + (1 - [.B156]) * (1 - [.B156])" office:value-type="float" office:value="6.5697272764352" calcext:value-type="float">
            <text:p>6.5697272764352</text:p>
          </table:table-cell>
          <table:table-cell table:formula="of:=[.A156]*[.A156]" office:value-type="float" office:value="0.0617796504382846" calcext:value-type="float">
            <text:p>0.0617796504382846</text:p>
          </table:table-cell>
          <table:table-cell table:formula="of:=[.B156]*[.B156]" office:value-type="float" office:value="0.0617796504382846" calcext:value-type="float">
            <text:p>0.0617796504382846</text:p>
          </table:table-cell>
          <table:table-cell table:formula="of:= [.A156]*[.A156]*[.A156]*[.A156] - 16*[.A156]*[.A156] + 5*[.A156]" office:value-type="float" office:value="-2.22743330956543" calcext:value-type="float">
            <text:p>-2.22743330956543</text:p>
          </table:table-cell>
          <table:table-cell table:formula="of:= [.B156]*[.B156]*[.B156]*[.B156] - 16*[.B156]*[.B156] + 5*[.B156]" office:value-type="float" office:value="0.258117945956871" calcext:value-type="float">
            <text:p>0.2581179459568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3272545575164" calcext:value-type="float">
            <text:p>0.183272545575164</text:p>
          </table:table-cell>
          <table:table-cell table:formula="of:=-[.A157]" office:value-type="float" office:value="-0.183272545575164" calcext:value-type="float">
            <text:p>-0.183272545575164</text:p>
          </table:table-cell>
          <table:table-cell/>
          <table:table-cell table:formula="of:= [.A157] * [.A157] - 10 * COS(2 * PI() * [.A157])" office:value-type="float" office:value="-4.03726651040367" calcext:value-type="float">
            <text:p>-4.03726651040367</text:p>
          </table:table-cell>
          <table:table-cell table:formula="of:= [.B157] * [.B157] - 10 * COS(2 * PI() * [.B157])" office:value-type="float" office:value="-4.03726651040367" calcext:value-type="float">
            <text:p>-4.03726651040367</text:p>
          </table:table-cell>
          <table:table-cell table:formula="of:= 100 * ([.A158] - [.A157]*[.A157]) * ([.A158] - [.A157]*[.A157]) + (1 - [.A157]) * (1 - [.A157])" office:value-type="float" office:value="10.9606174915107" calcext:value-type="float">
            <text:p>10.9606174915107</text:p>
          </table:table-cell>
          <table:table-cell table:formula="of:= 100 * ([.B158] - [.B157]*[.B157]) * ([.B158] - [.B157]*[.B157]) + (1 - [.B157]) * (1 - [.B157])" office:value-type="float" office:value="16.4555931642621" calcext:value-type="float">
            <text:p>16.4555931642621</text:p>
          </table:table-cell>
          <table:table-cell table:formula="of:=[.A157]*[.A157]" office:value-type="float" office:value="0.0335888259616007" calcext:value-type="float">
            <text:p>0.0335888259616007</text:p>
          </table:table-cell>
          <table:table-cell table:formula="of:=[.B157]*[.B157]" office:value-type="float" office:value="0.0335888259616007" calcext:value-type="float">
            <text:p>0.0335888259616007</text:p>
          </table:table-cell>
          <table:table-cell table:formula="of:= [.A157]*[.A157]*[.A157]*[.A157] - 16*[.A157]*[.A157] + 5*[.A157]" office:value-type="float" office:value="0.380069721719689" calcext:value-type="float">
            <text:p>0.380069721719689</text:p>
          </table:table-cell>
          <table:table-cell table:formula="of:= [.B157]*[.B157]*[.B157]*[.B157] - 16*[.B157]*[.B157] + 5*[.B157]" office:value-type="float" office:value="-1.45265573403195" calcext:value-type="float">
            <text:p>-1.452655734031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442482389044" calcext:value-type="float">
            <text:p>0.35442482389044</text:p>
          </table:table-cell>
          <table:table-cell table:formula="of:=-[.A158]" office:value-type="float" office:value="-0.35442482389044" calcext:value-type="float">
            <text:p>-0.35442482389044</text:p>
          </table:table-cell>
          <table:table-cell/>
          <table:table-cell table:formula="of:= [.A158] * [.A158] - 10 * COS(2 * PI() * [.A158])" office:value-type="float" office:value="6.22609181712235" calcext:value-type="float">
            <text:p>6.22609181712235</text:p>
          </table:table-cell>
          <table:table-cell table:formula="of:= [.B158] * [.B158] - 10 * COS(2 * PI() * [.B158])" office:value-type="float" office:value="6.22609181712235" calcext:value-type="float">
            <text:p>6.22609181712235</text:p>
          </table:table-cell>
          <table:table-cell table:formula="of:= 100 * ([.A159] - [.A158]*[.A158]) * ([.A159] - [.A158]*[.A158]) + (1 - [.A158]) * (1 - [.A158])" office:value-type="float" office:value="1.65980777669868" calcext:value-type="float">
            <text:p>1.65980777669868</text:p>
          </table:table-cell>
          <table:table-cell table:formula="of:= 100 * ([.B159] - [.B158]*[.B158]) * ([.B159] - [.B158]*[.B158]) + (1 - [.B158]) * (1 - [.B158])" office:value-type="float" office:value="14.9914553283669" calcext:value-type="float">
            <text:p>14.9914553283669</text:p>
          </table:table-cell>
          <table:table-cell table:formula="of:=[.A158]*[.A158]" office:value-type="float" office:value="0.12561695578977" calcext:value-type="float">
            <text:p>0.12561695578977</text:p>
          </table:table-cell>
          <table:table-cell table:formula="of:=[.B158]*[.B158]" office:value-type="float" office:value="0.12561695578977" calcext:value-type="float">
            <text:p>0.12561695578977</text:p>
          </table:table-cell>
          <table:table-cell table:formula="of:= [.A158]*[.A158]*[.A158]*[.A158] - 16*[.A158]*[.A158] + 5*[.A158]" office:value-type="float" office:value="-0.221967553602223" calcext:value-type="float">
            <text:p>-0.221967553602223</text:p>
          </table:table-cell>
          <table:table-cell table:formula="of:= [.B158]*[.B158]*[.B158]*[.B158] - 16*[.B158]*[.B158] + 5*[.B158]" office:value-type="float" office:value="-3.76621579250662" calcext:value-type="float">
            <text:p>-3.766215792506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7108680536039" calcext:value-type="float">
            <text:p>0.237108680536039</text:p>
          </table:table-cell>
          <table:table-cell table:formula="of:=-[.A159]" office:value-type="float" office:value="-0.237108680536039" calcext:value-type="float">
            <text:p>-0.237108680536039</text:p>
          </table:table-cell>
          <table:table-cell/>
          <table:table-cell table:formula="of:= [.A159] * [.A159] - 10 * COS(2 * PI() * [.A159])" office:value-type="float" office:value="-0.75287956716728" calcext:value-type="float">
            <text:p>-0.75287956716728</text:p>
          </table:table-cell>
          <table:table-cell table:formula="of:= [.B159] * [.B159] - 10 * COS(2 * PI() * [.B159])" office:value-type="float" office:value="-0.75287956716728" calcext:value-type="float">
            <text:p>-0.75287956716728</text:p>
          </table:table-cell>
          <table:table-cell table:formula="of:= 100 * ([.A160] - [.A159]*[.A159]) * ([.A160] - [.A159]*[.A159]) + (1 - [.A159]) * (1 - [.A159])" office:value-type="float" office:value="7.27671224238649" calcext:value-type="float">
            <text:p>7.27671224238649</text:p>
          </table:table-cell>
          <table:table-cell table:formula="of:= 100 * ([.B160] - [.B159]*[.B159]) * ([.B160] - [.B159]*[.B159]) + (1 - [.B159]) * (1 - [.B159])" office:value-type="float" office:value="15.3080761558775" calcext:value-type="float">
            <text:p>15.3080761558775</text:p>
          </table:table-cell>
          <table:table-cell table:formula="of:=[.A159]*[.A159]" office:value-type="float" office:value="0.0562205263855415" calcext:value-type="float">
            <text:p>0.0562205263855415</text:p>
          </table:table-cell>
          <table:table-cell table:formula="of:=[.B159]*[.B159]" office:value-type="float" office:value="0.0562205263855415" calcext:value-type="float">
            <text:p>0.0562205263855415</text:p>
          </table:table-cell>
          <table:table-cell table:formula="of:= [.A159]*[.A159]*[.A159]*[.A159] - 16*[.A159]*[.A159] + 5*[.A159]" office:value-type="float" office:value="0.2891757280986" calcext:value-type="float">
            <text:p>0.2891757280986</text:p>
          </table:table-cell>
          <table:table-cell table:formula="of:= [.B159]*[.B159]*[.B159]*[.B159] - 16*[.B159]*[.B159] + 5*[.B159]" office:value-type="float" office:value="-2.08191107726179" calcext:value-type="float">
            <text:p>-2.0819110772617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4961885218509" calcext:value-type="float">
            <text:p>0.314961885218509</text:p>
          </table:table-cell>
          <table:table-cell table:formula="of:=-[.A160]" office:value-type="float" office:value="-0.314961885218509" calcext:value-type="float">
            <text:p>-0.314961885218509</text:p>
          </table:table-cell>
          <table:table-cell/>
          <table:table-cell table:formula="of:= [.A160] * [.A160] - 10 * COS(2 * PI() * [.A160])" office:value-type="float" office:value="4.0684819223337" calcext:value-type="float">
            <text:p>4.0684819223337</text:p>
          </table:table-cell>
          <table:table-cell table:formula="of:= [.B160] * [.B160] - 10 * COS(2 * PI() * [.B160])" office:value-type="float" office:value="4.0684819223337" calcext:value-type="float">
            <text:p>4.0684819223337</text:p>
          </table:table-cell>
          <table:table-cell table:formula="of:= 100 * ([.A161] - [.A160]*[.A160]) * ([.A161] - [.A160]*[.A160]) + (1 - [.A160]) * (1 - [.A160])" office:value-type="float" office:value="16.3940189667068" calcext:value-type="float">
            <text:p>16.3940189667068</text:p>
          </table:table-cell>
          <table:table-cell table:formula="of:= 100 * ([.B161] - [.B160]*[.B160]) * ([.B161] - [.B160]*[.B160]) + (1 - [.B160]) * (1 - [.B160])" office:value-type="float" office:value="37.4249868049624" calcext:value-type="float">
            <text:p>37.4249868049624</text:p>
          </table:table-cell>
          <table:table-cell table:formula="of:=[.A160]*[.A160]" office:value-type="float" office:value="0.099200989140397" calcext:value-type="float">
            <text:p>0.099200989140397</text:p>
          </table:table-cell>
          <table:table-cell table:formula="of:=[.B160]*[.B160]" office:value-type="float" office:value="0.099200989140397" calcext:value-type="float">
            <text:p>0.099200989140397</text:p>
          </table:table-cell>
          <table:table-cell table:formula="of:= [.A160]*[.A160]*[.A160]*[.A160] - 16*[.A160]*[.A160] + 5*[.A160]" office:value-type="float" office:value="-0.00256556390737539" calcext:value-type="float">
            <text:p>-0.00256556390737539</text:p>
          </table:table-cell>
          <table:table-cell table:formula="of:= [.B160]*[.B160]*[.B160]*[.B160] - 16*[.B160]*[.B160] + 5*[.B160]" office:value-type="float" office:value="-3.15218441609246" calcext:value-type="float">
            <text:p>-3.152184416092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8259152169339" calcext:value-type="float">
            <text:p>0.498259152169339</text:p>
          </table:table-cell>
          <table:table-cell table:formula="of:=-[.A161]" office:value-type="float" office:value="-0.498259152169339" calcext:value-type="float">
            <text:p>-0.498259152169339</text:p>
          </table:table-cell>
          <table:table-cell/>
          <table:table-cell table:formula="of:= [.A161] * [.A161] - 10 * COS(2 * PI() * [.A161])" office:value-type="float" office:value="10.2476639818615" calcext:value-type="float">
            <text:p>10.2476639818615</text:p>
          </table:table-cell>
          <table:table-cell table:formula="of:= [.B161] * [.B161] - 10 * COS(2 * PI() * [.B161])" office:value-type="float" office:value="10.2476639818615" calcext:value-type="float">
            <text:p>10.2476639818615</text:p>
          </table:table-cell>
          <table:table-cell table:formula="of:= 100 * ([.A162] - [.A161]*[.A161]) * ([.A162] - [.A161]*[.A161]) + (1 - [.A161]) * (1 - [.A161])" office:value-type="float" office:value="1.23302306243168" calcext:value-type="float">
            <text:p>1.23302306243168</text:p>
          </table:table-cell>
          <table:table-cell table:formula="of:= 100 * ([.B162] - [.B161]*[.B161]) * ([.B162] - [.B161]*[.B161]) + (1 - [.B161]) * (1 - [.B161])" office:value-type="float" office:value="18.0426094839236" calcext:value-type="float">
            <text:p>18.0426094839236</text:p>
          </table:table-cell>
          <table:table-cell table:formula="of:=[.A161]*[.A161]" office:value-type="float" office:value="0.248262182720509" calcext:value-type="float">
            <text:p>0.248262182720509</text:p>
          </table:table-cell>
          <table:table-cell table:formula="of:=[.B161]*[.B161]" office:value-type="float" office:value="0.248262182720509" calcext:value-type="float">
            <text:p>0.248262182720509</text:p>
          </table:table-cell>
          <table:table-cell table:formula="of:= [.A161]*[.A161]*[.A161]*[.A161] - 16*[.A161]*[.A161] + 5*[.A161]" office:value-type="float" office:value="-1.41926505131229" calcext:value-type="float">
            <text:p>-1.41926505131229</text:p>
          </table:table-cell>
          <table:table-cell table:formula="of:= [.B161]*[.B161]*[.B161]*[.B161] - 16*[.B161]*[.B161] + 5*[.B161]" office:value-type="float" office:value="-6.40185657300569" calcext:value-type="float">
            <text:p>-6.401856573005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920264587272" calcext:value-type="float">
            <text:p>0.14920264587272</text:p>
          </table:table-cell>
          <table:table-cell table:formula="of:=-[.A162]" office:value-type="float" office:value="-0.14920264587272" calcext:value-type="float">
            <text:p>-0.14920264587272</text:p>
          </table:table-cell>
          <table:table-cell/>
          <table:table-cell table:formula="of:= [.A162] * [.A162] - 10 * COS(2 * PI() * [.A162])" office:value-type="float" office:value="-5.89604829333452" calcext:value-type="float">
            <text:p>-5.89604829333452</text:p>
          </table:table-cell>
          <table:table-cell table:formula="of:= [.B162] * [.B162] - 10 * COS(2 * PI() * [.B162])" office:value-type="float" office:value="-5.89604829333452" calcext:value-type="float">
            <text:p>-5.89604829333452</text:p>
          </table:table-cell>
          <table:table-cell table:formula="of:= 100 * ([.A163] - [.A162]*[.A162]) * ([.A163] - [.A162]*[.A162]) + (1 - [.A162]) * (1 - [.A162])" office:value-type="float" office:value="3.76656494452715" calcext:value-type="float">
            <text:p>3.76656494452715</text:p>
          </table:table-cell>
          <table:table-cell table:formula="of:= 100 * ([.B163] - [.B162]*[.B162]) * ([.B163] - [.B162]*[.B162]) + (1 - [.B162]) * (1 - [.B162])" office:value-type="float" office:value="6.11486072927156" calcext:value-type="float">
            <text:p>6.11486072927156</text:p>
          </table:table-cell>
          <table:table-cell table:formula="of:=[.A162]*[.A162]" office:value-type="float" office:value="0.0222614295354202" calcext:value-type="float">
            <text:p>0.0222614295354202</text:p>
          </table:table-cell>
          <table:table-cell table:formula="of:=[.B162]*[.B162]" office:value-type="float" office:value="0.0222614295354202" calcext:value-type="float">
            <text:p>0.0222614295354202</text:p>
          </table:table-cell>
          <table:table-cell table:formula="of:= [.A162]*[.A162]*[.A162]*[.A162] - 16*[.A162]*[.A162] + 5*[.A162]" office:value-type="float" office:value="0.390325928041836" calcext:value-type="float">
            <text:p>0.390325928041836</text:p>
          </table:table-cell>
          <table:table-cell table:formula="of:= [.B162]*[.B162]*[.B162]*[.B162] - 16*[.B162]*[.B162] + 5*[.B162]" office:value-type="float" office:value="-1.10170053068536" calcext:value-type="float">
            <text:p>-1.101700530685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6695050341077" calcext:value-type="float">
            <text:p>0.196695050341077</text:p>
          </table:table-cell>
          <table:table-cell table:formula="of:=-[.A163]" office:value-type="float" office:value="-0.196695050341077" calcext:value-type="float">
            <text:p>-0.196695050341077</text:p>
          </table:table-cell>
          <table:table-cell/>
          <table:table-cell table:formula="of:= [.A163] * [.A163] - 10 * COS(2 * PI() * [.A163])" office:value-type="float" office:value="-3.2482932725256" calcext:value-type="float">
            <text:p>-3.2482932725256</text:p>
          </table:table-cell>
          <table:table-cell table:formula="of:= [.B163] * [.B163] - 10 * COS(2 * PI() * [.B163])" office:value-type="float" office:value="-3.2482932725256" calcext:value-type="float">
            <text:p>-3.2482932725256</text:p>
          </table:table-cell>
          <table:table-cell table:formula="of:= 100 * ([.A164] - [.A163]*[.A163]) * ([.A164] - [.A163]*[.A163]) + (1 - [.A163]) * (1 - [.A163])" office:value-type="float" office:value="20.6308694389642" calcext:value-type="float">
            <text:p>20.6308694389642</text:p>
          </table:table-cell>
          <table:table-cell table:formula="of:= 100 * ([.B164] - [.B163]*[.B163]) * ([.B164] - [.B163]*[.B163]) + (1 - [.B163]) * (1 - [.B163])" office:value-type="float" office:value="15.0979919255365" calcext:value-type="float">
            <text:p>15.0979919255365</text:p>
          </table:table-cell>
          <table:table-cell table:formula="of:=[.A163]*[.A163]" office:value-type="float" office:value="0.0386889428286789" calcext:value-type="float">
            <text:p>0.0386889428286789</text:p>
          </table:table-cell>
          <table:table-cell table:formula="of:=[.B163]*[.B163]" office:value-type="float" office:value="0.0386889428286789" calcext:value-type="float">
            <text:p>0.0386889428286789</text:p>
          </table:table-cell>
          <table:table-cell table:formula="of:= [.A163]*[.A163]*[.A163]*[.A163] - 16*[.A163]*[.A163] + 5*[.A163]" office:value-type="float" office:value="0.365949000743725" calcext:value-type="float">
            <text:p>0.365949000743725</text:p>
          </table:table-cell>
          <table:table-cell table:formula="of:= [.B163]*[.B163]*[.B163]*[.B163] - 16*[.B163]*[.B163] + 5*[.B163]" office:value-type="float" office:value="-1.60100150266705" calcext:value-type="float">
            <text:p>-1.601001502667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08363297930919" calcext:value-type="float">
            <text:p>-0.408363297930919</text:p>
          </table:table-cell>
          <table:table-cell table:formula="of:=-[.A164]" office:value-type="float" office:value="0.408363297930919" calcext:value-type="float">
            <text:p>0.408363297930919</text:p>
          </table:table-cell>
          <table:table-cell/>
          <table:table-cell table:formula="of:= [.A164] * [.A164] - 10 * COS(2 * PI() * [.A164])" office:value-type="float" office:value="8.55449152280445" calcext:value-type="float">
            <text:p>8.55449152280445</text:p>
          </table:table-cell>
          <table:table-cell table:formula="of:= [.B164] * [.B164] - 10 * COS(2 * PI() * [.B164])" office:value-type="float" office:value="8.55449152280445" calcext:value-type="float">
            <text:p>8.55449152280445</text:p>
          </table:table-cell>
          <table:table-cell table:formula="of:= 100 * ([.A165] - [.A164]*[.A164]) * ([.A165] - [.A164]*[.A164]) + (1 - [.A164]) * (1 - [.A164])" office:value-type="float" office:value="9.58042728588137" calcext:value-type="float">
            <text:p>9.58042728588137</text:p>
          </table:table-cell>
          <table:table-cell table:formula="of:= 100 * ([.B165] - [.B164]*[.B164]) * ([.B165] - [.B164]*[.B164]) + (1 - [.B164]) * (1 - [.B164])" office:value-type="float" office:value="0.685225122520699" calcext:value-type="float">
            <text:p>0.685225122520699</text:p>
          </table:table-cell>
          <table:table-cell table:formula="of:=[.A164]*[.A164]" office:value-type="float" office:value="0.166760583097016" calcext:value-type="float">
            <text:p>0.166760583097016</text:p>
          </table:table-cell>
          <table:table-cell table:formula="of:=[.B164]*[.B164]" office:value-type="float" office:value="0.166760583097016" calcext:value-type="float">
            <text:p>0.166760583097016</text:p>
          </table:table-cell>
          <table:table-cell table:formula="of:= [.A164]*[.A164]*[.A164]*[.A164] - 16*[.A164]*[.A164] + 5*[.A164]" office:value-type="float" office:value="-4.682176727132" calcext:value-type="float">
            <text:p>-4.682176727132</text:p>
          </table:table-cell>
          <table:table-cell table:formula="of:= [.B164]*[.B164]*[.B164]*[.B164] - 16*[.B164]*[.B164] + 5*[.B164]" office:value-type="float" office:value="-0.598543747822809" calcext:value-type="float">
            <text:p>-0.5985437478228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08864889363758" calcext:value-type="float">
            <text:p>-0.108864889363758</text:p>
          </table:table-cell>
          <table:table-cell table:formula="of:=-[.A165]" office:value-type="float" office:value="0.108864889363758" calcext:value-type="float">
            <text:p>0.108864889363758</text:p>
          </table:table-cell>
          <table:table-cell/>
          <table:table-cell table:formula="of:= [.A165] * [.A165] - 10 * COS(2 * PI() * [.A165])" office:value-type="float" office:value="-7.73854629367293" calcext:value-type="float">
            <text:p>-7.73854629367293</text:p>
          </table:table-cell>
          <table:table-cell table:formula="of:= [.B165] * [.B165] - 10 * COS(2 * PI() * [.B165])" office:value-type="float" office:value="-7.73854629367293" calcext:value-type="float">
            <text:p>-7.73854629367293</text:p>
          </table:table-cell>
          <table:table-cell table:formula="of:= 100 * ([.A166] - [.A165]*[.A165]) * ([.A166] - [.A165]*[.A165]) + (1 - [.A165]) * (1 - [.A165])" office:value-type="float" office:value="2.69945801755484" calcext:value-type="float">
            <text:p>2.69945801755484</text:p>
          </table:table-cell>
          <table:table-cell table:formula="of:= 100 * ([.B166] - [.B165]*[.B165]) * ([.B166] - [.B165]*[.B165]) + (1 - [.B165]) * (1 - [.B165])" office:value-type="float" office:value="2.89492849299752" calcext:value-type="float">
            <text:p>2.89492849299752</text:p>
          </table:table-cell>
          <table:table-cell table:formula="of:=[.A165]*[.A165]" office:value-type="float" office:value="0.0118515641361833" calcext:value-type="float">
            <text:p>0.0118515641361833</text:p>
          </table:table-cell>
          <table:table-cell table:formula="of:=[.B165]*[.B165]" office:value-type="float" office:value="0.0118515641361833" calcext:value-type="float">
            <text:p>0.0118515641361833</text:p>
          </table:table-cell>
          <table:table-cell table:formula="of:= [.A165]*[.A165]*[.A165]*[.A165] - 16*[.A165]*[.A165] + 5*[.A165]" office:value-type="float" office:value="-0.733809013425251" calcext:value-type="float">
            <text:p>-0.733809013425251</text:p>
          </table:table-cell>
          <table:table-cell table:formula="of:= [.B165]*[.B165]*[.B165]*[.B165] - 16*[.B165]*[.B165] + 5*[.B165]" office:value-type="float" office:value="0.354839880212332" calcext:value-type="float">
            <text:p>0.3548398802123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3090034709312" calcext:value-type="float">
            <text:p>0.133090034709312</text:p>
          </table:table-cell>
          <table:table-cell table:formula="of:=-[.A166]" office:value-type="float" office:value="-0.133090034709312" calcext:value-type="float">
            <text:p>-0.133090034709312</text:p>
          </table:table-cell>
          <table:table-cell/>
          <table:table-cell table:formula="of:= [.A166] * [.A166] - 10 * COS(2 * PI() * [.A166])" office:value-type="float" office:value="-6.68494566654661" calcext:value-type="float">
            <text:p>-6.68494566654661</text:p>
          </table:table-cell>
          <table:table-cell table:formula="of:= [.B166] * [.B166] - 10 * COS(2 * PI() * [.B166])" office:value-type="float" office:value="-6.68494566654661" calcext:value-type="float">
            <text:p>-6.68494566654661</text:p>
          </table:table-cell>
          <table:table-cell table:formula="of:= 100 * ([.A167] - [.A166]*[.A166]) * ([.A167] - [.A166]*[.A166]) + (1 - [.A166]) * (1 - [.A166])" office:value-type="float" office:value="13.6089447628396" calcext:value-type="float">
            <text:p>13.6089447628396</text:p>
          </table:table-cell>
          <table:table-cell table:formula="of:= 100 * ([.B167] - [.B166]*[.B166]) * ([.B167] - [.B166]*[.B166]) + (1 - [.B166]) * (1 - [.B166])" office:value-type="float" office:value="16.8073550271627" calcext:value-type="float">
            <text:p>16.8073550271627</text:p>
          </table:table-cell>
          <table:table-cell table:formula="of:=[.A166]*[.A166]" office:value-type="float" office:value="0.0177129573389259" calcext:value-type="float">
            <text:p>0.0177129573389259</text:p>
          </table:table-cell>
          <table:table-cell table:formula="of:=[.B166]*[.B166]" office:value-type="float" office:value="0.0177129573389259" calcext:value-type="float">
            <text:p>0.0177129573389259</text:p>
          </table:table-cell>
          <table:table-cell table:formula="of:= [.A166]*[.A166]*[.A166]*[.A166] - 16*[.A166]*[.A166] + 5*[.A166]" office:value-type="float" office:value="0.382356604981437" calcext:value-type="float">
            <text:p>0.382356604981437</text:p>
          </table:table-cell>
          <table:table-cell table:formula="of:= [.B166]*[.B166]*[.B166]*[.B166] - 16*[.B166]*[.B166] + 5*[.B166]" office:value-type="float" office:value="-0.948543742111684" calcext:value-type="float">
            <text:p>-0.9485437421116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6285291393288" calcext:value-type="float">
            <text:p>0.376285291393288</text:p>
          </table:table-cell>
          <table:table-cell table:formula="of:=-[.A167]" office:value-type="float" office:value="-0.376285291393288" calcext:value-type="float">
            <text:p>-0.376285291393288</text:p>
          </table:table-cell>
          <table:table-cell/>
          <table:table-cell table:formula="of:= [.A167] * [.A167] - 10 * COS(2 * PI() * [.A167])" office:value-type="float" office:value="7.26953122692333" calcext:value-type="float">
            <text:p>7.26953122692333</text:p>
          </table:table-cell>
          <table:table-cell table:formula="of:= [.B167] * [.B167] - 10 * COS(2 * PI() * [.B167])" office:value-type="float" office:value="7.26953122692333" calcext:value-type="float">
            <text:p>7.26953122692333</text:p>
          </table:table-cell>
          <table:table-cell table:formula="of:= 100 * ([.A168] - [.A167]*[.A167]) * ([.A168] - [.A167]*[.A167]) + (1 - [.A167]) * (1 - [.A167])" office:value-type="float" office:value="27.0537214417958" calcext:value-type="float">
            <text:p>27.0537214417958</text:p>
          </table:table-cell>
          <table:table-cell table:formula="of:= 100 * ([.B168] - [.B167]*[.B167]) * ([.B168] - [.B167]*[.B167]) + (1 - [.B167]) * (1 - [.B167])" office:value-type="float" office:value="7.33226904852272" calcext:value-type="float">
            <text:p>7.33226904852272</text:p>
          </table:table-cell>
          <table:table-cell table:formula="of:=[.A167]*[.A167]" office:value-type="float" office:value="0.141590620518931" calcext:value-type="float">
            <text:p>0.141590620518931</text:p>
          </table:table-cell>
          <table:table-cell table:formula="of:=[.B167]*[.B167]" office:value-type="float" office:value="0.141590620518931" calcext:value-type="float">
            <text:p>0.141590620518931</text:p>
          </table:table-cell>
          <table:table-cell table:formula="of:= [.A167]*[.A167]*[.A167]*[.A167] - 16*[.A167]*[.A167] + 5*[.A167]" office:value-type="float" office:value="-0.363975567517527" calcext:value-type="float">
            <text:p>-0.363975567517527</text:p>
          </table:table-cell>
          <table:table-cell table:formula="of:= [.B167]*[.B167]*[.B167]*[.B167] - 16*[.B167]*[.B167] + 5*[.B167]" office:value-type="float" office:value="-4.1268284814504" calcext:value-type="float">
            <text:p>-4.12682848145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4788130051456" calcext:value-type="float">
            <text:p>-0.374788130051456</text:p>
          </table:table-cell>
          <table:table-cell table:formula="of:=-[.A168]" office:value-type="float" office:value="0.374788130051456" calcext:value-type="float">
            <text:p>0.374788130051456</text:p>
          </table:table-cell>
          <table:table-cell/>
          <table:table-cell table:formula="of:= [.A168] * [.A168] - 10 * COS(2 * PI() * [.A168])" office:value-type="float" office:value="7.20211455781191" calcext:value-type="float">
            <text:p>7.20211455781191</text:p>
          </table:table-cell>
          <table:table-cell table:formula="of:= [.B168] * [.B168] - 10 * COS(2 * PI() * [.B168])" office:value-type="float" office:value="7.20211455781191" calcext:value-type="float">
            <text:p>7.20211455781191</text:p>
          </table:table-cell>
          <table:table-cell table:formula="of:= 100 * ([.A169] - [.A168]*[.A168]) * ([.A169] - [.A168]*[.A168]) + (1 - [.A168]) * (1 - [.A168])" office:value-type="float" office:value="6.48110025759731" calcext:value-type="float">
            <text:p>6.48110025759731</text:p>
          </table:table-cell>
          <table:table-cell table:formula="of:= 100 * ([.B169] - [.B168]*[.B168]) * ([.B169] - [.B168]*[.B168]) + (1 - [.B168]) * (1 - [.B168])" office:value-type="float" office:value="0.835308707554949" calcext:value-type="float">
            <text:p>0.835308707554949</text:p>
          </table:table-cell>
          <table:table-cell table:formula="of:=[.A168]*[.A168]" office:value-type="float" office:value="0.140466142427467" calcext:value-type="float">
            <text:p>0.140466142427467</text:p>
          </table:table-cell>
          <table:table-cell table:formula="of:=[.B168]*[.B168]" office:value-type="float" office:value="0.140466142427467" calcext:value-type="float">
            <text:p>0.140466142427467</text:p>
          </table:table-cell>
          <table:table-cell table:formula="of:= [.A168]*[.A168]*[.A168]*[.A168] - 16*[.A168]*[.A168] + 5*[.A168]" office:value-type="float" office:value="-4.10166819192831" calcext:value-type="float">
            <text:p>-4.10166819192831</text:p>
          </table:table-cell>
          <table:table-cell table:formula="of:= [.B168]*[.B168]*[.B168]*[.B168] - 16*[.B168]*[.B168] + 5*[.B168]" office:value-type="float" office:value="-0.353786891413743" calcext:value-type="float">
            <text:p>-0.3537868914137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738013972295448" calcext:value-type="float">
            <text:p>-0.0738013972295448</text:p>
          </table:table-cell>
          <table:table-cell table:formula="of:=-[.A169]" office:value-type="float" office:value="0.0738013972295448" calcext:value-type="float">
            <text:p>0.0738013972295448</text:p>
          </table:table-cell>
          <table:table-cell/>
          <table:table-cell table:formula="of:= [.A169] * [.A169] - 10 * COS(2 * PI() * [.A169])" office:value-type="float" office:value="-8.93855582047858" calcext:value-type="float">
            <text:p>-8.93855582047858</text:p>
          </table:table-cell>
          <table:table-cell table:formula="of:= [.B169] * [.B169] - 10 * COS(2 * PI() * [.B169])" office:value-type="float" office:value="-8.93855582047858" calcext:value-type="float">
            <text:p>-8.93855582047858</text:p>
          </table:table-cell>
          <table:table-cell table:formula="of:= 100 * ([.A170] - [.A169]*[.A169]) * ([.A170] - [.A169]*[.A169]) + (1 - [.A169]) * (1 - [.A169])" office:value-type="float" office:value="15.8436543281073" calcext:value-type="float">
            <text:p>15.8436543281073</text:p>
          </table:table-cell>
          <table:table-cell table:formula="of:= 100 * ([.B170] - [.B169]*[.B169]) * ([.B170] - [.B169]*[.B169]) + (1 - [.B169]) * (1 - [.B169])" office:value-type="float" office:value="16.3953584267491" calcext:value-type="float">
            <text:p>16.3953584267491</text:p>
          </table:table-cell>
          <table:table-cell table:formula="of:=[.A169]*[.A169]" office:value-type="float" office:value="0.00544664623303307" calcext:value-type="float">
            <text:p>0.00544664623303307</text:p>
          </table:table-cell>
          <table:table-cell table:formula="of:=[.B169]*[.B169]" office:value-type="float" office:value="0.00544664623303307" calcext:value-type="float">
            <text:p>0.00544664623303307</text:p>
          </table:table-cell>
          <table:table-cell table:formula="of:= [.A169]*[.A169]*[.A169]*[.A169] - 16*[.A169]*[.A169] + 5*[.A169]" office:value-type="float" office:value="-0.456123659921065" calcext:value-type="float">
            <text:p>-0.456123659921065</text:p>
          </table:table-cell>
          <table:table-cell table:formula="of:= [.B169]*[.B169]*[.B169]*[.B169] - 16*[.B169]*[.B169] + 5*[.B169]" office:value-type="float" office:value="0.281890312374383" calcext:value-type="float">
            <text:p>0.2818903123743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872989511583" calcext:value-type="float">
            <text:p>0.38872989511583</text:p>
          </table:table-cell>
          <table:table-cell table:formula="of:=-[.A170]" office:value-type="float" office:value="-0.38872989511583" calcext:value-type="float">
            <text:p>-0.38872989511583</text:p>
          </table:table-cell>
          <table:table-cell/>
          <table:table-cell table:formula="of:= [.A170] * [.A170] - 10 * COS(2 * PI() * [.A170])" office:value-type="float" office:value="7.80513017430996" calcext:value-type="float">
            <text:p>7.80513017430996</text:p>
          </table:table-cell>
          <table:table-cell table:formula="of:= [.B170] * [.B170] - 10 * COS(2 * PI() * [.B170])" office:value-type="float" office:value="7.80513017430996" calcext:value-type="float">
            <text:p>7.80513017430996</text:p>
          </table:table-cell>
          <table:table-cell table:formula="of:= 100 * ([.A171] - [.A170]*[.A170]) * ([.A171] - [.A170]*[.A170]) + (1 - [.A170]) * (1 - [.A170])" office:value-type="float" office:value="3.89955843630322" calcext:value-type="float">
            <text:p>3.89955843630322</text:p>
          </table:table-cell>
          <table:table-cell table:formula="of:= 100 * ([.B171] - [.B170]*[.B170]) * ([.B171] - [.B170]*[.B170]) + (1 - [.B170]) * (1 - [.B170])" office:value-type="float" office:value="3.23840217902859" calcext:value-type="float">
            <text:p>3.23840217902859</text:p>
          </table:table-cell>
          <table:table-cell table:formula="of:=[.A170]*[.A170]" office:value-type="float" office:value="0.151110931356764" calcext:value-type="float">
            <text:p>0.151110931356764</text:p>
          </table:table-cell>
          <table:table-cell table:formula="of:=[.B170]*[.B170]" office:value-type="float" office:value="0.151110931356764" calcext:value-type="float">
            <text:p>0.151110931356764</text:p>
          </table:table-cell>
          <table:table-cell table:formula="of:= [.A170]*[.A170]*[.A170]*[.A170] - 16*[.A170]*[.A170] + 5*[.A170]" office:value-type="float" office:value="-0.451290912553568" calcext:value-type="float">
            <text:p>-0.451290912553568</text:p>
          </table:table-cell>
          <table:table-cell table:formula="of:= [.B170]*[.B170]*[.B170]*[.B170] - 16*[.B170]*[.B170] + 5*[.B170]" office:value-type="float" office:value="-4.33858986371187" calcext:value-type="float">
            <text:p>-4.338589863711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66630629869178" calcext:value-type="float">
            <text:p>-0.0366630629869178</text:p>
          </table:table-cell>
          <table:table-cell table:formula="of:=-[.A171]" office:value-type="float" office:value="0.0366630629869178" calcext:value-type="float">
            <text:p>0.0366630629869178</text:p>
          </table:table-cell>
          <table:table-cell/>
          <table:table-cell table:formula="of:= [.A171] * [.A171] - 10 * COS(2 * PI() * [.A171])" office:value-type="float" office:value="-9.73449655059422" calcext:value-type="float">
            <text:p>-9.73449655059422</text:p>
          </table:table-cell>
          <table:table-cell table:formula="of:= [.B171] * [.B171] - 10 * COS(2 * PI() * [.B171])" office:value-type="float" office:value="-9.73449655059422" calcext:value-type="float">
            <text:p>-9.73449655059422</text:p>
          </table:table-cell>
          <table:table-cell table:formula="of:= 100 * ([.A172] - [.A171]*[.A171]) * ([.A172] - [.A171]*[.A171]) + (1 - [.A171]) * (1 - [.A171])" office:value-type="float" office:value="1.16775623426109" calcext:value-type="float">
            <text:p>1.16775623426109</text:p>
          </table:table-cell>
          <table:table-cell table:formula="of:= 100 * ([.B172] - [.B171]*[.B171]) * ([.B172] - [.B171]*[.B171]) + (1 - [.B171]) * (1 - [.B171])" office:value-type="float" office:value="1.03823107825678" calcext:value-type="float">
            <text:p>1.03823107825678</text:p>
          </table:table-cell>
          <table:table-cell table:formula="of:=[.A171]*[.A171]" office:value-type="float" office:value="0.0013441801875827" calcext:value-type="float">
            <text:p>0.0013441801875827</text:p>
          </table:table-cell>
          <table:table-cell table:formula="of:=[.B171]*[.B171]" office:value-type="float" office:value="0.0013441801875827" calcext:value-type="float">
            <text:p>0.0013441801875827</text:p>
          </table:table-cell>
          <table:table-cell table:formula="of:= [.A171]*[.A171]*[.A171]*[.A171] - 16*[.A171]*[.A171] + 5*[.A171]" office:value-type="float" office:value="-0.204820391115536" calcext:value-type="float">
            <text:p>-0.204820391115536</text:p>
          </table:table-cell>
          <table:table-cell table:formula="of:= [.B171]*[.B171]*[.B171]*[.B171] - 16*[.B171]*[.B171] + 5*[.B171]" office:value-type="float" office:value="0.161810238753642" calcext:value-type="float">
            <text:p>0.1618102387536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18541667656973" calcext:value-type="float">
            <text:p>0.0318541667656973</text:p>
          </table:table-cell>
          <table:table-cell table:formula="of:=-[.A172]" office:value-type="float" office:value="-0.0318541667656973" calcext:value-type="float">
            <text:p>-0.0318541667656973</text:p>
          </table:table-cell>
          <table:table-cell/>
          <table:table-cell table:formula="of:= [.A172] * [.A172] - 10 * COS(2 * PI() * [.A172])" office:value-type="float" office:value="-9.7993616592414" calcext:value-type="float">
            <text:p>-9.7993616592414</text:p>
          </table:table-cell>
          <table:table-cell table:formula="of:= [.B172] * [.B172] - 10 * COS(2 * PI() * [.B172])" office:value-type="float" office:value="-9.7993616592414" calcext:value-type="float">
            <text:p>-9.7993616592414</text:p>
          </table:table-cell>
          <table:table-cell table:formula="of:= 100 * ([.A173] - [.A172]*[.A172]) * ([.A173] - [.A172]*[.A172]) + (1 - [.A172]) * (1 - [.A172])" office:value-type="float" office:value="2.34218936064961" calcext:value-type="float">
            <text:p>2.34218936064961</text:p>
          </table:table-cell>
          <table:table-cell table:formula="of:= 100 * ([.B173] - [.B172]*[.B172]) * ([.B173] - [.B172]*[.B172]) + (1 - [.B172]) * (1 - [.B172])" office:value-type="float" office:value="2.51812534011989" calcext:value-type="float">
            <text:p>2.51812534011989</text:p>
          </table:table-cell>
          <table:table-cell table:formula="of:=[.A172]*[.A172]" office:value-type="float" office:value="0.00101468794033685" calcext:value-type="float">
            <text:p>0.00101468794033685</text:p>
          </table:table-cell>
          <table:table-cell table:formula="of:=[.B172]*[.B172]" office:value-type="float" office:value="0.00101468794033685" calcext:value-type="float">
            <text:p>0.00101468794033685</text:p>
          </table:table-cell>
          <table:table-cell table:formula="of:= [.A172]*[.A172]*[.A172]*[.A172] - 16*[.A172]*[.A172] + 5*[.A172]" office:value-type="float" office:value="0.143036856374713" calcext:value-type="float">
            <text:p>0.143036856374713</text:p>
          </table:table-cell>
          <table:table-cell table:formula="of:= [.B172]*[.B172]*[.B172]*[.B172] - 16*[.B172]*[.B172] + 5*[.B172]" office:value-type="float" office:value="-0.17550481128226" calcext:value-type="float">
            <text:p>-0.175504811282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9542448665015" calcext:value-type="float">
            <text:p>0.119542448665015</text:p>
          </table:table-cell>
          <table:table-cell table:formula="of:=-[.A173]" office:value-type="float" office:value="-0.119542448665015" calcext:value-type="float">
            <text:p>-0.119542448665015</text:p>
          </table:table-cell>
          <table:table-cell/>
          <table:table-cell table:formula="of:= [.A173] * [.A173] - 10 * COS(2 * PI() * [.A173])" office:value-type="float" office:value="-7.2950456323479" calcext:value-type="float">
            <text:p>-7.2950456323479</text:p>
          </table:table-cell>
          <table:table-cell table:formula="of:= [.B173] * [.B173] - 10 * COS(2 * PI() * [.B173])" office:value-type="float" office:value="-7.2950456323479" calcext:value-type="float">
            <text:p>-7.2950456323479</text:p>
          </table:table-cell>
          <table:table-cell table:formula="of:= 100 * ([.A174] - [.A173]*[.A173]) * ([.A174] - [.A173]*[.A173]) + (1 - [.A173]) * (1 - [.A173])" office:value-type="float" office:value="3.7440794375809" calcext:value-type="float">
            <text:p>3.7440794375809</text:p>
          </table:table-cell>
          <table:table-cell table:formula="of:= 100 * ([.B174] - [.B173]*[.B173]) * ([.B174] - [.B173]*[.B173]) + (1 - [.B173]) * (1 - [.B173])" office:value-type="float" office:value="3.31901720595656" calcext:value-type="float">
            <text:p>3.31901720595656</text:p>
          </table:table-cell>
          <table:table-cell table:formula="of:=[.A173]*[.A173]" office:value-type="float" office:value="0.0142903970328278" calcext:value-type="float">
            <text:p>0.0142903970328278</text:p>
          </table:table-cell>
          <table:table-cell table:formula="of:=[.B173]*[.B173]" office:value-type="float" office:value="0.0142903970328278" calcext:value-type="float">
            <text:p>0.0142903970328278</text:p>
          </table:table-cell>
          <table:table-cell table:formula="of:= [.A173]*[.A173]*[.A173]*[.A173] - 16*[.A173]*[.A173] + 5*[.A173]" office:value-type="float" office:value="0.369270106247187" calcext:value-type="float">
            <text:p>0.369270106247187</text:p>
          </table:table-cell>
          <table:table-cell table:formula="of:= [.B173]*[.B173]*[.B173]*[.B173] - 16*[.B173]*[.B173] + 5*[.B173]" office:value-type="float" office:value="-0.826154380402967" calcext:value-type="float">
            <text:p>-0.8261543804029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8013808890246" calcext:value-type="float">
            <text:p>-0.158013808890246</text:p>
          </table:table-cell>
          <table:table-cell table:formula="of:=-[.A174]" office:value-type="float" office:value="0.158013808890246" calcext:value-type="float">
            <text:p>0.158013808890246</text:p>
          </table:table-cell>
          <table:table-cell/>
          <table:table-cell table:formula="of:= [.A174] * [.A174] - 10 * COS(2 * PI() * [.A174])" office:value-type="float" office:value="-5.43824841168729" calcext:value-type="float">
            <text:p>-5.43824841168729</text:p>
          </table:table-cell>
          <table:table-cell table:formula="of:= [.B174] * [.B174] - 10 * COS(2 * PI() * [.B174])" office:value-type="float" office:value="-5.43824841168729" calcext:value-type="float">
            <text:p>-5.43824841168729</text:p>
          </table:table-cell>
          <table:table-cell table:formula="of:= 100 * ([.A175] - [.A174]*[.A174]) * ([.A175] - [.A174]*[.A174]) + (1 - [.A174]) * (1 - [.A174])" office:value-type="float" office:value="11.4731752275483" calcext:value-type="float">
            <text:p>11.4731752275483</text:p>
          </table:table-cell>
          <table:table-cell table:formula="of:= 100 * ([.B175] - [.B174]*[.B174]) * ([.B175] - [.B174]*[.B174]) + (1 - [.B174]) * (1 - [.B174])" office:value-type="float" office:value="14.2695680352411" calcext:value-type="float">
            <text:p>14.2695680352411</text:p>
          </table:table-cell>
          <table:table-cell table:formula="of:=[.A174]*[.A174]" office:value-type="float" office:value="0.0249683638000031" calcext:value-type="float">
            <text:p>0.0249683638000031</text:p>
          </table:table-cell>
          <table:table-cell table:formula="of:=[.B174]*[.B174]" office:value-type="float" office:value="0.0249683638000031" calcext:value-type="float">
            <text:p>0.0249683638000031</text:p>
          </table:table-cell>
          <table:table-cell table:formula="of:= [.A174]*[.A174]*[.A174]*[.A174] - 16*[.A174]*[.A174] + 5*[.A174]" office:value-type="float" office:value="-1.18893944606043" calcext:value-type="float">
            <text:p>-1.18893944606043</text:p>
          </table:table-cell>
          <table:table-cell table:formula="of:= [.B174]*[.B174]*[.B174]*[.B174] - 16*[.B174]*[.B174] + 5*[.B174]" office:value-type="float" office:value="0.391198642842028" calcext:value-type="float">
            <text:p>0.3911986428420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3279206310399" calcext:value-type="float">
            <text:p>0.343279206310399</text:p>
          </table:table-cell>
          <table:table-cell table:formula="of:=-[.A175]" office:value-type="float" office:value="-0.343279206310399" calcext:value-type="float">
            <text:p>-0.343279206310399</text:p>
          </table:table-cell>
          <table:table-cell/>
          <table:table-cell table:formula="of:= [.A175] * [.A175] - 10 * COS(2 * PI() * [.A175])" office:value-type="float" office:value="5.648923103136" calcext:value-type="float">
            <text:p>5.648923103136</text:p>
          </table:table-cell>
          <table:table-cell table:formula="of:= [.B175] * [.B175] - 10 * COS(2 * PI() * [.B175])" office:value-type="float" office:value="5.648923103136" calcext:value-type="float">
            <text:p>5.648923103136</text:p>
          </table:table-cell>
          <table:table-cell table:formula="of:= 100 * ([.A176] - [.A175]*[.A175]) * ([.A176] - [.A175]*[.A175]) + (1 - [.A175]) * (1 - [.A175])" office:value-type="float" office:value="10.0068496105972" calcext:value-type="float">
            <text:p>10.0068496105972</text:p>
          </table:table-cell>
          <table:table-cell table:formula="of:= 100 * ([.B176] - [.B175]*[.B175]) * ([.B176] - [.B175]*[.B175]) + (1 - [.B175]) * (1 - [.B175])" office:value-type="float" office:value="2.34849571985184" calcext:value-type="float">
            <text:p>2.34849571985184</text:p>
          </table:table-cell>
          <table:table-cell table:formula="of:=[.A175]*[.A175]" office:value-type="float" office:value="0.117840613485097" calcext:value-type="float">
            <text:p>0.117840613485097</text:p>
          </table:table-cell>
          <table:table-cell table:formula="of:=[.B175]*[.B175]" office:value-type="float" office:value="0.117840613485097" calcext:value-type="float">
            <text:p>0.117840613485097</text:p>
          </table:table-cell>
          <table:table-cell table:formula="of:= [.A175]*[.A175]*[.A175]*[.A175] - 16*[.A175]*[.A175] + 5*[.A175]" office:value-type="float" office:value="-0.15516737402302" calcext:value-type="float">
            <text:p>-0.15516737402302</text:p>
          </table:table-cell>
          <table:table-cell table:formula="of:= [.B175]*[.B175]*[.B175]*[.B175] - 16*[.B175]*[.B175] + 5*[.B175]" office:value-type="float" office:value="-3.58795943712701" calcext:value-type="float">
            <text:p>-3.587959437127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1603523795493" calcext:value-type="float">
            <text:p>-0.191603523795493</text:p>
          </table:table-cell>
          <table:table-cell table:formula="of:=-[.A176]" office:value-type="float" office:value="0.191603523795493" calcext:value-type="float">
            <text:p>0.191603523795493</text:p>
          </table:table-cell>
          <table:table-cell/>
          <table:table-cell table:formula="of:= [.A176] * [.A176] - 10 * COS(2 * PI() * [.A176])" office:value-type="float" office:value="-3.55067117466425" calcext:value-type="float">
            <text:p>-3.55067117466425</text:p>
          </table:table-cell>
          <table:table-cell table:formula="of:= [.B176] * [.B176] - 10 * COS(2 * PI() * [.B176])" office:value-type="float" office:value="-3.55067117466425" calcext:value-type="float">
            <text:p>-3.55067117466425</text:p>
          </table:table-cell>
          <table:table-cell table:formula="of:= 100 * ([.A177] - [.A176]*[.A176]) * ([.A177] - [.A176]*[.A176]) + (1 - [.A176]) * (1 - [.A176])" office:value-type="float" office:value="6.56170874507198" calcext:value-type="float">
            <text:p>6.56170874507198</text:p>
          </table:table-cell>
          <table:table-cell table:formula="of:= 100 * ([.B177] - [.B176]*[.B176]) * ([.B177] - [.B176]*[.B176]) + (1 - [.B176]) * (1 - [.B176])" office:value-type="float" office:value="3.0045545062319" calcext:value-type="float">
            <text:p>3.0045545062319</text:p>
          </table:table-cell>
          <table:table-cell table:formula="of:=[.A176]*[.A176]" office:value-type="float" office:value="0.03671191033085" calcext:value-type="float">
            <text:p>0.03671191033085</text:p>
          </table:table-cell>
          <table:table-cell table:formula="of:=[.B176]*[.B176]" office:value-type="float" office:value="0.03671191033085" calcext:value-type="float">
            <text:p>0.03671191033085</text:p>
          </table:table-cell>
          <table:table-cell table:formula="of:= [.A176]*[.A176]*[.A176]*[.A176] - 16*[.A176]*[.A176] + 5*[.A176]" office:value-type="float" office:value="-1.54406041991093" calcext:value-type="float">
            <text:p>-1.54406041991093</text:p>
          </table:table-cell>
          <table:table-cell table:formula="of:= [.B176]*[.B176]*[.B176]*[.B176] - 16*[.B176]*[.B176] + 5*[.B176]" office:value-type="float" office:value="0.371974818044005" calcext:value-type="float">
            <text:p>0.3719748180440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00432392722" calcext:value-type="float">
            <text:p>-0.1900432392722</text:p>
          </table:table-cell>
          <table:table-cell table:formula="of:=-[.A177]" office:value-type="float" office:value="0.1900432392722" calcext:value-type="float">
            <text:p>0.1900432392722</text:p>
          </table:table-cell>
          <table:table-cell/>
          <table:table-cell table:formula="of:= [.A177] * [.A177] - 10 * COS(2 * PI() * [.A177])" office:value-type="float" office:value="-3.64260293812603" calcext:value-type="float">
            <text:p>-3.64260293812603</text:p>
          </table:table-cell>
          <table:table-cell table:formula="of:= [.B177] * [.B177] - 10 * COS(2 * PI() * [.B177])" office:value-type="float" office:value="-3.64260293812603" calcext:value-type="float">
            <text:p>-3.64260293812603</text:p>
          </table:table-cell>
          <table:table-cell table:formula="of:= 100 * ([.A178] - [.A177]*[.A177]) * ([.A178] - [.A177]*[.A177]) + (1 - [.A177]) * (1 - [.A177])" office:value-type="float" office:value="2.35421230450586" calcext:value-type="float">
            <text:p>2.35421230450586</text:p>
          </table:table-cell>
          <table:table-cell table:formula="of:= 100 * ([.B178] - [.B177]*[.B177]) * ([.B178] - [.B177]*[.B177]) + (1 - [.B177]) * (1 - [.B177])" office:value-type="float" office:value="3.51496142659375" calcext:value-type="float">
            <text:p>3.51496142659375</text:p>
          </table:table-cell>
          <table:table-cell table:formula="of:=[.A177]*[.A177]" office:value-type="float" office:value="0.0361164327930705" calcext:value-type="float">
            <text:p>0.0361164327930705</text:p>
          </table:table-cell>
          <table:table-cell table:formula="of:=[.B177]*[.B177]" office:value-type="float" office:value="0.0361164327930705" calcext:value-type="float">
            <text:p>0.0361164327930705</text:p>
          </table:table-cell>
          <table:table-cell table:formula="of:= [.A177]*[.A177]*[.A177]*[.A177] - 16*[.A177]*[.A177] + 5*[.A177]" office:value-type="float" office:value="-1.52677472433243" calcext:value-type="float">
            <text:p>-1.52677472433243</text:p>
          </table:table-cell>
          <table:table-cell table:formula="of:= [.B177]*[.B177]*[.B177]*[.B177] - 16*[.B177]*[.B177] + 5*[.B177]" office:value-type="float" office:value="0.373657668389566" calcext:value-type="float">
            <text:p>0.37365766838956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2967317826115" calcext:value-type="float">
            <text:p>0.132967317826115</text:p>
          </table:table-cell>
          <table:table-cell table:formula="of:=-[.A178]" office:value-type="float" office:value="-0.132967317826115" calcext:value-type="float">
            <text:p>-0.132967317826115</text:p>
          </table:table-cell>
          <table:table-cell/>
          <table:table-cell table:formula="of:= [.A178] * [.A178] - 10 * COS(2 * PI() * [.A178])" office:value-type="float" office:value="-6.69069846938316" calcext:value-type="float">
            <text:p>-6.69069846938316</text:p>
          </table:table-cell>
          <table:table-cell table:formula="of:= [.B178] * [.B178] - 10 * COS(2 * PI() * [.B178])" office:value-type="float" office:value="-6.69069846938316" calcext:value-type="float">
            <text:p>-6.69069846938316</text:p>
          </table:table-cell>
          <table:table-cell table:formula="of:= 100 * ([.A179] - [.A178]*[.A178]) * ([.A179] - [.A178]*[.A178]) + (1 - [.A178]) * (1 - [.A178])" office:value-type="float" office:value="1.97379084894042" calcext:value-type="float">
            <text:p>1.97379084894042</text:p>
          </table:table-cell>
          <table:table-cell table:formula="of:= 100 * ([.B179] - [.B178]*[.B178]) * ([.B179] - [.B178]*[.B178]) + (1 - [.B178]) * (1 - [.B178])" office:value-type="float" office:value="1.84890144060807" calcext:value-type="float">
            <text:p>1.84890144060807</text:p>
          </table:table-cell>
          <table:table-cell table:formula="of:=[.A178]*[.A178]" office:value-type="float" office:value="0.017680307609871" calcext:value-type="float">
            <text:p>0.017680307609871</text:p>
          </table:table-cell>
          <table:table-cell table:formula="of:=[.B178]*[.B178]" office:value-type="float" office:value="0.017680307609871" calcext:value-type="float">
            <text:p>0.017680307609871</text:p>
          </table:table-cell>
          <table:table-cell table:formula="of:= [.A178]*[.A178]*[.A178]*[.A178] - 16*[.A178]*[.A178] + 5*[.A178]" office:value-type="float" office:value="0.382264260649817" calcext:value-type="float">
            <text:p>0.382264260649817</text:p>
          </table:table-cell>
          <table:table-cell table:formula="of:= [.B178]*[.B178]*[.B178]*[.B178] - 16*[.B178]*[.B178] + 5*[.B178]" office:value-type="float" office:value="-0.947408917611329" calcext:value-type="float">
            <text:p>-0.9474089176113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28658446064219" calcext:value-type="float">
            <text:p>-0.0928658446064219</text:p>
          </table:table-cell>
          <table:table-cell table:formula="of:=-[.A179]" office:value-type="float" office:value="0.0928658446064219" calcext:value-type="float">
            <text:p>0.0928658446064219</text:p>
          </table:table-cell>
          <table:table-cell/>
          <table:table-cell table:formula="of:= [.A179] * [.A179] - 10 * COS(2 * PI() * [.A179])" office:value-type="float" office:value="-8.33680725835503" calcext:value-type="float">
            <text:p>-8.33680725835503</text:p>
          </table:table-cell>
          <table:table-cell table:formula="of:= [.B179] * [.B179] - 10 * COS(2 * PI() * [.B179])" office:value-type="float" office:value="-8.33680725835503" calcext:value-type="float">
            <text:p>-8.33680725835503</text:p>
          </table:table-cell>
          <table:table-cell table:formula="of:= 100 * ([.A180] - [.A179]*[.A179]) * ([.A180] - [.A179]*[.A179]) + (1 - [.A179]) * (1 - [.A179])" office:value-type="float" office:value="1.41736705883128" calcext:value-type="float">
            <text:p>1.41736705883128</text:p>
          </table:table-cell>
          <table:table-cell table:formula="of:= 100 * ([.B180] - [.B179]*[.B179]) * ([.B180] - [.B179]*[.B179]) + (1 - [.B179]) * (1 - [.B179])" office:value-type="float" office:value="1.23855887080785" calcext:value-type="float">
            <text:p>1.23855887080785</text:p>
          </table:table-cell>
          <table:table-cell table:formula="of:=[.A179]*[.A179]" office:value-type="float" office:value="0.0086240650944641" calcext:value-type="float">
            <text:p>0.0086240650944641</text:p>
          </table:table-cell>
          <table:table-cell table:formula="of:=[.B179]*[.B179]" office:value-type="float" office:value="0.0086240650944641" calcext:value-type="float">
            <text:p>0.0086240650944641</text:p>
          </table:table-cell>
          <table:table-cell table:formula="of:= [.A179]*[.A179]*[.A179]*[.A179] - 16*[.A179]*[.A179] + 5*[.A179]" office:value-type="float" office:value="-0.602239890044781" calcext:value-type="float">
            <text:p>-0.602239890044781</text:p>
          </table:table-cell>
          <table:table-cell table:formula="of:= [.B179]*[.B179]*[.B179]*[.B179] - 16*[.B179]*[.B179] + 5*[.B179]" office:value-type="float" office:value="0.326418556019438" calcext:value-type="float">
            <text:p>0.3264185560194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58481378247961" calcext:value-type="float">
            <text:p>0.0558481378247961</text:p>
          </table:table-cell>
          <table:table-cell table:formula="of:=-[.A180]" office:value-type="float" office:value="-0.0558481378247961" calcext:value-type="float">
            <text:p>-0.0558481378247961</text:p>
          </table:table-cell>
          <table:table-cell/>
          <table:table-cell table:formula="of:= [.A180] * [.A180] - 10 * COS(2 * PI() * [.A180])" office:value-type="float" office:value="-9.3875037957614" calcext:value-type="float">
            <text:p>-9.3875037957614</text:p>
          </table:table-cell>
          <table:table-cell table:formula="of:= [.B180] * [.B180] - 10 * COS(2 * PI() * [.B180])" office:value-type="float" office:value="-9.3875037957614" calcext:value-type="float">
            <text:p>-9.3875037957614</text:p>
          </table:table-cell>
          <table:table-cell table:formula="of:= 100 * ([.A181] - [.A180]*[.A180]) * ([.A181] - [.A180]*[.A180]) + (1 - [.A180]) * (1 - [.A180])" office:value-type="float" office:value="11.4660039043769" calcext:value-type="float">
            <text:p>11.4660039043769</text:p>
          </table:table-cell>
          <table:table-cell table:formula="of:= 100 * ([.B181] - [.B180]*[.B180]) * ([.B181] - [.B180]*[.B180]) + (1 - [.B180]) * (1 - [.B180])" office:value-type="float" office:value="12.0989914598995" calcext:value-type="float">
            <text:p>12.0989914598995</text:p>
          </table:table-cell>
          <table:table-cell table:formula="of:=[.A180]*[.A180]" office:value-type="float" office:value="0.00311901449849743" calcext:value-type="float">
            <text:p>0.00311901449849743</text:p>
          </table:table-cell>
          <table:table-cell table:formula="of:=[.B180]*[.B180]" office:value-type="float" office:value="0.00311901449849743" calcext:value-type="float">
            <text:p>0.00311901449849743</text:p>
          </table:table-cell>
          <table:table-cell table:formula="of:= [.A180]*[.A180]*[.A180]*[.A180] - 16*[.A180]*[.A180] + 5*[.A180]" office:value-type="float" office:value="0.229346185399464" calcext:value-type="float">
            <text:p>0.229346185399464</text:p>
          </table:table-cell>
          <table:table-cell table:formula="of:= [.B180]*[.B180]*[.B180]*[.B180] - 16*[.B180]*[.B180] + 5*[.B180]" office:value-type="float" office:value="-0.329135192848498" calcext:value-type="float">
            <text:p>-0.3291351928484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28304825467058" calcext:value-type="float">
            <text:p>0.328304825467058</text:p>
          </table:table-cell>
          <table:table-cell table:formula="of:=-[.A181]" office:value-type="float" office:value="-0.328304825467058" calcext:value-type="float">
            <text:p>-0.328304825467058</text:p>
          </table:table-cell>
          <table:table-cell/>
          <table:table-cell table:formula="of:= [.A181] * [.A181] - 10 * COS(2 * PI() * [.A181])" office:value-type="float" office:value="4.83171303875379" calcext:value-type="float">
            <text:p>4.83171303875379</text:p>
          </table:table-cell>
          <table:table-cell table:formula="of:= [.B181] * [.B181] - 10 * COS(2 * PI() * [.B181])" office:value-type="float" office:value="4.83171303875379" calcext:value-type="float">
            <text:p>4.83171303875379</text:p>
          </table:table-cell>
          <table:table-cell table:formula="of:= 100 * ([.A182] - [.A181]*[.A181]) * ([.A182] - [.A181]*[.A181]) + (1 - [.A181]) * (1 - [.A181])" office:value-type="float" office:value="2.84593659157106" calcext:value-type="float">
            <text:p>2.84593659157106</text:p>
          </table:table-cell>
          <table:table-cell table:formula="of:= 100 * ([.B182] - [.B181]*[.B181]) * ([.B182] - [.B181]*[.B181]) + (1 - [.B181]) * (1 - [.B181])" office:value-type="float" office:value="15.4779586763867" calcext:value-type="float">
            <text:p>15.4779586763867</text:p>
          </table:table-cell>
          <table:table-cell table:formula="of:=[.A181]*[.A181]" office:value-type="float" office:value="0.107784058424955" calcext:value-type="float">
            <text:p>0.107784058424955</text:p>
          </table:table-cell>
          <table:table-cell table:formula="of:=[.B181]*[.B181]" office:value-type="float" office:value="0.107784058424955" calcext:value-type="float">
            <text:p>0.107784058424955</text:p>
          </table:table-cell>
          <table:table-cell table:formula="of:= [.A181]*[.A181]*[.A181]*[.A181] - 16*[.A181]*[.A181] + 5*[.A181]" office:value-type="float" office:value="-0.0714034042134399" calcext:value-type="float">
            <text:p>-0.0714034042134399</text:p>
          </table:table-cell>
          <table:table-cell table:formula="of:= [.B181]*[.B181]*[.B181]*[.B181] - 16*[.B181]*[.B181] + 5*[.B181]" office:value-type="float" office:value="-3.35445165888402" calcext:value-type="float">
            <text:p>-3.354451658884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2534250156023" calcext:value-type="float">
            <text:p>0.262534250156023</text:p>
          </table:table-cell>
          <table:table-cell table:formula="of:=-[.A182]" office:value-type="float" office:value="-0.262534250156023" calcext:value-type="float">
            <text:p>-0.262534250156023</text:p>
          </table:table-cell>
          <table:table-cell/>
          <table:table-cell table:formula="of:= [.A182] * [.A182] - 10 * COS(2 * PI() * [.A182])" office:value-type="float" office:value="0.855660538469966" calcext:value-type="float">
            <text:p>0.855660538469966</text:p>
          </table:table-cell>
          <table:table-cell table:formula="of:= [.B182] * [.B182] - 10 * COS(2 * PI() * [.B182])" office:value-type="float" office:value="0.855660538469966" calcext:value-type="float">
            <text:p>0.855660538469966</text:p>
          </table:table-cell>
          <table:table-cell table:formula="of:= 100 * ([.A183] - [.A182]*[.A182]) * ([.A183] - [.A182]*[.A182]) + (1 - [.A182]) * (1 - [.A182])" office:value-type="float" office:value="12.3231085648618" calcext:value-type="float">
            <text:p>12.3231085648618</text:p>
          </table:table-cell>
          <table:table-cell table:formula="of:= 100 * ([.B183] - [.B182]*[.B182]) * ([.B183] - [.B182]*[.B182]) + (1 - [.B182]) * (1 - [.B182])" office:value-type="float" office:value="5.81129428648805" calcext:value-type="float">
            <text:p>5.81129428648805</text:p>
          </table:table-cell>
          <table:table-cell table:formula="of:=[.A182]*[.A182]" office:value-type="float" office:value="0.0689242325049851" calcext:value-type="float">
            <text:p>0.0689242325049851</text:p>
          </table:table-cell>
          <table:table-cell table:formula="of:=[.B182]*[.B182]" office:value-type="float" office:value="0.0689242325049851" calcext:value-type="float">
            <text:p>0.0689242325049851</text:p>
          </table:table-cell>
          <table:table-cell table:formula="of:= [.A182]*[.A182]*[.A182]*[.A182] - 16*[.A182]*[.A182] + 5*[.A182]" office:value-type="float" office:value="0.214634080526753" calcext:value-type="float">
            <text:p>0.214634080526753</text:p>
          </table:table-cell>
          <table:table-cell table:formula="of:= [.B182]*[.B182]*[.B182]*[.B182] - 16*[.B182]*[.B182] + 5*[.B182]" office:value-type="float" office:value="-2.41070842103347" calcext:value-type="float">
            <text:p>-2.410708421033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4284928687848" calcext:value-type="float">
            <text:p>-0.274284928687848</text:p>
          </table:table-cell>
          <table:table-cell table:formula="of:=-[.A183]" office:value-type="float" office:value="0.274284928687848" calcext:value-type="float">
            <text:p>0.274284928687848</text:p>
          </table:table-cell>
          <table:table-cell/>
          <table:table-cell table:formula="of:= [.A183] * [.A183] - 10 * COS(2 * PI() * [.A183])" office:value-type="float" office:value="1.5951851306765" calcext:value-type="float">
            <text:p>1.5951851306765</text:p>
          </table:table-cell>
          <table:table-cell table:formula="of:= [.B183] * [.B183] - 10 * COS(2 * PI() * [.B183])" office:value-type="float" office:value="1.5951851306765" calcext:value-type="float">
            <text:p>1.5951851306765</text:p>
          </table:table-cell>
          <table:table-cell table:formula="of:= 100 * ([.A184] - [.A183]*[.A183]) * ([.A184] - [.A183]*[.A183]) + (1 - [.A183]) * (1 - [.A183])" office:value-type="float" office:value="8.99197337599858" calcext:value-type="float">
            <text:p>8.99197337599858</text:p>
          </table:table-cell>
          <table:table-cell table:formula="of:= 100 * ([.B184] - [.B183]*[.B183]) * ([.B184] - [.B183]*[.B183]) + (1 - [.B183]) * (1 - [.B183])" office:value-type="float" office:value="1.99026176592719" calcext:value-type="float">
            <text:p>1.99026176592719</text:p>
          </table:table-cell>
          <table:table-cell table:formula="of:=[.A183]*[.A183]" office:value-type="float" office:value="0.075232222105298" calcext:value-type="float">
            <text:p>0.075232222105298</text:p>
          </table:table-cell>
          <table:table-cell table:formula="of:=[.B183]*[.B183]" office:value-type="float" office:value="0.075232222105298" calcext:value-type="float">
            <text:p>0.075232222105298</text:p>
          </table:table-cell>
          <table:table-cell table:formula="of:= [.A183]*[.A183]*[.A183]*[.A183] - 16*[.A183]*[.A183] + 5*[.A183]" office:value-type="float" office:value="-2.56948030988111" calcext:value-type="float">
            <text:p>-2.56948030988111</text:p>
          </table:table-cell>
          <table:table-cell table:formula="of:= [.B183]*[.B183]*[.B183]*[.B183] - 16*[.B183]*[.B183] + 5*[.B183]" office:value-type="float" office:value="0.173368976997374" calcext:value-type="float">
            <text:p>0.1733689769973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6211534435861" calcext:value-type="float">
            <text:p>-0.196211534435861</text:p>
          </table:table-cell>
          <table:table-cell table:formula="of:=-[.A184]" office:value-type="float" office:value="0.196211534435861" calcext:value-type="float">
            <text:p>0.196211534435861</text:p>
          </table:table-cell>
          <table:table-cell/>
          <table:table-cell table:formula="of:= [.A184] * [.A184] - 10 * COS(2 * PI() * [.A184])" office:value-type="float" office:value="-3.27716016091888" calcext:value-type="float">
            <text:p>-3.27716016091888</text:p>
          </table:table-cell>
          <table:table-cell table:formula="of:= [.B184] * [.B184] - 10 * COS(2 * PI() * [.B184])" office:value-type="float" office:value="-3.27716016091888" calcext:value-type="float">
            <text:p>-3.27716016091888</text:p>
          </table:table-cell>
          <table:table-cell table:formula="of:= 100 * ([.A185] - [.A184]*[.A184]) * ([.A185] - [.A184]*[.A184]) + (1 - [.A184]) * (1 - [.A184])" office:value-type="float" office:value="6.54827389560795" calcext:value-type="float">
            <text:p>6.54827389560795</text:p>
          </table:table-cell>
          <table:table-cell table:formula="of:= 100 * ([.B185] - [.B184]*[.B184]) * ([.B185] - [.B184]*[.B184]) + (1 - [.B184]) * (1 - [.B184])" office:value-type="float" office:value="2.87266850708555" calcext:value-type="float">
            <text:p>2.87266850708555</text:p>
          </table:table-cell>
          <table:table-cell table:formula="of:=[.A184]*[.A184]" office:value-type="float" office:value="0.038498966245675" calcext:value-type="float">
            <text:p>0.038498966245675</text:p>
          </table:table-cell>
          <table:table-cell table:formula="of:=[.B184]*[.B184]" office:value-type="float" office:value="0.038498966245675" calcext:value-type="float">
            <text:p>0.038498966245675</text:p>
          </table:table-cell>
          <table:table-cell table:formula="of:= [.A184]*[.A184]*[.A184]*[.A184] - 16*[.A184]*[.A184] + 5*[.A184]" office:value-type="float" office:value="-1.59555896170812" calcext:value-type="float">
            <text:p>-1.59555896170812</text:p>
          </table:table-cell>
          <table:table-cell table:formula="of:= [.B184]*[.B184]*[.B184]*[.B184] - 16*[.B184]*[.B184] + 5*[.B184]" office:value-type="float" office:value="0.36655638265049" calcext:value-type="float">
            <text:p>0.366556382650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87716679996811" calcext:value-type="float">
            <text:p>-0.187716679996811</text:p>
          </table:table-cell>
          <table:table-cell table:formula="of:=-[.A185]" office:value-type="float" office:value="0.187716679996811" calcext:value-type="float">
            <text:p>0.187716679996811</text:p>
          </table:table-cell>
          <table:table-cell/>
          <table:table-cell table:formula="of:= [.A185] * [.A185] - 10 * COS(2 * PI() * [.A185])" office:value-type="float" office:value="-3.77901515823525" calcext:value-type="float">
            <text:p>-3.77901515823525</text:p>
          </table:table-cell>
          <table:table-cell table:formula="of:= [.B185] * [.B185] - 10 * COS(2 * PI() * [.B185])" office:value-type="float" office:value="-3.77901515823525" calcext:value-type="float">
            <text:p>-3.77901515823525</text:p>
          </table:table-cell>
          <table:table-cell table:formula="of:= 100 * ([.A186] - [.A185]*[.A185]) * ([.A186] - [.A185]*[.A185]) + (1 - [.A185]) * (1 - [.A185])" office:value-type="float" office:value="1.71313339502894" calcext:value-type="float">
            <text:p>1.71313339502894</text:p>
          </table:table-cell>
          <table:table-cell table:formula="of:= 100 * ([.B186] - [.B185]*[.B185]) * ([.B186] - [.B185]*[.B185]) + (1 - [.B185]) * (1 - [.B185])" office:value-type="float" office:value="2.23411877049387" calcext:value-type="float">
            <text:p>2.23411877049387</text:p>
          </table:table-cell>
          <table:table-cell table:formula="of:=[.A185]*[.A185]" office:value-type="float" office:value="0.0352375519490251" calcext:value-type="float">
            <text:p>0.0352375519490251</text:p>
          </table:table-cell>
          <table:table-cell table:formula="of:=[.B185]*[.B185]" office:value-type="float" office:value="0.0352375519490251" calcext:value-type="float">
            <text:p>0.0352375519490251</text:p>
          </table:table-cell>
          <table:table-cell table:formula="of:= [.A185]*[.A185]*[.A185]*[.A185] - 16*[.A185]*[.A185] + 5*[.A185]" office:value-type="float" office:value="-1.5011425461011" calcext:value-type="float">
            <text:p>-1.5011425461011</text:p>
          </table:table-cell>
          <table:table-cell table:formula="of:= [.B185]*[.B185]*[.B185]*[.B185] - 16*[.B185]*[.B185] + 5*[.B185]" office:value-type="float" office:value="0.376024253867013" calcext:value-type="float">
            <text:p>0.3760242538670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02341412147507" calcext:value-type="float">
            <text:p>0.0902341412147507</text:p>
          </table:table-cell>
          <table:table-cell table:formula="of:=-[.A186]" office:value-type="float" office:value="-0.0902341412147507" calcext:value-type="float">
            <text:p>-0.0902341412147507</text:p>
          </table:table-cell>
          <table:table-cell/>
          <table:table-cell table:formula="of:= [.A186] * [.A186] - 10 * COS(2 * PI() * [.A186])" office:value-type="float" office:value="-8.42724509072976" calcext:value-type="float">
            <text:p>-8.42724509072976</text:p>
          </table:table-cell>
          <table:table-cell table:formula="of:= [.B186] * [.B186] - 10 * COS(2 * PI() * [.B186])" office:value-type="float" office:value="-8.42724509072976" calcext:value-type="float">
            <text:p>-8.42724509072976</text:p>
          </table:table-cell>
          <table:table-cell table:formula="of:= 100 * ([.A187] - [.A186]*[.A186]) * ([.A187] - [.A186]*[.A186]) + (1 - [.A186]) * (1 - [.A186])" office:value-type="float" office:value="1.71947248123181" calcext:value-type="float">
            <text:p>1.71947248123181</text:p>
          </table:table-cell>
          <table:table-cell table:formula="of:= 100 * ([.B187] - [.B186]*[.B186]) * ([.B187] - [.B186]*[.B186]) + (1 - [.B186]) * (1 - [.B186])" office:value-type="float" office:value="2.4144909708504" calcext:value-type="float">
            <text:p>2.4144909708504</text:p>
          </table:table-cell>
          <table:table-cell table:formula="of:=[.A186]*[.A186]" office:value-type="float" office:value="0.00814220024076357" calcext:value-type="float">
            <text:p>0.00814220024076357</text:p>
          </table:table-cell>
          <table:table-cell table:formula="of:=[.B186]*[.B186]" office:value-type="float" office:value="0.00814220024076357" calcext:value-type="float">
            <text:p>0.00814220024076357</text:p>
          </table:table-cell>
          <table:table-cell table:formula="of:= [.A186]*[.A186]*[.A186]*[.A186] - 16*[.A186]*[.A186] + 5*[.A186]" office:value-type="float" office:value="0.320961797646297" calcext:value-type="float">
            <text:p>0.320961797646297</text:p>
          </table:table-cell>
          <table:table-cell table:formula="of:= [.B186]*[.B186]*[.B186]*[.B186] - 16*[.B186]*[.B186] + 5*[.B186]" office:value-type="float" office:value="-0.58137961450121" calcext:value-type="float">
            <text:p>-0.581379614501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2577287121676" calcext:value-type="float">
            <text:p>0.102577287121676</text:p>
          </table:table-cell>
          <table:table-cell table:formula="of:=-[.A187]" office:value-type="float" office:value="-0.102577287121676" calcext:value-type="float">
            <text:p>-0.102577287121676</text:p>
          </table:table-cell>
          <table:table-cell/>
          <table:table-cell table:formula="of:= [.A187] * [.A187] - 10 * COS(2 * PI() * [.A187])" office:value-type="float" office:value="-7.98340784576111" calcext:value-type="float">
            <text:p>-7.98340784576111</text:p>
          </table:table-cell>
          <table:table-cell table:formula="of:= [.B187] * [.B187] - 10 * COS(2 * PI() * [.B187])" office:value-type="float" office:value="-7.98340784576111" calcext:value-type="float">
            <text:p>-7.98340784576111</text:p>
          </table:table-cell>
          <table:table-cell table:formula="of:= 100 * ([.A188] - [.A187]*[.A187]) * ([.A188] - [.A187]*[.A187]) + (1 - [.A187]) * (1 - [.A187])" office:value-type="float" office:value="12.6291887713342" calcext:value-type="float">
            <text:p>12.6291887713342</text:p>
          </table:table-cell>
          <table:table-cell table:formula="of:= 100 * ([.B188] - [.B187]*[.B187]) * ([.B188] - [.B187]*[.B187]) + (1 - [.B187]) * (1 - [.B187])" office:value-type="float" office:value="14.5310263519177" calcext:value-type="float">
            <text:p>14.5310263519177</text:p>
          </table:table-cell>
          <table:table-cell table:formula="of:=[.A187]*[.A187]" office:value-type="float" office:value="0.0105220998332427" calcext:value-type="float">
            <text:p>0.0105220998332427</text:p>
          </table:table-cell>
          <table:table-cell table:formula="of:=[.B187]*[.B187]" office:value-type="float" office:value="0.0105220998332427" calcext:value-type="float">
            <text:p>0.0105220998332427</text:p>
          </table:table-cell>
          <table:table-cell table:formula="of:= [.A187]*[.A187]*[.A187]*[.A187] - 16*[.A187]*[.A187] + 5*[.A187]" office:value-type="float" office:value="0.344643552861397" calcext:value-type="float">
            <text:p>0.344643552861397</text:p>
          </table:table-cell>
          <table:table-cell table:formula="of:= [.B187]*[.B187]*[.B187]*[.B187] - 16*[.B187]*[.B187] + 5*[.B187]" office:value-type="float" office:value="-0.681129318355363" calcext:value-type="float">
            <text:p>-0.6811293183553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4379937401973" calcext:value-type="float">
            <text:p>0.354379937401973</text:p>
          </table:table-cell>
          <table:table-cell table:formula="of:=-[.A188]" office:value-type="float" office:value="-0.354379937401973" calcext:value-type="float">
            <text:p>-0.354379937401973</text:p>
          </table:table-cell>
          <table:table-cell/>
          <table:table-cell table:formula="of:= [.A188] * [.A188] - 10 * COS(2 * PI() * [.A188])" office:value-type="float" office:value="6.22382505118449" calcext:value-type="float">
            <text:p>6.22382505118449</text:p>
          </table:table-cell>
          <table:table-cell table:formula="of:= [.B188] * [.B188] - 10 * COS(2 * PI() * [.B188])" office:value-type="float" office:value="6.22382505118449" calcext:value-type="float">
            <text:p>6.22382505118449</text:p>
          </table:table-cell>
          <table:table-cell table:formula="of:= 100 * ([.A189] - [.A188]*[.A188]) * ([.A189] - [.A188]*[.A188]) + (1 - [.A188]) * (1 - [.A188])" office:value-type="float" office:value="3.64974198626138" calcext:value-type="float">
            <text:p>3.64974198626138</text:p>
          </table:table-cell>
          <table:table-cell table:formula="of:= 100 * ([.B189] - [.B188]*[.B188]) * ([.B189] - [.B188]*[.B188]) + (1 - [.B188]) * (1 - [.B188])" office:value-type="float" office:value="2.34367196010023" calcext:value-type="float">
            <text:p>2.34367196010023</text:p>
          </table:table-cell>
          <table:table-cell table:formula="of:=[.A188]*[.A188]" office:value-type="float" office:value="0.125585140033026" calcext:value-type="float">
            <text:p>0.125585140033026</text:p>
          </table:table-cell>
          <table:table-cell table:formula="of:=[.B188]*[.B188]" office:value-type="float" office:value="0.125585140033026" calcext:value-type="float">
            <text:p>0.125585140033026</text:p>
          </table:table-cell>
          <table:table-cell table:formula="of:= [.A188]*[.A188]*[.A188]*[.A188] - 16*[.A188]*[.A188] + 5*[.A188]" office:value-type="float" office:value="-0.221690926121439" calcext:value-type="float">
            <text:p>-0.221690926121439</text:p>
          </table:table-cell>
          <table:table-cell table:formula="of:= [.B188]*[.B188]*[.B188]*[.B188] - 16*[.B188]*[.B188] + 5*[.B188]" office:value-type="float" office:value="-3.76549030014117" calcext:value-type="float">
            <text:p>-3.765490300141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542179945623502" calcext:value-type="float">
            <text:p>-0.0542179945623502</text:p>
          </table:table-cell>
          <table:table-cell table:formula="of:=-[.A189]" office:value-type="float" office:value="0.0542179945623502" calcext:value-type="float">
            <text:p>0.0542179945623502</text:p>
          </table:table-cell>
          <table:table-cell/>
          <table:table-cell table:formula="of:= [.A189] * [.A189] - 10 * COS(2 * PI() * [.A189])" office:value-type="float" office:value="-9.42239829372783" calcext:value-type="float">
            <text:p>-9.42239829372783</text:p>
          </table:table-cell>
          <table:table-cell table:formula="of:= [.B189] * [.B189] - 10 * COS(2 * PI() * [.B189])" office:value-type="float" office:value="-9.42239829372783" calcext:value-type="float">
            <text:p>-9.42239829372783</text:p>
          </table:table-cell>
          <table:table-cell table:formula="of:= 100 * ([.A190] - [.A189]*[.A189]) * ([.A190] - [.A189]*[.A189]) + (1 - [.A189]) * (1 - [.A189])" office:value-type="float" office:value="11.1535458874439" calcext:value-type="float">
            <text:p>11.1535458874439</text:p>
          </table:table-cell>
          <table:table-cell table:formula="of:= 100 * ([.B190] - [.B189]*[.B189]) * ([.B190] - [.B189]*[.B189]) + (1 - [.B189]) * (1 - [.B189])" office:value-type="float" office:value="10.5675150885645" calcext:value-type="float">
            <text:p>10.5675150885645</text:p>
          </table:table-cell>
          <table:table-cell table:formula="of:=[.A189]*[.A189]" office:value-type="float" office:value="0.00293959093436304" calcext:value-type="float">
            <text:p>0.00293959093436304</text:p>
          </table:table-cell>
          <table:table-cell table:formula="of:=[.B189]*[.B189]" office:value-type="float" office:value="0.00293959093436304" calcext:value-type="float">
            <text:p>0.00293959093436304</text:p>
          </table:table-cell>
          <table:table-cell table:formula="of:= [.A189]*[.A189]*[.A189]*[.A189] - 16*[.A189]*[.A189] + 5*[.A189]" office:value-type="float" office:value="-0.318114786566698" calcext:value-type="float">
            <text:p>-0.318114786566698</text:p>
          </table:table-cell>
          <table:table-cell table:formula="of:= [.B189]*[.B189]*[.B189]*[.B189] - 16*[.B189]*[.B189] + 5*[.B189]" office:value-type="float" office:value="0.224065159056804" calcext:value-type="float">
            <text:p>0.2240651590568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13954244717024" calcext:value-type="float">
            <text:p>-0.313954244717024</text:p>
          </table:table-cell>
          <table:table-cell table:formula="of:=-[.A190]" office:value-type="float" office:value="0.313954244717024" calcext:value-type="float">
            <text:p>0.313954244717024</text:p>
          </table:table-cell>
          <table:table-cell/>
          <table:table-cell table:formula="of:= [.A190] * [.A190] - 10 * COS(2 * PI() * [.A190])" office:value-type="float" office:value="4.00965820983407" calcext:value-type="float">
            <text:p>4.00965820983407</text:p>
          </table:table-cell>
          <table:table-cell table:formula="of:= [.B190] * [.B190] - 10 * COS(2 * PI() * [.B190])" office:value-type="float" office:value="4.00965820983407" calcext:value-type="float">
            <text:p>4.00965820983407</text:p>
          </table:table-cell>
          <table:table-cell table:formula="of:= 100 * ([.A191] - [.A190]*[.A190]) * ([.A191] - [.A190]*[.A190]) + (1 - [.A190]) * (1 - [.A190])" office:value-type="float" office:value="3.62912037147422" calcext:value-type="float">
            <text:p>3.62912037147422</text:p>
          </table:table-cell>
          <table:table-cell table:formula="of:= 100 * ([.B191] - [.B190]*[.B190]) * ([.B191] - [.B190]*[.B190]) + (1 - [.B190]) * (1 - [.B190])" office:value-type="float" office:value="11.6979109183834" calcext:value-type="float">
            <text:p>11.6979109183834</text:p>
          </table:table-cell>
          <table:table-cell table:formula="of:=[.A190]*[.A190]" office:value-type="float" office:value="0.0985672677758372" calcext:value-type="float">
            <text:p>0.0985672677758372</text:p>
          </table:table-cell>
          <table:table-cell table:formula="of:=[.B190]*[.B190]" office:value-type="float" office:value="0.0985672677758372" calcext:value-type="float">
            <text:p>0.0985672677758372</text:p>
          </table:table-cell>
          <table:table-cell table:formula="of:= [.A190]*[.A190]*[.A190]*[.A190] - 16*[.A190]*[.A190] + 5*[.A190]" office:value-type="float" office:value="-3.13713200172172" calcext:value-type="float">
            <text:p>-3.13713200172172</text:p>
          </table:table-cell>
          <table:table-cell table:formula="of:= [.B190]*[.B190]*[.B190]*[.B190] - 16*[.B190]*[.B190] + 5*[.B190]" office:value-type="float" office:value="0.00241044544852032" calcext:value-type="float">
            <text:p>0.002410445448520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6503652180545" calcext:value-type="float">
            <text:p>0.236503652180545</text:p>
          </table:table-cell>
          <table:table-cell table:formula="of:=-[.A191]" office:value-type="float" office:value="-0.236503652180545" calcext:value-type="float">
            <text:p>-0.236503652180545</text:p>
          </table:table-cell>
          <table:table-cell/>
          <table:table-cell table:formula="of:= [.A191] * [.A191] - 10 * COS(2 * PI() * [.A191])" office:value-type="float" office:value="-0.791050595460106" calcext:value-type="float">
            <text:p>-0.791050595460106</text:p>
          </table:table-cell>
          <table:table-cell table:formula="of:= [.B191] * [.B191] - 10 * COS(2 * PI() * [.B191])" office:value-type="float" office:value="-0.791050595460106" calcext:value-type="float">
            <text:p>-0.791050595460106</text:p>
          </table:table-cell>
          <table:table-cell table:formula="of:= 100 * ([.A192] - [.A191]*[.A191]) * ([.A192] - [.A191]*[.A191]) + (1 - [.A191]) * (1 - [.A191])" office:value-type="float" office:value="1.20180030560702" calcext:value-type="float">
            <text:p>1.20180030560702</text:p>
          </table:table-cell>
          <table:table-cell table:formula="of:= 100 * ([.B192] - [.B191]*[.B191]) * ([.B192] - [.B191]*[.B191]) + (1 - [.B191]) * (1 - [.B191])" office:value-type="float" office:value="5.15935618120472" calcext:value-type="float">
            <text:p>5.15935618120472</text:p>
          </table:table-cell>
          <table:table-cell table:formula="of:=[.A191]*[.A191]" office:value-type="float" office:value="0.0559339774947362" calcext:value-type="float">
            <text:p>0.0559339774947362</text:p>
          </table:table-cell>
          <table:table-cell table:formula="of:=[.B191]*[.B191]" office:value-type="float" office:value="0.0559339774947362" calcext:value-type="float">
            <text:p>0.0559339774947362</text:p>
          </table:table-cell>
          <table:table-cell table:formula="of:= [.A191]*[.A191]*[.A191]*[.A191] - 16*[.A191]*[.A191] + 5*[.A191]" office:value-type="float" office:value="0.290703230825327" calcext:value-type="float">
            <text:p>0.290703230825327</text:p>
          </table:table-cell>
          <table:table-cell table:formula="of:= [.B191]*[.B191]*[.B191]*[.B191] - 16*[.B191]*[.B191] + 5*[.B191]" office:value-type="float" office:value="-2.07433329098012" calcext:value-type="float">
            <text:p>-2.074333290980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4602499310859" calcext:value-type="float">
            <text:p>0.134602499310859</text:p>
          </table:table-cell>
          <table:table-cell table:formula="of:=-[.A192]" office:value-type="float" office:value="-0.134602499310859" calcext:value-type="float">
            <text:p>-0.134602499310859</text:p>
          </table:table-cell>
          <table:table-cell/>
          <table:table-cell table:formula="of:= [.A192] * [.A192] - 10 * COS(2 * PI() * [.A192])" office:value-type="float" office:value="-6.61371472781493" calcext:value-type="float">
            <text:p>-6.61371472781493</text:p>
          </table:table-cell>
          <table:table-cell table:formula="of:= [.B192] * [.B192] - 10 * COS(2 * PI() * [.B192])" office:value-type="float" office:value="-6.61371472781493" calcext:value-type="float">
            <text:p>-6.61371472781493</text:p>
          </table:table-cell>
          <table:table-cell table:formula="of:= 100 * ([.A193] - [.A192]*[.A192]) * ([.A193] - [.A192]*[.A192]) + (1 - [.A192]) * (1 - [.A192])" office:value-type="float" office:value="22.2470971808037" calcext:value-type="float">
            <text:p>22.2470971808037</text:p>
          </table:table-cell>
          <table:table-cell table:formula="of:= 100 * ([.B193] - [.B192]*[.B192]) * ([.B193] - [.B192]*[.B192]) + (1 - [.B192]) * (1 - [.B192])" office:value-type="float" office:value="26.2770250229893" calcext:value-type="float">
            <text:p>26.2770250229893</text:p>
          </table:table-cell>
          <table:table-cell table:formula="of:=[.A192]*[.A192]" office:value-type="float" office:value="0.0181178328207297" calcext:value-type="float">
            <text:p>0.0181178328207297</text:p>
          </table:table-cell>
          <table:table-cell table:formula="of:=[.B192]*[.B192]" office:value-type="float" office:value="0.0181178328207297" calcext:value-type="float">
            <text:p>0.0181178328207297</text:p>
          </table:table-cell>
          <table:table-cell table:formula="of:= [.A192]*[.A192]*[.A192]*[.A192] - 16*[.A192]*[.A192] + 5*[.A192]" office:value-type="float" office:value="0.383455427288738" calcext:value-type="float">
            <text:p>0.383455427288738</text:p>
          </table:table-cell>
          <table:table-cell table:formula="of:= [.B192]*[.B192]*[.B192]*[.B192] - 16*[.B192]*[.B192] + 5*[.B192]" office:value-type="float" office:value="-0.962569565819848" calcext:value-type="float">
            <text:p>-0.9625695658198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81779178488068" calcext:value-type="float">
            <text:p>0.481779178488068</text:p>
          </table:table-cell>
          <table:table-cell table:formula="of:=-[.A193]" office:value-type="float" office:value="-0.481779178488068" calcext:value-type="float">
            <text:p>-0.481779178488068</text:p>
          </table:table-cell>
          <table:table-cell/>
          <table:table-cell table:formula="of:= [.A193] * [.A193] - 10 * COS(2 * PI() * [.A193])" office:value-type="float" office:value="10.1666488787652" calcext:value-type="float">
            <text:p>10.1666488787652</text:p>
          </table:table-cell>
          <table:table-cell table:formula="of:= [.B193] * [.B193] - 10 * COS(2 * PI() * [.B193])" office:value-type="float" office:value="10.1666488787652" calcext:value-type="float">
            <text:p>10.1666488787652</text:p>
          </table:table-cell>
          <table:table-cell table:formula="of:= 100 * ([.A194] - [.A193]*[.A193]) * ([.A194] - [.A193]*[.A193]) + (1 - [.A193]) * (1 - [.A193])" office:value-type="float" office:value="15.5992506728533" calcext:value-type="float">
            <text:p>15.5992506728533</text:p>
          </table:table-cell>
          <table:table-cell table:formula="of:= 100 * ([.B194] - [.B193]*[.B193]) * ([.B194] - [.B193]*[.B193]) + (1 - [.B193]) * (1 - [.B193])" office:value-type="float" office:value="2.72387874572061" calcext:value-type="float">
            <text:p>2.72387874572061</text:p>
          </table:table-cell>
          <table:table-cell table:formula="of:=[.A193]*[.A193]" office:value-type="float" office:value="0.232111176824638" calcext:value-type="float">
            <text:p>0.232111176824638</text:p>
          </table:table-cell>
          <table:table-cell table:formula="of:=[.B193]*[.B193]" office:value-type="float" office:value="0.232111176824638" calcext:value-type="float">
            <text:p>0.232111176824638</text:p>
          </table:table-cell>
          <table:table-cell table:formula="of:= [.A193]*[.A193]*[.A193]*[.A193] - 16*[.A193]*[.A193] + 5*[.A193]" office:value-type="float" office:value="-1.25100733834695" calcext:value-type="float">
            <text:p>-1.25100733834695</text:p>
          </table:table-cell>
          <table:table-cell table:formula="of:= [.B193]*[.B193]*[.B193]*[.B193] - 16*[.B193]*[.B193] + 5*[.B193]" office:value-type="float" office:value="-6.06879912322763" calcext:value-type="float">
            <text:p>-6.068799123227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9433173830621" calcext:value-type="float">
            <text:p>-0.159433173830621</text:p>
          </table:table-cell>
          <table:table-cell table:formula="of:=-[.A194]" office:value-type="float" office:value="0.159433173830621" calcext:value-type="float">
            <text:p>0.159433173830621</text:p>
          </table:table-cell>
          <table:table-cell/>
          <table:table-cell table:formula="of:= [.A194] * [.A194] - 10 * COS(2 * PI() * [.A194])" office:value-type="float" office:value="-5.3628854852984" calcext:value-type="float">
            <text:p>-5.3628854852984</text:p>
          </table:table-cell>
          <table:table-cell table:formula="of:= [.B194] * [.B194] - 10 * COS(2 * PI() * [.B194])" office:value-type="float" office:value="-5.3628854852984" calcext:value-type="float">
            <text:p>-5.3628854852984</text:p>
          </table:table-cell>
          <table:table-cell table:formula="of:= 100 * ([.A195] - [.A194]*[.A194]) * ([.A195] - [.A194]*[.A194]) + (1 - [.A194]) * (1 - [.A194])" office:value-type="float" office:value="16.3611221703415" calcext:value-type="float">
            <text:p>16.3611221703415</text:p>
          </table:table-cell>
          <table:table-cell table:formula="of:= 100 * ([.B195] - [.B194]*[.B194]) * ([.B195] - [.B194]*[.B194]) + (1 - [.B194]) * (1 - [.B194])" office:value-type="float" office:value="12.0417442048305" calcext:value-type="float">
            <text:p>12.0417442048305</text:p>
          </table:table-cell>
          <table:table-cell table:formula="of:=[.A194]*[.A194]" office:value-type="float" office:value="0.025418936917705" calcext:value-type="float">
            <text:p>0.025418936917705</text:p>
          </table:table-cell>
          <table:table-cell table:formula="of:=[.B194]*[.B194]" office:value-type="float" office:value="0.025418936917705" calcext:value-type="float">
            <text:p>0.025418936917705</text:p>
          </table:table-cell>
          <table:table-cell table:formula="of:= [.A194]*[.A194]*[.A194]*[.A194] - 16*[.A194]*[.A194] + 5*[.A194]" office:value-type="float" office:value="-1.20322273748236" calcext:value-type="float">
            <text:p>-1.20322273748236</text:p>
          </table:table-cell>
          <table:table-cell table:formula="of:= [.B194]*[.B194]*[.B194]*[.B194] - 16*[.B194]*[.B194] + 5*[.B194]" office:value-type="float" office:value="0.391109000823851" calcext:value-type="float">
            <text:p>0.3911090008238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2096700002439" calcext:value-type="float">
            <text:p>-0.362096700002439</text:p>
          </table:table-cell>
          <table:table-cell table:formula="of:=-[.A195]" office:value-type="float" office:value="0.362096700002439" calcext:value-type="float">
            <text:p>0.362096700002439</text:p>
          </table:table-cell>
          <table:table-cell/>
          <table:table-cell table:formula="of:= [.A195] * [.A195] - 10 * COS(2 * PI() * [.A195])" office:value-type="float" office:value="6.60630492020092" calcext:value-type="float">
            <text:p>6.60630492020092</text:p>
          </table:table-cell>
          <table:table-cell table:formula="of:= [.B195] * [.B195] - 10 * COS(2 * PI() * [.B195])" office:value-type="float" office:value="6.60630492020092" calcext:value-type="float">
            <text:p>6.60630492020092</text:p>
          </table:table-cell>
          <table:table-cell table:formula="of:= 100 * ([.A196] - [.A195]*[.A195]) * ([.A196] - [.A195]*[.A195]) + (1 - [.A195]) * (1 - [.A195])" office:value-type="float" office:value="8.4605830830784" calcext:value-type="float">
            <text:p>8.4605830830784</text:p>
          </table:table-cell>
          <table:table-cell table:formula="of:= 100 * ([.B196] - [.B195]*[.B195]) * ([.B196] - [.B195]*[.B195]) + (1 - [.B195]) * (1 - [.B195])" office:value-type="float" office:value="27.367455366418" calcext:value-type="float">
            <text:p>27.367455366418</text:p>
          </table:table-cell>
          <table:table-cell table:formula="of:=[.A195]*[.A195]" office:value-type="float" office:value="0.131114020152657" calcext:value-type="float">
            <text:p>0.131114020152657</text:p>
          </table:table-cell>
          <table:table-cell table:formula="of:=[.B195]*[.B195]" office:value-type="float" office:value="0.131114020152657" calcext:value-type="float">
            <text:p>0.131114020152657</text:p>
          </table:table-cell>
          <table:table-cell table:formula="of:= [.A195]*[.A195]*[.A195]*[.A195] - 16*[.A195]*[.A195] + 5*[.A195]" office:value-type="float" office:value="-3.89111693617411" calcext:value-type="float">
            <text:p>-3.89111693617411</text:p>
          </table:table-cell>
          <table:table-cell table:formula="of:= [.B195]*[.B195]*[.B195]*[.B195] - 16*[.B195]*[.B195] + 5*[.B195]" office:value-type="float" office:value="-0.270149936149717" calcext:value-type="float">
            <text:p>-0.2701499361497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8121328665875" calcext:value-type="float">
            <text:p>0.388121328665875</text:p>
          </table:table-cell>
          <table:table-cell table:formula="of:=-[.A196]" office:value-type="float" office:value="-0.388121328665875" calcext:value-type="float">
            <text:p>-0.388121328665875</text:p>
          </table:table-cell>
          <table:table-cell/>
          <table:table-cell table:formula="of:= [.A196] * [.A196] - 10 * COS(2 * PI() * [.A196])" office:value-type="float" office:value="7.77999376483068" calcext:value-type="float">
            <text:p>7.77999376483068</text:p>
          </table:table-cell>
          <table:table-cell table:formula="of:= [.B196] * [.B196] - 10 * COS(2 * PI() * [.B196])" office:value-type="float" office:value="7.77999376483068" calcext:value-type="float">
            <text:p>7.77999376483068</text:p>
          </table:table-cell>
          <table:table-cell table:formula="of:= 100 * ([.A197] - [.A196]*[.A196]) * ([.A197] - [.A196]*[.A196]) + (1 - [.A196]) * (1 - [.A196])" office:value-type="float" office:value="1.61171050379325" calcext:value-type="float">
            <text:p>1.61171050379325</text:p>
          </table:table-cell>
          <table:table-cell table:formula="of:= 100 * ([.B197] - [.B196]*[.B196]) * ([.B197] - [.B196]*[.B196]) + (1 - [.B196]) * (1 - [.B196])" office:value-type="float" office:value="5.53846445199658" calcext:value-type="float">
            <text:p>5.53846445199658</text:p>
          </table:table-cell>
          <table:table-cell table:formula="of:=[.A196]*[.A196]" office:value-type="float" office:value="0.150638165765364" calcext:value-type="float">
            <text:p>0.150638165765364</text:p>
          </table:table-cell>
          <table:table-cell table:formula="of:=[.B196]*[.B196]" office:value-type="float" office:value="0.150638165765364" calcext:value-type="float">
            <text:p>0.150638165765364</text:p>
          </table:table-cell>
          <table:table-cell table:formula="of:= [.A196]*[.A196]*[.A196]*[.A196] - 16*[.A196]*[.A196] + 5*[.A196]" office:value-type="float" office:value="-0.446912151931298" calcext:value-type="float">
            <text:p>-0.446912151931298</text:p>
          </table:table-cell>
          <table:table-cell table:formula="of:= [.B196]*[.B196]*[.B196]*[.B196] - 16*[.B196]*[.B196] + 5*[.B196]" office:value-type="float" office:value="-4.32812543859005" calcext:value-type="float">
            <text:p>-4.328125438590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94035041099414" calcext:value-type="float">
            <text:p>0.0394035041099414</text:p>
          </table:table-cell>
          <table:table-cell table:formula="of:=-[.A197]" office:value-type="float" office:value="-0.0394035041099414" calcext:value-type="float">
            <text:p>-0.0394035041099414</text:p>
          </table:table-cell>
          <table:table-cell/>
          <table:table-cell table:formula="of:= [.A197] * [.A197] - 10 * COS(2 * PI() * [.A197])" office:value-type="float" office:value="-9.69353156025766" calcext:value-type="float">
            <text:p>-9.69353156025766</text:p>
          </table:table-cell>
          <table:table-cell table:formula="of:= [.B197] * [.B197] - 10 * COS(2 * PI() * [.B197])" office:value-type="float" office:value="-9.69353156025766" calcext:value-type="float">
            <text:p>-9.69353156025766</text:p>
          </table:table-cell>
          <table:table-cell table:formula="of:= 100 * ([.A198] - [.A197]*[.A197]) * ([.A198] - [.A197]*[.A197]) + (1 - [.A197]) * (1 - [.A197])" office:value-type="float" office:value="3.08009276711933" calcext:value-type="float">
            <text:p>3.08009276711933</text:p>
          </table:table-cell>
          <table:table-cell table:formula="of:= 100 * ([.B198] - [.B197]*[.B197]) * ([.B198] - [.B197]*[.B197]) + (1 - [.B197]) * (1 - [.B197])" office:value-type="float" office:value="3.32989097737666" calcext:value-type="float">
            <text:p>3.32989097737666</text:p>
          </table:table-cell>
          <table:table-cell table:formula="of:=[.A197]*[.A197]" office:value-type="float" office:value="0.00155263613614217" calcext:value-type="float">
            <text:p>0.00155263613614217</text:p>
          </table:table-cell>
          <table:table-cell table:formula="of:=[.B197]*[.B197]" office:value-type="float" office:value="0.00155263613614217" calcext:value-type="float">
            <text:p>0.00155263613614217</text:p>
          </table:table-cell>
          <table:table-cell table:formula="of:= [.A197]*[.A197]*[.A197]*[.A197] - 16*[.A197]*[.A197] + 5*[.A197]" office:value-type="float" office:value="0.172177753050404" calcext:value-type="float">
            <text:p>0.172177753050404</text:p>
          </table:table-cell>
          <table:table-cell table:formula="of:= [.B197]*[.B197]*[.B197]*[.B197] - 16*[.B197]*[.B197] + 5*[.B197]" office:value-type="float" office:value="-0.221857288049011" calcext:value-type="float">
            <text:p>-0.2218572880490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8431740817614" calcext:value-type="float">
            <text:p>0.148431740817614</text:p>
          </table:table-cell>
          <table:table-cell table:formula="of:=-[.A198]" office:value-type="float" office:value="-0.148431740817614" calcext:value-type="float">
            <text:p>-0.148431740817614</text:p>
          </table:table-cell>
          <table:table-cell/>
          <table:table-cell table:formula="of:= [.A198] * [.A198] - 10 * COS(2 * PI() * [.A198])" office:value-type="float" office:value="-5.93525170810086" calcext:value-type="float">
            <text:p>-5.93525170810086</text:p>
          </table:table-cell>
          <table:table-cell table:formula="of:= [.B198] * [.B198] - 10 * COS(2 * PI() * [.B198])" office:value-type="float" office:value="-5.93525170810086" calcext:value-type="float">
            <text:p>-5.93525170810086</text:p>
          </table:table-cell>
          <table:table-cell table:formula="of:= 100 * ([.A199] - [.A198]*[.A198]) * ([.A199] - [.A198]*[.A198]) + (1 - [.A198]) * (1 - [.A198])" office:value-type="float" office:value="14.9670795182006" calcext:value-type="float">
            <text:p>14.9670795182006</text:p>
          </table:table-cell>
          <table:table-cell table:formula="of:= 100 * ([.B199] - [.B198]*[.B198]) * ([.B199] - [.B198]*[.B198]) + (1 - [.B198]) * (1 - [.B198])" office:value-type="float" office:value="12.4291578356415" calcext:value-type="float">
            <text:p>12.4291578356415</text:p>
          </table:table-cell>
          <table:table-cell table:formula="of:=[.A198]*[.A198]" office:value-type="float" office:value="0.0220319816821473" calcext:value-type="float">
            <text:p>0.0220319816821473</text:p>
          </table:table-cell>
          <table:table-cell table:formula="of:=[.B198]*[.B198]" office:value-type="float" office:value="0.0220319816821473" calcext:value-type="float">
            <text:p>0.0220319816821473</text:p>
          </table:table-cell>
          <table:table-cell table:formula="of:= [.A198]*[.A198]*[.A198]*[.A198] - 16*[.A198]*[.A198] + 5*[.A198]" office:value-type="float" office:value="0.390132405390555" calcext:value-type="float">
            <text:p>0.390132405390555</text:p>
          </table:table-cell>
          <table:table-cell table:formula="of:= [.B198]*[.B198]*[.B198]*[.B198] - 16*[.B198]*[.B198] + 5*[.B198]" office:value-type="float" office:value="-1.09418500278558" calcext:value-type="float">
            <text:p>-1.094185002785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5352583690546" calcext:value-type="float">
            <text:p>-0.355352583690546</text:p>
          </table:table-cell>
          <table:table-cell table:formula="of:=-[.A199]" office:value-type="float" office:value="0.355352583690546" calcext:value-type="float">
            <text:p>0.355352583690546</text:p>
          </table:table-cell>
          <table:table-cell/>
          <table:table-cell table:formula="of:= [.A199] * [.A199] - 10 * COS(2 * PI() * [.A199])" office:value-type="float" office:value="6.2728356294301" calcext:value-type="float">
            <text:p>6.2728356294301</text:p>
          </table:table-cell>
          <table:table-cell table:formula="of:= [.B199] * [.B199] - 10 * COS(2 * PI() * [.B199])" office:value-type="float" office:value="6.2728356294301" calcext:value-type="float">
            <text:p>6.2728356294301</text:p>
          </table:table-cell>
          <table:table-cell table:formula="of:= 100 * ([.A200] - [.A199]*[.A199]) * ([.A200] - [.A199]*[.A199]) + (1 - [.A199]) * (1 - [.A199])" office:value-type="float" office:value="8.05197476430789" calcext:value-type="float">
            <text:p>8.05197476430789</text:p>
          </table:table-cell>
          <table:table-cell table:formula="of:= 100 * ([.B200] - [.B199]*[.B199]) * ([.B200] - [.B199]*[.B199]) + (1 - [.B199]) * (1 - [.B199])" office:value-type="float" office:value="0.416627853325482" calcext:value-type="float">
            <text:p>0.416627853325482</text:p>
          </table:table-cell>
          <table:table-cell table:formula="of:=[.A199]*[.A199]" office:value-type="float" office:value="0.126275458735547" calcext:value-type="float">
            <text:p>0.126275458735547</text:p>
          </table:table-cell>
          <table:table-cell table:formula="of:=[.B199]*[.B199]" office:value-type="float" office:value="0.126275458735547" calcext:value-type="float">
            <text:p>0.126275458735547</text:p>
          </table:table-cell>
          <table:table-cell table:formula="of:= [.A199]*[.A199]*[.A199]*[.A199] - 16*[.A199]*[.A199] + 5*[.A199]" office:value-type="float" office:value="-3.78122476674261" calcext:value-type="float">
            <text:p>-3.78122476674261</text:p>
          </table:table-cell>
          <table:table-cell table:formula="of:= [.B199]*[.B199]*[.B199]*[.B199] - 16*[.B199]*[.B199] + 5*[.B199]" office:value-type="float" office:value="-0.227698929837144" calcext:value-type="float">
            <text:p>-0.2276989298371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3023440944962" calcext:value-type="float">
            <text:p>-0.123023440944962</text:p>
          </table:table-cell>
          <table:table-cell table:formula="of:=-[.A200]" office:value-type="float" office:value="0.123023440944962" calcext:value-type="float">
            <text:p>0.123023440944962</text:p>
          </table:table-cell>
          <table:table-cell/>
          <table:table-cell table:formula="of:= [.A200] * [.A200] - 10 * COS(2 * PI() * [.A200])" office:value-type="float" office:value="-7.14320170098159" calcext:value-type="float">
            <text:p>-7.14320170098159</text:p>
          </table:table-cell>
          <table:table-cell table:formula="of:= [.B200] * [.B200] - 10 * COS(2 * PI() * [.B200])" office:value-type="float" office:value="-7.14320170098159" calcext:value-type="float">
            <text:p>-7.14320170098159</text:p>
          </table:table-cell>
          <table:table-cell table:formula="of:= 100 * ([.A201] - [.A200]*[.A200]) * ([.A201] - [.A200]*[.A200]) + (1 - [.A200]) * (1 - [.A200])" office:value-type="float" office:value="1.65347191661689" calcext:value-type="float">
            <text:p>1.65347191661689</text:p>
          </table:table-cell>
          <table:table-cell table:formula="of:= 100 * ([.B201] - [.B200]*[.B200]) * ([.B201] - [.B200]*[.B200]) + (1 - [.B200]) * (1 - [.B200])" office:value-type="float" office:value="1.63217744982072" calcext:value-type="float">
            <text:p>1.63217744982072</text:p>
          </table:table-cell>
          <table:table-cell table:formula="of:=[.A200]*[.A200]" office:value-type="float" office:value="0.0151347670219386" calcext:value-type="float">
            <text:p>0.0151347670219386</text:p>
          </table:table-cell>
          <table:table-cell table:formula="of:=[.B200]*[.B200]" office:value-type="float" office:value="0.0151347670219386" calcext:value-type="float">
            <text:p>0.0151347670219386</text:p>
          </table:table-cell>
          <table:table-cell table:formula="of:= [.A200]*[.A200]*[.A200]*[.A200] - 16*[.A200]*[.A200] + 5*[.A200]" office:value-type="float" office:value="-0.85704441590302" calcext:value-type="float">
            <text:p>-0.85704441590302</text:p>
          </table:table-cell>
          <table:table-cell table:formula="of:= [.B200]*[.B200]*[.B200]*[.B200] - 16*[.B200]*[.B200] + 5*[.B200]" office:value-type="float" office:value="0.373189993546602" calcext:value-type="float">
            <text:p>0.3731899935466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777678467566147" calcext:value-type="float">
            <text:p>0.0777678467566147</text:p>
          </table:table-cell>
          <table:table-cell table:formula="of:=-[.A201]" office:value-type="float" office:value="-0.0777678467566147" calcext:value-type="float">
            <text:p>-0.0777678467566147</text:p>
          </table:table-cell>
          <table:table-cell/>
          <table:table-cell table:formula="of:= [.A201] * [.A201] - 10 * COS(2 * PI() * [.A201])" office:value-type="float" office:value="-8.82372101637164" calcext:value-type="float">
            <text:p>-8.82372101637164</text:p>
          </table:table-cell>
          <table:table-cell table:formula="of:= [.B201] * [.B201] - 10 * COS(2 * PI() * [.B201])" office:value-type="float" office:value="-8.82372101637164" calcext:value-type="float">
            <text:p>-8.82372101637164</text:p>
          </table:table-cell>
          <table:table-cell table:formula="of:= 100 * ([.A202] - [.A201]*[.A201]) * ([.A202] - [.A201]*[.A201]) + (1 - [.A201]) * (1 - [.A201])" office:value-type="float" office:value="1.43446219367887" calcext:value-type="float">
            <text:p>1.43446219367887</text:p>
          </table:table-cell>
          <table:table-cell table:formula="of:= 100 * ([.B202] - [.B201]*[.B201]) * ([.B202] - [.B201]*[.B201]) + (1 - [.B201]) * (1 - [.B201])" office:value-type="float" office:value="1.57530197270653" calcext:value-type="float">
            <text:p>1.57530197270653</text:p>
          </table:table-cell>
          <table:table-cell table:formula="of:=[.A201]*[.A201]" office:value-type="float" office:value="0.00604783798916032" calcext:value-type="float">
            <text:p>0.00604783798916032</text:p>
          </table:table-cell>
          <table:table-cell table:formula="of:=[.B201]*[.B201]" office:value-type="float" office:value="0.00604783798916032" calcext:value-type="float">
            <text:p>0.00604783798916032</text:p>
          </table:table-cell>
          <table:table-cell table:formula="of:= [.A201]*[.A201]*[.A201]*[.A201] - 16*[.A201]*[.A201] + 5*[.A201]" office:value-type="float" office:value="0.292110402300852" calcext:value-type="float">
            <text:p>0.292110402300852</text:p>
          </table:table-cell>
          <table:table-cell table:formula="of:= [.B201]*[.B201]*[.B201]*[.B201] - 16*[.B201]*[.B201] + 5*[.B201]" office:value-type="float" office:value="-0.485568065265296" calcext:value-type="float">
            <text:p>-0.4855680652652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703687864588574" calcext:value-type="float">
            <text:p>-0.0703687864588574</text:p>
          </table:table-cell>
          <table:table-cell table:formula="of:=-[.A202]" office:value-type="float" office:value="0.0703687864588574" calcext:value-type="float">
            <text:p>0.0703687864588574</text:p>
          </table:table-cell>
          <table:table-cell/>
          <table:table-cell table:formula="of:= [.A202] * [.A202] - 10 * COS(2 * PI() * [.A202])" office:value-type="float" office:value="-9.03342851596306" calcext:value-type="float">
            <text:p>-9.03342851596306</text:p>
          </table:table-cell>
          <table:table-cell table:formula="of:= [.B202] * [.B202] - 10 * COS(2 * PI() * [.B202])" office:value-type="float" office:value="-9.03342851596306" calcext:value-type="float">
            <text:p>-9.03342851596306</text:p>
          </table:table-cell>
          <table:table-cell table:formula="of:= 100 * ([.A203] - [.A202]*[.A202]) * ([.A203] - [.A202]*[.A202]) + (1 - [.A202]) * (1 - [.A202])" office:value-type="float" office:value="7.61764397213065" calcext:value-type="float">
            <text:p>7.61764397213065</text:p>
          </table:table-cell>
          <table:table-cell table:formula="of:= 100 * ([.B203] - [.B202]*[.B202]) * ([.B203] - [.B202]*[.B202]) + (1 - [.B202]) * (1 - [.B202])" office:value-type="float" office:value="6.84208437684333" calcext:value-type="float">
            <text:p>6.84208437684333</text:p>
          </table:table-cell>
          <table:table-cell table:formula="of:=[.A202]*[.A202]" office:value-type="float" office:value="0.00495176610769227" calcext:value-type="float">
            <text:p>0.00495176610769227</text:p>
          </table:table-cell>
          <table:table-cell table:formula="of:=[.B202]*[.B202]" office:value-type="float" office:value="0.00495176610769227" calcext:value-type="float">
            <text:p>0.00495176610769227</text:p>
          </table:table-cell>
          <table:table-cell table:formula="of:= [.A202]*[.A202]*[.A202]*[.A202] - 16*[.A202]*[.A202] + 5*[.A202]" office:value-type="float" office:value="-0.431047670029778" calcext:value-type="float">
            <text:p>-0.431047670029778</text:p>
          </table:table-cell>
          <table:table-cell table:formula="of:= [.B202]*[.B202]*[.B202]*[.B202] - 16*[.B202]*[.B202] + 5*[.B202]" office:value-type="float" office:value="0.272640194558796" calcext:value-type="float">
            <text:p>0.2726401945587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49448600108735" calcext:value-type="float">
            <text:p>-0.249448600108735</text:p>
          </table:table-cell>
          <table:table-cell table:formula="of:=-[.A203]" office:value-type="float" office:value="0.249448600108735" calcext:value-type="float">
            <text:p>0.249448600108735</text:p>
          </table:table-cell>
          <table:table-cell/>
          <table:table-cell table:formula="of:= [.A203] * [.A203] - 10 * COS(2 * PI() * [.A203])" office:value-type="float" office:value="0.0275791964532148" calcext:value-type="float">
            <text:p>0.0275791964532148</text:p>
          </table:table-cell>
          <table:table-cell table:formula="of:= [.B203] * [.B203] - 10 * COS(2 * PI() * [.B203])" office:value-type="float" office:value="0.0275791964532148" calcext:value-type="float">
            <text:p>0.0275791964532148</text:p>
          </table:table-cell>
          <table:table-cell table:formula="of:= 100 * ([.A204] - [.A203]*[.A203]) * ([.A204] - [.A203]*[.A203]) + (1 - [.A203]) * (1 - [.A203])" office:value-type="float" office:value="23.1160206278038" calcext:value-type="float">
            <text:p>23.1160206278038</text:p>
          </table:table-cell>
          <table:table-cell table:formula="of:= 100 * ([.B204] - [.B203]*[.B203]) * ([.B204] - [.B203]*[.B203]) + (1 - [.B203]) * (1 - [.B203])" office:value-type="float" office:value="12.1113168564334" calcext:value-type="float">
            <text:p>12.1113168564334</text:p>
          </table:table-cell>
          <table:table-cell table:formula="of:=[.A203]*[.A203]" office:value-type="float" office:value="0.0622246040962077" calcext:value-type="float">
            <text:p>0.0622246040962077</text:p>
          </table:table-cell>
          <table:table-cell table:formula="of:=[.B203]*[.B203]" office:value-type="float" office:value="0.0622246040962077" calcext:value-type="float">
            <text:p>0.0622246040962077</text:p>
          </table:table-cell>
          <table:table-cell table:formula="of:= [.A203]*[.A203]*[.A203]*[.A203] - 16*[.A203]*[.A203] + 5*[.A203]" office:value-type="float" office:value="-2.23896476472807" calcext:value-type="float">
            <text:p>-2.23896476472807</text:p>
          </table:table-cell>
          <table:table-cell table:formula="of:= [.B203]*[.B203]*[.B203]*[.B203] - 16*[.B203]*[.B203] + 5*[.B203]" office:value-type="float" office:value="0.255521236359283" calcext:value-type="float">
            <text:p>0.2555212363592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02047932497226" calcext:value-type="float">
            <text:p>-0.402047932497226</text:p>
          </table:table-cell>
          <table:table-cell table:formula="of:=-[.A204]" office:value-type="float" office:value="0.402047932497226" calcext:value-type="float">
            <text:p>0.402047932497226</text:p>
          </table:table-cell>
          <table:table-cell/>
          <table:table-cell table:formula="of:= [.A204] * [.A204] - 10 * COS(2 * PI() * [.A204])" office:value-type="float" office:value="8.32677414551259" calcext:value-type="float">
            <text:p>8.32677414551259</text:p>
          </table:table-cell>
          <table:table-cell table:formula="of:= [.B204] * [.B204] - 10 * COS(2 * PI() * [.B204])" office:value-type="float" office:value="8.32677414551259" calcext:value-type="float">
            <text:p>8.32677414551259</text:p>
          </table:table-cell>
          <table:table-cell table:formula="of:= 100 * ([.A205] - [.A204]*[.A204]) * ([.A205] - [.A204]*[.A204]) + (1 - [.A204]) * (1 - [.A204])" office:value-type="float" office:value="2.1254450995795" calcext:value-type="float">
            <text:p>2.1254450995795</text:p>
          </table:table-cell>
          <table:table-cell table:formula="of:= 100 * ([.B205] - [.B204]*[.B204]) * ([.B205] - [.B204]*[.B204]) + (1 - [.B204]) * (1 - [.B204])" office:value-type="float" office:value="13.5524866891212" calcext:value-type="float">
            <text:p>13.5524866891212</text:p>
          </table:table-cell>
          <table:table-cell table:formula="of:=[.A204]*[.A204]" office:value-type="float" office:value="0.161642540025294" calcext:value-type="float">
            <text:p>0.161642540025294</text:p>
          </table:table-cell>
          <table:table-cell table:formula="of:=[.B204]*[.B204]" office:value-type="float" office:value="0.161642540025294" calcext:value-type="float">
            <text:p>0.161642540025294</text:p>
          </table:table-cell>
          <table:table-cell table:formula="of:= [.A204]*[.A204]*[.A204]*[.A204] - 16*[.A204]*[.A204] + 5*[.A204]" office:value-type="float" office:value="-4.570391992145" calcext:value-type="float">
            <text:p>-4.570391992145</text:p>
          </table:table-cell>
          <table:table-cell table:formula="of:= [.B204]*[.B204]*[.B204]*[.B204] - 16*[.B204]*[.B204] + 5*[.B204]" office:value-type="float" office:value="-0.549912667172743" calcext:value-type="float">
            <text:p>-0.5499126671727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1605860027485" calcext:value-type="float">
            <text:p>0.201605860027485</text:p>
          </table:table-cell>
          <table:table-cell table:formula="of:=-[.A205]" office:value-type="float" office:value="-0.201605860027485" calcext:value-type="float">
            <text:p>-0.201605860027485</text:p>
          </table:table-cell>
          <table:table-cell/>
          <table:table-cell table:formula="of:= [.A205] * [.A205] - 10 * COS(2 * PI() * [.A205])" office:value-type="float" office:value="-2.95340854612162" calcext:value-type="float">
            <text:p>-2.95340854612162</text:p>
          </table:table-cell>
          <table:table-cell table:formula="of:= [.B205] * [.B205] - 10 * COS(2 * PI() * [.B205])" office:value-type="float" office:value="-2.95340854612162" calcext:value-type="float">
            <text:p>-2.95340854612162</text:p>
          </table:table-cell>
          <table:table-cell table:formula="of:= 100 * ([.A206] - [.A205]*[.A205]) * ([.A206] - [.A205]*[.A205]) + (1 - [.A205]) * (1 - [.A205])" office:value-type="float" office:value="5.09270964916916" calcext:value-type="float">
            <text:p>5.09270964916916</text:p>
          </table:table-cell>
          <table:table-cell table:formula="of:= 100 * ([.B206] - [.B205]*[.B205]) * ([.B206] - [.B205]*[.B205]) + (1 - [.B205]) * (1 - [.B205])" office:value-type="float" office:value="9.99159201239714" calcext:value-type="float">
            <text:p>9.99159201239714</text:p>
          </table:table-cell>
          <table:table-cell table:formula="of:=[.A205]*[.A205]" office:value-type="float" office:value="0.0406449227974217" calcext:value-type="float">
            <text:p>0.0406449227974217</text:p>
          </table:table-cell>
          <table:table-cell table:formula="of:=[.B205]*[.B205]" office:value-type="float" office:value="0.0406449227974217" calcext:value-type="float">
            <text:p>0.0406449227974217</text:p>
          </table:table-cell>
          <table:table-cell table:formula="of:= [.A205]*[.A205]*[.A205]*[.A205] - 16*[.A205]*[.A205] + 5*[.A205]" office:value-type="float" office:value="0.359362545127884" calcext:value-type="float">
            <text:p>0.359362545127884</text:p>
          </table:table-cell>
          <table:table-cell table:formula="of:= [.B205]*[.B205]*[.B205]*[.B205] - 16*[.B205]*[.B205] + 5*[.B205]" office:value-type="float" office:value="-1.65669605514696" calcext:value-type="float">
            <text:p>-1.656696055146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1720180618577" calcext:value-type="float">
            <text:p>0.251720180618577</text:p>
          </table:table-cell>
          <table:table-cell table:formula="of:=-[.A206]" office:value-type="float" office:value="-0.251720180618577" calcext:value-type="float">
            <text:p>-0.251720180618577</text:p>
          </table:table-cell>
          <table:table-cell/>
          <table:table-cell table:formula="of:= [.A206] * [.A206] - 10 * COS(2 * PI() * [.A206])" office:value-type="float" office:value="0.171443080912493" calcext:value-type="float">
            <text:p>0.171443080912493</text:p>
          </table:table-cell>
          <table:table-cell table:formula="of:= [.B206] * [.B206] - 10 * COS(2 * PI() * [.B206])" office:value-type="float" office:value="0.171443080912493" calcext:value-type="float">
            <text:p>0.171443080912493</text:p>
          </table:table-cell>
          <table:table-cell table:formula="of:= 100 * ([.A207] - [.A206]*[.A206]) * ([.A207] - [.A206]*[.A206]) + (1 - [.A206]) * (1 - [.A206])" office:value-type="float" office:value="1.29801355710661" calcext:value-type="float">
            <text:p>1.29801355710661</text:p>
          </table:table-cell>
          <table:table-cell table:formula="of:= 100 * ([.B207] - [.B206]*[.B206]) * ([.B207] - [.B206]*[.B206]) + (1 - [.B206]) * (1 - [.B206])" office:value-type="float" office:value="6.08830865521129" calcext:value-type="float">
            <text:p>6.08830865521129</text:p>
          </table:table-cell>
          <table:table-cell table:formula="of:=[.A206]*[.A206]" office:value-type="float" office:value="0.0633630493306489" calcext:value-type="float">
            <text:p>0.0633630493306489</text:p>
          </table:table-cell>
          <table:table-cell table:formula="of:=[.B206]*[.B206]" office:value-type="float" office:value="0.0633630493306489" calcext:value-type="float">
            <text:p>0.0633630493306489</text:p>
          </table:table-cell>
          <table:table-cell table:formula="of:= [.A206]*[.A206]*[.A206]*[.A206] - 16*[.A206]*[.A206] + 5*[.A206]" office:value-type="float" office:value="0.24880698982298" calcext:value-type="float">
            <text:p>0.24880698982298</text:p>
          </table:table-cell>
          <table:table-cell table:formula="of:= [.B206]*[.B206]*[.B206]*[.B206] - 16*[.B206]*[.B206] + 5*[.B206]" office:value-type="float" office:value="-2.26839481636279" calcext:value-type="float">
            <text:p>-2.2683948163627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9275264353491" calcext:value-type="float">
            <text:p>0.149275264353491</text:p>
          </table:table-cell>
          <table:table-cell table:formula="of:=-[.A207]" office:value-type="float" office:value="-0.149275264353491" calcext:value-type="float">
            <text:p>-0.149275264353491</text:p>
          </table:table-cell>
          <table:table-cell/>
          <table:table-cell table:formula="of:= [.A207] * [.A207] - 10 * COS(2 * PI() * [.A207])" office:value-type="float" office:value="-5.89234813957589" calcext:value-type="float">
            <text:p>-5.89234813957589</text:p>
          </table:table-cell>
          <table:table-cell table:formula="of:= [.B207] * [.B207] - 10 * COS(2 * PI() * [.B207])" office:value-type="float" office:value="-5.89234813957589" calcext:value-type="float">
            <text:p>-5.89234813957589</text:p>
          </table:table-cell>
          <table:table-cell table:formula="of:= 100 * ([.A208] - [.A207]*[.A207]) * ([.A208] - [.A207]*[.A207]) + (1 - [.A207]) * (1 - [.A207])" office:value-type="float" office:value="1.41296506544704" calcext:value-type="float">
            <text:p>1.41296506544704</text:p>
          </table:table-cell>
          <table:table-cell table:formula="of:= 100 * ([.B208] - [.B207]*[.B207]) * ([.B208] - [.B207]*[.B207]) + (1 - [.B207]) * (1 - [.B207])" office:value-type="float" office:value="2.94865839935426" calcext:value-type="float">
            <text:p>2.94865839935426</text:p>
          </table:table-cell>
          <table:table-cell table:formula="of:=[.A207]*[.A207]" office:value-type="float" office:value="0.0222831045478047" calcext:value-type="float">
            <text:p>0.0222831045478047</text:p>
          </table:table-cell>
          <table:table-cell table:formula="of:=[.B207]*[.B207]" office:value-type="float" office:value="0.0222831045478047" calcext:value-type="float">
            <text:p>0.0222831045478047</text:p>
          </table:table-cell>
          <table:table-cell table:formula="of:= [.A207]*[.A207]*[.A207]*[.A207] - 16*[.A207]*[.A207] + 5*[.A207]" office:value-type="float" office:value="0.39034318575087" calcext:value-type="float">
            <text:p>0.39034318575087</text:p>
          </table:table-cell>
          <table:table-cell table:formula="of:= [.B207]*[.B207]*[.B207]*[.B207] - 16*[.B207]*[.B207] + 5*[.B207]" office:value-type="float" office:value="-1.10240945778404" calcext:value-type="float">
            <text:p>-1.102409457784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5303131625988" calcext:value-type="float">
            <text:p>0.105303131625988</text:p>
          </table:table-cell>
          <table:table-cell table:formula="of:=-[.A208]" office:value-type="float" office:value="-0.105303131625988" calcext:value-type="float">
            <text:p>-0.105303131625988</text:p>
          </table:table-cell>
          <table:table-cell/>
          <table:table-cell table:formula="of:= [.A208] * [.A208] - 10 * COS(2 * PI() * [.A208])" office:value-type="float" office:value="-7.87877342439507" calcext:value-type="float">
            <text:p>-7.87877342439507</text:p>
          </table:table-cell>
          <table:table-cell table:formula="of:= [.B208] * [.B208] - 10 * COS(2 * PI() * [.B208])" office:value-type="float" office:value="-7.87877342439507" calcext:value-type="float">
            <text:p>-7.87877342439507</text:p>
          </table:table-cell>
          <table:table-cell table:formula="of:= 100 * ([.A209] - [.A208]*[.A208]) * ([.A209] - [.A208]*[.A208]) + (1 - [.A208]) * (1 - [.A208])" office:value-type="float" office:value="6.53291612930369" calcext:value-type="float">
            <text:p>6.53291612930369</text:p>
          </table:table-cell>
          <table:table-cell table:formula="of:= 100 * ([.B209] - [.B208]*[.B208]) * ([.B209] - [.B208]*[.B208]) + (1 - [.B208]) * (1 - [.B208])" office:value-type="float" office:value="8.06528239854949" calcext:value-type="float">
            <text:p>8.06528239854949</text:p>
          </table:table-cell>
          <table:table-cell table:formula="of:=[.A208]*[.A208]" office:value-type="float" office:value="0.0110887495302401" calcext:value-type="float">
            <text:p>0.0110887495302401</text:p>
          </table:table-cell>
          <table:table-cell table:formula="of:=[.B208]*[.B208]" office:value-type="float" office:value="0.0110887495302401" calcext:value-type="float">
            <text:p>0.0110887495302401</text:p>
          </table:table-cell>
          <table:table-cell table:formula="of:= [.A208]*[.A208]*[.A208]*[.A208] - 16*[.A208]*[.A208] + 5*[.A208]" office:value-type="float" office:value="0.349218626012241" calcext:value-type="float">
            <text:p>0.349218626012241</text:p>
          </table:table-cell>
          <table:table-cell table:formula="of:= [.B208]*[.B208]*[.B208]*[.B208] - 16*[.B208]*[.B208] + 5*[.B208]" office:value-type="float" office:value="-0.703812690247635" calcext:value-type="float">
            <text:p>-0.7038126902476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0513761653565" calcext:value-type="float">
            <text:p>0.250513761653565</text:p>
          </table:table-cell>
          <table:table-cell table:formula="of:=-[.A209]" office:value-type="float" office:value="-0.250513761653565" calcext:value-type="float">
            <text:p>-0.250513761653565</text:p>
          </table:table-cell>
          <table:table-cell/>
          <table:table-cell table:formula="of:= [.A209] * [.A209] - 10 * COS(2 * PI() * [.A209])" office:value-type="float" office:value="0.0950376854459364" calcext:value-type="float">
            <text:p>0.0950376854459364</text:p>
          </table:table-cell>
          <table:table-cell table:formula="of:= [.B209] * [.B209] - 10 * COS(2 * PI() * [.B209])" office:value-type="float" office:value="0.0950376854459364" calcext:value-type="float">
            <text:p>0.0950376854459364</text:p>
          </table:table-cell>
          <table:table-cell table:formula="of:= 100 * ([.A210] - [.A209]*[.A209]) * ([.A210] - [.A209]*[.A209]) + (1 - [.A209]) * (1 - [.A209])" office:value-type="float" office:value="3.9707968319678" calcext:value-type="float">
            <text:p>3.9707968319678</text:p>
          </table:table-cell>
          <table:table-cell table:formula="of:= 100 * ([.B210] - [.B209]*[.B209]) * ([.B210] - [.B209]*[.B209]) + (1 - [.B209]) * (1 - [.B209])" office:value-type="float" office:value="1.91332936472519" calcext:value-type="float">
            <text:p>1.91332936472519</text:p>
          </table:table-cell>
          <table:table-cell table:formula="of:=[.A209]*[.A209]" office:value-type="float" office:value="0.0627571447778191" calcext:value-type="float">
            <text:p>0.0627571447778191</text:p>
          </table:table-cell>
          <table:table-cell table:formula="of:=[.B209]*[.B209]" office:value-type="float" office:value="0.0627571447778191" calcext:value-type="float">
            <text:p>0.0627571447778191</text:p>
          </table:table-cell>
          <table:table-cell table:formula="of:= [.A209]*[.A209]*[.A209]*[.A209] - 16*[.A209]*[.A209] + 5*[.A209]" office:value-type="float" office:value="0.252392951043383" calcext:value-type="float">
            <text:p>0.252392951043383</text:p>
          </table:table-cell>
          <table:table-cell table:formula="of:= [.B209]*[.B209]*[.B209]*[.B209] - 16*[.B209]*[.B209] + 5*[.B209]" office:value-type="float" office:value="-2.25274466549227" calcext:value-type="float">
            <text:p>-2.252744665492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1879449929111" calcext:value-type="float">
            <text:p>-0.121879449929111</text:p>
          </table:table-cell>
          <table:table-cell table:formula="of:=-[.A210]" office:value-type="float" office:value="0.121879449929111" calcext:value-type="float">
            <text:p>0.121879449929111</text:p>
          </table:table-cell>
          <table:table-cell/>
          <table:table-cell table:formula="of:= [.A210] * [.A210] - 10 * COS(2 * PI() * [.A210])" office:value-type="float" office:value="-7.19348757854684" calcext:value-type="float">
            <text:p>-7.19348757854684</text:p>
          </table:table-cell>
          <table:table-cell table:formula="of:= [.B210] * [.B210] - 10 * COS(2 * PI() * [.B210])" office:value-type="float" office:value="-7.19348757854684" calcext:value-type="float">
            <text:p>-7.19348757854684</text:p>
          </table:table-cell>
          <table:table-cell table:formula="of:= 100 * ([.A211] - [.A210]*[.A210]) * ([.A211] - [.A210]*[.A210]) + (1 - [.A210]) * (1 - [.A210])" office:value-type="float" office:value="10.6187154611317" calcext:value-type="float">
            <text:p>10.6187154611317</text:p>
          </table:table-cell>
          <table:table-cell table:formula="of:= 100 * ([.B211] - [.B210]*[.B210]) * ([.B211] - [.B210]*[.B210]) + (1 - [.B210]) * (1 - [.B210])" office:value-type="float" office:value="8.40159789551981" calcext:value-type="float">
            <text:p>8.40159789551981</text:p>
          </table:table-cell>
          <table:table-cell table:formula="of:=[.A210]*[.A210]" office:value-type="float" office:value="0.0148546003150226" calcext:value-type="float">
            <text:p>0.0148546003150226</text:p>
          </table:table-cell>
          <table:table-cell table:formula="of:=[.B210]*[.B210]" office:value-type="float" office:value="0.0148546003150226" calcext:value-type="float">
            <text:p>0.0148546003150226</text:p>
          </table:table-cell>
          <table:table-cell table:formula="of:= [.A210]*[.A210]*[.A210]*[.A210] - 16*[.A210]*[.A210] + 5*[.A210]" office:value-type="float" office:value="-0.846850195535396" calcext:value-type="float">
            <text:p>-0.846850195535396</text:p>
          </table:table-cell>
          <table:table-cell table:formula="of:= [.B210]*[.B210]*[.B210]*[.B210] - 16*[.B210]*[.B210] + 5*[.B210]" office:value-type="float" office:value="0.371944303755711" calcext:value-type="float">
            <text:p>0.3719443037557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91088236845098" calcext:value-type="float">
            <text:p>-0.291088236845098</text:p>
          </table:table-cell>
          <table:table-cell table:formula="of:=-[.A211]" office:value-type="float" office:value="0.291088236845098" calcext:value-type="float">
            <text:p>0.291088236845098</text:p>
          </table:table-cell>
          <table:table-cell/>
          <table:table-cell table:formula="of:= [.A211] * [.A211] - 10 * COS(2 * PI() * [.A211])" office:value-type="float" office:value="2.63780036459297" calcext:value-type="float">
            <text:p>2.63780036459297</text:p>
          </table:table-cell>
          <table:table-cell table:formula="of:= [.B211] * [.B211] - 10 * COS(2 * PI() * [.B211])" office:value-type="float" office:value="2.63780036459297" calcext:value-type="float">
            <text:p>2.63780036459297</text:p>
          </table:table-cell>
          <table:table-cell table:formula="of:= 100 * ([.A212] - [.A211]*[.A211]) * ([.A212] - [.A211]*[.A211]) + (1 - [.A211]) * (1 - [.A211])" office:value-type="float" office:value="14.8400822638107" calcext:value-type="float">
            <text:p>14.8400822638107</text:p>
          </table:table-cell>
          <table:table-cell table:formula="of:= 100 * ([.B212] - [.B211]*[.B211]) * ([.B212] - [.B211]*[.B211]) + (1 - [.B211]) * (1 - [.B211])" office:value-type="float" office:value="28.8489576138006" calcext:value-type="float">
            <text:p>28.8489576138006</text:p>
          </table:table-cell>
          <table:table-cell table:formula="of:=[.A211]*[.A211]" office:value-type="float" office:value="0.0847323616295881" calcext:value-type="float">
            <text:p>0.0847323616295881</text:p>
          </table:table-cell>
          <table:table-cell table:formula="of:=[.B211]*[.B211]" office:value-type="float" office:value="0.0847323616295881" calcext:value-type="float">
            <text:p>0.0847323616295881</text:p>
          </table:table-cell>
          <table:table-cell table:formula="of:= [.A211]*[.A211]*[.A211]*[.A211] - 16*[.A211]*[.A211] + 5*[.A211]" office:value-type="float" office:value="-2.80397939719157" calcext:value-type="float">
            <text:p>-2.80397939719157</text:p>
          </table:table-cell>
          <table:table-cell table:formula="of:= [.B211]*[.B211]*[.B211]*[.B211] - 16*[.B211]*[.B211] + 5*[.B211]" office:value-type="float" office:value="0.106902971259409" calcext:value-type="float">
            <text:p>0.1069029712594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47681027813815" calcext:value-type="float">
            <text:p>0.447681027813815</text:p>
          </table:table-cell>
          <table:table-cell table:formula="of:=-[.A212]" office:value-type="float" office:value="-0.447681027813815" calcext:value-type="float">
            <text:p>-0.447681027813815</text:p>
          </table:table-cell>
          <table:table-cell/>
          <table:table-cell table:formula="of:= [.A212] * [.A212] - 10 * COS(2 * PI() * [.A212])" office:value-type="float" office:value="9.6649501082572" calcext:value-type="float">
            <text:p>9.6649501082572</text:p>
          </table:table-cell>
          <table:table-cell table:formula="of:= [.B212] * [.B212] - 10 * COS(2 * PI() * [.B212])" office:value-type="float" office:value="9.6649501082572" calcext:value-type="float">
            <text:p>9.6649501082572</text:p>
          </table:table-cell>
          <table:table-cell table:formula="of:= 100 * ([.A213] - [.A212]*[.A212]) * ([.A213] - [.A212]*[.A212]) + (1 - [.A212]) * (1 - [.A212])" office:value-type="float" office:value="6.03118661068682" calcext:value-type="float">
            <text:p>6.03118661068682</text:p>
          </table:table-cell>
          <table:table-cell table:formula="of:= 100 * ([.B213] - [.B212]*[.B212]) * ([.B213] - [.B212]*[.B212]) + (1 - [.B212]) * (1 - [.B212])" office:value-type="float" office:value="43.0724153347036" calcext:value-type="float">
            <text:p>43.0724153347036</text:p>
          </table:table-cell>
          <table:table-cell table:formula="of:=[.A212]*[.A212]" office:value-type="float" office:value="0.200418302664433" calcext:value-type="float">
            <text:p>0.200418302664433</text:p>
          </table:table-cell>
          <table:table-cell table:formula="of:=[.B212]*[.B212]" office:value-type="float" office:value="0.200418302664433" calcext:value-type="float">
            <text:p>0.200418302664433</text:p>
          </table:table-cell>
          <table:table-cell table:formula="of:= [.A212]*[.A212]*[.A212]*[.A212] - 16*[.A212]*[.A212] + 5*[.A212]" office:value-type="float" office:value="-0.928120207518969" calcext:value-type="float">
            <text:p>-0.928120207518969</text:p>
          </table:table-cell>
          <table:table-cell table:formula="of:= [.B212]*[.B212]*[.B212]*[.B212] - 16*[.B212]*[.B212] + 5*[.B212]" office:value-type="float" office:value="-5.40493048565712" calcext:value-type="float">
            <text:p>-5.404930485657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9711644896306" calcext:value-type="float">
            <text:p>0.439711644896306</text:p>
          </table:table-cell>
          <table:table-cell table:formula="of:=-[.A213]" office:value-type="float" office:value="-0.439711644896306" calcext:value-type="float">
            <text:p>-0.439711644896306</text:p>
          </table:table-cell>
          <table:table-cell/>
          <table:table-cell table:formula="of:= [.A213] * [.A213] - 10 * COS(2 * PI() * [.A213])" office:value-type="float" office:value="9.48442629437685" calcext:value-type="float">
            <text:p>9.48442629437685</text:p>
          </table:table-cell>
          <table:table-cell table:formula="of:= [.B213] * [.B213] - 10 * COS(2 * PI() * [.B213])" office:value-type="float" office:value="9.48442629437685" calcext:value-type="float">
            <text:p>9.48442629437685</text:p>
          </table:table-cell>
          <table:table-cell table:formula="of:= 100 * ([.A214] - [.A213]*[.A213]) * ([.A214] - [.A213]*[.A213]) + (1 - [.A213]) * (1 - [.A213])" office:value-type="float" office:value="25.7610078699029" calcext:value-type="float">
            <text:p>25.7610078699029</text:p>
          </table:table-cell>
          <table:table-cell table:formula="of:= 100 * ([.B214] - [.B213]*[.B213]) * ([.B214] - [.B213]*[.B213]) + (1 - [.B213]) * (1 - [.B213])" office:value-type="float" office:value="3.45947311457982" calcext:value-type="float">
            <text:p>3.45947311457982</text:p>
          </table:table-cell>
          <table:table-cell table:formula="of:=[.A213]*[.A213]" office:value-type="float" office:value="0.193346330657415" calcext:value-type="float">
            <text:p>0.193346330657415</text:p>
          </table:table-cell>
          <table:table-cell table:formula="of:=[.B213]*[.B213]" office:value-type="float" office:value="0.193346330657415" calcext:value-type="float">
            <text:p>0.193346330657415</text:p>
          </table:table-cell>
          <table:table-cell table:formula="of:= [.A213]*[.A213]*[.A213]*[.A213] - 16*[.A213]*[.A213] + 5*[.A213]" office:value-type="float" office:value="-0.857600262458426" calcext:value-type="float">
            <text:p>-0.857600262458426</text:p>
          </table:table-cell>
          <table:table-cell table:formula="of:= [.B213]*[.B213]*[.B213]*[.B213] - 16*[.B213]*[.B213] + 5*[.B213]" office:value-type="float" office:value="-5.25471671142149" calcext:value-type="float">
            <text:p>-5.254716711421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11104705906473" calcext:value-type="float">
            <text:p>-0.311104705906473</text:p>
          </table:table-cell>
          <table:table-cell table:formula="of:=-[.A214]" office:value-type="float" office:value="0.311104705906473" calcext:value-type="float">
            <text:p>0.311104705906473</text:p>
          </table:table-cell>
          <table:table-cell/>
          <table:table-cell table:formula="of:= [.A214] * [.A214] - 10 * COS(2 * PI() * [.A214])" office:value-type="float" office:value="3.84247892320754" calcext:value-type="float">
            <text:p>3.84247892320754</text:p>
          </table:table-cell>
          <table:table-cell table:formula="of:= [.B214] * [.B214] - 10 * COS(2 * PI() * [.B214])" office:value-type="float" office:value="3.84247892320754" calcext:value-type="float">
            <text:p>3.84247892320754</text:p>
          </table:table-cell>
          <table:table-cell table:formula="of:= 100 * ([.A215] - [.A214]*[.A214]) * ([.A215] - [.A214]*[.A214]) + (1 - [.A214]) * (1 - [.A214])" office:value-type="float" office:value="9.10840079334545" calcext:value-type="float">
            <text:p>9.10840079334545</text:p>
          </table:table-cell>
          <table:table-cell table:formula="of:= 100 * ([.B215] - [.B214]*[.B214]) * ([.B215] - [.B214]*[.B214]) + (1 - [.B214]) * (1 - [.B214])" office:value-type="float" office:value="1.08707593794403" calcext:value-type="float">
            <text:p>1.08707593794403</text:p>
          </table:table-cell>
          <table:table-cell table:formula="of:=[.A214]*[.A214]" office:value-type="float" office:value="0.0967861380371531" calcext:value-type="float">
            <text:p>0.0967861380371531</text:p>
          </table:table-cell>
          <table:table-cell table:formula="of:=[.B214]*[.B214]" office:value-type="float" office:value="0.0967861380371531" calcext:value-type="float">
            <text:p>0.0967861380371531</text:p>
          </table:table-cell>
          <table:table-cell table:formula="of:= [.A214]*[.A214]*[.A214]*[.A214] - 16*[.A214]*[.A214] + 5*[.A214]" office:value-type="float" office:value="-3.09473418161067" calcext:value-type="float">
            <text:p>-3.09473418161067</text:p>
          </table:table-cell>
          <table:table-cell table:formula="of:= [.B214]*[.B214]*[.B214]*[.B214] - 16*[.B214]*[.B214] + 5*[.B214]" office:value-type="float" office:value="0.0163128774540624" calcext:value-type="float">
            <text:p>0.01631287745406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5048466888256" calcext:value-type="float">
            <text:p>-0.175048466888256</text:p>
          </table:table-cell>
          <table:table-cell table:formula="of:=-[.A215]" office:value-type="float" office:value="0.175048466888256" calcext:value-type="float">
            <text:p>0.175048466888256</text:p>
          </table:table-cell>
          <table:table-cell/>
          <table:table-cell table:formula="of:= [.A215] * [.A215] - 10 * COS(2 * PI() * [.A215])" office:value-type="float" office:value="-4.50654947072051" calcext:value-type="float">
            <text:p>-4.50654947072051</text:p>
          </table:table-cell>
          <table:table-cell table:formula="of:= [.B215] * [.B215] - 10 * COS(2 * PI() * [.B215])" office:value-type="float" office:value="-4.50654947072051" calcext:value-type="float">
            <text:p>-4.50654947072051</text:p>
          </table:table-cell>
          <table:table-cell table:formula="of:= 100 * ([.A216] - [.A215]*[.A215]) * ([.A216] - [.A215]*[.A215]) + (1 - [.A215]) * (1 - [.A215])" office:value-type="float" office:value="7.60931680186785" calcext:value-type="float">
            <text:p>7.60931680186785</text:p>
          </table:table-cell>
          <table:table-cell table:formula="of:= 100 * ([.B216] - [.B215]*[.B215]) * ([.B216] - [.B215]*[.B215]) + (1 - [.B215]) * (1 - [.B215])" office:value-type="float" office:value="4.2257542135421" calcext:value-type="float">
            <text:p>4.2257542135421</text:p>
          </table:table-cell>
          <table:table-cell table:formula="of:=[.A215]*[.A215]" office:value-type="float" office:value="0.030641965759929" calcext:value-type="float">
            <text:p>0.030641965759929</text:p>
          </table:table-cell>
          <table:table-cell table:formula="of:=[.B215]*[.B215]" office:value-type="float" office:value="0.030641965759929" calcext:value-type="float">
            <text:p>0.030641965759929</text:p>
          </table:table-cell>
          <table:table-cell table:formula="of:= [.A215]*[.A215]*[.A215]*[.A215] - 16*[.A215]*[.A215] + 5*[.A215]" office:value-type="float" office:value="-1.36457485653451" calcext:value-type="float">
            <text:p>-1.36457485653451</text:p>
          </table:table-cell>
          <table:table-cell table:formula="of:= [.B215]*[.B215]*[.B215]*[.B215] - 16*[.B215]*[.B215] + 5*[.B215]" office:value-type="float" office:value="0.385909812348051" calcext:value-type="float">
            <text:p>0.3859098123480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8929224531166" calcext:value-type="float">
            <text:p>-0.218929224531166</text:p>
          </table:table-cell>
          <table:table-cell table:formula="of:=-[.A216]" office:value-type="float" office:value="0.218929224531166" calcext:value-type="float">
            <text:p>0.218929224531166</text:p>
          </table:table-cell>
          <table:table-cell/>
          <table:table-cell table:formula="of:= [.A216] * [.A216] - 10 * COS(2 * PI() * [.A216])" office:value-type="float" office:value="-1.89192734789752" calcext:value-type="float">
            <text:p>-1.89192734789752</text:p>
          </table:table-cell>
          <table:table-cell table:formula="of:= [.B216] * [.B216] - 10 * COS(2 * PI() * [.B216])" office:value-type="float" office:value="-1.89192734789752" calcext:value-type="float">
            <text:p>-1.89192734789752</text:p>
          </table:table-cell>
          <table:table-cell table:formula="of:= 100 * ([.A217] - [.A216]*[.A216]) * ([.A217] - [.A216]*[.A216]) + (1 - [.A216]) * (1 - [.A216])" office:value-type="float" office:value="5.66823773307046" calcext:value-type="float">
            <text:p>5.66823773307046</text:p>
          </table:table-cell>
          <table:table-cell table:formula="of:= 100 * ([.B217] - [.B216]*[.B216]) * ([.B217] - [.B216]*[.B216]) + (1 - [.B216]) * (1 - [.B216])" office:value-type="float" office:value="9.63230831506898" calcext:value-type="float">
            <text:p>9.63230831506898</text:p>
          </table:table-cell>
          <table:table-cell table:formula="of:=[.A216]*[.A216]" office:value-type="float" office:value="0.0479300053538178" calcext:value-type="float">
            <text:p>0.0479300053538178</text:p>
          </table:table-cell>
          <table:table-cell table:formula="of:=[.B216]*[.B216]" office:value-type="float" office:value="0.0479300053538178" calcext:value-type="float">
            <text:p>0.0479300053538178</text:p>
          </table:table-cell>
          <table:table-cell table:formula="of:= [.A216]*[.A216]*[.A216]*[.A216] - 16*[.A216]*[.A216] + 5*[.A216]" office:value-type="float" office:value="-1.8592289229037" calcext:value-type="float">
            <text:p>-1.8592289229037</text:p>
          </table:table-cell>
          <table:table-cell table:formula="of:= [.B216]*[.B216]*[.B216]*[.B216] - 16*[.B216]*[.B216] + 5*[.B216]" office:value-type="float" office:value="0.330063322407963" calcext:value-type="float">
            <text:p>0.3300633224079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2440378651954" calcext:value-type="float">
            <text:p>0.252440378651954</text:p>
          </table:table-cell>
          <table:table-cell table:formula="of:=-[.A217]" office:value-type="float" office:value="-0.252440378651954" calcext:value-type="float">
            <text:p>-0.252440378651954</text:p>
          </table:table-cell>
          <table:table-cell/>
          <table:table-cell table:formula="of:= [.A217] * [.A217] - 10 * COS(2 * PI() * [.A217])" office:value-type="float" office:value="0.217053649327539" calcext:value-type="float">
            <text:p>0.217053649327539</text:p>
          </table:table-cell>
          <table:table-cell table:formula="of:= [.B217] * [.B217] - 10 * COS(2 * PI() * [.B217])" office:value-type="float" office:value="0.217053649327539" calcext:value-type="float">
            <text:p>0.217053649327539</text:p>
          </table:table-cell>
          <table:table-cell table:formula="of:= 100 * ([.A218] - [.A217]*[.A217]) * ([.A218] - [.A217]*[.A217]) + (1 - [.A217]) * (1 - [.A217])" office:value-type="float" office:value="0.852619347691237" calcext:value-type="float">
            <text:p>0.852619347691237</text:p>
          </table:table-cell>
          <table:table-cell table:formula="of:= 100 * ([.B218] - [.B217]*[.B217]) * ([.B218] - [.B217]*[.B217]) + (1 - [.B217]) * (1 - [.B217])" office:value-type="float" office:value="4.86839571354136" calcext:value-type="float">
            <text:p>4.86839571354136</text:p>
          </table:table-cell>
          <table:table-cell table:formula="of:=[.A217]*[.A217]" office:value-type="float" office:value="0.063726144773942" calcext:value-type="float">
            <text:p>0.063726144773942</text:p>
          </table:table-cell>
          <table:table-cell table:formula="of:=[.B217]*[.B217]" office:value-type="float" office:value="0.063726144773942" calcext:value-type="float">
            <text:p>0.063726144773942</text:p>
          </table:table-cell>
          <table:table-cell table:formula="of:= [.A217]*[.A217]*[.A217]*[.A217] - 16*[.A217]*[.A217] + 5*[.A217]" office:value-type="float" office:value="0.246644598404448" calcext:value-type="float">
            <text:p>0.246644598404448</text:p>
          </table:table-cell>
          <table:table-cell table:formula="of:= [.B217]*[.B217]*[.B217]*[.B217] - 16*[.B217]*[.B217] + 5*[.B217]" office:value-type="float" office:value="-2.27775918811509" calcext:value-type="float">
            <text:p>-2.277759188115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7927063605748" calcext:value-type="float">
            <text:p>0.117927063605748</text:p>
          </table:table-cell>
          <table:table-cell table:formula="of:=-[.A218]" office:value-type="float" office:value="-0.117927063605748" calcext:value-type="float">
            <text:p>-0.117927063605748</text:p>
          </table:table-cell>
          <table:table-cell/>
          <table:table-cell table:formula="of:= [.A218] * [.A218] - 10 * COS(2 * PI() * [.A218])" office:value-type="float" office:value="-7.36431847381647" calcext:value-type="float">
            <text:p>-7.36431847381647</text:p>
          </table:table-cell>
          <table:table-cell table:formula="of:= [.B218] * [.B218] - 10 * COS(2 * PI() * [.B218])" office:value-type="float" office:value="-7.36431847381647" calcext:value-type="float">
            <text:p>-7.36431847381647</text:p>
          </table:table-cell>
          <table:table-cell table:formula="of:= 100 * ([.A219] - [.A218]*[.A218]) * ([.A219] - [.A218]*[.A218]) + (1 - [.A218]) * (1 - [.A218])" office:value-type="float" office:value="10.3512045876312" calcext:value-type="float">
            <text:p>10.3512045876312</text:p>
          </table:table-cell>
          <table:table-cell table:formula="of:= 100 * ([.B219] - [.B218]*[.B218]) * ([.B219] - [.B218]*[.B218]) + (1 - [.B218]) * (1 - [.B218])" office:value-type="float" office:value="9.17913937268825" calcext:value-type="float">
            <text:p>9.17913937268825</text:p>
          </table:table-cell>
          <table:table-cell table:formula="of:=[.A218]*[.A218]" office:value-type="float" office:value="0.0139067923306742" calcext:value-type="float">
            <text:p>0.0139067923306742</text:p>
          </table:table-cell>
          <table:table-cell table:formula="of:=[.B218]*[.B218]" office:value-type="float" office:value="0.0139067923306742" calcext:value-type="float">
            <text:p>0.0139067923306742</text:p>
          </table:table-cell>
          <table:table-cell table:formula="of:= [.A218]*[.A218]*[.A218]*[.A218] - 16*[.A218]*[.A218] + 5*[.A218]" office:value-type="float" office:value="0.367320039610882" calcext:value-type="float">
            <text:p>0.367320039610882</text:p>
          </table:table-cell>
          <table:table-cell table:formula="of:= [.B218]*[.B218]*[.B218]*[.B218] - 16*[.B218]*[.B218] + 5*[.B218]" office:value-type="float" office:value="-0.811950596446599" calcext:value-type="float">
            <text:p>-0.8119505964465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95498313033022" calcext:value-type="float">
            <text:p>-0.295498313033022</text:p>
          </table:table-cell>
          <table:table-cell table:formula="of:=-[.A219]" office:value-type="float" office:value="0.295498313033022" calcext:value-type="float">
            <text:p>0.295498313033022</text:p>
          </table:table-cell>
          <table:table-cell/>
          <table:table-cell table:formula="of:= [.A219] * [.A219] - 10 * COS(2 * PI() * [.A219])" office:value-type="float" office:value="2.90728331867259" calcext:value-type="float">
            <text:p>2.90728331867259</text:p>
          </table:table-cell>
          <table:table-cell table:formula="of:= [.B219] * [.B219] - 10 * COS(2 * PI() * [.B219])" office:value-type="float" office:value="2.90728331867259" calcext:value-type="float">
            <text:p>2.90728331867259</text:p>
          </table:table-cell>
          <table:table-cell table:formula="of:= 100 * ([.A220] - [.A219]*[.A219]) * ([.A220] - [.A219]*[.A219]) + (1 - [.A219]) * (1 - [.A219])" office:value-type="float" office:value="4.20487544550067" calcext:value-type="float">
            <text:p>4.20487544550067</text:p>
          </table:table-cell>
          <table:table-cell table:formula="of:= 100 * ([.B220] - [.B219]*[.B219]) * ([.B220] - [.B219]*[.B219]) + (1 - [.B219]) * (1 - [.B219])" office:value-type="float" office:value="11.6245552613554" calcext:value-type="float">
            <text:p>11.6245552613554</text:p>
          </table:table-cell>
          <table:table-cell table:formula="of:=[.A219]*[.A219]" office:value-type="float" office:value="0.0873192530053619" calcext:value-type="float">
            <text:p>0.0873192530053619</text:p>
          </table:table-cell>
          <table:table-cell table:formula="of:=[.B219]*[.B219]" office:value-type="float" office:value="0.0873192530053619" calcext:value-type="float">
            <text:p>0.0873192530053619</text:p>
          </table:table-cell>
          <table:table-cell table:formula="of:= [.A219]*[.A219]*[.A219]*[.A219] - 16*[.A219]*[.A219] + 5*[.A219]" office:value-type="float" office:value="-2.86697496130549" calcext:value-type="float">
            <text:p>-2.86697496130549</text:p>
          </table:table-cell>
          <table:table-cell table:formula="of:= [.B219]*[.B219]*[.B219]*[.B219] - 16*[.B219]*[.B219] + 5*[.B219]" office:value-type="float" office:value="0.0880081690247347" calcext:value-type="float">
            <text:p>0.08800816902473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6270804316737" calcext:value-type="float">
            <text:p>0.246270804316737</text:p>
          </table:table-cell>
          <table:table-cell table:formula="of:=-[.A220]" office:value-type="float" office:value="-0.246270804316737" calcext:value-type="float">
            <text:p>-0.246270804316737</text:p>
          </table:table-cell>
          <table:table-cell/>
          <table:table-cell table:formula="of:= [.A220] * [.A220] - 10 * COS(2 * PI() * [.A220])" office:value-type="float" office:value="-0.173641526327654" calcext:value-type="float">
            <text:p>-0.173641526327654</text:p>
          </table:table-cell>
          <table:table-cell table:formula="of:= [.B220] * [.B220] - 10 * COS(2 * PI() * [.B220])" office:value-type="float" office:value="-0.173641526327654" calcext:value-type="float">
            <text:p>-0.173641526327654</text:p>
          </table:table-cell>
          <table:table-cell table:formula="of:= 100 * ([.A221] - [.A220]*[.A220]) * ([.A221] - [.A220]*[.A220]) + (1 - [.A220]) * (1 - [.A220])" office:value-type="float" office:value="8.86905590671441" calcext:value-type="float">
            <text:p>8.86905590671441</text:p>
          </table:table-cell>
          <table:table-cell table:formula="of:= 100 * ([.B221] - [.B220]*[.B220]) * ([.B221] - [.B220]*[.B220]) + (1 - [.B220]) * (1 - [.B220])" office:value-type="float" office:value="18.3150324049079" calcext:value-type="float">
            <text:p>18.3150324049079</text:p>
          </table:table-cell>
          <table:table-cell table:formula="of:=[.A220]*[.A220]" office:value-type="float" office:value="0.0606493090588124" calcext:value-type="float">
            <text:p>0.0606493090588124</text:p>
          </table:table-cell>
          <table:table-cell table:formula="of:=[.B220]*[.B220]" office:value-type="float" office:value="0.0606493090588124" calcext:value-type="float">
            <text:p>0.0606493090588124</text:p>
          </table:table-cell>
          <table:table-cell table:formula="of:= [.A220]*[.A220]*[.A220]*[.A220] - 16*[.A220]*[.A220] + 5*[.A220]" office:value-type="float" office:value="0.264643415331996" calcext:value-type="float">
            <text:p>0.264643415331996</text:p>
          </table:table-cell>
          <table:table-cell table:formula="of:= [.B220]*[.B220]*[.B220]*[.B220] - 16*[.B220]*[.B220] + 5*[.B220]" office:value-type="float" office:value="-2.19806462783537" calcext:value-type="float">
            <text:p>-2.198064627835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8762970766984" calcext:value-type="float">
            <text:p>0.348762970766984</text:p>
          </table:table-cell>
          <table:table-cell table:formula="of:=-[.A221]" office:value-type="float" office:value="-0.348762970766984" calcext:value-type="float">
            <text:p>-0.348762970766984</text:p>
          </table:table-cell>
          <table:table-cell/>
          <table:table-cell table:formula="of:= [.A221] * [.A221] - 10 * COS(2 * PI() * [.A221])" office:value-type="float" office:value="5.93643050610547" calcext:value-type="float">
            <text:p>5.93643050610547</text:p>
          </table:table-cell>
          <table:table-cell table:formula="of:= [.B221] * [.B221] - 10 * COS(2 * PI() * [.B221])" office:value-type="float" office:value="5.93643050610547" calcext:value-type="float">
            <text:p>5.93643050610547</text:p>
          </table:table-cell>
          <table:table-cell table:formula="of:= 100 * ([.A222] - [.A221]*[.A221]) * ([.A222] - [.A221]*[.A221]) + (1 - [.A221]) * (1 - [.A221])" office:value-type="float" office:value="1.04292117327565" calcext:value-type="float">
            <text:p>1.04292117327565</text:p>
          </table:table-cell>
          <table:table-cell table:formula="of:= 100 * ([.B222] - [.B221]*[.B221]) * ([.B222] - [.B221]*[.B221]) + (1 - [.B221]) * (1 - [.B221])" office:value-type="float" office:value="4.52869635931236" calcext:value-type="float">
            <text:p>4.52869635931236</text:p>
          </table:table-cell>
          <table:table-cell table:formula="of:=[.A221]*[.A221]" office:value-type="float" office:value="0.121635609778212" calcext:value-type="float">
            <text:p>0.121635609778212</text:p>
          </table:table-cell>
          <table:table-cell table:formula="of:=[.B221]*[.B221]" office:value-type="float" office:value="0.121635609778212" calcext:value-type="float">
            <text:p>0.121635609778212</text:p>
          </table:table-cell>
          <table:table-cell table:formula="of:= [.A221]*[.A221]*[.A221]*[.A221] - 16*[.A221]*[.A221] + 5*[.A221]" office:value-type="float" office:value="-0.187559681050356" calcext:value-type="float">
            <text:p>-0.187559681050356</text:p>
          </table:table-cell>
          <table:table-cell table:formula="of:= [.B221]*[.B221]*[.B221]*[.B221] - 16*[.B221]*[.B221] + 5*[.B221]" office:value-type="float" office:value="-3.6751893887202" calcext:value-type="float">
            <text:p>-3.67518938872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29710367461666" calcext:value-type="float">
            <text:p>0.0429710367461666</text:p>
          </table:table-cell>
          <table:table-cell table:formula="of:=-[.A222]" office:value-type="float" office:value="-0.0429710367461666" calcext:value-type="float">
            <text:p>-0.0429710367461666</text:p>
          </table:table-cell>
          <table:table-cell/>
          <table:table-cell table:formula="of:= [.A222] * [.A222] - 10 * COS(2 * PI() * [.A222])" office:value-type="float" office:value="-9.63587582553842" calcext:value-type="float">
            <text:p>-9.63587582553842</text:p>
          </table:table-cell>
          <table:table-cell table:formula="of:= [.B222] * [.B222] - 10 * COS(2 * PI() * [.B222])" office:value-type="float" office:value="-9.63587582553842" calcext:value-type="float">
            <text:p>-9.63587582553842</text:p>
          </table:table-cell>
          <table:table-cell table:formula="of:= 100 * ([.A223] - [.A222]*[.A222]) * ([.A223] - [.A222]*[.A222]) + (1 - [.A222]) * (1 - [.A222])" office:value-type="float" office:value="5.44635173209661" calcext:value-type="float">
            <text:p>5.44635173209661</text:p>
          </table:table-cell>
          <table:table-cell table:formula="of:= 100 * ([.B223] - [.B222]*[.B222]) * ([.B223] - [.B222]*[.B222]) + (1 - [.B222]) * (1 - [.B222])" office:value-type="float" office:value="5.46238898441877" calcext:value-type="float">
            <text:p>5.46238898441877</text:p>
          </table:table-cell>
          <table:table-cell table:formula="of:=[.A222]*[.A222]" office:value-type="float" office:value="0.0018465099990404" calcext:value-type="float">
            <text:p>0.0018465099990404</text:p>
          </table:table-cell>
          <table:table-cell table:formula="of:=[.B222]*[.B222]" office:value-type="float" office:value="0.0018465099990404" calcext:value-type="float">
            <text:p>0.0018465099990404</text:p>
          </table:table-cell>
          <table:table-cell table:formula="of:= [.A222]*[.A222]*[.A222]*[.A222] - 16*[.A222]*[.A222] + 5*[.A222]" office:value-type="float" office:value="0.185314433345363" calcext:value-type="float">
            <text:p>0.185314433345363</text:p>
          </table:table-cell>
          <table:table-cell table:formula="of:= [.B222]*[.B222]*[.B222]*[.B222] - 16*[.B222]*[.B222] + 5*[.B222]" office:value-type="float" office:value="-0.244395934116303" calcext:value-type="float">
            <text:p>-0.2443959341163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1001964169554" calcext:value-type="float">
            <text:p>-0.211001964169554</text:p>
          </table:table-cell>
          <table:table-cell table:formula="of:=-[.A223]" office:value-type="float" office:value="0.211001964169554" calcext:value-type="float">
            <text:p>0.211001964169554</text:p>
          </table:table-cell>
          <table:table-cell/>
          <table:table-cell table:formula="of:= [.A223] * [.A223] - 10 * COS(2 * PI() * [.A223])" office:value-type="float" office:value="-2.38135075322188" calcext:value-type="float">
            <text:p>-2.38135075322188</text:p>
          </table:table-cell>
          <table:table-cell table:formula="of:= [.B223] * [.B223] - 10 * COS(2 * PI() * [.B223])" office:value-type="float" office:value="-2.38135075322188" calcext:value-type="float">
            <text:p>-2.38135075322188</text:p>
          </table:table-cell>
          <table:table-cell table:formula="of:= 100 * ([.A224] - [.A223]*[.A223]) * ([.A224] - [.A223]*[.A223]) + (1 - [.A223]) * (1 - [.A223])" office:value-type="float" office:value="4.11440286038689" calcext:value-type="float">
            <text:p>4.11440286038689</text:p>
          </table:table-cell>
          <table:table-cell table:formula="of:= 100 * ([.B224] - [.B223]*[.B223]) * ([.B224] - [.B223]*[.B223]) + (1 - [.B223]) * (1 - [.B223])" office:value-type="float" office:value="1.16538228032313" calcext:value-type="float">
            <text:p>1.16538228032313</text:p>
          </table:table-cell>
          <table:table-cell table:formula="of:=[.A223]*[.A223]" office:value-type="float" office:value="0.0445218288834099" calcext:value-type="float">
            <text:p>0.0445218288834099</text:p>
          </table:table-cell>
          <table:table-cell table:formula="of:=[.B223]*[.B223]" office:value-type="float" office:value="0.0445218288834099" calcext:value-type="float">
            <text:p>0.0445218288834099</text:p>
          </table:table-cell>
          <table:table-cell table:formula="of:= [.A223]*[.A223]*[.A223]*[.A223] - 16*[.A223]*[.A223] + 5*[.A223]" office:value-type="float" office:value="-1.76537688973521" calcext:value-type="float">
            <text:p>-1.76537688973521</text:p>
          </table:table-cell>
          <table:table-cell table:formula="of:= [.B223]*[.B223]*[.B223]*[.B223] - 16*[.B223]*[.B223] + 5*[.B223]" office:value-type="float" office:value="0.344642751960337" calcext:value-type="float">
            <text:p>0.3446427519603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8201159755699" calcext:value-type="float">
            <text:p>-0.118201159755699</text:p>
          </table:table-cell>
          <table:table-cell table:formula="of:=-[.A224]" office:value-type="float" office:value="0.118201159755699" calcext:value-type="float">
            <text:p>0.118201159755699</text:p>
          </table:table-cell>
          <table:table-cell/>
          <table:table-cell table:formula="of:= [.A224] * [.A224] - 10 * COS(2 * PI() * [.A224])" office:value-type="float" office:value="-7.35261807720076" calcext:value-type="float">
            <text:p>-7.35261807720076</text:p>
          </table:table-cell>
          <table:table-cell table:formula="of:= [.B224] * [.B224] - 10 * COS(2 * PI() * [.B224])" office:value-type="float" office:value="-7.35261807720076" calcext:value-type="float">
            <text:p>-7.35261807720076</text:p>
          </table:table-cell>
          <table:table-cell table:formula="of:= 100 * ([.A225] - [.A224]*[.A224]) * ([.A225] - [.A224]*[.A224]) + (1 - [.A224]) * (1 - [.A224])" office:value-type="float" office:value="5.77651457787692" calcext:value-type="float">
            <text:p>5.77651457787692</text:p>
          </table:table-cell>
          <table:table-cell table:formula="of:= 100 * ([.B225] - [.B224]*[.B224]) * ([.B225] - [.B224]*[.B224]) + (1 - [.B224]) * (1 - [.B224])" office:value-type="float" office:value="6.5707519069008" calcext:value-type="float">
            <text:p>6.5707519069008</text:p>
          </table:table-cell>
          <table:table-cell table:formula="of:=[.A224]*[.A224]" office:value-type="float" office:value="0.0139715141675924" calcext:value-type="float">
            <text:p>0.0139715141675924</text:p>
          </table:table-cell>
          <table:table-cell table:formula="of:=[.B224]*[.B224]" office:value-type="float" office:value="0.0139715141675924" calcext:value-type="float">
            <text:p>0.0139715141675924</text:p>
          </table:table-cell>
          <table:table-cell table:formula="of:= [.A224]*[.A224]*[.A224]*[.A224] - 16*[.A224]*[.A224] + 5*[.A224]" office:value-type="float" office:value="-0.814354822251839" calcext:value-type="float">
            <text:p>-0.814354822251839</text:p>
          </table:table-cell>
          <table:table-cell table:formula="of:= [.B224]*[.B224]*[.B224]*[.B224] - 16*[.B224]*[.B224] + 5*[.B224]" office:value-type="float" office:value="0.367656775305154" calcext:value-type="float">
            <text:p>0.3676567753051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6718799560331" calcext:value-type="float">
            <text:p>0.226718799560331</text:p>
          </table:table-cell>
          <table:table-cell table:formula="of:=-[.A225]" office:value-type="float" office:value="-0.226718799560331" calcext:value-type="float">
            <text:p>-0.226718799560331</text:p>
          </table:table-cell>
          <table:table-cell/>
          <table:table-cell table:formula="of:= [.A225] * [.A225] - 10 * COS(2 * PI() * [.A225])" office:value-type="float" office:value="-1.40618832653637" calcext:value-type="float">
            <text:p>-1.40618832653637</text:p>
          </table:table-cell>
          <table:table-cell table:formula="of:= [.B225] * [.B225] - 10 * COS(2 * PI() * [.B225])" office:value-type="float" office:value="-1.40618832653637" calcext:value-type="float">
            <text:p>-1.40618832653637</text:p>
          </table:table-cell>
          <table:table-cell table:formula="of:= 100 * ([.A226] - [.A225]*[.A225]) * ([.A226] - [.A225]*[.A225]) + (1 - [.A225]) * (1 - [.A225])" office:value-type="float" office:value="1.17717657406012" calcext:value-type="float">
            <text:p>1.17717657406012</text:p>
          </table:table-cell>
          <table:table-cell table:formula="of:= 100 * ([.B226] - [.B225]*[.B225]) * ([.B226] - [.B225]*[.B225]) + (1 - [.B225]) * (1 - [.B225])" office:value-type="float" office:value="1.57611092374293" calcext:value-type="float">
            <text:p>1.57611092374293</text:p>
          </table:table-cell>
          <table:table-cell table:formula="of:=[.A225]*[.A225]" office:value-type="float" office:value="0.0514014140740775" calcext:value-type="float">
            <text:p>0.0514014140740775</text:p>
          </table:table-cell>
          <table:table-cell table:formula="of:=[.B225]*[.B225]" office:value-type="float" office:value="0.0514014140740775" calcext:value-type="float">
            <text:p>0.0514014140740775</text:p>
          </table:table-cell>
          <table:table-cell table:formula="of:= [.A225]*[.A225]*[.A225]*[.A225] - 16*[.A225]*[.A225] + 5*[.A225]" office:value-type="float" office:value="0.31381347798523" calcext:value-type="float">
            <text:p>0.31381347798523</text:p>
          </table:table-cell>
          <table:table-cell table:formula="of:= [.B225]*[.B225]*[.B225]*[.B225] - 16*[.B225]*[.B225] + 5*[.B225]" office:value-type="float" office:value="-1.95337451761808" calcext:value-type="float">
            <text:p>-1.9533745176180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47046145377681" calcext:value-type="float">
            <text:p>-0.0247046145377681</text:p>
          </table:table-cell>
          <table:table-cell table:formula="of:=-[.A226]" office:value-type="float" office:value="0.0247046145377681" calcext:value-type="float">
            <text:p>0.0247046145377681</text:p>
          </table:table-cell>
          <table:table-cell/>
          <table:table-cell table:formula="of:= [.A226] * [.A226] - 10 * COS(2 * PI() * [.A226])" office:value-type="float" office:value="-9.8791594389805" calcext:value-type="float">
            <text:p>-9.8791594389805</text:p>
          </table:table-cell>
          <table:table-cell table:formula="of:= [.B226] * [.B226] - 10 * COS(2 * PI() * [.B226])" office:value-type="float" office:value="-9.8791594389805" calcext:value-type="float">
            <text:p>-9.8791594389805</text:p>
          </table:table-cell>
          <table:table-cell table:formula="of:= 100 * ([.A227] - [.A226]*[.A226]) * ([.A227] - [.A226]*[.A226]) + (1 - [.A226]) * (1 - [.A226])" office:value-type="float" office:value="6.47075481163309" calcext:value-type="float">
            <text:p>6.47075481163309</text:p>
          </table:table-cell>
          <table:table-cell table:formula="of:= 100 * ([.B227] - [.B226]*[.B226]) * ([.B227] - [.B226]*[.B226]) + (1 - [.B226]) * (1 - [.B226])" office:value-type="float" office:value="6.3152465023653" calcext:value-type="float">
            <text:p>6.3152465023653</text:p>
          </table:table-cell>
          <table:table-cell table:formula="of:=[.A226]*[.A226]" office:value-type="float" office:value="0.000610317979459701" calcext:value-type="float">
            <text:p>0.000610317979459701</text:p>
          </table:table-cell>
          <table:table-cell table:formula="of:=[.B226]*[.B226]" office:value-type="float" office:value="0.000610317979459701" calcext:value-type="float">
            <text:p>0.000610317979459701</text:p>
          </table:table-cell>
          <table:table-cell table:formula="of:= [.A226]*[.A226]*[.A226]*[.A226] - 16*[.A226]*[.A226] + 5*[.A226]" office:value-type="float" office:value="-0.13328778787216" calcext:value-type="float">
            <text:p>-0.13328778787216</text:p>
          </table:table-cell>
          <table:table-cell table:formula="of:= [.B226]*[.B226]*[.B226]*[.B226] - 16*[.B226]*[.B226] + 5*[.B226]" office:value-type="float" office:value="0.113758357505521" calcext:value-type="float">
            <text:p>0.1137583575055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2214407180436" calcext:value-type="float">
            <text:p>-0.232214407180436</text:p>
          </table:table-cell>
          <table:table-cell table:formula="of:=-[.A227]" office:value-type="float" office:value="0.232214407180436" calcext:value-type="float">
            <text:p>0.232214407180436</text:p>
          </table:table-cell>
          <table:table-cell/>
          <table:table-cell table:formula="of:= [.A227] * [.A227] - 10 * COS(2 * PI() * [.A227])" office:value-type="float" office:value="-1.0612537632135" calcext:value-type="float">
            <text:p>-1.0612537632135</text:p>
          </table:table-cell>
          <table:table-cell table:formula="of:= [.B227] * [.B227] - 10 * COS(2 * PI() * [.B227])" office:value-type="float" office:value="-1.0612537632135" calcext:value-type="float">
            <text:p>-1.0612537632135</text:p>
          </table:table-cell>
          <table:table-cell table:formula="of:= 100 * ([.A228] - [.A227]*[.A227]) * ([.A228] - [.A227]*[.A227]) + (1 - [.A227]) * (1 - [.A227])" office:value-type="float" office:value="12.2661123481673" calcext:value-type="float">
            <text:p>12.2661123481673</text:p>
          </table:table-cell>
          <table:table-cell table:formula="of:= 100 * ([.B228] - [.B227]*[.B227]) * ([.B228] - [.B227]*[.B227]) + (1 - [.B227]) * (1 - [.B227])" office:value-type="float" office:value="5.42908565699338" calcext:value-type="float">
            <text:p>5.42908565699338</text:p>
          </table:table-cell>
          <table:table-cell table:formula="of:=[.A227]*[.A227]" office:value-type="float" office:value="0.0539235309021613" calcext:value-type="float">
            <text:p>0.0539235309021613</text:p>
          </table:table-cell>
          <table:table-cell table:formula="of:=[.B227]*[.B227]" office:value-type="float" office:value="0.0539235309021613" calcext:value-type="float">
            <text:p>0.0539235309021613</text:p>
          </table:table-cell>
          <table:table-cell table:formula="of:= [.A227]*[.A227]*[.A227]*[.A227] - 16*[.A227]*[.A227] + 5*[.A227]" office:value-type="float" office:value="-2.0209407831518" calcext:value-type="float">
            <text:p>-2.0209407831518</text:p>
          </table:table-cell>
          <table:table-cell table:formula="of:= [.B227]*[.B227]*[.B227]*[.B227] - 16*[.B227]*[.B227] + 5*[.B227]" office:value-type="float" office:value="0.301203288652555" calcext:value-type="float">
            <text:p>0.3012032886525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3914233897813" calcext:value-type="float">
            <text:p>-0.273914233897813</text:p>
          </table:table-cell>
          <table:table-cell table:formula="of:=-[.A228]" office:value-type="float" office:value="0.273914233897813" calcext:value-type="float">
            <text:p>0.273914233897813</text:p>
          </table:table-cell>
          <table:table-cell/>
          <table:table-cell table:formula="of:= [.A228] * [.A228] - 10 * COS(2 * PI() * [.A228])" office:value-type="float" office:value="1.57195699170872" calcext:value-type="float">
            <text:p>1.57195699170872</text:p>
          </table:table-cell>
          <table:table-cell table:formula="of:= [.B228] * [.B228] - 10 * COS(2 * PI() * [.B228])" office:value-type="float" office:value="1.57195699170872" calcext:value-type="float">
            <text:p>1.57195699170872</text:p>
          </table:table-cell>
          <table:table-cell table:formula="of:= 100 * ([.A229] - [.A228]*[.A228]) * ([.A229] - [.A228]*[.A228]) + (1 - [.A228]) * (1 - [.A228])" office:value-type="float" office:value="25.3332095121701" calcext:value-type="float">
            <text:p>25.3332095121701</text:p>
          </table:table-cell>
          <table:table-cell table:formula="of:= 100 * ([.B229] - [.B228]*[.B228]) * ([.B229] - [.B228]*[.B228]) + (1 - [.B228]) * (1 - [.B228])" office:value-type="float" office:value="11.8756604436188" calcext:value-type="float">
            <text:p>11.8756604436188</text:p>
          </table:table-cell>
          <table:table-cell table:formula="of:=[.A228]*[.A228]" office:value-type="float" office:value="0.0750290075318256" calcext:value-type="float">
            <text:p>0.0750290075318256</text:p>
          </table:table-cell>
          <table:table-cell table:formula="of:=[.B228]*[.B228]" office:value-type="float" office:value="0.0750290075318256" calcext:value-type="float">
            <text:p>0.0750290075318256</text:p>
          </table:table-cell>
          <table:table-cell table:formula="of:= [.A228]*[.A228]*[.A228]*[.A228] - 16*[.A228]*[.A228] + 5*[.A228]" office:value-type="float" office:value="-2.56440593802706" calcext:value-type="float">
            <text:p>-2.56440593802706</text:p>
          </table:table-cell>
          <table:table-cell table:formula="of:= [.B228]*[.B228]*[.B228]*[.B228] - 16*[.B228]*[.B228] + 5*[.B228]" office:value-type="float" office:value="0.174736400951064" calcext:value-type="float">
            <text:p>0.1747364009510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1903760279529" calcext:value-type="float">
            <text:p>-0.411903760279529</text:p>
          </table:table-cell>
          <table:table-cell table:formula="of:=-[.A229]" office:value-type="float" office:value="0.411903760279529" calcext:value-type="float">
            <text:p>0.411903760279529</text:p>
          </table:table-cell>
          <table:table-cell/>
          <table:table-cell table:formula="of:= [.A229] * [.A229] - 10 * COS(2 * PI() * [.A229])" office:value-type="float" office:value="8.67643228107102" calcext:value-type="float">
            <text:p>8.67643228107102</text:p>
          </table:table-cell>
          <table:table-cell table:formula="of:= [.B229] * [.B229] - 10 * COS(2 * PI() * [.B229])" office:value-type="float" office:value="8.67643228107102" calcext:value-type="float">
            <text:p>8.67643228107102</text:p>
          </table:table-cell>
          <table:table-cell table:formula="of:= 100 * ([.A230] - [.A229]*[.A229]) * ([.A230] - [.A229]*[.A229]) + (1 - [.A229]) * (1 - [.A229])" office:value-type="float" office:value="21.1092237613449" calcext:value-type="float">
            <text:p>21.1092237613449</text:p>
          </table:table-cell>
          <table:table-cell table:formula="of:= 100 * ([.B230] - [.B229]*[.B229]) * ([.B230] - [.B229]*[.B229]) + (1 - [.B229]) * (1 - [.B229])" office:value-type="float" office:value="1.30402847068069" calcext:value-type="float">
            <text:p>1.30402847068069</text:p>
          </table:table-cell>
          <table:table-cell table:formula="of:=[.A229]*[.A229]" office:value-type="float" office:value="0.169664707732416" calcext:value-type="float">
            <text:p>0.169664707732416</text:p>
          </table:table-cell>
          <table:table-cell table:formula="of:=[.B229]*[.B229]" office:value-type="float" office:value="0.169664707732416" calcext:value-type="float">
            <text:p>0.169664707732416</text:p>
          </table:table-cell>
          <table:table-cell table:formula="of:= [.A229]*[.A229]*[.A229]*[.A229] - 16*[.A229]*[.A229] + 5*[.A229]" office:value-type="float" office:value="-4.74536801206637" calcext:value-type="float">
            <text:p>-4.74536801206637</text:p>
          </table:table-cell>
          <table:table-cell table:formula="of:= [.B229]*[.B229]*[.B229]*[.B229] - 16*[.B229]*[.B229] + 5*[.B229]" office:value-type="float" office:value="-0.626330409271078" calcext:value-type="float">
            <text:p>-0.6263304092710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755093166139" calcext:value-type="float">
            <text:p>-0.26755093166139</text:p>
          </table:table-cell>
          <table:table-cell table:formula="of:=-[.A230]" office:value-type="float" office:value="0.26755093166139" calcext:value-type="float">
            <text:p>0.26755093166139</text:p>
          </table:table-cell>
          <table:table-cell/>
          <table:table-cell table:formula="of:= [.A230] * [.A230] - 10 * COS(2 * PI() * [.A230])" office:value-type="float" office:value="1.17210736063399" calcext:value-type="float">
            <text:p>1.17210736063399</text:p>
          </table:table-cell>
          <table:table-cell table:formula="of:= [.B230] * [.B230] - 10 * COS(2 * PI() * [.B230])" office:value-type="float" office:value="1.17210736063399" calcext:value-type="float">
            <text:p>1.17210736063399</text:p>
          </table:table-cell>
          <table:table-cell table:formula="of:= 100 * ([.A231] - [.A230]*[.A230]) * ([.A231] - [.A230]*[.A230]) + (1 - [.A230]) * (1 - [.A230])" office:value-type="float" office:value="12.0117277339591" calcext:value-type="float">
            <text:p>12.0117277339591</text:p>
          </table:table-cell>
          <table:table-cell table:formula="of:= 100 * ([.B231] - [.B230]*[.B230]) * ([.B231] - [.B230]*[.B230]) + (1 - [.B230]) * (1 - [.B230])" office:value-type="float" office:value="3.75497063320213" calcext:value-type="float">
            <text:p>3.75497063320213</text:p>
          </table:table-cell>
          <table:table-cell table:formula="of:=[.A230]*[.A230]" office:value-type="float" office:value="0.0715835010328777" calcext:value-type="float">
            <text:p>0.0715835010328777</text:p>
          </table:table-cell>
          <table:table-cell table:formula="of:=[.B230]*[.B230]" office:value-type="float" office:value="0.0715835010328777" calcext:value-type="float">
            <text:p>0.0715835010328777</text:p>
          </table:table-cell>
          <table:table-cell table:formula="of:= [.A230]*[.A230]*[.A230]*[.A230] - 16*[.A230]*[.A230] + 5*[.A230]" office:value-type="float" office:value="-2.47796647721287" calcext:value-type="float">
            <text:p>-2.47796647721287</text:p>
          </table:table-cell>
          <table:table-cell table:formula="of:= [.B230]*[.B230]*[.B230]*[.B230] - 16*[.B230]*[.B230] + 5*[.B230]" office:value-type="float" office:value="0.19754283940103" calcext:value-type="float">
            <text:p>0.197542839401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09849780472" calcext:value-type="float">
            <text:p>-0.2509849780472</text:p>
          </table:table-cell>
          <table:table-cell table:formula="of:=-[.A231]" office:value-type="float" office:value="0.2509849780472" calcext:value-type="float">
            <text:p>0.2509849780472</text:p>
          </table:table-cell>
          <table:table-cell/>
          <table:table-cell table:formula="of:= [.A231] * [.A231] - 10 * COS(2 * PI() * [.A231])" office:value-type="float" office:value="0.124881060082193" calcext:value-type="float">
            <text:p>0.124881060082193</text:p>
          </table:table-cell>
          <table:table-cell table:formula="of:= [.B231] * [.B231] - 10 * COS(2 * PI() * [.B231])" office:value-type="float" office:value="0.124881060082193" calcext:value-type="float">
            <text:p>0.124881060082193</text:p>
          </table:table-cell>
          <table:table-cell table:formula="of:= 100 * ([.A232] - [.A231]*[.A231]) * ([.A232] - [.A231]*[.A231]) + (1 - [.A231]) * (1 - [.A231])" office:value-type="float" office:value="1.68906930611271" calcext:value-type="float">
            <text:p>1.68906930611271</text:p>
          </table:table-cell>
          <table:table-cell table:formula="of:= 100 * ([.B232] - [.B231]*[.B231]) * ([.B232] - [.B231]*[.B231]) + (1 - [.B231]) * (1 - [.B231])" office:value-type="float" office:value="3.16006996879494" calcext:value-type="float">
            <text:p>3.16006996879494</text:p>
          </table:table-cell>
          <table:table-cell table:formula="of:=[.A231]*[.A231]" office:value-type="float" office:value="0.0629934592053532" calcext:value-type="float">
            <text:p>0.0629934592053532</text:p>
          </table:table-cell>
          <table:table-cell table:formula="of:=[.B231]*[.B231]" office:value-type="float" office:value="0.0629934592053532" calcext:value-type="float">
            <text:p>0.0629934592053532</text:p>
          </table:table-cell>
          <table:table-cell table:formula="of:= [.A231]*[.A231]*[.A231]*[.A231] - 16*[.A231]*[.A231] + 5*[.A231]" office:value-type="float" office:value="-2.25885206161899" calcext:value-type="float">
            <text:p>-2.25885206161899</text:p>
          </table:table-cell>
          <table:table-cell table:formula="of:= [.B231]*[.B231]*[.B231]*[.B231] - 16*[.B231]*[.B231] + 5*[.B231]" office:value-type="float" office:value="0.250997718853002" calcext:value-type="float">
            <text:p>0.2509977188530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82221252052113" calcext:value-type="float">
            <text:p>0.0982221252052113</text:p>
          </table:table-cell>
          <table:table-cell table:formula="of:=-[.A232]" office:value-type="float" office:value="-0.0982221252052113" calcext:value-type="float">
            <text:p>-0.0982221252052113</text:p>
          </table:table-cell>
          <table:table-cell/>
          <table:table-cell table:formula="of:= [.A232] * [.A232] - 10 * COS(2 * PI() * [.A232])" office:value-type="float" office:value="-8.14567605784806" calcext:value-type="float">
            <text:p>-8.14567605784806</text:p>
          </table:table-cell>
          <table:table-cell table:formula="of:= [.B232] * [.B232] - 10 * COS(2 * PI() * [.B232])" office:value-type="float" office:value="-8.14567605784806" calcext:value-type="float">
            <text:p>-8.14567605784806</text:p>
          </table:table-cell>
          <table:table-cell table:formula="of:= 100 * ([.A233] - [.A232]*[.A232]) * ([.A233] - [.A232]*[.A232]) + (1 - [.A232]) * (1 - [.A232])" office:value-type="float" office:value="1.19243138695726" calcext:value-type="float">
            <text:p>1.19243138695726</text:p>
          </table:table-cell>
          <table:table-cell table:formula="of:= 100 * ([.B233] - [.B232]*[.B232]) * ([.B233] - [.B232]*[.B232]) + (1 - [.B232]) * (1 - [.B232])" office:value-type="float" office:value="1.86019535738775" calcext:value-type="float">
            <text:p>1.86019535738775</text:p>
          </table:table-cell>
          <table:table-cell table:formula="of:=[.A232]*[.A232]" office:value-type="float" office:value="0.00964758587982821" calcext:value-type="float">
            <text:p>0.00964758587982821</text:p>
          </table:table-cell>
          <table:table-cell table:formula="of:=[.B232]*[.B232]" office:value-type="float" office:value="0.00964758587982821" calcext:value-type="float">
            <text:p>0.00964758587982821</text:p>
          </table:table-cell>
          <table:table-cell table:formula="of:= [.A232]*[.A232]*[.A232]*[.A232] - 16*[.A232]*[.A232] + 5*[.A232]" office:value-type="float" office:value="0.336842327862114" calcext:value-type="float">
            <text:p>0.336842327862114</text:p>
          </table:table-cell>
          <table:table-cell table:formula="of:= [.B232]*[.B232]*[.B232]*[.B232] - 16*[.B232]*[.B232] + 5*[.B232]" office:value-type="float" office:value="-0.645378924189999" calcext:value-type="float">
            <text:p>-0.6453789241899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712290807859972" calcext:value-type="float">
            <text:p>0.0712290807859972</text:p>
          </table:table-cell>
          <table:table-cell table:formula="of:=-[.A233]" office:value-type="float" office:value="-0.0712290807859972" calcext:value-type="float">
            <text:p>-0.0712290807859972</text:p>
          </table:table-cell>
          <table:table-cell/>
          <table:table-cell table:formula="of:= [.A233] * [.A233] - 10 * COS(2 * PI() * [.A233])" office:value-type="float" office:value="-9.01004647598485" calcext:value-type="float">
            <text:p>-9.01004647598485</text:p>
          </table:table-cell>
          <table:table-cell table:formula="of:= [.B233] * [.B233] - 10 * COS(2 * PI() * [.B233])" office:value-type="float" office:value="-9.01004647598485" calcext:value-type="float">
            <text:p>-9.01004647598485</text:p>
          </table:table-cell>
          <table:table-cell table:formula="of:= 100 * ([.A234] - [.A233]*[.A233]) * ([.A234] - [.A233]*[.A233]) + (1 - [.A233]) * (1 - [.A233])" office:value-type="float" office:value="17.1777600495443" calcext:value-type="float">
            <text:p>17.1777600495443</text:p>
          </table:table-cell>
          <table:table-cell table:formula="of:= 100 * ([.B234] - [.B233]*[.B233]) * ([.B234] - [.B233]*[.B233]) + (1 - [.B233]) * (1 - [.B233])" office:value-type="float" office:value="18.2927015553456" calcext:value-type="float">
            <text:p>18.2927015553456</text:p>
          </table:table-cell>
          <table:table-cell table:formula="of:=[.A233]*[.A233]" office:value-type="float" office:value="0.00507358194961812" calcext:value-type="float">
            <text:p>0.00507358194961812</text:p>
          </table:table-cell>
          <table:table-cell table:formula="of:=[.B233]*[.B233]" office:value-type="float" office:value="0.00507358194961812" calcext:value-type="float">
            <text:p>0.00507358194961812</text:p>
          </table:table-cell>
          <table:table-cell table:formula="of:= [.A233]*[.A233]*[.A233]*[.A233] - 16*[.A233]*[.A233] + 5*[.A233]" office:value-type="float" office:value="0.274993833969896" calcext:value-type="float">
            <text:p>0.274993833969896</text:p>
          </table:table-cell>
          <table:table-cell table:formula="of:= [.B233]*[.B233]*[.B233]*[.B233] - 16*[.B233]*[.B233] + 5*[.B233]" office:value-type="float" office:value="-0.437296973890076" calcext:value-type="float">
            <text:p>-0.4372969738900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08993680845015" calcext:value-type="float">
            <text:p>0.408993680845015</text:p>
          </table:table-cell>
          <table:table-cell table:formula="of:=-[.A234]" office:value-type="float" office:value="-0.408993680845015" calcext:value-type="float">
            <text:p>-0.408993680845015</text:p>
          </table:table-cell>
          <table:table-cell/>
          <table:table-cell table:formula="of:= [.A234] * [.A234] - 10 * COS(2 * PI() * [.A234])" office:value-type="float" office:value="8.57650679826024" calcext:value-type="float">
            <text:p>8.57650679826024</text:p>
          </table:table-cell>
          <table:table-cell table:formula="of:= [.B234] * [.B234] - 10 * COS(2 * PI() * [.B234])" office:value-type="float" office:value="8.57650679826024" calcext:value-type="float">
            <text:p>8.57650679826024</text:p>
          </table:table-cell>
          <table:table-cell table:formula="of:= 100 * ([.A235] - [.A234]*[.A234]) * ([.A235] - [.A234]*[.A234]) + (1 - [.A234]) * (1 - [.A234])" office:value-type="float" office:value="1.09419891030649" calcext:value-type="float">
            <text:p>1.09419891030649</text:p>
          </table:table-cell>
          <table:table-cell table:formula="of:= 100 * ([.B235] - [.B234]*[.B234]) * ([.B235] - [.B234]*[.B234]) + (1 - [.B234]) * (1 - [.B234])" office:value-type="float" office:value="19.6975650556686" calcext:value-type="float">
            <text:p>19.6975650556686</text:p>
          </table:table-cell>
          <table:table-cell table:formula="of:=[.A234]*[.A234]" office:value-type="float" office:value="0.167275830971154" calcext:value-type="float">
            <text:p>0.167275830971154</text:p>
          </table:table-cell>
          <table:table-cell table:formula="of:=[.B234]*[.B234]" office:value-type="float" office:value="0.167275830971154" calcext:value-type="float">
            <text:p>0.167275830971154</text:p>
          </table:table-cell>
          <table:table-cell table:formula="of:= [.A234]*[.A234]*[.A234]*[.A234] - 16*[.A234]*[.A234] + 5*[.A234]" office:value-type="float" office:value="-0.603463687686297" calcext:value-type="float">
            <text:p>-0.603463687686297</text:p>
          </table:table-cell>
          <table:table-cell table:formula="of:= [.B234]*[.B234]*[.B234]*[.B234] - 16*[.B234]*[.B234] + 5*[.B234]" office:value-type="float" office:value="-4.69340049613644" calcext:value-type="float">
            <text:p>-4.693400496136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3584025311284" calcext:value-type="float">
            <text:p>0.253584025311284</text:p>
          </table:table-cell>
          <table:table-cell table:formula="of:=-[.A235]" office:value-type="float" office:value="-0.253584025311284" calcext:value-type="float">
            <text:p>-0.253584025311284</text:p>
          </table:table-cell>
          <table:table-cell/>
          <table:table-cell table:formula="of:= [.A235] * [.A235] - 10 * COS(2 * PI() * [.A235])" office:value-type="float" office:value="0.289476777389133" calcext:value-type="float">
            <text:p>0.289476777389133</text:p>
          </table:table-cell>
          <table:table-cell table:formula="of:= [.B235] * [.B235] - 10 * COS(2 * PI() * [.B235])" office:value-type="float" office:value="0.289476777389133" calcext:value-type="float">
            <text:p>0.289476777389133</text:p>
          </table:table-cell>
          <table:table-cell table:formula="of:= 100 * ([.A236] - [.A235]*[.A235]) * ([.A236] - [.A235]*[.A235]) + (1 - [.A235]) * (1 - [.A235])" office:value-type="float" office:value="0.992044599951703" calcext:value-type="float">
            <text:p>0.992044599951703</text:p>
          </table:table-cell>
          <table:table-cell table:formula="of:= 100 * ([.B236] - [.B235]*[.B235]) * ([.B236] - [.B235]*[.B235]) + (1 - [.B235]) * (1 - [.B235])" office:value-type="float" office:value="1.96412774594073" calcext:value-type="float">
            <text:p>1.96412774594073</text:p>
          </table:table-cell>
          <table:table-cell table:formula="of:=[.A235]*[.A235]" office:value-type="float" office:value="0.0643048578930738" calcext:value-type="float">
            <text:p>0.0643048578930738</text:p>
          </table:table-cell>
          <table:table-cell table:formula="of:=[.B235]*[.B235]" office:value-type="float" office:value="0.0643048578930738" calcext:value-type="float">
            <text:p>0.0643048578930738</text:p>
          </table:table-cell>
          <table:table-cell table:formula="of:= [.A235]*[.A235]*[.A235]*[.A235] - 16*[.A235]*[.A235] + 5*[.A235]" office:value-type="float" office:value="0.243177515015886" calcext:value-type="float">
            <text:p>0.243177515015886</text:p>
          </table:table-cell>
          <table:table-cell table:formula="of:= [.B235]*[.B235]*[.B235]*[.B235] - 16*[.B235]*[.B235] + 5*[.B235]" office:value-type="float" office:value="-2.29266273809695" calcext:value-type="float">
            <text:p>-2.292662738096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164268130902201" calcext:value-type="float">
            <text:p>-0.00164268130902201</text:p>
          </table:table-cell>
          <table:table-cell table:formula="of:=-[.A236]" office:value-type="float" office:value="0.00164268130902201" calcext:value-type="float">
            <text:p>0.00164268130902201</text:p>
          </table:table-cell>
          <table:table-cell/>
          <table:table-cell table:formula="of:= [.A236] * [.A236] - 10 * COS(2 * PI() * [.A236])" office:value-type="float" office:value="-9.99946466314457" calcext:value-type="float">
            <text:p>-9.99946466314457</text:p>
          </table:table-cell>
          <table:table-cell table:formula="of:= [.B236] * [.B236] - 10 * COS(2 * PI() * [.B236])" office:value-type="float" office:value="-9.99946466314457" calcext:value-type="float">
            <text:p>-9.99946466314457</text:p>
          </table:table-cell>
          <table:table-cell table:formula="of:= 100 * ([.A237] - [.A236]*[.A236]) * ([.A237] - [.A236]*[.A236]) + (1 - [.A236]) * (1 - [.A236])" office:value-type="float" office:value="1.11846963771479" calcext:value-type="float">
            <text:p>1.11846963771479</text:p>
          </table:table-cell>
          <table:table-cell table:formula="of:= 100 * ([.B237] - [.B236]*[.B236]) * ([.B237] - [.B236]*[.B236]) + (1 - [.B236]) * (1 - [.B236])" office:value-type="float" office:value="1.11193554718052" calcext:value-type="float">
            <text:p>1.11193554718052</text:p>
          </table:table-cell>
          <table:table-cell table:formula="of:=[.A236]*[.A236]" office:value-type="float" office:value="0.00000269840188301026" calcext:value-type="float">
            <text:p>2.69840188301026E-06</text:p>
          </table:table-cell>
          <table:table-cell table:formula="of:=[.B236]*[.B236]" office:value-type="float" office:value="0.00000269840188301026" calcext:value-type="float">
            <text:p>2.69840188301026E-06</text:p>
          </table:table-cell>
          <table:table-cell table:formula="of:= [.A236]*[.A236]*[.A236]*[.A236] - 16*[.A236]*[.A236] + 5*[.A236]" office:value-type="float" office:value="-0.00825658096795684" calcext:value-type="float">
            <text:p>-0.00825658096795684</text:p>
          </table:table-cell>
          <table:table-cell table:formula="of:= [.B236]*[.B236]*[.B236]*[.B236] - 16*[.B236]*[.B236] + 5*[.B236]" office:value-type="float" office:value="0.00817023212226326" calcext:value-type="float">
            <text:p>0.008170232122263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39411097811535" calcext:value-type="float">
            <text:p>0.0339411097811535</text:p>
          </table:table-cell>
          <table:table-cell table:formula="of:=-[.A237]" office:value-type="float" office:value="-0.0339411097811535" calcext:value-type="float">
            <text:p>-0.0339411097811535</text:p>
          </table:table-cell>
          <table:table-cell/>
          <table:table-cell table:formula="of:= [.A237] * [.A237] - 10 * COS(2 * PI() * [.A237])" office:value-type="float" office:value="-9.7723130325277" calcext:value-type="float">
            <text:p>-9.7723130325277</text:p>
          </table:table-cell>
          <table:table-cell table:formula="of:= [.B237] * [.B237] - 10 * COS(2 * PI() * [.B237])" office:value-type="float" office:value="-9.7723130325277" calcext:value-type="float">
            <text:p>-9.7723130325277</text:p>
          </table:table-cell>
          <table:table-cell table:formula="of:= 100 * ([.A238] - [.A237]*[.A237]) * ([.A238] - [.A237]*[.A237]) + (1 - [.A237]) * (1 - [.A237])" office:value-type="float" office:value="8.85649146976035" calcext:value-type="float">
            <text:p>8.85649146976035</text:p>
          </table:table-cell>
          <table:table-cell table:formula="of:= 100 * ([.B238] - [.B237]*[.B237]) * ([.B238] - [.B237]*[.B237]) + (1 - [.B237]) * (1 - [.B237])" office:value-type="float" office:value="9.12249361731214" calcext:value-type="float">
            <text:p>9.12249361731214</text:p>
          </table:table-cell>
          <table:table-cell table:formula="of:=[.A237]*[.A237]" office:value-type="float" office:value="0.00115199893317631" calcext:value-type="float">
            <text:p>0.00115199893317631</text:p>
          </table:table-cell>
          <table:table-cell table:formula="of:=[.B237]*[.B237]" office:value-type="float" office:value="0.00115199893317631" calcext:value-type="float">
            <text:p>0.00115199893317631</text:p>
          </table:table-cell>
          <table:table-cell table:formula="of:= [.A237]*[.A237]*[.A237]*[.A237] - 16*[.A237]*[.A237] + 5*[.A237]" office:value-type="float" office:value="0.151274893076489" calcext:value-type="float">
            <text:p>0.151274893076489</text:p>
          </table:table-cell>
          <table:table-cell table:formula="of:= [.B237]*[.B237]*[.B237]*[.B237] - 16*[.B237]*[.B237] + 5*[.B237]" office:value-type="float" office:value="-0.188136204735046" calcext:value-type="float">
            <text:p>-0.1881362047350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2634177594446" calcext:value-type="float">
            <text:p>0.282634177594446</text:p>
          </table:table-cell>
          <table:table-cell table:formula="of:=-[.A238]" office:value-type="float" office:value="-0.282634177594446" calcext:value-type="float">
            <text:p>-0.282634177594446</text:p>
          </table:table-cell>
          <table:table-cell/>
          <table:table-cell table:formula="of:= [.A238] * [.A238] - 10 * COS(2 * PI() * [.A238])" office:value-type="float" office:value="2.11600977243967" calcext:value-type="float">
            <text:p>2.11600977243967</text:p>
          </table:table-cell>
          <table:table-cell table:formula="of:= [.B238] * [.B238] - 10 * COS(2 * PI() * [.B238])" office:value-type="float" office:value="2.11600977243967" calcext:value-type="float">
            <text:p>2.11600977243967</text:p>
          </table:table-cell>
          <table:table-cell table:formula="of:= 100 * ([.A239] - [.A238]*[.A238]) * ([.A239] - [.A238]*[.A238]) + (1 - [.A238]) * (1 - [.A238])" office:value-type="float" office:value="3.50519333980599" calcext:value-type="float">
            <text:p>3.50519333980599</text:p>
          </table:table-cell>
          <table:table-cell table:formula="of:= 100 * ([.B239] - [.B238]*[.B238]) * ([.B239] - [.B238]*[.B238]) + (1 - [.B238]) * (1 - [.B238])" office:value-type="float" office:value="1.66249207650321" calcext:value-type="float">
            <text:p>1.66249207650321</text:p>
          </table:table-cell>
          <table:table-cell table:formula="of:=[.A238]*[.A238]" office:value-type="float" office:value="0.0798820783444886" calcext:value-type="float">
            <text:p>0.0798820783444886</text:p>
          </table:table-cell>
          <table:table-cell table:formula="of:=[.B238]*[.B238]" office:value-type="float" office:value="0.0798820783444886" calcext:value-type="float">
            <text:p>0.0798820783444886</text:p>
          </table:table-cell>
          <table:table-cell table:formula="of:= [.A238]*[.A238]*[.A238]*[.A238] - 16*[.A238]*[.A238] + 5*[.A238]" office:value-type="float" office:value="0.141438780901045" calcext:value-type="float">
            <text:p>0.141438780901045</text:p>
          </table:table-cell>
          <table:table-cell table:formula="of:= [.B238]*[.B238]*[.B238]*[.B238] - 16*[.B238]*[.B238] + 5*[.B238]" office:value-type="float" office:value="-2.68490299504341" calcext:value-type="float">
            <text:p>-2.684902995043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30508455494419" calcext:value-type="float">
            <text:p>-0.0930508455494419</text:p>
          </table:table-cell>
          <table:table-cell table:formula="of:=-[.A239]" office:value-type="float" office:value="0.0930508455494419" calcext:value-type="float">
            <text:p>0.0930508455494419</text:p>
          </table:table-cell>
          <table:table-cell/>
          <table:table-cell table:formula="of:= [.A239] * [.A239] - 10 * COS(2 * PI() * [.A239])" office:value-type="float" office:value="-8.33036309651764" calcext:value-type="float">
            <text:p>-8.33036309651764</text:p>
          </table:table-cell>
          <table:table-cell table:formula="of:= [.B239] * [.B239] - 10 * COS(2 * PI() * [.B239])" office:value-type="float" office:value="-8.33036309651764" calcext:value-type="float">
            <text:p>-8.33036309651764</text:p>
          </table:table-cell>
          <table:table-cell table:formula="of:= 100 * ([.A240] - [.A239]*[.A239]) * ([.A240] - [.A239]*[.A239]) + (1 - [.A239]) * (1 - [.A239])" office:value-type="float" office:value="1.5050080098038" calcext:value-type="float">
            <text:p>1.5050080098038</text:p>
          </table:table-cell>
          <table:table-cell table:formula="of:= 100 * ([.B240] - [.B239]*[.B239]) * ([.B240] - [.B239]*[.B239]) + (1 - [.B239]) * (1 - [.B239])" office:value-type="float" office:value="0.969882067603374" calcext:value-type="float">
            <text:p>0.969882067603374</text:p>
          </table:table-cell>
          <table:table-cell table:formula="of:=[.A239]*[.A239]" office:value-type="float" office:value="0.00865845985746609" calcext:value-type="float">
            <text:p>0.00865845985746609</text:p>
          </table:table-cell>
          <table:table-cell table:formula="of:=[.B239]*[.B239]" office:value-type="float" office:value="0.00865845985746609" calcext:value-type="float">
            <text:p>0.00865845985746609</text:p>
          </table:table-cell>
          <table:table-cell table:formula="of:= [.A239]*[.A239]*[.A239]*[.A239] - 16*[.A239]*[.A239] + 5*[.A239]" office:value-type="float" office:value="-0.603714616539563" calcext:value-type="float">
            <text:p>-0.603714616539563</text:p>
          </table:table-cell>
          <table:table-cell table:formula="of:= [.B239]*[.B239]*[.B239]*[.B239] - 16*[.B239]*[.B239] + 5*[.B239]" office:value-type="float" office:value="0.326793838954855" calcext:value-type="float">
            <text:p>0.3267938389548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70414377050474" calcext:value-type="float">
            <text:p>-0.0470414377050474</text:p>
          </table:table-cell>
          <table:table-cell table:formula="of:=-[.A240]" office:value-type="float" office:value="0.0470414377050474" calcext:value-type="float">
            <text:p>0.0470414377050474</text:p>
          </table:table-cell>
          <table:table-cell/>
          <table:table-cell table:formula="of:= [.A240] * [.A240] - 10 * COS(2 * PI() * [.A240])" office:value-type="float" office:value="-9.56414955043616" calcext:value-type="float">
            <text:p>-9.56414955043616</text:p>
          </table:table-cell>
          <table:table-cell table:formula="of:= [.B240] * [.B240] - 10 * COS(2 * PI() * [.B240])" office:value-type="float" office:value="-9.56414955043616" calcext:value-type="float">
            <text:p>-9.56414955043616</text:p>
          </table:table-cell>
          <table:table-cell table:formula="of:= 100 * ([.A241] - [.A240]*[.A240]) * ([.A241] - [.A240]*[.A240]) + (1 - [.A240]) * (1 - [.A240])" office:value-type="float" office:value="23.7389087864987" calcext:value-type="float">
            <text:p>23.7389087864987</text:p>
          </table:table-cell>
          <table:table-cell table:formula="of:= 100 * ([.B241] - [.B240]*[.B240]) * ([.B241] - [.B240]*[.B240]) + (1 - [.B240]) * (1 - [.B240])" office:value-type="float" office:value="23.131505608619" calcext:value-type="float">
            <text:p>23.131505608619</text:p>
          </table:table-cell>
          <table:table-cell table:formula="of:=[.A240]*[.A240]" office:value-type="float" office:value="0.00221289686135786" calcext:value-type="float">
            <text:p>0.00221289686135786</text:p>
          </table:table-cell>
          <table:table-cell table:formula="of:=[.B240]*[.B240]" office:value-type="float" office:value="0.00221289686135786" calcext:value-type="float">
            <text:p>0.00221289686135786</text:p>
          </table:table-cell>
          <table:table-cell table:formula="of:= [.A240]*[.A240]*[.A240]*[.A240] - 16*[.A240]*[.A240] + 5*[.A240]" office:value-type="float" office:value="-0.270608641394444" calcext:value-type="float">
            <text:p>-0.270608641394444</text:p>
          </table:table-cell>
          <table:table-cell table:formula="of:= [.B240]*[.B240]*[.B240]*[.B240] - 16*[.B240]*[.B240] + 5*[.B240]" office:value-type="float" office:value="0.19980573565603" calcext:value-type="float">
            <text:p>0.199805735656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3629650776275" calcext:value-type="float">
            <text:p>-0.473629650776275</text:p>
          </table:table-cell>
          <table:table-cell table:formula="of:=-[.A241]" office:value-type="float" office:value="0.473629650776275" calcext:value-type="float">
            <text:p>0.473629650776275</text:p>
          </table:table-cell>
          <table:table-cell/>
          <table:table-cell table:formula="of:= [.A241] * [.A241] - 10 * COS(2 * PI() * [.A241])" office:value-type="float" office:value="10.087373255455" calcext:value-type="float">
            <text:p>10.087373255455</text:p>
          </table:table-cell>
          <table:table-cell table:formula="of:= [.B241] * [.B241] - 10 * COS(2 * PI() * [.B241])" office:value-type="float" office:value="10.087373255455" calcext:value-type="float">
            <text:p>10.087373255455</text:p>
          </table:table-cell>
          <table:table-cell table:formula="of:= 100 * ([.A242] - [.A241]*[.A241]) * ([.A242] - [.A241]*[.A241]) + (1 - [.A241]) * (1 - [.A241])" office:value-type="float" office:value="6.05143212216369" calcext:value-type="float">
            <text:p>6.05143212216369</text:p>
          </table:table-cell>
          <table:table-cell table:formula="of:= 100 * ([.B242] - [.B241]*[.B241]) * ([.B242] - [.B241]*[.B241]) + (1 - [.B241]) * (1 - [.B241])" office:value-type="float" office:value="6.61118692193841" calcext:value-type="float">
            <text:p>6.61118692193841</text:p>
          </table:table-cell>
          <table:table-cell table:formula="of:=[.A241]*[.A241]" office:value-type="float" office:value="0.224325046094456" calcext:value-type="float">
            <text:p>0.224325046094456</text:p>
          </table:table-cell>
          <table:table-cell table:formula="of:=[.B241]*[.B241]" office:value-type="float" office:value="0.224325046094456" calcext:value-type="float">
            <text:p>0.224325046094456</text:p>
          </table:table-cell>
          <table:table-cell table:formula="of:= [.A241]*[.A241]*[.A241]*[.A241] - 16*[.A241]*[.A241] + 5*[.A241]" office:value-type="float" office:value="-5.90702726508738" calcext:value-type="float">
            <text:p>-5.90702726508738</text:p>
          </table:table-cell>
          <table:table-cell table:formula="of:= [.B241]*[.B241]*[.B241]*[.B241] - 16*[.B241]*[.B241] + 5*[.B241]" office:value-type="float" office:value="-1.17073075732464" calcext:value-type="float">
            <text:p>-1.170730757324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73517541354522" calcext:value-type="float">
            <text:p>0.0273517541354522</text:p>
          </table:table-cell>
          <table:table-cell table:formula="of:=-[.A242]" office:value-type="float" office:value="-0.0273517541354522" calcext:value-type="float">
            <text:p>-0.0273517541354522</text:p>
          </table:table-cell>
          <table:table-cell/>
          <table:table-cell table:formula="of:= [.A242] * [.A242] - 10 * COS(2 * PI() * [.A242])" office:value-type="float" office:value="-9.85194231373457" calcext:value-type="float">
            <text:p>-9.85194231373457</text:p>
          </table:table-cell>
          <table:table-cell table:formula="of:= [.B242] * [.B242] - 10 * COS(2 * PI() * [.B242])" office:value-type="float" office:value="-9.85194231373457" calcext:value-type="float">
            <text:p>-9.85194231373457</text:p>
          </table:table-cell>
          <table:table-cell table:formula="of:= 100 * ([.A243] - [.A242]*[.A242]) * ([.A243] - [.A242]*[.A242]) + (1 - [.A242]) * (1 - [.A242])" office:value-type="float" office:value="10.0280269601594" calcext:value-type="float">
            <text:p>10.0280269601594</text:p>
          </table:table-cell>
          <table:table-cell table:formula="of:= 100 * ([.B243] - [.B242]*[.B242]) * ([.B243] - [.B242]*[.B242]) + (1 - [.B242]) * (1 - [.B242])" office:value-type="float" office:value="10.2278400201691" calcext:value-type="float">
            <text:p>10.2278400201691</text:p>
          </table:table-cell>
          <table:table-cell table:formula="of:=[.A242]*[.A242]" office:value-type="float" office:value="0.000748118454286227" calcext:value-type="float">
            <text:p>0.000748118454286227</text:p>
          </table:table-cell>
          <table:table-cell table:formula="of:=[.B242]*[.B242]" office:value-type="float" office:value="0.000748118454286227" calcext:value-type="float">
            <text:p>0.000748118454286227</text:p>
          </table:table-cell>
          <table:table-cell table:formula="of:= [.A242]*[.A242]*[.A242]*[.A242] - 16*[.A242]*[.A242] + 5*[.A242]" office:value-type="float" office:value="0.124789435089903" calcext:value-type="float">
            <text:p>0.124789435089903</text:p>
          </table:table-cell>
          <table:table-cell table:formula="of:= [.B242]*[.B242]*[.B242]*[.B242] - 16*[.B242]*[.B242] + 5*[.B242]" office:value-type="float" office:value="-0.148728106264619" calcext:value-type="float">
            <text:p>-0.1487281062646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211139342282" calcext:value-type="float">
            <text:p>0.30211139342282</text:p>
          </table:table-cell>
          <table:table-cell table:formula="of:=-[.A243]" office:value-type="float" office:value="-0.30211139342282" calcext:value-type="float">
            <text:p>-0.30211139342282</text:p>
          </table:table-cell>
          <table:table-cell/>
          <table:table-cell table:formula="of:= [.A243] * [.A243] - 10 * COS(2 * PI() * [.A243])" office:value-type="float" office:value="3.30733539876074" calcext:value-type="float">
            <text:p>3.30733539876074</text:p>
          </table:table-cell>
          <table:table-cell table:formula="of:= [.B243] * [.B243] - 10 * COS(2 * PI() * [.B243])" office:value-type="float" office:value="3.30733539876074" calcext:value-type="float">
            <text:p>3.30733539876074</text:p>
          </table:table-cell>
          <table:table-cell table:formula="of:= 100 * ([.A244] - [.A243]*[.A243]) * ([.A244] - [.A243]*[.A243]) + (1 - [.A243]) * (1 - [.A243])" office:value-type="float" office:value="5.67935053148027" calcext:value-type="float">
            <text:p>5.67935053148027</text:p>
          </table:table-cell>
          <table:table-cell table:formula="of:= 100 * ([.B244] - [.B243]*[.B243]) * ([.B244] - [.B243]*[.B243]) + (1 - [.B243]) * (1 - [.B243])" office:value-type="float" office:value="18.5390341404756" calcext:value-type="float">
            <text:p>18.5390341404756</text:p>
          </table:table-cell>
          <table:table-cell table:formula="of:=[.A243]*[.A243]" office:value-type="float" office:value="0.0912712940358777" calcext:value-type="float">
            <text:p>0.0912712940358777</text:p>
          </table:table-cell>
          <table:table-cell table:formula="of:=[.B243]*[.B243]" office:value-type="float" office:value="0.0912712940358777" calcext:value-type="float">
            <text:p>0.0912712940358777</text:p>
          </table:table-cell>
          <table:table-cell table:formula="of:= [.A243]*[.A243]*[.A243]*[.A243] - 16*[.A243]*[.A243] + 5*[.A243]" office:value-type="float" office:value="0.0585467116550382" calcext:value-type="float">
            <text:p>0.0585467116550382</text:p>
          </table:table-cell>
          <table:table-cell table:formula="of:= [.B243]*[.B243]*[.B243]*[.B243] - 16*[.B243]*[.B243] + 5*[.B243]" office:value-type="float" office:value="-2.96256722257316" calcext:value-type="float">
            <text:p>-2.962567222573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9137527258135" calcext:value-type="float">
            <text:p>0.319137527258135</text:p>
          </table:table-cell>
          <table:table-cell table:formula="of:=-[.A244]" office:value-type="float" office:value="-0.319137527258135" calcext:value-type="float">
            <text:p>-0.319137527258135</text:p>
          </table:table-cell>
          <table:table-cell/>
          <table:table-cell table:formula="of:= [.A244] * [.A244] - 10 * COS(2 * PI() * [.A244])" office:value-type="float" office:value="4.31054613292207" calcext:value-type="float">
            <text:p>4.31054613292207</text:p>
          </table:table-cell>
          <table:table-cell table:formula="of:= [.B244] * [.B244] - 10 * COS(2 * PI() * [.B244])" office:value-type="float" office:value="4.31054613292207" calcext:value-type="float">
            <text:p>4.31054613292207</text:p>
          </table:table-cell>
          <table:table-cell table:formula="of:= 100 * ([.A245] - [.A244]*[.A244]) * ([.A245] - [.A244]*[.A244]) + (1 - [.A244]) * (1 - [.A244])" office:value-type="float" office:value="0.735009991541348" calcext:value-type="float">
            <text:p>0.735009991541348</text:p>
          </table:table-cell>
          <table:table-cell table:formula="of:= 100 * ([.B245] - [.B244]*[.B244]) * ([.B245] - [.B244]*[.B244]) + (1 - [.B244]) * (1 - [.B244])" office:value-type="float" office:value="8.28333792238227" calcext:value-type="float">
            <text:p>8.28333792238227</text:p>
          </table:table-cell>
          <table:table-cell table:formula="of:=[.A244]*[.A244]" office:value-type="float" office:value="0.101848761304437" calcext:value-type="float">
            <text:p>0.101848761304437</text:p>
          </table:table-cell>
          <table:table-cell table:formula="of:=[.B244]*[.B244]" office:value-type="float" office:value="0.101848761304437" calcext:value-type="float">
            <text:p>0.101848761304437</text:p>
          </table:table-cell>
          <table:table-cell table:formula="of:= [.A244]*[.A244]*[.A244]*[.A244] - 16*[.A244]*[.A244] + 5*[.A244]" office:value-type="float" office:value="-0.0235193744010684" calcext:value-type="float">
            <text:p>-0.0235193744010684</text:p>
          </table:table-cell>
          <table:table-cell table:formula="of:= [.B244]*[.B244]*[.B244]*[.B244] - 16*[.B244]*[.B244] + 5*[.B244]" office:value-type="float" office:value="-3.21489464698242" calcext:value-type="float">
            <text:p>-3.214894646982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53948308783583" calcext:value-type="float">
            <text:p>0.153948308783583</text:p>
          </table:table-cell>
          <table:table-cell table:formula="of:=-[.A245]" office:value-type="float" office:value="-0.153948308783583" calcext:value-type="float">
            <text:p>-0.153948308783583</text:p>
          </table:table-cell>
          <table:table-cell/>
          <table:table-cell table:formula="of:= [.A245] * [.A245] - 10 * COS(2 * PI() * [.A245])" office:value-type="float" office:value="-5.65166382464451" calcext:value-type="float">
            <text:p>-5.65166382464451</text:p>
          </table:table-cell>
          <table:table-cell table:formula="of:= [.B245] * [.B245] - 10 * COS(2 * PI() * [.B245])" office:value-type="float" office:value="-5.65166382464451" calcext:value-type="float">
            <text:p>-5.65166382464451</text:p>
          </table:table-cell>
          <table:table-cell table:formula="of:= 100 * ([.A246] - [.A245]*[.A245]) * ([.A246] - [.A245]*[.A245]) + (1 - [.A245]) * (1 - [.A245])" office:value-type="float" office:value="4.62846666388083" calcext:value-type="float">
            <text:p>4.62846666388083</text:p>
          </table:table-cell>
          <table:table-cell table:formula="of:= 100 * ([.B246] - [.B245]*[.B245]) * ([.B246] - [.B245]*[.B245]) + (1 - [.B245]) * (1 - [.B245])" office:value-type="float" office:value="7.34413086208595" calcext:value-type="float">
            <text:p>7.34413086208595</text:p>
          </table:table-cell>
          <table:table-cell table:formula="of:=[.A245]*[.A245]" office:value-type="float" office:value="0.0237000817773255" calcext:value-type="float">
            <text:p>0.0237000817773255</text:p>
          </table:table-cell>
          <table:table-cell table:formula="of:=[.B245]*[.B245]" office:value-type="float" office:value="0.0237000817773255" calcext:value-type="float">
            <text:p>0.0237000817773255</text:p>
          </table:table-cell>
          <table:table-cell table:formula="of:= [.A245]*[.A245]*[.A245]*[.A245] - 16*[.A245]*[.A245] + 5*[.A245]" office:value-type="float" office:value="0.39110192935696" calcext:value-type="float">
            <text:p>0.39110192935696</text:p>
          </table:table-cell>
          <table:table-cell table:formula="of:= [.B245]*[.B245]*[.B245]*[.B245] - 16*[.B245]*[.B245] + 5*[.B245]" office:value-type="float" office:value="-1.14838115847887" calcext:value-type="float">
            <text:p>-1.148381158478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1504611545242" calcext:value-type="float">
            <text:p>0.221504611545242</text:p>
          </table:table-cell>
          <table:table-cell table:formula="of:=-[.A246]" office:value-type="float" office:value="-0.221504611545242" calcext:value-type="float">
            <text:p>-0.221504611545242</text:p>
          </table:table-cell>
          <table:table-cell/>
          <table:table-cell table:formula="of:= [.A246] * [.A246] - 10 * COS(2 * PI() * [.A246])" office:value-type="float" office:value="-1.73180349026741" calcext:value-type="float">
            <text:p>-1.73180349026741</text:p>
          </table:table-cell>
          <table:table-cell table:formula="of:= [.B246] * [.B246] - 10 * COS(2 * PI() * [.B246])" office:value-type="float" office:value="-1.73180349026741" calcext:value-type="float">
            <text:p>-1.73180349026741</text:p>
          </table:table-cell>
          <table:table-cell table:formula="of:= 100 * ([.A247] - [.A246]*[.A246]) * ([.A247] - [.A246]*[.A246]) + (1 - [.A246]) * (1 - [.A246])" office:value-type="float" office:value="12.0030225360331" calcext:value-type="float">
            <text:p>12.0030225360331</text:p>
          </table:table-cell>
          <table:table-cell table:formula="of:= 100 * ([.B247] - [.B246]*[.B246]) * ([.B247] - [.B246]*[.B246]) + (1 - [.B246]) * (1 - [.B246])" office:value-type="float" office:value="20.4774862891383" calcext:value-type="float">
            <text:p>20.4774862891383</text:p>
          </table:table-cell>
          <table:table-cell table:formula="of:=[.A246]*[.A246]" office:value-type="float" office:value="0.0490642929358087" calcext:value-type="float">
            <text:p>0.0490642929358087</text:p>
          </table:table-cell>
          <table:table-cell table:formula="of:=[.B246]*[.B246]" office:value-type="float" office:value="0.0490642929358087" calcext:value-type="float">
            <text:p>0.0490642929358087</text:p>
          </table:table-cell>
          <table:table-cell table:formula="of:= [.A246]*[.A246]*[.A246]*[.A246] - 16*[.A246]*[.A246] + 5*[.A246]" office:value-type="float" office:value="0.324901675594563" calcext:value-type="float">
            <text:p>0.324901675594563</text:p>
          </table:table-cell>
          <table:table-cell table:formula="of:= [.B246]*[.B246]*[.B246]*[.B246] - 16*[.B246]*[.B246] + 5*[.B246]" office:value-type="float" office:value="-1.89014443985786" calcext:value-type="float">
            <text:p>-1.890144439857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6658242321573" calcext:value-type="float">
            <text:p>0.386658242321573</text:p>
          </table:table-cell>
          <table:table-cell table:formula="of:=-[.A247]" office:value-type="float" office:value="-0.386658242321573" calcext:value-type="float">
            <text:p>-0.386658242321573</text:p>
          </table:table-cell>
          <table:table-cell/>
          <table:table-cell table:formula="of:= [.A247] * [.A247] - 10 * COS(2 * PI() * [.A247])" office:value-type="float" office:value="7.7191092754952" calcext:value-type="float">
            <text:p>7.7191092754952</text:p>
          </table:table-cell>
          <table:table-cell table:formula="of:= [.B247] * [.B247] - 10 * COS(2 * PI() * [.B247])" office:value-type="float" office:value="7.7191092754952" calcext:value-type="float">
            <text:p>7.7191092754952</text:p>
          </table:table-cell>
          <table:table-cell table:formula="of:= 100 * ([.A248] - [.A247]*[.A247]) * ([.A248] - [.A247]*[.A247]) + (1 - [.A247]) * (1 - [.A247])" office:value-type="float" office:value="12.4384875948201" calcext:value-type="float">
            <text:p>12.4384875948201</text:p>
          </table:table-cell>
          <table:table-cell table:formula="of:= 100 * ([.B248] - [.B247]*[.B247]) * ([.B248] - [.B247]*[.B247]) + (1 - [.B247]) * (1 - [.B247])" office:value-type="float" office:value="43.6954399759959" calcext:value-type="float">
            <text:p>43.6954399759959</text:p>
          </table:table-cell>
          <table:table-cell table:formula="of:=[.A247]*[.A247]" office:value-type="float" office:value="0.149504596355208" calcext:value-type="float">
            <text:p>0.149504596355208</text:p>
          </table:table-cell>
          <table:table-cell table:formula="of:=[.B247]*[.B247]" office:value-type="float" office:value="0.149504596355208" calcext:value-type="float">
            <text:p>0.149504596355208</text:p>
          </table:table-cell>
          <table:table-cell table:formula="of:= [.A247]*[.A247]*[.A247]*[.A247] - 16*[.A247]*[.A247] + 5*[.A247]" office:value-type="float" office:value="-0.436430705744135" calcext:value-type="float">
            <text:p>-0.436430705744135</text:p>
          </table:table-cell>
          <table:table-cell table:formula="of:= [.B247]*[.B247]*[.B247]*[.B247] - 16*[.B247]*[.B247] + 5*[.B247]" office:value-type="float" office:value="-4.30301312895987" calcext:value-type="float">
            <text:p>-4.303013128959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6812809375115" calcext:value-type="float">
            <text:p>0.496812809375115</text:p>
          </table:table-cell>
          <table:table-cell table:formula="of:=-[.A248]" office:value-type="float" office:value="-0.496812809375115" calcext:value-type="float">
            <text:p>-0.496812809375115</text:p>
          </table:table-cell>
          <table:table-cell/>
          <table:table-cell table:formula="of:= [.A248] * [.A248] - 10 * COS(2 * PI() * [.A248])" office:value-type="float" office:value="10.2448178894025" calcext:value-type="float">
            <text:p>10.2448178894025</text:p>
          </table:table-cell>
          <table:table-cell table:formula="of:= [.B248] * [.B248] - 10 * COS(2 * PI() * [.B248])" office:value-type="float" office:value="10.2448178894025" calcext:value-type="float">
            <text:p>10.2448178894025</text:p>
          </table:table-cell>
          <table:table-cell table:formula="of:= 100 * ([.A249] - [.A248]*[.A248]) * ([.A249] - [.A248]*[.A248]) + (1 - [.A248]) * (1 - [.A248])" office:value-type="float" office:value="27.5476753207988" calcext:value-type="float">
            <text:p>27.5476753207988</text:p>
          </table:table-cell>
          <table:table-cell table:formula="of:= 100 * ([.B249] - [.B248]*[.B248]) * ([.B249] - [.B248]*[.B248]) + (1 - [.B248]) * (1 - [.B248])" office:value-type="float" office:value="2.32336516138938" calcext:value-type="float">
            <text:p>2.32336516138938</text:p>
          </table:table-cell>
          <table:table-cell table:formula="of:=[.A248]*[.A248]" office:value-type="float" office:value="0.246822967559194" calcext:value-type="float">
            <text:p>0.246822967559194</text:p>
          </table:table-cell>
          <table:table-cell table:formula="of:=[.B248]*[.B248]" office:value-type="float" office:value="0.246822967559194" calcext:value-type="float">
            <text:p>0.246822967559194</text:p>
          </table:table-cell>
          <table:table-cell table:formula="of:= [.A248]*[.A248]*[.A248]*[.A248] - 16*[.A248]*[.A248] + 5*[.A248]" office:value-type="float" office:value="-1.4041818567568" calcext:value-type="float">
            <text:p>-1.4041818567568</text:p>
          </table:table-cell>
          <table:table-cell table:formula="of:= [.B248]*[.B248]*[.B248]*[.B248] - 16*[.B248]*[.B248] + 5*[.B248]" office:value-type="float" office:value="-6.37230995050795" calcext:value-type="float">
            <text:p>-6.372309950507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5618205894716" calcext:value-type="float">
            <text:p>-0.275618205894716</text:p>
          </table:table-cell>
          <table:table-cell table:formula="of:=-[.A249]" office:value-type="float" office:value="0.275618205894716" calcext:value-type="float">
            <text:p>0.275618205894716</text:p>
          </table:table-cell>
          <table:table-cell/>
          <table:table-cell table:formula="of:= [.A249] * [.A249] - 10 * COS(2 * PI() * [.A249])" office:value-type="float" office:value="1.67866294799052" calcext:value-type="float">
            <text:p>1.67866294799052</text:p>
          </table:table-cell>
          <table:table-cell table:formula="of:= [.B249] * [.B249] - 10 * COS(2 * PI() * [.B249])" office:value-type="float" office:value="1.67866294799052" calcext:value-type="float">
            <text:p>1.67866294799052</text:p>
          </table:table-cell>
          <table:table-cell table:formula="of:= 100 * ([.A250] - [.A249]*[.A249]) * ([.A250] - [.A249]*[.A249]) + (1 - [.A249]) * (1 - [.A249])" office:value-type="float" office:value="3.90703378080189" calcext:value-type="float">
            <text:p>3.90703378080189</text:p>
          </table:table-cell>
          <table:table-cell table:formula="of:= 100 * ([.B250] - [.B249]*[.B249]) * ([.B250] - [.B249]*[.B249]) + (1 - [.B249]) * (1 - [.B249])" office:value-type="float" office:value="9.70089767469693" calcext:value-type="float">
            <text:p>9.70089767469693</text:p>
          </table:table-cell>
          <table:table-cell table:formula="of:=[.A249]*[.A249]" office:value-type="float" office:value="0.0759653954206221" calcext:value-type="float">
            <text:p>0.0759653954206221</text:p>
          </table:table-cell>
          <table:table-cell table:formula="of:=[.B249]*[.B249]" office:value-type="float" office:value="0.0759653954206221" calcext:value-type="float">
            <text:p>0.0759653954206221</text:p>
          </table:table-cell>
          <table:table-cell table:formula="of:= [.A249]*[.A249]*[.A249]*[.A249] - 16*[.A249]*[.A249] + 5*[.A249]" office:value-type="float" office:value="-2.58776661490212" calcext:value-type="float">
            <text:p>-2.58776661490212</text:p>
          </table:table-cell>
          <table:table-cell table:formula="of:= [.B249]*[.B249]*[.B249]*[.B249] - 16*[.B249]*[.B249] + 5*[.B249]" office:value-type="float" office:value="0.168415444045038" calcext:value-type="float">
            <text:p>0.1684154440450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6956520113163" calcext:value-type="float">
            <text:p>0.226956520113163</text:p>
          </table:table-cell>
          <table:table-cell table:formula="of:=-[.A250]" office:value-type="float" office:value="-0.226956520113163" calcext:value-type="float">
            <text:p>-0.226956520113163</text:p>
          </table:table-cell>
          <table:table-cell/>
          <table:table-cell table:formula="of:= [.A250] * [.A250] - 10 * COS(2 * PI() * [.A250])" office:value-type="float" office:value="-1.39130195435841" calcext:value-type="float">
            <text:p>-1.39130195435841</text:p>
          </table:table-cell>
          <table:table-cell table:formula="of:= [.B250] * [.B250] - 10 * COS(2 * PI() * [.B250])" office:value-type="float" office:value="-1.39130195435841" calcext:value-type="float">
            <text:p>-1.39130195435841</text:p>
          </table:table-cell>
          <table:table-cell table:formula="of:= 100 * ([.A251] - [.A250]*[.A250]) * ([.A251] - [.A250]*[.A250]) + (1 - [.A250]) * (1 - [.A250])" office:value-type="float" office:value="10.4480604144731" calcext:value-type="float">
            <text:p>10.4480604144731</text:p>
          </table:table-cell>
          <table:table-cell table:formula="of:= 100 * ([.B251] - [.B250]*[.B250]) * ([.B251] - [.B250]*[.B250]) + (1 - [.B250]) * (1 - [.B250])" office:value-type="float" office:value="5.95060282575307" calcext:value-type="float">
            <text:p>5.95060282575307</text:p>
          </table:table-cell>
          <table:table-cell table:formula="of:=[.A250]*[.A250]" office:value-type="float" office:value="0.0515092620218764" calcext:value-type="float">
            <text:p>0.0515092620218764</text:p>
          </table:table-cell>
          <table:table-cell table:formula="of:=[.B250]*[.B250]" office:value-type="float" office:value="0.0515092620218764" calcext:value-type="float">
            <text:p>0.0515092620218764</text:p>
          </table:table-cell>
          <table:table-cell table:formula="of:= [.A250]*[.A250]*[.A250]*[.A250] - 16*[.A250]*[.A250] + 5*[.A250]" office:value-type="float" office:value="0.313287612289829" calcext:value-type="float">
            <text:p>0.313287612289829</text:p>
          </table:table-cell>
          <table:table-cell table:formula="of:= [.B250]*[.B250]*[.B250]*[.B250] - 16*[.B250]*[.B250] + 5*[.B250]" office:value-type="float" office:value="-1.9562775888418" calcext:value-type="float">
            <text:p>-1.95627758884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2345229624771" calcext:value-type="float">
            <text:p>-0.262345229624771</text:p>
          </table:table-cell>
          <table:table-cell table:formula="of:=-[.A251]" office:value-type="float" office:value="0.262345229624771" calcext:value-type="float">
            <text:p>0.262345229624771</text:p>
          </table:table-cell>
          <table:table-cell/>
          <table:table-cell table:formula="of:= [.A251] * [.A251] - 10 * COS(2 * PI() * [.A251])" office:value-type="float" office:value="0.843721075275878" calcext:value-type="float">
            <text:p>0.843721075275878</text:p>
          </table:table-cell>
          <table:table-cell table:formula="of:= [.B251] * [.B251] - 10 * COS(2 * PI() * [.B251])" office:value-type="float" office:value="0.843721075275878" calcext:value-type="float">
            <text:p>0.843721075275878</text:p>
          </table:table-cell>
          <table:table-cell table:formula="of:= 100 * ([.A252] - [.A251]*[.A251]) * ([.A252] - [.A251]*[.A251]) + (1 - [.A251]) * (1 - [.A251])" office:value-type="float" office:value="1.62743722350414" calcext:value-type="float">
            <text:p>1.62743722350414</text:p>
          </table:table-cell>
          <table:table-cell table:formula="of:= 100 * ([.B252] - [.B251]*[.B251]) * ([.B252] - [.B251]*[.B251]) + (1 - [.B251]) * (1 - [.B251])" office:value-type="float" office:value="1.96576588885651" calcext:value-type="float">
            <text:p>1.96576588885651</text:p>
          </table:table-cell>
          <table:table-cell table:formula="of:=[.A251]*[.A251]" office:value-type="float" office:value="0.0688250195068736" calcext:value-type="float">
            <text:p>0.0688250195068736</text:p>
          </table:table-cell>
          <table:table-cell table:formula="of:=[.B251]*[.B251]" office:value-type="float" office:value="0.0688250195068736" calcext:value-type="float">
            <text:p>0.0688250195068736</text:p>
          </table:table-cell>
          <table:table-cell table:formula="of:= [.A251]*[.A251]*[.A251]*[.A251] - 16*[.A251]*[.A251] + 5*[.A251]" office:value-type="float" office:value="-2.40818957692371" calcext:value-type="float">
            <text:p>-2.40818957692371</text:p>
          </table:table-cell>
          <table:table-cell table:formula="of:= [.B251]*[.B251]*[.B251]*[.B251] - 16*[.B251]*[.B251] + 5*[.B251]" office:value-type="float" office:value="0.215262719323997" calcext:value-type="float">
            <text:p>0.2152627193239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04071627510712" calcext:value-type="float">
            <text:p>0.0504071627510712</text:p>
          </table:table-cell>
          <table:table-cell table:formula="of:=-[.A252]" office:value-type="float" office:value="-0.0504071627510712" calcext:value-type="float">
            <text:p>-0.0504071627510712</text:p>
          </table:table-cell>
          <table:table-cell/>
          <table:table-cell table:formula="of:= [.A252] * [.A252] - 10 * COS(2 * PI() * [.A252])" office:value-type="float" office:value="-9.50008765028173" calcext:value-type="float">
            <text:p>-9.50008765028173</text:p>
          </table:table-cell>
          <table:table-cell table:formula="of:= [.B252] * [.B252] - 10 * COS(2 * PI() * [.B252])" office:value-type="float" office:value="-9.50008765028173" calcext:value-type="float">
            <text:p>-9.50008765028173</text:p>
          </table:table-cell>
          <table:table-cell table:formula="of:= 100 * ([.A253] - [.A252]*[.A252]) * ([.A253] - [.A252]*[.A252]) + (1 - [.A252]) * (1 - [.A252])" office:value-type="float" office:value="2.91886695304109" calcext:value-type="float">
            <text:p>2.91886695304109</text:p>
          </table:table-cell>
          <table:table-cell table:formula="of:= 100 * ([.B253] - [.B252]*[.B252]) * ([.B253] - [.B252]*[.B252]) + (1 - [.B252]) * (1 - [.B252])" office:value-type="float" office:value="2.97872944169007" calcext:value-type="float">
            <text:p>2.97872944169007</text:p>
          </table:table-cell>
          <table:table-cell table:formula="of:=[.A252]*[.A252]" office:value-type="float" office:value="0.00254088205661298" calcext:value-type="float">
            <text:p>0.00254088205661298</text:p>
          </table:table-cell>
          <table:table-cell table:formula="of:=[.B252]*[.B252]" office:value-type="float" office:value="0.00254088205661298" calcext:value-type="float">
            <text:p>0.00254088205661298</text:p>
          </table:table-cell>
          <table:table-cell table:formula="of:= [.A252]*[.A252]*[.A252]*[.A252] - 16*[.A252]*[.A252] + 5*[.A252]" office:value-type="float" office:value="0.211388156931174" calcext:value-type="float">
            <text:p>0.211388156931174</text:p>
          </table:table-cell>
          <table:table-cell table:formula="of:= [.B252]*[.B252]*[.B252]*[.B252] - 16*[.B252]*[.B252] + 5*[.B252]" office:value-type="float" office:value="-0.292683470579538" calcext:value-type="float">
            <text:p>-0.2926834705795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3948518584948" calcext:value-type="float">
            <text:p>-0.13948518584948</text:p>
          </table:table-cell>
          <table:table-cell table:formula="of:=-[.A253]" office:value-type="float" office:value="0.13948518584948" calcext:value-type="float">
            <text:p>0.13948518584948</text:p>
          </table:table-cell>
          <table:table-cell/>
          <table:table-cell table:formula="of:= [.A253] * [.A253] - 10 * COS(2 * PI() * [.A253])" office:value-type="float" office:value="-6.37967397136665" calcext:value-type="float">
            <text:p>-6.37967397136665</text:p>
          </table:table-cell>
          <table:table-cell table:formula="of:= [.B253] * [.B253] - 10 * COS(2 * PI() * [.B253])" office:value-type="float" office:value="-6.37967397136665" calcext:value-type="float">
            <text:p>-6.37967397136665</text:p>
          </table:table-cell>
          <table:table-cell table:formula="of:= 100 * ([.A254] - [.A253]*[.A253]) * ([.A254] - [.A253]*[.A253]) + (1 - [.A253]) * (1 - [.A253])" office:value-type="float" office:value="23.2752467112764" calcext:value-type="float">
            <text:p>23.2752467112764</text:p>
          </table:table-cell>
          <table:table-cell table:formula="of:= 100 * ([.B254] - [.B253]*[.B253]) * ([.B254] - [.B253]*[.B253]) + (1 - [.B253]) * (1 - [.B253])" office:value-type="float" office:value="26.5170897618786" calcext:value-type="float">
            <text:p>26.5170897618786</text:p>
          </table:table-cell>
          <table:table-cell table:formula="of:=[.A253]*[.A253]" office:value-type="float" office:value="0.0194561170714641" calcext:value-type="float">
            <text:p>0.0194561170714641</text:p>
          </table:table-cell>
          <table:table-cell table:formula="of:=[.B253]*[.B253]" office:value-type="float" office:value="0.0194561170714641" calcext:value-type="float">
            <text:p>0.0194561170714641</text:p>
          </table:table-cell>
          <table:table-cell table:formula="of:= [.A253]*[.A253]*[.A253]*[.A253] - 16*[.A253]*[.A253] + 5*[.A253]" office:value-type="float" office:value="-1.00834526189933" calcext:value-type="float">
            <text:p>-1.00834526189933</text:p>
          </table:table-cell>
          <table:table-cell table:formula="of:= [.B253]*[.B253]*[.B253]*[.B253] - 16*[.B253]*[.B253] + 5*[.B253]" office:value-type="float" office:value="0.386506596595475" calcext:value-type="float">
            <text:p>0.38650659659547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88250530674122" calcext:value-type="float">
            <text:p>0.488250530674122</text:p>
          </table:table-cell>
          <table:table-cell table:formula="of:=-[.A254]" office:value-type="float" office:value="-0.488250530674122" calcext:value-type="float">
            <text:p>-0.488250530674122</text:p>
          </table:table-cell>
          <table:table-cell/>
          <table:table-cell table:formula="of:= [.A254] * [.A254] - 10 * COS(2 * PI() * [.A254])" office:value-type="float" office:value="10.2111509709196" calcext:value-type="float">
            <text:p>10.2111509709196</text:p>
          </table:table-cell>
          <table:table-cell table:formula="of:= [.B254] * [.B254] - 10 * COS(2 * PI() * [.B254])" office:value-type="float" office:value="10.2111509709196" calcext:value-type="float">
            <text:p>10.2111509709196</text:p>
          </table:table-cell>
          <table:table-cell table:formula="of:= 100 * ([.A255] - [.A254]*[.A254]) * ([.A255] - [.A254]*[.A254]) + (1 - [.A254]) * (1 - [.A254])" office:value-type="float" office:value="38.6042046005268" calcext:value-type="float">
            <text:p>38.6042046005268</text:p>
          </table:table-cell>
          <table:table-cell table:formula="of:= 100 * ([.B255] - [.B254]*[.B254]) * ([.B255] - [.B254]*[.B254]) + (1 - [.B254]) * (1 - [.B254])" office:value-type="float" office:value="4.24365037265537" calcext:value-type="float">
            <text:p>4.24365037265537</text:p>
          </table:table-cell>
          <table:table-cell table:formula="of:=[.A254]*[.A254]" office:value-type="float" office:value="0.238388580703562" calcext:value-type="float">
            <text:p>0.238388580703562</text:p>
          </table:table-cell>
          <table:table-cell table:formula="of:=[.B254]*[.B254]" office:value-type="float" office:value="0.238388580703562" calcext:value-type="float">
            <text:p>0.238388580703562</text:p>
          </table:table-cell>
          <table:table-cell table:formula="of:= [.A254]*[.A254]*[.A254]*[.A254] - 16*[.A254]*[.A254] + 5*[.A254]" office:value-type="float" office:value="-1.31613552247652" calcext:value-type="float">
            <text:p>-1.31613552247652</text:p>
          </table:table-cell>
          <table:table-cell table:formula="of:= [.B254]*[.B254]*[.B254]*[.B254] - 16*[.B254]*[.B254] + 5*[.B254]" office:value-type="float" office:value="-6.19864082921774" calcext:value-type="float">
            <text:p>-6.198640829217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082315272186" calcext:value-type="float">
            <text:p>-0.38082315272186</text:p>
          </table:table-cell>
          <table:table-cell table:formula="of:=-[.A255]" office:value-type="float" office:value="0.38082315272186" calcext:value-type="float">
            <text:p>0.38082315272186</text:p>
          </table:table-cell>
          <table:table-cell/>
          <table:table-cell table:formula="of:= [.A255] * [.A255] - 10 * COS(2 * PI() * [.A255])" office:value-type="float" office:value="7.47001981207506" calcext:value-type="float">
            <text:p>7.47001981207506</text:p>
          </table:table-cell>
          <table:table-cell table:formula="of:= [.B255] * [.B255] - 10 * COS(2 * PI() * [.B255])" office:value-type="float" office:value="7.47001981207506" calcext:value-type="float">
            <text:p>7.47001981207506</text:p>
          </table:table-cell>
          <table:table-cell table:formula="of:= 100 * ([.A256] - [.A255]*[.A255]) * ([.A256] - [.A255]*[.A255]) + (1 - [.A255]) * (1 - [.A255])" office:value-type="float" office:value="11.1783797544376" calcext:value-type="float">
            <text:p>11.1783797544376</text:p>
          </table:table-cell>
          <table:table-cell table:formula="of:= 100 * ([.B256] - [.B255]*[.B255]) * ([.B256] - [.B255]*[.B255]) + (1 - [.B255]) * (1 - [.B255])" office:value-type="float" office:value="0.404237780096593" calcext:value-type="float">
            <text:p>0.404237780096593</text:p>
          </table:table-cell>
          <table:table-cell table:formula="of:=[.A255]*[.A255]" office:value-type="float" office:value="0.145026273649017" calcext:value-type="float">
            <text:p>0.145026273649017</text:p>
          </table:table-cell>
          <table:table-cell table:formula="of:=[.B255]*[.B255]" office:value-type="float" office:value="0.145026273649017" calcext:value-type="float">
            <text:p>0.145026273649017</text:p>
          </table:table-cell>
          <table:table-cell table:formula="of:= [.A255]*[.A255]*[.A255]*[.A255] - 16*[.A255]*[.A255] + 5*[.A255]" office:value-type="float" office:value="-4.20350352194505" calcext:value-type="float">
            <text:p>-4.20350352194505</text:p>
          </table:table-cell>
          <table:table-cell table:formula="of:= [.B255]*[.B255]*[.B255]*[.B255] - 16*[.B255]*[.B255] + 5*[.B255]" office:value-type="float" office:value="-0.395271994726451" calcext:value-type="float">
            <text:p>-0.3952719947264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946850751061" calcext:value-type="float">
            <text:p>-0.15946850751061</text:p>
          </table:table-cell>
          <table:table-cell table:formula="of:=-[.A256]" office:value-type="float" office:value="0.15946850751061" calcext:value-type="float">
            <text:p>0.15946850751061</text:p>
          </table:table-cell>
          <table:table-cell/>
          <table:table-cell table:formula="of:= [.A256] * [.A256] - 10 * COS(2 * PI() * [.A256])" office:value-type="float" office:value="-5.36100385704932" calcext:value-type="float">
            <text:p>-5.36100385704932</text:p>
          </table:table-cell>
          <table:table-cell table:formula="of:= [.B256] * [.B256] - 10 * COS(2 * PI() * [.B256])" office:value-type="float" office:value="-5.36100385704932" calcext:value-type="float">
            <text:p>-5.36100385704932</text:p>
          </table:table-cell>
          <table:table-cell table:formula="of:= 100 * ([.A257] - [.A256]*[.A256]) * ([.A257] - [.A256]*[.A256]) + (1 - [.A256]) * (1 - [.A256])" office:value-type="float" office:value="20.7030744601563" calcext:value-type="float">
            <text:p>20.7030744601563</text:p>
          </table:table-cell>
          <table:table-cell table:formula="of:= 100 * ([.B257] - [.B256]*[.B256]) * ([.B257] - [.B256]*[.B256]) + (1 - [.B256]) * (1 - [.B256])" office:value-type="float" office:value="24.79944518362" calcext:value-type="float">
            <text:p>24.79944518362</text:p>
          </table:table-cell>
          <table:table-cell table:formula="of:=[.A256]*[.A256]" office:value-type="float" office:value="0.0254302048876615" calcext:value-type="float">
            <text:p>0.0254302048876615</text:p>
          </table:table-cell>
          <table:table-cell table:formula="of:=[.B256]*[.B256]" office:value-type="float" office:value="0.0254302048876615" calcext:value-type="float">
            <text:p>0.0254302048876615</text:p>
          </table:table-cell>
          <table:table-cell table:formula="of:= [.A256]*[.A256]*[.A256]*[.A256] - 16*[.A256]*[.A256] + 5*[.A256]" office:value-type="float" office:value="-1.203579120435" calcext:value-type="float">
            <text:p>-1.203579120435</text:p>
          </table:table-cell>
          <table:table-cell table:formula="of:= [.B256]*[.B256]*[.B256]*[.B256] - 16*[.B256]*[.B256] + 5*[.B256]" office:value-type="float" office:value="0.391105954671095" calcext:value-type="float">
            <text:p>0.3911059546710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5415514190681" calcext:value-type="float">
            <text:p>0.465415514190681</text:p>
          </table:table-cell>
          <table:table-cell table:formula="of:=-[.A257]" office:value-type="float" office:value="-0.465415514190681" calcext:value-type="float">
            <text:p>-0.465415514190681</text:p>
          </table:table-cell>
          <table:table-cell/>
          <table:table-cell table:formula="of:= [.A257] * [.A257] - 10 * COS(2 * PI() * [.A257])" office:value-type="float" office:value="9.98144113487169" calcext:value-type="float">
            <text:p>9.98144113487169</text:p>
          </table:table-cell>
          <table:table-cell table:formula="of:= [.B257] * [.B257] - 10 * COS(2 * PI() * [.B257])" office:value-type="float" office:value="9.98144113487169" calcext:value-type="float">
            <text:p>9.98144113487169</text:p>
          </table:table-cell>
          <table:table-cell table:formula="of:= 100 * ([.A258] - [.A257]*[.A257]) * ([.A258] - [.A257]*[.A257]) + (1 - [.A257]) * (1 - [.A257])" office:value-type="float" office:value="5.13446735450242" calcext:value-type="float">
            <text:p>5.13446735450242</text:p>
          </table:table-cell>
          <table:table-cell table:formula="of:= 100 * ([.B258] - [.B257]*[.B257]) * ([.B258] - [.B257]*[.B257]) + (1 - [.B257]) * (1 - [.B257])" office:value-type="float" office:value="44.8432828461542" calcext:value-type="float">
            <text:p>44.8432828461542</text:p>
          </table:table-cell>
          <table:table-cell table:formula="of:=[.A257]*[.A257]" office:value-type="float" office:value="0.216611600849376" calcext:value-type="float">
            <text:p>0.216611600849376</text:p>
          </table:table-cell>
          <table:table-cell table:formula="of:=[.B257]*[.B257]" office:value-type="float" office:value="0.216611600849376" calcext:value-type="float">
            <text:p>0.216611600849376</text:p>
          </table:table-cell>
          <table:table-cell table:formula="of:= [.A257]*[.A257]*[.A257]*[.A257] - 16*[.A257]*[.A257] + 5*[.A257]" office:value-type="float" office:value="-1.09178745701408" calcext:value-type="float">
            <text:p>-1.09178745701408</text:p>
          </table:table-cell>
          <table:table-cell table:formula="of:= [.B257]*[.B257]*[.B257]*[.B257] - 16*[.B257]*[.B257] + 5*[.B257]" office:value-type="float" office:value="-5.7459425989209" calcext:value-type="float">
            <text:p>-5.74594259892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6808939208277" calcext:value-type="float">
            <text:p>0.436808939208277</text:p>
          </table:table-cell>
          <table:table-cell table:formula="of:=-[.A258]" office:value-type="float" office:value="-0.436808939208277" calcext:value-type="float">
            <text:p>-0.436808939208277</text:p>
          </table:table-cell>
          <table:table-cell/>
          <table:table-cell table:formula="of:= [.A258] * [.A258] - 10 * COS(2 * PI() * [.A258])" office:value-type="float" office:value="9.41289397919577" calcext:value-type="float">
            <text:p>9.41289397919577</text:p>
          </table:table-cell>
          <table:table-cell table:formula="of:= [.B258] * [.B258] - 10 * COS(2 * PI() * [.B258])" office:value-type="float" office:value="9.41289397919577" calcext:value-type="float">
            <text:p>9.41289397919577</text:p>
          </table:table-cell>
          <table:table-cell table:formula="of:= 100 * ([.A259] - [.A258]*[.A258]) * ([.A259] - [.A258]*[.A258]) + (1 - [.A258]) * (1 - [.A258])" office:value-type="float" office:value="5.50250649821721" calcext:value-type="float">
            <text:p>5.50250649821721</text:p>
          </table:table-cell>
          <table:table-cell table:formula="of:= 100 * ([.B259] - [.B258]*[.B258]) * ([.B259] - [.B258]*[.B258]) + (1 - [.B258]) * (1 - [.B258])" office:value-type="float" office:value="4.43266608302716" calcext:value-type="float">
            <text:p>4.43266608302716</text:p>
          </table:table-cell>
          <table:table-cell table:formula="of:=[.A258]*[.A258]" office:value-type="float" office:value="0.19080204937226" calcext:value-type="float">
            <text:p>0.19080204937226</text:p>
          </table:table-cell>
          <table:table-cell table:formula="of:=[.B258]*[.B258]" office:value-type="float" office:value="0.19080204937226" calcext:value-type="float">
            <text:p>0.19080204937226</text:p>
          </table:table-cell>
          <table:table-cell table:formula="of:= [.A258]*[.A258]*[.A258]*[.A258] - 16*[.A258]*[.A258] + 5*[.A258]" office:value-type="float" office:value="-0.832382671870121" calcext:value-type="float">
            <text:p>-0.832382671870121</text:p>
          </table:table-cell>
          <table:table-cell table:formula="of:= [.B258]*[.B258]*[.B258]*[.B258] - 16*[.B258]*[.B258] + 5*[.B258]" office:value-type="float" office:value="-5.20047206395289" calcext:value-type="float">
            <text:p>-5.200472063952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69109789608046" calcext:value-type="float">
            <text:p>-0.0369109789608046</text:p>
          </table:table-cell>
          <table:table-cell table:formula="of:=-[.A259]" office:value-type="float" office:value="0.0369109789608046" calcext:value-type="float">
            <text:p>0.0369109789608046</text:p>
          </table:table-cell>
          <table:table-cell/>
          <table:table-cell table:formula="of:= [.A259] * [.A259] - 10 * COS(2 * PI() * [.A259])" office:value-type="float" office:value="-9.73090981746476" calcext:value-type="float">
            <text:p>-9.73090981746476</text:p>
          </table:table-cell>
          <table:table-cell table:formula="of:= [.B259] * [.B259] - 10 * COS(2 * PI() * [.B259])" office:value-type="float" office:value="-9.73090981746476" calcext:value-type="float">
            <text:p>-9.73090981746476</text:p>
          </table:table-cell>
          <table:table-cell table:formula="of:= 100 * ([.A260] - [.A259]*[.A259]) * ([.A260] - [.A259]*[.A259]) + (1 - [.A259]) * (1 - [.A259])" office:value-type="float" office:value="6.59625562718514" calcext:value-type="float">
            <text:p>6.59625562718514</text:p>
          </table:table-cell>
          <table:table-cell table:formula="of:= 100 * ([.B260] - [.B259]*[.B259]) * ([.B260] - [.B259]*[.B259]) + (1 - [.B259]) * (1 - [.B259])" office:value-type="float" office:value="6.57740513408648" calcext:value-type="float">
            <text:p>6.57740513408648</text:p>
          </table:table-cell>
          <table:table-cell table:formula="of:=[.A259]*[.A259]" office:value-type="float" office:value="0.00136242036784496" calcext:value-type="float">
            <text:p>0.00136242036784496</text:p>
          </table:table-cell>
          <table:table-cell table:formula="of:=[.B259]*[.B259]" office:value-type="float" office:value="0.00136242036784496" calcext:value-type="float">
            <text:p>0.00136242036784496</text:p>
          </table:table-cell>
          <table:table-cell table:formula="of:= [.A259]*[.A259]*[.A259]*[.A259] - 16*[.A259]*[.A259] + 5*[.A259]" office:value-type="float" office:value="-0.206351764500284" calcext:value-type="float">
            <text:p>-0.206351764500284</text:p>
          </table:table-cell>
          <table:table-cell table:formula="of:= [.B259]*[.B259]*[.B259]*[.B259] - 16*[.B259]*[.B259] + 5*[.B259]" office:value-type="float" office:value="0.162758025107763" calcext:value-type="float">
            <text:p>0.1627580251077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6332019441761" calcext:value-type="float">
            <text:p>0.236332019441761</text:p>
          </table:table-cell>
          <table:table-cell table:formula="of:=-[.A260]" office:value-type="float" office:value="-0.236332019441761" calcext:value-type="float">
            <text:p>-0.236332019441761</text:p>
          </table:table-cell>
          <table:table-cell/>
          <table:table-cell table:formula="of:= [.A260] * [.A260] - 10 * COS(2 * PI() * [.A260])" office:value-type="float" office:value="-0.80187650706695" calcext:value-type="float">
            <text:p>-0.80187650706695</text:p>
          </table:table-cell>
          <table:table-cell table:formula="of:= [.B260] * [.B260] - 10 * COS(2 * PI() * [.B260])" office:value-type="float" office:value="-0.80187650706695" calcext:value-type="float">
            <text:p>-0.80187650706695</text:p>
          </table:table-cell>
          <table:table-cell table:formula="of:= 100 * ([.A261] - [.A260]*[.A260]) * ([.A261] - [.A260]*[.A260]) + (1 - [.A260]) * (1 - [.A260])" office:value-type="float" office:value="15.1165277701497" calcext:value-type="float">
            <text:p>15.1165277701497</text:p>
          </table:table-cell>
          <table:table-cell table:formula="of:= 100 * ([.B261] - [.B260]*[.B260]) * ([.B261] - [.B260]*[.B260]) + (1 - [.B260]) * (1 - [.B260])" office:value-type="float" office:value="25.8266940995317" calcext:value-type="float">
            <text:p>25.8266940995317</text:p>
          </table:table-cell>
          <table:table-cell table:formula="of:=[.A260]*[.A260]" office:value-type="float" office:value="0.0558528234134209" calcext:value-type="float">
            <text:p>0.0558528234134209</text:p>
          </table:table-cell>
          <table:table-cell table:formula="of:=[.B260]*[.B260]" office:value-type="float" office:value="0.0558528234134209" calcext:value-type="float">
            <text:p>0.0558528234134209</text:p>
          </table:table-cell>
          <table:table-cell table:formula="of:= [.A260]*[.A260]*[.A260]*[.A260] - 16*[.A260]*[.A260] + 5*[.A260]" office:value-type="float" office:value="0.291134460477321" calcext:value-type="float">
            <text:p>0.291134460477321</text:p>
          </table:table-cell>
          <table:table-cell table:formula="of:= [.B260]*[.B260]*[.B260]*[.B260] - 16*[.B260]*[.B260] + 5*[.B260]" office:value-type="float" office:value="-2.07218573394029" calcext:value-type="float">
            <text:p>-2.072185733940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7078989692964" calcext:value-type="float">
            <text:p>0.437078989692964</text:p>
          </table:table-cell>
          <table:table-cell table:formula="of:=-[.A261]" office:value-type="float" office:value="-0.437078989692964" calcext:value-type="float">
            <text:p>-0.437078989692964</text:p>
          </table:table-cell>
          <table:table-cell/>
          <table:table-cell table:formula="of:= [.A261] * [.A261] - 10 * COS(2 * PI() * [.A261])" office:value-type="float" office:value="9.41967798536259" calcext:value-type="float">
            <text:p>9.41967798536259</text:p>
          </table:table-cell>
          <table:table-cell table:formula="of:= [.B261] * [.B261] - 10 * COS(2 * PI() * [.B261])" office:value-type="float" office:value="9.41967798536259" calcext:value-type="float">
            <text:p>9.41967798536259</text:p>
          </table:table-cell>
          <table:table-cell table:formula="of:= 100 * ([.A262] - [.A261]*[.A261]) * ([.A262] - [.A261]*[.A261]) + (1 - [.A261]) * (1 - [.A261])" office:value-type="float" office:value="3.00547671360136" calcext:value-type="float">
            <text:p>3.00547671360136</text:p>
          </table:table-cell>
          <table:table-cell table:formula="of:= 100 * ([.B262] - [.B261]*[.B261]) * ([.B262] - [.B261]*[.B261]) + (1 - [.B261]) * (1 - [.B261])" office:value-type="float" office:value="6.8222483764828" calcext:value-type="float">
            <text:p>6.8222483764828</text:p>
          </table:table-cell>
          <table:table-cell table:formula="of:=[.A261]*[.A261]" office:value-type="float" office:value="0.191038043231022" calcext:value-type="float">
            <text:p>0.191038043231022</text:p>
          </table:table-cell>
          <table:table-cell table:formula="of:=[.B261]*[.B261]" office:value-type="float" office:value="0.191038043231022" calcext:value-type="float">
            <text:p>0.191038043231022</text:p>
          </table:table-cell>
          <table:table-cell table:formula="of:= [.A261]*[.A261]*[.A261]*[.A261] - 16*[.A261]*[.A261] + 5*[.A261]" office:value-type="float" office:value="-0.834718209269993" calcext:value-type="float">
            <text:p>-0.834718209269993</text:p>
          </table:table-cell>
          <table:table-cell table:formula="of:= [.B261]*[.B261]*[.B261]*[.B261] - 16*[.B261]*[.B261] + 5*[.B261]" office:value-type="float" office:value="-5.20550810619963" calcext:value-type="float">
            <text:p>-5.205508106199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706863603089" calcext:value-type="float">
            <text:p>0.02706863603089</text:p>
          </table:table-cell>
          <table:table-cell table:formula="of:=-[.A262]" office:value-type="float" office:value="-0.02706863603089" calcext:value-type="float">
            <text:p>-0.02706863603089</text:p>
          </table:table-cell>
          <table:table-cell/>
          <table:table-cell table:formula="of:= [.A262] * [.A262] - 10 * COS(2 * PI() * [.A262])" office:value-type="float" office:value="-9.85498422478179" calcext:value-type="float">
            <text:p>-9.85498422478179</text:p>
          </table:table-cell>
          <table:table-cell table:formula="of:= [.B262] * [.B262] - 10 * COS(2 * PI() * [.B262])" office:value-type="float" office:value="-9.85498422478179" calcext:value-type="float">
            <text:p>-9.85498422478179</text:p>
          </table:table-cell>
          <table:table-cell table:formula="of:= 100 * ([.A263] - [.A262]*[.A262]) * ([.A263] - [.A262]*[.A262]) + (1 - [.A262]) * (1 - [.A262])" office:value-type="float" office:value="1.75020436312662" calcext:value-type="float">
            <text:p>1.75020436312662</text:p>
          </table:table-cell>
          <table:table-cell table:formula="of:= 100 * ([.B263] - [.B262]*[.B262]) * ([.B263] - [.B262]*[.B262]) + (1 - [.B262]) * (1 - [.B262])" office:value-type="float" office:value="1.83242032398108" calcext:value-type="float">
            <text:p>1.83242032398108</text:p>
          </table:table-cell>
          <table:table-cell table:formula="of:=[.A262]*[.A262]" office:value-type="float" office:value="0.000732711056572799" calcext:value-type="float">
            <text:p>0.000732711056572799</text:p>
          </table:table-cell>
          <table:table-cell table:formula="of:=[.B262]*[.B262]" office:value-type="float" office:value="0.000732711056572799" calcext:value-type="float">
            <text:p>0.000732711056572799</text:p>
          </table:table-cell>
          <table:table-cell table:formula="of:= [.A262]*[.A262]*[.A262]*[.A262] - 16*[.A262]*[.A262] + 5*[.A262]" office:value-type="float" office:value="0.123620340114778" calcext:value-type="float">
            <text:p>0.123620340114778</text:p>
          </table:table-cell>
          <table:table-cell table:formula="of:= [.B262]*[.B262]*[.B262]*[.B262] - 16*[.B262]*[.B262] + 5*[.B262]" office:value-type="float" office:value="-0.147066020194123" calcext:value-type="float">
            <text:p>-0.1470660201941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889115260215476" calcext:value-type="float">
            <text:p>-0.0889115260215476</text:p>
          </table:table-cell>
          <table:table-cell table:formula="of:=-[.A263]" office:value-type="float" office:value="0.0889115260215476" calcext:value-type="float">
            <text:p>0.0889115260215476</text:p>
          </table:table-cell>
          <table:table-cell/>
          <table:table-cell table:formula="of:= [.A263] * [.A263] - 10 * COS(2 * PI() * [.A263])" office:value-type="float" office:value="-8.47182189467269" calcext:value-type="float">
            <text:p>-8.47182189467269</text:p>
          </table:table-cell>
          <table:table-cell table:formula="of:= [.B263] * [.B263] - 10 * COS(2 * PI() * [.B263])" office:value-type="float" office:value="-8.47182189467269" calcext:value-type="float">
            <text:p>-8.47182189467269</text:p>
          </table:table-cell>
          <table:table-cell table:formula="of:= 100 * ([.A264] - [.A263]*[.A263]) * ([.A264] - [.A263]*[.A263]) + (1 - [.A263]) * (1 - [.A263])" office:value-type="float" office:value="11.2832422952156" calcext:value-type="float">
            <text:p>11.2832422952156</text:p>
          </table:table-cell>
          <table:table-cell table:formula="of:= 100 * ([.B264] - [.B263]*[.B263]) * ([.B264] - [.B263]*[.B263]) + (1 - [.B263]) * (1 - [.B263])" office:value-type="float" office:value="9.9477848233866" calcext:value-type="float">
            <text:p>9.9477848233866</text:p>
          </table:table-cell>
          <table:table-cell table:formula="of:=[.A263]*[.A263]" office:value-type="float" office:value="0.00790525945948034" calcext:value-type="float">
            <text:p>0.00790525945948034</text:p>
          </table:table-cell>
          <table:table-cell table:formula="of:=[.B263]*[.B263]" office:value-type="float" office:value="0.00790525945948034" calcext:value-type="float">
            <text:p>0.00790525945948034</text:p>
          </table:table-cell>
          <table:table-cell table:formula="of:= [.A263]*[.A263]*[.A263]*[.A263] - 16*[.A263]*[.A263] + 5*[.A263]" office:value-type="float" office:value="-0.570979288332302" calcext:value-type="float">
            <text:p>-0.570979288332302</text:p>
          </table:table-cell>
          <table:table-cell table:formula="of:= [.B263]*[.B263]*[.B263]*[.B263] - 16*[.B263]*[.B263] + 5*[.B263]" office:value-type="float" office:value="0.318135971883174" calcext:value-type="float">
            <text:p>0.3181359718831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986059748102" calcext:value-type="float">
            <text:p>-0.30986059748102</text:p>
          </table:table-cell>
          <table:table-cell table:formula="of:=-[.A264]" office:value-type="float" office:value="0.30986059748102" calcext:value-type="float">
            <text:p>0.30986059748102</text:p>
          </table:table-cell>
          <table:table-cell/>
          <table:table-cell table:formula="of:= [.A264] * [.A264] - 10 * COS(2 * PI() * [.A264])" office:value-type="float" office:value="3.76911386911128" calcext:value-type="float">
            <text:p>3.76911386911128</text:p>
          </table:table-cell>
          <table:table-cell table:formula="of:= [.B264] * [.B264] - 10 * COS(2 * PI() * [.B264])" office:value-type="float" office:value="3.76911386911128" calcext:value-type="float">
            <text:p>3.76911386911128</text:p>
          </table:table-cell>
          <table:table-cell table:formula="of:= 100 * ([.A265] - [.A264]*[.A264]) * ([.A265] - [.A264]*[.A264]) + (1 - [.A264]) * (1 - [.A264])" office:value-type="float" office:value="8.06480775091639" calcext:value-type="float">
            <text:p>8.06480775091639</text:p>
          </table:table-cell>
          <table:table-cell table:formula="of:= 100 * ([.B265] - [.B264]*[.B264]) * ([.B265] - [.B264]*[.B264]) + (1 - [.B264]) * (1 - [.B264])" office:value-type="float" office:value="20.1899677265852" calcext:value-type="float">
            <text:p>20.1899677265852</text:p>
          </table:table-cell>
          <table:table-cell table:formula="of:=[.A264]*[.A264]" office:value-type="float" office:value="0.0960135898712946" calcext:value-type="float">
            <text:p>0.0960135898712946</text:p>
          </table:table-cell>
          <table:table-cell table:formula="of:=[.B264]*[.B264]" office:value-type="float" office:value="0.0960135898712946" calcext:value-type="float">
            <text:p>0.0960135898712946</text:p>
          </table:table-cell>
          <table:table-cell table:formula="of:= [.A264]*[.A264]*[.A264]*[.A264] - 16*[.A264]*[.A264] + 5*[.A264]" office:value-type="float" office:value="-3.07630181590584" calcext:value-type="float">
            <text:p>-3.07630181590584</text:p>
          </table:table-cell>
          <table:table-cell table:formula="of:= [.B264]*[.B264]*[.B264]*[.B264] - 16*[.B264]*[.B264] + 5*[.B264]" office:value-type="float" office:value="0.0223041589043589" calcext:value-type="float">
            <text:p>0.02230415890435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7987258457579" calcext:value-type="float">
            <text:p>0.347987258457579</text:p>
          </table:table-cell>
          <table:table-cell table:formula="of:=-[.A265]" office:value-type="float" office:value="-0.347987258457579" calcext:value-type="float">
            <text:p>-0.347987258457579</text:p>
          </table:table-cell>
          <table:table-cell/>
          <table:table-cell table:formula="of:= [.A265] * [.A265] - 10 * COS(2 * PI() * [.A265])" office:value-type="float" office:value="5.89616860719516" calcext:value-type="float">
            <text:p>5.89616860719516</text:p>
          </table:table-cell>
          <table:table-cell table:formula="of:= [.B265] * [.B265] - 10 * COS(2 * PI() * [.B265])" office:value-type="float" office:value="5.89616860719516" calcext:value-type="float">
            <text:p>5.89616860719516</text:p>
          </table:table-cell>
          <table:table-cell table:formula="of:= 100 * ([.A266] - [.A265]*[.A265]) * ([.A266] - [.A265]*[.A265]) + (1 - [.A265]) * (1 - [.A265])" office:value-type="float" office:value="0.426155092729669" calcext:value-type="float">
            <text:p>0.426155092729669</text:p>
          </table:table-cell>
          <table:table-cell table:formula="of:= 100 * ([.B266] - [.B265]*[.B265]) * ([.B266] - [.B265]*[.B265]) + (1 - [.B265]) * (1 - [.B265])" office:value-type="float" office:value="7.52792378690132" calcext:value-type="float">
            <text:p>7.52792378690132</text:p>
          </table:table-cell>
          <table:table-cell table:formula="of:=[.A265]*[.A265]" office:value-type="float" office:value="0.121095132048822" calcext:value-type="float">
            <text:p>0.121095132048822</text:p>
          </table:table-cell>
          <table:table-cell table:formula="of:=[.B265]*[.B265]" office:value-type="float" office:value="0.121095132048822" calcext:value-type="float">
            <text:p>0.121095132048822</text:p>
          </table:table-cell>
          <table:table-cell table:formula="of:= [.A265]*[.A265]*[.A265]*[.A265] - 16*[.A265]*[.A265] + 5*[.A265]" office:value-type="float" office:value="-0.182921789487332" calcext:value-type="float">
            <text:p>-0.182921789487332</text:p>
          </table:table-cell>
          <table:table-cell table:formula="of:= [.B265]*[.B265]*[.B265]*[.B265] - 16*[.B265]*[.B265] + 5*[.B265]" office:value-type="float" office:value="-3.66279437406312" calcext:value-type="float">
            <text:p>-3.662794374063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7878802469932" calcext:value-type="float">
            <text:p>0.117878802469932</text:p>
          </table:table-cell>
          <table:table-cell table:formula="of:=-[.A266]" office:value-type="float" office:value="-0.117878802469932" calcext:value-type="float">
            <text:p>-0.117878802469932</text:p>
          </table:table-cell>
          <table:table-cell/>
          <table:table-cell table:formula="of:= [.A266] * [.A266] - 10 * COS(2 * PI() * [.A266])" office:value-type="float" office:value="-7.36637632612441" calcext:value-type="float">
            <text:p>-7.36637632612441</text:p>
          </table:table-cell>
          <table:table-cell table:formula="of:= [.B266] * [.B266] - 10 * COS(2 * PI() * [.B266])" office:value-type="float" office:value="-7.36637632612441" calcext:value-type="float">
            <text:p>-7.36637632612441</text:p>
          </table:table-cell>
          <table:table-cell table:formula="of:= 100 * ([.A267] - [.A266]*[.A266]) * ([.A267] - [.A266]*[.A266]) + (1 - [.A266]) * (1 - [.A266])" office:value-type="float" office:value="4.57416639886637" calcext:value-type="float">
            <text:p>4.57416639886637</text:p>
          </table:table-cell>
          <table:table-cell table:formula="of:= 100 * ([.B267] - [.B266]*[.B266]) * ([.B267] - [.B266]*[.B266]) + (1 - [.B266]) * (1 - [.B266])" office:value-type="float" office:value="6.20583406226457" calcext:value-type="float">
            <text:p>6.20583406226457</text:p>
          </table:table-cell>
          <table:table-cell table:formula="of:=[.A266]*[.A266]" office:value-type="float" office:value="0.0138954120717451" calcext:value-type="float">
            <text:p>0.0138954120717451</text:p>
          </table:table-cell>
          <table:table-cell table:formula="of:=[.B266]*[.B266]" office:value-type="float" office:value="0.0138954120717451" calcext:value-type="float">
            <text:p>0.0138954120717451</text:p>
          </table:table-cell>
          <table:table-cell table:formula="of:= [.A266]*[.A266]*[.A266]*[.A266] - 16*[.A266]*[.A266] + 5*[.A266]" office:value-type="float" office:value="0.367260501678379" calcext:value-type="float">
            <text:p>0.367260501678379</text:p>
          </table:table-cell>
          <table:table-cell table:formula="of:= [.B266]*[.B266]*[.B266]*[.B266] - 16*[.B266]*[.B266] + 5*[.B266]" office:value-type="float" office:value="-0.811527523020936" calcext:value-type="float">
            <text:p>-0.8115275230209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8729407866485" calcext:value-type="float">
            <text:p>0.208729407866485</text:p>
          </table:table-cell>
          <table:table-cell table:formula="of:=-[.A267]" office:value-type="float" office:value="-0.208729407866485" calcext:value-type="float">
            <text:p>-0.208729407866485</text:p>
          </table:table-cell>
          <table:table-cell/>
          <table:table-cell table:formula="of:= [.A267] * [.A267] - 10 * COS(2 * PI() * [.A267])" office:value-type="float" office:value="-2.52057637188613" calcext:value-type="float">
            <text:p>-2.52057637188613</text:p>
          </table:table-cell>
          <table:table-cell table:formula="of:= [.B267] * [.B267] - 10 * COS(2 * PI() * [.B267])" office:value-type="float" office:value="-2.52057637188613" calcext:value-type="float">
            <text:p>-2.52057637188613</text:p>
          </table:table-cell>
          <table:table-cell table:formula="of:= 100 * ([.A268] - [.A267]*[.A267]) * ([.A268] - [.A267]*[.A267]) + (1 - [.A267]) * (1 - [.A267])" office:value-type="float" office:value="6.67352993409815" calcext:value-type="float">
            <text:p>6.67352993409815</text:p>
          </table:table-cell>
          <table:table-cell table:formula="of:= 100 * ([.B268] - [.B267]*[.B267]) * ([.B268] - [.B267]*[.B267]) + (1 - [.B267]) * (1 - [.B267])" office:value-type="float" office:value="12.5533218653118" calcext:value-type="float">
            <text:p>12.5533218653118</text:p>
          </table:table-cell>
          <table:table-cell table:formula="of:=[.A267]*[.A267]" office:value-type="float" office:value="0.0435679657082936" calcext:value-type="float">
            <text:p>0.0435679657082936</text:p>
          </table:table-cell>
          <table:table-cell table:formula="of:=[.B267]*[.B267]" office:value-type="float" office:value="0.0435679657082936" calcext:value-type="float">
            <text:p>0.0435679657082936</text:p>
          </table:table-cell>
          <table:table-cell table:formula="of:= [.A267]*[.A267]*[.A267]*[.A267] - 16*[.A267]*[.A267] + 5*[.A267]" office:value-type="float" office:value="0.348457755635688" calcext:value-type="float">
            <text:p>0.348457755635688</text:p>
          </table:table-cell>
          <table:table-cell table:formula="of:= [.B267]*[.B267]*[.B267]*[.B267] - 16*[.B267]*[.B267] + 5*[.B267]" office:value-type="float" office:value="-1.73883632302917" calcext:value-type="float">
            <text:p>-1.738836323029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9483007625677" calcext:value-type="float">
            <text:p>0.289483007625677</text:p>
          </table:table-cell>
          <table:table-cell table:formula="of:=-[.A268]" office:value-type="float" office:value="-0.289483007625677" calcext:value-type="float">
            <text:p>-0.289483007625677</text:p>
          </table:table-cell>
          <table:table-cell/>
          <table:table-cell table:formula="of:= [.A268] * [.A268] - 10 * COS(2 * PI() * [.A268])" office:value-type="float" office:value="2.53922316079815" calcext:value-type="float">
            <text:p>2.53922316079815</text:p>
          </table:table-cell>
          <table:table-cell table:formula="of:= [.B268] * [.B268] - 10 * COS(2 * PI() * [.B268])" office:value-type="float" office:value="2.53922316079815" calcext:value-type="float">
            <text:p>2.53922316079815</text:p>
          </table:table-cell>
          <table:table-cell table:formula="of:= 100 * ([.A269] - [.A268]*[.A268]) * ([.A269] - [.A268]*[.A268]) + (1 - [.A268]) * (1 - [.A268])" office:value-type="float" office:value="9.68373101459879" calcext:value-type="float">
            <text:p>9.68373101459879</text:p>
          </table:table-cell>
          <table:table-cell table:formula="of:= 100 * ([.B269] - [.B268]*[.B268]) * ([.B269] - [.B268]*[.B268]) + (1 - [.B268]) * (1 - [.B268])" office:value-type="float" office:value="3.49516495443364" calcext:value-type="float">
            <text:p>3.49516495443364</text:p>
          </table:table-cell>
          <table:table-cell table:formula="of:=[.A268]*[.A268]" office:value-type="float" office:value="0.0838004117040076" calcext:value-type="float">
            <text:p>0.0838004117040076</text:p>
          </table:table-cell>
          <table:table-cell table:formula="of:=[.B268]*[.B268]" office:value-type="float" office:value="0.0838004117040076" calcext:value-type="float">
            <text:p>0.0838004117040076</text:p>
          </table:table-cell>
          <table:table-cell table:formula="of:= [.A268]*[.A268]*[.A268]*[.A268] - 16*[.A268]*[.A268] + 5*[.A268]" office:value-type="float" office:value="0.113630959866023" calcext:value-type="float">
            <text:p>0.113630959866023</text:p>
          </table:table-cell>
          <table:table-cell table:formula="of:= [.B268]*[.B268]*[.B268]*[.B268] - 16*[.B268]*[.B268] + 5*[.B268]" office:value-type="float" office:value="-2.78119911639074" calcext:value-type="float">
            <text:p>-2.781199116390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9166527385823" calcext:value-type="float">
            <text:p>-0.219166527385823</text:p>
          </table:table-cell>
          <table:table-cell table:formula="of:=-[.A269]" office:value-type="float" office:value="0.219166527385823" calcext:value-type="float">
            <text:p>0.219166527385823</text:p>
          </table:table-cell>
          <table:table-cell/>
          <table:table-cell table:formula="of:= [.A269] * [.A269] - 10 * COS(2 * PI() * [.A269])" office:value-type="float" office:value="-1.87719428609244" calcext:value-type="float">
            <text:p>-1.87719428609244</text:p>
          </table:table-cell>
          <table:table-cell table:formula="of:= [.B269] * [.B269] - 10 * COS(2 * PI() * [.B269])" office:value-type="float" office:value="-1.87719428609244" calcext:value-type="float">
            <text:p>-1.87719428609244</text:p>
          </table:table-cell>
          <table:table-cell table:formula="of:= 100 * ([.A270] - [.A269]*[.A269]) * ([.A270] - [.A269]*[.A269]) + (1 - [.A269]) * (1 - [.A269])" office:value-type="float" office:value="12.5115749200135" calcext:value-type="float">
            <text:p>12.5115749200135</text:p>
          </table:table-cell>
          <table:table-cell table:formula="of:= 100 * ([.B270] - [.B269]*[.B269]) * ([.B270] - [.B269]*[.B269]) + (1 - [.B269]) * (1 - [.B269])" office:value-type="float" office:value="6.17809036772414" calcext:value-type="float">
            <text:p>6.17809036772414</text:p>
          </table:table-cell>
          <table:table-cell table:formula="of:=[.A269]*[.A269]" office:value-type="float" office:value="0.0480339667263609" calcext:value-type="float">
            <text:p>0.0480339667263609</text:p>
          </table:table-cell>
          <table:table-cell table:formula="of:=[.B269]*[.B269]" office:value-type="float" office:value="0.0480339667263609" calcext:value-type="float">
            <text:p>0.0480339667263609</text:p>
          </table:table-cell>
          <table:table-cell table:formula="of:= [.A269]*[.A269]*[.A269]*[.A269] - 16*[.A269]*[.A269] + 5*[.A269]" office:value-type="float" office:value="-1.86206884259142" calcext:value-type="float">
            <text:p>-1.86206884259142</text:p>
          </table:table-cell>
          <table:table-cell table:formula="of:= [.B269]*[.B269]*[.B269]*[.B269] - 16*[.B269]*[.B269] + 5*[.B269]" office:value-type="float" office:value="0.329596431266812" calcext:value-type="float">
            <text:p>0.3295964312668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4008318209089" calcext:value-type="float">
            <text:p>-0.284008318209089</text:p>
          </table:table-cell>
          <table:table-cell table:formula="of:=-[.A270]" office:value-type="float" office:value="0.284008318209089" calcext:value-type="float">
            <text:p>0.284008318209089</text:p>
          </table:table-cell>
          <table:table-cell/>
          <table:table-cell table:formula="of:= [.A270] * [.A270] - 10 * COS(2 * PI() * [.A270])" office:value-type="float" office:value="2.20124258884706" calcext:value-type="float">
            <text:p>2.20124258884706</text:p>
          </table:table-cell>
          <table:table-cell table:formula="of:= [.B270] * [.B270] - 10 * COS(2 * PI() * [.B270])" office:value-type="float" office:value="2.20124258884706" calcext:value-type="float">
            <text:p>2.20124258884706</text:p>
          </table:table-cell>
          <table:table-cell table:formula="of:= 100 * ([.A271] - [.A270]*[.A270]) * ([.A271] - [.A270]*[.A270]) + (1 - [.A270]) * (1 - [.A270])" office:value-type="float" office:value="32.4406961642959" calcext:value-type="float">
            <text:p>32.4406961642959</text:p>
          </table:table-cell>
          <table:table-cell table:formula="of:= 100 * ([.B271] - [.B270]*[.B270]) * ([.B271] - [.B270]*[.B270]) + (1 - [.B270]) * (1 - [.B270])" office:value-type="float" office:value="16.0034898152415" calcext:value-type="float">
            <text:p>16.0034898152415</text:p>
          </table:table-cell>
          <table:table-cell table:formula="of:=[.A270]*[.A270]" office:value-type="float" office:value="0.0806607248119554" calcext:value-type="float">
            <text:p>0.0806607248119554</text:p>
          </table:table-cell>
          <table:table-cell table:formula="of:=[.B270]*[.B270]" office:value-type="float" office:value="0.0806607248119554" calcext:value-type="float">
            <text:p>0.0806607248119554</text:p>
          </table:table-cell>
          <table:table-cell table:formula="of:= [.A270]*[.A270]*[.A270]*[.A270] - 16*[.A270]*[.A270] + 5*[.A270]" office:value-type="float" office:value="-2.70410703550954" calcext:value-type="float">
            <text:p>-2.70410703550954</text:p>
          </table:table-cell>
          <table:table-cell table:formula="of:= [.B270]*[.B270]*[.B270]*[.B270] - 16*[.B270]*[.B270] + 5*[.B270]" office:value-type="float" office:value="0.135976146581351" calcext:value-type="float">
            <text:p>0.1359761465813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4244841956534" calcext:value-type="float">
            <text:p>-0.474244841956534</text:p>
          </table:table-cell>
          <table:table-cell table:formula="of:=-[.A271]" office:value-type="float" office:value="0.474244841956534" calcext:value-type="float">
            <text:p>0.474244841956534</text:p>
          </table:table-cell>
          <table:table-cell/>
          <table:table-cell table:formula="of:= [.A271] * [.A271] - 10 * COS(2 * PI() * [.A271])" office:value-type="float" office:value="10.0942579252162" calcext:value-type="float">
            <text:p>10.0942579252162</text:p>
          </table:table-cell>
          <table:table-cell table:formula="of:= [.B271] * [.B271] - 10 * COS(2 * PI() * [.B271])" office:value-type="float" office:value="10.0942579252162" calcext:value-type="float">
            <text:p>10.0942579252162</text:p>
          </table:table-cell>
          <table:table-cell table:formula="of:= 100 * ([.A272] - [.A271]*[.A271]) * ([.A272] - [.A271]*[.A271]) + (1 - [.A271]) * (1 - [.A271])" office:value-type="float" office:value="8.39306696464797" calcext:value-type="float">
            <text:p>8.39306696464797</text:p>
          </table:table-cell>
          <table:table-cell table:formula="of:= 100 * ([.B272] - [.B271]*[.B271]) * ([.B272] - [.B271]*[.B271]) + (1 - [.B271]) * (1 - [.B271])" office:value-type="float" office:value="4.29338426978313" calcext:value-type="float">
            <text:p>4.29338426978313</text:p>
          </table:table-cell>
          <table:table-cell table:formula="of:=[.A271]*[.A271]" office:value-type="float" office:value="0.224908170122377" calcext:value-type="float">
            <text:p>0.224908170122377</text:p>
          </table:table-cell>
          <table:table-cell table:formula="of:=[.B271]*[.B271]" office:value-type="float" office:value="0.224908170122377" calcext:value-type="float">
            <text:p>0.224908170122377</text:p>
          </table:table-cell>
          <table:table-cell table:formula="of:= [.A271]*[.A271]*[.A271]*[.A271] - 16*[.A271]*[.A271] + 5*[.A271]" office:value-type="float" office:value="-5.91917124675291" calcext:value-type="float">
            <text:p>-5.91917124675291</text:p>
          </table:table-cell>
          <table:table-cell table:formula="of:= [.B271]*[.B271]*[.B271]*[.B271] - 16*[.B271]*[.B271] + 5*[.B271]" office:value-type="float" office:value="-1.17672282718758" calcext:value-type="float">
            <text:p>-1.176722827187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44844743283466" calcext:value-type="float">
            <text:p>-0.0244844743283466</text:p>
          </table:table-cell>
          <table:table-cell table:formula="of:=-[.A272]" office:value-type="float" office:value="0.0244844743283466" calcext:value-type="float">
            <text:p>0.0244844743283466</text:p>
          </table:table-cell>
          <table:table-cell/>
          <table:table-cell table:formula="of:= [.A272] * [.A272] - 10 * COS(2 * PI() * [.A272])" office:value-type="float" office:value="-9.88129922981135" calcext:value-type="float">
            <text:p>-9.88129922981135</text:p>
          </table:table-cell>
          <table:table-cell table:formula="of:= [.B272] * [.B272] - 10 * COS(2 * PI() * [.B272])" office:value-type="float" office:value="-9.88129922981135" calcext:value-type="float">
            <text:p>-9.88129922981135</text:p>
          </table:table-cell>
          <table:table-cell table:formula="of:= 100 * ([.A273] - [.A272]*[.A272]) * ([.A273] - [.A272]*[.A272]) + (1 - [.A272]) * (1 - [.A272])" office:value-type="float" office:value="15.1631613776675" calcext:value-type="float">
            <text:p>15.1631613776675</text:p>
          </table:table-cell>
          <table:table-cell table:formula="of:= 100 * ([.B273] - [.B272]*[.B272]) * ([.B273] - [.B272]*[.B272]) + (1 - [.B272]) * (1 - [.B272])" office:value-type="float" office:value="14.9752806027596" calcext:value-type="float">
            <text:p>14.9752806027596</text:p>
          </table:table-cell>
          <table:table-cell table:formula="of:=[.A272]*[.A272]" office:value-type="float" office:value="0.000599489483135461" calcext:value-type="float">
            <text:p>0.000599489483135461</text:p>
          </table:table-cell>
          <table:table-cell table:formula="of:=[.B272]*[.B272]" office:value-type="float" office:value="0.000599489483135461" calcext:value-type="float">
            <text:p>0.000599489483135461</text:p>
          </table:table-cell>
          <table:table-cell table:formula="of:= [.A272]*[.A272]*[.A272]*[.A272] - 16*[.A272]*[.A272] + 5*[.A272]" office:value-type="float" office:value="-0.13201384398426" calcext:value-type="float">
            <text:p>-0.13201384398426</text:p>
          </table:table-cell>
          <table:table-cell table:formula="of:= [.B272]*[.B272]*[.B272]*[.B272] - 16*[.B272]*[.B272] + 5*[.B272]" office:value-type="float" office:value="0.112830899299206" calcext:value-type="float">
            <text:p>0.1128308992992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5081132049672" calcext:value-type="float">
            <text:p>-0.375081132049672</text:p>
          </table:table-cell>
          <table:table-cell table:formula="of:=-[.A273]" office:value-type="float" office:value="0.375081132049672" calcext:value-type="float">
            <text:p>0.375081132049672</text:p>
          </table:table-cell>
          <table:table-cell/>
          <table:table-cell table:formula="of:= [.A273] * [.A273] - 10 * COS(2 * PI() * [.A273])" office:value-type="float" office:value="7.21535735056647" calcext:value-type="float">
            <text:p>7.21535735056647</text:p>
          </table:table-cell>
          <table:table-cell table:formula="of:= [.B273] * [.B273] - 10 * COS(2 * PI() * [.B273])" office:value-type="float" office:value="7.21535735056647" calcext:value-type="float">
            <text:p>7.21535735056647</text:p>
          </table:table-cell>
          <table:table-cell table:formula="of:= 100 * ([.A274] - [.A273]*[.A273]) * ([.A274] - [.A273]*[.A273]) + (1 - [.A273]) * (1 - [.A273])" office:value-type="float" office:value="6.85148305293427" calcext:value-type="float">
            <text:p>6.85148305293427</text:p>
          </table:table-cell>
          <table:table-cell table:formula="of:= 100 * ([.B274] - [.B273]*[.B273]) * ([.B274] - [.B273]*[.B273]) + (1 - [.B273]) * (1 - [.B273])" office:value-type="float" office:value="0.734469274343858" calcext:value-type="float">
            <text:p>0.734469274343858</text:p>
          </table:table-cell>
          <table:table-cell table:formula="of:=[.A273]*[.A273]" office:value-type="float" office:value="0.140685855619664" calcext:value-type="float">
            <text:p>0.140685855619664</text:p>
          </table:table-cell>
          <table:table-cell table:formula="of:=[.B273]*[.B273]" office:value-type="float" office:value="0.140685855619664" calcext:value-type="float">
            <text:p>0.140685855619664</text:p>
          </table:table-cell>
          <table:table-cell table:formula="of:= [.A273]*[.A273]*[.A273]*[.A273] - 16*[.A273]*[.A273] + 5*[.A273]" office:value-type="float" office:value="-4.10658684019154" calcext:value-type="float">
            <text:p>-4.10658684019154</text:p>
          </table:table-cell>
          <table:table-cell table:formula="of:= [.B273]*[.B273]*[.B273]*[.B273] - 16*[.B273]*[.B273] + 5*[.B273]" office:value-type="float" office:value="-0.355775519694821" calcext:value-type="float">
            <text:p>-0.3557755196948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820389731088653" calcext:value-type="float">
            <text:p>-0.0820389731088653</text:p>
          </table:table-cell>
          <table:table-cell table:formula="of:=-[.A274]" office:value-type="float" office:value="0.0820389731088653" calcext:value-type="float">
            <text:p>0.0820389731088653</text:p>
          </table:table-cell>
          <table:table-cell/>
          <table:table-cell table:formula="of:= [.A274] * [.A274] - 10 * COS(2 * PI() * [.A274])" office:value-type="float" office:value="-8.69390032531719" calcext:value-type="float">
            <text:p>-8.69390032531719</text:p>
          </table:table-cell>
          <table:table-cell table:formula="of:= [.B274] * [.B274] - 10 * COS(2 * PI() * [.B274])" office:value-type="float" office:value="-8.69390032531719" calcext:value-type="float">
            <text:p>-8.69390032531719</text:p>
          </table:table-cell>
          <table:table-cell table:formula="of:= 100 * ([.A275] - [.A274]*[.A274]) * ([.A275] - [.A274]*[.A274]) + (1 - [.A274]) * (1 - [.A274])" office:value-type="float" office:value="23.3734200807883" calcext:value-type="float">
            <text:p>23.3734200807883</text:p>
          </table:table-cell>
          <table:table-cell table:formula="of:= 100 * ([.B275] - [.B274]*[.B274]) * ([.B275] - [.B274]*[.B274]) + (1 - [.B274]) * (1 - [.B274])" office:value-type="float" office:value="24.3319184663744" calcext:value-type="float">
            <text:p>24.3319184663744</text:p>
          </table:table-cell>
          <table:table-cell table:formula="of:=[.A274]*[.A274]" office:value-type="float" office:value="0.00673039310875713" calcext:value-type="float">
            <text:p>0.00673039310875713</text:p>
          </table:table-cell>
          <table:table-cell table:formula="of:=[.B274]*[.B274]" office:value-type="float" office:value="0.00673039310875713" calcext:value-type="float">
            <text:p>0.00673039310875713</text:p>
          </table:table-cell>
          <table:table-cell table:formula="of:= [.A274]*[.A274]*[.A274]*[.A274] - 16*[.A274]*[.A274] + 5*[.A274]" office:value-type="float" office:value="-0.517835857093042" calcext:value-type="float">
            <text:p>-0.517835857093042</text:p>
          </table:table-cell>
          <table:table-cell table:formula="of:= [.B274]*[.B274]*[.B274]*[.B274] - 16*[.B274]*[.B274] + 5*[.B274]" office:value-type="float" office:value="0.302553873995611" calcext:value-type="float">
            <text:p>0.3025538739956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7926867431961" calcext:value-type="float">
            <text:p>0.477926867431961</text:p>
          </table:table-cell>
          <table:table-cell table:formula="of:=-[.A275]" office:value-type="float" office:value="-0.477926867431961" calcext:value-type="float">
            <text:p>-0.477926867431961</text:p>
          </table:table-cell>
          <table:table-cell/>
          <table:table-cell table:formula="of:= [.A275] * [.A275] - 10 * COS(2 * PI() * [.A275])" office:value-type="float" office:value="10.1323941480134" calcext:value-type="float">
            <text:p>10.1323941480134</text:p>
          </table:table-cell>
          <table:table-cell table:formula="of:= [.B275] * [.B275] - 10 * COS(2 * PI() * [.B275])" office:value-type="float" office:value="10.1323941480134" calcext:value-type="float">
            <text:p>10.1323941480134</text:p>
          </table:table-cell>
          <table:table-cell table:formula="of:= 100 * ([.A276] - [.A275]*[.A275]) * ([.A276] - [.A275]*[.A275]) + (1 - [.A275]) * (1 - [.A275])" office:value-type="float" office:value="4.09796048137739" calcext:value-type="float">
            <text:p>4.09796048137739</text:p>
          </table:table-cell>
          <table:table-cell table:formula="of:= 100 * ([.B276] - [.B275]*[.B275]) * ([.B276] - [.B275]*[.B275]) + (1 - [.B275]) * (1 - [.B275])" office:value-type="float" office:value="9.00899980822976" calcext:value-type="float">
            <text:p>9.00899980822976</text:p>
          </table:table-cell>
          <table:table-cell table:formula="of:=[.A275]*[.A275]" office:value-type="float" office:value="0.228414090613327" calcext:value-type="float">
            <text:p>0.228414090613327</text:p>
          </table:table-cell>
          <table:table-cell table:formula="of:=[.B275]*[.B275]" office:value-type="float" office:value="0.228414090613327" calcext:value-type="float">
            <text:p>0.228414090613327</text:p>
          </table:table-cell>
          <table:table-cell table:formula="of:= [.A275]*[.A275]*[.A275]*[.A275] - 16*[.A275]*[.A275] + 5*[.A275]" office:value-type="float" office:value="-1.21281811586272" calcext:value-type="float">
            <text:p>-1.21281811586272</text:p>
          </table:table-cell>
          <table:table-cell table:formula="of:= [.B275]*[.B275]*[.B275]*[.B275] - 16*[.B275]*[.B275] + 5*[.B275]" office:value-type="float" office:value="-5.99208679018233" calcext:value-type="float">
            <text:p>-5.992086790182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28277893131599" calcext:value-type="float">
            <text:p>0.0328277893131599</text:p>
          </table:table-cell>
          <table:table-cell table:formula="of:=-[.A276]" office:value-type="float" office:value="-0.0328277893131599" calcext:value-type="float">
            <text:p>-0.0328277893131599</text:p>
          </table:table-cell>
          <table:table-cell/>
          <table:table-cell table:formula="of:= [.A276] * [.A276] - 10 * COS(2 * PI() * [.A276])" office:value-type="float" office:value="-9.7869531490909" calcext:value-type="float">
            <text:p>-9.7869531490909</text:p>
          </table:table-cell>
          <table:table-cell table:formula="of:= [.B276] * [.B276] - 10 * COS(2 * PI() * [.B276])" office:value-type="float" office:value="-9.7869531490909" calcext:value-type="float">
            <text:p>-9.7869531490909</text:p>
          </table:table-cell>
          <table:table-cell table:formula="of:= 100 * ([.A277] - [.A276]*[.A276]) * ([.A277] - [.A276]*[.A276]) + (1 - [.A276]) * (1 - [.A276])" office:value-type="float" office:value="3.53331196047145" calcext:value-type="float">
            <text:p>3.53331196047145</text:p>
          </table:table-cell>
          <table:table-cell table:formula="of:= 100 * ([.B277] - [.B276]*[.B276]) * ([.B277] - [.B276]*[.B276]) + (1 - [.B276]) * (1 - [.B276])" office:value-type="float" office:value="3.59560864924758" calcext:value-type="float">
            <text:p>3.59560864924758</text:p>
          </table:table-cell>
          <table:table-cell table:formula="of:=[.A276]*[.A276]" office:value-type="float" office:value="0.00107766375118921" calcext:value-type="float">
            <text:p>0.00107766375118921</text:p>
          </table:table-cell>
          <table:table-cell table:formula="of:=[.B276]*[.B276]" office:value-type="float" office:value="0.00107766375118921" calcext:value-type="float">
            <text:p>0.00107766375118921</text:p>
          </table:table-cell>
          <table:table-cell table:formula="of:= [.A276]*[.A276]*[.A276]*[.A276] - 16*[.A276]*[.A276] + 5*[.A276]" office:value-type="float" office:value="0.146897487905933" calcext:value-type="float">
            <text:p>0.146897487905933</text:p>
          </table:table-cell>
          <table:table-cell table:formula="of:= [.B276]*[.B276]*[.B276]*[.B276] - 16*[.B276]*[.B276] + 5*[.B276]" office:value-type="float" office:value="-0.181380405225666" calcext:value-type="float">
            <text:p>-0.18138040522566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60102045745589" calcext:value-type="float">
            <text:p>-0.160102045745589</text:p>
          </table:table-cell>
          <table:table-cell table:formula="of:=-[.A277]" office:value-type="float" office:value="0.160102045745589" calcext:value-type="float">
            <text:p>0.160102045745589</text:p>
          </table:table-cell>
          <table:table-cell/>
          <table:table-cell table:formula="of:= [.A277] * [.A277] - 10 * COS(2 * PI() * [.A277])" office:value-type="float" office:value="-5.32722058668455" calcext:value-type="float">
            <text:p>-5.32722058668455</text:p>
          </table:table-cell>
          <table:table-cell table:formula="of:= [.B277] * [.B277] - 10 * COS(2 * PI() * [.B277])" office:value-type="float" office:value="-5.32722058668455" calcext:value-type="float">
            <text:p>-5.32722058668455</text:p>
          </table:table-cell>
          <table:table-cell table:formula="of:= 100 * ([.A278] - [.A277]*[.A277]) * ([.A278] - [.A277]*[.A277]) + (1 - [.A277]) * (1 - [.A277])" office:value-type="float" office:value="10.8244025144578" calcext:value-type="float">
            <text:p>10.8244025144578</text:p>
          </table:table-cell>
          <table:table-cell table:formula="of:= 100 * ([.B278] - [.B277]*[.B277]) * ([.B278] - [.B277]*[.B277]) + (1 - [.B277]) * (1 - [.B277])" office:value-type="float" office:value="7.29016765076853" calcext:value-type="float">
            <text:p>7.29016765076853</text:p>
          </table:table-cell>
          <table:table-cell table:formula="of:=[.A277]*[.A277]" office:value-type="float" office:value="0.0256326650519226" calcext:value-type="float">
            <text:p>0.0256326650519226</text:p>
          </table:table-cell>
          <table:table-cell table:formula="of:=[.B277]*[.B277]" office:value-type="float" office:value="0.0256326650519226" calcext:value-type="float">
            <text:p>0.0256326650519226</text:p>
          </table:table-cell>
          <table:table-cell table:formula="of:= [.A277]*[.A277]*[.A277]*[.A277] - 16*[.A277]*[.A277] + 5*[.A277]" office:value-type="float" office:value="-1.20997583604104" calcext:value-type="float">
            <text:p>-1.20997583604104</text:p>
          </table:table-cell>
          <table:table-cell table:formula="of:= [.B277]*[.B277]*[.B277]*[.B277] - 16*[.B277]*[.B277] + 5*[.B277]" office:value-type="float" office:value="0.391044621414846" calcext:value-type="float">
            <text:p>0.3910446214148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224012942519" calcext:value-type="float">
            <text:p>-0.28224012942519</text:p>
          </table:table-cell>
          <table:table-cell table:formula="of:=-[.A278]" office:value-type="float" office:value="0.28224012942519" calcext:value-type="float">
            <text:p>0.28224012942519</text:p>
          </table:table-cell>
          <table:table-cell/>
          <table:table-cell table:formula="of:= [.A278] * [.A278] - 10 * COS(2 * PI() * [.A278])" office:value-type="float" office:value="2.09154085137365" calcext:value-type="float">
            <text:p>2.09154085137365</text:p>
          </table:table-cell>
          <table:table-cell table:formula="of:= [.B278] * [.B278] - 10 * COS(2 * PI() * [.B278])" office:value-type="float" office:value="2.09154085137365" calcext:value-type="float">
            <text:p>2.09154085137365</text:p>
          </table:table-cell>
          <table:table-cell table:formula="of:= 100 * ([.A279] - [.A278]*[.A278]) * ([.A279] - [.A278]*[.A278]) + (1 - [.A278]) * (1 - [.A278])" office:value-type="float" office:value="5.11630564704894" calcext:value-type="float">
            <text:p>5.11630564704894</text:p>
          </table:table-cell>
          <table:table-cell table:formula="of:= 100 * ([.B279] - [.B278]*[.B278]) * ([.B279] - [.B278]*[.B278]) + (1 - [.B278]) * (1 - [.B278])" office:value-type="float" office:value="0.58817919549978" calcext:value-type="float">
            <text:p>0.58817919549978</text:p>
          </table:table-cell>
          <table:table-cell table:formula="of:=[.A278]*[.A278]" office:value-type="float" office:value="0.0796594906579482" calcext:value-type="float">
            <text:p>0.0796594906579482</text:p>
          </table:table-cell>
          <table:table-cell table:formula="of:=[.B278]*[.B278]" office:value-type="float" office:value="0.0796594906579482" calcext:value-type="float">
            <text:p>0.0796594906579482</text:p>
          </table:table-cell>
          <table:table-cell table:formula="of:= [.A278]*[.A278]*[.A278]*[.A278] - 16*[.A278]*[.A278] + 5*[.A278]" office:value-type="float" office:value="-2.67940686320124" calcext:value-type="float">
            <text:p>-2.67940686320124</text:p>
          </table:table-cell>
          <table:table-cell table:formula="of:= [.B278]*[.B278]*[.B278]*[.B278] - 16*[.B278]*[.B278] + 5*[.B278]" office:value-type="float" office:value="0.142994431050664" calcext:value-type="float">
            <text:p>0.1429944310506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06677996111102" calcext:value-type="float">
            <text:p>-0.106677996111102</text:p>
          </table:table-cell>
          <table:table-cell table:formula="of:=-[.A279]" office:value-type="float" office:value="0.106677996111102" calcext:value-type="float">
            <text:p>0.106677996111102</text:p>
          </table:table-cell>
          <table:table-cell/>
          <table:table-cell table:formula="of:= [.A279] * [.A279] - 10 * COS(2 * PI() * [.A279])" office:value-type="float" office:value="-7.82511219450838" calcext:value-type="float">
            <text:p>-7.82511219450838</text:p>
          </table:table-cell>
          <table:table-cell table:formula="of:= [.B279] * [.B279] - 10 * COS(2 * PI() * [.B279])" office:value-type="float" office:value="-7.82511219450838" calcext:value-type="float">
            <text:p>-7.82511219450838</text:p>
          </table:table-cell>
          <table:table-cell table:formula="of:= 100 * ([.A280] - [.A279]*[.A279]) * ([.A280] - [.A279]*[.A279]) + (1 - [.A279]) * (1 - [.A279])" office:value-type="float" office:value="1.45445829893721" calcext:value-type="float">
            <text:p>1.45445829893721</text:p>
          </table:table-cell>
          <table:table-cell table:formula="of:= 100 * ([.B280] - [.B279]*[.B279]) * ([.B280] - [.B279]*[.B279]) + (1 - [.B279]) * (1 - [.B279])" office:value-type="float" office:value="1.29772791541681" calcext:value-type="float">
            <text:p>1.29772791541681</text:p>
          </table:table-cell>
          <table:table-cell table:formula="of:=[.A279]*[.A279]" office:value-type="float" office:value="0.0113801948542804" calcext:value-type="float">
            <text:p>0.0113801948542804</text:p>
          </table:table-cell>
          <table:table-cell table:formula="of:=[.B279]*[.B279]" office:value-type="float" office:value="0.0113801948542804" calcext:value-type="float">
            <text:p>0.0113801948542804</text:p>
          </table:table-cell>
          <table:table-cell table:formula="of:= [.A279]*[.A279]*[.A279]*[.A279] - 16*[.A279]*[.A279] + 5*[.A279]" office:value-type="float" office:value="-0.715343589389077" calcext:value-type="float">
            <text:p>-0.715343589389077</text:p>
          </table:table-cell>
          <table:table-cell table:formula="of:= [.B279]*[.B279]*[.B279]*[.B279] - 16*[.B279]*[.B279] + 5*[.B279]" office:value-type="float" office:value="0.351436371721947" calcext:value-type="float">
            <text:p>0.3514363717219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93095294898376" calcext:value-type="float">
            <text:p>0.0593095294898376</text:p>
          </table:table-cell>
          <table:table-cell table:formula="of:=-[.A280]" office:value-type="float" office:value="-0.0593095294898376" calcext:value-type="float">
            <text:p>-0.0593095294898376</text:p>
          </table:table-cell>
          <table:table-cell/>
          <table:table-cell table:formula="of:= [.A280] * [.A280] - 10 * COS(2 * PI() * [.A280])" office:value-type="float" office:value="-9.31013023740639" calcext:value-type="float">
            <text:p>-9.31013023740639</text:p>
          </table:table-cell>
          <table:table-cell table:formula="of:= [.B280] * [.B280] - 10 * COS(2 * PI() * [.B280])" office:value-type="float" office:value="-9.31013023740639" calcext:value-type="float">
            <text:p>-9.31013023740639</text:p>
          </table:table-cell>
          <table:table-cell table:formula="of:= 100 * ([.A281] - [.A280]*[.A280]) * ([.A281] - [.A280]*[.A280]) + (1 - [.A280]) * (1 - [.A280])" office:value-type="float" office:value="4.66959088152512" calcext:value-type="float">
            <text:p>4.66959088152512</text:p>
          </table:table-cell>
          <table:table-cell table:formula="of:= 100 * ([.B281] - [.B280]*[.B280]) * ([.B281] - [.B280]*[.B280]) + (1 - [.B280]) * (1 - [.B280])" office:value-type="float" office:value="5.1855096207455" calcext:value-type="float">
            <text:p>5.1855096207455</text:p>
          </table:table-cell>
          <table:table-cell table:formula="of:=[.A280]*[.A280]" office:value-type="float" office:value="0.00351762028830591" calcext:value-type="float">
            <text:p>0.00351762028830591</text:p>
          </table:table-cell>
          <table:table-cell table:formula="of:=[.B280]*[.B280]" office:value-type="float" office:value="0.00351762028830591" calcext:value-type="float">
            <text:p>0.00351762028830591</text:p>
          </table:table-cell>
          <table:table-cell table:formula="of:= [.A280]*[.A280]*[.A280]*[.A280] - 16*[.A280]*[.A280] + 5*[.A280]" office:value-type="float" office:value="0.240278096488786" calcext:value-type="float">
            <text:p>0.240278096488786</text:p>
          </table:table-cell>
          <table:table-cell table:formula="of:= [.B280]*[.B280]*[.B280]*[.B280] - 16*[.B280]*[.B280] + 5*[.B280]" office:value-type="float" office:value="-0.35281719840959" calcext:value-type="float">
            <text:p>-0.352817198409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8060477268882" calcext:value-type="float">
            <text:p>0.198060477268882</text:p>
          </table:table-cell>
          <table:table-cell table:formula="of:=-[.A281]" office:value-type="float" office:value="-0.198060477268882" calcext:value-type="float">
            <text:p>-0.198060477268882</text:p>
          </table:table-cell>
          <table:table-cell/>
          <table:table-cell table:formula="of:= [.A281] * [.A281] - 10 * COS(2 * PI() * [.A281])" office:value-type="float" office:value="-3.1666090360124" calcext:value-type="float">
            <text:p>-3.1666090360124</text:p>
          </table:table-cell>
          <table:table-cell table:formula="of:= [.B281] * [.B281] - 10 * COS(2 * PI() * [.B281])" office:value-type="float" office:value="-3.1666090360124" calcext:value-type="float">
            <text:p>-3.1666090360124</text:p>
          </table:table-cell>
          <table:table-cell table:formula="of:= 100 * ([.A282] - [.A281]*[.A281]) * ([.A282] - [.A281]*[.A281]) + (1 - [.A281]) * (1 - [.A281])" office:value-type="float" office:value="15.0735436795909" calcext:value-type="float">
            <text:p>15.0735436795909</text:p>
          </table:table-cell>
          <table:table-cell table:formula="of:= 100 * ([.B282] - [.B281]*[.B281]) * ([.B282] - [.B281]*[.B281]) + (1 - [.B281]) * (1 - [.B281])" office:value-type="float" office:value="22.4419925026255" calcext:value-type="float">
            <text:p>22.4419925026255</text:p>
          </table:table-cell>
          <table:table-cell table:formula="of:=[.A281]*[.A281]" office:value-type="float" office:value="0.0392279526559774" calcext:value-type="float">
            <text:p>0.0392279526559774</text:p>
          </table:table-cell>
          <table:table-cell table:formula="of:=[.B281]*[.B281]" office:value-type="float" office:value="0.0392279526559774" calcext:value-type="float">
            <text:p>0.0392279526559774</text:p>
          </table:table-cell>
          <table:table-cell table:formula="of:= [.A281]*[.A281]*[.A281]*[.A281] - 16*[.A281]*[.A281] + 5*[.A281]" office:value-type="float" office:value="0.364193976118352" calcext:value-type="float">
            <text:p>0.364193976118352</text:p>
          </table:table-cell>
          <table:table-cell table:formula="of:= [.B281]*[.B281]*[.B281]*[.B281] - 16*[.B281]*[.B281] + 5*[.B281]" office:value-type="float" office:value="-1.61641079657047" calcext:value-type="float">
            <text:p>-1.616410796570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9102098676376" calcext:value-type="float">
            <text:p>0.419102098676376</text:p>
          </table:table-cell>
          <table:table-cell table:formula="of:=-[.A282]" office:value-type="float" office:value="-0.419102098676376" calcext:value-type="float">
            <text:p>-0.419102098676376</text:p>
          </table:table-cell>
          <table:table-cell/>
          <table:table-cell table:formula="of:= [.A282] * [.A282] - 10 * COS(2 * PI() * [.A282])" office:value-type="float" office:value="8.91139505358551" calcext:value-type="float">
            <text:p>8.91139505358551</text:p>
          </table:table-cell>
          <table:table-cell table:formula="of:= [.B282] * [.B282] - 10 * COS(2 * PI() * [.B282])" office:value-type="float" office:value="8.91139505358551" calcext:value-type="float">
            <text:p>8.91139505358551</text:p>
          </table:table-cell>
          <table:table-cell table:formula="of:= 100 * ([.A283] - [.A282]*[.A282]) * ([.A283] - [.A282]*[.A282]) + (1 - [.A282]) * (1 - [.A282])" office:value-type="float" office:value="1.80571159140478" calcext:value-type="float">
            <text:p>1.80571159140478</text:p>
          </table:table-cell>
          <table:table-cell table:formula="of:= 100 * ([.B283] - [.B282]*[.B282]) * ([.B283] - [.B282]*[.B282]) + (1 - [.B282]) * (1 - [.B282])" office:value-type="float" office:value="7.30941725950295" calcext:value-type="float">
            <text:p>7.30941725950295</text:p>
          </table:table-cell>
          <table:table-cell table:formula="of:=[.A282]*[.A282]" office:value-type="float" office:value="0.175646569114943" calcext:value-type="float">
            <text:p>0.175646569114943</text:p>
          </table:table-cell>
          <table:table-cell table:formula="of:=[.B282]*[.B282]" office:value-type="float" office:value="0.175646569114943" calcext:value-type="float">
            <text:p>0.175646569114943</text:p>
          </table:table-cell>
          <table:table-cell table:formula="of:= [.A282]*[.A282]*[.A282]*[.A282] - 16*[.A282]*[.A282] + 5*[.A282]" office:value-type="float" office:value="-0.683982895215355" calcext:value-type="float">
            <text:p>-0.683982895215355</text:p>
          </table:table-cell>
          <table:table-cell table:formula="of:= [.B282]*[.B282]*[.B282]*[.B282] - 16*[.B282]*[.B282] + 5*[.B282]" office:value-type="float" office:value="-4.87500388197912" calcext:value-type="float">
            <text:p>-4.875003881979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4474409786053" calcext:value-type="float">
            <text:p>0.054474409786053</text:p>
          </table:table-cell>
          <table:table-cell table:formula="of:=-[.A283]" office:value-type="float" office:value="-0.054474409786053" calcext:value-type="float">
            <text:p>-0.054474409786053</text:p>
          </table:table-cell>
          <table:table-cell/>
          <table:table-cell table:formula="of:= [.A283] * [.A283] - 10 * COS(2 * PI() * [.A283])" office:value-type="float" office:value="-9.41697531876655" calcext:value-type="float">
            <text:p>-9.41697531876655</text:p>
          </table:table-cell>
          <table:table-cell table:formula="of:= [.B283] * [.B283] - 10 * COS(2 * PI() * [.B283])" office:value-type="float" office:value="-9.41697531876655" calcext:value-type="float">
            <text:p>-9.41697531876655</text:p>
          </table:table-cell>
          <table:table-cell table:formula="of:= 100 * ([.A284] - [.A283]*[.A283]) * ([.A284] - [.A283]*[.A283]) + (1 - [.A283]) * (1 - [.A283])" office:value-type="float" office:value="18.1292849256142" calcext:value-type="float">
            <text:p>18.1292849256142</text:p>
          </table:table-cell>
          <table:table-cell table:formula="of:= 100 * ([.B284] - [.B283]*[.B283]) * ([.B284] - [.B283]*[.B283]) + (1 - [.B283]) * (1 - [.B283])" office:value-type="float" office:value="18.843486011852" calcext:value-type="float">
            <text:p>18.843486011852</text:p>
          </table:table-cell>
          <table:table-cell table:formula="of:=[.A283]*[.A283]" office:value-type="float" office:value="0.00296746132153883" calcext:value-type="float">
            <text:p>0.00296746132153883</text:p>
          </table:table-cell>
          <table:table-cell table:formula="of:=[.B283]*[.B283]" office:value-type="float" office:value="0.00296746132153883" calcext:value-type="float">
            <text:p>0.00296746132153883</text:p>
          </table:table-cell>
          <table:table-cell table:formula="of:= [.A283]*[.A283]*[.A283]*[.A283] - 16*[.A283]*[.A283] + 5*[.A283]" office:value-type="float" office:value="0.224901473612339" calcext:value-type="float">
            <text:p>0.224901473612339</text:p>
          </table:table-cell>
          <table:table-cell table:formula="of:= [.B283]*[.B283]*[.B283]*[.B283] - 16*[.B283]*[.B283] + 5*[.B283]" office:value-type="float" office:value="-0.319842624248191" calcext:value-type="float">
            <text:p>-0.3198426242481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8121243477799" calcext:value-type="float">
            <text:p>0.418121243477799</text:p>
          </table:table-cell>
          <table:table-cell table:formula="of:=-[.A284]" office:value-type="float" office:value="-0.418121243477799" calcext:value-type="float">
            <text:p>-0.418121243477799</text:p>
          </table:table-cell>
          <table:table-cell/>
          <table:table-cell table:formula="of:= [.A284] * [.A284] - 10 * COS(2 * PI() * [.A284])" office:value-type="float" office:value="8.88041396902812" calcext:value-type="float">
            <text:p>8.88041396902812</text:p>
          </table:table-cell>
          <table:table-cell table:formula="of:= [.B284] * [.B284] - 10 * COS(2 * PI() * [.B284])" office:value-type="float" office:value="8.88041396902812" calcext:value-type="float">
            <text:p>8.88041396902812</text:p>
          </table:table-cell>
          <table:table-cell table:formula="of:= 100 * ([.A285] - [.A284]*[.A284]) * ([.A285] - [.A284]*[.A284]) + (1 - [.A284]) * (1 - [.A284])" office:value-type="float" office:value="1.25382609992095" calcext:value-type="float">
            <text:p>1.25382609992095</text:p>
          </table:table-cell>
          <table:table-cell table:formula="of:= 100 * ([.B285] - [.B284]*[.B284]) * ([.B285] - [.B284]*[.B284]) + (1 - [.B284]) * (1 - [.B284])" office:value-type="float" office:value="21.8419773136897" calcext:value-type="float">
            <text:p>21.8419773136897</text:p>
          </table:table-cell>
          <table:table-cell table:formula="of:=[.A284]*[.A284]" office:value-type="float" office:value="0.174825374247421" calcext:value-type="float">
            <text:p>0.174825374247421</text:p>
          </table:table-cell>
          <table:table-cell table:formula="of:=[.B284]*[.B284]" office:value-type="float" office:value="0.174825374247421" calcext:value-type="float">
            <text:p>0.174825374247421</text:p>
          </table:table-cell>
          <table:table-cell table:formula="of:= [.A284]*[.A284]*[.A284]*[.A284] - 16*[.A284]*[.A284] + 5*[.A284]" office:value-type="float" office:value="-0.676035859088988" calcext:value-type="float">
            <text:p>-0.676035859088988</text:p>
          </table:table-cell>
          <table:table-cell table:formula="of:= [.B284]*[.B284]*[.B284]*[.B284] - 16*[.B284]*[.B284] + 5*[.B284]" office:value-type="float" office:value="-4.85724829386698" calcext:value-type="float">
            <text:p>-4.857248293866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0493718679063" calcext:value-type="float">
            <text:p>0.270493718679063</text:p>
          </table:table-cell>
          <table:table-cell table:formula="of:=-[.A285]" office:value-type="float" office:value="-0.270493718679063" calcext:value-type="float">
            <text:p>-0.270493718679063</text:p>
          </table:table-cell>
          <table:table-cell/>
          <table:table-cell table:formula="of:= [.A285] * [.A285] - 10 * COS(2 * PI() * [.A285])" office:value-type="float" office:value="1.35726975521136" calcext:value-type="float">
            <text:p>1.35726975521136</text:p>
          </table:table-cell>
          <table:table-cell table:formula="of:= [.B285] * [.B285] - 10 * COS(2 * PI() * [.B285])" office:value-type="float" office:value="1.35726975521136" calcext:value-type="float">
            <text:p>1.35726975521136</text:p>
          </table:table-cell>
          <table:table-cell table:formula="of:= 100 * ([.A286] - [.A285]*[.A285]) * ([.A286] - [.A285]*[.A285]) + (1 - [.A285]) * (1 - [.A285])" office:value-type="float" office:value="27.7842446695438" calcext:value-type="float">
            <text:p>27.7842446695438</text:p>
          </table:table-cell>
          <table:table-cell table:formula="of:= 100 * ([.B286] - [.B285]*[.B285]) * ([.B286] - [.B285]*[.B285]) + (1 - [.B285]) * (1 - [.B285])" office:value-type="float" office:value="15.7293087060764" calcext:value-type="float">
            <text:p>15.7293087060764</text:p>
          </table:table-cell>
          <table:table-cell table:formula="of:=[.A285]*[.A285]" office:value-type="float" office:value="0.0731668518448281" calcext:value-type="float">
            <text:p>0.0731668518448281</text:p>
          </table:table-cell>
          <table:table-cell table:formula="of:=[.B285]*[.B285]" office:value-type="float" office:value="0.0731668518448281" calcext:value-type="float">
            <text:p>0.0731668518448281</text:p>
          </table:table-cell>
          <table:table-cell table:formula="of:= [.A285]*[.A285]*[.A285]*[.A285] - 16*[.A285]*[.A285] + 5*[.A285]" office:value-type="float" office:value="0.187152352086949" calcext:value-type="float">
            <text:p>0.187152352086949</text:p>
          </table:table-cell>
          <table:table-cell table:formula="of:= [.B285]*[.B285]*[.B285]*[.B285] - 16*[.B285]*[.B285] + 5*[.B285]" office:value-type="float" office:value="-2.51778483470368" calcext:value-type="float">
            <text:p>-2.517784834703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48868254781701" calcext:value-type="float">
            <text:p>-0.448868254781701</text:p>
          </table:table-cell>
          <table:table-cell table:formula="of:=-[.A286]" office:value-type="float" office:value="0.448868254781701" calcext:value-type="float">
            <text:p>0.448868254781701</text:p>
          </table:table-cell>
          <table:table-cell/>
          <table:table-cell table:formula="of:= [.A286] * [.A286] - 10 * COS(2 * PI() * [.A286])" office:value-type="float" office:value="9.68983351444248" calcext:value-type="float">
            <text:p>9.68983351444248</text:p>
          </table:table-cell>
          <table:table-cell table:formula="of:= [.B286] * [.B286] - 10 * COS(2 * PI() * [.B286])" office:value-type="float" office:value="9.68983351444248" calcext:value-type="float">
            <text:p>9.68983351444248</text:p>
          </table:table-cell>
          <table:table-cell table:formula="of:= 100 * ([.A287] - [.A286]*[.A286]) * ([.A287] - [.A286]*[.A286]) + (1 - [.A286]) * (1 - [.A286])" office:value-type="float" office:value="4.39201515786824" calcext:value-type="float">
            <text:p>4.39201515786824</text:p>
          </table:table-cell>
          <table:table-cell table:formula="of:= 100 * ([.B287] - [.B286]*[.B286]) * ([.B287] - [.B286]*[.B286]) + (1 - [.B286]) * (1 - [.B286])" office:value-type="float" office:value="6.63126552021646" calcext:value-type="float">
            <text:p>6.63126552021646</text:p>
          </table:table-cell>
          <table:table-cell table:formula="of:=[.A286]*[.A286]" office:value-type="float" office:value="0.20148271015077" calcext:value-type="float">
            <text:p>0.20148271015077</text:p>
          </table:table-cell>
          <table:table-cell table:formula="of:=[.B286]*[.B286]" office:value-type="float" office:value="0.20148271015077" calcext:value-type="float">
            <text:p>0.20148271015077</text:p>
          </table:table-cell>
          <table:table-cell table:formula="of:= [.A286]*[.A286]*[.A286]*[.A286] - 16*[.A286]*[.A286] + 5*[.A286]" office:value-type="float" office:value="-5.42746935383112" calcext:value-type="float">
            <text:p>-5.42746935383112</text:p>
          </table:table-cell>
          <table:table-cell table:formula="of:= [.B286]*[.B286]*[.B286]*[.B286] - 16*[.B286]*[.B286] + 5*[.B286]" office:value-type="float" office:value="-0.938786806014114" calcext:value-type="float">
            <text:p>-0.9387868060141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0062898430042" calcext:value-type="float">
            <text:p>0.050062898430042</text:p>
          </table:table-cell>
          <table:table-cell table:formula="of:=-[.A287]" office:value-type="float" office:value="-0.050062898430042" calcext:value-type="float">
            <text:p>-0.050062898430042</text:p>
          </table:table-cell>
          <table:table-cell/>
          <table:table-cell table:formula="of:= [.A287] * [.A287] - 10 * COS(2 * PI() * [.A287])" office:value-type="float" office:value="-9.50683688361938" calcext:value-type="float">
            <text:p>-9.50683688361938</text:p>
          </table:table-cell>
          <table:table-cell table:formula="of:= [.B287] * [.B287] - 10 * COS(2 * PI() * [.B287])" office:value-type="float" office:value="-9.50683688361938" calcext:value-type="float">
            <text:p>-9.50683688361938</text:p>
          </table:table-cell>
          <table:table-cell table:formula="of:= 100 * ([.A288] - [.A287]*[.A287]) * ([.A288] - [.A287]*[.A287]) + (1 - [.A287]) * (1 - [.A287])" office:value-type="float" office:value="5.10725145993554" calcext:value-type="float">
            <text:p>5.10725145993554</text:p>
          </table:table-cell>
          <table:table-cell table:formula="of:= 100 * ([.B288] - [.B287]*[.B287]) * ([.B288] - [.B287]*[.B287]) + (1 - [.B287]) * (1 - [.B287])" office:value-type="float" office:value="5.51558971440987" calcext:value-type="float">
            <text:p>5.51558971440987</text:p>
          </table:table-cell>
          <table:table-cell table:formula="of:=[.A287]*[.A287]" office:value-type="float" office:value="0.0025062937992167" calcext:value-type="float">
            <text:p>0.0025062937992167</text:p>
          </table:table-cell>
          <table:table-cell table:formula="of:=[.B287]*[.B287]" office:value-type="float" office:value="0.0025062937992167" calcext:value-type="float">
            <text:p>0.0025062937992167</text:p>
          </table:table-cell>
          <table:table-cell table:formula="of:= [.A287]*[.A287]*[.A287]*[.A287] - 16*[.A287]*[.A287] + 5*[.A287]" office:value-type="float" office:value="0.210220072871351" calcext:value-type="float">
            <text:p>0.210220072871351</text:p>
          </table:table-cell>
          <table:table-cell table:formula="of:= [.B287]*[.B287]*[.B287]*[.B287] - 16*[.B287]*[.B287] + 5*[.B287]" office:value-type="float" office:value="-0.290408911429069" calcext:value-type="float">
            <text:p>-0.2904089114290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7564114010893" calcext:value-type="float">
            <text:p>0.207564114010893</text:p>
          </table:table-cell>
          <table:table-cell table:formula="of:=-[.A288]" office:value-type="float" office:value="-0.207564114010893" calcext:value-type="float">
            <text:p>-0.207564114010893</text:p>
          </table:table-cell>
          <table:table-cell/>
          <table:table-cell table:formula="of:= [.A288] * [.A288] - 10 * COS(2 * PI() * [.A288])" office:value-type="float" office:value="-2.59176179908488" calcext:value-type="float">
            <text:p>-2.59176179908488</text:p>
          </table:table-cell>
          <table:table-cell table:formula="of:= [.B288] * [.B288] - 10 * COS(2 * PI() * [.B288])" office:value-type="float" office:value="-2.59176179908488" calcext:value-type="float">
            <text:p>-2.59176179908488</text:p>
          </table:table-cell>
          <table:table-cell table:formula="of:= 100 * ([.A289] - [.A288]*[.A288]) * ([.A289] - [.A288]*[.A288]) + (1 - [.A288]) * (1 - [.A288])" office:value-type="float" office:value="19.4292127845698" calcext:value-type="float">
            <text:p>19.4292127845698</text:p>
          </table:table-cell>
          <table:table-cell table:formula="of:= 100 * ([.B289] - [.B288]*[.B288]) * ([.B289] - [.B288]*[.B288]) + (1 - [.B288]) * (1 - [.B288])" office:value-type="float" office:value="28.4742858725617" calcext:value-type="float">
            <text:p>28.4742858725617</text:p>
          </table:table-cell>
          <table:table-cell table:formula="of:=[.A288]*[.A288]" office:value-type="float" office:value="0.0430828614251269" calcext:value-type="float">
            <text:p>0.0430828614251269</text:p>
          </table:table-cell>
          <table:table-cell table:formula="of:=[.B288]*[.B288]" office:value-type="float" office:value="0.0430828614251269" calcext:value-type="float">
            <text:p>0.0430828614251269</text:p>
          </table:table-cell>
          <table:table-cell table:formula="of:= [.A288]*[.A288]*[.A288]*[.A288] - 16*[.A288]*[.A288] + 5*[.A288]" office:value-type="float" office:value="0.35035092020101" calcext:value-type="float">
            <text:p>0.35035092020101</text:p>
          </table:table-cell>
          <table:table-cell table:formula="of:= [.B288]*[.B288]*[.B288]*[.B288] - 16*[.B288]*[.B288] + 5*[.B288]" office:value-type="float" office:value="-1.72529021990792" calcext:value-type="float">
            <text:p>-1.725290219907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6687037502416" calcext:value-type="float">
            <text:p>0.476687037502416</text:p>
          </table:table-cell>
          <table:table-cell table:formula="of:=-[.A289]" office:value-type="float" office:value="-0.476687037502416" calcext:value-type="float">
            <text:p>-0.476687037502416</text:p>
          </table:table-cell>
          <table:table-cell/>
          <table:table-cell table:formula="of:= [.A289] * [.A289] - 10 * COS(2 * PI() * [.A289])" office:value-type="float" office:value="10.1201407574447" calcext:value-type="float">
            <text:p>10.1201407574447</text:p>
          </table:table-cell>
          <table:table-cell table:formula="of:= [.B289] * [.B289] - 10 * COS(2 * PI() * [.B289])" office:value-type="float" office:value="10.1201407574447" calcext:value-type="float">
            <text:p>10.1201407574447</text:p>
          </table:table-cell>
          <table:table-cell table:formula="of:= 100 * ([.A290] - [.A289]*[.A289]) * ([.A290] - [.A289]*[.A289]) + (1 - [.A289]) * (1 - [.A289])" office:value-type="float" office:value="18.9741858641333" calcext:value-type="float">
            <text:p>18.9741858641333</text:p>
          </table:table-cell>
          <table:table-cell table:formula="of:= 100 * ([.B290] - [.B289]*[.B289]) * ([.B290] - [.B289]*[.B289]) + (1 - [.B289]) * (1 - [.B289])" office:value-type="float" office:value="2.22910272581735" calcext:value-type="float">
            <text:p>2.22910272581735</text:p>
          </table:table-cell>
          <table:table-cell table:formula="of:=[.A289]*[.A289]" office:value-type="float" office:value="0.227230531722829" calcext:value-type="float">
            <text:p>0.227230531722829</text:p>
          </table:table-cell>
          <table:table-cell table:formula="of:=[.B289]*[.B289]" office:value-type="float" office:value="0.227230531722829" calcext:value-type="float">
            <text:p>0.227230531722829</text:p>
          </table:table-cell>
          <table:table-cell table:formula="of:= [.A289]*[.A289]*[.A289]*[.A289] - 16*[.A289]*[.A289] + 5*[.A289]" office:value-type="float" office:value="-1.20061960550615" calcext:value-type="float">
            <text:p>-1.20061960550615</text:p>
          </table:table-cell>
          <table:table-cell table:formula="of:= [.B289]*[.B289]*[.B289]*[.B289] - 16*[.B289]*[.B289] + 5*[.B289]" office:value-type="float" office:value="-5.96748998053031" calcext:value-type="float">
            <text:p>-5.967489980530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05208243220113" calcext:value-type="float">
            <text:p>-0.205208243220113</text:p>
          </table:table-cell>
          <table:table-cell table:formula="of:=-[.A290]" office:value-type="float" office:value="0.205208243220113" calcext:value-type="float">
            <text:p>0.205208243220113</text:p>
          </table:table-cell>
          <table:table-cell/>
          <table:table-cell table:formula="of:= [.A290] * [.A290] - 10 * COS(2 * PI() * [.A290])" office:value-type="float" office:value="-2.73523347495431" calcext:value-type="float">
            <text:p>-2.73523347495431</text:p>
          </table:table-cell>
          <table:table-cell table:formula="of:= [.B290] * [.B290] - 10 * COS(2 * PI() * [.B290])" office:value-type="float" office:value="-2.73523347495431" calcext:value-type="float">
            <text:p>-2.73523347495431</text:p>
          </table:table-cell>
          <table:table-cell table:formula="of:= 100 * ([.A291] - [.A290]*[.A290]) * ([.A291] - [.A290]*[.A290]) + (1 - [.A290]) * (1 - [.A290])" office:value-type="float" office:value="14.9681217637215" calcext:value-type="float">
            <text:p>14.9681217637215</text:p>
          </table:table-cell>
          <table:table-cell table:formula="of:= 100 * ([.B291] - [.B290]*[.B290]) * ([.B291] - [.B290]*[.B290]) + (1 - [.B290]) * (1 - [.B290])" office:value-type="float" office:value="21.0491204709955" calcext:value-type="float">
            <text:p>21.0491204709955</text:p>
          </table:table-cell>
          <table:table-cell table:formula="of:=[.A290]*[.A290]" office:value-type="float" office:value="0.0421104230854851" calcext:value-type="float">
            <text:p>0.0421104230854851</text:p>
          </table:table-cell>
          <table:table-cell table:formula="of:=[.B290]*[.B290]" office:value-type="float" office:value="0.0421104230854851" calcext:value-type="float">
            <text:p>0.0421104230854851</text:p>
          </table:table-cell>
          <table:table-cell table:formula="of:= [.A290]*[.A290]*[.A290]*[.A290] - 16*[.A290]*[.A290] + 5*[.A290]" office:value-type="float" office:value="-1.69803469773589" calcext:value-type="float">
            <text:p>-1.69803469773589</text:p>
          </table:table-cell>
          <table:table-cell table:formula="of:= [.B290]*[.B290]*[.B290]*[.B290] - 16*[.B290]*[.B290] + 5*[.B290]" office:value-type="float" office:value="0.354047734465242" calcext:value-type="float">
            <text:p>0.3540477344652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09746042336337" calcext:value-type="float">
            <text:p>0.409746042336337</text:p>
          </table:table-cell>
          <table:table-cell table:formula="of:=-[.A291]" office:value-type="float" office:value="-0.409746042336337" calcext:value-type="float">
            <text:p>-0.409746042336337</text:p>
          </table:table-cell>
          <table:table-cell/>
          <table:table-cell table:formula="of:= [.A291] * [.A291] - 10 * COS(2 * PI() * [.A291])" office:value-type="float" office:value="8.60261033873463" calcext:value-type="float">
            <text:p>8.60261033873463</text:p>
          </table:table-cell>
          <table:table-cell table:formula="of:= [.B291] * [.B291] - 10 * COS(2 * PI() * [.B291])" office:value-type="float" office:value="8.60261033873463" calcext:value-type="float">
            <text:p>8.60261033873463</text:p>
          </table:table-cell>
          <table:table-cell table:formula="of:= 100 * ([.A292] - [.A291]*[.A291]) * ([.A292] - [.A291]*[.A291]) + (1 - [.A291]) * (1 - [.A291])" office:value-type="float" office:value="40.7473354563736" calcext:value-type="float">
            <text:p>40.7473354563736</text:p>
          </table:table-cell>
          <table:table-cell table:formula="of:= 100 * ([.B292] - [.B291]*[.B291]) * ([.B292] - [.B291]*[.B291]) + (1 - [.B291]) * (1 - [.B291])" office:value-type="float" office:value="10.9764631810825" calcext:value-type="float">
            <text:p>10.9764631810825</text:p>
          </table:table-cell>
          <table:table-cell table:formula="of:=[.A291]*[.A291]" office:value-type="float" office:value="0.167891819210292" calcext:value-type="float">
            <text:p>0.167891819210292</text:p>
          </table:table-cell>
          <table:table-cell table:formula="of:=[.B291]*[.B291]" office:value-type="float" office:value="0.167891819210292" calcext:value-type="float">
            <text:p>0.167891819210292</text:p>
          </table:table-cell>
          <table:table-cell table:formula="of:= [.A291]*[.A291]*[.A291]*[.A291] - 16*[.A291]*[.A291] + 5*[.A291]" office:value-type="float" office:value="-0.609351232725237" calcext:value-type="float">
            <text:p>-0.609351232725237</text:p>
          </table:table-cell>
          <table:table-cell table:formula="of:= [.B291]*[.B291]*[.B291]*[.B291] - 16*[.B291]*[.B291] + 5*[.B291]" office:value-type="float" office:value="-4.70681165608861" calcext:value-type="float">
            <text:p>-4.706811656088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7709751916118" calcext:value-type="float">
            <text:p>-0.467709751916118</text:p>
          </table:table-cell>
          <table:table-cell table:formula="of:=-[.A292]" office:value-type="float" office:value="0.467709751916118" calcext:value-type="float">
            <text:p>0.467709751916118</text:p>
          </table:table-cell>
          <table:table-cell/>
          <table:table-cell table:formula="of:= [.A292] * [.A292] - 10 * COS(2 * PI() * [.A292])" office:value-type="float" office:value="10.0136445678486" calcext:value-type="float">
            <text:p>10.0136445678486</text:p>
          </table:table-cell>
          <table:table-cell table:formula="of:= [.B292] * [.B292] - 10 * COS(2 * PI() * [.B292])" office:value-type="float" office:value="10.0136445678486" calcext:value-type="float">
            <text:p>10.0136445678486</text:p>
          </table:table-cell>
          <table:table-cell table:formula="of:= 100 * ([.A293] - [.A292]*[.A292]) * ([.A293] - [.A292]*[.A292]) + (1 - [.A292]) * (1 - [.A292])" office:value-type="float" office:value="9.42797127249406" calcext:value-type="float">
            <text:p>9.42797127249406</text:p>
          </table:table-cell>
          <table:table-cell table:formula="of:= 100 * ([.B293] - [.B292]*[.B292]) * ([.B293] - [.B292]*[.B292]) + (1 - [.B292]) * (1 - [.B292])" office:value-type="float" office:value="50.2971739409077" calcext:value-type="float">
            <text:p>50.2971739409077</text:p>
          </table:table-cell>
          <table:table-cell table:formula="of:=[.A292]*[.A292]" office:value-type="float" office:value="0.218752412037437" calcext:value-type="float">
            <text:p>0.218752412037437</text:p>
          </table:table-cell>
          <table:table-cell table:formula="of:=[.B292]*[.B292]" office:value-type="float" office:value="0.218752412037437" calcext:value-type="float">
            <text:p>0.218752412037437</text:p>
          </table:table-cell>
          <table:table-cell table:formula="of:= [.A292]*[.A292]*[.A292]*[.A292] - 16*[.A292]*[.A292] + 5*[.A292]" office:value-type="float" office:value="-5.79073473440738" calcext:value-type="float">
            <text:p>-5.79073473440738</text:p>
          </table:table-cell>
          <table:table-cell table:formula="of:= [.B292]*[.B292]*[.B292]*[.B292] - 16*[.B292]*[.B292] + 5*[.B292]" office:value-type="float" office:value="-1.1136372152462" calcext:value-type="float">
            <text:p>-1.11363721524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88452233257704" calcext:value-type="float">
            <text:p>0.488452233257704</text:p>
          </table:table-cell>
          <table:table-cell table:formula="of:=-[.A293]" office:value-type="float" office:value="-0.488452233257704" calcext:value-type="float">
            <text:p>-0.488452233257704</text:p>
          </table:table-cell>
          <table:table-cell/>
          <table:table-cell table:formula="of:= [.A293] * [.A293] - 10 * COS(2 * PI() * [.A293])" office:value-type="float" office:value="10.2122747140807" calcext:value-type="float">
            <text:p>10.2122747140807</text:p>
          </table:table-cell>
          <table:table-cell table:formula="of:= [.B293] * [.B293] - 10 * COS(2 * PI() * [.B293])" office:value-type="float" office:value="10.2122747140807" calcext:value-type="float">
            <text:p>10.2122747140807</text:p>
          </table:table-cell>
          <table:table-cell table:formula="of:= 100 * ([.A294] - [.A293]*[.A293]) * ([.A294] - [.A293]*[.A293]) + (1 - [.A293]) * (1 - [.A293])" office:value-type="float" office:value="8.18678929218653" calcext:value-type="float">
            <text:p>8.18678929218653</text:p>
          </table:table-cell>
          <table:table-cell table:formula="of:= 100 * ([.B294] - [.B293]*[.B293]) * ([.B294] - [.B293]*[.B293]) + (1 - [.B293]) * (1 - [.B293])" office:value-type="float" office:value="6.04359680846168" calcext:value-type="float">
            <text:p>6.04359680846168</text:p>
          </table:table-cell>
          <table:table-cell table:formula="of:=[.A293]*[.A293]" office:value-type="float" office:value="0.238585584174438" calcext:value-type="float">
            <text:p>0.238585584174438</text:p>
          </table:table-cell>
          <table:table-cell table:formula="of:=[.B293]*[.B293]" office:value-type="float" office:value="0.238585584174438" calcext:value-type="float">
            <text:p>0.238585584174438</text:p>
          </table:table-cell>
          <table:table-cell table:formula="of:= [.A293]*[.A293]*[.A293]*[.A293] - 16*[.A293]*[.A293] + 5*[.A293]" office:value-type="float" office:value="-1.31818509952663" calcext:value-type="float">
            <text:p>-1.31818509952663</text:p>
          </table:table-cell>
          <table:table-cell table:formula="of:= [.B293]*[.B293]*[.B293]*[.B293] - 16*[.B293]*[.B293] + 5*[.B293]" office:value-type="float" office:value="-6.20270743210367" calcext:value-type="float">
            <text:p>-6.202707432103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29301023250446" calcext:value-type="float">
            <text:p>-0.0429301023250446</text:p>
          </table:table-cell>
          <table:table-cell table:formula="of:=-[.A294]" office:value-type="float" office:value="0.0429301023250446" calcext:value-type="float">
            <text:p>0.0429301023250446</text:p>
          </table:table-cell>
          <table:table-cell/>
          <table:table-cell table:formula="of:= [.A294] * [.A294] - 10 * COS(2 * PI() * [.A294])" office:value-type="float" office:value="-9.63656504004086" calcext:value-type="float">
            <text:p>-9.63656504004086</text:p>
          </table:table-cell>
          <table:table-cell table:formula="of:= [.B294] * [.B294] - 10 * COS(2 * PI() * [.B294])" office:value-type="float" office:value="-9.63656504004086" calcext:value-type="float">
            <text:p>-9.63656504004086</text:p>
          </table:table-cell>
          <table:table-cell table:formula="of:= 100 * ([.A295] - [.A294]*[.A294]) * ([.A295] - [.A294]*[.A294]) + (1 - [.A294]) * (1 - [.A294])" office:value-type="float" office:value="14.2174936223904" calcext:value-type="float">
            <text:p>14.2174936223904</text:p>
          </table:table-cell>
          <table:table-cell table:formula="of:= 100 * ([.B295] - [.B294]*[.B294]) * ([.B295] - [.B294]*[.B294]) + (1 - [.B294]) * (1 - [.B294])" office:value-type="float" office:value="13.7800079702604" calcext:value-type="float">
            <text:p>13.7800079702604</text:p>
          </table:table-cell>
          <table:table-cell table:formula="of:=[.A294]*[.A294]" office:value-type="float" office:value="0.0018429936856388" calcext:value-type="float">
            <text:p>0.0018429936856388</text:p>
          </table:table-cell>
          <table:table-cell table:formula="of:=[.B294]*[.B294]" office:value-type="float" office:value="0.0018429936856388" calcext:value-type="float">
            <text:p>0.0018429936856388</text:p>
          </table:table-cell>
          <table:table-cell table:formula="of:= [.A294]*[.A294]*[.A294]*[.A294] - 16*[.A294]*[.A294] + 5*[.A294]" office:value-type="float" office:value="-0.244135013969718" calcext:value-type="float">
            <text:p>-0.244135013969718</text:p>
          </table:table-cell>
          <table:table-cell table:formula="of:= [.B294]*[.B294]*[.B294]*[.B294] - 16*[.B294]*[.B294] + 5*[.B294]" office:value-type="float" office:value="0.185166009280727" calcext:value-type="float">
            <text:p>0.1851660092807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0507533070631" calcext:value-type="float">
            <text:p>-0.360507533070631</text:p>
          </table:table-cell>
          <table:table-cell table:formula="of:=-[.A295]" office:value-type="float" office:value="0.360507533070631" calcext:value-type="float">
            <text:p>0.360507533070631</text:p>
          </table:table-cell>
          <table:table-cell/>
          <table:table-cell table:formula="of:= [.A295] * [.A295] - 10 * COS(2 * PI() * [.A295])" office:value-type="float" office:value="6.52874421097009" calcext:value-type="float">
            <text:p>6.52874421097009</text:p>
          </table:table-cell>
          <table:table-cell table:formula="of:= [.B295] * [.B295] - 10 * COS(2 * PI() * [.B295])" office:value-type="float" office:value="6.52874421097009" calcext:value-type="float">
            <text:p>6.52874421097009</text:p>
          </table:table-cell>
          <table:table-cell table:formula="of:= 100 * ([.A296] - [.A295]*[.A295]) * ([.A296] - [.A295]*[.A295]) + (1 - [.A295]) * (1 - [.A295])" office:value-type="float" office:value="23.6618917141717" calcext:value-type="float">
            <text:p>23.6618917141717</text:p>
          </table:table-cell>
          <table:table-cell table:formula="of:= 100 * ([.B296] - [.B295]*[.B295]) * ([.B296] - [.B295]*[.B295]) + (1 - [.B295]) * (1 - [.B295])" office:value-type="float" office:value="4.69758435840003" calcext:value-type="float">
            <text:p>4.69758435840003</text:p>
          </table:table-cell>
          <table:table-cell table:formula="of:=[.A295]*[.A295]" office:value-type="float" office:value="0.129965681400672" calcext:value-type="float">
            <text:p>0.129965681400672</text:p>
          </table:table-cell>
          <table:table-cell table:formula="of:=[.B295]*[.B295]" office:value-type="float" office:value="0.129965681400672" calcext:value-type="float">
            <text:p>0.129965681400672</text:p>
          </table:table-cell>
          <table:table-cell table:formula="of:= [.A295]*[.A295]*[.A295]*[.A295] - 16*[.A295]*[.A295] + 5*[.A295]" office:value-type="float" office:value="-3.86509748942197" calcext:value-type="float">
            <text:p>-3.86509748942197</text:p>
          </table:table-cell>
          <table:table-cell table:formula="of:= [.B295]*[.B295]*[.B295]*[.B295] - 16*[.B295]*[.B295] + 5*[.B295]" office:value-type="float" office:value="-0.26002215871566" calcext:value-type="float">
            <text:p>-0.2600221587156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7055848794989" calcext:value-type="float">
            <text:p>-0.337055848794989</text:p>
          </table:table-cell>
          <table:table-cell table:formula="of:=-[.A296]" office:value-type="float" office:value="0.337055848794989" calcext:value-type="float">
            <text:p>0.337055848794989</text:p>
          </table:table-cell>
          <table:table-cell/>
          <table:table-cell table:formula="of:= [.A296] * [.A296] - 10 * COS(2 * PI() * [.A296])" office:value-type="float" office:value="5.31477748196256" calcext:value-type="float">
            <text:p>5.31477748196256</text:p>
          </table:table-cell>
          <table:table-cell table:formula="of:= [.B296] * [.B296] - 10 * COS(2 * PI() * [.B296])" office:value-type="float" office:value="5.31477748196256" calcext:value-type="float">
            <text:p>5.31477748196256</text:p>
          </table:table-cell>
          <table:table-cell table:formula="of:= 100 * ([.A297] - [.A296]*[.A296]) * ([.A297] - [.A296]*[.A296]) + (1 - [.A296]) * (1 - [.A296])" office:value-type="float" office:value="15.9011647888468" calcext:value-type="float">
            <text:p>15.9011647888468</text:p>
          </table:table-cell>
          <table:table-cell table:formula="of:= 100 * ([.B297] - [.B296]*[.B296]) * ([.B297] - [.B296]*[.B296]) + (1 - [.B296]) * (1 - [.B296])" office:value-type="float" office:value="2.64369189522749" calcext:value-type="float">
            <text:p>2.64369189522749</text:p>
          </table:table-cell>
          <table:table-cell table:formula="of:=[.A296]*[.A296]" office:value-type="float" office:value="0.113606645206911" calcext:value-type="float">
            <text:p>0.113606645206911</text:p>
          </table:table-cell>
          <table:table-cell table:formula="of:=[.B296]*[.B296]" office:value-type="float" office:value="0.113606645206911" calcext:value-type="float">
            <text:p>0.113606645206911</text:p>
          </table:table-cell>
          <table:table-cell table:formula="of:= [.A296]*[.A296]*[.A296]*[.A296] - 16*[.A296]*[.A296] + 5*[.A296]" office:value-type="float" office:value="-3.49007909745035" calcext:value-type="float">
            <text:p>-3.49007909745035</text:p>
          </table:table-cell>
          <table:table-cell table:formula="of:= [.B296]*[.B296]*[.B296]*[.B296] - 16*[.B296]*[.B296] + 5*[.B296]" office:value-type="float" office:value="-0.119520609500456" calcext:value-type="float">
            <text:p>-0.11952060950045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2072026613168" calcext:value-type="float">
            <text:p>-0.262072026613168</text:p>
          </table:table-cell>
          <table:table-cell table:formula="of:=-[.A297]" office:value-type="float" office:value="0.262072026613168" calcext:value-type="float">
            <text:p>0.262072026613168</text:p>
          </table:table-cell>
          <table:table-cell/>
          <table:table-cell table:formula="of:= [.A297] * [.A297] - 10 * COS(2 * PI() * [.A297])" office:value-type="float" office:value="0.82646243311365" calcext:value-type="float">
            <text:p>0.82646243311365</text:p>
          </table:table-cell>
          <table:table-cell table:formula="of:= [.B297] * [.B297] - 10 * COS(2 * PI() * [.B297])" office:value-type="float" office:value="0.82646243311365" calcext:value-type="float">
            <text:p>0.82646243311365</text:p>
          </table:table-cell>
          <table:table-cell table:formula="of:= 100 * ([.A298] - [.A297]*[.A297]) * ([.A298] - [.A297]*[.A297]) + (1 - [.A297]) * (1 - [.A297])" office:value-type="float" office:value="3.44104864638795" calcext:value-type="float">
            <text:p>3.44104864638795</text:p>
          </table:table-cell>
          <table:table-cell table:formula="of:= 100 * ([.B298] - [.B297]*[.B297]) * ([.B298] - [.B297]*[.B297]) + (1 - [.B297]) * (1 - [.B297])" office:value-type="float" office:value="8.01452931977409" calcext:value-type="float">
            <text:p>8.01452931977409</text:p>
          </table:table-cell>
          <table:table-cell table:formula="of:=[.A297]*[.A297]" office:value-type="float" office:value="0.0686817471331333" calcext:value-type="float">
            <text:p>0.0686817471331333</text:p>
          </table:table-cell>
          <table:table-cell table:formula="of:=[.B297]*[.B297]" office:value-type="float" office:value="0.0686817471331333" calcext:value-type="float">
            <text:p>0.0686817471331333</text:p>
          </table:table-cell>
          <table:table-cell table:formula="of:= [.A297]*[.A297]*[.A297]*[.A297] - 16*[.A297]*[.A297] + 5*[.A297]" office:value-type="float" office:value="-2.40455090480671" calcext:value-type="float">
            <text:p>-2.40455090480671</text:p>
          </table:table-cell>
          <table:table-cell table:formula="of:= [.B297]*[.B297]*[.B297]*[.B297] - 16*[.B297]*[.B297] + 5*[.B297]" office:value-type="float" office:value="0.21616936132497" calcext:value-type="float">
            <text:p>0.216169361324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4631107044406" calcext:value-type="float">
            <text:p>0.204631107044406</text:p>
          </table:table-cell>
          <table:table-cell table:formula="of:=-[.A298]" office:value-type="float" office:value="-0.204631107044406" calcext:value-type="float">
            <text:p>-0.204631107044406</text:p>
          </table:table-cell>
          <table:table-cell/>
          <table:table-cell table:formula="of:= [.A298] * [.A298] - 10 * COS(2 * PI() * [.A298])" office:value-type="float" office:value="-2.77028756235221" calcext:value-type="float">
            <text:p>-2.77028756235221</text:p>
          </table:table-cell>
          <table:table-cell table:formula="of:= [.B298] * [.B298] - 10 * COS(2 * PI() * [.B298])" office:value-type="float" office:value="-2.77028756235221" calcext:value-type="float">
            <text:p>-2.77028756235221</text:p>
          </table:table-cell>
          <table:table-cell table:formula="of:= 100 * ([.A299] - [.A298]*[.A298]) * ([.A299] - [.A298]*[.A298]) + (1 - [.A298]) * (1 - [.A298])" office:value-type="float" office:value="5.55033921286199" calcext:value-type="float">
            <text:p>5.55033921286199</text:p>
          </table:table-cell>
          <table:table-cell table:formula="of:= 100 * ([.B299] - [.B298]*[.B298]) * ([.B299] - [.B298]*[.B298]) + (1 - [.B298]) * (1 - [.B298])" office:value-type="float" office:value="10.7846058489088" calcext:value-type="float">
            <text:p>10.7846058489088</text:p>
          </table:table-cell>
          <table:table-cell table:formula="of:=[.A298]*[.A298]" office:value-type="float" office:value="0.0418738899702192" calcext:value-type="float">
            <text:p>0.0418738899702192</text:p>
          </table:table-cell>
          <table:table-cell table:formula="of:=[.B298]*[.B298]" office:value-type="float" office:value="0.0418738899702192" calcext:value-type="float">
            <text:p>0.0418738899702192</text:p>
          </table:table-cell>
          <table:table-cell table:formula="of:= [.A298]*[.A298]*[.A298]*[.A298] - 16*[.A298]*[.A298] + 5*[.A298]" office:value-type="float" office:value="0.354926718359761" calcext:value-type="float">
            <text:p>0.354926718359761</text:p>
          </table:table-cell>
          <table:table-cell table:formula="of:= [.B298]*[.B298]*[.B298]*[.B298] - 16*[.B298]*[.B298] + 5*[.B298]" office:value-type="float" office:value="-1.6913843520843" calcext:value-type="float">
            <text:p>-1.69138435208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3633388909511" calcext:value-type="float">
            <text:p>0.263633388909511</text:p>
          </table:table-cell>
          <table:table-cell table:formula="of:=-[.A299]" office:value-type="float" office:value="-0.263633388909511" calcext:value-type="float">
            <text:p>-0.263633388909511</text:p>
          </table:table-cell>
          <table:table-cell/>
          <table:table-cell table:formula="of:= [.A299] * [.A299] - 10 * COS(2 * PI() * [.A299])" office:value-type="float" office:value="0.925066426413712" calcext:value-type="float">
            <text:p>0.925066426413712</text:p>
          </table:table-cell>
          <table:table-cell table:formula="of:= [.B299] * [.B299] - 10 * COS(2 * PI() * [.B299])" office:value-type="float" office:value="0.925066426413712" calcext:value-type="float">
            <text:p>0.925066426413712</text:p>
          </table:table-cell>
          <table:table-cell table:formula="of:= 100 * ([.A300] - [.A299]*[.A299]) * ([.A300] - [.A299]*[.A299]) + (1 - [.A299]) * (1 - [.A299])" office:value-type="float" office:value="11.3876342300831" calcext:value-type="float">
            <text:p>11.3876342300831</text:p>
          </table:table-cell>
          <table:table-cell table:formula="of:= 100 * ([.B300] - [.B299]*[.B299]) * ([.B300] - [.B299]*[.B299]) + (1 - [.B299]) * (1 - [.B299])" office:value-type="float" office:value="5.21887860309568" calcext:value-type="float">
            <text:p>5.21887860309568</text:p>
          </table:table-cell>
          <table:table-cell table:formula="of:=[.A299]*[.A299]" office:value-type="float" office:value="0.0695025637479136" calcext:value-type="float">
            <text:p>0.0695025637479136</text:p>
          </table:table-cell>
          <table:table-cell table:formula="of:=[.B299]*[.B299]" office:value-type="float" office:value="0.0695025637479136" calcext:value-type="float">
            <text:p>0.0695025637479136</text:p>
          </table:table-cell>
          <table:table-cell table:formula="of:= [.A299]*[.A299]*[.A299]*[.A299] - 16*[.A299]*[.A299] + 5*[.A299]" office:value-type="float" office:value="0.210956530948471" calcext:value-type="float">
            <text:p>0.210956530948471</text:p>
          </table:table-cell>
          <table:table-cell table:formula="of:= [.B299]*[.B299]*[.B299]*[.B299] - 16*[.B299]*[.B299] + 5*[.B299]" office:value-type="float" office:value="-2.42537735814664" calcext:value-type="float">
            <text:p>-2.425377358146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9820961742662" calcext:value-type="float">
            <text:p>-0.259820961742662</text:p>
          </table:table-cell>
          <table:table-cell table:formula="of:=-[.A300]" office:value-type="float" office:value="0.259820961742662" calcext:value-type="float">
            <text:p>0.259820961742662</text:p>
          </table:table-cell>
          <table:table-cell/>
          <table:table-cell table:formula="of:= [.A300] * [.A300] - 10 * COS(2 * PI() * [.A300])" office:value-type="float" office:value="0.68418462498019" calcext:value-type="float">
            <text:p>0.68418462498019</text:p>
          </table:table-cell>
          <table:table-cell table:formula="of:= [.B300] * [.B300] - 10 * COS(2 * PI() * [.B300])" office:value-type="float" office:value="0.68418462498019" calcext:value-type="float">
            <text:p>0.68418462498019</text:p>
          </table:table-cell>
          <table:table-cell table:formula="of:= 100 * ([.A301] - [.A300]*[.A300]) * ([.A301] - [.A300]*[.A300]) + (1 - [.A300]) * (1 - [.A300])" office:value-type="float" office:value="15.7906202398837" calcext:value-type="float">
            <text:p>15.7906202398837</text:p>
          </table:table-cell>
          <table:table-cell table:formula="of:= 100 * ([.B301] - [.B300]*[.B300]) * ([.B301] - [.B300]*[.B300]) + (1 - [.B300]) * (1 - [.B300])" office:value-type="float" office:value="26.7508789169849" calcext:value-type="float">
            <text:p>26.7508789169849</text:p>
          </table:table-cell>
          <table:table-cell table:formula="of:=[.A300]*[.A300]" office:value-type="float" office:value="0.0675069321608818" calcext:value-type="float">
            <text:p>0.0675069321608818</text:p>
          </table:table-cell>
          <table:table-cell table:formula="of:=[.B300]*[.B300]" office:value-type="float" office:value="0.0675069321608818" calcext:value-type="float">
            <text:p>0.0675069321608818</text:p>
          </table:table-cell>
          <table:table-cell table:formula="of:= [.A300]*[.A300]*[.A300]*[.A300] - 16*[.A300]*[.A300] + 5*[.A300]" office:value-type="float" office:value="-2.37465853739764" calcext:value-type="float">
            <text:p>-2.37465853739764</text:p>
          </table:table-cell>
          <table:table-cell table:formula="of:= [.B300]*[.B300]*[.B300]*[.B300] - 16*[.B300]*[.B300] + 5*[.B300]" office:value-type="float" office:value="0.223551080028975" calcext:value-type="float">
            <text:p>0.22355108002897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44381863460876" calcext:value-type="float">
            <text:p>0.444381863460876</text:p>
          </table:table-cell>
          <table:table-cell table:formula="of:=-[.A301]" office:value-type="float" office:value="-0.444381863460876" calcext:value-type="float">
            <text:p>-0.444381863460876</text:p>
          </table:table-cell>
          <table:table-cell/>
          <table:table-cell table:formula="of:= [.A301] * [.A301] - 10 * COS(2 * PI() * [.A301])" office:value-type="float" office:value="9.59305587174628" calcext:value-type="float">
            <text:p>9.59305587174628</text:p>
          </table:table-cell>
          <table:table-cell table:formula="of:= [.B301] * [.B301] - 10 * COS(2 * PI() * [.B301])" office:value-type="float" office:value="9.59305587174628" calcext:value-type="float">
            <text:p>9.59305587174628</text:p>
          </table:table-cell>
          <table:table-cell table:formula="of:= 100 * ([.A302] - [.A301]*[.A301]) * ([.A302] - [.A301]*[.A301]) + (1 - [.A301]) * (1 - [.A301])" office:value-type="float" office:value="4.69875196508786" calcext:value-type="float">
            <text:p>4.69875196508786</text:p>
          </table:table-cell>
          <table:table-cell table:formula="of:= 100 * ([.B302] - [.B301]*[.B301]) * ([.B302] - [.B301]*[.B301]) + (1 - [.B301]) * (1 - [.B301])" office:value-type="float" office:value="5.52452829108103" calcext:value-type="float">
            <text:p>5.52452829108103</text:p>
          </table:table-cell>
          <table:table-cell table:formula="of:=[.A301]*[.A301]" office:value-type="float" office:value="0.197475240572961" calcext:value-type="float">
            <text:p>0.197475240572961</text:p>
          </table:table-cell>
          <table:table-cell table:formula="of:=[.B301]*[.B301]" office:value-type="float" office:value="0.197475240572961" calcext:value-type="float">
            <text:p>0.197475240572961</text:p>
          </table:table-cell>
          <table:table-cell table:formula="of:= [.A301]*[.A301]*[.A301]*[.A301] - 16*[.A301]*[.A301] + 5*[.A301]" office:value-type="float" office:value="-0.898698061223642" calcext:value-type="float">
            <text:p>-0.898698061223642</text:p>
          </table:table-cell>
          <table:table-cell table:formula="of:= [.B301]*[.B301]*[.B301]*[.B301] - 16*[.B301]*[.B301] + 5*[.B301]" office:value-type="float" office:value="-5.3425166958324" calcext:value-type="float">
            <text:p>-5.34251669583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2048993143253" calcext:value-type="float">
            <text:p>-0.012048993143253</text:p>
          </table:table-cell>
          <table:table-cell table:formula="of:=-[.A302]" office:value-type="float" office:value="0.012048993143253" calcext:value-type="float">
            <text:p>0.012048993143253</text:p>
          </table:table-cell>
          <table:table-cell/>
          <table:table-cell table:formula="of:= [.A302] * [.A302] - 10 * COS(2 * PI() * [.A302])" office:value-type="float" office:value="-9.97121147115076" calcext:value-type="float">
            <text:p>-9.97121147115076</text:p>
          </table:table-cell>
          <table:table-cell table:formula="of:= [.B302] * [.B302] - 10 * COS(2 * PI() * [.B302])" office:value-type="float" office:value="-9.97121147115076" calcext:value-type="float">
            <text:p>-9.97121147115076</text:p>
          </table:table-cell>
          <table:table-cell table:formula="of:= 100 * ([.A303] - [.A302]*[.A302]) * ([.A303] - [.A302]*[.A302]) + (1 - [.A302]) * (1 - [.A302])" office:value-type="float" office:value="2.39584274251088" calcext:value-type="float">
            <text:p>2.39584274251088</text:p>
          </table:table-cell>
          <table:table-cell table:formula="of:= 100 * ([.B303] - [.B302]*[.B302]) * ([.B303] - [.B302]*[.B302]) + (1 - [.B302]) * (1 - [.B302])" office:value-type="float" office:value="2.34085416300513" calcext:value-type="float">
            <text:p>2.34085416300513</text:p>
          </table:table-cell>
          <table:table-cell table:formula="of:=[.A302]*[.A302]" office:value-type="float" office:value="0.000145178235766158" calcext:value-type="float">
            <text:p>0.000145178235766158</text:p>
          </table:table-cell>
          <table:table-cell table:formula="of:=[.B302]*[.B302]" office:value-type="float" office:value="0.000145178235766158" calcext:value-type="float">
            <text:p>0.000145178235766158</text:p>
          </table:table-cell>
          <table:table-cell table:formula="of:= [.A302]*[.A302]*[.A302]*[.A302] - 16*[.A302]*[.A302] + 5*[.A302]" office:value-type="float" office:value="-0.0625677964118035" calcext:value-type="float">
            <text:p>-0.0625677964118035</text:p>
          </table:table-cell>
          <table:table-cell table:formula="of:= [.B302]*[.B302]*[.B302]*[.B302] - 16*[.B302]*[.B302] + 5*[.B302]" office:value-type="float" office:value="0.0579221350207267" calcext:value-type="float">
            <text:p>0.05792213502072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6970131522976" calcext:value-type="float">
            <text:p>-0.116970131522976</text:p>
          </table:table-cell>
          <table:table-cell table:formula="of:=-[.A303]" office:value-type="float" office:value="0.116970131522976" calcext:value-type="float">
            <text:p>0.116970131522976</text:p>
          </table:table-cell>
          <table:table-cell/>
          <table:table-cell table:formula="of:= [.A303] * [.A303] - 10 * COS(2 * PI() * [.A303])" office:value-type="float" office:value="-7.40499425518676" calcext:value-type="float">
            <text:p>-7.40499425518676</text:p>
          </table:table-cell>
          <table:table-cell table:formula="of:= [.B303] * [.B303] - 10 * COS(2 * PI() * [.B303])" office:value-type="float" office:value="-7.40499425518676" calcext:value-type="float">
            <text:p>-7.40499425518676</text:p>
          </table:table-cell>
          <table:table-cell table:formula="of:= 100 * ([.A304] - [.A303]*[.A303]) * ([.A304] - [.A303]*[.A303]) + (1 - [.A303]) * (1 - [.A303])" office:value-type="float" office:value="2.83676652624833" calcext:value-type="float">
            <text:p>2.83676652624833</text:p>
          </table:table-cell>
          <table:table-cell table:formula="of:= 100 * ([.B304] - [.B303]*[.B303]) * ([.B304] - [.B303]*[.B303]) + (1 - [.B303]) * (1 - [.B303])" office:value-type="float" office:value="1.75385629839683" calcext:value-type="float">
            <text:p>1.75385629839683</text:p>
          </table:table-cell>
          <table:table-cell table:formula="of:=[.A303]*[.A303]" office:value-type="float" office:value="0.0136820116685023" calcext:value-type="float">
            <text:p>0.0136820116685023</text:p>
          </table:table-cell>
          <table:table-cell table:formula="of:=[.B303]*[.B303]" office:value-type="float" office:value="0.0136820116685023" calcext:value-type="float">
            <text:p>0.0136820116685023</text:p>
          </table:table-cell>
          <table:table-cell table:formula="of:= [.A303]*[.A303]*[.A303]*[.A303] - 16*[.A303]*[.A303] + 5*[.A303]" office:value-type="float" office:value="-0.803575646867619" calcext:value-type="float">
            <text:p>-0.803575646867619</text:p>
          </table:table-cell>
          <table:table-cell table:formula="of:= [.B303]*[.B303]*[.B303]*[.B303] - 16*[.B303]*[.B303] + 5*[.B303]" office:value-type="float" office:value="0.36612566836214" calcext:value-type="float">
            <text:p>0.366125668362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237925325986" calcext:value-type="float">
            <text:p>-0.11237925325986</text:p>
          </table:table-cell>
          <table:table-cell table:formula="of:=-[.A304]" office:value-type="float" office:value="0.11237925325986" calcext:value-type="float">
            <text:p>0.11237925325986</text:p>
          </table:table-cell>
          <table:table-cell/>
          <table:table-cell table:formula="of:= [.A304] * [.A304] - 10 * COS(2 * PI() * [.A304])" office:value-type="float" office:value="-7.59635556498602" calcext:value-type="float">
            <text:p>-7.59635556498602</text:p>
          </table:table-cell>
          <table:table-cell table:formula="of:= [.B304] * [.B304] - 10 * COS(2 * PI() * [.B304])" office:value-type="float" office:value="-7.59635556498602" calcext:value-type="float">
            <text:p>-7.59635556498602</text:p>
          </table:table-cell>
          <table:table-cell table:formula="of:= 100 * ([.A305] - [.A304]*[.A304]) * ([.A305] - [.A304]*[.A304]) + (1 - [.A304]) * (1 - [.A304])" office:value-type="float" office:value="24.4987150165085" calcext:value-type="float">
            <text:p>24.4987150165085</text:p>
          </table:table-cell>
          <table:table-cell table:formula="of:= 100 * ([.B305] - [.B304]*[.B304]) * ([.B305] - [.B304]*[.B304]) + (1 - [.B304]) * (1 - [.B304])" office:value-type="float" office:value="21.6765904095789" calcext:value-type="float">
            <text:p>21.6765904095789</text:p>
          </table:table-cell>
          <table:table-cell table:formula="of:=[.A304]*[.A304]" office:value-type="float" office:value="0.0126290965632438" calcext:value-type="float">
            <text:p>0.0126290965632438</text:p>
          </table:table-cell>
          <table:table-cell table:formula="of:=[.B304]*[.B304]" office:value-type="float" office:value="0.0126290965632438" calcext:value-type="float">
            <text:p>0.0126290965632438</text:p>
          </table:table-cell>
          <table:table-cell table:formula="of:= [.A304]*[.A304]*[.A304]*[.A304] - 16*[.A304]*[.A304] + 5*[.A304]" office:value-type="float" office:value="-0.763802317231196" calcext:value-type="float">
            <text:p>-0.763802317231196</text:p>
          </table:table-cell>
          <table:table-cell table:formula="of:= [.B304]*[.B304]*[.B304]*[.B304] - 16*[.B304]*[.B304] + 5*[.B304]" office:value-type="float" office:value="0.359990215367404" calcext:value-type="float">
            <text:p>0.3599902153674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9670886988752" calcext:value-type="float">
            <text:p>-0.469670886988752</text:p>
          </table:table-cell>
          <table:table-cell table:formula="of:=-[.A305]" office:value-type="float" office:value="0.469670886988752" calcext:value-type="float">
            <text:p>0.469670886988752</text:p>
          </table:table-cell>
          <table:table-cell/>
          <table:table-cell table:formula="of:= [.A305] * [.A305] - 10 * COS(2 * PI() * [.A305])" office:value-type="float" office:value="10.0395674332028" calcext:value-type="float">
            <text:p>10.0395674332028</text:p>
          </table:table-cell>
          <table:table-cell table:formula="of:= [.B305] * [.B305] - 10 * COS(2 * PI() * [.B305])" office:value-type="float" office:value="10.0395674332028" calcext:value-type="float">
            <text:p>10.0395674332028</text:p>
          </table:table-cell>
          <table:table-cell table:formula="of:= 100 * ([.A306] - [.A305]*[.A305]) * ([.A306] - [.A305]*[.A305]) + (1 - [.A305]) * (1 - [.A305])" office:value-type="float" office:value="22.1147668766423" calcext:value-type="float">
            <text:p>22.1147668766423</text:p>
          </table:table-cell>
          <table:table-cell table:formula="of:= 100 * ([.B306] - [.B305]*[.B305]) * ([.B306] - [.B305]*[.B305]) + (1 - [.B305]) * (1 - [.B305])" office:value-type="float" office:value="0.284303584836682" calcext:value-type="float">
            <text:p>0.284303584836682</text:p>
          </table:table-cell>
          <table:table-cell table:formula="of:=[.A305]*[.A305]" office:value-type="float" office:value="0.220590742084801" calcext:value-type="float">
            <text:p>0.220590742084801</text:p>
          </table:table-cell>
          <table:table-cell table:formula="of:=[.B305]*[.B305]" office:value-type="float" office:value="0.220590742084801" calcext:value-type="float">
            <text:p>0.220590742084801</text:p>
          </table:table-cell>
          <table:table-cell table:formula="of:= [.A305]*[.A305]*[.A305]*[.A305] - 16*[.A305]*[.A305] + 5*[.A305]" office:value-type="float" office:value="-5.82914603280705" calcext:value-type="float">
            <text:p>-5.82914603280705</text:p>
          </table:table-cell>
          <table:table-cell table:formula="of:= [.B305]*[.B305]*[.B305]*[.B305] - 16*[.B305]*[.B305] + 5*[.B305]" office:value-type="float" office:value="-1.13243716291953" calcext:value-type="float">
            <text:p>-1.132437162919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26117600803263" calcext:value-type="float">
            <text:p>-0.226117600803263</text:p>
          </table:table-cell>
          <table:table-cell table:formula="of:=-[.A306]" office:value-type="float" office:value="0.226117600803263" calcext:value-type="float">
            <text:p>0.226117600803263</text:p>
          </table:table-cell>
          <table:table-cell/>
          <table:table-cell table:formula="of:= [.A306] * [.A306] - 10 * COS(2 * PI() * [.A306])" office:value-type="float" office:value="-1.44382108910838" calcext:value-type="float">
            <text:p>-1.44382108910838</text:p>
          </table:table-cell>
          <table:table-cell table:formula="of:= [.B306] * [.B306] - 10 * COS(2 * PI() * [.B306])" office:value-type="float" office:value="-1.44382108910838" calcext:value-type="float">
            <text:p>-1.44382108910838</text:p>
          </table:table-cell>
          <table:table-cell table:formula="of:= 100 * ([.A307] - [.A306]*[.A306]) * ([.A307] - [.A306]*[.A306]) + (1 - [.A306]) * (1 - [.A306])" office:value-type="float" office:value="12.5467800611107" calcext:value-type="float">
            <text:p>12.5467800611107</text:p>
          </table:table-cell>
          <table:table-cell table:formula="of:= 100 * ([.B307] - [.B306]*[.B306]) * ([.B307] - [.B306]*[.B306]) + (1 - [.B306]) * (1 - [.B306])" office:value-type="float" office:value="5.89156284949668" calcext:value-type="float">
            <text:p>5.89156284949668</text:p>
          </table:table-cell>
          <table:table-cell table:formula="of:=[.A306]*[.A306]" office:value-type="float" office:value="0.051129169393024" calcext:value-type="float">
            <text:p>0.051129169393024</text:p>
          </table:table-cell>
          <table:table-cell table:formula="of:=[.B306]*[.B306]" office:value-type="float" office:value="0.051129169393024" calcext:value-type="float">
            <text:p>0.051129169393024</text:p>
          </table:table-cell>
          <table:table-cell table:formula="of:= [.A306]*[.A306]*[.A306]*[.A306] - 16*[.A306]*[.A306] + 5*[.A306]" office:value-type="float" office:value="-1.94604052234188" calcext:value-type="float">
            <text:p>-1.94604052234188</text:p>
          </table:table-cell>
          <table:table-cell table:formula="of:= [.B306]*[.B306]*[.B306]*[.B306] - 16*[.B306]*[.B306] + 5*[.B306]" office:value-type="float" office:value="0.315135485690754" calcext:value-type="float">
            <text:p>0.3151354856907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1187181244604" calcext:value-type="float">
            <text:p>-0.281187181244604</text:p>
          </table:table-cell>
          <table:table-cell table:formula="of:=-[.A307]" office:value-type="float" office:value="0.281187181244604" calcext:value-type="float">
            <text:p>0.281187181244604</text:p>
          </table:table-cell>
          <table:table-cell/>
          <table:table-cell table:formula="of:= [.A307] * [.A307] - 10 * COS(2 * PI() * [.A307])" office:value-type="float" office:value="2.02609812124338" calcext:value-type="float">
            <text:p>2.02609812124338</text:p>
          </table:table-cell>
          <table:table-cell table:formula="of:= [.B307] * [.B307] - 10 * COS(2 * PI() * [.B307])" office:value-type="float" office:value="2.02609812124338" calcext:value-type="float">
            <text:p>2.02609812124338</text:p>
          </table:table-cell>
          <table:table-cell table:formula="of:= 100 * ([.A308] - [.A307]*[.A307]) * ([.A308] - [.A307]*[.A307]) + (1 - [.A307]) * (1 - [.A307])" office:value-type="float" office:value="1.64235834883308" calcext:value-type="float">
            <text:p>1.64235834883308</text:p>
          </table:table-cell>
          <table:table-cell table:formula="of:= 100 * ([.B308] - [.B307]*[.B307]) * ([.B308] - [.B307]*[.B307]) + (1 - [.B307]) * (1 - [.B307])" office:value-type="float" office:value="3.11400798143514" calcext:value-type="float">
            <text:p>3.11400798143514</text:p>
          </table:table-cell>
          <table:table-cell table:formula="of:=[.A307]*[.A307]" office:value-type="float" office:value="0.0790662308962859" calcext:value-type="float">
            <text:p>0.0790662308962859</text:p>
          </table:table-cell>
          <table:table-cell table:formula="of:=[.B307]*[.B307]" office:value-type="float" office:value="0.0790662308962859" calcext:value-type="float">
            <text:p>0.0790662308962859</text:p>
          </table:table-cell>
          <table:table-cell table:formula="of:= [.A307]*[.A307]*[.A307]*[.A307] - 16*[.A307]*[.A307] + 5*[.A307]" office:value-type="float" office:value="-2.66474413169545" calcext:value-type="float">
            <text:p>-2.66474413169545</text:p>
          </table:table-cell>
          <table:table-cell table:formula="of:= [.B307]*[.B307]*[.B307]*[.B307] - 16*[.B307]*[.B307] + 5*[.B307]" office:value-type="float" office:value="0.147127680750591" calcext:value-type="float">
            <text:p>0.1471276807505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20956787792966" calcext:value-type="float">
            <text:p>0.0820956787792966</text:p>
          </table:table-cell>
          <table:table-cell table:formula="of:=-[.A308]" office:value-type="float" office:value="-0.0820956787792966" calcext:value-type="float">
            <text:p>-0.0820956787792966</text:p>
          </table:table-cell>
          <table:table-cell/>
          <table:table-cell table:formula="of:= [.A308] * [.A308] - 10 * COS(2 * PI() * [.A308])" office:value-type="float" office:value="-8.69213415732476" calcext:value-type="float">
            <text:p>-8.69213415732476</text:p>
          </table:table-cell>
          <table:table-cell table:formula="of:= [.B308] * [.B308] - 10 * COS(2 * PI() * [.B308])" office:value-type="float" office:value="-8.69213415732476" calcext:value-type="float">
            <text:p>-8.69213415732476</text:p>
          </table:table-cell>
          <table:table-cell table:formula="of:= 100 * ([.A309] - [.A308]*[.A308]) * ([.A309] - [.A308]*[.A308]) + (1 - [.A308]) * (1 - [.A308])" office:value-type="float" office:value="5.15913874177393" calcext:value-type="float">
            <text:p>5.15913874177393</text:p>
          </table:table-cell>
          <table:table-cell table:formula="of:= 100 * ([.B309] - [.B308]*[.B308]) * ([.B309] - [.B308]*[.B308]) + (1 - [.B308]) * (1 - [.B308])" office:value-type="float" office:value="6.06579789122196" calcext:value-type="float">
            <text:p>6.06579789122196</text:p>
          </table:table-cell>
          <table:table-cell table:formula="of:=[.A308]*[.A308]" office:value-type="float" office:value="0.00673970047423345" calcext:value-type="float">
            <text:p>0.00673970047423345</text:p>
          </table:table-cell>
          <table:table-cell table:formula="of:=[.B308]*[.B308]" office:value-type="float" office:value="0.00673970047423345" calcext:value-type="float">
            <text:p>0.00673970047423345</text:p>
          </table:table-cell>
          <table:table-cell table:formula="of:= [.A308]*[.A308]*[.A308]*[.A308] - 16*[.A308]*[.A308] + 5*[.A308]" office:value-type="float" office:value="0.30268860987123" calcext:value-type="float">
            <text:p>0.30268860987123</text:p>
          </table:table-cell>
          <table:table-cell table:formula="of:= [.B308]*[.B308]*[.B308]*[.B308] - 16*[.B308]*[.B308] + 5*[.B308]" office:value-type="float" office:value="-0.518268177921736" calcext:value-type="float">
            <text:p>-0.5182681779217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4503758936189" calcext:value-type="float">
            <text:p>0.214503758936189</text:p>
          </table:table-cell>
          <table:table-cell table:formula="of:=-[.A309]" office:value-type="float" office:value="-0.214503758936189" calcext:value-type="float">
            <text:p>-0.214503758936189</text:p>
          </table:table-cell>
          <table:table-cell/>
          <table:table-cell table:formula="of:= [.A309] * [.A309] - 10 * COS(2 * PI() * [.A309])" office:value-type="float" office:value="-2.16583873475893" calcext:value-type="float">
            <text:p>-2.16583873475893</text:p>
          </table:table-cell>
          <table:table-cell table:formula="of:= [.B309] * [.B309] - 10 * COS(2 * PI() * [.B309])" office:value-type="float" office:value="-2.16583873475893" calcext:value-type="float">
            <text:p>-2.16583873475893</text:p>
          </table:table-cell>
          <table:table-cell table:formula="of:= 100 * ([.A310] - [.A309]*[.A309]) * ([.A310] - [.A309]*[.A309]) + (1 - [.A309]) * (1 - [.A309])" office:value-type="float" office:value="5.16824861956001" calcext:value-type="float">
            <text:p>5.16824861956001</text:p>
          </table:table-cell>
          <table:table-cell table:formula="of:= 100 * ([.B310] - [.B309]*[.B309]) * ([.B310] - [.B309]*[.B309]) + (1 - [.B309]) * (1 - [.B309])" office:value-type="float" office:value="10.7995033047773" calcext:value-type="float">
            <text:p>10.7995033047773</text:p>
          </table:table-cell>
          <table:table-cell table:formula="of:=[.A309]*[.A309]" office:value-type="float" office:value="0.0460118625977547" calcext:value-type="float">
            <text:p>0.0460118625977547</text:p>
          </table:table-cell>
          <table:table-cell table:formula="of:=[.B309]*[.B309]" office:value-type="float" office:value="0.0460118625977547" calcext:value-type="float">
            <text:p>0.0460118625977547</text:p>
          </table:table-cell>
          <table:table-cell table:formula="of:= [.A309]*[.A309]*[.A309]*[.A309] - 16*[.A309]*[.A309] + 5*[.A309]" office:value-type="float" office:value="0.338446084616585" calcext:value-type="float">
            <text:p>0.338446084616585</text:p>
          </table:table-cell>
          <table:table-cell table:formula="of:= [.B309]*[.B309]*[.B309]*[.B309] - 16*[.B309]*[.B309] + 5*[.B309]" office:value-type="float" office:value="-1.80659150474531" calcext:value-type="float">
            <text:p>-1.806591504745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9348316933028" calcext:value-type="float">
            <text:p>0.259348316933028</text:p>
          </table:table-cell>
          <table:table-cell table:formula="of:=-[.A310]" office:value-type="float" office:value="-0.259348316933028" calcext:value-type="float">
            <text:p>-0.259348316933028</text:p>
          </table:table-cell>
          <table:table-cell/>
          <table:table-cell table:formula="of:= [.A310] * [.A310] - 10 * COS(2 * PI() * [.A310])" office:value-type="float" office:value="0.654295938983783" calcext:value-type="float">
            <text:p>0.654295938983783</text:p>
          </table:table-cell>
          <table:table-cell table:formula="of:= [.B310] * [.B310] - 10 * COS(2 * PI() * [.B310])" office:value-type="float" office:value="0.654295938983783" calcext:value-type="float">
            <text:p>0.654295938983783</text:p>
          </table:table-cell>
          <table:table-cell table:formula="of:= 100 * ([.A311] - [.A310]*[.A310]) * ([.A311] - [.A310]*[.A310]) + (1 - [.A310]) * (1 - [.A310])" office:value-type="float" office:value="11.6254884577009" calcext:value-type="float">
            <text:p>11.6254884577009</text:p>
          </table:table-cell>
          <table:table-cell table:formula="of:= 100 * ([.B311] - [.B310]*[.B310]) * ([.B311] - [.B310]*[.B310]) + (1 - [.B310]) * (1 - [.B310])" office:value-type="float" office:value="23.4269270586046" calcext:value-type="float">
            <text:p>23.4269270586046</text:p>
          </table:table-cell>
          <table:table-cell table:formula="of:=[.A310]*[.A310]" office:value-type="float" office:value="0.0672615494959945" calcext:value-type="float">
            <text:p>0.0672615494959945</text:p>
          </table:table-cell>
          <table:table-cell table:formula="of:=[.B310]*[.B310]" office:value-type="float" office:value="0.0672615494959945" calcext:value-type="float">
            <text:p>0.0672615494959945</text:p>
          </table:table-cell>
          <table:table-cell table:formula="of:= [.A310]*[.A310]*[.A310]*[.A310] - 16*[.A310]*[.A310] + 5*[.A310]" office:value-type="float" office:value="0.225080908769832" calcext:value-type="float">
            <text:p>0.225080908769832</text:p>
          </table:table-cell>
          <table:table-cell table:formula="of:= [.B310]*[.B310]*[.B310]*[.B310] - 16*[.B310]*[.B310] + 5*[.B310]" office:value-type="float" office:value="-2.36840226056045" calcext:value-type="float">
            <text:p>-2.3684022605604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00081674219109" calcext:value-type="float">
            <text:p>0.400081674219109</text:p>
          </table:table-cell>
          <table:table-cell table:formula="of:=-[.A311]" office:value-type="float" office:value="-0.400081674219109" calcext:value-type="float">
            <text:p>-0.400081674219109</text:p>
          </table:table-cell>
          <table:table-cell/>
          <table:table-cell table:formula="of:= [.A311] * [.A311] - 10 * COS(2 * PI() * [.A311])" office:value-type="float" office:value="8.25325058697931" calcext:value-type="float">
            <text:p>8.25325058697931</text:p>
          </table:table-cell>
          <table:table-cell table:formula="of:= [.B311] * [.B311] - 10 * COS(2 * PI() * [.B311])" office:value-type="float" office:value="8.25325058697931" calcext:value-type="float">
            <text:p>8.25325058697931</text:p>
          </table:table-cell>
          <table:table-cell table:formula="of:= 100 * ([.A312] - [.A311]*[.A311]) * ([.A312] - [.A311]*[.A311]) + (1 - [.A311]) * (1 - [.A311])" office:value-type="float" office:value="5.60430063939542" calcext:value-type="float">
            <text:p>5.60430063939542</text:p>
          </table:table-cell>
          <table:table-cell table:formula="of:= 100 * ([.B312] - [.B311]*[.B311]) * ([.B312] - [.B311]*[.B311]) + (1 - [.B311]) * (1 - [.B311])" office:value-type="float" office:value="2.79059015985851" calcext:value-type="float">
            <text:p>2.79059015985851</text:p>
          </table:table-cell>
          <table:table-cell table:formula="of:=[.A311]*[.A311]" office:value-type="float" office:value="0.160065346045965" calcext:value-type="float">
            <text:p>0.160065346045965</text:p>
          </table:table-cell>
          <table:table-cell table:formula="of:=[.B311]*[.B311]" office:value-type="float" office:value="0.160065346045965" calcext:value-type="float">
            <text:p>0.160065346045965</text:p>
          </table:table-cell>
          <table:table-cell table:formula="of:= [.A311]*[.A311]*[.A311]*[.A311] - 16*[.A311]*[.A311] + 5*[.A311]" office:value-type="float" office:value="-0.535016250635086" calcext:value-type="float">
            <text:p>-0.535016250635086</text:p>
          </table:table-cell>
          <table:table-cell table:formula="of:= [.B311]*[.B311]*[.B311]*[.B311] - 16*[.B311]*[.B311] + 5*[.B311]" office:value-type="float" office:value="-4.53583299282618" calcext:value-type="float">
            <text:p>-4.535832992826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689411744242534" calcext:value-type="float">
            <text:p>-0.0689411744242534</text:p>
          </table:table-cell>
          <table:table-cell table:formula="of:=-[.A312]" office:value-type="float" office:value="0.0689411744242534" calcext:value-type="float">
            <text:p>0.0689411744242534</text:p>
          </table:table-cell>
          <table:table-cell/>
          <table:table-cell table:formula="of:= [.A312] * [.A312] - 10 * COS(2 * PI() * [.A312])" office:value-type="float" office:value="-9.07164342720787" calcext:value-type="float">
            <text:p>-9.07164342720787</text:p>
          </table:table-cell>
          <table:table-cell table:formula="of:= [.B312] * [.B312] - 10 * COS(2 * PI() * [.B312])" office:value-type="float" office:value="-9.07164342720787" calcext:value-type="float">
            <text:p>-9.07164342720787</text:p>
          </table:table-cell>
          <table:table-cell table:formula="of:= 100 * ([.A313] - [.A312]*[.A312]) * ([.A313] - [.A312]*[.A312]) + (1 - [.A312]) * (1 - [.A312])" office:value-type="float" office:value="15.5057554099206" calcext:value-type="float">
            <text:p>15.5057554099206</text:p>
          </table:table-cell>
          <table:table-cell table:formula="of:= 100 * ([.B313] - [.B312]*[.B312]) * ([.B313] - [.B312]*[.B312]) + (1 - [.B312]) * (1 - [.B312])" office:value-type="float" office:value="15.9595395514881" calcext:value-type="float">
            <text:p>15.9595395514881</text:p>
          </table:table-cell>
          <table:table-cell table:formula="of:=[.A312]*[.A312]" office:value-type="float" office:value="0.00475288553099533" calcext:value-type="float">
            <text:p>0.00475288553099533</text:p>
          </table:table-cell>
          <table:table-cell table:formula="of:=[.B312]*[.B312]" office:value-type="float" office:value="0.00475288553099533" calcext:value-type="float">
            <text:p>0.00475288553099533</text:p>
          </table:table-cell>
          <table:table-cell table:formula="of:= [.A312]*[.A312]*[.A312]*[.A312] - 16*[.A312]*[.A312] + 5*[.A312]" office:value-type="float" office:value="-0.420729450696322" calcext:value-type="float">
            <text:p>-0.420729450696322</text:p>
          </table:table-cell>
          <table:table-cell table:formula="of:= [.B312]*[.B312]*[.B312]*[.B312] - 16*[.B312]*[.B312] + 5*[.B312]" office:value-type="float" office:value="0.268682293546212" calcext:value-type="float">
            <text:p>0.2686822935462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3739958866499" calcext:value-type="float">
            <text:p>0.383739958866499</text:p>
          </table:table-cell>
          <table:table-cell table:formula="of:=-[.A313]" office:value-type="float" office:value="-0.383739958866499" calcext:value-type="float">
            <text:p>-0.383739958866499</text:p>
          </table:table-cell>
          <table:table-cell/>
          <table:table-cell table:formula="of:= [.A313] * [.A313] - 10 * COS(2 * PI() * [.A313])" office:value-type="float" office:value="7.59577597949681" calcext:value-type="float">
            <text:p>7.59577597949681</text:p>
          </table:table-cell>
          <table:table-cell table:formula="of:= [.B313] * [.B313] - 10 * COS(2 * PI() * [.B313])" office:value-type="float" office:value="7.59577597949681" calcext:value-type="float">
            <text:p>7.59577597949681</text:p>
          </table:table-cell>
          <table:table-cell table:formula="of:= 100 * ([.A314] - [.A313]*[.A313]) * ([.A314] - [.A313]*[.A313]) + (1 - [.A313]) * (1 - [.A313])" office:value-type="float" office:value="0.380799826677495" calcext:value-type="float">
            <text:p>0.380799826677495</text:p>
          </table:table-cell>
          <table:table-cell table:formula="of:= 100 * ([.B314] - [.B313]*[.B313]) * ([.B314] - [.B313]*[.B313]) + (1 - [.B313]) * (1 - [.B313])" office:value-type="float" office:value="10.7779652554337" calcext:value-type="float">
            <text:p>10.7779652554337</text:p>
          </table:table-cell>
          <table:table-cell table:formula="of:=[.A313]*[.A313]" office:value-type="float" office:value="0.147256356030863" calcext:value-type="float">
            <text:p>0.147256356030863</text:p>
          </table:table-cell>
          <table:table-cell table:formula="of:=[.B313]*[.B313]" office:value-type="float" office:value="0.147256356030863" calcext:value-type="float">
            <text:p>0.147256356030863</text:p>
          </table:table-cell>
          <table:table-cell table:formula="of:= [.A313]*[.A313]*[.A313]*[.A313] - 16*[.A313]*[.A313] + 5*[.A313]" office:value-type="float" office:value="-0.415717467769817" calcext:value-type="float">
            <text:p>-0.415717467769817</text:p>
          </table:table-cell>
          <table:table-cell table:formula="of:= [.B313]*[.B313]*[.B313]*[.B313] - 16*[.B313]*[.B313] + 5*[.B313]" office:value-type="float" office:value="-4.25311705643481" calcext:value-type="float">
            <text:p>-4.253117056434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50455400231294" calcext:value-type="float">
            <text:p>0.150455400231294</text:p>
          </table:table-cell>
          <table:table-cell table:formula="of:=-[.A314]" office:value-type="float" office:value="-0.150455400231294" calcext:value-type="float">
            <text:p>-0.150455400231294</text:p>
          </table:table-cell>
          <table:table-cell/>
          <table:table-cell table:formula="of:= [.A314] * [.A314] - 10 * COS(2 * PI() * [.A314])" office:value-type="float" office:value="-5.83204274352151" calcext:value-type="float">
            <text:p>-5.83204274352151</text:p>
          </table:table-cell>
          <table:table-cell table:formula="of:= [.B314] * [.B314] - 10 * COS(2 * PI() * [.B314])" office:value-type="float" office:value="-5.83204274352151" calcext:value-type="float">
            <text:p>-5.83204274352151</text:p>
          </table:table-cell>
          <table:table-cell table:formula="of:= 100 * ([.A315] - [.A314]*[.A314]) * ([.A315] - [.A314]*[.A314]) + (1 - [.A314]) * (1 - [.A314])" office:value-type="float" office:value="4.74700453099027" calcext:value-type="float">
            <text:p>4.74700453099027</text:p>
          </table:table-cell>
          <table:table-cell table:formula="of:= 100 * ([.B315] - [.B314]*[.B314]) * ([.B315] - [.B314]*[.B314]) + (1 - [.B314]) * (1 - [.B314])" office:value-type="float" office:value="3.73713707900821" calcext:value-type="float">
            <text:p>3.73713707900821</text:p>
          </table:table-cell>
          <table:table-cell table:formula="of:=[.A314]*[.A314]" office:value-type="float" office:value="0.022636827458759" calcext:value-type="float">
            <text:p>0.022636827458759</text:p>
          </table:table-cell>
          <table:table-cell table:formula="of:=[.B314]*[.B314]" office:value-type="float" office:value="0.022636827458759" calcext:value-type="float">
            <text:p>0.022636827458759</text:p>
          </table:table-cell>
          <table:table-cell table:formula="of:= [.A314]*[.A314]*[.A314]*[.A314] - 16*[.A314]*[.A314] + 5*[.A314]" office:value-type="float" office:value="0.390600187773726" calcext:value-type="float">
            <text:p>0.390600187773726</text:p>
          </table:table-cell>
          <table:table-cell table:formula="of:= [.B314]*[.B314]*[.B314]*[.B314] - 16*[.B314]*[.B314] + 5*[.B314]" office:value-type="float" office:value="-1.11395381453922" calcext:value-type="float">
            <text:p>-1.113953814539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7994139841758" calcext:value-type="float">
            <text:p>-0.177994139841758</text:p>
          </table:table-cell>
          <table:table-cell table:formula="of:=-[.A315]" office:value-type="float" office:value="0.177994139841758" calcext:value-type="float">
            <text:p>0.177994139841758</text:p>
          </table:table-cell>
          <table:table-cell/>
          <table:table-cell table:formula="of:= [.A315] * [.A315] - 10 * COS(2 * PI() * [.A315])" office:value-type="float" office:value="-4.33980691488054" calcext:value-type="float">
            <text:p>-4.33980691488054</text:p>
          </table:table-cell>
          <table:table-cell table:formula="of:= [.B315] * [.B315] - 10 * COS(2 * PI() * [.B315])" office:value-type="float" office:value="-4.33980691488054" calcext:value-type="float">
            <text:p>-4.33980691488054</text:p>
          </table:table-cell>
          <table:table-cell table:formula="of:= 100 * ([.A316] - [.A315]*[.A315]) * ([.A316] - [.A315]*[.A315]) + (1 - [.A315]) * (1 - [.A315])" office:value-type="float" office:value="3.04893830703741" calcext:value-type="float">
            <text:p>3.04893830703741</text:p>
          </table:table-cell>
          <table:table-cell table:formula="of:= 100 * ([.B316] - [.B315]*[.B315]) * ([.B316] - [.B315]*[.B315]) + (1 - [.B315]) * (1 - [.B315])" office:value-type="float" office:value="4.37185437237388" calcext:value-type="float">
            <text:p>4.37185437237388</text:p>
          </table:table-cell>
          <table:table-cell table:formula="of:=[.A315]*[.A315]" office:value-type="float" office:value="0.0316819138180072" calcext:value-type="float">
            <text:p>0.0316819138180072</text:p>
          </table:table-cell>
          <table:table-cell table:formula="of:=[.B315]*[.B315]" office:value-type="float" office:value="0.0316819138180072" calcext:value-type="float">
            <text:p>0.0316819138180072</text:p>
          </table:table-cell>
          <table:table-cell table:formula="of:= [.A315]*[.A315]*[.A315]*[.A315] - 16*[.A315]*[.A315] + 5*[.A315]" office:value-type="float" office:value="-1.39587757663373" calcext:value-type="float">
            <text:p>-1.39587757663373</text:p>
          </table:table-cell>
          <table:table-cell table:formula="of:= [.B315]*[.B315]*[.B315]*[.B315] - 16*[.B315]*[.B315] + 5*[.B315]" office:value-type="float" office:value="0.384063821783845" calcext:value-type="float">
            <text:p>0.38406382178384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60572104039602" calcext:value-type="float">
            <text:p>0.160572104039602</text:p>
          </table:table-cell>
          <table:table-cell table:formula="of:=-[.A316]" office:value-type="float" office:value="-0.160572104039602" calcext:value-type="float">
            <text:p>-0.160572104039602</text:p>
          </table:table-cell>
          <table:table-cell/>
          <table:table-cell table:formula="of:= [.A316] * [.A316] - 10 * COS(2 * PI() * [.A316])" office:value-type="float" office:value="-5.30209948341639" calcext:value-type="float">
            <text:p>-5.30209948341639</text:p>
          </table:table-cell>
          <table:table-cell table:formula="of:= [.B316] * [.B316] - 10 * COS(2 * PI() * [.B316])" office:value-type="float" office:value="-5.30209948341639" calcext:value-type="float">
            <text:p>-5.30209948341639</text:p>
          </table:table-cell>
          <table:table-cell table:formula="of:= 100 * ([.A317] - [.A316]*[.A316]) * ([.A317] - [.A316]*[.A316]) + (1 - [.A316]) * (1 - [.A316])" office:value-type="float" office:value="13.0572300944124" calcext:value-type="float">
            <text:p>13.0572300944124</text:p>
          </table:table-cell>
          <table:table-cell table:formula="of:= 100 * ([.B317] - [.B316]*[.B316]) * ([.B317] - [.B316]*[.B316]) + (1 - [.B316]) * (1 - [.B316])" office:value-type="float" office:value="17.5901916769243" calcext:value-type="float">
            <text:p>17.5901916769243</text:p>
          </table:table-cell>
          <table:table-cell table:formula="of:=[.A316]*[.A316]" office:value-type="float" office:value="0.0257834005957048" calcext:value-type="float">
            <text:p>0.0257834005957048</text:p>
          </table:table-cell>
          <table:table-cell table:formula="of:=[.B316]*[.B316]" office:value-type="float" office:value="0.0257834005957048" calcext:value-type="float">
            <text:p>0.0257834005957048</text:p>
          </table:table-cell>
          <table:table-cell table:formula="of:= [.A316]*[.A316]*[.A316]*[.A316] - 16*[.A316]*[.A316] + 5*[.A316]" office:value-type="float" office:value="0.390990894413012" calcext:value-type="float">
            <text:p>0.390990894413012</text:p>
          </table:table-cell>
          <table:table-cell table:formula="of:= [.B316]*[.B316]*[.B316]*[.B316] - 16*[.B316]*[.B316] + 5*[.B316]" office:value-type="float" office:value="-1.21473014598301" calcext:value-type="float">
            <text:p>-1.214730145983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7245929208584" calcext:value-type="float">
            <text:p>0.377245929208584</text:p>
          </table:table-cell>
          <table:table-cell table:formula="of:=-[.A317]" office:value-type="float" office:value="-0.377245929208584" calcext:value-type="float">
            <text:p>-0.377245929208584</text:p>
          </table:table-cell>
          <table:table-cell/>
          <table:table-cell table:formula="of:= [.A317] * [.A317] - 10 * COS(2 * PI() * [.A317])" office:value-type="float" office:value="7.31245895305907" calcext:value-type="float">
            <text:p>7.31245895305907</text:p>
          </table:table-cell>
          <table:table-cell table:formula="of:= [.B317] * [.B317] - 10 * COS(2 * PI() * [.B317])" office:value-type="float" office:value="7.31245895305907" calcext:value-type="float">
            <text:p>7.31245895305907</text:p>
          </table:table-cell>
          <table:table-cell table:formula="of:= 100 * ([.A318] - [.A317]*[.A317]) * ([.A318] - [.A317]*[.A317]) + (1 - [.A317]) * (1 - [.A317])" office:value-type="float" office:value="12.712930532763" calcext:value-type="float">
            <text:p>12.712930532763</text:p>
          </table:table-cell>
          <table:table-cell table:formula="of:= 100 * ([.B318] - [.B317]*[.B317]) * ([.B318] - [.B317]*[.B317]) + (1 - [.B317]) * (1 - [.B317])" office:value-type="float" office:value="42.3082950895438" calcext:value-type="float">
            <text:p>42.3082950895438</text:p>
          </table:table-cell>
          <table:table-cell table:formula="of:=[.A317]*[.A317]" office:value-type="float" office:value="0.142314491104448" calcext:value-type="float">
            <text:p>0.142314491104448</text:p>
          </table:table-cell>
          <table:table-cell table:formula="of:=[.B317]*[.B317]" office:value-type="float" office:value="0.142314491104448" calcext:value-type="float">
            <text:p>0.142314491104448</text:p>
          </table:table-cell>
          <table:table-cell table:formula="of:= [.A317]*[.A317]*[.A317]*[.A317] - 16*[.A317]*[.A317] + 5*[.A317]" office:value-type="float" office:value="-0.37054879724993" calcext:value-type="float">
            <text:p>-0.37054879724993</text:p>
          </table:table-cell>
          <table:table-cell table:formula="of:= [.B317]*[.B317]*[.B317]*[.B317] - 16*[.B317]*[.B317] + 5*[.B317]" office:value-type="float" office:value="-4.14300808933577" calcext:value-type="float">
            <text:p>-4.143008089335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3385821464472" calcext:value-type="float">
            <text:p>0.493385821464472</text:p>
          </table:table-cell>
          <table:table-cell table:formula="of:=-[.A318]" office:value-type="float" office:value="-0.493385821464472" calcext:value-type="float">
            <text:p>-0.493385821464472</text:p>
          </table:table-cell>
          <table:table-cell/>
          <table:table-cell table:formula="of:= [.A318] * [.A318] - 10 * COS(2 * PI() * [.A318])" office:value-type="float" office:value="10.2347954292993" calcext:value-type="float">
            <text:p>10.2347954292993</text:p>
          </table:table-cell>
          <table:table-cell table:formula="of:= [.B318] * [.B318] - 10 * COS(2 * PI() * [.B318])" office:value-type="float" office:value="10.2347954292993" calcext:value-type="float">
            <text:p>10.2347954292993</text:p>
          </table:table-cell>
          <table:table-cell table:formula="of:= 100 * ([.A319] - [.A318]*[.A318]) * ([.A319] - [.A318]*[.A318]) + (1 - [.A318]) * (1 - [.A318])" office:value-type="float" office:value="26.5513872986502" calcext:value-type="float">
            <text:p>26.5513872986502</text:p>
          </table:table-cell>
          <table:table-cell table:formula="of:= 100 * ([.B319] - [.B318]*[.B318]) * ([.B319] - [.B318]*[.B318]) + (1 - [.B318]) * (1 - [.B318])" office:value-type="float" office:value="2.29741036829861" calcext:value-type="float">
            <text:p>2.29741036829861</text:p>
          </table:table-cell>
          <table:table-cell table:formula="of:=[.A318]*[.A318]" office:value-type="float" office:value="0.243429568822171" calcext:value-type="float">
            <text:p>0.243429568822171</text:p>
          </table:table-cell>
          <table:table-cell table:formula="of:=[.B318]*[.B318]" office:value-type="float" office:value="0.243429568822171" calcext:value-type="float">
            <text:p>0.243429568822171</text:p>
          </table:table-cell>
          <table:table-cell table:formula="of:= [.A318]*[.A318]*[.A318]*[.A318] - 16*[.A318]*[.A318] + 5*[.A318]" office:value-type="float" office:value="-1.36868603885544" calcext:value-type="float">
            <text:p>-1.36868603885544</text:p>
          </table:table-cell>
          <table:table-cell table:formula="of:= [.B318]*[.B318]*[.B318]*[.B318] - 16*[.B318]*[.B318] + 5*[.B318]" office:value-type="float" office:value="-6.30254425350015" calcext:value-type="float">
            <text:p>-6.302544253500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9354297663085" calcext:value-type="float">
            <text:p>-0.269354297663085</text:p>
          </table:table-cell>
          <table:table-cell table:formula="of:=-[.A319]" office:value-type="float" office:value="0.269354297663085" calcext:value-type="float">
            <text:p>0.269354297663085</text:p>
          </table:table-cell>
          <table:table-cell/>
          <table:table-cell table:formula="of:= [.A319] * [.A319] - 10 * COS(2 * PI() * [.A319])" office:value-type="float" office:value="1.28562310647323" calcext:value-type="float">
            <text:p>1.28562310647323</text:p>
          </table:table-cell>
          <table:table-cell table:formula="of:= [.B319] * [.B319] - 10 * COS(2 * PI() * [.B319])" office:value-type="float" office:value="1.28562310647323" calcext:value-type="float">
            <text:p>1.28562310647323</text:p>
          </table:table-cell>
          <table:table-cell table:formula="of:= 100 * ([.A320] - [.A319]*[.A319]) * ([.A320] - [.A319]*[.A319]) + (1 - [.A319]) * (1 - [.A319])" office:value-type="float" office:value="10.7738027289625" calcext:value-type="float">
            <text:p>10.7738027289625</text:p>
          </table:table-cell>
          <table:table-cell table:formula="of:= 100 * ([.B320] - [.B319]*[.B319]) * ([.B320] - [.B319]*[.B319]) + (1 - [.B319]) * (1 - [.B319])" office:value-type="float" office:value="20.5863623391854" calcext:value-type="float">
            <text:p>20.5863623391854</text:p>
          </table:table-cell>
          <table:table-cell table:formula="of:=[.A319]*[.A319]" office:value-type="float" office:value="0.0725517376695739" calcext:value-type="float">
            <text:p>0.0725517376695739</text:p>
          </table:table-cell>
          <table:table-cell table:formula="of:=[.B319]*[.B319]" office:value-type="float" office:value="0.0725517376695739" calcext:value-type="float">
            <text:p>0.0725517376695739</text:p>
          </table:table-cell>
          <table:table-cell table:formula="of:= [.A319]*[.A319]*[.A319]*[.A319] - 16*[.A319]*[.A319] + 5*[.A319]" office:value-type="float" office:value="-2.50233553638973" calcext:value-type="float">
            <text:p>-2.50233553638973</text:p>
          </table:table-cell>
          <table:table-cell table:formula="of:= [.B319]*[.B319]*[.B319]*[.B319] - 16*[.B319]*[.B319] + 5*[.B319]" office:value-type="float" office:value="0.191207440241118" calcext:value-type="float">
            <text:p>0.1912074402411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5248655327596" calcext:value-type="float">
            <text:p>0.375248655327596</text:p>
          </table:table-cell>
          <table:table-cell table:formula="of:=-[.A320]" office:value-type="float" office:value="-0.375248655327596" calcext:value-type="float">
            <text:p>-0.375248655327596</text:p>
          </table:table-cell>
          <table:table-cell/>
          <table:table-cell table:formula="of:= [.A320] * [.A320] - 10 * COS(2 * PI() * [.A320])" office:value-type="float" office:value="7.22291819583286" calcext:value-type="float">
            <text:p>7.22291819583286</text:p>
          </table:table-cell>
          <table:table-cell table:formula="of:= [.B320] * [.B320] - 10 * COS(2 * PI() * [.B320])" office:value-type="float" office:value="7.22291819583286" calcext:value-type="float">
            <text:p>7.22291819583286</text:p>
          </table:table-cell>
          <table:table-cell table:formula="of:= 100 * ([.A321] - [.A320]*[.A320]) * ([.A321] - [.A320]*[.A320]) + (1 - [.A320]) * (1 - [.A320])" office:value-type="float" office:value="7.87905477501576" calcext:value-type="float">
            <text:p>7.87905477501576</text:p>
          </table:table-cell>
          <table:table-cell table:formula="of:= 100 * ([.B321] - [.B320]*[.B320]) * ([.B321] - [.B320]*[.B320]) + (1 - [.B320]) * (1 - [.B320])" office:value-type="float" office:value="1.89765692805156" calcext:value-type="float">
            <text:p>1.89765692805156</text:p>
          </table:table-cell>
          <table:table-cell table:formula="of:=[.A320]*[.A320]" office:value-type="float" office:value="0.140811553325169" calcext:value-type="float">
            <text:p>0.140811553325169</text:p>
          </table:table-cell>
          <table:table-cell table:formula="of:=[.B320]*[.B320]" office:value-type="float" office:value="0.140811553325169" calcext:value-type="float">
            <text:p>0.140811553325169</text:p>
          </table:table-cell>
          <table:table-cell table:formula="of:= [.A320]*[.A320]*[.A320]*[.A320] - 16*[.A320]*[.A320] + 5*[.A320]" office:value-type="float" office:value="-0.356913683014874" calcext:value-type="float">
            <text:p>-0.356913683014874</text:p>
          </table:table-cell>
          <table:table-cell table:formula="of:= [.B320]*[.B320]*[.B320]*[.B320] - 16*[.B320]*[.B320] + 5*[.B320]" office:value-type="float" office:value="-4.10940023629083" calcext:value-type="float">
            <text:p>-4.109400236290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32844079402275" calcext:value-type="float">
            <text:p>-0.132844079402275</text:p>
          </table:table-cell>
          <table:table-cell table:formula="of:=-[.A321]" office:value-type="float" office:value="0.132844079402275" calcext:value-type="float">
            <text:p>0.132844079402275</text:p>
          </table:table-cell>
          <table:table-cell/>
          <table:table-cell table:formula="of:= [.A321] * [.A321] - 10 * COS(2 * PI() * [.A321])" office:value-type="float" office:value="-6.69647167728564" calcext:value-type="float">
            <text:p>-6.69647167728564</text:p>
          </table:table-cell>
          <table:table-cell table:formula="of:= [.B321] * [.B321] - 10 * COS(2 * PI() * [.B321])" office:value-type="float" office:value="-6.69647167728564" calcext:value-type="float">
            <text:p>-6.69647167728564</text:p>
          </table:table-cell>
          <table:table-cell table:formula="of:= 100 * ([.A322] - [.A321]*[.A321]) * ([.A322] - [.A321]*[.A321]) + (1 - [.A321]) * (1 - [.A321])" office:value-type="float" office:value="6.89922306014728" calcext:value-type="float">
            <text:p>6.89922306014728</text:p>
          </table:table-cell>
          <table:table-cell table:formula="of:= 100 * ([.B322] - [.B321]*[.B321]) * ([.B322] - [.B321]*[.B321]) + (1 - [.B321]) * (1 - [.B321])" office:value-type="float" office:value="8.16525801422412" calcext:value-type="float">
            <text:p>8.16525801422412</text:p>
          </table:table-cell>
          <table:table-cell table:formula="of:=[.A321]*[.A321]" office:value-type="float" office:value="0.017647549432238" calcext:value-type="float">
            <text:p>0.017647549432238</text:p>
          </table:table-cell>
          <table:table-cell table:formula="of:=[.B321]*[.B321]" office:value-type="float" office:value="0.017647549432238" calcext:value-type="float">
            <text:p>0.017647549432238</text:p>
          </table:table-cell>
          <table:table-cell table:formula="of:= [.A321]*[.A321]*[.A321]*[.A321] - 16*[.A321]*[.A321] + 5*[.A321]" office:value-type="float" office:value="-0.946269751926222" calcext:value-type="float">
            <text:p>-0.946269751926222</text:p>
          </table:table-cell>
          <table:table-cell table:formula="of:= [.B321]*[.B321]*[.B321]*[.B321] - 16*[.B321]*[.B321] + 5*[.B321]" office:value-type="float" office:value="0.382171042096531" calcext:value-type="float">
            <text:p>0.3821710420965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4626184585504" calcext:value-type="float">
            <text:p>0.254626184585504</text:p>
          </table:table-cell>
          <table:table-cell table:formula="of:=-[.A322]" office:value-type="float" office:value="-0.254626184585504" calcext:value-type="float">
            <text:p>-0.254626184585504</text:p>
          </table:table-cell>
          <table:table-cell/>
          <table:table-cell table:formula="of:= [.A322] * [.A322] - 10 * COS(2 * PI() * [.A322])" office:value-type="float" office:value="0.355465314306004" calcext:value-type="float">
            <text:p>0.355465314306004</text:p>
          </table:table-cell>
          <table:table-cell table:formula="of:= [.B322] * [.B322] - 10 * COS(2 * PI() * [.B322])" office:value-type="float" office:value="0.355465314306004" calcext:value-type="float">
            <text:p>0.355465314306004</text:p>
          </table:table-cell>
          <table:table-cell table:formula="of:= 100 * ([.A323] - [.A322]*[.A322]) * ([.A323] - [.A322]*[.A322]) + (1 - [.A322]) * (1 - [.A322])" office:value-type="float" office:value="2.05816060966205" calcext:value-type="float">
            <text:p>2.05816060966205</text:p>
          </table:table-cell>
          <table:table-cell table:formula="of:= 100 * ([.B323] - [.B322]*[.B322]) * ([.B323] - [.B322]*[.B322]) + (1 - [.B322]) * (1 - [.B322])" office:value-type="float" office:value="7.93702732141301" calcext:value-type="float">
            <text:p>7.93702732141301</text:p>
          </table:table-cell>
          <table:table-cell table:formula="of:=[.A322]*[.A322]" office:value-type="float" office:value="0.0648344938765713" calcext:value-type="float">
            <text:p>0.0648344938765713</text:p>
          </table:table-cell>
          <table:table-cell table:formula="of:=[.B322]*[.B322]" office:value-type="float" office:value="0.0648344938765713" calcext:value-type="float">
            <text:p>0.0648344938765713</text:p>
          </table:table-cell>
          <table:table-cell table:formula="of:= [.A322]*[.A322]*[.A322]*[.A322] - 16*[.A322]*[.A322] + 5*[.A322]" office:value-type="float" office:value="0.239982532498612" calcext:value-type="float">
            <text:p>0.239982532498612</text:p>
          </table:table-cell>
          <table:table-cell table:formula="of:= [.B322]*[.B322]*[.B322]*[.B322] - 16*[.B322]*[.B322] + 5*[.B322]" office:value-type="float" office:value="-2.30627931335643" calcext:value-type="float">
            <text:p>-2.306279313356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7414202024229" calcext:value-type="float">
            <text:p>0.187414202024229</text:p>
          </table:table-cell>
          <table:table-cell table:formula="of:=-[.A323]" office:value-type="float" office:value="-0.187414202024229" calcext:value-type="float">
            <text:p>-0.187414202024229</text:p>
          </table:table-cell>
          <table:table-cell/>
          <table:table-cell table:formula="of:= [.A323] * [.A323] - 10 * COS(2 * PI() * [.A323])" office:value-type="float" office:value="-3.79669017633144" calcext:value-type="float">
            <text:p>-3.79669017633144</text:p>
          </table:table-cell>
          <table:table-cell table:formula="of:= [.B323] * [.B323] - 10 * COS(2 * PI() * [.B323])" office:value-type="float" office:value="-3.79669017633144" calcext:value-type="float">
            <text:p>-3.79669017633144</text:p>
          </table:table-cell>
          <table:table-cell table:formula="of:= 100 * ([.A324] - [.A323]*[.A323]) * ([.A324] - [.A323]*[.A323]) + (1 - [.A323]) * (1 - [.A323])" office:value-type="float" office:value="28.510560536126" calcext:value-type="float">
            <text:p>28.510560536126</text:p>
          </table:table-cell>
          <table:table-cell table:formula="of:= 100 * ([.B324] - [.B323]*[.B323]) * ([.B324] - [.B323]*[.B323]) + (1 - [.B323]) * (1 - [.B323])" office:value-type="float" office:value="22.3392356818688" calcext:value-type="float">
            <text:p>22.3392356818688</text:p>
          </table:table-cell>
          <table:table-cell table:formula="of:=[.A323]*[.A323]" office:value-type="float" office:value="0.0351240831203785" calcext:value-type="float">
            <text:p>0.0351240831203785</text:p>
          </table:table-cell>
          <table:table-cell table:formula="of:=[.B323]*[.B323]" office:value-type="float" office:value="0.0351240831203785" calcext:value-type="float">
            <text:p>0.0351240831203785</text:p>
          </table:table-cell>
          <table:table-cell table:formula="of:= [.A323]*[.A323]*[.A323]*[.A323] - 16*[.A323]*[.A323] + 5*[.A323]" office:value-type="float" office:value="0.376319381410136" calcext:value-type="float">
            <text:p>0.376319381410136</text:p>
          </table:table-cell>
          <table:table-cell table:formula="of:= [.B323]*[.B323]*[.B323]*[.B323] - 16*[.B323]*[.B323] + 5*[.B323]" office:value-type="float" office:value="-1.49782263883215" calcext:value-type="float">
            <text:p>-1.497822638832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92609418346547" calcext:value-type="float">
            <text:p>-0.492609418346547</text:p>
          </table:table-cell>
          <table:table-cell table:formula="of:=-[.A324]" office:value-type="float" office:value="0.492609418346547" calcext:value-type="float">
            <text:p>0.492609418346547</text:p>
          </table:table-cell>
          <table:table-cell/>
          <table:table-cell table:formula="of:= [.A324] * [.A324] - 10 * COS(2 * PI() * [.A324])" office:value-type="float" office:value="10.2318842828549" calcext:value-type="float">
            <text:p>10.2318842828549</text:p>
          </table:table-cell>
          <table:table-cell table:formula="of:= [.B324] * [.B324] - 10 * COS(2 * PI() * [.B324])" office:value-type="float" office:value="10.2318842828549" calcext:value-type="float">
            <text:p>10.2318842828549</text:p>
          </table:table-cell>
          <table:table-cell table:formula="of:= 100 * ([.A325] - [.A324]*[.A324]) * ([.A325] - [.A324]*[.A324]) + (1 - [.A324]) * (1 - [.A324])" office:value-type="float" office:value="43.7978065263037" calcext:value-type="float">
            <text:p>43.7978065263037</text:p>
          </table:table-cell>
          <table:table-cell table:formula="of:= 100 * ([.B325] - [.B324]*[.B324]) * ([.B325] - [.B324]*[.B324]) + (1 - [.B324]) * (1 - [.B324])" office:value-type="float" office:value="2.79889788240993" calcext:value-type="float">
            <text:p>2.79889788240993</text:p>
          </table:table-cell>
          <table:table-cell table:formula="of:=[.A324]*[.A324]" office:value-type="float" office:value="0.242664039043723" calcext:value-type="float">
            <text:p>0.242664039043723</text:p>
          </table:table-cell>
          <table:table-cell table:formula="of:=[.B324]*[.B324]" office:value-type="float" office:value="0.242664039043723" calcext:value-type="float">
            <text:p>0.242664039043723</text:p>
          </table:table-cell>
          <table:table-cell table:formula="of:= [.A324]*[.A324]*[.A324]*[.A324] - 16*[.A324]*[.A324] + 5*[.A324]" office:value-type="float" office:value="-6.28678588058729" calcext:value-type="float">
            <text:p>-6.28678588058729</text:p>
          </table:table-cell>
          <table:table-cell table:formula="of:= [.B324]*[.B324]*[.B324]*[.B324] - 16*[.B324]*[.B324] + 5*[.B324]" office:value-type="float" office:value="-1.36069169712182" calcext:value-type="float">
            <text:p>-1.3606916971218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02083381661214" calcext:value-type="float">
            <text:p>-0.402083381661214</text:p>
          </table:table-cell>
          <table:table-cell table:formula="of:=-[.A325]" office:value-type="float" office:value="0.402083381661214" calcext:value-type="float">
            <text:p>0.402083381661214</text:p>
          </table:table-cell>
          <table:table-cell/>
          <table:table-cell table:formula="of:= [.A325] * [.A325] - 10 * COS(2 * PI() * [.A325])" office:value-type="float" office:value="8.32808834994338" calcext:value-type="float">
            <text:p>8.32808834994338</text:p>
          </table:table-cell>
          <table:table-cell table:formula="of:= [.B325] * [.B325] - 10 * COS(2 * PI() * [.B325])" office:value-type="float" office:value="8.32808834994338" calcext:value-type="float">
            <text:p>8.32808834994338</text:p>
          </table:table-cell>
          <table:table-cell table:formula="of:= 100 * ([.A326] - [.A325]*[.A325]) * ([.A326] - [.A325]*[.A325]) + (1 - [.A325]) * (1 - [.A325])" office:value-type="float" office:value="37.7257254887824" calcext:value-type="float">
            <text:p>37.7257254887824</text:p>
          </table:table-cell>
          <table:table-cell table:formula="of:= 100 * ([.B326] - [.B325]*[.B325]) * ([.B326] - [.B325]*[.B325]) + (1 - [.B325]) * (1 - [.B325])" office:value-type="float" office:value="7.90096564150778" calcext:value-type="float">
            <text:p>7.90096564150778</text:p>
          </table:table-cell>
          <table:table-cell table:formula="of:=[.A325]*[.A325]" office:value-type="float" office:value="0.161671045808117" calcext:value-type="float">
            <text:p>0.161671045808117</text:p>
          </table:table-cell>
          <table:table-cell table:formula="of:=[.B325]*[.B325]" office:value-type="float" office:value="0.161671045808117" calcext:value-type="float">
            <text:p>0.161671045808117</text:p>
          </table:table-cell>
          <table:table-cell table:formula="of:= [.A325]*[.A325]*[.A325]*[.A325] - 16*[.A325]*[.A325] + 5*[.A325]" office:value-type="float" office:value="-4.57101611418326" calcext:value-type="float">
            <text:p>-4.57101611418326</text:p>
          </table:table-cell>
          <table:table-cell table:formula="of:= [.B325]*[.B325]*[.B325]*[.B325] - 16*[.B325]*[.B325] + 5*[.B325]" office:value-type="float" office:value="-0.550182297571119" calcext:value-type="float">
            <text:p>-0.5501822975711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6324670561589" calcext:value-type="float">
            <text:p>-0.436324670561589</text:p>
          </table:table-cell>
          <table:table-cell table:formula="of:=-[.A326]" office:value-type="float" office:value="0.436324670561589" calcext:value-type="float">
            <text:p>0.436324670561589</text:p>
          </table:table-cell>
          <table:table-cell/>
          <table:table-cell table:formula="of:= [.A326] * [.A326] - 10 * COS(2 * PI() * [.A326])" office:value-type="float" office:value="9.4006624257413" calcext:value-type="float">
            <text:p>9.4006624257413</text:p>
          </table:table-cell>
          <table:table-cell table:formula="of:= [.B326] * [.B326] - 10 * COS(2 * PI() * [.B326])" office:value-type="float" office:value="9.4006624257413" calcext:value-type="float">
            <text:p>9.4006624257413</text:p>
          </table:table-cell>
          <table:table-cell table:formula="of:= 100 * ([.A327] - [.A326]*[.A326]) * ([.A327] - [.A326]*[.A326]) + (1 - [.A326]) * (1 - [.A326])" office:value-type="float" office:value="4.67212875081888" calcext:value-type="float">
            <text:p>4.67212875081888</text:p>
          </table:table-cell>
          <table:table-cell table:formula="of:= 100 * ([.B327] - [.B326]*[.B326]) * ([.B327] - [.B326]*[.B326]) + (1 - [.B326]) * (1 - [.B326])" office:value-type="float" office:value="29.7250894516611" calcext:value-type="float">
            <text:p>29.7250894516611</text:p>
          </table:table-cell>
          <table:table-cell table:formula="of:=[.A326]*[.A326]" office:value-type="float" office:value="0.190379218140679" calcext:value-type="float">
            <text:p>0.190379218140679</text:p>
          </table:table-cell>
          <table:table-cell table:formula="of:=[.B326]*[.B326]" office:value-type="float" office:value="0.190379218140679" calcext:value-type="float">
            <text:p>0.190379218140679</text:p>
          </table:table-cell>
          <table:table-cell table:formula="of:= [.A326]*[.A326]*[.A326]*[.A326] - 16*[.A326]*[.A326] + 5*[.A326]" office:value-type="float" office:value="-5.19144659635896" calcext:value-type="float">
            <text:p>-5.19144659635896</text:p>
          </table:table-cell>
          <table:table-cell table:formula="of:= [.B326]*[.B326]*[.B326]*[.B326] - 16*[.B326]*[.B326] + 5*[.B326]" office:value-type="float" office:value="-0.828199890743068" calcext:value-type="float">
            <text:p>-0.8281998907430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1906311581843" calcext:value-type="float">
            <text:p>0.351906311581843</text:p>
          </table:table-cell>
          <table:table-cell table:formula="of:=-[.A327]" office:value-type="float" office:value="-0.351906311581843" calcext:value-type="float">
            <text:p>-0.351906311581843</text:p>
          </table:table-cell>
          <table:table-cell/>
          <table:table-cell table:formula="of:= [.A327] * [.A327] - 10 * COS(2 * PI() * [.A327])" office:value-type="float" office:value="6.09816832926194" calcext:value-type="float">
            <text:p>6.09816832926194</text:p>
          </table:table-cell>
          <table:table-cell table:formula="of:= [.B327] * [.B327] - 10 * COS(2 * PI() * [.B327])" office:value-type="float" office:value="6.09816832926194" calcext:value-type="float">
            <text:p>6.09816832926194</text:p>
          </table:table-cell>
          <table:table-cell table:formula="of:= 100 * ([.A328] - [.A327]*[.A327]) * ([.A328] - [.A327]*[.A327]) + (1 - [.A327]) * (1 - [.A327])" office:value-type="float" office:value="4.52602946314618" calcext:value-type="float">
            <text:p>4.52602946314618</text:p>
          </table:table-cell>
          <table:table-cell table:formula="of:= 100 * ([.B328] - [.B327]*[.B327]) * ([.B328] - [.B327]*[.B327]) + (1 - [.B327]) * (1 - [.B327])" office:value-type="float" office:value="2.03054085223712" calcext:value-type="float">
            <text:p>2.03054085223712</text:p>
          </table:table-cell>
          <table:table-cell table:formula="of:=[.A327]*[.A327]" office:value-type="float" office:value="0.123838052131137" calcext:value-type="float">
            <text:p>0.123838052131137</text:p>
          </table:table-cell>
          <table:table-cell table:formula="of:=[.B327]*[.B327]" office:value-type="float" office:value="0.123838052131137" calcext:value-type="float">
            <text:p>0.123838052131137</text:p>
          </table:table-cell>
          <table:table-cell table:formula="of:= [.A327]*[.A327]*[.A327]*[.A327] - 16*[.A327]*[.A327] + 5*[.A327]" office:value-type="float" office:value="-0.206541413033343" calcext:value-type="float">
            <text:p>-0.206541413033343</text:p>
          </table:table-cell>
          <table:table-cell table:formula="of:= [.B327]*[.B327]*[.B327]*[.B327] - 16*[.B327]*[.B327] + 5*[.B327]" office:value-type="float" office:value="-3.72560452885177" calcext:value-type="float">
            <text:p>-3.725604528851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787947200005874" calcext:value-type="float">
            <text:p>-0.0787947200005874</text:p>
          </table:table-cell>
          <table:table-cell table:formula="of:=-[.A328]" office:value-type="float" office:value="0.0787947200005874" calcext:value-type="float">
            <text:p>0.0787947200005874</text:p>
          </table:table-cell>
          <table:table-cell/>
          <table:table-cell table:formula="of:= [.A328] * [.A328] - 10 * COS(2 * PI() * [.A328])" office:value-type="float" office:value="-8.79308975689604" calcext:value-type="float">
            <text:p>-8.79308975689604</text:p>
          </table:table-cell>
          <table:table-cell table:formula="of:= [.B328] * [.B328] - 10 * COS(2 * PI() * [.B328])" office:value-type="float" office:value="-8.79308975689604" calcext:value-type="float">
            <text:p>-8.79308975689604</text:p>
          </table:table-cell>
          <table:table-cell table:formula="of:= 100 * ([.A329] - [.A328]*[.A328]) * ([.A329] - [.A328]*[.A328]) + (1 - [.A328]) * (1 - [.A328])" office:value-type="float" office:value="19.3729784487437" calcext:value-type="float">
            <text:p>19.3729784487437</text:p>
          </table:table-cell>
          <table:table-cell table:formula="of:= 100 * ([.B329] - [.B328]*[.B328]) * ([.B329] - [.B328]*[.B328]) + (1 - [.B328]) * (1 - [.B328])" office:value-type="float" office:value="20.1329585293554" calcext:value-type="float">
            <text:p>20.1329585293554</text:p>
          </table:table-cell>
          <table:table-cell table:formula="of:=[.A328]*[.A328]" office:value-type="float" office:value="0.00620860789997097" calcext:value-type="float">
            <text:p>0.00620860789997097</text:p>
          </table:table-cell>
          <table:table-cell table:formula="of:=[.B328]*[.B328]" office:value-type="float" office:value="0.00620860789997097" calcext:value-type="float">
            <text:p>0.00620860789997097</text:p>
          </table:table-cell>
          <table:table-cell table:formula="of:= [.A328]*[.A328]*[.A328]*[.A328] - 16*[.A328]*[.A328] + 5*[.A328]" office:value-type="float" office:value="-0.493272779590417" calcext:value-type="float">
            <text:p>-0.493272779590417</text:p>
          </table:table-cell>
          <table:table-cell table:formula="of:= [.B328]*[.B328]*[.B328]*[.B328] - 16*[.B328]*[.B328] + 5*[.B328]" office:value-type="float" office:value="0.294674420415457" calcext:value-type="float">
            <text:p>0.2946744204154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2930770446546" calcext:value-type="float">
            <text:p>0.432930770446546</text:p>
          </table:table-cell>
          <table:table-cell table:formula="of:=-[.A329]" office:value-type="float" office:value="-0.432930770446546" calcext:value-type="float">
            <text:p>-0.432930770446546</text:p>
          </table:table-cell>
          <table:table-cell/>
          <table:table-cell table:formula="of:= [.A329] * [.A329] - 10 * COS(2 * PI() * [.A329])" office:value-type="float" office:value="9.31256651226084" calcext:value-type="float">
            <text:p>9.31256651226084</text:p>
          </table:table-cell>
          <table:table-cell table:formula="of:= [.B329] * [.B329] - 10 * COS(2 * PI() * [.B329])" office:value-type="float" office:value="9.31256651226084" calcext:value-type="float">
            <text:p>9.31256651226084</text:p>
          </table:table-cell>
          <table:table-cell table:formula="of:= 100 * ([.A330] - [.A329]*[.A329]) * ([.A330] - [.A329]*[.A329]) + (1 - [.A329]) * (1 - [.A329])" office:value-type="float" office:value="1.34072957402824" calcext:value-type="float">
            <text:p>1.34072957402824</text:p>
          </table:table-cell>
          <table:table-cell table:formula="of:= 100 * ([.B330] - [.B329]*[.B329]) * ([.B330] - [.B329]*[.B329]) + (1 - [.B329]) * (1 - [.B329])" office:value-type="float" office:value="24.6929642474743" calcext:value-type="float">
            <text:p>24.6929642474743</text:p>
          </table:table-cell>
          <table:table-cell table:formula="of:=[.A329]*[.A329]" office:value-type="float" office:value="0.18742905199944" calcext:value-type="float">
            <text:p>0.18742905199944</text:p>
          </table:table-cell>
          <table:table-cell table:formula="of:=[.B329]*[.B329]" office:value-type="float" office:value="0.18742905199944" calcext:value-type="float">
            <text:p>0.18742905199944</text:p>
          </table:table-cell>
          <table:table-cell table:formula="of:= [.A329]*[.A329]*[.A329]*[.A329] - 16*[.A329]*[.A329] + 5*[.A329]" office:value-type="float" office:value="-0.799081330224903" calcext:value-type="float">
            <text:p>-0.799081330224903</text:p>
          </table:table-cell>
          <table:table-cell table:formula="of:= [.B329]*[.B329]*[.B329]*[.B329] - 16*[.B329]*[.B329] + 5*[.B329]" office:value-type="float" office:value="-5.12838903469037" calcext:value-type="float">
            <text:p>-5.128389034690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8382608792745" calcext:value-type="float">
            <text:p>0.288382608792745</text:p>
          </table:table-cell>
          <table:table-cell table:formula="of:=-[.A330]" office:value-type="float" office:value="-0.288382608792745" calcext:value-type="float">
            <text:p>-0.288382608792745</text:p>
          </table:table-cell>
          <table:table-cell/>
          <table:table-cell table:formula="of:= [.A330] * [.A330] - 10 * COS(2 * PI() * [.A330])" office:value-type="float" office:value="2.47150568864831" calcext:value-type="float">
            <text:p>2.47150568864831</text:p>
          </table:table-cell>
          <table:table-cell table:formula="of:= [.B330] * [.B330] - 10 * COS(2 * PI() * [.B330])" office:value-type="float" office:value="2.47150568864831" calcext:value-type="float">
            <text:p>2.47150568864831</text:p>
          </table:table-cell>
          <table:table-cell table:formula="of:= 100 * ([.A331] - [.A330]*[.A330]) * ([.A331] - [.A330]*[.A330]) + (1 - [.A330]) * (1 - [.A330])" office:value-type="float" office:value="6.58226613443299" calcext:value-type="float">
            <text:p>6.58226613443299</text:p>
          </table:table-cell>
          <table:table-cell table:formula="of:= 100 * ([.B331] - [.B330]*[.B330]) * ([.B331] - [.B330]*[.B330]) + (1 - [.B330]) * (1 - [.B330])" office:value-type="float" office:value="2.30255125012729" calcext:value-type="float">
            <text:p>2.30255125012729</text:p>
          </table:table-cell>
          <table:table-cell table:formula="of:=[.A330]*[.A330]" office:value-type="float" office:value="0.0831645290541092" calcext:value-type="float">
            <text:p>0.0831645290541092</text:p>
          </table:table-cell>
          <table:table-cell table:formula="of:=[.B330]*[.B330]" office:value-type="float" office:value="0.0831645290541092" calcext:value-type="float">
            <text:p>0.0831645290541092</text:p>
          </table:table-cell>
          <table:table-cell table:formula="of:= [.A330]*[.A330]*[.A330]*[.A330] - 16*[.A330]*[.A330] + 5*[.A330]" office:value-type="float" office:value="0.118196917990768" calcext:value-type="float">
            <text:p>0.118196917990768</text:p>
          </table:table-cell>
          <table:table-cell table:formula="of:= [.B330]*[.B330]*[.B330]*[.B330] - 16*[.B330]*[.B330] + 5*[.B330]" office:value-type="float" office:value="-2.76562916993668" calcext:value-type="float">
            <text:p>-2.765629169936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63328205584548" calcext:value-type="float">
            <text:p>-0.163328205584548</text:p>
          </table:table-cell>
          <table:table-cell table:formula="of:=-[.A331]" office:value-type="float" office:value="0.163328205584548" calcext:value-type="float">
            <text:p>0.163328205584548</text:p>
          </table:table-cell>
          <table:table-cell/>
          <table:table-cell table:formula="of:= [.A331] * [.A331] - 10 * COS(2 * PI() * [.A331])" office:value-type="float" office:value="-5.15386957465693" calcext:value-type="float">
            <text:p>-5.15386957465693</text:p>
          </table:table-cell>
          <table:table-cell table:formula="of:= [.B331] * [.B331] - 10 * COS(2 * PI() * [.B331])" office:value-type="float" office:value="-5.15386957465693" calcext:value-type="float">
            <text:p>-5.15386957465693</text:p>
          </table:table-cell>
          <table:table-cell table:formula="of:= 100 * ([.A332] - [.A331]*[.A331]) * ([.A332] - [.A331]*[.A331]) + (1 - [.A331]) * (1 - [.A331])" office:value-type="float" office:value="1.73093612531723" calcext:value-type="float">
            <text:p>1.73093612531723</text:p>
          </table:table-cell>
          <table:table-cell table:formula="of:= 100 * ([.B332] - [.B331]*[.B331]) * ([.B332] - [.B331]*[.B331]) + (1 - [.B331]) * (1 - [.B331])" office:value-type="float" office:value="0.706576244382016" calcext:value-type="float">
            <text:p>0.706576244382016</text:p>
          </table:table-cell>
          <table:table-cell table:formula="of:=[.A331]*[.A331]" office:value-type="float" office:value="0.0266761027394685" calcext:value-type="float">
            <text:p>0.0266761027394685</text:p>
          </table:table-cell>
          <table:table-cell table:formula="of:=[.B331]*[.B331]" office:value-type="float" office:value="0.0266761027394685" calcext:value-type="float">
            <text:p>0.0266761027394685</text:p>
          </table:table-cell>
          <table:table-cell table:formula="of:= [.A331]*[.A331]*[.A331]*[.A331] - 16*[.A331]*[.A331] + 5*[.A331]" office:value-type="float" office:value="-1.24274705729687" calcext:value-type="float">
            <text:p>-1.24274705729687</text:p>
          </table:table-cell>
          <table:table-cell table:formula="of:= [.B331]*[.B331]*[.B331]*[.B331] - 16*[.B331]*[.B331] + 5*[.B331]" office:value-type="float" office:value="0.390534998548613" calcext:value-type="float">
            <text:p>0.3905349985486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47733570961282" calcext:value-type="float">
            <text:p>-0.0347733570961282</text:p>
          </table:table-cell>
          <table:table-cell table:formula="of:=-[.A332]" office:value-type="float" office:value="0.0347733570961282" calcext:value-type="float">
            <text:p>0.0347733570961282</text:p>
          </table:table-cell>
          <table:table-cell/>
          <table:table-cell table:formula="of:= [.A332] * [.A332] - 10 * COS(2 * PI() * [.A332])" office:value-type="float" office:value="-9.76105498235199" calcext:value-type="float">
            <text:p>-9.76105498235199</text:p>
          </table:table-cell>
          <table:table-cell table:formula="of:= [.B332] * [.B332] - 10 * COS(2 * PI() * [.B332])" office:value-type="float" office:value="-9.76105498235199" calcext:value-type="float">
            <text:p>-9.76105498235199</text:p>
          </table:table-cell>
          <table:table-cell table:formula="of:= 100 * ([.A333] - [.A332]*[.A332]) * ([.A333] - [.A332]*[.A332]) + (1 - [.A332]) * (1 - [.A332])" office:value-type="float" office:value="22.6033808619097" calcext:value-type="float">
            <text:p>22.6033808619097</text:p>
          </table:table-cell>
          <table:table-cell table:formula="of:= 100 * ([.B333] - [.B332]*[.B332]) * ([.B333] - [.B332]*[.B332]) + (1 - [.B332]) * (1 - [.B332])" office:value-type="float" office:value="22.6893130408749" calcext:value-type="float">
            <text:p>22.6893130408749</text:p>
          </table:table-cell>
          <table:table-cell table:formula="of:=[.A332]*[.A332]" office:value-type="float" office:value="0.00120918636373485" calcext:value-type="float">
            <text:p>0.00120918636373485</text:p>
          </table:table-cell>
          <table:table-cell table:formula="of:=[.B332]*[.B332]" office:value-type="float" office:value="0.00120918636373485" calcext:value-type="float">
            <text:p>0.00120918636373485</text:p>
          </table:table-cell>
          <table:table-cell table:formula="of:= [.A332]*[.A332]*[.A332]*[.A332] - 16*[.A332]*[.A332] + 5*[.A332]" office:value-type="float" office:value="-0.193212305168736" calcext:value-type="float">
            <text:p>-0.193212305168736</text:p>
          </table:table-cell>
          <table:table-cell table:formula="of:= [.B332]*[.B332]*[.B332]*[.B332] - 16*[.B332]*[.B332] + 5*[.B332]" office:value-type="float" office:value="0.154521265792546" calcext:value-type="float">
            <text:p>0.1545212657925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5241781785153" calcext:value-type="float">
            <text:p>0.465241781785153</text:p>
          </table:table-cell>
          <table:table-cell table:formula="of:=-[.A333]" office:value-type="float" office:value="-0.465241781785153" calcext:value-type="float">
            <text:p>-0.465241781785153</text:p>
          </table:table-cell>
          <table:table-cell/>
          <table:table-cell table:formula="of:= [.A333] * [.A333] - 10 * COS(2 * PI() * [.A333])" office:value-type="float" office:value="9.97892021664626" calcext:value-type="float">
            <text:p>9.97892021664626</text:p>
          </table:table-cell>
          <table:table-cell table:formula="of:= [.B333] * [.B333] - 10 * COS(2 * PI() * [.B333])" office:value-type="float" office:value="9.97892021664626" calcext:value-type="float">
            <text:p>9.97892021664626</text:p>
          </table:table-cell>
          <table:table-cell table:formula="of:= 100 * ([.A334] - [.A333]*[.A333]) * ([.A334] - [.A333]*[.A333]) + (1 - [.A333]) * (1 - [.A333])" office:value-type="float" office:value="0.414743071178662" calcext:value-type="float">
            <text:p>0.414743071178662</text:p>
          </table:table-cell>
          <table:table-cell table:formula="of:= 100 * ([.B334] - [.B333]*[.B333]) * ([.B334] - [.B333]*[.B333]) + (1 - [.B333]) * (1 - [.B333])" office:value-type="float" office:value="24.1228996331749" calcext:value-type="float">
            <text:p>24.1228996331749</text:p>
          </table:table-cell>
          <table:table-cell table:formula="of:=[.A333]*[.A333]" office:value-type="float" office:value="0.216449915518624" calcext:value-type="float">
            <text:p>0.216449915518624</text:p>
          </table:table-cell>
          <table:table-cell table:formula="of:=[.B333]*[.B333]" office:value-type="float" office:value="0.216449915518624" calcext:value-type="float">
            <text:p>0.216449915518624</text:p>
          </table:table-cell>
          <table:table-cell table:formula="of:= [.A333]*[.A333]*[.A333]*[.A333] - 16*[.A333]*[.A333] + 5*[.A333]" office:value-type="float" office:value="-1.0901391734442" calcext:value-type="float">
            <text:p>-1.0901391734442</text:p>
          </table:table-cell>
          <table:table-cell table:formula="of:= [.B333]*[.B333]*[.B333]*[.B333] - 16*[.B333]*[.B333] + 5*[.B333]" office:value-type="float" office:value="-5.74255699129573" calcext:value-type="float">
            <text:p>-5.742556991295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2335388795473" calcext:value-type="float">
            <text:p>0.252335388795473</text:p>
          </table:table-cell>
          <table:table-cell table:formula="of:=-[.A334]" office:value-type="float" office:value="-0.252335388795473" calcext:value-type="float">
            <text:p>-0.252335388795473</text:p>
          </table:table-cell>
          <table:table-cell/>
          <table:table-cell table:formula="of:= [.A334] * [.A334] - 10 * COS(2 * PI() * [.A334])" office:value-type="float" office:value="0.210404688338858" calcext:value-type="float">
            <text:p>0.210404688338858</text:p>
          </table:table-cell>
          <table:table-cell table:formula="of:= [.B334] * [.B334] - 10 * COS(2 * PI() * [.B334])" office:value-type="float" office:value="0.210404688338858" calcext:value-type="float">
            <text:p>0.210404688338858</text:p>
          </table:table-cell>
          <table:table-cell table:formula="of:= 100 * ([.A335] - [.A334]*[.A334]) * ([.A335] - [.A334]*[.A334]) + (1 - [.A334]) * (1 - [.A334])" office:value-type="float" office:value="0.641604092871212" calcext:value-type="float">
            <text:p>0.641604092871212</text:p>
          </table:table-cell>
          <table:table-cell table:formula="of:= 100 * ([.B335] - [.B334]*[.B334]) * ([.B335] - [.B334]*[.B334]) + (1 - [.B334]) * (1 - [.B334])" office:value-type="float" office:value="4.0046532198771" calcext:value-type="float">
            <text:p>4.0046532198771</text:p>
          </table:table-cell>
          <table:table-cell table:formula="of:=[.A334]*[.A334]" office:value-type="float" office:value="0.0636731484385624" calcext:value-type="float">
            <text:p>0.0636731484385624</text:p>
          </table:table-cell>
          <table:table-cell table:formula="of:=[.B334]*[.B334]" office:value-type="float" office:value="0.0636731484385624" calcext:value-type="float">
            <text:p>0.0636731484385624</text:p>
          </table:table-cell>
          <table:table-cell table:formula="of:= [.A334]*[.A334]*[.A334]*[.A334] - 16*[.A334]*[.A334] + 5*[.A334]" office:value-type="float" office:value="0.246960838792445" calcext:value-type="float">
            <text:p>0.246960838792445</text:p>
          </table:table-cell>
          <table:table-cell table:formula="of:= [.B334]*[.B334]*[.B334]*[.B334] - 16*[.B334]*[.B334] + 5*[.B334]" office:value-type="float" office:value="-2.27639304916228" calcext:value-type="float">
            <text:p>-2.276393049162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24136637477204" calcext:value-type="float">
            <text:p>0.0924136637477204</text:p>
          </table:table-cell>
          <table:table-cell table:formula="of:=-[.A335]" office:value-type="float" office:value="-0.0924136637477204" calcext:value-type="float">
            <text:p>-0.0924136637477204</text:p>
          </table:table-cell>
          <table:table-cell/>
          <table:table-cell table:formula="of:= [.A335] * [.A335] - 10 * COS(2 * PI() * [.A335])" office:value-type="float" office:value="-8.35251036433207" calcext:value-type="float">
            <text:p>-8.35251036433207</text:p>
          </table:table-cell>
          <table:table-cell table:formula="of:= [.B335] * [.B335] - 10 * COS(2 * PI() * [.B335])" office:value-type="float" office:value="-8.35251036433207" calcext:value-type="float">
            <text:p>-8.35251036433207</text:p>
          </table:table-cell>
          <table:table-cell table:formula="of:= 100 * ([.A336] - [.A335]*[.A335]) * ([.A336] - [.A335]*[.A335]) + (1 - [.A335]) * (1 - [.A335])" office:value-type="float" office:value="3.6093013353256" calcext:value-type="float">
            <text:p>3.6093013353256</text:p>
          </table:table-cell>
          <table:table-cell table:formula="of:= 100 * ([.B336] - [.B335]*[.B335]) * ([.B336] - [.B335]*[.B335]) + (1 - [.B335]) * (1 - [.B335])" office:value-type="float" office:value="3.4379783342322" calcext:value-type="float">
            <text:p>3.4379783342322</text:p>
          </table:table-cell>
          <table:table-cell table:formula="of:=[.A335]*[.A335]" office:value-type="float" office:value="0.00854028524727674" calcext:value-type="float">
            <text:p>0.00854028524727674</text:p>
          </table:table-cell>
          <table:table-cell table:formula="of:=[.B335]*[.B335]" office:value-type="float" office:value="0.00854028524727674" calcext:value-type="float">
            <text:p>0.00854028524727674</text:p>
          </table:table-cell>
          <table:table-cell table:formula="of:= [.A335]*[.A335]*[.A335]*[.A335] - 16*[.A335]*[.A335] + 5*[.A335]" office:value-type="float" office:value="0.325496691254279" calcext:value-type="float">
            <text:p>0.325496691254279</text:p>
          </table:table-cell>
          <table:table-cell table:formula="of:= [.B335]*[.B335]*[.B335]*[.B335] - 16*[.B335]*[.B335] + 5*[.B335]" office:value-type="float" office:value="-0.598639946222925" calcext:value-type="float">
            <text:p>-0.5986399462229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836053492967" calcext:value-type="float">
            <text:p>-0.15836053492967</text:p>
          </table:table-cell>
          <table:table-cell table:formula="of:=-[.A336]" office:value-type="float" office:value="0.15836053492967" calcext:value-type="float">
            <text:p>0.15836053492967</text:p>
          </table:table-cell>
          <table:table-cell/>
          <table:table-cell table:formula="of:= [.A336] * [.A336] - 10 * COS(2 * PI() * [.A336])" office:value-type="float" office:value="-5.41987881732256" calcext:value-type="float">
            <text:p>-5.41987881732256</text:p>
          </table:table-cell>
          <table:table-cell table:formula="of:= [.B336] * [.B336] - 10 * COS(2 * PI() * [.B336])" office:value-type="float" office:value="-5.41987881732256" calcext:value-type="float">
            <text:p>-5.41987881732256</text:p>
          </table:table-cell>
          <table:table-cell table:formula="of:= 100 * ([.A337] - [.A336]*[.A336]) * ([.A337] - [.A336]*[.A336]) + (1 - [.A336]) * (1 - [.A336])" office:value-type="float" office:value="3.16855519731535" calcext:value-type="float">
            <text:p>3.16855519731535</text:p>
          </table:table-cell>
          <table:table-cell table:formula="of:= 100 * ([.B337] - [.B336]*[.B336]) * ([.B337] - [.B336]*[.B336]) + (1 - [.B336]) * (1 - [.B336])" office:value-type="float" office:value="4.14247218399595" calcext:value-type="float">
            <text:p>4.14247218399595</text:p>
          </table:table-cell>
          <table:table-cell table:formula="of:=[.A336]*[.A336]" office:value-type="float" office:value="0.0250780590232114" calcext:value-type="float">
            <text:p>0.0250780590232114</text:p>
          </table:table-cell>
          <table:table-cell table:formula="of:=[.B336]*[.B336]" office:value-type="float" office:value="0.0250780590232114" calcext:value-type="float">
            <text:p>0.0250780590232114</text:p>
          </table:table-cell>
          <table:table-cell table:formula="of:= [.A336]*[.A336]*[.A336]*[.A336] - 16*[.A336]*[.A336] + 5*[.A336]" office:value-type="float" office:value="-1.19242270997536" calcext:value-type="float">
            <text:p>-1.19242270997536</text:p>
          </table:table-cell>
          <table:table-cell table:formula="of:= [.B336]*[.B336]*[.B336]*[.B336] - 16*[.B336]*[.B336] + 5*[.B336]" office:value-type="float" office:value="0.391182639321342" calcext:value-type="float">
            <text:p>0.3911826393213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60235599265434" calcext:value-type="float">
            <text:p>0.160235599265434</text:p>
          </table:table-cell>
          <table:table-cell table:formula="of:=-[.A337]" office:value-type="float" office:value="-0.160235599265434" calcext:value-type="float">
            <text:p>-0.160235599265434</text:p>
          </table:table-cell>
          <table:table-cell/>
          <table:table-cell table:formula="of:= [.A337] * [.A337] - 10 * COS(2 * PI() * [.A337])" office:value-type="float" office:value="-5.32008793305856" calcext:value-type="float">
            <text:p>-5.32008793305856</text:p>
          </table:table-cell>
          <table:table-cell table:formula="of:= [.B337] * [.B337] - 10 * COS(2 * PI() * [.B337])" office:value-type="float" office:value="-5.32008793305856" calcext:value-type="float">
            <text:p>-5.32008793305856</text:p>
          </table:table-cell>
          <table:table-cell table:formula="of:= 100 * ([.A338] - [.A337]*[.A337]) * ([.A338] - [.A337]*[.A337]) + (1 - [.A337]) * (1 - [.A337])" office:value-type="float" office:value="2.57519438196546" calcext:value-type="float">
            <text:p>2.57519438196546</text:p>
          </table:table-cell>
          <table:table-cell table:formula="of:= 100 * ([.B338] - [.B337]*[.B337]) * ([.B338] - [.B337]*[.B337]) + (1 - [.B337]) * (1 - [.B337])" office:value-type="float" office:value="2.07540607797982" calcext:value-type="float">
            <text:p>2.07540607797982</text:p>
          </table:table-cell>
          <table:table-cell table:formula="of:=[.A337]*[.A337]" office:value-type="float" office:value="0.0256754472719527" calcext:value-type="float">
            <text:p>0.0256754472719527</text:p>
          </table:table-cell>
          <table:table-cell table:formula="of:=[.B337]*[.B337]" office:value-type="float" office:value="0.0256754472719527" calcext:value-type="float">
            <text:p>0.0256754472719527</text:p>
          </table:table-cell>
          <table:table-cell table:formula="of:= [.A337]*[.A337]*[.A337]*[.A337] - 16*[.A337]*[.A337] + 5*[.A337]" office:value-type="float" office:value="0.391030068568541" calcext:value-type="float">
            <text:p>0.391030068568541</text:p>
          </table:table-cell>
          <table:table-cell table:formula="of:= [.B337]*[.B337]*[.B337]*[.B337] - 16*[.B337]*[.B337] + 5*[.B337]" office:value-type="float" office:value="-1.2113259240858" calcext:value-type="float">
            <text:p>-1.21132592408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1072135274298" calcext:value-type="float">
            <text:p>-0.111072135274298</text:p>
          </table:table-cell>
          <table:table-cell table:formula="of:=-[.A338]" office:value-type="float" office:value="0.111072135274298" calcext:value-type="float">
            <text:p>0.111072135274298</text:p>
          </table:table-cell>
          <table:table-cell/>
          <table:table-cell table:formula="of:= [.A338] * [.A338] - 10 * COS(2 * PI() * [.A338])" office:value-type="float" office:value="-7.64968132027012" calcext:value-type="float">
            <text:p>-7.64968132027012</text:p>
          </table:table-cell>
          <table:table-cell table:formula="of:= [.B338] * [.B338] - 10 * COS(2 * PI() * [.B338])" office:value-type="float" office:value="-7.64968132027012" calcext:value-type="float">
            <text:p>-7.64968132027012</text:p>
          </table:table-cell>
          <table:table-cell table:formula="of:= 100 * ([.A339] - [.A338]*[.A338]) * ([.A339] - [.A338]*[.A338]) + (1 - [.A338]) * (1 - [.A338])" office:value-type="float" office:value="9.34683512200071" calcext:value-type="float">
            <text:p>9.34683512200071</text:p>
          </table:table-cell>
          <table:table-cell table:formula="of:= 100 * ([.B339] - [.B338]*[.B338]) * ([.B339] - [.B338]*[.B338]) + (1 - [.B338]) * (1 - [.B338])" office:value-type="float" office:value="7.55788589040064" calcext:value-type="float">
            <text:p>7.55788589040064</text:p>
          </table:table-cell>
          <table:table-cell table:formula="of:=[.A338]*[.A338]" office:value-type="float" office:value="0.0123370192343921" calcext:value-type="float">
            <text:p>0.0123370192343921</text:p>
          </table:table-cell>
          <table:table-cell table:formula="of:=[.B338]*[.B338]" office:value-type="float" office:value="0.0123370192343921" calcext:value-type="float">
            <text:p>0.0123370192343921</text:p>
          </table:table-cell>
          <table:table-cell table:formula="of:= [.A338]*[.A338]*[.A338]*[.A338] - 16*[.A338]*[.A338] + 5*[.A338]" office:value-type="float" office:value="-0.752600782078176" calcext:value-type="float">
            <text:p>-0.752600782078176</text:p>
          </table:table-cell>
          <table:table-cell table:formula="of:= [.B338]*[.B338]*[.B338]*[.B338] - 16*[.B338]*[.B338] + 5*[.B338]" office:value-type="float" office:value="0.358120570664809" calcext:value-type="float">
            <text:p>0.3581205706648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248492219951" calcext:value-type="float">
            <text:p>-0.27248492219951</text:p>
          </table:table-cell>
          <table:table-cell table:formula="of:=-[.A339]" office:value-type="float" office:value="0.27248492219951" calcext:value-type="float">
            <text:p>0.27248492219951</text:p>
          </table:table-cell>
          <table:table-cell/>
          <table:table-cell table:formula="of:= [.A339] * [.A339] - 10 * COS(2 * PI() * [.A339])" office:value-type="float" office:value="1.48232243098424" calcext:value-type="float">
            <text:p>1.48232243098424</text:p>
          </table:table-cell>
          <table:table-cell table:formula="of:= [.B339] * [.B339] - 10 * COS(2 * PI() * [.B339])" office:value-type="float" office:value="1.48232243098424" calcext:value-type="float">
            <text:p>1.48232243098424</text:p>
          </table:table-cell>
          <table:table-cell table:formula="of:= 100 * ([.A340] - [.A339]*[.A339]) * ([.A340] - [.A339]*[.A339]) + (1 - [.A339]) * (1 - [.A339])" office:value-type="float" office:value="10.2343155384434" calcext:value-type="float">
            <text:p>10.2343155384434</text:p>
          </table:table-cell>
          <table:table-cell table:formula="of:= 100 * ([.B340] - [.B339]*[.B339]) * ([.B340] - [.B339]*[.B339]) + (1 - [.B339]) * (1 - [.B339])" office:value-type="float" office:value="20.0666445658338" calcext:value-type="float">
            <text:p>20.0666445658338</text:p>
          </table:table-cell>
          <table:table-cell table:formula="of:=[.A339]*[.A339]" office:value-type="float" office:value="0.074248032826073" calcext:value-type="float">
            <text:p>0.074248032826073</text:p>
          </table:table-cell>
          <table:table-cell table:formula="of:=[.B339]*[.B339]" office:value-type="float" office:value="0.074248032826073" calcext:value-type="float">
            <text:p>0.074248032826073</text:p>
          </table:table-cell>
          <table:table-cell table:formula="of:= [.A339]*[.A339]*[.A339]*[.A339] - 16*[.A339]*[.A339] + 5*[.A339]" office:value-type="float" office:value="-2.54488036583618" calcext:value-type="float">
            <text:p>-2.54488036583618</text:p>
          </table:table-cell>
          <table:table-cell table:formula="of:= [.B339]*[.B339]*[.B339]*[.B339] - 16*[.B339]*[.B339] + 5*[.B339]" office:value-type="float" office:value="0.179968856158923" calcext:value-type="float">
            <text:p>0.1799688561589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7762898909859" calcext:value-type="float">
            <text:p>0.367762898909859</text:p>
          </table:table-cell>
          <table:table-cell table:formula="of:=-[.A340]" office:value-type="float" office:value="-0.367762898909859" calcext:value-type="float">
            <text:p>-0.367762898909859</text:p>
          </table:table-cell>
          <table:table-cell/>
          <table:table-cell table:formula="of:= [.A340] * [.A340] - 10 * COS(2 * PI() * [.A340])" office:value-type="float" office:value="6.87758303877369" calcext:value-type="float">
            <text:p>6.87758303877369</text:p>
          </table:table-cell>
          <table:table-cell table:formula="of:= [.B340] * [.B340] - 10 * COS(2 * PI() * [.B340])" office:value-type="float" office:value="6.87758303877369" calcext:value-type="float">
            <text:p>6.87758303877369</text:p>
          </table:table-cell>
          <table:table-cell table:formula="of:= 100 * ([.A341] - [.A340]*[.A340]) * ([.A341] - [.A340]*[.A340]) + (1 - [.A340]) * (1 - [.A340])" office:value-type="float" office:value="0.404311490708783" calcext:value-type="float">
            <text:p>0.404311490708783</text:p>
          </table:table-cell>
          <table:table-cell table:formula="of:= 100 * ([.B341] - [.B340]*[.B340]) * ([.B341] - [.B340]*[.B340]) + (1 - [.B340]) * (1 - [.B340])" office:value-type="float" office:value="8.82590588775273" calcext:value-type="float">
            <text:p>8.82590588775273</text:p>
          </table:table-cell>
          <table:table-cell table:formula="of:=[.A340]*[.A340]" office:value-type="float" office:value="0.135249549814583" calcext:value-type="float">
            <text:p>0.135249549814583</text:p>
          </table:table-cell>
          <table:table-cell table:formula="of:=[.B340]*[.B340]" office:value-type="float" office:value="0.135249549814583" calcext:value-type="float">
            <text:p>0.135249549814583</text:p>
          </table:table-cell>
          <table:table-cell table:formula="of:= [.A340]*[.A340]*[.A340]*[.A340] - 16*[.A340]*[.A340] + 5*[.A340]" office:value-type="float" office:value="-0.306885861758991" calcext:value-type="float">
            <text:p>-0.306885861758991</text:p>
          </table:table-cell>
          <table:table-cell table:formula="of:= [.B340]*[.B340]*[.B340]*[.B340] - 16*[.B340]*[.B340] + 5*[.B340]" office:value-type="float" office:value="-3.98451485085758" calcext:value-type="float">
            <text:p>-3.984514850857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8476265002973" calcext:value-type="float">
            <text:p>0.128476265002973</text:p>
          </table:table-cell>
          <table:table-cell table:formula="of:=-[.A341]" office:value-type="float" office:value="-0.128476265002973" calcext:value-type="float">
            <text:p>-0.128476265002973</text:p>
          </table:table-cell>
          <table:table-cell/>
          <table:table-cell table:formula="of:= [.A341] * [.A341] - 10 * COS(2 * PI() * [.A341])" office:value-type="float" office:value="-6.89844091334743" calcext:value-type="float">
            <text:p>-6.89844091334743</text:p>
          </table:table-cell>
          <table:table-cell table:formula="of:= [.B341] * [.B341] - 10 * COS(2 * PI() * [.B341])" office:value-type="float" office:value="-6.89844091334743" calcext:value-type="float">
            <text:p>-6.89844091334743</text:p>
          </table:table-cell>
          <table:table-cell table:formula="of:= 100 * ([.A342] - [.A341]*[.A341]) * ([.A342] - [.A341]*[.A341]) + (1 - [.A341]) * (1 - [.A341])" office:value-type="float" office:value="1.32322280106516" calcext:value-type="float">
            <text:p>1.32322280106516</text:p>
          </table:table-cell>
          <table:table-cell table:formula="of:= 100 * ([.B342] - [.B341]*[.B341]) * ([.B342] - [.B341]*[.B341]) + (1 - [.B341]) * (1 - [.B341])" office:value-type="float" office:value="2.44180794911523" calcext:value-type="float">
            <text:p>2.44180794911523</text:p>
          </table:table-cell>
          <table:table-cell table:formula="of:=[.A341]*[.A341]" office:value-type="float" office:value="0.0165061506691142" calcext:value-type="float">
            <text:p>0.0165061506691142</text:p>
          </table:table-cell>
          <table:table-cell table:formula="of:=[.B341]*[.B341]" office:value-type="float" office:value="0.0165061506691142" calcext:value-type="float">
            <text:p>0.0165061506691142</text:p>
          </table:table-cell>
          <table:table-cell table:formula="of:= [.A341]*[.A341]*[.A341]*[.A341] - 16*[.A341]*[.A341] + 5*[.A341]" office:value-type="float" office:value="0.378555367318951" calcext:value-type="float">
            <text:p>0.378555367318951</text:p>
          </table:table-cell>
          <table:table-cell table:formula="of:= [.B341]*[.B341]*[.B341]*[.B341] - 16*[.B341]*[.B341] + 5*[.B341]" office:value-type="float" office:value="-0.906207282710783" calcext:value-type="float">
            <text:p>-0.9062072827107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15840555680916" calcext:value-type="float">
            <text:p>0.0915840555680916</text:p>
          </table:table-cell>
          <table:table-cell table:formula="of:=-[.A342]" office:value-type="float" office:value="-0.0915840555680916" calcext:value-type="float">
            <text:p>-0.0915840555680916</text:p>
          </table:table-cell>
          <table:table-cell/>
          <table:table-cell table:formula="of:= [.A342] * [.A342] - 10 * COS(2 * PI() * [.A342])" office:value-type="float" office:value="-8.38114391825682" calcext:value-type="float">
            <text:p>-8.38114391825682</text:p>
          </table:table-cell>
          <table:table-cell table:formula="of:= [.B342] * [.B342] - 10 * COS(2 * PI() * [.B342])" office:value-type="float" office:value="-8.38114391825682" calcext:value-type="float">
            <text:p>-8.38114391825682</text:p>
          </table:table-cell>
          <table:table-cell table:formula="of:= 100 * ([.A343] - [.A342]*[.A342]) * ([.A343] - [.A342]*[.A342]) + (1 - [.A342]) * (1 - [.A342])" office:value-type="float" office:value="13.7409194239716" calcext:value-type="float">
            <text:p>13.7409194239716</text:p>
          </table:table-cell>
          <table:table-cell table:formula="of:= 100 * ([.B343] - [.B342]*[.B342]) * ([.B343] - [.B342]*[.B342]) + (1 - [.B342]) * (1 - [.B342])" office:value-type="float" office:value="15.3411506296145" calcext:value-type="float">
            <text:p>15.3411506296145</text:p>
          </table:table-cell>
          <table:table-cell table:formula="of:=[.A342]*[.A342]" office:value-type="float" office:value="0.00838763923429929" calcext:value-type="float">
            <text:p>0.00838763923429929</text:p>
          </table:table-cell>
          <table:table-cell table:formula="of:=[.B342]*[.B342]" office:value-type="float" office:value="0.00838763923429929" calcext:value-type="float">
            <text:p>0.00838763923429929</text:p>
          </table:table-cell>
          <table:table-cell table:formula="of:= [.A342]*[.A342]*[.A342]*[.A342] - 16*[.A342]*[.A342] + 5*[.A342]" office:value-type="float" office:value="0.323788402583594" calcext:value-type="float">
            <text:p>0.323788402583594</text:p>
          </table:table-cell>
          <table:table-cell table:formula="of:= [.B342]*[.B342]*[.B342]*[.B342] - 16*[.B342]*[.B342] + 5*[.B342]" office:value-type="float" office:value="-0.592052153097322" calcext:value-type="float">
            <text:p>-0.5920521530973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7771833320148" calcext:value-type="float">
            <text:p>0.367771833320148</text:p>
          </table:table-cell>
          <table:table-cell table:formula="of:=-[.A343]" office:value-type="float" office:value="-0.367771833320148" calcext:value-type="float">
            <text:p>-0.367771833320148</text:p>
          </table:table-cell>
          <table:table-cell/>
          <table:table-cell table:formula="of:= [.A343] * [.A343] - 10 * COS(2 * PI() * [.A343])" office:value-type="float" office:value="6.87800417849647" calcext:value-type="float">
            <text:p>6.87800417849647</text:p>
          </table:table-cell>
          <table:table-cell table:formula="of:= [.B343] * [.B343] - 10 * COS(2 * PI() * [.B343])" office:value-type="float" office:value="6.87800417849647" calcext:value-type="float">
            <text:p>6.87800417849647</text:p>
          </table:table-cell>
          <table:table-cell table:formula="of:= 100 * ([.A344] - [.A343]*[.A343]) * ([.A344] - [.A343]*[.A343]) + (1 - [.A343]) * (1 - [.A343])" office:value-type="float" office:value="2.21780792156846" calcext:value-type="float">
            <text:p>2.21780792156846</text:p>
          </table:table-cell>
          <table:table-cell table:formula="of:= 100 * ([.B344] - [.B343]*[.B343]) * ([.B344] - [.B343]*[.B343]) + (1 - [.B343]) * (1 - [.B343])" office:value-type="float" office:value="3.71158316658862" calcext:value-type="float">
            <text:p>3.71158316658862</text:p>
          </table:table-cell>
          <table:table-cell table:formula="of:=[.A343]*[.A343]" office:value-type="float" office:value="0.135256121383663" calcext:value-type="float">
            <text:p>0.135256121383663</text:p>
          </table:table-cell>
          <table:table-cell table:formula="of:=[.B343]*[.B343]" office:value-type="float" office:value="0.135256121383663" calcext:value-type="float">
            <text:p>0.135256121383663</text:p>
          </table:table-cell>
          <table:table-cell table:formula="of:= [.A343]*[.A343]*[.A343]*[.A343] - 16*[.A343]*[.A343] + 5*[.A343]" office:value-type="float" office:value="-0.306944557166113" calcext:value-type="float">
            <text:p>-0.306944557166113</text:p>
          </table:table-cell>
          <table:table-cell table:formula="of:= [.B343]*[.B343]*[.B343]*[.B343] - 16*[.B343]*[.B343] + 5*[.B343]" office:value-type="float" office:value="-3.9846628903676" calcext:value-type="float">
            <text:p>-3.98466289036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00419350923039019" calcext:value-type="float">
            <text:p>0.000419350923039019</text:p>
          </table:table-cell>
          <table:table-cell table:formula="of:=-[.A344]" office:value-type="float" office:value="-0.000419350923039019" calcext:value-type="float">
            <text:p>-0.000419350923039019</text:p>
          </table:table-cell>
          <table:table-cell/>
          <table:table-cell table:formula="of:= [.A344] * [.A344] - 10 * COS(2 * PI() * [.A344])" office:value-type="float" office:value="-9.99996511174043" calcext:value-type="float">
            <text:p>-9.99996511174043</text:p>
          </table:table-cell>
          <table:table-cell table:formula="of:= [.B344] * [.B344] - 10 * COS(2 * PI() * [.B344])" office:value-type="float" office:value="-9.99996511174043" calcext:value-type="float">
            <text:p>-9.99996511174043</text:p>
          </table:table-cell>
          <table:table-cell table:formula="of:= 100 * ([.A345] - [.A344]*[.A344]) * ([.A345] - [.A344]*[.A344]) + (1 - [.A344]) * (1 - [.A344])" office:value-type="float" office:value="3.13329376986013" calcext:value-type="float">
            <text:p>3.13329376986013</text:p>
          </table:table-cell>
          <table:table-cell table:formula="of:= 100 * ([.B345] - [.B344]*[.B344]) * ([.B345] - [.B344]*[.B344]) + (1 - [.B344]) * (1 - [.B344])" office:value-type="float" office:value="3.13496089752274" calcext:value-type="float">
            <text:p>3.13496089752274</text:p>
          </table:table-cell>
          <table:table-cell table:formula="of:=[.A344]*[.A344]" office:value-type="float" office:value="0.00000017585519665368" calcext:value-type="float">
            <text:p>1.75855196653677E-07</text:p>
          </table:table-cell>
          <table:table-cell table:formula="of:=[.B344]*[.B344]" office:value-type="float" office:value="0.00000017585519665368" calcext:value-type="float">
            <text:p>1.75855196653677E-07</text:p>
          </table:table-cell>
          <table:table-cell table:formula="of:= [.A344]*[.A344]*[.A344]*[.A344] - 16*[.A344]*[.A344] + 5*[.A344]" office:value-type="float" office:value="0.00209394093207956" calcext:value-type="float">
            <text:p>0.00209394093207956</text:p>
          </table:table-cell>
          <table:table-cell table:formula="of:= [.B344]*[.B344]*[.B344]*[.B344] - 16*[.B344]*[.B344] + 5*[.B344]" office:value-type="float" office:value="-0.00209956829831063" calcext:value-type="float">
            <text:p>-0.002099568298310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6086520864628" calcext:value-type="float">
            <text:p>-0.146086520864628</text:p>
          </table:table-cell>
          <table:table-cell table:formula="of:=-[.A345]" office:value-type="float" office:value="0.146086520864628" calcext:value-type="float">
            <text:p>0.146086520864628</text:p>
          </table:table-cell>
          <table:table-cell/>
          <table:table-cell table:formula="of:= [.A345] * [.A345] - 10 * COS(2 * PI() * [.A345])" office:value-type="float" office:value="-6.05364446406228" calcext:value-type="float">
            <text:p>-6.05364446406228</text:p>
          </table:table-cell>
          <table:table-cell table:formula="of:= [.B345] * [.B345] - 10 * COS(2 * PI() * [.B345])" office:value-type="float" office:value="-6.05364446406228" calcext:value-type="float">
            <text:p>-6.05364446406228</text:p>
          </table:table-cell>
          <table:table-cell table:formula="of:= 100 * ([.A346] - [.A345]*[.A345]) * ([.A346] - [.A345]*[.A345]) + (1 - [.A345]) * (1 - [.A345])" office:value-type="float" office:value="16.6668638876562" calcext:value-type="float">
            <text:p>16.6668638876562</text:p>
          </table:table-cell>
          <table:table-cell table:formula="of:= 100 * ([.B346] - [.B345]*[.B345]) * ([.B346] - [.B345]*[.B345]) + (1 - [.B345]) * (1 - [.B345])" office:value-type="float" office:value="19.6095878518284" calcext:value-type="float">
            <text:p>19.6095878518284</text:p>
          </table:table-cell>
          <table:table-cell table:formula="of:=[.A345]*[.A345]" office:value-type="float" office:value="0.0213412715783315" calcext:value-type="float">
            <text:p>0.0213412715783315</text:p>
          </table:table-cell>
          <table:table-cell table:formula="of:=[.B345]*[.B345]" office:value-type="float" office:value="0.0213412715783315" calcext:value-type="float">
            <text:p>0.0213412715783315</text:p>
          </table:table-cell>
          <table:table-cell table:formula="of:= [.A345]*[.A345]*[.A345]*[.A345] - 16*[.A345]*[.A345] + 5*[.A345]" office:value-type="float" office:value="-1.07143749970386" calcext:value-type="float">
            <text:p>-1.07143749970386</text:p>
          </table:table-cell>
          <table:table-cell table:formula="of:= [.B345]*[.B345]*[.B345]*[.B345] - 16*[.B345]*[.B345] + 5*[.B345]" office:value-type="float" office:value="0.389427708942418" calcext:value-type="float">
            <text:p>0.3894277089424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3174776709639" calcext:value-type="float">
            <text:p>0.413174776709639</text:p>
          </table:table-cell>
          <table:table-cell table:formula="of:=-[.A346]" office:value-type="float" office:value="-0.413174776709639" calcext:value-type="float">
            <text:p>-0.413174776709639</text:p>
          </table:table-cell>
          <table:table-cell/>
          <table:table-cell table:formula="of:= [.A346] * [.A346] - 10 * COS(2 * PI() * [.A346])" office:value-type="float" office:value="8.71919095820573" calcext:value-type="float">
            <text:p>8.71919095820573</text:p>
          </table:table-cell>
          <table:table-cell table:formula="of:= [.B346] * [.B346] - 10 * COS(2 * PI() * [.B346])" office:value-type="float" office:value="8.71919095820573" calcext:value-type="float">
            <text:p>8.71919095820573</text:p>
          </table:table-cell>
          <table:table-cell table:formula="of:= 100 * ([.A347] - [.A346]*[.A346]) * ([.A347] - [.A346]*[.A346]) + (1 - [.A346]) * (1 - [.A346])" office:value-type="float" office:value="22.7500596775188" calcext:value-type="float">
            <text:p>22.7500596775188</text:p>
          </table:table-cell>
          <table:table-cell table:formula="of:= 100 * ([.B347] - [.B346]*[.B346]) * ([.B347] - [.B346]*[.B346]) + (1 - [.B346]) * (1 - [.B346])" office:value-type="float" office:value="3.73734525323572" calcext:value-type="float">
            <text:p>3.73734525323572</text:p>
          </table:table-cell>
          <table:table-cell table:formula="of:=[.A346]*[.A346]" office:value-type="float" office:value="0.17071339610906" calcext:value-type="float">
            <text:p>0.17071339610906</text:p>
          </table:table-cell>
          <table:table-cell table:formula="of:=[.B346]*[.B346]" office:value-type="float" office:value="0.17071339610906" calcext:value-type="float">
            <text:p>0.17071339610906</text:p>
          </table:table-cell>
          <table:table-cell table:formula="of:= [.A346]*[.A346]*[.A346]*[.A346] - 16*[.A346]*[.A346] + 5*[.A346]" office:value-type="float" office:value="-0.636397390585673" calcext:value-type="float">
            <text:p>-0.636397390585673</text:p>
          </table:table-cell>
          <table:table-cell table:formula="of:= [.B346]*[.B346]*[.B346]*[.B346] - 16*[.B346]*[.B346] + 5*[.B346]" office:value-type="float" office:value="-4.76814515768206" calcext:value-type="float">
            <text:p>-4.768145157682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2633155952208" calcext:value-type="float">
            <text:p>-0.302633155952208</text:p>
          </table:table-cell>
          <table:table-cell table:formula="of:=-[.A347]" office:value-type="float" office:value="0.302633155952208" calcext:value-type="float">
            <text:p>0.302633155952208</text:p>
          </table:table-cell>
          <table:table-cell/>
          <table:table-cell table:formula="of:= [.A347] * [.A347] - 10 * COS(2 * PI() * [.A347])" office:value-type="float" office:value="3.33867523634521" calcext:value-type="float">
            <text:p>3.33867523634521</text:p>
          </table:table-cell>
          <table:table-cell table:formula="of:= [.B347] * [.B347] - 10 * COS(2 * PI() * [.B347])" office:value-type="float" office:value="3.33867523634521" calcext:value-type="float">
            <text:p>3.33867523634521</text:p>
          </table:table-cell>
          <table:table-cell table:formula="of:= 100 * ([.A348] - [.A347]*[.A347]) * ([.A348] - [.A347]*[.A347]) + (1 - [.A347]) * (1 - [.A347])" office:value-type="float" office:value="7.3710289164115" calcext:value-type="float">
            <text:p>7.3710289164115</text:p>
          </table:table-cell>
          <table:table-cell table:formula="of:= 100 * ([.B348] - [.B347]*[.B347]) * ([.B348] - [.B347]*[.B347]) + (1 - [.B347]) * (1 - [.B347])" office:value-type="float" office:value="0.789168553793715" calcext:value-type="float">
            <text:p>0.789168553793715</text:p>
          </table:table-cell>
          <table:table-cell table:formula="of:=[.A347]*[.A347]" office:value-type="float" office:value="0.0915868270815933" calcext:value-type="float">
            <text:p>0.0915868270815933</text:p>
          </table:table-cell>
          <table:table-cell table:formula="of:=[.B347]*[.B347]" office:value-type="float" office:value="0.0915868270815933" calcext:value-type="float">
            <text:p>0.0915868270815933</text:p>
          </table:table-cell>
          <table:table-cell table:formula="of:= [.A347]*[.A347]*[.A347]*[.A347] - 16*[.A347]*[.A347] + 5*[.A347]" office:value-type="float" office:value="-2.97016686617166" calcext:value-type="float">
            <text:p>-2.97016686617166</text:p>
          </table:table-cell>
          <table:table-cell table:formula="of:= [.B347]*[.B347]*[.B347]*[.B347] - 16*[.B347]*[.B347] + 5*[.B347]" office:value-type="float" office:value="0.0561646933504196" calcext:value-type="float">
            <text:p>0.05616469335041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6618457860313" calcext:value-type="float">
            <text:p>-0.146618457860313</text:p>
          </table:table-cell>
          <table:table-cell table:formula="of:=-[.A348]" office:value-type="float" office:value="0.146618457860313" calcext:value-type="float">
            <text:p>0.146618457860313</text:p>
          </table:table-cell>
          <table:table-cell/>
          <table:table-cell table:formula="of:= [.A348] * [.A348] - 10 * COS(2 * PI() * [.A348])" office:value-type="float" office:value="-6.02690662690054" calcext:value-type="float">
            <text:p>-6.02690662690054</text:p>
          </table:table-cell>
          <table:table-cell table:formula="of:= [.B348] * [.B348] - 10 * COS(2 * PI() * [.B348])" office:value-type="float" office:value="-6.02690662690054" calcext:value-type="float">
            <text:p>-6.02690662690054</text:p>
          </table:table-cell>
          <table:table-cell table:formula="of:= 100 * ([.A349] - [.A348]*[.A348]) * ([.A349] - [.A348]*[.A348]) + (1 - [.A348]) * (1 - [.A348])" office:value-type="float" office:value="6.32151250016238" calcext:value-type="float">
            <text:p>6.32151250016238</text:p>
          </table:table-cell>
          <table:table-cell table:formula="of:= 100 * ([.B349] - [.B348]*[.B348]) * ([.B349] - [.B348]*[.B348]) + (1 - [.B348]) * (1 - [.B348])" office:value-type="float" office:value="3.99583603467566" calcext:value-type="float">
            <text:p>3.99583603467566</text:p>
          </table:table-cell>
          <table:table-cell table:formula="of:=[.A348]*[.A348]" office:value-type="float" office:value="0.0214969721853365" calcext:value-type="float">
            <text:p>0.0214969721853365</text:p>
          </table:table-cell>
          <table:table-cell table:formula="of:=[.B348]*[.B348]" office:value-type="float" office:value="0.0214969721853365" calcext:value-type="float">
            <text:p>0.0214969721853365</text:p>
          </table:table-cell>
          <table:table-cell table:formula="of:= [.A348]*[.A348]*[.A348]*[.A348] - 16*[.A348]*[.A348] + 5*[.A348]" office:value-type="float" office:value="-1.07658172445381" calcext:value-type="float">
            <text:p>-1.07658172445381</text:p>
          </table:table-cell>
          <table:table-cell table:formula="of:= [.B348]*[.B348]*[.B348]*[.B348] - 16*[.B348]*[.B348] + 5*[.B348]" office:value-type="float" office:value="0.38960285414932" calcext:value-type="float">
            <text:p>0.389602854149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02261348604225" calcext:value-type="float">
            <text:p>-0.202261348604225</text:p>
          </table:table-cell>
          <table:table-cell table:formula="of:=-[.A349]" office:value-type="float" office:value="0.202261348604225" calcext:value-type="float">
            <text:p>0.202261348604225</text:p>
          </table:table-cell>
          <table:table-cell/>
          <table:table-cell table:formula="of:= [.A349] * [.A349] - 10 * COS(2 * PI() * [.A349])" office:value-type="float" office:value="-2.91382231780006" calcext:value-type="float">
            <text:p>-2.91382231780006</text:p>
          </table:table-cell>
          <table:table-cell table:formula="of:= [.B349] * [.B349] - 10 * COS(2 * PI() * [.B349])" office:value-type="float" office:value="-2.91382231780006" calcext:value-type="float">
            <text:p>-2.91382231780006</text:p>
          </table:table-cell>
          <table:table-cell table:formula="of:= 100 * ([.A350] - [.A349]*[.A349]) * ([.A350] - [.A349]*[.A349]) + (1 - [.A349]) * (1 - [.A349])" office:value-type="float" office:value="3.67800905974802" calcext:value-type="float">
            <text:p>3.67800905974802</text:p>
          </table:table-cell>
          <table:table-cell table:formula="of:= 100 * ([.B350] - [.B349]*[.B349]) * ([.B350] - [.B349]*[.B349]) + (1 - [.B349]) * (1 - [.B349])" office:value-type="float" office:value="5.98346052792326" calcext:value-type="float">
            <text:p>5.98346052792326</text:p>
          </table:table-cell>
          <table:table-cell table:formula="of:=[.A349]*[.A349]" office:value-type="float" office:value="0.0409096531391997" calcext:value-type="float">
            <text:p>0.0409096531391997</text:p>
          </table:table-cell>
          <table:table-cell table:formula="of:=[.B349]*[.B349]" office:value-type="float" office:value="0.0409096531391997" calcext:value-type="float">
            <text:p>0.0409096531391997</text:p>
          </table:table-cell>
          <table:table-cell table:formula="of:= [.A349]*[.A349]*[.A349]*[.A349] - 16*[.A349]*[.A349] + 5*[.A349]" office:value-type="float" office:value="-1.66418759352835" calcext:value-type="float">
            <text:p>-1.66418759352835</text:p>
          </table:table-cell>
          <table:table-cell table:formula="of:= [.B349]*[.B349]*[.B349]*[.B349] - 16*[.B349]*[.B349] + 5*[.B349]" office:value-type="float" office:value="0.358425892513898" calcext:value-type="float">
            <text:p>0.3584258925138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0327748074196" calcext:value-type="float">
            <text:p>0.190327748074196</text:p>
          </table:table-cell>
          <table:table-cell table:formula="of:=-[.A350]" office:value-type="float" office:value="-0.190327748074196" calcext:value-type="float">
            <text:p>-0.190327748074196</text:p>
          </table:table-cell>
          <table:table-cell/>
          <table:table-cell table:formula="of:= [.A350] * [.A350] - 10 * COS(2 * PI() * [.A350])" office:value-type="float" office:value="-3.62586617842857" calcext:value-type="float">
            <text:p>-3.62586617842857</text:p>
          </table:table-cell>
          <table:table-cell table:formula="of:= [.B350] * [.B350] - 10 * COS(2 * PI() * [.B350])" office:value-type="float" office:value="-3.62586617842857" calcext:value-type="float">
            <text:p>-3.62586617842857</text:p>
          </table:table-cell>
          <table:table-cell table:formula="of:= 100 * ([.A351] - [.A350]*[.A350]) * ([.A351] - [.A350]*[.A350]) + (1 - [.A350]) * (1 - [.A350])" office:value-type="float" office:value="17.6000646915138" calcext:value-type="float">
            <text:p>17.6000646915138</text:p>
          </table:table-cell>
          <table:table-cell table:formula="of:= 100 * ([.B351] - [.B350]*[.B350]) * ([.B351] - [.B350]*[.B350]) + (1 - [.B350]) * (1 - [.B350])" office:value-type="float" office:value="12.921704194778" calcext:value-type="float">
            <text:p>12.921704194778</text:p>
          </table:table-cell>
          <table:table-cell table:formula="of:=[.A350]*[.A350]" office:value-type="float" office:value="0.0362246516869947" calcext:value-type="float">
            <text:p>0.0362246516869947</text:p>
          </table:table-cell>
          <table:table-cell table:formula="of:=[.B350]*[.B350]" office:value-type="float" office:value="0.0362246516869947" calcext:value-type="float">
            <text:p>0.0362246516869947</text:p>
          </table:table-cell>
          <table:table-cell table:formula="of:= [.A350]*[.A350]*[.A350]*[.A350] - 16*[.A350]*[.A350] + 5*[.A350]" office:value-type="float" office:value="0.37335653876891" calcext:value-type="float">
            <text:p>0.37335653876891</text:p>
          </table:table-cell>
          <table:table-cell table:formula="of:= [.B350]*[.B350]*[.B350]*[.B350] - 16*[.B350]*[.B350] + 5*[.B350]" office:value-type="float" office:value="-1.52992094197305" calcext:value-type="float">
            <text:p>-1.529920941973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5412270077504" calcext:value-type="float">
            <text:p>-0.375412270077504</text:p>
          </table:table-cell>
          <table:table-cell table:formula="of:=-[.A351]" office:value-type="float" office:value="0.375412270077504" calcext:value-type="float">
            <text:p>0.375412270077504</text:p>
          </table:table-cell>
          <table:table-cell/>
          <table:table-cell table:formula="of:= [.A351] * [.A351] - 10 * COS(2 * PI() * [.A351])" office:value-type="float" office:value="7.23029511737313" calcext:value-type="float">
            <text:p>7.23029511737313</text:p>
          </table:table-cell>
          <table:table-cell table:formula="of:= [.B351] * [.B351] - 10 * COS(2 * PI() * [.B351])" office:value-type="float" office:value="7.23029511737313" calcext:value-type="float">
            <text:p>7.23029511737313</text:p>
          </table:table-cell>
          <table:table-cell table:formula="of:= 100 * ([.A352] - [.A351]*[.A351]) * ([.A352] - [.A351]*[.A351]) + (1 - [.A351]) * (1 - [.A351])" office:value-type="float" office:value="5.32487137830956" calcext:value-type="float">
            <text:p>5.32487137830956</text:p>
          </table:table-cell>
          <table:table-cell table:formula="of:= 100 * ([.B352] - [.B351]*[.B351]) * ([.B352] - [.B351]*[.B351]) + (1 - [.B351]) * (1 - [.B351])" office:value-type="float" office:value="1.32292087967042" calcext:value-type="float">
            <text:p>1.32292087967042</text:p>
          </table:table-cell>
          <table:table-cell table:formula="of:=[.A351]*[.A351]" office:value-type="float" office:value="0.140934372524745" calcext:value-type="float">
            <text:p>0.140934372524745</text:p>
          </table:table-cell>
          <table:table-cell table:formula="of:=[.B351]*[.B351]" office:value-type="float" office:value="0.140934372524745" calcext:value-type="float">
            <text:p>0.140934372524745</text:p>
          </table:table-cell>
          <table:table-cell table:formula="of:= [.A351]*[.A351]*[.A351]*[.A351] - 16*[.A351]*[.A351] + 5*[.A351]" office:value-type="float" office:value="-4.1121488134245" calcext:value-type="float">
            <text:p>-4.1121488134245</text:p>
          </table:table-cell>
          <table:table-cell table:formula="of:= [.B351]*[.B351]*[.B351]*[.B351] - 16*[.B351]*[.B351] + 5*[.B351]" office:value-type="float" office:value="-0.358026112649455" calcext:value-type="float">
            <text:p>-0.3580261126494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4352228869684" calcext:value-type="float">
            <text:p>-0.044352228869684</text:p>
          </table:table-cell>
          <table:table-cell table:formula="of:=-[.A352]" office:value-type="float" office:value="0.044352228869684" calcext:value-type="float">
            <text:p>0.044352228869684</text:p>
          </table:table-cell>
          <table:table-cell/>
          <table:table-cell table:formula="of:= [.A352] * [.A352] - 10 * COS(2 * PI() * [.A352])" office:value-type="float" office:value="-9.6122452891823" calcext:value-type="float">
            <text:p>-9.6122452891823</text:p>
          </table:table-cell>
          <table:table-cell table:formula="of:= [.B352] * [.B352] - 10 * COS(2 * PI() * [.B352])" office:value-type="float" office:value="-9.6122452891823" calcext:value-type="float">
            <text:p>-9.6122452891823</text:p>
          </table:table-cell>
          <table:table-cell table:formula="of:= 100 * ([.A353] - [.A352]*[.A352]) * ([.A353] - [.A352]*[.A352]) + (1 - [.A352]) * (1 - [.A352])" office:value-type="float" office:value="5.59316246007919" calcext:value-type="float">
            <text:p>5.59316246007919</text:p>
          </table:table-cell>
          <table:table-cell table:formula="of:= 100 * ([.B353] - [.B352]*[.B352]) * ([.B353] - [.B352]*[.B352]) + (1 - [.B352]) * (1 - [.B352])" office:value-type="float" office:value="5.25033949496279" calcext:value-type="float">
            <text:p>5.25033949496279</text:p>
          </table:table-cell>
          <table:table-cell table:formula="of:=[.A352]*[.A352]" office:value-type="float" office:value="0.00196712020570883" calcext:value-type="float">
            <text:p>0.00196712020570883</text:p>
          </table:table-cell>
          <table:table-cell table:formula="of:=[.B352]*[.B352]" office:value-type="float" office:value="0.00196712020570883" calcext:value-type="float">
            <text:p>0.00196712020570883</text:p>
          </table:table-cell>
          <table:table-cell table:formula="of:= [.A352]*[.A352]*[.A352]*[.A352] - 16*[.A352]*[.A352] + 5*[.A352]" office:value-type="float" office:value="-0.253231198077858" calcext:value-type="float">
            <text:p>-0.253231198077858</text:p>
          </table:table-cell>
          <table:table-cell table:formula="of:= [.B352]*[.B352]*[.B352]*[.B352] - 16*[.B352]*[.B352] + 5*[.B352]" office:value-type="float" office:value="0.190291090618983" calcext:value-type="float">
            <text:p>0.1902910906189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0223616682924" calcext:value-type="float">
            <text:p>-0.210223616682924</text:p>
          </table:table-cell>
          <table:table-cell table:formula="of:=-[.A353]" office:value-type="float" office:value="0.210223616682924" calcext:value-type="float">
            <text:p>0.210223616682924</text:p>
          </table:table-cell>
          <table:table-cell/>
          <table:table-cell table:formula="of:= [.A353] * [.A353] - 10 * COS(2 * PI() * [.A353])" office:value-type="float" office:value="-2.42909361631963" calcext:value-type="float">
            <text:p>-2.42909361631963</text:p>
          </table:table-cell>
          <table:table-cell table:formula="of:= [.B353] * [.B353] - 10 * COS(2 * PI() * [.B353])" office:value-type="float" office:value="-2.42909361631963" calcext:value-type="float">
            <text:p>-2.42909361631963</text:p>
          </table:table-cell>
          <table:table-cell table:formula="of:= 100 * ([.A354] - [.A353]*[.A353]) * ([.A354] - [.A353]*[.A353]) + (1 - [.A353]) * (1 - [.A353])" office:value-type="float" office:value="6.34298236387791" calcext:value-type="float">
            <text:p>6.34298236387791</text:p>
          </table:table-cell>
          <table:table-cell table:formula="of:= 100 * ([.B354] - [.B353]*[.B353]) * ([.B354] - [.B353]*[.B353]) + (1 - [.B353]) * (1 - [.B353])" office:value-type="float" office:value="2.37888769575834" calcext:value-type="float">
            <text:p>2.37888769575834</text:p>
          </table:table-cell>
          <table:table-cell table:formula="of:=[.A353]*[.A353]" office:value-type="float" office:value="0.0441939690112491" calcext:value-type="float">
            <text:p>0.0441939690112491</text:p>
          </table:table-cell>
          <table:table-cell table:formula="of:=[.B353]*[.B353]" office:value-type="float" office:value="0.0441939690112491" calcext:value-type="float">
            <text:p>0.0441939690112491</text:p>
          </table:table-cell>
          <table:table-cell table:formula="of:= [.A353]*[.A353]*[.A353]*[.A353] - 16*[.A353]*[.A353] + 5*[.A353]" office:value-type="float" office:value="-1.75626848069764" calcext:value-type="float">
            <text:p>-1.75626848069764</text:p>
          </table:table-cell>
          <table:table-cell table:formula="of:= [.B353]*[.B353]*[.B353]*[.B353] - 16*[.B353]*[.B353] + 5*[.B353]" office:value-type="float" office:value="0.345967686131603" calcext:value-type="float">
            <text:p>0.3459676861316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6675702095963" calcext:value-type="float">
            <text:p>-0.176675702095963</text:p>
          </table:table-cell>
          <table:table-cell table:formula="of:=-[.A354]" office:value-type="float" office:value="0.176675702095963" calcext:value-type="float">
            <text:p>0.176675702095963</text:p>
          </table:table-cell>
          <table:table-cell/>
          <table:table-cell table:formula="of:= [.A354] * [.A354] - 10 * COS(2 * PI() * [.A354])" office:value-type="float" office:value="-4.41462897397226" calcext:value-type="float">
            <text:p>-4.41462897397226</text:p>
          </table:table-cell>
          <table:table-cell table:formula="of:= [.B354] * [.B354] - 10 * COS(2 * PI() * [.B354])" office:value-type="float" office:value="-4.41462897397226" calcext:value-type="float">
            <text:p>-4.41462897397226</text:p>
          </table:table-cell>
          <table:table-cell table:formula="of:= 100 * ([.A355] - [.A354]*[.A354]) * ([.A355] - [.A354]*[.A354]) + (1 - [.A354]) * (1 - [.A354])" office:value-type="float" office:value="10.0364478903291" calcext:value-type="float">
            <text:p>10.0364478903291</text:p>
          </table:table-cell>
          <table:table-cell table:formula="of:= 100 * ([.B355] - [.B354]*[.B354]) * ([.B355] - [.B354]*[.B354]) + (1 - [.B354]) * (1 - [.B354])" office:value-type="float" office:value="6.04691783221126" calcext:value-type="float">
            <text:p>6.04691783221126</text:p>
          </table:table-cell>
          <table:table-cell table:formula="of:=[.A354]*[.A354]" office:value-type="float" office:value="0.0312143037111015" calcext:value-type="float">
            <text:p>0.0312143037111015</text:p>
          </table:table-cell>
          <table:table-cell table:formula="of:=[.B354]*[.B354]" office:value-type="float" office:value="0.0312143037111015" calcext:value-type="float">
            <text:p>0.0312143037111015</text:p>
          </table:table-cell>
          <table:table-cell table:formula="of:= [.A354]*[.A354]*[.A354]*[.A354] - 16*[.A354]*[.A354] + 5*[.A354]" office:value-type="float" office:value="-1.38183303710127" calcext:value-type="float">
            <text:p>-1.38183303710127</text:p>
          </table:table-cell>
          <table:table-cell table:formula="of:= [.B354]*[.B354]*[.B354]*[.B354] - 16*[.B354]*[.B354] + 5*[.B354]" office:value-type="float" office:value="0.38492398385836" calcext:value-type="float">
            <text:p>0.384923983858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2926516006701" calcext:value-type="float">
            <text:p>-0.262926516006701</text:p>
          </table:table-cell>
          <table:table-cell table:formula="of:=-[.A355]" office:value-type="float" office:value="0.262926516006701" calcext:value-type="float">
            <text:p>0.262926516006701</text:p>
          </table:table-cell>
          <table:table-cell/>
          <table:table-cell table:formula="of:= [.A355] * [.A355] - 10 * COS(2 * PI() * [.A355])" office:value-type="float" office:value="0.880434640089133" calcext:value-type="float">
            <text:p>0.880434640089133</text:p>
          </table:table-cell>
          <table:table-cell table:formula="of:= [.B355] * [.B355] - 10 * COS(2 * PI() * [.B355])" office:value-type="float" office:value="0.880434640089133" calcext:value-type="float">
            <text:p>0.880434640089133</text:p>
          </table:table-cell>
          <table:table-cell table:formula="of:= 100 * ([.A356] - [.A355]*[.A355]) * ([.A356] - [.A355]*[.A355]) + (1 - [.A355]) * (1 - [.A355])" office:value-type="float" office:value="2.11851803905221" calcext:value-type="float">
            <text:p>2.11851803905221</text:p>
          </table:table-cell>
          <table:table-cell table:formula="of:= 100 * ([.B356] - [.B355]*[.B355]) * ([.B356] - [.B355]*[.B355]) + (1 - [.B355]) * (1 - [.B355])" office:value-type="float" office:value="0.977624368704704" calcext:value-type="float">
            <text:p>0.977624368704704</text:p>
          </table:table-cell>
          <table:table-cell table:formula="of:=[.A355]*[.A355]" office:value-type="float" office:value="0.0691303528194218" calcext:value-type="float">
            <text:p>0.0691303528194218</text:p>
          </table:table-cell>
          <table:table-cell table:formula="of:=[.B355]*[.B355]" office:value-type="float" office:value="0.0691303528194218" calcext:value-type="float">
            <text:p>0.0691303528194218</text:p>
          </table:table-cell>
          <table:table-cell table:formula="of:= [.A355]*[.A355]*[.A355]*[.A355] - 16*[.A355]*[.A355] + 5*[.A355]" office:value-type="float" office:value="-2.41593921946332" calcext:value-type="float">
            <text:p>-2.41593921946332</text:p>
          </table:table-cell>
          <table:table-cell table:formula="of:= [.B355]*[.B355]*[.B355]*[.B355] - 16*[.B355]*[.B355] + 5*[.B355]" office:value-type="float" office:value="0.213325940603692" calcext:value-type="float">
            <text:p>0.2133259406036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32253417884931" calcext:value-type="float">
            <text:p>-0.0032253417884931</text:p>
          </table:table-cell>
          <table:table-cell table:formula="of:=-[.A356]" office:value-type="float" office:value="0.0032253417884931" calcext:value-type="float">
            <text:p>0.0032253417884931</text:p>
          </table:table-cell>
          <table:table-cell/>
          <table:table-cell table:formula="of:= [.A356] * [.A356] - 10 * COS(2 * PI() * [.A356])" office:value-type="float" office:value="-9.9979362311796" calcext:value-type="float">
            <text:p>-9.9979362311796</text:p>
          </table:table-cell>
          <table:table-cell table:formula="of:= [.B356] * [.B356] - 10 * COS(2 * PI() * [.B356])" office:value-type="float" office:value="-9.9979362311796" calcext:value-type="float">
            <text:p>-9.9979362311796</text:p>
          </table:table-cell>
          <table:table-cell table:formula="of:= 100 * ([.A357] - [.A356]*[.A356]) * ([.A357] - [.A356]*[.A356]) + (1 - [.A356]) * (1 - [.A356])" office:value-type="float" office:value="10.6551390808406" calcext:value-type="float">
            <text:p>10.6551390808406</text:p>
          </table:table-cell>
          <table:table-cell table:formula="of:= 100 * ([.B357] - [.B356]*[.B356]) * ([.B357] - [.B356]*[.B356]) + (1 - [.B356]) * (1 - [.B356])" office:value-type="float" office:value="10.6435303011192" calcext:value-type="float">
            <text:p>10.6435303011192</text:p>
          </table:table-cell>
          <table:table-cell table:formula="of:=[.A356]*[.A356]" office:value-type="float" office:value="0.0000104028296525998" calcext:value-type="float">
            <text:p>1.04028296525998E-05</text:p>
          </table:table-cell>
          <table:table-cell table:formula="of:=[.B356]*[.B356]" office:value-type="float" office:value="0.0000104028296525998" calcext:value-type="float">
            <text:p>1.04028296525998E-05</text:p>
          </table:table-cell>
          <table:table-cell table:formula="of:= [.A356]*[.A356]*[.A356]*[.A356] - 16*[.A356]*[.A356] + 5*[.A356]" office:value-type="float" office:value="-0.0162931541086882" calcext:value-type="float">
            <text:p>-0.0162931541086882</text:p>
          </table:table-cell>
          <table:table-cell table:formula="of:= [.B356]*[.B356]*[.B356]*[.B356] - 16*[.B356]*[.B356] + 5*[.B356]" office:value-type="float" office:value="0.0159602637762428" calcext:value-type="float">
            <text:p>0.01596026377624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0633615008555" calcext:value-type="float">
            <text:p>0.310633615008555</text:p>
          </table:table-cell>
          <table:table-cell table:formula="of:=-[.A357]" office:value-type="float" office:value="-0.310633615008555" calcext:value-type="float">
            <text:p>-0.310633615008555</text:p>
          </table:table-cell>
          <table:table-cell/>
          <table:table-cell table:formula="of:= [.A357] * [.A357] - 10 * COS(2 * PI() * [.A357])" office:value-type="float" office:value="3.814725021657" calcext:value-type="float">
            <text:p>3.814725021657</text:p>
          </table:table-cell>
          <table:table-cell table:formula="of:= [.B357] * [.B357] - 10 * COS(2 * PI() * [.B357])" office:value-type="float" office:value="3.814725021657" calcext:value-type="float">
            <text:p>3.814725021657</text:p>
          </table:table-cell>
          <table:table-cell table:formula="of:= 100 * ([.A358] - [.A357]*[.A357]) * ([.A358] - [.A357]*[.A357]) + (1 - [.A357]) * (1 - [.A357])" office:value-type="float" office:value="5.5048553119523" calcext:value-type="float">
            <text:p>5.5048553119523</text:p>
          </table:table-cell>
          <table:table-cell table:formula="of:= 100 * ([.B358] - [.B357]*[.B357]) * ([.B358] - [.B357]*[.B357]) + (1 - [.B357]) * (1 - [.B357])" office:value-type="float" office:value="19.1279202850234" calcext:value-type="float">
            <text:p>19.1279202850234</text:p>
          </table:table-cell>
          <table:table-cell table:formula="of:=[.A357]*[.A357]" office:value-type="float" office:value="0.0964932427732834" calcext:value-type="float">
            <text:p>0.0964932427732834</text:p>
          </table:table-cell>
          <table:table-cell table:formula="of:=[.B357]*[.B357]" office:value-type="float" office:value="0.0964932427732834" calcext:value-type="float">
            <text:p>0.0964932427732834</text:p>
          </table:table-cell>
          <table:table-cell table:formula="of:= [.A357]*[.A357]*[.A357]*[.A357] - 16*[.A357]*[.A357] + 5*[.A357]" office:value-type="float" office:value="0.0185871365711463" calcext:value-type="float">
            <text:p>0.0185871365711463</text:p>
          </table:table-cell>
          <table:table-cell table:formula="of:= [.B357]*[.B357]*[.B357]*[.B357] - 16*[.B357]*[.B357] + 5*[.B357]" office:value-type="float" office:value="-3.08774901351441" calcext:value-type="float">
            <text:p>-3.087749013514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20761593175121" calcext:value-type="float">
            <text:p>0.320761593175121</text:p>
          </table:table-cell>
          <table:table-cell table:formula="of:=-[.A358]" office:value-type="float" office:value="-0.320761593175121" calcext:value-type="float">
            <text:p>-0.320761593175121</text:p>
          </table:table-cell>
          <table:table-cell/>
          <table:table-cell table:formula="of:= [.A358] * [.A358] - 10 * COS(2 * PI() * [.A358])" office:value-type="float" office:value="4.40393006680251" calcext:value-type="float">
            <text:p>4.40393006680251</text:p>
          </table:table-cell>
          <table:table-cell table:formula="of:= [.B358] * [.B358] - 10 * COS(2 * PI() * [.B358])" office:value-type="float" office:value="4.40393006680251" calcext:value-type="float">
            <text:p>4.40393006680251</text:p>
          </table:table-cell>
          <table:table-cell table:formula="of:= 100 * ([.A359] - [.A358]*[.A358]) * ([.A359] - [.A358]*[.A358]) + (1 - [.A358]) * (1 - [.A358])" office:value-type="float" office:value="0.880806420683871" calcext:value-type="float">
            <text:p>0.880806420683871</text:p>
          </table:table-cell>
          <table:table-cell table:formula="of:= 100 * ([.B359] - [.B358]*[.B358]) * ([.B359] - [.B358]*[.B358]) + (1 - [.B358]) * (1 - [.B358])" office:value-type="float" office:value="9.06361717586862" calcext:value-type="float">
            <text:p>9.06361717586862</text:p>
          </table:table-cell>
          <table:table-cell table:formula="of:=[.A358]*[.A358]" office:value-type="float" office:value="0.102887999656242" calcext:value-type="float">
            <text:p>0.102887999656242</text:p>
          </table:table-cell>
          <table:table-cell table:formula="of:=[.B358]*[.B358]" office:value-type="float" office:value="0.102887999656242" calcext:value-type="float">
            <text:p>0.102887999656242</text:p>
          </table:table-cell>
          <table:table-cell table:formula="of:= [.A358]*[.A358]*[.A358]*[.A358] - 16*[.A358]*[.A358] + 5*[.A358]" office:value-type="float" office:value="-0.0318140881509998" calcext:value-type="float">
            <text:p>-0.0318140881509998</text:p>
          </table:table-cell>
          <table:table-cell table:formula="of:= [.B358]*[.B358]*[.B358]*[.B358] - 16*[.B358]*[.B358] + 5*[.B358]" office:value-type="float" office:value="-3.23943001990221" calcext:value-type="float">
            <text:p>-3.239430019902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67652311385609" calcext:value-type="float">
            <text:p>0.167652311385609</text:p>
          </table:table-cell>
          <table:table-cell table:formula="of:=-[.A359]" office:value-type="float" office:value="-0.167652311385609" calcext:value-type="float">
            <text:p>-0.167652311385609</text:p>
          </table:table-cell>
          <table:table-cell/>
          <table:table-cell table:formula="of:= [.A359] * [.A359] - 10 * COS(2 * PI() * [.A359])" office:value-type="float" office:value="-4.91816430992276" calcext:value-type="float">
            <text:p>-4.91816430992276</text:p>
          </table:table-cell>
          <table:table-cell table:formula="of:= [.B359] * [.B359] - 10 * COS(2 * PI() * [.B359])" office:value-type="float" office:value="-4.91816430992276" calcext:value-type="float">
            <text:p>-4.91816430992276</text:p>
          </table:table-cell>
          <table:table-cell table:formula="of:= 100 * ([.A360] - [.A359]*[.A359]) * ([.A360] - [.A359]*[.A359]) + (1 - [.A359]) * (1 - [.A359])" office:value-type="float" office:value="5.99676860962163" calcext:value-type="float">
            <text:p>5.99676860962163</text:p>
          </table:table-cell>
          <table:table-cell table:formula="of:= 100 * ([.B360] - [.B359]*[.B359]) * ([.B360] - [.B359]*[.B359]) + (1 - [.B359]) * (1 - [.B359])" office:value-type="float" office:value="9.57266847785485" calcext:value-type="float">
            <text:p>9.57266847785485</text:p>
          </table:table-cell>
          <table:table-cell table:formula="of:=[.A359]*[.A359]" office:value-type="float" office:value="0.0281072975129373" calcext:value-type="float">
            <text:p>0.0281072975129373</text:p>
          </table:table-cell>
          <table:table-cell table:formula="of:=[.B359]*[.B359]" office:value-type="float" office:value="0.0281072975129373" calcext:value-type="float">
            <text:p>0.0281072975129373</text:p>
          </table:table-cell>
          <table:table-cell table:formula="of:= [.A359]*[.A359]*[.A359]*[.A359] - 16*[.A359]*[.A359] + 5*[.A359]" office:value-type="float" office:value="0.389334816894531" calcext:value-type="float">
            <text:p>0.389334816894531</text:p>
          </table:table-cell>
          <table:table-cell table:formula="of:= [.B359]*[.B359]*[.B359]*[.B359] - 16*[.B359]*[.B359] + 5*[.B359]" office:value-type="float" office:value="-1.28718829696156" calcext:value-type="float">
            <text:p>-1.2871882969615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8410704671405" calcext:value-type="float">
            <text:p>0.258410704671405</text:p>
          </table:table-cell>
          <table:table-cell table:formula="of:=-[.A360]" office:value-type="float" office:value="-0.258410704671405" calcext:value-type="float">
            <text:p>-0.258410704671405</text:p>
          </table:table-cell>
          <table:table-cell/>
          <table:table-cell table:formula="of:= [.A360] * [.A360] - 10 * COS(2 * PI() * [.A360])" office:value-type="float" office:value="0.594990314871191" calcext:value-type="float">
            <text:p>0.594990314871191</text:p>
          </table:table-cell>
          <table:table-cell table:formula="of:= [.B360] * [.B360] - 10 * COS(2 * PI() * [.B360])" office:value-type="float" office:value="0.594990314871191" calcext:value-type="float">
            <text:p>0.594990314871191</text:p>
          </table:table-cell>
          <table:table-cell table:formula="of:= 100 * ([.A361] - [.A360]*[.A360]) * ([.A361] - [.A360]*[.A360]) + (1 - [.A360]) * (1 - [.A360])" office:value-type="float" office:value="0.550275463017126" calcext:value-type="float">
            <text:p>0.550275463017126</text:p>
          </table:table-cell>
          <table:table-cell table:formula="of:= 100 * ([.B361] - [.B360]*[.B360]) * ([.B361] - [.B360]*[.B360]) + (1 - [.B360]) * (1 - [.B360])" office:value-type="float" office:value="3.41537616742531" calcext:value-type="float">
            <text:p>3.41537616742531</text:p>
          </table:table-cell>
          <table:table-cell table:formula="of:=[.A360]*[.A360]" office:value-type="float" office:value="0.0667760922887722" calcext:value-type="float">
            <text:p>0.0667760922887722</text:p>
          </table:table-cell>
          <table:table-cell table:formula="of:=[.B360]*[.B360]" office:value-type="float" office:value="0.0667760922887722" calcext:value-type="float">
            <text:p>0.0667760922887722</text:p>
          </table:table-cell>
          <table:table-cell table:formula="of:= [.A360]*[.A360]*[.A360]*[.A360] - 16*[.A360]*[.A360] + 5*[.A360]" office:value-type="float" office:value="0.228095093238029" calcext:value-type="float">
            <text:p>0.228095093238029</text:p>
          </table:table-cell>
          <table:table-cell table:formula="of:= [.B360]*[.B360]*[.B360]*[.B360] - 16*[.B360]*[.B360] + 5*[.B360]" office:value-type="float" office:value="-2.35601195347602" calcext:value-type="float">
            <text:p>-2.356011953476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85671257087961" calcext:value-type="float">
            <text:p>0.0685671257087961</text:p>
          </table:table-cell>
          <table:table-cell table:formula="of:=-[.A361]" office:value-type="float" office:value="-0.0685671257087961" calcext:value-type="float">
            <text:p>-0.0685671257087961</text:p>
          </table:table-cell>
          <table:table-cell/>
          <table:table-cell table:formula="of:= [.A361] * [.A361] - 10 * COS(2 * PI() * [.A361])" office:value-type="float" office:value="-9.08153483025371" calcext:value-type="float">
            <text:p>-9.08153483025371</text:p>
          </table:table-cell>
          <table:table-cell table:formula="of:= [.B361] * [.B361] - 10 * COS(2 * PI() * [.B361])" office:value-type="float" office:value="-9.08153483025371" calcext:value-type="float">
            <text:p>-9.08153483025371</text:p>
          </table:table-cell>
          <table:table-cell table:formula="of:= 100 * ([.A362] - [.A361]*[.A361]) * ([.A362] - [.A361]*[.A361]) + (1 - [.A361]) * (1 - [.A361])" office:value-type="float" office:value="22.3664079052033" calcext:value-type="float">
            <text:p>22.3664079052033</text:p>
          </table:table-cell>
          <table:table-cell table:formula="of:= 100 * ([.B362] - [.B361]*[.B361]) * ([.B362] - [.B361]*[.B361]) + (1 - [.B361]) * (1 - [.B361])" office:value-type="float" office:value="21.7775521645191" calcext:value-type="float">
            <text:p>21.7775521645191</text:p>
          </table:table-cell>
          <table:table-cell table:formula="of:=[.A361]*[.A361]" office:value-type="float" office:value="0.00470145072796585" calcext:value-type="float">
            <text:p>0.00470145072796585</text:p>
          </table:table-cell>
          <table:table-cell table:formula="of:=[.B361]*[.B361]" office:value-type="float" office:value="0.00470145072796585" calcext:value-type="float">
            <text:p>0.00470145072796585</text:p>
          </table:table-cell>
          <table:table-cell table:formula="of:= [.A361]*[.A361]*[.A361]*[.A361] - 16*[.A361]*[.A361] + 5*[.A361]" office:value-type="float" office:value="0.267634520535474" calcext:value-type="float">
            <text:p>0.267634520535474</text:p>
          </table:table-cell>
          <table:table-cell table:formula="of:= [.B361]*[.B361]*[.B361]*[.B361] - 16*[.B361]*[.B361] + 5*[.B361]" office:value-type="float" office:value="-0.418036736552486" calcext:value-type="float">
            <text:p>-0.4180367365524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8966972888447" calcext:value-type="float">
            <text:p>-0.458966972888447</text:p>
          </table:table-cell>
          <table:table-cell table:formula="of:=-[.A362]" office:value-type="float" office:value="0.458966972888447" calcext:value-type="float">
            <text:p>0.458966972888447</text:p>
          </table:table-cell>
          <table:table-cell/>
          <table:table-cell table:formula="of:= [.A362] * [.A362] - 10 * COS(2 * PI() * [.A362])" office:value-type="float" office:value="9.88013666297366" calcext:value-type="float">
            <text:p>9.88013666297366</text:p>
          </table:table-cell>
          <table:table-cell table:formula="of:= [.B362] * [.B362] - 10 * COS(2 * PI() * [.B362])" office:value-type="float" office:value="9.88013666297366" calcext:value-type="float">
            <text:p>9.88013666297366</text:p>
          </table:table-cell>
          <table:table-cell table:formula="of:= 100 * ([.A363] - [.A362]*[.A362]) * ([.A363] - [.A362]*[.A362]) + (1 - [.A362]) * (1 - [.A362])" office:value-type="float" office:value="8.75056287508727" calcext:value-type="float">
            <text:p>8.75056287508727</text:p>
          </table:table-cell>
          <table:table-cell table:formula="of:= 100 * ([.B363] - [.B362]*[.B362]) * ([.B363] - [.B362]*[.B362]) + (1 - [.B362]) * (1 - [.B362])" office:value-type="float" office:value="46.3470474591744" calcext:value-type="float">
            <text:p>46.3470474591744</text:p>
          </table:table-cell>
          <table:table-cell table:formula="of:=[.A362]*[.A362]" office:value-type="float" office:value="0.210650682202385" calcext:value-type="float">
            <text:p>0.210650682202385</text:p>
          </table:table-cell>
          <table:table-cell table:formula="of:=[.B362]*[.B362]" office:value-type="float" office:value="0.210650682202385" calcext:value-type="float">
            <text:p>0.210650682202385</text:p>
          </table:table-cell>
          <table:table-cell table:formula="of:= [.A362]*[.A362]*[.A362]*[.A362] - 16*[.A362]*[.A362] + 5*[.A362]" office:value-type="float" office:value="-5.62087206976806" calcext:value-type="float">
            <text:p>-5.62087206976806</text:p>
          </table:table-cell>
          <table:table-cell table:formula="of:= [.B362]*[.B362]*[.B362]*[.B362] - 16*[.B362]*[.B362] + 5*[.B362]" office:value-type="float" office:value="-1.03120234088359" calcext:value-type="float">
            <text:p>-1.031202340883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7982729314826" calcext:value-type="float">
            <text:p>0.467982729314826</text:p>
          </table:table-cell>
          <table:table-cell table:formula="of:=-[.A363]" office:value-type="float" office:value="-0.467982729314826" calcext:value-type="float">
            <text:p>-0.467982729314826</text:p>
          </table:table-cell>
          <table:table-cell/>
          <table:table-cell table:formula="of:= [.A363] * [.A363] - 10 * COS(2 * PI() * [.A363])" office:value-type="float" office:value="10.0173415859722" calcext:value-type="float">
            <text:p>10.0173415859722</text:p>
          </table:table-cell>
          <table:table-cell table:formula="of:= [.B363] * [.B363] - 10 * COS(2 * PI() * [.B363])" office:value-type="float" office:value="10.0173415859722" calcext:value-type="float">
            <text:p>10.0173415859722</text:p>
          </table:table-cell>
          <table:table-cell table:formula="of:= 100 * ([.A364] - [.A363]*[.A363]) * ([.A364] - [.A363]*[.A363]) + (1 - [.A363]) * (1 - [.A363])" office:value-type="float" office:value="0.297849379435142" calcext:value-type="float">
            <text:p>0.297849379435142</text:p>
          </table:table-cell>
          <table:table-cell table:formula="of:= 100 * ([.B364] - [.B363]*[.B363]) * ([.B364] - [.B363]*[.B363]) + (1 - [.B363]) * (1 - [.B363])" office:value-type="float" office:value="22.4215432394203" calcext:value-type="float">
            <text:p>22.4215432394203</text:p>
          </table:table-cell>
          <table:table-cell table:formula="of:=[.A363]*[.A363]" office:value-type="float" office:value="0.219007834936954" calcext:value-type="float">
            <text:p>0.219007834936954</text:p>
          </table:table-cell>
          <table:table-cell table:formula="of:=[.B363]*[.B363]" office:value-type="float" office:value="0.219007834936954" calcext:value-type="float">
            <text:p>0.219007834936954</text:p>
          </table:table-cell>
          <table:table-cell table:formula="of:= [.A363]*[.A363]*[.A363]*[.A363] - 16*[.A363]*[.A363] + 5*[.A363]" office:value-type="float" office:value="-1.11624728065336" calcext:value-type="float">
            <text:p>-1.11624728065336</text:p>
          </table:table-cell>
          <table:table-cell table:formula="of:= [.B363]*[.B363]*[.B363]*[.B363] - 16*[.B363]*[.B363] + 5*[.B363]" office:value-type="float" office:value="-5.79607457380163" calcext:value-type="float">
            <text:p>-5.796074573801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1176237924956" calcext:value-type="float">
            <text:p>0.231176237924956</text:p>
          </table:table-cell>
          <table:table-cell table:formula="of:=-[.A364]" office:value-type="float" office:value="-0.231176237924956" calcext:value-type="float">
            <text:p>-0.231176237924956</text:p>
          </table:table-cell>
          <table:table-cell/>
          <table:table-cell table:formula="of:= [.A364] * [.A364] - 10 * COS(2 * PI() * [.A364])" office:value-type="float" office:value="-1.12653387807728" calcext:value-type="float">
            <text:p>-1.12653387807728</text:p>
          </table:table-cell>
          <table:table-cell table:formula="of:= [.B364] * [.B364] - 10 * COS(2 * PI() * [.B364])" office:value-type="float" office:value="-1.12653387807728" calcext:value-type="float">
            <text:p>-1.12653387807728</text:p>
          </table:table-cell>
          <table:table-cell table:formula="of:= 100 * ([.A365] - [.A364]*[.A364]) * ([.A365] - [.A364]*[.A364]) + (1 - [.A364]) * (1 - [.A364])" office:value-type="float" office:value="15.9386536571482" calcext:value-type="float">
            <text:p>15.9386536571482</text:p>
          </table:table-cell>
          <table:table-cell table:formula="of:= 100 * ([.B365] - [.B364]*[.B364]) * ([.B365] - [.B364]*[.B364]) + (1 - [.B364]) * (1 - [.B364])" office:value-type="float" office:value="9.63115788462156" calcext:value-type="float">
            <text:p>9.63115788462156</text:p>
          </table:table-cell>
          <table:table-cell table:formula="of:=[.A364]*[.A364]" office:value-type="float" office:value="0.0534424529811358" calcext:value-type="float">
            <text:p>0.0534424529811358</text:p>
          </table:table-cell>
          <table:table-cell table:formula="of:=[.B364]*[.B364]" office:value-type="float" office:value="0.0534424529811358" calcext:value-type="float">
            <text:p>0.0534424529811358</text:p>
          </table:table-cell>
          <table:table-cell table:formula="of:= [.A364]*[.A364]*[.A364]*[.A364] - 16*[.A364]*[.A364] + 5*[.A364]" office:value-type="float" office:value="0.303658037707248" calcext:value-type="float">
            <text:p>0.303658037707248</text:p>
          </table:table-cell>
          <table:table-cell table:formula="of:= [.B364]*[.B364]*[.B364]*[.B364] - 16*[.B364]*[.B364] + 5*[.B364]" office:value-type="float" office:value="-2.00810434154231" calcext:value-type="float">
            <text:p>-2.008104341542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8317214162089" calcext:value-type="float">
            <text:p>-0.338317214162089</text:p>
          </table:table-cell>
          <table:table-cell table:formula="of:=-[.A365]" office:value-type="float" office:value="0.338317214162089" calcext:value-type="float">
            <text:p>0.338317214162089</text:p>
          </table:table-cell>
          <table:table-cell/>
          <table:table-cell table:formula="of:= [.A365] * [.A365] - 10 * COS(2 * PI() * [.A365])" office:value-type="float" office:value="5.38315569623106" calcext:value-type="float">
            <text:p>5.38315569623106</text:p>
          </table:table-cell>
          <table:table-cell table:formula="of:= [.B365] * [.B365] - 10 * COS(2 * PI() * [.B365])" office:value-type="float" office:value="5.38315569623106" calcext:value-type="float">
            <text:p>5.38315569623106</text:p>
          </table:table-cell>
          <table:table-cell table:formula="of:= 100 * ([.A366] - [.A365]*[.A365]) * ([.A366] - [.A365]*[.A365]) + (1 - [.A365]) * (1 - [.A365])" office:value-type="float" office:value="2.45893022334447" calcext:value-type="float">
            <text:p>2.45893022334447</text:p>
          </table:table-cell>
          <table:table-cell table:formula="of:= 100 * ([.B366] - [.B365]*[.B365]) * ([.B366] - [.B365]*[.B365]) + (1 - [.B365]) * (1 - [.B365])" office:value-type="float" office:value="10.0874447458775" calcext:value-type="float">
            <text:p>10.0874447458775</text:p>
          </table:table-cell>
          <table:table-cell table:formula="of:=[.A365]*[.A365]" office:value-type="float" office:value="0.114458537398397" calcext:value-type="float">
            <text:p>0.114458537398397</text:p>
          </table:table-cell>
          <table:table-cell table:formula="of:=[.B365]*[.B365]" office:value-type="float" office:value="0.114458537398397" calcext:value-type="float">
            <text:p>0.114458537398397</text:p>
          </table:table-cell>
          <table:table-cell table:formula="of:= [.A365]*[.A365]*[.A365]*[.A365] - 16*[.A365]*[.A365] + 5*[.A365]" office:value-type="float" office:value="-3.50982191240141" calcext:value-type="float">
            <text:p>-3.50982191240141</text:p>
          </table:table-cell>
          <table:table-cell table:formula="of:= [.B365]*[.B365]*[.B365]*[.B365] - 16*[.B365]*[.B365] + 5*[.B365]" office:value-type="float" office:value="-0.126649770780523" calcext:value-type="float">
            <text:p>-0.1266497707805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6179847815074" calcext:value-type="float">
            <text:p>0.196179847815074</text:p>
          </table:table-cell>
          <table:table-cell table:formula="of:=-[.A366]" office:value-type="float" office:value="-0.196179847815074" calcext:value-type="float">
            <text:p>-0.196179847815074</text:p>
          </table:table-cell>
          <table:table-cell/>
          <table:table-cell table:formula="of:= [.A366] * [.A366] - 10 * COS(2 * PI() * [.A366])" office:value-type="float" office:value="-3.27905083508737" calcext:value-type="float">
            <text:p>-3.27905083508737</text:p>
          </table:table-cell>
          <table:table-cell table:formula="of:= [.B366] * [.B366] - 10 * COS(2 * PI() * [.B366])" office:value-type="float" office:value="-3.27905083508737" calcext:value-type="float">
            <text:p>-3.27905083508737</text:p>
          </table:table-cell>
          <table:table-cell table:formula="of:= 100 * ([.A367] - [.A366]*[.A366]) * ([.A367] - [.A366]*[.A366]) + (1 - [.A366]) * (1 - [.A366])" office:value-type="float" office:value="15.0574177821313" calcext:value-type="float">
            <text:p>15.0574177821313</text:p>
          </table:table-cell>
          <table:table-cell table:formula="of:= 100 * ([.B367] - [.B366]*[.B366]) * ([.B367] - [.B366]*[.B366]) + (1 - [.B366]) * (1 - [.B366])" office:value-type="float" office:value="22.2787572018972" calcext:value-type="float">
            <text:p>22.2787572018972</text:p>
          </table:table-cell>
          <table:table-cell table:formula="of:=[.A366]*[.A366]" office:value-type="float" office:value="0.0384865326887456" calcext:value-type="float">
            <text:p>0.0384865326887456</text:p>
          </table:table-cell>
          <table:table-cell table:formula="of:=[.B366]*[.B366]" office:value-type="float" office:value="0.0384865326887456" calcext:value-type="float">
            <text:p>0.0384865326887456</text:p>
          </table:table-cell>
          <table:table-cell table:formula="of:= [.A366]*[.A366]*[.A366]*[.A366] - 16*[.A366]*[.A366] + 5*[.A366]" office:value-type="float" office:value="0.366595929253842" calcext:value-type="float">
            <text:p>0.366595929253842</text:p>
          </table:table-cell>
          <table:table-cell table:formula="of:= [.B366]*[.B366]*[.B366]*[.B366] - 16*[.B366]*[.B366] + 5*[.B366]" office:value-type="float" office:value="-1.5952025488969" calcext:value-type="float">
            <text:p>-1.59520254889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810859402176" calcext:value-type="float">
            <text:p>0.41810859402176</text:p>
          </table:table-cell>
          <table:table-cell table:formula="of:=-[.A367]" office:value-type="float" office:value="-0.41810859402176" calcext:value-type="float">
            <text:p>-0.41810859402176</text:p>
          </table:table-cell>
          <table:table-cell/>
          <table:table-cell table:formula="of:= [.A367] * [.A367] - 10 * COS(2 * PI() * [.A367])" office:value-type="float" office:value="8.88001227650593" calcext:value-type="float">
            <text:p>8.88001227650593</text:p>
          </table:table-cell>
          <table:table-cell table:formula="of:= [.B367] * [.B367] - 10 * COS(2 * PI() * [.B367])" office:value-type="float" office:value="8.88001227650593" calcext:value-type="float">
            <text:p>8.88001227650593</text:p>
          </table:table-cell>
          <table:table-cell table:formula="of:= 100 * ([.A368] - [.A367]*[.A367]) * ([.A368] - [.A367]*[.A367]) + (1 - [.A367]) * (1 - [.A367])" office:value-type="float" office:value="9.98644883119561" calcext:value-type="float">
            <text:p>9.98644883119561</text:p>
          </table:table-cell>
          <table:table-cell table:formula="of:= 100 * ([.B368] - [.B367]*[.B367]) * ([.B368] - [.B367]*[.B367]) + (1 - [.B367]) * (1 - [.B367])" office:value-type="float" office:value="2.1632855987081" calcext:value-type="float">
            <text:p>2.1632855987081</text:p>
          </table:table-cell>
          <table:table-cell table:formula="of:=[.A367]*[.A367]" office:value-type="float" office:value="0.174814796394853" calcext:value-type="float">
            <text:p>0.174814796394853</text:p>
          </table:table-cell>
          <table:table-cell table:formula="of:=[.B367]*[.B367]" office:value-type="float" office:value="0.174814796394853" calcext:value-type="float">
            <text:p>0.174814796394853</text:p>
          </table:table-cell>
          <table:table-cell table:formula="of:= [.A367]*[.A367]*[.A367]*[.A367] - 16*[.A367]*[.A367] + 5*[.A367]" office:value-type="float" office:value="-0.675933559170272" calcext:value-type="float">
            <text:p>-0.675933559170272</text:p>
          </table:table-cell>
          <table:table-cell table:formula="of:= [.B367]*[.B367]*[.B367]*[.B367] - 16*[.B367]*[.B367] + 5*[.B367]" office:value-type="float" office:value="-4.85701949938787" calcext:value-type="float">
            <text:p>-4.857019499387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3579510722775" calcext:value-type="float">
            <text:p>-0.13579510722775</text:p>
          </table:table-cell>
          <table:table-cell table:formula="of:=-[.A368]" office:value-type="float" office:value="0.13579510722775" calcext:value-type="float">
            <text:p>0.13579510722775</text:p>
          </table:table-cell>
          <table:table-cell/>
          <table:table-cell table:formula="of:= [.A368] * [.A368] - 10 * COS(2 * PI() * [.A368])" office:value-type="float" office:value="-6.55712187856922" calcext:value-type="float">
            <text:p>-6.55712187856922</text:p>
          </table:table-cell>
          <table:table-cell table:formula="of:= [.B368] * [.B368] - 10 * COS(2 * PI() * [.B368])" office:value-type="float" office:value="-6.55712187856922" calcext:value-type="float">
            <text:p>-6.55712187856922</text:p>
          </table:table-cell>
          <table:table-cell table:formula="of:= 100 * ([.A369] - [.A368]*[.A368]) * ([.A369] - [.A368]*[.A368]) + (1 - [.A368]) * (1 - [.A368])" office:value-type="float" office:value="9.4416686561605" calcext:value-type="float">
            <text:p>9.4416686561605</text:p>
          </table:table-cell>
          <table:table-cell table:formula="of:= 100 * ([.B369] - [.B368]*[.B368]) * ([.B369] - [.B368]*[.B368]) + (1 - [.B368]) * (1 - [.B368])" office:value-type="float" office:value="6.92854352220057" calcext:value-type="float">
            <text:p>6.92854352220057</text:p>
          </table:table-cell>
          <table:table-cell table:formula="of:=[.A368]*[.A368]" office:value-type="float" office:value="0.0184403111469962" calcext:value-type="float">
            <text:p>0.0184403111469962</text:p>
          </table:table-cell>
          <table:table-cell table:formula="of:=[.B368]*[.B368]" office:value-type="float" office:value="0.0184403111469962" calcext:value-type="float">
            <text:p>0.0184403111469962</text:p>
          </table:table-cell>
          <table:table-cell table:formula="of:= [.A368]*[.A368]*[.A368]*[.A368] - 16*[.A368]*[.A368] + 5*[.A368]" office:value-type="float" office:value="-0.973680469415491" calcext:value-type="float">
            <text:p>-0.973680469415491</text:p>
          </table:table-cell>
          <table:table-cell table:formula="of:= [.B368]*[.B368]*[.B368]*[.B368] - 16*[.B368]*[.B368] + 5*[.B368]" office:value-type="float" office:value="0.38427060286201" calcext:value-type="float">
            <text:p>0.384270602862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7070426489227" calcext:value-type="float">
            <text:p>-0.267070426489227</text:p>
          </table:table-cell>
          <table:table-cell table:formula="of:=-[.A369]" office:value-type="float" office:value="0.267070426489227" calcext:value-type="float">
            <text:p>0.267070426489227</text:p>
          </table:table-cell>
          <table:table-cell/>
          <table:table-cell table:formula="of:= [.A369] * [.A369] - 10 * COS(2 * PI() * [.A369])" office:value-type="float" office:value="1.14183785860531" calcext:value-type="float">
            <text:p>1.14183785860531</text:p>
          </table:table-cell>
          <table:table-cell table:formula="of:= [.B369] * [.B369] - 10 * COS(2 * PI() * [.B369])" office:value-type="float" office:value="1.14183785860531" calcext:value-type="float">
            <text:p>1.14183785860531</text:p>
          </table:table-cell>
          <table:table-cell table:formula="of:= 100 * ([.A370] - [.A369]*[.A369]) * ([.A370] - [.A369]*[.A369]) + (1 - [.A369]) * (1 - [.A369])" office:value-type="float" office:value="1.81218859179734" calcext:value-type="float">
            <text:p>1.81218859179734</text:p>
          </table:table-cell>
          <table:table-cell table:formula="of:= 100 * ([.B370] - [.B369]*[.B369]) * ([.B370] - [.B369]*[.B369]) + (1 - [.B369]) * (1 - [.B369])" office:value-type="float" office:value="4.07609244294682" calcext:value-type="float">
            <text:p>4.07609244294682</text:p>
          </table:table-cell>
          <table:table-cell table:formula="of:=[.A369]*[.A369]" office:value-type="float" office:value="0.0713266127051374" calcext:value-type="float">
            <text:p>0.0713266127051374</text:p>
          </table:table-cell>
          <table:table-cell table:formula="of:=[.B369]*[.B369]" office:value-type="float" office:value="0.0713266127051374" calcext:value-type="float">
            <text:p>0.0713266127051374</text:p>
          </table:table-cell>
          <table:table-cell table:formula="of:= [.A369]*[.A369]*[.A369]*[.A369] - 16*[.A369]*[.A369] + 5*[.A369]" office:value-type="float" office:value="-2.47149045004834" calcext:value-type="float">
            <text:p>-2.47149045004834</text:p>
          </table:table-cell>
          <table:table-cell table:formula="of:= [.B369]*[.B369]*[.B369]*[.B369] - 16*[.B369]*[.B369] + 5*[.B369]" office:value-type="float" office:value="0.199213814843924" calcext:value-type="float">
            <text:p>0.1992138148439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6793207707815" calcext:value-type="float">
            <text:p>0.116793207707815</text:p>
          </table:table-cell>
          <table:table-cell table:formula="of:=-[.A370]" office:value-type="float" office:value="-0.116793207707815" calcext:value-type="float">
            <text:p>-0.116793207707815</text:p>
          </table:table-cell>
          <table:table-cell/>
          <table:table-cell table:formula="of:= [.A370] * [.A370] - 10 * COS(2 * PI() * [.A370])" office:value-type="float" office:value="-7.41248512401159" calcext:value-type="float">
            <text:p>-7.41248512401159</text:p>
          </table:table-cell>
          <table:table-cell table:formula="of:= [.B370] * [.B370] - 10 * COS(2 * PI() * [.B370])" office:value-type="float" office:value="-7.41248512401159" calcext:value-type="float">
            <text:p>-7.41248512401159</text:p>
          </table:table-cell>
          <table:table-cell table:formula="of:= 100 * ([.A371] - [.A370]*[.A370]) * ([.A371] - [.A370]*[.A370]) + (1 - [.A370]) * (1 - [.A370])" office:value-type="float" office:value="9.13254741812897" calcext:value-type="float">
            <text:p>9.13254741812897</text:p>
          </table:table-cell>
          <table:table-cell table:formula="of:= 100 * ([.B371] - [.B370]*[.B370]) * ([.B371] - [.B370]*[.B370]) + (1 - [.B370]) * (1 - [.B370])" office:value-type="float" office:value="11.2510438632295" calcext:value-type="float">
            <text:p>11.2510438632295</text:p>
          </table:table-cell>
          <table:table-cell table:formula="of:=[.A370]*[.A370]" office:value-type="float" office:value="0.0136406533666808" calcext:value-type="float">
            <text:p>0.0136406533666808</text:p>
          </table:table-cell>
          <table:table-cell table:formula="of:=[.B370]*[.B370]" office:value-type="float" office:value="0.0136406533666808" calcext:value-type="float">
            <text:p>0.0136406533666808</text:p>
          </table:table-cell>
          <table:table-cell table:formula="of:= [.A370]*[.A370]*[.A370]*[.A370] - 16*[.A370]*[.A370] + 5*[.A370]" office:value-type="float" office:value="0.365901652096452" calcext:value-type="float">
            <text:p>0.365901652096452</text:p>
          </table:table-cell>
          <table:table-cell table:formula="of:= [.B370]*[.B370]*[.B370]*[.B370] - 16*[.B370]*[.B370] + 5*[.B370]" office:value-type="float" office:value="-0.802030424981697" calcext:value-type="float">
            <text:p>-0.8020304249816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2647455711849" calcext:value-type="float">
            <text:p>0.302647455711849</text:p>
          </table:table-cell>
          <table:table-cell table:formula="of:=-[.A371]" office:value-type="float" office:value="-0.302647455711849" calcext:value-type="float">
            <text:p>-0.302647455711849</text:p>
          </table:table-cell>
          <table:table-cell/>
          <table:table-cell table:formula="of:= [.A371] * [.A371] - 10 * COS(2 * PI() * [.A371])" office:value-type="float" office:value="3.33953367396482" calcext:value-type="float">
            <text:p>3.33953367396482</text:p>
          </table:table-cell>
          <table:table-cell table:formula="of:= [.B371] * [.B371] - 10 * COS(2 * PI() * [.B371])" office:value-type="float" office:value="3.33953367396482" calcext:value-type="float">
            <text:p>3.33953367396482</text:p>
          </table:table-cell>
          <table:table-cell table:formula="of:= 100 * ([.A372] - [.A371]*[.A371]) * ([.A372] - [.A371]*[.A371]) + (1 - [.A371]) * (1 - [.A371])" office:value-type="float" office:value="15.5584057046986" calcext:value-type="float">
            <text:p>15.5584057046986</text:p>
          </table:table-cell>
          <table:table-cell table:formula="of:= 100 * ([.B372] - [.B371]*[.B371]) * ([.B372] - [.B371]*[.B371]) + (1 - [.B371]) * (1 - [.B371])" office:value-type="float" office:value="5.90091273861872" calcext:value-type="float">
            <text:p>5.90091273861872</text:p>
          </table:table-cell>
          <table:table-cell table:formula="of:=[.A371]*[.A371]" office:value-type="float" office:value="0.0915954824488556" calcext:value-type="float">
            <text:p>0.0915954824488556</text:p>
          </table:table-cell>
          <table:table-cell table:formula="of:=[.B371]*[.B371]" office:value-type="float" office:value="0.0915954824488556" calcext:value-type="float">
            <text:p>0.0915954824488556</text:p>
          </table:table-cell>
          <table:table-cell table:formula="of:= [.A371]*[.A371]*[.A371]*[.A371] - 16*[.A371]*[.A371] + 5*[.A371]" office:value-type="float" office:value="0.0560992917825938" calcext:value-type="float">
            <text:p>0.0560992917825938</text:p>
          </table:table-cell>
          <table:table-cell table:formula="of:= [.B371]*[.B371]*[.B371]*[.B371] - 16*[.B371]*[.B371] + 5*[.B371]" office:value-type="float" office:value="-2.9703752653359" calcext:value-type="float">
            <text:p>-2.97037526533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96632609446533" calcext:value-type="float">
            <text:p>-0.296632609446533</text:p>
          </table:table-cell>
          <table:table-cell table:formula="of:=-[.A372]" office:value-type="float" office:value="0.296632609446533" calcext:value-type="float">
            <text:p>0.296632609446533</text:p>
          </table:table-cell>
          <table:table-cell/>
          <table:table-cell table:formula="of:= [.A372] * [.A372] - 10 * COS(2 * PI() * [.A372])" office:value-type="float" office:value="2.97626026109996" calcext:value-type="float">
            <text:p>2.97626026109996</text:p>
          </table:table-cell>
          <table:table-cell table:formula="of:= [.B372] * [.B372] - 10 * COS(2 * PI() * [.B372])" office:value-type="float" office:value="2.97626026109996" calcext:value-type="float">
            <text:p>2.97626026109996</text:p>
          </table:table-cell>
          <table:table-cell table:formula="of:= 100 * ([.A373] - [.A372]*[.A372]) * ([.A373] - [.A372]*[.A372]) + (1 - [.A372]) * (1 - [.A372])" office:value-type="float" office:value="5.5471058020822" calcext:value-type="float">
            <text:p>5.5471058020822</text:p>
          </table:table-cell>
          <table:table-cell table:formula="of:= 100 * ([.B373] - [.B372]*[.B372]) * ([.B373] - [.B372]*[.B372]) + (1 - [.B372]) * (1 - [.B372])" office:value-type="float" office:value="14.3777607783278" calcext:value-type="float">
            <text:p>14.3777607783278</text:p>
          </table:table-cell>
          <table:table-cell table:formula="of:=[.A372]*[.A372]" office:value-type="float" office:value="0.0879909049870594" calcext:value-type="float">
            <text:p>0.0879909049870594</text:p>
          </table:table-cell>
          <table:table-cell table:formula="of:=[.B372]*[.B372]" office:value-type="float" office:value="0.0879909049870594" calcext:value-type="float">
            <text:p>0.0879909049870594</text:p>
          </table:table-cell>
          <table:table-cell table:formula="of:= [.A372]*[.A372]*[.A372]*[.A372] - 16*[.A372]*[.A372] + 5*[.A372]" office:value-type="float" office:value="-2.88327512766517" calcext:value-type="float">
            <text:p>-2.88327512766517</text:p>
          </table:table-cell>
          <table:table-cell table:formula="of:= [.B372]*[.B372]*[.B372]*[.B372] - 16*[.B372]*[.B372] + 5*[.B372]" office:value-type="float" office:value="0.0830509668001567" calcext:value-type="float">
            <text:p>0.08305096680015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4608546062373" calcext:value-type="float">
            <text:p>0.284608546062373</text:p>
          </table:table-cell>
          <table:table-cell table:formula="of:=-[.A373]" office:value-type="float" office:value="-0.284608546062373" calcext:value-type="float">
            <text:p>-0.284608546062373</text:p>
          </table:table-cell>
          <table:table-cell/>
          <table:table-cell table:formula="of:= [.A373] * [.A373] - 10 * COS(2 * PI() * [.A373])" office:value-type="float" office:value="2.23842443399261" calcext:value-type="float">
            <text:p>2.23842443399261</text:p>
          </table:table-cell>
          <table:table-cell table:formula="of:= [.B373] * [.B373] - 10 * COS(2 * PI() * [.B373])" office:value-type="float" office:value="2.23842443399261" calcext:value-type="float">
            <text:p>2.23842443399261</text:p>
          </table:table-cell>
          <table:table-cell table:formula="of:= 100 * ([.A374] - [.A373]*[.A373]) * ([.A374] - [.A373]*[.A373]) + (1 - [.A373]) * (1 - [.A373])" office:value-type="float" office:value="0.550579729071512" calcext:value-type="float">
            <text:p>0.550579729071512</text:p>
          </table:table-cell>
          <table:table-cell table:formula="of:= 100 * ([.B374] - [.B373]*[.B373]) * ([.B374] - [.B373]*[.B373]) + (1 - [.B373]) * (1 - [.B373])" office:value-type="float" office:value="4.9517242427385" calcext:value-type="float">
            <text:p>4.9517242427385</text:p>
          </table:table-cell>
          <table:table-cell table:formula="of:=[.A373]*[.A373]" office:value-type="float" office:value="0.0810020244917377" calcext:value-type="float">
            <text:p>0.0810020244917377</text:p>
          </table:table-cell>
          <table:table-cell table:formula="of:=[.B373]*[.B373]" office:value-type="float" office:value="0.0810020244917377" calcext:value-type="float">
            <text:p>0.0810020244917377</text:p>
          </table:table-cell>
          <table:table-cell table:formula="of:= [.A373]*[.A373]*[.A373]*[.A373] - 16*[.A373]*[.A373] + 5*[.A373]" office:value-type="float" office:value="0.13357166641582" calcext:value-type="float">
            <text:p>0.13357166641582</text:p>
          </table:table-cell>
          <table:table-cell table:formula="of:= [.B373]*[.B373]*[.B373]*[.B373] - 16*[.B373]*[.B373] + 5*[.B373]" office:value-type="float" office:value="-2.71251379420791" calcext:value-type="float">
            <text:p>-2.712513794207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0698419264518" calcext:value-type="float">
            <text:p>0.100698419264518</text:p>
          </table:table-cell>
          <table:table-cell table:formula="of:=-[.A374]" office:value-type="float" office:value="-0.100698419264518" calcext:value-type="float">
            <text:p>-0.100698419264518</text:p>
          </table:table-cell>
          <table:table-cell/>
          <table:table-cell table:formula="of:= [.A374] * [.A374] - 10 * COS(2 * PI() * [.A374])" office:value-type="float" office:value="-8.05415819170553" calcext:value-type="float">
            <text:p>-8.05415819170553</text:p>
          </table:table-cell>
          <table:table-cell table:formula="of:= [.B374] * [.B374] - 10 * COS(2 * PI() * [.B374])" office:value-type="float" office:value="-8.05415819170553" calcext:value-type="float">
            <text:p>-8.05415819170553</text:p>
          </table:table-cell>
          <table:table-cell table:formula="of:= 100 * ([.A375] - [.A374]*[.A374]) * ([.A375] - [.A374]*[.A374]) + (1 - [.A374]) * (1 - [.A374])" office:value-type="float" office:value="11.7460191771078" calcext:value-type="float">
            <text:p>11.7460191771078</text:p>
          </table:table-cell>
          <table:table-cell table:formula="of:= 100 * ([.B375] - [.B374]*[.B374]) * ([.B375] - [.B374]*[.B374]) + (1 - [.B374]) * (1 - [.B374])" office:value-type="float" office:value="13.5313469616383" calcext:value-type="float">
            <text:p>13.5313469616383</text:p>
          </table:table-cell>
          <table:table-cell table:formula="of:=[.A374]*[.A374]" office:value-type="float" office:value="0.0101401716423726" calcext:value-type="float">
            <text:p>0.0101401716423726</text:p>
          </table:table-cell>
          <table:table-cell table:formula="of:=[.B374]*[.B374]" office:value-type="float" office:value="0.0101401716423726" calcext:value-type="float">
            <text:p>0.0101401716423726</text:p>
          </table:table-cell>
          <table:table-cell table:formula="of:= [.A374]*[.A374]*[.A374]*[.A374] - 16*[.A374]*[.A374] + 5*[.A374]" office:value-type="float" office:value="0.341352173125564" calcext:value-type="float">
            <text:p>0.341352173125564</text:p>
          </table:table-cell>
          <table:table-cell table:formula="of:= [.B374]*[.B374]*[.B374]*[.B374] - 16*[.B374]*[.B374] + 5*[.B374]" office:value-type="float" office:value="-0.665632019519613" calcext:value-type="float">
            <text:p>-0.6656320195196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0855696587823" calcext:value-type="float">
            <text:p>0.340855696587823</text:p>
          </table:table-cell>
          <table:table-cell table:formula="of:=-[.A375]" office:value-type="float" office:value="-0.340855696587823" calcext:value-type="float">
            <text:p>-0.340855696587823</text:p>
          </table:table-cell>
          <table:table-cell/>
          <table:table-cell table:formula="of:= [.A375] * [.A375] - 10 * COS(2 * PI() * [.A375])" office:value-type="float" office:value="5.5197681849393" calcext:value-type="float">
            <text:p>5.5197681849393</text:p>
          </table:table-cell>
          <table:table-cell table:formula="of:= [.B375] * [.B375] - 10 * COS(2 * PI() * [.B375])" office:value-type="float" office:value="5.5197681849393" calcext:value-type="float">
            <text:p>5.5197681849393</text:p>
          </table:table-cell>
          <table:table-cell table:formula="of:= 100 * ([.A376] - [.A375]*[.A375]) * ([.A376] - [.A375]*[.A375]) + (1 - [.A375]) * (1 - [.A375])" office:value-type="float" office:value="1.29509516833113" calcext:value-type="float">
            <text:p>1.29509516833113</text:p>
          </table:table-cell>
          <table:table-cell table:formula="of:= 100 * ([.B376] - [.B375]*[.B375]) * ([.B376] - [.B375]*[.B375]) + (1 - [.B375]) * (1 - [.B375])" office:value-type="float" office:value="3.74658133203283" calcext:value-type="float">
            <text:p>3.74658133203283</text:p>
          </table:table-cell>
          <table:table-cell table:formula="of:=[.A375]*[.A375]" office:value-type="float" office:value="0.11618260589637" calcext:value-type="float">
            <text:p>0.11618260589637</text:p>
          </table:table-cell>
          <table:table-cell table:formula="of:=[.B375]*[.B375]" office:value-type="float" office:value="0.11618260589637" calcext:value-type="float">
            <text:p>0.11618260589637</text:p>
          </table:table-cell>
          <table:table-cell table:formula="of:= [.A375]*[.A375]*[.A375]*[.A375] - 16*[.A375]*[.A375] + 5*[.A375]" office:value-type="float" office:value="-0.141144813489936" calcext:value-type="float">
            <text:p>-0.141144813489936</text:p>
          </table:table-cell>
          <table:table-cell table:formula="of:= [.B375]*[.B375]*[.B375]*[.B375] - 16*[.B375]*[.B375] + 5*[.B375]" office:value-type="float" office:value="-3.54970177936817" calcext:value-type="float">
            <text:p>-3.549701779368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34127856092528" calcext:value-type="float">
            <text:p>0.0234127856092528</text:p>
          </table:table-cell>
          <table:table-cell table:formula="of:=-[.A376]" office:value-type="float" office:value="-0.0234127856092528" calcext:value-type="float">
            <text:p>-0.0234127856092528</text:p>
          </table:table-cell>
          <table:table-cell/>
          <table:table-cell table:formula="of:= [.A376] * [.A376] - 10 * COS(2 * PI() * [.A376])" office:value-type="float" office:value="-9.89144467241388" calcext:value-type="float">
            <text:p>-9.89144467241388</text:p>
          </table:table-cell>
          <table:table-cell table:formula="of:= [.B376] * [.B376] - 10 * COS(2 * PI() * [.B376])" office:value-type="float" office:value="-9.89144467241388" calcext:value-type="float">
            <text:p>-9.89144467241388</text:p>
          </table:table-cell>
          <table:table-cell table:formula="of:= 100 * ([.A377] - [.A376]*[.A376]) * ([.A377] - [.A376]*[.A376]) + (1 - [.A376]) * (1 - [.A376])" office:value-type="float" office:value="2.60262135722259" calcext:value-type="float">
            <text:p>2.60262135722259</text:p>
          </table:table-cell>
          <table:table-cell table:formula="of:= 100 * ([.B377] - [.B376]*[.B376]) * ([.B377] - [.B376]*[.B376]) + (1 - [.B376]) * (1 - [.B376])" office:value-type="float" office:value="2.6682371959044" calcext:value-type="float">
            <text:p>2.6682371959044</text:p>
          </table:table-cell>
          <table:table-cell table:formula="of:=[.A376]*[.A376]" office:value-type="float" office:value="0.000548158529984833" calcext:value-type="float">
            <text:p>0.000548158529984833</text:p>
          </table:table-cell>
          <table:table-cell table:formula="of:=[.B376]*[.B376]" office:value-type="float" office:value="0.000548158529984833" calcext:value-type="float">
            <text:p>0.000548158529984833</text:p>
          </table:table-cell>
          <table:table-cell table:formula="of:= [.A376]*[.A376]*[.A376]*[.A376] - 16*[.A376]*[.A376] + 5*[.A376]" office:value-type="float" office:value="0.10829369204428" calcext:value-type="float">
            <text:p>0.10829369204428</text:p>
          </table:table-cell>
          <table:table-cell table:formula="of:= [.B376]*[.B376]*[.B376]*[.B376] - 16*[.B376]*[.B376] + 5*[.B376]" office:value-type="float" office:value="-0.125834164048247" calcext:value-type="float">
            <text:p>-0.1258341640482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7861294778995" calcext:value-type="float">
            <text:p>-0.127861294778995</text:p>
          </table:table-cell>
          <table:table-cell table:formula="of:=-[.A377]" office:value-type="float" office:value="0.127861294778995" calcext:value-type="float">
            <text:p>0.127861294778995</text:p>
          </table:table-cell>
          <table:table-cell/>
          <table:table-cell table:formula="of:= [.A377] * [.A377] - 10 * COS(2 * PI() * [.A377])" office:value-type="float" office:value="-6.92645948192848" calcext:value-type="float">
            <text:p>-6.92645948192848</text:p>
          </table:table-cell>
          <table:table-cell table:formula="of:= [.B377] * [.B377] - 10 * COS(2 * PI() * [.B377])" office:value-type="float" office:value="-6.92645948192848" calcext:value-type="float">
            <text:p>-6.92645948192848</text:p>
          </table:table-cell>
          <table:table-cell table:formula="of:= 100 * ([.A378] - [.A377]*[.A377]) * ([.A378] - [.A377]*[.A377]) + (1 - [.A377]) * (1 - [.A377])" office:value-type="float" office:value="6.28776568644095" calcext:value-type="float">
            <text:p>6.28776568644095</text:p>
          </table:table-cell>
          <table:table-cell table:formula="of:= 100 * ([.B378] - [.B377]*[.B377]) * ([.B378] - [.B377]*[.B377]) + (1 - [.B377]) * (1 - [.B377])" office:value-type="float" office:value="4.41868162671756" calcext:value-type="float">
            <text:p>4.41868162671756</text:p>
          </table:table-cell>
          <table:table-cell table:formula="of:=[.A377]*[.A377]" office:value-type="float" office:value="0.0163485107025611" calcext:value-type="float">
            <text:p>0.0163485107025611</text:p>
          </table:table-cell>
          <table:table-cell table:formula="of:=[.B377]*[.B377]" office:value-type="float" office:value="0.0163485107025611" calcext:value-type="float">
            <text:p>0.0163485107025611</text:p>
          </table:table-cell>
          <table:table-cell table:formula="of:= [.A377]*[.A377]*[.A377]*[.A377] - 16*[.A377]*[.A377] + 5*[.A377]" office:value-type="float" office:value="-0.900615371333762" calcext:value-type="float">
            <text:p>-0.900615371333762</text:p>
          </table:table-cell>
          <table:table-cell table:formula="of:= [.B377]*[.B377]*[.B377]*[.B377] - 16*[.B377]*[.B377] + 5*[.B377]" office:value-type="float" office:value="0.37799757645619" calcext:value-type="float">
            <text:p>0.377997576456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07608953700401" calcext:value-type="float">
            <text:p>-0.207608953700401</text:p>
          </table:table-cell>
          <table:table-cell table:formula="of:=-[.A378]" office:value-type="float" office:value="0.207608953700401" calcext:value-type="float">
            <text:p>0.207608953700401</text:p>
          </table:table-cell>
          <table:table-cell/>
          <table:table-cell table:formula="of:= [.A378] * [.A378] - 10 * COS(2 * PI() * [.A378])" office:value-type="float" office:value="-2.58902527281382" calcext:value-type="float">
            <text:p>-2.58902527281382</text:p>
          </table:table-cell>
          <table:table-cell table:formula="of:= [.B378] * [.B378] - 10 * COS(2 * PI() * [.B378])" office:value-type="float" office:value="-2.58902527281382" calcext:value-type="float">
            <text:p>-2.58902527281382</text:p>
          </table:table-cell>
          <table:table-cell table:formula="of:= 100 * ([.A379] - [.A378]*[.A378]) * ([.A379] - [.A378]*[.A378]) + (1 - [.A378]) * (1 - [.A378])" office:value-type="float" office:value="4.6689546056579" calcext:value-type="float">
            <text:p>4.6689546056579</text:p>
          </table:table-cell>
          <table:table-cell table:formula="of:= 100 * ([.B379] - [.B378]*[.B378]) * ([.B379] - [.B378]*[.B378]) + (1 - [.B378]) * (1 - [.B378])" office:value-type="float" office:value="7.67082517484092" calcext:value-type="float">
            <text:p>7.67082517484092</text:p>
          </table:table-cell>
          <table:table-cell table:formula="of:=[.A378]*[.A378]" office:value-type="float" office:value="0.0431014776565752" calcext:value-type="float">
            <text:p>0.0431014776565752</text:p>
          </table:table-cell>
          <table:table-cell table:formula="of:=[.B378]*[.B378]" office:value-type="float" office:value="0.0431014776565752" calcext:value-type="float">
            <text:p>0.0431014776565752</text:p>
          </table:table-cell>
          <table:table-cell table:formula="of:= [.A378]*[.A378]*[.A378]*[.A378] - 16*[.A378]*[.A378] + 5*[.A378]" office:value-type="float" office:value="-1.72581067363103" calcext:value-type="float">
            <text:p>-1.72581067363103</text:p>
          </table:table-cell>
          <table:table-cell table:formula="of:= [.B378]*[.B378]*[.B378]*[.B378] - 16*[.B378]*[.B378] + 5*[.B378]" office:value-type="float" office:value="0.350278863372981" calcext:value-type="float">
            <text:p>0.3502788633729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2283932729624" calcext:value-type="float">
            <text:p>0.222283932729624</text:p>
          </table:table-cell>
          <table:table-cell table:formula="of:=-[.A379]" office:value-type="float" office:value="-0.222283932729624" calcext:value-type="float">
            <text:p>-0.222283932729624</text:p>
          </table:table-cell>
          <table:table-cell/>
          <table:table-cell table:formula="of:= [.A379] * [.A379] - 10 * COS(2 * PI() * [.A379])" office:value-type="float" office:value="-1.6832530201475" calcext:value-type="float">
            <text:p>-1.6832530201475</text:p>
          </table:table-cell>
          <table:table-cell table:formula="of:= [.B379] * [.B379] - 10 * COS(2 * PI() * [.B379])" office:value-type="float" office:value="-1.6832530201475" calcext:value-type="float">
            <text:p>-1.6832530201475</text:p>
          </table:table-cell>
          <table:table-cell table:formula="of:= 100 * ([.A380] - [.A379]*[.A379]) * ([.A380] - [.A379]*[.A379]) + (1 - [.A379]) * (1 - [.A379])" office:value-type="float" office:value="15.454759159127" calcext:value-type="float">
            <text:p>15.454759159127</text:p>
          </table:table-cell>
          <table:table-cell table:formula="of:= 100 * ([.B380] - [.B379]*[.B379]) * ([.B380] - [.B379]*[.B379]) + (1 - [.B379]) * (1 - [.B379])" office:value-type="float" office:value="9.70424332555755" calcext:value-type="float">
            <text:p>9.70424332555755</text:p>
          </table:table-cell>
          <table:table-cell table:formula="of:=[.A379]*[.A379]" office:value-type="float" office:value="0.0494101467497481" calcext:value-type="float">
            <text:p>0.0494101467497481</text:p>
          </table:table-cell>
          <table:table-cell table:formula="of:=[.B379]*[.B379]" office:value-type="float" office:value="0.0494101467497481" calcext:value-type="float">
            <text:p>0.0494101467497481</text:p>
          </table:table-cell>
          <table:table-cell table:formula="of:= [.A379]*[.A379]*[.A379]*[.A379] - 16*[.A379]*[.A379] + 5*[.A379]" office:value-type="float" office:value="0.323298678253983" calcext:value-type="float">
            <text:p>0.323298678253983</text:p>
          </table:table-cell>
          <table:table-cell table:formula="of:= [.B379]*[.B379]*[.B379]*[.B379] - 16*[.B379]*[.B379] + 5*[.B379]" office:value-type="float" office:value="-1.89954064904226" calcext:value-type="float">
            <text:p>-1.899540649042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5945752100088" calcext:value-type="float">
            <text:p>-0.335945752100088</text:p>
          </table:table-cell>
          <table:table-cell table:formula="of:=-[.A380]" office:value-type="float" office:value="0.335945752100088" calcext:value-type="float">
            <text:p>0.335945752100088</text:p>
          </table:table-cell>
          <table:table-cell/>
          <table:table-cell table:formula="of:= [.A380] * [.A380] - 10 * COS(2 * PI() * [.A380])" office:value-type="float" office:value="5.25433171114847" calcext:value-type="float">
            <text:p>5.25433171114847</text:p>
          </table:table-cell>
          <table:table-cell table:formula="of:= [.B380] * [.B380] - 10 * COS(2 * PI() * [.B380])" office:value-type="float" office:value="5.25433171114847" calcext:value-type="float">
            <text:p>5.25433171114847</text:p>
          </table:table-cell>
          <table:table-cell table:formula="of:= 100 * ([.A381] - [.A380]*[.A380]) * ([.A381] - [.A380]*[.A380]) + (1 - [.A380]) * (1 - [.A380])" office:value-type="float" office:value="6.06191924362232" calcext:value-type="float">
            <text:p>6.06191924362232</text:p>
          </table:table-cell>
          <table:table-cell table:formula="of:= 100 * ([.B381] - [.B380]*[.B380]) * ([.B381] - [.B380]*[.B380]) + (1 - [.B380]) * (1 - [.B380])" office:value-type="float" office:value="0.476711499757178" calcext:value-type="float">
            <text:p>0.476711499757178</text:p>
          </table:table-cell>
          <table:table-cell table:formula="of:=[.A380]*[.A380]" office:value-type="float" office:value="0.112859548354094" calcext:value-type="float">
            <text:p>0.112859548354094</text:p>
          </table:table-cell>
          <table:table-cell table:formula="of:=[.B380]*[.B380]" office:value-type="float" office:value="0.112859548354094" calcext:value-type="float">
            <text:p>0.112859548354094</text:p>
          </table:table-cell>
          <table:table-cell table:formula="of:= [.A380]*[.A380]*[.A380]*[.A380] - 16*[.A380]*[.A380] + 5*[.A380]" office:value-type="float" office:value="-3.47274425651125" calcext:value-type="float">
            <text:p>-3.47274425651125</text:p>
          </table:table-cell>
          <table:table-cell table:formula="of:= [.B380]*[.B380]*[.B380]*[.B380] - 16*[.B380]*[.B380] + 5*[.B380]" office:value-type="float" office:value="-0.113286735510369" calcext:value-type="float">
            <text:p>-0.1132867355103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39536086516455" calcext:value-type="float">
            <text:p>-0.0939536086516455</text:p>
          </table:table-cell>
          <table:table-cell table:formula="of:=-[.A381]" office:value-type="float" office:value="0.0939536086516455" calcext:value-type="float">
            <text:p>0.0939536086516455</text:p>
          </table:table-cell>
          <table:table-cell/>
          <table:table-cell table:formula="of:= [.A381] * [.A381] - 10 * COS(2 * PI() * [.A381])" office:value-type="float" office:value="-8.29875456983557" calcext:value-type="float">
            <text:p>-8.29875456983557</text:p>
          </table:table-cell>
          <table:table-cell table:formula="of:= [.B381] * [.B381] - 10 * COS(2 * PI() * [.B381])" office:value-type="float" office:value="-8.29875456983557" calcext:value-type="float">
            <text:p>-8.29875456983557</text:p>
          </table:table-cell>
          <table:table-cell table:formula="of:= 100 * ([.A382] - [.A381]*[.A381]) * ([.A382] - [.A381]*[.A381]) + (1 - [.A381]) * (1 - [.A381])" office:value-type="float" office:value="12.6521857479708" calcext:value-type="float">
            <text:p>12.6521857479708</text:p>
          </table:table-cell>
          <table:table-cell table:formula="of:= 100 * ([.B382] - [.B381]*[.B381]) * ([.B382] - [.B381]*[.B381]) + (1 - [.B381]) * (1 - [.B381])" office:value-type="float" office:value="13.5026087822313" calcext:value-type="float">
            <text:p>13.5026087822313</text:p>
          </table:table-cell>
          <table:table-cell table:formula="of:=[.A381]*[.A381]" office:value-type="float" office:value="0.00882728057866655" calcext:value-type="float">
            <text:p>0.00882728057866655</text:p>
          </table:table-cell>
          <table:table-cell table:formula="of:=[.B381]*[.B381]" office:value-type="float" office:value="0.00882728057866655" calcext:value-type="float">
            <text:p>0.00882728057866655</text:p>
          </table:table-cell>
          <table:table-cell table:formula="of:= [.A381]*[.A381]*[.A381]*[.A381] - 16*[.A381]*[.A381] + 5*[.A381]" office:value-type="float" office:value="-0.610926611634478" calcext:value-type="float">
            <text:p>-0.610926611634478</text:p>
          </table:table-cell>
          <table:table-cell table:formula="of:= [.B381]*[.B381]*[.B381]*[.B381] - 16*[.B381]*[.B381] + 5*[.B381]" office:value-type="float" office:value="0.328609474881977" calcext:value-type="float">
            <text:p>0.3286094748819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7286306903698" calcext:value-type="float">
            <text:p>0.347286306903698</text:p>
          </table:table-cell>
          <table:table-cell table:formula="of:=-[.A382]" office:value-type="float" office:value="-0.347286306903698" calcext:value-type="float">
            <text:p>-0.347286306903698</text:p>
          </table:table-cell>
          <table:table-cell/>
          <table:table-cell table:formula="of:= [.A382] * [.A382] - 10 * COS(2 * PI() * [.A382])" office:value-type="float" office:value="5.85967004168361" calcext:value-type="float">
            <text:p>5.85967004168361</text:p>
          </table:table-cell>
          <table:table-cell table:formula="of:= [.B382] * [.B382] - 10 * COS(2 * PI() * [.B382])" office:value-type="float" office:value="5.85967004168361" calcext:value-type="float">
            <text:p>5.85967004168361</text:p>
          </table:table-cell>
          <table:table-cell table:formula="of:= 100 * ([.A383] - [.A382]*[.A382]) * ([.A383] - [.A382]*[.A382]) + (1 - [.A382]) * (1 - [.A382])" office:value-type="float" office:value="5.43210724385361" calcext:value-type="float">
            <text:p>5.43210724385361</text:p>
          </table:table-cell>
          <table:table-cell table:formula="of:= 100 * ([.B383] - [.B382]*[.B382]) * ([.B383] - [.B382]*[.B382]) + (1 - [.B382]) * (1 - [.B382])" office:value-type="float" office:value="23.4337829649993" calcext:value-type="float">
            <text:p>23.4337829649993</text:p>
          </table:table-cell>
          <table:table-cell table:formula="of:=[.A382]*[.A382]" office:value-type="float" office:value="0.120607778962809" calcext:value-type="float">
            <text:p>0.120607778962809</text:p>
          </table:table-cell>
          <table:table-cell table:formula="of:=[.B382]*[.B382]" office:value-type="float" office:value="0.120607778962809" calcext:value-type="float">
            <text:p>0.120607778962809</text:p>
          </table:table-cell>
          <table:table-cell table:formula="of:= [.A382]*[.A382]*[.A382]*[.A382] - 16*[.A382]*[.A382] + 5*[.A382]" office:value-type="float" office:value="-0.178746692540118" calcext:value-type="float">
            <text:p>-0.178746692540118</text:p>
          </table:table-cell>
          <table:table-cell table:formula="of:= [.B382]*[.B382]*[.B382]*[.B382] - 16*[.B382]*[.B382] + 5*[.B382]" office:value-type="float" office:value="-3.65160976157709" calcext:value-type="float">
            <text:p>-3.651609761577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4350311323069" calcext:value-type="float">
            <text:p>0.344350311323069</text:p>
          </table:table-cell>
          <table:table-cell table:formula="of:=-[.A383]" office:value-type="float" office:value="-0.344350311323069" calcext:value-type="float">
            <text:p>-0.344350311323069</text:p>
          </table:table-cell>
          <table:table-cell/>
          <table:table-cell table:formula="of:= [.A383] * [.A383] - 10 * COS(2 * PI() * [.A383])" office:value-type="float" office:value="5.705601802636" calcext:value-type="float">
            <text:p>5.705601802636</text:p>
          </table:table-cell>
          <table:table-cell table:formula="of:= [.B383] * [.B383] - 10 * COS(2 * PI() * [.B383])" office:value-type="float" office:value="5.705601802636" calcext:value-type="float">
            <text:p>5.705601802636</text:p>
          </table:table-cell>
          <table:table-cell table:formula="of:= 100 * ([.A384] - [.A383]*[.A383]) * ([.A384] - [.A383]*[.A383]) + (1 - [.A383]) * (1 - [.A383])" office:value-type="float" office:value="1.65231837972869" calcext:value-type="float">
            <text:p>1.65231837972869</text:p>
          </table:table-cell>
          <table:table-cell table:formula="of:= 100 * ([.B384] - [.B383]*[.B383]) * ([.B384] - [.B383]*[.B383]) + (1 - [.B383]) * (1 - [.B383])" office:value-type="float" office:value="13.8980840197493" calcext:value-type="float">
            <text:p>13.8980840197493</text:p>
          </table:table-cell>
          <table:table-cell table:formula="of:=[.A383]*[.A383]" office:value-type="float" office:value="0.118577136908295" calcext:value-type="float">
            <text:p>0.118577136908295</text:p>
          </table:table-cell>
          <table:table-cell table:formula="of:=[.B383]*[.B383]" office:value-type="float" office:value="0.118577136908295" calcext:value-type="float">
            <text:p>0.118577136908295</text:p>
          </table:table-cell>
          <table:table-cell table:formula="of:= [.A383]*[.A383]*[.A383]*[.A383] - 16*[.A383]*[.A383] + 5*[.A383]" office:value-type="float" office:value="-0.16142209652" calcext:value-type="float">
            <text:p>-0.16142209652</text:p>
          </table:table-cell>
          <table:table-cell table:formula="of:= [.B383]*[.B383]*[.B383]*[.B383] - 16*[.B383]*[.B383] + 5*[.B383]" office:value-type="float" office:value="-3.60492520975069" calcext:value-type="float">
            <text:p>-3.604925209750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9141229880042" calcext:value-type="float">
            <text:p>0.229141229880042</text:p>
          </table:table-cell>
          <table:table-cell table:formula="of:=-[.A384]" office:value-type="float" office:value="-0.229141229880042" calcext:value-type="float">
            <text:p>-0.229141229880042</text:p>
          </table:table-cell>
          <table:table-cell/>
          <table:table-cell table:formula="of:= [.A384] * [.A384] - 10 * COS(2 * PI() * [.A384])" office:value-type="float" office:value="-1.25434076956348" calcext:value-type="float">
            <text:p>-1.25434076956348</text:p>
          </table:table-cell>
          <table:table-cell table:formula="of:= [.B384] * [.B384] - 10 * COS(2 * PI() * [.B384])" office:value-type="float" office:value="-1.25434076956348" calcext:value-type="float">
            <text:p>-1.25434076956348</text:p>
          </table:table-cell>
          <table:table-cell table:formula="of:= 100 * ([.A385] - [.A384]*[.A384]) * ([.A385] - [.A384]*[.A384]) + (1 - [.A384]) * (1 - [.A384])" office:value-type="float" office:value="2.17483645940771" calcext:value-type="float">
            <text:p>2.17483645940771</text:p>
          </table:table-cell>
          <table:table-cell table:formula="of:= 100 * ([.B385] - [.B384]*[.B384]) * ([.B385] - [.B384]*[.B384]) + (1 - [.B384]) * (1 - [.B384])" office:value-type="float" office:value="6.8345989973127" calcext:value-type="float">
            <text:p>6.8345989973127</text:p>
          </table:table-cell>
          <table:table-cell table:formula="of:=[.A384]*[.A384]" office:value-type="float" office:value="0.0525057032309384" calcext:value-type="float">
            <text:p>0.0525057032309384</text:p>
          </table:table-cell>
          <table:table-cell table:formula="of:=[.B384]*[.B384]" office:value-type="float" office:value="0.0525057032309384" calcext:value-type="float">
            <text:p>0.0525057032309384</text:p>
          </table:table-cell>
          <table:table-cell table:formula="of:= [.A384]*[.A384]*[.A384]*[.A384] - 16*[.A384]*[.A384] + 5*[.A384]" office:value-type="float" office:value="0.308371746576973" calcext:value-type="float">
            <text:p>0.308371746576973</text:p>
          </table:table-cell>
          <table:table-cell table:formula="of:= [.B384]*[.B384]*[.B384]*[.B384] - 16*[.B384]*[.B384] + 5*[.B384]" office:value-type="float" office:value="-1.98304055222345" calcext:value-type="float">
            <text:p>-1.9830405522234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8228144184686" calcext:value-type="float">
            <text:p>0.178228144184686</text:p>
          </table:table-cell>
          <table:table-cell table:formula="of:=-[.A385]" office:value-type="float" office:value="-0.178228144184686" calcext:value-type="float">
            <text:p>-0.178228144184686</text:p>
          </table:table-cell>
          <table:table-cell/>
          <table:table-cell table:formula="of:= [.A385] * [.A385] - 10 * COS(2 * PI() * [.A385])" office:value-type="float" office:value="-4.32649518437683" calcext:value-type="float">
            <text:p>-4.32649518437683</text:p>
          </table:table-cell>
          <table:table-cell table:formula="of:= [.B385] * [.B385] - 10 * COS(2 * PI() * [.B385])" office:value-type="float" office:value="-4.32649518437683" calcext:value-type="float">
            <text:p>-4.32649518437683</text:p>
          </table:table-cell>
          <table:table-cell table:formula="of:= 100 * ([.A386] - [.A385]*[.A385]) * ([.A386] - [.A385]*[.A385]) + (1 - [.A385]) * (1 - [.A385])" office:value-type="float" office:value="0.986997285833488" calcext:value-type="float">
            <text:p>0.986997285833488</text:p>
          </table:table-cell>
          <table:table-cell table:formula="of:= 100 * ([.B386] - [.B385]*[.B385]) * ([.B386] - [.B385]*[.B385]) + (1 - [.B385]) * (1 - [.B385])" office:value-type="float" office:value="2.81289284179403" calcext:value-type="float">
            <text:p>2.81289284179403</text:p>
          </table:table-cell>
          <table:table-cell table:formula="of:=[.A385]*[.A385]" office:value-type="float" office:value="0.0317652713795173" calcext:value-type="float">
            <text:p>0.0317652713795173</text:p>
          </table:table-cell>
          <table:table-cell table:formula="of:=[.B385]*[.B385]" office:value-type="float" office:value="0.0317652713795173" calcext:value-type="float">
            <text:p>0.0317652713795173</text:p>
          </table:table-cell>
          <table:table-cell table:formula="of:= [.A385]*[.A385]*[.A385]*[.A385] - 16*[.A385]*[.A385] + 5*[.A385]" office:value-type="float" office:value="0.383905411316969" calcext:value-type="float">
            <text:p>0.383905411316969</text:p>
          </table:table-cell>
          <table:table-cell table:formula="of:= [.B385]*[.B385]*[.B385]*[.B385] - 16*[.B385]*[.B385] + 5*[.B385]" office:value-type="float" office:value="-1.39837603052989" calcext:value-type="float">
            <text:p>-1.398376030529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75943232094869" calcext:value-type="float">
            <text:p>0.0875943232094869</text:p>
          </table:table-cell>
          <table:table-cell table:formula="of:=-[.A386]" office:value-type="float" office:value="-0.0875943232094869" calcext:value-type="float">
            <text:p>-0.0875943232094869</text:p>
          </table:table-cell>
          <table:table-cell/>
          <table:table-cell table:formula="of:= [.A386] * [.A386] - 10 * COS(2 * PI() * [.A386])" office:value-type="float" office:value="-8.51563079207196" calcext:value-type="float">
            <text:p>-8.51563079207196</text:p>
          </table:table-cell>
          <table:table-cell table:formula="of:= [.B386] * [.B386] - 10 * COS(2 * PI() * [.B386])" office:value-type="float" office:value="-8.51563079207196" calcext:value-type="float">
            <text:p>-8.51563079207196</text:p>
          </table:table-cell>
          <table:table-cell table:formula="of:= 100 * ([.A387] - [.A386]*[.A386]) * ([.A387] - [.A386]*[.A386]) + (1 - [.A386]) * (1 - [.A386])" office:value-type="float" office:value="23.5853895170608" calcext:value-type="float">
            <text:p>23.5853895170608</text:p>
          </table:table-cell>
          <table:table-cell table:formula="of:= 100 * ([.B387] - [.B386]*[.B386]) * ([.B387] - [.B386]*[.B386]) + (1 - [.B386]) * (1 - [.B386])" office:value-type="float" office:value="22.4953515186649" calcext:value-type="float">
            <text:p>22.4953515186649</text:p>
          </table:table-cell>
          <table:table-cell table:formula="of:=[.A386]*[.A386]" office:value-type="float" office:value="0.00767276545852806" calcext:value-type="float">
            <text:p>0.00767276545852806</text:p>
          </table:table-cell>
          <table:table-cell table:formula="of:=[.B386]*[.B386]" office:value-type="float" office:value="0.00767276545852806" calcext:value-type="float">
            <text:p>0.00767276545852806</text:p>
          </table:table-cell>
          <table:table-cell table:formula="of:= [.A386]*[.A386]*[.A386]*[.A386] - 16*[.A386]*[.A386] + 5*[.A386]" office:value-type="float" office:value="0.315266240040767" calcext:value-type="float">
            <text:p>0.315266240040767</text:p>
          </table:table-cell>
          <table:table-cell table:formula="of:= [.B386]*[.B386]*[.B386]*[.B386] - 16*[.B386]*[.B386] + 5*[.B386]" office:value-type="float" office:value="-0.560676992054102" calcext:value-type="float">
            <text:p>-0.5606769920541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93272911245" calcext:value-type="float">
            <text:p>-0.4693272911245</text:p>
          </table:table-cell>
          <table:table-cell table:formula="of:=-[.A387]" office:value-type="float" office:value="0.4693272911245" calcext:value-type="float">
            <text:p>0.4693272911245</text:p>
          </table:table-cell>
          <table:table-cell/>
          <table:table-cell table:formula="of:= [.A387] * [.A387] - 10 * COS(2 * PI() * [.A387])" office:value-type="float" office:value="10.0351327439685" calcext:value-type="float">
            <text:p>10.0351327439685</text:p>
          </table:table-cell>
          <table:table-cell table:formula="of:= [.B387] * [.B387] - 10 * COS(2 * PI() * [.B387])" office:value-type="float" office:value="10.0351327439685" calcext:value-type="float">
            <text:p>10.0351327439685</text:p>
          </table:table-cell>
          <table:table-cell table:formula="of:= 100 * ([.A388] - [.A387]*[.A387]) * ([.A388] - [.A387]*[.A387]) + (1 - [.A387]) * (1 - [.A387])" office:value-type="float" office:value="6.94052736648696" calcext:value-type="float">
            <text:p>6.94052736648696</text:p>
          </table:table-cell>
          <table:table-cell table:formula="of:= 100 * ([.B388] - [.B387]*[.B387]) * ([.B388] - [.B387]*[.B387]) + (1 - [.B387]) * (1 - [.B387])" office:value-type="float" office:value="43.7367391697901" calcext:value-type="float">
            <text:p>43.7367391697901</text:p>
          </table:table-cell>
          <table:table-cell table:formula="of:=[.A387]*[.A387]" office:value-type="float" office:value="0.220268106194262" calcext:value-type="float">
            <text:p>0.220268106194262</text:p>
          </table:table-cell>
          <table:table-cell table:formula="of:=[.B387]*[.B387]" office:value-type="float" office:value="0.220268106194262" calcext:value-type="float">
            <text:p>0.220268106194262</text:p>
          </table:table-cell>
          <table:table-cell table:formula="of:= [.A387]*[.A387]*[.A387]*[.A387] - 16*[.A387]*[.A387] + 5*[.A387]" office:value-type="float" office:value="-5.82240811612428" calcext:value-type="float">
            <text:p>-5.82240811612428</text:p>
          </table:table-cell>
          <table:table-cell table:formula="of:= [.B387]*[.B387]*[.B387]*[.B387] - 16*[.B387]*[.B387] + 5*[.B387]" office:value-type="float" office:value="-1.12913520487928" calcext:value-type="float">
            <text:p>-1.129135204879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8936912338249" calcext:value-type="float">
            <text:p>0.438936912338249</text:p>
          </table:table-cell>
          <table:table-cell table:formula="of:=-[.A388]" office:value-type="float" office:value="-0.438936912338249" calcext:value-type="float">
            <text:p>-0.438936912338249</text:p>
          </table:table-cell>
          <table:table-cell/>
          <table:table-cell table:formula="of:= [.A388] * [.A388] - 10 * COS(2 * PI() * [.A388])" office:value-type="float" office:value="9.46563407537834" calcext:value-type="float">
            <text:p>9.46563407537834</text:p>
          </table:table-cell>
          <table:table-cell table:formula="of:= [.B388] * [.B388] - 10 * COS(2 * PI() * [.B388])" office:value-type="float" office:value="9.46563407537834" calcext:value-type="float">
            <text:p>9.46563407537834</text:p>
          </table:table-cell>
          <table:table-cell table:formula="of:= 100 * ([.A389] - [.A388]*[.A388]) * ([.A389] - [.A388]*[.A388]) + (1 - [.A388]) * (1 - [.A388])" office:value-type="float" office:value="41.4241770023227" calcext:value-type="float">
            <text:p>41.4241770023227</text:p>
          </table:table-cell>
          <table:table-cell table:formula="of:= 100 * ([.B389] - [.B388]*[.B388]) * ([.B389] - [.B388]*[.B388]) + (1 - [.B388]) * (1 - [.B388])" office:value-type="float" office:value="8.61568309723343" calcext:value-type="float">
            <text:p>8.61568309723343</text:p>
          </table:table-cell>
          <table:table-cell table:formula="of:=[.A388]*[.A388]" office:value-type="float" office:value="0.192665613013036" calcext:value-type="float">
            <text:p>0.192665613013036</text:p>
          </table:table-cell>
          <table:table-cell table:formula="of:=[.B388]*[.B388]" office:value-type="float" office:value="0.192665613013036" calcext:value-type="float">
            <text:p>0.192665613013036</text:p>
          </table:table-cell>
          <table:table-cell table:formula="of:= [.A388]*[.A388]*[.A388]*[.A388] - 16*[.A388]*[.A388] + 5*[.A388]" office:value-type="float" office:value="-0.850845208079641" calcext:value-type="float">
            <text:p>-0.850845208079641</text:p>
          </table:table-cell>
          <table:table-cell table:formula="of:= [.B388]*[.B388]*[.B388]*[.B388] - 16*[.B388]*[.B388] + 5*[.B388]" office:value-type="float" office:value="-5.24021433146213" calcext:value-type="float">
            <text:p>-5.240214331462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48500396800227" calcext:value-type="float">
            <text:p>-0.448500396800227</text:p>
          </table:table-cell>
          <table:table-cell table:formula="of:=-[.A389]" office:value-type="float" office:value="0.448500396800227" calcext:value-type="float">
            <text:p>0.448500396800227</text:p>
          </table:table-cell>
          <table:table-cell/>
          <table:table-cell table:formula="of:= [.A389] * [.A389] - 10 * COS(2 * PI() * [.A389])" office:value-type="float" office:value="9.6821795701875" calcext:value-type="float">
            <text:p>9.6821795701875</text:p>
          </table:table-cell>
          <table:table-cell table:formula="of:= [.B389] * [.B389] - 10 * COS(2 * PI() * [.B389])" office:value-type="float" office:value="9.6821795701875" calcext:value-type="float">
            <text:p>9.6821795701875</text:p>
          </table:table-cell>
          <table:table-cell table:formula="of:= 100 * ([.A390] - [.A389]*[.A389]) * ([.A390] - [.A389]*[.A389]) + (1 - [.A389]) * (1 - [.A389])" office:value-type="float" office:value="2.380971607316" calcext:value-type="float">
            <text:p>2.380971607316</text:p>
          </table:table-cell>
          <table:table-cell table:formula="of:= 100 * ([.B390] - [.B389]*[.B389]) * ([.B390] - [.B389]*[.B389]) + (1 - [.B389]) * (1 - [.B389])" office:value-type="float" office:value="12.4929474249604" calcext:value-type="float">
            <text:p>12.4929474249604</text:p>
          </table:table-cell>
          <table:table-cell table:formula="of:=[.A389]*[.A389]" office:value-type="float" office:value="0.201152605929961" calcext:value-type="float">
            <text:p>0.201152605929961</text:p>
          </table:table-cell>
          <table:table-cell table:formula="of:=[.B389]*[.B389]" office:value-type="float" office:value="0.201152605929961" calcext:value-type="float">
            <text:p>0.201152605929961</text:p>
          </table:table-cell>
          <table:table-cell table:formula="of:= [.A389]*[.A389]*[.A389]*[.A389] - 16*[.A389]*[.A389] + 5*[.A389]" office:value-type="float" office:value="-5.42048130800811" calcext:value-type="float">
            <text:p>-5.42048130800811</text:p>
          </table:table-cell>
          <table:table-cell table:formula="of:= [.B389]*[.B389]*[.B389]*[.B389] - 16*[.B389]*[.B389] + 5*[.B389]" office:value-type="float" office:value="-0.935477340005832" calcext:value-type="float">
            <text:p>-0.9354773400058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7971950820647" calcext:value-type="float">
            <text:p>0.147971950820647</text:p>
          </table:table-cell>
          <table:table-cell table:formula="of:=-[.A390]" office:value-type="float" office:value="-0.147971950820647" calcext:value-type="float">
            <text:p>-0.147971950820647</text:p>
          </table:table-cell>
          <table:table-cell/>
          <table:table-cell table:formula="of:= [.A390] * [.A390] - 10 * COS(2 * PI() * [.A390])" office:value-type="float" office:value="-5.95856670664237" calcext:value-type="float">
            <text:p>-5.95856670664237</text:p>
          </table:table-cell>
          <table:table-cell table:formula="of:= [.B390] * [.B390] - 10 * COS(2 * PI() * [.B390])" office:value-type="float" office:value="-5.95856670664237" calcext:value-type="float">
            <text:p>-5.95856670664237</text:p>
          </table:table-cell>
          <table:table-cell table:formula="of:= 100 * ([.A391] - [.A390]*[.A390]) * ([.A391] - [.A390]*[.A390]) + (1 - [.A390]) * (1 - [.A390])" office:value-type="float" office:value="4.81758549369" calcext:value-type="float">
            <text:p>4.81758549369</text:p>
          </table:table-cell>
          <table:table-cell table:formula="of:= 100 * ([.B391] - [.B390]*[.B390]) * ([.B391] - [.B390]*[.B390]) + (1 - [.B390]) * (1 - [.B390])" office:value-type="float" office:value="3.8296358512883" calcext:value-type="float">
            <text:p>3.8296358512883</text:p>
          </table:table-cell>
          <table:table-cell table:formula="of:=[.A390]*[.A390]" office:value-type="float" office:value="0.021895698229668" calcext:value-type="float">
            <text:p>0.021895698229668</text:p>
          </table:table-cell>
          <table:table-cell table:formula="of:=[.B390]*[.B390]" office:value-type="float" office:value="0.021895698229668" calcext:value-type="float">
            <text:p>0.021895698229668</text:p>
          </table:table-cell>
          <table:table-cell table:formula="of:= [.A390]*[.A390]*[.A390]*[.A390] - 16*[.A390]*[.A390] + 5*[.A390]" office:value-type="float" office:value="0.390008004029512" calcext:value-type="float">
            <text:p>0.390008004029512</text:p>
          </table:table-cell>
          <table:table-cell table:formula="of:= [.B390]*[.B390]*[.B390]*[.B390] - 16*[.B390]*[.B390] + 5*[.B390]" office:value-type="float" office:value="-1.08971150417696" calcext:value-type="float">
            <text:p>-1.089711504176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80382172460668" calcext:value-type="float">
            <text:p>-0.180382172460668</text:p>
          </table:table-cell>
          <table:table-cell table:formula="of:=-[.A391]" office:value-type="float" office:value="0.180382172460668" calcext:value-type="float">
            <text:p>0.180382172460668</text:p>
          </table:table-cell>
          <table:table-cell/>
          <table:table-cell table:formula="of:= [.A391] * [.A391] - 10 * COS(2 * PI() * [.A391])" office:value-type="float" office:value="-4.20351567946259" calcext:value-type="float">
            <text:p>-4.20351567946259</text:p>
          </table:table-cell>
          <table:table-cell table:formula="of:= [.B391] * [.B391] - 10 * COS(2 * PI() * [.B391])" office:value-type="float" office:value="-4.20351567946259" calcext:value-type="float">
            <text:p>-4.20351567946259</text:p>
          </table:table-cell>
          <table:table-cell table:formula="of:= 100 * ([.A392] - [.A391]*[.A391]) * ([.A392] - [.A391]*[.A391]) + (1 - [.A391]) * (1 - [.A391])" office:value-type="float" office:value="23.5080446377821" calcext:value-type="float">
            <text:p>23.5080446377821</text:p>
          </table:table-cell>
          <table:table-cell table:formula="of:= 100 * ([.B392] - [.B391]*[.B391]) * ([.B392] - [.B391]*[.B391]) + (1 - [.B391]) * (1 - [.B391])" office:value-type="float" office:value="17.0894797007616" calcext:value-type="float">
            <text:p>17.0894797007616</text:p>
          </table:table-cell>
          <table:table-cell table:formula="of:=[.A391]*[.A391]" office:value-type="float" office:value="0.0325377281416301" calcext:value-type="float">
            <text:p>0.0325377281416301</text:p>
          </table:table-cell>
          <table:table-cell table:formula="of:=[.B391]*[.B391]" office:value-type="float" office:value="0.0325377281416301" calcext:value-type="float">
            <text:p>0.0325377281416301</text:p>
          </table:table-cell>
          <table:table-cell table:formula="of:= [.A391]*[.A391]*[.A391]*[.A391] - 16*[.A391]*[.A391] + 5*[.A391]" office:value-type="float" office:value="-1.4214558088168" calcext:value-type="float">
            <text:p>-1.4214558088168</text:p>
          </table:table-cell>
          <table:table-cell table:formula="of:= [.B391]*[.B391]*[.B391]*[.B391] - 16*[.B391]*[.B391] + 5*[.B391]" office:value-type="float" office:value="0.382365915789876" calcext:value-type="float">
            <text:p>0.3823659157898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7725416966714" calcext:value-type="float">
            <text:p>-0.437725416966714</text:p>
          </table:table-cell>
          <table:table-cell table:formula="of:=-[.A392]" office:value-type="float" office:value="0.437725416966714" calcext:value-type="float">
            <text:p>0.437725416966714</text:p>
          </table:table-cell>
          <table:table-cell/>
          <table:table-cell table:formula="of:= [.A392] * [.A392] - 10 * COS(2 * PI() * [.A392])" office:value-type="float" office:value="9.4358096828187" calcext:value-type="float">
            <text:p>9.4358096828187</text:p>
          </table:table-cell>
          <table:table-cell table:formula="of:= [.B392] * [.B392] - 10 * COS(2 * PI() * [.B392])" office:value-type="float" office:value="9.4358096828187" calcext:value-type="float">
            <text:p>9.4358096828187</text:p>
          </table:table-cell>
          <table:table-cell table:formula="of:= 100 * ([.A393] - [.A392]*[.A392]) * ([.A393] - [.A392]*[.A392]) + (1 - [.A392]) * (1 - [.A392])" office:value-type="float" office:value="17.3403651440054" calcext:value-type="float">
            <text:p>17.3403651440054</text:p>
          </table:table-cell>
          <table:table-cell table:formula="of:= 100 * ([.B393] - [.B392]*[.B392]) * ([.B393] - [.B392]*[.B392]) + (1 - [.B392]) * (1 - [.B392])" office:value-type="float" office:value="0.321934411670928" calcext:value-type="float">
            <text:p>0.321934411670928</text:p>
          </table:table-cell>
          <table:table-cell table:formula="of:=[.A392]*[.A392]" office:value-type="float" office:value="0.191603540658684" calcext:value-type="float">
            <text:p>0.191603540658684</text:p>
          </table:table-cell>
          <table:table-cell table:formula="of:=[.B392]*[.B392]" office:value-type="float" office:value="0.191603540658684" calcext:value-type="float">
            <text:p>0.191603540658684</text:p>
          </table:table-cell>
          <table:table-cell table:formula="of:= [.A392]*[.A392]*[.A392]*[.A392] - 16*[.A392]*[.A392] + 5*[.A392]" office:value-type="float" office:value="-5.21757181857956" calcext:value-type="float">
            <text:p>-5.21757181857956</text:p>
          </table:table-cell>
          <table:table-cell table:formula="of:= [.B392]*[.B392]*[.B392]*[.B392] - 16*[.B392]*[.B392] + 5*[.B392]" office:value-type="float" office:value="-0.840317648912424" calcext:value-type="float">
            <text:p>-0.8403176489124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9207292986102" calcext:value-type="float">
            <text:p>-0.199207292986102</text:p>
          </table:table-cell>
          <table:table-cell table:formula="of:=-[.A393]" office:value-type="float" office:value="0.199207292986102" calcext:value-type="float">
            <text:p>0.199207292986102</text:p>
          </table:table-cell>
          <table:table-cell/>
          <table:table-cell table:formula="of:= [.A393] * [.A393] - 10 * COS(2 * PI() * [.A393])" office:value-type="float" office:value="-3.09781738277857" calcext:value-type="float">
            <text:p>-3.09781738277857</text:p>
          </table:table-cell>
          <table:table-cell table:formula="of:= [.B393] * [.B393] - 10 * COS(2 * PI() * [.B393])" office:value-type="float" office:value="-3.09781738277857" calcext:value-type="float">
            <text:p>-3.09781738277857</text:p>
          </table:table-cell>
          <table:table-cell table:formula="of:= 100 * ([.A394] - [.A393]*[.A393]) * ([.A394] - [.A393]*[.A393]) + (1 - [.A393]) * (1 - [.A393])" office:value-type="float" office:value="1.62657101510347" calcext:value-type="float">
            <text:p>1.62657101510347</text:p>
          </table:table-cell>
          <table:table-cell table:formula="of:= 100 * ([.B394] - [.B393]*[.B393]) * ([.B394] - [.B393]*[.B393]) + (1 - [.B393]) * (1 - [.B393])" office:value-type="float" office:value="2.14877542616353" calcext:value-type="float">
            <text:p>2.14877542616353</text:p>
          </table:table-cell>
          <table:table-cell table:formula="of:=[.A393]*[.A393]" office:value-type="float" office:value="0.0396835455788508" calcext:value-type="float">
            <text:p>0.0396835455788508</text:p>
          </table:table-cell>
          <table:table-cell table:formula="of:=[.B393]*[.B393]" office:value-type="float" office:value="0.0396835455788508" calcext:value-type="float">
            <text:p>0.0396835455788508</text:p>
          </table:table-cell>
          <table:table-cell table:formula="of:= [.A393]*[.A393]*[.A393]*[.A393] - 16*[.A393]*[.A393] + 5*[.A393]" office:value-type="float" office:value="-1.62939841040242" calcext:value-type="float">
            <text:p>-1.62939841040242</text:p>
          </table:table-cell>
          <table:table-cell table:formula="of:= [.B393]*[.B393]*[.B393]*[.B393] - 16*[.B393]*[.B393] + 5*[.B393]" office:value-type="float" office:value="0.362674519458607" calcext:value-type="float">
            <text:p>0.3626745194586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30970093375072" calcext:value-type="float">
            <text:p>0.0830970093375072</text:p>
          </table:table-cell>
          <table:table-cell table:formula="of:=-[.A394]" office:value-type="float" office:value="-0.0830970093375072" calcext:value-type="float">
            <text:p>-0.0830970093375072</text:p>
          </table:table-cell>
          <table:table-cell/>
          <table:table-cell table:formula="of:= [.A394] * [.A394] - 10 * COS(2 * PI() * [.A394])" office:value-type="float" office:value="-8.66076371224873" calcext:value-type="float">
            <text:p>-8.66076371224873</text:p>
          </table:table-cell>
          <table:table-cell table:formula="of:= [.B394] * [.B394] - 10 * COS(2 * PI() * [.B394])" office:value-type="float" office:value="-8.66076371224873" calcext:value-type="float">
            <text:p>-8.66076371224873</text:p>
          </table:table-cell>
          <table:table-cell table:formula="of:= 100 * ([.A395] - [.A394]*[.A394]) * ([.A395] - [.A394]*[.A394]) + (1 - [.A394]) * (1 - [.A394])" office:value-type="float" office:value="15.3958488151502" calcext:value-type="float">
            <text:p>15.3958488151502</text:p>
          </table:table-cell>
          <table:table-cell table:formula="of:= 100 * ([.B395] - [.B394]*[.B394]) * ([.B395] - [.B394]*[.B394]) + (1 - [.B394]) * (1 - [.B394])" office:value-type="float" office:value="16.8010623641249" calcext:value-type="float">
            <text:p>16.8010623641249</text:p>
          </table:table-cell>
          <table:table-cell table:formula="of:=[.A394]*[.A394]" office:value-type="float" office:value="0.00690511296083776" calcext:value-type="float">
            <text:p>0.00690511296083776</text:p>
          </table:table-cell>
          <table:table-cell table:formula="of:=[.B394]*[.B394]" office:value-type="float" office:value="0.00690511296083776" calcext:value-type="float">
            <text:p>0.00690511296083776</text:p>
          </table:table-cell>
          <table:table-cell table:formula="of:= [.A394]*[.A394]*[.A394]*[.A394] - 16*[.A394]*[.A394] + 5*[.A394]" office:value-type="float" office:value="0.305050919899134" calcext:value-type="float">
            <text:p>0.305050919899134</text:p>
          </table:table-cell>
          <table:table-cell table:formula="of:= [.B394]*[.B394]*[.B394]*[.B394] - 16*[.B394]*[.B394] + 5*[.B394]" office:value-type="float" office:value="-0.525919173475938" calcext:value-type="float">
            <text:p>-0.5259191734759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8417075038888" calcext:value-type="float">
            <text:p>0.388417075038888</text:p>
          </table:table-cell>
          <table:table-cell table:formula="of:=-[.A395]" office:value-type="float" office:value="-0.388417075038888" calcext:value-type="float">
            <text:p>-0.388417075038888</text:p>
          </table:table-cell>
          <table:table-cell/>
          <table:table-cell table:formula="of:= [.A395] * [.A395] - 10 * COS(2 * PI() * [.A395])" office:value-type="float" office:value="7.79222322329866" calcext:value-type="float">
            <text:p>7.79222322329866</text:p>
          </table:table-cell>
          <table:table-cell table:formula="of:= [.B395] * [.B395] - 10 * COS(2 * PI() * [.B395])" office:value-type="float" office:value="7.79222322329866" calcext:value-type="float">
            <text:p>7.79222322329866</text:p>
          </table:table-cell>
          <table:table-cell table:formula="of:= 100 * ([.A396] - [.A395]*[.A395]) * ([.A396] - [.A395]*[.A395]) + (1 - [.A395]) * (1 - [.A395])" office:value-type="float" office:value="5.11687388412859" calcext:value-type="float">
            <text:p>5.11687388412859</text:p>
          </table:table-cell>
          <table:table-cell table:formula="of:= 100 * ([.B396] - [.B395]*[.B395]) * ([.B396] - [.B395]*[.B395]) + (1 - [.B395]) * (1 - [.B395])" office:value-type="float" office:value="28.9174181550396" calcext:value-type="float">
            <text:p>28.9174181550396</text:p>
          </table:table-cell>
          <table:table-cell table:formula="of:=[.A395]*[.A395]" office:value-type="float" office:value="0.150867824181765" calcext:value-type="float">
            <text:p>0.150867824181765</text:p>
          </table:table-cell>
          <table:table-cell table:formula="of:=[.B395]*[.B395]" office:value-type="float" office:value="0.150867824181765" calcext:value-type="float">
            <text:p>0.150867824181765</text:p>
          </table:table-cell>
          <table:table-cell table:formula="of:= [.A395]*[.A395]*[.A395]*[.A395] - 16*[.A395]*[.A395] + 5*[.A395]" office:value-type="float" office:value="-0.449038711340459" calcext:value-type="float">
            <text:p>-0.449038711340459</text:p>
          </table:table-cell>
          <table:table-cell table:formula="of:= [.B395]*[.B395]*[.B395]*[.B395] - 16*[.B395]*[.B395] + 5*[.B395]" office:value-type="float" office:value="-4.33320946172934" calcext:value-type="float">
            <text:p>-4.333209461729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8648452567868" calcext:value-type="float">
            <text:p>0.368648452567868</text:p>
          </table:table-cell>
          <table:table-cell table:formula="of:=-[.A396]" office:value-type="float" office:value="-0.368648452567868" calcext:value-type="float">
            <text:p>-0.368648452567868</text:p>
          </table:table-cell>
          <table:table-cell/>
          <table:table-cell table:formula="of:= [.A396] * [.A396] - 10 * COS(2 * PI() * [.A396])" office:value-type="float" office:value="6.91922247440839" calcext:value-type="float">
            <text:p>6.91922247440839</text:p>
          </table:table-cell>
          <table:table-cell table:formula="of:= [.B396] * [.B396] - 10 * COS(2 * PI() * [.B396])" office:value-type="float" office:value="6.91922247440839" calcext:value-type="float">
            <text:p>6.91922247440839</text:p>
          </table:table-cell>
          <table:table-cell table:formula="of:= 100 * ([.A397] - [.A396]*[.A396]) * ([.A397] - [.A396]*[.A396]) + (1 - [.A396]) * (1 - [.A396])" office:value-type="float" office:value="14.6974509788937" calcext:value-type="float">
            <text:p>14.6974509788937</text:p>
          </table:table-cell>
          <table:table-cell table:formula="of:= 100 * ([.B397] - [.B396]*[.B396]) * ([.B397] - [.B396]*[.B396]) + (1 - [.B396]) * (1 - [.B396])" office:value-type="float" office:value="3.00390731919762" calcext:value-type="float">
            <text:p>3.00390731919762</text:p>
          </table:table-cell>
          <table:table-cell table:formula="of:=[.A396]*[.A396]" office:value-type="float" office:value="0.135901681580684" calcext:value-type="float">
            <text:p>0.135901681580684</text:p>
          </table:table-cell>
          <table:table-cell table:formula="of:=[.B396]*[.B396]" office:value-type="float" office:value="0.135901681580684" calcext:value-type="float">
            <text:p>0.135901681580684</text:p>
          </table:table-cell>
          <table:table-cell table:formula="of:= [.A396]*[.A396]*[.A396]*[.A396] - 16*[.A396]*[.A396] + 5*[.A396]" office:value-type="float" office:value="-0.31271537539514" calcext:value-type="float">
            <text:p>-0.31271537539514</text:p>
          </table:table-cell>
          <table:table-cell table:formula="of:= [.B396]*[.B396]*[.B396]*[.B396] - 16*[.B396]*[.B396] + 5*[.B396]" office:value-type="float" office:value="-3.99919990107382" calcext:value-type="float">
            <text:p>-3.9991999010738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42236470454372" calcext:value-type="float">
            <text:p>-0.242236470454372</text:p>
          </table:table-cell>
          <table:table-cell table:formula="of:=-[.A397]" office:value-type="float" office:value="0.242236470454372" calcext:value-type="float">
            <text:p>0.242236470454372</text:p>
          </table:table-cell>
          <table:table-cell/>
          <table:table-cell table:formula="of:= [.A397] * [.A397] - 10 * COS(2 * PI() * [.A397])" office:value-type="float" office:value="-0.428925014349566" calcext:value-type="float">
            <text:p>-0.428925014349566</text:p>
          </table:table-cell>
          <table:table-cell table:formula="of:= [.B397] * [.B397] - 10 * COS(2 * PI() * [.B397])" office:value-type="float" office:value="-0.428925014349566" calcext:value-type="float">
            <text:p>-0.428925014349566</text:p>
          </table:table-cell>
          <table:table-cell table:formula="of:= 100 * ([.A398] - [.A397]*[.A397]) * ([.A398] - [.A397]*[.A397]) + (1 - [.A397]) * (1 - [.A397])" office:value-type="float" office:value="5.99233096034065" calcext:value-type="float">
            <text:p>5.99233096034065</text:p>
          </table:table-cell>
          <table:table-cell table:formula="of:= 100 * ([.B398] - [.B397]*[.B397]) * ([.B398] - [.B397]*[.B397]) + (1 - [.B397]) * (1 - [.B397])" office:value-type="float" office:value="1.44981056367188" calcext:value-type="float">
            <text:p>1.44981056367188</text:p>
          </table:table-cell>
          <table:table-cell table:formula="of:=[.A397]*[.A397]" office:value-type="float" office:value="0.0586785076181921" calcext:value-type="float">
            <text:p>0.0586785076181921</text:p>
          </table:table-cell>
          <table:table-cell table:formula="of:=[.B397]*[.B397]" office:value-type="float" office:value="0.0586785076181921" calcext:value-type="float">
            <text:p>0.0586785076181921</text:p>
          </table:table-cell>
          <table:table-cell table:formula="of:= [.A397]*[.A397]*[.A397]*[.A397] - 16*[.A397]*[.A397] + 5*[.A397]" office:value-type="float" office:value="-2.14659530690664" calcext:value-type="float">
            <text:p>-2.14659530690664</text:p>
          </table:table-cell>
          <table:table-cell table:formula="of:= [.B397]*[.B397]*[.B397]*[.B397] - 16*[.B397]*[.B397] + 5*[.B397]" office:value-type="float" office:value="0.275769397637088" calcext:value-type="float">
            <text:p>0.2757693976370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2252275147475" calcext:value-type="float">
            <text:p>-0.152252275147475</text:p>
          </table:table-cell>
          <table:table-cell table:formula="of:=-[.A398]" office:value-type="float" office:value="0.152252275147475" calcext:value-type="float">
            <text:p>0.152252275147475</text:p>
          </table:table-cell>
          <table:table-cell/>
          <table:table-cell table:formula="of:= [.A398] * [.A398] - 10 * COS(2 * PI() * [.A398])" office:value-type="float" office:value="-5.73959930448042" calcext:value-type="float">
            <text:p>-5.73959930448042</text:p>
          </table:table-cell>
          <table:table-cell table:formula="of:= [.B398] * [.B398] - 10 * COS(2 * PI() * [.B398])" office:value-type="float" office:value="-5.73959930448042" calcext:value-type="float">
            <text:p>-5.73959930448042</text:p>
          </table:table-cell>
          <table:table-cell table:formula="of:= 100 * ([.A399] - [.A398]*[.A398]) * ([.A399] - [.A398]*[.A398]) + (1 - [.A398]) * (1 - [.A398])" office:value-type="float" office:value="1.73944593213914" calcext:value-type="float">
            <text:p>1.73944593213914</text:p>
          </table:table-cell>
          <table:table-cell table:formula="of:= 100 * ([.B399] - [.B398]*[.B398]) * ([.B399] - [.B398]*[.B398]) + (1 - [.B398]) * (1 - [.B398])" office:value-type="float" office:value="0.750385366218747" calcext:value-type="float">
            <text:p>0.750385366218747</text:p>
          </table:table-cell>
          <table:table-cell table:formula="of:=[.A398]*[.A398]" office:value-type="float" office:value="0.0231807552875825" calcext:value-type="float">
            <text:p>0.0231807552875825</text:p>
          </table:table-cell>
          <table:table-cell table:formula="of:=[.B398]*[.B398]" office:value-type="float" office:value="0.0231807552875825" calcext:value-type="float">
            <text:p>0.0231807552875825</text:p>
          </table:table-cell>
          <table:table-cell table:formula="of:= [.A398]*[.A398]*[.A398]*[.A398] - 16*[.A398]*[.A398] + 5*[.A398]" office:value-type="float" office:value="-1.13161611292299" calcext:value-type="float">
            <text:p>-1.13161611292299</text:p>
          </table:table-cell>
          <table:table-cell table:formula="of:= [.B398]*[.B398]*[.B398]*[.B398] - 16*[.B398]*[.B398] + 5*[.B398]" office:value-type="float" office:value="0.390906638551759" calcext:value-type="float">
            <text:p>0.3909066385517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09878216451034" calcext:value-type="float">
            <text:p>-0.0409878216451034</text:p>
          </table:table-cell>
          <table:table-cell table:formula="of:=-[.A399]" office:value-type="float" office:value="0.0409878216451034" calcext:value-type="float">
            <text:p>0.0409878216451034</text:p>
          </table:table-cell>
          <table:table-cell/>
          <table:table-cell table:formula="of:= [.A399] * [.A399] - 10 * COS(2 * PI() * [.A399])" office:value-type="float" office:value="-9.66852979544764" calcext:value-type="float">
            <text:p>-9.66852979544764</text:p>
          </table:table-cell>
          <table:table-cell table:formula="of:= [.B399] * [.B399] - 10 * COS(2 * PI() * [.B399])" office:value-type="float" office:value="-9.66852979544764" calcext:value-type="float">
            <text:p>-9.66852979544764</text:p>
          </table:table-cell>
          <table:table-cell table:formula="of:= 100 * ([.A400] - [.A399]*[.A399]) * ([.A400] - [.A399]*[.A399]) + (1 - [.A399]) * (1 - [.A399])" office:value-type="float" office:value="13.2615960648991" calcext:value-type="float">
            <text:p>13.2615960648991</text:p>
          </table:table-cell>
          <table:table-cell table:formula="of:= 100 * ([.B400] - [.B399]*[.B399]) * ([.B400] - [.B399]*[.B399]) + (1 - [.B399]) * (1 - [.B399])" office:value-type="float" office:value="12.8642663200372" calcext:value-type="float">
            <text:p>12.8642663200372</text:p>
          </table:table-cell>
          <table:table-cell table:formula="of:=[.A399]*[.A399]" office:value-type="float" office:value="0.00168000152321081" calcext:value-type="float">
            <text:p>0.00168000152321081</text:p>
          </table:table-cell>
          <table:table-cell table:formula="of:=[.B399]*[.B399]" office:value-type="float" office:value="0.00168000152321081" calcext:value-type="float">
            <text:p>0.00168000152321081</text:p>
          </table:table-cell>
          <table:table-cell table:formula="of:= [.A399]*[.A399]*[.A399]*[.A399] - 16*[.A399]*[.A399] + 5*[.A399]" office:value-type="float" office:value="-0.231816310191772" calcext:value-type="float">
            <text:p>-0.231816310191772</text:p>
          </table:table-cell>
          <table:table-cell table:formula="of:= [.B399]*[.B399]*[.B399]*[.B399] - 16*[.B399]*[.B399] + 5*[.B399]" office:value-type="float" office:value="0.178061906259262" calcext:value-type="float">
            <text:p>0.1780619062592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47289057564922" calcext:value-type="float">
            <text:p>-0.347289057564922</text:p>
          </table:table-cell>
          <table:table-cell table:formula="of:=-[.A400]" office:value-type="float" office:value="0.347289057564922" calcext:value-type="float">
            <text:p>0.347289057564922</text:p>
          </table:table-cell>
          <table:table-cell/>
          <table:table-cell table:formula="of:= [.A400] * [.A400] - 10 * COS(2 * PI() * [.A400])" office:value-type="float" office:value="5.85981348478584" calcext:value-type="float">
            <text:p>5.85981348478584</text:p>
          </table:table-cell>
          <table:table-cell table:formula="of:= [.B400] * [.B400] - 10 * COS(2 * PI() * [.B400])" office:value-type="float" office:value="5.85981348478584" calcext:value-type="float">
            <text:p>5.85981348478584</text:p>
          </table:table-cell>
          <table:table-cell table:formula="of:= 100 * ([.A401] - [.A400]*[.A400]) * ([.A401] - [.A400]*[.A400]) + (1 - [.A400]) * (1 - [.A400])" office:value-type="float" office:value="7.21862848506346" calcext:value-type="float">
            <text:p>7.21862848506346</text:p>
          </table:table-cell>
          <table:table-cell table:formula="of:= 100 * ([.B401] - [.B400]*[.B400]) * ([.B401] - [.B400]*[.B400]) + (1 - [.B400]) * (1 - [.B400])" office:value-type="float" office:value="0.433716478280657" calcext:value-type="float">
            <text:p>0.433716478280657</text:p>
          </table:table-cell>
          <table:table-cell table:formula="of:=[.A400]*[.A400]" office:value-type="float" office:value="0.120609689504331" calcext:value-type="float">
            <text:p>0.120609689504331</text:p>
          </table:table-cell>
          <table:table-cell table:formula="of:=[.B400]*[.B400]" office:value-type="float" office:value="0.120609689504331" calcext:value-type="float">
            <text:p>0.120609689504331</text:p>
          </table:table-cell>
          <table:table-cell table:formula="of:= [.A400]*[.A400]*[.A400]*[.A400] - 16*[.A400]*[.A400] + 5*[.A400]" office:value-type="float" office:value="-3.65165362269158" calcext:value-type="float">
            <text:p>-3.65165362269158</text:p>
          </table:table-cell>
          <table:table-cell table:formula="of:= [.B400]*[.B400]*[.B400]*[.B400] - 16*[.B400]*[.B400] + 5*[.B400]" office:value-type="float" office:value="-0.178763047042364" calcext:value-type="float">
            <text:p>-0.1787630470423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1843331134878" calcext:value-type="float">
            <text:p>-0.111843331134878</text:p>
          </table:table-cell>
          <table:table-cell table:formula="of:=-[.A401]" office:value-type="float" office:value="0.111843331134878" calcext:value-type="float">
            <text:p>0.111843331134878</text:p>
          </table:table-cell>
          <table:table-cell/>
          <table:table-cell table:formula="of:= [.A401] * [.A401] - 10 * COS(2 * PI() * [.A401])" office:value-type="float" office:value="-7.61828197063442" calcext:value-type="float">
            <text:p>-7.61828197063442</text:p>
          </table:table-cell>
          <table:table-cell table:formula="of:= [.B401] * [.B401] - 10 * COS(2 * PI() * [.B401])" office:value-type="float" office:value="-7.61828197063442" calcext:value-type="float">
            <text:p>-7.61828197063442</text:p>
          </table:table-cell>
          <table:table-cell table:formula="of:= 100 * ([.A402] - [.A401]*[.A401]) * ([.A402] - [.A401]*[.A401]) + (1 - [.A401]) * (1 - [.A401])" office:value-type="float" office:value="17.3888184455464" calcext:value-type="float">
            <text:p>17.3888184455464</text:p>
          </table:table-cell>
          <table:table-cell table:formula="of:= 100 * ([.B402] - [.B401]*[.B401]) * ([.B402] - [.B401]*[.B401]) + (1 - [.B401]) * (1 - [.B401])" office:value-type="float" office:value="14.9930824576752" calcext:value-type="float">
            <text:p>14.9930824576752</text:p>
          </table:table-cell>
          <table:table-cell table:formula="of:=[.A401]*[.A401]" office:value-type="float" office:value="0.012508930719346" calcext:value-type="float">
            <text:p>0.012508930719346</text:p>
          </table:table-cell>
          <table:table-cell table:formula="of:=[.B401]*[.B401]" office:value-type="float" office:value="0.012508930719346" calcext:value-type="float">
            <text:p>0.012508930719346</text:p>
          </table:table-cell>
          <table:table-cell table:formula="of:= [.A401]*[.A401]*[.A401]*[.A401] - 16*[.A401]*[.A401] + 5*[.A401]" office:value-type="float" office:value="-0.759203073836185" calcext:value-type="float">
            <text:p>-0.759203073836185</text:p>
          </table:table-cell>
          <table:table-cell table:formula="of:= [.B401]*[.B401]*[.B401]*[.B401] - 16*[.B401]*[.B401] + 5*[.B401]" office:value-type="float" office:value="0.359230237512596" calcext:value-type="float">
            <text:p>0.3592302375125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9394326950423" calcext:value-type="float">
            <text:p>-0.389394326950423</text:p>
          </table:table-cell>
          <table:table-cell table:formula="of:=-[.A402]" office:value-type="float" office:value="0.389394326950423" calcext:value-type="float">
            <text:p>0.389394326950423</text:p>
          </table:table-cell>
          <table:table-cell/>
          <table:table-cell table:formula="of:= [.A402] * [.A402] - 10 * COS(2 * PI() * [.A402])" office:value-type="float" office:value="7.83244710745892" calcext:value-type="float">
            <text:p>7.83244710745892</text:p>
          </table:table-cell>
          <table:table-cell table:formula="of:= [.B402] * [.B402] - 10 * COS(2 * PI() * [.B402])" office:value-type="float" office:value="7.83244710745892" calcext:value-type="float">
            <text:p>7.83244710745892</text:p>
          </table:table-cell>
          <table:table-cell table:formula="of:= 100 * ([.A403] - [.A402]*[.A402]) * ([.A403] - [.A402]*[.A402]) + (1 - [.A402]) * (1 - [.A402])" office:value-type="float" office:value="3.92104231937048" calcext:value-type="float">
            <text:p>3.92104231937048</text:p>
          </table:table-cell>
          <table:table-cell table:formula="of:= 100 * ([.B403] - [.B402]*[.B402]) * ([.B403] - [.B402]*[.B402]) + (1 - [.B402]) * (1 - [.B402])" office:value-type="float" office:value="3.00263171357519" calcext:value-type="float">
            <text:p>3.00263171357519</text:p>
          </table:table-cell>
          <table:table-cell table:formula="of:=[.A402]*[.A402]" office:value-type="float" office:value="0.151627941861173" calcext:value-type="float">
            <text:p>0.151627941861173</text:p>
          </table:table-cell>
          <table:table-cell table:formula="of:=[.B402]*[.B402]" office:value-type="float" office:value="0.151627941861173" calcext:value-type="float">
            <text:p>0.151627941861173</text:p>
          </table:table-cell>
          <table:table-cell table:formula="of:= [.A402]*[.A402]*[.A402]*[.A402] - 16*[.A402]*[.A402] + 5*[.A402]" office:value-type="float" office:value="-4.35002767177783" calcext:value-type="float">
            <text:p>-4.35002767177783</text:p>
          </table:table-cell>
          <table:table-cell table:formula="of:= [.B402]*[.B402]*[.B402]*[.B402] - 16*[.B402]*[.B402] + 5*[.B402]" office:value-type="float" office:value="-0.4560844022736" calcext:value-type="float">
            <text:p>-0.45608440227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05384056223556" calcext:value-type="float">
            <text:p>0.0105384056223556</text:p>
          </table:table-cell>
          <table:table-cell table:formula="of:=-[.A403]" office:value-type="float" office:value="-0.0105384056223556" calcext:value-type="float">
            <text:p>-0.0105384056223556</text:p>
          </table:table-cell>
          <table:table-cell/>
          <table:table-cell table:formula="of:= [.A403] * [.A403] - 10 * COS(2 * PI() * [.A403])" office:value-type="float" office:value="-9.9779749812401" calcext:value-type="float">
            <text:p>-9.9779749812401</text:p>
          </table:table-cell>
          <table:table-cell table:formula="of:= [.B403] * [.B403] - 10 * COS(2 * PI() * [.B403])" office:value-type="float" office:value="-9.9779749812401" calcext:value-type="float">
            <text:p>-9.9779749812401</text:p>
          </table:table-cell>
          <table:table-cell table:formula="of:= 100 * ([.A404] - [.A403]*[.A403]) * ([.A404] - [.A403]*[.A403]) + (1 - [.A403]) * (1 - [.A403])" office:value-type="float" office:value="1.56516090746253" calcext:value-type="float">
            <text:p>1.56516090746253</text:p>
          </table:table-cell>
          <table:table-cell table:formula="of:= 100 * ([.B404] - [.B403]*[.B403]) * ([.B404] - [.B403]*[.B403]) + (1 - [.B403]) * (1 - [.B403])" office:value-type="float" office:value="1.61072045503426" calcext:value-type="float">
            <text:p>1.61072045503426</text:p>
          </table:table-cell>
          <table:table-cell table:formula="of:=[.A403]*[.A403]" office:value-type="float" office:value="0.000111057993061297" calcext:value-type="float">
            <text:p>0.000111057993061297</text:p>
          </table:table-cell>
          <table:table-cell table:formula="of:=[.B403]*[.B403]" office:value-type="float" office:value="0.000111057993061297" calcext:value-type="float">
            <text:p>0.000111057993061297</text:p>
          </table:table-cell>
          <table:table-cell table:formula="of:= [.A403]*[.A403]*[.A403]*[.A403] - 16*[.A403]*[.A403] + 5*[.A403]" office:value-type="float" office:value="0.0509151125566753" calcext:value-type="float">
            <text:p>0.0509151125566753</text:p>
          </table:table-cell>
          <table:table-cell table:formula="of:= [.B403]*[.B403]*[.B403]*[.B403] - 16*[.B403]*[.B403] + 5*[.B403]" office:value-type="float" office:value="-0.0544689436668811" calcext:value-type="float">
            <text:p>-0.05446894366688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766699673840776" calcext:value-type="float">
            <text:p>0.0766699673840776</text:p>
          </table:table-cell>
          <table:table-cell table:formula="of:=-[.A404]" office:value-type="float" office:value="-0.0766699673840776" calcext:value-type="float">
            <text:p>-0.0766699673840776</text:p>
          </table:table-cell>
          <table:table-cell/>
          <table:table-cell table:formula="of:= [.A404] * [.A404] - 10 * COS(2 * PI() * [.A404])" office:value-type="float" office:value="-8.85606142345427" calcext:value-type="float">
            <text:p>-8.85606142345427</text:p>
          </table:table-cell>
          <table:table-cell table:formula="of:= [.B404] * [.B404] - 10 * COS(2 * PI() * [.B404])" office:value-type="float" office:value="-8.85606142345427" calcext:value-type="float">
            <text:p>-8.85606142345427</text:p>
          </table:table-cell>
          <table:table-cell table:formula="of:= 100 * ([.A405] - [.A404]*[.A404]) * ([.A405] - [.A404]*[.A404]) + (1 - [.A404]) * (1 - [.A404])" office:value-type="float" office:value="12.8924275574904" calcext:value-type="float">
            <text:p>12.8924275574904</text:p>
          </table:table-cell>
          <table:table-cell table:formula="of:= 100 * ([.B405] - [.B404]*[.B404]) * ([.B405] - [.B404]*[.B404]) + (1 - [.B404]) * (1 - [.B404])" office:value-type="float" office:value="14.0288006738554" calcext:value-type="float">
            <text:p>14.0288006738554</text:p>
          </table:table-cell>
          <table:table-cell table:formula="of:=[.A404]*[.A404]" office:value-type="float" office:value="0.00587828389867552" calcext:value-type="float">
            <text:p>0.00587828389867552</text:p>
          </table:table-cell>
          <table:table-cell table:formula="of:=[.B404]*[.B404]" office:value-type="float" office:value="0.00587828389867552" calcext:value-type="float">
            <text:p>0.00587828389867552</text:p>
          </table:table-cell>
          <table:table-cell table:formula="of:= [.A404]*[.A404]*[.A404]*[.A404] - 16*[.A404]*[.A404] + 5*[.A404]" office:value-type="float" office:value="0.289331848763173" calcext:value-type="float">
            <text:p>0.289331848763173</text:p>
          </table:table-cell>
          <table:table-cell table:formula="of:= [.B404]*[.B404]*[.B404]*[.B404] - 16*[.B404]*[.B404] + 5*[.B404]" office:value-type="float" office:value="-0.477367825077603" calcext:value-type="float">
            <text:p>-0.4773678250776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2863718871959" calcext:value-type="float">
            <text:p>0.352863718871959</text:p>
          </table:table-cell>
          <table:table-cell table:formula="of:=-[.A405]" office:value-type="float" office:value="-0.352863718871959" calcext:value-type="float">
            <text:p>-0.352863718871959</text:p>
          </table:table-cell>
          <table:table-cell/>
          <table:table-cell table:formula="of:= [.A405] * [.A405] - 10 * COS(2 * PI() * [.A405])" office:value-type="float" office:value="6.1469746605503" calcext:value-type="float">
            <text:p>6.1469746605503</text:p>
          </table:table-cell>
          <table:table-cell table:formula="of:= [.B405] * [.B405] - 10 * COS(2 * PI() * [.B405])" office:value-type="float" office:value="6.1469746605503" calcext:value-type="float">
            <text:p>6.1469746605503</text:p>
          </table:table-cell>
          <table:table-cell table:formula="of:= 100 * ([.A406] - [.A405]*[.A405]) * ([.A406] - [.A405]*[.A405]) + (1 - [.A405]) * (1 - [.A405])" office:value-type="float" office:value="2.22257700763627" calcext:value-type="float">
            <text:p>2.22257700763627</text:p>
          </table:table-cell>
          <table:table-cell table:formula="of:= 100 * ([.B406] - [.B405]*[.B405]) * ([.B406] - [.B405]*[.B405]) + (1 - [.B405]) * (1 - [.B405])" office:value-type="float" office:value="3.14631491343872" calcext:value-type="float">
            <text:p>3.14631491343872</text:p>
          </table:table-cell>
          <table:table-cell table:formula="of:=[.A405]*[.A405]" office:value-type="float" office:value="0.124512804096149" calcext:value-type="float">
            <text:p>0.124512804096149</text:p>
          </table:table-cell>
          <table:table-cell table:formula="of:=[.B405]*[.B405]" office:value-type="float" office:value="0.124512804096149" calcext:value-type="float">
            <text:p>0.124512804096149</text:p>
          </table:table-cell>
          <table:table-cell table:formula="of:= [.A405]*[.A405]*[.A405]*[.A405] - 16*[.A405]*[.A405] + 5*[.A405]" office:value-type="float" office:value="-0.212382832794699" calcext:value-type="float">
            <text:p>-0.212382832794699</text:p>
          </table:table-cell>
          <table:table-cell table:formula="of:= [.B405]*[.B405]*[.B405]*[.B405] - 16*[.B405]*[.B405] + 5*[.B405]" office:value-type="float" office:value="-3.74102002151428" calcext:value-type="float">
            <text:p>-3.741020021514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979250634554774" calcext:value-type="float">
            <text:p>-0.00979250634554774</text:p>
          </table:table-cell>
          <table:table-cell table:formula="of:=-[.A406]" office:value-type="float" office:value="0.00979250634554774" calcext:value-type="float">
            <text:p>0.00979250634554774</text:p>
          </table:table-cell>
          <table:table-cell/>
          <table:table-cell table:formula="of:= [.A406] * [.A406] - 10 * COS(2 * PI() * [.A406])" office:value-type="float" office:value="-9.98098152243791" calcext:value-type="float">
            <text:p>-9.98098152243791</text:p>
          </table:table-cell>
          <table:table-cell table:formula="of:= [.B406] * [.B406] - 10 * COS(2 * PI() * [.B406])" office:value-type="float" office:value="-9.98098152243791" calcext:value-type="float">
            <text:p>-9.98098152243791</text:p>
          </table:table-cell>
          <table:table-cell table:formula="of:= 100 * ([.A407] - [.A406]*[.A406]) * ([.A407] - [.A406]*[.A406]) + (1 - [.A406]) * (1 - [.A406])" office:value-type="float" office:value="1.06703227503791" calcext:value-type="float">
            <text:p>1.06703227503791</text:p>
          </table:table-cell>
          <table:table-cell table:formula="of:= 100 * ([.B407] - [.B406]*[.B406]) * ([.B407] - [.B406]*[.B406]) + (1 - [.B406]) * (1 - [.B406])" office:value-type="float" office:value="1.02870059628247" calcext:value-type="float">
            <text:p>1.02870059628247</text:p>
          </table:table-cell>
          <table:table-cell table:formula="of:=[.A406]*[.A406]" office:value-type="float" office:value="0.0000958931805275927" calcext:value-type="float">
            <text:p>9.58931805275927E-05</text:p>
          </table:table-cell>
          <table:table-cell table:formula="of:=[.B406]*[.B406]" office:value-type="float" office:value="0.0000958931805275927" calcext:value-type="float">
            <text:p>9.58931805275927E-05</text:p>
          </table:table-cell>
          <table:table-cell table:formula="of:= [.A406]*[.A406]*[.A406]*[.A406] - 16*[.A406]*[.A406] + 5*[.A406]" office:value-type="float" office:value="-0.0504968134206781" calcext:value-type="float">
            <text:p>-0.0504968134206781</text:p>
          </table:table-cell>
          <table:table-cell table:formula="of:= [.B406]*[.B406]*[.B406]*[.B406] - 16*[.B406]*[.B406] + 5*[.B406]" office:value-type="float" office:value="0.0474282500347993" calcext:value-type="float">
            <text:p>0.04742825003479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18562629306689" calcext:value-type="float">
            <text:p>0.0218562629306689</text:p>
          </table:table-cell>
          <table:table-cell table:formula="of:=-[.A407]" office:value-type="float" office:value="-0.0218562629306689" calcext:value-type="float">
            <text:p>-0.0218562629306689</text:p>
          </table:table-cell>
          <table:table-cell/>
          <table:table-cell table:formula="of:= [.A407] * [.A407] - 10 * COS(2 * PI() * [.A407])" office:value-type="float" office:value="-9.9053769421052" calcext:value-type="float">
            <text:p>-9.9053769421052</text:p>
          </table:table-cell>
          <table:table-cell table:formula="of:= [.B407] * [.B407] - 10 * COS(2 * PI() * [.B407])" office:value-type="float" office:value="-9.9053769421052" calcext:value-type="float">
            <text:p>-9.9053769421052</text:p>
          </table:table-cell>
          <table:table-cell table:formula="of:= 100 * ([.A408] - [.A407]*[.A407]) * ([.A408] - [.A407]*[.A407]) + (1 - [.A407]) * (1 - [.A407])" office:value-type="float" office:value="1.16307159334543" calcext:value-type="float">
            <text:p>1.16307159334543</text:p>
          </table:table-cell>
          <table:table-cell table:formula="of:= 100 * ([.B408] - [.B407]*[.B407]) * ([.B408] - [.B407]*[.B407]) + (1 - [.B407]) * (1 - [.B407])" office:value-type="float" office:value="1.24190895270465" calcext:value-type="float">
            <text:p>1.24190895270465</text:p>
          </table:table-cell>
          <table:table-cell table:formula="of:=[.A407]*[.A407]" office:value-type="float" office:value="0.000477696229294531" calcext:value-type="float">
            <text:p>0.000477696229294531</text:p>
          </table:table-cell>
          <table:table-cell table:formula="of:=[.B407]*[.B407]" office:value-type="float" office:value="0.000477696229294531" calcext:value-type="float">
            <text:p>0.000477696229294531</text:p>
          </table:table-cell>
          <table:table-cell table:formula="of:= [.A407]*[.A407]*[.A407]*[.A407] - 16*[.A407]*[.A407] + 5*[.A407]" office:value-type="float" office:value="0.101638403178319" calcext:value-type="float">
            <text:p>0.101638403178319</text:p>
          </table:table-cell>
          <table:table-cell table:formula="of:= [.B407]*[.B407]*[.B407]*[.B407] - 16*[.B407]*[.B407] + 5*[.B407]" office:value-type="float" office:value="-0.116924226128369" calcext:value-type="float">
            <text:p>-0.1169242261283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49432706227526" calcext:value-type="float">
            <text:p>-0.0449432706227526</text:p>
          </table:table-cell>
          <table:table-cell table:formula="of:=-[.A408]" office:value-type="float" office:value="0.0449432706227526" calcext:value-type="float">
            <text:p>0.0449432706227526</text:p>
          </table:table-cell>
          <table:table-cell/>
          <table:table-cell table:formula="of:= [.A408] * [.A408] - 10 * COS(2 * PI() * [.A408])" office:value-type="float" office:value="-9.60191078836327" calcext:value-type="float">
            <text:p>-9.60191078836327</text:p>
          </table:table-cell>
          <table:table-cell table:formula="of:= [.B408] * [.B408] - 10 * COS(2 * PI() * [.B408])" office:value-type="float" office:value="-9.60191078836327" calcext:value-type="float">
            <text:p>-9.60191078836327</text:p>
          </table:table-cell>
          <table:table-cell table:formula="of:= 100 * ([.A409] - [.A408]*[.A408]) * ([.A409] - [.A408]*[.A408]) + (1 - [.A408]) * (1 - [.A408])" office:value-type="float" office:value="14.7577780606565" calcext:value-type="float">
            <text:p>14.7577780606565</text:p>
          </table:table-cell>
          <table:table-cell table:formula="of:= 100 * ([.B409] - [.B408]*[.B408]) * ([.B409] - [.B408]*[.B408]) + (1 - [.B408]) * (1 - [.B408])" office:value-type="float" office:value="14.878318255015" calcext:value-type="float">
            <text:p>14.878318255015</text:p>
          </table:table-cell>
          <table:table-cell table:formula="of:=[.A408]*[.A408]" office:value-type="float" office:value="0.00201989757426998" calcext:value-type="float">
            <text:p>0.00201989757426998</text:p>
          </table:table-cell>
          <table:table-cell table:formula="of:=[.B408]*[.B408]" office:value-type="float" office:value="0.00201989757426998" calcext:value-type="float">
            <text:p>0.00201989757426998</text:p>
          </table:table-cell>
          <table:table-cell table:formula="of:= [.A408]*[.A408]*[.A408]*[.A408] - 16*[.A408]*[.A408] + 5*[.A408]" office:value-type="float" office:value="-0.257030634315872" calcext:value-type="float">
            <text:p>-0.257030634315872</text:p>
          </table:table-cell>
          <table:table-cell table:formula="of:= [.B408]*[.B408]*[.B408]*[.B408] - 16*[.B408]*[.B408] + 5*[.B408]" office:value-type="float" office:value="0.192402071911654" calcext:value-type="float">
            <text:p>0.1924020719116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1693694614805" calcext:value-type="float">
            <text:p>0.371693694614805</text:p>
          </table:table-cell>
          <table:table-cell table:formula="of:=-[.A409]" office:value-type="float" office:value="-0.371693694614805" calcext:value-type="float">
            <text:p>-0.371693694614805</text:p>
          </table:table-cell>
          <table:table-cell/>
          <table:table-cell table:formula="of:= [.A409] * [.A409] - 10 * COS(2 * PI() * [.A409])" office:value-type="float" office:value="7.06081354632504" calcext:value-type="float">
            <text:p>7.06081354632504</text:p>
          </table:table-cell>
          <table:table-cell table:formula="of:= [.B409] * [.B409] - 10 * COS(2 * PI() * [.B409])" office:value-type="float" office:value="7.06081354632504" calcext:value-type="float">
            <text:p>7.06081354632504</text:p>
          </table:table-cell>
          <table:table-cell table:formula="of:= 100 * ([.A410] - [.A409]*[.A409]) * ([.A410] - [.A409]*[.A409]) + (1 - [.A409]) * (1 - [.A409])" office:value-type="float" office:value="11.074705915351" calcext:value-type="float">
            <text:p>11.074705915351</text:p>
          </table:table-cell>
          <table:table-cell table:formula="of:= 100 * ([.B410] - [.B409]*[.B409]) * ([.B410] - [.B409]*[.B409]) + (1 - [.B409]) * (1 - [.B409])" office:value-type="float" office:value="38.2562096568781" calcext:value-type="float">
            <text:p>38.2562096568781</text:p>
          </table:table-cell>
          <table:table-cell table:formula="of:=[.A409]*[.A409]" office:value-type="float" office:value="0.138156202616404" calcext:value-type="float">
            <text:p>0.138156202616404</text:p>
          </table:table-cell>
          <table:table-cell table:formula="of:=[.B409]*[.B409]" office:value-type="float" office:value="0.138156202616404" calcext:value-type="float">
            <text:p>0.138156202616404</text:p>
          </table:table-cell>
          <table:table-cell table:formula="of:= [.A409]*[.A409]*[.A409]*[.A409] - 16*[.A409]*[.A409] + 5*[.A409]" office:value-type="float" office:value="-0.332943632467055" calcext:value-type="float">
            <text:p>-0.332943632467055</text:p>
          </table:table-cell>
          <table:table-cell table:formula="of:= [.B409]*[.B409]*[.B409]*[.B409] - 16*[.B409]*[.B409] + 5*[.B409]" office:value-type="float" office:value="-4.04988057861511" calcext:value-type="float">
            <text:p>-4.049880578615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4957933058031" calcext:value-type="float">
            <text:p>0.464957933058031</text:p>
          </table:table-cell>
          <table:table-cell table:formula="of:=-[.A410]" office:value-type="float" office:value="-0.464957933058031" calcext:value-type="float">
            <text:p>-0.464957933058031</text:p>
          </table:table-cell>
          <table:table-cell/>
          <table:table-cell table:formula="of:= [.A410] * [.A410] - 10 * COS(2 * PI() * [.A410])" office:value-type="float" office:value="9.9747765740283" calcext:value-type="float">
            <text:p>9.9747765740283</text:p>
          </table:table-cell>
          <table:table-cell table:formula="of:= [.B410] * [.B410] - 10 * COS(2 * PI() * [.B410])" office:value-type="float" office:value="9.9747765740283" calcext:value-type="float">
            <text:p>9.9747765740283</text:p>
          </table:table-cell>
          <table:table-cell table:formula="of:= 100 * ([.A411] - [.A410]*[.A410]) * ([.A411] - [.A410]*[.A410]) + (1 - [.A410]) * (1 - [.A410])" office:value-type="float" office:value="1.20218778064151" calcext:value-type="float">
            <text:p>1.20218778064151</text:p>
          </table:table-cell>
          <table:table-cell table:formula="of:= 100 * ([.B411] - [.B410]*[.B410]) * ([.B411] - [.B410]*[.B410]) + (1 - [.B410]) * (1 - [.B410])" office:value-type="float" office:value="30.0324594650531" calcext:value-type="float">
            <text:p>30.0324594650531</text:p>
          </table:table-cell>
          <table:table-cell table:formula="of:=[.A410]*[.A410]" office:value-type="float" office:value="0.216185879513596" calcext:value-type="float">
            <text:p>0.216185879513596</text:p>
          </table:table-cell>
          <table:table-cell table:formula="of:=[.B410]*[.B410]" office:value-type="float" office:value="0.216185879513596" calcext:value-type="float">
            <text:p>0.216185879513596</text:p>
          </table:table-cell>
          <table:table-cell table:formula="of:= [.A410]*[.A410]*[.A410]*[.A410] - 16*[.A410]*[.A410] + 5*[.A410]" office:value-type="float" office:value="-1.08744807242632" calcext:value-type="float">
            <text:p>-1.08744807242632</text:p>
          </table:table-cell>
          <table:table-cell table:formula="of:= [.B410]*[.B410]*[.B410]*[.B410] - 16*[.B410]*[.B410] + 5*[.B410]" office:value-type="float" office:value="-5.73702740300663" calcext:value-type="float">
            <text:p>-5.737027403006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1889472301118" calcext:value-type="float">
            <text:p>0.311889472301118</text:p>
          </table:table-cell>
          <table:table-cell table:formula="of:=-[.A411]" office:value-type="float" office:value="-0.311889472301118" calcext:value-type="float">
            <text:p>-0.311889472301118</text:p>
          </table:table-cell>
          <table:table-cell/>
          <table:table-cell table:formula="of:= [.A411] * [.A411] - 10 * COS(2 * PI() * [.A411])" office:value-type="float" office:value="3.88864073606012" calcext:value-type="float">
            <text:p>3.88864073606012</text:p>
          </table:table-cell>
          <table:table-cell table:formula="of:= [.B411] * [.B411] - 10 * COS(2 * PI() * [.B411])" office:value-type="float" office:value="3.88864073606012" calcext:value-type="float">
            <text:p>3.88864073606012</text:p>
          </table:table-cell>
          <table:table-cell table:formula="of:= 100 * ([.A412] - [.A411]*[.A411]) * ([.A412] - [.A411]*[.A411]) + (1 - [.A411]) * (1 - [.A411])" office:value-type="float" office:value="1.23958629761519" calcext:value-type="float">
            <text:p>1.23958629761519</text:p>
          </table:table-cell>
          <table:table-cell table:formula="of:= 100 * ([.B412] - [.B411]*[.B411]) * ([.B412] - [.B411]*[.B411]) + (1 - [.B411]) * (1 - [.B411])" office:value-type="float" office:value="9.67777846120754" calcext:value-type="float">
            <text:p>9.67777846120754</text:p>
          </table:table-cell>
          <table:table-cell table:formula="of:=[.A411]*[.A411]" office:value-type="float" office:value="0.0972750429322699" calcext:value-type="float">
            <text:p>0.0972750429322699</text:p>
          </table:table-cell>
          <table:table-cell table:formula="of:=[.B411]*[.B411]" office:value-type="float" office:value="0.0972750429322699" calcext:value-type="float">
            <text:p>0.0972750429322699</text:p>
          </table:table-cell>
          <table:table-cell table:formula="of:= [.A411]*[.A411]*[.A411]*[.A411] - 16*[.A411]*[.A411] + 5*[.A411]" office:value-type="float" office:value="0.0125091085667468" calcext:value-type="float">
            <text:p>0.0125091085667468</text:p>
          </table:table-cell>
          <table:table-cell table:formula="of:= [.B411]*[.B411]*[.B411]*[.B411] - 16*[.B411]*[.B411] + 5*[.B411]" office:value-type="float" office:value="-3.10638561444443" calcext:value-type="float">
            <text:p>-3.106385614444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4801621711813" calcext:value-type="float">
            <text:p>0.184801621711813</text:p>
          </table:table-cell>
          <table:table-cell table:formula="of:=-[.A412]" office:value-type="float" office:value="-0.184801621711813" calcext:value-type="float">
            <text:p>-0.184801621711813</text:p>
          </table:table-cell>
          <table:table-cell/>
          <table:table-cell table:formula="of:= [.A412] * [.A412] - 10 * COS(2 * PI() * [.A412])" office:value-type="float" office:value="-3.94876350889795" calcext:value-type="float">
            <text:p>-3.94876350889795</text:p>
          </table:table-cell>
          <table:table-cell table:formula="of:= [.B412] * [.B412] - 10 * COS(2 * PI() * [.B412])" office:value-type="float" office:value="-3.94876350889795" calcext:value-type="float">
            <text:p>-3.94876350889795</text:p>
          </table:table-cell>
          <table:table-cell table:formula="of:= 100 * ([.A413] - [.A412]*[.A412]) * ([.A413] - [.A412]*[.A412]) + (1 - [.A412]) * (1 - [.A412])" office:value-type="float" office:value="16.3867902947163" calcext:value-type="float">
            <text:p>16.3867902947163</text:p>
          </table:table-cell>
          <table:table-cell table:formula="of:= 100 * ([.B413] - [.B412]*[.B412]) * ([.B413] - [.B412]*[.B412]) + (1 - [.B412]) * (1 - [.B412])" office:value-type="float" office:value="23.0091557512884" calcext:value-type="float">
            <text:p>23.0091557512884</text:p>
          </table:table-cell>
          <table:table-cell table:formula="of:=[.A412]*[.A412]" office:value-type="float" office:value="0.034151639387316" calcext:value-type="float">
            <text:p>0.034151639387316</text:p>
          </table:table-cell>
          <table:table-cell table:formula="of:=[.B412]*[.B412]" office:value-type="float" office:value="0.034151639387316" calcext:value-type="float">
            <text:p>0.034151639387316</text:p>
          </table:table-cell>
          <table:table-cell table:formula="of:= [.A412]*[.A412]*[.A412]*[.A412] - 16*[.A412]*[.A412] + 5*[.A412]" office:value-type="float" office:value="0.37874821283485" calcext:value-type="float">
            <text:p>0.37874821283485</text:p>
          </table:table-cell>
          <table:table-cell table:formula="of:= [.B412]*[.B412]*[.B412]*[.B412] - 16*[.B412]*[.B412] + 5*[.B412]" office:value-type="float" office:value="-1.46926800428328" calcext:value-type="float">
            <text:p>-1.469268004283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0664462619461" calcext:value-type="float">
            <text:p>0.430664462619461</text:p>
          </table:table-cell>
          <table:table-cell table:formula="of:=-[.A413]" office:value-type="float" office:value="-0.430664462619461" calcext:value-type="float">
            <text:p>-0.430664462619461</text:p>
          </table:table-cell>
          <table:table-cell/>
          <table:table-cell table:formula="of:= [.A413] * [.A413] - 10 * COS(2 * PI() * [.A413])" office:value-type="float" office:value="9.25143953367494" calcext:value-type="float">
            <text:p>9.25143953367494</text:p>
          </table:table-cell>
          <table:table-cell table:formula="of:= [.B413] * [.B413] - 10 * COS(2 * PI() * [.B413])" office:value-type="float" office:value="9.25143953367494" calcext:value-type="float">
            <text:p>9.25143953367494</text:p>
          </table:table-cell>
          <table:table-cell table:formula="of:= 100 * ([.A414] - [.A413]*[.A413]) * ([.A414] - [.A413]*[.A413]) + (1 - [.A413]) * (1 - [.A413])" office:value-type="float" office:value="5.2837287198744" calcext:value-type="float">
            <text:p>5.2837287198744</text:p>
          </table:table-cell>
          <table:table-cell table:formula="of:= 100 * ([.B414] - [.B413]*[.B413]) * ([.B414] - [.B413]*[.B413]) + (1 - [.B413]) * (1 - [.B413])" office:value-type="float" office:value="4.24438421799779" calcext:value-type="float">
            <text:p>4.24438421799779</text:p>
          </table:table-cell>
          <table:table-cell table:formula="of:=[.A413]*[.A413]" office:value-type="float" office:value="0.185471879363309" calcext:value-type="float">
            <text:p>0.185471879363309</text:p>
          </table:table-cell>
          <table:table-cell table:formula="of:=[.B413]*[.B413]" office:value-type="float" office:value="0.185471879363309" calcext:value-type="float">
            <text:p>0.185471879363309</text:p>
          </table:table-cell>
          <table:table-cell table:formula="of:= [.A413]*[.A413]*[.A413]*[.A413] - 16*[.A413]*[.A413] + 5*[.A413]" office:value-type="float" office:value="-0.779827938681084" calcext:value-type="float">
            <text:p>-0.779827938681084</text:p>
          </table:table-cell>
          <table:table-cell table:formula="of:= [.B413]*[.B413]*[.B413]*[.B413] - 16*[.B413]*[.B413] + 5*[.B413]" office:value-type="float" office:value="-5.0864725648757" calcext:value-type="float">
            <text:p>-5.08647256487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72293951222673" calcext:value-type="float">
            <text:p>-0.0372293951222673</text:p>
          </table:table-cell>
          <table:table-cell table:formula="of:=-[.A414]" office:value-type="float" office:value="0.0372293951222673" calcext:value-type="float">
            <text:p>0.0372293951222673</text:p>
          </table:table-cell>
          <table:table-cell/>
          <table:table-cell table:formula="of:= [.A414] * [.A414] - 10 * COS(2 * PI() * [.A414])" office:value-type="float" office:value="-9.72626829867831" calcext:value-type="float">
            <text:p>-9.72626829867831</text:p>
          </table:table-cell>
          <table:table-cell table:formula="of:= [.B414] * [.B414] - 10 * COS(2 * PI() * [.B414])" office:value-type="float" office:value="-9.72626829867831" calcext:value-type="float">
            <text:p>-9.72626829867831</text:p>
          </table:table-cell>
          <table:table-cell table:formula="of:= 100 * ([.A415] - [.A414]*[.A414]) * ([.A415] - [.A414]*[.A414]) + (1 - [.A414]) * (1 - [.A414])" office:value-type="float" office:value="7.73533541517542" calcext:value-type="float">
            <text:p>7.73533541517542</text:p>
          </table:table-cell>
          <table:table-cell table:formula="of:= 100 * ([.B415] - [.B414]*[.B414]) * ([.B415] - [.B414]*[.B414]) + (1 - [.B414]) * (1 - [.B414])" office:value-type="float" office:value="7.44411498594258" calcext:value-type="float">
            <text:p>7.44411498594258</text:p>
          </table:table-cell>
          <table:table-cell table:formula="of:=[.A414]*[.A414]" office:value-type="float" office:value="0.0013860278611699" calcext:value-type="float">
            <text:p>0.0013860278611699</text:p>
          </table:table-cell>
          <table:table-cell table:formula="of:=[.B414]*[.B414]" office:value-type="float" office:value="0.0013860278611699" calcext:value-type="float">
            <text:p>0.0013860278611699</text:p>
          </table:table-cell>
          <table:table-cell table:formula="of:= [.A414]*[.A414]*[.A414]*[.A414] - 16*[.A414]*[.A414] + 5*[.A414]" office:value-type="float" office:value="-0.208321500316823" calcext:value-type="float">
            <text:p>-0.208321500316823</text:p>
          </table:table-cell>
          <table:table-cell table:formula="of:= [.B414]*[.B414]*[.B414]*[.B414] - 16*[.B414]*[.B414] + 5*[.B414]" office:value-type="float" office:value="0.16397245090585" calcext:value-type="float">
            <text:p>0.163972450905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6673860480078" calcext:value-type="float">
            <text:p>-0.256673860480078</text:p>
          </table:table-cell>
          <table:table-cell table:formula="of:=-[.A415]" office:value-type="float" office:value="0.256673860480078" calcext:value-type="float">
            <text:p>0.256673860480078</text:p>
          </table:table-cell>
          <table:table-cell/>
          <table:table-cell table:formula="of:= [.A415] * [.A415] - 10 * COS(2 * PI() * [.A415])" office:value-type="float" office:value="0.485089611663732" calcext:value-type="float">
            <text:p>0.485089611663732</text:p>
          </table:table-cell>
          <table:table-cell table:formula="of:= [.B415] * [.B415] - 10 * COS(2 * PI() * [.B415])" office:value-type="float" office:value="0.485089611663732" calcext:value-type="float">
            <text:p>0.485089611663732</text:p>
          </table:table-cell>
          <table:table-cell table:formula="of:= 100 * ([.A416] - [.A415]*[.A415]) * ([.A416] - [.A415]*[.A415]) + (1 - [.A415]) * (1 - [.A415])" office:value-type="float" office:value="20.3561263516366" calcext:value-type="float">
            <text:p>20.3561263516366</text:p>
          </table:table-cell>
          <table:table-cell table:formula="of:= 100 * ([.B416] - [.B415]*[.B415]) * ([.B416] - [.B415]*[.B415]) + (1 - [.B415]) * (1 - [.B415])" office:value-type="float" office:value="9.64639103770661" calcext:value-type="float">
            <text:p>9.64639103770661</text:p>
          </table:table-cell>
          <table:table-cell table:formula="of:=[.A415]*[.A415]" office:value-type="float" office:value="0.0658814706537463" calcext:value-type="float">
            <text:p>0.0658814706537463</text:p>
          </table:table-cell>
          <table:table-cell table:formula="of:=[.B415]*[.B415]" office:value-type="float" office:value="0.0658814706537463" calcext:value-type="float">
            <text:p>0.0658814706537463</text:p>
          </table:table-cell>
          <table:table-cell table:formula="of:= [.A415]*[.A415]*[.A415]*[.A415] - 16*[.A415]*[.A415] + 5*[.A415]" office:value-type="float" office:value="-2.33313246468483" calcext:value-type="float">
            <text:p>-2.33313246468483</text:p>
          </table:table-cell>
          <table:table-cell table:formula="of:= [.B415]*[.B415]*[.B415]*[.B415] - 16*[.B415]*[.B415] + 5*[.B415]" office:value-type="float" office:value="0.233606140115947" calcext:value-type="float">
            <text:p>0.2336061401159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7441701586358" calcext:value-type="float">
            <text:p>-0.367441701586358</text:p>
          </table:table-cell>
          <table:table-cell table:formula="of:=-[.A416]" office:value-type="float" office:value="0.367441701586358" calcext:value-type="float">
            <text:p>0.367441701586358</text:p>
          </table:table-cell>
          <table:table-cell/>
          <table:table-cell table:formula="of:= [.A416] * [.A416] - 10 * COS(2 * PI() * [.A416])" office:value-type="float" office:value="6.86242882096559" calcext:value-type="float">
            <text:p>6.86242882096559</text:p>
          </table:table-cell>
          <table:table-cell table:formula="of:= [.B416] * [.B416] - 10 * COS(2 * PI() * [.B416])" office:value-type="float" office:value="6.86242882096559" calcext:value-type="float">
            <text:p>6.86242882096559</text:p>
          </table:table-cell>
          <table:table-cell table:formula="of:= 100 * ([.A417] - [.A416]*[.A416]) * ([.A417] - [.A416]*[.A416]) + (1 - [.A416]) * (1 - [.A416])" office:value-type="float" office:value="2.88684160989923" calcext:value-type="float">
            <text:p>2.88684160989923</text:p>
          </table:table-cell>
          <table:table-cell table:formula="of:= 100 * ([.B417] - [.B416]*[.B416]) * ([.B417] - [.B416]*[.B416]) + (1 - [.B416]) * (1 - [.B416])" office:value-type="float" office:value="14.1546219822578" calcext:value-type="float">
            <text:p>14.1546219822578</text:p>
          </table:table-cell>
          <table:table-cell table:formula="of:=[.A416]*[.A416]" office:value-type="float" office:value="0.135013404064678" calcext:value-type="float">
            <text:p>0.135013404064678</text:p>
          </table:table-cell>
          <table:table-cell table:formula="of:=[.B416]*[.B416]" office:value-type="float" office:value="0.135013404064678" calcext:value-type="float">
            <text:p>0.135013404064678</text:p>
          </table:table-cell>
          <table:table-cell table:formula="of:= [.A416]*[.A416]*[.A416]*[.A416] - 16*[.A416]*[.A416] + 5*[.A416]" office:value-type="float" office:value="-3.97919435368951" calcext:value-type="float">
            <text:p>-3.97919435368951</text:p>
          </table:table-cell>
          <table:table-cell table:formula="of:= [.B416]*[.B416]*[.B416]*[.B416] - 16*[.B416]*[.B416] + 5*[.B416]" office:value-type="float" office:value="-0.30477733782593" calcext:value-type="float">
            <text:p>-0.304777337825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5857085208409" calcext:value-type="float">
            <text:p>0.235857085208409</text:p>
          </table:table-cell>
          <table:table-cell table:formula="of:=-[.A417]" office:value-type="float" office:value="-0.235857085208409" calcext:value-type="float">
            <text:p>-0.235857085208409</text:p>
          </table:table-cell>
          <table:table-cell/>
          <table:table-cell table:formula="of:= [.A417] * [.A417] - 10 * COS(2 * PI() * [.A417])" office:value-type="float" office:value="-0.831827928015172" calcext:value-type="float">
            <text:p>-0.831827928015172</text:p>
          </table:table-cell>
          <table:table-cell table:formula="of:= [.B417] * [.B417] - 10 * COS(2 * PI() * [.B417])" office:value-type="float" office:value="-0.831827928015172" calcext:value-type="float">
            <text:p>-0.831827928015172</text:p>
          </table:table-cell>
          <table:table-cell table:formula="of:= 100 * ([.A418] - [.A417]*[.A417]) * ([.A418] - [.A417]*[.A417]) + (1 - [.A417]) * (1 - [.A417])" office:value-type="float" office:value="2.09732746317992" calcext:value-type="float">
            <text:p>2.09732746317992</text:p>
          </table:table-cell>
          <table:table-cell table:formula="of:= 100 * ([.B418] - [.B417]*[.B417]) * ([.B418] - [.B417]*[.B417]) + (1 - [.B417]) * (1 - [.B417])" office:value-type="float" office:value="7.01596011281375" calcext:value-type="float">
            <text:p>7.01596011281375</text:p>
          </table:table-cell>
          <table:table-cell table:formula="of:=[.A417]*[.A417]" office:value-type="float" office:value="0.0556285646430065" calcext:value-type="float">
            <text:p>0.0556285646430065</text:p>
          </table:table-cell>
          <table:table-cell table:formula="of:=[.B417]*[.B417]" office:value-type="float" office:value="0.0556285646430065" calcext:value-type="float">
            <text:p>0.0556285646430065</text:p>
          </table:table-cell>
          <table:table-cell table:formula="of:= [.A417]*[.A417]*[.A417]*[.A417] - 16*[.A417]*[.A417] + 5*[.A417]" office:value-type="float" office:value="0.29232292895818" calcext:value-type="float">
            <text:p>0.29232292895818</text:p>
          </table:table-cell>
          <table:table-cell table:formula="of:= [.B417]*[.B417]*[.B417]*[.B417] - 16*[.B417]*[.B417] + 5*[.B417]" office:value-type="float" office:value="-2.06624792312591" calcext:value-type="float">
            <text:p>-2.066247923125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864941933658" calcext:value-type="float">
            <text:p>0.17864941933658</text:p>
          </table:table-cell>
          <table:table-cell table:formula="of:=-[.A418]" office:value-type="float" office:value="-0.17864941933658" calcext:value-type="float">
            <text:p>-0.17864941933658</text:p>
          </table:table-cell>
          <table:table-cell/>
          <table:table-cell table:formula="of:= [.A418] * [.A418] - 10 * COS(2 * PI() * [.A418])" office:value-type="float" office:value="-4.30250623376608" calcext:value-type="float">
            <text:p>-4.30250623376608</text:p>
          </table:table-cell>
          <table:table-cell table:formula="of:= [.B418] * [.B418] - 10 * COS(2 * PI() * [.B418])" office:value-type="float" office:value="-4.30250623376608" calcext:value-type="float">
            <text:p>-4.30250623376608</text:p>
          </table:table-cell>
          <table:table-cell table:formula="of:= 100 * ([.A419] - [.A418]*[.A418]) * ([.A419] - [.A418]*[.A418]) + (1 - [.A418]) * (1 - [.A418])" office:value-type="float" office:value="6.5684131535767" calcext:value-type="float">
            <text:p>6.5684131535767</text:p>
          </table:table-cell>
          <table:table-cell table:formula="of:= 100 * ([.B419] - [.B418]*[.B418]) * ([.B419] - [.B418]*[.B418]) + (1 - [.B418]) * (1 - [.B418])" office:value-type="float" office:value="10.7897331332356" calcext:value-type="float">
            <text:p>10.7897331332356</text:p>
          </table:table-cell>
          <table:table-cell table:formula="of:=[.A418]*[.A418]" office:value-type="float" office:value="0.0319156150292971" calcext:value-type="float">
            <text:p>0.0319156150292971</text:p>
          </table:table-cell>
          <table:table-cell table:formula="of:=[.B418]*[.B418]" office:value-type="float" office:value="0.0319156150292971" calcext:value-type="float">
            <text:p>0.0319156150292971</text:p>
          </table:table-cell>
          <table:table-cell table:formula="of:= [.A418]*[.A418]*[.A418]*[.A418] - 16*[.A418]*[.A418] + 5*[.A418]" office:value-type="float" office:value="0.383615862696843" calcext:value-type="float">
            <text:p>0.383615862696843</text:p>
          </table:table-cell>
          <table:table-cell table:formula="of:= [.B418]*[.B418]*[.B418]*[.B418] - 16*[.B418]*[.B418] + 5*[.B418]" office:value-type="float" office:value="-1.40287833066895" calcext:value-type="float">
            <text:p>-1.402878330668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4687037919648" calcext:value-type="float">
            <text:p>0.274687037919648</text:p>
          </table:table-cell>
          <table:table-cell table:formula="of:=-[.A419]" office:value-type="float" office:value="-0.274687037919648" calcext:value-type="float">
            <text:p>-0.274687037919648</text:p>
          </table:table-cell>
          <table:table-cell/>
          <table:table-cell table:formula="of:= [.A419] * [.A419] - 10 * COS(2 * PI() * [.A419])" office:value-type="float" office:value="1.62037271614265" calcext:value-type="float">
            <text:p>1.62037271614265</text:p>
          </table:table-cell>
          <table:table-cell table:formula="of:= [.B419] * [.B419] - 10 * COS(2 * PI() * [.B419])" office:value-type="float" office:value="1.62037271614265" calcext:value-type="float">
            <text:p>1.62037271614265</text:p>
          </table:table-cell>
          <table:table-cell table:formula="of:= 100 * ([.A420] - [.A419]*[.A419]) * ([.A420] - [.A419]*[.A419]) + (1 - [.A419]) * (1 - [.A419])" office:value-type="float" office:value="20.8947025387746" calcext:value-type="float">
            <text:p>20.8947025387746</text:p>
          </table:table-cell>
          <table:table-cell table:formula="of:= 100 * ([.B420] - [.B419]*[.B419]) * ([.B420] - [.B419]*[.B419]) + (1 - [.B419]) * (1 - [.B419])" office:value-type="float" office:value="10.6494545662747" calcext:value-type="float">
            <text:p>10.6494545662747</text:p>
          </table:table-cell>
          <table:table-cell table:formula="of:=[.A419]*[.A419]" office:value-type="float" office:value="0.0754529688010701" calcext:value-type="float">
            <text:p>0.0754529688010701</text:p>
          </table:table-cell>
          <table:table-cell table:formula="of:=[.B419]*[.B419]" office:value-type="float" office:value="0.0754529688010701" calcext:value-type="float">
            <text:p>0.0754529688010701</text:p>
          </table:table-cell>
          <table:table-cell table:formula="of:= [.A419]*[.A419]*[.A419]*[.A419] - 16*[.A419]*[.A419] + 5*[.A419]" office:value-type="float" office:value="0.171880839282013" calcext:value-type="float">
            <text:p>0.171880839282013</text:p>
          </table:table-cell>
          <table:table-cell table:formula="of:= [.B419]*[.B419]*[.B419]*[.B419] - 16*[.B419]*[.B419] + 5*[.B419]" office:value-type="float" office:value="-2.57498953991447" calcext:value-type="float">
            <text:p>-2.574989539914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5863147084601" calcext:value-type="float">
            <text:p>-0.375863147084601</text:p>
          </table:table-cell>
          <table:table-cell table:formula="of:=-[.A420]" office:value-type="float" office:value="0.375863147084601" calcext:value-type="float">
            <text:p>0.375863147084601</text:p>
          </table:table-cell>
          <table:table-cell/>
          <table:table-cell table:formula="of:= [.A420] * [.A420] - 10 * COS(2 * PI() * [.A420])" office:value-type="float" office:value="7.2505853557515" calcext:value-type="float">
            <text:p>7.2505853557515</text:p>
          </table:table-cell>
          <table:table-cell table:formula="of:= [.B420] * [.B420] - 10 * COS(2 * PI() * [.B420])" office:value-type="float" office:value="7.2505853557515" calcext:value-type="float">
            <text:p>7.2505853557515</text:p>
          </table:table-cell>
          <table:table-cell table:formula="of:= 100 * ([.A421] - [.A420]*[.A420]) * ([.A421] - [.A420]*[.A420]) + (1 - [.A420]) * (1 - [.A420])" office:value-type="float" office:value="4.76171758480383" calcext:value-type="float">
            <text:p>4.76171758480383</text:p>
          </table:table-cell>
          <table:table-cell table:formula="of:= 100 * ([.B421] - [.B420]*[.B420]) * ([.B421] - [.B420]*[.B420]) + (1 - [.B420]) * (1 - [.B420])" office:value-type="float" office:value="20.8126357636345" calcext:value-type="float">
            <text:p>20.8126357636345</text:p>
          </table:table-cell>
          <table:table-cell table:formula="of:=[.A420]*[.A420]" office:value-type="float" office:value="0.141273105336341" calcext:value-type="float">
            <text:p>0.141273105336341</text:p>
          </table:table-cell>
          <table:table-cell table:formula="of:=[.B420]*[.B420]" office:value-type="float" office:value="0.141273105336341" calcext:value-type="float">
            <text:p>0.141273105336341</text:p>
          </table:table-cell>
          <table:table-cell table:formula="of:= [.A420]*[.A420]*[.A420]*[.A420] - 16*[.A420]*[.A420] + 5*[.A420]" office:value-type="float" office:value="-4.11972733051308" calcext:value-type="float">
            <text:p>-4.11972733051308</text:p>
          </table:table-cell>
          <table:table-cell table:formula="of:= [.B420]*[.B420]*[.B420]*[.B420] - 16*[.B420]*[.B420] + 5*[.B420]" office:value-type="float" office:value="-0.36109585966707" calcext:value-type="float">
            <text:p>-0.361095859667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0646013007499" calcext:value-type="float">
            <text:p>0.310646013007499</text:p>
          </table:table-cell>
          <table:table-cell table:formula="of:=-[.A421]" office:value-type="float" office:value="-0.310646013007499" calcext:value-type="float">
            <text:p>-0.310646013007499</text:p>
          </table:table-cell>
          <table:table-cell/>
          <table:table-cell table:formula="of:= [.A421] * [.A421] - 10 * COS(2 * PI() * [.A421])" office:value-type="float" office:value="3.81545585150146" calcext:value-type="float">
            <text:p>3.81545585150146</text:p>
          </table:table-cell>
          <table:table-cell table:formula="of:= [.B421] * [.B421] - 10 * COS(2 * PI() * [.B421])" office:value-type="float" office:value="3.81545585150146" calcext:value-type="float">
            <text:p>3.81545585150146</text:p>
          </table:table-cell>
          <table:table-cell table:formula="of:= 100 * ([.A422] - [.A421]*[.A421]) * ([.A422] - [.A421]*[.A421]) + (1 - [.A421]) * (1 - [.A421])" office:value-type="float" office:value="9.11422926549978" calcext:value-type="float">
            <text:p>9.11422926549978</text:p>
          </table:table-cell>
          <table:table-cell table:formula="of:= 100 * ([.B422] - [.B421]*[.B421]) * ([.B422] - [.B421]*[.B421]) + (1 - [.B421]) * (1 - [.B421])" office:value-type="float" office:value="2.73628192303669" calcext:value-type="float">
            <text:p>2.73628192303669</text:p>
          </table:table-cell>
          <table:table-cell table:formula="of:=[.A421]*[.A421]" office:value-type="float" office:value="0.0965009453974554" calcext:value-type="float">
            <text:p>0.0965009453974554</text:p>
          </table:table-cell>
          <table:table-cell table:formula="of:=[.B421]*[.B421]" office:value-type="float" office:value="0.0965009453974554" calcext:value-type="float">
            <text:p>0.0965009453974554</text:p>
          </table:table-cell>
          <table:table-cell table:formula="of:= [.A421]*[.A421]*[.A421]*[.A421] - 16*[.A421]*[.A421] + 5*[.A421]" office:value-type="float" office:value="0.0185273711408125" calcext:value-type="float">
            <text:p>0.0185273711408125</text:p>
          </table:table-cell>
          <table:table-cell table:formula="of:= [.B421]*[.B421]*[.B421]*[.B421] - 16*[.B421]*[.B421] + 5*[.B421]" office:value-type="float" office:value="-3.08793275893418" calcext:value-type="float">
            <text:p>-3.087932758934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7421159013174" calcext:value-type="float">
            <text:p>-0.197421159013174</text:p>
          </table:table-cell>
          <table:table-cell table:formula="of:=-[.A422]" office:value-type="float" office:value="0.197421159013174" calcext:value-type="float">
            <text:p>0.197421159013174</text:p>
          </table:table-cell>
          <table:table-cell/>
          <table:table-cell table:formula="of:= [.A422] * [.A422] - 10 * COS(2 * PI() * [.A422])" office:value-type="float" office:value="-3.20488531730508" calcext:value-type="float">
            <text:p>-3.20488531730508</text:p>
          </table:table-cell>
          <table:table-cell table:formula="of:= [.B422] * [.B422] - 10 * COS(2 * PI() * [.B422])" office:value-type="float" office:value="-3.20488531730508" calcext:value-type="float">
            <text:p>-3.20488531730508</text:p>
          </table:table-cell>
          <table:table-cell table:formula="of:= 100 * ([.A423] - [.A422]*[.A422]) * ([.A423] - [.A422]*[.A422]) + (1 - [.A422]) * (1 - [.A422])" office:value-type="float" office:value="28.8183857053753" calcext:value-type="float">
            <text:p>28.8183857053753</text:p>
          </table:table-cell>
          <table:table-cell table:formula="of:= 100 * ([.B423] - [.B422]*[.B422]) * ([.B423] - [.B422]*[.B422]) + (1 - [.B422]) * (1 - [.B422])" office:value-type="float" office:value="20.4780124065575" calcext:value-type="float">
            <text:p>20.4780124065575</text:p>
          </table:table-cell>
          <table:table-cell table:formula="of:=[.A422]*[.A422]" office:value-type="float" office:value="0.0389751140261051" calcext:value-type="float">
            <text:p>0.0389751140261051</text:p>
          </table:table-cell>
          <table:table-cell table:formula="of:=[.B422]*[.B422]" office:value-type="float" office:value="0.0389751140261051" calcext:value-type="float">
            <text:p>0.0389751140261051</text:p>
          </table:table-cell>
          <table:table-cell table:formula="of:= [.A422]*[.A422]*[.A422]*[.A422] - 16*[.A422]*[.A422] + 5*[.A422]" office:value-type="float" office:value="-1.60918855997021" calcext:value-type="float">
            <text:p>-1.60918855997021</text:p>
          </table:table-cell>
          <table:table-cell table:formula="of:= [.B422]*[.B422]*[.B422]*[.B422] - 16*[.B422]*[.B422] + 5*[.B422]" office:value-type="float" office:value="0.365023030161538" calcext:value-type="float">
            <text:p>0.3650230301615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4327554353513" calcext:value-type="float">
            <text:p>-0.484327554353513</text:p>
          </table:table-cell>
          <table:table-cell table:formula="of:=-[.A423]" office:value-type="float" office:value="0.484327554353513" calcext:value-type="float">
            <text:p>0.484327554353513</text:p>
          </table:table-cell>
          <table:table-cell/>
          <table:table-cell table:formula="of:= [.A423] * [.A423] - 10 * COS(2 * PI() * [.A423])" office:value-type="float" office:value="10.1861278057347" calcext:value-type="float">
            <text:p>10.1861278057347</text:p>
          </table:table-cell>
          <table:table-cell table:formula="of:= [.B423] * [.B423] - 10 * COS(2 * PI() * [.B423])" office:value-type="float" office:value="10.1861278057347" calcext:value-type="float">
            <text:p>10.1861278057347</text:p>
          </table:table-cell>
          <table:table-cell table:formula="of:= 100 * ([.A424] - [.A423]*[.A423]) * ([.A424] - [.A423]*[.A423]) + (1 - [.A423]) * (1 - [.A423])" office:value-type="float" office:value="34.7715421289694" calcext:value-type="float">
            <text:p>34.7715421289694</text:p>
          </table:table-cell>
          <table:table-cell table:formula="of:= 100 * ([.B424] - [.B423]*[.B423]) * ([.B424] - [.B423]*[.B423]) + (1 - [.B423]) * (1 - [.B423])" office:value-type="float" office:value="1.29695909447529" calcext:value-type="float">
            <text:p>1.29695909447529</text:p>
          </table:table-cell>
          <table:table-cell table:formula="of:=[.A423]*[.A423]" office:value-type="float" office:value="0.234573179906055" calcext:value-type="float">
            <text:p>0.234573179906055</text:p>
          </table:table-cell>
          <table:table-cell table:formula="of:=[.B423]*[.B423]" office:value-type="float" office:value="0.234573179906055" calcext:value-type="float">
            <text:p>0.234573179906055</text:p>
          </table:table-cell>
          <table:table-cell table:formula="of:= [.A423]*[.A423]*[.A423]*[.A423] - 16*[.A423]*[.A423] + 5*[.A423]" office:value-type="float" office:value="-6.1197840735332" calcext:value-type="float">
            <text:p>-6.1197840735332</text:p>
          </table:table-cell>
          <table:table-cell table:formula="of:= [.B423]*[.B423]*[.B423]*[.B423] - 16*[.B423]*[.B423] + 5*[.B423]" office:value-type="float" office:value="-1.27650852999808" calcext:value-type="float">
            <text:p>-1.2765085299980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6113370140083" calcext:value-type="float">
            <text:p>-0.336113370140083</text:p>
          </table:table-cell>
          <table:table-cell table:formula="of:=-[.A424]" office:value-type="float" office:value="0.336113370140083" calcext:value-type="float">
            <text:p>0.336113370140083</text:p>
          </table:table-cell>
          <table:table-cell/>
          <table:table-cell table:formula="of:= [.A424] * [.A424] - 10 * COS(2 * PI() * [.A424])" office:value-type="float" office:value="5.26347461161796" calcext:value-type="float">
            <text:p>5.26347461161796</text:p>
          </table:table-cell>
          <table:table-cell table:formula="of:= [.B424] * [.B424] - 10 * COS(2 * PI() * [.B424])" office:value-type="float" office:value="5.26347461161796" calcext:value-type="float">
            <text:p>5.26347461161796</text:p>
          </table:table-cell>
          <table:table-cell table:formula="of:= 100 * ([.A425] - [.A424]*[.A424]) * ([.A425] - [.A424]*[.A424]) + (1 - [.A424]) * (1 - [.A424])" office:value-type="float" office:value="13.6983589467215" calcext:value-type="float">
            <text:p>13.6983589467215</text:p>
          </table:table-cell>
          <table:table-cell table:formula="of:= 100 * ([.B425] - [.B424]*[.B424]) * ([.B425] - [.B424]*[.B424]) + (1 - [.B424]) * (1 - [.B424])" office:value-type="float" office:value="1.86184937250515" calcext:value-type="float">
            <text:p>1.86184937250515</text:p>
          </table:table-cell>
          <table:table-cell table:formula="of:=[.A424]*[.A424]" office:value-type="float" office:value="0.112972197586925" calcext:value-type="float">
            <text:p>0.112972197586925</text:p>
          </table:table-cell>
          <table:table-cell table:formula="of:=[.B424]*[.B424]" office:value-type="float" office:value="0.112972197586925" calcext:value-type="float">
            <text:p>0.112972197586925</text:p>
          </table:table-cell>
          <table:table-cell table:formula="of:= [.A424]*[.A424]*[.A424]*[.A424] - 16*[.A424]*[.A424] + 5*[.A424]" office:value-type="float" office:value="-3.47535929466359" calcext:value-type="float">
            <text:p>-3.47535929466359</text:p>
          </table:table-cell>
          <table:table-cell table:formula="of:= [.B424]*[.B424]*[.B424]*[.B424] - 16*[.B424]*[.B424] + 5*[.B424]" office:value-type="float" office:value="-0.114225593262758" calcext:value-type="float">
            <text:p>-0.1142255932627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2182260719128" calcext:value-type="float">
            <text:p>-0.232182260719128</text:p>
          </table:table-cell>
          <table:table-cell table:formula="of:=-[.A425]" office:value-type="float" office:value="0.232182260719128" calcext:value-type="float">
            <text:p>0.232182260719128</text:p>
          </table:table-cell>
          <table:table-cell/>
          <table:table-cell table:formula="of:= [.A425] * [.A425] - 10 * COS(2 * PI() * [.A425])" office:value-type="float" office:value="-1.06327589214498" calcext:value-type="float">
            <text:p>-1.06327589214498</text:p>
          </table:table-cell>
          <table:table-cell table:formula="of:= [.B425] * [.B425] - 10 * COS(2 * PI() * [.B425])" office:value-type="float" office:value="-1.06327589214498" calcext:value-type="float">
            <text:p>-1.06327589214498</text:p>
          </table:table-cell>
          <table:table-cell table:formula="of:= 100 * ([.A426] - [.A425]*[.A425]) * ([.A426] - [.A425]*[.A425]) + (1 - [.A425]) * (1 - [.A425])" office:value-type="float" office:value="2.8613896723773" calcext:value-type="float">
            <text:p>2.8613896723773</text:p>
          </table:table-cell>
          <table:table-cell table:formula="of:= 100 * ([.B426] - [.B425]*[.B425]) * ([.B426] - [.B425]*[.B425]) + (1 - [.B425]) * (1 - [.B425])" office:value-type="float" office:value="0.596065775201261" calcext:value-type="float">
            <text:p>0.596065775201261</text:p>
          </table:table-cell>
          <table:table-cell table:formula="of:=[.A425]*[.A425]" office:value-type="float" office:value="0.0539086021926451" calcext:value-type="float">
            <text:p>0.0539086021926451</text:p>
          </table:table-cell>
          <table:table-cell table:formula="of:=[.B425]*[.B425]" office:value-type="float" office:value="0.0539086021926451" calcext:value-type="float">
            <text:p>0.0539086021926451</text:p>
          </table:table-cell>
          <table:table-cell table:formula="of:= [.A425]*[.A425]*[.A425]*[.A425] - 16*[.A425]*[.A425] + 5*[.A425]" office:value-type="float" office:value="-2.0205428012876" calcext:value-type="float">
            <text:p>-2.0205428012876</text:p>
          </table:table-cell>
          <table:table-cell table:formula="of:= [.B425]*[.B425]*[.B425]*[.B425] - 16*[.B425]*[.B425] + 5*[.B425]" office:value-type="float" office:value="0.301279805903683" calcext:value-type="float">
            <text:p>0.3012798059036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619843030581251" calcext:value-type="float">
            <text:p>-0.0619843030581251</text:p>
          </table:table-cell>
          <table:table-cell table:formula="of:=-[.A426]" office:value-type="float" office:value="0.0619843030581251" calcext:value-type="float">
            <text:p>0.0619843030581251</text:p>
          </table:table-cell>
          <table:table-cell/>
          <table:table-cell table:formula="of:= [.A426] * [.A426] - 10 * COS(2 * PI() * [.A426])" office:value-type="float" office:value="-9.24730453347442" calcext:value-type="float">
            <text:p>-9.24730453347442</text:p>
          </table:table-cell>
          <table:table-cell table:formula="of:= [.B426] * [.B426] - 10 * COS(2 * PI() * [.B426])" office:value-type="float" office:value="-9.24730453347442" calcext:value-type="float">
            <text:p>-9.24730453347442</text:p>
          </table:table-cell>
          <table:table-cell table:formula="of:= 100 * ([.A427] - [.A426]*[.A426]) * ([.A427] - [.A426]*[.A426]) + (1 - [.A426]) * (1 - [.A426])" office:value-type="float" office:value="5.27102281532528" calcext:value-type="float">
            <text:p>5.27102281532528</text:p>
          </table:table-cell>
          <table:table-cell table:formula="of:= 100 * ([.B427] - [.B426]*[.B426]) * ([.B427] - [.B426]*[.B426]) + (1 - [.B426]) * (1 - [.B426])" office:value-type="float" office:value="4.71617194725136" calcext:value-type="float">
            <text:p>4.71617194725136</text:p>
          </table:table-cell>
          <table:table-cell table:formula="of:=[.A426]*[.A426]" office:value-type="float" office:value="0.00384205382560149" calcext:value-type="float">
            <text:p>0.00384205382560149</text:p>
          </table:table-cell>
          <table:table-cell table:formula="of:=[.B426]*[.B426]" office:value-type="float" office:value="0.00384205382560149" calcext:value-type="float">
            <text:p>0.00384205382560149</text:p>
          </table:table-cell>
          <table:table-cell table:formula="of:= [.A426]*[.A426]*[.A426]*[.A426] - 16*[.A426]*[.A426] + 5*[.A426]" office:value-type="float" office:value="-0.371379615122651" calcext:value-type="float">
            <text:p>-0.371379615122651</text:p>
          </table:table-cell>
          <table:table-cell table:formula="of:= [.B426]*[.B426]*[.B426]*[.B426] - 16*[.B426]*[.B426] + 5*[.B426]" office:value-type="float" office:value="0.2484634154586" calcext:value-type="float">
            <text:p>0.24846341545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9706764775328" calcext:value-type="float">
            <text:p>-0.199706764775328</text:p>
          </table:table-cell>
          <table:table-cell table:formula="of:=-[.A427]" office:value-type="float" office:value="0.199706764775328" calcext:value-type="float">
            <text:p>0.199706764775328</text:p>
          </table:table-cell>
          <table:table-cell/>
          <table:table-cell table:formula="of:= [.A427] * [.A427] - 10 * COS(2 * PI() * [.A427])" office:value-type="float" office:value="-3.06780464967566" calcext:value-type="float">
            <text:p>-3.06780464967566</text:p>
          </table:table-cell>
          <table:table-cell table:formula="of:= [.B427] * [.B427] - 10 * COS(2 * PI() * [.B427])" office:value-type="float" office:value="-3.06780464967566" calcext:value-type="float">
            <text:p>-3.06780464967566</text:p>
          </table:table-cell>
          <table:table-cell table:formula="of:= 100 * ([.A428] - [.A427]*[.A427]) * ([.A428] - [.A427]*[.A427]) + (1 - [.A427]) * (1 - [.A427])" office:value-type="float" office:value="1.52140217051553" calcext:value-type="float">
            <text:p>1.52140217051553</text:p>
          </table:table-cell>
          <table:table-cell table:formula="of:= 100 * ([.B428] - [.B427]*[.B427]) * ([.B428] - [.B427]*[.B427]) + (1 - [.B427]) * (1 - [.B427])" office:value-type="float" office:value="1.81595244071937" calcext:value-type="float">
            <text:p>1.81595244071937</text:p>
          </table:table-cell>
          <table:table-cell table:formula="of:=[.A427]*[.A427]" office:value-type="float" office:value="0.0398827918970283" calcext:value-type="float">
            <text:p>0.0398827918970283</text:p>
          </table:table-cell>
          <table:table-cell table:formula="of:=[.B427]*[.B427]" office:value-type="float" office:value="0.0398827918970283" calcext:value-type="float">
            <text:p>0.0398827918970283</text:p>
          </table:table-cell>
          <table:table-cell table:formula="of:= [.A427]*[.A427]*[.A427]*[.A427] - 16*[.A427]*[.A427] + 5*[.A427]" office:value-type="float" office:value="-1.63506785713959" calcext:value-type="float">
            <text:p>-1.63506785713959</text:p>
          </table:table-cell>
          <table:table-cell table:formula="of:= [.B427]*[.B427]*[.B427]*[.B427] - 16*[.B427]*[.B427] + 5*[.B427]" office:value-type="float" office:value="0.36199979061369" calcext:value-type="float">
            <text:p>0.361999790613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85369101120159" calcext:value-type="float">
            <text:p>0.0685369101120159</text:p>
          </table:table-cell>
          <table:table-cell table:formula="of:=-[.A428]" office:value-type="float" office:value="-0.0685369101120159" calcext:value-type="float">
            <text:p>-0.0685369101120159</text:p>
          </table:table-cell>
          <table:table-cell/>
          <table:table-cell table:formula="of:= [.A428] * [.A428] - 10 * COS(2 * PI() * [.A428])" office:value-type="float" office:value="-9.08233165391853" calcext:value-type="float">
            <text:p>-9.08233165391853</text:p>
          </table:table-cell>
          <table:table-cell table:formula="of:= [.B428] * [.B428] - 10 * COS(2 * PI() * [.B428])" office:value-type="float" office:value="-9.08233165391853" calcext:value-type="float">
            <text:p>-9.08233165391853</text:p>
          </table:table-cell>
          <table:table-cell table:formula="of:= 100 * ([.A429] - [.A428]*[.A428]) * ([.A429] - [.A428]*[.A428]) + (1 - [.A428]) * (1 - [.A428])" office:value-type="float" office:value="1.18537352771437" calcext:value-type="float">
            <text:p>1.18537352771437</text:p>
          </table:table-cell>
          <table:table-cell table:formula="of:= 100 * ([.B429] - [.B428]*[.B428]) * ([.B429] - [.B428]*[.B428]) + (1 - [.B428]) * (1 - [.B428])" office:value-type="float" office:value="1.57426067620624" calcext:value-type="float">
            <text:p>1.57426067620624</text:p>
          </table:table-cell>
          <table:table-cell table:formula="of:=[.A428]*[.A428]" office:value-type="float" office:value="0.00469730804770255" calcext:value-type="float">
            <text:p>0.00469730804770255</text:p>
          </table:table-cell>
          <table:table-cell table:formula="of:=[.B428]*[.B428]" office:value-type="float" office:value="0.00469730804770255" calcext:value-type="float">
            <text:p>0.00469730804770255</text:p>
          </table:table-cell>
          <table:table-cell table:formula="of:= [.A428]*[.A428]*[.A428]*[.A428] - 16*[.A428]*[.A428] + 5*[.A428]" office:value-type="float" office:value="0.267549686499734" calcext:value-type="float">
            <text:p>0.267549686499734</text:p>
          </table:table-cell>
          <table:table-cell table:formula="of:= [.B428]*[.B428]*[.B428]*[.B428] - 16*[.B428]*[.B428] + 5*[.B428]" office:value-type="float" office:value="-0.417819414620425" calcext:value-type="float">
            <text:p>-0.4178194146204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10666294815019" calcext:value-type="float">
            <text:p>0.0610666294815019</text:p>
          </table:table-cell>
          <table:table-cell table:formula="of:=-[.A429]" office:value-type="float" office:value="-0.0610666294815019" calcext:value-type="float">
            <text:p>-0.0610666294815019</text:p>
          </table:table-cell>
          <table:table-cell/>
          <table:table-cell table:formula="of:= [.A429] * [.A429] - 10 * COS(2 * PI() * [.A429])" office:value-type="float" office:value="-9.2691560244827" calcext:value-type="float">
            <text:p>-9.2691560244827</text:p>
          </table:table-cell>
          <table:table-cell table:formula="of:= [.B429] * [.B429] - 10 * COS(2 * PI() * [.B429])" office:value-type="float" office:value="-9.2691560244827" calcext:value-type="float">
            <text:p>-9.2691560244827</text:p>
          </table:table-cell>
          <table:table-cell table:formula="of:= 100 * ([.A430] - [.A429]*[.A429]) * ([.A430] - [.A429]*[.A429]) + (1 - [.A429]) * (1 - [.A429])" office:value-type="float" office:value="0.88333279839321" calcext:value-type="float">
            <text:p>0.88333279839321</text:p>
          </table:table-cell>
          <table:table-cell table:formula="of:= 100 * ([.B430] - [.B429]*[.B429]) * ([.B430] - [.B429]*[.B429]) + (1 - [.B429]) * (1 - [.B429])" office:value-type="float" office:value="1.12694521303376" calcext:value-type="float">
            <text:p>1.12694521303376</text:p>
          </table:table-cell>
          <table:table-cell table:formula="of:=[.A429]*[.A429]" office:value-type="float" office:value="0.00372913323623103" calcext:value-type="float">
            <text:p>0.00372913323623103</text:p>
          </table:table-cell>
          <table:table-cell table:formula="of:=[.B429]*[.B429]" office:value-type="float" office:value="0.00372913323623103" calcext:value-type="float">
            <text:p>0.00372913323623103</text:p>
          </table:table-cell>
          <table:table-cell table:formula="of:= [.A429]*[.A429]*[.A429]*[.A429] - 16*[.A429]*[.A429] + 5*[.A429]" office:value-type="float" office:value="0.245680922062506" calcext:value-type="float">
            <text:p>0.245680922062506</text:p>
          </table:table-cell>
          <table:table-cell table:formula="of:= [.B429]*[.B429]*[.B429]*[.B429] - 16*[.B429]*[.B429] + 5*[.B429]" office:value-type="float" office:value="-0.364985372752512" calcext:value-type="float">
            <text:p>-0.3649853727525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043850892689079" calcext:value-type="float">
            <text:p>-0.00043850892689079</text:p>
          </table:table-cell>
          <table:table-cell table:formula="of:=-[.A430]" office:value-type="float" office:value="0.00043850892689079" calcext:value-type="float">
            <text:p>0.00043850892689079</text:p>
          </table:table-cell>
          <table:table-cell/>
          <table:table-cell table:formula="of:= [.A430] * [.A430] - 10 * COS(2 * PI() * [.A430])" office:value-type="float" office:value="-9.99996185119374" calcext:value-type="float">
            <text:p>-9.99996185119374</text:p>
          </table:table-cell>
          <table:table-cell table:formula="of:= [.B430] * [.B430] - 10 * COS(2 * PI() * [.B430])" office:value-type="float" office:value="-9.99996185119374" calcext:value-type="float">
            <text:p>-9.99996185119374</text:p>
          </table:table-cell>
          <table:table-cell table:formula="of:= 100 * ([.A431] - [.A430]*[.A430]) * ([.A431] - [.A430]*[.A430]) + (1 - [.A430]) * (1 - [.A430])" office:value-type="float" office:value="25.8176343326084" calcext:value-type="float">
            <text:p>25.8176343326084</text:p>
          </table:table-cell>
          <table:table-cell table:formula="of:= 100 * ([.B431] - [.B430]*[.B430]) * ([.B431] - [.B430]*[.B430]) + (1 - [.B430]) * (1 - [.B430])" office:value-type="float" office:value="25.815918613729" calcext:value-type="float">
            <text:p>25.815918613729</text:p>
          </table:table-cell>
          <table:table-cell table:formula="of:=[.A430]*[.A430]" office:value-type="float" office:value="0.00000019229007896291" calcext:value-type="float">
            <text:p>1.92290078962913E-07</text:p>
          </table:table-cell>
          <table:table-cell table:formula="of:=[.B430]*[.B430]" office:value-type="float" office:value="0.00000019229007896291" calcext:value-type="float">
            <text:p>1.92290078962913E-07</text:p>
          </table:table-cell>
          <table:table-cell table:formula="of:= [.A430]*[.A430]*[.A430]*[.A430] - 16*[.A430]*[.A430] + 5*[.A430]" office:value-type="float" office:value="-0.00219562127568038" calcext:value-type="float">
            <text:p>-0.00219562127568038</text:p>
          </table:table-cell>
          <table:table-cell table:formula="of:= [.B430]*[.B430]*[.B430]*[.B430] - 16*[.B430]*[.B430] + 5*[.B430]" office:value-type="float" office:value="0.00218946799322752" calcext:value-type="float">
            <text:p>0.002189467993227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8164393357001" calcext:value-type="float">
            <text:p>0.498164393357001</text:p>
          </table:table-cell>
          <table:table-cell table:formula="of:=-[.A431]" office:value-type="float" office:value="-0.498164393357001" calcext:value-type="float">
            <text:p>-0.498164393357001</text:p>
          </table:table-cell>
          <table:table-cell/>
          <table:table-cell table:formula="of:= [.A431] * [.A431] - 10 * COS(2 * PI() * [.A431])" office:value-type="float" office:value="10.2475026670654" calcext:value-type="float">
            <text:p>10.2475026670654</text:p>
          </table:table-cell>
          <table:table-cell table:formula="of:= [.B431] * [.B431] - 10 * COS(2 * PI() * [.B431])" office:value-type="float" office:value="10.2475026670654" calcext:value-type="float">
            <text:p>10.2475026670654</text:p>
          </table:table-cell>
          <table:table-cell table:formula="of:= 100 * ([.A432] - [.A431]*[.A431]) * ([.A432] - [.A431]*[.A431]) + (1 - [.A431]) * (1 - [.A431])" office:value-type="float" office:value="4.34126209317143" calcext:value-type="float">
            <text:p>4.34126209317143</text:p>
          </table:table-cell>
          <table:table-cell table:formula="of:= 100 * ([.B432] - [.B431]*[.B431]) * ([.B432] - [.B431]*[.B431]) + (1 - [.B431]) * (1 - [.B431])" office:value-type="float" office:value="51.0429288175372" calcext:value-type="float">
            <text:p>51.0429288175372</text:p>
          </table:table-cell>
          <table:table-cell table:formula="of:=[.A431]*[.A431]" office:value-type="float" office:value="0.248167762808749" calcext:value-type="float">
            <text:p>0.248167762808749</text:p>
          </table:table-cell>
          <table:table-cell table:formula="of:=[.B431]*[.B431]" office:value-type="float" office:value="0.248167762808749" calcext:value-type="float">
            <text:p>0.248167762808749</text:p>
          </table:table-cell>
          <table:table-cell table:formula="of:= [.A431]*[.A431]*[.A431]*[.A431] - 16*[.A431]*[.A431] + 5*[.A431]" office:value-type="float" office:value="-1.41827499965748" calcext:value-type="float">
            <text:p>-1.41827499965748</text:p>
          </table:table-cell>
          <table:table-cell table:formula="of:= [.B431]*[.B431]*[.B431]*[.B431] - 16*[.B431]*[.B431] + 5*[.B431]" office:value-type="float" office:value="-6.39991893322749" calcext:value-type="float">
            <text:p>-6.399918933227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50390983955003" calcext:value-type="float">
            <text:p>0.450390983955003</text:p>
          </table:table-cell>
          <table:table-cell table:formula="of:=-[.A432]" office:value-type="float" office:value="-0.450390983955003" calcext:value-type="float">
            <text:p>-0.450390983955003</text:p>
          </table:table-cell>
          <table:table-cell/>
          <table:table-cell table:formula="of:= [.A432] * [.A432] - 10 * COS(2 * PI() * [.A432])" office:value-type="float" office:value="9.72097988323585" calcext:value-type="float">
            <text:p>9.72097988323585</text:p>
          </table:table-cell>
          <table:table-cell table:formula="of:= [.B432] * [.B432] - 10 * COS(2 * PI() * [.B432])" office:value-type="float" office:value="9.72097988323585" calcext:value-type="float">
            <text:p>9.72097988323585</text:p>
          </table:table-cell>
          <table:table-cell table:formula="of:= 100 * ([.A433] - [.A432]*[.A432]) * ([.A433] - [.A432]*[.A432]) + (1 - [.A432]) * (1 - [.A432])" office:value-type="float" office:value="42.8169352903069" calcext:value-type="float">
            <text:p>42.8169352903069</text:p>
          </table:table-cell>
          <table:table-cell table:formula="of:= 100 * ([.B433] - [.B432]*[.B432]) * ([.B433] - [.B432]*[.B432]) + (1 - [.B432]) * (1 - [.B432])" office:value-type="float" office:value="8.17148901182964" calcext:value-type="float">
            <text:p>8.17148901182964</text:p>
          </table:table-cell>
          <table:table-cell table:formula="of:=[.A432]*[.A432]" office:value-type="float" office:value="0.202852038427956" calcext:value-type="float">
            <text:p>0.202852038427956</text:p>
          </table:table-cell>
          <table:table-cell table:formula="of:=[.B432]*[.B432]" office:value-type="float" office:value="0.202852038427956" calcext:value-type="float">
            <text:p>0.202852038427956</text:p>
          </table:table-cell>
          <table:table-cell table:formula="of:= [.A432]*[.A432]*[.A432]*[.A432] - 16*[.A432]*[.A432] + 5*[.A432]" office:value-type="float" office:value="-0.952528745577904" calcext:value-type="float">
            <text:p>-0.952528745577904</text:p>
          </table:table-cell>
          <table:table-cell table:formula="of:= [.B432]*[.B432]*[.B432]*[.B432] - 16*[.B432]*[.B432] + 5*[.B432]" office:value-type="float" office:value="-5.45643858512794" calcext:value-type="float">
            <text:p>-5.456438585127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49182203155942" calcext:value-type="float">
            <text:p>-0.449182203155942</text:p>
          </table:table-cell>
          <table:table-cell table:formula="of:=-[.A433]" office:value-type="float" office:value="0.449182203155942" calcext:value-type="float">
            <text:p>0.449182203155942</text:p>
          </table:table-cell>
          <table:table-cell/>
          <table:table-cell table:formula="of:= [.A433] * [.A433] - 10 * COS(2 * PI() * [.A433])" office:value-type="float" office:value="9.69632589798211" calcext:value-type="float">
            <text:p>9.69632589798211</text:p>
          </table:table-cell>
          <table:table-cell table:formula="of:= [.B433] * [.B433] - 10 * COS(2 * PI() * [.B433])" office:value-type="float" office:value="9.69632589798211" calcext:value-type="float">
            <text:p>9.69632589798211</text:p>
          </table:table-cell>
          <table:table-cell table:formula="of:= 100 * ([.A434] - [.A433]*[.A433]) * ([.A434] - [.A433]*[.A433]) + (1 - [.A433]) * (1 - [.A433])" office:value-type="float" office:value="3.97921986474603" calcext:value-type="float">
            <text:p>3.97921986474603</text:p>
          </table:table-cell>
          <table:table-cell table:formula="of:= 100 * ([.B434] - [.B433]*[.B433]) * ([.B434] - [.B433]*[.B433]) + (1 - [.B433]) * (1 - [.B433])" office:value-type="float" office:value="7.40292692959045" calcext:value-type="float">
            <text:p>7.40292692959045</text:p>
          </table:table-cell>
          <table:table-cell table:formula="of:=[.A433]*[.A433]" office:value-type="float" office:value="0.201764651632026" calcext:value-type="float">
            <text:p>0.201764651632026</text:p>
          </table:table-cell>
          <table:table-cell table:formula="of:=[.B433]*[.B433]" office:value-type="float" office:value="0.201764651632026" calcext:value-type="float">
            <text:p>0.201764651632026</text:p>
          </table:table-cell>
          <table:table-cell table:formula="of:= [.A433]*[.A433]*[.A433]*[.A433] - 16*[.A433]*[.A433] + 5*[.A433]" office:value-type="float" office:value="-5.43343646724394" calcext:value-type="float">
            <text:p>-5.43343646724394</text:p>
          </table:table-cell>
          <table:table-cell table:formula="of:= [.B433]*[.B433]*[.B433]*[.B433] - 16*[.B433]*[.B433] + 5*[.B433]" office:value-type="float" office:value="-0.941614435684515" calcext:value-type="float">
            <text:p>-0.9416144356845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46847184980288" calcext:value-type="float">
            <text:p>0.0646847184980288</text:p>
          </table:table-cell>
          <table:table-cell table:formula="of:=-[.A434]" office:value-type="float" office:value="-0.0646847184980288" calcext:value-type="float">
            <text:p>-0.0646847184980288</text:p>
          </table:table-cell>
          <table:table-cell/>
          <table:table-cell table:formula="of:= [.A434] * [.A434] - 10 * COS(2 * PI() * [.A434])" office:value-type="float" office:value="-9.18121152031029" calcext:value-type="float">
            <text:p>-9.18121152031029</text:p>
          </table:table-cell>
          <table:table-cell table:formula="of:= [.B434] * [.B434] - 10 * COS(2 * PI() * [.B434])" office:value-type="float" office:value="-9.18121152031029" calcext:value-type="float">
            <text:p>-9.18121152031029</text:p>
          </table:table-cell>
          <table:table-cell table:formula="of:= 100 * ([.A435] - [.A434]*[.A434]) * ([.A435] - [.A434]*[.A434]) + (1 - [.A434]) * (1 - [.A434])" office:value-type="float" office:value="2.61870091368524" calcext:value-type="float">
            <text:p>2.61870091368524</text:p>
          </table:table-cell>
          <table:table-cell table:formula="of:= 100 * ([.B435] - [.B434]*[.B434]) * ([.B435] - [.B434]*[.B434]) + (1 - [.B434]) * (1 - [.B434])" office:value-type="float" office:value="3.10545786481946" calcext:value-type="float">
            <text:p>3.10545786481946</text:p>
          </table:table-cell>
          <table:table-cell table:formula="of:=[.A434]*[.A434]" office:value-type="float" office:value="0.00418411280716923" calcext:value-type="float">
            <text:p>0.00418411280716923</text:p>
          </table:table-cell>
          <table:table-cell table:formula="of:=[.B434]*[.B434]" office:value-type="float" office:value="0.00418411280716923" calcext:value-type="float">
            <text:p>0.00418411280716923</text:p>
          </table:table-cell>
          <table:table-cell table:formula="of:= [.A434]*[.A434]*[.A434]*[.A434] - 16*[.A434]*[.A434] + 5*[.A434]" office:value-type="float" office:value="0.25649529437542" calcext:value-type="float">
            <text:p>0.25649529437542</text:p>
          </table:table-cell>
          <table:table-cell table:formula="of:= [.B434]*[.B434]*[.B434]*[.B434] - 16*[.B434]*[.B434] + 5*[.B434]" office:value-type="float" office:value="-0.390351890604869" calcext:value-type="float">
            <text:p>-0.3903518906048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6240397696383" calcext:value-type="float">
            <text:p>0.136240397696383</text:p>
          </table:table-cell>
          <table:table-cell table:formula="of:=-[.A435]" office:value-type="float" office:value="-0.136240397696383" calcext:value-type="float">
            <text:p>-0.136240397696383</text:p>
          </table:table-cell>
          <table:table-cell/>
          <table:table-cell table:formula="of:= [.A435] * [.A435] - 10 * COS(2 * PI() * [.A435])" office:value-type="float" office:value="-6.53589593580076" calcext:value-type="float">
            <text:p>-6.53589593580076</text:p>
          </table:table-cell>
          <table:table-cell table:formula="of:= [.B435] * [.B435] - 10 * COS(2 * PI() * [.B435])" office:value-type="float" office:value="-6.53589593580076" calcext:value-type="float">
            <text:p>-6.53589593580076</text:p>
          </table:table-cell>
          <table:table-cell table:formula="of:= 100 * ([.A436] - [.A435]*[.A435]) * ([.A436] - [.A435]*[.A435]) + (1 - [.A435]) * (1 - [.A435])" office:value-type="float" office:value="13.0011363272636" calcext:value-type="float">
            <text:p>13.0011363272636</text:p>
          </table:table-cell>
          <table:table-cell table:formula="of:= 100 * ([.B436] - [.B435]*[.B435]) * ([.B436] - [.B435]*[.B435]) + (1 - [.B435]) * (1 - [.B435])" office:value-type="float" office:value="16.2830474406745" calcext:value-type="float">
            <text:p>16.2830474406745</text:p>
          </table:table-cell>
          <table:table-cell table:formula="of:=[.A435]*[.A435]" office:value-type="float" office:value="0.0185614459644687" calcext:value-type="float">
            <text:p>0.0185614459644687</text:p>
          </table:table-cell>
          <table:table-cell table:formula="of:=[.B435]*[.B435]" office:value-type="float" office:value="0.0185614459644687" calcext:value-type="float">
            <text:p>0.0185614459644687</text:p>
          </table:table-cell>
          <table:table-cell table:formula="of:= [.A435]*[.A435]*[.A435]*[.A435] - 16*[.A435]*[.A435] + 5*[.A435]" office:value-type="float" office:value="0.384563380326709" calcext:value-type="float">
            <text:p>0.384563380326709</text:p>
          </table:table-cell>
          <table:table-cell table:formula="of:= [.B435]*[.B435]*[.B435]*[.B435] - 16*[.B435]*[.B435] + 5*[.B435]" office:value-type="float" office:value="-0.977840596637124" calcext:value-type="float">
            <text:p>-0.9778405966371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8633662466891" calcext:value-type="float">
            <text:p>0.368633662466891</text:p>
          </table:table-cell>
          <table:table-cell table:formula="of:=-[.A436]" office:value-type="float" office:value="-0.368633662466891" calcext:value-type="float">
            <text:p>-0.368633662466891</text:p>
          </table:table-cell>
          <table:table-cell/>
          <table:table-cell table:formula="of:= [.A436] * [.A436] - 10 * COS(2 * PI() * [.A436])" office:value-type="float" office:value="6.91852874014171" calcext:value-type="float">
            <text:p>6.91852874014171</text:p>
          </table:table-cell>
          <table:table-cell table:formula="of:= [.B436] * [.B436] - 10 * COS(2 * PI() * [.B436])" office:value-type="float" office:value="6.91852874014171" calcext:value-type="float">
            <text:p>6.91852874014171</text:p>
          </table:table-cell>
          <table:table-cell table:formula="of:= 100 * ([.A437] - [.A436]*[.A436]) * ([.A437] - [.A436]*[.A436]) + (1 - [.A436]) * (1 - [.A436])" office:value-type="float" office:value="2.18670772873099" calcext:value-type="float">
            <text:p>2.18670772873099</text:p>
          </table:table-cell>
          <table:table-cell table:formula="of:= 100 * ([.B437] - [.B436]*[.B436]) * ([.B437] - [.B436]*[.B436]) + (1 - [.B436]) * (1 - [.B436])" office:value-type="float" office:value="18.3162498229063" calcext:value-type="float">
            <text:p>18.3162498229063</text:p>
          </table:table-cell>
          <table:table-cell table:formula="of:=[.A436]*[.A436]" office:value-type="float" office:value="0.135890777103754" calcext:value-type="float">
            <text:p>0.135890777103754</text:p>
          </table:table-cell>
          <table:table-cell table:formula="of:=[.B436]*[.B436]" office:value-type="float" office:value="0.135890777103754" calcext:value-type="float">
            <text:p>0.135890777103754</text:p>
          </table:table-cell>
          <table:table-cell table:formula="of:= [.A436]*[.A436]*[.A436]*[.A436] - 16*[.A436]*[.A436] + 5*[.A436]" office:value-type="float" office:value="-0.312617818023743" calcext:value-type="float">
            <text:p>-0.312617818023743</text:p>
          </table:table-cell>
          <table:table-cell table:formula="of:= [.B436]*[.B436]*[.B436]*[.B436] - 16*[.B436]*[.B436] + 5*[.B436]" office:value-type="float" office:value="-3.99895444269265" calcext:value-type="float">
            <text:p>-3.998954442692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9610045594163" calcext:value-type="float">
            <text:p>0.269610045594163</text:p>
          </table:table-cell>
          <table:table-cell table:formula="of:=-[.A437]" office:value-type="float" office:value="-0.269610045594163" calcext:value-type="float">
            <text:p>-0.269610045594163</text:p>
          </table:table-cell>
          <table:table-cell/>
          <table:table-cell table:formula="of:= [.A437] * [.A437] - 10 * COS(2 * PI() * [.A437])" office:value-type="float" office:value="1.30170981878003" calcext:value-type="float">
            <text:p>1.30170981878003</text:p>
          </table:table-cell>
          <table:table-cell table:formula="of:= [.B437] * [.B437] - 10 * COS(2 * PI() * [.B437])" office:value-type="float" office:value="1.30170981878003" calcext:value-type="float">
            <text:p>1.30170981878003</text:p>
          </table:table-cell>
          <table:table-cell table:formula="of:= 100 * ([.A438] - [.A437]*[.A437]) * ([.A438] - [.A437]*[.A437]) + (1 - [.A437]) * (1 - [.A437])" office:value-type="float" office:value="0.89841570460147" calcext:value-type="float">
            <text:p>0.89841570460147</text:p>
          </table:table-cell>
          <table:table-cell table:formula="of:= 100 * ([.B438] - [.B437]*[.B437]) * ([.B438] - [.B437]*[.B437]) + (1 - [.B437]) * (1 - [.B437])" office:value-type="float" office:value="2.3338721361777" calcext:value-type="float">
            <text:p>2.3338721361777</text:p>
          </table:table-cell>
          <table:table-cell table:formula="of:=[.A437]*[.A437]" office:value-type="float" office:value="0.0726895766852868" calcext:value-type="float">
            <text:p>0.0726895766852868</text:p>
          </table:table-cell>
          <table:table-cell table:formula="of:=[.B437]*[.B437]" office:value-type="float" office:value="0.0726895766852868" calcext:value-type="float">
            <text:p>0.0726895766852868</text:p>
          </table:table-cell>
          <table:table-cell table:formula="of:= [.A437]*[.A437]*[.A437]*[.A437] - 16*[.A437]*[.A437] + 5*[.A437]" office:value-type="float" office:value="0.190300775564914" calcext:value-type="float">
            <text:p>0.190300775564914</text:p>
          </table:table-cell>
          <table:table-cell table:formula="of:= [.B437]*[.B437]*[.B437]*[.B437] - 16*[.B437]*[.B437] + 5*[.B437]" office:value-type="float" office:value="-2.50579968037672" calcext:value-type="float">
            <text:p>-2.505799680376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2278797919862" calcext:value-type="float">
            <text:p>0.012278797919862</text:p>
          </table:table-cell>
          <table:table-cell table:formula="of:=-[.A438]" office:value-type="float" office:value="-0.012278797919862" calcext:value-type="float">
            <text:p>-0.012278797919862</text:p>
          </table:table-cell>
          <table:table-cell/>
          <table:table-cell table:formula="of:= [.A438] * [.A438] - 10 * COS(2 * PI() * [.A438])" office:value-type="float" office:value="-9.9701034060247" calcext:value-type="float">
            <text:p>-9.9701034060247</text:p>
          </table:table-cell>
          <table:table-cell table:formula="of:= [.B438] * [.B438] - 10 * COS(2 * PI() * [.B438])" office:value-type="float" office:value="-9.9701034060247" calcext:value-type="float">
            <text:p>-9.9701034060247</text:p>
          </table:table-cell>
          <table:table-cell table:formula="of:= 100 * ([.A439] - [.A438]*[.A438]) * ([.A439] - [.A438]*[.A438]) + (1 - [.A438]) * (1 - [.A438])" office:value-type="float" office:value="1.47965648843657" calcext:value-type="float">
            <text:p>1.47965648843657</text:p>
          </table:table-cell>
          <table:table-cell table:formula="of:= 100 * ([.B439] - [.B438]*[.B438]) * ([.B439] - [.B438]*[.B438]) + (1 - [.B438]) * (1 - [.B438])" office:value-type="float" office:value="1.53306245296049" calcext:value-type="float">
            <text:p>1.53306245296049</text:p>
          </table:table-cell>
          <table:table-cell table:formula="of:=[.A438]*[.A438]" office:value-type="float" office:value="0.000150768878356807" calcext:value-type="float">
            <text:p>0.000150768878356807</text:p>
          </table:table-cell>
          <table:table-cell table:formula="of:=[.B438]*[.B438]" office:value-type="float" office:value="0.000150768878356807" calcext:value-type="float">
            <text:p>0.000150768878356807</text:p>
          </table:table-cell>
          <table:table-cell table:formula="of:= [.A438]*[.A438]*[.A438]*[.A438] - 16*[.A438]*[.A438] + 5*[.A438]" office:value-type="float" office:value="0.0589817102768556" calcext:value-type="float">
            <text:p>0.0589817102768556</text:p>
          </table:table-cell>
          <table:table-cell table:formula="of:= [.B438]*[.B438]*[.B438]*[.B438] - 16*[.B438]*[.B438] + 5*[.B438]" office:value-type="float" office:value="-0.0638062689217641" calcext:value-type="float">
            <text:p>-0.06380626892176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711481854086742" calcext:value-type="float">
            <text:p>0.0711481854086742</text:p>
          </table:table-cell>
          <table:table-cell table:formula="of:=-[.A439]" office:value-type="float" office:value="-0.0711481854086742" calcext:value-type="float">
            <text:p>-0.0711481854086742</text:p>
          </table:table-cell>
          <table:table-cell/>
          <table:table-cell table:formula="of:= [.A439] * [.A439] - 10 * COS(2 * PI() * [.A439])" office:value-type="float" office:value="-9.01225643431928" calcext:value-type="float">
            <text:p>-9.01225643431928</text:p>
          </table:table-cell>
          <table:table-cell table:formula="of:= [.B439] * [.B439] - 10 * COS(2 * PI() * [.B439])" office:value-type="float" office:value="-9.01225643431928" calcext:value-type="float">
            <text:p>-9.01225643431928</text:p>
          </table:table-cell>
          <table:table-cell table:formula="of:= 100 * ([.A440] - [.A439]*[.A439]) * ([.A440] - [.A439]*[.A439]) + (1 - [.A439]) * (1 - [.A439])" office:value-type="float" office:value="0.865696881001302" calcext:value-type="float">
            <text:p>0.865696881001302</text:p>
          </table:table-cell>
          <table:table-cell table:formula="of:= 100 * ([.B440] - [.B439]*[.B439]) * ([.B440] - [.B439]*[.B439]) + (1 - [.B439]) * (1 - [.B439])" office:value-type="float" office:value="1.1495769245228" calcext:value-type="float">
            <text:p>1.1495769245228</text:p>
          </table:table-cell>
          <table:table-cell table:formula="of:=[.A439]*[.A439]" office:value-type="float" office:value="0.00506206428694708" calcext:value-type="float">
            <text:p>0.00506206428694708</text:p>
          </table:table-cell>
          <table:table-cell table:formula="of:=[.B439]*[.B439]" office:value-type="float" office:value="0.00506206428694708" calcext:value-type="float">
            <text:p>0.00506206428694708</text:p>
          </table:table-cell>
          <table:table-cell table:formula="of:= [.A439]*[.A439]*[.A439]*[.A439] - 16*[.A439]*[.A439] + 5*[.A439]" office:value-type="float" office:value="0.274773522947063" calcext:value-type="float">
            <text:p>0.274773522947063</text:p>
          </table:table-cell>
          <table:table-cell table:formula="of:= [.B439]*[.B439]*[.B439]*[.B439] - 16*[.B439]*[.B439] + 5*[.B439]" office:value-type="float" office:value="-0.436708331139679" calcext:value-type="float">
            <text:p>-0.43670833113967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035197997931391" calcext:value-type="float">
            <text:p>-0.00035197997931391</text:p>
          </table:table-cell>
          <table:table-cell table:formula="of:=-[.A440]" office:value-type="float" office:value="0.00035197997931391" calcext:value-type="float">
            <text:p>0.00035197997931391</text:p>
          </table:table-cell>
          <table:table-cell/>
          <table:table-cell table:formula="of:= [.A440] * [.A440] - 10 * COS(2 * PI() * [.A440])" office:value-type="float" office:value="-9.99997542123286" calcext:value-type="float">
            <text:p>-9.99997542123286</text:p>
          </table:table-cell>
          <table:table-cell table:formula="of:= [.B440] * [.B440] - 10 * COS(2 * PI() * [.B440])" office:value-type="float" office:value="-9.99997542123286" calcext:value-type="float">
            <text:p>-9.99997542123286</text:p>
          </table:table-cell>
          <table:table-cell table:formula="of:= 100 * ([.A441] - [.A440]*[.A440]) * ([.A441] - [.A440]*[.A440]) + (1 - [.A440]) * (1 - [.A440])" office:value-type="float" office:value="18.3684053530737" calcext:value-type="float">
            <text:p>18.3684053530737</text:p>
          </table:table-cell>
          <table:table-cell table:formula="of:= 100 * ([.B441] - [.B440]*[.B440]) * ([.B441] - [.B440]*[.B440]) + (1 - [.B440]) * (1 - [.B440])" office:value-type="float" office:value="18.3669767809264" calcext:value-type="float">
            <text:p>18.3669767809264</text:p>
          </table:table-cell>
          <table:table-cell table:formula="of:=[.A440]*[.A440]" office:value-type="float" office:value="0.00000012388990583782" calcext:value-type="float">
            <text:p>1.23889905837821E-07</text:p>
          </table:table-cell>
          <table:table-cell table:formula="of:=[.B440]*[.B440]" office:value-type="float" office:value="0.00000012388990583782" calcext:value-type="float">
            <text:p>1.23889905837821E-07</text:p>
          </table:table-cell>
          <table:table-cell table:formula="of:= [.A440]*[.A440]*[.A440]*[.A440] - 16*[.A440]*[.A440] + 5*[.A440]" office:value-type="float" office:value="-0.00176188213504761" calcext:value-type="float">
            <text:p>-0.00176188213504761</text:p>
          </table:table-cell>
          <table:table-cell table:formula="of:= [.B440]*[.B440]*[.B440]*[.B440] - 16*[.B440]*[.B440] + 5*[.B440]" office:value-type="float" office:value="0.00175791765809149" calcext:value-type="float">
            <text:p>0.001757917658091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6745617170818" calcext:value-type="float">
            <text:p>-0.416745617170818</text:p>
          </table:table-cell>
          <table:table-cell table:formula="of:=-[.A441]" office:value-type="float" office:value="0.416745617170818" calcext:value-type="float">
            <text:p>0.416745617170818</text:p>
          </table:table-cell>
          <table:table-cell/>
          <table:table-cell table:formula="of:= [.A441] * [.A441] - 10 * COS(2 * PI() * [.A441])" office:value-type="float" office:value="8.83641018487111" calcext:value-type="float">
            <text:p>8.83641018487111</text:p>
          </table:table-cell>
          <table:table-cell table:formula="of:= [.B441] * [.B441] - 10 * COS(2 * PI() * [.B441])" office:value-type="float" office:value="8.83641018487111" calcext:value-type="float">
            <text:p>8.83641018487111</text:p>
          </table:table-cell>
          <table:table-cell table:formula="of:= 100 * ([.A442] - [.A441]*[.A441]) * ([.A442] - [.A441]*[.A441]) + (1 - [.A441]) * (1 - [.A441])" office:value-type="float" office:value="10.9921704079699" calcext:value-type="float">
            <text:p>10.9921704079699</text:p>
          </table:table-cell>
          <table:table-cell table:formula="of:= 100 * ([.B442] - [.B441]*[.B441]) * ([.B442] - [.B441]*[.B441]) + (1 - [.B441]) * (1 - [.B441])" office:value-type="float" office:value="42.2145123090918" calcext:value-type="float">
            <text:p>42.2145123090918</text:p>
          </table:table-cell>
          <table:table-cell table:formula="of:=[.A441]*[.A441]" office:value-type="float" office:value="0.173676909431086" calcext:value-type="float">
            <text:p>0.173676909431086</text:p>
          </table:table-cell>
          <table:table-cell table:formula="of:=[.B441]*[.B441]" office:value-type="float" office:value="0.173676909431086" calcext:value-type="float">
            <text:p>0.173676909431086</text:p>
          </table:table-cell>
          <table:table-cell table:formula="of:= [.A441]*[.A441]*[.A441]*[.A441] - 16*[.A441]*[.A441] + 5*[.A441]" office:value-type="float" office:value="-4.83239496788194" calcext:value-type="float">
            <text:p>-4.83239496788194</text:p>
          </table:table-cell>
          <table:table-cell table:formula="of:= [.B441]*[.B441]*[.B441]*[.B441] - 16*[.B441]*[.B441] + 5*[.B441]" office:value-type="float" office:value="-0.664938796173754" calcext:value-type="float">
            <text:p>-0.6649387961737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3426842945628" calcext:value-type="float">
            <text:p>0.473426842945628</text:p>
          </table:table-cell>
          <table:table-cell table:formula="of:=-[.A442]" office:value-type="float" office:value="-0.473426842945628" calcext:value-type="float">
            <text:p>-0.473426842945628</text:p>
          </table:table-cell>
          <table:table-cell/>
          <table:table-cell table:formula="of:= [.A442] * [.A442] - 10 * COS(2 * PI() * [.A442])" office:value-type="float" office:value="10.0850714745647" calcext:value-type="float">
            <text:p>10.0850714745647</text:p>
          </table:table-cell>
          <table:table-cell table:formula="of:= [.B442] * [.B442] - 10 * COS(2 * PI() * [.B442])" office:value-type="float" office:value="10.0850714745647" calcext:value-type="float">
            <text:p>10.0850714745647</text:p>
          </table:table-cell>
          <table:table-cell table:formula="of:= 100 * ([.A443] - [.A442]*[.A442]) * ([.A443] - [.A442]*[.A442]) + (1 - [.A442]) * (1 - [.A442])" office:value-type="float" office:value="0.871598625051085" calcext:value-type="float">
            <text:p>0.871598625051085</text:p>
          </table:table-cell>
          <table:table-cell table:formula="of:= 100 * ([.B443] - [.B442]*[.B442]) * ([.B443] - [.B442]*[.B442]) + (1 - [.B442]) * (1 - [.B442])" office:value-type="float" office:value="29.7710958643918" calcext:value-type="float">
            <text:p>29.7710958643918</text:p>
          </table:table-cell>
          <table:table-cell table:formula="of:=[.A442]*[.A442]" office:value-type="float" office:value="0.224132975621464" calcext:value-type="float">
            <text:p>0.224132975621464</text:p>
          </table:table-cell>
          <table:table-cell table:formula="of:=[.B442]*[.B442]" office:value-type="float" office:value="0.224132975621464" calcext:value-type="float">
            <text:p>0.224132975621464</text:p>
          </table:table-cell>
          <table:table-cell table:formula="of:= [.A442]*[.A442]*[.A442]*[.A442] - 16*[.A442]*[.A442] + 5*[.A442]" office:value-type="float" office:value="-1.16875780445436" calcext:value-type="float">
            <text:p>-1.16875780445436</text:p>
          </table:table-cell>
          <table:table-cell table:formula="of:= [.B442]*[.B442]*[.B442]*[.B442] - 16*[.B442]*[.B442] + 5*[.B442]" office:value-type="float" office:value="-5.90302623391063" calcext:value-type="float">
            <text:p>-5.903026233910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1225085160695" calcext:value-type="float">
            <text:p>0.301225085160695</text:p>
          </table:table-cell>
          <table:table-cell table:formula="of:=-[.A443]" office:value-type="float" office:value="-0.301225085160695" calcext:value-type="float">
            <text:p>-0.301225085160695</text:p>
          </table:table-cell>
          <table:table-cell/>
          <table:table-cell table:formula="of:= [.A443] * [.A443] - 10 * COS(2 * PI() * [.A443])" office:value-type="float" office:value="3.25402120304642" calcext:value-type="float">
            <text:p>3.25402120304642</text:p>
          </table:table-cell>
          <table:table-cell table:formula="of:= [.B443] * [.B443] - 10 * COS(2 * PI() * [.B443])" office:value-type="float" office:value="3.25402120304642" calcext:value-type="float">
            <text:p>3.25402120304642</text:p>
          </table:table-cell>
          <table:table-cell table:formula="of:= 100 * ([.A444] - [.A443]*[.A443]) * ([.A444] - [.A443]*[.A443]) + (1 - [.A443]) * (1 - [.A443])" office:value-type="float" office:value="16.3194563469809" calcext:value-type="float">
            <text:p>16.3194563469809</text:p>
          </table:table-cell>
          <table:table-cell table:formula="of:= 100 * ([.B444] - [.B443]*[.B443]) * ([.B444] - [.B443]*[.B443]) + (1 - [.B443]) * (1 - [.B443])" office:value-type="float" office:value="35.2586553337722" calcext:value-type="float">
            <text:p>35.2586553337722</text:p>
          </table:table-cell>
          <table:table-cell table:formula="of:=[.A443]*[.A443]" office:value-type="float" office:value="0.090736551930068" calcext:value-type="float">
            <text:p>0.090736551930068</text:p>
          </table:table-cell>
          <table:table-cell table:formula="of:=[.B443]*[.B443]" office:value-type="float" office:value="0.090736551930068" calcext:value-type="float">
            <text:p>0.090736551930068</text:p>
          </table:table-cell>
          <table:table-cell table:formula="of:= [.A443]*[.A443]*[.A443]*[.A443] - 16*[.A443]*[.A443] + 5*[.A443]" office:value-type="float" office:value="0.0625737167785456" calcext:value-type="float">
            <text:p>0.0625737167785456</text:p>
          </table:table-cell>
          <table:table-cell table:formula="of:= [.B443]*[.B443]*[.B443]*[.B443] - 16*[.B443]*[.B443] + 5*[.B443]" office:value-type="float" office:value="-2.9496771348284" calcext:value-type="float">
            <text:p>-2.94967713482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88620579824783" calcext:value-type="float">
            <text:p>0.488620579824783</text:p>
          </table:table-cell>
          <table:table-cell table:formula="of:=-[.A444]" office:value-type="float" office:value="-0.488620579824783" calcext:value-type="float">
            <text:p>-0.488620579824783</text:p>
          </table:table-cell>
          <table:table-cell/>
          <table:table-cell table:formula="of:= [.A444] * [.A444] - 10 * COS(2 * PI() * [.A444])" office:value-type="float" office:value="10.2132004191481" calcext:value-type="float">
            <text:p>10.2132004191481</text:p>
          </table:table-cell>
          <table:table-cell table:formula="of:= [.B444] * [.B444] - 10 * COS(2 * PI() * [.B444])" office:value-type="float" office:value="10.2132004191481" calcext:value-type="float">
            <text:p>10.2132004191481</text:p>
          </table:table-cell>
          <table:table-cell table:formula="of:= 100 * ([.A445] - [.A444]*[.A444]) * ([.A445] - [.A444]*[.A444]) + (1 - [.A444]) * (1 - [.A444])" office:value-type="float" office:value="33.9145553411238" calcext:value-type="float">
            <text:p>33.9145553411238</text:p>
          </table:table-cell>
          <table:table-cell table:formula="of:= 100 * ([.B445] - [.B444]*[.B444]) * ([.B445] - [.B444]*[.B444]) + (1 - [.B444]) * (1 - [.B444])" office:value-type="float" office:value="3.26891997556056" calcext:value-type="float">
            <text:p>3.26891997556056</text:p>
          </table:table-cell>
          <table:table-cell table:formula="of:=[.A444]*[.A444]" office:value-type="float" office:value="0.238750071028307" calcext:value-type="float">
            <text:p>0.238750071028307</text:p>
          </table:table-cell>
          <table:table-cell table:formula="of:=[.B444]*[.B444]" office:value-type="float" office:value="0.238750071028307" calcext:value-type="float">
            <text:p>0.238750071028307</text:p>
          </table:table-cell>
          <table:table-cell table:formula="of:= [.A444]*[.A444]*[.A444]*[.A444] - 16*[.A444]*[.A444] + 5*[.A444]" office:value-type="float" office:value="-1.31989664091298" calcext:value-type="float">
            <text:p>-1.31989664091298</text:p>
          </table:table-cell>
          <table:table-cell table:formula="of:= [.B444]*[.B444]*[.B444]*[.B444] - 16*[.B444]*[.B444] + 5*[.B444]" office:value-type="float" office:value="-6.20610243916081" calcext:value-type="float">
            <text:p>-6.206102439160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41362387291156" calcext:value-type="float">
            <text:p>-0.341362387291156</text:p>
          </table:table-cell>
          <table:table-cell table:formula="of:=-[.A445]" office:value-type="float" office:value="0.341362387291156" calcext:value-type="float">
            <text:p>0.341362387291156</text:p>
          </table:table-cell>
          <table:table-cell/>
          <table:table-cell table:formula="of:= [.A445] * [.A445] - 10 * COS(2 * PI() * [.A445])" office:value-type="float" office:value="5.54687461527186" calcext:value-type="float">
            <text:p>5.54687461527186</text:p>
          </table:table-cell>
          <table:table-cell table:formula="of:= [.B445] * [.B445] - 10 * COS(2 * PI() * [.B445])" office:value-type="float" office:value="5.54687461527186" calcext:value-type="float">
            <text:p>5.54687461527186</text:p>
          </table:table-cell>
          <table:table-cell table:formula="of:= 100 * ([.A446] - [.A445]*[.A445]) * ([.A446] - [.A445]*[.A445]) + (1 - [.A445]) * (1 - [.A445])" office:value-type="float" office:value="24.575869090837" calcext:value-type="float">
            <text:p>24.575869090837</text:p>
          </table:table-cell>
          <table:table-cell table:formula="of:= 100 * ([.B446] - [.B445]*[.B445]) * ([.B446] - [.B445]*[.B445]) + (1 - [.B445]) * (1 - [.B445])" office:value-type="float" office:value="6.39677542933496" calcext:value-type="float">
            <text:p>6.39677542933496</text:p>
          </table:table-cell>
          <table:table-cell table:formula="of:=[.A445]*[.A445]" office:value-type="float" office:value="0.116528279457117" calcext:value-type="float">
            <text:p>0.116528279457117</text:p>
          </table:table-cell>
          <table:table-cell table:formula="of:=[.B445]*[.B445]" office:value-type="float" office:value="0.116528279457117" calcext:value-type="float">
            <text:p>0.116528279457117</text:p>
          </table:table-cell>
          <table:table-cell table:formula="of:= [.A445]*[.A445]*[.A445]*[.A445] - 16*[.A445]*[.A445] + 5*[.A445]" office:value-type="float" office:value="-3.55768556785642" calcext:value-type="float">
            <text:p>-3.55768556785642</text:p>
          </table:table-cell>
          <table:table-cell table:formula="of:= [.B445]*[.B445]*[.B445]*[.B445] - 16*[.B445]*[.B445] + 5*[.B445]" office:value-type="float" office:value="-0.144061694944858" calcext:value-type="float">
            <text:p>-0.1440616949448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0720251570456" calcext:value-type="float">
            <text:p>-0.360720251570456</text:p>
          </table:table-cell>
          <table:table-cell table:formula="of:=-[.A446]" office:value-type="float" office:value="0.360720251570456" calcext:value-type="float">
            <text:p>0.360720251570456</text:p>
          </table:table-cell>
          <table:table-cell/>
          <table:table-cell table:formula="of:= [.A446] * [.A446] - 10 * COS(2 * PI() * [.A446])" office:value-type="float" office:value="6.5391629836463" calcext:value-type="float">
            <text:p>6.5391629836463</text:p>
          </table:table-cell>
          <table:table-cell table:formula="of:= [.B446] * [.B446] - 10 * COS(2 * PI() * [.B446])" office:value-type="float" office:value="6.5391629836463" calcext:value-type="float">
            <text:p>6.5391629836463</text:p>
          </table:table-cell>
          <table:table-cell table:formula="of:= 100 * ([.A447] - [.A446]*[.A446]) * ([.A447] - [.A446]*[.A446]) + (1 - [.A446]) * (1 - [.A446])" office:value-type="float" office:value="2.99044173513708" calcext:value-type="float">
            <text:p>2.99044173513708</text:p>
          </table:table-cell>
          <table:table-cell table:formula="of:= 100 * ([.B447] - [.B446]*[.B446]) * ([.B447] - [.B446]*[.B446]) + (1 - [.B446]) * (1 - [.B446])" office:value-type="float" office:value="13.8743947300991" calcext:value-type="float">
            <text:p>13.8743947300991</text:p>
          </table:table-cell>
          <table:table-cell table:formula="of:=[.A446]*[.A446]" office:value-type="float" office:value="0.130119099893053" calcext:value-type="float">
            <text:p>0.130119099893053</text:p>
          </table:table-cell>
          <table:table-cell table:formula="of:=[.B446]*[.B446]" office:value-type="float" office:value="0.130119099893053" calcext:value-type="float">
            <text:p>0.130119099893053</text:p>
          </table:table-cell>
          <table:table-cell table:formula="of:= [.A446]*[.A446]*[.A446]*[.A446] - 16*[.A446]*[.A446] + 5*[.A446]" office:value-type="float" office:value="-3.86857587598415" calcext:value-type="float">
            <text:p>-3.86857587598415</text:p>
          </table:table-cell>
          <table:table-cell table:formula="of:= [.B446]*[.B446]*[.B446]*[.B446] - 16*[.B446]*[.B446] + 5*[.B446]" office:value-type="float" office:value="-0.261373360279589" calcext:value-type="float">
            <text:p>-0.2613733602795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6837520613335" calcext:value-type="float">
            <text:p>0.236837520613335</text:p>
          </table:table-cell>
          <table:table-cell table:formula="of:=-[.A447]" office:value-type="float" office:value="-0.236837520613335" calcext:value-type="float">
            <text:p>-0.236837520613335</text:p>
          </table:table-cell>
          <table:table-cell/>
          <table:table-cell table:formula="of:= [.A447] * [.A447] - 10 * COS(2 * PI() * [.A447])" office:value-type="float" office:value="-0.769988521376519" calcext:value-type="float">
            <text:p>-0.769988521376519</text:p>
          </table:table-cell>
          <table:table-cell table:formula="of:= [.B447] * [.B447] - 10 * COS(2 * PI() * [.B447])" office:value-type="float" office:value="-0.769988521376519" calcext:value-type="float">
            <text:p>-0.769988521376519</text:p>
          </table:table-cell>
          <table:table-cell table:formula="of:= 100 * ([.A448] - [.A447]*[.A447]) * ([.A448] - [.A447]*[.A447]) + (1 - [.A447]) * (1 - [.A447])" office:value-type="float" office:value="14.5576369914635" calcext:value-type="float">
            <text:p>14.5576369914635</text:p>
          </table:table-cell>
          <table:table-cell table:formula="of:= 100 * ([.B448] - [.B447]*[.B447]) * ([.B448] - [.B447]*[.B447]) + (1 - [.B447]) * (1 - [.B447])" office:value-type="float" office:value="8.37586197638438" calcext:value-type="float">
            <text:p>8.37586197638438</text:p>
          </table:table-cell>
          <table:table-cell table:formula="of:=[.A447]*[.A447]" office:value-type="float" office:value="0.0560920111702719" calcext:value-type="float">
            <text:p>0.0560920111702719</text:p>
          </table:table-cell>
          <table:table-cell table:formula="of:=[.B447]*[.B447]" office:value-type="float" office:value="0.0560920111702719" calcext:value-type="float">
            <text:p>0.0560920111702719</text:p>
          </table:table-cell>
          <table:table-cell table:formula="of:= [.A447]*[.A447]*[.A447]*[.A447] - 16*[.A447]*[.A447] + 5*[.A447]" office:value-type="float" office:value="0.289861738059451" calcext:value-type="float">
            <text:p>0.289861738059451</text:p>
          </table:table-cell>
          <table:table-cell table:formula="of:= [.B447]*[.B447]*[.B447]*[.B447] - 16*[.B447]*[.B447] + 5*[.B447]" office:value-type="float" office:value="-2.0785134680739" calcext:value-type="float">
            <text:p>-2.07851346807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17742444458418" calcext:value-type="float">
            <text:p>-0.317742444458418</text:p>
          </table:table-cell>
          <table:table-cell table:formula="of:=-[.A448]" office:value-type="float" office:value="0.317742444458418" calcext:value-type="float">
            <text:p>0.317742444458418</text:p>
          </table:table-cell>
          <table:table-cell/>
          <table:table-cell table:formula="of:= [.A448] * [.A448] - 10 * COS(2 * PI() * [.A448])" office:value-type="float" office:value="4.22998268698651" calcext:value-type="float">
            <text:p>4.22998268698651</text:p>
          </table:table-cell>
          <table:table-cell table:formula="of:= [.B448] * [.B448] - 10 * COS(2 * PI() * [.B448])" office:value-type="float" office:value="4.22998268698651" calcext:value-type="float">
            <text:p>4.22998268698651</text:p>
          </table:table-cell>
          <table:table-cell table:formula="of:= 100 * ([.A449] - [.A448]*[.A448]) * ([.A449] - [.A448]*[.A448]) + (1 - [.A448]) * (1 - [.A448])" office:value-type="float" office:value="9.80626850298026" calcext:value-type="float">
            <text:p>9.80626850298026</text:p>
          </table:table-cell>
          <table:table-cell table:formula="of:= 100 * ([.B449] - [.B448]*[.B448]) * ([.B449] - [.B448]*[.B448]) + (1 - [.B448]) * (1 - [.B448])" office:value-type="float" office:value="1.14040043635671" calcext:value-type="float">
            <text:p>1.14040043635671</text:p>
          </table:table-cell>
          <table:table-cell table:formula="of:=[.A448]*[.A448]" office:value-type="float" office:value="0.100960261010411" calcext:value-type="float">
            <text:p>0.100960261010411</text:p>
          </table:table-cell>
          <table:table-cell table:formula="of:=[.B448]*[.B448]" office:value-type="float" office:value="0.100960261010411" calcext:value-type="float">
            <text:p>0.100960261010411</text:p>
          </table:table-cell>
          <table:table-cell table:formula="of:= [.A448]*[.A448]*[.A448]*[.A448] - 16*[.A448]*[.A448] + 5*[.A448]" office:value-type="float" office:value="-3.19388342415537" calcext:value-type="float">
            <text:p>-3.19388342415537</text:p>
          </table:table-cell>
          <table:table-cell table:formula="of:= [.B448]*[.B448]*[.B448]*[.B448] - 16*[.B448]*[.B448] + 5*[.B448]" office:value-type="float" office:value="-0.0164589795711911" calcext:value-type="float">
            <text:p>-0.01645897957119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83114084065892" calcext:value-type="float">
            <text:p>-0.183114084065892</text:p>
          </table:table-cell>
          <table:table-cell table:formula="of:=-[.A449]" office:value-type="float" office:value="0.183114084065892" calcext:value-type="float">
            <text:p>0.183114084065892</text:p>
          </table:table-cell>
          <table:table-cell/>
          <table:table-cell table:formula="of:= [.A449] * [.A449] - 10 * COS(2 * PI() * [.A449])" office:value-type="float" office:value="-4.04641665360789" calcext:value-type="float">
            <text:p>-4.04641665360789</text:p>
          </table:table-cell>
          <table:table-cell table:formula="of:= [.B449] * [.B449] - 10 * COS(2 * PI() * [.B449])" office:value-type="float" office:value="-4.04641665360789" calcext:value-type="float">
            <text:p>-4.04641665360789</text:p>
          </table:table-cell>
          <table:table-cell table:formula="of:= 100 * ([.A450] - [.A449]*[.A449]) * ([.A450] - [.A449]*[.A449]) + (1 - [.A449]) * (1 - [.A449])" office:value-type="float" office:value="7.9107642219896" calcext:value-type="float">
            <text:p>7.9107642219896</text:p>
          </table:table-cell>
          <table:table-cell table:formula="of:= 100 * ([.B450] - [.B449]*[.B449]) * ([.B450] - [.B449]*[.B449]) + (1 - [.B449]) * (1 - [.B449])" office:value-type="float" office:value="11.0504071986124" calcext:value-type="float">
            <text:p>11.0504071986124</text:p>
          </table:table-cell>
          <table:table-cell table:formula="of:=[.A449]*[.A449]" office:value-type="float" office:value="0.0335307677832905" calcext:value-type="float">
            <text:p>0.0335307677832905</text:p>
          </table:table-cell>
          <table:table-cell table:formula="of:=[.B449]*[.B449]" office:value-type="float" office:value="0.0335307677832905" calcext:value-type="float">
            <text:p>0.0335307677832905</text:p>
          </table:table-cell>
          <table:table-cell table:formula="of:= [.A449]*[.A449]*[.A449]*[.A449] - 16*[.A449]*[.A449] + 5*[.A449]" office:value-type="float" office:value="-1.45093839247397" calcext:value-type="float">
            <text:p>-1.45093839247397</text:p>
          </table:table-cell>
          <table:table-cell table:formula="of:= [.B449]*[.B449]*[.B449]*[.B449] - 16*[.B449]*[.B449] + 5*[.B449]" office:value-type="float" office:value="0.380202448184948" calcext:value-type="float">
            <text:p>0.3802024481849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8697483600117" calcext:value-type="float">
            <text:p>0.288697483600117</text:p>
          </table:table-cell>
          <table:table-cell table:formula="of:=-[.A450]" office:value-type="float" office:value="-0.288697483600117" calcext:value-type="float">
            <text:p>-0.288697483600117</text:p>
          </table:table-cell>
          <table:table-cell/>
          <table:table-cell table:formula="of:= [.A450] * [.A450] - 10 * COS(2 * PI() * [.A450])" office:value-type="float" office:value="2.49089433133228" calcext:value-type="float">
            <text:p>2.49089433133228</text:p>
          </table:table-cell>
          <table:table-cell table:formula="of:= [.B450] * [.B450] - 10 * COS(2 * PI() * [.B450])" office:value-type="float" office:value="2.49089433133228" calcext:value-type="float">
            <text:p>2.49089433133228</text:p>
          </table:table-cell>
          <table:table-cell table:formula="of:= 100 * ([.A451] - [.A450]*[.A450]) * ([.A451] - [.A450]*[.A450]) + (1 - [.A450]) * (1 - [.A450])" office:value-type="float" office:value="11.5690869813289" calcext:value-type="float">
            <text:p>11.5690869813289</text:p>
          </table:table-cell>
          <table:table-cell table:formula="of:= 100 * ([.B451] - [.B450]*[.B450]) * ([.B451] - [.B450]*[.B450]) + (1 - [.B450]) * (1 - [.B450])" office:value-type="float" office:value="26.5913292442812" calcext:value-type="float">
            <text:p>26.5913292442812</text:p>
          </table:table-cell>
          <table:table-cell table:formula="of:=[.A450]*[.A450]" office:value-type="float" office:value="0.08334623703704" calcext:value-type="float">
            <text:p>0.08334623703704</text:p>
          </table:table-cell>
          <table:table-cell table:formula="of:=[.B450]*[.B450]" office:value-type="float" office:value="0.08334623703704" calcext:value-type="float">
            <text:p>0.08334623703704</text:p>
          </table:table-cell>
          <table:table-cell table:formula="of:= [.A450]*[.A450]*[.A450]*[.A450] - 16*[.A450]*[.A450] + 5*[.A450]" office:value-type="float" office:value="0.116894220636181" calcext:value-type="float">
            <text:p>0.116894220636181</text:p>
          </table:table-cell>
          <table:table-cell table:formula="of:= [.B450]*[.B450]*[.B450]*[.B450] - 16*[.B450]*[.B450] + 5*[.B450]" office:value-type="float" office:value="-2.77008061536499" calcext:value-type="float">
            <text:p>-2.770080615364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5959160891362" calcext:value-type="float">
            <text:p>0.415959160891362</text:p>
          </table:table-cell>
          <table:table-cell table:formula="of:=-[.A451]" office:value-type="float" office:value="-0.415959160891362" calcext:value-type="float">
            <text:p>-0.415959160891362</text:p>
          </table:table-cell>
          <table:table-cell/>
          <table:table-cell table:formula="of:= [.A451] * [.A451] - 10 * COS(2 * PI() * [.A451])" office:value-type="float" office:value="8.81096361549286" calcext:value-type="float">
            <text:p>8.81096361549286</text:p>
          </table:table-cell>
          <table:table-cell table:formula="of:= [.B451] * [.B451] - 10 * COS(2 * PI() * [.B451])" office:value-type="float" office:value="8.81096361549286" calcext:value-type="float">
            <text:p>8.81096361549286</text:p>
          </table:table-cell>
          <table:table-cell table:formula="of:= 100 * ([.A452] - [.A451]*[.A451]) * ([.A452] - [.A451]*[.A451]) + (1 - [.A451]) * (1 - [.A451])" office:value-type="float" office:value="4.05740776553281" calcext:value-type="float">
            <text:p>4.05740776553281</text:p>
          </table:table-cell>
          <table:table-cell table:formula="of:= 100 * ([.B452] - [.B451]*[.B451]) * ([.B452] - [.B451]*[.B451]) + (1 - [.B451]) * (1 - [.B451])" office:value-type="float" office:value="4.35401363814512" calcext:value-type="float">
            <text:p>4.35401363814512</text:p>
          </table:table-cell>
          <table:table-cell table:formula="of:=[.A451]*[.A451]" office:value-type="float" office:value="0.173022023529446" calcext:value-type="float">
            <text:p>0.173022023529446</text:p>
          </table:table-cell>
          <table:table-cell table:formula="of:=[.B451]*[.B451]" office:value-type="float" office:value="0.173022023529446" calcext:value-type="float">
            <text:p>0.173022023529446</text:p>
          </table:table-cell>
          <table:table-cell table:formula="of:= [.A451]*[.A451]*[.A451]*[.A451] - 16*[.A451]*[.A451] + 5*[.A451]" office:value-type="float" office:value="-0.658619951388098" calcext:value-type="float">
            <text:p>-0.658619951388098</text:p>
          </table:table-cell>
          <table:table-cell table:formula="of:= [.B451]*[.B451]*[.B451]*[.B451] - 16*[.B451]*[.B451] + 5*[.B451]" office:value-type="float" office:value="-4.81821156030171" calcext:value-type="float">
            <text:p>-4.818211560301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97551551973447" calcext:value-type="float">
            <text:p>-0.0197551551973447</text:p>
          </table:table-cell>
          <table:table-cell table:formula="of:=-[.A452]" office:value-type="float" office:value="0.0197551551973447" calcext:value-type="float">
            <text:p>0.0197551551973447</text:p>
          </table:table-cell>
          <table:table-cell/>
          <table:table-cell table:formula="of:= [.A452] * [.A452] - 10 * COS(2 * PI() * [.A452])" office:value-type="float" office:value="-9.9226731391521" calcext:value-type="float">
            <text:p>-9.9226731391521</text:p>
          </table:table-cell>
          <table:table-cell table:formula="of:= [.B452] * [.B452] - 10 * COS(2 * PI() * [.B452])" office:value-type="float" office:value="-9.9226731391521" calcext:value-type="float">
            <text:p>-9.9226731391521</text:p>
          </table:table-cell>
          <table:table-cell table:formula="of:= 100 * ([.A453] - [.A452]*[.A452]) * ([.A453] - [.A452]*[.A452]) + (1 - [.A452]) * (1 - [.A452])" office:value-type="float" office:value="12.6177279732914" calcext:value-type="float">
            <text:p>12.6177279732914</text:p>
          </table:table-cell>
          <table:table-cell table:formula="of:= 100 * ([.B453] - [.B452]*[.B452]) * ([.B453] - [.B452]*[.B452]) + (1 - [.B452]) * (1 - [.B452])" office:value-type="float" office:value="12.5918853831958" calcext:value-type="float">
            <text:p>12.5918853831958</text:p>
          </table:table-cell>
          <table:table-cell table:formula="of:=[.A452]*[.A452]" office:value-type="float" office:value="0.000390266156871176" calcext:value-type="float">
            <text:p>0.000390266156871176</text:p>
          </table:table-cell>
          <table:table-cell table:formula="of:=[.B452]*[.B452]" office:value-type="float" office:value="0.000390266156871176" calcext:value-type="float">
            <text:p>0.000390266156871176</text:p>
          </table:table-cell>
          <table:table-cell table:formula="of:= [.A452]*[.A452]*[.A452]*[.A452] - 16*[.A452]*[.A452] + 5*[.A452]" office:value-type="float" office:value="-0.105019882188989" calcext:value-type="float">
            <text:p>-0.105019882188989</text:p>
          </table:table-cell>
          <table:table-cell table:formula="of:= [.B452]*[.B452]*[.B452]*[.B452] - 16*[.B452]*[.B452] + 5*[.B452]" office:value-type="float" office:value="0.092531669784458" calcext:value-type="float">
            <text:p>0.0925316697844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06523327576" calcext:value-type="float">
            <text:p>0.3406523327576</text:p>
          </table:table-cell>
          <table:table-cell table:formula="of:=-[.A453]" office:value-type="float" office:value="-0.3406523327576" calcext:value-type="float">
            <text:p>-0.3406523327576</text:p>
          </table:table-cell>
          <table:table-cell/>
          <table:table-cell table:formula="of:= [.A453] * [.A453] - 10 * COS(2 * PI() * [.A453])" office:value-type="float" office:value="5.50887355817648" calcext:value-type="float">
            <text:p>5.50887355817648</text:p>
          </table:table-cell>
          <table:table-cell table:formula="of:= [.B453] * [.B453] - 10 * COS(2 * PI() * [.B453])" office:value-type="float" office:value="5.50887355817648" calcext:value-type="float">
            <text:p>5.50887355817648</text:p>
          </table:table-cell>
          <table:table-cell table:formula="of:= 100 * ([.A454] - [.A453]*[.A453]) * ([.A454] - [.A453]*[.A453]) + (1 - [.A453]) * (1 - [.A453])" office:value-type="float" office:value="0.891047617531053" calcext:value-type="float">
            <text:p>0.891047617531053</text:p>
          </table:table-cell>
          <table:table-cell table:formula="of:= 100 * ([.B454] - [.B453]*[.B453]) * ([.B454] - [.B453]*[.B453]) + (1 - [.B453]) * (1 - [.B453])" office:value-type="float" office:value="10.7756787780341" calcext:value-type="float">
            <text:p>10.7756787780341</text:p>
          </table:table-cell>
          <table:table-cell table:formula="of:=[.A453]*[.A453]" office:value-type="float" office:value="0.116044011813194" calcext:value-type="float">
            <text:p>0.116044011813194</text:p>
          </table:table-cell>
          <table:table-cell table:formula="of:=[.B453]*[.B453]" office:value-type="float" office:value="0.116044011813194" calcext:value-type="float">
            <text:p>0.116044011813194</text:p>
          </table:table-cell>
          <table:table-cell table:formula="of:= [.A453]*[.A453]*[.A453]*[.A453] - 16*[.A453]*[.A453] + 5*[.A453]" office:value-type="float" office:value="-0.139976312545411" calcext:value-type="float">
            <text:p>-0.139976312545411</text:p>
          </table:table-cell>
          <table:table-cell table:formula="of:= [.B453]*[.B453]*[.B453]*[.B453] - 16*[.B453]*[.B453] + 5*[.B453]" office:value-type="float" office:value="-3.54649964012141" calcext:value-type="float">
            <text:p>-3.546499640121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35946055362" calcext:value-type="float">
            <text:p>0.1835946055362</text:p>
          </table:table-cell>
          <table:table-cell table:formula="of:=-[.A454]" office:value-type="float" office:value="-0.1835946055362" calcext:value-type="float">
            <text:p>-0.1835946055362</text:p>
          </table:table-cell>
          <table:table-cell/>
          <table:table-cell table:formula="of:= [.A454] * [.A454] - 10 * COS(2 * PI() * [.A454])" office:value-type="float" office:value="-4.01865701753267" calcext:value-type="float">
            <text:p>-4.01865701753267</text:p>
          </table:table-cell>
          <table:table-cell table:formula="of:= [.B454] * [.B454] - 10 * COS(2 * PI() * [.B454])" office:value-type="float" office:value="-4.01865701753267" calcext:value-type="float">
            <text:p>-4.01865701753267</text:p>
          </table:table-cell>
          <table:table-cell table:formula="of:= 100 * ([.A455] - [.A454]*[.A454]) * ([.A455] - [.A454]*[.A454]) + (1 - [.A454]) * (1 - [.A454])" office:value-type="float" office:value="4.69570333225446" calcext:value-type="float">
            <text:p>4.69570333225446</text:p>
          </table:table-cell>
          <table:table-cell table:formula="of:= 100 * ([.B455] - [.B454]*[.B454]) * ([.B455] - [.B454]*[.B454]) + (1 - [.B454]) * (1 - [.B454])" office:value-type="float" office:value="3.17816790556386" calcext:value-type="float">
            <text:p>3.17816790556386</text:p>
          </table:table-cell>
          <table:table-cell table:formula="of:=[.A454]*[.A454]" office:value-type="float" office:value="0.0337069791819929" calcext:value-type="float">
            <text:p>0.0337069791819929</text:p>
          </table:table-cell>
          <table:table-cell table:formula="of:=[.B454]*[.B454]" office:value-type="float" office:value="0.0337069791819929" calcext:value-type="float">
            <text:p>0.0337069791819929</text:p>
          </table:table-cell>
          <table:table-cell table:formula="of:= [.A454]*[.A454]*[.A454]*[.A454] - 16*[.A454]*[.A454] + 5*[.A454]" office:value-type="float" office:value="0.379797521214689" calcext:value-type="float">
            <text:p>0.379797521214689</text:p>
          </table:table-cell>
          <table:table-cell table:formula="of:= [.B454]*[.B454]*[.B454]*[.B454] - 16*[.B454]*[.B454] + 5*[.B454]" office:value-type="float" office:value="-1.45614853414731" calcext:value-type="float">
            <text:p>-1.456148534147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67021333822049" calcext:value-type="float">
            <text:p>-0.167021333822049</text:p>
          </table:table-cell>
          <table:table-cell table:formula="of:=-[.A455]" office:value-type="float" office:value="0.167021333822049" calcext:value-type="float">
            <text:p>0.167021333822049</text:p>
          </table:table-cell>
          <table:table-cell/>
          <table:table-cell table:formula="of:= [.A455] * [.A455] - 10 * COS(2 * PI() * [.A455])" office:value-type="float" office:value="-4.95279262334178" calcext:value-type="float">
            <text:p>-4.95279262334178</text:p>
          </table:table-cell>
          <table:table-cell table:formula="of:= [.B455] * [.B455] - 10 * COS(2 * PI() * [.B455])" office:value-type="float" office:value="-4.95279262334178" calcext:value-type="float">
            <text:p>-4.95279262334178</text:p>
          </table:table-cell>
          <table:table-cell table:formula="of:= 100 * ([.A456] - [.A455]*[.A455]) * ([.A456] - [.A455]*[.A455]) + (1 - [.A455]) * (1 - [.A455])" office:value-type="float" office:value="1.36469351941214" calcext:value-type="float">
            <text:p>1.36469351941214</text:p>
          </table:table-cell>
          <table:table-cell table:formula="of:= 100 * ([.B456] - [.B455]*[.B455]) * ([.B456] - [.B455]*[.B455]) + (1 - [.B455]) * (1 - [.B455])" office:value-type="float" office:value="1.06645138598235" calcext:value-type="float">
            <text:p>1.06645138598235</text:p>
          </table:table-cell>
          <table:table-cell table:formula="of:=[.A455]*[.A455]" office:value-type="float" office:value="0.0278961259516964" calcext:value-type="float">
            <text:p>0.0278961259516964</text:p>
          </table:table-cell>
          <table:table-cell table:formula="of:=[.B455]*[.B455]" office:value-type="float" office:value="0.0278961259516964" calcext:value-type="float">
            <text:p>0.0278961259516964</text:p>
          </table:table-cell>
          <table:table-cell table:formula="of:= [.A455]*[.A455]*[.A455]*[.A455] - 16*[.A455]*[.A455] + 5*[.A455]" office:value-type="float" office:value="-1.28066649049428" calcext:value-type="float">
            <text:p>-1.28066649049428</text:p>
          </table:table-cell>
          <table:table-cell table:formula="of:= [.B455]*[.B455]*[.B455]*[.B455] - 16*[.B455]*[.B455] + 5*[.B455]" office:value-type="float" office:value="0.389546847726217" calcext:value-type="float">
            <text:p>0.3895468477262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31446741474792" calcext:value-type="float">
            <text:p>0.0331446741474792</text:p>
          </table:table-cell>
          <table:table-cell table:formula="of:=-[.A456]" office:value-type="float" office:value="-0.0331446741474792" calcext:value-type="float">
            <text:p>-0.0331446741474792</text:p>
          </table:table-cell>
          <table:table-cell/>
          <table:table-cell table:formula="of:= [.A456] * [.A456] - 10 * COS(2 * PI() * [.A456])" office:value-type="float" office:value="-9.78283511012751" calcext:value-type="float">
            <text:p>-9.78283511012751</text:p>
          </table:table-cell>
          <table:table-cell table:formula="of:= [.B456] * [.B456] - 10 * COS(2 * PI() * [.B456])" office:value-type="float" office:value="-9.78283511012751" calcext:value-type="float">
            <text:p>-9.78283511012751</text:p>
          </table:table-cell>
          <table:table-cell table:formula="of:= 100 * ([.A457] - [.A456]*[.A456]) * ([.A457] - [.A456]*[.A456]) + (1 - [.A456]) * (1 - [.A456])" office:value-type="float" office:value="16.8044731753426" calcext:value-type="float">
            <text:p>16.8044731753426</text:p>
          </table:table-cell>
          <table:table-cell table:formula="of:= 100 * ([.B457] - [.B456]*[.B456]) * ([.B457] - [.B456]*[.B456]) + (1 - [.B456]) * (1 - [.B456])" office:value-type="float" office:value="17.1125883418333" calcext:value-type="float">
            <text:p>17.1125883418333</text:p>
          </table:table-cell>
          <table:table-cell table:formula="of:=[.A456]*[.A456]" office:value-type="float" office:value="0.00109856942434258" calcext:value-type="float">
            <text:p>0.00109856942434258</text:p>
          </table:table-cell>
          <table:table-cell table:formula="of:=[.B456]*[.B456]" office:value-type="float" office:value="0.00109856942434258" calcext:value-type="float">
            <text:p>0.00109856942434258</text:p>
          </table:table-cell>
          <table:table-cell table:formula="of:= [.A456]*[.A456]*[.A456]*[.A456] - 16*[.A456]*[.A456] + 5*[.A456]" office:value-type="float" office:value="0.148147466802695" calcext:value-type="float">
            <text:p>0.148147466802695</text:p>
          </table:table-cell>
          <table:table-cell table:formula="of:= [.B456]*[.B456]*[.B456]*[.B456] - 16*[.B456]*[.B456] + 5*[.B456]" office:value-type="float" office:value="-0.183299274672097" calcext:value-type="float">
            <text:p>-0.1832992746720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9466037400998" calcext:value-type="float">
            <text:p>0.399466037400998</text:p>
          </table:table-cell>
          <table:table-cell table:formula="of:=-[.A457]" office:value-type="float" office:value="-0.399466037400998" calcext:value-type="float">
            <text:p>-0.399466037400998</text:p>
          </table:table-cell>
          <table:table-cell/>
          <table:table-cell table:formula="of:= [.A457] * [.A457] - 10 * COS(2 * PI() * [.A457])" office:value-type="float" office:value="8.22997745195776" calcext:value-type="float">
            <text:p>8.22997745195776</text:p>
          </table:table-cell>
          <table:table-cell table:formula="of:= [.B457] * [.B457] - 10 * COS(2 * PI() * [.B457])" office:value-type="float" office:value="8.22997745195776" calcext:value-type="float">
            <text:p>8.22997745195776</text:p>
          </table:table-cell>
          <table:table-cell table:formula="of:= 100 * ([.A458] - [.A457]*[.A457]) * ([.A458] - [.A457]*[.A457]) + (1 - [.A457]) * (1 - [.A457])" office:value-type="float" office:value="26.821779602456" calcext:value-type="float">
            <text:p>26.821779602456</text:p>
          </table:table-cell>
          <table:table-cell table:formula="of:= 100 * ([.B458] - [.B457]*[.B457]) * ([.B458] - [.B457]*[.B457]) + (1 - [.B457]) * (1 - [.B457])" office:value-type="float" office:value="5.77106146069182" calcext:value-type="float">
            <text:p>5.77106146069182</text:p>
          </table:table-cell>
          <table:table-cell table:formula="of:=[.A457]*[.A457]" office:value-type="float" office:value="0.159573115036856" calcext:value-type="float">
            <text:p>0.159573115036856</text:p>
          </table:table-cell>
          <table:table-cell table:formula="of:=[.B457]*[.B457]" office:value-type="float" office:value="0.159573115036856" calcext:value-type="float">
            <text:p>0.159573115036856</text:p>
          </table:table-cell>
          <table:table-cell table:formula="of:= [.A457]*[.A457]*[.A457]*[.A457] - 16*[.A457]*[.A457] + 5*[.A457]" office:value-type="float" office:value="-0.530376074542134" calcext:value-type="float">
            <text:p>-0.530376074542134</text:p>
          </table:table-cell>
          <table:table-cell table:formula="of:= [.B457]*[.B457]*[.B457]*[.B457] - 16*[.B457]*[.B457] + 5*[.B457]" office:value-type="float" office:value="-4.52503644855212" calcext:value-type="float">
            <text:p>-4.525036448552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4830797878094" calcext:value-type="float">
            <text:p>-0.354830797878094</text:p>
          </table:table-cell>
          <table:table-cell table:formula="of:=-[.A458]" office:value-type="float" office:value="0.354830797878094" calcext:value-type="float">
            <text:p>0.354830797878094</text:p>
          </table:table-cell>
          <table:table-cell/>
          <table:table-cell table:formula="of:= [.A458] * [.A458] - 10 * COS(2 * PI() * [.A458])" office:value-type="float" office:value="6.24657160812738" calcext:value-type="float">
            <text:p>6.24657160812738</text:p>
          </table:table-cell>
          <table:table-cell table:formula="of:= [.B458] * [.B458] - 10 * COS(2 * PI() * [.B458])" office:value-type="float" office:value="6.24657160812738" calcext:value-type="float">
            <text:p>6.24657160812738</text:p>
          </table:table-cell>
          <table:table-cell table:formula="of:= 100 * ([.A459] - [.A458]*[.A458]) * ([.A459] - [.A458]*[.A458]) + (1 - [.A458]) * (1 - [.A458])" office:value-type="float" office:value="4.76483829374669" calcext:value-type="float">
            <text:p>4.76483829374669</text:p>
          </table:table-cell>
          <table:table-cell table:formula="of:= 100 * ([.B459] - [.B458]*[.B458]) * ([.B459] - [.B458]*[.B458]) + (1 - [.B458]) * (1 - [.B458])" office:value-type="float" office:value="18.3058394618925" calcext:value-type="float">
            <text:p>18.3058394618925</text:p>
          </table:table-cell>
          <table:table-cell table:formula="of:=[.A458]*[.A458]" office:value-type="float" office:value="0.125904895122805" calcext:value-type="float">
            <text:p>0.125904895122805</text:p>
          </table:table-cell>
          <table:table-cell table:formula="of:=[.B458]*[.B458]" office:value-type="float" office:value="0.125904895122805" calcext:value-type="float">
            <text:p>0.125904895122805</text:p>
          </table:table-cell>
          <table:table-cell table:formula="of:= [.A458]*[.A458]*[.A458]*[.A458] - 16*[.A458]*[.A458] + 5*[.A458]" office:value-type="float" office:value="-3.77278026873946" calcext:value-type="float">
            <text:p>-3.77278026873946</text:p>
          </table:table-cell>
          <table:table-cell table:formula="of:= [.B458]*[.B458]*[.B458]*[.B458] - 16*[.B458]*[.B458] + 5*[.B458]" office:value-type="float" office:value="-0.224472289958522" calcext:value-type="float">
            <text:p>-0.2244722899585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7056050621904" calcext:value-type="float">
            <text:p>0.297056050621904</text:p>
          </table:table-cell>
          <table:table-cell table:formula="of:=-[.A459]" office:value-type="float" office:value="-0.297056050621904" calcext:value-type="float">
            <text:p>-0.297056050621904</text:p>
          </table:table-cell>
          <table:table-cell/>
          <table:table-cell table:formula="of:= [.A459] * [.A459] - 10 * COS(2 * PI() * [.A459])" office:value-type="float" office:value="3.0019730994232" calcext:value-type="float">
            <text:p>3.0019730994232</text:p>
          </table:table-cell>
          <table:table-cell table:formula="of:= [.B459] * [.B459] - 10 * COS(2 * PI() * [.B459])" office:value-type="float" office:value="3.0019730994232" calcext:value-type="float">
            <text:p>3.0019730994232</text:p>
          </table:table-cell>
          <table:table-cell table:formula="of:= 100 * ([.A460] - [.A459]*[.A459]) * ([.A460] - [.A459]*[.A459]) + (1 - [.A459]) * (1 - [.A459])" office:value-type="float" office:value="22.1060438433329" calcext:value-type="float">
            <text:p>22.1060438433329</text:p>
          </table:table-cell>
          <table:table-cell table:formula="of:= 100 * ([.B460] - [.B459]*[.B459]) * ([.B460] - [.B459]*[.B459]) + (1 - [.B459]) * (1 - [.B459])" office:value-type="float" office:value="9.99990037330852" calcext:value-type="float">
            <text:p>9.99990037330852</text:p>
          </table:table-cell>
          <table:table-cell table:formula="of:=[.A459]*[.A459]" office:value-type="float" office:value="0.0882422972110835" calcext:value-type="float">
            <text:p>0.0882422972110835</text:p>
          </table:table-cell>
          <table:table-cell table:formula="of:=[.B459]*[.B459]" office:value-type="float" office:value="0.0882422972110835" calcext:value-type="float">
            <text:p>0.0882422972110835</text:p>
          </table:table-cell>
          <table:table-cell table:formula="of:= [.A459]*[.A459]*[.A459]*[.A459] - 16*[.A459]*[.A459] + 5*[.A459]" office:value-type="float" office:value="0.0811902007492762" calcext:value-type="float">
            <text:p>0.0811902007492762</text:p>
          </table:table-cell>
          <table:table-cell table:formula="of:= [.B459]*[.B459]*[.B459]*[.B459] - 16*[.B459]*[.B459] + 5*[.B459]" office:value-type="float" office:value="-2.88937030546977" calcext:value-type="float">
            <text:p>-2.889370305469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6643857103772" calcext:value-type="float">
            <text:p>-0.376643857103772</text:p>
          </table:table-cell>
          <table:table-cell table:formula="of:=-[.A460]" office:value-type="float" office:value="0.376643857103772" calcext:value-type="float">
            <text:p>0.376643857103772</text:p>
          </table:table-cell>
          <table:table-cell/>
          <table:table-cell table:formula="of:= [.A460] * [.A460] - 10 * COS(2 * PI() * [.A460])" office:value-type="float" office:value="7.2855845835665" calcext:value-type="float">
            <text:p>7.2855845835665</text:p>
          </table:table-cell>
          <table:table-cell table:formula="of:= [.B460] * [.B460] - 10 * COS(2 * PI() * [.B460])" office:value-type="float" office:value="7.2855845835665" calcext:value-type="float">
            <text:p>7.2855845835665</text:p>
          </table:table-cell>
          <table:table-cell table:formula="of:= 100 * ([.A461] - [.A460]*[.A460]) * ([.A461] - [.A460]*[.A460]) + (1 - [.A460]) * (1 - [.A460])" office:value-type="float" office:value="3.38749035506287" calcext:value-type="float">
            <text:p>3.38749035506287</text:p>
          </table:table-cell>
          <table:table-cell table:formula="of:= 100 * ([.B461] - [.B460]*[.B460]) * ([.B461] - [.B460]*[.B460]) + (1 - [.B460]) * (1 - [.B460])" office:value-type="float" office:value="16.8626448380158" calcext:value-type="float">
            <text:p>16.8626448380158</text:p>
          </table:table-cell>
          <table:table-cell table:formula="of:=[.A460]*[.A460]" office:value-type="float" office:value="0.141860595094007" calcext:value-type="float">
            <text:p>0.141860595094007</text:p>
          </table:table-cell>
          <table:table-cell table:formula="of:=[.B460]*[.B460]" office:value-type="float" office:value="0.141860595094007" calcext:value-type="float">
            <text:p>0.141860595094007</text:p>
          </table:table-cell>
          <table:table-cell table:formula="of:= [.A460]*[.A460]*[.A460]*[.A460] - 16*[.A460]*[.A460] + 5*[.A460]" office:value-type="float" office:value="-4.13286437858255" calcext:value-type="float">
            <text:p>-4.13286437858255</text:p>
          </table:table-cell>
          <table:table-cell table:formula="of:= [.B460]*[.B460]*[.B460]*[.B460] - 16*[.B460]*[.B460] + 5*[.B460]" office:value-type="float" office:value="-0.366425807544823" calcext:value-type="float">
            <text:p>-0.3664258075448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4022047515027" calcext:value-type="float">
            <text:p>0.264022047515027</text:p>
          </table:table-cell>
          <table:table-cell table:formula="of:=-[.A461]" office:value-type="float" office:value="-0.264022047515027" calcext:value-type="float">
            <text:p>-0.264022047515027</text:p>
          </table:table-cell>
          <table:table-cell/>
          <table:table-cell table:formula="of:= [.A461] * [.A461] - 10 * COS(2 * PI() * [.A461])" office:value-type="float" office:value="0.94959952881444" calcext:value-type="float">
            <text:p>0.94959952881444</text:p>
          </table:table-cell>
          <table:table-cell table:formula="of:= [.B461] * [.B461] - 10 * COS(2 * PI() * [.B461])" office:value-type="float" office:value="0.94959952881444" calcext:value-type="float">
            <text:p>0.94959952881444</text:p>
          </table:table-cell>
          <table:table-cell table:formula="of:= 100 * ([.A462] - [.A461]*[.A461]) * ([.A462] - [.A461]*[.A461]) + (1 - [.A461]) * (1 - [.A461])" office:value-type="float" office:value="9.32965007915099" calcext:value-type="float">
            <text:p>9.32965007915099</text:p>
          </table:table-cell>
          <table:table-cell table:formula="of:= 100 * ([.B462] - [.B461]*[.B461]) * ([.B462] - [.B461]*[.B461]) + (1 - [.B461]) * (1 - [.B461])" office:value-type="float" office:value="20.595203799049" calcext:value-type="float">
            <text:p>20.595203799049</text:p>
          </table:table-cell>
          <table:table-cell table:formula="of:=[.A461]*[.A461]" office:value-type="float" office:value="0.0697076415740273" calcext:value-type="float">
            <text:p>0.0697076415740273</text:p>
          </table:table-cell>
          <table:table-cell table:formula="of:=[.B461]*[.B461]" office:value-type="float" office:value="0.0697076415740273" calcext:value-type="float">
            <text:p>0.0697076415740273</text:p>
          </table:table-cell>
          <table:table-cell table:formula="of:= [.A461]*[.A461]*[.A461]*[.A461] - 16*[.A461]*[.A461] + 5*[.A461]" office:value-type="float" office:value="0.209647127684512" calcext:value-type="float">
            <text:p>0.209647127684512</text:p>
          </table:table-cell>
          <table:table-cell table:formula="of:= [.B461]*[.B461]*[.B461]*[.B461] - 16*[.B461]*[.B461] + 5*[.B461]" office:value-type="float" office:value="-2.43057334746576" calcext:value-type="float">
            <text:p>-2.430573347465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6153024951927" calcext:value-type="float">
            <text:p>0.366153024951927</text:p>
          </table:table-cell>
          <table:table-cell table:formula="of:=-[.A462]" office:value-type="float" office:value="-0.366153024951927" calcext:value-type="float">
            <text:p>-0.366153024951927</text:p>
          </table:table-cell>
          <table:table-cell/>
          <table:table-cell table:formula="of:= [.A462] * [.A462] - 10 * COS(2 * PI() * [.A462])" office:value-type="float" office:value="6.80135573816931" calcext:value-type="float">
            <text:p>6.80135573816931</text:p>
          </table:table-cell>
          <table:table-cell table:formula="of:= [.B462] * [.B462] - 10 * COS(2 * PI() * [.B462])" office:value-type="float" office:value="6.80135573816931" calcext:value-type="float">
            <text:p>6.80135573816931</text:p>
          </table:table-cell>
          <table:table-cell table:formula="of:= 100 * ([.A463] - [.A462]*[.A462]) * ([.A463] - [.A462]*[.A462]) + (1 - [.A462]) * (1 - [.A462])" office:value-type="float" office:value="10.1994904323454" calcext:value-type="float">
            <text:p>10.1994904323454</text:p>
          </table:table-cell>
          <table:table-cell table:formula="of:= 100 * ([.B463] - [.B462]*[.B462]) * ([.B463] - [.B462]*[.B462]) + (1 - [.B462]) * (1 - [.B462])" office:value-type="float" office:value="2.06777002125889" calcext:value-type="float">
            <text:p>2.06777002125889</text:p>
          </table:table-cell>
          <table:table-cell table:formula="of:=[.A462]*[.A462]" office:value-type="float" office:value="0.134068037681447" calcext:value-type="float">
            <text:p>0.134068037681447</text:p>
          </table:table-cell>
          <table:table-cell table:formula="of:=[.B462]*[.B462]" office:value-type="float" office:value="0.134068037681447" calcext:value-type="float">
            <text:p>0.134068037681447</text:p>
          </table:table-cell>
          <table:table-cell table:formula="of:= [.A462]*[.A462]*[.A462]*[.A462] - 16*[.A462]*[.A462] + 5*[.A462]" office:value-type="float" office:value="-0.296349239415757" calcext:value-type="float">
            <text:p>-0.296349239415757</text:p>
          </table:table-cell>
          <table:table-cell table:formula="of:= [.B462]*[.B462]*[.B462]*[.B462] - 16*[.B462]*[.B462] + 5*[.B462]" office:value-type="float" office:value="-3.95787948893503" calcext:value-type="float">
            <text:p>-3.957879488935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8945195977576" calcext:value-type="float">
            <text:p>-0.178945195977576</text:p>
          </table:table-cell>
          <table:table-cell table:formula="of:=-[.A463]" office:value-type="float" office:value="0.178945195977576" calcext:value-type="float">
            <text:p>0.178945195977576</text:p>
          </table:table-cell>
          <table:table-cell/>
          <table:table-cell table:formula="of:= [.A463] * [.A463] - 10 * COS(2 * PI() * [.A463])" office:value-type="float" office:value="-4.28564526040387" calcext:value-type="float">
            <text:p>-4.28564526040387</text:p>
          </table:table-cell>
          <table:table-cell table:formula="of:= [.B463] * [.B463] - 10 * COS(2 * PI() * [.B463])" office:value-type="float" office:value="-4.28564526040387" calcext:value-type="float">
            <text:p>-4.28564526040387</text:p>
          </table:table-cell>
          <table:table-cell table:formula="of:= 100 * ([.A464] - [.A463]*[.A463]) * ([.A464] - [.A463]*[.A463]) + (1 - [.A463]) * (1 - [.A463])" office:value-type="float" office:value="1.51031642186088" calcext:value-type="float">
            <text:p>1.51031642186088</text:p>
          </table:table-cell>
          <table:table-cell table:formula="of:= 100 * ([.B464] - [.B463]*[.B463]) * ([.B464] - [.B463]*[.B463]) + (1 - [.B463]) * (1 - [.B463])" office:value-type="float" office:value="1.6491319936385" calcext:value-type="float">
            <text:p>1.6491319936385</text:p>
          </table:table-cell>
          <table:table-cell table:formula="of:=[.A463]*[.A463]" office:value-type="float" office:value="0.0320213831634531" calcext:value-type="float">
            <text:p>0.0320213831634531</text:p>
          </table:table-cell>
          <table:table-cell table:formula="of:=[.B463]*[.B463]" office:value-type="float" office:value="0.0320213831634531" calcext:value-type="float">
            <text:p>0.0320213831634531</text:p>
          </table:table-cell>
          <table:table-cell table:formula="of:= [.A463]*[.A463]*[.A463]*[.A463] - 16*[.A463]*[.A463] + 5*[.A463]" office:value-type="float" office:value="-1.40604274152343" calcext:value-type="float">
            <text:p>-1.40604274152343</text:p>
          </table:table-cell>
          <table:table-cell table:formula="of:= [.B463]*[.B463]*[.B463]*[.B463] - 16*[.B463]*[.B463] + 5*[.B463]" office:value-type="float" office:value="0.383409218252331" calcext:value-type="float">
            <text:p>0.3834092182523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67207558872178" calcext:value-type="float">
            <text:p>0.0667207558872178</text:p>
          </table:table-cell>
          <table:table-cell table:formula="of:=-[.A464]" office:value-type="float" office:value="-0.0667207558872178" calcext:value-type="float">
            <text:p>-0.0667207558872178</text:p>
          </table:table-cell>
          <table:table-cell/>
          <table:table-cell table:formula="of:= [.A464] * [.A464] - 10 * COS(2 * PI() * [.A464])" office:value-type="float" office:value="-9.12962008457519" calcext:value-type="float">
            <text:p>-9.12962008457519</text:p>
          </table:table-cell>
          <table:table-cell table:formula="of:= [.B464] * [.B464] - 10 * COS(2 * PI() * [.B464])" office:value-type="float" office:value="-9.12962008457519" calcext:value-type="float">
            <text:p>-9.12962008457519</text:p>
          </table:table-cell>
          <table:table-cell table:formula="of:= 100 * ([.A465] - [.A464]*[.A464]) * ([.A465] - [.A464]*[.A464]) + (1 - [.A464]) * (1 - [.A464])" office:value-type="float" office:value="0.956194733902353" calcext:value-type="float">
            <text:p>0.956194733902353</text:p>
          </table:table-cell>
          <table:table-cell table:formula="of:= 100 * ([.B465] - [.B464]*[.B464]) * ([.B465] - [.B464]*[.B464]) + (1 - [.B464]) * (1 - [.B464])" office:value-type="float" office:value="1.28297582627594" calcext:value-type="float">
            <text:p>1.28297582627594</text:p>
          </table:table-cell>
          <table:table-cell table:formula="of:=[.A464]*[.A464]" office:value-type="float" office:value="0.00445165926616171" calcext:value-type="float">
            <text:p>0.00445165926616171</text:p>
          </table:table-cell>
          <table:table-cell table:formula="of:=[.B464]*[.B464]" office:value-type="float" office:value="0.00445165926616171" calcext:value-type="float">
            <text:p>0.00445165926616171</text:p>
          </table:table-cell>
          <table:table-cell table:formula="of:= [.A464]*[.A464]*[.A464]*[.A464] - 16*[.A464]*[.A464] + 5*[.A464]" office:value-type="float" office:value="0.262397048447724" calcext:value-type="float">
            <text:p>0.262397048447724</text:p>
          </table:table-cell>
          <table:table-cell table:formula="of:= [.B464]*[.B464]*[.B464]*[.B464] - 16*[.B464]*[.B464] + 5*[.B464]" office:value-type="float" office:value="-0.404810510424455" calcext:value-type="float">
            <text:p>-0.4048105104244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36380578810349" calcext:value-type="float">
            <text:p>0.0336380578810349</text:p>
          </table:table-cell>
          <table:table-cell table:formula="of:=-[.A465]" office:value-type="float" office:value="-0.0336380578810349" calcext:value-type="float">
            <text:p>-0.0336380578810349</text:p>
          </table:table-cell>
          <table:table-cell/>
          <table:table-cell table:formula="of:= [.A465] * [.A465] - 10 * COS(2 * PI() * [.A465])" office:value-type="float" office:value="-9.77634580006657" calcext:value-type="float">
            <text:p>-9.77634580006657</text:p>
          </table:table-cell>
          <table:table-cell table:formula="of:= [.B465] * [.B465] - 10 * COS(2 * PI() * [.B465])" office:value-type="float" office:value="-9.77634580006657" calcext:value-type="float">
            <text:p>-9.77634580006657</text:p>
          </table:table-cell>
          <table:table-cell table:formula="of:= 100 * ([.A466] - [.A465]*[.A465]) * ([.A466] - [.A465]*[.A465]) + (1 - [.A465]) * (1 - [.A465])" office:value-type="float" office:value="2.68244402216534" calcext:value-type="float">
            <text:p>2.68244402216534</text:p>
          </table:table-cell>
          <table:table-cell table:formula="of:= 100 * ([.B466] - [.B465]*[.B465]) * ([.B466] - [.B465]*[.B465]) + (1 - [.B465]) * (1 - [.B465])" office:value-type="float" office:value="2.87735859270059" calcext:value-type="float">
            <text:p>2.87735859270059</text:p>
          </table:table-cell>
          <table:table-cell table:formula="of:=[.A465]*[.A465]" office:value-type="float" office:value="0.00113151893800786" calcext:value-type="float">
            <text:p>0.00113151893800786</text:p>
          </table:table-cell>
          <table:table-cell table:formula="of:=[.B465]*[.B465]" office:value-type="float" office:value="0.00113151893800786" calcext:value-type="float">
            <text:p>0.00113151893800786</text:p>
          </table:table-cell>
          <table:table-cell table:formula="of:= [.A465]*[.A465]*[.A465]*[.A465] - 16*[.A465]*[.A465] + 5*[.A465]" office:value-type="float" office:value="0.150087266732156" calcext:value-type="float">
            <text:p>0.150087266732156</text:p>
          </table:table-cell>
          <table:table-cell table:formula="of:= [.B465]*[.B465]*[.B465]*[.B465] - 16*[.B465]*[.B465] + 5*[.B465]" office:value-type="float" office:value="-0.186293312078193" calcext:value-type="float">
            <text:p>-0.1862933120781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336572854314" calcext:value-type="float">
            <text:p>0.13336572854314</text:p>
          </table:table-cell>
          <table:table-cell table:formula="of:=-[.A466]" office:value-type="float" office:value="-0.13336572854314" calcext:value-type="float">
            <text:p>-0.13336572854314</text:p>
          </table:table-cell>
          <table:table-cell/>
          <table:table-cell table:formula="of:= [.A466] * [.A466] - 10 * COS(2 * PI() * [.A466])" office:value-type="float" office:value="-6.6720068725119" calcext:value-type="float">
            <text:p>-6.6720068725119</text:p>
          </table:table-cell>
          <table:table-cell table:formula="of:= [.B466] * [.B466] - 10 * COS(2 * PI() * [.B466])" office:value-type="float" office:value="-6.6720068725119" calcext:value-type="float">
            <text:p>-6.6720068725119</text:p>
          </table:table-cell>
          <table:table-cell table:formula="of:= 100 * ([.A467] - [.A466]*[.A466]) * ([.A467] - [.A466]*[.A466]) + (1 - [.A466]) * (1 - [.A466])" office:value-type="float" office:value="21.861031202285" calcext:value-type="float">
            <text:p>21.861031202285</text:p>
          </table:table-cell>
          <table:table-cell table:formula="of:= 100 * ([.B467] - [.B466]*[.B466]) * ([.B467] - [.B466]*[.B466]) + (1 - [.B466]) * (1 - [.B466])" office:value-type="float" office:value="25.7898668665176" calcext:value-type="float">
            <text:p>25.7898668665176</text:p>
          </table:table-cell>
          <table:table-cell table:formula="of:=[.A466]*[.A466]" office:value-type="float" office:value="0.0177864175498425" calcext:value-type="float">
            <text:p>0.0177864175498425</text:p>
          </table:table-cell>
          <table:table-cell table:formula="of:=[.B466]*[.B466]" office:value-type="float" office:value="0.0177864175498425" calcext:value-type="float">
            <text:p>0.0177864175498425</text:p>
          </table:table-cell>
          <table:table-cell table:formula="of:= [.A466]*[.A466]*[.A466]*[.A466] - 16*[.A466]*[.A466] + 5*[.A466]" office:value-type="float" office:value="0.382562318567477" calcext:value-type="float">
            <text:p>0.382562318567477</text:p>
          </table:table-cell>
          <table:table-cell table:formula="of:= [.B466]*[.B466]*[.B466]*[.B466] - 16*[.B466]*[.B466] + 5*[.B466]" office:value-type="float" office:value="-0.951094966863923" calcext:value-type="float">
            <text:p>-0.9510949668639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7242359309457" calcext:value-type="float">
            <text:p>0.477242359309457</text:p>
          </table:table-cell>
          <table:table-cell table:formula="of:=-[.A467]" office:value-type="float" office:value="-0.477242359309457" calcext:value-type="float">
            <text:p>-0.477242359309457</text:p>
          </table:table-cell>
          <table:table-cell/>
          <table:table-cell table:formula="of:= [.A467] * [.A467] - 10 * COS(2 * PI() * [.A467])" office:value-type="float" office:value="10.1257029607027" calcext:value-type="float">
            <text:p>10.1257029607027</text:p>
          </table:table-cell>
          <table:table-cell table:formula="of:= [.B467] * [.B467] - 10 * COS(2 * PI() * [.B467])" office:value-type="float" office:value="10.1257029607027" calcext:value-type="float">
            <text:p>10.1257029607027</text:p>
          </table:table-cell>
          <table:table-cell table:formula="of:= 100 * ([.A468] - [.A467]*[.A467]) * ([.A468] - [.A467]*[.A467]) + (1 - [.A467]) * (1 - [.A467])" office:value-type="float" office:value="21.0127219178048" calcext:value-type="float">
            <text:p>21.0127219178048</text:p>
          </table:table-cell>
          <table:table-cell table:formula="of:= 100 * ([.B468] - [.B467]*[.B467]) * ([.B468] - [.B467]*[.B467]) + (1 - [.B467]) * (1 - [.B467])" office:value-type="float" office:value="2.18224630411394" calcext:value-type="float">
            <text:p>2.18224630411394</text:p>
          </table:table-cell>
          <table:table-cell table:formula="of:=[.A467]*[.A467]" office:value-type="float" office:value="0.227760269519257" calcext:value-type="float">
            <text:p>0.227760269519257</text:p>
          </table:table-cell>
          <table:table-cell table:formula="of:=[.B467]*[.B467]" office:value-type="float" office:value="0.227760269519257" calcext:value-type="float">
            <text:p>0.227760269519257</text:p>
          </table:table-cell>
          <table:table-cell table:formula="of:= [.A467]*[.A467]*[.A467]*[.A467] - 16*[.A467]*[.A467] + 5*[.A467]" office:value-type="float" office:value="-1.20607777538934" calcext:value-type="float">
            <text:p>-1.20607777538934</text:p>
          </table:table-cell>
          <table:table-cell table:formula="of:= [.B467]*[.B467]*[.B467]*[.B467] - 16*[.B467]*[.B467] + 5*[.B467]" office:value-type="float" office:value="-5.97850136848392" calcext:value-type="float">
            <text:p>-5.978501368483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27645553532057" calcext:value-type="float">
            <text:p>-0.227645553532057</text:p>
          </table:table-cell>
          <table:table-cell table:formula="of:=-[.A468]" office:value-type="float" office:value="0.227645553532057" calcext:value-type="float">
            <text:p>0.227645553532057</text:p>
          </table:table-cell>
          <table:table-cell/>
          <table:table-cell table:formula="of:= [.A468] * [.A468] - 10 * COS(2 * PI() * [.A468])" office:value-type="float" office:value="-1.34813507283996" calcext:value-type="float">
            <text:p>-1.34813507283996</text:p>
          </table:table-cell>
          <table:table-cell table:formula="of:= [.B468] * [.B468] - 10 * COS(2 * PI() * [.B468])" office:value-type="float" office:value="-1.34813507283996" calcext:value-type="float">
            <text:p>-1.34813507283996</text:p>
          </table:table-cell>
          <table:table-cell table:formula="of:= 100 * ([.A469] - [.A468]*[.A468]) * ([.A469] - [.A468]*[.A468]) + (1 - [.A468]) * (1 - [.A468])" office:value-type="float" office:value="12.2506457864464" calcext:value-type="float">
            <text:p>12.2506457864464</text:p>
          </table:table-cell>
          <table:table-cell table:formula="of:= 100 * ([.B469] - [.B468]*[.B468]) * ([.B469] - [.B468]*[.B468]) + (1 - [.B468]) * (1 - [.B468])" office:value-type="float" office:value="5.61988006926648" calcext:value-type="float">
            <text:p>5.61988006926648</text:p>
          </table:table-cell>
          <table:table-cell table:formula="of:=[.A468]*[.A468]" office:value-type="float" office:value="0.0518224980429164" calcext:value-type="float">
            <text:p>0.0518224980429164</text:p>
          </table:table-cell>
          <table:table-cell table:formula="of:=[.B468]*[.B468]" office:value-type="float" office:value="0.0518224980429164" calcext:value-type="float">
            <text:p>0.0518224980429164</text:p>
          </table:table-cell>
          <table:table-cell table:formula="of:= [.A468]*[.A468]*[.A468]*[.A468] - 16*[.A468]*[.A468] + 5*[.A468]" office:value-type="float" office:value="-1.96470216504354" calcext:value-type="float">
            <text:p>-1.96470216504354</text:p>
          </table:table-cell>
          <table:table-cell table:formula="of:= [.B468]*[.B468]*[.B468]*[.B468] - 16*[.B468]*[.B468] + 5*[.B468]" office:value-type="float" office:value="0.311753370277028" calcext:value-type="float">
            <text:p>0.3117533702770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5950780021958" calcext:value-type="float">
            <text:p>-0.275950780021958</text:p>
          </table:table-cell>
          <table:table-cell table:formula="of:=-[.A469]" office:value-type="float" office:value="0.275950780021958" calcext:value-type="float">
            <text:p>0.275950780021958</text:p>
          </table:table-cell>
          <table:table-cell/>
          <table:table-cell table:formula="of:= [.A469] * [.A469] - 10 * COS(2 * PI() * [.A469])" office:value-type="float" office:value="1.69946899960504" calcext:value-type="float">
            <text:p>1.69946899960504</text:p>
          </table:table-cell>
          <table:table-cell table:formula="of:= [.B469] * [.B469] - 10 * COS(2 * PI() * [.B469])" office:value-type="float" office:value="1.69946899960504" calcext:value-type="float">
            <text:p>1.69946899960504</text:p>
          </table:table-cell>
          <table:table-cell table:formula="of:= 100 * ([.A470] - [.A469]*[.A469]) * ([.A470] - [.A469]*[.A469]) + (1 - [.A469]) * (1 - [.A469])" office:value-type="float" office:value="5.96782065196511" calcext:value-type="float">
            <text:p>5.96782065196511</text:p>
          </table:table-cell>
          <table:table-cell table:formula="of:= 100 * ([.B470] - [.B469]*[.B469]) * ([.B470] - [.B469]*[.B469]) + (1 - [.B469]) * (1 - [.B469])" office:value-type="float" office:value="13.5288404996131" calcext:value-type="float">
            <text:p>13.5288404996131</text:p>
          </table:table-cell>
          <table:table-cell table:formula="of:=[.A469]*[.A469]" office:value-type="float" office:value="0.0761488329947271" calcext:value-type="float">
            <text:p>0.0761488329947271</text:p>
          </table:table-cell>
          <table:table-cell table:formula="of:=[.B469]*[.B469]" office:value-type="float" office:value="0.0761488329947271" calcext:value-type="float">
            <text:p>0.0761488329947271</text:p>
          </table:table-cell>
          <table:table-cell table:formula="of:= [.A469]*[.A469]*[.A469]*[.A469] - 16*[.A469]*[.A469] + 5*[.A469]" office:value-type="float" office:value="-2.59233658325896" calcext:value-type="float">
            <text:p>-2.59233658325896</text:p>
          </table:table-cell>
          <table:table-cell table:formula="of:= [.B469]*[.B469]*[.B469]*[.B469] - 16*[.B469]*[.B469] + 5*[.B469]" office:value-type="float" office:value="0.167171216960616" calcext:value-type="float">
            <text:p>0.1671712169606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4469985519536" calcext:value-type="float">
            <text:p>0.284469985519536</text:p>
          </table:table-cell>
          <table:table-cell table:formula="of:=-[.A470]" office:value-type="float" office:value="-0.284469985519536" calcext:value-type="float">
            <text:p>-0.284469985519536</text:p>
          </table:table-cell>
          <table:table-cell/>
          <table:table-cell table:formula="of:= [.A470] * [.A470] - 10 * COS(2 * PI() * [.A470])" office:value-type="float" office:value="2.22984377358554" calcext:value-type="float">
            <text:p>2.22984377358554</text:p>
          </table:table-cell>
          <table:table-cell table:formula="of:= [.B470] * [.B470] - 10 * COS(2 * PI() * [.B470])" office:value-type="float" office:value="2.22984377358554" calcext:value-type="float">
            <text:p>2.22984377358554</text:p>
          </table:table-cell>
          <table:table-cell table:formula="of:= 100 * ([.A471] - [.A470]*[.A470]) * ([.A471] - [.A470]*[.A470]) + (1 - [.A470]) * (1 - [.A470])" office:value-type="float" office:value="1.31222746497093" calcext:value-type="float">
            <text:p>1.31222746497093</text:p>
          </table:table-cell>
          <table:table-cell table:formula="of:= 100 * ([.B471] - [.B470]*[.B470]) * ([.B471] - [.B470]*[.B470]) + (1 - [.B470]) * (1 - [.B470])" office:value-type="float" office:value="2.17389395597295" calcext:value-type="float">
            <text:p>2.17389395597295</text:p>
          </table:table-cell>
          <table:table-cell table:formula="of:=[.A470]*[.A470]" office:value-type="float" office:value="0.0809231726614849" calcext:value-type="float">
            <text:p>0.0809231726614849</text:p>
          </table:table-cell>
          <table:table-cell table:formula="of:=[.B470]*[.B470]" office:value-type="float" office:value="0.0809231726614849" calcext:value-type="float">
            <text:p>0.0809231726614849</text:p>
          </table:table-cell>
          <table:table-cell table:formula="of:= [.A470]*[.A470]*[.A470]*[.A470] - 16*[.A470]*[.A470] + 5*[.A470]" office:value-type="float" office:value="0.134127724887521" calcext:value-type="float">
            <text:p>0.134127724887521</text:p>
          </table:table-cell>
          <table:table-cell table:formula="of:= [.B470]*[.B470]*[.B470]*[.B470] - 16*[.B470]*[.B470] + 5*[.B470]" office:value-type="float" office:value="-2.71057213030784" calcext:value-type="float">
            <text:p>-2.710572130307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853320013266057" calcext:value-type="float">
            <text:p>-0.00853320013266057</text:p>
          </table:table-cell>
          <table:table-cell table:formula="of:=-[.A471]" office:value-type="float" office:value="0.00853320013266057" calcext:value-type="float">
            <text:p>0.00853320013266057</text:p>
          </table:table-cell>
          <table:table-cell/>
          <table:table-cell table:formula="of:= [.A471] * [.A471] - 10 * COS(2 * PI() * [.A471])" office:value-type="float" office:value="-9.98555742284129" calcext:value-type="float">
            <text:p>-9.98555742284129</text:p>
          </table:table-cell>
          <table:table-cell table:formula="of:= [.B471] * [.B471] - 10 * COS(2 * PI() * [.B471])" office:value-type="float" office:value="-9.98555742284129" calcext:value-type="float">
            <text:p>-9.98555742284129</text:p>
          </table:table-cell>
          <table:table-cell table:formula="of:= 100 * ([.A472] - [.A471]*[.A471]) * ([.A472] - [.A471]*[.A471]) + (1 - [.A471]) * (1 - [.A471])" office:value-type="float" office:value="3.35678220603144" calcext:value-type="float">
            <text:p>3.35678220603144</text:p>
          </table:table-cell>
          <table:table-cell table:formula="of:= 100 * ([.B472] - [.B471]*[.B471]) * ([.B472] - [.B471]*[.B471]) + (1 - [.B471]) * (1 - [.B471])" office:value-type="float" office:value="3.31819641409284" calcext:value-type="float">
            <text:p>3.31819641409284</text:p>
          </table:table-cell>
          <table:table-cell table:formula="of:=[.A471]*[.A471]" office:value-type="float" office:value="0.0000728155045040383" calcext:value-type="float">
            <text:p>7.28155045040383E-05</text:p>
          </table:table-cell>
          <table:table-cell table:formula="of:=[.B471]*[.B471]" office:value-type="float" office:value="0.0000728155045040383" calcext:value-type="float">
            <text:p>7.28155045040383E-05</text:p>
          </table:table-cell>
          <table:table-cell table:formula="of:= [.A471]*[.A471]*[.A471]*[.A471] - 16*[.A471]*[.A471] + 5*[.A471]" office:value-type="float" office:value="-0.0438310434332698" calcext:value-type="float">
            <text:p>-0.0438310434332698</text:p>
          </table:table-cell>
          <table:table-cell table:formula="of:= [.B471]*[.B471]*[.B471]*[.B471] - 16*[.B471]*[.B471] + 5*[.B471]" office:value-type="float" office:value="0.0415009578933359" calcext:value-type="float">
            <text:p>0.04150095789333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2886100229807" calcext:value-type="float">
            <text:p>-0.152886100229807</text:p>
          </table:table-cell>
          <table:table-cell table:formula="of:=-[.A472]" office:value-type="float" office:value="0.152886100229807" calcext:value-type="float">
            <text:p>0.152886100229807</text:p>
          </table:table-cell>
          <table:table-cell/>
          <table:table-cell table:formula="of:= [.A472] * [.A472] - 10 * COS(2 * PI() * [.A472])" office:value-type="float" office:value="-5.70681364475999" calcext:value-type="float">
            <text:p>-5.70681364475999</text:p>
          </table:table-cell>
          <table:table-cell table:formula="of:= [.B472] * [.B472] - 10 * COS(2 * PI() * [.B472])" office:value-type="float" office:value="-5.70681364475999" calcext:value-type="float">
            <text:p>-5.70681364475999</text:p>
          </table:table-cell>
          <table:table-cell table:formula="of:= 100 * ([.A473] - [.A472]*[.A472]) * ([.A473] - [.A472]*[.A472]) + (1 - [.A472]) * (1 - [.A472])" office:value-type="float" office:value="8.52940141112872" calcext:value-type="float">
            <text:p>8.52940141112872</text:p>
          </table:table-cell>
          <table:table-cell table:formula="of:= 100 * ([.B473] - [.B472]*[.B472]) * ([.B473] - [.B472]*[.B472]) + (1 - [.B472]) * (1 - [.B472])" office:value-type="float" office:value="10.6452200548277" calcext:value-type="float">
            <text:p>10.6452200548277</text:p>
          </table:table-cell>
          <table:table-cell table:formula="of:=[.A472]*[.A472]" office:value-type="float" office:value="0.0233741596434787" calcext:value-type="float">
            <text:p>0.0233741596434787</text:p>
          </table:table-cell>
          <table:table-cell table:formula="of:=[.B472]*[.B472]" office:value-type="float" office:value="0.0233741596434787" calcext:value-type="float">
            <text:p>0.0233741596434787</text:p>
          </table:table-cell>
          <table:table-cell table:formula="of:= [.A472]*[.A472]*[.A472]*[.A472] - 16*[.A472]*[.A472] + 5*[.A472]" office:value-type="float" office:value="-1.13787070410566" calcext:value-type="float">
            <text:p>-1.13787070410566</text:p>
          </table:table-cell>
          <table:table-cell table:formula="of:= [.B472]*[.B472]*[.B472]*[.B472] - 16*[.B472]*[.B472] + 5*[.B472]" office:value-type="float" office:value="0.390990298192416" calcext:value-type="float">
            <text:p>0.3909902981924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1707069496624" calcext:value-type="float">
            <text:p>0.291707069496624</text:p>
          </table:table-cell>
          <table:table-cell table:formula="of:=-[.A473]" office:value-type="float" office:value="-0.291707069496624" calcext:value-type="float">
            <text:p>-0.291707069496624</text:p>
          </table:table-cell>
          <table:table-cell/>
          <table:table-cell table:formula="of:= [.A473] * [.A473] - 10 * COS(2 * PI() * [.A473])" office:value-type="float" office:value="2.67573546649671" calcext:value-type="float">
            <text:p>2.67573546649671</text:p>
          </table:table-cell>
          <table:table-cell table:formula="of:= [.B473] * [.B473] - 10 * COS(2 * PI() * [.B473])" office:value-type="float" office:value="2.67573546649671" calcext:value-type="float">
            <text:p>2.67573546649671</text:p>
          </table:table-cell>
          <table:table-cell table:formula="of:= 100 * ([.A474] - [.A473]*[.A473]) * ([.A474] - [.A473]*[.A473]) + (1 - [.A473]) * (1 - [.A473])" office:value-type="float" office:value="1.00509957690972" calcext:value-type="float">
            <text:p>1.00509957690972</text:p>
          </table:table-cell>
          <table:table-cell table:formula="of:= 100 * ([.B474] - [.B473]*[.B473]) * ([.B474] - [.B473]*[.B473]) + (1 - [.B473]) * (1 - [.B473])" office:value-type="float" office:value="2.6532435036857" calcext:value-type="float">
            <text:p>2.6532435036857</text:p>
          </table:table-cell>
          <table:table-cell table:formula="of:=[.A473]*[.A473]" office:value-type="float" office:value="0.0850930143943083" calcext:value-type="float">
            <text:p>0.0850930143943083</text:p>
          </table:table-cell>
          <table:table-cell table:formula="of:=[.B473]*[.B473]" office:value-type="float" office:value="0.0850930143943083" calcext:value-type="float">
            <text:p>0.0850930143943083</text:p>
          </table:table-cell>
          <table:table-cell table:formula="of:= [.A473]*[.A473]*[.A473]*[.A473] - 16*[.A473]*[.A473] + 5*[.A473]" office:value-type="float" office:value="0.104287938272898" calcext:value-type="float">
            <text:p>0.104287938272898</text:p>
          </table:table-cell>
          <table:table-cell table:formula="of:= [.B473]*[.B473]*[.B473]*[.B473] - 16*[.B473]*[.B473] + 5*[.B473]" office:value-type="float" office:value="-2.81278275669334" calcext:value-type="float">
            <text:p>-2.812782756693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41408684430644" calcext:value-type="float">
            <text:p>0.0141408684430644</text:p>
          </table:table-cell>
          <table:table-cell table:formula="of:=-[.A474]" office:value-type="float" office:value="-0.0141408684430644" calcext:value-type="float">
            <text:p>-0.0141408684430644</text:p>
          </table:table-cell>
          <table:table-cell/>
          <table:table-cell table:formula="of:= [.A474] * [.A474] - 10 * COS(2 * PI() * [.A474])" office:value-type="float" office:value="-9.9603546523207" calcext:value-type="float">
            <text:p>-9.9603546523207</text:p>
          </table:table-cell>
          <table:table-cell table:formula="of:= [.B474] * [.B474] - 10 * COS(2 * PI() * [.B474])" office:value-type="float" office:value="-9.9603546523207" calcext:value-type="float">
            <text:p>-9.9603546523207</text:p>
          </table:table-cell>
          <table:table-cell table:formula="of:= 100 * ([.A475] - [.A474]*[.A474]) * ([.A475] - [.A474]*[.A474]) + (1 - [.A474]) * (1 - [.A474])" office:value-type="float" office:value="4.91040871162652" calcext:value-type="float">
            <text:p>4.91040871162652</text:p>
          </table:table-cell>
          <table:table-cell table:formula="of:= 100 * ([.B475] - [.B474]*[.B474]) * ([.B475] - [.B474]*[.B474]) + (1 - [.B474]) * (1 - [.B474])" office:value-type="float" office:value="4.95111452033919" calcext:value-type="float">
            <text:p>4.95111452033919</text:p>
          </table:table-cell>
          <table:table-cell table:formula="of:=[.A474]*[.A474]" office:value-type="float" office:value="0.000199964160324054" calcext:value-type="float">
            <text:p>0.000199964160324054</text:p>
          </table:table-cell>
          <table:table-cell table:formula="of:=[.B474]*[.B474]" office:value-type="float" office:value="0.000199964160324054" calcext:value-type="float">
            <text:p>0.000199964160324054</text:p>
          </table:table-cell>
          <table:table-cell table:formula="of:= [.A474]*[.A474]*[.A474]*[.A474] - 16*[.A474]*[.A474] + 5*[.A474]" office:value-type="float" office:value="0.0675049556358025" calcext:value-type="float">
            <text:p>0.0675049556358025</text:p>
          </table:table-cell>
          <table:table-cell table:formula="of:= [.B474]*[.B474]*[.B474]*[.B474] - 16*[.B474]*[.B474] + 5*[.B474]" office:value-type="float" office:value="-0.0739037287948414" calcext:value-type="float">
            <text:p>-0.07390372879484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825634045992" calcext:value-type="float">
            <text:p>-0.19825634045992</text:p>
          </table:table-cell>
          <table:table-cell table:formula="of:=-[.A475]" office:value-type="float" office:value="0.19825634045992" calcext:value-type="float">
            <text:p>0.19825634045992</text:p>
          </table:table-cell>
          <table:table-cell/>
          <table:table-cell table:formula="of:= [.A475] * [.A475] - 10 * COS(2 * PI() * [.A475])" office:value-type="float" office:value="-3.15487207216198" calcext:value-type="float">
            <text:p>-3.15487207216198</text:p>
          </table:table-cell>
          <table:table-cell table:formula="of:= [.B475] * [.B475] - 10 * COS(2 * PI() * [.B475])" office:value-type="float" office:value="-3.15487207216198" calcext:value-type="float">
            <text:p>-3.15487207216198</text:p>
          </table:table-cell>
          <table:table-cell table:formula="of:= 100 * ([.A476] - [.A475]*[.A475]) * ([.A476] - [.A475]*[.A475]) + (1 - [.A475]) * (1 - [.A475])" office:value-type="float" office:value="1.43606955037642" calcext:value-type="float">
            <text:p>1.43606955037642</text:p>
          </table:table-cell>
          <table:table-cell table:formula="of:= 100 * ([.B476] - [.B475]*[.B475]) * ([.B476] - [.B475]*[.B475]) + (1 - [.B475]) * (1 - [.B475])" office:value-type="float" office:value="1.23609229906651" calcext:value-type="float">
            <text:p>1.23609229906651</text:p>
          </table:table-cell>
          <table:table-cell table:formula="of:=[.A475]*[.A475]" office:value-type="float" office:value="0.0393055765325599" calcext:value-type="float">
            <text:p>0.0393055765325599</text:p>
          </table:table-cell>
          <table:table-cell table:formula="of:=[.B475]*[.B475]" office:value-type="float" office:value="0.0393055765325599" calcext:value-type="float">
            <text:p>0.0393055765325599</text:p>
          </table:table-cell>
          <table:table-cell table:formula="of:= [.A475]*[.A475]*[.A475]*[.A475] - 16*[.A475]*[.A475] + 5*[.A475]" office:value-type="float" office:value="-1.618625998474" calcext:value-type="float">
            <text:p>-1.618625998474</text:p>
          </table:table-cell>
          <table:table-cell table:formula="of:= [.B475]*[.B475]*[.B475]*[.B475] - 16*[.B475]*[.B475] + 5*[.B475]" office:value-type="float" office:value="0.363937406125201" calcext:value-type="float">
            <text:p>0.3639374061252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77203543903306" calcext:value-type="float">
            <text:p>0.0377203543903306</text:p>
          </table:table-cell>
          <table:table-cell table:formula="of:=-[.A476]" office:value-type="float" office:value="-0.0377203543903306" calcext:value-type="float">
            <text:p>-0.0377203543903306</text:p>
          </table:table-cell>
          <table:table-cell/>
          <table:table-cell table:formula="of:= [.A476] * [.A476] - 10 * COS(2 * PI() * [.A476])" office:value-type="float" office:value="-9.71903494493209" calcext:value-type="float">
            <text:p>-9.71903494493209</text:p>
          </table:table-cell>
          <table:table-cell table:formula="of:= [.B476] * [.B476] - 10 * COS(2 * PI() * [.B476])" office:value-type="float" office:value="-9.71903494493209" calcext:value-type="float">
            <text:p>-9.71903494493209</text:p>
          </table:table-cell>
          <table:table-cell table:formula="of:= 100 * ([.A477] - [.A476]*[.A476]) * ([.A477] - [.A476]*[.A476]) + (1 - [.A476]) * (1 - [.A476])" office:value-type="float" office:value="16.7972550861951" calcext:value-type="float">
            <text:p>16.7972550861951</text:p>
          </table:table-cell>
          <table:table-cell table:formula="of:= 100 * ([.B477] - [.B476]*[.B476]) * ([.B477] - [.B476]*[.B476]) + (1 - [.B476]) * (1 - [.B476])" office:value-type="float" office:value="16.7222118843309" calcext:value-type="float">
            <text:p>16.7222118843309</text:p>
          </table:table-cell>
          <table:table-cell table:formula="of:=[.A476]*[.A476]" office:value-type="float" office:value="0.00142282513533213" calcext:value-type="float">
            <text:p>0.00142282513533213</text:p>
          </table:table-cell>
          <table:table-cell table:formula="of:=[.B476]*[.B476]" office:value-type="float" office:value="0.00142282513533213" calcext:value-type="float">
            <text:p>0.00142282513533213</text:p>
          </table:table-cell>
          <table:table-cell table:formula="of:= [.A476]*[.A476]*[.A476]*[.A476] - 16*[.A476]*[.A476] + 5*[.A476]" office:value-type="float" office:value="0.165838594217705" calcext:value-type="float">
            <text:p>0.165838594217705</text:p>
          </table:table-cell>
          <table:table-cell table:formula="of:= [.B476]*[.B476]*[.B476]*[.B476] - 16*[.B476]*[.B476] + 5*[.B476]" office:value-type="float" office:value="-0.211364949685601" calcext:value-type="float">
            <text:p>-0.2113649496856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696483744774" calcext:value-type="float">
            <text:p>-0.39696483744774</text:p>
          </table:table-cell>
          <table:table-cell table:formula="of:=-[.A477]" office:value-type="float" office:value="0.39696483744774" calcext:value-type="float">
            <text:p>0.39696483744774</text:p>
          </table:table-cell>
          <table:table-cell/>
          <table:table-cell table:formula="of:= [.A477] * [.A477] - 10 * COS(2 * PI() * [.A477])" office:value-type="float" office:value="8.13419321354973" calcext:value-type="float">
            <text:p>8.13419321354973</text:p>
          </table:table-cell>
          <table:table-cell table:formula="of:= [.B477] * [.B477] - 10 * COS(2 * PI() * [.B477])" office:value-type="float" office:value="8.13419321354973" calcext:value-type="float">
            <text:p>8.13419321354973</text:p>
          </table:table-cell>
          <table:table-cell table:formula="of:= 100 * ([.A478] - [.A477]*[.A477]) * ([.A478] - [.A477]*[.A477]) + (1 - [.A477]) * (1 - [.A477])" office:value-type="float" office:value="8.99172960358462" calcext:value-type="float">
            <text:p>8.99172960358462</text:p>
          </table:table-cell>
          <table:table-cell table:formula="of:= 100 * ([.B478] - [.B477]*[.B477]) * ([.B478] - [.B477]*[.B477]) + (1 - [.B477]) * (1 - [.B477])" office:value-type="float" office:value="34.0612435391572" calcext:value-type="float">
            <text:p>34.0612435391572</text:p>
          </table:table-cell>
          <table:table-cell table:formula="of:=[.A477]*[.A477]" office:value-type="float" office:value="0.157581082169911" calcext:value-type="float">
            <text:p>0.157581082169911</text:p>
          </table:table-cell>
          <table:table-cell table:formula="of:=[.B477]*[.B477]" office:value-type="float" office:value="0.157581082169911" calcext:value-type="float">
            <text:p>0.157581082169911</text:p>
          </table:table-cell>
          <table:table-cell table:formula="of:= [.A477]*[.A477]*[.A477]*[.A477] - 16*[.A477]*[.A477] + 5*[.A477]" office:value-type="float" office:value="-4.48128970449943" calcext:value-type="float">
            <text:p>-4.48128970449943</text:p>
          </table:table-cell>
          <table:table-cell table:formula="of:= [.B477]*[.B477]*[.B477]*[.B477] - 16*[.B477]*[.B477] + 5*[.B477]" office:value-type="float" office:value="-0.511641330022032" calcext:value-type="float">
            <text:p>-0.5116413300220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291518941056" calcext:value-type="float">
            <text:p>0.42291518941056</text:p>
          </table:table-cell>
          <table:table-cell table:formula="of:=-[.A478]" office:value-type="float" office:value="-0.42291518941056" calcext:value-type="float">
            <text:p>-0.42291518941056</text:p>
          </table:table-cell>
          <table:table-cell/>
          <table:table-cell table:formula="of:= [.A478] * [.A478] - 10 * COS(2 * PI() * [.A478])" office:value-type="float" office:value="9.02869041393089" calcext:value-type="float">
            <text:p>9.02869041393089</text:p>
          </table:table-cell>
          <table:table-cell table:formula="of:= [.B478] * [.B478] - 10 * COS(2 * PI() * [.B478])" office:value-type="float" office:value="9.02869041393089" calcext:value-type="float">
            <text:p>9.02869041393089</text:p>
          </table:table-cell>
          <table:table-cell table:formula="of:= 100 * ([.A479] - [.A478]*[.A478]) * ([.A479] - [.A478]*[.A478]) + (1 - [.A478]) * (1 - [.A478])" office:value-type="float" office:value="1.49109521112846" calcext:value-type="float">
            <text:p>1.49109521112846</text:p>
          </table:table-cell>
          <table:table-cell table:formula="of:= 100 * ([.B479] - [.B478]*[.B478]) * ([.B479] - [.B478]*[.B478]) + (1 - [.B478]) * (1 - [.B478])" office:value-type="float" office:value="23.6777115370164" calcext:value-type="float">
            <text:p>23.6777115370164</text:p>
          </table:table-cell>
          <table:table-cell table:formula="of:=[.A478]*[.A478]" office:value-type="float" office:value="0.17885725743417" calcext:value-type="float">
            <text:p>0.17885725743417</text:p>
          </table:table-cell>
          <table:table-cell table:formula="of:=[.B478]*[.B478]" office:value-type="float" office:value="0.17885725743417" calcext:value-type="float">
            <text:p>0.17885725743417</text:p>
          </table:table-cell>
          <table:table-cell table:formula="of:= [.A478]*[.A478]*[.A478]*[.A478] - 16*[.A478]*[.A478] + 5*[.A478]" office:value-type="float" office:value="-0.715150253357043" calcext:value-type="float">
            <text:p>-0.715150253357043</text:p>
          </table:table-cell>
          <table:table-cell table:formula="of:= [.B478]*[.B478]*[.B478]*[.B478] - 16*[.B478]*[.B478] + 5*[.B478]" office:value-type="float" office:value="-4.94430214746264" calcext:value-type="float">
            <text:p>-4.944302147462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6470840801485" calcext:value-type="float">
            <text:p>0.286470840801485</text:p>
          </table:table-cell>
          <table:table-cell table:formula="of:=-[.A479]" office:value-type="float" office:value="-0.286470840801485" calcext:value-type="float">
            <text:p>-0.286470840801485</text:p>
          </table:table-cell>
          <table:table-cell/>
          <table:table-cell table:formula="of:= [.A479] * [.A479] - 10 * COS(2 * PI() * [.A479])" office:value-type="float" office:value="2.35359350413127" calcext:value-type="float">
            <text:p>2.35359350413127</text:p>
          </table:table-cell>
          <table:table-cell table:formula="of:= [.B479] * [.B479] - 10 * COS(2 * PI() * [.B479])" office:value-type="float" office:value="2.35359350413127" calcext:value-type="float">
            <text:p>2.35359350413127</text:p>
          </table:table-cell>
          <table:table-cell table:formula="of:= 100 * ([.A480] - [.A479]*[.A479]) * ([.A480] - [.A479]*[.A479]) + (1 - [.A479]) * (1 - [.A479])" office:value-type="float" office:value="30.3916904366829" calcext:value-type="float">
            <text:p>30.3916904366829</text:p>
          </table:table-cell>
          <table:table-cell table:formula="of:= 100 * ([.B480] - [.B479]*[.B479]) * ([.B480] - [.B479]*[.B479]) + (1 - [.B479]) * (1 - [.B479])" office:value-type="float" office:value="16.2870402795213" calcext:value-type="float">
            <text:p>16.2870402795213</text:p>
          </table:table-cell>
          <table:table-cell table:formula="of:=[.A479]*[.A479]" office:value-type="float" office:value="0.0820655426295097" calcext:value-type="float">
            <text:p>0.0820655426295097</text:p>
          </table:table-cell>
          <table:table-cell table:formula="of:=[.B479]*[.B479]" office:value-type="float" office:value="0.0820655426295097" calcext:value-type="float">
            <text:p>0.0820655426295097</text:p>
          </table:table-cell>
          <table:table-cell table:formula="of:= [.A479]*[.A479]*[.A479]*[.A479] - 16*[.A479]*[.A479] + 5*[.A479]" office:value-type="float" office:value="0.126040275222345" calcext:value-type="float">
            <text:p>0.126040275222345</text:p>
          </table:table-cell>
          <table:table-cell table:formula="of:= [.B479]*[.B479]*[.B479]*[.B479] - 16*[.B479]*[.B479] + 5*[.B479]" office:value-type="float" office:value="-2.7386681327925" calcext:value-type="float">
            <text:p>-2.73866813279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458394813817" calcext:value-type="float">
            <text:p>-0.46458394813817</text:p>
          </table:table-cell>
          <table:table-cell table:formula="of:=-[.A480]" office:value-type="float" office:value="0.46458394813817" calcext:value-type="float">
            <text:p>0.46458394813817</text:p>
          </table:table-cell>
          <table:table-cell/>
          <table:table-cell table:formula="of:= [.A480] * [.A480] - 10 * COS(2 * PI() * [.A480])" office:value-type="float" office:value="9.96926997527343" calcext:value-type="float">
            <text:p>9.96926997527343</text:p>
          </table:table-cell>
          <table:table-cell table:formula="of:= [.B480] * [.B480] - 10 * COS(2 * PI() * [.B480])" office:value-type="float" office:value="9.96926997527343" calcext:value-type="float">
            <text:p>9.96926997527343</text:p>
          </table:table-cell>
          <table:table-cell table:formula="of:= 100 * ([.A481] - [.A480]*[.A480]) * ([.A481] - [.A480]*[.A480]) + (1 - [.A480]) * (1 - [.A480])" office:value-type="float" office:value="36.4572651374732" calcext:value-type="float">
            <text:p>36.4572651374732</text:p>
          </table:table-cell>
          <table:table-cell table:formula="of:= 100 * ([.B481] - [.B480]*[.B480]) * ([.B481] - [.B480]*[.B480]) + (1 - [.B480]) * (1 - [.B480])" office:value-type="float" office:value="2.66104866875684" calcext:value-type="float">
            <text:p>2.66104866875684</text:p>
          </table:table-cell>
          <table:table-cell table:formula="of:=[.A480]*[.A480]" office:value-type="float" office:value="0.21583824486765" calcext:value-type="float">
            <text:p>0.21583824486765</text:p>
          </table:table-cell>
          <table:table-cell table:formula="of:=[.B480]*[.B480]" office:value-type="float" office:value="0.21583824486765" calcext:value-type="float">
            <text:p>0.21583824486765</text:p>
          </table:table-cell>
          <table:table-cell table:formula="of:= [.A480]*[.A480]*[.A480]*[.A480] - 16*[.A480]*[.A480] + 5*[.A480]" office:value-type="float" office:value="-5.7297455106257" calcext:value-type="float">
            <text:p>-5.7297455106257</text:p>
          </table:table-cell>
          <table:table-cell table:formula="of:= [.B480]*[.B480]*[.B480]*[.B480] - 16*[.B480]*[.B480] + 5*[.B480]" office:value-type="float" office:value="-1.083906029244" calcext:value-type="float">
            <text:p>-1.0839060292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9928423664533" calcext:value-type="float">
            <text:p>-0.369928423664533</text:p>
          </table:table-cell>
          <table:table-cell table:formula="of:=-[.A481]" office:value-type="float" office:value="0.369928423664533" calcext:value-type="float">
            <text:p>0.369928423664533</text:p>
          </table:table-cell>
          <table:table-cell/>
          <table:table-cell table:formula="of:= [.A481] * [.A481] - 10 * COS(2 * PI() * [.A481])" office:value-type="float" office:value="6.97903903426354" calcext:value-type="float">
            <text:p>6.97903903426354</text:p>
          </table:table-cell>
          <table:table-cell table:formula="of:= [.B481] * [.B481] - 10 * COS(2 * PI() * [.B481])" office:value-type="float" office:value="6.97903903426354" calcext:value-type="float">
            <text:p>6.97903903426354</text:p>
          </table:table-cell>
          <table:table-cell table:formula="of:= 100 * ([.A482] - [.A481]*[.A481]) * ([.A482] - [.A481]*[.A481]) + (1 - [.A481]) * (1 - [.A481])" office:value-type="float" office:value="9.6347720384809" calcext:value-type="float">
            <text:p>9.6347720384809</text:p>
          </table:table-cell>
          <table:table-cell table:formula="of:= 100 * ([.B482] - [.B481]*[.B481]) * ([.B482] - [.B481]*[.B481]) + (1 - [.B481]) * (1 - [.B481])" office:value-type="float" office:value="30.8924744796543" calcext:value-type="float">
            <text:p>30.8924744796543</text:p>
          </table:table-cell>
          <table:table-cell table:formula="of:=[.A481]*[.A481]" office:value-type="float" office:value="0.136847038634926" calcext:value-type="float">
            <text:p>0.136847038634926</text:p>
          </table:table-cell>
          <table:table-cell table:formula="of:=[.B481]*[.B481]" office:value-type="float" office:value="0.136847038634926" calcext:value-type="float">
            <text:p>0.136847038634926</text:p>
          </table:table-cell>
          <table:table-cell table:formula="of:= [.A481]*[.A481]*[.A481]*[.A481] - 16*[.A481]*[.A481] + 5*[.A481]" office:value-type="float" office:value="-4.02046762449833" calcext:value-type="float">
            <text:p>-4.02046762449833</text:p>
          </table:table-cell>
          <table:table-cell table:formula="of:= [.B481]*[.B481]*[.B481]*[.B481] - 16*[.B481]*[.B481] + 5*[.B481]" office:value-type="float" office:value="-0.321183387853003" calcext:value-type="float">
            <text:p>-0.3211833878530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5380127378739" calcext:value-type="float">
            <text:p>0.415380127378739</text:p>
          </table:table-cell>
          <table:table-cell table:formula="of:=-[.A482]" office:value-type="float" office:value="-0.415380127378739" calcext:value-type="float">
            <text:p>-0.415380127378739</text:p>
          </table:table-cell>
          <table:table-cell/>
          <table:table-cell table:formula="of:= [.A482] * [.A482] - 10 * COS(2 * PI() * [.A482])" office:value-type="float" office:value="8.79209435812441" calcext:value-type="float">
            <text:p>8.79209435812441</text:p>
          </table:table-cell>
          <table:table-cell table:formula="of:= [.B482] * [.B482] - 10 * COS(2 * PI() * [.B482])" office:value-type="float" office:value="8.79209435812441" calcext:value-type="float">
            <text:p>8.79209435812441</text:p>
          </table:table-cell>
          <table:table-cell table:formula="of:= 100 * ([.A483] - [.A482]*[.A482]) * ([.A483] - [.A482]*[.A482]) + (1 - [.A482]) * (1 - [.A482])" office:value-type="float" office:value="1.48402095100196" calcext:value-type="float">
            <text:p>1.48402095100196</text:p>
          </table:table-cell>
          <table:table-cell table:formula="of:= 100 * ([.B483] - [.B482]*[.B482]) * ([.B483] - [.B482]*[.B482]) + (1 - [.B482]) * (1 - [.B482])" office:value-type="float" office:value="7.6774938740446" calcext:value-type="float">
            <text:p>7.6774938740446</text:p>
          </table:table-cell>
          <table:table-cell table:formula="of:=[.A482]*[.A482]" office:value-type="float" office:value="0.172540650221178" calcext:value-type="float">
            <text:p>0.172540650221178</text:p>
          </table:table-cell>
          <table:table-cell table:formula="of:=[.B482]*[.B482]" office:value-type="float" office:value="0.172540650221178" calcext:value-type="float">
            <text:p>0.172540650221178</text:p>
          </table:table-cell>
          <table:table-cell table:formula="of:= [.A482]*[.A482]*[.A482]*[.A482] - 16*[.A482]*[.A482] + 5*[.A482]" office:value-type="float" office:value="-0.653979490666401" calcext:value-type="float">
            <text:p>-0.653979490666401</text:p>
          </table:table-cell>
          <table:table-cell table:formula="of:= [.B482]*[.B482]*[.B482]*[.B482] - 16*[.B482]*[.B482] + 5*[.B482]" office:value-type="float" office:value="-4.8077807644538" calcext:value-type="float">
            <text:p>-4.80778076445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56649955781177" calcext:value-type="float">
            <text:p>0.0656649955781177</text:p>
          </table:table-cell>
          <table:table-cell table:formula="of:=-[.A483]" office:value-type="float" office:value="-0.0656649955781177" calcext:value-type="float">
            <text:p>-0.0656649955781177</text:p>
          </table:table-cell>
          <table:table-cell/>
          <table:table-cell table:formula="of:= [.A483] * [.A483] - 10 * COS(2 * PI() * [.A483])" office:value-type="float" office:value="-9.15656030991452" calcext:value-type="float">
            <text:p>-9.15656030991452</text:p>
          </table:table-cell>
          <table:table-cell table:formula="of:= [.B483] * [.B483] - 10 * COS(2 * PI() * [.B483])" office:value-type="float" office:value="-9.15656030991452" calcext:value-type="float">
            <text:p>-9.15656030991452</text:p>
          </table:table-cell>
          <table:table-cell table:formula="of:= 100 * ([.A484] - [.A483]*[.A483]) * ([.A484] - [.A483]*[.A483]) + (1 - [.A483]) * (1 - [.A483])" office:value-type="float" office:value="5.83982012654325" calcext:value-type="float">
            <text:p>5.83982012654325</text:p>
          </table:table-cell>
          <table:table-cell table:formula="of:= 100 * ([.B484] - [.B483]*[.B483]) * ([.B484] - [.B483]*[.B483]) + (1 - [.B483]) * (1 - [.B483])" office:value-type="float" office:value="6.49430331691978" calcext:value-type="float">
            <text:p>6.49430331691978</text:p>
          </table:table-cell>
          <table:table-cell table:formula="of:=[.A483]*[.A483]" office:value-type="float" office:value="0.00431189164427421" calcext:value-type="float">
            <text:p>0.00431189164427421</text:p>
          </table:table-cell>
          <table:table-cell table:formula="of:=[.B483]*[.B483]" office:value-type="float" office:value="0.00431189164427421" calcext:value-type="float">
            <text:p>0.00431189164427421</text:p>
          </table:table-cell>
          <table:table-cell table:formula="of:= [.A483]*[.A483]*[.A483]*[.A483] - 16*[.A483]*[.A483] + 5*[.A483]" office:value-type="float" office:value="0.259353303991753" calcext:value-type="float">
            <text:p>0.259353303991753</text:p>
          </table:table-cell>
          <table:table-cell table:formula="of:= [.B483]*[.B483]*[.B483]*[.B483] - 16*[.B483]*[.B483] + 5*[.B483]" office:value-type="float" office:value="-0.397296651789424" calcext:value-type="float">
            <text:p>-0.3972966517894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7175935986452" calcext:value-type="float">
            <text:p>0.227175935986452</text:p>
          </table:table-cell>
          <table:table-cell table:formula="of:=-[.A484]" office:value-type="float" office:value="-0.227175935986452" calcext:value-type="float">
            <text:p>-0.227175935986452</text:p>
          </table:table-cell>
          <table:table-cell/>
          <table:table-cell table:formula="of:= [.A484] * [.A484] - 10 * COS(2 * PI() * [.A484])" office:value-type="float" office:value="-1.3775588874951" calcext:value-type="float">
            <text:p>-1.3775588874951</text:p>
          </table:table-cell>
          <table:table-cell table:formula="of:= [.B484] * [.B484] - 10 * COS(2 * PI() * [.B484])" office:value-type="float" office:value="-1.3775588874951" calcext:value-type="float">
            <text:p>-1.3775588874951</text:p>
          </table:table-cell>
          <table:table-cell table:formula="of:= 100 * ([.A485] - [.A484]*[.A484]) * ([.A485] - [.A484]*[.A484]) + (1 - [.A484]) * (1 - [.A484])" office:value-type="float" office:value="11.4500905445006" calcext:value-type="float">
            <text:p>11.4500905445006</text:p>
          </table:table-cell>
          <table:table-cell table:formula="of:= 100 * ([.B485] - [.B484]*[.B484]) * ([.B485] - [.B484]*[.B484]) + (1 - [.B484]) * (1 - [.B484])" office:value-type="float" office:value="6.62344529433784" calcext:value-type="float">
            <text:p>6.62344529433784</text:p>
          </table:table-cell>
          <table:table-cell table:formula="of:=[.A484]*[.A484]" office:value-type="float" office:value="0.0516089058913205" calcext:value-type="float">
            <text:p>0.0516089058913205</text:p>
          </table:table-cell>
          <table:table-cell table:formula="of:=[.B484]*[.B484]" office:value-type="float" office:value="0.0516089058913205" calcext:value-type="float">
            <text:p>0.0516089058913205</text:p>
          </table:table-cell>
          <table:table-cell table:formula="of:= [.A484]*[.A484]*[.A484]*[.A484] - 16*[.A484]*[.A484] + 5*[.A484]" office:value-type="float" office:value="0.312800664838431" calcext:value-type="float">
            <text:p>0.312800664838431</text:p>
          </table:table-cell>
          <table:table-cell table:formula="of:= [.B484]*[.B484]*[.B484]*[.B484] - 16*[.B484]*[.B484] + 5*[.B484]" office:value-type="float" office:value="-1.95895869502609" calcext:value-type="float">
            <text:p>-1.958958695026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7827484183945" calcext:value-type="float">
            <text:p>-0.277827484183945</text:p>
          </table:table-cell>
          <table:table-cell table:formula="of:=-[.A485]" office:value-type="float" office:value="0.277827484183945" calcext:value-type="float">
            <text:p>0.277827484183945</text:p>
          </table:table-cell>
          <table:table-cell/>
          <table:table-cell table:formula="of:= [.A485] * [.A485] - 10 * COS(2 * PI() * [.A485])" office:value-type="float" office:value="1.81674550090827" calcext:value-type="float">
            <text:p>1.81674550090827</text:p>
          </table:table-cell>
          <table:table-cell table:formula="of:= [.B485] * [.B485] - 10 * COS(2 * PI() * [.B485])" office:value-type="float" office:value="1.81674550090827" calcext:value-type="float">
            <text:p>1.81674550090827</text:p>
          </table:table-cell>
          <table:table-cell table:formula="of:= 100 * ([.A486] - [.A485]*[.A485]) * ([.A486] - [.A485]*[.A485]) + (1 - [.A485]) * (1 - [.A485])" office:value-type="float" office:value="5.45937630112948" calcext:value-type="float">
            <text:p>5.45937630112948</text:p>
          </table:table-cell>
          <table:table-cell table:formula="of:= 100 * ([.B486] - [.B485]*[.B485]) * ([.B486] - [.B485]*[.B485]) + (1 - [.B485]) * (1 - [.B485])" office:value-type="float" office:value="12.7709372920666" calcext:value-type="float">
            <text:p>12.7709372920666</text:p>
          </table:table-cell>
          <table:table-cell table:formula="of:=[.A485]*[.A485]" office:value-type="float" office:value="0.0771881109679801" calcext:value-type="float">
            <text:p>0.0771881109679801</text:p>
          </table:table-cell>
          <table:table-cell table:formula="of:=[.B485]*[.B485]" office:value-type="float" office:value="0.0771881109679801" calcext:value-type="float">
            <text:p>0.0771881109679801</text:p>
          </table:table-cell>
          <table:table-cell table:formula="of:= [.A485]*[.A485]*[.A485]*[.A485] - 16*[.A485]*[.A485] + 5*[.A485]" office:value-type="float" office:value="-2.6181891919326" calcext:value-type="float">
            <text:p>-2.6181891919326</text:p>
          </table:table-cell>
          <table:table-cell table:formula="of:= [.B485]*[.B485]*[.B485]*[.B485] - 16*[.B485]*[.B485] + 5*[.B485]" office:value-type="float" office:value="0.160085649906848" calcext:value-type="float">
            <text:p>0.1600856499068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2803376778029" calcext:value-type="float">
            <text:p>0.272803376778029</text:p>
          </table:table-cell>
          <table:table-cell table:formula="of:=-[.A486]" office:value-type="float" office:value="-0.272803376778029" calcext:value-type="float">
            <text:p>-0.272803376778029</text:p>
          </table:table-cell>
          <table:table-cell/>
          <table:table-cell table:formula="of:= [.A486] * [.A486] - 10 * COS(2 * PI() * [.A486])" office:value-type="float" office:value="1.50230298935913" calcext:value-type="float">
            <text:p>1.50230298935913</text:p>
          </table:table-cell>
          <table:table-cell table:formula="of:= [.B486] * [.B486] - 10 * COS(2 * PI() * [.B486])" office:value-type="float" office:value="1.50230298935913" calcext:value-type="float">
            <text:p>1.50230298935913</text:p>
          </table:table-cell>
          <table:table-cell table:formula="of:= 100 * ([.A487] - [.A486]*[.A486]) * ([.A487] - [.A486]*[.A486]) + (1 - [.A486]) * (1 - [.A486])" office:value-type="float" office:value="14.2206701387949" calcext:value-type="float">
            <text:p>14.2206701387949</text:p>
          </table:table-cell>
          <table:table-cell table:formula="of:= 100 * ([.B487] - [.B486]*[.B486]) * ([.B487] - [.B486]*[.B486]) + (1 - [.B486]) * (1 - [.B486])" office:value-type="float" office:value="6.51216308943812" calcext:value-type="float">
            <text:p>6.51216308943812</text:p>
          </table:table-cell>
          <table:table-cell table:formula="of:=[.A486]*[.A486]" office:value-type="float" office:value="0.0744216823814952" calcext:value-type="float">
            <text:p>0.0744216823814952</text:p>
          </table:table-cell>
          <table:table-cell table:formula="of:=[.B486]*[.B486]" office:value-type="float" office:value="0.0744216823814952" calcext:value-type="float">
            <text:p>0.0744216823814952</text:p>
          </table:table-cell>
          <table:table-cell table:formula="of:= [.A486]*[.A486]*[.A486]*[.A486] - 16*[.A486]*[.A486] + 5*[.A486]" office:value-type="float" office:value="0.178808552594713" calcext:value-type="float">
            <text:p>0.178808552594713</text:p>
          </table:table-cell>
          <table:table-cell table:formula="of:= [.B486]*[.B486]*[.B486]*[.B486] - 16*[.B486]*[.B486] + 5*[.B486]" office:value-type="float" office:value="-2.54922521518558" calcext:value-type="float">
            <text:p>-2.549225215185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95603387174197" calcext:value-type="float">
            <text:p>-0.295603387174197</text:p>
          </table:table-cell>
          <table:table-cell table:formula="of:=-[.A487]" office:value-type="float" office:value="0.295603387174197" calcext:value-type="float">
            <text:p>0.295603387174197</text:p>
          </table:table-cell>
          <table:table-cell/>
          <table:table-cell table:formula="of:= [.A487] * [.A487] - 10 * COS(2 * PI() * [.A487])" office:value-type="float" office:value="2.91367887690623" calcext:value-type="float">
            <text:p>2.91367887690623</text:p>
          </table:table-cell>
          <table:table-cell table:formula="of:= [.B487] * [.B487] - 10 * COS(2 * PI() * [.B487])" office:value-type="float" office:value="2.91367887690623" calcext:value-type="float">
            <text:p>2.91367887690623</text:p>
          </table:table-cell>
          <table:table-cell table:formula="of:= 100 * ([.A488] - [.A487]*[.A487]) * ([.A488] - [.A487]*[.A487]) + (1 - [.A487]) * (1 - [.A487])" office:value-type="float" office:value="33.1659048216963" calcext:value-type="float">
            <text:p>33.1659048216963</text:p>
          </table:table-cell>
          <table:table-cell table:formula="of:= 100 * ([.B488] - [.B487]*[.B487]) * ([.B488] - [.B487]*[.B487]) + (1 - [.B487]) * (1 - [.B487])" office:value-type="float" office:value="15.424574802619" calcext:value-type="float">
            <text:p>15.424574802619</text:p>
          </table:table-cell>
          <table:table-cell table:formula="of:=[.A487]*[.A487]" office:value-type="float" office:value="0.087381362508858" calcext:value-type="float">
            <text:p>0.087381362508858</text:p>
          </table:table-cell>
          <table:table-cell table:formula="of:=[.B487]*[.B487]" office:value-type="float" office:value="0.087381362508858" calcext:value-type="float">
            <text:p>0.087381362508858</text:p>
          </table:table-cell>
          <table:table-cell table:formula="of:= [.A487]*[.A487]*[.A487]*[.A487] - 16*[.A487]*[.A487] + 5*[.A487]" office:value-type="float" office:value="-2.86848323349881" calcext:value-type="float">
            <text:p>-2.86848323349881</text:p>
          </table:table-cell>
          <table:table-cell table:formula="of:= [.B487]*[.B487]*[.B487]*[.B487] - 16*[.B487]*[.B487] + 5*[.B487]" office:value-type="float" office:value="0.0875506382431601" calcext:value-type="float">
            <text:p>0.08755063824316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3754242178984" calcext:value-type="float">
            <text:p>-0.473754242178984</text:p>
          </table:table-cell>
          <table:table-cell table:formula="of:=-[.A488]" office:value-type="float" office:value="0.473754242178984" calcext:value-type="float">
            <text:p>0.473754242178984</text:p>
          </table:table-cell>
          <table:table-cell/>
          <table:table-cell table:formula="of:= [.A488] * [.A488] - 10 * COS(2 * PI() * [.A488])" office:value-type="float" office:value="10.0887794132568" calcext:value-type="float">
            <text:p>10.0887794132568</text:p>
          </table:table-cell>
          <table:table-cell table:formula="of:= [.B488] * [.B488] - 10 * COS(2 * PI() * [.B488])" office:value-type="float" office:value="10.0887794132568" calcext:value-type="float">
            <text:p>10.0887794132568</text:p>
          </table:table-cell>
          <table:table-cell table:formula="of:= 100 * ([.A489] - [.A488]*[.A488]) * ([.A489] - [.A488]*[.A488]) + (1 - [.A488]) * (1 - [.A488])" office:value-type="float" office:value="23.5986138757416" calcext:value-type="float">
            <text:p>23.5986138757416</text:p>
          </table:table-cell>
          <table:table-cell table:formula="of:= 100 * ([.B489] - [.B488]*[.B488]) * ([.B489] - [.B488]*[.B488]) + (1 - [.B488]) * (1 - [.B488])" office:value-type="float" office:value="0.296543739620667" calcext:value-type="float">
            <text:p>0.296543739620667</text:p>
          </table:table-cell>
          <table:table-cell table:formula="of:=[.A488]*[.A488]" office:value-type="float" office:value="0.224443081982583" calcext:value-type="float">
            <text:p>0.224443081982583</text:p>
          </table:table-cell>
          <table:table-cell table:formula="of:=[.B488]*[.B488]" office:value-type="float" office:value="0.224443081982583" calcext:value-type="float">
            <text:p>0.224443081982583</text:p>
          </table:table-cell>
          <table:table-cell table:formula="of:= [.A488]*[.A488]*[.A488]*[.A488] - 16*[.A488]*[.A488] + 5*[.A488]" office:value-type="float" office:value="-5.90948582556641" calcext:value-type="float">
            <text:p>-5.90948582556641</text:p>
          </table:table-cell>
          <table:table-cell table:formula="of:= [.B488]*[.B488]*[.B488]*[.B488] - 16*[.B488]*[.B488] + 5*[.B488]" office:value-type="float" office:value="-1.17194340377657" calcext:value-type="float">
            <text:p>-1.171943403776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844634660054" calcext:value-type="float">
            <text:p>-0.23844634660054</text:p>
          </table:table-cell>
          <table:table-cell table:formula="of:=-[.A489]" office:value-type="float" office:value="0.23844634660054" calcext:value-type="float">
            <text:p>0.23844634660054</text:p>
          </table:table-cell>
          <table:table-cell/>
          <table:table-cell table:formula="of:= [.A489] * [.A489] - 10 * COS(2 * PI() * [.A489])" office:value-type="float" office:value="-0.668443363472568" calcext:value-type="float">
            <text:p>-0.668443363472568</text:p>
          </table:table-cell>
          <table:table-cell table:formula="of:= [.B489] * [.B489] - 10 * COS(2 * PI() * [.B489])" office:value-type="float" office:value="-0.668443363472568" calcext:value-type="float">
            <text:p>-0.668443363472568</text:p>
          </table:table-cell>
          <table:table-cell table:formula="of:= 100 * ([.A490] - [.A489]*[.A489]) * ([.A490] - [.A489]*[.A489]) + (1 - [.A489]) * (1 - [.A489])" office:value-type="float" office:value="30.5589336494727" calcext:value-type="float">
            <text:p>30.5589336494727</text:p>
          </table:table-cell>
          <table:table-cell table:formula="of:= 100 * ([.B490] - [.B489]*[.B489]) * ([.B490] - [.B489]*[.B489]) + (1 - [.B489]) * (1 - [.B489])" office:value-type="float" office:value="18.6456039927471" calcext:value-type="float">
            <text:p>18.6456039927471</text:p>
          </table:table-cell>
          <table:table-cell table:formula="of:=[.A489]*[.A489]" office:value-type="float" office:value="0.0568566602071448" calcext:value-type="float">
            <text:p>0.0568566602071448</text:p>
          </table:table-cell>
          <table:table-cell table:formula="of:=[.B489]*[.B489]" office:value-type="float" office:value="0.0568566602071448" calcext:value-type="float">
            <text:p>0.0568566602071448</text:p>
          </table:table-cell>
          <table:table-cell table:formula="of:= [.A489]*[.A489]*[.A489]*[.A489] - 16*[.A489]*[.A489] + 5*[.A489]" office:value-type="float" office:value="-2.09870561650711" calcext:value-type="float">
            <text:p>-2.09870561650711</text:p>
          </table:table-cell>
          <table:table-cell table:formula="of:= [.B489]*[.B489]*[.B489]*[.B489] - 16*[.B489]*[.B489] + 5*[.B489]" office:value-type="float" office:value="0.285757849498293" calcext:value-type="float">
            <text:p>0.2857578494982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1893600081094" calcext:value-type="float">
            <text:p>-0.481893600081094</text:p>
          </table:table-cell>
          <table:table-cell table:formula="of:=-[.A490]" office:value-type="float" office:value="0.481893600081094" calcext:value-type="float">
            <text:p>0.481893600081094</text:p>
          </table:table-cell>
          <table:table-cell/>
          <table:table-cell table:formula="of:= [.A490] * [.A490] - 10 * COS(2 * PI() * [.A490])" office:value-type="float" office:value="10.1675778474182" calcext:value-type="float">
            <text:p>10.1675778474182</text:p>
          </table:table-cell>
          <table:table-cell table:formula="of:= [.B490] * [.B490] - 10 * COS(2 * PI() * [.B490])" office:value-type="float" office:value="10.1675778474182" calcext:value-type="float">
            <text:p>10.1675778474182</text:p>
          </table:table-cell>
          <table:table-cell table:formula="of:= 100 * ([.A491] - [.A490]*[.A490]) * ([.A491] - [.A490]*[.A490]) + (1 - [.A490]) * (1 - [.A490])" office:value-type="float" office:value="8.58633680646869" calcext:value-type="float">
            <text:p>8.58633680646869</text:p>
          </table:table-cell>
          <table:table-cell table:formula="of:= 100 * ([.B491] - [.B490]*[.B490]) * ([.B491] - [.B490]*[.B490]) + (1 - [.B490]) * (1 - [.B490])" office:value-type="float" office:value="4.74808689752126" calcext:value-type="float">
            <text:p>4.74808689752126</text:p>
          </table:table-cell>
          <table:table-cell table:formula="of:=[.A490]*[.A490]" office:value-type="float" office:value="0.232221441799117" calcext:value-type="float">
            <text:p>0.232221441799117</text:p>
          </table:table-cell>
          <table:table-cell table:formula="of:=[.B490]*[.B490]" office:value-type="float" office:value="0.232221441799117" calcext:value-type="float">
            <text:p>0.232221441799117</text:p>
          </table:table-cell>
          <table:table-cell table:formula="of:= [.A490]*[.A490]*[.A490]*[.A490] - 16*[.A490]*[.A490] + 5*[.A490]" office:value-type="float" office:value="-6.07108427116008" calcext:value-type="float">
            <text:p>-6.07108427116008</text:p>
          </table:table-cell>
          <table:table-cell table:formula="of:= [.B490]*[.B490]*[.B490]*[.B490] - 16*[.B490]*[.B490] + 5*[.B490]" office:value-type="float" office:value="-1.25214827034914" calcext:value-type="float">
            <text:p>-1.252148270349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05695423064753" calcext:value-type="float">
            <text:p>-0.0205695423064753</text:p>
          </table:table-cell>
          <table:table-cell table:formula="of:=-[.A491]" office:value-type="float" office:value="0.0205695423064753" calcext:value-type="float">
            <text:p>0.0205695423064753</text:p>
          </table:table-cell>
          <table:table-cell/>
          <table:table-cell table:formula="of:= [.A491] * [.A491] - 10 * COS(2 * PI() * [.A491])" office:value-type="float" office:value="-9.91617529216004" calcext:value-type="float">
            <text:p>-9.91617529216004</text:p>
          </table:table-cell>
          <table:table-cell table:formula="of:= [.B491] * [.B491] - 10 * COS(2 * PI() * [.B491])" office:value-type="float" office:value="-9.91617529216004" calcext:value-type="float">
            <text:p>-9.91617529216004</text:p>
          </table:table-cell>
          <table:table-cell table:formula="of:= 100 * ([.A492] - [.A491]*[.A491]) * ([.A492] - [.A491]*[.A491]) + (1 - [.A491]) * (1 - [.A491])" office:value-type="float" office:value="13.8764167103681" calcext:value-type="float">
            <text:p>13.8764167103681</text:p>
          </table:table-cell>
          <table:table-cell table:formula="of:= 100 * ([.B492] - [.B491]*[.B491]) * ([.B492] - [.B491]*[.B491]) + (1 - [.B491]) * (1 - [.B491])" office:value-type="float" office:value="13.8548425436105" calcext:value-type="float">
            <text:p>13.8548425436105</text:p>
          </table:table-cell>
          <table:table-cell table:formula="of:=[.A491]*[.A491]" office:value-type="float" office:value="0.000423106070697879" calcext:value-type="float">
            <text:p>0.000423106070697879</text:p>
          </table:table-cell>
          <table:table-cell table:formula="of:=[.B491]*[.B491]" office:value-type="float" office:value="0.000423106070697879" calcext:value-type="float">
            <text:p>0.000423106070697879</text:p>
          </table:table-cell>
          <table:table-cell table:formula="of:= [.A491]*[.A491]*[.A491]*[.A491] - 16*[.A491]*[.A491] + 5*[.A491]" office:value-type="float" office:value="-0.109617229644796" calcext:value-type="float">
            <text:p>-0.109617229644796</text:p>
          </table:table-cell>
          <table:table-cell table:formula="of:= [.B491]*[.B491]*[.B491]*[.B491] - 16*[.B491]*[.B491] + 5*[.B491]" office:value-type="float" office:value="0.0960781934199577" calcext:value-type="float">
            <text:p>0.09607819341995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8680758043192" calcext:value-type="float">
            <text:p>0.358680758043192</text:p>
          </table:table-cell>
          <table:table-cell table:formula="of:=-[.A492]" office:value-type="float" office:value="-0.358680758043192" calcext:value-type="float">
            <text:p>-0.358680758043192</text:p>
          </table:table-cell>
          <table:table-cell/>
          <table:table-cell table:formula="of:= [.A492] * [.A492] - 10 * COS(2 * PI() * [.A492])" office:value-type="float" office:value="6.43880537115278" calcext:value-type="float">
            <text:p>6.43880537115278</text:p>
          </table:table-cell>
          <table:table-cell table:formula="of:= [.B492] * [.B492] - 10 * COS(2 * PI() * [.B492])" office:value-type="float" office:value="6.43880537115278" calcext:value-type="float">
            <text:p>6.43880537115278</text:p>
          </table:table-cell>
          <table:table-cell table:formula="of:= 100 * ([.A493] - [.A492]*[.A492]) * ([.A493] - [.A492]*[.A492]) + (1 - [.A492]) * (1 - [.A492])" office:value-type="float" office:value="0.873271741980701" calcext:value-type="float">
            <text:p>0.873271741980701</text:p>
          </table:table-cell>
          <table:table-cell table:formula="of:= 100 * ([.B493] - [.B492]*[.B492]) * ([.B493] - [.B492]*[.B492]) + (1 - [.B492]) * (1 - [.B492])" office:value-type="float" office:value="12.4262648098247" calcext:value-type="float">
            <text:p>12.4262648098247</text:p>
          </table:table-cell>
          <table:table-cell table:formula="of:=[.A492]*[.A492]" office:value-type="float" office:value="0.128651886190439" calcext:value-type="float">
            <text:p>0.128651886190439</text:p>
          </table:table-cell>
          <table:table-cell table:formula="of:=[.B492]*[.B492]" office:value-type="float" office:value="0.128651886190439" calcext:value-type="float">
            <text:p>0.128651886190439</text:p>
          </table:table-cell>
          <table:table-cell table:formula="of:= [.A492]*[.A492]*[.A492]*[.A492] - 16*[.A492]*[.A492] + 5*[.A492]" office:value-type="float" office:value="-0.248475081010706" calcext:value-type="float">
            <text:p>-0.248475081010706</text:p>
          </table:table-cell>
          <table:table-cell table:formula="of:= [.B492]*[.B492]*[.B492]*[.B492] - 16*[.B492]*[.B492] + 5*[.B492]" office:value-type="float" office:value="-3.83528266144263" calcext:value-type="float">
            <text:p>-3.835282661442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6621097740717" calcext:value-type="float">
            <text:p>0.196621097740717</text:p>
          </table:table-cell>
          <table:table-cell table:formula="of:=-[.A493]" office:value-type="float" office:value="-0.196621097740717" calcext:value-type="float">
            <text:p>-0.196621097740717</text:p>
          </table:table-cell>
          <table:table-cell/>
          <table:table-cell table:formula="of:= [.A493] * [.A493] - 10 * COS(2 * PI() * [.A493])" office:value-type="float" office:value="-3.25271039606527" calcext:value-type="float">
            <text:p>-3.25271039606527</text:p>
          </table:table-cell>
          <table:table-cell table:formula="of:= [.B493] * [.B493] - 10 * COS(2 * PI() * [.B493])" office:value-type="float" office:value="-3.25271039606527" calcext:value-type="float">
            <text:p>-3.25271039606527</text:p>
          </table:table-cell>
          <table:table-cell table:formula="of:= 100 * ([.A494] - [.A493]*[.A493]) * ([.A494] - [.A493]*[.A493]) + (1 - [.A493]) * (1 - [.A493])" office:value-type="float" office:value="1.06073244754758" calcext:value-type="float">
            <text:p>1.06073244754758</text:p>
          </table:table-cell>
          <table:table-cell table:formula="of:= 100 * ([.B494] - [.B493]*[.B493]) * ([.B494] - [.B493]*[.B493]) + (1 - [.B493]) * (1 - [.B493])" office:value-type="float" office:value="3.44162317877486" calcext:value-type="float">
            <text:p>3.44162317877486</text:p>
          </table:table-cell>
          <table:table-cell table:formula="of:=[.A493]*[.A493]" office:value-type="float" office:value="0.0386598560767647" calcext:value-type="float">
            <text:p>0.0386598560767647</text:p>
          </table:table-cell>
          <table:table-cell table:formula="of:=[.B493]*[.B493]" office:value-type="float" office:value="0.0386598560767647" calcext:value-type="float">
            <text:p>0.0386598560767647</text:p>
          </table:table-cell>
          <table:table-cell table:formula="of:= [.A493]*[.A493]*[.A493]*[.A493] - 16*[.A493]*[.A493] + 5*[.A493]" office:value-type="float" office:value="0.366042375947227" calcext:value-type="float">
            <text:p>0.366042375947227</text:p>
          </table:table-cell>
          <table:table-cell table:formula="of:= [.B493]*[.B493]*[.B493]*[.B493] - 16*[.B493]*[.B493] + 5*[.B493]" office:value-type="float" office:value="-1.60016860145995" calcext:value-type="float">
            <text:p>-1.600168601459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3104777284898" calcext:value-type="float">
            <text:p>0.103104777284898</text:p>
          </table:table-cell>
          <table:table-cell table:formula="of:=-[.A494]" office:value-type="float" office:value="-0.103104777284898" calcext:value-type="float">
            <text:p>-0.103104777284898</text:p>
          </table:table-cell>
          <table:table-cell/>
          <table:table-cell table:formula="of:= [.A494] * [.A494] - 10 * COS(2 * PI() * [.A494])" office:value-type="float" office:value="-7.96334277494953" calcext:value-type="float">
            <text:p>-7.96334277494953</text:p>
          </table:table-cell>
          <table:table-cell table:formula="of:= [.B494] * [.B494] - 10 * COS(2 * PI() * [.B494])" office:value-type="float" office:value="-7.96334277494953" calcext:value-type="float">
            <text:p>-7.96334277494953</text:p>
          </table:table-cell>
          <table:table-cell table:formula="of:= 100 * ([.A495] - [.A494]*[.A494]) * ([.A495] - [.A494]*[.A494]) + (1 - [.A494]) * (1 - [.A494])" office:value-type="float" office:value="3.14130304919726" calcext:value-type="float">
            <text:p>3.14130304919726</text:p>
          </table:table-cell>
          <table:table-cell table:formula="of:= 100 * ([.B495] - [.B494]*[.B494]) * ([.B495] - [.B494]*[.B494]) + (1 - [.B494]) * (1 - [.B494])" office:value-type="float" office:value="4.24895981123802" calcext:value-type="float">
            <text:p>4.24895981123802</text:p>
          </table:table-cell>
          <table:table-cell table:formula="of:=[.A494]*[.A494]" office:value-type="float" office:value="0.0106305950989684" calcext:value-type="float">
            <text:p>0.0106305950989684</text:p>
          </table:table-cell>
          <table:table-cell table:formula="of:=[.B494]*[.B494]" office:value-type="float" office:value="0.0106305950989684" calcext:value-type="float">
            <text:p>0.0106305950989684</text:p>
          </table:table-cell>
          <table:table-cell table:formula="of:= [.A494]*[.A494]*[.A494]*[.A494] - 16*[.A494]*[.A494] + 5*[.A494]" office:value-type="float" office:value="0.345547374393153" calcext:value-type="float">
            <text:p>0.345547374393153</text:p>
          </table:table-cell>
          <table:table-cell table:formula="of:= [.B494]*[.B494]*[.B494]*[.B494] - 16*[.B494]*[.B494] + 5*[.B494]" office:value-type="float" office:value="-0.685500398455825" calcext:value-type="float">
            <text:p>-0.6855003984558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63499231799506" calcext:value-type="float">
            <text:p>0.163499231799506</text:p>
          </table:table-cell>
          <table:table-cell table:formula="of:=-[.A495]" office:value-type="float" office:value="-0.163499231799506" calcext:value-type="float">
            <text:p>-0.163499231799506</text:p>
          </table:table-cell>
          <table:table-cell/>
          <table:table-cell table:formula="of:= [.A495] * [.A495] - 10 * COS(2 * PI() * [.A495])" office:value-type="float" office:value="-5.14461921494435" calcext:value-type="float">
            <text:p>-5.14461921494435</text:p>
          </table:table-cell>
          <table:table-cell table:formula="of:= [.B495] * [.B495] - 10 * COS(2 * PI() * [.B495])" office:value-type="float" office:value="-5.14461921494435" calcext:value-type="float">
            <text:p>-5.14461921494435</text:p>
          </table:table-cell>
          <table:table-cell table:formula="of:= 100 * ([.A496] - [.A495]*[.A495]) * ([.A496] - [.A495]*[.A495]) + (1 - [.A495]) * (1 - [.A495])" office:value-type="float" office:value="4.41055880884951" calcext:value-type="float">
            <text:p>4.41055880884951</text:p>
          </table:table-cell>
          <table:table-cell table:formula="of:= 100 * ([.B496] - [.B495]*[.B495]) * ([.B496] - [.B495]*[.B495]) + (1 - [.B495]) * (1 - [.B495])" office:value-type="float" office:value="3.29058794052129" calcext:value-type="float">
            <text:p>3.29058794052129</text:p>
          </table:table-cell>
          <table:table-cell table:formula="of:=[.A495]*[.A495]" office:value-type="float" office:value="0.0267319987990285" calcext:value-type="float">
            <text:p>0.0267319987990285</text:p>
          </table:table-cell>
          <table:table-cell table:formula="of:=[.B495]*[.B495]" office:value-type="float" office:value="0.0267319987990285" calcext:value-type="float">
            <text:p>0.0267319987990285</text:p>
          </table:table-cell>
          <table:table-cell table:formula="of:= [.A495]*[.A495]*[.A495]*[.A495] - 16*[.A495]*[.A495] + 5*[.A495]" office:value-type="float" office:value="0.390498777972864" calcext:value-type="float">
            <text:p>0.390498777972864</text:p>
          </table:table-cell>
          <table:table-cell table:formula="of:= [.B495]*[.B495]*[.B495]*[.B495] - 16*[.B495]*[.B495] + 5*[.B495]" office:value-type="float" office:value="-1.24449354002219" calcext:value-type="float">
            <text:p>-1.244493540022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65903025888838" calcext:value-type="float">
            <text:p>-0.165903025888838</text:p>
          </table:table-cell>
          <table:table-cell table:formula="of:=-[.A496]" office:value-type="float" office:value="0.165903025888838" calcext:value-type="float">
            <text:p>0.165903025888838</text:p>
          </table:table-cell>
          <table:table-cell/>
          <table:table-cell table:formula="of:= [.A496] * [.A496] - 10 * COS(2 * PI() * [.A496])" office:value-type="float" office:value="-5.01397120707001" calcext:value-type="float">
            <text:p>-5.01397120707001</text:p>
          </table:table-cell>
          <table:table-cell table:formula="of:= [.B496] * [.B496] - 10 * COS(2 * PI() * [.B496])" office:value-type="float" office:value="-5.01397120707001" calcext:value-type="float">
            <text:p>-5.01397120707001</text:p>
          </table:table-cell>
          <table:table-cell table:formula="of:= 100 * ([.A497] - [.A496]*[.A496]) * ([.A497] - [.A496]*[.A496]) + (1 - [.A496]) * (1 - [.A496])" office:value-type="float" office:value="1.82038060773847" calcext:value-type="float">
            <text:p>1.82038060773847</text:p>
          </table:table-cell>
          <table:table-cell table:formula="of:= 100 * ([.B497] - [.B496]*[.B496]) * ([.B497] - [.B496]*[.B496]) + (1 - [.B496]) * (1 - [.B496])" office:value-type="float" office:value="0.712237952866343" calcext:value-type="float">
            <text:p>0.712237952866343</text:p>
          </table:table-cell>
          <table:table-cell table:formula="of:=[.A496]*[.A496]" office:value-type="float" office:value="0.0275238139990724" calcext:value-type="float">
            <text:p>0.0275238139990724</text:p>
          </table:table-cell>
          <table:table-cell table:formula="of:=[.B496]*[.B496]" office:value-type="float" office:value="0.0275238139990724" calcext:value-type="float">
            <text:p>0.0275238139990724</text:p>
          </table:table-cell>
          <table:table-cell table:formula="of:= [.A496]*[.A496]*[.A496]*[.A496] - 16*[.A496]*[.A496] + 5*[.A496]" office:value-type="float" office:value="-1.26913859309229" calcext:value-type="float">
            <text:p>-1.26913859309229</text:p>
          </table:table-cell>
          <table:table-cell table:formula="of:= [.B496]*[.B496]*[.B496]*[.B496] - 16*[.B496]*[.B496] + 5*[.B496]" office:value-type="float" office:value="0.389891665796086" calcext:value-type="float">
            <text:p>0.3898916657960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03769033728167" calcext:value-type="float">
            <text:p>-0.0403769033728167</text:p>
          </table:table-cell>
          <table:table-cell table:formula="of:=-[.A497]" office:value-type="float" office:value="0.0403769033728167" calcext:value-type="float">
            <text:p>0.0403769033728167</text:p>
          </table:table-cell>
          <table:table-cell/>
          <table:table-cell table:formula="of:= [.A497] * [.A497] - 10 * COS(2 * PI() * [.A497])" office:value-type="float" office:value="-9.67828480381953" calcext:value-type="float">
            <text:p>-9.67828480381953</text:p>
          </table:table-cell>
          <table:table-cell table:formula="of:= [.B497] * [.B497] - 10 * COS(2 * PI() * [.B497])" office:value-type="float" office:value="-9.67828480381953" calcext:value-type="float">
            <text:p>-9.67828480381953</text:p>
          </table:table-cell>
          <table:table-cell table:formula="of:= 100 * ([.A498] - [.A497]*[.A497]) * ([.A498] - [.A497]*[.A497]) + (1 - [.A497]) * (1 - [.A497])" office:value-type="float" office:value="16.3632955636592" calcext:value-type="float">
            <text:p>16.3632955636592</text:p>
          </table:table-cell>
          <table:table-cell table:formula="of:= 100 * ([.B498] - [.B497]*[.B497]) * ([.B498] - [.B497]*[.B497]) + (1 - [.B497]) * (1 - [.B497])" office:value-type="float" office:value="15.9479330144116" calcext:value-type="float">
            <text:p>15.9479330144116</text:p>
          </table:table-cell>
          <table:table-cell table:formula="of:=[.A497]*[.A497]" office:value-type="float" office:value="0.00163029432597778" calcext:value-type="float">
            <text:p>0.00163029432597778</text:p>
          </table:table-cell>
          <table:table-cell table:formula="of:=[.B497]*[.B497]" office:value-type="float" office:value="0.00163029432597778" calcext:value-type="float">
            <text:p>0.00163029432597778</text:p>
          </table:table-cell>
          <table:table-cell table:formula="of:= [.A497]*[.A497]*[.A497]*[.A497] - 16*[.A497]*[.A497] + 5*[.A497]" office:value-type="float" office:value="-0.227966568220139" calcext:value-type="float">
            <text:p>-0.227966568220139</text:p>
          </table:table-cell>
          <table:table-cell table:formula="of:= [.B497]*[.B497]*[.B497]*[.B497] - 16*[.B497]*[.B497] + 5*[.B497]" office:value-type="float" office:value="0.175802465508029" calcext:value-type="float">
            <text:p>0.1758024655080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9277769834735" calcext:value-type="float">
            <text:p>-0.389277769834735</text:p>
          </table:table-cell>
          <table:table-cell table:formula="of:=-[.A498]" office:value-type="float" office:value="0.389277769834735" calcext:value-type="float">
            <text:p>0.389277769834735</text:p>
          </table:table-cell>
          <table:table-cell/>
          <table:table-cell table:formula="of:= [.A498] * [.A498] - 10 * COS(2 * PI() * [.A498])" office:value-type="float" office:value="7.82766467369966" calcext:value-type="float">
            <text:p>7.82766467369966</text:p>
          </table:table-cell>
          <table:table-cell table:formula="of:= [.B498] * [.B498] - 10 * COS(2 * PI() * [.B498])" office:value-type="float" office:value="7.82766467369966" calcext:value-type="float">
            <text:p>7.82766467369966</text:p>
          </table:table-cell>
          <table:table-cell table:formula="of:= 100 * ([.A499] - [.A498]*[.A498]) * ([.A499] - [.A498]*[.A498]) + (1 - [.A498]) * (1 - [.A498])" office:value-type="float" office:value="2.04622334739073" calcext:value-type="float">
            <text:p>2.04622334739073</text:p>
          </table:table-cell>
          <table:table-cell table:formula="of:= 100 * ([.B499] - [.B498]*[.B498]) * ([.B499] - [.B498]*[.B498]) + (1 - [.B498]) * (1 - [.B498])" office:value-type="float" office:value="11.7401495223784" calcext:value-type="float">
            <text:p>11.7401495223784</text:p>
          </table:table-cell>
          <table:table-cell table:formula="of:=[.A498]*[.A498]" office:value-type="float" office:value="0.151537182087505" calcext:value-type="float">
            <text:p>0.151537182087505</text:p>
          </table:table-cell>
          <table:table-cell table:formula="of:=[.B498]*[.B498]" office:value-type="float" office:value="0.151537182087505" calcext:value-type="float">
            <text:p>0.151537182087505</text:p>
          </table:table-cell>
          <table:table-cell table:formula="of:= [.A498]*[.A498]*[.A498]*[.A498] - 16*[.A498]*[.A498] + 5*[.A498]" office:value-type="float" office:value="-4.34802024501872" calcext:value-type="float">
            <text:p>-4.34802024501872</text:p>
          </table:table-cell>
          <table:table-cell table:formula="of:= [.B498]*[.B498]*[.B498]*[.B498] - 16*[.B498]*[.B498] + 5*[.B498]" office:value-type="float" office:value="-0.455242546671379" calcext:value-type="float">
            <text:p>-0.45524254667137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5615125927143" calcext:value-type="float">
            <text:p>0.185615125927143</text:p>
          </table:table-cell>
          <table:table-cell table:formula="of:=-[.A499]" office:value-type="float" office:value="-0.185615125927143" calcext:value-type="float">
            <text:p>-0.185615125927143</text:p>
          </table:table-cell>
          <table:table-cell/>
          <table:table-cell table:formula="of:= [.A499] * [.A499] - 10 * COS(2 * PI() * [.A499])" office:value-type="float" office:value="-3.90152559793694" calcext:value-type="float">
            <text:p>-3.90152559793694</text:p>
          </table:table-cell>
          <table:table-cell table:formula="of:= [.B499] * [.B499] - 10 * COS(2 * PI() * [.B499])" office:value-type="float" office:value="-3.90152559793694" calcext:value-type="float">
            <text:p>-3.90152559793694</text:p>
          </table:table-cell>
          <table:table-cell table:formula="of:= 100 * ([.A500] - [.A499]*[.A499]) * ([.A500] - [.A499]*[.A499]) + (1 - [.A499]) * (1 - [.A499])" office:value-type="float" office:value="7.97852034253657" calcext:value-type="float">
            <text:p>7.97852034253657</text:p>
          </table:table-cell>
          <table:table-cell table:formula="of:= 100 * ([.B500] - [.B499]*[.B499]) * ([.B500] - [.B499]*[.B499]) + (1 - [.B499]) * (1 - [.B499])" office:value-type="float" office:value="12.9231556810015" calcext:value-type="float">
            <text:p>12.9231556810015</text:p>
          </table:table-cell>
          <table:table-cell table:formula="of:=[.A499]*[.A499]" office:value-type="float" office:value="0.0344529749729491" calcext:value-type="float">
            <text:p>0.0344529749729491</text:p>
          </table:table-cell>
          <table:table-cell table:formula="of:=[.B499]*[.B499]" office:value-type="float" office:value="0.0344529749729491" calcext:value-type="float">
            <text:p>0.0344529749729491</text:p>
          </table:table-cell>
          <table:table-cell table:formula="of:= [.A499]*[.A499]*[.A499]*[.A499] - 16*[.A499]*[.A499] + 5*[.A499]" office:value-type="float" office:value="0.378015037553015" calcext:value-type="float">
            <text:p>0.378015037553015</text:p>
          </table:table-cell>
          <table:table-cell table:formula="of:= [.B499]*[.B499]*[.B499]*[.B499] - 16*[.B499]*[.B499] + 5*[.B499]" office:value-type="float" office:value="-1.47813622171841" calcext:value-type="float">
            <text:p>-1.478136221718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49210436875" calcext:value-type="float">
            <text:p>0.3049210436875</text:p>
          </table:table-cell>
          <table:table-cell table:formula="of:=-[.A500]" office:value-type="float" office:value="-0.3049210436875" calcext:value-type="float">
            <text:p>-0.3049210436875</text:p>
          </table:table-cell>
          <table:table-cell/>
          <table:table-cell table:formula="of:= [.A500] * [.A500] - 10 * COS(2 * PI() * [.A500])" office:value-type="float" office:value="3.47568794607975" calcext:value-type="float">
            <text:p>3.47568794607975</text:p>
          </table:table-cell>
          <table:table-cell table:formula="of:= [.B500] * [.B500] - 10 * COS(2 * PI() * [.B500])" office:value-type="float" office:value="3.47568794607975" calcext:value-type="float">
            <text:p>3.47568794607975</text:p>
          </table:table-cell>
          <table:table-cell table:formula="of:= 100 * ([.A501] - [.A500]*[.A500]) * ([.A501] - [.A500]*[.A500]) + (1 - [.A500]) * (1 - [.A500])" office:value-type="float" office:value="32.2750026218616" calcext:value-type="float">
            <text:p>32.2750026218616</text:p>
          </table:table-cell>
          <table:table-cell table:formula="of:= 100 * ([.B501] - [.B500]*[.B500]) * ([.B501] - [.B500]*[.B500]) + (1 - [.B500]) * (1 - [.B500])" office:value-type="float" office:value="15.9828355573096" calcext:value-type="float">
            <text:p>15.9828355573096</text:p>
          </table:table-cell>
          <table:table-cell table:formula="of:=[.A500]*[.A500]" office:value-type="float" office:value="0.0929768428834743" calcext:value-type="float">
            <text:p>0.0929768428834743</text:p>
          </table:table-cell>
          <table:table-cell table:formula="of:=[.B500]*[.B500]" office:value-type="float" office:value="0.0929768428834743" calcext:value-type="float">
            <text:p>0.0929768428834743</text:p>
          </table:table-cell>
          <table:table-cell table:formula="of:= [.A500]*[.A500]*[.A500]*[.A500] - 16*[.A500]*[.A500] + 5*[.A500]" office:value-type="float" office:value="0.0456204256144894" calcext:value-type="float">
            <text:p>0.0456204256144894</text:p>
          </table:table-cell>
          <table:table-cell table:formula="of:= [.B500]*[.B500]*[.B500]*[.B500] - 16*[.B500]*[.B500] + 5*[.B500]" office:value-type="float" office:value="-3.00359001126051" calcext:value-type="float">
            <text:p>-3.003590011260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086593543645" calcext:value-type="float">
            <text:p>-0.47086593543645</text:p>
          </table:table-cell>
          <table:table-cell table:formula="of:=-[.A501]" office:value-type="float" office:value="0.47086593543645" calcext:value-type="float">
            <text:p>0.47086593543645</text:p>
          </table:table-cell>
          <table:table-cell/>
          <table:table-cell table:formula="of:= [.A501] * [.A501] - 10 * COS(2 * PI() * [.A501])" office:value-type="float" office:value="10.0546368989601" calcext:value-type="float">
            <text:p>10.0546368989601</text:p>
          </table:table-cell>
          <table:table-cell table:formula="of:= [.B501] * [.B501] - 10 * COS(2 * PI() * [.B501])" office:value-type="float" office:value="10.0546368989601" calcext:value-type="float">
            <text:p>10.0546368989601</text:p>
          </table:table-cell>
          <table:table-cell table:formula="of:= 100 * ([.A502] - [.A501]*[.A501]) * ([.A502] - [.A501]*[.A501]) + (1 - [.A501]) * (1 - [.A501])" office:value-type="float" office:value="6.98646135184428" calcext:value-type="float">
            <text:p>6.98646135184428</text:p>
          </table:table-cell>
          <table:table-cell table:formula="of:= 100 * ([.B502] - [.B501]*[.B501]) * ([.B502] - [.B501]*[.B501]) + (1 - [.B501]) * (1 - [.B501])" office:value-type="float" office:value="44.2425968666009" calcext:value-type="float">
            <text:p>44.2425968666009</text:p>
          </table:table-cell>
          <table:table-cell table:formula="of:=[.A501]*[.A501]" office:value-type="float" office:value="0.221714729154443" calcext:value-type="float">
            <text:p>0.221714729154443</text:p>
          </table:table-cell>
          <table:table-cell table:formula="of:=[.B501]*[.B501]" office:value-type="float" office:value="0.221714729154443" calcext:value-type="float">
            <text:p>0.221714729154443</text:p>
          </table:table-cell>
          <table:table-cell table:formula="of:= [.A501]*[.A501]*[.A501]*[.A501] - 16*[.A501]*[.A501] + 5*[.A501]" office:value-type="float" office:value="-5.85260792252931" calcext:value-type="float">
            <text:p>-5.85260792252931</text:p>
          </table:table-cell>
          <table:table-cell table:formula="of:= [.B501]*[.B501]*[.B501]*[.B501] - 16*[.B501]*[.B501] + 5*[.B501]" office:value-type="float" office:value="-1.14394856816481" calcext:value-type="float">
            <text:p>-1.143948568164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41328361514024" calcext:value-type="float">
            <text:p>0.441328361514024</text:p>
          </table:table-cell>
          <table:table-cell table:formula="of:=-[.A502]" office:value-type="float" office:value="-0.441328361514024" calcext:value-type="float">
            <text:p>-0.441328361514024</text:p>
          </table:table-cell>
          <table:table-cell/>
          <table:table-cell table:formula="of:= [.A502] * [.A502] - 10 * COS(2 * PI() * [.A502])" office:value-type="float" office:value="9.52293631146551" calcext:value-type="float">
            <text:p>9.52293631146551</text:p>
          </table:table-cell>
          <table:table-cell table:formula="of:= [.B502] * [.B502] - 10 * COS(2 * PI() * [.B502])" office:value-type="float" office:value="9.52293631146551" calcext:value-type="float">
            <text:p>9.52293631146551</text:p>
          </table:table-cell>
          <table:table-cell table:formula="of:= 100 * ([.A503] - [.A502]*[.A502]) * ([.A503] - [.A502]*[.A502]) + (1 - [.A502]) * (1 - [.A502])" office:value-type="float" office:value="3.32563124369583" calcext:value-type="float">
            <text:p>3.32563124369583</text:p>
          </table:table-cell>
          <table:table-cell table:formula="of:= 100 * ([.B503] - [.B502]*[.B502]) * ([.B503] - [.B502]*[.B502]) + (1 - [.B502]) * (1 - [.B502])" office:value-type="float" office:value="6.74072058872738" calcext:value-type="float">
            <text:p>6.74072058872738</text:p>
          </table:table-cell>
          <table:table-cell table:formula="of:=[.A502]*[.A502]" office:value-type="float" office:value="0.194770722676653" calcext:value-type="float">
            <text:p>0.194770722676653</text:p>
          </table:table-cell>
          <table:table-cell table:formula="of:=[.B502]*[.B502]" office:value-type="float" office:value="0.194770722676653" calcext:value-type="float">
            <text:p>0.194770722676653</text:p>
          </table:table-cell>
          <table:table-cell table:formula="of:= [.A502]*[.A502]*[.A502]*[.A502] - 16*[.A502]*[.A502] + 5*[.A502]" office:value-type="float" office:value="-0.871754120844347" calcext:value-type="float">
            <text:p>-0.871754120844347</text:p>
          </table:table-cell>
          <table:table-cell table:formula="of:= [.B502]*[.B502]*[.B502]*[.B502] - 16*[.B502]*[.B502] + 5*[.B502]" office:value-type="float" office:value="-5.28503773598459" calcext:value-type="float">
            <text:p>-5.285037735984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11758712539449" calcext:value-type="float">
            <text:p>0.0211758712539449</text:p>
          </table:table-cell>
          <table:table-cell table:formula="of:=-[.A503]" office:value-type="float" office:value="-0.0211758712539449" calcext:value-type="float">
            <text:p>-0.0211758712539449</text:p>
          </table:table-cell>
          <table:table-cell/>
          <table:table-cell table:formula="of:= [.A503] * [.A503] - 10 * COS(2 * PI() * [.A503])" office:value-type="float" office:value="-9.91116801321828" calcext:value-type="float">
            <text:p>-9.91116801321828</text:p>
          </table:table-cell>
          <table:table-cell table:formula="of:= [.B503] * [.B503] - 10 * COS(2 * PI() * [.B503])" office:value-type="float" office:value="-9.91116801321828" calcext:value-type="float">
            <text:p>-9.91116801321828</text:p>
          </table:table-cell>
          <table:table-cell table:formula="of:= 100 * ([.A504] - [.A503]*[.A503]) * ([.A504] - [.A503]*[.A503]) + (1 - [.A503]) * (1 - [.A503])" office:value-type="float" office:value="20.5349118521054" calcext:value-type="float">
            <text:p>20.5349118521054</text:p>
          </table:table-cell>
          <table:table-cell table:formula="of:= 100 * ([.B504] - [.B503]*[.B503]) * ([.B504] - [.B503]*[.B503]) + (1 - [.B503]) * (1 - [.B503])" office:value-type="float" office:value="20.5403335887143" calcext:value-type="float">
            <text:p>20.5403335887143</text:p>
          </table:table-cell>
          <table:table-cell table:formula="of:=[.A503]*[.A503]" office:value-type="float" office:value="0.000448417523363651" calcext:value-type="float">
            <text:p>0.000448417523363651</text:p>
          </table:table-cell>
          <table:table-cell table:formula="of:=[.B503]*[.B503]" office:value-type="float" office:value="0.000448417523363651" calcext:value-type="float">
            <text:p>0.000448417523363651</text:p>
          </table:table-cell>
          <table:table-cell table:formula="of:= [.A503]*[.A503]*[.A503]*[.A503] - 16*[.A503]*[.A503] + 5*[.A503]" office:value-type="float" office:value="0.0987048769741815" calcext:value-type="float">
            <text:p>0.0987048769741815</text:p>
          </table:table-cell>
          <table:table-cell table:formula="of:= [.B503]*[.B503]*[.B503]*[.B503] - 16*[.B503]*[.B503] + 5*[.B503]" office:value-type="float" office:value="-0.113053835565268" calcext:value-type="float">
            <text:p>-0.1130538355652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42008531535976" calcext:value-type="float">
            <text:p>-0.442008531535976</text:p>
          </table:table-cell>
          <table:table-cell table:formula="of:=-[.A504]" office:value-type="float" office:value="0.442008531535976" calcext:value-type="float">
            <text:p>0.442008531535976</text:p>
          </table:table-cell>
          <table:table-cell/>
          <table:table-cell table:formula="of:= [.A504] * [.A504] - 10 * COS(2 * PI() * [.A504])" office:value-type="float" office:value="9.53885200846955" calcext:value-type="float">
            <text:p>9.53885200846955</text:p>
          </table:table-cell>
          <table:table-cell table:formula="of:= [.B504] * [.B504] - 10 * COS(2 * PI() * [.B504])" office:value-type="float" office:value="9.53885200846955" calcext:value-type="float">
            <text:p>9.53885200846955</text:p>
          </table:table-cell>
          <table:table-cell table:formula="of:= 100 * ([.A505] - [.A504]*[.A504]) * ([.A505] - [.A504]*[.A504]) + (1 - [.A504]) * (1 - [.A504])" office:value-type="float" office:value="2.24425803610551" calcext:value-type="float">
            <text:p>2.24425803610551</text:p>
          </table:table-cell>
          <table:table-cell table:formula="of:= 100 * ([.B505] - [.B504]*[.B504]) * ([.B505] - [.B504]*[.B504]) + (1 - [.B504]) * (1 - [.B504])" office:value-type="float" office:value="18.9173952444805" calcext:value-type="float">
            <text:p>18.9173952444805</text:p>
          </table:table-cell>
          <table:table-cell table:formula="of:=[.A504]*[.A504]" office:value-type="float" office:value="0.19537154195059" calcext:value-type="float">
            <text:p>0.19537154195059</text:p>
          </table:table-cell>
          <table:table-cell table:formula="of:=[.B504]*[.B504]" office:value-type="float" office:value="0.19537154195059" calcext:value-type="float">
            <text:p>0.19537154195059</text:p>
          </table:table-cell>
          <table:table-cell table:formula="of:= [.A504]*[.A504]*[.A504]*[.A504] - 16*[.A504]*[.A504] + 5*[.A504]" office:value-type="float" office:value="-5.29781728948516" calcext:value-type="float">
            <text:p>-5.29781728948516</text:p>
          </table:table-cell>
          <table:table-cell table:formula="of:= [.B504]*[.B504]*[.B504]*[.B504] - 16*[.B504]*[.B504] + 5*[.B504]" office:value-type="float" office:value="-0.877731974125404" calcext:value-type="float">
            <text:p>-0.8777319741254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5975658870302" calcext:value-type="float">
            <text:p>0.235975658870302</text:p>
          </table:table-cell>
          <table:table-cell table:formula="of:=-[.A505]" office:value-type="float" office:value="-0.235975658870302" calcext:value-type="float">
            <text:p>-0.235975658870302</text:p>
          </table:table-cell>
          <table:table-cell/>
          <table:table-cell table:formula="of:= [.A505] * [.A505] - 10 * COS(2 * PI() * [.A505])" office:value-type="float" office:value="-0.824350928680995" calcext:value-type="float">
            <text:p>-0.824350928680995</text:p>
          </table:table-cell>
          <table:table-cell table:formula="of:= [.B505] * [.B505] - 10 * COS(2 * PI() * [.B505])" office:value-type="float" office:value="-0.824350928680995" calcext:value-type="float">
            <text:p>-0.824350928680995</text:p>
          </table:table-cell>
          <table:table-cell table:formula="of:= 100 * ([.A506] - [.A505]*[.A505]) * ([.A506] - [.A505]*[.A505]) + (1 - [.A505]) * (1 - [.A505])" office:value-type="float" office:value="15.0594175355976" calcext:value-type="float">
            <text:p>15.0594175355976</text:p>
          </table:table-cell>
          <table:table-cell table:formula="of:= 100 * ([.B506] - [.B505]*[.B505]) * ([.B506] - [.B505]*[.B505]) + (1 - [.B505]) * (1 - [.B505])" office:value-type="float" office:value="8.76912855853608" calcext:value-type="float">
            <text:p>8.76912855853608</text:p>
          </table:table-cell>
          <table:table-cell table:formula="of:=[.A505]*[.A505]" office:value-type="float" office:value="0.0556845115792732" calcext:value-type="float">
            <text:p>0.0556845115792732</text:p>
          </table:table-cell>
          <table:table-cell table:formula="of:=[.B505]*[.B505]" office:value-type="float" office:value="0.0556845115792732" calcext:value-type="float">
            <text:p>0.0556845115792732</text:p>
          </table:table-cell>
          <table:table-cell table:formula="of:= [.A505]*[.A505]*[.A505]*[.A505] - 16*[.A505]*[.A505] + 5*[.A505]" office:value-type="float" office:value="0.292026873912962" calcext:value-type="float">
            <text:p>0.292026873912962</text:p>
          </table:table-cell>
          <table:table-cell table:formula="of:= [.B505]*[.B505]*[.B505]*[.B505] - 16*[.B505]*[.B505] + 5*[.B505]" office:value-type="float" office:value="-2.06772971479006" calcext:value-type="float">
            <text:p>-2.067729714790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2478472951334" calcext:value-type="float">
            <text:p>-0.32478472951334</text:p>
          </table:table-cell>
          <table:table-cell table:formula="of:=-[.A506]" office:value-type="float" office:value="0.32478472951334" calcext:value-type="float">
            <text:p>0.32478472951334</text:p>
          </table:table-cell>
          <table:table-cell/>
          <table:table-cell table:formula="of:= [.A506] * [.A506] - 10 * COS(2 * PI() * [.A506])" office:value-type="float" office:value="4.63333435387053" calcext:value-type="float">
            <text:p>4.63333435387053</text:p>
          </table:table-cell>
          <table:table-cell table:formula="of:= [.B506] * [.B506] - 10 * COS(2 * PI() * [.B506])" office:value-type="float" office:value="4.63333435387053" calcext:value-type="float">
            <text:p>4.63333435387053</text:p>
          </table:table-cell>
          <table:table-cell table:formula="of:= 100 * ([.A507] - [.A506]*[.A506]) * ([.A507] - [.A506]*[.A506]) + (1 - [.A506]) * (1 - [.A506])" office:value-type="float" office:value="2.30271887652523" calcext:value-type="float">
            <text:p>2.30271887652523</text:p>
          </table:table-cell>
          <table:table-cell table:formula="of:= 100 * ([.B507] - [.B506]*[.B506]) * ([.B507] - [.B506]*[.B506]) + (1 - [.B506]) * (1 - [.B506])" office:value-type="float" office:value="2.33188134977941" calcext:value-type="float">
            <text:p>2.33188134977941</text:p>
          </table:table-cell>
          <table:table-cell table:formula="of:=[.A506]*[.A506]" office:value-type="float" office:value="0.105485120525053" calcext:value-type="float">
            <text:p>0.105485120525053</text:p>
          </table:table-cell>
          <table:table-cell table:formula="of:=[.B506]*[.B506]" office:value-type="float" office:value="0.105485120525053" calcext:value-type="float">
            <text:p>0.105485120525053</text:p>
          </table:table-cell>
          <table:table-cell table:formula="of:= [.A506]*[.A506]*[.A506]*[.A506] - 16*[.A506]*[.A506] + 5*[.A506]" office:value-type="float" office:value="-3.30055846531537" calcext:value-type="float">
            <text:p>-3.30055846531537</text:p>
          </table:table-cell>
          <table:table-cell table:formula="of:= [.B506]*[.B506]*[.B506]*[.B506] - 16*[.B506]*[.B506] + 5*[.B506]" office:value-type="float" office:value="-0.052711170181968" calcext:value-type="float">
            <text:p>-0.0527111701819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14807762624696" calcext:value-type="float">
            <text:p>0.0314807762624696</text:p>
          </table:table-cell>
          <table:table-cell table:formula="of:=-[.A507]" office:value-type="float" office:value="-0.0314807762624696" calcext:value-type="float">
            <text:p>-0.0314807762624696</text:p>
          </table:table-cell>
          <table:table-cell/>
          <table:table-cell table:formula="of:= [.A507] * [.A507] - 10 * COS(2 * PI() * [.A507])" office:value-type="float" office:value="-9.80402262588313" calcext:value-type="float">
            <text:p>-9.80402262588313</text:p>
          </table:table-cell>
          <table:table-cell table:formula="of:= [.B507] * [.B507] - 10 * COS(2 * PI() * [.B507])" office:value-type="float" office:value="-9.80402262588313" calcext:value-type="float">
            <text:p>-9.80402262588313</text:p>
          </table:table-cell>
          <table:table-cell table:formula="of:= 100 * ([.A508] - [.A507]*[.A507]) * ([.A508] - [.A507]*[.A507]) + (1 - [.A507]) * (1 - [.A507])" office:value-type="float" office:value="1.02662687717534" calcext:value-type="float">
            <text:p>1.02662687717534</text:p>
          </table:table-cell>
          <table:table-cell table:formula="of:= 100 * ([.B508] - [.B507]*[.B507]) * ([.B508] - [.B507]*[.B507]) + (1 - [.B507]) * (1 - [.B507])" office:value-type="float" office:value="1.16474228374588" calcext:value-type="float">
            <text:p>1.16474228374588</text:p>
          </table:table-cell>
          <table:table-cell table:formula="of:=[.A507]*[.A507]" office:value-type="float" office:value="0.000991039274087669" calcext:value-type="float">
            <text:p>0.000991039274087669</text:p>
          </table:table-cell>
          <table:table-cell table:formula="of:=[.B507]*[.B507]" office:value-type="float" office:value="0.000991039274087669" calcext:value-type="float">
            <text:p>0.000991039274087669</text:p>
          </table:table-cell>
          <table:table-cell table:formula="of:= [.A507]*[.A507]*[.A507]*[.A507] - 16*[.A507]*[.A507] + 5*[.A507]" office:value-type="float" office:value="0.141548235085788" calcext:value-type="float">
            <text:p>0.141548235085788</text:p>
          </table:table-cell>
          <table:table-cell table:formula="of:= [.B507]*[.B507]*[.B507]*[.B507] - 16*[.B507]*[.B507] + 5*[.B507]" office:value-type="float" office:value="-0.173259527538908" calcext:value-type="float">
            <text:p>-0.17325952753890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07563530514017" calcext:value-type="float">
            <text:p>0.0307563530514017</text:p>
          </table:table-cell>
          <table:table-cell table:formula="of:=-[.A508]" office:value-type="float" office:value="-0.0307563530514017" calcext:value-type="float">
            <text:p>-0.0307563530514017</text:p>
          </table:table-cell>
          <table:table-cell/>
          <table:table-cell table:formula="of:= [.A508] * [.A508] - 10 * COS(2 * PI() * [.A508])" office:value-type="float" office:value="-9.81291073167498" calcext:value-type="float">
            <text:p>-9.81291073167498</text:p>
          </table:table-cell>
          <table:table-cell table:formula="of:= [.B508] * [.B508] - 10 * COS(2 * PI() * [.B508])" office:value-type="float" office:value="-9.81291073167498" calcext:value-type="float">
            <text:p>-9.81291073167498</text:p>
          </table:table-cell>
          <table:table-cell table:formula="of:= 100 * ([.A509] - [.A508]*[.A508]) * ([.A509] - [.A508]*[.A508]) + (1 - [.A508]) * (1 - [.A508])" office:value-type="float" office:value="3.62803045998557" calcext:value-type="float">
            <text:p>3.62803045998557</text:p>
          </table:table-cell>
          <table:table-cell table:formula="of:= 100 * ([.B509] - [.B508]*[.B508]) * ([.B509] - [.B508]*[.B508]) + (1 - [.B508]) * (1 - [.B508])" office:value-type="float" office:value="3.81345676736569" calcext:value-type="float">
            <text:p>3.81345676736569</text:p>
          </table:table-cell>
          <table:table-cell table:formula="of:=[.A508]*[.A508]" office:value-type="float" office:value="0.000945953253022465" calcext:value-type="float">
            <text:p>0.000945953253022465</text:p>
          </table:table-cell>
          <table:table-cell table:formula="of:=[.B508]*[.B508]" office:value-type="float" office:value="0.000945953253022465" calcext:value-type="float">
            <text:p>0.000945953253022465</text:p>
          </table:table-cell>
          <table:table-cell table:formula="of:= [.A508]*[.A508]*[.A508]*[.A508] - 16*[.A508]*[.A508] + 5*[.A508]" office:value-type="float" office:value="0.138647408036206" calcext:value-type="float">
            <text:p>0.138647408036206</text:p>
          </table:table-cell>
          <table:table-cell table:formula="of:= [.B508]*[.B508]*[.B508]*[.B508] - 16*[.B508]*[.B508] + 5*[.B508]" office:value-type="float" office:value="-0.168916122477811" calcext:value-type="float">
            <text:p>-0.1689161224778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64915377623402" calcext:value-type="float">
            <text:p>0.164915377623402</text:p>
          </table:table-cell>
          <table:table-cell table:formula="of:=-[.A509]" office:value-type="float" office:value="-0.164915377623402" calcext:value-type="float">
            <text:p>-0.164915377623402</text:p>
          </table:table-cell>
          <table:table-cell/>
          <table:table-cell table:formula="of:= [.A509] * [.A509] - 10 * COS(2 * PI() * [.A509])" office:value-type="float" office:value="-5.06779290474783" calcext:value-type="float">
            <text:p>-5.06779290474783</text:p>
          </table:table-cell>
          <table:table-cell table:formula="of:= [.B509] * [.B509] - 10 * COS(2 * PI() * [.B509])" office:value-type="float" office:value="-5.06779290474783" calcext:value-type="float">
            <text:p>-5.06779290474783</text:p>
          </table:table-cell>
          <table:table-cell table:formula="of:= 100 * ([.A510] - [.A509]*[.A509]) * ([.A510] - [.A509]*[.A509]) + (1 - [.A509]) * (1 - [.A509])" office:value-type="float" office:value="0.796603213299195" calcext:value-type="float">
            <text:p>0.796603213299195</text:p>
          </table:table-cell>
          <table:table-cell table:formula="of:= 100 * ([.B510] - [.B509]*[.B509]) * ([.B510] - [.B509]*[.B509]) + (1 - [.B509]) * (1 - [.B509])" office:value-type="float" office:value="1.40943347082868" calcext:value-type="float">
            <text:p>1.40943347082868</text:p>
          </table:table-cell>
          <table:table-cell table:formula="of:=[.A509]*[.A509]" office:value-type="float" office:value="0.0271970817766691" calcext:value-type="float">
            <text:p>0.0271970817766691</text:p>
          </table:table-cell>
          <table:table-cell table:formula="of:=[.B509]*[.B509]" office:value-type="float" office:value="0.0271970817766691" calcext:value-type="float">
            <text:p>0.0271970817766691</text:p>
          </table:table-cell>
          <table:table-cell table:formula="of:= [.A509]*[.A509]*[.A509]*[.A509] - 16*[.A509]*[.A509] + 5*[.A509]" office:value-type="float" office:value="0.390163260947468" calcext:value-type="float">
            <text:p>0.390163260947468</text:p>
          </table:table-cell>
          <table:table-cell table:formula="of:= [.B509]*[.B509]*[.B509]*[.B509] - 16*[.B509]*[.B509] + 5*[.B509]" office:value-type="float" office:value="-1.25899051528655" calcext:value-type="float">
            <text:p>-1.258990515286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430480495560914" calcext:value-type="float">
            <text:p>-0.00430480495560914</text:p>
          </table:table-cell>
          <table:table-cell table:formula="of:=-[.A510]" office:value-type="float" office:value="0.00430480495560914" calcext:value-type="float">
            <text:p>0.00430480495560914</text:p>
          </table:table-cell>
          <table:table-cell/>
          <table:table-cell table:formula="of:= [.A510] * [.A510] - 10 * COS(2 * PI() * [.A510])" office:value-type="float" office:value="-9.996323750635" calcext:value-type="float">
            <text:p>-9.996323750635</text:p>
          </table:table-cell>
          <table:table-cell table:formula="of:= [.B510] * [.B510] - 10 * COS(2 * PI() * [.B510])" office:value-type="float" office:value="-9.996323750635" calcext:value-type="float">
            <text:p>-9.996323750635</text:p>
          </table:table-cell>
          <table:table-cell table:formula="of:= 100 * ([.A511] - [.A510]*[.A510]) * ([.A511] - [.A510]*[.A510]) + (1 - [.A510]) * (1 - [.A510])" office:value-type="float" office:value="2.36795356801439" calcext:value-type="float">
            <text:p>2.36795356801439</text:p>
          </table:table-cell>
          <table:table-cell table:formula="of:= 100 * ([.B511] - [.B510]*[.B510]) * ([.B511] - [.B510]*[.B510]) + (1 - [.B510]) * (1 - [.B510])" office:value-type="float" office:value="2.34987025688609" calcext:value-type="float">
            <text:p>2.34987025688609</text:p>
          </table:table-cell>
          <table:table-cell table:formula="of:=[.A510]*[.A510]" office:value-type="float" office:value="0.000018531345705837" calcext:value-type="float">
            <text:p>1.8531345705837E-05</text:p>
          </table:table-cell>
          <table:table-cell table:formula="of:=[.B510]*[.B510]" office:value-type="float" office:value="0.000018531345705837" calcext:value-type="float">
            <text:p>1.8531345705837E-05</text:p>
          </table:table-cell>
          <table:table-cell table:formula="of:= [.A510]*[.A510]*[.A510]*[.A510] - 16*[.A510]*[.A510] + 5*[.A510]" office:value-type="float" office:value="-0.0218205259659283" calcext:value-type="float">
            <text:p>-0.0218205259659283</text:p>
          </table:table-cell>
          <table:table-cell table:formula="of:= [.B510]*[.B510]*[.B510]*[.B510] - 16*[.B510]*[.B510] + 5*[.B510]" office:value-type="float" office:value="0.0212275235901631" calcext:value-type="float">
            <text:p>0.02122752359016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6571580874734" calcext:value-type="float">
            <text:p>-0.116571580874734</text:p>
          </table:table-cell>
          <table:table-cell table:formula="of:=-[.A511]" office:value-type="float" office:value="0.116571580874734" calcext:value-type="float">
            <text:p>0.116571580874734</text:p>
          </table:table-cell>
          <table:table-cell/>
          <table:table-cell table:formula="of:= [.A511] * [.A511] - 10 * COS(2 * PI() * [.A511])" office:value-type="float" office:value="-7.42185565973147" calcext:value-type="float">
            <text:p>-7.42185565973147</text:p>
          </table:table-cell>
          <table:table-cell table:formula="of:= [.B511] * [.B511] - 10 * COS(2 * PI() * [.B511])" office:value-type="float" office:value="-7.42185565973147" calcext:value-type="float">
            <text:p>-7.42185565973147</text:p>
          </table:table-cell>
          <table:table-cell table:formula="of:= 100 * ([.A512] - [.A511]*[.A511]) * ([.A512] - [.A511]*[.A511]) + (1 - [.A511]) * (1 - [.A511])" office:value-type="float" office:value="3.38828977206287" calcext:value-type="float">
            <text:p>3.38828977206287</text:p>
          </table:table-cell>
          <table:table-cell table:formula="of:= 100 * ([.B512] - [.B511]*[.B511]) * ([.B512] - [.B511]*[.B511]) + (1 - [.B511]) * (1 - [.B511])" office:value-type="float" office:value="3.79131226774474" calcext:value-type="float">
            <text:p>3.79131226774474</text:p>
          </table:table-cell>
          <table:table-cell table:formula="of:=[.A511]*[.A511]" office:value-type="float" office:value="0.0135889334676346" calcext:value-type="float">
            <text:p>0.0135889334676346</text:p>
          </table:table-cell>
          <table:table-cell table:formula="of:=[.B511]*[.B511]" office:value-type="float" office:value="0.0135889334676346" calcext:value-type="float">
            <text:p>0.0135889334676346</text:p>
          </table:table-cell>
          <table:table-cell table:formula="of:= [.A511]*[.A511]*[.A511]*[.A511] - 16*[.A511]*[.A511] + 5*[.A511]" office:value-type="float" office:value="-0.800096180743033" calcext:value-type="float">
            <text:p>-0.800096180743033</text:p>
          </table:table-cell>
          <table:table-cell table:formula="of:= [.B511]*[.B511]*[.B511]*[.B511] - 16*[.B511]*[.B511] + 5*[.B511]" office:value-type="float" office:value="0.365619628004303" calcext:value-type="float">
            <text:p>0.3656196280043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59929552464746" calcext:value-type="float">
            <text:p>0.159929552464746</text:p>
          </table:table-cell>
          <table:table-cell table:formula="of:=-[.A512]" office:value-type="float" office:value="-0.159929552464746" calcext:value-type="float">
            <text:p>-0.159929552464746</text:p>
          </table:table-cell>
          <table:table-cell/>
          <table:table-cell table:formula="of:= [.A512] * [.A512] - 10 * COS(2 * PI() * [.A512])" office:value-type="float" office:value="-5.33642725322961" calcext:value-type="float">
            <text:p>-5.33642725322961</text:p>
          </table:table-cell>
          <table:table-cell table:formula="of:= [.B512] * [.B512] - 10 * COS(2 * PI() * [.B512])" office:value-type="float" office:value="-5.33642725322961" calcext:value-type="float">
            <text:p>-5.33642725322961</text:p>
          </table:table-cell>
          <table:table-cell table:formula="of:= 100 * ([.A513] - [.A512]*[.A512]) * ([.A513] - [.A512]*[.A512]) + (1 - [.A512]) * (1 - [.A512])" office:value-type="float" office:value="5.45429109197773" calcext:value-type="float">
            <text:p>5.45429109197773</text:p>
          </table:table-cell>
          <table:table-cell table:formula="of:= 100 * ([.B513] - [.B512]*[.B512]) * ([.B513] - [.B512]*[.B512]) + (1 - [.B512]) * (1 - [.B512])" office:value-type="float" office:value="8.58514831637132" calcext:value-type="float">
            <text:p>8.58514831637132</text:p>
          </table:table-cell>
          <table:table-cell table:formula="of:=[.A512]*[.A512]" office:value-type="float" office:value="0.0255774617515739" calcext:value-type="float">
            <text:p>0.0255774617515739</text:p>
          </table:table-cell>
          <table:table-cell table:formula="of:=[.B512]*[.B512]" office:value-type="float" office:value="0.0255774617515739" calcext:value-type="float">
            <text:p>0.0255774617515739</text:p>
          </table:table-cell>
          <table:table-cell table:formula="of:= [.A512]*[.A512]*[.A512]*[.A512] - 16*[.A512]*[.A512] + 5*[.A512]" office:value-type="float" office:value="0.3910625808482" calcext:value-type="float">
            <text:p>0.3910625808482</text:p>
          </table:table-cell>
          <table:table-cell table:formula="of:= [.B512]*[.B512]*[.B512]*[.B512] - 16*[.B512]*[.B512] + 5*[.B512]" office:value-type="float" office:value="-1.20823294379926" calcext:value-type="float">
            <text:p>-1.208232943799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3489662767388" calcext:value-type="float">
            <text:p>0.243489662767388</text:p>
          </table:table-cell>
          <table:table-cell table:formula="of:=-[.A513]" office:value-type="float" office:value="-0.243489662767388" calcext:value-type="float">
            <text:p>-0.243489662767388</text:p>
          </table:table-cell>
          <table:table-cell/>
          <table:table-cell table:formula="of:= [.A513] * [.A513] - 10 * COS(2 * PI() * [.A513])" office:value-type="float" office:value="-0.349655268927523" calcext:value-type="float">
            <text:p>-0.349655268927523</text:p>
          </table:table-cell>
          <table:table-cell table:formula="of:= [.B513] * [.B513] - 10 * COS(2 * PI() * [.B513])" office:value-type="float" office:value="-0.349655268927523" calcext:value-type="float">
            <text:p>-0.349655268927523</text:p>
          </table:table-cell>
          <table:table-cell table:formula="of:= 100 * ([.A514] - [.A513]*[.A513]) * ([.A514] - [.A513]*[.A513]) + (1 - [.A513]) * (1 - [.A513])" office:value-type="float" office:value="3.71592845749007" calcext:value-type="float">
            <text:p>3.71592845749007</text:p>
          </table:table-cell>
          <table:table-cell table:formula="of:= 100 * ([.B514] - [.B513]*[.B513]) * ([.B514] - [.B513]*[.B513]) + (1 - [.B513]) * (1 - [.B513])" office:value-type="float" office:value="10.3005872825454" calcext:value-type="float">
            <text:p>10.3005872825454</text:p>
          </table:table-cell>
          <table:table-cell table:formula="of:=[.A513]*[.A513]" office:value-type="float" office:value="0.0592872158745763" calcext:value-type="float">
            <text:p>0.0592872158745763</text:p>
          </table:table-cell>
          <table:table-cell table:formula="of:=[.B513]*[.B513]" office:value-type="float" office:value="0.0592872158745763" calcext:value-type="float">
            <text:p>0.0592872158745763</text:p>
          </table:table-cell>
          <table:table-cell table:formula="of:= [.A513]*[.A513]*[.A513]*[.A513] - 16*[.A513]*[.A513] + 5*[.A513]" office:value-type="float" office:value="0.272367833809878" calcext:value-type="float">
            <text:p>0.272367833809878</text:p>
          </table:table-cell>
          <table:table-cell table:formula="of:= [.B513]*[.B513]*[.B513]*[.B513] - 16*[.B513]*[.B513] + 5*[.B513]" office:value-type="float" office:value="-2.162528793864" calcext:value-type="float">
            <text:p>-2.1625287938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6589798121713" calcext:value-type="float">
            <text:p>0.236589798121713</text:p>
          </table:table-cell>
          <table:table-cell table:formula="of:=-[.A514]" office:value-type="float" office:value="-0.236589798121713" calcext:value-type="float">
            <text:p>-0.236589798121713</text:p>
          </table:table-cell>
          <table:table-cell/>
          <table:table-cell table:formula="of:= [.A514] * [.A514] - 10 * COS(2 * PI() * [.A514])" office:value-type="float" office:value="-0.785616457321617" calcext:value-type="float">
            <text:p>-0.785616457321617</text:p>
          </table:table-cell>
          <table:table-cell table:formula="of:= [.B514] * [.B514] - 10 * COS(2 * PI() * [.B514])" office:value-type="float" office:value="-0.785616457321617" calcext:value-type="float">
            <text:p>-0.785616457321617</text:p>
          </table:table-cell>
          <table:table-cell table:formula="of:= 100 * ([.A515] - [.A514]*[.A514]) * ([.A515] - [.A514]*[.A514]) + (1 - [.A514]) * (1 - [.A514])" office:value-type="float" office:value="0.589124047666471" calcext:value-type="float">
            <text:p>0.589124047666471</text:p>
          </table:table-cell>
          <table:table-cell table:formula="of:= 100 * ([.B515] - [.B514]*[.B514]) * ([.B515] - [.B514]*[.B514]) + (1 - [.B514]) * (1 - [.B514])" office:value-type="float" office:value="2.61062994080916" calcext:value-type="float">
            <text:p>2.61062994080916</text:p>
          </table:table-cell>
          <table:table-cell table:formula="of:=[.A514]*[.A514]" office:value-type="float" office:value="0.055974732575273" calcext:value-type="float">
            <text:p>0.055974732575273</text:p>
          </table:table-cell>
          <table:table-cell table:formula="of:=[.B514]*[.B514]" office:value-type="float" office:value="0.055974732575273" calcext:value-type="float">
            <text:p>0.055974732575273</text:p>
          </table:table-cell>
          <table:table-cell table:formula="of:= [.A514]*[.A514]*[.A514]*[.A514] - 16*[.A514]*[.A514] + 5*[.A514]" office:value-type="float" office:value="0.290486440091072" calcext:value-type="float">
            <text:p>0.290486440091072</text:p>
          </table:table-cell>
          <table:table-cell table:formula="of:= [.B514]*[.B514]*[.B514]*[.B514] - 16*[.B514]*[.B514] + 5*[.B514]" office:value-type="float" office:value="-2.07541154112606" calcext:value-type="float">
            <text:p>-2.075411541126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80192870600149" calcext:value-type="float">
            <text:p>0.0480192870600149</text:p>
          </table:table-cell>
          <table:table-cell table:formula="of:=-[.A515]" office:value-type="float" office:value="-0.0480192870600149" calcext:value-type="float">
            <text:p>-0.0480192870600149</text:p>
          </table:table-cell>
          <table:table-cell/>
          <table:table-cell table:formula="of:= [.A515] * [.A515] - 10 * COS(2 * PI() * [.A515])" office:value-type="float" office:value="-9.54597955804231" calcext:value-type="float">
            <text:p>-9.54597955804231</text:p>
          </table:table-cell>
          <table:table-cell table:formula="of:= [.B515] * [.B515] - 10 * COS(2 * PI() * [.B515])" office:value-type="float" office:value="-9.54597955804231" calcext:value-type="float">
            <text:p>-9.54597955804231</text:p>
          </table:table-cell>
          <table:table-cell table:formula="of:= 100 * ([.A516] - [.A515]*[.A515]) * ([.A516] - [.A515]*[.A515]) + (1 - [.A515]) * (1 - [.A515])" office:value-type="float" office:value="1.47169794419848" calcext:value-type="float">
            <text:p>1.47169794419848</text:p>
          </table:table-cell>
          <table:table-cell table:formula="of:= 100 * ([.B516] - [.B515]*[.B515]) * ([.B516] - [.B515]*[.B515]) + (1 - [.B515]) * (1 - [.B515])" office:value-type="float" office:value="1.59654634503216" calcext:value-type="float">
            <text:p>1.59654634503216</text:p>
          </table:table-cell>
          <table:table-cell table:formula="of:=[.A515]*[.A515]" office:value-type="float" office:value="0.00230585192975212" calcext:value-type="float">
            <text:p>0.00230585192975212</text:p>
          </table:table-cell>
          <table:table-cell table:formula="of:=[.B515]*[.B515]" office:value-type="float" office:value="0.00230585192975212" calcext:value-type="float">
            <text:p>0.00230585192975212</text:p>
          </table:table-cell>
          <table:table-cell table:formula="of:= [.A515]*[.A515]*[.A515]*[.A515] - 16*[.A515]*[.A515] + 5*[.A515]" office:value-type="float" office:value="0.203208121377163" calcext:value-type="float">
            <text:p>0.203208121377163</text:p>
          </table:table-cell>
          <table:table-cell table:formula="of:= [.B515]*[.B515]*[.B515]*[.B515] - 16*[.B515]*[.B515] + 5*[.B515]" office:value-type="float" office:value="-0.276984749222986" calcext:value-type="float">
            <text:p>-0.2769847492229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728892720071599" calcext:value-type="float">
            <text:p>-0.0728892720071599</text:p>
          </table:table-cell>
          <table:table-cell table:formula="of:=-[.A516]" office:value-type="float" office:value="0.0728892720071599" calcext:value-type="float">
            <text:p>0.0728892720071599</text:p>
          </table:table-cell>
          <table:table-cell/>
          <table:table-cell table:formula="of:= [.A516] * [.A516] - 10 * COS(2 * PI() * [.A516])" office:value-type="float" office:value="-8.96417572909181" calcext:value-type="float">
            <text:p>-8.96417572909181</text:p>
          </table:table-cell>
          <table:table-cell table:formula="of:= [.B516] * [.B516] - 10 * COS(2 * PI() * [.B516])" office:value-type="float" office:value="-8.96417572909181" calcext:value-type="float">
            <text:p>-8.96417572909181</text:p>
          </table:table-cell>
          <table:table-cell table:formula="of:= 100 * ([.A517] - [.A516]*[.A516]) * ([.A517] - [.A516]*[.A516]) + (1 - [.A516]) * (1 - [.A516])" office:value-type="float" office:value="5.8530586572773" calcext:value-type="float">
            <text:p>5.8530586572773</text:p>
          </table:table-cell>
          <table:table-cell table:formula="of:= 100 * ([.B517] - [.B516]*[.B516]) * ([.B517] - [.B516]*[.B516]) + (1 - [.B516]) * (1 - [.B516])" office:value-type="float" office:value="6.03360753724102" calcext:value-type="float">
            <text:p>6.03360753724102</text:p>
          </table:table-cell>
          <table:table-cell table:formula="of:=[.A516]*[.A516]" office:value-type="float" office:value="0.00531284597373374" calcext:value-type="float">
            <text:p>0.00531284597373374</text:p>
          </table:table-cell>
          <table:table-cell table:formula="of:=[.B516]*[.B516]" office:value-type="float" office:value="0.00531284597373374" calcext:value-type="float">
            <text:p>0.00531284597373374</text:p>
          </table:table-cell>
          <table:table-cell table:formula="of:= [.A516]*[.A516]*[.A516]*[.A516] - 16*[.A516]*[.A516] + 5*[.A516]" office:value-type="float" office:value="-0.449423669283199" calcext:value-type="float">
            <text:p>-0.449423669283199</text:p>
          </table:table-cell>
          <table:table-cell table:formula="of:= [.B516]*[.B516]*[.B516]*[.B516] - 16*[.B516]*[.B516] + 5*[.B516]" office:value-type="float" office:value="0.2794690507884" calcext:value-type="float">
            <text:p>0.27946905078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2153046750464" calcext:value-type="float">
            <text:p>0.222153046750464</text:p>
          </table:table-cell>
          <table:table-cell table:formula="of:=-[.A517]" office:value-type="float" office:value="-0.222153046750464" calcext:value-type="float">
            <text:p>-0.222153046750464</text:p>
          </table:table-cell>
          <table:table-cell/>
          <table:table-cell table:formula="of:= [.A517] * [.A517] - 10 * COS(2 * PI() * [.A517])" office:value-type="float" office:value="-1.69141002747602" calcext:value-type="float">
            <text:p>-1.69141002747602</text:p>
          </table:table-cell>
          <table:table-cell table:formula="of:= [.B517] * [.B517] - 10 * COS(2 * PI() * [.B517])" office:value-type="float" office:value="-1.69141002747602" calcext:value-type="float">
            <text:p>-1.69141002747602</text:p>
          </table:table-cell>
          <table:table-cell table:formula="of:= 100 * ([.A518] - [.A517]*[.A517]) * ([.A518] - [.A517]*[.A517]) + (1 - [.A517]) * (1 - [.A517])" office:value-type="float" office:value="17.5812673640533" calcext:value-type="float">
            <text:p>17.5812673640533</text:p>
          </table:table-cell>
          <table:table-cell table:formula="of:= 100 * ([.B518] - [.B517]*[.B517]) * ([.B518] - [.B517]*[.B517]) + (1 - [.B517]) * (1 - [.B517])" office:value-type="float" office:value="11.3104845321708" calcext:value-type="float">
            <text:p>11.3104845321708</text:p>
          </table:table-cell>
          <table:table-cell table:formula="of:=[.A517]*[.A517]" office:value-type="float" office:value="0.0493519761805136" calcext:value-type="float">
            <text:p>0.0493519761805136</text:p>
          </table:table-cell>
          <table:table-cell table:formula="of:=[.B517]*[.B517]" office:value-type="float" office:value="0.0493519761805136" calcext:value-type="float">
            <text:p>0.0493519761805136</text:p>
          </table:table-cell>
          <table:table-cell table:formula="of:= [.A517]*[.A517]*[.A517]*[.A517] - 16*[.A517]*[.A517] + 5*[.A517]" office:value-type="float" office:value="0.323569232417021" calcext:value-type="float">
            <text:p>0.323569232417021</text:p>
          </table:table-cell>
          <table:table-cell table:formula="of:= [.B517]*[.B517]*[.B517]*[.B517] - 16*[.B517]*[.B517] + 5*[.B517]" office:value-type="float" office:value="-1.89796123508761" calcext:value-type="float">
            <text:p>-1.897961235087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2670128582977" calcext:value-type="float">
            <text:p>-0.362670128582977</text:p>
          </table:table-cell>
          <table:table-cell table:formula="of:=-[.A518]" office:value-type="float" office:value="0.362670128582977" calcext:value-type="float">
            <text:p>0.362670128582977</text:p>
          </table:table-cell>
          <table:table-cell/>
          <table:table-cell table:formula="of:= [.A518] * [.A518] - 10 * COS(2 * PI() * [.A518])" office:value-type="float" office:value="6.63413474855716" calcext:value-type="float">
            <text:p>6.63413474855716</text:p>
          </table:table-cell>
          <table:table-cell table:formula="of:= [.B518] * [.B518] - 10 * COS(2 * PI() * [.B518])" office:value-type="float" office:value="6.63413474855716" calcext:value-type="float">
            <text:p>6.63413474855716</text:p>
          </table:table-cell>
          <table:table-cell table:formula="of:= 100 * ([.A519] - [.A518]*[.A518]) * ([.A519] - [.A518]*[.A518]) + (1 - [.A518]) * (1 - [.A518])" office:value-type="float" office:value="4.22255589970522" calcext:value-type="float">
            <text:p>4.22255589970522</text:p>
          </table:table-cell>
          <table:table-cell table:formula="of:= 100 * ([.B519] - [.B518]*[.B518]) * ([.B519] - [.B518]*[.B518]) + (1 - [.B518]) * (1 - [.B518])" office:value-type="float" office:value="1.59977569196629" calcext:value-type="float">
            <text:p>1.59977569196629</text:p>
          </table:table-cell>
          <table:table-cell table:formula="of:=[.A518]*[.A518]" office:value-type="float" office:value="0.131529622166393" calcext:value-type="float">
            <text:p>0.131529622166393</text:p>
          </table:table-cell>
          <table:table-cell table:formula="of:=[.B518]*[.B518]" office:value-type="float" office:value="0.131529622166393" calcext:value-type="float">
            <text:p>0.131529622166393</text:p>
          </table:table-cell>
          <table:table-cell table:formula="of:= [.A518]*[.A518]*[.A518]*[.A518] - 16*[.A518]*[.A518] + 5*[.A518]" office:value-type="float" office:value="-3.90052455606994" calcext:value-type="float">
            <text:p>-3.90052455606994</text:p>
          </table:table-cell>
          <table:table-cell table:formula="of:= [.B518]*[.B518]*[.B518]*[.B518] - 16*[.B518]*[.B518] + 5*[.B518]" office:value-type="float" office:value="-0.273823270240168" calcext:value-type="float">
            <text:p>-0.2738232702401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22782456548885" calcext:value-type="float">
            <text:p>-0.0222782456548885</text:p>
          </table:table-cell>
          <table:table-cell table:formula="of:=-[.A519]" office:value-type="float" office:value="0.0222782456548885" calcext:value-type="float">
            <text:p>0.0222782456548885</text:p>
          </table:table-cell>
          <table:table-cell/>
          <table:table-cell table:formula="of:= [.A519] * [.A519] - 10 * COS(2 * PI() * [.A519])" office:value-type="float" office:value="-9.90169385656436" calcext:value-type="float">
            <text:p>-9.90169385656436</text:p>
          </table:table-cell>
          <table:table-cell table:formula="of:= [.B519] * [.B519] - 10 * COS(2 * PI() * [.B519])" office:value-type="float" office:value="-9.90169385656436" calcext:value-type="float">
            <text:p>-9.90169385656436</text:p>
          </table:table-cell>
          <table:table-cell table:formula="of:= 100 * ([.A520] - [.A519]*[.A519]) * ([.A520] - [.A519]*[.A519]) + (1 - [.A519]) * (1 - [.A519])" office:value-type="float" office:value="7.10509015902955" calcext:value-type="float">
            <text:p>7.10509015902955</text:p>
          </table:table-cell>
          <table:table-cell table:formula="of:= 100 * ([.B520] - [.B519]*[.B519]) * ([.B520] - [.B519]*[.B519]) + (1 - [.B519]) * (1 - [.B519])" office:value-type="float" office:value="6.96720376545611" calcext:value-type="float">
            <text:p>6.96720376545611</text:p>
          </table:table-cell>
          <table:table-cell table:formula="of:=[.A519]*[.A519]" office:value-type="float" office:value="0.000496320229459556" calcext:value-type="float">
            <text:p>0.000496320229459556</text:p>
          </table:table-cell>
          <table:table-cell table:formula="of:=[.B519]*[.B519]" office:value-type="float" office:value="0.000496320229459556" calcext:value-type="float">
            <text:p>0.000496320229459556</text:p>
          </table:table-cell>
          <table:table-cell table:formula="of:= [.A519]*[.A519]*[.A519]*[.A519] - 16*[.A519]*[.A519] + 5*[.A519]" office:value-type="float" office:value="-0.119332105612025" calcext:value-type="float">
            <text:p>-0.119332105612025</text:p>
          </table:table-cell>
          <table:table-cell table:formula="of:= [.B519]*[.B519]*[.B519]*[.B519] - 16*[.B519]*[.B519] + 5*[.B519]" office:value-type="float" office:value="0.10345035093686" calcext:value-type="float">
            <text:p>0.103450350936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45675110840239" calcext:value-type="float">
            <text:p>-0.245675110840239</text:p>
          </table:table-cell>
          <table:table-cell table:formula="of:=-[.A520]" office:value-type="float" office:value="0.245675110840239" calcext:value-type="float">
            <text:p>0.245675110840239</text:p>
          </table:table-cell>
          <table:table-cell/>
          <table:table-cell table:formula="of:= [.A520] * [.A520] - 10 * COS(2 * PI() * [.A520])" office:value-type="float" office:value="-0.211351097764835" calcext:value-type="float">
            <text:p>-0.211351097764835</text:p>
          </table:table-cell>
          <table:table-cell table:formula="of:= [.B520] * [.B520] - 10 * COS(2 * PI() * [.B520])" office:value-type="float" office:value="-0.211351097764835" calcext:value-type="float">
            <text:p>-0.211351097764835</text:p>
          </table:table-cell>
          <table:table-cell table:formula="of:= 100 * ([.A521] - [.A520]*[.A520]) * ([.A521] - [.A520]*[.A520]) + (1 - [.A520]) * (1 - [.A520])" office:value-type="float" office:value="6.33664681760118" calcext:value-type="float">
            <text:p>6.33664681760118</text:p>
          </table:table-cell>
          <table:table-cell table:formula="of:= 100 * ([.B521] - [.B520]*[.B520]) * ([.B521] - [.B520]*[.B520]) + (1 - [.B520]) * (1 - [.B520])" office:value-type="float" office:value="12.0921512354726" calcext:value-type="float">
            <text:p>12.0921512354726</text:p>
          </table:table-cell>
          <table:table-cell table:formula="of:=[.A520]*[.A520]" office:value-type="float" office:value="0.0603562600863635" calcext:value-type="float">
            <text:p>0.0603562600863635</text:p>
          </table:table-cell>
          <table:table-cell table:formula="of:=[.B520]*[.B520]" office:value-type="float" office:value="0.0603562600863635" calcext:value-type="float">
            <text:p>0.0603562600863635</text:p>
          </table:table-cell>
          <table:table-cell table:formula="of:= [.A520]*[.A520]*[.A520]*[.A520] - 16*[.A520]*[.A520] + 5*[.A520]" office:value-type="float" office:value="-2.1904328374514" calcext:value-type="float">
            <text:p>-2.1904328374514</text:p>
          </table:table-cell>
          <table:table-cell table:formula="of:= [.B520]*[.B520]*[.B520]*[.B520] - 16*[.B520]*[.B520] + 5*[.B520]" office:value-type="float" office:value="0.266318270950989" calcext:value-type="float">
            <text:p>0.2663182709509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9101324849762" calcext:value-type="float">
            <text:p>0.279101324849762</text:p>
          </table:table-cell>
          <table:table-cell table:formula="of:=-[.A521]" office:value-type="float" office:value="-0.279101324849762" calcext:value-type="float">
            <text:p>-0.279101324849762</text:p>
          </table:table-cell>
          <table:table-cell/>
          <table:table-cell table:formula="of:= [.A521] * [.A521] - 10 * COS(2 * PI() * [.A521])" office:value-type="float" office:value="1.89621585131622" calcext:value-type="float">
            <text:p>1.89621585131622</text:p>
          </table:table-cell>
          <table:table-cell table:formula="of:= [.B521] * [.B521] - 10 * COS(2 * PI() * [.B521])" office:value-type="float" office:value="1.89621585131622" calcext:value-type="float">
            <text:p>1.89621585131622</text:p>
          </table:table-cell>
          <table:table-cell table:formula="of:= 100 * ([.A522] - [.A521]*[.A521]) * ([.A522] - [.A521]*[.A521]) + (1 - [.A521]) * (1 - [.A521])" office:value-type="float" office:value="1.99665030465853" calcext:value-type="float">
            <text:p>1.99665030465853</text:p>
          </table:table-cell>
          <table:table-cell table:formula="of:= 100 * ([.B522] - [.B521]*[.B521]) * ([.B522] - [.B521]*[.B521]) + (1 - [.B521]) * (1 - [.B521])" office:value-type="float" office:value="9.32702425677898" calcext:value-type="float">
            <text:p>9.32702425677898</text:p>
          </table:table-cell>
          <table:table-cell table:formula="of:=[.A521]*[.A521]" office:value-type="float" office:value="0.0778975495328924" calcext:value-type="float">
            <text:p>0.0778975495328924</text:p>
          </table:table-cell>
          <table:table-cell table:formula="of:=[.B521]*[.B521]" office:value-type="float" office:value="0.0778975495328924" calcext:value-type="float">
            <text:p>0.0778975495328924</text:p>
          </table:table-cell>
          <table:table-cell table:formula="of:= [.A521]*[.A521]*[.A521]*[.A521] - 16*[.A521]*[.A521] + 5*[.A521]" office:value-type="float" office:value="0.155213859945761" calcext:value-type="float">
            <text:p>0.155213859945761</text:p>
          </table:table-cell>
          <table:table-cell table:formula="of:= [.B521]*[.B521]*[.B521]*[.B521] - 16*[.B521]*[.B521] + 5*[.B521]" office:value-type="float" office:value="-2.63579938855186" calcext:value-type="float">
            <text:p>-2.635799388551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9427603627555" calcext:value-type="float">
            <text:p>0.199427603627555</text:p>
          </table:table-cell>
          <table:table-cell table:formula="of:=-[.A522]" office:value-type="float" office:value="-0.199427603627555" calcext:value-type="float">
            <text:p>-0.199427603627555</text:p>
          </table:table-cell>
          <table:table-cell/>
          <table:table-cell table:formula="of:= [.A522] * [.A522] - 10 * COS(2 * PI() * [.A522])" office:value-type="float" office:value="-3.08458300171877" calcext:value-type="float">
            <text:p>-3.08458300171877</text:p>
          </table:table-cell>
          <table:table-cell table:formula="of:= [.B522] * [.B522] - 10 * COS(2 * PI() * [.B522])" office:value-type="float" office:value="-3.08458300171877" calcext:value-type="float">
            <text:p>-3.08458300171877</text:p>
          </table:table-cell>
          <table:table-cell table:formula="of:= 100 * ([.A523] - [.A522]*[.A522]) * ([.A523] - [.A522]*[.A522]) + (1 - [.A522]) * (1 - [.A522])" office:value-type="float" office:value="3.94899648256245" calcext:value-type="float">
            <text:p>3.94899648256245</text:p>
          </table:table-cell>
          <table:table-cell table:formula="of:= 100 * ([.B523] - [.B522]*[.B522]) * ([.B523] - [.B522]*[.B522]) + (1 - [.B522]) * (1 - [.B522])" office:value-type="float" office:value="2.48594447023534" calcext:value-type="float">
            <text:p>2.48594447023534</text:p>
          </table:table-cell>
          <table:table-cell table:formula="of:=[.A522]*[.A522]" office:value-type="float" office:value="0.0397713690886292" calcext:value-type="float">
            <text:p>0.0397713690886292</text:p>
          </table:table-cell>
          <table:table-cell table:formula="of:=[.B522]*[.B522]" office:value-type="float" office:value="0.0397713690886292" calcext:value-type="float">
            <text:p>0.0397713690886292</text:p>
          </table:table-cell>
          <table:table-cell table:formula="of:= [.A522]*[.A522]*[.A522]*[.A522] - 16*[.A522]*[.A522] + 5*[.A522]" office:value-type="float" office:value="0.362377874518892" calcext:value-type="float">
            <text:p>0.362377874518892</text:p>
          </table:table-cell>
          <table:table-cell table:formula="of:= [.B522]*[.B522]*[.B522]*[.B522] - 16*[.B522]*[.B522] + 5*[.B522]" office:value-type="float" office:value="-1.63189816175666" calcext:value-type="float">
            <text:p>-1.6318981617566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2109919688664" calcext:value-type="float">
            <text:p>-0.142109919688664</text:p>
          </table:table-cell>
          <table:table-cell table:formula="of:=-[.A523]" office:value-type="float" office:value="0.142109919688664" calcext:value-type="float">
            <text:p>0.142109919688664</text:p>
          </table:table-cell>
          <table:table-cell/>
          <table:table-cell table:formula="of:= [.A523] * [.A523] - 10 * COS(2 * PI() * [.A523])" office:value-type="float" office:value="-6.25134047006458" calcext:value-type="float">
            <text:p>-6.25134047006458</text:p>
          </table:table-cell>
          <table:table-cell table:formula="of:= [.B523] * [.B523] - 10 * COS(2 * PI() * [.B523])" office:value-type="float" office:value="-6.25134047006458" calcext:value-type="float">
            <text:p>-6.25134047006458</text:p>
          </table:table-cell>
          <table:table-cell table:formula="of:= 100 * ([.A524] - [.A523]*[.A523]) * ([.A524] - [.A523]*[.A523]) + (1 - [.A523]) * (1 - [.A523])" office:value-type="float" office:value="1.32401520270222" calcext:value-type="float">
            <text:p>1.32401520270222</text:p>
          </table:table-cell>
          <table:table-cell table:formula="of:= 100 * ([.B524] - [.B523]*[.B523]) * ([.B524] - [.B523]*[.B523]) + (1 - [.B523]) * (1 - [.B523])" office:value-type="float" office:value="0.805620767443286" calcext:value-type="float">
            <text:p>0.805620767443286</text:p>
          </table:table-cell>
          <table:table-cell table:formula="of:=[.A523]*[.A523]" office:value-type="float" office:value="0.0201952292739186" calcext:value-type="float">
            <text:p>0.0201952292739186</text:p>
          </table:table-cell>
          <table:table-cell table:formula="of:=[.B523]*[.B523]" office:value-type="float" office:value="0.0201952292739186" calcext:value-type="float">
            <text:p>0.0201952292739186</text:p>
          </table:table-cell>
          <table:table-cell table:formula="of:= [.A523]*[.A523]*[.A523]*[.A523] - 16*[.A523]*[.A523] + 5*[.A523]" office:value-type="float" office:value="-1.03326541954059" calcext:value-type="float">
            <text:p>-1.03326541954059</text:p>
          </table:table-cell>
          <table:table-cell table:formula="of:= [.B523]*[.B523]*[.B523]*[.B523] - 16*[.B523]*[.B523] + 5*[.B523]" office:value-type="float" office:value="0.38783377734605" calcext:value-type="float">
            <text:p>0.387833777346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0619518139865249" calcext:value-type="float">
            <text:p>0.00619518139865249</text:p>
          </table:table-cell>
          <table:table-cell table:formula="of:=-[.A524]" office:value-type="float" office:value="-0.00619518139865249" calcext:value-type="float">
            <text:p>-0.00619518139865249</text:p>
          </table:table-cell>
          <table:table-cell/>
          <table:table-cell table:formula="of:= [.A524] * [.A524] - 10 * COS(2 * PI() * [.A524])" office:value-type="float" office:value="-9.99238661412593" calcext:value-type="float">
            <text:p>-9.99238661412593</text:p>
          </table:table-cell>
          <table:table-cell table:formula="of:= [.B524] * [.B524] - 10 * COS(2 * PI() * [.B524])" office:value-type="float" office:value="-9.99238661412593" calcext:value-type="float">
            <text:p>-9.99238661412593</text:p>
          </table:table-cell>
          <table:table-cell table:formula="of:= 100 * ([.A525] - [.A524]*[.A524]) * ([.A525] - [.A524]*[.A524]) + (1 - [.A524]) * (1 - [.A524])" office:value-type="float" office:value="12.4958398309613" calcext:value-type="float">
            <text:p>12.4958398309613</text:p>
          </table:table-cell>
          <table:table-cell table:formula="of:= 100 * ([.B525] - [.B524]*[.B524]) * ([.B525] - [.B524]*[.B524]) + (1 - [.B524]) * (1 - [.B524])" office:value-type="float" office:value="12.5154131383831" calcext:value-type="float">
            <text:p>12.5154131383831</text:p>
          </table:table-cell>
          <table:table-cell table:formula="of:=[.A524]*[.A524]" office:value-type="float" office:value="0.0000383802725622099" calcext:value-type="float">
            <text:p>3.83802725622099E-05</text:p>
          </table:table-cell>
          <table:table-cell table:formula="of:=[.B524]*[.B524]" office:value-type="float" office:value="0.0000383802725622099" calcext:value-type="float">
            <text:p>3.83802725622099E-05</text:p>
          </table:table-cell>
          <table:table-cell table:formula="of:= [.A524]*[.A524]*[.A524]*[.A524] - 16*[.A524]*[.A524] + 5*[.A524]" office:value-type="float" office:value="0.0303618241053124" calcext:value-type="float">
            <text:p>0.0303618241053124</text:p>
          </table:table-cell>
          <table:table-cell table:formula="of:= [.B524]*[.B524]*[.B524]*[.B524] - 16*[.B524]*[.B524] + 5*[.B524]" office:value-type="float" office:value="-0.0315899898812125" calcext:value-type="float">
            <text:p>-0.03158998988121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9198879082687" calcext:value-type="float">
            <text:p>-0.339198879082687</text:p>
          </table:table-cell>
          <table:table-cell table:formula="of:=-[.A525]" office:value-type="float" office:value="0.339198879082687" calcext:value-type="float">
            <text:p>0.339198879082687</text:p>
          </table:table-cell>
          <table:table-cell/>
          <table:table-cell table:formula="of:= [.A525] * [.A525] - 10 * COS(2 * PI() * [.A525])" office:value-type="float" office:value="5.43075611168727" calcext:value-type="float">
            <text:p>5.43075611168727</text:p>
          </table:table-cell>
          <table:table-cell table:formula="of:= [.B525] * [.B525] - 10 * COS(2 * PI() * [.B525])" office:value-type="float" office:value="5.43075611168727" calcext:value-type="float">
            <text:p>5.43075611168727</text:p>
          </table:table-cell>
          <table:table-cell table:formula="of:= 100 * ([.A526] - [.A525]*[.A525]) * ([.A526] - [.A525]*[.A525]) + (1 - [.A525]) * (1 - [.A525])" office:value-type="float" office:value="13.2667148909759" calcext:value-type="float">
            <text:p>13.2667148909759</text:p>
          </table:table-cell>
          <table:table-cell table:formula="of:= 100 * ([.B526] - [.B525]*[.B525]) * ([.B526] - [.B525]*[.B525]) + (1 - [.B525]) * (1 - [.B525])" office:value-type="float" office:value="1.61627718052533" calcext:value-type="float">
            <text:p>1.61627718052533</text:p>
          </table:table-cell>
          <table:table-cell table:formula="of:=[.A525]*[.A525]" office:value-type="float" office:value="0.115055879570951" calcext:value-type="float">
            <text:p>0.115055879570951</text:p>
          </table:table-cell>
          <table:table-cell table:formula="of:=[.B525]*[.B525]" office:value-type="float" office:value="0.115055879570951" calcext:value-type="float">
            <text:p>0.115055879570951</text:p>
          </table:table-cell>
          <table:table-cell table:formula="of:= [.A525]*[.A525]*[.A525]*[.A525] - 16*[.A525]*[.A525] + 5*[.A525]" office:value-type="float" office:value="-3.52365061312481" calcext:value-type="float">
            <text:p>-3.52365061312481</text:p>
          </table:table-cell>
          <table:table-cell table:formula="of:= [.B525]*[.B525]*[.B525]*[.B525] - 16*[.B525]*[.B525] + 5*[.B525]" office:value-type="float" office:value="-0.131661822297942" calcext:value-type="float">
            <text:p>-0.1316618222979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23666148842312" calcext:value-type="float">
            <text:p>-0.223666148842312</text:p>
          </table:table-cell>
          <table:table-cell table:formula="of:=-[.A526]" office:value-type="float" office:value="0.223666148842312" calcext:value-type="float">
            <text:p>0.223666148842312</text:p>
          </table:table-cell>
          <table:table-cell/>
          <table:table-cell table:formula="of:= [.A526] * [.A526] - 10 * COS(2 * PI() * [.A526])" office:value-type="float" office:value="-1.59703871728137" calcext:value-type="float">
            <text:p>-1.59703871728137</text:p>
          </table:table-cell>
          <table:table-cell table:formula="of:= [.B526] * [.B526] - 10 * COS(2 * PI() * [.B526])" office:value-type="float" office:value="-1.59703871728137" calcext:value-type="float">
            <text:p>-1.59703871728137</text:p>
          </table:table-cell>
          <table:table-cell table:formula="of:= 100 * ([.A527] - [.A526]*[.A526]) * ([.A527] - [.A526]*[.A526]) + (1 - [.A526]) * (1 - [.A526])" office:value-type="float" office:value="9.73462571812146" calcext:value-type="float">
            <text:p>9.73462571812146</text:p>
          </table:table-cell>
          <table:table-cell table:formula="of:= 100 * ([.B527] - [.B526]*[.B526]) * ([.B527] - [.B526]*[.B526]) + (1 - [.B526]) * (1 - [.B526])" office:value-type="float" office:value="4.09784785630212" calcext:value-type="float">
            <text:p>4.09784785630212</text:p>
          </table:table-cell>
          <table:table-cell table:formula="of:=[.A526]*[.A526]" office:value-type="float" office:value="0.0500265461379514" calcext:value-type="float">
            <text:p>0.0500265461379514</text:p>
          </table:table-cell>
          <table:table-cell table:formula="of:=[.B526]*[.B526]" office:value-type="float" office:value="0.0500265461379514" calcext:value-type="float">
            <text:p>0.0500265461379514</text:p>
          </table:table-cell>
          <table:table-cell table:formula="of:= [.A526]*[.A526]*[.A526]*[.A526] - 16*[.A526]*[.A526] + 5*[.A526]" office:value-type="float" office:value="-1.91625282710029" calcext:value-type="float">
            <text:p>-1.91625282710029</text:p>
          </table:table-cell>
          <table:table-cell table:formula="of:= [.B526]*[.B526]*[.B526]*[.B526] - 16*[.B526]*[.B526] + 5*[.B526]" office:value-type="float" office:value="0.320408661322832" calcext:value-type="float">
            <text:p>0.3204086613228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6979845329188" calcext:value-type="float">
            <text:p>-0.236979845329188</text:p>
          </table:table-cell>
          <table:table-cell table:formula="of:=-[.A527]" office:value-type="float" office:value="0.236979845329188" calcext:value-type="float">
            <text:p>0.236979845329188</text:p>
          </table:table-cell>
          <table:table-cell/>
          <table:table-cell table:formula="of:= [.A527] * [.A527] - 10 * COS(2 * PI() * [.A527])" office:value-type="float" office:value="-0.761008795239221" calcext:value-type="float">
            <text:p>-0.761008795239221</text:p>
          </table:table-cell>
          <table:table-cell table:formula="of:= [.B527] * [.B527] - 10 * COS(2 * PI() * [.B527])" office:value-type="float" office:value="-0.761008795239221" calcext:value-type="float">
            <text:p>-0.761008795239221</text:p>
          </table:table-cell>
          <table:table-cell table:formula="of:= 100 * ([.A528] - [.A527]*[.A527]) * ([.A528] - [.A527]*[.A527]) + (1 - [.A527]) * (1 - [.A527])" office:value-type="float" office:value="11.0282948468056" calcext:value-type="float">
            <text:p>11.0282948468056</text:p>
          </table:table-cell>
          <table:table-cell table:formula="of:= 100 * ([.B528] - [.B527]*[.B527]) * ([.B528] - [.B527]*[.B527]) + (1 - [.B527]) * (1 - [.B527])" office:value-type="float" office:value="4.41879204638196" calcext:value-type="float">
            <text:p>4.41879204638196</text:p>
          </table:table-cell>
          <table:table-cell table:formula="of:=[.A527]*[.A527]" office:value-type="float" office:value="0.0561594470922458" calcext:value-type="float">
            <text:p>0.0561594470922458</text:p>
          </table:table-cell>
          <table:table-cell table:formula="of:=[.B527]*[.B527]" office:value-type="float" office:value="0.0561594470922458" calcext:value-type="float">
            <text:p>0.0561594470922458</text:p>
          </table:table-cell>
          <table:table-cell table:formula="of:= [.A527]*[.A527]*[.A527]*[.A527] - 16*[.A527]*[.A527] + 5*[.A527]" office:value-type="float" office:value="-2.08029649662416" calcext:value-type="float">
            <text:p>-2.08029649662416</text:p>
          </table:table-cell>
          <table:table-cell table:formula="of:= [.B527]*[.B527]*[.B527]*[.B527] - 16*[.B527]*[.B527] + 5*[.B527]" office:value-type="float" office:value="0.289501956667713" calcext:value-type="float">
            <text:p>0.2895019566677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2031657728367" calcext:value-type="float">
            <text:p>-0.252031657728367</text:p>
          </table:table-cell>
          <table:table-cell table:formula="of:=-[.A528]" office:value-type="float" office:value="0.252031657728367" calcext:value-type="float">
            <text:p>0.252031657728367</text:p>
          </table:table-cell>
          <table:table-cell/>
          <table:table-cell table:formula="of:= [.A528] * [.A528] - 10 * COS(2 * PI() * [.A528])" office:value-type="float" office:value="0.19116930951705" calcext:value-type="float">
            <text:p>0.19116930951705</text:p>
          </table:table-cell>
          <table:table-cell table:formula="of:= [.B528] * [.B528] - 10 * COS(2 * PI() * [.B528])" office:value-type="float" office:value="0.19116930951705" calcext:value-type="float">
            <text:p>0.19116930951705</text:p>
          </table:table-cell>
          <table:table-cell table:formula="of:= 100 * ([.A529] - [.A528]*[.A528]) * ([.A529] - [.A528]*[.A528]) + (1 - [.A528]) * (1 - [.A528])" office:value-type="float" office:value="10.3722943923991" calcext:value-type="float">
            <text:p>10.3722943923991</text:p>
          </table:table-cell>
          <table:table-cell table:formula="of:= 100 * ([.B529] - [.B528]*[.B528]) * ([.B529] - [.B528]*[.B528]) + (1 - [.B528]) * (1 - [.B528])" office:value-type="float" office:value="18.5173246695177" calcext:value-type="float">
            <text:p>18.5173246695177</text:p>
          </table:table-cell>
          <table:table-cell table:formula="of:=[.A528]*[.A528]" office:value-type="float" office:value="0.0635199564973085" calcext:value-type="float">
            <text:p>0.0635199564973085</text:p>
          </table:table-cell>
          <table:table-cell table:formula="of:=[.B528]*[.B528]" office:value-type="float" office:value="0.0635199564973085" calcext:value-type="float">
            <text:p>0.0635199564973085</text:p>
          </table:table-cell>
          <table:table-cell table:formula="of:= [.A528]*[.A528]*[.A528]*[.A528] - 16*[.A528]*[.A528] + 5*[.A528]" office:value-type="float" office:value="-2.27244280772535" calcext:value-type="float">
            <text:p>-2.27244280772535</text:p>
          </table:table-cell>
          <table:table-cell table:formula="of:= [.B528]*[.B528]*[.B528]*[.B528] - 16*[.B528]*[.B528] + 5*[.B528]" office:value-type="float" office:value="0.247873769558317" calcext:value-type="float">
            <text:p>0.2478737695583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02472912753" calcext:value-type="float">
            <text:p>0.3602472912753</text:p>
          </table:table-cell>
          <table:table-cell table:formula="of:=-[.A529]" office:value-type="float" office:value="-0.3602472912753" calcext:value-type="float">
            <text:p>-0.3602472912753</text:p>
          </table:table-cell>
          <table:table-cell/>
          <table:table-cell table:formula="of:= [.A529] * [.A529] - 10 * COS(2 * PI() * [.A529])" office:value-type="float" office:value="6.51598236596111" calcext:value-type="float">
            <text:p>6.51598236596111</text:p>
          </table:table-cell>
          <table:table-cell table:formula="of:= [.B529] * [.B529] - 10 * COS(2 * PI() * [.B529])" office:value-type="float" office:value="6.51598236596111" calcext:value-type="float">
            <text:p>6.51598236596111</text:p>
          </table:table-cell>
          <table:table-cell table:formula="of:= 100 * ([.A530] - [.A529]*[.A529]) * ([.A530] - [.A529]*[.A529]) + (1 - [.A529]) * (1 - [.A529])" office:value-type="float" office:value="6.38856406091158" calcext:value-type="float">
            <text:p>6.38856406091158</text:p>
          </table:table-cell>
          <table:table-cell table:formula="of:= 100 * ([.B530] - [.B529]*[.B529]) * ([.B530] - [.B529]*[.B529]) + (1 - [.B529]) * (1 - [.B529])" office:value-type="float" office:value="27.2601284715926" calcext:value-type="float">
            <text:p>27.2601284715926</text:p>
          </table:table-cell>
          <table:table-cell table:formula="of:=[.A529]*[.A529]" office:value-type="float" office:value="0.129778110871191" calcext:value-type="float">
            <text:p>0.129778110871191</text:p>
          </table:table-cell>
          <table:table-cell table:formula="of:=[.B529]*[.B529]" office:value-type="float" office:value="0.129778110871191" calcext:value-type="float">
            <text:p>0.129778110871191</text:p>
          </table:table-cell>
          <table:table-cell table:formula="of:= [.A529]*[.A529]*[.A529]*[.A529] - 16*[.A529]*[.A529] + 5*[.A529]" office:value-type="float" office:value="-0.258370959501259" calcext:value-type="float">
            <text:p>-0.258370959501259</text:p>
          </table:table-cell>
          <table:table-cell table:formula="of:= [.B529]*[.B529]*[.B529]*[.B529] - 16*[.B529]*[.B529] + 5*[.B529]" office:value-type="float" office:value="-3.86084387225426" calcext:value-type="float">
            <text:p>-3.860843872254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4303785036318" calcext:value-type="float">
            <text:p>0.374303785036318</text:p>
          </table:table-cell>
          <table:table-cell table:formula="of:=-[.A530]" office:value-type="float" office:value="-0.374303785036318" calcext:value-type="float">
            <text:p>-0.374303785036318</text:p>
          </table:table-cell>
          <table:table-cell/>
          <table:table-cell table:formula="of:= [.A530] * [.A530] - 10 * COS(2 * PI() * [.A530])" office:value-type="float" office:value="7.1801715630412" calcext:value-type="float">
            <text:p>7.1801715630412</text:p>
          </table:table-cell>
          <table:table-cell table:formula="of:= [.B530] * [.B530] - 10 * COS(2 * PI() * [.B530])" office:value-type="float" office:value="7.1801715630412" calcext:value-type="float">
            <text:p>7.1801715630412</text:p>
          </table:table-cell>
          <table:table-cell table:formula="of:= 100 * ([.A531] - [.A530]*[.A530]) * ([.A531] - [.A530]*[.A530]) + (1 - [.A530]) * (1 - [.A530])" office:value-type="float" office:value="19.4987902483915" calcext:value-type="float">
            <text:p>19.4987902483915</text:p>
          </table:table-cell>
          <table:table-cell table:formula="of:= 100 * ([.B531] - [.B530]*[.B530]) * ([.B531] - [.B530]*[.B530]) + (1 - [.B530]) * (1 - [.B530])" office:value-type="float" office:value="4.35085684658004" calcext:value-type="float">
            <text:p>4.35085684658004</text:p>
          </table:table-cell>
          <table:table-cell table:formula="of:=[.A530]*[.A530]" office:value-type="float" office:value="0.140103323492514" calcext:value-type="float">
            <text:p>0.140103323492514</text:p>
          </table:table-cell>
          <table:table-cell table:formula="of:=[.B530]*[.B530]" office:value-type="float" office:value="0.140103323492514" calcext:value-type="float">
            <text:p>0.140103323492514</text:p>
          </table:table-cell>
          <table:table-cell table:formula="of:= [.A530]*[.A530]*[.A530]*[.A530] - 16*[.A530]*[.A530] + 5*[.A530]" office:value-type="float" office:value="-0.350505309444989" calcext:value-type="float">
            <text:p>-0.350505309444989</text:p>
          </table:table-cell>
          <table:table-cell table:formula="of:= [.B530]*[.B530]*[.B530]*[.B530] - 16*[.B530]*[.B530] + 5*[.B530]" office:value-type="float" office:value="-4.09354315980817" calcext:value-type="float">
            <text:p>-4.093543159808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97015590476804" calcext:value-type="float">
            <text:p>-0.297015590476804</text:p>
          </table:table-cell>
          <table:table-cell table:formula="of:=-[.A531]" office:value-type="float" office:value="0.297015590476804" calcext:value-type="float">
            <text:p>0.297015590476804</text:p>
          </table:table-cell>
          <table:table-cell/>
          <table:table-cell table:formula="of:= [.A531] * [.A531] - 10 * COS(2 * PI() * [.A531])" office:value-type="float" office:value="2.99951708990613" calcext:value-type="float">
            <text:p>2.99951708990613</text:p>
          </table:table-cell>
          <table:table-cell table:formula="of:= [.B531] * [.B531] - 10 * COS(2 * PI() * [.B531])" office:value-type="float" office:value="2.99951708990613" calcext:value-type="float">
            <text:p>2.99951708990613</text:p>
          </table:table-cell>
          <table:table-cell table:formula="of:= 100 * ([.A532] - [.A531]*[.A531]) * ([.A532] - [.A531]*[.A531]) + (1 - [.A531]) * (1 - [.A531])" office:value-type="float" office:value="6.67040233158583" calcext:value-type="float">
            <text:p>6.67040233158583</text:p>
          </table:table-cell>
          <table:table-cell table:formula="of:= 100 * ([.B532] - [.B531]*[.B531]) * ([.B532] - [.B531]*[.B531]) + (1 - [.B531]) * (1 - [.B531])" office:value-type="float" office:value="0.714196945321564" calcext:value-type="float">
            <text:p>0.714196945321564</text:p>
          </table:table-cell>
          <table:table-cell table:formula="of:=[.A531]*[.A531]" office:value-type="float" office:value="0.0882182609862842" calcext:value-type="float">
            <text:p>0.0882182609862842</text:p>
          </table:table-cell>
          <table:table-cell table:formula="of:=[.B531]*[.B531]" office:value-type="float" office:value="0.0882182609862842" calcext:value-type="float">
            <text:p>0.0882182609862842</text:p>
          </table:table-cell>
          <table:table-cell table:formula="of:= [.A531]*[.A531]*[.A531]*[.A531] - 16*[.A531]*[.A531] + 5*[.A531]" office:value-type="float" office:value="-2.88878766659312" calcext:value-type="float">
            <text:p>-2.88878766659312</text:p>
          </table:table-cell>
          <table:table-cell table:formula="of:= [.B531]*[.B531]*[.B531]*[.B531] - 16*[.B531]*[.B531] + 5*[.B531]" office:value-type="float" office:value="0.0813682381749137" calcext:value-type="float">
            <text:p>0.08136823817491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35123470216058" calcext:value-type="float">
            <text:p>-0.135123470216058</text:p>
          </table:table-cell>
          <table:table-cell table:formula="of:=-[.A532]" office:value-type="float" office:value="0.135123470216058" calcext:value-type="float">
            <text:p>0.135123470216058</text:p>
          </table:table-cell>
          <table:table-cell/>
          <table:table-cell table:formula="of:= [.A532] * [.A532] - 10 * COS(2 * PI() * [.A532])" office:value-type="float" office:value="-6.58903905306471" calcext:value-type="float">
            <text:p>-6.58903905306471</text:p>
          </table:table-cell>
          <table:table-cell table:formula="of:= [.B532] * [.B532] - 10 * COS(2 * PI() * [.B532])" office:value-type="float" office:value="-6.58903905306471" calcext:value-type="float">
            <text:p>-6.58903905306471</text:p>
          </table:table-cell>
          <table:table-cell table:formula="of:= 100 * ([.A533] - [.A532]*[.A532]) * ([.A533] - [.A532]*[.A532]) + (1 - [.A532]) * (1 - [.A532])" office:value-type="float" office:value="9.64049653347797" calcext:value-type="float">
            <text:p>9.64049653347797</text:p>
          </table:table-cell>
          <table:table-cell table:formula="of:= 100 * ([.B533] - [.B532]*[.B532]) * ([.B533] - [.B532]*[.B532]) + (1 - [.B532]) * (1 - [.B532])" office:value-type="float" office:value="11.3440013950288" calcext:value-type="float">
            <text:p>11.3440013950288</text:p>
          </table:table-cell>
          <table:table-cell table:formula="of:=[.A532]*[.A532]" office:value-type="float" office:value="0.01825835220323" calcext:value-type="float">
            <text:p>0.01825835220323</text:p>
          </table:table-cell>
          <table:table-cell table:formula="of:=[.B532]*[.B532]" office:value-type="float" office:value="0.01825835220323" calcext:value-type="float">
            <text:p>0.01825835220323</text:p>
          </table:table-cell>
          <table:table-cell table:formula="of:= [.A532]*[.A532]*[.A532]*[.A532] - 16*[.A532]*[.A532] + 5*[.A532]" office:value-type="float" office:value="-0.967417618906793" calcext:value-type="float">
            <text:p>-0.967417618906793</text:p>
          </table:table-cell>
          <table:table-cell table:formula="of:= [.B532]*[.B532]*[.B532]*[.B532] - 16*[.B532]*[.B532] + 5*[.B532]" office:value-type="float" office:value="0.383817083253789" calcext:value-type="float">
            <text:p>0.3838170832537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7256470550783" calcext:value-type="float">
            <text:p>0.307256470550783</text:p>
          </table:table-cell>
          <table:table-cell table:formula="of:=-[.A533]" office:value-type="float" office:value="-0.307256470550783" calcext:value-type="float">
            <text:p>-0.307256470550783</text:p>
          </table:table-cell>
          <table:table-cell/>
          <table:table-cell table:formula="of:= [.A533] * [.A533] - 10 * COS(2 * PI() * [.A533])" office:value-type="float" office:value="3.61483723462619" calcext:value-type="float">
            <text:p>3.61483723462619</text:p>
          </table:table-cell>
          <table:table-cell table:formula="of:= [.B533] * [.B533] - 10 * COS(2 * PI() * [.B533])" office:value-type="float" office:value="3.61483723462619" calcext:value-type="float">
            <text:p>3.61483723462619</text:p>
          </table:table-cell>
          <table:table-cell table:formula="of:= 100 * ([.A534] - [.A533]*[.A533]) * ([.A534] - [.A533]*[.A533]) + (1 - [.A533]) * (1 - [.A533])" office:value-type="float" office:value="3.03597500447872" calcext:value-type="float">
            <text:p>3.03597500447872</text:p>
          </table:table-cell>
          <table:table-cell table:formula="of:= 100 * ([.B534] - [.B533]*[.B533]) * ([.B534] - [.B533]*[.B533]) + (1 - [.B533]) * (1 - [.B533])" office:value-type="float" office:value="13.8674311514535" calcext:value-type="float">
            <text:p>13.8674311514535</text:p>
          </table:table-cell>
          <table:table-cell table:formula="of:=[.A533]*[.A533]" office:value-type="float" office:value="0.0944065386953242" calcext:value-type="float">
            <text:p>0.0944065386953242</text:p>
          </table:table-cell>
          <table:table-cell table:formula="of:=[.B533]*[.B533]" office:value-type="float" office:value="0.0944065386953242" calcext:value-type="float">
            <text:p>0.0944065386953242</text:p>
          </table:table-cell>
          <table:table-cell table:formula="of:= [.A533]*[.A533]*[.A533]*[.A533] - 16*[.A533]*[.A533] + 5*[.A533]" office:value-type="float" office:value="0.0346903281771598" calcext:value-type="float">
            <text:p>0.0346903281771598</text:p>
          </table:table-cell>
          <table:table-cell table:formula="of:= [.B533]*[.B533]*[.B533]*[.B533] - 16*[.B533]*[.B533] + 5*[.B533]" office:value-type="float" office:value="-3.03787437733067" calcext:value-type="float">
            <text:p>-3.037874377330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4284035763703" calcext:value-type="float">
            <text:p>0.254284035763703</text:p>
          </table:table-cell>
          <table:table-cell table:formula="of:=-[.A534]" office:value-type="float" office:value="-0.254284035763703" calcext:value-type="float">
            <text:p>-0.254284035763703</text:p>
          </table:table-cell>
          <table:table-cell/>
          <table:table-cell table:formula="of:= [.A534] * [.A534] - 10 * COS(2 * PI() * [.A534])" office:value-type="float" office:value="0.333801772872184" calcext:value-type="float">
            <text:p>0.333801772872184</text:p>
          </table:table-cell>
          <table:table-cell table:formula="of:= [.B534] * [.B534] - 10 * COS(2 * PI() * [.B534])" office:value-type="float" office:value="0.333801772872184" calcext:value-type="float">
            <text:p>0.333801772872184</text:p>
          </table:table-cell>
          <table:table-cell table:formula="of:= 100 * ([.A535] - [.A534]*[.A534]) * ([.A535] - [.A534]*[.A534]) + (1 - [.A534]) * (1 - [.A534])" office:value-type="float" office:value="18.1857251380872" calcext:value-type="float">
            <text:p>18.1857251380872</text:p>
          </table:table-cell>
          <table:table-cell table:formula="of:= 100 * ([.B535] - [.B534]*[.B534]) * ([.B535] - [.B534]*[.B534]) + (1 - [.B534]) * (1 - [.B534])" office:value-type="float" office:value="10.0154969881546" calcext:value-type="float">
            <text:p>10.0154969881546</text:p>
          </table:table-cell>
          <table:table-cell table:formula="of:=[.A534]*[.A534]" office:value-type="float" office:value="0.0646603708442763" calcext:value-type="float">
            <text:p>0.0646603708442763</text:p>
          </table:table-cell>
          <table:table-cell table:formula="of:=[.B534]*[.B534]" office:value-type="float" office:value="0.0646603708442763" calcext:value-type="float">
            <text:p>0.0646603708442763</text:p>
          </table:table-cell>
          <table:table-cell table:formula="of:= [.A534]*[.A534]*[.A534]*[.A534] - 16*[.A534]*[.A534] + 5*[.A534]" office:value-type="float" office:value="0.241035208867814" calcext:value-type="float">
            <text:p>0.241035208867814</text:p>
          </table:table-cell>
          <table:table-cell table:formula="of:= [.B534]*[.B534]*[.B534]*[.B534] - 16*[.B534]*[.B534] + 5*[.B534]" office:value-type="float" office:value="-2.30180514876922" calcext:value-type="float">
            <text:p>-2.301805148769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5216192430817" calcext:value-type="float">
            <text:p>-0.355216192430817</text:p>
          </table:table-cell>
          <table:table-cell table:formula="of:=-[.A535]" office:value-type="float" office:value="0.355216192430817" calcext:value-type="float">
            <text:p>0.355216192430817</text:p>
          </table:table-cell>
          <table:table-cell/>
          <table:table-cell table:formula="of:= [.A535] * [.A535] - 10 * COS(2 * PI() * [.A535])" office:value-type="float" office:value="6.26597670673084" calcext:value-type="float">
            <text:p>6.26597670673084</text:p>
          </table:table-cell>
          <table:table-cell table:formula="of:= [.B535] * [.B535] - 10 * COS(2 * PI() * [.B535])" office:value-type="float" office:value="6.26597670673084" calcext:value-type="float">
            <text:p>6.26597670673084</text:p>
          </table:table-cell>
          <table:table-cell table:formula="of:= 100 * ([.A536] - [.A535]*[.A535]) * ([.A536] - [.A535]*[.A535]) + (1 - [.A535]) * (1 - [.A535])" office:value-type="float" office:value="2.66162759738774" calcext:value-type="float">
            <text:p>2.66162759738774</text:p>
          </table:table-cell>
          <table:table-cell table:formula="of:= 100 * ([.B536] - [.B535]*[.B535]) * ([.B536] - [.B535]*[.B535]) + (1 - [.B535]) * (1 - [.B535])" office:value-type="float" office:value="3.02483229927242" calcext:value-type="float">
            <text:p>3.02483229927242</text:p>
          </table:table-cell>
          <table:table-cell table:formula="of:=[.A535]*[.A535]" office:value-type="float" office:value="0.126178543365047" calcext:value-type="float">
            <text:p>0.126178543365047</text:p>
          </table:table-cell>
          <table:table-cell table:formula="of:=[.B535]*[.B535]" office:value-type="float" office:value="0.126178543365047" calcext:value-type="float">
            <text:p>0.126178543365047</text:p>
          </table:table-cell>
          <table:table-cell table:formula="of:= [.A535]*[.A535]*[.A535]*[.A535] - 16*[.A535]*[.A535] + 5*[.A535]" office:value-type="float" office:value="-3.77901663118911" calcext:value-type="float">
            <text:p>-3.77901663118911</text:p>
          </table:table-cell>
          <table:table-cell table:formula="of:= [.B535]*[.B535]*[.B535]*[.B535] - 16*[.B535]*[.B535] + 5*[.B535]" office:value-type="float" office:value="-0.226854706880943" calcext:value-type="float">
            <text:p>-0.2268547068809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53481151396409" calcext:value-type="float">
            <text:p>0.0353481151396409</text:p>
          </table:table-cell>
          <table:table-cell table:formula="of:=-[.A536]" office:value-type="float" office:value="-0.0353481151396409" calcext:value-type="float">
            <text:p>-0.0353481151396409</text:p>
          </table:table-cell>
          <table:table-cell/>
          <table:table-cell table:formula="of:= [.A536] * [.A536] - 10 * COS(2 * PI() * [.A536])" office:value-type="float" office:value="-9.75312340336745" calcext:value-type="float">
            <text:p>-9.75312340336745</text:p>
          </table:table-cell>
          <table:table-cell table:formula="of:= [.B536] * [.B536] - 10 * COS(2 * PI() * [.B536])" office:value-type="float" office:value="-9.75312340336745" calcext:value-type="float">
            <text:p>-9.75312340336745</text:p>
          </table:table-cell>
          <table:table-cell table:formula="of:= 100 * ([.A537] - [.A536]*[.A536]) * ([.A537] - [.A536]*[.A536]) + (1 - [.A536]) * (1 - [.A536])" office:value-type="float" office:value="25.6275043705035" calcext:value-type="float">
            <text:p>25.6275043705035</text:p>
          </table:table-cell>
          <table:table-cell table:formula="of:= 100 * ([.B537] - [.B536]*[.B536]) * ([.B537] - [.B536]*[.B536]) + (1 - [.B536]) * (1 - [.B536])" office:value-type="float" office:value="26.0178999258014" calcext:value-type="float">
            <text:p>26.0178999258014</text:p>
          </table:table-cell>
          <table:table-cell table:formula="of:=[.A536]*[.A536]" office:value-type="float" office:value="0.00124948924392531" calcext:value-type="float">
            <text:p>0.00124948924392531</text:p>
          </table:table-cell>
          <table:table-cell table:formula="of:=[.B536]*[.B536]" office:value-type="float" office:value="0.00124948924392531" calcext:value-type="float">
            <text:p>0.00124948924392531</text:p>
          </table:table-cell>
          <table:table-cell table:formula="of:= [.A536]*[.A536]*[.A536]*[.A536] - 16*[.A536]*[.A536] + 5*[.A536]" office:value-type="float" office:value="0.15675030901877" calcext:value-type="float">
            <text:p>0.15675030901877</text:p>
          </table:table-cell>
          <table:table-cell table:formula="of:= [.B536]*[.B536]*[.B536]*[.B536] - 16*[.B536]*[.B536] + 5*[.B536]" office:value-type="float" office:value="-0.196730842377639" calcext:value-type="float">
            <text:p>-0.1967308423776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8209760407917" calcext:value-type="float">
            <text:p>0.498209760407917</text:p>
          </table:table-cell>
          <table:table-cell table:formula="of:=-[.A537]" office:value-type="float" office:value="-0.498209760407917" calcext:value-type="float">
            <text:p>-0.498209760407917</text:p>
          </table:table-cell>
          <table:table-cell/>
          <table:table-cell table:formula="of:= [.A537] * [.A537] - 10 * COS(2 * PI() * [.A537])" office:value-type="float" office:value="10.2475803387245" calcext:value-type="float">
            <text:p>10.2475803387245</text:p>
          </table:table-cell>
          <table:table-cell table:formula="of:= [.B537] * [.B537] - 10 * COS(2 * PI() * [.B537])" office:value-type="float" office:value="10.2475803387245" calcext:value-type="float">
            <text:p>10.2475803387245</text:p>
          </table:table-cell>
          <table:table-cell table:formula="of:= 100 * ([.A538] - [.A537]*[.A537]) * ([.A538] - [.A537]*[.A537]) + (1 - [.A537]) * (1 - [.A537])" office:value-type="float" office:value="0.552333276779672" calcext:value-type="float">
            <text:p>0.552333276779672</text:p>
          </table:table-cell>
          <table:table-cell table:formula="of:= 100 * ([.B538] - [.B537]*[.B537]) * ([.B538] - [.B537]*[.B537]) + (1 - [.B537]) * (1 - [.B537])" office:value-type="float" office:value="32.6320069431056" calcext:value-type="float">
            <text:p>32.6320069431056</text:p>
          </table:table-cell>
          <table:table-cell table:formula="of:=[.A537]*[.A537]" office:value-type="float" office:value="0.248212965365714" calcext:value-type="float">
            <text:p>0.248212965365714</text:p>
          </table:table-cell>
          <table:table-cell table:formula="of:=[.B537]*[.B537]" office:value-type="float" office:value="0.248212965365714" calcext:value-type="float">
            <text:p>0.248212965365714</text:p>
          </table:table-cell>
          <table:table-cell table:formula="of:= [.A537]*[.A537]*[.A537]*[.A537] - 16*[.A537]*[.A537] + 5*[.A537]" office:value-type="float" office:value="-1.4187489676362" calcext:value-type="float">
            <text:p>-1.4187489676362</text:p>
          </table:table-cell>
          <table:table-cell table:formula="of:= [.B537]*[.B537]*[.B537]*[.B537] - 16*[.B537]*[.B537] + 5*[.B537]" office:value-type="float" office:value="-6.40084657171537" calcext:value-type="float">
            <text:p>-6.400846571715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3034478682093" calcext:value-type="float">
            <text:p>0.303034478682093</text:p>
          </table:table-cell>
          <table:table-cell table:formula="of:=-[.A538]" office:value-type="float" office:value="-0.303034478682093" calcext:value-type="float">
            <text:p>-0.303034478682093</text:p>
          </table:table-cell>
          <table:table-cell/>
          <table:table-cell table:formula="of:= [.A538] * [.A538] - 10 * COS(2 * PI() * [.A538])" office:value-type="float" office:value="3.36275746145651" calcext:value-type="float">
            <text:p>3.36275746145651</text:p>
          </table:table-cell>
          <table:table-cell table:formula="of:= [.B538] * [.B538] - 10 * COS(2 * PI() * [.B538])" office:value-type="float" office:value="3.36275746145651" calcext:value-type="float">
            <text:p>3.36275746145651</text:p>
          </table:table-cell>
          <table:table-cell table:formula="of:= 100 * ([.A539] - [.A538]*[.A538]) * ([.A539] - [.A538]*[.A538]) + (1 - [.A538]) * (1 - [.A538])" office:value-type="float" office:value="22.9073765899332" calcext:value-type="float">
            <text:p>22.9073765899332</text:p>
          </table:table-cell>
          <table:table-cell table:formula="of:= 100 * ([.B539] - [.B538]*[.B538]) * ([.B539] - [.B538]*[.B538]) + (1 - [.B538]) * (1 - [.B538])" office:value-type="float" office:value="10.0994848129649" calcext:value-type="float">
            <text:p>10.0994848129649</text:p>
          </table:table-cell>
          <table:table-cell table:formula="of:=[.A538]*[.A538]" office:value-type="float" office:value="0.0918298952701281" calcext:value-type="float">
            <text:p>0.0918298952701281</text:p>
          </table:table-cell>
          <table:table-cell table:formula="of:=[.B538]*[.B538]" office:value-type="float" office:value="0.0918298952701281" calcext:value-type="float">
            <text:p>0.0918298952701281</text:p>
          </table:table-cell>
          <table:table-cell table:formula="of:= [.A538]*[.A538]*[.A538]*[.A538] - 16*[.A538]*[.A538] + 5*[.A538]" office:value-type="float" office:value="0.0543267987537401" calcext:value-type="float">
            <text:p>0.0543267987537401</text:p>
          </table:table-cell>
          <table:table-cell table:formula="of:= [.B538]*[.B538]*[.B538]*[.B538] - 16*[.B538]*[.B538] + 5*[.B538]" office:value-type="float" office:value="-2.97601798806719" calcext:value-type="float">
            <text:p>-2.976017988067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168478931766" calcext:value-type="float">
            <text:p>-0.38168478931766</text:p>
          </table:table-cell>
          <table:table-cell table:formula="of:=-[.A539]" office:value-type="float" office:value="0.38168478931766" calcext:value-type="float">
            <text:p>0.38168478931766</text:p>
          </table:table-cell>
          <table:table-cell/>
          <table:table-cell table:formula="of:= [.A539] * [.A539] - 10 * COS(2 * PI() * [.A539])" office:value-type="float" office:value="7.50742484682749" calcext:value-type="float">
            <text:p>7.50742484682749</text:p>
          </table:table-cell>
          <table:table-cell table:formula="of:= [.B539] * [.B539] - 10 * COS(2 * PI() * [.B539])" office:value-type="float" office:value="7.50742484682749" calcext:value-type="float">
            <text:p>7.50742484682749</text:p>
          </table:table-cell>
          <table:table-cell table:formula="of:= 100 * ([.A540] - [.A539]*[.A539]) * ([.A540] - [.A539]*[.A539]) + (1 - [.A539]) * (1 - [.A539])" office:value-type="float" office:value="11.6910105935503" calcext:value-type="float">
            <text:p>11.6910105935503</text:p>
          </table:table-cell>
          <table:table-cell table:formula="of:= 100 * ([.B540] - [.B539]*[.B539]) * ([.B540] - [.B539]*[.B539]) + (1 - [.B539]) * (1 - [.B539])" office:value-type="float" office:value="36.8793501179553" calcext:value-type="float">
            <text:p>36.8793501179553</text:p>
          </table:table-cell>
          <table:table-cell table:formula="of:=[.A539]*[.A539]" office:value-type="float" office:value="0.145683278396467" calcext:value-type="float">
            <text:p>0.145683278396467</text:p>
          </table:table-cell>
          <table:table-cell table:formula="of:=[.B539]*[.B539]" office:value-type="float" office:value="0.145683278396467" calcext:value-type="float">
            <text:p>0.145683278396467</text:p>
          </table:table-cell>
          <table:table-cell table:formula="of:= [.A539]*[.A539]*[.A539]*[.A539] - 16*[.A539]*[.A539] + 5*[.A539]" office:value-type="float" office:value="-4.21813278332742" calcext:value-type="float">
            <text:p>-4.21813278332742</text:p>
          </table:table-cell>
          <table:table-cell table:formula="of:= [.B539]*[.B539]*[.B539]*[.B539] - 16*[.B539]*[.B539] + 5*[.B539]" office:value-type="float" office:value="-0.401284890150822" calcext:value-type="float">
            <text:p>-0.4012848901508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58444493007846" calcext:value-type="float">
            <text:p>0.458444493007846</text:p>
          </table:table-cell>
          <table:table-cell table:formula="of:=-[.A540]" office:value-type="float" office:value="-0.458444493007846" calcext:value-type="float">
            <text:p>-0.458444493007846</text:p>
          </table:table-cell>
          <table:table-cell/>
          <table:table-cell table:formula="of:= [.A540] * [.A540] - 10 * COS(2 * PI() * [.A540])" office:value-type="float" office:value="9.87123494749577" calcext:value-type="float">
            <text:p>9.87123494749577</text:p>
          </table:table-cell>
          <table:table-cell table:formula="of:= [.B540] * [.B540] - 10 * COS(2 * PI() * [.B540])" office:value-type="float" office:value="9.87123494749577" calcext:value-type="float">
            <text:p>9.87123494749577</text:p>
          </table:table-cell>
          <table:table-cell table:formula="of:= 100 * ([.A541] - [.A540]*[.A540]) * ([.A541] - [.A540]*[.A540]) + (1 - [.A540]) * (1 - [.A540])" office:value-type="float" office:value="5.47274074453505" calcext:value-type="float">
            <text:p>5.47274074453505</text:p>
          </table:table-cell>
          <table:table-cell table:formula="of:= 100 * ([.B541] - [.B540]*[.B540]) * ([.B541] - [.B540]*[.B540]) + (1 - [.B540]) * (1 - [.B540])" office:value-type="float" office:value="44.1079924001632" calcext:value-type="float">
            <text:p>44.1079924001632</text:p>
          </table:table-cell>
          <table:table-cell table:formula="of:=[.A540]*[.A540]" office:value-type="float" office:value="0.210171353169221" calcext:value-type="float">
            <text:p>0.210171353169221</text:p>
          </table:table-cell>
          <table:table-cell table:formula="of:=[.B540]*[.B540]" office:value-type="float" office:value="0.210171353169221" calcext:value-type="float">
            <text:p>0.210171353169221</text:p>
          </table:table-cell>
          <table:table-cell table:formula="of:= [.A540]*[.A540]*[.A540]*[.A540] - 16*[.A540]*[.A540] + 5*[.A540]" office:value-type="float" office:value="-1.02634718797533" calcext:value-type="float">
            <text:p>-1.02634718797533</text:p>
          </table:table-cell>
          <table:table-cell table:formula="of:= [.B540]*[.B540]*[.B540]*[.B540] - 16*[.B540]*[.B540] + 5*[.B540]" office:value-type="float" office:value="-5.61079211805379" calcext:value-type="float">
            <text:p>-5.6107921180537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775558762718" calcext:value-type="float">
            <text:p>0.43775558762718</text:p>
          </table:table-cell>
          <table:table-cell table:formula="of:=-[.A541]" office:value-type="float" office:value="-0.43775558762718" calcext:value-type="float">
            <text:p>-0.43775558762718</text:p>
          </table:table-cell>
          <table:table-cell/>
          <table:table-cell table:formula="of:= [.A541] * [.A541] - 10 * COS(2 * PI() * [.A541])" office:value-type="float" office:value="9.43655889404356" calcext:value-type="float">
            <text:p>9.43655889404356</text:p>
          </table:table-cell>
          <table:table-cell table:formula="of:= [.B541] * [.B541] - 10 * COS(2 * PI() * [.B541])" office:value-type="float" office:value="9.43655889404356" calcext:value-type="float">
            <text:p>9.43655889404356</text:p>
          </table:table-cell>
          <table:table-cell table:formula="of:= 100 * ([.A542] - [.A541]*[.A541]) * ([.A542] - [.A541]*[.A541]) + (1 - [.A541]) * (1 - [.A541])" office:value-type="float" office:value="4.41902255684676" calcext:value-type="float">
            <text:p>4.41902255684676</text:p>
          </table:table-cell>
          <table:table-cell table:formula="of:= 100 * ([.B542] - [.B541]*[.B541]) * ([.B542] - [.B541]*[.B541]) + (1 - [.B541]) * (1 - [.B541])" office:value-type="float" office:value="36.3851993163454" calcext:value-type="float">
            <text:p>36.3851993163454</text:p>
          </table:table-cell>
          <table:table-cell table:formula="of:=[.A541]*[.A541]" office:value-type="float" office:value="0.191629954498818" calcext:value-type="float">
            <text:p>0.191629954498818</text:p>
          </table:table-cell>
          <table:table-cell table:formula="of:=[.B541]*[.B541]" office:value-type="float" office:value="0.191629954498818" calcext:value-type="float">
            <text:p>0.191629954498818</text:p>
          </table:table-cell>
          <table:table-cell table:formula="of:= [.A541]*[.A541]*[.A541]*[.A541] - 16*[.A541]*[.A541] + 5*[.A541]" office:value-type="float" office:value="-0.840579294383963" calcext:value-type="float">
            <text:p>-0.840579294383963</text:p>
          </table:table-cell>
          <table:table-cell table:formula="of:= [.B541]*[.B541]*[.B541]*[.B541] - 16*[.B541]*[.B541] + 5*[.B541]" office:value-type="float" office:value="-5.21813517065576" calcext:value-type="float">
            <text:p>-5.218135170655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4186212797649" calcext:value-type="float">
            <text:p>0.394186212797649</text:p>
          </table:table-cell>
          <table:table-cell table:formula="of:=-[.A542]" office:value-type="float" office:value="-0.394186212797649" calcext:value-type="float">
            <text:p>-0.394186212797649</text:p>
          </table:table-cell>
          <table:table-cell/>
          <table:table-cell table:formula="of:= [.A542] * [.A542] - 10 * COS(2 * PI() * [.A542])" office:value-type="float" office:value="8.02549072449607" calcext:value-type="float">
            <text:p>8.02549072449607</text:p>
          </table:table-cell>
          <table:table-cell table:formula="of:= [.B542] * [.B542] - 10 * COS(2 * PI() * [.B542])" office:value-type="float" office:value="8.02549072449607" calcext:value-type="float">
            <text:p>8.02549072449607</text:p>
          </table:table-cell>
          <table:table-cell table:formula="of:= 100 * ([.A543] - [.A542]*[.A542]) * ([.A543] - [.A542]*[.A542]) + (1 - [.A542]) * (1 - [.A542])" office:value-type="float" office:value="0.380388586295036" calcext:value-type="float">
            <text:p>0.380388586295036</text:p>
          </table:table-cell>
          <table:table-cell table:formula="of:= 100 * ([.B543] - [.B542]*[.B542]) * ([.B543] - [.B542]*[.B542]) + (1 - [.B542]) * (1 - [.B542])" office:value-type="float" office:value="12.3335454438732" calcext:value-type="float">
            <text:p>12.3335454438732</text:p>
          </table:table-cell>
          <table:table-cell table:formula="of:=[.A542]*[.A542]" office:value-type="float" office:value="0.155382770359754" calcext:value-type="float">
            <text:p>0.155382770359754</text:p>
          </table:table-cell>
          <table:table-cell table:formula="of:=[.B542]*[.B542]" office:value-type="float" office:value="0.155382770359754" calcext:value-type="float">
            <text:p>0.155382770359754</text:p>
          </table:table-cell>
          <table:table-cell table:formula="of:= [.A542]*[.A542]*[.A542]*[.A542] - 16*[.A542]*[.A542] + 5*[.A542]" office:value-type="float" office:value="-0.49104945644314" calcext:value-type="float">
            <text:p>-0.49104945644314</text:p>
          </table:table-cell>
          <table:table-cell table:formula="of:= [.B542]*[.B542]*[.B542]*[.B542] - 16*[.B542]*[.B542] + 5*[.B542]" office:value-type="float" office:value="-4.43291158441963" calcext:value-type="float">
            <text:p>-4.432911584419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66949205216952" calcext:value-type="float">
            <text:p>0.166949205216952</text:p>
          </table:table-cell>
          <table:table-cell table:formula="of:=-[.A543]" office:value-type="float" office:value="-0.166949205216952" calcext:value-type="float">
            <text:p>-0.166949205216952</text:p>
          </table:table-cell>
          <table:table-cell/>
          <table:table-cell table:formula="of:= [.A543] * [.A543] - 10 * COS(2 * PI() * [.A543])" office:value-type="float" office:value="-4.95674604495732" calcext:value-type="float">
            <text:p>-4.95674604495732</text:p>
          </table:table-cell>
          <table:table-cell table:formula="of:= [.B543] * [.B543] - 10 * COS(2 * PI() * [.B543])" office:value-type="float" office:value="-4.95674604495732" calcext:value-type="float">
            <text:p>-4.95674604495732</text:p>
          </table:table-cell>
          <table:table-cell table:formula="of:= 100 * ([.A544] - [.A543]*[.A543]) * ([.A544] - [.A543]*[.A543]) + (1 - [.A543]) * (1 - [.A543])" office:value-type="float" office:value="4.21640101187429" calcext:value-type="float">
            <text:p>4.21640101187429</text:p>
          </table:table-cell>
          <table:table-cell table:formula="of:= 100 * ([.B544] - [.B543]*[.B543]) * ([.B544] - [.B543]*[.B543]) + (1 - [.B543]) * (1 - [.B543])" office:value-type="float" office:value="3.10251384633649" calcext:value-type="float">
            <text:p>3.10251384633649</text:p>
          </table:table-cell>
          <table:table-cell table:formula="of:=[.A543]*[.A543]" office:value-type="float" office:value="0.0278720371225718" calcext:value-type="float">
            <text:p>0.0278720371225718</text:p>
          </table:table-cell>
          <table:table-cell table:formula="of:=[.B543]*[.B543]" office:value-type="float" office:value="0.0278720371225718" calcext:value-type="float">
            <text:p>0.0278720371225718</text:p>
          </table:table-cell>
          <table:table-cell table:formula="of:= [.A543]*[.A543]*[.A543]*[.A543] - 16*[.A543]*[.A543] + 5*[.A543]" office:value-type="float" office:value="0.389570282576971" calcext:value-type="float">
            <text:p>0.389570282576971</text:p>
          </table:table-cell>
          <table:table-cell table:formula="of:= [.B543]*[.B543]*[.B543]*[.B543] - 16*[.B543]*[.B543] + 5*[.B543]" office:value-type="float" office:value="-1.27992176959255" calcext:value-type="float">
            <text:p>-1.279921769592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9809272154234" calcext:value-type="float">
            <text:p>-0.159809272154234</text:p>
          </table:table-cell>
          <table:table-cell table:formula="of:=-[.A544]" office:value-type="float" office:value="0.159809272154234" calcext:value-type="float">
            <text:p>0.159809272154234</text:p>
          </table:table-cell>
          <table:table-cell/>
          <table:table-cell table:formula="of:= [.A544] * [.A544] - 10 * COS(2 * PI() * [.A544])" office:value-type="float" office:value="-5.342843339838" calcext:value-type="float">
            <text:p>-5.342843339838</text:p>
          </table:table-cell>
          <table:table-cell table:formula="of:= [.B544] * [.B544] - 10 * COS(2 * PI() * [.B544])" office:value-type="float" office:value="-5.342843339838" calcext:value-type="float">
            <text:p>-5.342843339838</text:p>
          </table:table-cell>
          <table:table-cell table:formula="of:= 100 * ([.A545] - [.A544]*[.A544]) * ([.A545] - [.A544]*[.A544]) + (1 - [.A544]) * (1 - [.A544])" office:value-type="float" office:value="7.10689216368785" calcext:value-type="float">
            <text:p>7.10689216368785</text:p>
          </table:table-cell>
          <table:table-cell table:formula="of:= 100 * ([.B545] - [.B544]*[.B544]) * ([.B545] - [.B544]*[.B544]) + (1 - [.B544]) * (1 - [.B544])" office:value-type="float" office:value="4.276437879622" calcext:value-type="float">
            <text:p>4.276437879622</text:p>
          </table:table-cell>
          <table:table-cell table:formula="of:=[.A544]*[.A544]" office:value-type="float" office:value="0.0255390034664661" calcext:value-type="float">
            <text:p>0.0255390034664661</text:p>
          </table:table-cell>
          <table:table-cell table:formula="of:=[.B544]*[.B544]" office:value-type="float" office:value="0.0255390034664661" calcext:value-type="float">
            <text:p>0.0255390034664661</text:p>
          </table:table-cell>
          <table:table-cell table:formula="of:= [.A544]*[.A544]*[.A544]*[.A544] - 16*[.A544]*[.A544] + 5*[.A544]" office:value-type="float" office:value="-1.20701817553657" calcext:value-type="float">
            <text:p>-1.20701817553657</text:p>
          </table:table-cell>
          <table:table-cell table:formula="of:= [.B544]*[.B544]*[.B544]*[.B544] - 16*[.B544]*[.B544] + 5*[.B544]" office:value-type="float" office:value="0.391074546005774" calcext:value-type="float">
            <text:p>0.3910745460057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4497131644748" calcext:value-type="float">
            <text:p>-0.214497131644748</text:p>
          </table:table-cell>
          <table:table-cell table:formula="of:=-[.A545]" office:value-type="float" office:value="0.214497131644748" calcext:value-type="float">
            <text:p>0.214497131644748</text:p>
          </table:table-cell>
          <table:table-cell/>
          <table:table-cell table:formula="of:= [.A545] * [.A545] - 10 * COS(2 * PI() * [.A545])" office:value-type="float" office:value="-2.1662476673774" calcext:value-type="float">
            <text:p>-2.1662476673774</text:p>
          </table:table-cell>
          <table:table-cell table:formula="of:= [.B545] * [.B545] - 10 * COS(2 * PI() * [.B545])" office:value-type="float" office:value="-2.1662476673774" calcext:value-type="float">
            <text:p>-2.1662476673774</text:p>
          </table:table-cell>
          <table:table-cell table:formula="of:= 100 * ([.A546] - [.A545]*[.A545]) * ([.A546] - [.A545]*[.A545]) + (1 - [.A545]) * (1 - [.A545])" office:value-type="float" office:value="20.7806148165162" calcext:value-type="float">
            <text:p>20.7806148165162</text:p>
          </table:table-cell>
          <table:table-cell table:formula="of:= 100 * ([.B546] - [.B545]*[.B545]) * ([.B546] - [.B545]*[.B545]) + (1 - [.B545]) * (1 - [.B545])" office:value-type="float" office:value="12.6831531737849" calcext:value-type="float">
            <text:p>12.6831531737849</text:p>
          </table:table-cell>
          <table:table-cell table:formula="of:=[.A545]*[.A545]" office:value-type="float" office:value="0.0460090194838244" calcext:value-type="float">
            <text:p>0.0460090194838244</text:p>
          </table:table-cell>
          <table:table-cell table:formula="of:=[.B545]*[.B545]" office:value-type="float" office:value="0.0460090194838244" calcext:value-type="float">
            <text:p>0.0460090194838244</text:p>
          </table:table-cell>
          <table:table-cell table:formula="of:= [.A545]*[.A545]*[.A545]*[.A545] - 16*[.A545]*[.A545] + 5*[.A545]" office:value-type="float" office:value="-1.80651314009107" calcext:value-type="float">
            <text:p>-1.80651314009107</text:p>
          </table:table-cell>
          <table:table-cell table:formula="of:= [.B545]*[.B545]*[.B545]*[.B545] - 16*[.B545]*[.B545] + 5*[.B545]" office:value-type="float" office:value="0.338458176356413" calcext:value-type="float">
            <text:p>0.3384581763564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3372495076619" calcext:value-type="float">
            <text:p>-0.393372495076619</text:p>
          </table:table-cell>
          <table:table-cell table:formula="of:=-[.A546]" office:value-type="float" office:value="0.393372495076619" calcext:value-type="float">
            <text:p>0.393372495076619</text:p>
          </table:table-cell>
          <table:table-cell/>
          <table:table-cell table:formula="of:= [.A546] * [.A546] - 10 * COS(2 * PI() * [.A546])" office:value-type="float" office:value="7.99320465515106" calcext:value-type="float">
            <text:p>7.99320465515106</text:p>
          </table:table-cell>
          <table:table-cell table:formula="of:= [.B546] * [.B546] - 10 * COS(2 * PI() * [.B546])" office:value-type="float" office:value="7.99320465515106" calcext:value-type="float">
            <text:p>7.99320465515106</text:p>
          </table:table-cell>
          <table:table-cell table:formula="of:= 100 * ([.A547] - [.A546]*[.A546]) * ([.A547] - [.A546]*[.A546]) + (1 - [.A546]) * (1 - [.A546])" office:value-type="float" office:value="4.49434777037641" calcext:value-type="float">
            <text:p>4.49434777037641</text:p>
          </table:table-cell>
          <table:table-cell table:formula="of:= 100 * ([.B547] - [.B546]*[.B546]) * ([.B547] - [.B546]*[.B546]) + (1 - [.B546]) * (1 - [.B546])" office:value-type="float" office:value="22.3885466770957" calcext:value-type="float">
            <text:p>22.3885466770957</text:p>
          </table:table-cell>
          <table:table-cell table:formula="of:=[.A546]*[.A546]" office:value-type="float" office:value="0.154741919882805" calcext:value-type="float">
            <text:p>0.154741919882805</text:p>
          </table:table-cell>
          <table:table-cell table:formula="of:=[.B546]*[.B546]" office:value-type="float" office:value="0.154741919882805" calcext:value-type="float">
            <text:p>0.154741919882805</text:p>
          </table:table-cell>
          <table:table-cell table:formula="of:= [.A546]*[.A546]*[.A546]*[.A546] - 16*[.A546]*[.A546] + 5*[.A546]" office:value-type="float" office:value="-4.41878813173895" calcext:value-type="float">
            <text:p>-4.41878813173895</text:p>
          </table:table-cell>
          <table:table-cell table:formula="of:= [.B546]*[.B546]*[.B546]*[.B546] - 16*[.B546]*[.B546] + 5*[.B546]" office:value-type="float" office:value="-0.485063180972763" calcext:value-type="float">
            <text:p>-0.4850631809727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4518666011281" calcext:value-type="float">
            <text:p>0.314518666011281</text:p>
          </table:table-cell>
          <table:table-cell table:formula="of:=-[.A547]" office:value-type="float" office:value="-0.314518666011281" calcext:value-type="float">
            <text:p>-0.314518666011281</text:p>
          </table:table-cell>
          <table:table-cell/>
          <table:table-cell table:formula="of:= [.A547] * [.A547] - 10 * COS(2 * PI() * [.A547])" office:value-type="float" office:value="4.0426270266194" calcext:value-type="float">
            <text:p>4.0426270266194</text:p>
          </table:table-cell>
          <table:table-cell table:formula="of:= [.B547] * [.B547] - 10 * COS(2 * PI() * [.B547])" office:value-type="float" office:value="4.0426270266194" calcext:value-type="float">
            <text:p>4.0426270266194</text:p>
          </table:table-cell>
          <table:table-cell table:formula="of:= 100 * ([.A548] - [.A547]*[.A547]) * ([.A548] - [.A547]*[.A547]) + (1 - [.A547]) * (1 - [.A547])" office:value-type="float" office:value="0.830643954980479" calcext:value-type="float">
            <text:p>0.830643954980479</text:p>
          </table:table-cell>
          <table:table-cell table:formula="of:= 100 * ([.B548] - [.B547]*[.B547]) * ([.B548] - [.B547]*[.B547]) + (1 - [.B547]) * (1 - [.B547])" office:value-type="float" office:value="8.37957293493208" calcext:value-type="float">
            <text:p>8.37957293493208</text:p>
          </table:table-cell>
          <table:table-cell table:formula="of:=[.A547]*[.A547]" office:value-type="float" office:value="0.0989219912695159" calcext:value-type="float">
            <text:p>0.0989219912695159</text:p>
          </table:table-cell>
          <table:table-cell table:formula="of:=[.B547]*[.B547]" office:value-type="float" office:value="0.0989219912695159" calcext:value-type="float">
            <text:p>0.0989219912695159</text:p>
          </table:table-cell>
          <table:table-cell table:formula="of:= [.A547]*[.A547]*[.A547]*[.A547] - 16*[.A547]*[.A547] + 5*[.A547]" office:value-type="float" office:value="-0.000372969899121944" calcext:value-type="float">
            <text:p>-0.000372969899121944</text:p>
          </table:table-cell>
          <table:table-cell table:formula="of:= [.B547]*[.B547]*[.B547]*[.B547] - 16*[.B547]*[.B547] + 5*[.B547]" office:value-type="float" office:value="-3.14555963001194" calcext:value-type="float">
            <text:p>-3.145559630011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5898523258511" calcext:value-type="float">
            <text:p>0.15898523258511</text:p>
          </table:table-cell>
          <table:table-cell table:formula="of:=-[.A548]" office:value-type="float" office:value="-0.15898523258511" calcext:value-type="float">
            <text:p>-0.15898523258511</text:p>
          </table:table-cell>
          <table:table-cell/>
          <table:table-cell table:formula="of:= [.A548] * [.A548] - 10 * COS(2 * PI() * [.A548])" office:value-type="float" office:value="-5.38671647603384" calcext:value-type="float">
            <text:p>-5.38671647603384</text:p>
          </table:table-cell>
          <table:table-cell table:formula="of:= [.B548] * [.B548] - 10 * COS(2 * PI() * [.B548])" office:value-type="float" office:value="-5.38671647603384" calcext:value-type="float">
            <text:p>-5.38671647603384</text:p>
          </table:table-cell>
          <table:table-cell table:formula="of:= 100 * ([.A549] - [.A548]*[.A548]) * ([.A549] - [.A548]*[.A548]) + (1 - [.A548]) * (1 - [.A548])" office:value-type="float" office:value="1.15373448606558" calcext:value-type="float">
            <text:p>1.15373448606558</text:p>
          </table:table-cell>
          <table:table-cell table:formula="of:= 100 * ([.B549] - [.B548]*[.B548]) * ([.B549] - [.B548]*[.B548]) + (1 - [.B548]) * (1 - [.B548])" office:value-type="float" office:value="2.72076973944253" calcext:value-type="float">
            <text:p>2.72076973944253</text:p>
          </table:table-cell>
          <table:table-cell table:formula="of:=[.A548]*[.A548]" office:value-type="float" office:value="0.0252763041801415" calcext:value-type="float">
            <text:p>0.0252763041801415</text:p>
          </table:table-cell>
          <table:table-cell table:formula="of:=[.B548]*[.B548]" office:value-type="float" office:value="0.0252763041801415" calcext:value-type="float">
            <text:p>0.0252763041801415</text:p>
          </table:table-cell>
          <table:table-cell table:formula="of:= [.A548]*[.A548]*[.A548]*[.A548] - 16*[.A548]*[.A548] + 5*[.A548]" office:value-type="float" office:value="0.391144187596293" calcext:value-type="float">
            <text:p>0.391144187596293</text:p>
          </table:table-cell>
          <table:table-cell table:formula="of:= [.B548]*[.B548]*[.B548]*[.B548] - 16*[.B548]*[.B548] + 5*[.B548]" office:value-type="float" office:value="-1.19870813825481" calcext:value-type="float">
            <text:p>-1.198708138254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20916203176603" calcext:value-type="float">
            <text:p>0.0920916203176603</text:p>
          </table:table-cell>
          <table:table-cell table:formula="of:=-[.A549]" office:value-type="float" office:value="-0.0920916203176603" calcext:value-type="float">
            <text:p>-0.0920916203176603</text:p>
          </table:table-cell>
          <table:table-cell/>
          <table:table-cell table:formula="of:= [.A549] * [.A549] - 10 * COS(2 * PI() * [.A549])" office:value-type="float" office:value="-8.36365273199376" calcext:value-type="float">
            <text:p>-8.36365273199376</text:p>
          </table:table-cell>
          <table:table-cell table:formula="of:= [.B549] * [.B549] - 10 * COS(2 * PI() * [.B549])" office:value-type="float" office:value="-8.36365273199376" calcext:value-type="float">
            <text:p>-8.36365273199376</text:p>
          </table:table-cell>
          <table:table-cell table:formula="of:= 100 * ([.A550] - [.A549]*[.A549]) * ([.A550] - [.A549]*[.A549]) + (1 - [.A549]) * (1 - [.A549])" office:value-type="float" office:value="6.56284799140712" calcext:value-type="float">
            <text:p>6.56284799140712</text:p>
          </table:table-cell>
          <table:table-cell table:formula="of:= 100 * ([.B550] - [.B549]*[.B549]) * ([.B550] - [.B549]*[.B549]) + (1 - [.B549]) * (1 - [.B549])" office:value-type="float" office:value="7.77263035569372" calcext:value-type="float">
            <text:p>7.77263035569372</text:p>
          </table:table-cell>
          <table:table-cell table:formula="of:=[.A549]*[.A549]" office:value-type="float" office:value="0.0084808665327321" calcext:value-type="float">
            <text:p>0.0084808665327321</text:p>
          </table:table-cell>
          <table:table-cell table:formula="of:=[.B549]*[.B549]" office:value-type="float" office:value="0.0084808665327321" calcext:value-type="float">
            <text:p>0.0084808665327321</text:p>
          </table:table-cell>
          <table:table-cell table:formula="of:= [.A549]*[.A549]*[.A549]*[.A549] - 16*[.A549]*[.A549] + 5*[.A549]" office:value-type="float" office:value="0.324836162161734" calcext:value-type="float">
            <text:p>0.324836162161734</text:p>
          </table:table-cell>
          <table:table-cell table:formula="of:= [.B549]*[.B549]*[.B549]*[.B549] - 16*[.B549]*[.B549] + 5*[.B549]" office:value-type="float" office:value="-0.596080041014869" calcext:value-type="float">
            <text:p>-0.5960800410148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8033582349308" calcext:value-type="float">
            <text:p>0.248033582349308</text:p>
          </table:table-cell>
          <table:table-cell table:formula="of:=-[.A550]" office:value-type="float" office:value="-0.248033582349308" calcext:value-type="float">
            <text:p>-0.248033582349308</text:p>
          </table:table-cell>
          <table:table-cell/>
          <table:table-cell table:formula="of:= [.A550] * [.A550] - 10 * COS(2 * PI() * [.A550])" office:value-type="float" office:value="-0.0620298634412489" calcext:value-type="float">
            <text:p>-0.0620298634412489</text:p>
          </table:table-cell>
          <table:table-cell table:formula="of:= [.B550] * [.B550] - 10 * COS(2 * PI() * [.B550])" office:value-type="float" office:value="-0.0620298634412489" calcext:value-type="float">
            <text:p>-0.0620298634412489</text:p>
          </table:table-cell>
          <table:table-cell table:formula="of:= 100 * ([.A551] - [.A550]*[.A550]) * ([.A551] - [.A550]*[.A550]) + (1 - [.A550]) * (1 - [.A550])" office:value-type="float" office:value="8.95267803702366" calcext:value-type="float">
            <text:p>8.95267803702366</text:p>
          </table:table-cell>
          <table:table-cell table:formula="of:= 100 * ([.B551] - [.B550]*[.B550]) * ([.B551] - [.B550]*[.B550]) + (1 - [.B550]) * (1 - [.B550])" office:value-type="float" office:value="18.585455503398" calcext:value-type="float">
            <text:p>18.585455503398</text:p>
          </table:table-cell>
          <table:table-cell table:formula="of:=[.A550]*[.A550]" office:value-type="float" office:value="0.0615206579730309" calcext:value-type="float">
            <text:p>0.0615206579730309</text:p>
          </table:table-cell>
          <table:table-cell table:formula="of:=[.B550]*[.B550]" office:value-type="float" office:value="0.0615206579730309" calcext:value-type="float">
            <text:p>0.0615206579730309</text:p>
          </table:table-cell>
          <table:table-cell table:formula="of:= [.A550]*[.A550]*[.A550]*[.A550] - 16*[.A550]*[.A550] + 5*[.A550]" office:value-type="float" office:value="0.25962217553548" calcext:value-type="float">
            <text:p>0.25962217553548</text:p>
          </table:table-cell>
          <table:table-cell table:formula="of:= [.B550]*[.B550]*[.B550]*[.B550] - 16*[.B550]*[.B550] + 5*[.B550]" office:value-type="float" office:value="-2.2207136479576" calcext:value-type="float">
            <text:p>-2.22071364795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1127711473964" calcext:value-type="float">
            <text:p>0.351127711473964</text:p>
          </table:table-cell>
          <table:table-cell table:formula="of:=-[.A551]" office:value-type="float" office:value="-0.351127711473964" calcext:value-type="float">
            <text:p>-0.351127711473964</text:p>
          </table:table-cell>
          <table:table-cell/>
          <table:table-cell table:formula="of:= [.A551] * [.A551] - 10 * COS(2 * PI() * [.A551])" office:value-type="float" office:value="6.05831903315384" calcext:value-type="float">
            <text:p>6.05831903315384</text:p>
          </table:table-cell>
          <table:table-cell table:formula="of:= [.B551] * [.B551] - 10 * COS(2 * PI() * [.B551])" office:value-type="float" office:value="6.05831903315384" calcext:value-type="float">
            <text:p>6.05831903315384</text:p>
          </table:table-cell>
          <table:table-cell table:formula="of:= 100 * ([.A552] - [.A551]*[.A551]) * ([.A552] - [.A551]*[.A551]) + (1 - [.A551]) * (1 - [.A551])" office:value-type="float" office:value="1.5693991155661" calcext:value-type="float">
            <text:p>1.5693991155661</text:p>
          </table:table-cell>
          <table:table-cell table:formula="of:= 100 * ([.B552] - [.B551]*[.B551]) * ([.B552] - [.B551]*[.B551]) + (1 - [.B551]) * (1 - [.B551])" office:value-type="float" office:value="3.76932854420694" calcext:value-type="float">
            <text:p>3.76932854420694</text:p>
          </table:table-cell>
          <table:table-cell table:formula="of:=[.A551]*[.A551]" office:value-type="float" office:value="0.123290669764943" calcext:value-type="float">
            <text:p>0.123290669764943</text:p>
          </table:table-cell>
          <table:table-cell table:formula="of:=[.B551]*[.B551]" office:value-type="float" office:value="0.123290669764943" calcext:value-type="float">
            <text:p>0.123290669764943</text:p>
          </table:table-cell>
          <table:table-cell table:formula="of:= [.A551]*[.A551]*[.A551]*[.A551] - 16*[.A551]*[.A551] + 5*[.A551]" office:value-type="float" office:value="-0.201811569618186" calcext:value-type="float">
            <text:p>-0.201811569618186</text:p>
          </table:table-cell>
          <table:table-cell table:formula="of:= [.B551]*[.B551]*[.B551]*[.B551] - 16*[.B551]*[.B551] + 5*[.B551]" office:value-type="float" office:value="-3.71308868435783" calcext:value-type="float">
            <text:p>-3.713088684357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61289289826527" calcext:value-type="float">
            <text:p>0.0161289289826527</text:p>
          </table:table-cell>
          <table:table-cell table:formula="of:=-[.A552]" office:value-type="float" office:value="-0.0161289289826527" calcext:value-type="float">
            <text:p>-0.0161289289826527</text:p>
          </table:table-cell>
          <table:table-cell/>
          <table:table-cell table:formula="of:= [.A552] * [.A552] - 10 * COS(2 * PI() * [.A552])" office:value-type="float" office:value="-9.9484337480465" calcext:value-type="float">
            <text:p>-9.9484337480465</text:p>
          </table:table-cell>
          <table:table-cell table:formula="of:= [.B552] * [.B552] - 10 * COS(2 * PI() * [.B552])" office:value-type="float" office:value="-9.9484337480465" calcext:value-type="float">
            <text:p>-9.9484337480465</text:p>
          </table:table-cell>
          <table:table-cell table:formula="of:= 100 * ([.A553] - [.A552]*[.A552]) * ([.A553] - [.A552]*[.A552]) + (1 - [.A552]) * (1 - [.A552])" office:value-type="float" office:value="5.01097492295617" calcext:value-type="float">
            <text:p>5.01097492295617</text:p>
          </table:table-cell>
          <table:table-cell table:formula="of:= 100 * ([.B553] - [.B552]*[.B552]) * ([.B553] - [.B552]*[.B552]) + (1 - [.B552]) * (1 - [.B552])" office:value-type="float" office:value="5.0964405879033" calcext:value-type="float">
            <text:p>5.0964405879033</text:p>
          </table:table-cell>
          <table:table-cell table:formula="of:=[.A552]*[.A552]" office:value-type="float" office:value="0.000260142350127455" calcext:value-type="float">
            <text:p>0.000260142350127455</text:p>
          </table:table-cell>
          <table:table-cell table:formula="of:=[.B552]*[.B552]" office:value-type="float" office:value="0.000260142350127455" calcext:value-type="float">
            <text:p>0.000260142350127455</text:p>
          </table:table-cell>
          <table:table-cell table:formula="of:= [.A552]*[.A552]*[.A552]*[.A552] - 16*[.A552]*[.A552] + 5*[.A552]" office:value-type="float" office:value="0.0764824349852667" calcext:value-type="float">
            <text:p>0.0764824349852667</text:p>
          </table:table-cell>
          <table:table-cell table:formula="of:= [.B552]*[.B552]*[.B552]*[.B552] - 16*[.B552]*[.B552] + 5*[.B552]" office:value-type="float" office:value="-0.0848068548412606" calcext:value-type="float">
            <text:p>-0.08480685484126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1331588323228" calcext:value-type="float">
            <text:p>0.201331588323228</text:p>
          </table:table-cell>
          <table:table-cell table:formula="of:=-[.A553]" office:value-type="float" office:value="-0.201331588323228" calcext:value-type="float">
            <text:p>-0.201331588323228</text:p>
          </table:table-cell>
          <table:table-cell/>
          <table:table-cell table:formula="of:= [.A553] * [.A553] - 10 * COS(2 * PI() * [.A553])" office:value-type="float" office:value="-2.96995705944876" calcext:value-type="float">
            <text:p>-2.96995705944876</text:p>
          </table:table-cell>
          <table:table-cell table:formula="of:= [.B553] * [.B553] - 10 * COS(2 * PI() * [.B553])" office:value-type="float" office:value="-2.96995705944876" calcext:value-type="float">
            <text:p>-2.96995705944876</text:p>
          </table:table-cell>
          <table:table-cell table:formula="of:= 100 * ([.A554] - [.A553]*[.A553]) * ([.A554] - [.A553]*[.A553]) + (1 - [.A553]) * (1 - [.A553])" office:value-type="float" office:value="9.39849501763654" calcext:value-type="float">
            <text:p>9.39849501763654</text:p>
          </table:table-cell>
          <table:table-cell table:formula="of:= 100 * ([.B554] - [.B553]*[.B553]) * ([.B554] - [.B553]*[.B553]) + (1 - [.B553]) * (1 - [.B553])" office:value-type="float" office:value="6.06203009132233" calcext:value-type="float">
            <text:p>6.06203009132233</text:p>
          </table:table-cell>
          <table:table-cell table:formula="of:=[.A553]*[.A553]" office:value-type="float" office:value="0.0405344084567538" calcext:value-type="float">
            <text:p>0.0405344084567538</text:p>
          </table:table-cell>
          <table:table-cell table:formula="of:=[.B553]*[.B553]" office:value-type="float" office:value="0.0405344084567538" calcext:value-type="float">
            <text:p>0.0405344084567538</text:p>
          </table:table-cell>
          <table:table-cell table:formula="of:= [.A553]*[.A553]*[.A553]*[.A553] - 16*[.A553]*[.A553] + 5*[.A553]" office:value-type="float" office:value="0.359750444577019" calcext:value-type="float">
            <text:p>0.359750444577019</text:p>
          </table:table-cell>
          <table:table-cell table:formula="of:= [.B553]*[.B553]*[.B553]*[.B553] - 16*[.B553]*[.B553] + 5*[.B553]" office:value-type="float" office:value="-1.65356543865526" calcext:value-type="float">
            <text:p>-1.653565438655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5449100979604" calcext:value-type="float">
            <text:p>-0.255449100979604</text:p>
          </table:table-cell>
          <table:table-cell table:formula="of:=-[.A554]" office:value-type="float" office:value="0.255449100979604" calcext:value-type="float">
            <text:p>0.255449100979604</text:p>
          </table:table-cell>
          <table:table-cell/>
          <table:table-cell table:formula="of:= [.A554] * [.A554] - 10 * COS(2 * PI() * [.A554])" office:value-type="float" office:value="0.407564468969545" calcext:value-type="float">
            <text:p>0.407564468969545</text:p>
          </table:table-cell>
          <table:table-cell table:formula="of:= [.B554] * [.B554] - 10 * COS(2 * PI() * [.B554])" office:value-type="float" office:value="0.407564468969545" calcext:value-type="float">
            <text:p>0.407564468969545</text:p>
          </table:table-cell>
          <table:table-cell table:formula="of:= 100 * ([.A555] - [.A554]*[.A554]) * ([.A555] - [.A554]*[.A554]) + (1 - [.A554]) * (1 - [.A554])" office:value-type="float" office:value="9.79070917828787" calcext:value-type="float">
            <text:p>9.79070917828787</text:p>
          </table:table-cell>
          <table:table-cell table:formula="of:= 100 * ([.B555] - [.B554]*[.B554]) * ([.B555] - [.B554]*[.B554]) + (1 - [.B554]) * (1 - [.B554])" office:value-type="float" office:value="2.99113928702463" calcext:value-type="float">
            <text:p>2.99113928702463</text:p>
          </table:table-cell>
          <table:table-cell table:formula="of:=[.A554]*[.A554]" office:value-type="float" office:value="0.0652542431912878" calcext:value-type="float">
            <text:p>0.0652542431912878</text:p>
          </table:table-cell>
          <table:table-cell table:formula="of:=[.B554]*[.B554]" office:value-type="float" office:value="0.0652542431912878" calcext:value-type="float">
            <text:p>0.0652542431912878</text:p>
          </table:table-cell>
          <table:table-cell table:formula="of:= [.A554]*[.A554]*[.A554]*[.A554] - 16*[.A554]*[.A554] + 5*[.A554]" office:value-type="float" office:value="-2.31705527970416" calcext:value-type="float">
            <text:p>-2.31705527970416</text:p>
          </table:table-cell>
          <table:table-cell table:formula="of:= [.B554]*[.B554]*[.B554]*[.B554] - 16*[.B554]*[.B554] + 5*[.B554]" office:value-type="float" office:value="0.237435730091881" calcext:value-type="float">
            <text:p>0.2374357300918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21356236957945" calcext:value-type="float">
            <text:p>-0.221356236957945</text:p>
          </table:table-cell>
          <table:table-cell table:formula="of:=-[.A555]" office:value-type="float" office:value="0.221356236957945" calcext:value-type="float">
            <text:p>0.221356236957945</text:p>
          </table:table-cell>
          <table:table-cell/>
          <table:table-cell table:formula="of:= [.A555] * [.A555] - 10 * COS(2 * PI() * [.A555])" office:value-type="float" office:value="-1.74104205005267" calcext:value-type="float">
            <text:p>-1.74104205005267</text:p>
          </table:table-cell>
          <table:table-cell table:formula="of:= [.B555] * [.B555] - 10 * COS(2 * PI() * [.B555])" office:value-type="float" office:value="-1.74104205005267" calcext:value-type="float">
            <text:p>-1.74104205005267</text:p>
          </table:table-cell>
          <table:table-cell table:formula="of:= 100 * ([.A556] - [.A555]*[.A555]) * ([.A556] - [.A555]*[.A555]) + (1 - [.A555]) * (1 - [.A555])" office:value-type="float" office:value="9.4367747293615" calcext:value-type="float">
            <text:p>9.4367747293615</text:p>
          </table:table-cell>
          <table:table-cell table:formula="of:= 100 * ([.B556] - [.B555]*[.B555]) * ([.B556] - [.B555]*[.B555]) + (1 - [.B555]) * (1 - [.B555])" office:value-type="float" office:value="15.0361844769567" calcext:value-type="float">
            <text:p>15.0361844769567</text:p>
          </table:table-cell>
          <table:table-cell table:formula="of:=[.A555]*[.A555]" office:value-type="float" office:value="0.0489985836401819" calcext:value-type="float">
            <text:p>0.0489985836401819</text:p>
          </table:table-cell>
          <table:table-cell table:formula="of:=[.B555]*[.B555]" office:value-type="float" office:value="0.0489985836401819" calcext:value-type="float">
            <text:p>0.0489985836401819</text:p>
          </table:table-cell>
          <table:table-cell table:formula="of:= [.A555]*[.A555]*[.A555]*[.A555] - 16*[.A555]*[.A555] + 5*[.A555]" office:value-type="float" office:value="-1.88835766183389" calcext:value-type="float">
            <text:p>-1.88835766183389</text:p>
          </table:table-cell>
          <table:table-cell table:formula="of:= [.B555]*[.B555]*[.B555]*[.B555] - 16*[.B555]*[.B555] + 5*[.B555]" office:value-type="float" office:value="0.325204707745559" calcext:value-type="float">
            <text:p>0.3252047077455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0868476885371" calcext:value-type="float">
            <text:p>0.330868476885371</text:p>
          </table:table-cell>
          <table:table-cell table:formula="of:=-[.A556]" office:value-type="float" office:value="-0.330868476885371" calcext:value-type="float">
            <text:p>-0.330868476885371</text:p>
          </table:table-cell>
          <table:table-cell/>
          <table:table-cell table:formula="of:= [.A556] * [.A556] - 10 * COS(2 * PI() * [.A556])" office:value-type="float" office:value="4.97475704123968" calcext:value-type="float">
            <text:p>4.97475704123968</text:p>
          </table:table-cell>
          <table:table-cell table:formula="of:= [.B556] * [.B556] - 10 * COS(2 * PI() * [.B556])" office:value-type="float" office:value="4.97475704123968" calcext:value-type="float">
            <text:p>4.97475704123968</text:p>
          </table:table-cell>
          <table:table-cell table:formula="of:= 100 * ([.A557] - [.A556]*[.A556]) * ([.A557] - [.A556]*[.A556]) + (1 - [.A556]) * (1 - [.A556])" office:value-type="float" office:value="20.885045021194" calcext:value-type="float">
            <text:p>20.885045021194</text:p>
          </table:table-cell>
          <table:table-cell table:formula="of:= 100 * ([.B557] - [.B556]*[.B556]) * ([.B557] - [.B556]*[.B556]) + (1 - [.B556]) * (1 - [.B556])" office:value-type="float" office:value="7.20610120254866" calcext:value-type="float">
            <text:p>7.20610120254866</text:p>
          </table:table-cell>
          <table:table-cell table:formula="of:=[.A556]*[.A556]" office:value-type="float" office:value="0.109473948996445" calcext:value-type="float">
            <text:p>0.109473948996445</text:p>
          </table:table-cell>
          <table:table-cell table:formula="of:=[.B556]*[.B556]" office:value-type="float" office:value="0.109473948996445" calcext:value-type="float">
            <text:p>0.109473948996445</text:p>
          </table:table-cell>
          <table:table-cell table:formula="of:= [.A556]*[.A556]*[.A556]*[.A556] - 16*[.A556]*[.A556] + 5*[.A556]" office:value-type="float" office:value="-0.0852562540073927" calcext:value-type="float">
            <text:p>-0.0852562540073927</text:p>
          </table:table-cell>
          <table:table-cell table:formula="of:= [.B556]*[.B556]*[.B556]*[.B556] - 16*[.B556]*[.B556] + 5*[.B556]" office:value-type="float" office:value="-3.3939410228611" calcext:value-type="float">
            <text:p>-3.39394102286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42602460761555" calcext:value-type="float">
            <text:p>-0.342602460761555</text:p>
          </table:table-cell>
          <table:table-cell table:formula="of:=-[.A557]" office:value-type="float" office:value="0.342602460761555" calcext:value-type="float">
            <text:p>0.342602460761555</text:p>
          </table:table-cell>
          <table:table-cell/>
          <table:table-cell table:formula="of:= [.A557] * [.A557] - 10 * COS(2 * PI() * [.A557])" office:value-type="float" office:value="5.61298424823598" calcext:value-type="float">
            <text:p>5.61298424823598</text:p>
          </table:table-cell>
          <table:table-cell table:formula="of:= [.B557] * [.B557] - 10 * COS(2 * PI() * [.B557])" office:value-type="float" office:value="5.61298424823598" calcext:value-type="float">
            <text:p>5.61298424823598</text:p>
          </table:table-cell>
          <table:table-cell table:formula="of:= 100 * ([.A558] - [.A557]*[.A557]) * ([.A558] - [.A557]*[.A557]) + (1 - [.A557]) * (1 - [.A557])" office:value-type="float" office:value="2.38576286553657" calcext:value-type="float">
            <text:p>2.38576286553657</text:p>
          </table:table-cell>
          <table:table-cell table:formula="of:= 100 * ([.B558] - [.B557]*[.B557]) * ([.B558] - [.B557]*[.B557]) + (1 - [.B557]) * (1 - [.B557])" office:value-type="float" office:value="10.1116880076022" calcext:value-type="float">
            <text:p>10.1116880076022</text:p>
          </table:table-cell>
          <table:table-cell table:formula="of:=[.A557]*[.A557]" office:value-type="float" office:value="0.117376446119873" calcext:value-type="float">
            <text:p>0.117376446119873</text:p>
          </table:table-cell>
          <table:table-cell table:formula="of:=[.B557]*[.B557]" office:value-type="float" office:value="0.117376446119873" calcext:value-type="float">
            <text:p>0.117376446119873</text:p>
          </table:table-cell>
          <table:table-cell table:formula="of:= [.A557]*[.A557]*[.A557]*[.A557] - 16*[.A557]*[.A557] + 5*[.A557]" office:value-type="float" office:value="-3.577258211622" calcext:value-type="float">
            <text:p>-3.577258211622</text:p>
          </table:table-cell>
          <table:table-cell table:formula="of:= [.B557]*[.B557]*[.B557]*[.B557] - 16*[.B557]*[.B557] + 5*[.B557]" office:value-type="float" office:value="-0.151233604006456" calcext:value-type="float">
            <text:p>-0.15123360400645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3742767092772" calcext:value-type="float">
            <text:p>0.193742767092772</text:p>
          </table:table-cell>
          <table:table-cell table:formula="of:=-[.A558]" office:value-type="float" office:value="-0.193742767092772" calcext:value-type="float">
            <text:p>-0.193742767092772</text:p>
          </table:table-cell>
          <table:table-cell/>
          <table:table-cell table:formula="of:= [.A558] * [.A558] - 10 * COS(2 * PI() * [.A558])" office:value-type="float" office:value="-3.42406067498622" calcext:value-type="float">
            <text:p>-3.42406067498622</text:p>
          </table:table-cell>
          <table:table-cell table:formula="of:= [.B558] * [.B558] - 10 * COS(2 * PI() * [.B558])" office:value-type="float" office:value="-3.42406067498622" calcext:value-type="float">
            <text:p>-3.42406067498622</text:p>
          </table:table-cell>
          <table:table-cell table:formula="of:= 100 * ([.A559] - [.A558]*[.A558]) * ([.A559] - [.A558]*[.A558]) + (1 - [.A558]) * (1 - [.A558])" office:value-type="float" office:value="18.7544104667816" calcext:value-type="float">
            <text:p>18.7544104667816</text:p>
          </table:table-cell>
          <table:table-cell table:formula="of:= 100 * ([.B559] - [.B558]*[.B558]) * ([.B559] - [.B558]*[.B558]) + (1 - [.B558]) * (1 - [.B558])" office:value-type="float" office:value="13.7044158121196" calcext:value-type="float">
            <text:p>13.7044158121196</text:p>
          </table:table-cell>
          <table:table-cell table:formula="of:=[.A558]*[.A558]" office:value-type="float" office:value="0.037536259800764" calcext:value-type="float">
            <text:p>0.037536259800764</text:p>
          </table:table-cell>
          <table:table-cell table:formula="of:=[.B558]*[.B558]" office:value-type="float" office:value="0.037536259800764" calcext:value-type="float">
            <text:p>0.037536259800764</text:p>
          </table:table-cell>
          <table:table-cell table:formula="of:= [.A558]*[.A558]*[.A558]*[.A558] - 16*[.A558]*[.A558] + 5*[.A558]" office:value-type="float" office:value="0.369542649451465" calcext:value-type="float">
            <text:p>0.369542649451465</text:p>
          </table:table-cell>
          <table:table-cell table:formula="of:= [.B558]*[.B558]*[.B558]*[.B558] - 16*[.B558]*[.B558] + 5*[.B558]" office:value-type="float" office:value="-1.56788502147625" calcext:value-type="float">
            <text:p>-1.567885021476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7955922749825" calcext:value-type="float">
            <text:p>-0.387955922749825</text:p>
          </table:table-cell>
          <table:table-cell table:formula="of:=-[.A559]" office:value-type="float" office:value="0.387955922749825" calcext:value-type="float">
            <text:p>0.387955922749825</text:p>
          </table:table-cell>
          <table:table-cell/>
          <table:table-cell table:formula="of:= [.A559] * [.A559] - 10 * COS(2 * PI() * [.A559])" office:value-type="float" office:value="7.77314262317525" calcext:value-type="float">
            <text:p>7.77314262317525</text:p>
          </table:table-cell>
          <table:table-cell table:formula="of:= [.B559] * [.B559] - 10 * COS(2 * PI() * [.B559])" office:value-type="float" office:value="7.77314262317525" calcext:value-type="float">
            <text:p>7.77314262317525</text:p>
          </table:table-cell>
          <table:table-cell table:formula="of:= 100 * ([.A560] - [.A559]*[.A559]) * ([.A560] - [.A559]*[.A559]) + (1 - [.A559]) * (1 - [.A559])" office:value-type="float" office:value="2.04821776968494" calcext:value-type="float">
            <text:p>2.04821776968494</text:p>
          </table:table-cell>
          <table:table-cell table:formula="of:= 100 * ([.B560] - [.B559]*[.B559]) * ([.B560] - [.B559]*[.B559]) + (1 - [.B559]) * (1 - [.B559])" office:value-type="float" office:value="7.45659905388589" calcext:value-type="float">
            <text:p>7.45659905388589</text:p>
          </table:table-cell>
          <table:table-cell table:formula="of:=[.A559]*[.A559]" office:value-type="float" office:value="0.150509797996668" calcext:value-type="float">
            <text:p>0.150509797996668</text:p>
          </table:table-cell>
          <table:table-cell table:formula="of:=[.B559]*[.B559]" office:value-type="float" office:value="0.150509797996668" calcext:value-type="float">
            <text:p>0.150509797996668</text:p>
          </table:table-cell>
          <table:table-cell table:formula="of:= [.A559]*[.A559]*[.A559]*[.A559] - 16*[.A559]*[.A559] + 5*[.A559]" office:value-type="float" office:value="-4.32528318240282" calcext:value-type="float">
            <text:p>-4.32528318240282</text:p>
          </table:table-cell>
          <table:table-cell table:formula="of:= [.B559]*[.B559]*[.B559]*[.B559] - 16*[.B559]*[.B559] + 5*[.B559]" office:value-type="float" office:value="-0.445723954904567" calcext:value-type="float">
            <text:p>-0.4457239549045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5610496257432" calcext:value-type="float">
            <text:p>0.115610496257432</text:p>
          </table:table-cell>
          <table:table-cell table:formula="of:=-[.A560]" office:value-type="float" office:value="-0.115610496257432" calcext:value-type="float">
            <text:p>-0.115610496257432</text:p>
          </table:table-cell>
          <table:table-cell/>
          <table:table-cell table:formula="of:= [.A560] * [.A560] - 10 * COS(2 * PI() * [.A560])" office:value-type="float" office:value="-7.46232278200992" calcext:value-type="float">
            <text:p>-7.46232278200992</text:p>
          </table:table-cell>
          <table:table-cell table:formula="of:= [.B560] * [.B560] - 10 * COS(2 * PI() * [.B560])" office:value-type="float" office:value="-7.46232278200992" calcext:value-type="float">
            <text:p>-7.46232278200992</text:p>
          </table:table-cell>
          <table:table-cell table:formula="of:= 100 * ([.A561] - [.A560]*[.A560]) * ([.A561] - [.A560]*[.A560]) + (1 - [.A560]) * (1 - [.A560])" office:value-type="float" office:value="6.68156315539313" calcext:value-type="float">
            <text:p>6.68156315539313</text:p>
          </table:table-cell>
          <table:table-cell table:formula="of:= 100 * ([.B561] - [.B560]*[.B560]) * ([.B561] - [.B560]*[.B560]) + (1 - [.B560]) * (1 - [.B560])" office:value-type="float" office:value="8.51401416914374" calcext:value-type="float">
            <text:p>8.51401416914374</text:p>
          </table:table-cell>
          <table:table-cell table:formula="of:=[.A560]*[.A560]" office:value-type="float" office:value="0.0133657868448897" calcext:value-type="float">
            <text:p>0.0133657868448897</text:p>
          </table:table-cell>
          <table:table-cell table:formula="of:=[.B560]*[.B560]" office:value-type="float" office:value="0.0133657868448897" calcext:value-type="float">
            <text:p>0.0133657868448897</text:p>
          </table:table-cell>
          <table:table-cell table:formula="of:= [.A560]*[.A560]*[.A560]*[.A560] - 16*[.A560]*[.A560] + 5*[.A560]" office:value-type="float" office:value="0.364378536026908" calcext:value-type="float">
            <text:p>0.364378536026908</text:p>
          </table:table-cell>
          <table:table-cell table:formula="of:= [.B560]*[.B560]*[.B560]*[.B560] - 16*[.B560]*[.B560] + 5*[.B560]" office:value-type="float" office:value="-0.79172642654741" calcext:value-type="float">
            <text:p>-0.791726426547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6252969731577" calcext:value-type="float">
            <text:p>0.256252969731577</text:p>
          </table:table-cell>
          <table:table-cell table:formula="of:=-[.A561]" office:value-type="float" office:value="-0.256252969731577" calcext:value-type="float">
            <text:p>-0.256252969731577</text:p>
          </table:table-cell>
          <table:table-cell/>
          <table:table-cell table:formula="of:= [.A561] * [.A561] - 10 * COS(2 * PI() * [.A561])" office:value-type="float" office:value="0.458450191899663" calcext:value-type="float">
            <text:p>0.458450191899663</text:p>
          </table:table-cell>
          <table:table-cell table:formula="of:= [.B561] * [.B561] - 10 * COS(2 * PI() * [.B561])" office:value-type="float" office:value="0.458450191899663" calcext:value-type="float">
            <text:p>0.458450191899663</text:p>
          </table:table-cell>
          <table:table-cell table:formula="of:= 100 * ([.A562] - [.A561]*[.A561]) * ([.A562] - [.A561]*[.A561]) + (1 - [.A561]) * (1 - [.A561])" office:value-type="float" office:value="0.580825372294113" calcext:value-type="float">
            <text:p>0.580825372294113</text:p>
          </table:table-cell>
          <table:table-cell table:formula="of:= 100 * ([.B562] - [.B561]*[.B561]) * ([.B562] - [.B561]*[.B561]) + (1 - [.B561]) * (1 - [.B561])" office:value-type="float" office:value="2.89373811853594" calcext:value-type="float">
            <text:p>2.89373811853594</text:p>
          </table:table-cell>
          <table:table-cell table:formula="of:=[.A561]*[.A561]" office:value-type="float" office:value="0.0656655844962524" calcext:value-type="float">
            <text:p>0.0656655844962524</text:p>
          </table:table-cell>
          <table:table-cell table:formula="of:=[.B561]*[.B561]" office:value-type="float" office:value="0.0656655844962524" calcext:value-type="float">
            <text:p>0.0656655844962524</text:p>
          </table:table-cell>
          <table:table-cell table:formula="of:= [.A561]*[.A561]*[.A561]*[.A561] - 16*[.A561]*[.A561] + 5*[.A561]" office:value-type="float" office:value="0.23492746570508" calcext:value-type="float">
            <text:p>0.23492746570508</text:p>
          </table:table-cell>
          <table:table-cell table:formula="of:= [.B561]*[.B561]*[.B561]*[.B561] - 16*[.B561]*[.B561] + 5*[.B561]" office:value-type="float" office:value="-2.32760223161069" calcext:value-type="float">
            <text:p>-2.327602231610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90325669525191" calcext:value-type="float">
            <text:p>0.0490325669525191</text:p>
          </table:table-cell>
          <table:table-cell table:formula="of:=-[.A562]" office:value-type="float" office:value="-0.0490325669525191" calcext:value-type="float">
            <text:p>-0.0490325669525191</text:p>
          </table:table-cell>
          <table:table-cell/>
          <table:table-cell table:formula="of:= [.A562] * [.A562] - 10 * COS(2 * PI() * [.A562])" office:value-type="float" office:value="-9.52676893955444" calcext:value-type="float">
            <text:p>-9.52676893955444</text:p>
          </table:table-cell>
          <table:table-cell table:formula="of:= [.B562] * [.B562] - 10 * COS(2 * PI() * [.B562])" office:value-type="float" office:value="-9.52676893955444" calcext:value-type="float">
            <text:p>-9.52676893955444</text:p>
          </table:table-cell>
          <table:table-cell table:formula="of:= 100 * ([.A563] - [.A562]*[.A562]) * ([.A563] - [.A562]*[.A562]) + (1 - [.A562]) * (1 - [.A562])" office:value-type="float" office:value="3.93655554550759" calcext:value-type="float">
            <text:p>3.93655554550759</text:p>
          </table:table-cell>
          <table:table-cell table:formula="of:= 100 * ([.B563] - [.B562]*[.B562]) * ([.B563] - [.B562]*[.B562]) + (1 - [.B562]) * (1 - [.B562])" office:value-type="float" office:value="4.30245720190999" calcext:value-type="float">
            <text:p>4.30245720190999</text:p>
          </table:table-cell>
          <table:table-cell table:formula="of:=[.A562]*[.A562]" office:value-type="float" office:value="0.00240419262195327" calcext:value-type="float">
            <text:p>0.00240419262195327</text:p>
          </table:table-cell>
          <table:table-cell table:formula="of:=[.B562]*[.B562]" office:value-type="float" office:value="0.00240419262195327" calcext:value-type="float">
            <text:p>0.00240419262195327</text:p>
          </table:table-cell>
          <table:table-cell table:formula="of:= [.A562]*[.A562]*[.A562]*[.A562] - 16*[.A562]*[.A562] + 5*[.A562]" office:value-type="float" office:value="0.206701532953507" calcext:value-type="float">
            <text:p>0.206701532953507</text:p>
          </table:table-cell>
          <table:table-cell table:formula="of:= [.B562]*[.B562]*[.B562]*[.B562] - 16*[.B562]*[.B562] + 5*[.B562]" office:value-type="float" office:value="-0.283624136571684" calcext:value-type="float">
            <text:p>-0.2836241365716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6536799757741" calcext:value-type="float">
            <text:p>0.176536799757741</text:p>
          </table:table-cell>
          <table:table-cell table:formula="of:=-[.A563]" office:value-type="float" office:value="-0.176536799757741" calcext:value-type="float">
            <text:p>-0.176536799757741</text:p>
          </table:table-cell>
          <table:table-cell/>
          <table:table-cell table:formula="of:= [.A563] * [.A563] - 10 * COS(2 * PI() * [.A563])" office:value-type="float" office:value="-4.42249387873459" calcext:value-type="float">
            <text:p>-4.42249387873459</text:p>
          </table:table-cell>
          <table:table-cell table:formula="of:= [.B563] * [.B563] - 10 * COS(2 * PI() * [.B563])" office:value-type="float" office:value="-4.42249387873459" calcext:value-type="float">
            <text:p>-4.42249387873459</text:p>
          </table:table-cell>
          <table:table-cell table:formula="of:= 100 * ([.A564] - [.A563]*[.A563]) * ([.A564] - [.A563]*[.A563]) + (1 - [.A563]) * (1 - [.A563])" office:value-type="float" office:value="4.37330262337904" calcext:value-type="float">
            <text:p>4.37330262337904</text:p>
          </table:table-cell>
          <table:table-cell table:formula="of:= 100 * ([.B564] - [.B563]*[.B563]) * ([.B564] - [.B563]*[.B563]) + (1 - [.B563]) * (1 - [.B563])" office:value-type="float" office:value="3.07160950594979" calcext:value-type="float">
            <text:p>3.07160950594979</text:p>
          </table:table-cell>
          <table:table-cell table:formula="of:=[.A563]*[.A563]" office:value-type="float" office:value="0.0311652416687049" calcext:value-type="float">
            <text:p>0.0311652416687049</text:p>
          </table:table-cell>
          <table:table-cell table:formula="of:=[.B563]*[.B563]" office:value-type="float" office:value="0.0311652416687049" calcext:value-type="float">
            <text:p>0.0311652416687049</text:p>
          </table:table-cell>
          <table:table-cell table:formula="of:= [.A563]*[.A563]*[.A563]*[.A563] - 16*[.A563]*[.A563] + 5*[.A563]" office:value-type="float" office:value="0.385011404377698" calcext:value-type="float">
            <text:p>0.385011404377698</text:p>
          </table:table-cell>
          <table:table-cell table:formula="of:= [.B563]*[.B563]*[.B563]*[.B563] - 16*[.B563]*[.B563] + 5*[.B563]" office:value-type="float" office:value="-1.38035659319972" calcext:value-type="float">
            <text:p>-1.380356593199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61064074025489" calcext:value-type="float">
            <text:p>-0.161064074025489</text:p>
          </table:table-cell>
          <table:table-cell table:formula="of:=-[.A564]" office:value-type="float" office:value="0.161064074025489" calcext:value-type="float">
            <text:p>0.161064074025489</text:p>
          </table:table-cell>
          <table:table-cell/>
          <table:table-cell table:formula="of:= [.A564] * [.A564] - 10 * COS(2 * PI() * [.A564])" office:value-type="float" office:value="-5.27575711937855" calcext:value-type="float">
            <text:p>-5.27575711937855</text:p>
          </table:table-cell>
          <table:table-cell table:formula="of:= [.B564] * [.B564] - 10 * COS(2 * PI() * [.B564])" office:value-type="float" office:value="-5.27575711937855" calcext:value-type="float">
            <text:p>-5.27575711937855</text:p>
          </table:table-cell>
          <table:table-cell table:formula="of:= 100 * ([.A565] - [.A564]*[.A564]) * ([.A565] - [.A564]*[.A564]) + (1 - [.A564]) * (1 - [.A564])" office:value-type="float" office:value="19.776776092418" calcext:value-type="float">
            <text:p>19.776776092418</text:p>
          </table:table-cell>
          <table:table-cell table:formula="of:= 100 * ([.B565] - [.B564]*[.B564]) * ([.B565] - [.B564]*[.B564]) + (1 - [.B564]) * (1 - [.B564])" office:value-type="float" office:value="23.8562668076376" calcext:value-type="float">
            <text:p>23.8562668076376</text:p>
          </table:table-cell>
          <table:table-cell table:formula="of:=[.A564]*[.A564]" office:value-type="float" office:value="0.0259416359416883" calcext:value-type="float">
            <text:p>0.0259416359416883</text:p>
          </table:table-cell>
          <table:table-cell table:formula="of:=[.B564]*[.B564]" office:value-type="float" office:value="0.0259416359416883" calcext:value-type="float">
            <text:p>0.0259416359416883</text:p>
          </table:table-cell>
          <table:table-cell table:formula="of:= [.A564]*[.A564]*[.A564]*[.A564] - 16*[.A564]*[.A564] + 5*[.A564]" office:value-type="float" office:value="-1.21971357671913" calcext:value-type="float">
            <text:p>-1.21971357671913</text:p>
          </table:table-cell>
          <table:table-cell table:formula="of:= [.B564]*[.B564]*[.B564]*[.B564] - 16*[.B564]*[.B564] + 5*[.B564]" office:value-type="float" office:value="0.390927163535765" calcext:value-type="float">
            <text:p>0.3909271635357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55228326958604" calcext:value-type="float">
            <text:p>0.455228326958604</text:p>
          </table:table-cell>
          <table:table-cell table:formula="of:=-[.A565]" office:value-type="float" office:value="-0.455228326958604" calcext:value-type="float">
            <text:p>-0.455228326958604</text:p>
          </table:table-cell>
          <table:table-cell/>
          <table:table-cell table:formula="of:= [.A565] * [.A565] - 10 * COS(2 * PI() * [.A565])" office:value-type="float" office:value="9.81416226684332" calcext:value-type="float">
            <text:p>9.81416226684332</text:p>
          </table:table-cell>
          <table:table-cell table:formula="of:= [.B565] * [.B565] - 10 * COS(2 * PI() * [.B565])" office:value-type="float" office:value="9.81416226684332" calcext:value-type="float">
            <text:p>9.81416226684332</text:p>
          </table:table-cell>
          <table:table-cell table:formula="of:= 100 * ([.A566] - [.A565]*[.A565]) * ([.A566] - [.A565]*[.A565]) + (1 - [.A565]) * (1 - [.A565])" office:value-type="float" office:value="5.86352162555151" calcext:value-type="float">
            <text:p>5.86352162555151</text:p>
          </table:table-cell>
          <table:table-cell table:formula="of:= 100 * ([.B566] - [.B565]*[.B565]) * ([.B566] - [.B565]*[.B565]) + (1 - [.B565]) * (1 - [.B565])" office:value-type="float" office:value="5.30484792274454" calcext:value-type="float">
            <text:p>5.30484792274454</text:p>
          </table:table-cell>
          <table:table-cell table:formula="of:=[.A565]*[.A565]" office:value-type="float" office:value="0.20723282966553" calcext:value-type="float">
            <text:p>0.20723282966553</text:p>
          </table:table-cell>
          <table:table-cell table:formula="of:=[.B565]*[.B565]" office:value-type="float" office:value="0.20723282966553" calcext:value-type="float">
            <text:p>0.20723282966553</text:p>
          </table:table-cell>
          <table:table-cell table:formula="of:= [.A565]*[.A565]*[.A565]*[.A565] - 16*[.A565]*[.A565] + 5*[.A565]" office:value-type="float" office:value="-0.996638194164274" calcext:value-type="float">
            <text:p>-0.996638194164274</text:p>
          </table:table-cell>
          <table:table-cell table:formula="of:= [.B565]*[.B565]*[.B565]*[.B565] - 16*[.B565]*[.B565] + 5*[.B565]" office:value-type="float" office:value="-5.54892146375032" calcext:value-type="float">
            <text:p>-5.548921463750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87066848250106" calcext:value-type="float">
            <text:p>-0.0287066848250106</text:p>
          </table:table-cell>
          <table:table-cell table:formula="of:=-[.A566]" office:value-type="float" office:value="0.0287066848250106" calcext:value-type="float">
            <text:p>0.0287066848250106</text:p>
          </table:table-cell>
          <table:table-cell/>
          <table:table-cell table:formula="of:= [.A566] * [.A566] - 10 * COS(2 * PI() * [.A566])" office:value-type="float" office:value="-9.83695081120441" calcext:value-type="float">
            <text:p>-9.83695081120441</text:p>
          </table:table-cell>
          <table:table-cell table:formula="of:= [.B566] * [.B566] - 10 * COS(2 * PI() * [.B566])" office:value-type="float" office:value="-9.83695081120441" calcext:value-type="float">
            <text:p>-9.83695081120441</text:p>
          </table:table-cell>
          <table:table-cell table:formula="of:= 100 * ([.A567] - [.A566]*[.A566]) * ([.A567] - [.A566]*[.A566]) + (1 - [.A566]) * (1 - [.A566])" office:value-type="float" office:value="1.79084429332098" calcext:value-type="float">
            <text:p>1.79084429332098</text:p>
          </table:table-cell>
          <table:table-cell table:formula="of:= 100 * ([.B567] - [.B566]*[.B566]) * ([.B567] - [.B566]*[.B566]) + (1 - [.B566]) * (1 - [.B566])" office:value-type="float" office:value="1.70450299159325" calcext:value-type="float">
            <text:p>1.70450299159325</text:p>
          </table:table-cell>
          <table:table-cell table:formula="of:=[.A566]*[.A566]" office:value-type="float" office:value="0.000824073753642494" calcext:value-type="float">
            <text:p>0.000824073753642494</text:p>
          </table:table-cell>
          <table:table-cell table:formula="of:=[.B566]*[.B566]" office:value-type="float" office:value="0.000824073753642494" calcext:value-type="float">
            <text:p>0.000824073753642494</text:p>
          </table:table-cell>
          <table:table-cell table:formula="of:= [.A566]*[.A566]*[.A566]*[.A566] - 16*[.A566]*[.A566] + 5*[.A566]" office:value-type="float" office:value="-0.156717925085781" calcext:value-type="float">
            <text:p>-0.156717925085781</text:p>
          </table:table-cell>
          <table:table-cell table:formula="of:= [.B566]*[.B566]*[.B566]*[.B566] - 16*[.B566]*[.B566] + 5*[.B566]" office:value-type="float" office:value="0.130348923164325" calcext:value-type="float">
            <text:p>0.1303489231643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64165296079591" calcext:value-type="float">
            <text:p>0.0864165296079591</text:p>
          </table:table-cell>
          <table:table-cell table:formula="of:=-[.A567]" office:value-type="float" office:value="-0.0864165296079591" calcext:value-type="float">
            <text:p>-0.0864165296079591</text:p>
          </table:table-cell>
          <table:table-cell/>
          <table:table-cell table:formula="of:= [.A567] * [.A567] - 10 * COS(2 * PI() * [.A567])" office:value-type="float" office:value="-8.55430582776226" calcext:value-type="float">
            <text:p>-8.55430582776226</text:p>
          </table:table-cell>
          <table:table-cell table:formula="of:= [.B567] * [.B567] - 10 * COS(2 * PI() * [.B567])" office:value-type="float" office:value="-8.55430582776226" calcext:value-type="float">
            <text:p>-8.55430582776226</text:p>
          </table:table-cell>
          <table:table-cell table:formula="of:= 100 * ([.A568] - [.A567]*[.A567]) * ([.A568] - [.A567]*[.A567]) + (1 - [.A567]) * (1 - [.A567])" office:value-type="float" office:value="4.42663970712499" calcext:value-type="float">
            <text:p>4.42663970712499</text:p>
          </table:table-cell>
          <table:table-cell table:formula="of:= 100 * ([.B568] - [.B567]*[.B567]) * ([.B568] - [.B567]*[.B567]) + (1 - [.B567]) * (1 - [.B567])" office:value-type="float" office:value="4.22847541146242" calcext:value-type="float">
            <text:p>4.22847541146242</text:p>
          </table:table-cell>
          <table:table-cell table:formula="of:=[.A567]*[.A567]" office:value-type="float" office:value="0.00746781658948327" calcext:value-type="float">
            <text:p>0.00746781658948327</text:p>
          </table:table-cell>
          <table:table-cell table:formula="of:=[.B567]*[.B567]" office:value-type="float" office:value="0.00746781658948327" calcext:value-type="float">
            <text:p>0.00746781658948327</text:p>
          </table:table-cell>
          <table:table-cell table:formula="of:= [.A567]*[.A567]*[.A567]*[.A567] - 16*[.A567]*[.A567] + 5*[.A567]" office:value-type="float" office:value="0.312653350892677" calcext:value-type="float">
            <text:p>0.312653350892677</text:p>
          </table:table-cell>
          <table:table-cell table:formula="of:= [.B567]*[.B567]*[.B567]*[.B567] - 16*[.B567]*[.B567] + 5*[.B567]" office:value-type="float" office:value="-0.551511945186914" calcext:value-type="float">
            <text:p>-0.5515119451869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82058037840761" calcext:value-type="float">
            <text:p>-0.182058037840761</text:p>
          </table:table-cell>
          <table:table-cell table:formula="of:=-[.A568]" office:value-type="float" office:value="0.182058037840761" calcext:value-type="float">
            <text:p>0.182058037840761</text:p>
          </table:table-cell>
          <table:table-cell/>
          <table:table-cell table:formula="of:= [.A568] * [.A568] - 10 * COS(2 * PI() * [.A568])" office:value-type="float" office:value="-4.10729159008707" calcext:value-type="float">
            <text:p>-4.10729159008707</text:p>
          </table:table-cell>
          <table:table-cell table:formula="of:= [.B568] * [.B568] - 10 * COS(2 * PI() * [.B568])" office:value-type="float" office:value="-4.10729159008707" calcext:value-type="float">
            <text:p>-4.10729159008707</text:p>
          </table:table-cell>
          <table:table-cell table:formula="of:= 100 * ([.A569] - [.A568]*[.A568]) * ([.A569] - [.A568]*[.A568]) + (1 - [.A568]) * (1 - [.A568])" office:value-type="float" office:value="10.0966997130323" calcext:value-type="float">
            <text:p>10.0966997130323</text:p>
          </table:table-cell>
          <table:table-cell table:formula="of:= 100 * ([.B569] - [.B568]*[.B568]) * ([.B569] - [.B568]*[.B568]) + (1 - [.B568]) * (1 - [.B568])" office:value-type="float" office:value="5.89747017393429" calcext:value-type="float">
            <text:p>5.89747017393429</text:p>
          </table:table-cell>
          <table:table-cell table:formula="of:=[.A568]*[.A568]" office:value-type="float" office:value="0.0331451291424281" calcext:value-type="float">
            <text:p>0.0331451291424281</text:p>
          </table:table-cell>
          <table:table-cell table:formula="of:=[.B568]*[.B568]" office:value-type="float" office:value="0.0331451291424281" calcext:value-type="float">
            <text:p>0.0331451291424281</text:p>
          </table:table-cell>
          <table:table-cell table:formula="of:= [.A568]*[.A568]*[.A568]*[.A568] - 16*[.A568]*[.A568] + 5*[.A568]" office:value-type="float" office:value="-1.43951365589679" calcext:value-type="float">
            <text:p>-1.43951365589679</text:p>
          </table:table-cell>
          <table:table-cell table:formula="of:= [.B568]*[.B568]*[.B568]*[.B568] - 16*[.B568]*[.B568] + 5*[.B568]" office:value-type="float" office:value="0.381066722510826" calcext:value-type="float">
            <text:p>0.3810667225108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1802976601757" calcext:value-type="float">
            <text:p>-0.261802976601757</text:p>
          </table:table-cell>
          <table:table-cell table:formula="of:=-[.A569]" office:value-type="float" office:value="0.261802976601757" calcext:value-type="float">
            <text:p>0.261802976601757</text:p>
          </table:table-cell>
          <table:table-cell/>
          <table:table-cell table:formula="of:= [.A569] * [.A569] - 10 * COS(2 * PI() * [.A569])" office:value-type="float" office:value="0.809464105549336" calcext:value-type="float">
            <text:p>0.809464105549336</text:p>
          </table:table-cell>
          <table:table-cell table:formula="of:= [.B569] * [.B569] - 10 * COS(2 * PI() * [.B569])" office:value-type="float" office:value="0.809464105549336" calcext:value-type="float">
            <text:p>0.809464105549336</text:p>
          </table:table-cell>
          <table:table-cell table:formula="of:= 100 * ([.A570] - [.A569]*[.A569]) * ([.A570] - [.A569]*[.A569]) + (1 - [.A569]) * (1 - [.A569])" office:value-type="float" office:value="15.926274654653" calcext:value-type="float">
            <text:p>15.926274654653</text:p>
          </table:table-cell>
          <table:table-cell table:formula="of:= 100 * ([.B570] - [.B569]*[.B569]) * ([.B570] - [.B569]*[.B569]) + (1 - [.B569]) * (1 - [.B569])" office:value-type="float" office:value="27.1381378816078" calcext:value-type="float">
            <text:p>27.1381378816078</text:p>
          </table:table-cell>
          <table:table-cell table:formula="of:=[.A569]*[.A569]" office:value-type="float" office:value="0.0685407985575402" calcext:value-type="float">
            <text:p>0.0685407985575402</text:p>
          </table:table-cell>
          <table:table-cell table:formula="of:=[.B569]*[.B569]" office:value-type="float" office:value="0.0685407985575402" calcext:value-type="float">
            <text:p>0.0685407985575402</text:p>
          </table:table-cell>
          <table:table-cell table:formula="of:= [.A569]*[.A569]*[.A569]*[.A569] - 16*[.A569]*[.A569] + 5*[.A569]" office:value-type="float" office:value="-2.40096981886252" calcext:value-type="float">
            <text:p>-2.40096981886252</text:p>
          </table:table-cell>
          <table:table-cell table:formula="of:= [.B569]*[.B569]*[.B569]*[.B569] - 16*[.B569]*[.B569] + 5*[.B569]" office:value-type="float" office:value="0.217059947155048" calcext:value-type="float">
            <text:p>0.2170599471550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47145181824453" calcext:value-type="float">
            <text:p>0.447145181824453</text:p>
          </table:table-cell>
          <table:table-cell table:formula="of:=-[.A570]" office:value-type="float" office:value="-0.447145181824453" calcext:value-type="float">
            <text:p>-0.447145181824453</text:p>
          </table:table-cell>
          <table:table-cell/>
          <table:table-cell table:formula="of:= [.A570] * [.A570] - 10 * COS(2 * PI() * [.A570])" office:value-type="float" office:value="9.65354751968298" calcext:value-type="float">
            <text:p>9.65354751968298</text:p>
          </table:table-cell>
          <table:table-cell table:formula="of:= [.B570] * [.B570] - 10 * COS(2 * PI() * [.B570])" office:value-type="float" office:value="9.65354751968298" calcext:value-type="float">
            <text:p>9.65354751968298</text:p>
          </table:table-cell>
          <table:table-cell table:formula="of:= 100 * ([.A571] - [.A570]*[.A570]) * ([.A571] - [.A570]*[.A570]) + (1 - [.A570]) * (1 - [.A570])" office:value-type="float" office:value="45.5814930826961" calcext:value-type="float">
            <text:p>45.5814930826961</text:p>
          </table:table-cell>
          <table:table-cell table:formula="of:= 100 * ([.B571] - [.B570]*[.B570]) * ([.B571] - [.B570]*[.B570]) + (1 - [.B570]) * (1 - [.B570])" office:value-type="float" office:value="9.54689163183257" calcext:value-type="float">
            <text:p>9.54689163183257</text:p>
          </table:table-cell>
          <table:table-cell table:formula="of:=[.A570]*[.A570]" office:value-type="float" office:value="0.199938813628823" calcext:value-type="float">
            <text:p>0.199938813628823</text:p>
          </table:table-cell>
          <table:table-cell table:formula="of:=[.B570]*[.B570]" office:value-type="float" office:value="0.199938813628823" calcext:value-type="float">
            <text:p>0.199938813628823</text:p>
          </table:table-cell>
          <table:table-cell table:formula="of:= [.A570]*[.A570]*[.A570]*[.A570] - 16*[.A570]*[.A570] + 5*[.A570]" office:value-type="float" office:value="-0.923319579743605" calcext:value-type="float">
            <text:p>-0.923319579743605</text:p>
          </table:table-cell>
          <table:table-cell table:formula="of:= [.B570]*[.B570]*[.B570]*[.B570] - 16*[.B570]*[.B570] + 5*[.B570]" office:value-type="float" office:value="-5.39477139798814" calcext:value-type="float">
            <text:p>-5.394771397988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2934462944977" calcext:value-type="float">
            <text:p>-0.472934462944977</text:p>
          </table:table-cell>
          <table:table-cell table:formula="of:=-[.A571]" office:value-type="float" office:value="0.472934462944977" calcext:value-type="float">
            <text:p>0.472934462944977</text:p>
          </table:table-cell>
          <table:table-cell/>
          <table:table-cell table:formula="of:= [.A571] * [.A571] - 10 * COS(2 * PI() * [.A571])" office:value-type="float" office:value="10.079416897276" calcext:value-type="float">
            <text:p>10.079416897276</text:p>
          </table:table-cell>
          <table:table-cell table:formula="of:= [.B571] * [.B571] - 10 * COS(2 * PI() * [.B571])" office:value-type="float" office:value="10.079416897276" calcext:value-type="float">
            <text:p>10.079416897276</text:p>
          </table:table-cell>
          <table:table-cell table:formula="of:= 100 * ([.A572] - [.A571]*[.A571]) * ([.A572] - [.A571]*[.A571]) + (1 - [.A571]) * (1 - [.A571])" office:value-type="float" office:value="48.307957879656" calcext:value-type="float">
            <text:p>48.307957879656</text:p>
          </table:table-cell>
          <table:table-cell table:formula="of:= 100 * ([.B572] - [.B571]*[.B571]) * ([.B572] - [.B571]*[.B571]) + (1 - [.B571]) * (1 - [.B571])" office:value-type="float" office:value="5.65642546739115" calcext:value-type="float">
            <text:p>5.65642546739115</text:p>
          </table:table-cell>
          <table:table-cell table:formula="of:=[.A571]*[.A571]" office:value-type="float" office:value="0.223667006241054" calcext:value-type="float">
            <text:p>0.223667006241054</text:p>
          </table:table-cell>
          <table:table-cell table:formula="of:=[.B571]*[.B571]" office:value-type="float" office:value="0.223667006241054" calcext:value-type="float">
            <text:p>0.223667006241054</text:p>
          </table:table-cell>
          <table:table-cell table:formula="of:= [.A571]*[.A571]*[.A571]*[.A571] - 16*[.A571]*[.A571] + 5*[.A571]" office:value-type="float" office:value="-5.89331748490091" calcext:value-type="float">
            <text:p>-5.89331748490091</text:p>
          </table:table-cell>
          <table:table-cell table:formula="of:= [.B571]*[.B571]*[.B571]*[.B571] - 16*[.B571]*[.B571] + 5*[.B571]" office:value-type="float" office:value="-1.16397285545114" calcext:value-type="float">
            <text:p>-1.163972855451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5585685675032" calcext:value-type="float">
            <text:p>-0.455585685675032</text:p>
          </table:table-cell>
          <table:table-cell table:formula="of:=-[.A572]" office:value-type="float" office:value="0.455585685675032" calcext:value-type="float">
            <text:p>0.455585685675032</text:p>
          </table:table-cell>
          <table:table-cell/>
          <table:table-cell table:formula="of:= [.A572] * [.A572] - 10 * COS(2 * PI() * [.A572])" office:value-type="float" office:value="9.82069692180578" calcext:value-type="float">
            <text:p>9.82069692180578</text:p>
          </table:table-cell>
          <table:table-cell table:formula="of:= [.B572] * [.B572] - 10 * COS(2 * PI() * [.B572])" office:value-type="float" office:value="9.82069692180578" calcext:value-type="float">
            <text:p>9.82069692180578</text:p>
          </table:table-cell>
          <table:table-cell table:formula="of:= 100 * ([.A573] - [.A572]*[.A572]) * ([.A573] - [.A572]*[.A572]) + (1 - [.A572]) * (1 - [.A572])" office:value-type="float" office:value="25.2698221081747" calcext:value-type="float">
            <text:p>25.2698221081747</text:p>
          </table:table-cell>
          <table:table-cell table:formula="of:= 100 * ([.B573] - [.B572]*[.B572]) * ([.B573] - [.B572]*[.B572]) + (1 - [.B572]) * (1 - [.B572])" office:value-type="float" office:value="0.732504369409698" calcext:value-type="float">
            <text:p>0.732504369409698</text:p>
          </table:table-cell>
          <table:table-cell table:formula="of:=[.A572]*[.A572]" office:value-type="float" office:value="0.207558316991989" calcext:value-type="float">
            <text:p>0.207558316991989</text:p>
          </table:table-cell>
          <table:table-cell table:formula="of:=[.B572]*[.B572]" office:value-type="float" office:value="0.207558316991989" calcext:value-type="float">
            <text:p>0.207558316991989</text:p>
          </table:table-cell>
          <table:table-cell table:formula="of:= [.A572]*[.A572]*[.A572]*[.A572] - 16*[.A572]*[.A572] + 5*[.A572]" office:value-type="float" office:value="-5.55578104529445" calcext:value-type="float">
            <text:p>-5.55578104529445</text:p>
          </table:table-cell>
          <table:table-cell table:formula="of:= [.B572]*[.B572]*[.B572]*[.B572] - 16*[.B572]*[.B572] + 5*[.B572]" office:value-type="float" office:value="-0.999924188544122" calcext:value-type="float">
            <text:p>-0.9999241885441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3597504128702" calcext:value-type="float">
            <text:p>-0.273597504128702</text:p>
          </table:table-cell>
          <table:table-cell table:formula="of:=-[.A573]" office:value-type="float" office:value="0.273597504128702" calcext:value-type="float">
            <text:p>0.273597504128702</text:p>
          </table:table-cell>
          <table:table-cell/>
          <table:table-cell table:formula="of:= [.A573] * [.A573] - 10 * COS(2 * PI() * [.A573])" office:value-type="float" office:value="1.5521041391498" calcext:value-type="float">
            <text:p>1.5521041391498</text:p>
          </table:table-cell>
          <table:table-cell table:formula="of:= [.B573] * [.B573] - 10 * COS(2 * PI() * [.B573])" office:value-type="float" office:value="1.5521041391498" calcext:value-type="float">
            <text:p>1.5521041391498</text:p>
          </table:table-cell>
          <table:table-cell table:formula="of:= 100 * ([.A574] - [.A573]*[.A573]) * ([.A574] - [.A573]*[.A573]) + (1 - [.A573]) * (1 - [.A573])" office:value-type="float" office:value="1.64510089529806" calcext:value-type="float">
            <text:p>1.64510089529806</text:p>
          </table:table-cell>
          <table:table-cell table:formula="of:= 100 * ([.B574] - [.B573]*[.B573]) * ([.B574] - [.B573]*[.B573]) + (1 - [.B573]) * (1 - [.B573])" office:value-type="float" office:value="3.24664759624531" calcext:value-type="float">
            <text:p>3.24664759624531</text:p>
          </table:table-cell>
          <table:table-cell table:formula="of:=[.A573]*[.A573]" office:value-type="float" office:value="0.0748555942654551" calcext:value-type="float">
            <text:p>0.0748555942654551</text:p>
          </table:table-cell>
          <table:table-cell table:formula="of:=[.B573]*[.B573]" office:value-type="float" office:value="0.0748555942654551" calcext:value-type="float">
            <text:p>0.0748555942654551</text:p>
          </table:table-cell>
          <table:table-cell table:formula="of:= [.A573]*[.A573]*[.A573]*[.A573] - 16*[.A573]*[.A573] + 5*[.A573]" office:value-type="float" office:value="-2.56007366889796" calcext:value-type="float">
            <text:p>-2.56007366889796</text:p>
          </table:table-cell>
          <table:table-cell table:formula="of:= [.B573]*[.B573]*[.B573]*[.B573] - 16*[.B573]*[.B573] + 5*[.B573]" office:value-type="float" office:value="0.175901372389063" calcext:value-type="float">
            <text:p>0.1759013723890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00379171362147" calcext:value-type="float">
            <text:p>0.0900379171362147</text:p>
          </table:table-cell>
          <table:table-cell table:formula="of:=-[.A574]" office:value-type="float" office:value="-0.0900379171362147" calcext:value-type="float">
            <text:p>-0.0900379171362147</text:p>
          </table:table-cell>
          <table:table-cell/>
          <table:table-cell table:formula="of:= [.A574] * [.A574] - 10 * COS(2 * PI() * [.A574])" office:value-type="float" office:value="-8.43389563303315" calcext:value-type="float">
            <text:p>-8.43389563303315</text:p>
          </table:table-cell>
          <table:table-cell table:formula="of:= [.B574] * [.B574] - 10 * COS(2 * PI() * [.B574])" office:value-type="float" office:value="-8.43389563303315" calcext:value-type="float">
            <text:p>-8.43389563303315</text:p>
          </table:table-cell>
          <table:table-cell table:formula="of:= 100 * ([.A575] - [.A574]*[.A574]) * ([.A575] - [.A574]*[.A574]) + (1 - [.A574]) * (1 - [.A574])" office:value-type="float" office:value="8.89286191319923" calcext:value-type="float">
            <text:p>8.89286191319923</text:p>
          </table:table-cell>
          <table:table-cell table:formula="of:= 100 * ([.B575] - [.B574]*[.B574]) * ([.B575] - [.B574]*[.B574]) + (1 - [.B574]) * (1 - [.B574])" office:value-type="float" office:value="8.35841025134528" calcext:value-type="float">
            <text:p>8.35841025134528</text:p>
          </table:table-cell>
          <table:table-cell table:formula="of:=[.A574]*[.A574]" office:value-type="float" office:value="0.00810682652222786" calcext:value-type="float">
            <text:p>0.00810682652222786</text:p>
          </table:table-cell>
          <table:table-cell table:formula="of:=[.B574]*[.B574]" office:value-type="float" office:value="0.00810682652222786" calcext:value-type="float">
            <text:p>0.00810682652222786</text:p>
          </table:table-cell>
          <table:table-cell table:formula="of:= [.A574]*[.A574]*[.A574]*[.A574] - 16*[.A574]*[.A574] + 5*[.A574]" office:value-type="float" office:value="0.320546081961689" calcext:value-type="float">
            <text:p>0.320546081961689</text:p>
          </table:table-cell>
          <table:table-cell table:formula="of:= [.B574]*[.B574]*[.B574]*[.B574] - 16*[.B574]*[.B574] + 5*[.B574]" office:value-type="float" office:value="-0.579833089400458" calcext:value-type="float">
            <text:p>-0.5798330894004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5879633030854" calcext:value-type="float">
            <text:p>-0.275879633030854</text:p>
          </table:table-cell>
          <table:table-cell table:formula="of:=-[.A575]" office:value-type="float" office:value="0.275879633030854" calcext:value-type="float">
            <text:p>0.275879633030854</text:p>
          </table:table-cell>
          <table:table-cell/>
          <table:table-cell table:formula="of:= [.A575] * [.A575] - 10 * COS(2 * PI() * [.A575])" office:value-type="float" office:value="1.69501857234482" calcext:value-type="float">
            <text:p>1.69501857234482</text:p>
          </table:table-cell>
          <table:table-cell table:formula="of:= [.B575] * [.B575] - 10 * COS(2 * PI() * [.B575])" office:value-type="float" office:value="1.69501857234482" calcext:value-type="float">
            <text:p>1.69501857234482</text:p>
          </table:table-cell>
          <table:table-cell table:formula="of:= 100 * ([.A576] - [.A575]*[.A575]) * ([.A576] - [.A575]*[.A575]) + (1 - [.A575]) * (1 - [.A575])" office:value-type="float" office:value="7.47975794947573" calcext:value-type="float">
            <text:p>7.47975794947573</text:p>
          </table:table-cell>
          <table:table-cell table:formula="of:= 100 * ([.B576] - [.B575]*[.B575]) * ([.B576] - [.B575]*[.B575]) + (1 - [.B575]) * (1 - [.B575])" office:value-type="float" office:value="1.32873754736358" calcext:value-type="float">
            <text:p>1.32873754736358</text:p>
          </table:table-cell>
          <table:table-cell table:formula="of:=[.A575]*[.A575]" office:value-type="float" office:value="0.0761095719212388" calcext:value-type="float">
            <text:p>0.0761095719212388</text:p>
          </table:table-cell>
          <table:table-cell table:formula="of:=[.B575]*[.B575]" office:value-type="float" office:value="0.0761095719212388" calcext:value-type="float">
            <text:p>0.0761095719212388</text:p>
          </table:table-cell>
          <table:table-cell table:formula="of:= [.A575]*[.A575]*[.A575]*[.A575] - 16*[.A575]*[.A575] + 5*[.A575]" office:value-type="float" office:value="-2.59135864895606" calcext:value-type="float">
            <text:p>-2.59135864895606</text:p>
          </table:table-cell>
          <table:table-cell table:formula="of:= [.B575]*[.B575]*[.B575]*[.B575] - 16*[.B575]*[.B575] + 5*[.B575]" office:value-type="float" office:value="0.167437681352485" calcext:value-type="float">
            <text:p>0.1674376813524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65797209949233" calcext:value-type="float">
            <text:p>-0.165797209949233</text:p>
          </table:table-cell>
          <table:table-cell table:formula="of:=-[.A576]" office:value-type="float" office:value="0.165797209949233" calcext:value-type="float">
            <text:p>0.165797209949233</text:p>
          </table:table-cell>
          <table:table-cell/>
          <table:table-cell table:formula="of:= [.A576] * [.A576] - 10 * COS(2 * PI() * [.A576])" office:value-type="float" office:value="-5.01974704150977" calcext:value-type="float">
            <text:p>-5.01974704150977</text:p>
          </table:table-cell>
          <table:table-cell table:formula="of:= [.B576] * [.B576] - 10 * COS(2 * PI() * [.B576])" office:value-type="float" office:value="-5.01974704150977" calcext:value-type="float">
            <text:p>-5.01974704150977</text:p>
          </table:table-cell>
          <table:table-cell table:formula="of:= 100 * ([.A577] - [.A576]*[.A576]) * ([.A577] - [.A576]*[.A576]) + (1 - [.A576]) * (1 - [.A576])" office:value-type="float" office:value="12.9480935300654" calcext:value-type="float">
            <text:p>12.9480935300654</text:p>
          </table:table-cell>
          <table:table-cell table:formula="of:= 100 * ([.B577] - [.B576]*[.B576]) * ([.B577] - [.B576]*[.B576]) + (1 - [.B576]) * (1 - [.B576])" office:value-type="float" office:value="16.3303096767855" calcext:value-type="float">
            <text:p>16.3303096767855</text:p>
          </table:table-cell>
          <table:table-cell table:formula="of:=[.A576]*[.A576]" office:value-type="float" office:value="0.0274887148269499" calcext:value-type="float">
            <text:p>0.0274887148269499</text:p>
          </table:table-cell>
          <table:table-cell table:formula="of:=[.B576]*[.B576]" office:value-type="float" office:value="0.0274887148269499" calcext:value-type="float">
            <text:p>0.0274887148269499</text:p>
          </table:table-cell>
          <table:table-cell table:formula="of:= [.A576]*[.A576]*[.A576]*[.A576] - 16*[.A576]*[.A576] + 5*[.A576]" office:value-type="float" office:value="-1.26804985753452" calcext:value-type="float">
            <text:p>-1.26804985753452</text:p>
          </table:table-cell>
          <table:table-cell table:formula="of:= [.B576]*[.B576]*[.B576]*[.B576] - 16*[.B576]*[.B576] + 5*[.B576]" office:value-type="float" office:value="0.389922241957802" calcext:value-type="float">
            <text:p>0.3899222419578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7915070964955" calcext:value-type="float">
            <text:p>0.367915070964955</text:p>
          </table:table-cell>
          <table:table-cell table:formula="of:=-[.A577]" office:value-type="float" office:value="-0.367915070964955" calcext:value-type="float">
            <text:p>-0.367915070964955</text:p>
          </table:table-cell>
          <table:table-cell/>
          <table:table-cell table:formula="of:= [.A577] * [.A577] - 10 * COS(2 * PI() * [.A577])" office:value-type="float" office:value="6.88475306593859" calcext:value-type="float">
            <text:p>6.88475306593859</text:p>
          </table:table-cell>
          <table:table-cell table:formula="of:= [.B577] * [.B577] - 10 * COS(2 * PI() * [.B577])" office:value-type="float" office:value="6.88475306593859" calcext:value-type="float">
            <text:p>6.88475306593859</text:p>
          </table:table-cell>
          <table:table-cell table:formula="of:= 100 * ([.A578] - [.A577]*[.A577]) * ([.A578] - [.A577]*[.A577]) + (1 - [.A577]) * (1 - [.A577])" office:value-type="float" office:value="0.477060200650957" calcext:value-type="float">
            <text:p>0.477060200650957</text:p>
          </table:table-cell>
          <table:table-cell table:formula="of:= 100 * ([.B578] - [.B577]*[.B577]) * ([.B578] - [.B577]*[.B577]) + (1 - [.B577]) * (1 - [.B577])" office:value-type="float" office:value="7.77021236817789" calcext:value-type="float">
            <text:p>7.77021236817789</text:p>
          </table:table-cell>
          <table:table-cell table:formula="of:=[.A577]*[.A577]" office:value-type="float" office:value="0.135361499443148" calcext:value-type="float">
            <text:p>0.135361499443148</text:p>
          </table:table-cell>
          <table:table-cell table:formula="of:=[.B577]*[.B577]" office:value-type="float" office:value="0.135361499443148" calcext:value-type="float">
            <text:p>0.135361499443148</text:p>
          </table:table-cell>
          <table:table-cell table:formula="of:= [.A577]*[.A577]*[.A577]*[.A577] - 16*[.A577]*[.A577] + 5*[.A577]" office:value-type="float" office:value="-0.307885900734092" calcext:value-type="float">
            <text:p>-0.307885900734092</text:p>
          </table:table-cell>
          <table:table-cell table:formula="of:= [.B577]*[.B577]*[.B577]*[.B577] - 16*[.B577]*[.B577] + 5*[.B577]" office:value-type="float" office:value="-3.98703661038364" calcext:value-type="float">
            <text:p>-3.987036610383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7517497730441" calcext:value-type="float">
            <text:p>0.107517497730441</text:p>
          </table:table-cell>
          <table:table-cell table:formula="of:=-[.A578]" office:value-type="float" office:value="-0.107517497730441" calcext:value-type="float">
            <text:p>-0.107517497730441</text:p>
          </table:table-cell>
          <table:table-cell/>
          <table:table-cell table:formula="of:= [.A578] * [.A578] - 10 * COS(2 * PI() * [.A578])" office:value-type="float" office:value="-7.79205661285306" calcext:value-type="float">
            <text:p>-7.79205661285306</text:p>
          </table:table-cell>
          <table:table-cell table:formula="of:= [.B578] * [.B578] - 10 * COS(2 * PI() * [.B578])" office:value-type="float" office:value="-7.79205661285306" calcext:value-type="float">
            <text:p>-7.79205661285306</text:p>
          </table:table-cell>
          <table:table-cell table:formula="of:= 100 * ([.A579] - [.A578]*[.A578]) * ([.A579] - [.A578]*[.A578]) + (1 - [.A578]) * (1 - [.A578])" office:value-type="float" office:value="2.68155179792547" calcext:value-type="float">
            <text:p>2.68155179792547</text:p>
          </table:table-cell>
          <table:table-cell table:formula="of:= 100 * ([.B579] - [.B578]*[.B578]) * ([.B579] - [.B578]*[.B578]) + (1 - [.B578]) * (1 - [.B578])" office:value-type="float" office:value="3.79993400634547" calcext:value-type="float">
            <text:p>3.79993400634547</text:p>
          </table:table-cell>
          <table:table-cell table:formula="of:=[.A578]*[.A578]" office:value-type="float" office:value="0.0115600123182155" calcext:value-type="float">
            <text:p>0.0115600123182155</text:p>
          </table:table-cell>
          <table:table-cell table:formula="of:=[.B578]*[.B578]" office:value-type="float" office:value="0.0115600123182155" calcext:value-type="float">
            <text:p>0.0115600123182155</text:p>
          </table:table-cell>
          <table:table-cell table:formula="of:= [.A578]*[.A578]*[.A578]*[.A578] - 16*[.A578]*[.A578] + 5*[.A578]" office:value-type="float" office:value="0.352760925445557" calcext:value-type="float">
            <text:p>0.352760925445557</text:p>
          </table:table-cell>
          <table:table-cell table:formula="of:= [.B578]*[.B578]*[.B578]*[.B578] - 16*[.B578]*[.B578] + 5*[.B578]" office:value-type="float" office:value="-0.722414051858857" calcext:value-type="float">
            <text:p>-0.7224140518588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8856289801188" calcext:value-type="float">
            <text:p>0.148856289801188</text:p>
          </table:table-cell>
          <table:table-cell table:formula="of:=-[.A579]" office:value-type="float" office:value="-0.148856289801188" calcext:value-type="float">
            <text:p>-0.148856289801188</text:p>
          </table:table-cell>
          <table:table-cell/>
          <table:table-cell table:formula="of:= [.A579] * [.A579] - 10 * COS(2 * PI() * [.A579])" office:value-type="float" office:value="-5.91367917917709" calcext:value-type="float">
            <text:p>-5.91367917917709</text:p>
          </table:table-cell>
          <table:table-cell table:formula="of:= [.B579] * [.B579] - 10 * COS(2 * PI() * [.B579])" office:value-type="float" office:value="-5.91367917917709" calcext:value-type="float">
            <text:p>-5.91367917917709</text:p>
          </table:table-cell>
          <table:table-cell table:formula="of:= 100 * ([.A580] - [.A579]*[.A579]) * ([.A580] - [.A579]*[.A579]) + (1 - [.A579]) * (1 - [.A579])" office:value-type="float" office:value="10.7193460060805" calcext:value-type="float">
            <text:p>10.7193460060805</text:p>
          </table:table-cell>
          <table:table-cell table:formula="of:= 100 * ([.B580] - [.B579]*[.B579]) * ([.B580] - [.B579]*[.B579]) + (1 - [.B579]) * (1 - [.B579])" office:value-type="float" office:value="14.3132652568927" calcext:value-type="float">
            <text:p>14.3132652568927</text:p>
          </table:table-cell>
          <table:table-cell table:formula="of:=[.A579]*[.A579]" office:value-type="float" office:value="0.0221581950133752" calcext:value-type="float">
            <text:p>0.0221581950133752</text:p>
          </table:table-cell>
          <table:table-cell table:formula="of:=[.B579]*[.B579]" office:value-type="float" office:value="0.0221581950133752" calcext:value-type="float">
            <text:p>0.0221581950133752</text:p>
          </table:table-cell>
          <table:table-cell table:formula="of:= [.A579]*[.A579]*[.A579]*[.A579] - 16*[.A579]*[.A579] + 5*[.A579]" office:value-type="float" office:value="0.390241314398186" calcext:value-type="float">
            <text:p>0.390241314398186</text:p>
          </table:table-cell>
          <table:table-cell table:formula="of:= [.B579]*[.B579]*[.B579]*[.B579] - 16*[.B579]*[.B579] + 5*[.B579]" office:value-type="float" office:value="-1.09832158361369" calcext:value-type="float">
            <text:p>-1.098321583613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8305318844505" calcext:value-type="float">
            <text:p>0.338305318844505</text:p>
          </table:table-cell>
          <table:table-cell table:formula="of:=-[.A580]" office:value-type="float" office:value="-0.338305318844505" calcext:value-type="float">
            <text:p>-0.338305318844505</text:p>
          </table:table-cell>
          <table:table-cell/>
          <table:table-cell table:formula="of:= [.A580] * [.A580] - 10 * COS(2 * PI() * [.A580])" office:value-type="float" office:value="5.38251237907229" calcext:value-type="float">
            <text:p>5.38251237907229</text:p>
          </table:table-cell>
          <table:table-cell table:formula="of:= [.B580] * [.B580] - 10 * COS(2 * PI() * [.B580])" office:value-type="float" office:value="5.38251237907229" calcext:value-type="float">
            <text:p>5.38251237907229</text:p>
          </table:table-cell>
          <table:table-cell table:formula="of:= 100 * ([.A581] - [.A580]*[.A580]) * ([.A581] - [.A580]*[.A580]) + (1 - [.A580]) * (1 - [.A580])" office:value-type="float" office:value="6.5145549469395" calcext:value-type="float">
            <text:p>6.5145549469395</text:p>
          </table:table-cell>
          <table:table-cell table:formula="of:= 100 * ([.B581] - [.B580]*[.B580]) * ([.B581] - [.B580]*[.B580]) + (1 - [.B580]) * (1 - [.B580])" office:value-type="float" office:value="24.3926152607167" calcext:value-type="float">
            <text:p>24.3926152607167</text:p>
          </table:table-cell>
          <table:table-cell table:formula="of:=[.A580]*[.A580]" office:value-type="float" office:value="0.114450488758482" calcext:value-type="float">
            <text:p>0.114450488758482</text:p>
          </table:table-cell>
          <table:table-cell table:formula="of:=[.B580]*[.B580]" office:value-type="float" office:value="0.114450488758482" calcext:value-type="float">
            <text:p>0.114450488758482</text:p>
          </table:table-cell>
          <table:table-cell table:formula="of:= [.A580]*[.A580]*[.A580]*[.A580] - 16*[.A580]*[.A580] + 5*[.A580]" office:value-type="float" office:value="-0.126582311536133" calcext:value-type="float">
            <text:p>-0.126582311536133</text:p>
          </table:table-cell>
          <table:table-cell table:formula="of:= [.B580]*[.B580]*[.B580]*[.B580] - 16*[.B580]*[.B580] + 5*[.B580]" office:value-type="float" office:value="-3.50963549998118" calcext:value-type="float">
            <text:p>-3.509635499981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0960429650731" calcext:value-type="float">
            <text:p>0.360960429650731</text:p>
          </table:table-cell>
          <table:table-cell table:formula="of:=-[.A581]" office:value-type="float" office:value="-0.360960429650731" calcext:value-type="float">
            <text:p>-0.360960429650731</text:p>
          </table:table-cell>
          <table:table-cell/>
          <table:table-cell table:formula="of:= [.A581] * [.A581] - 10 * COS(2 * PI() * [.A581])" office:value-type="float" office:value="6.55091305006777" calcext:value-type="float">
            <text:p>6.55091305006777</text:p>
          </table:table-cell>
          <table:table-cell table:formula="of:= [.B581] * [.B581] - 10 * COS(2 * PI() * [.B581])" office:value-type="float" office:value="6.55091305006777" calcext:value-type="float">
            <text:p>6.55091305006777</text:p>
          </table:table-cell>
          <table:table-cell table:formula="of:= 100 * ([.A582] - [.A581]*[.A581]) * ([.A582] - [.A581]*[.A581]) + (1 - [.A581]) * (1 - [.A581])" office:value-type="float" office:value="38.0219723322556" calcext:value-type="float">
            <text:p>38.0219723322556</text:p>
          </table:table-cell>
          <table:table-cell table:formula="of:= 100 * ([.B582] - [.B581]*[.B581]) * ([.B582] - [.B581]*[.B581]) + (1 - [.B581]) * (1 - [.B581])" office:value-type="float" office:value="14.2929592915272" calcext:value-type="float">
            <text:p>14.2929592915272</text:p>
          </table:table-cell>
          <table:table-cell table:formula="of:=[.A581]*[.A581]" office:value-type="float" office:value="0.130292431773641" calcext:value-type="float">
            <text:p>0.130292431773641</text:p>
          </table:table-cell>
          <table:table-cell table:formula="of:=[.B581]*[.B581]" office:value-type="float" office:value="0.130292431773641" calcext:value-type="float">
            <text:p>0.130292431773641</text:p>
          </table:table-cell>
          <table:table-cell table:formula="of:= [.A581]*[.A581]*[.A581]*[.A581] - 16*[.A581]*[.A581] + 5*[.A581]" office:value-type="float" office:value="-0.262900642347104" calcext:value-type="float">
            <text:p>-0.262900642347104</text:p>
          </table:table-cell>
          <table:table-cell table:formula="of:= [.B581]*[.B581]*[.B581]*[.B581] - 16*[.B581]*[.B581] + 5*[.B581]" office:value-type="float" office:value="-3.87250493885442" calcext:value-type="float">
            <text:p>-3.872504938854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3006848837249" calcext:value-type="float">
            <text:p>-0.483006848837249</text:p>
          </table:table-cell>
          <table:table-cell table:formula="of:=-[.A582]" office:value-type="float" office:value="0.483006848837249" calcext:value-type="float">
            <text:p>0.483006848837249</text:p>
          </table:table-cell>
          <table:table-cell/>
          <table:table-cell table:formula="of:= [.A582] * [.A582] - 10 * COS(2 * PI() * [.A582])" office:value-type="float" office:value="10.1763493882469" calcext:value-type="float">
            <text:p>10.1763493882469</text:p>
          </table:table-cell>
          <table:table-cell table:formula="of:= [.B582] * [.B582] - 10 * COS(2 * PI() * [.B582])" office:value-type="float" office:value="10.1763493882469" calcext:value-type="float">
            <text:p>10.1763493882469</text:p>
          </table:table-cell>
          <table:table-cell table:formula="of:= 100 * ([.A583] - [.A582]*[.A582]) * ([.A583] - [.A582]*[.A582]) + (1 - [.A582]) * (1 - [.A582])" office:value-type="float" office:value="2.20504119377943" calcext:value-type="float">
            <text:p>2.20504119377943</text:p>
          </table:table-cell>
          <table:table-cell table:formula="of:= 100 * ([.B583] - [.B582]*[.B582]) * ([.B583] - [.B582]*[.B582]) + (1 - [.B582]) * (1 - [.B582])" office:value-type="float" office:value="21.3372467803748" calcext:value-type="float">
            <text:p>21.3372467803748</text:p>
          </table:table-cell>
          <table:table-cell table:formula="of:=[.A582]*[.A582]" office:value-type="float" office:value="0.233295616023689" calcext:value-type="float">
            <text:p>0.233295616023689</text:p>
          </table:table-cell>
          <table:table-cell table:formula="of:=[.B582]*[.B582]" office:value-type="float" office:value="0.233295616023689" calcext:value-type="float">
            <text:p>0.233295616023689</text:p>
          </table:table-cell>
          <table:table-cell table:formula="of:= [.A582]*[.A582]*[.A582]*[.A582] - 16*[.A582]*[.A582] + 5*[.A582]" office:value-type="float" office:value="-6.0933372561094" calcext:value-type="float">
            <text:p>-6.0933372561094</text:p>
          </table:table-cell>
          <table:table-cell table:formula="of:= [.B582]*[.B582]*[.B582]*[.B582] - 16*[.B582]*[.B582] + 5*[.B582]" office:value-type="float" office:value="-1.26326876773691" calcext:value-type="float">
            <text:p>-1.263268767736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5724697927944" calcext:value-type="float">
            <text:p>0.225724697927944</text:p>
          </table:table-cell>
          <table:table-cell table:formula="of:=-[.A583]" office:value-type="float" office:value="-0.225724697927944" calcext:value-type="float">
            <text:p>-0.225724697927944</text:p>
          </table:table-cell>
          <table:table-cell/>
          <table:table-cell table:formula="of:= [.A583] * [.A583] - 10 * COS(2 * PI() * [.A583])" office:value-type="float" office:value="-1.46840343614213" calcext:value-type="float">
            <text:p>-1.46840343614213</text:p>
          </table:table-cell>
          <table:table-cell table:formula="of:= [.B583] * [.B583] - 10 * COS(2 * PI() * [.B583])" office:value-type="float" office:value="-1.46840343614213" calcext:value-type="float">
            <text:p>-1.46840343614213</text:p>
          </table:table-cell>
          <table:table-cell table:formula="of:= 100 * ([.A584] - [.A583]*[.A583]) * ([.A584] - [.A583]*[.A583]) + (1 - [.A583]) * (1 - [.A583])" office:value-type="float" office:value="9.5049553540094" calcext:value-type="float">
            <text:p>9.5049553540094</text:p>
          </table:table-cell>
          <table:table-cell table:formula="of:= 100 * ([.B584] - [.B583]*[.B583]) * ([.B584] - [.B583]*[.B583]) + (1 - [.B583]) * (1 - [.B583])" office:value-type="float" office:value="17.5282784224968" calcext:value-type="float">
            <text:p>17.5282784224968</text:p>
          </table:table-cell>
          <table:table-cell table:formula="of:=[.A583]*[.A583]" office:value-type="float" office:value="0.0509516392546617" calcext:value-type="float">
            <text:p>0.0509516392546617</text:p>
          </table:table-cell>
          <table:table-cell table:formula="of:=[.B583]*[.B583]" office:value-type="float" office:value="0.0509516392546617" calcext:value-type="float">
            <text:p>0.0509516392546617</text:p>
          </table:table-cell>
          <table:table-cell table:formula="of:= [.A583]*[.A583]*[.A583]*[.A583] - 16*[.A583]*[.A583] + 5*[.A583]" office:value-type="float" office:value="0.315993331107871" calcext:value-type="float">
            <text:p>0.315993331107871</text:p>
          </table:table-cell>
          <table:table-cell table:formula="of:= [.B583]*[.B583]*[.B583]*[.B583] - 16*[.B583]*[.B583] + 5*[.B583]" office:value-type="float" office:value="-1.94125364817157" calcext:value-type="float">
            <text:p>-1.941253648171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9371697404422" calcext:value-type="float">
            <text:p>0.349371697404422</text:p>
          </table:table-cell>
          <table:table-cell table:formula="of:=-[.A584]" office:value-type="float" office:value="-0.349371697404422" calcext:value-type="float">
            <text:p>-0.349371697404422</text:p>
          </table:table-cell>
          <table:table-cell/>
          <table:table-cell table:formula="of:= [.A584] * [.A584] - 10 * COS(2 * PI() * [.A584])" office:value-type="float" office:value="5.96792948597256" calcext:value-type="float">
            <text:p>5.96792948597256</text:p>
          </table:table-cell>
          <table:table-cell table:formula="of:= [.B584] * [.B584] - 10 * COS(2 * PI() * [.B584])" office:value-type="float" office:value="5.96792948597256" calcext:value-type="float">
            <text:p>5.96792948597256</text:p>
          </table:table-cell>
          <table:table-cell table:formula="of:= 100 * ([.A585] - [.A584]*[.A584]) * ([.A585] - [.A584]*[.A584]) + (1 - [.A584]) * (1 - [.A584])" office:value-type="float" office:value="1.17867887457597" calcext:value-type="float">
            <text:p>1.17867887457597</text:p>
          </table:table-cell>
          <table:table-cell table:formula="of:= 100 * ([.B585] - [.B584]*[.B584]) * ([.B585] - [.B584]*[.B584]) + (1 - [.B584]) * (1 - [.B584])" office:value-type="float" office:value="12.7790696259914" calcext:value-type="float">
            <text:p>12.7790696259914</text:p>
          </table:table-cell>
          <table:table-cell table:formula="of:=[.A584]*[.A584]" office:value-type="float" office:value="0.122060582947247" calcext:value-type="float">
            <text:p>0.122060582947247</text:p>
          </table:table-cell>
          <table:table-cell table:formula="of:=[.B584]*[.B584]" office:value-type="float" office:value="0.122060582947247" calcext:value-type="float">
            <text:p>0.122060582947247</text:p>
          </table:table-cell>
          <table:table-cell table:formula="of:= [.A584]*[.A584]*[.A584]*[.A584] - 16*[.A584]*[.A584] + 5*[.A584]" office:value-type="float" office:value="-0.19121205422442" calcext:value-type="float">
            <text:p>-0.19121205422442</text:p>
          </table:table-cell>
          <table:table-cell table:formula="of:= [.B584]*[.B584]*[.B584]*[.B584] - 16*[.B584]*[.B584] + 5*[.B584]" office:value-type="float" office:value="-3.68492902826864" calcext:value-type="float">
            <text:p>-3.684929028268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8972129155882" calcext:value-type="float">
            <text:p>0.208972129155882</text:p>
          </table:table-cell>
          <table:table-cell table:formula="of:=-[.A585]" office:value-type="float" office:value="-0.208972129155882" calcext:value-type="float">
            <text:p>-0.208972129155882</text:p>
          </table:table-cell>
          <table:table-cell/>
          <table:table-cell table:formula="of:= [.A585] * [.A585] - 10 * COS(2 * PI() * [.A585])" office:value-type="float" office:value="-2.50573125755111" calcext:value-type="float">
            <text:p>-2.50573125755111</text:p>
          </table:table-cell>
          <table:table-cell table:formula="of:= [.B585] * [.B585] - 10 * COS(2 * PI() * [.B585])" office:value-type="float" office:value="-2.50573125755111" calcext:value-type="float">
            <text:p>-2.50573125755111</text:p>
          </table:table-cell>
          <table:table-cell table:formula="of:= 100 * ([.A586] - [.A585]*[.A585]) * ([.A586] - [.A585]*[.A585]) + (1 - [.A585]) * (1 - [.A585])" office:value-type="float" office:value="2.41393059493662" calcext:value-type="float">
            <text:p>2.41393059493662</text:p>
          </table:table-cell>
          <table:table-cell table:formula="of:= 100 * ([.B586] - [.B585]*[.B585]) * ([.B586] - [.B585]*[.B585]) + (1 - [.B585]) * (1 - [.B585])" office:value-type="float" office:value="6.34847662319489" calcext:value-type="float">
            <text:p>6.34847662319489</text:p>
          </table:table-cell>
          <table:table-cell table:formula="of:=[.A585]*[.A585]" office:value-type="float" office:value="0.0436693507639425" calcext:value-type="float">
            <text:p>0.0436693507639425</text:p>
          </table:table-cell>
          <table:table-cell table:formula="of:=[.B585]*[.B585]" office:value-type="float" office:value="0.0436693507639425" calcext:value-type="float">
            <text:p>0.0436693507639425</text:p>
          </table:table-cell>
          <table:table-cell table:formula="of:= [.A585]*[.A585]*[.A585]*[.A585] - 16*[.A585]*[.A585] + 5*[.A585]" office:value-type="float" office:value="0.348058045752473" calcext:value-type="float">
            <text:p>0.348058045752473</text:p>
          </table:table-cell>
          <table:table-cell table:formula="of:= [.B585]*[.B585]*[.B585]*[.B585] - 16*[.B585]*[.B585] + 5*[.B585]" office:value-type="float" office:value="-1.74166324580634" calcext:value-type="float">
            <text:p>-1.741663245806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7393152029254" calcext:value-type="float">
            <text:p>0.177393152029254</text:p>
          </table:table-cell>
          <table:table-cell table:formula="of:=-[.A586]" office:value-type="float" office:value="-0.177393152029254" calcext:value-type="float">
            <text:p>-0.177393152029254</text:p>
          </table:table-cell>
          <table:table-cell/>
          <table:table-cell table:formula="of:= [.A586] * [.A586] - 10 * COS(2 * PI() * [.A586])" office:value-type="float" office:value="-4.37395124492143" calcext:value-type="float">
            <text:p>-4.37395124492143</text:p>
          </table:table-cell>
          <table:table-cell table:formula="of:= [.B586] * [.B586] - 10 * COS(2 * PI() * [.B586])" office:value-type="float" office:value="-4.37395124492143" calcext:value-type="float">
            <text:p>-4.37395124492143</text:p>
          </table:table-cell>
          <table:table-cell table:formula="of:= 100 * ([.A587] - [.A586]*[.A586]) * ([.A587] - [.A586]*[.A586]) + (1 - [.A586]) * (1 - [.A586])" office:value-type="float" office:value="16.0243817674418" calcext:value-type="float">
            <text:p>16.0243817674418</text:p>
          </table:table-cell>
          <table:table-cell table:formula="of:= 100 * ([.B587] - [.B586]*[.B586]) * ([.B587] - [.B586]*[.B586]) + (1 - [.B586]) * (1 - [.B586])" office:value-type="float" office:value="22.0612876159897" calcext:value-type="float">
            <text:p>22.0612876159897</text:p>
          </table:table-cell>
          <table:table-cell table:formula="of:=[.A586]*[.A586]" office:value-type="float" office:value="0.0314683303868739" calcext:value-type="float">
            <text:p>0.0314683303868739</text:p>
          </table:table-cell>
          <table:table-cell table:formula="of:=[.B586]*[.B586]" office:value-type="float" office:value="0.0314683303868739" calcext:value-type="float">
            <text:p>0.0314683303868739</text:p>
          </table:table-cell>
          <table:table-cell table:formula="of:= [.A586]*[.A586]*[.A586]*[.A586] - 16*[.A586]*[.A586] + 5*[.A586]" office:value-type="float" office:value="0.384462729773623" calcext:value-type="float">
            <text:p>0.384462729773623</text:p>
          </table:table-cell>
          <table:table-cell table:formula="of:= [.B586]*[.B586]*[.B586]*[.B586] - 16*[.B586]*[.B586] + 5*[.B586]" office:value-type="float" office:value="-1.38946879051891" calcext:value-type="float">
            <text:p>-1.389468790518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322973406408" calcext:value-type="float">
            <text:p>0.42322973406408</text:p>
          </table:table-cell>
          <table:table-cell table:formula="of:=-[.A587]" office:value-type="float" office:value="-0.42322973406408" calcext:value-type="float">
            <text:p>-0.42322973406408</text:p>
          </table:table-cell>
          <table:table-cell/>
          <table:table-cell table:formula="of:= [.A587] * [.A587] - 10 * COS(2 * PI() * [.A587])" office:value-type="float" office:value="9.03814157417233" calcext:value-type="float">
            <text:p>9.03814157417233</text:p>
          </table:table-cell>
          <table:table-cell table:formula="of:= [.B587] * [.B587] - 10 * COS(2 * PI() * [.B587])" office:value-type="float" office:value="9.03814157417233" calcext:value-type="float">
            <text:p>9.03814157417233</text:p>
          </table:table-cell>
          <table:table-cell table:formula="of:= 100 * ([.A588] - [.A587]*[.A587]) * ([.A588] - [.A587]*[.A587]) + (1 - [.A587]) * (1 - [.A587])" office:value-type="float" office:value="0.543075730231722" calcext:value-type="float">
            <text:p>0.543075730231722</text:p>
          </table:table-cell>
          <table:table-cell table:formula="of:= 100 * ([.B588] - [.B587]*[.B587]) * ([.B588] - [.B587]*[.B587]) + (1 - [.B587]) * (1 - [.B587])" office:value-type="float" office:value="11.7834688230815" calcext:value-type="float">
            <text:p>11.7834688230815</text:p>
          </table:table-cell>
          <table:table-cell table:formula="of:=[.A587]*[.A587]" office:value-type="float" office:value="0.179123407795952" calcext:value-type="float">
            <text:p>0.179123407795952</text:p>
          </table:table-cell>
          <table:table-cell table:formula="of:=[.B587]*[.B587]" office:value-type="float" office:value="0.179123407795952" calcext:value-type="float">
            <text:p>0.179123407795952</text:p>
          </table:table-cell>
          <table:table-cell table:formula="of:= [.A587]*[.A587]*[.A587]*[.A587] - 16*[.A587]*[.A587] + 5*[.A587]" office:value-type="float" office:value="-0.717740659194394" calcext:value-type="float">
            <text:p>-0.717740659194394</text:p>
          </table:table-cell>
          <table:table-cell table:formula="of:= [.B587]*[.B587]*[.B587]*[.B587] - 16*[.B587]*[.B587] + 5*[.B587]" office:value-type="float" office:value="-4.95003799983519" calcext:value-type="float">
            <text:p>-4.950037999835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3252742816694" calcext:value-type="float">
            <text:p>0.133252742816694</text:p>
          </table:table-cell>
          <table:table-cell table:formula="of:=-[.A588]" office:value-type="float" office:value="-0.133252742816694" calcext:value-type="float">
            <text:p>-0.133252742816694</text:p>
          </table:table-cell>
          <table:table-cell/>
          <table:table-cell table:formula="of:= [.A588] * [.A588] - 10 * COS(2 * PI() * [.A588])" office:value-type="float" office:value="-6.67731193852581" calcext:value-type="float">
            <text:p>-6.67731193852581</text:p>
          </table:table-cell>
          <table:table-cell table:formula="of:= [.B588] * [.B588] - 10 * COS(2 * PI() * [.B588])" office:value-type="float" office:value="-6.67731193852581" calcext:value-type="float">
            <text:p>-6.67731193852581</text:p>
          </table:table-cell>
          <table:table-cell table:formula="of:= 100 * ([.A589] - [.A588]*[.A588]) * ([.A589] - [.A588]*[.A588]) + (1 - [.A588]) * (1 - [.A588])" office:value-type="float" office:value="2.07348770964926" calcext:value-type="float">
            <text:p>2.07348770964926</text:p>
          </table:table-cell>
          <table:table-cell table:formula="of:= 100 * ([.B589] - [.B588]*[.B588]) * ([.B589] - [.B588]*[.B588]) + (1 - [.B588]) * (1 - [.B588])" office:value-type="float" office:value="1.91590481457493" calcext:value-type="float">
            <text:p>1.91590481457493</text:p>
          </table:table-cell>
          <table:table-cell table:formula="of:=[.A588]*[.A588]" office:value-type="float" office:value="0.017756293468172" calcext:value-type="float">
            <text:p>0.017756293468172</text:p>
          </table:table-cell>
          <table:table-cell table:formula="of:=[.B588]*[.B588]" office:value-type="float" office:value="0.017756293468172" calcext:value-type="float">
            <text:p>0.017756293468172</text:p>
          </table:table-cell>
          <table:table-cell table:formula="of:= [.A588]*[.A588]*[.A588]*[.A588] - 16*[.A588]*[.A588] + 5*[.A588]" office:value-type="float" office:value="0.382478304550446" calcext:value-type="float">
            <text:p>0.382478304550446</text:p>
          </table:table-cell>
          <table:table-cell table:formula="of:= [.B588]*[.B588]*[.B588]*[.B588] - 16*[.B588]*[.B588] + 5*[.B588]" office:value-type="float" office:value="-0.950049123616495" calcext:value-type="float">
            <text:p>-0.9500491236164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72322669113055" calcext:value-type="float">
            <text:p>-0.0972322669113055</text:p>
          </table:table-cell>
          <table:table-cell table:formula="of:=-[.A589]" office:value-type="float" office:value="0.0972322669113055" calcext:value-type="float">
            <text:p>0.0972322669113055</text:p>
          </table:table-cell>
          <table:table-cell/>
          <table:table-cell table:formula="of:= [.A589] * [.A589] - 10 * COS(2 * PI() * [.A589])" office:value-type="float" office:value="-8.18170431359937" calcext:value-type="float">
            <text:p>-8.18170431359937</text:p>
          </table:table-cell>
          <table:table-cell table:formula="of:= [.B589] * [.B589] - 10 * COS(2 * PI() * [.B589])" office:value-type="float" office:value="-8.18170431359937" calcext:value-type="float">
            <text:p>-8.18170431359937</text:p>
          </table:table-cell>
          <table:table-cell table:formula="of:= 100 * ([.A590] - [.A589]*[.A589]) * ([.A590] - [.A589]*[.A589]) + (1 - [.A589]) * (1 - [.A589])" office:value-type="float" office:value="9.61302914257334" calcext:value-type="float">
            <text:p>9.61302914257334</text:p>
          </table:table-cell>
          <table:table-cell table:formula="of:= 100 * ([.B590] - [.B589]*[.B589]) * ([.B590] - [.B589]*[.B589]) + (1 - [.B589]) * (1 - [.B589])" office:value-type="float" office:value="10.356471376061" calcext:value-type="float">
            <text:p>10.356471376061</text:p>
          </table:table-cell>
          <table:table-cell table:formula="of:=[.A589]*[.A589]" office:value-type="float" office:value="0.00945411372871135" calcext:value-type="float">
            <text:p>0.00945411372871135</text:p>
          </table:table-cell>
          <table:table-cell table:formula="of:=[.B589]*[.B589]" office:value-type="float" office:value="0.00945411372871135" calcext:value-type="float">
            <text:p>0.00945411372871135</text:p>
          </table:table-cell>
          <table:table-cell table:formula="of:= [.A589]*[.A589]*[.A589]*[.A589] - 16*[.A589]*[.A589] + 5*[.A589]" office:value-type="float" office:value="-0.637337773949514" calcext:value-type="float">
            <text:p>-0.637337773949514</text:p>
          </table:table-cell>
          <table:table-cell table:formula="of:= [.B589]*[.B589]*[.B589]*[.B589] - 16*[.B589]*[.B589] + 5*[.B589]" office:value-type="float" office:value="0.334984895163541" calcext:value-type="float">
            <text:p>0.3349848951635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9438777030446" calcext:value-type="float">
            <text:p>0.299438777030446</text:p>
          </table:table-cell>
          <table:table-cell table:formula="of:=-[.A590]" office:value-type="float" office:value="-0.299438777030446" calcext:value-type="float">
            <text:p>-0.299438777030446</text:p>
          </table:table-cell>
          <table:table-cell/>
          <table:table-cell table:formula="of:= [.A590] * [.A590] - 10 * COS(2 * PI() * [.A590])" office:value-type="float" office:value="3.14627758120073" calcext:value-type="float">
            <text:p>3.14627758120073</text:p>
          </table:table-cell>
          <table:table-cell table:formula="of:= [.B590] * [.B590] - 10 * COS(2 * PI() * [.B590])" office:value-type="float" office:value="3.14627758120073" calcext:value-type="float">
            <text:p>3.14627758120073</text:p>
          </table:table-cell>
          <table:table-cell table:formula="of:= 100 * ([.A591] - [.A590]*[.A590]) * ([.A591] - [.A590]*[.A590]) + (1 - [.A590]) * (1 - [.A590])" office:value-type="float" office:value="5.61294282054335" calcext:value-type="float">
            <text:p>5.61294282054335</text:p>
          </table:table-cell>
          <table:table-cell table:formula="of:= 100 * ([.B591] - [.B590]*[.B590]) * ([.B591] - [.B590]*[.B590]) + (1 - [.B590]) * (1 - [.B590])" office:value-type="float" office:value="18.1436511351271" calcext:value-type="float">
            <text:p>18.1436511351271</text:p>
          </table:table-cell>
          <table:table-cell table:formula="of:=[.A590]*[.A590]" office:value-type="float" office:value="0.0896635811894889" calcext:value-type="float">
            <text:p>0.0896635811894889</text:p>
          </table:table-cell>
          <table:table-cell table:formula="of:=[.B590]*[.B590]" office:value-type="float" office:value="0.0896635811894889" calcext:value-type="float">
            <text:p>0.0896635811894889</text:p>
          </table:table-cell>
          <table:table-cell table:formula="of:= [.A590]*[.A590]*[.A590]*[.A590] - 16*[.A590]*[.A590] + 5*[.A590]" office:value-type="float" office:value="0.0706161439121293" calcext:value-type="float">
            <text:p>0.0706161439121293</text:p>
          </table:table-cell>
          <table:table-cell table:formula="of:= [.B590]*[.B590]*[.B590]*[.B590] - 16*[.B590]*[.B590] + 5*[.B590]" office:value-type="float" office:value="-2.92377162639233" calcext:value-type="float">
            <text:p>-2.923771626392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5985405002721" calcext:value-type="float">
            <text:p>0.315985405002721</text:p>
          </table:table-cell>
          <table:table-cell table:formula="of:=-[.A591]" office:value-type="float" office:value="-0.315985405002721" calcext:value-type="float">
            <text:p>-0.315985405002721</text:p>
          </table:table-cell>
          <table:table-cell/>
          <table:table-cell table:formula="of:= [.A591] * [.A591] - 10 * COS(2 * PI() * [.A591])" office:value-type="float" office:value="4.12807181209567" calcext:value-type="float">
            <text:p>4.12807181209567</text:p>
          </table:table-cell>
          <table:table-cell table:formula="of:= [.B591] * [.B591] - 10 * COS(2 * PI() * [.B591])" office:value-type="float" office:value="4.12807181209567" calcext:value-type="float">
            <text:p>4.12807181209567</text:p>
          </table:table-cell>
          <table:table-cell table:formula="of:= 100 * ([.A592] - [.A591]*[.A591]) * ([.A592] - [.A591]*[.A591]) + (1 - [.A591]) * (1 - [.A591])" office:value-type="float" office:value="12.9592073068965" calcext:value-type="float">
            <text:p>12.9592073068965</text:p>
          </table:table-cell>
          <table:table-cell table:formula="of:= 100 * ([.B592] - [.B591]*[.B591]) * ([.B592] - [.B591]*[.B591]) + (1 - [.B591]) * (1 - [.B591])" office:value-type="float" office:value="32.326469844773" calcext:value-type="float">
            <text:p>32.326469844773</text:p>
          </table:table-cell>
          <table:table-cell table:formula="of:=[.A591]*[.A591]" office:value-type="float" office:value="0.0998467761747334" calcext:value-type="float">
            <text:p>0.0998467761747334</text:p>
          </table:table-cell>
          <table:table-cell table:formula="of:=[.B591]*[.B591]" office:value-type="float" office:value="0.0998467761747334" calcext:value-type="float">
            <text:p>0.0998467761747334</text:p>
          </table:table-cell>
          <table:table-cell table:formula="of:= [.A591]*[.A591]*[.A591]*[.A591] - 16*[.A591]*[.A591] + 5*[.A591]" office:value-type="float" office:value="-0.00765201506964375" calcext:value-type="float">
            <text:p>-0.00765201506964375</text:p>
          </table:table-cell>
          <table:table-cell table:formula="of:= [.B591]*[.B591]*[.B591]*[.B591] - 16*[.B591]*[.B591] + 5*[.B591]" office:value-type="float" office:value="-3.16750606509685" calcext:value-type="float">
            <text:p>-3.167506065096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53277552151121" calcext:value-type="float">
            <text:p>0.453277552151121</text:p>
          </table:table-cell>
          <table:table-cell table:formula="of:=-[.A592]" office:value-type="float" office:value="-0.453277552151121" calcext:value-type="float">
            <text:p>-0.453277552151121</text:p>
          </table:table-cell>
          <table:table-cell/>
          <table:table-cell table:formula="of:= [.A592] * [.A592] - 10 * COS(2 * PI() * [.A592])" office:value-type="float" office:value="9.77764191787515" calcext:value-type="float">
            <text:p>9.77764191787515</text:p>
          </table:table-cell>
          <table:table-cell table:formula="of:= [.B592] * [.B592] - 10 * COS(2 * PI() * [.B592])" office:value-type="float" office:value="9.77764191787515" calcext:value-type="float">
            <text:p>9.77764191787515</text:p>
          </table:table-cell>
          <table:table-cell table:formula="of:= 100 * ([.A593] - [.A592]*[.A592]) * ([.A593] - [.A592]*[.A592]) + (1 - [.A592]) * (1 - [.A592])" office:value-type="float" office:value="21.0538686671587" calcext:value-type="float">
            <text:p>21.0538686671587</text:p>
          </table:table-cell>
          <table:table-cell table:formula="of:= 100 * ([.B593] - [.B592]*[.B592]) * ([.B593] - [.B592]*[.B592]) + (1 - [.B592]) * (1 - [.B592])" office:value-type="float" office:value="2.31142322200624" calcext:value-type="float">
            <text:p>2.31142322200624</text:p>
          </table:table-cell>
          <table:table-cell table:formula="of:=[.A592]*[.A592]" office:value-type="float" office:value="0.205460539284112" calcext:value-type="float">
            <text:p>0.205460539284112</text:p>
          </table:table-cell>
          <table:table-cell table:formula="of:=[.B592]*[.B592]" office:value-type="float" office:value="0.205460539284112" calcext:value-type="float">
            <text:p>0.205460539284112</text:p>
          </table:table-cell>
          <table:table-cell table:formula="of:= [.A592]*[.A592]*[.A592]*[.A592] - 16*[.A592]*[.A592] + 5*[.A592]" office:value-type="float" office:value="-0.978766834587274" calcext:value-type="float">
            <text:p>-0.978766834587274</text:p>
          </table:table-cell>
          <table:table-cell table:formula="of:= [.B592]*[.B592]*[.B592]*[.B592] - 16*[.B592]*[.B592] + 5*[.B592]" office:value-type="float" office:value="-5.51154235609849" calcext:value-type="float">
            <text:p>-5.511542356098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0115614966489" calcext:value-type="float">
            <text:p>-0.250115614966489</text:p>
          </table:table-cell>
          <table:table-cell table:formula="of:=-[.A593]" office:value-type="float" office:value="0.250115614966489" calcext:value-type="float">
            <text:p>0.250115614966489</text:p>
          </table:table-cell>
          <table:table-cell/>
          <table:table-cell table:formula="of:= [.A593] * [.A593] - 10 * COS(2 * PI() * [.A593])" office:value-type="float" office:value="0.06982212279853" calcext:value-type="float">
            <text:p>0.06982212279853</text:p>
          </table:table-cell>
          <table:table-cell table:formula="of:= [.B593] * [.B593] - 10 * COS(2 * PI() * [.B593])" office:value-type="float" office:value="0.06982212279853" calcext:value-type="float">
            <text:p>0.06982212279853</text:p>
          </table:table-cell>
          <table:table-cell table:formula="of:= 100 * ([.A594] - [.A593]*[.A593]) * ([.A594] - [.A593]*[.A593]) + (1 - [.A593]) * (1 - [.A593])" office:value-type="float" office:value="4.44048905219218" calcext:value-type="float">
            <text:p>4.44048905219218</text:p>
          </table:table-cell>
          <table:table-cell table:formula="of:= 100 * ([.B594] - [.B593]*[.B593]) * ([.B594] - [.B593]*[.B593]) + (1 - [.B593]) * (1 - [.B593])" office:value-type="float" office:value="0.760549290470974" calcext:value-type="float">
            <text:p>0.760549290470974</text:p>
          </table:table-cell>
          <table:table-cell table:formula="of:=[.A593]*[.A593]" office:value-type="float" office:value="0.0625578208500652" calcext:value-type="float">
            <text:p>0.0625578208500652</text:p>
          </table:table-cell>
          <table:table-cell table:formula="of:=[.B593]*[.B593]" office:value-type="float" office:value="0.0625578208500652" calcext:value-type="float">
            <text:p>0.0625578208500652</text:p>
          </table:table-cell>
          <table:table-cell table:formula="of:= [.A593]*[.A593]*[.A593]*[.A593] - 16*[.A593]*[.A593] + 5*[.A593]" office:value-type="float" office:value="-2.24758972748398" calcext:value-type="float">
            <text:p>-2.24758972748398</text:p>
          </table:table-cell>
          <table:table-cell table:formula="of:= [.B593]*[.B593]*[.B593]*[.B593] - 16*[.B593]*[.B593] + 5*[.B593]" office:value-type="float" office:value="0.253566422180913" calcext:value-type="float">
            <text:p>0.2535664221809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0708002874162" calcext:value-type="float">
            <text:p>-0.10708002874162</text:p>
          </table:table-cell>
          <table:table-cell table:formula="of:=-[.A594]" office:value-type="float" office:value="0.10708002874162" calcext:value-type="float">
            <text:p>0.10708002874162</text:p>
          </table:table-cell>
          <table:table-cell/>
          <table:table-cell table:formula="of:= [.A594] * [.A594] - 10 * COS(2 * PI() * [.A594])" office:value-type="float" office:value="-7.80930938671934" calcext:value-type="float">
            <text:p>-7.80930938671934</text:p>
          </table:table-cell>
          <table:table-cell table:formula="of:= [.B594] * [.B594] - 10 * COS(2 * PI() * [.B594])" office:value-type="float" office:value="-7.80930938671934" calcext:value-type="float">
            <text:p>-7.80930938671934</text:p>
          </table:table-cell>
          <table:table-cell table:formula="of:= 100 * ([.A595] - [.A594]*[.A594]) * ([.A595] - [.A594]*[.A594]) + (1 - [.A594]) * (1 - [.A594])" office:value-type="float" office:value="16.1134259250064" calcext:value-type="float">
            <text:p>16.1134259250064</text:p>
          </table:table-cell>
          <table:table-cell table:formula="of:= 100 * ([.B595] - [.B594]*[.B594]) * ([.B595] - [.B594]*[.B594]) + (1 - [.B594]) * (1 - [.B594])" office:value-type="float" office:value="13.9680250145738" calcext:value-type="float">
            <text:p>13.9680250145738</text:p>
          </table:table-cell>
          <table:table-cell table:formula="of:=[.A594]*[.A594]" office:value-type="float" office:value="0.0114661325553063" calcext:value-type="float">
            <text:p>0.0114661325553063</text:p>
          </table:table-cell>
          <table:table-cell table:formula="of:=[.B594]*[.B594]" office:value-type="float" office:value="0.0114661325553063" calcext:value-type="float">
            <text:p>0.0114661325553063</text:p>
          </table:table-cell>
          <table:table-cell table:formula="of:= [.A594]*[.A594]*[.A594]*[.A594] - 16*[.A594]*[.A594] + 5*[.A594]" office:value-type="float" office:value="-0.718726792397227" calcext:value-type="float">
            <text:p>-0.718726792397227</text:p>
          </table:table-cell>
          <table:table-cell table:formula="of:= [.B594]*[.B594]*[.B594]*[.B594] - 16*[.B594]*[.B594] + 5*[.B594]" office:value-type="float" office:value="0.352073495018978" calcext:value-type="float">
            <text:p>0.3520734950189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4380983994342" calcext:value-type="float">
            <text:p>-0.374380983994342</text:p>
          </table:table-cell>
          <table:table-cell table:formula="of:=-[.A595]" office:value-type="float" office:value="0.374380983994342" calcext:value-type="float">
            <text:p>0.374380983994342</text:p>
          </table:table-cell>
          <table:table-cell/>
          <table:table-cell table:formula="of:= [.A595] * [.A595] - 10 * COS(2 * PI() * [.A595])" office:value-type="float" office:value="7.18367336261134" calcext:value-type="float">
            <text:p>7.18367336261134</text:p>
          </table:table-cell>
          <table:table-cell table:formula="of:= [.B595] * [.B595] - 10 * COS(2 * PI() * [.B595])" office:value-type="float" office:value="7.18367336261134" calcext:value-type="float">
            <text:p>7.18367336261134</text:p>
          </table:table-cell>
          <table:table-cell table:formula="of:= 100 * ([.A596] - [.A595]*[.A595]) * ([.A596] - [.A595]*[.A595]) + (1 - [.A595]) * (1 - [.A595])" office:value-type="float" office:value="1.89667526110932" calcext:value-type="float">
            <text:p>1.89667526110932</text:p>
          </table:table-cell>
          <table:table-cell table:formula="of:= 100 * ([.B596] - [.B595]*[.B595]) * ([.B596] - [.B595]*[.B595]) + (1 - [.B595]) * (1 - [.B595])" office:value-type="float" office:value="7.76357988737311" calcext:value-type="float">
            <text:p>7.76357988737311</text:p>
          </table:table-cell>
          <table:table-cell table:formula="of:=[.A595]*[.A595]" office:value-type="float" office:value="0.140161121176572" calcext:value-type="float">
            <text:p>0.140161121176572</text:p>
          </table:table-cell>
          <table:table-cell table:formula="of:=[.B595]*[.B595]" office:value-type="float" office:value="0.140161121176572" calcext:value-type="float">
            <text:p>0.140161121176572</text:p>
          </table:table-cell>
          <table:table-cell table:formula="of:= [.A595]*[.A595]*[.A595]*[.A595] - 16*[.A595]*[.A595] + 5*[.A595]" office:value-type="float" office:value="-4.09483771890739" calcext:value-type="float">
            <text:p>-4.09483771890739</text:p>
          </table:table-cell>
          <table:table-cell table:formula="of:= [.B595]*[.B595]*[.B595]*[.B595] - 16*[.B595]*[.B595] + 5*[.B595]" office:value-type="float" office:value="-0.351027878963967" calcext:value-type="float">
            <text:p>-0.3510278789639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1356479250826" calcext:value-type="float">
            <text:p>0.131356479250826</text:p>
          </table:table-cell>
          <table:table-cell table:formula="of:=-[.A596]" office:value-type="float" office:value="-0.131356479250826" calcext:value-type="float">
            <text:p>-0.131356479250826</text:p>
          </table:table-cell>
          <table:table-cell/>
          <table:table-cell table:formula="of:= [.A596] * [.A596] - 10 * COS(2 * PI() * [.A596])" office:value-type="float" office:value="-6.76583858235477" calcext:value-type="float">
            <text:p>-6.76583858235477</text:p>
          </table:table-cell>
          <table:table-cell table:formula="of:= [.B596] * [.B596] - 10 * COS(2 * PI() * [.B596])" office:value-type="float" office:value="-6.76583858235477" calcext:value-type="float">
            <text:p>-6.76583858235477</text:p>
          </table:table-cell>
          <table:table-cell table:formula="of:= 100 * ([.A597] - [.A596]*[.A596]) * ([.A597] - [.A596]*[.A596]) + (1 - [.A596]) * (1 - [.A596])" office:value-type="float" office:value="13.6297467448362" calcext:value-type="float">
            <text:p>13.6297467448362</text:p>
          </table:table-cell>
          <table:table-cell table:formula="of:= 100 * ([.B597] - [.B596]*[.B596]) * ([.B597] - [.B596]*[.B596]) + (1 - [.B596]) * (1 - [.B596])" office:value-type="float" office:value="11.7977502027591" calcext:value-type="float">
            <text:p>11.7977502027591</text:p>
          </table:table-cell>
          <table:table-cell table:formula="of:=[.A596]*[.A596]" office:value-type="float" office:value="0.0172545246411727" calcext:value-type="float">
            <text:p>0.0172545246411727</text:p>
          </table:table-cell>
          <table:table-cell table:formula="of:=[.B596]*[.B596]" office:value-type="float" office:value="0.0172545246411727" calcext:value-type="float">
            <text:p>0.0172545246411727</text:p>
          </table:table-cell>
          <table:table-cell table:formula="of:= [.A596]*[.A596]*[.A596]*[.A596] - 16*[.A596]*[.A596] + 5*[.A596]" office:value-type="float" office:value="0.38100772061596" calcext:value-type="float">
            <text:p>0.38100772061596</text:p>
          </table:table-cell>
          <table:table-cell table:formula="of:= [.B596]*[.B596]*[.B596]*[.B596] - 16*[.B596]*[.B596] + 5*[.B596]" office:value-type="float" office:value="-0.9325570718923" calcext:value-type="float">
            <text:p>-0.93255707189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41565836803056" calcext:value-type="float">
            <text:p>-0.341565836803056</text:p>
          </table:table-cell>
          <table:table-cell table:formula="of:=-[.A597]" office:value-type="float" office:value="0.341565836803056" calcext:value-type="float">
            <text:p>0.341565836803056</text:p>
          </table:table-cell>
          <table:table-cell/>
          <table:table-cell table:formula="of:= [.A597] * [.A597] - 10 * COS(2 * PI() * [.A597])" office:value-type="float" office:value="5.55774322594451" calcext:value-type="float">
            <text:p>5.55774322594451</text:p>
          </table:table-cell>
          <table:table-cell table:formula="of:= [.B597] * [.B597] - 10 * COS(2 * PI() * [.B597])" office:value-type="float" office:value="5.55774322594451" calcext:value-type="float">
            <text:p>5.55774322594451</text:p>
          </table:table-cell>
          <table:table-cell table:formula="of:= 100 * ([.A598] - [.A597]*[.A597]) * ([.A598] - [.A597]*[.A597]) + (1 - [.A597]) * (1 - [.A597])" office:value-type="float" office:value="22.5034037355157" calcext:value-type="float">
            <text:p>22.5034037355157</text:p>
          </table:table-cell>
          <table:table-cell table:formula="of:= 100 * ([.B598] - [.B597]*[.B597]) * ([.B598] - [.B597]*[.B597]) + (1 - [.B597]) * (1 - [.B597])" office:value-type="float" office:value="5.34763577980869" calcext:value-type="float">
            <text:p>5.34763577980869</text:p>
          </table:table-cell>
          <table:table-cell table:formula="of:=[.A597]*[.A597]" office:value-type="float" office:value="0.116667220870972" calcext:value-type="float">
            <text:p>0.116667220870972</text:p>
          </table:table-cell>
          <table:table-cell table:formula="of:=[.B597]*[.B597]" office:value-type="float" office:value="0.116667220870972" calcext:value-type="float">
            <text:p>0.116667220870972</text:p>
          </table:table-cell>
          <table:table-cell table:formula="of:= [.A597]*[.A597]*[.A597]*[.A597] - 16*[.A597]*[.A597] + 5*[.A597]" office:value-type="float" office:value="-3.56089347752508" calcext:value-type="float">
            <text:p>-3.56089347752508</text:p>
          </table:table-cell>
          <table:table-cell table:formula="of:= [.B597]*[.B597]*[.B597]*[.B597] - 16*[.B597]*[.B597] + 5*[.B597]" office:value-type="float" office:value="-0.145235109494516" calcext:value-type="float">
            <text:p>-0.1452351094945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8344920077361" calcext:value-type="float">
            <text:p>-0.338344920077361</text:p>
          </table:table-cell>
          <table:table-cell table:formula="of:=-[.A598]" office:value-type="float" office:value="0.338344920077361" calcext:value-type="float">
            <text:p>0.338344920077361</text:p>
          </table:table-cell>
          <table:table-cell/>
          <table:table-cell table:formula="of:= [.A598] * [.A598] - 10 * COS(2 * PI() * [.A598])" office:value-type="float" office:value="5.38465396193114" calcext:value-type="float">
            <text:p>5.38465396193114</text:p>
          </table:table-cell>
          <table:table-cell table:formula="of:= [.B598] * [.B598] - 10 * COS(2 * PI() * [.B598])" office:value-type="float" office:value="5.38465396193114" calcext:value-type="float">
            <text:p>5.38465396193114</text:p>
          </table:table-cell>
          <table:table-cell table:formula="of:= 100 * ([.A599] - [.A598]*[.A598]) * ([.A599] - [.A598]*[.A598]) + (1 - [.A598]) * (1 - [.A598])" office:value-type="float" office:value="25.9459628297084" calcext:value-type="float">
            <text:p>25.9459628297084</text:p>
          </table:table-cell>
          <table:table-cell table:formula="of:= 100 * ([.B599] - [.B598]*[.B598]) * ([.B599] - [.B598]*[.B598]) + (1 - [.B598]) * (1 - [.B598])" office:value-type="float" office:value="7.32950009965881" calcext:value-type="float">
            <text:p>7.32950009965881</text:p>
          </table:table-cell>
          <table:table-cell table:formula="of:=[.A598]*[.A598]" office:value-type="float" office:value="0.114477284942156" calcext:value-type="float">
            <text:p>0.114477284942156</text:p>
          </table:table-cell>
          <table:table-cell table:formula="of:=[.B598]*[.B598]" office:value-type="float" office:value="0.114477284942156" calcext:value-type="float">
            <text:p>0.114477284942156</text:p>
          </table:table-cell>
          <table:table-cell table:formula="of:= [.A598]*[.A598]*[.A598]*[.A598] - 16*[.A598]*[.A598] + 5*[.A598]" office:value-type="float" office:value="-3.51025611069357" calcext:value-type="float">
            <text:p>-3.51025611069357</text:p>
          </table:table-cell>
          <table:table-cell table:formula="of:= [.B598]*[.B598]*[.B598]*[.B598] - 16*[.B598]*[.B598] + 5*[.B598]" office:value-type="float" office:value="-0.126806909919961" calcext:value-type="float">
            <text:p>-0.1268069099199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6998001360334" calcext:value-type="float">
            <text:p>-0.376998001360334</text:p>
          </table:table-cell>
          <table:table-cell table:formula="of:=-[.A599]" office:value-type="float" office:value="0.376998001360334" calcext:value-type="float">
            <text:p>0.376998001360334</text:p>
          </table:table-cell>
          <table:table-cell/>
          <table:table-cell table:formula="of:= [.A599] * [.A599] - 10 * COS(2 * PI() * [.A599])" office:value-type="float" office:value="7.30140464830326" calcext:value-type="float">
            <text:p>7.30140464830326</text:p>
          </table:table-cell>
          <table:table-cell table:formula="of:= [.B599] * [.B599] - 10 * COS(2 * PI() * [.B599])" office:value-type="float" office:value="7.30140464830326" calcext:value-type="float">
            <text:p>7.30140464830326</text:p>
          </table:table-cell>
          <table:table-cell table:formula="of:= 100 * ([.A600] - [.A599]*[.A599]) * ([.A600] - [.A599]*[.A599]) + (1 - [.A599]) * (1 - [.A599])" office:value-type="float" office:value="26.9584095138116" calcext:value-type="float">
            <text:p>26.9584095138116</text:p>
          </table:table-cell>
          <table:table-cell table:formula="of:= 100 * ([.B600] - [.B599]*[.B599]) * ([.B600] - [.B599]*[.B599]) + (1 - [.B599]) * (1 - [.B599])" office:value-type="float" office:value="5.06962041818809" calcext:value-type="float">
            <text:p>5.06962041818809</text:p>
          </table:table-cell>
          <table:table-cell table:formula="of:=[.A599]*[.A599]" office:value-type="float" office:value="0.142127493029687" calcext:value-type="float">
            <text:p>0.142127493029687</text:p>
          </table:table-cell>
          <table:table-cell table:formula="of:=[.B599]*[.B599]" office:value-type="float" office:value="0.142127493029687" calcext:value-type="float">
            <text:p>0.142127493029687</text:p>
          </table:table-cell>
          <table:table-cell table:formula="of:= [.A599]*[.A599]*[.A599]*[.A599] - 16*[.A599]*[.A599] + 5*[.A599]" office:value-type="float" office:value="-4.13882967100176" calcext:value-type="float">
            <text:p>-4.13882967100176</text:p>
          </table:table-cell>
          <table:table-cell table:formula="of:= [.B599]*[.B599]*[.B599]*[.B599] - 16*[.B599]*[.B599] + 5*[.B599]" office:value-type="float" office:value="-0.368849657398412" calcext:value-type="float">
            <text:p>-0.3688496573984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8494979678653" calcext:value-type="float">
            <text:p>-0.358494979678653</text:p>
          </table:table-cell>
          <table:table-cell table:formula="of:=-[.A600]" office:value-type="float" office:value="0.358494979678653" calcext:value-type="float">
            <text:p>0.358494979678653</text:p>
          </table:table-cell>
          <table:table-cell/>
          <table:table-cell table:formula="of:= [.A600] * [.A600] - 10 * COS(2 * PI() * [.A600])" office:value-type="float" office:value="6.4296124273016" calcext:value-type="float">
            <text:p>6.4296124273016</text:p>
          </table:table-cell>
          <table:table-cell table:formula="of:= [.B600] * [.B600] - 10 * COS(2 * PI() * [.B600])" office:value-type="float" office:value="6.4296124273016" calcext:value-type="float">
            <text:p>6.4296124273016</text:p>
          </table:table-cell>
          <table:table-cell table:formula="of:= 100 * ([.A601] - [.A600]*[.A600]) * ([.A601] - [.A600]*[.A600]) + (1 - [.A600]) * (1 - [.A600])" office:value-type="float" office:value="7.55789071207235" calcext:value-type="float">
            <text:p>7.55789071207235</text:p>
          </table:table-cell>
          <table:table-cell table:formula="of:= 100 * ([.B601] - [.B600]*[.B600]) * ([.B601] - [.B600]*[.B600]) + (1 - [.B600]) * (1 - [.B600])" office:value-type="float" office:value="0.444041827030381" calcext:value-type="float">
            <text:p>0.444041827030381</text:p>
          </table:table-cell>
          <table:table-cell table:formula="of:=[.A600]*[.A600]" office:value-type="float" office:value="0.128518650454798" calcext:value-type="float">
            <text:p>0.128518650454798</text:p>
          </table:table-cell>
          <table:table-cell table:formula="of:=[.B600]*[.B600]" office:value-type="float" office:value="0.128518650454798" calcext:value-type="float">
            <text:p>0.128518650454798</text:p>
          </table:table-cell>
          <table:table-cell table:formula="of:= [.A600]*[.A600]*[.A600]*[.A600] - 16*[.A600]*[.A600] + 5*[.A600]" office:value-type="float" office:value="-3.83225626215531" calcext:value-type="float">
            <text:p>-3.83225626215531</text:p>
          </table:table-cell>
          <table:table-cell table:formula="of:= [.B600]*[.B600]*[.B600]*[.B600] - 16*[.B600]*[.B600] + 5*[.B600]" office:value-type="float" office:value="-0.247306465368779" calcext:value-type="float">
            <text:p>-0.24730646536877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0487251193263" calcext:value-type="float">
            <text:p>-0.110487251193263</text:p>
          </table:table-cell>
          <table:table-cell table:formula="of:=-[.A601]" office:value-type="float" office:value="0.110487251193263" calcext:value-type="float">
            <text:p>0.110487251193263</text:p>
          </table:table-cell>
          <table:table-cell/>
          <table:table-cell table:formula="of:= [.A601] * [.A601] - 10 * COS(2 * PI() * [.A601])" office:value-type="float" office:value="-7.67337424781515" calcext:value-type="float">
            <text:p>-7.67337424781515</text:p>
          </table:table-cell>
          <table:table-cell table:formula="of:= [.B601] * [.B601] - 10 * COS(2 * PI() * [.B601])" office:value-type="float" office:value="-7.67337424781515" calcext:value-type="float">
            <text:p>-7.67337424781515</text:p>
          </table:table-cell>
          <table:table-cell table:formula="of:= 100 * ([.A602] - [.A601]*[.A601]) * ([.A602] - [.A601]*[.A601]) + (1 - [.A601]) * (1 - [.A601])" office:value-type="float" office:value="19.4914840980618" calcext:value-type="float">
            <text:p>19.4914840980618</text:p>
          </table:table-cell>
          <table:table-cell table:formula="of:= 100 * ([.B602] - [.B601]*[.B601]) * ([.B602] - [.B601]*[.B601]) + (1 - [.B601]) * (1 - [.B601])" office:value-type="float" office:value="21.1956250903846" calcext:value-type="float">
            <text:p>21.1956250903846</text:p>
          </table:table-cell>
          <table:table-cell table:formula="of:=[.A601]*[.A601]" office:value-type="float" office:value="0.0122074326762431" calcext:value-type="float">
            <text:p>0.0122074326762431</text:p>
          </table:table-cell>
          <table:table-cell table:formula="of:=[.B601]*[.B601]" office:value-type="float" office:value="0.0122074326762431" calcext:value-type="float">
            <text:p>0.0122074326762431</text:p>
          </table:table-cell>
          <table:table-cell table:formula="of:= [.A601]*[.A601]*[.A601]*[.A601] - 16*[.A601]*[.A601] + 5*[.A601]" office:value-type="float" office:value="-0.747606157373658" calcext:value-type="float">
            <text:p>-0.747606157373658</text:p>
          </table:table-cell>
          <table:table-cell table:formula="of:= [.B601]*[.B601]*[.B601]*[.B601] - 16*[.B601]*[.B601] + 5*[.B601]" office:value-type="float" office:value="0.357266354558968" calcext:value-type="float">
            <text:p>0.3572663545589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9504778361879" calcext:value-type="float">
            <text:p>0.439504778361879</text:p>
          </table:table-cell>
          <table:table-cell table:formula="of:=-[.A602]" office:value-type="float" office:value="-0.439504778361879" calcext:value-type="float">
            <text:p>-0.439504778361879</text:p>
          </table:table-cell>
          <table:table-cell/>
          <table:table-cell table:formula="of:= [.A602] * [.A602] - 10 * COS(2 * PI() * [.A602])" office:value-type="float" office:value="9.47942986711708" calcext:value-type="float">
            <text:p>9.47942986711708</text:p>
          </table:table-cell>
          <table:table-cell table:formula="of:= [.B602] * [.B602] - 10 * COS(2 * PI() * [.B602])" office:value-type="float" office:value="9.47942986711708" calcext:value-type="float">
            <text:p>9.47942986711708</text:p>
          </table:table-cell>
          <table:table-cell table:formula="of:= 100 * ([.A603] - [.A602]*[.A602]) * ([.A603] - [.A602]*[.A602]) + (1 - [.A602]) * (1 - [.A602])" office:value-type="float" office:value="2.44899195930836" calcext:value-type="float">
            <text:p>2.44899195930836</text:p>
          </table:table-cell>
          <table:table-cell table:formula="of:= 100 * ([.B603] - [.B602]*[.B602]) * ([.B603] - [.B602]*[.B602]) + (1 - [.B602]) * (1 - [.B602])" office:value-type="float" office:value="7.84264679704356" calcext:value-type="float">
            <text:p>7.84264679704356</text:p>
          </table:table-cell>
          <table:table-cell table:formula="of:=[.A602]*[.A602]" office:value-type="float" office:value="0.193164450202925" calcext:value-type="float">
            <text:p>0.193164450202925</text:p>
          </table:table-cell>
          <table:table-cell table:formula="of:=[.B602]*[.B602]" office:value-type="float" office:value="0.193164450202925" calcext:value-type="float">
            <text:p>0.193164450202925</text:p>
          </table:table-cell>
          <table:table-cell table:formula="of:= [.A602]*[.A602]*[.A602]*[.A602] - 16*[.A602]*[.A602] + 5*[.A602]" office:value-type="float" office:value="-0.8557948066152" calcext:value-type="float">
            <text:p>-0.8557948066152</text:p>
          </table:table-cell>
          <table:table-cell table:formula="of:= [.B602]*[.B602]*[.B602]*[.B602] - 16*[.B602]*[.B602] + 5*[.B602]" office:value-type="float" office:value="-5.25084259023399" calcext:value-type="float">
            <text:p>-5.250842590233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70536338398233" calcext:value-type="float">
            <text:p>0.0470536338398233</text:p>
          </table:table-cell>
          <table:table-cell table:formula="of:=-[.A603]" office:value-type="float" office:value="-0.0470536338398233" calcext:value-type="float">
            <text:p>-0.0470536338398233</text:p>
          </table:table-cell>
          <table:table-cell/>
          <table:table-cell table:formula="of:= [.A603] * [.A603] - 10 * COS(2 * PI() * [.A603])" office:value-type="float" office:value="-9.56392516119283" calcext:value-type="float">
            <text:p>-9.56392516119283</text:p>
          </table:table-cell>
          <table:table-cell table:formula="of:= [.B603] * [.B603] - 10 * COS(2 * PI() * [.B603])" office:value-type="float" office:value="-9.56392516119283" calcext:value-type="float">
            <text:p>-9.56392516119283</text:p>
          </table:table-cell>
          <table:table-cell table:formula="of:= 100 * ([.A604] - [.A603]*[.A603]) * ([.A604] - [.A603]*[.A603]) + (1 - [.A603]) * (1 - [.A603])" office:value-type="float" office:value="13.7790171372858" calcext:value-type="float">
            <text:p>13.7790171372858</text:p>
          </table:table-cell>
          <table:table-cell table:formula="of:= 100 * ([.B604] - [.B603]*[.B603]) * ([.B604] - [.B603]*[.B603]) + (1 - [.B603]) * (1 - [.B603])" office:value-type="float" office:value="14.2869171573738" calcext:value-type="float">
            <text:p>14.2869171573738</text:p>
          </table:table-cell>
          <table:table-cell table:formula="of:=[.A603]*[.A603]" office:value-type="float" office:value="0.00221404445753217" calcext:value-type="float">
            <text:p>0.00221404445753217</text:p>
          </table:table-cell>
          <table:table-cell table:formula="of:=[.B603]*[.B603]" office:value-type="float" office:value="0.00221404445753217" calcext:value-type="float">
            <text:p>0.00221404445753217</text:p>
          </table:table-cell>
          <table:table-cell table:formula="of:= [.A603]*[.A603]*[.A603]*[.A603] - 16*[.A603]*[.A603] + 5*[.A603]" office:value-type="float" office:value="0.199848359871462" calcext:value-type="float">
            <text:p>0.199848359871462</text:p>
          </table:table-cell>
          <table:table-cell table:formula="of:= [.B603]*[.B603]*[.B603]*[.B603] - 16*[.B603]*[.B603] + 5*[.B603]" office:value-type="float" office:value="-0.270687978526771" calcext:value-type="float">
            <text:p>-0.2706879785267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0974554554559" calcext:value-type="float">
            <text:p>0.360974554554559</text:p>
          </table:table-cell>
          <table:table-cell table:formula="of:=-[.A604]" office:value-type="float" office:value="-0.360974554554559" calcext:value-type="float">
            <text:p>-0.360974554554559</text:p>
          </table:table-cell>
          <table:table-cell/>
          <table:table-cell table:formula="of:= [.A604] * [.A604] - 10 * COS(2 * PI() * [.A604])" office:value-type="float" office:value="6.55160362159302" calcext:value-type="float">
            <text:p>6.55160362159302</text:p>
          </table:table-cell>
          <table:table-cell table:formula="of:= [.B604] * [.B604] - 10 * COS(2 * PI() * [.B604])" office:value-type="float" office:value="6.55160362159302" calcext:value-type="float">
            <text:p>6.55160362159302</text:p>
          </table:table-cell>
          <table:table-cell table:formula="of:= 100 * ([.A605] - [.A604]*[.A604]) * ([.A605] - [.A604]*[.A604]) + (1 - [.A604]) * (1 - [.A604])" office:value-type="float" office:value="5.2293745085996" calcext:value-type="float">
            <text:p>5.2293745085996</text:p>
          </table:table-cell>
          <table:table-cell table:formula="of:= 100 * ([.B605] - [.B604]*[.B604]) * ([.B605] - [.B604]*[.B604]) + (1 - [.B604]) * (1 - [.B604])" office:value-type="float" office:value="24.908910097386" calcext:value-type="float">
            <text:p>24.908910097386</text:p>
          </table:table-cell>
          <table:table-cell table:formula="of:=[.A604]*[.A604]" office:value-type="float" office:value="0.130302629035863" calcext:value-type="float">
            <text:p>0.130302629035863</text:p>
          </table:table-cell>
          <table:table-cell table:formula="of:=[.B604]*[.B604]" office:value-type="float" office:value="0.130302629035863" calcext:value-type="float">
            <text:p>0.130302629035863</text:p>
          </table:table-cell>
          <table:table-cell table:formula="of:= [.A604]*[.A604]*[.A604]*[.A604] - 16*[.A604]*[.A604] + 5*[.A604]" office:value-type="float" office:value="-0.262990516667346" calcext:value-type="float">
            <text:p>-0.262990516667346</text:p>
          </table:table-cell>
          <table:table-cell table:formula="of:= [.B604]*[.B604]*[.B604]*[.B604] - 16*[.B604]*[.B604] + 5*[.B604]" office:value-type="float" office:value="-3.87273606221294" calcext:value-type="float">
            <text:p>-3.872736062212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9870864185505" calcext:value-type="float">
            <text:p>0.349870864185505</text:p>
          </table:table-cell>
          <table:table-cell table:formula="of:=-[.A605]" office:value-type="float" office:value="-0.349870864185505" calcext:value-type="float">
            <text:p>-0.349870864185505</text:p>
          </table:table-cell>
          <table:table-cell/>
          <table:table-cell table:formula="of:= [.A605] * [.A605] - 10 * COS(2 * PI() * [.A605])" office:value-type="float" office:value="5.99369597393481" calcext:value-type="float">
            <text:p>5.99369597393481</text:p>
          </table:table-cell>
          <table:table-cell table:formula="of:= [.B605] * [.B605] - 10 * COS(2 * PI() * [.B605])" office:value-type="float" office:value="5.99369597393481" calcext:value-type="float">
            <text:p>5.99369597393481</text:p>
          </table:table-cell>
          <table:table-cell table:formula="of:= 100 * ([.A606] - [.A605]*[.A605]) * ([.A606] - [.A605]*[.A605]) + (1 - [.A605]) * (1 - [.A605])" office:value-type="float" office:value="6.77859254710295" calcext:value-type="float">
            <text:p>6.77859254710295</text:p>
          </table:table-cell>
          <table:table-cell table:formula="of:= 100 * ([.B606] - [.B605]*[.B605]) * ([.B606] - [.B605]*[.B605]) + (1 - [.B605]) * (1 - [.B605])" office:value-type="float" office:value="1.82746626898572" calcext:value-type="float">
            <text:p>1.82746626898572</text:p>
          </table:table-cell>
          <table:table-cell table:formula="of:=[.A605]*[.A605]" office:value-type="float" office:value="0.122409621605912" calcext:value-type="float">
            <text:p>0.122409621605912</text:p>
          </table:table-cell>
          <table:table-cell table:formula="of:=[.B605]*[.B605]" office:value-type="float" office:value="0.122409621605912" calcext:value-type="float">
            <text:p>0.122409621605912</text:p>
          </table:table-cell>
          <table:table-cell table:formula="of:= [.A605]*[.A605]*[.A605]*[.A605] - 16*[.A605]*[.A605] + 5*[.A605]" office:value-type="float" office:value="-0.194215509305363" calcext:value-type="float">
            <text:p>-0.194215509305363</text:p>
          </table:table-cell>
          <table:table-cell table:formula="of:= [.B605]*[.B605]*[.B605]*[.B605] - 16*[.B605]*[.B605] + 5*[.B605]" office:value-type="float" office:value="-3.69292415116041" calcext:value-type="float">
            <text:p>-3.692924151160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9699970711954" calcext:value-type="float">
            <text:p>-0.129699970711954</text:p>
          </table:table-cell>
          <table:table-cell table:formula="of:=-[.A606]" office:value-type="float" office:value="0.129699970711954" calcext:value-type="float">
            <text:p>0.129699970711954</text:p>
          </table:table-cell>
          <table:table-cell/>
          <table:table-cell table:formula="of:= [.A606] * [.A606] - 10 * COS(2 * PI() * [.A606])" office:value-type="float" office:value="-6.84237888156931" calcext:value-type="float">
            <text:p>-6.84237888156931</text:p>
          </table:table-cell>
          <table:table-cell table:formula="of:= [.B606] * [.B606] - 10 * COS(2 * PI() * [.B606])" office:value-type="float" office:value="-6.84237888156931" calcext:value-type="float">
            <text:p>-6.84237888156931</text:p>
          </table:table-cell>
          <table:table-cell table:formula="of:= 100 * ([.A607] - [.A606]*[.A606]) * ([.A607] - [.A606]*[.A606]) + (1 - [.A606]) * (1 - [.A606])" office:value-type="float" office:value="7.91788282816608" calcext:value-type="float">
            <text:p>7.91788282816608</text:p>
          </table:table-cell>
          <table:table-cell table:formula="of:= 100 * ([.B607] - [.B606]*[.B606]) * ([.B607] - [.B606]*[.B606]) + (1 - [.B606]) * (1 - [.B606])" office:value-type="float" office:value="9.24639172041663" calcext:value-type="float">
            <text:p>9.24639172041663</text:p>
          </table:table-cell>
          <table:table-cell table:formula="of:=[.A606]*[.A606]" office:value-type="float" office:value="0.0168220824026817" calcext:value-type="float">
            <text:p>0.0168220824026817</text:p>
          </table:table-cell>
          <table:table-cell table:formula="of:=[.B606]*[.B606]" office:value-type="float" office:value="0.0168220824026817" calcext:value-type="float">
            <text:p>0.0168220824026817</text:p>
          </table:table-cell>
          <table:table-cell table:formula="of:= [.A606]*[.A606]*[.A606]*[.A606] - 16*[.A606]*[.A606] + 5*[.A606]" office:value-type="float" office:value="-0.917370189546314" calcext:value-type="float">
            <text:p>-0.917370189546314</text:p>
          </table:table-cell>
          <table:table-cell table:formula="of:= [.B606]*[.B606]*[.B606]*[.B606] - 16*[.B606]*[.B606] + 5*[.B606]" office:value-type="float" office:value="0.379629517573225" calcext:value-type="float">
            <text:p>0.3796295175732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4536280776374" calcext:value-type="float">
            <text:p>0.274536280776374</text:p>
          </table:table-cell>
          <table:table-cell table:formula="of:=-[.A607]" office:value-type="float" office:value="-0.274536280776374" calcext:value-type="float">
            <text:p>-0.274536280776374</text:p>
          </table:table-cell>
          <table:table-cell/>
          <table:table-cell table:formula="of:= [.A607] * [.A607] - 10 * COS(2 * PI() * [.A607])" office:value-type="float" office:value="1.61093059906639" calcext:value-type="float">
            <text:p>1.61093059906639</text:p>
          </table:table-cell>
          <table:table-cell table:formula="of:= [.B607] * [.B607] - 10 * COS(2 * PI() * [.B607])" office:value-type="float" office:value="1.61093059906639" calcext:value-type="float">
            <text:p>1.61093059906639</text:p>
          </table:table-cell>
          <table:table-cell table:formula="of:= 100 * ([.A608] - [.A607]*[.A607]) * ([.A608] - [.A607]*[.A607]) + (1 - [.A607]) * (1 - [.A607])" office:value-type="float" office:value="10.3605887494234" calcext:value-type="float">
            <text:p>10.3605887494234</text:p>
          </table:table-cell>
          <table:table-cell table:formula="of:= 100 * ([.B608] - [.B607]*[.B607]) * ([.B608] - [.B607]*[.B607]) + (1 - [.B607]) * (1 - [.B607])" office:value-type="float" office:value="23.1853344365356" calcext:value-type="float">
            <text:p>23.1853344365356</text:p>
          </table:table-cell>
          <table:table-cell table:formula="of:=[.A607]*[.A607]" office:value-type="float" office:value="0.0753701694625241" calcext:value-type="float">
            <text:p>0.0753701694625241</text:p>
          </table:table-cell>
          <table:table-cell table:formula="of:=[.B607]*[.B607]" office:value-type="float" office:value="0.0753701694625241" calcext:value-type="float">
            <text:p>0.0753701694625241</text:p>
          </table:table-cell>
          <table:table-cell table:formula="of:= [.A607]*[.A607]*[.A607]*[.A607] - 16*[.A607]*[.A607] + 5*[.A607]" office:value-type="float" office:value="0.172439354926294" calcext:value-type="float">
            <text:p>0.172439354926294</text:p>
          </table:table-cell>
          <table:table-cell table:formula="of:= [.B607]*[.B607]*[.B607]*[.B607] - 16*[.B607]*[.B607] + 5*[.B607]" office:value-type="float" office:value="-2.57292345283745" calcext:value-type="float">
            <text:p>-2.5729234528374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8966903206892" calcext:value-type="float">
            <text:p>0.388966903206892</text:p>
          </table:table-cell>
          <table:table-cell table:formula="of:=-[.A608]" office:value-type="float" office:value="-0.388966903206892" calcext:value-type="float">
            <text:p>-0.388966903206892</text:p>
          </table:table-cell>
          <table:table-cell/>
          <table:table-cell table:formula="of:= [.A608] * [.A608] - 10 * COS(2 * PI() * [.A608])" office:value-type="float" office:value="7.81488956867525" calcext:value-type="float">
            <text:p>7.81488956867525</text:p>
          </table:table-cell>
          <table:table-cell table:formula="of:= [.B608] * [.B608] - 10 * COS(2 * PI() * [.B608])" office:value-type="float" office:value="7.81488956867525" calcext:value-type="float">
            <text:p>7.81488956867525</text:p>
          </table:table-cell>
          <table:table-cell table:formula="of:= 100 * ([.A609] - [.A608]*[.A608]) * ([.A609] - [.A608]*[.A608]) + (1 - [.A608]) * (1 - [.A608])" office:value-type="float" office:value="0.467916732661604" calcext:value-type="float">
            <text:p>0.467916732661604</text:p>
          </table:table-cell>
          <table:table-cell table:formula="of:= 100 * ([.B609] - [.B608]*[.B608]) * ([.B609] - [.B608]*[.B608]) + (1 - [.B608]) * (1 - [.B608])" office:value-type="float" office:value="13.0408077547657" calcext:value-type="float">
            <text:p>13.0408077547657</text:p>
          </table:table-cell>
          <table:table-cell table:formula="of:=[.A608]*[.A608]" office:value-type="float" office:value="0.15129525179036" calcext:value-type="float">
            <text:p>0.15129525179036</text:p>
          </table:table-cell>
          <table:table-cell table:formula="of:=[.B608]*[.B608]" office:value-type="float" office:value="0.15129525179036" calcext:value-type="float">
            <text:p>0.15129525179036</text:p>
          </table:table-cell>
          <table:table-cell table:formula="of:= [.A608]*[.A608]*[.A608]*[.A608] - 16*[.A608]*[.A608] + 5*[.A608]" office:value-type="float" office:value="-0.452999259396989" calcext:value-type="float">
            <text:p>-0.452999259396989</text:p>
          </table:table-cell>
          <table:table-cell table:formula="of:= [.B608]*[.B608]*[.B608]*[.B608] - 16*[.B608]*[.B608] + 5*[.B608]" office:value-type="float" office:value="-4.34266829146591" calcext:value-type="float">
            <text:p>-4.342668291465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2045095250942" calcext:value-type="float">
            <text:p>0.182045095250942</text:p>
          </table:table-cell>
          <table:table-cell table:formula="of:=-[.A609]" office:value-type="float" office:value="-0.182045095250942" calcext:value-type="float">
            <text:p>-0.182045095250942</text:p>
          </table:table-cell>
          <table:table-cell/>
          <table:table-cell table:formula="of:= [.A609] * [.A609] - 10 * COS(2 * PI() * [.A609])" office:value-type="float" office:value="-4.10803651612236" calcext:value-type="float">
            <text:p>-4.10803651612236</text:p>
          </table:table-cell>
          <table:table-cell table:formula="of:= [.B609] * [.B609] - 10 * COS(2 * PI() * [.B609])" office:value-type="float" office:value="-4.10803651612236" calcext:value-type="float">
            <text:p>-4.10803651612236</text:p>
          </table:table-cell>
          <table:table-cell table:formula="of:= 100 * ([.A610] - [.A609]*[.A609]) * ([.A610] - [.A609]*[.A609]) + (1 - [.A609]) * (1 - [.A609])" office:value-type="float" office:value="0.730147213997836" calcext:value-type="float">
            <text:p>0.730147213997836</text:p>
          </table:table-cell>
          <table:table-cell table:formula="of:= 100 * ([.B610] - [.B609]*[.B609]) * ([.B610] - [.B609]*[.B609]) + (1 - [.B609]) * (1 - [.B609])" office:value-type="float" office:value="2.22530582421675" calcext:value-type="float">
            <text:p>2.22530582421675</text:p>
          </table:table-cell>
          <table:table-cell table:formula="of:=[.A609]*[.A609]" office:value-type="float" office:value="0.0331404167049245" calcext:value-type="float">
            <text:p>0.0331404167049245</text:p>
          </table:table-cell>
          <table:table-cell table:formula="of:=[.B609]*[.B609]" office:value-type="float" office:value="0.0331404167049245" calcext:value-type="float">
            <text:p>0.0331404167049245</text:p>
          </table:table-cell>
          <table:table-cell table:formula="of:= [.A609]*[.A609]*[.A609]*[.A609] - 16*[.A609]*[.A609] + 5*[.A609]" office:value-type="float" office:value="0.381077096195293" calcext:value-type="float">
            <text:p>0.381077096195293</text:p>
          </table:table-cell>
          <table:table-cell table:formula="of:= [.B609]*[.B609]*[.B609]*[.B609] - 16*[.B609]*[.B609] + 5*[.B609]" office:value-type="float" office:value="-1.43937385631412" calcext:value-type="float">
            <text:p>-1.439373856314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78582215821371" calcext:value-type="float">
            <text:p>0.0578582215821371</text:p>
          </table:table-cell>
          <table:table-cell table:formula="of:=-[.A610]" office:value-type="float" office:value="-0.0578582215821371" calcext:value-type="float">
            <text:p>-0.0578582215821371</text:p>
          </table:table-cell>
          <table:table-cell/>
          <table:table-cell table:formula="of:= [.A610] * [.A610] - 10 * COS(2 * PI() * [.A610])" office:value-type="float" office:value="-9.34311313166409" calcext:value-type="float">
            <text:p>-9.34311313166409</text:p>
          </table:table-cell>
          <table:table-cell table:formula="of:= [.B610] * [.B610] - 10 * COS(2 * PI() * [.B610])" office:value-type="float" office:value="-9.34311313166409" calcext:value-type="float">
            <text:p>-9.34311313166409</text:p>
          </table:table-cell>
          <table:table-cell table:formula="of:= 100 * ([.A611] - [.A610]*[.A610]) * ([.A611] - [.A610]*[.A610]) + (1 - [.A610]) * (1 - [.A610])" office:value-type="float" office:value="13.8998429366029" calcext:value-type="float">
            <text:p>13.8998429366029</text:p>
          </table:table-cell>
          <table:table-cell table:formula="of:= 100 * ([.B611] - [.B610]*[.B610]) * ([.B611] - [.B610]*[.B610]) + (1 - [.B610]) * (1 - [.B610])" office:value-type="float" office:value="13.6527376552621" calcext:value-type="float">
            <text:p>13.6527376552621</text:p>
          </table:table-cell>
          <table:table-cell table:formula="of:=[.A610]*[.A610]" office:value-type="float" office:value="0.00334757380464767" calcext:value-type="float">
            <text:p>0.00334757380464767</text:p>
          </table:table-cell>
          <table:table-cell table:formula="of:=[.B610]*[.B610]" office:value-type="float" office:value="0.00334757380464767" calcext:value-type="float">
            <text:p>0.00334757380464767</text:p>
          </table:table-cell>
          <table:table-cell table:formula="of:= [.A610]*[.A610]*[.A610]*[.A610] - 16*[.A610]*[.A610] + 5*[.A610]" office:value-type="float" office:value="0.2357411332867" calcext:value-type="float">
            <text:p>0.2357411332867</text:p>
          </table:table-cell>
          <table:table-cell table:formula="of:= [.B610]*[.B610]*[.B610]*[.B610] - 16*[.B610]*[.B610] + 5*[.B610]" office:value-type="float" office:value="-0.34284108253467" calcext:value-type="float">
            <text:p>-0.342841082534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7376861269586" calcext:value-type="float">
            <text:p>-0.357376861269586</text:p>
          </table:table-cell>
          <table:table-cell table:formula="of:=-[.A611]" office:value-type="float" office:value="0.357376861269586" calcext:value-type="float">
            <text:p>0.357376861269586</text:p>
          </table:table-cell>
          <table:table-cell/>
          <table:table-cell table:formula="of:= [.A611] * [.A611] - 10 * COS(2 * PI() * [.A611])" office:value-type="float" office:value="6.37410469644831" calcext:value-type="float">
            <text:p>6.37410469644831</text:p>
          </table:table-cell>
          <table:table-cell table:formula="of:= [.B611] * [.B611] - 10 * COS(2 * PI() * [.B611])" office:value-type="float" office:value="6.37410469644831" calcext:value-type="float">
            <text:p>6.37410469644831</text:p>
          </table:table-cell>
          <table:table-cell table:formula="of:= 100 * ([.A612] - [.A611]*[.A611]) * ([.A612] - [.A611]*[.A611]) + (1 - [.A611]) * (1 - [.A611])" office:value-type="float" office:value="6.93153480912738" calcext:value-type="float">
            <text:p>6.93153480912738</text:p>
          </table:table-cell>
          <table:table-cell table:formula="of:= 100 * ([.B612] - [.B611]*[.B611]) * ([.B612] - [.B611]*[.B611]) + (1 - [.B611]) * (1 - [.B611])" office:value-type="float" office:value="23.5515614910306" calcext:value-type="float">
            <text:p>23.5515614910306</text:p>
          </table:table-cell>
          <table:table-cell table:formula="of:=[.A611]*[.A611]" office:value-type="float" office:value="0.127718220970901" calcext:value-type="float">
            <text:p>0.127718220970901</text:p>
          </table:table-cell>
          <table:table-cell table:formula="of:=[.B611]*[.B611]" office:value-type="float" office:value="0.127718220970901" calcext:value-type="float">
            <text:p>0.127718220970901</text:p>
          </table:table-cell>
          <table:table-cell table:formula="of:= [.A611]*[.A611]*[.A611]*[.A611] - 16*[.A611]*[.A611] + 5*[.A611]" office:value-type="float" office:value="-3.81406389791437" calcext:value-type="float">
            <text:p>-3.81406389791437</text:p>
          </table:table-cell>
          <table:table-cell table:formula="of:= [.B611]*[.B611]*[.B611]*[.B611] - 16*[.B611]*[.B611] + 5*[.B611]" office:value-type="float" office:value="-0.240295285218512" calcext:value-type="float">
            <text:p>-0.2402952852185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3307734592818" calcext:value-type="float">
            <text:p>0.353307734592818</text:p>
          </table:table-cell>
          <table:table-cell table:formula="of:=-[.A612]" office:value-type="float" office:value="-0.353307734592818" calcext:value-type="float">
            <text:p>-0.353307734592818</text:p>
          </table:table-cell>
          <table:table-cell/>
          <table:table-cell table:formula="of:= [.A612] * [.A612] - 10 * COS(2 * PI() * [.A612])" office:value-type="float" office:value="6.1695362740415" calcext:value-type="float">
            <text:p>6.1695362740415</text:p>
          </table:table-cell>
          <table:table-cell table:formula="of:= [.B612] * [.B612] - 10 * COS(2 * PI() * [.B612])" office:value-type="float" office:value="6.1695362740415" calcext:value-type="float">
            <text:p>6.1695362740415</text:p>
          </table:table-cell>
          <table:table-cell table:formula="of:= 100 * ([.A613] - [.A612]*[.A612]) * ([.A613] - [.A612]*[.A612]) + (1 - [.A612]) * (1 - [.A612])" office:value-type="float" office:value="26.7446246762954" calcext:value-type="float">
            <text:p>26.7446246762954</text:p>
          </table:table-cell>
          <table:table-cell table:formula="of:= 100 * ([.B613] - [.B612]*[.B612]) * ([.B613] - [.B612]*[.B612]) + (1 - [.B612]) * (1 - [.B612])" office:value-type="float" office:value="8.77150560466816" calcext:value-type="float">
            <text:p>8.77150560466816</text:p>
          </table:table-cell>
          <table:table-cell table:formula="of:=[.A612]*[.A612]" office:value-type="float" office:value="0.124826355323109" calcext:value-type="float">
            <text:p>0.124826355323109</text:p>
          </table:table-cell>
          <table:table-cell table:formula="of:=[.B612]*[.B612]" office:value-type="float" office:value="0.124826355323109" calcext:value-type="float">
            <text:p>0.124826355323109</text:p>
          </table:table-cell>
          <table:table-cell table:formula="of:= [.A612]*[.A612]*[.A612]*[.A612] - 16*[.A612]*[.A612] + 5*[.A612]" office:value-type="float" office:value="-0.215101393222403" calcext:value-type="float">
            <text:p>-0.215101393222403</text:p>
          </table:table-cell>
          <table:table-cell table:formula="of:= [.B612]*[.B612]*[.B612]*[.B612] - 16*[.B612]*[.B612] + 5*[.B612]" office:value-type="float" office:value="-3.74817873915058" calcext:value-type="float">
            <text:p>-3.748178739150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8266363297589" calcext:value-type="float">
            <text:p>-0.388266363297589</text:p>
          </table:table-cell>
          <table:table-cell table:formula="of:=-[.A613]" office:value-type="float" office:value="0.388266363297589" calcext:value-type="float">
            <text:p>0.388266363297589</text:p>
          </table:table-cell>
          <table:table-cell/>
          <table:table-cell table:formula="of:= [.A613] * [.A613] - 10 * COS(2 * PI() * [.A613])" office:value-type="float" office:value="7.78599438904108" calcext:value-type="float">
            <text:p>7.78599438904108</text:p>
          </table:table-cell>
          <table:table-cell table:formula="of:= [.B613] * [.B613] - 10 * COS(2 * PI() * [.B613])" office:value-type="float" office:value="7.78599438904108" calcext:value-type="float">
            <text:p>7.78599438904108</text:p>
          </table:table-cell>
          <table:table-cell table:formula="of:= 100 * ([.A614] - [.A613]*[.A613]) * ([.A614] - [.A613]*[.A613]) + (1 - [.A613]) * (1 - [.A613])" office:value-type="float" office:value="9.36542108681039" calcext:value-type="float">
            <text:p>9.36542108681039</text:p>
          </table:table-cell>
          <table:table-cell table:formula="of:= 100 * ([.B614] - [.B613]*[.B613]) * ([.B614] - [.B613]*[.B613]) + (1 - [.B613]) * (1 - [.B613])" office:value-type="float" office:value="0.457001102732804" calcext:value-type="float">
            <text:p>0.457001102732804</text:p>
          </table:table-cell>
          <table:table-cell table:formula="of:=[.A613]*[.A613]" office:value-type="float" office:value="0.150750768868335" calcext:value-type="float">
            <text:p>0.150750768868335</text:p>
          </table:table-cell>
          <table:table-cell table:formula="of:=[.B613]*[.B613]" office:value-type="float" office:value="0.150750768868335" calcext:value-type="float">
            <text:p>0.150750768868335</text:p>
          </table:table-cell>
          <table:table-cell table:formula="of:= [.A613]*[.A613]*[.A613]*[.A613] - 16*[.A613]*[.A613] + 5*[.A613]" office:value-type="float" office:value="-4.33061832406692" calcext:value-type="float">
            <text:p>-4.33061832406692</text:p>
          </table:table-cell>
          <table:table-cell table:formula="of:= [.B613]*[.B613]*[.B613]*[.B613] - 16*[.B613]*[.B613] + 5*[.B613]" office:value-type="float" office:value="-0.447954691091028" calcext:value-type="float">
            <text:p>-0.4479546910910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1978723327629" calcext:value-type="float">
            <text:p>-0.121978723327629</text:p>
          </table:table-cell>
          <table:table-cell table:formula="of:=-[.A614]" office:value-type="float" office:value="0.121978723327629" calcext:value-type="float">
            <text:p>0.121978723327629</text:p>
          </table:table-cell>
          <table:table-cell/>
          <table:table-cell table:formula="of:= [.A614] * [.A614] - 10 * COS(2 * PI() * [.A614])" office:value-type="float" office:value="-7.18913868789673" calcext:value-type="float">
            <text:p>-7.18913868789673</text:p>
          </table:table-cell>
          <table:table-cell table:formula="of:= [.B614] * [.B614] - 10 * COS(2 * PI() * [.B614])" office:value-type="float" office:value="-7.18913868789673" calcext:value-type="float">
            <text:p>-7.18913868789673</text:p>
          </table:table-cell>
          <table:table-cell table:formula="of:= 100 * ([.A615] - [.A614]*[.A614]) * ([.A615] - [.A614]*[.A614]) + (1 - [.A614]) * (1 - [.A614])" office:value-type="float" office:value="1.36387365520528" calcext:value-type="float">
            <text:p>1.36387365520528</text:p>
          </table:table-cell>
          <table:table-cell table:formula="of:= 100 * ([.B615] - [.B614]*[.B614]) * ([.B615] - [.B614]*[.B614]) + (1 - [.B614]) * (1 - [.B614])" office:value-type="float" office:value="0.771624596299732" calcext:value-type="float">
            <text:p>0.771624596299732</text:p>
          </table:table-cell>
          <table:table-cell table:formula="of:=[.A614]*[.A614]" office:value-type="float" office:value="0.0148788089446383" calcext:value-type="float">
            <text:p>0.0148788089446383</text:p>
          </table:table-cell>
          <table:table-cell table:formula="of:=[.B614]*[.B614]" office:value-type="float" office:value="0.0148788089446383" calcext:value-type="float">
            <text:p>0.0148788089446383</text:p>
          </table:table-cell>
          <table:table-cell table:formula="of:= [.A614]*[.A614]*[.A614]*[.A614] - 16*[.A614]*[.A614] + 5*[.A614]" office:value-type="float" office:value="-0.847733180796749" calcext:value-type="float">
            <text:p>-0.847733180796749</text:p>
          </table:table-cell>
          <table:table-cell table:formula="of:= [.B614]*[.B614]*[.B614]*[.B614] - 16*[.B614]*[.B614] + 5*[.B614]" office:value-type="float" office:value="0.372054052479544" calcext:value-type="float">
            <text:p>0.3720540524795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75306649180129" calcext:value-type="float">
            <text:p>-0.0175306649180129</text:p>
          </table:table-cell>
          <table:table-cell table:formula="of:=-[.A615]" office:value-type="float" office:value="0.0175306649180129" calcext:value-type="float">
            <text:p>0.0175306649180129</text:p>
          </table:table-cell>
          <table:table-cell/>
          <table:table-cell table:formula="of:= [.A615] * [.A615] - 10 * COS(2 * PI() * [.A615])" office:value-type="float" office:value="-9.93909061705967" calcext:value-type="float">
            <text:p>-9.93909061705967</text:p>
          </table:table-cell>
          <table:table-cell table:formula="of:= [.B615] * [.B615] - 10 * COS(2 * PI() * [.B615])" office:value-type="float" office:value="-9.93909061705967" calcext:value-type="float">
            <text:p>-9.93909061705967</text:p>
          </table:table-cell>
          <table:table-cell table:formula="of:= 100 * ([.A616] - [.A615]*[.A615]) * ([.A616] - [.A615]*[.A615]) + (1 - [.A615]) * (1 - [.A615])" office:value-type="float" office:value="17.1501735607075" calcext:value-type="float">
            <text:p>17.1501735607075</text:p>
          </table:table-cell>
          <table:table-cell table:formula="of:= 100 * ([.B616] - [.B615]*[.B615]) * ([.B616] - [.B615]*[.B615]) + (1 - [.B615]) * (1 - [.B615])" office:value-type="float" office:value="17.1294366506149" calcext:value-type="float">
            <text:p>17.1294366506149</text:p>
          </table:table-cell>
          <table:table-cell table:formula="of:=[.A615]*[.A615]" office:value-type="float" office:value="0.000307324212467649" calcext:value-type="float">
            <text:p>0.000307324212467649</text:p>
          </table:table-cell>
          <table:table-cell table:formula="of:=[.B615]*[.B615]" office:value-type="float" office:value="0.000307324212467649" calcext:value-type="float">
            <text:p>0.000307324212467649</text:p>
          </table:table-cell>
          <table:table-cell table:formula="of:= [.A615]*[.A615]*[.A615]*[.A615] - 16*[.A615]*[.A615] + 5*[.A615]" office:value-type="float" office:value="-0.0925704175413754" calcext:value-type="float">
            <text:p>-0.0925704175413754</text:p>
          </table:table-cell>
          <table:table-cell table:formula="of:= [.B615]*[.B615]*[.B615]*[.B615] - 16*[.B615]*[.B615] + 5*[.B615]" office:value-type="float" office:value="0.0827362316387538" calcext:value-type="float">
            <text:p>0.08273623163875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01739820488729" calcext:value-type="float">
            <text:p>0.401739820488729</text:p>
          </table:table-cell>
          <table:table-cell table:formula="of:=-[.A616]" office:value-type="float" office:value="-0.401739820488729" calcext:value-type="float">
            <text:p>-0.401739820488729</text:p>
          </table:table-cell>
          <table:table-cell/>
          <table:table-cell table:formula="of:= [.A616] * [.A616] - 10 * COS(2 * PI() * [.A616])" office:value-type="float" office:value="8.31533458180918" calcext:value-type="float">
            <text:p>8.31533458180918</text:p>
          </table:table-cell>
          <table:table-cell table:formula="of:= [.B616] * [.B616] - 10 * COS(2 * PI() * [.B616])" office:value-type="float" office:value="8.31533458180918" calcext:value-type="float">
            <text:p>8.31533458180918</text:p>
          </table:table-cell>
          <table:table-cell table:formula="of:= 100 * ([.A617] - [.A616]*[.A616]) * ([.A617] - [.A616]*[.A616]) + (1 - [.A616]) * (1 - [.A616])" office:value-type="float" office:value="2.48625273005235" calcext:value-type="float">
            <text:p>2.48625273005235</text:p>
          </table:table-cell>
          <table:table-cell table:formula="of:= 100 * ([.B617] - [.B616]*[.B616]) * ([.B617] - [.B616]*[.B616]) + (1 - [.B616]) * (1 - [.B616])" office:value-type="float" office:value="5.09428998826448" calcext:value-type="float">
            <text:p>5.09428998826448</text:p>
          </table:table-cell>
          <table:table-cell table:formula="of:=[.A616]*[.A616]" office:value-type="float" office:value="0.161394883366316" calcext:value-type="float">
            <text:p>0.161394883366316</text:p>
          </table:table-cell>
          <table:table-cell table:formula="of:=[.B616]*[.B616]" office:value-type="float" office:value="0.161394883366316" calcext:value-type="float">
            <text:p>0.161394883366316</text:p>
          </table:table-cell>
          <table:table-cell table:formula="of:= [.A616]*[.A616]*[.A616]*[.A616] - 16*[.A616]*[.A616] + 5*[.A616]" office:value-type="float" office:value="-0.547570723040584" calcext:value-type="float">
            <text:p>-0.547570723040584</text:p>
          </table:table-cell>
          <table:table-cell table:formula="of:= [.B616]*[.B616]*[.B616]*[.B616] - 16*[.B616]*[.B616] + 5*[.B616]" office:value-type="float" office:value="-4.56496892792787" calcext:value-type="float">
            <text:p>-4.564968927927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55066560255364" calcext:value-type="float">
            <text:p>0.0155066560255364</text:p>
          </table:table-cell>
          <table:table-cell table:formula="of:=-[.A617]" office:value-type="float" office:value="-0.0155066560255364" calcext:value-type="float">
            <text:p>-0.0155066560255364</text:p>
          </table:table-cell>
          <table:table-cell/>
          <table:table-cell table:formula="of:= [.A617] * [.A617] - 10 * COS(2 * PI() * [.A617])" office:value-type="float" office:value="-9.95233289208183" calcext:value-type="float">
            <text:p>-9.95233289208183</text:p>
          </table:table-cell>
          <table:table-cell table:formula="of:= [.B617] * [.B617] - 10 * COS(2 * PI() * [.B617])" office:value-type="float" office:value="-9.95233289208183" calcext:value-type="float">
            <text:p>-9.95233289208183</text:p>
          </table:table-cell>
          <table:table-cell table:formula="of:= 100 * ([.A618] - [.A617]*[.A617]) * ([.A618] - [.A617]*[.A617]) + (1 - [.A617]) * (1 - [.A617])" office:value-type="float" office:value="6.6774476430892" calcext:value-type="float">
            <text:p>6.6774476430892</text:p>
          </table:table-cell>
          <table:table-cell table:formula="of:= 100 * ([.B618] - [.B617]*[.B617]) * ([.B618] - [.B617]*[.B617]) + (1 - [.B617]) * (1 - [.B617])" office:value-type="float" office:value="6.76247721732345" calcext:value-type="float">
            <text:p>6.76247721732345</text:p>
          </table:table-cell>
          <table:table-cell table:formula="of:=[.A617]*[.A617]" office:value-type="float" office:value="0.000240456381094303" calcext:value-type="float">
            <text:p>0.000240456381094303</text:p>
          </table:table-cell>
          <table:table-cell table:formula="of:=[.B617]*[.B617]" office:value-type="float" office:value="0.000240456381094303" calcext:value-type="float">
            <text:p>0.000240456381094303</text:p>
          </table:table-cell>
          <table:table-cell table:formula="of:= [.A617]*[.A617]*[.A617]*[.A617] - 16*[.A617]*[.A617] + 5*[.A617]" office:value-type="float" office:value="0.0736860358494442" calcext:value-type="float">
            <text:p>0.0736860358494442</text:p>
          </table:table-cell>
          <table:table-cell table:formula="of:= [.B617]*[.B617]*[.B617]*[.B617] - 16*[.B617]*[.B617] + 5*[.B617]" office:value-type="float" office:value="-0.0813805244059194" calcext:value-type="float">
            <text:p>-0.08138052440591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9159281481989" calcext:value-type="float">
            <text:p>0.239159281481989</text:p>
          </table:table-cell>
          <table:table-cell table:formula="of:=-[.A618]" office:value-type="float" office:value="-0.239159281481989" calcext:value-type="float">
            <text:p>-0.239159281481989</text:p>
          </table:table-cell>
          <table:table-cell/>
          <table:table-cell table:formula="of:= [.A618] * [.A618] - 10 * COS(2 * PI() * [.A618])" office:value-type="float" office:value="-0.623418694287539" calcext:value-type="float">
            <text:p>-0.623418694287539</text:p>
          </table:table-cell>
          <table:table-cell table:formula="of:= [.B618] * [.B618] - 10 * COS(2 * PI() * [.B618])" office:value-type="float" office:value="-0.623418694287539" calcext:value-type="float">
            <text:p>-0.623418694287539</text:p>
          </table:table-cell>
          <table:table-cell table:formula="of:= 100 * ([.A619] - [.A618]*[.A618]) * ([.A619] - [.A618]*[.A618]) + (1 - [.A618]) * (1 - [.A618])" office:value-type="float" office:value="3.99526429292157" calcext:value-type="float">
            <text:p>3.99526429292157</text:p>
          </table:table-cell>
          <table:table-cell table:formula="of:= 100 * ([.B619] - [.B618]*[.B618]) * ([.B619] - [.B618]*[.B618]) + (1 - [.B618]) * (1 - [.B618])" office:value-type="float" office:value="10.4893150763398" calcext:value-type="float">
            <text:p>10.4893150763398</text:p>
          </table:table-cell>
          <table:table-cell table:formula="of:=[.A618]*[.A618]" office:value-type="float" office:value="0.0571971619189811" calcext:value-type="float">
            <text:p>0.0571971619189811</text:p>
          </table:table-cell>
          <table:table-cell table:formula="of:=[.B618]*[.B618]" office:value-type="float" office:value="0.0571971619189811" calcext:value-type="float">
            <text:p>0.0571971619189811</text:p>
          </table:table-cell>
          <table:table-cell table:formula="of:= [.A618]*[.A618]*[.A618]*[.A618] - 16*[.A618]*[.A618] + 5*[.A618]" office:value-type="float" office:value="0.283913332037832" calcext:value-type="float">
            <text:p>0.283913332037832</text:p>
          </table:table-cell>
          <table:table-cell table:formula="of:= [.B618]*[.B618]*[.B618]*[.B618] - 16*[.B618]*[.B618] + 5*[.B618]" office:value-type="float" office:value="-2.10767948278206" calcext:value-type="float">
            <text:p>-2.107679482782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2031836532988" calcext:value-type="float">
            <text:p>0.242031836532988</text:p>
          </table:table-cell>
          <table:table-cell table:formula="of:=-[.A619]" office:value-type="float" office:value="-0.242031836532988" calcext:value-type="float">
            <text:p>-0.242031836532988</text:p>
          </table:table-cell>
          <table:table-cell/>
          <table:table-cell table:formula="of:= [.A619] * [.A619] - 10 * COS(2 * PI() * [.A619])" office:value-type="float" office:value="-0.441865940026914" calcext:value-type="float">
            <text:p>-0.441865940026914</text:p>
          </table:table-cell>
          <table:table-cell table:formula="of:= [.B619] * [.B619] - 10 * COS(2 * PI() * [.B619])" office:value-type="float" office:value="-0.441865940026914" calcext:value-type="float">
            <text:p>-0.441865940026914</text:p>
          </table:table-cell>
          <table:table-cell table:formula="of:= 100 * ([.A620] - [.A619]*[.A619]) * ([.A620] - [.A619]*[.A619]) + (1 - [.A619]) * (1 - [.A619])" office:value-type="float" office:value="30.3839683863867" calcext:value-type="float">
            <text:p>30.3839683863867</text:p>
          </table:table-cell>
          <table:table-cell table:formula="of:= 100 * ([.B620] - [.B619]*[.B619]) * ([.B620] - [.B619]*[.B619]) + (1 - [.B619]) * (1 - [.B619])" office:value-type="float" office:value="19.9314322962579" calcext:value-type="float">
            <text:p>19.9314322962579</text:p>
          </table:table-cell>
          <table:table-cell table:formula="of:=[.A619]*[.A619]" office:value-type="float" office:value="0.0585794098955309" calcext:value-type="float">
            <text:p>0.0585794098955309</text:p>
          </table:table-cell>
          <table:table-cell table:formula="of:=[.B619]*[.B619]" office:value-type="float" office:value="0.0585794098955309" calcext:value-type="float">
            <text:p>0.0585794098955309</text:p>
          </table:table-cell>
          <table:table-cell table:formula="of:= [.A619]*[.A619]*[.A619]*[.A619] - 16*[.A619]*[.A619] + 5*[.A619]" office:value-type="float" office:value="0.276320171600153" calcext:value-type="float">
            <text:p>0.276320171600153</text:p>
          </table:table-cell>
          <table:table-cell table:formula="of:= [.B619]*[.B619]*[.B619]*[.B619] - 16*[.B619]*[.B619] + 5*[.B619]" office:value-type="float" office:value="-2.14399819372972" calcext:value-type="float">
            <text:p>-2.143998193729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7400925369002" calcext:value-type="float">
            <text:p>-0.487400925369002</text:p>
          </table:table-cell>
          <table:table-cell table:formula="of:=-[.A620]" office:value-type="float" office:value="0.487400925369002" calcext:value-type="float">
            <text:p>0.487400925369002</text:p>
          </table:table-cell>
          <table:table-cell/>
          <table:table-cell table:formula="of:= [.A620] * [.A620] - 10 * COS(2 * PI() * [.A620])" office:value-type="float" office:value="10.2062426566107" calcext:value-type="float">
            <text:p>10.2062426566107</text:p>
          </table:table-cell>
          <table:table-cell table:formula="of:= [.B620] * [.B620] - 10 * COS(2 * PI() * [.B620])" office:value-type="float" office:value="10.2062426566107" calcext:value-type="float">
            <text:p>10.2062426566107</text:p>
          </table:table-cell>
          <table:table-cell table:formula="of:= 100 * ([.A621] - [.A620]*[.A620]) * ([.A621] - [.A620]*[.A620]) + (1 - [.A620]) * (1 - [.A620])" office:value-type="float" office:value="28.0720392962236" calcext:value-type="float">
            <text:p>28.0720392962236</text:p>
          </table:table-cell>
          <table:table-cell table:formula="of:= 100 * ([.B621] - [.B620]*[.B620]) * ([.B621] - [.B620]*[.B620]) + (1 - [.B620]) * (1 - [.B620])" office:value-type="float" office:value="0.374345831906646" calcext:value-type="float">
            <text:p>0.374345831906646</text:p>
          </table:table-cell>
          <table:table-cell table:formula="of:=[.A620]*[.A620]" office:value-type="float" office:value="0.237559662050559" calcext:value-type="float">
            <text:p>0.237559662050559</text:p>
          </table:table-cell>
          <table:table-cell table:formula="of:=[.B620]*[.B620]" office:value-type="float" office:value="0.237559662050559" calcext:value-type="float">
            <text:p>0.237559662050559</text:p>
          </table:table-cell>
          <table:table-cell table:formula="of:= [.A620]*[.A620]*[.A620]*[.A620] - 16*[.A620]*[.A620] + 5*[.A620]" office:value-type="float" office:value="-6.18152462662038" calcext:value-type="float">
            <text:p>-6.18152462662038</text:p>
          </table:table-cell>
          <table:table-cell table:formula="of:= [.B620]*[.B620]*[.B620]*[.B620] - 16*[.B620]*[.B620] + 5*[.B620]" office:value-type="float" office:value="-1.30751537293036" calcext:value-type="float">
            <text:p>-1.307515372930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0964455208741" calcext:value-type="float">
            <text:p>-0.270964455208741</text:p>
          </table:table-cell>
          <table:table-cell table:formula="of:=-[.A621]" office:value-type="float" office:value="0.270964455208741" calcext:value-type="float">
            <text:p>0.270964455208741</text:p>
          </table:table-cell>
          <table:table-cell/>
          <table:table-cell table:formula="of:= [.A621] * [.A621] - 10 * COS(2 * PI() * [.A621])" office:value-type="float" office:value="1.38685136207449" calcext:value-type="float">
            <text:p>1.38685136207449</text:p>
          </table:table-cell>
          <table:table-cell table:formula="of:= [.B621] * [.B621] - 10 * COS(2 * PI() * [.B621])" office:value-type="float" office:value="1.38685136207449" calcext:value-type="float">
            <text:p>1.38685136207449</text:p>
          </table:table-cell>
          <table:table-cell table:formula="of:= 100 * ([.A622] - [.A621]*[.A621]) * ([.A622] - [.A621]*[.A621]) + (1 - [.A621]) * (1 - [.A621])" office:value-type="float" office:value="1.93294393163572" calcext:value-type="float">
            <text:p>1.93294393163572</text:p>
          </table:table-cell>
          <table:table-cell table:formula="of:= 100 * ([.B622] - [.B621]*[.B621]) * ([.B622] - [.B621]*[.B621]) + (1 - [.B621]) * (1 - [.B621])" office:value-type="float" office:value="1.35030166261765" calcext:value-type="float">
            <text:p>1.35030166261765</text:p>
          </table:table-cell>
          <table:table-cell table:formula="of:=[.A621]*[.A621]" office:value-type="float" office:value="0.0734217359865699" calcext:value-type="float">
            <text:p>0.0734217359865699</text:p>
          </table:table-cell>
          <table:table-cell table:formula="of:=[.B621]*[.B621]" office:value-type="float" office:value="0.0734217359865699" calcext:value-type="float">
            <text:p>0.0734217359865699</text:p>
          </table:table-cell>
          <table:table-cell table:formula="of:= [.A621]*[.A621]*[.A621]*[.A621] - 16*[.A621]*[.A621] + 5*[.A621]" office:value-type="float" office:value="-2.52417930051354" calcext:value-type="float">
            <text:p>-2.52417930051354</text:p>
          </table:table-cell>
          <table:table-cell table:formula="of:= [.B621]*[.B621]*[.B621]*[.B621] - 16*[.B621]*[.B621] + 5*[.B621]" office:value-type="float" office:value="0.185465251573869" calcext:value-type="float">
            <text:p>0.1854652515738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70663205208257" calcext:value-type="float">
            <text:p>0.0170663205208257</text:p>
          </table:table-cell>
          <table:table-cell table:formula="of:=-[.A622]" office:value-type="float" office:value="-0.0170663205208257" calcext:value-type="float">
            <text:p>-0.0170663205208257</text:p>
          </table:table-cell>
          <table:table-cell/>
          <table:table-cell table:formula="of:= [.A622] * [.A622] - 10 * COS(2 * PI() * [.A622])" office:value-type="float" office:value="-9.94227152834884" calcext:value-type="float">
            <text:p>-9.94227152834884</text:p>
          </table:table-cell>
          <table:table-cell table:formula="of:= [.B622] * [.B622] - 10 * COS(2 * PI() * [.B622])" office:value-type="float" office:value="-9.94227152834884" calcext:value-type="float">
            <text:p>-9.94227152834884</text:p>
          </table:table-cell>
          <table:table-cell table:formula="of:= 100 * ([.A623] - [.A622]*[.A622]) * ([.A623] - [.A622]*[.A622]) + (1 - [.A622]) * (1 - [.A622])" office:value-type="float" office:value="1.02680700254883" calcext:value-type="float">
            <text:p>1.02680700254883</text:p>
          </table:table-cell>
          <table:table-cell table:formula="of:= 100 * ([.B623] - [.B622]*[.B622]) * ([.B623] - [.B622]*[.B622]) + (1 - [.B622]) * (1 - [.B622])" office:value-type="float" office:value="1.09223709285244" calcext:value-type="float">
            <text:p>1.09223709285244</text:p>
          </table:table-cell>
          <table:table-cell table:formula="of:=[.A622]*[.A622]" office:value-type="float" office:value="0.000291259296119556" calcext:value-type="float">
            <text:p>0.000291259296119556</text:p>
          </table:table-cell>
          <table:table-cell table:formula="of:=[.B622]*[.B622]" office:value-type="float" office:value="0.000291259296119556" calcext:value-type="float">
            <text:p>0.000291259296119556</text:p>
          </table:table-cell>
          <table:table-cell table:formula="of:= [.A622]*[.A622]*[.A622]*[.A622] - 16*[.A622]*[.A622] + 5*[.A622]" office:value-type="float" office:value="0.0806715386981931" calcext:value-type="float">
            <text:p>0.0806715386981931</text:p>
          </table:table-cell>
          <table:table-cell table:formula="of:= [.B622]*[.B622]*[.B622]*[.B622] - 16*[.B622]*[.B622] + 5*[.B622]" office:value-type="float" office:value="-0.0899916665100637" calcext:value-type="float">
            <text:p>-0.08999166651006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43356333812699" calcext:value-type="float">
            <text:p>-0.0243356333812699</text:p>
          </table:table-cell>
          <table:table-cell table:formula="of:=-[.A623]" office:value-type="float" office:value="0.0243356333812699" calcext:value-type="float">
            <text:p>0.0243356333812699</text:p>
          </table:table-cell>
          <table:table-cell/>
          <table:table-cell table:formula="of:= [.A623] * [.A623] - 10 * COS(2 * PI() * [.A623])" office:value-type="float" office:value="-9.88273521542901" calcext:value-type="float">
            <text:p>-9.88273521542901</text:p>
          </table:table-cell>
          <table:table-cell table:formula="of:= [.B623] * [.B623] - 10 * COS(2 * PI() * [.B623])" office:value-type="float" office:value="-9.88273521542901" calcext:value-type="float">
            <text:p>-9.88273521542901</text:p>
          </table:table-cell>
          <table:table-cell table:formula="of:= 100 * ([.A624] - [.A623]*[.A623]) * ([.A624] - [.A623]*[.A623]) + (1 - [.A623]) * (1 - [.A623])" office:value-type="float" office:value="2.17598210652399" calcext:value-type="float">
            <text:p>2.17598210652399</text:p>
          </table:table-cell>
          <table:table-cell table:formula="of:= 100 * ([.B624] - [.B623]*[.B623]) * ([.B624] - [.B623]*[.B623]) + (1 - [.B623]) * (1 - [.B623])" office:value-type="float" office:value="2.10392494500215" calcext:value-type="float">
            <text:p>2.10392494500215</text:p>
          </table:table-cell>
          <table:table-cell table:formula="of:=[.A623]*[.A623]" office:value-type="float" office:value="0.000592223052067577" calcext:value-type="float">
            <text:p>0.000592223052067577</text:p>
          </table:table-cell>
          <table:table-cell table:formula="of:=[.B623]*[.B623]" office:value-type="float" office:value="0.000592223052067577" calcext:value-type="float">
            <text:p>0.000592223052067577</text:p>
          </table:table-cell>
          <table:table-cell table:formula="of:= [.A623]*[.A623]*[.A623]*[.A623] - 16*[.A623]*[.A623] + 5*[.A623]" office:value-type="float" office:value="-0.131153385011287" calcext:value-type="float">
            <text:p>-0.131153385011287</text:p>
          </table:table-cell>
          <table:table-cell table:formula="of:= [.B623]*[.B623]*[.B623]*[.B623] - 16*[.B623]*[.B623] + 5*[.B623]" office:value-type="float" office:value="0.112202948801412" calcext:value-type="float">
            <text:p>0.1122029488014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673922568094" calcext:value-type="float">
            <text:p>0.10673922568094</text:p>
          </table:table-cell>
          <table:table-cell table:formula="of:=-[.A624]" office:value-type="float" office:value="-0.10673922568094" calcext:value-type="float">
            <text:p>-0.10673922568094</text:p>
          </table:table-cell>
          <table:table-cell/>
          <table:table-cell table:formula="of:= [.A624] * [.A624] - 10 * COS(2 * PI() * [.A624])" office:value-type="float" office:value="-7.82270867312731" calcext:value-type="float">
            <text:p>-7.82270867312731</text:p>
          </table:table-cell>
          <table:table-cell table:formula="of:= [.B624] * [.B624] - 10 * COS(2 * PI() * [.B624])" office:value-type="float" office:value="-7.82270867312731" calcext:value-type="float">
            <text:p>-7.82270867312731</text:p>
          </table:table-cell>
          <table:table-cell table:formula="of:= 100 * ([.A625] - [.A624]*[.A624]) * ([.A625] - [.A624]*[.A624]) + (1 - [.A624]) * (1 - [.A624])" office:value-type="float" office:value="2.82722527026064" calcext:value-type="float">
            <text:p>2.82722527026064</text:p>
          </table:table-cell>
          <table:table-cell table:formula="of:= 100 * ([.B625] - [.B624]*[.B624]) * ([.B625] - [.B624]*[.B624]) + (1 - [.B624]) * (1 - [.B624])" office:value-type="float" office:value="3.95531045812099" calcext:value-type="float">
            <text:p>3.95531045812099</text:p>
          </table:table-cell>
          <table:table-cell table:formula="of:=[.A624]*[.A624]" office:value-type="float" office:value="0.0113932622989666" calcext:value-type="float">
            <text:p>0.0113932622989666</text:p>
          </table:table-cell>
          <table:table-cell table:formula="of:=[.B624]*[.B624]" office:value-type="float" office:value="0.0113932622989666" calcext:value-type="float">
            <text:p>0.0113932622989666</text:p>
          </table:table-cell>
          <table:table-cell table:formula="of:= [.A624]*[.A624]*[.A624]*[.A624] - 16*[.A624]*[.A624] + 5*[.A624]" office:value-type="float" office:value="0.351533738047047" calcext:value-type="float">
            <text:p>0.351533738047047</text:p>
          </table:table-cell>
          <table:table-cell table:formula="of:= [.B624]*[.B624]*[.B624]*[.B624] - 16*[.B624]*[.B624] + 5*[.B624]" office:value-type="float" office:value="-0.715858518762352" calcext:value-type="float">
            <text:p>-0.7158585187623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53847130597569" calcext:value-type="float">
            <text:p>0.153847130597569</text:p>
          </table:table-cell>
          <table:table-cell table:formula="of:=-[.A625]" office:value-type="float" office:value="-0.153847130597569" calcext:value-type="float">
            <text:p>-0.153847130597569</text:p>
          </table:table-cell>
          <table:table-cell/>
          <table:table-cell table:formula="of:= [.A625] * [.A625] - 10 * COS(2 * PI() * [.A625])" office:value-type="float" office:value="-5.65692802018518" calcext:value-type="float">
            <text:p>-5.65692802018518</text:p>
          </table:table-cell>
          <table:table-cell table:formula="of:= [.B625] * [.B625] - 10 * COS(2 * PI() * [.B625])" office:value-type="float" office:value="-5.65692802018518" calcext:value-type="float">
            <text:p>-5.65692802018518</text:p>
          </table:table-cell>
          <table:table-cell table:formula="of:= 100 * ([.A626] - [.A625]*[.A625]) * ([.A626] - [.A625]*[.A625]) + (1 - [.A625]) * (1 - [.A625])" office:value-type="float" office:value="4.83000192349676" calcext:value-type="float">
            <text:p>4.83000192349676</text:p>
          </table:table-cell>
          <table:table-cell table:formula="of:= 100 * ([.B626] - [.B625]*[.B625]) * ([.B626] - [.B625]*[.B625]) + (1 - [.B625]) * (1 - [.B625])" office:value-type="float" office:value="7.58979248446651" calcext:value-type="float">
            <text:p>7.58979248446651</text:p>
          </table:table-cell>
          <table:table-cell table:formula="of:=[.A625]*[.A625]" office:value-type="float" office:value="0.0236689395931055" calcext:value-type="float">
            <text:p>0.0236689395931055</text:p>
          </table:table-cell>
          <table:table-cell table:formula="of:=[.B625]*[.B625]" office:value-type="float" office:value="0.0236689395931055" calcext:value-type="float">
            <text:p>0.0236689395931055</text:p>
          </table:table-cell>
          <table:table-cell table:formula="of:= [.A625]*[.A625]*[.A625]*[.A625] - 16*[.A625]*[.A625] + 5*[.A625]" office:value-type="float" office:value="0.39109283819962" calcext:value-type="float">
            <text:p>0.39109283819962</text:p>
          </table:table-cell>
          <table:table-cell table:formula="of:= [.B625]*[.B625]*[.B625]*[.B625] - 16*[.B625]*[.B625] + 5*[.B625]" office:value-type="float" office:value="-1.14737846777607" calcext:value-type="float">
            <text:p>-1.147378467776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64995892765" calcext:value-type="float">
            <text:p>0.2264995892765</text:p>
          </table:table-cell>
          <table:table-cell table:formula="of:=-[.A626]" office:value-type="float" office:value="-0.2264995892765" calcext:value-type="float">
            <text:p>-0.2264995892765</text:p>
          </table:table-cell>
          <table:table-cell/>
          <table:table-cell table:formula="of:= [.A626] * [.A626] - 10 * COS(2 * PI() * [.A626])" office:value-type="float" office:value="-1.41991258015209" calcext:value-type="float">
            <text:p>-1.41991258015209</text:p>
          </table:table-cell>
          <table:table-cell table:formula="of:= [.B626] * [.B626] - 10 * COS(2 * PI() * [.B626])" office:value-type="float" office:value="-1.41991258015209" calcext:value-type="float">
            <text:p>-1.41991258015209</text:p>
          </table:table-cell>
          <table:table-cell table:formula="of:= 100 * ([.A627] - [.A626]*[.A626]) * ([.A627] - [.A626]*[.A626]) + (1 - [.A626]) * (1 - [.A626])" office:value-type="float" office:value="0.599644079998045" calcext:value-type="float">
            <text:p>0.599644079998045</text:p>
          </table:table-cell>
          <table:table-cell table:formula="of:= 100 * ([.B627] - [.B626]*[.B626]) * ([.B627] - [.B626]*[.B626]) + (1 - [.B626]) * (1 - [.B626])" office:value-type="float" office:value="2.48325111088551" calcext:value-type="float">
            <text:p>2.48325111088551</text:p>
          </table:table-cell>
          <table:table-cell table:formula="of:=[.A626]*[.A626]" office:value-type="float" office:value="0.0513020639424232" calcext:value-type="float">
            <text:p>0.0513020639424232</text:p>
          </table:table-cell>
          <table:table-cell table:formula="of:=[.B626]*[.B626]" office:value-type="float" office:value="0.0513020639424232" calcext:value-type="float">
            <text:p>0.0513020639424232</text:p>
          </table:table-cell>
          <table:table-cell table:formula="of:= [.A626]*[.A626]*[.A626]*[.A626] - 16*[.A626]*[.A626] + 5*[.A626]" office:value-type="float" office:value="0.314296825068481" calcext:value-type="float">
            <text:p>0.314296825068481</text:p>
          </table:table-cell>
          <table:table-cell table:formula="of:= [.B626]*[.B626]*[.B626]*[.B626] - 16*[.B626]*[.B626] + 5*[.B626]" office:value-type="float" office:value="-1.95069906769652" calcext:value-type="float">
            <text:p>-1.950699067696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76398315513507" calcext:value-type="float">
            <text:p>0.0476398315513507</text:p>
          </table:table-cell>
          <table:table-cell table:formula="of:=-[.A627]" office:value-type="float" office:value="-0.0476398315513507" calcext:value-type="float">
            <text:p>-0.0476398315513507</text:p>
          </table:table-cell>
          <table:table-cell/>
          <table:table-cell table:formula="of:= [.A627] * [.A627] - 10 * COS(2 * PI() * [.A627])" office:value-type="float" office:value="-9.55307350411935" calcext:value-type="float">
            <text:p>-9.55307350411935</text:p>
          </table:table-cell>
          <table:table-cell table:formula="of:= [.B627] * [.B627] - 10 * COS(2 * PI() * [.B627])" office:value-type="float" office:value="-9.55307350411935" calcext:value-type="float">
            <text:p>-9.55307350411935</text:p>
          </table:table-cell>
          <table:table-cell table:formula="of:= 100 * ([.A628] - [.A627]*[.A627]) * ([.A628] - [.A627]*[.A627]) + (1 - [.A627]) * (1 - [.A627])" office:value-type="float" office:value="0.956329977772347" calcext:value-type="float">
            <text:p>0.956329977772347</text:p>
          </table:table-cell>
          <table:table-cell table:formula="of:= 100 * ([.B628] - [.B627]*[.B627]) * ([.B628] - [.B627]*[.B627]) + (1 - [.B627]) * (1 - [.B627])" office:value-type="float" office:value="1.12878455318475" calcext:value-type="float">
            <text:p>1.12878455318475</text:p>
          </table:table-cell>
          <table:table-cell table:formula="of:=[.A627]*[.A627]" office:value-type="float" office:value="0.00226955355024107" calcext:value-type="float">
            <text:p>0.00226955355024107</text:p>
          </table:table-cell>
          <table:table-cell table:formula="of:=[.B627]*[.B627]" office:value-type="float" office:value="0.00226955355024107" calcext:value-type="float">
            <text:p>0.00226955355024107</text:p>
          </table:table-cell>
          <table:table-cell table:formula="of:= [.A627]*[.A627]*[.A627]*[.A627] - 16*[.A627]*[.A627] + 5*[.A627]" office:value-type="float" office:value="0.201891451826214" calcext:value-type="float">
            <text:p>0.201891451826214</text:p>
          </table:table-cell>
          <table:table-cell table:formula="of:= [.B627]*[.B627]*[.B627]*[.B627] - 16*[.B627]*[.B627] + 5*[.B627]" office:value-type="float" office:value="-0.274506863687293" calcext:value-type="float">
            <text:p>-0.2745068636872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99430751381442" calcext:value-type="float">
            <text:p>-0.0199430751381442</text:p>
          </table:table-cell>
          <table:table-cell table:formula="of:=-[.A628]" office:value-type="float" office:value="0.0199430751381442" calcext:value-type="float">
            <text:p>0.0199430751381442</text:p>
          </table:table-cell>
          <table:table-cell/>
          <table:table-cell table:formula="of:= [.A628] * [.A628] - 10 * COS(2 * PI() * [.A628])" office:value-type="float" office:value="-9.92119693099" calcext:value-type="float">
            <text:p>-9.92119693099</text:p>
          </table:table-cell>
          <table:table-cell table:formula="of:= [.B628] * [.B628] - 10 * COS(2 * PI() * [.B628])" office:value-type="float" office:value="-9.92119693099" calcext:value-type="float">
            <text:p>-9.92119693099</text:p>
          </table:table-cell>
          <table:table-cell table:formula="of:= 100 * ([.A629] - [.A628]*[.A628]) * ([.A629] - [.A628]*[.A628]) + (1 - [.A628]) * (1 - [.A628])" office:value-type="float" office:value="8.31542835606926" calcext:value-type="float">
            <text:p>8.31542835606926</text:p>
          </table:table-cell>
          <table:table-cell table:formula="of:= 100 * ([.B629] - [.B628]*[.B628]) * ([.B629] - [.B628]*[.B628]) + (1 - [.B628]) * (1 - [.B628])" office:value-type="float" office:value="8.27862997607734" calcext:value-type="float">
            <text:p>8.27862997607734</text:p>
          </table:table-cell>
          <table:table-cell table:formula="of:=[.A628]*[.A628]" office:value-type="float" office:value="0.000397726245965665" calcext:value-type="float">
            <text:p>0.000397726245965665</text:p>
          </table:table-cell>
          <table:table-cell table:formula="of:=[.B628]*[.B628]" office:value-type="float" office:value="0.000397726245965665" calcext:value-type="float">
            <text:p>0.000397726245965665</text:p>
          </table:table-cell>
          <table:table-cell table:formula="of:= [.A628]*[.A628]*[.A628]*[.A628] - 16*[.A628]*[.A628] + 5*[.A628]" office:value-type="float" office:value="-0.106078837440005" calcext:value-type="float">
            <text:p>-0.106078837440005</text:p>
          </table:table-cell>
          <table:table-cell table:formula="of:= [.B628]*[.B628]*[.B628]*[.B628] - 16*[.B628]*[.B628] + 5*[.B628]" office:value-type="float" office:value="0.0933519139414371" calcext:value-type="float">
            <text:p>0.09335191394143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0122483721934" calcext:value-type="float">
            <text:p>0.270122483721934</text:p>
          </table:table-cell>
          <table:table-cell table:formula="of:=-[.A629]" office:value-type="float" office:value="-0.270122483721934" calcext:value-type="float">
            <text:p>-0.270122483721934</text:p>
          </table:table-cell>
          <table:table-cell/>
          <table:table-cell table:formula="of:= [.A629] * [.A629] - 10 * COS(2 * PI() * [.A629])" office:value-type="float" office:value="1.33393331486265" calcext:value-type="float">
            <text:p>1.33393331486265</text:p>
          </table:table-cell>
          <table:table-cell table:formula="of:= [.B629] * [.B629] - 10 * COS(2 * PI() * [.B629])" office:value-type="float" office:value="1.33393331486265" calcext:value-type="float">
            <text:p>1.33393331486265</text:p>
          </table:table-cell>
          <table:table-cell table:formula="of:= 100 * ([.A630] - [.A629]*[.A629]) * ([.A630] - [.A629]*[.A629]) + (1 - [.A629]) * (1 - [.A629])" office:value-type="float" office:value="5.49807971676292" calcext:value-type="float">
            <text:p>5.49807971676292</text:p>
          </table:table-cell>
          <table:table-cell table:formula="of:= 100 * ([.B630] - [.B629]*[.B629]) * ([.B630] - [.B629]*[.B629]) + (1 - [.B629]) * (1 - [.B629])" office:value-type="float" office:value="15.2118377173317" calcext:value-type="float">
            <text:p>15.2118377173317</text:p>
          </table:table-cell>
          <table:table-cell table:formula="of:=[.A629]*[.A629]" office:value-type="float" office:value="0.0729661562121066" calcext:value-type="float">
            <text:p>0.0729661562121066</text:p>
          </table:table-cell>
          <table:table-cell table:formula="of:=[.B629]*[.B629]" office:value-type="float" office:value="0.0729661562121066" calcext:value-type="float">
            <text:p>0.0729661562121066</text:p>
          </table:table-cell>
          <table:table-cell table:formula="of:= [.A629]*[.A629]*[.A629]*[.A629] - 16*[.A629]*[.A629] + 5*[.A629]" office:value-type="float" office:value="0.188477979168335" calcext:value-type="float">
            <text:p>0.188477979168335</text:p>
          </table:table-cell>
          <table:table-cell table:formula="of:= [.B629]*[.B629]*[.B629]*[.B629] - 16*[.B629]*[.B629] + 5*[.B629]" office:value-type="float" office:value="-2.51274685805101" calcext:value-type="float">
            <text:p>-2.512746858051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5797000755556" calcext:value-type="float">
            <text:p>0.295797000755556</text:p>
          </table:table-cell>
          <table:table-cell table:formula="of:=-[.A630]" office:value-type="float" office:value="-0.295797000755556" calcext:value-type="float">
            <text:p>-0.295797000755556</text:p>
          </table:table-cell>
          <table:table-cell/>
          <table:table-cell table:formula="of:= [.A630] * [.A630] - 10 * COS(2 * PI() * [.A630])" office:value-type="float" office:value="2.92546040360786" calcext:value-type="float">
            <text:p>2.92546040360786</text:p>
          </table:table-cell>
          <table:table-cell table:formula="of:= [.B630] * [.B630] - 10 * COS(2 * PI() * [.B630])" office:value-type="float" office:value="2.92546040360786" calcext:value-type="float">
            <text:p>2.92546040360786</text:p>
          </table:table-cell>
          <table:table-cell table:formula="of:= 100 * ([.A631] - [.A630]*[.A630]) * ([.A631] - [.A630]*[.A630]) + (1 - [.A630]) * (1 - [.A630])" office:value-type="float" office:value="1.09620209699576" calcext:value-type="float">
            <text:p>1.09620209699576</text:p>
          </table:table-cell>
          <table:table-cell table:formula="of:= 100 * ([.B631] - [.B630]*[.B630]) * ([.B631] - [.B630]*[.B630]) + (1 - [.B630]) * (1 - [.B630])" office:value-type="float" office:value="2.6299622771184" calcext:value-type="float">
            <text:p>2.6299622771184</text:p>
          </table:table-cell>
          <table:table-cell table:formula="of:=[.A630]*[.A630]" office:value-type="float" office:value="0.0874958656559824" calcext:value-type="float">
            <text:p>0.0874958656559824</text:p>
          </table:table-cell>
          <table:table-cell table:formula="of:=[.B630]*[.B630]" office:value-type="float" office:value="0.0874958656559824" calcext:value-type="float">
            <text:p>0.0874958656559824</text:p>
          </table:table-cell>
          <table:table-cell table:formula="of:= [.A630]*[.A630]*[.A630]*[.A630] - 16*[.A630]*[.A630] + 5*[.A630]" office:value-type="float" office:value="0.0867066797889515" calcext:value-type="float">
            <text:p>0.0867066797889515</text:p>
          </table:table-cell>
          <table:table-cell table:formula="of:= [.B630]*[.B630]*[.B630]*[.B630] - 16*[.B630]*[.B630] + 5*[.B630]" office:value-type="float" office:value="-2.87126332776661" calcext:value-type="float">
            <text:p>-2.871263327766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001682120841" calcext:value-type="float">
            <text:p>0.01001682120841</text:p>
          </table:table-cell>
          <table:table-cell table:formula="of:=-[.A631]" office:value-type="float" office:value="-0.01001682120841" calcext:value-type="float">
            <text:p>-0.01001682120841</text:p>
          </table:table-cell>
          <table:table-cell/>
          <table:table-cell table:formula="of:= [.A631] * [.A631] - 10 * COS(2 * PI() * [.A631])" office:value-type="float" office:value="-9.98010052804995" calcext:value-type="float">
            <text:p>-9.98010052804995</text:p>
          </table:table-cell>
          <table:table-cell table:formula="of:= [.B631] * [.B631] - 10 * COS(2 * PI() * [.B631])" office:value-type="float" office:value="-9.98010052804995" calcext:value-type="float">
            <text:p>-9.98010052804995</text:p>
          </table:table-cell>
          <table:table-cell table:formula="of:= 100 * ([.A632] - [.A631]*[.A631]) * ([.A632] - [.A631]*[.A631]) + (1 - [.A631]) * (1 - [.A631])" office:value-type="float" office:value="19.7421559284709" calcext:value-type="float">
            <text:p>19.7421559284709</text:p>
          </table:table-cell>
          <table:table-cell table:formula="of:= 100 * ([.B632] - [.B631]*[.B631]) * ([.B632] - [.B631]*[.B631]) + (1 - [.B631]) * (1 - [.B631])" office:value-type="float" office:value="19.7648428111504" calcext:value-type="float">
            <text:p>19.7648428111504</text:p>
          </table:table-cell>
          <table:table-cell table:formula="of:=[.A631]*[.A631]" office:value-type="float" office:value="0.000100336707121252" calcext:value-type="float">
            <text:p>0.000100336707121252</text:p>
          </table:table-cell>
          <table:table-cell table:formula="of:=[.B631]*[.B631]" office:value-type="float" office:value="0.000100336707121252" calcext:value-type="float">
            <text:p>0.000100336707121252</text:p>
          </table:table-cell>
          <table:table-cell table:formula="of:= [.A631]*[.A631]*[.A631]*[.A631] - 16*[.A631]*[.A631] + 5*[.A631]" office:value-type="float" office:value="0.0484787287955646" calcext:value-type="float">
            <text:p>0.0484787287955646</text:p>
          </table:table-cell>
          <table:table-cell table:formula="of:= [.B631]*[.B631]*[.B631]*[.B631] - 16*[.B631]*[.B631] + 5*[.B631]" office:value-type="float" office:value="-0.0516894832885351" calcext:value-type="float">
            <text:p>-0.05168948328853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3051937143318" calcext:value-type="float">
            <text:p>-0.433051937143318</text:p>
          </table:table-cell>
          <table:table-cell table:formula="of:=-[.A632]" office:value-type="float" office:value="0.433051937143318" calcext:value-type="float">
            <text:p>0.433051937143318</text:p>
          </table:table-cell>
          <table:table-cell/>
          <table:table-cell table:formula="of:= [.A632] * [.A632] - 10 * COS(2 * PI() * [.A632])" office:value-type="float" office:value="9.31578291567339" calcext:value-type="float">
            <text:p>9.31578291567339</text:p>
          </table:table-cell>
          <table:table-cell table:formula="of:= [.B632] * [.B632] - 10 * COS(2 * PI() * [.B632])" office:value-type="float" office:value="9.31578291567339" calcext:value-type="float">
            <text:p>9.31578291567339</text:p>
          </table:table-cell>
          <table:table-cell table:formula="of:= 100 * ([.A633] - [.A632]*[.A632]) * ([.A633] - [.A632]*[.A632]) + (1 - [.A632]) * (1 - [.A632])" office:value-type="float" office:value="10.5792118813561" calcext:value-type="float">
            <text:p>10.5792118813561</text:p>
          </table:table-cell>
          <table:table-cell table:formula="of:= 100 * ([.B633] - [.B632]*[.B632]) * ([.B633] - [.B632]*[.B632]) + (1 - [.B632]) * (1 - [.B632])" office:value-type="float" office:value="1.01169371057651" calcext:value-type="float">
            <text:p>1.01169371057651</text:p>
          </table:table-cell>
          <table:table-cell table:formula="of:=[.A632]*[.A632]" office:value-type="float" office:value="0.187533980263581" calcext:value-type="float">
            <text:p>0.187533980263581</text:p>
          </table:table-cell>
          <table:table-cell table:formula="of:=[.B632]*[.B632]" office:value-type="float" office:value="0.187533980263581" calcext:value-type="float">
            <text:p>0.187533980263581</text:p>
          </table:table-cell>
          <table:table-cell table:formula="of:= [.A632]*[.A632]*[.A632]*[.A632] - 16*[.A632]*[.A632] + 5*[.A632]" office:value-type="float" office:value="-5.13063437618038" calcext:value-type="float">
            <text:p>-5.13063437618038</text:p>
          </table:table-cell>
          <table:table-cell table:formula="of:= [.B632]*[.B632]*[.B632]*[.B632] - 16*[.B632]*[.B632] + 5*[.B632]" office:value-type="float" office:value="-0.800115004747196" calcext:value-type="float">
            <text:p>-0.8001150047471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04451876017265" calcext:value-type="float">
            <text:p>-0.104451876017265</text:p>
          </table:table-cell>
          <table:table-cell table:formula="of:=-[.A633]" office:value-type="float" office:value="0.104451876017265" calcext:value-type="float">
            <text:p>0.104451876017265</text:p>
          </table:table-cell>
          <table:table-cell/>
          <table:table-cell table:formula="of:= [.A633] * [.A633] - 10 * COS(2 * PI() * [.A633])" office:value-type="float" office:value="-7.91170132963863" calcext:value-type="float">
            <text:p>-7.91170132963863</text:p>
          </table:table-cell>
          <table:table-cell table:formula="of:= [.B633] * [.B633] - 10 * COS(2 * PI() * [.B633])" office:value-type="float" office:value="-7.91170132963863" calcext:value-type="float">
            <text:p>-7.91170132963863</text:p>
          </table:table-cell>
          <table:table-cell table:formula="of:= 100 * ([.A634] - [.A633]*[.A633]) * ([.A634] - [.A633]*[.A633]) + (1 - [.A633]) * (1 - [.A633])" office:value-type="float" office:value="2.54780337242017" calcext:value-type="float">
            <text:p>2.54780337242017</text:p>
          </table:table-cell>
          <table:table-cell table:formula="of:= 100 * ([.B634] - [.B633]*[.B633]) * ([.B634] - [.B633]*[.B633]) + (1 - [.B633]) * (1 - [.B633])" office:value-type="float" office:value="2.68051824654802" calcext:value-type="float">
            <text:p>2.68051824654802</text:p>
          </table:table-cell>
          <table:table-cell table:formula="of:=[.A633]*[.A633]" office:value-type="float" office:value="0.0109101944035261" calcext:value-type="float">
            <text:p>0.0109101944035261</text:p>
          </table:table-cell>
          <table:table-cell table:formula="of:=[.B633]*[.B633]" office:value-type="float" office:value="0.0109101944035261" calcext:value-type="float">
            <text:p>0.0109101944035261</text:p>
          </table:table-cell>
          <table:table-cell table:formula="of:= [.A633]*[.A633]*[.A633]*[.A633] - 16*[.A633]*[.A633] + 5*[.A633]" office:value-type="float" office:value="-0.69670345820082" calcext:value-type="float">
            <text:p>-0.69670345820082</text:p>
          </table:table-cell>
          <table:table-cell table:formula="of:= [.B633]*[.B633]*[.B633]*[.B633] - 16*[.B633]*[.B633] + 5*[.B633]" office:value-type="float" office:value="0.34781530197183" calcext:value-type="float">
            <text:p>0.347815301971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6148617942818" calcext:value-type="float">
            <text:p>0.126148617942818</text:p>
          </table:table-cell>
          <table:table-cell table:formula="of:=-[.A634]" office:value-type="float" office:value="-0.126148617942818" calcext:value-type="float">
            <text:p>-0.126148617942818</text:p>
          </table:table-cell>
          <table:table-cell/>
          <table:table-cell table:formula="of:= [.A634] * [.A634] - 10 * COS(2 * PI() * [.A634])" office:value-type="float" office:value="-7.00393888369902" calcext:value-type="float">
            <text:p>-7.00393888369902</text:p>
          </table:table-cell>
          <table:table-cell table:formula="of:= [.B634] * [.B634] - 10 * COS(2 * PI() * [.B634])" office:value-type="float" office:value="-7.00393888369902" calcext:value-type="float">
            <text:p>-7.00393888369902</text:p>
          </table:table-cell>
          <table:table-cell table:formula="of:= 100 * ([.A635] - [.A634]*[.A634]) * ([.A635] - [.A634]*[.A634]) + (1 - [.A634]) * (1 - [.A634])" office:value-type="float" office:value="4.55467018399612" calcext:value-type="float">
            <text:p>4.55467018399612</text:p>
          </table:table-cell>
          <table:table-cell table:formula="of:= 100 * ([.B635] - [.B634]*[.B634]) * ([.B635] - [.B634]*[.B634]) + (1 - [.B634]) * (1 - [.B634])" office:value-type="float" office:value="6.39994149532527" calcext:value-type="float">
            <text:p>6.39994149532527</text:p>
          </table:table-cell>
          <table:table-cell table:formula="of:=[.A634]*[.A634]" office:value-type="float" office:value="0.0159134738088829" calcext:value-type="float">
            <text:p>0.0159134738088829</text:p>
          </table:table-cell>
          <table:table-cell table:formula="of:=[.B634]*[.B634]" office:value-type="float" office:value="0.0159134738088829" calcext:value-type="float">
            <text:p>0.0159134738088829</text:p>
          </table:table-cell>
          <table:table-cell table:formula="of:= [.A634]*[.A634]*[.A634]*[.A634] - 16*[.A634]*[.A634] + 5*[.A634]" office:value-type="float" office:value="0.376380747420627" calcext:value-type="float">
            <text:p>0.376380747420627</text:p>
          </table:table-cell>
          <table:table-cell table:formula="of:= [.B634]*[.B634]*[.B634]*[.B634] - 16*[.B634]*[.B634] + 5*[.B634]" office:value-type="float" office:value="-0.885105432007549" calcext:value-type="float">
            <text:p>-0.8851054320075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0619764053263" calcext:value-type="float">
            <text:p>0.210619764053263</text:p>
          </table:table-cell>
          <table:table-cell table:formula="of:=-[.A635]" office:value-type="float" office:value="-0.210619764053263" calcext:value-type="float">
            <text:p>-0.210619764053263</text:p>
          </table:table-cell>
          <table:table-cell/>
          <table:table-cell table:formula="of:= [.A635] * [.A635] - 10 * COS(2 * PI() * [.A635])" office:value-type="float" office:value="-2.40480190317387" calcext:value-type="float">
            <text:p>-2.40480190317387</text:p>
          </table:table-cell>
          <table:table-cell table:formula="of:= [.B635] * [.B635] - 10 * COS(2 * PI() * [.B635])" office:value-type="float" office:value="-2.40480190317387" calcext:value-type="float">
            <text:p>-2.40480190317387</text:p>
          </table:table-cell>
          <table:table-cell table:formula="of:= 100 * ([.A636] - [.A635]*[.A635]) * ([.A636] - [.A635]*[.A635]) + (1 - [.A635]) * (1 - [.A635])" office:value-type="float" office:value="11.2282918527645" calcext:value-type="float">
            <text:p>11.2282918527645</text:p>
          </table:table-cell>
          <table:table-cell table:formula="of:= 100 * ([.B636] - [.B635]*[.B635]) * ([.B636] - [.B635]*[.B635]) + (1 - [.B635]) * (1 - [.B635])" office:value-type="float" office:value="18.6364449925409" calcext:value-type="float">
            <text:p>18.6364449925409</text:p>
          </table:table-cell>
          <table:table-cell table:formula="of:=[.A635]*[.A635]" office:value-type="float" office:value="0.0443606850098521" calcext:value-type="float">
            <text:p>0.0443606850098521</text:p>
          </table:table-cell>
          <table:table-cell table:formula="of:=[.B635]*[.B635]" office:value-type="float" office:value="0.0443606850098521" calcext:value-type="float">
            <text:p>0.0443606850098521</text:p>
          </table:table-cell>
          <table:table-cell table:formula="of:= [.A635]*[.A635]*[.A635]*[.A635] - 16*[.A635]*[.A635] + 5*[.A635]" office:value-type="float" office:value="0.345295730483224" calcext:value-type="float">
            <text:p>0.345295730483224</text:p>
          </table:table-cell>
          <table:table-cell table:formula="of:= [.B635]*[.B635]*[.B635]*[.B635] - 16*[.B635]*[.B635] + 5*[.B635]" office:value-type="float" office:value="-1.7609019100494" calcext:value-type="float">
            <text:p>-1.76090191004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0016495580785" calcext:value-type="float">
            <text:p>0.370016495580785</text:p>
          </table:table-cell>
          <table:table-cell table:formula="of:=-[.A636]" office:value-type="float" office:value="-0.370016495580785" calcext:value-type="float">
            <text:p>-0.370016495580785</text:p>
          </table:table-cell>
          <table:table-cell/>
          <table:table-cell table:formula="of:= [.A636] * [.A636] - 10 * COS(2 * PI() * [.A636])" office:value-type="float" office:value="6.98313876752861" calcext:value-type="float">
            <text:p>6.98313876752861</text:p>
          </table:table-cell>
          <table:table-cell table:formula="of:= [.B636] * [.B636] - 10 * COS(2 * PI() * [.B636])" office:value-type="float" office:value="6.98313876752861" calcext:value-type="float">
            <text:p>6.98313876752861</text:p>
          </table:table-cell>
          <table:table-cell table:formula="of:= 100 * ([.A637] - [.A636]*[.A636]) * ([.A637] - [.A636]*[.A636]) + (1 - [.A636]) * (1 - [.A636])" office:value-type="float" office:value="40.1365183788578" calcext:value-type="float">
            <text:p>40.1365183788578</text:p>
          </table:table-cell>
          <table:table-cell table:formula="of:= 100 * ([.B637] - [.B636]*[.B636]) * ([.B637] - [.B636]*[.B636]) + (1 - [.B636]) * (1 - [.B636])" office:value-type="float" office:value="14.5911206473662" calcext:value-type="float">
            <text:p>14.5911206473662</text:p>
          </table:table-cell>
          <table:table-cell table:formula="of:=[.A636]*[.A636]" office:value-type="float" office:value="0.136912207001885" calcext:value-type="float">
            <text:p>0.136912207001885</text:p>
          </table:table-cell>
          <table:table-cell table:formula="of:=[.B636]*[.B636]" office:value-type="float" office:value="0.136912207001885" calcext:value-type="float">
            <text:p>0.136912207001885</text:p>
          </table:table-cell>
          <table:table-cell table:formula="of:= [.A636]*[.A636]*[.A636]*[.A636] - 16*[.A636]*[.A636] + 5*[.A636]" office:value-type="float" office:value="-0.321767881700109" calcext:value-type="float">
            <text:p>-0.321767881700109</text:p>
          </table:table-cell>
          <table:table-cell table:formula="of:= [.B636]*[.B636]*[.B636]*[.B636] - 16*[.B636]*[.B636] + 5*[.B636]" office:value-type="float" office:value="-4.02193283750796" calcext:value-type="float">
            <text:p>-4.021932837507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93481631507166" calcext:value-type="float">
            <text:p>-0.493481631507166</text:p>
          </table:table-cell>
          <table:table-cell table:formula="of:=-[.A637]" office:value-type="float" office:value="0.493481631507166" calcext:value-type="float">
            <text:p>0.493481631507166</text:p>
          </table:table-cell>
          <table:table-cell/>
          <table:table-cell table:formula="of:= [.A637] * [.A637] - 10 * COS(2 * PI() * [.A637])" office:value-type="float" office:value="10.2351382752809" calcext:value-type="float">
            <text:p>10.2351382752809</text:p>
          </table:table-cell>
          <table:table-cell table:formula="of:= [.B637] * [.B637] - 10 * COS(2 * PI() * [.B637])" office:value-type="float" office:value="10.2351382752809" calcext:value-type="float">
            <text:p>10.2351382752809</text:p>
          </table:table-cell>
          <table:table-cell table:formula="of:= 100 * ([.A638] - [.A637]*[.A637]) * ([.A638] - [.A637]*[.A637]) + (1 - [.A637]) * (1 - [.A637])" office:value-type="float" office:value="3.76794488379782" calcext:value-type="float">
            <text:p>3.76794488379782</text:p>
          </table:table-cell>
          <table:table-cell table:formula="of:= 100 * ([.B638] - [.B637]*[.B637]) * ([.B638] - [.B637]*[.B637]) + (1 - [.B637]) * (1 - [.B637])" office:value-type="float" office:value="13.4373806317714" calcext:value-type="float">
            <text:p>13.4373806317714</text:p>
          </table:table-cell>
          <table:table-cell table:formula="of:=[.A637]*[.A637]" office:value-type="float" office:value="0.243524120634974" calcext:value-type="float">
            <text:p>0.243524120634974</text:p>
          </table:table-cell>
          <table:table-cell table:formula="of:=[.B637]*[.B637]" office:value-type="float" office:value="0.243524120634974" calcext:value-type="float">
            <text:p>0.243524120634974</text:p>
          </table:table-cell>
          <table:table-cell table:formula="of:= [.A637]*[.A637]*[.A637]*[.A637] - 16*[.A637]*[.A637] + 5*[.A637]" office:value-type="float" office:value="-6.30449009036438" calcext:value-type="float">
            <text:p>-6.30449009036438</text:p>
          </table:table-cell>
          <table:table-cell table:formula="of:= [.B637]*[.B637]*[.B637]*[.B637] - 16*[.B637]*[.B637] + 5*[.B637]" office:value-type="float" office:value="-1.36967377529272" calcext:value-type="float">
            <text:p>-1.369673775292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9529866729863" calcext:value-type="float">
            <text:p>0.119529866729863</text:p>
          </table:table-cell>
          <table:table-cell table:formula="of:=-[.A638]" office:value-type="float" office:value="-0.119529866729863" calcext:value-type="float">
            <text:p>-0.119529866729863</text:p>
          </table:table-cell>
          <table:table-cell/>
          <table:table-cell table:formula="of:= [.A638] * [.A638] - 10 * COS(2 * PI() * [.A638])" office:value-type="float" office:value="-7.29558812470199" calcext:value-type="float">
            <text:p>-7.29558812470199</text:p>
          </table:table-cell>
          <table:table-cell table:formula="of:= [.B638] * [.B638] - 10 * COS(2 * PI() * [.B638])" office:value-type="float" office:value="-7.29558812470199" calcext:value-type="float">
            <text:p>-7.29558812470199</text:p>
          </table:table-cell>
          <table:table-cell table:formula="of:= 100 * ([.A639] - [.A638]*[.A638]) * ([.A639] - [.A638]*[.A638]) + (1 - [.A638]) * (1 - [.A638])" office:value-type="float" office:value="2.43692848388562" calcext:value-type="float">
            <text:p>2.43692848388562</text:p>
          </table:table-cell>
          <table:table-cell table:formula="of:= 100 * ([.B639] - [.B638]*[.B638]) * ([.B639] - [.B638]*[.B638]) + (1 - [.B638]) * (1 - [.B638])" office:value-type="float" office:value="2.26000210254095" calcext:value-type="float">
            <text:p>2.26000210254095</text:p>
          </table:table-cell>
          <table:table-cell table:formula="of:=[.A638]*[.A638]" office:value-type="float" office:value="0.0142873890404588" calcext:value-type="float">
            <text:p>0.0142873890404588</text:p>
          </table:table-cell>
          <table:table-cell table:formula="of:=[.B638]*[.B638]" office:value-type="float" office:value="0.0142873890404588" calcext:value-type="float">
            <text:p>0.0142873890404588</text:p>
          </table:table-cell>
          <table:table-cell table:formula="of:= [.A638]*[.A638]*[.A638]*[.A638] - 16*[.A638]*[.A638] + 5*[.A638]" office:value-type="float" office:value="0.369255238487567" calcext:value-type="float">
            <text:p>0.369255238487567</text:p>
          </table:table-cell>
          <table:table-cell table:formula="of:= [.B638]*[.B638]*[.B638]*[.B638] - 16*[.B638]*[.B638] + 5*[.B638]" office:value-type="float" office:value="-0.826043428811062" calcext:value-type="float">
            <text:p>-0.8260434288110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4619586267509" calcext:value-type="float">
            <text:p>-0.114619586267509</text:p>
          </table:table-cell>
          <table:table-cell table:formula="of:=-[.A639]" office:value-type="float" office:value="0.114619586267509" calcext:value-type="float">
            <text:p>0.114619586267509</text:p>
          </table:table-cell>
          <table:table-cell/>
          <table:table-cell table:formula="of:= [.A639] * [.A639] - 10 * COS(2 * PI() * [.A639])" office:value-type="float" office:value="-7.50375834656446" calcext:value-type="float">
            <text:p>-7.50375834656446</text:p>
          </table:table-cell>
          <table:table-cell table:formula="of:= [.B639] * [.B639] - 10 * COS(2 * PI() * [.B639])" office:value-type="float" office:value="-7.50375834656446" calcext:value-type="float">
            <text:p>-7.50375834656446</text:p>
          </table:table-cell>
          <table:table-cell table:formula="of:= 100 * ([.A640] - [.A639]*[.A639]) * ([.A640] - [.A639]*[.A639]) + (1 - [.A639]) * (1 - [.A639])" office:value-type="float" office:value="24.7888586487845" calcext:value-type="float">
            <text:p>24.7888586487845</text:p>
          </table:table-cell>
          <table:table-cell table:formula="of:= 100 * ([.B640] - [.B639]*[.B639]) * ([.B640] - [.B639]*[.B639]) + (1 - [.B639]) * (1 - [.B639])" office:value-type="float" office:value="21.849416518719" calcext:value-type="float">
            <text:p>21.849416518719</text:p>
          </table:table-cell>
          <table:table-cell table:formula="of:=[.A639]*[.A639]" office:value-type="float" office:value="0.0131376495561348" calcext:value-type="float">
            <text:p>0.0131376495561348</text:p>
          </table:table-cell>
          <table:table-cell table:formula="of:=[.B639]*[.B639]" office:value-type="float" office:value="0.0131376495561348" calcext:value-type="float">
            <text:p>0.0131376495561348</text:p>
          </table:table-cell>
          <table:table-cell table:formula="of:= [.A639]*[.A639]*[.A639]*[.A639] - 16*[.A639]*[.A639] + 5*[.A639]" office:value-type="float" office:value="-0.78312772639984" calcext:value-type="float">
            <text:p>-0.78312772639984</text:p>
          </table:table-cell>
          <table:table-cell table:formula="of:= [.B639]*[.B639]*[.B639]*[.B639] - 16*[.B639]*[.B639] + 5*[.B639]" office:value-type="float" office:value="0.363068136275245" calcext:value-type="float">
            <text:p>0.36306813627524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2109522786923" calcext:value-type="float">
            <text:p>-0.472109522786923</text:p>
          </table:table-cell>
          <table:table-cell table:formula="of:=-[.A640]" office:value-type="float" office:value="0.472109522786923" calcext:value-type="float">
            <text:p>0.472109522786923</text:p>
          </table:table-cell>
          <table:table-cell/>
          <table:table-cell table:formula="of:= [.A640] * [.A640] - 10 * COS(2 * PI() * [.A640])" office:value-type="float" office:value="10.0697328401062" calcext:value-type="float">
            <text:p>10.0697328401062</text:p>
          </table:table-cell>
          <table:table-cell table:formula="of:= [.B640] * [.B640] - 10 * COS(2 * PI() * [.B640])" office:value-type="float" office:value="10.0697328401062" calcext:value-type="float">
            <text:p>10.0697328401062</text:p>
          </table:table-cell>
          <table:table-cell table:formula="of:= 100 * ([.A641] - [.A640]*[.A640]) * ([.A641] - [.A640]*[.A640]) + (1 - [.A640]) * (1 - [.A640])" office:value-type="float" office:value="9.16989908203546" calcext:value-type="float">
            <text:p>9.16989908203546</text:p>
          </table:table-cell>
          <table:table-cell table:formula="of:= 100 * ([.B641] - [.B640]*[.B640]) * ([.B641] - [.B640]*[.B640]) + (1 - [.B640]) * (1 - [.B640])" office:value-type="float" office:value="50.7458686398661" calcext:value-type="float">
            <text:p>50.7458686398661</text:p>
          </table:table-cell>
          <table:table-cell table:formula="of:=[.A640]*[.A640]" office:value-type="float" office:value="0.222887401506096" calcext:value-type="float">
            <text:p>0.222887401506096</text:p>
          </table:table-cell>
          <table:table-cell table:formula="of:=[.B640]*[.B640]" office:value-type="float" office:value="0.222887401506096" calcext:value-type="float">
            <text:p>0.222887401506096</text:p>
          </table:table-cell>
          <table:table-cell table:formula="of:= [.A640]*[.A640]*[.A640]*[.A640] - 16*[.A640]*[.A640] + 5*[.A640]" office:value-type="float" office:value="-5.87706724428201" calcext:value-type="float">
            <text:p>-5.87706724428201</text:p>
          </table:table-cell>
          <table:table-cell table:formula="of:= [.B640]*[.B640]*[.B640]*[.B640] - 16*[.B640]*[.B640] + 5*[.B640]" office:value-type="float" office:value="-1.15597201641278" calcext:value-type="float">
            <text:p>-1.155972016412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87515303189866" calcext:value-type="float">
            <text:p>0.487515303189866</text:p>
          </table:table-cell>
          <table:table-cell table:formula="of:=-[.A641]" office:value-type="float" office:value="-0.487515303189866" calcext:value-type="float">
            <text:p>-0.487515303189866</text:p>
          </table:table-cell>
          <table:table-cell/>
          <table:table-cell table:formula="of:= [.A641] * [.A641] - 10 * COS(2 * PI() * [.A641])" office:value-type="float" office:value="10.2069199026911" calcext:value-type="float">
            <text:p>10.2069199026911</text:p>
          </table:table-cell>
          <table:table-cell table:formula="of:= [.B641] * [.B641] - 10 * COS(2 * PI() * [.B641])" office:value-type="float" office:value="10.2069199026911" calcext:value-type="float">
            <text:p>10.2069199026911</text:p>
          </table:table-cell>
          <table:table-cell table:formula="of:= 100 * ([.A642] - [.A641]*[.A641]) * ([.A642] - [.A641]*[.A641]) + (1 - [.A641]) * (1 - [.A641])" office:value-type="float" office:value="17.2668098920087" calcext:value-type="float">
            <text:p>17.2668098920087</text:p>
          </table:table-cell>
          <table:table-cell table:formula="of:= 100 * ([.B642] - [.B641]*[.B641]) * ([.B642] - [.B641]*[.B641]) + (1 - [.B641]) * (1 - [.B641])" office:value-type="float" office:value="2.60936520594962" calcext:value-type="float">
            <text:p>2.60936520594962</text:p>
          </table:table-cell>
          <table:table-cell table:formula="of:=[.A641]*[.A641]" office:value-type="float" office:value="0.237671170844307" calcext:value-type="float">
            <text:p>0.237671170844307</text:p>
          </table:table-cell>
          <table:table-cell table:formula="of:=[.B641]*[.B641]" office:value-type="float" office:value="0.237671170844307" calcext:value-type="float">
            <text:p>0.237671170844307</text:p>
          </table:table-cell>
          <table:table-cell table:formula="of:= [.A641]*[.A641]*[.A641]*[.A641] - 16*[.A641]*[.A641] + 5*[.A641]" office:value-type="float" office:value="-1.30867463210908" calcext:value-type="float">
            <text:p>-1.30867463210908</text:p>
          </table:table-cell>
          <table:table-cell table:formula="of:= [.B641]*[.B641]*[.B641]*[.B641] - 16*[.B641]*[.B641] + 5*[.B641]" office:value-type="float" office:value="-6.18382766400774" calcext:value-type="float">
            <text:p>-6.183827664007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4689949140884" calcext:value-type="float">
            <text:p>-0.174689949140884</text:p>
          </table:table-cell>
          <table:table-cell table:formula="of:=-[.A642]" office:value-type="float" office:value="0.174689949140884" calcext:value-type="float">
            <text:p>0.174689949140884</text:p>
          </table:table-cell>
          <table:table-cell/>
          <table:table-cell table:formula="of:= [.A642] * [.A642] - 10 * COS(2 * PI() * [.A642])" office:value-type="float" office:value="-4.5267375538343" calcext:value-type="float">
            <text:p>-4.5267375538343</text:p>
          </table:table-cell>
          <table:table-cell table:formula="of:= [.B642] * [.B642] - 10 * COS(2 * PI() * [.B642])" office:value-type="float" office:value="-4.5267375538343" calcext:value-type="float">
            <text:p>-4.5267375538343</text:p>
          </table:table-cell>
          <table:table-cell table:formula="of:= 100 * ([.A643] - [.A642]*[.A642]) * ([.A643] - [.A642]*[.A642]) + (1 - [.A642]) * (1 - [.A642])" office:value-type="float" office:value="6.96168724778723" calcext:value-type="float">
            <text:p>6.96168724778723</text:p>
          </table:table-cell>
          <table:table-cell table:formula="of:= 100 * ([.B643] - [.B642]*[.B642]) * ([.B643] - [.B642]*[.B642]) + (1 - [.B642]) * (1 - [.B642])" office:value-type="float" office:value="9.51934806072675" calcext:value-type="float">
            <text:p>9.51934806072675</text:p>
          </table:table-cell>
          <table:table-cell table:formula="of:=[.A642]*[.A642]" office:value-type="float" office:value="0.0305165783308446" calcext:value-type="float">
            <text:p>0.0305165783308446</text:p>
          </table:table-cell>
          <table:table-cell table:formula="of:=[.B642]*[.B642]" office:value-type="float" office:value="0.0305165783308446" calcext:value-type="float">
            <text:p>0.0305165783308446</text:p>
          </table:table-cell>
          <table:table-cell table:formula="of:= [.A642]*[.A642]*[.A642]*[.A642] - 16*[.A642]*[.A642] + 5*[.A642]" office:value-type="float" office:value="-1.36078373744491" calcext:value-type="float">
            <text:p>-1.36078373744491</text:p>
          </table:table-cell>
          <table:table-cell table:formula="of:= [.B642]*[.B642]*[.B642]*[.B642] - 16*[.B642]*[.B642] + 5*[.B642]" office:value-type="float" office:value="0.386115753963928" calcext:value-type="float">
            <text:p>0.3861157539639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6774716204964" calcext:value-type="float">
            <text:p>0.266774716204964</text:p>
          </table:table-cell>
          <table:table-cell table:formula="of:=-[.A643]" office:value-type="float" office:value="-0.266774716204964" calcext:value-type="float">
            <text:p>-0.266774716204964</text:p>
          </table:table-cell>
          <table:table-cell/>
          <table:table-cell table:formula="of:= [.A643] * [.A643] - 10 * COS(2 * PI() * [.A643])" office:value-type="float" office:value="1.12320490260036" calcext:value-type="float">
            <text:p>1.12320490260036</text:p>
          </table:table-cell>
          <table:table-cell table:formula="of:= [.B643] * [.B643] - 10 * COS(2 * PI() * [.B643])" office:value-type="float" office:value="1.12320490260036" calcext:value-type="float">
            <text:p>1.12320490260036</text:p>
          </table:table-cell>
          <table:table-cell table:formula="of:= 100 * ([.A644] - [.A643]*[.A643]) * ([.A644] - [.A643]*[.A643]) + (1 - [.A643]) * (1 - [.A643])" office:value-type="float" office:value="9.77823026842369" calcext:value-type="float">
            <text:p>9.77823026842369</text:p>
          </table:table-cell>
          <table:table-cell table:formula="of:= 100 * ([.B644] - [.B643]*[.B643]) * ([.B644] - [.B643]*[.B643]) + (1 - [.B643]) * (1 - [.B643])" office:value-type="float" office:value="4.21766867532194" calcext:value-type="float">
            <text:p>4.21766867532194</text:p>
          </table:table-cell>
          <table:table-cell table:formula="of:=[.A643]*[.A643]" office:value-type="float" office:value="0.0711687492062389" calcext:value-type="float">
            <text:p>0.0711687492062389</text:p>
          </table:table-cell>
          <table:table-cell table:formula="of:=[.B643]*[.B643]" office:value-type="float" office:value="0.0711687492062389" calcext:value-type="float">
            <text:p>0.0711687492062389</text:p>
          </table:table-cell>
          <table:table-cell table:formula="of:= [.A643]*[.A643]*[.A643]*[.A643] - 16*[.A643]*[.A643] + 5*[.A643]" office:value-type="float" office:value="0.200238584588577" calcext:value-type="float">
            <text:p>0.200238584588577</text:p>
          </table:table-cell>
          <table:table-cell table:formula="of:= [.B643]*[.B643]*[.B643]*[.B643] - 16*[.B643]*[.B643] + 5*[.B643]" office:value-type="float" office:value="-2.46750857746106" calcext:value-type="float">
            <text:p>-2.467508577461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2814983115532" calcext:value-type="float">
            <text:p>-0.232814983115532</text:p>
          </table:table-cell>
          <table:table-cell table:formula="of:=-[.A644]" office:value-type="float" office:value="0.232814983115532" calcext:value-type="float">
            <text:p>0.232814983115532</text:p>
          </table:table-cell>
          <table:table-cell/>
          <table:table-cell table:formula="of:= [.A644] * [.A644] - 10 * COS(2 * PI() * [.A644])" office:value-type="float" office:value="-1.02346670407" calcext:value-type="float">
            <text:p>-1.02346670407</text:p>
          </table:table-cell>
          <table:table-cell table:formula="of:= [.B644] * [.B644] - 10 * COS(2 * PI() * [.B644])" office:value-type="float" office:value="-1.02346670407" calcext:value-type="float">
            <text:p>-1.02346670407</text:p>
          </table:table-cell>
          <table:table-cell table:formula="of:= 100 * ([.A645] - [.A644]*[.A644]) * ([.A645] - [.A644]*[.A644]) + (1 - [.A644]) * (1 - [.A644])" office:value-type="float" office:value="1.5212277767933" calcext:value-type="float">
            <text:p>1.5212277767933</text:p>
          </table:table-cell>
          <table:table-cell table:formula="of:= 100 * ([.B645] - [.B644]*[.B644]) * ([.B645] - [.B644]*[.B644]) + (1 - [.B644]) * (1 - [.B644])" office:value-type="float" office:value="1.68416777877648" calcext:value-type="float">
            <text:p>1.68416777877648</text:p>
          </table:table-cell>
          <table:table-cell table:formula="of:=[.A644]*[.A644]" office:value-type="float" office:value="0.0542028163630852" calcext:value-type="float">
            <text:p>0.0542028163630852</text:p>
          </table:table-cell>
          <table:table-cell table:formula="of:=[.B644]*[.B644]" office:value-type="float" office:value="0.0542028163630852" calcext:value-type="float">
            <text:p>0.0542028163630852</text:p>
          </table:table-cell>
          <table:table-cell table:formula="of:= [.A644]*[.A644]*[.A644]*[.A644] - 16*[.A644]*[.A644] + 5*[.A644]" office:value-type="float" office:value="-2.02838203208533" calcext:value-type="float">
            <text:p>-2.02838203208533</text:p>
          </table:table-cell>
          <table:table-cell table:formula="of:= [.B644]*[.B644]*[.B644]*[.B644] - 16*[.B644]*[.B644] + 5*[.B644]" office:value-type="float" office:value="0.299767799069984" calcext:value-type="float">
            <text:p>0.2997677990699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04678542492911" calcext:value-type="float">
            <text:p>0.0504678542492911</text:p>
          </table:table-cell>
          <table:table-cell table:formula="of:=-[.A645]" office:value-type="float" office:value="-0.0504678542492911" calcext:value-type="float">
            <text:p>-0.0504678542492911</text:p>
          </table:table-cell>
          <table:table-cell/>
          <table:table-cell table:formula="of:= [.A645] * [.A645] - 10 * COS(2 * PI() * [.A645])" office:value-type="float" office:value="-9.49889317000738" calcext:value-type="float">
            <text:p>-9.49889317000738</text:p>
          </table:table-cell>
          <table:table-cell table:formula="of:= [.B645] * [.B645] - 10 * COS(2 * PI() * [.B645])" office:value-type="float" office:value="-9.49889317000738" calcext:value-type="float">
            <text:p>-9.49889317000738</text:p>
          </table:table-cell>
          <table:table-cell table:formula="of:= 100 * ([.A646] - [.A645]*[.A645]) * ([.A646] - [.A645]*[.A645]) + (1 - [.A645]) * (1 - [.A645])" office:value-type="float" office:value="0.946513655018964" calcext:value-type="float">
            <text:p>0.946513655018964</text:p>
          </table:table-cell>
          <table:table-cell table:formula="of:= 100 * ([.B646] - [.B645]*[.B645]) * ([.B646] - [.B645]*[.B645]) + (1 - [.B645]) * (1 - [.B645])" office:value-type="float" office:value="1.17256855306208" calcext:value-type="float">
            <text:p>1.17256855306208</text:p>
          </table:table-cell>
          <table:table-cell table:formula="of:=[.A645]*[.A645]" office:value-type="float" office:value="0.00254700431252769" calcext:value-type="float">
            <text:p>0.00254700431252769</text:p>
          </table:table-cell>
          <table:table-cell table:formula="of:=[.B645]*[.B645]" office:value-type="float" office:value="0.00254700431252769" calcext:value-type="float">
            <text:p>0.00254700431252769</text:p>
          </table:table-cell>
          <table:table-cell table:formula="of:= [.A645]*[.A645]*[.A645]*[.A645] - 16*[.A645]*[.A645] + 5*[.A645]" office:value-type="float" office:value="0.211593689476981" calcext:value-type="float">
            <text:p>0.211593689476981</text:p>
          </table:table-cell>
          <table:table-cell table:formula="of:= [.B645]*[.B645]*[.B645]*[.B645] - 16*[.B645]*[.B645] + 5*[.B645]" office:value-type="float" office:value="-0.293084853015931" calcext:value-type="float">
            <text:p>-0.2930848530159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37371810944751" calcext:value-type="float">
            <text:p>0.0237371810944751</text:p>
          </table:table-cell>
          <table:table-cell table:formula="of:=-[.A646]" office:value-type="float" office:value="-0.0237371810944751" calcext:value-type="float">
            <text:p>-0.0237371810944751</text:p>
          </table:table-cell>
          <table:table-cell/>
          <table:table-cell table:formula="of:= [.A646] * [.A646] - 10 * COS(2 * PI() * [.A646])" office:value-type="float" office:value="-9.88842124767205" calcext:value-type="float">
            <text:p>-9.88842124767205</text:p>
          </table:table-cell>
          <table:table-cell table:formula="of:= [.B646] * [.B646] - 10 * COS(2 * PI() * [.B646])" office:value-type="float" office:value="-9.88842124767205" calcext:value-type="float">
            <text:p>-9.88842124767205</text:p>
          </table:table-cell>
          <table:table-cell table:formula="of:= 100 * ([.A647] - [.A646]*[.A646]) * ([.A647] - [.A646]*[.A646]) + (1 - [.A646]) * (1 - [.A646])" office:value-type="float" office:value="19.0755326763982" calcext:value-type="float">
            <text:p>19.0755326763982</text:p>
          </table:table-cell>
          <table:table-cell table:formula="of:= 100 * ([.B647] - [.B646]*[.B646]) * ([.B647] - [.B646]*[.B646]) + (1 - [.B646]) * (1 - [.B646])" office:value-type="float" office:value="19.2665543446966" calcext:value-type="float">
            <text:p>19.2665543446966</text:p>
          </table:table-cell>
          <table:table-cell table:formula="of:=[.A646]*[.A646]" office:value-type="float" office:value="0.000563453766311906" calcext:value-type="float">
            <text:p>0.000563453766311906</text:p>
          </table:table-cell>
          <table:table-cell table:formula="of:=[.B646]*[.B646]" office:value-type="float" office:value="0.000563453766311906" calcext:value-type="float">
            <text:p>0.000563453766311906</text:p>
          </table:table-cell>
          <table:table-cell table:formula="of:= [.A646]*[.A646]*[.A646]*[.A646] - 16*[.A646]*[.A646] + 5*[.A646]" office:value-type="float" office:value="0.109670962691532" calcext:value-type="float">
            <text:p>0.109670962691532</text:p>
          </table:table-cell>
          <table:table-cell table:formula="of:= [.B646]*[.B646]*[.B646]*[.B646] - 16*[.B646]*[.B646] + 5*[.B646]" office:value-type="float" office:value="-0.127700848253219" calcext:value-type="float">
            <text:p>-0.1277008482532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6268088282086" calcext:value-type="float">
            <text:p>0.426268088282086</text:p>
          </table:table-cell>
          <table:table-cell table:formula="of:=-[.A647]" office:value-type="float" office:value="-0.426268088282086" calcext:value-type="float">
            <text:p>-0.426268088282086</text:p>
          </table:table-cell>
          <table:table-cell/>
          <table:table-cell table:formula="of:= [.A647] * [.A647] - 10 * COS(2 * PI() * [.A647])" office:value-type="float" office:value="9.12765882396179" calcext:value-type="float">
            <text:p>9.12765882396179</text:p>
          </table:table-cell>
          <table:table-cell table:formula="of:= [.B647] * [.B647] - 10 * COS(2 * PI() * [.B647])" office:value-type="float" office:value="9.12765882396179" calcext:value-type="float">
            <text:p>9.12765882396179</text:p>
          </table:table-cell>
          <table:table-cell table:formula="of:= 100 * ([.A648] - [.A647]*[.A647]) * ([.A648] - [.A647]*[.A647]) + (1 - [.A647]) * (1 - [.A647])" office:value-type="float" office:value="36.6786485184583" calcext:value-type="float">
            <text:p>36.6786485184583</text:p>
          </table:table-cell>
          <table:table-cell table:formula="of:= 100 * ([.B648] - [.B647]*[.B647]) * ([.B648] - [.B647]*[.B647]) + (1 - [.B647]) * (1 - [.B647])" office:value-type="float" office:value="7.77009010487465" calcext:value-type="float">
            <text:p>7.77009010487465</text:p>
          </table:table-cell>
          <table:table-cell table:formula="of:=[.A647]*[.A647]" office:value-type="float" office:value="0.181704483087664" calcext:value-type="float">
            <text:p>0.181704483087664</text:p>
          </table:table-cell>
          <table:table-cell table:formula="of:=[.B647]*[.B647]" office:value-type="float" office:value="0.181704483087664" calcext:value-type="float">
            <text:p>0.181704483087664</text:p>
          </table:table-cell>
          <table:table-cell table:formula="of:= [.A647]*[.A647]*[.A647]*[.A647] - 16*[.A647]*[.A647] + 5*[.A647]" office:value-type="float" office:value="-0.742914768818043" calcext:value-type="float">
            <text:p>-0.742914768818043</text:p>
          </table:table-cell>
          <table:table-cell table:formula="of:= [.B647]*[.B647]*[.B647]*[.B647] - 16*[.B647]*[.B647] + 5*[.B647]" office:value-type="float" office:value="-5.0055956516389" calcext:value-type="float">
            <text:p>-5.00559565163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1200818032958" calcext:value-type="float">
            <text:p>-0.421200818032958</text:p>
          </table:table-cell>
          <table:table-cell table:formula="of:=-[.A648]" office:value-type="float" office:value="0.421200818032958" calcext:value-type="float">
            <text:p>0.421200818032958</text:p>
          </table:table-cell>
          <table:table-cell/>
          <table:table-cell table:formula="of:= [.A648] * [.A648] - 10 * COS(2 * PI() * [.A648])" office:value-type="float" office:value="8.97657529341976" calcext:value-type="float">
            <text:p>8.97657529341976</text:p>
          </table:table-cell>
          <table:table-cell table:formula="of:= [.B648] * [.B648] - 10 * COS(2 * PI() * [.B648])" office:value-type="float" office:value="8.97657529341976" calcext:value-type="float">
            <text:p>8.97657529341976</text:p>
          </table:table-cell>
          <table:table-cell table:formula="of:= 100 * ([.A649] - [.A648]*[.A648]) * ([.A649] - [.A648]*[.A648]) + (1 - [.A648]) * (1 - [.A648])" office:value-type="float" office:value="6.47052249093106" calcext:value-type="float">
            <text:p>6.47052249093106</text:p>
          </table:table-cell>
          <table:table-cell table:formula="of:= 100 * ([.B649] - [.B648]*[.B648]) * ([.B649] - [.B648]*[.B648]) + (1 - [.B648]) * (1 - [.B648])" office:value-type="float" office:value="32.3465392770258" calcext:value-type="float">
            <text:p>32.3465392770258</text:p>
          </table:table-cell>
          <table:table-cell table:formula="of:=[.A648]*[.A648]" office:value-type="float" office:value="0.177410129111633" calcext:value-type="float">
            <text:p>0.177410129111633</text:p>
          </table:table-cell>
          <table:table-cell table:formula="of:=[.B648]*[.B648]" office:value-type="float" office:value="0.177410129111633" calcext:value-type="float">
            <text:p>0.177410129111633</text:p>
          </table:table-cell>
          <table:table-cell table:formula="of:= [.A648]*[.A648]*[.A648]*[.A648] - 16*[.A648]*[.A648] + 5*[.A648]" office:value-type="float" office:value="-4.91309180203951" calcext:value-type="float">
            <text:p>-4.91309180203951</text:p>
          </table:table-cell>
          <table:table-cell table:formula="of:= [.B648]*[.B648]*[.B648]*[.B648] - 16*[.B648]*[.B648] + 5*[.B648]" office:value-type="float" office:value="-0.701083621709929" calcext:value-type="float">
            <text:p>-0.7010836217099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8377205352299" calcext:value-type="float">
            <text:p>0.388377205352299</text:p>
          </table:table-cell>
          <table:table-cell table:formula="of:=-[.A649]" office:value-type="float" office:value="-0.388377205352299" calcext:value-type="float">
            <text:p>-0.388377205352299</text:p>
          </table:table-cell>
          <table:table-cell/>
          <table:table-cell table:formula="of:= [.A649] * [.A649] - 10 * COS(2 * PI() * [.A649])" office:value-type="float" office:value="7.79057609277598" calcext:value-type="float">
            <text:p>7.79057609277598</text:p>
          </table:table-cell>
          <table:table-cell table:formula="of:= [.B649] * [.B649] - 10 * COS(2 * PI() * [.B649])" office:value-type="float" office:value="7.79057609277598" calcext:value-type="float">
            <text:p>7.79057609277598</text:p>
          </table:table-cell>
          <table:table-cell table:formula="of:= 100 * ([.A650] - [.A649]*[.A649]) * ([.A650] - [.A649]*[.A649]) + (1 - [.A649]) * (1 - [.A649])" office:value-type="float" office:value="1.29304209931312" calcext:value-type="float">
            <text:p>1.29304209931312</text:p>
          </table:table-cell>
          <table:table-cell table:formula="of:= 100 * ([.B650] - [.B649]*[.B649]) * ([.B650] - [.B649]*[.B649]) + (1 - [.B649]) * (1 - [.B649])" office:value-type="float" office:value="6.16342136511879" calcext:value-type="float">
            <text:p>6.16342136511879</text:p>
          </table:table-cell>
          <table:table-cell table:formula="of:=[.A649]*[.A649]" office:value-type="float" office:value="0.150836853637262" calcext:value-type="float">
            <text:p>0.150836853637262</text:p>
          </table:table-cell>
          <table:table-cell table:formula="of:=[.B649]*[.B649]" office:value-type="float" office:value="0.150836853637262" calcext:value-type="float">
            <text:p>0.150836853637262</text:p>
          </table:table-cell>
          <table:table-cell table:formula="of:= [.A649]*[.A649]*[.A649]*[.A649] - 16*[.A649]*[.A649] + 5*[.A649]" office:value-type="float" office:value="-0.448751875019505" calcext:value-type="float">
            <text:p>-0.448751875019505</text:p>
          </table:table-cell>
          <table:table-cell table:formula="of:= [.B649]*[.B649]*[.B649]*[.B649] - 16*[.B649]*[.B649] + 5*[.B649]" office:value-type="float" office:value="-4.3325239285425" calcext:value-type="float">
            <text:p>-4.33252392854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49744701711461" calcext:value-type="float">
            <text:p>0.0549744701711461</text:p>
          </table:table-cell>
          <table:table-cell table:formula="of:=-[.A650]" office:value-type="float" office:value="-0.0549744701711461" calcext:value-type="float">
            <text:p>-0.0549744701711461</text:p>
          </table:table-cell>
          <table:table-cell/>
          <table:table-cell table:formula="of:= [.A650] * [.A650] - 10 * COS(2 * PI() * [.A650])" office:value-type="float" office:value="-9.40632874103045" calcext:value-type="float">
            <text:p>-9.40632874103045</text:p>
          </table:table-cell>
          <table:table-cell table:formula="of:= [.B650] * [.B650] - 10 * COS(2 * PI() * [.B650])" office:value-type="float" office:value="-9.40632874103045" calcext:value-type="float">
            <text:p>-9.40632874103045</text:p>
          </table:table-cell>
          <table:table-cell table:formula="of:= 100 * ([.A651] - [.A650]*[.A650]) * ([.A651] - [.A650]*[.A650]) + (1 - [.A650]) * (1 - [.A650])" office:value-type="float" office:value="1.6319470748418" calcext:value-type="float">
            <text:p>1.6319470748418</text:p>
          </table:table-cell>
          <table:table-cell table:formula="of:= 100 * ([.B651] - [.B650]*[.B650]) * ([.B651] - [.B650]*[.B650]) + (1 - [.B650]) * (1 - [.B650])" office:value-type="float" office:value="1.95941078092489" calcext:value-type="float">
            <text:p>1.95941078092489</text:p>
          </table:table-cell>
          <table:table-cell table:formula="of:=[.A650]*[.A650]" office:value-type="float" office:value="0.00302219237059823" calcext:value-type="float">
            <text:p>0.00302219237059823</text:p>
          </table:table-cell>
          <table:table-cell table:formula="of:=[.B650]*[.B650]" office:value-type="float" office:value="0.00302219237059823" calcext:value-type="float">
            <text:p>0.00302219237059823</text:p>
          </table:table-cell>
          <table:table-cell table:formula="of:= [.A650]*[.A650]*[.A650]*[.A650] - 16*[.A650]*[.A650] + 5*[.A650]" office:value-type="float" office:value="0.226526406572884" calcext:value-type="float">
            <text:p>0.226526406572884</text:p>
          </table:table-cell>
          <table:table-cell table:formula="of:= [.B650]*[.B650]*[.B650]*[.B650] - 16*[.B650]*[.B650] + 5*[.B650]" office:value-type="float" office:value="-0.323218295138577" calcext:value-type="float">
            <text:p>-0.3232182951385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89799623982981" calcext:value-type="float">
            <text:p>0.0889799623982981</text:p>
          </table:table-cell>
          <table:table-cell table:formula="of:=-[.A651]" office:value-type="float" office:value="-0.0889799623982981" calcext:value-type="float">
            <text:p>-0.0889799623982981</text:p>
          </table:table-cell>
          <table:table-cell/>
          <table:table-cell table:formula="of:= [.A651] * [.A651] - 10 * COS(2 * PI() * [.A651])" office:value-type="float" office:value="-8.46952977335206" calcext:value-type="float">
            <text:p>-8.46952977335206</text:p>
          </table:table-cell>
          <table:table-cell table:formula="of:= [.B651] * [.B651] - 10 * COS(2 * PI() * [.B651])" office:value-type="float" office:value="-8.46952977335206" calcext:value-type="float">
            <text:p>-8.46952977335206</text:p>
          </table:table-cell>
          <table:table-cell table:formula="of:= 100 * ([.A652] - [.A651]*[.A651]) * ([.A652] - [.A651]*[.A651]) + (1 - [.A651]) * (1 - [.A651])" office:value-type="float" office:value="6.61877276212362" calcext:value-type="float">
            <text:p>6.61877276212362</text:p>
          </table:table-cell>
          <table:table-cell table:formula="of:= 100 * ([.B652] - [.B651]*[.B651]) * ([.B652] - [.B651]*[.B651]) + (1 - [.B651]) * (1 - [.B651])" office:value-type="float" office:value="7.76173936899227" calcext:value-type="float">
            <text:p>7.76173936899227</text:p>
          </table:table-cell>
          <table:table-cell table:formula="of:=[.A651]*[.A651]" office:value-type="float" office:value="0.00791743370840254" calcext:value-type="float">
            <text:p>0.00791743370840254</text:p>
          </table:table-cell>
          <table:table-cell table:formula="of:=[.B651]*[.B651]" office:value-type="float" office:value="0.00791743370840254" calcext:value-type="float">
            <text:p>0.00791743370840254</text:p>
          </table:table-cell>
          <table:table-cell table:formula="of:= [.A651]*[.A651]*[.A651]*[.A651] - 16*[.A651]*[.A651] + 5*[.A651]" office:value-type="float" office:value="0.318283558413577" calcext:value-type="float">
            <text:p>0.318283558413577</text:p>
          </table:table-cell>
          <table:table-cell table:formula="of:= [.B651]*[.B651]*[.B651]*[.B651] - 16*[.B651]*[.B651] + 5*[.B651]" office:value-type="float" office:value="-0.571516065569404" calcext:value-type="float">
            <text:p>-0.5715160655694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851700256113" calcext:value-type="float">
            <text:p>0.24851700256113</text:p>
          </table:table-cell>
          <table:table-cell table:formula="of:=-[.A652]" office:value-type="float" office:value="-0.24851700256113" calcext:value-type="float">
            <text:p>-0.24851700256113</text:p>
          </table:table-cell>
          <table:table-cell/>
          <table:table-cell table:formula="of:= [.A652] * [.A652] - 10 * COS(2 * PI() * [.A652])" office:value-type="float" office:value="-0.0314174282573591" calcext:value-type="float">
            <text:p>-0.0314174282573591</text:p>
          </table:table-cell>
          <table:table-cell table:formula="of:= [.B652] * [.B652] - 10 * COS(2 * PI() * [.B652])" office:value-type="float" office:value="-0.0314174282573591" calcext:value-type="float">
            <text:p>-0.0314174282573591</text:p>
          </table:table-cell>
          <table:table-cell table:formula="of:= 100 * ([.A653] - [.A652]*[.A652]) * ([.A653] - [.A652]*[.A652]) + (1 - [.A652]) * (1 - [.A652])" office:value-type="float" office:value="23.5034977365152" calcext:value-type="float">
            <text:p>23.5034977365152</text:p>
          </table:table-cell>
          <table:table-cell table:formula="of:= 100 * ([.B653] - [.B652]*[.B652]) * ([.B653] - [.B652]*[.B652]) + (1 - [.B652]) * (1 - [.B652])" office:value-type="float" office:value="14.1913434496795" calcext:value-type="float">
            <text:p>14.1913434496795</text:p>
          </table:table-cell>
          <table:table-cell table:formula="of:=[.A652]*[.A652]" office:value-type="float" office:value="0.0617607005619685" calcext:value-type="float">
            <text:p>0.0617607005619685</text:p>
          </table:table-cell>
          <table:table-cell table:formula="of:=[.B652]*[.B652]" office:value-type="float" office:value="0.0617607005619685" calcext:value-type="float">
            <text:p>0.0617607005619685</text:p>
          </table:table-cell>
          <table:table-cell table:formula="of:= [.A652]*[.A652]*[.A652]*[.A652] - 16*[.A652]*[.A652] + 5*[.A652]" office:value-type="float" office:value="0.258228187948057" calcext:value-type="float">
            <text:p>0.258228187948057</text:p>
          </table:table-cell>
          <table:table-cell table:formula="of:= [.B652]*[.B652]*[.B652]*[.B652] - 16*[.B652]*[.B652] + 5*[.B652]" office:value-type="float" office:value="-2.22694183766324" calcext:value-type="float">
            <text:p>-2.226941837663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7183670331724" calcext:value-type="float">
            <text:p>-0.417183670331724</text:p>
          </table:table-cell>
          <table:table-cell table:formula="of:=-[.A653]" office:value-type="float" office:value="0.417183670331724" calcext:value-type="float">
            <text:p>0.417183670331724</text:p>
          </table:table-cell>
          <table:table-cell/>
          <table:table-cell table:formula="of:= [.A653] * [.A653] - 10 * COS(2 * PI() * [.A653])" office:value-type="float" office:value="8.85049268048729" calcext:value-type="float">
            <text:p>8.85049268048729</text:p>
          </table:table-cell>
          <table:table-cell table:formula="of:= [.B653] * [.B653] - 10 * COS(2 * PI() * [.B653])" office:value-type="float" office:value="8.85049268048729" calcext:value-type="float">
            <text:p>8.85049268048729</text:p>
          </table:table-cell>
          <table:table-cell table:formula="of:= 100 * ([.A654] - [.A653]*[.A653]) * ([.A654] - [.A653]*[.A653]) + (1 - [.A653]) * (1 - [.A653])" office:value-type="float" office:value="2.7001274116539" calcext:value-type="float">
            <text:p>2.7001274116539</text:p>
          </table:table-cell>
          <table:table-cell table:formula="of:= 100 * ([.B654] - [.B653]*[.B653]) * ([.B654] - [.B653]*[.B653]) + (1 - [.B653]) * (1 - [.B653])" office:value-type="float" office:value="18.9376767057614" calcext:value-type="float">
            <text:p>18.9376767057614</text:p>
          </table:table-cell>
          <table:table-cell table:formula="of:=[.A653]*[.A653]" office:value-type="float" office:value="0.174042214791449" calcext:value-type="float">
            <text:p>0.174042214791449</text:p>
          </table:table-cell>
          <table:table-cell table:formula="of:=[.B653]*[.B653]" office:value-type="float" office:value="0.174042214791449" calcext:value-type="float">
            <text:p>0.174042214791449</text:p>
          </table:table-cell>
          <table:table-cell table:formula="of:= [.A653]*[.A653]*[.A653]*[.A653] - 16*[.A653]*[.A653] + 5*[.A653]" office:value-type="float" office:value="-4.84030309579229" calcext:value-type="float">
            <text:p>-4.84030309579229</text:p>
          </table:table-cell>
          <table:table-cell table:formula="of:= [.B653]*[.B653]*[.B653]*[.B653] - 16*[.B653]*[.B653] + 5*[.B653]" office:value-type="float" office:value="-0.668466392475045" calcext:value-type="float">
            <text:p>-0.66846639247504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7211791933514" calcext:value-type="float">
            <text:p>0.257211791933514</text:p>
          </table:table-cell>
          <table:table-cell table:formula="of:=-[.A654]" office:value-type="float" office:value="-0.257211791933514" calcext:value-type="float">
            <text:p>-0.257211791933514</text:p>
          </table:table-cell>
          <table:table-cell/>
          <table:table-cell table:formula="of:= [.A654] * [.A654] - 10 * COS(2 * PI() * [.A654])" office:value-type="float" office:value="0.519133106502493" calcext:value-type="float">
            <text:p>0.519133106502493</text:p>
          </table:table-cell>
          <table:table-cell table:formula="of:= [.B654] * [.B654] - 10 * COS(2 * PI() * [.B654])" office:value-type="float" office:value="0.519133106502493" calcext:value-type="float">
            <text:p>0.519133106502493</text:p>
          </table:table-cell>
          <table:table-cell table:formula="of:= 100 * ([.A655] - [.A654]*[.A654]) * ([.A655] - [.A654]*[.A654]) + (1 - [.A654]) * (1 - [.A654])" office:value-type="float" office:value="14.3314232524115" calcext:value-type="float">
            <text:p>14.3314232524115</text:p>
          </table:table-cell>
          <table:table-cell table:formula="of:= 100 * ([.B655] - [.B654]*[.B654]) * ([.B655] - [.B654]*[.B654]) + (1 - [.B654]) * (1 - [.B654])" office:value-type="float" office:value="7.28762642642529" calcext:value-type="float">
            <text:p>7.28762642642529</text:p>
          </table:table-cell>
          <table:table-cell table:formula="of:=[.A654]*[.A654]" office:value-type="float" office:value="0.0661579059096494" calcext:value-type="float">
            <text:p>0.0661579059096494</text:p>
          </table:table-cell>
          <table:table-cell table:formula="of:=[.B654]*[.B654]" office:value-type="float" office:value="0.0661579059096494" calcext:value-type="float">
            <text:p>0.0661579059096494</text:p>
          </table:table-cell>
          <table:table-cell table:formula="of:= [.A654]*[.A654]*[.A654]*[.A654] - 16*[.A654]*[.A654] + 5*[.A654]" office:value-type="float" office:value="0.231909333627531" calcext:value-type="float">
            <text:p>0.231909333627531</text:p>
          </table:table-cell>
          <table:table-cell table:formula="of:= [.B654]*[.B654]*[.B654]*[.B654] - 16*[.B654]*[.B654] + 5*[.B654]" office:value-type="float" office:value="-2.34020858570761" calcext:value-type="float">
            <text:p>-2.340208585707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5052128038369" calcext:value-type="float">
            <text:p>-0.305052128038369</text:p>
          </table:table-cell>
          <table:table-cell table:formula="of:=-[.A655]" office:value-type="float" office:value="0.305052128038369" calcext:value-type="float">
            <text:p>0.305052128038369</text:p>
          </table:table-cell>
          <table:table-cell/>
          <table:table-cell table:formula="of:= [.A655] * [.A655] - 10 * COS(2 * PI() * [.A655])" office:value-type="float" office:value="3.48351748948286" calcext:value-type="float">
            <text:p>3.48351748948286</text:p>
          </table:table-cell>
          <table:table-cell table:formula="of:= [.B655] * [.B655] - 10 * COS(2 * PI() * [.B655])" office:value-type="float" office:value="3.48351748948286" calcext:value-type="float">
            <text:p>3.48351748948286</text:p>
          </table:table-cell>
          <table:table-cell table:formula="of:= 100 * ([.A656] - [.A655]*[.A655]) * ([.A656] - [.A655]*[.A655]) + (1 - [.A655]) * (1 - [.A655])" office:value-type="float" office:value="16.3985394673664" calcext:value-type="float">
            <text:p>16.3985394673664</text:p>
          </table:table-cell>
          <table:table-cell table:formula="of:= 100 * ([.B656] - [.B655]*[.B655]) * ([.B656] - [.B655]*[.B655]) + (1 - [.B655]) * (1 - [.B655])" office:value-type="float" office:value="32.9113211321245" calcext:value-type="float">
            <text:p>32.9113211321245</text:p>
          </table:table-cell>
          <table:table-cell table:formula="of:=[.A655]*[.A655]" office:value-type="float" office:value="0.0930568008207375" calcext:value-type="float">
            <text:p>0.0930568008207375</text:p>
          </table:table-cell>
          <table:table-cell table:formula="of:=[.B655]*[.B655]" office:value-type="float" office:value="0.0930568008207375" calcext:value-type="float">
            <text:p>0.0930568008207375</text:p>
          </table:table-cell>
          <table:table-cell table:formula="of:= [.A655]*[.A655]*[.A655]*[.A655] - 16*[.A655]*[.A655] + 5*[.A655]" office:value-type="float" office:value="-3.00550988514466" calcext:value-type="float">
            <text:p>-3.00550988514466</text:p>
          </table:table-cell>
          <table:table-cell table:formula="of:= [.B655]*[.B655]*[.B655]*[.B655] - 16*[.B655]*[.B655] + 5*[.B655]" office:value-type="float" office:value="0.0450113952390354" calcext:value-type="float">
            <text:p>0.04501139523903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6402316126041" calcext:value-type="float">
            <text:p>0.476402316126041</text:p>
          </table:table-cell>
          <table:table-cell table:formula="of:=-[.A656]" office:value-type="float" office:value="-0.476402316126041" calcext:value-type="float">
            <text:p>-0.476402316126041</text:p>
          </table:table-cell>
          <table:table-cell/>
          <table:table-cell table:formula="of:= [.A656] * [.A656] - 10 * COS(2 * PI() * [.A656])" office:value-type="float" office:value="10.1172424658528" calcext:value-type="float">
            <text:p>10.1172424658528</text:p>
          </table:table-cell>
          <table:table-cell table:formula="of:= [.B656] * [.B656] - 10 * COS(2 * PI() * [.B656])" office:value-type="float" office:value="10.1172424658528" calcext:value-type="float">
            <text:p>10.1172424658528</text:p>
          </table:table-cell>
          <table:table-cell table:formula="of:= 100 * ([.A657] - [.A656]*[.A656]) * ([.A657] - [.A656]*[.A656]) + (1 - [.A656]) * (1 - [.A656])" office:value-type="float" office:value="10.887598128873" calcext:value-type="float">
            <text:p>10.887598128873</text:p>
          </table:table-cell>
          <table:table-cell table:formula="of:= 100 * ([.B657] - [.B656]*[.B656]) * ([.B657] - [.B656]*[.B656]) + (1 - [.B656]) * (1 - [.B656])" office:value-type="float" office:value="3.82163517210845" calcext:value-type="float">
            <text:p>3.82163517210845</text:p>
          </table:table-cell>
          <table:table-cell table:formula="of:=[.A656]*[.A656]" office:value-type="float" office:value="0.226959166810256" calcext:value-type="float">
            <text:p>0.226959166810256</text:p>
          </table:table-cell>
          <table:table-cell table:formula="of:=[.B656]*[.B656]" office:value-type="float" office:value="0.226959166810256" calcext:value-type="float">
            <text:p>0.226959166810256</text:p>
          </table:table-cell>
          <table:table-cell table:formula="of:= [.A656]*[.A656]*[.A656]*[.A656] - 16*[.A656]*[.A656] + 5*[.A656]" office:value-type="float" office:value="-1.19782462493469" calcext:value-type="float">
            <text:p>-1.19782462493469</text:p>
          </table:table-cell>
          <table:table-cell table:formula="of:= [.B656]*[.B656]*[.B656]*[.B656] - 16*[.B656]*[.B656] + 5*[.B656]" office:value-type="float" office:value="-5.9618477861951" calcext:value-type="float">
            <text:p>-5.96184778619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8823638050817" calcext:value-type="float">
            <text:p>-0.098823638050817</text:p>
          </table:table-cell>
          <table:table-cell table:formula="of:=-[.A657]" office:value-type="float" office:value="0.098823638050817" calcext:value-type="float">
            <text:p>0.098823638050817</text:p>
          </table:table-cell>
          <table:table-cell/>
          <table:table-cell table:formula="of:= [.A657] * [.A657] - 10 * COS(2 * PI() * [.A657])" office:value-type="float" office:value="-8.12362742145088" calcext:value-type="float">
            <text:p>-8.12362742145088</text:p>
          </table:table-cell>
          <table:table-cell table:formula="of:= [.B657] * [.B657] - 10 * COS(2 * PI() * [.B657])" office:value-type="float" office:value="-8.12362742145088" calcext:value-type="float">
            <text:p>-8.12362742145088</text:p>
          </table:table-cell>
          <table:table-cell table:formula="of:= 100 * ([.A658] - [.A657]*[.A657]) * ([.A658] - [.A657]*[.A657]) + (1 - [.A657]) * (1 - [.A657])" office:value-type="float" office:value="5.65142280199967" calcext:value-type="float">
            <text:p>5.65142280199967</text:p>
          </table:table-cell>
          <table:table-cell table:formula="of:= 100 * ([.B658] - [.B657]*[.B657]) * ([.B658] - [.B657]*[.B657]) + (1 - [.B657]) * (1 - [.B657])" office:value-type="float" office:value="4.47076850176843" calcext:value-type="float">
            <text:p>4.47076850176843</text:p>
          </table:table-cell>
          <table:table-cell table:formula="of:=[.A657]*[.A657]" office:value-type="float" office:value="0.00976611143759888" calcext:value-type="float">
            <text:p>0.00976611143759888</text:p>
          </table:table-cell>
          <table:table-cell table:formula="of:=[.B657]*[.B657]" office:value-type="float" office:value="0.00976611143759888" calcext:value-type="float">
            <text:p>0.00976611143759888</text:p>
          </table:table-cell>
          <table:table-cell table:formula="of:= [.A657]*[.A657]*[.A657]*[.A657] - 16*[.A657]*[.A657] + 5*[.A657]" office:value-type="float" office:value="-0.650280596323055" calcext:value-type="float">
            <text:p>-0.650280596323055</text:p>
          </table:table-cell>
          <table:table-cell table:formula="of:= [.B657]*[.B657]*[.B657]*[.B657] - 16*[.B657]*[.B657] + 5*[.B657]" office:value-type="float" office:value="0.337955784185114" calcext:value-type="float">
            <text:p>0.3379557841851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01042081345804" calcext:value-type="float">
            <text:p>-0.201042081345804</text:p>
          </table:table-cell>
          <table:table-cell table:formula="of:=-[.A658]" office:value-type="float" office:value="0.201042081345804" calcext:value-type="float">
            <text:p>0.201042081345804</text:p>
          </table:table-cell>
          <table:table-cell/>
          <table:table-cell table:formula="of:= [.A658] * [.A658] - 10 * COS(2 * PI() * [.A658])" office:value-type="float" office:value="-2.98741494794479" calcext:value-type="float">
            <text:p>-2.98741494794479</text:p>
          </table:table-cell>
          <table:table-cell table:formula="of:= [.B658] * [.B658] - 10 * COS(2 * PI() * [.B658])" office:value-type="float" office:value="-2.98741494794479" calcext:value-type="float">
            <text:p>-2.98741494794479</text:p>
          </table:table-cell>
          <table:table-cell table:formula="of:= 100 * ([.A659] - [.A658]*[.A658]) * ([.A659] - [.A658]*[.A658]) + (1 - [.A658]) * (1 - [.A658])" office:value-type="float" office:value="17.3925059513454" calcext:value-type="float">
            <text:p>17.3925059513454</text:p>
          </table:table-cell>
          <table:table-cell table:formula="of:= 100 * ([.B659] - [.B658]*[.B658]) * ([.B659] - [.B658]*[.B658]) + (1 - [.B658]) * (1 - [.B658])" office:value-type="float" office:value="10.7850255266577" calcext:value-type="float">
            <text:p>10.7850255266577</text:p>
          </table:table-cell>
          <table:table-cell table:formula="of:=[.A658]*[.A658]" office:value-type="float" office:value="0.0404179184718529" calcext:value-type="float">
            <text:p>0.0404179184718529</text:p>
          </table:table-cell>
          <table:table-cell table:formula="of:=[.B658]*[.B658]" office:value-type="float" office:value="0.0404179184718529" calcext:value-type="float">
            <text:p>0.0404179184718529</text:p>
          </table:table-cell>
          <table:table-cell table:formula="of:= [.A658]*[.A658]*[.A658]*[.A658] - 16*[.A658]*[.A658] + 5*[.A658]" office:value-type="float" office:value="-1.65026349414507" calcext:value-type="float">
            <text:p>-1.65026349414507</text:p>
          </table:table-cell>
          <table:table-cell table:formula="of:= [.B658]*[.B658]*[.B658]*[.B658] - 16*[.B658]*[.B658] + 5*[.B658]" office:value-type="float" office:value="0.360157319312971" calcext:value-type="float">
            <text:p>0.3601573193129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8956640935503" calcext:value-type="float">
            <text:p>-0.358956640935503</text:p>
          </table:table-cell>
          <table:table-cell table:formula="of:=-[.A659]" office:value-type="float" office:value="0.358956640935503" calcext:value-type="float">
            <text:p>0.358956640935503</text:p>
          </table:table-cell>
          <table:table-cell/>
          <table:table-cell table:formula="of:= [.A659] * [.A659] - 10 * COS(2 * PI() * [.A659])" office:value-type="float" office:value="6.45244125227461" calcext:value-type="float">
            <text:p>6.45244125227461</text:p>
          </table:table-cell>
          <table:table-cell table:formula="of:= [.B659] * [.B659] - 10 * COS(2 * PI() * [.B659])" office:value-type="float" office:value="6.45244125227461" calcext:value-type="float">
            <text:p>6.45244125227461</text:p>
          </table:table-cell>
          <table:table-cell table:formula="of:= 100 * ([.A660] - [.A659]*[.A659]) * ([.A660] - [.A659]*[.A659]) + (1 - [.A659]) * (1 - [.A659])" office:value-type="float" office:value="5.40799119053014" calcext:value-type="float">
            <text:p>5.40799119053014</text:p>
          </table:table-cell>
          <table:table-cell table:formula="of:= 100 * ([.B660] - [.B659]*[.B659]) * ([.B660] - [.B659]*[.B659]) + (1 - [.B659]) * (1 - [.B659])" office:value-type="float" office:value="0.886865171073449" calcext:value-type="float">
            <text:p>0.886865171073449</text:p>
          </table:table-cell>
          <table:table-cell table:formula="of:=[.A659]*[.A659]" office:value-type="float" office:value="0.1288498700717" calcext:value-type="float">
            <text:p>0.1288498700717</text:p>
          </table:table-cell>
          <table:table-cell table:formula="of:=[.B659]*[.B659]" office:value-type="float" office:value="0.1288498700717" calcext:value-type="float">
            <text:p>0.1288498700717</text:p>
          </table:table-cell>
          <table:table-cell table:formula="of:= [.A659]*[.A659]*[.A659]*[.A659] - 16*[.A659]*[.A659] + 5*[.A659]" office:value-type="float" office:value="-3.83977883680721" calcext:value-type="float">
            <text:p>-3.83977883680721</text:p>
          </table:table-cell>
          <table:table-cell table:formula="of:= [.B659]*[.B659]*[.B659]*[.B659] - 16*[.B659]*[.B659] + 5*[.B659]" office:value-type="float" office:value="-0.250212427452185" calcext:value-type="float">
            <text:p>-0.2502124274521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598622927209362" calcext:value-type="float">
            <text:p>-0.0598622927209362</text:p>
          </table:table-cell>
          <table:table-cell table:formula="of:=-[.A660]" office:value-type="float" office:value="0.0598622927209362" calcext:value-type="float">
            <text:p>0.0598622927209362</text:p>
          </table:table-cell>
          <table:table-cell/>
          <table:table-cell table:formula="of:= [.A660] * [.A660] - 10 * COS(2 * PI() * [.A660])" office:value-type="float" office:value="-9.29736304622943" calcext:value-type="float">
            <text:p>-9.29736304622943</text:p>
          </table:table-cell>
          <table:table-cell table:formula="of:= [.B660] * [.B660] - 10 * COS(2 * PI() * [.B660])" office:value-type="float" office:value="-9.29736304622943" calcext:value-type="float">
            <text:p>-9.29736304622943</text:p>
          </table:table-cell>
          <table:table-cell table:formula="of:= 100 * ([.A661] - [.A660]*[.A660]) * ([.A661] - [.A660]*[.A660]) + (1 - [.A660]) * (1 - [.A660])" office:value-type="float" office:value="10.8850574244214" calcext:value-type="float">
            <text:p>10.8850574244214</text:p>
          </table:table-cell>
          <table:table-cell table:formula="of:= 100 * ([.B661] - [.B660]*[.B660]) * ([.B661] - [.B660]*[.B660]) + (1 - [.B660]) * (1 - [.B660])" office:value-type="float" office:value="11.0985926922216" calcext:value-type="float">
            <text:p>11.0985926922216</text:p>
          </table:table-cell>
          <table:table-cell table:formula="of:=[.A660]*[.A660]" office:value-type="float" office:value="0.00358349408980706" calcext:value-type="float">
            <text:p>0.00358349408980706</text:p>
          </table:table-cell>
          <table:table-cell table:formula="of:=[.B660]*[.B660]" office:value-type="float" office:value="0.00358349408980706" calcext:value-type="float">
            <text:p>0.00358349408980706</text:p>
          </table:table-cell>
          <table:table-cell table:formula="of:= [.A660]*[.A660]*[.A660]*[.A660] - 16*[.A660]*[.A660] + 5*[.A660]" office:value-type="float" office:value="-0.356634527611702" calcext:value-type="float">
            <text:p>-0.356634527611702</text:p>
          </table:table-cell>
          <table:table-cell table:formula="of:= [.B660]*[.B660]*[.B660]*[.B660] - 16*[.B660]*[.B660] + 5*[.B660]" office:value-type="float" office:value="0.24198839959766" calcext:value-type="float">
            <text:p>0.2419883995976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6021477454342" calcext:value-type="float">
            <text:p>0.316021477454342</text:p>
          </table:table-cell>
          <table:table-cell table:formula="of:=-[.A661]" office:value-type="float" office:value="-0.316021477454342" calcext:value-type="float">
            <text:p>-0.316021477454342</text:p>
          </table:table-cell>
          <table:table-cell/>
          <table:table-cell table:formula="of:= [.A661] * [.A661] - 10 * COS(2 * PI() * [.A661])" office:value-type="float" office:value="4.13016898356801" calcext:value-type="float">
            <text:p>4.13016898356801</text:p>
          </table:table-cell>
          <table:table-cell table:formula="of:= [.B661] * [.B661] - 10 * COS(2 * PI() * [.B661])" office:value-type="float" office:value="4.13016898356801" calcext:value-type="float">
            <text:p>4.13016898356801</text:p>
          </table:table-cell>
          <table:table-cell table:formula="of:= 100 * ([.A662] - [.A661]*[.A661]) * ([.A662] - [.A661]*[.A661]) + (1 - [.A661]) * (1 - [.A661])" office:value-type="float" office:value="4.74679175605323" calcext:value-type="float">
            <text:p>4.74679175605323</text:p>
          </table:table-cell>
          <table:table-cell table:formula="of:= 100 * ([.B662] - [.B661]*[.B661]) * ([.B662] - [.B661]*[.B661]) + (1 - [.B661]) * (1 - [.B661])" office:value-type="float" office:value="18.2639224791162" calcext:value-type="float">
            <text:p>18.2639224791162</text:p>
          </table:table-cell>
          <table:table-cell table:formula="of:=[.A661]*[.A661]" office:value-type="float" office:value="0.0998695742124252" calcext:value-type="float">
            <text:p>0.0998695742124252</text:p>
          </table:table-cell>
          <table:table-cell table:formula="of:=[.B661]*[.B661]" office:value-type="float" office:value="0.0998695742124252" calcext:value-type="float">
            <text:p>0.0998695742124252</text:p>
          </table:table-cell>
          <table:table-cell table:formula="of:= [.A661]*[.A661]*[.A661]*[.A661] - 16*[.A661]*[.A661] + 5*[.A661]" office:value-type="float" office:value="-0.00783186827372151" calcext:value-type="float">
            <text:p>-0.00783186827372151</text:p>
          </table:table-cell>
          <table:table-cell table:formula="of:= [.B661]*[.B661]*[.B661]*[.B661] - 16*[.B661]*[.B661] + 5*[.B661]" office:value-type="float" office:value="-3.16804664281714" calcext:value-type="float">
            <text:p>-3.168046642817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6726170354523" calcext:value-type="float">
            <text:p>0.306726170354523</text:p>
          </table:table-cell>
          <table:table-cell table:formula="of:=-[.A662]" office:value-type="float" office:value="-0.306726170354523" calcext:value-type="float">
            <text:p>-0.306726170354523</text:p>
          </table:table-cell>
          <table:table-cell/>
          <table:table-cell table:formula="of:= [.A662] * [.A662] - 10 * COS(2 * PI() * [.A662])" office:value-type="float" office:value="3.58330541455353" calcext:value-type="float">
            <text:p>3.58330541455353</text:p>
          </table:table-cell>
          <table:table-cell table:formula="of:= [.B662] * [.B662] - 10 * COS(2 * PI() * [.B662])" office:value-type="float" office:value="3.58330541455353" calcext:value-type="float">
            <text:p>3.58330541455353</text:p>
          </table:table-cell>
          <table:table-cell table:formula="of:= 100 * ([.A663] - [.A662]*[.A662]) * ([.A663] - [.A662]*[.A662]) + (1 - [.A662]) * (1 - [.A662])" office:value-type="float" office:value="25.4891962554455" calcext:value-type="float">
            <text:p>25.4891962554455</text:p>
          </table:table-cell>
          <table:table-cell table:formula="of:= 100 * ([.B663] - [.B662]*[.B662]) * ([.B663] - [.B662]*[.B662]) + (1 - [.B662]) * (1 - [.B662])" office:value-type="float" office:value="11.4371778636191" calcext:value-type="float">
            <text:p>11.4371778636191</text:p>
          </table:table-cell>
          <table:table-cell table:formula="of:=[.A662]*[.A662]" office:value-type="float" office:value="0.0940809435803517" calcext:value-type="float">
            <text:p>0.0940809435803517</text:p>
          </table:table-cell>
          <table:table-cell table:formula="of:=[.B662]*[.B662]" office:value-type="float" office:value="0.0940809435803517" calcext:value-type="float">
            <text:p>0.0940809435803517</text:p>
          </table:table-cell>
          <table:table-cell table:formula="of:= [.A662]*[.A662]*[.A662]*[.A662] - 16*[.A662]*[.A662] + 5*[.A662]" office:value-type="float" office:value="0.0371869784319556" calcext:value-type="float">
            <text:p>0.0371869784319556</text:p>
          </table:table-cell>
          <table:table-cell table:formula="of:= [.B662]*[.B662]*[.B662]*[.B662] - 16*[.B662]*[.B662] + 5*[.B662]" office:value-type="float" office:value="-3.03007472511327" calcext:value-type="float">
            <text:p>-3.030074725113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06004725606181" calcext:value-type="float">
            <text:p>-0.406004725606181</text:p>
          </table:table-cell>
          <table:table-cell table:formula="of:=-[.A663]" office:value-type="float" office:value="0.406004725606181" calcext:value-type="float">
            <text:p>0.406004725606181</text:p>
          </table:table-cell>
          <table:table-cell/>
          <table:table-cell table:formula="of:= [.A663] * [.A663] - 10 * COS(2 * PI() * [.A663])" office:value-type="float" office:value="8.47096417223601" calcext:value-type="float">
            <text:p>8.47096417223601</text:p>
          </table:table-cell>
          <table:table-cell table:formula="of:= [.B663] * [.B663] - 10 * COS(2 * PI() * [.B663])" office:value-type="float" office:value="8.47096417223601" calcext:value-type="float">
            <text:p>8.47096417223601</text:p>
          </table:table-cell>
          <table:table-cell table:formula="of:= 100 * ([.A664] - [.A663]*[.A663]) * ([.A664] - [.A663]*[.A663]) + (1 - [.A663]) * (1 - [.A663])" office:value-type="float" office:value="38.9358075290929" calcext:value-type="float">
            <text:p>38.9358075290929</text:p>
          </table:table-cell>
          <table:table-cell table:formula="of:= 100 * ([.B664] - [.B663]*[.B663]) * ([.B664] - [.B663]*[.B663]) + (1 - [.B663]) * (1 - [.B663])" office:value-type="float" office:value="8.09564438445646" calcext:value-type="float">
            <text:p>8.09564438445646</text:p>
          </table:table-cell>
          <table:table-cell table:formula="of:=[.A663]*[.A663]" office:value-type="float" office:value="0.16483983721455" calcext:value-type="float">
            <text:p>0.16483983721455</text:p>
          </table:table-cell>
          <table:table-cell table:formula="of:=[.B663]*[.B663]" office:value-type="float" office:value="0.16483983721455" calcext:value-type="float">
            <text:p>0.16483983721455</text:p>
          </table:table-cell>
          <table:table-cell table:formula="of:= [.A663]*[.A663]*[.A663]*[.A663] - 16*[.A663]*[.A663] + 5*[.A663]" office:value-type="float" office:value="-4.64028885153079" calcext:value-type="float">
            <text:p>-4.64028885153079</text:p>
          </table:table-cell>
          <table:table-cell table:formula="of:= [.B663]*[.B663]*[.B663]*[.B663] - 16*[.B663]*[.B663] + 5*[.B663]" office:value-type="float" office:value="-0.580241595468979" calcext:value-type="float">
            <text:p>-0.58024159546897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43098961026408" calcext:value-type="float">
            <text:p>-0.443098961026408</text:p>
          </table:table-cell>
          <table:table-cell table:formula="of:=-[.A664]" office:value-type="float" office:value="0.443098961026408" calcext:value-type="float">
            <text:p>0.443098961026408</text:p>
          </table:table-cell>
          <table:table-cell/>
          <table:table-cell table:formula="of:= [.A664] * [.A664] - 10 * COS(2 * PI() * [.A664])" office:value-type="float" office:value="9.56401333513067" calcext:value-type="float">
            <text:p>9.56401333513067</text:p>
          </table:table-cell>
          <table:table-cell table:formula="of:= [.B664] * [.B664] - 10 * COS(2 * PI() * [.B664])" office:value-type="float" office:value="9.56401333513067" calcext:value-type="float">
            <text:p>9.56401333513067</text:p>
          </table:table-cell>
          <table:table-cell table:formula="of:= 100 * ([.A665] - [.A664]*[.A664]) * ([.A665] - [.A664]*[.A664]) + (1 - [.A664]) * (1 - [.A664])" office:value-type="float" office:value="10.747170630028" calcext:value-type="float">
            <text:p>10.747170630028</text:p>
          </table:table-cell>
          <table:table-cell table:formula="of:= 100 * ([.B665] - [.B664]*[.B664]) * ([.B665] - [.B664]*[.B664]) + (1 - [.B664]) * (1 - [.B664])" office:value-type="float" office:value="47.5112867956428" calcext:value-type="float">
            <text:p>47.5112867956428</text:p>
          </table:table-cell>
          <table:table-cell table:formula="of:=[.A664]*[.A664]" office:value-type="float" office:value="0.196336689262682" calcext:value-type="float">
            <text:p>0.196336689262682</text:p>
          </table:table-cell>
          <table:table-cell table:formula="of:=[.B664]*[.B664]" office:value-type="float" office:value="0.196336689262682" calcext:value-type="float">
            <text:p>0.196336689262682</text:p>
          </table:table-cell>
          <table:table-cell table:formula="of:= [.A664]*[.A664]*[.A664]*[.A664] - 16*[.A664]*[.A664] + 5*[.A664]" office:value-type="float" office:value="-5.31833373778432" calcext:value-type="float">
            <text:p>-5.31833373778432</text:p>
          </table:table-cell>
          <table:table-cell table:formula="of:= [.B664]*[.B664]*[.B664]*[.B664] - 16*[.B664]*[.B664] + 5*[.B664]" office:value-type="float" office:value="-0.887344127520243" calcext:value-type="float">
            <text:p>-0.8873441275202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0694227279164" calcext:value-type="float">
            <text:p>0.490694227279164</text:p>
          </table:table-cell>
          <table:table-cell table:formula="of:=-[.A665]" office:value-type="float" office:value="-0.490694227279164" calcext:value-type="float">
            <text:p>-0.490694227279164</text:p>
          </table:table-cell>
          <table:table-cell/>
          <table:table-cell table:formula="of:= [.A665] * [.A665] - 10 * COS(2 * PI() * [.A665])" office:value-type="float" office:value="10.2236920512331" calcext:value-type="float">
            <text:p>10.2236920512331</text:p>
          </table:table-cell>
          <table:table-cell table:formula="of:= [.B665] * [.B665] - 10 * COS(2 * PI() * [.B665])" office:value-type="float" office:value="10.2236920512331" calcext:value-type="float">
            <text:p>10.2236920512331</text:p>
          </table:table-cell>
          <table:table-cell table:formula="of:= 100 * ([.A666] - [.A665]*[.A665]) * ([.A666] - [.A665]*[.A665]) + (1 - [.A665]) * (1 - [.A665])" office:value-type="float" office:value="0.32071048118552" calcext:value-type="float">
            <text:p>0.32071048118552</text:p>
          </table:table-cell>
          <table:table-cell table:formula="of:= 100 * ([.B666] - [.B665]*[.B665]) * ([.B666] - [.B665]*[.B665]) + (1 - [.B665]) * (1 - [.B665])" office:value-type="float" office:value="23.0887161111915" calcext:value-type="float">
            <text:p>23.0887161111915</text:p>
          </table:table-cell>
          <table:table-cell table:formula="of:=[.A665]*[.A665]" office:value-type="float" office:value="0.240780824685096" calcext:value-type="float">
            <text:p>0.240780824685096</text:p>
          </table:table-cell>
          <table:table-cell table:formula="of:=[.B665]*[.B665]" office:value-type="float" office:value="0.240780824685096" calcext:value-type="float">
            <text:p>0.240780824685096</text:p>
          </table:table-cell>
          <table:table-cell table:formula="of:= [.A665]*[.A665]*[.A665]*[.A665] - 16*[.A665]*[.A665] + 5*[.A665]" office:value-type="float" office:value="-1.34104665302968" calcext:value-type="float">
            <text:p>-1.34104665302968</text:p>
          </table:table-cell>
          <table:table-cell table:formula="of:= [.B665]*[.B665]*[.B665]*[.B665] - 16*[.B665]*[.B665] + 5*[.B665]" office:value-type="float" office:value="-6.24798892582132" calcext:value-type="float">
            <text:p>-6.247988925821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6018330655061" calcext:value-type="float">
            <text:p>0.216018330655061</text:p>
          </table:table-cell>
          <table:table-cell table:formula="of:=-[.A666]" office:value-type="float" office:value="-0.216018330655061" calcext:value-type="float">
            <text:p>-0.216018330655061</text:p>
          </table:table-cell>
          <table:table-cell/>
          <table:table-cell table:formula="of:= [.A666] * [.A666] - 10 * COS(2 * PI() * [.A666])" office:value-type="float" office:value="-2.07228159837343" calcext:value-type="float">
            <text:p>-2.07228159837343</text:p>
          </table:table-cell>
          <table:table-cell table:formula="of:= [.B666] * [.B666] - 10 * COS(2 * PI() * [.B666])" office:value-type="float" office:value="-2.07228159837343" calcext:value-type="float">
            <text:p>-2.07228159837343</text:p>
          </table:table-cell>
          <table:table-cell table:formula="of:= 100 * ([.A667] - [.A666]*[.A666]) * ([.A667] - [.A666]*[.A666]) + (1 - [.A666]) * (1 - [.A666])" office:value-type="float" office:value="15.2122699506801" calcext:value-type="float">
            <text:p>15.2122699506801</text:p>
          </table:table-cell>
          <table:table-cell table:formula="of:= 100 * ([.B667] - [.B666]*[.B666]) * ([.B667] - [.B666]*[.B666]) + (1 - [.B666]) * (1 - [.B666])" office:value-type="float" office:value="9.81582421728517" calcext:value-type="float">
            <text:p>9.81582421728517</text:p>
          </table:table-cell>
          <table:table-cell table:formula="of:=[.A666]*[.A666]" office:value-type="float" office:value="0.0466639191789991" calcext:value-type="float">
            <text:p>0.0466639191789991</text:p>
          </table:table-cell>
          <table:table-cell table:formula="of:=[.B666]*[.B666]" office:value-type="float" office:value="0.0466639191789991" calcext:value-type="float">
            <text:p>0.0466639191789991</text:p>
          </table:table-cell>
          <table:table-cell table:formula="of:= [.A666]*[.A666]*[.A666]*[.A666] - 16*[.A666]*[.A666] + 5*[.A666]" office:value-type="float" office:value="0.335646467764462" calcext:value-type="float">
            <text:p>0.335646467764462</text:p>
          </table:table-cell>
          <table:table-cell table:formula="of:= [.B666]*[.B666]*[.B666]*[.B666] - 16*[.B666]*[.B666] + 5*[.B666]" office:value-type="float" office:value="-1.82453683878615" calcext:value-type="float">
            <text:p>-1.824536838786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5404696292244" calcext:value-type="float">
            <text:p>-0.335404696292244</text:p>
          </table:table-cell>
          <table:table-cell table:formula="of:=-[.A667]" office:value-type="float" office:value="0.335404696292244" calcext:value-type="float">
            <text:p>0.335404696292244</text:p>
          </table:table-cell>
          <table:table-cell/>
          <table:table-cell table:formula="of:= [.A667] * [.A667] - 10 * COS(2 * PI() * [.A667])" office:value-type="float" office:value="5.22478077916075" calcext:value-type="float">
            <text:p>5.22478077916075</text:p>
          </table:table-cell>
          <table:table-cell table:formula="of:= [.B667] * [.B667] - 10 * COS(2 * PI() * [.B667])" office:value-type="float" office:value="5.22478077916075" calcext:value-type="float">
            <text:p>5.22478077916075</text:p>
          </table:table-cell>
          <table:table-cell table:formula="of:= 100 * ([.A668] - [.A667]*[.A667]) * ([.A668] - [.A667]*[.A667]) + (1 - [.A667]) * (1 - [.A667])" office:value-type="float" office:value="21.8612180414483" calcext:value-type="float">
            <text:p>21.8612180414483</text:p>
          </table:table-cell>
          <table:table-cell table:formula="of:= 100 * ([.B668] - [.B667]*[.B667]) * ([.B668] - [.B667]*[.B667]) + (1 - [.B667]) * (1 - [.B667])" office:value-type="float" office:value="5.41865592224008" calcext:value-type="float">
            <text:p>5.41865592224008</text:p>
          </table:table-cell>
          <table:table-cell table:formula="of:=[.A667]*[.A667]" office:value-type="float" office:value="0.112496310294892" calcext:value-type="float">
            <text:p>0.112496310294892</text:p>
          </table:table-cell>
          <table:table-cell table:formula="of:=[.B667]*[.B667]" office:value-type="float" office:value="0.112496310294892" calcext:value-type="float">
            <text:p>0.112496310294892</text:p>
          </table:table-cell>
          <table:table-cell table:formula="of:= [.A667]*[.A667]*[.A667]*[.A667] - 16*[.A667]*[.A667] + 5*[.A667]" office:value-type="float" office:value="-3.46430902634953" calcext:value-type="float">
            <text:p>-3.46430902634953</text:p>
          </table:table-cell>
          <table:table-cell table:formula="of:= [.B667]*[.B667]*[.B667]*[.B667] - 16*[.B667]*[.B667] + 5*[.B667]" office:value-type="float" office:value="-0.110262063427094" calcext:value-type="float">
            <text:p>-0.1102620634270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5587524925359" calcext:value-type="float">
            <text:p>-0.335587524925359</text:p>
          </table:table-cell>
          <table:table-cell table:formula="of:=-[.A668]" office:value-type="float" office:value="0.335587524925359" calcext:value-type="float">
            <text:p>0.335587524925359</text:p>
          </table:table-cell>
          <table:table-cell/>
          <table:table-cell table:formula="of:= [.A668] * [.A668] - 10 * COS(2 * PI() * [.A668])" office:value-type="float" office:value="5.23477292051093" calcext:value-type="float">
            <text:p>5.23477292051093</text:p>
          </table:table-cell>
          <table:table-cell table:formula="of:= [.B668] * [.B668] - 10 * COS(2 * PI() * [.B668])" office:value-type="float" office:value="5.23477292051093" calcext:value-type="float">
            <text:p>5.23477292051093</text:p>
          </table:table-cell>
          <table:table-cell table:formula="of:= 100 * ([.A669] - [.A668]*[.A668]) * ([.A669] - [.A668]*[.A668]) + (1 - [.A668]) * (1 - [.A668])" office:value-type="float" office:value="9.36078654077682" calcext:value-type="float">
            <text:p>9.36078654077682</text:p>
          </table:table-cell>
          <table:table-cell table:formula="of:= 100 * ([.B669] - [.B668]*[.B668]) * ([.B669] - [.B668]*[.B668]) + (1 - [.B668]) * (1 - [.B668])" office:value-type="float" office:value="25.4916038444702" calcext:value-type="float">
            <text:p>25.4916038444702</text:p>
          </table:table-cell>
          <table:table-cell table:formula="of:=[.A668]*[.A668]" office:value-type="float" office:value="0.112618986885528" calcext:value-type="float">
            <text:p>0.112618986885528</text:p>
          </table:table-cell>
          <table:table-cell table:formula="of:=[.B668]*[.B668]" office:value-type="float" office:value="0.112618986885528" calcext:value-type="float">
            <text:p>0.112618986885528</text:p>
          </table:table-cell>
          <table:table-cell table:formula="of:= [.A668]*[.A668]*[.A668]*[.A668] - 16*[.A668]*[.A668] + 5*[.A668]" office:value-type="float" office:value="-3.46715837858812" calcext:value-type="float">
            <text:p>-3.46715837858812</text:p>
          </table:table-cell>
          <table:table-cell table:formula="of:= [.B668]*[.B668]*[.B668]*[.B668] - 16*[.B668]*[.B668] + 5*[.B668]" office:value-type="float" office:value="-0.111283129334535" calcext:value-type="float">
            <text:p>-0.1112831293345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7882360839285" calcext:value-type="float">
            <text:p>0.387882360839285</text:p>
          </table:table-cell>
          <table:table-cell table:formula="of:=-[.A669]" office:value-type="float" office:value="-0.387882360839285" calcext:value-type="float">
            <text:p>-0.387882360839285</text:p>
          </table:table-cell>
          <table:table-cell/>
          <table:table-cell table:formula="of:= [.A669] * [.A669] - 10 * COS(2 * PI() * [.A669])" office:value-type="float" office:value="7.77009304825358" calcext:value-type="float">
            <text:p>7.77009304825358</text:p>
          </table:table-cell>
          <table:table-cell table:formula="of:= [.B669] * [.B669] - 10 * COS(2 * PI() * [.B669])" office:value-type="float" office:value="7.77009304825358" calcext:value-type="float">
            <text:p>7.77009304825358</text:p>
          </table:table-cell>
          <table:table-cell table:formula="of:= 100 * ([.A670] - [.A669]*[.A669]) * ([.A670] - [.A669]*[.A669]) + (1 - [.A669]) * (1 - [.A669])" office:value-type="float" office:value="31.9469348140756" calcext:value-type="float">
            <text:p>31.9469348140756</text:p>
          </table:table-cell>
          <table:table-cell table:formula="of:= 100 * ([.B670] - [.B669]*[.B669]) * ([.B670] - [.B669]*[.B669]) + (1 - [.B669]) * (1 - [.B669])" office:value-type="float" office:value="8.73760824699671" calcext:value-type="float">
            <text:p>8.73760824699671</text:p>
          </table:table-cell>
          <table:table-cell table:formula="of:=[.A669]*[.A669]" office:value-type="float" office:value="0.150452725850257" calcext:value-type="float">
            <text:p>0.150452725850257</text:p>
          </table:table-cell>
          <table:table-cell table:formula="of:=[.B669]*[.B669]" office:value-type="float" office:value="0.150452725850257" calcext:value-type="float">
            <text:p>0.150452725850257</text:p>
          </table:table-cell>
          <table:table-cell table:formula="of:= [.A669]*[.A669]*[.A669]*[.A669] - 16*[.A669]*[.A669] + 5*[.A669]" office:value-type="float" office:value="-0.445195786691919" calcext:value-type="float">
            <text:p>-0.445195786691919</text:p>
          </table:table-cell>
          <table:table-cell table:formula="of:= [.B669]*[.B669]*[.B669]*[.B669] - 16*[.B669]*[.B669] + 5*[.B669]" office:value-type="float" office:value="-4.32401939508477" calcext:value-type="float">
            <text:p>-4.324019395084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1439139279537" calcext:value-type="float">
            <text:p>-0.411439139279537</text:p>
          </table:table-cell>
          <table:table-cell table:formula="of:=-[.A670]" office:value-type="float" office:value="0.411439139279537" calcext:value-type="float">
            <text:p>0.411439139279537</text:p>
          </table:table-cell>
          <table:table-cell/>
          <table:table-cell table:formula="of:= [.A670] * [.A670] - 10 * COS(2 * PI() * [.A670])" office:value-type="float" office:value="8.66066707008827" calcext:value-type="float">
            <text:p>8.66066707008827</text:p>
          </table:table-cell>
          <table:table-cell table:formula="of:= [.B670] * [.B670] - 10 * COS(2 * PI() * [.B670])" office:value-type="float" office:value="8.66066707008827" calcext:value-type="float">
            <text:p>8.66066707008827</text:p>
          </table:table-cell>
          <table:table-cell table:formula="of:= 100 * ([.A671] - [.A670]*[.A670]) * ([.A671] - [.A670]*[.A670]) + (1 - [.A670]) * (1 - [.A670])" office:value-type="float" office:value="45.3794693255877" calcext:value-type="float">
            <text:p>45.3794693255877</text:p>
          </table:table-cell>
          <table:table-cell table:formula="of:= 100 * ([.B671] - [.B670]*[.B670]) * ([.B671] - [.B670]*[.B670]) + (1 - [.B670]) * (1 - [.B670])" office:value-type="float" office:value="10.5944761379285" calcext:value-type="float">
            <text:p>10.5944761379285</text:p>
          </table:table-cell>
          <table:table-cell table:formula="of:=[.A670]*[.A670]" office:value-type="float" office:value="0.169282165331086" calcext:value-type="float">
            <text:p>0.169282165331086</text:p>
          </table:table-cell>
          <table:table-cell table:formula="of:=[.B670]*[.B670]" office:value-type="float" office:value="0.169282165331086" calcext:value-type="float">
            <text:p>0.169282165331086</text:p>
          </table:table-cell>
          <table:table-cell table:formula="of:= [.A670]*[.A670]*[.A670]*[.A670] - 16*[.A670]*[.A670] + 5*[.A670]" office:value-type="float" office:value="-4.73705389019588" calcext:value-type="float">
            <text:p>-4.73705389019588</text:p>
          </table:table-cell>
          <table:table-cell table:formula="of:= [.B670]*[.B670]*[.B670]*[.B670] - 16*[.B670]*[.B670] + 5*[.B670]" office:value-type="float" office:value="-0.622662497400513" calcext:value-type="float">
            <text:p>-0.6226624974005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9408269408159" calcext:value-type="float">
            <text:p>-0.489408269408159</text:p>
          </table:table-cell>
          <table:table-cell table:formula="of:=-[.A671]" office:value-type="float" office:value="0.489408269408159" calcext:value-type="float">
            <text:p>0.489408269408159</text:p>
          </table:table-cell>
          <table:table-cell/>
          <table:table-cell table:formula="of:= [.A671] * [.A671] - 10 * COS(2 * PI() * [.A671])" office:value-type="float" office:value="10.2173842424392" calcext:value-type="float">
            <text:p>10.2173842424392</text:p>
          </table:table-cell>
          <table:table-cell table:formula="of:= [.B671] * [.B671] - 10 * COS(2 * PI() * [.B671])" office:value-type="float" office:value="10.2173842424392" calcext:value-type="float">
            <text:p>10.2173842424392</text:p>
          </table:table-cell>
          <table:table-cell table:formula="of:= 100 * ([.A672] - [.A671]*[.A671]) * ([.A672] - [.A671]*[.A671]) + (1 - [.A671]) * (1 - [.A671])" office:value-type="float" office:value="2.3061804865951" calcext:value-type="float">
            <text:p>2.3061804865951</text:p>
          </table:table-cell>
          <table:table-cell table:formula="of:= 100 * ([.B672] - [.B671]*[.B671]) * ([.B672] - [.B671]*[.B671]) + (1 - [.B671]) * (1 - [.B671])" office:value-type="float" office:value="20.4569650893721" calcext:value-type="float">
            <text:p>20.4569650893721</text:p>
          </table:table-cell>
          <table:table-cell table:formula="of:=[.A671]*[.A671]" office:value-type="float" office:value="0.239520454165089" calcext:value-type="float">
            <text:p>0.239520454165089</text:p>
          </table:table-cell>
          <table:table-cell table:formula="of:=[.B671]*[.B671]" office:value-type="float" office:value="0.239520454165089" calcext:value-type="float">
            <text:p>0.239520454165089</text:p>
          </table:table-cell>
          <table:table-cell table:formula="of:= [.A671]*[.A671]*[.A671]*[.A671] - 16*[.A671]*[.A671] + 5*[.A671]" office:value-type="float" office:value="-6.22199856571877" calcext:value-type="float">
            <text:p>-6.22199856571877</text:p>
          </table:table-cell>
          <table:table-cell table:formula="of:= [.B671]*[.B671]*[.B671]*[.B671] - 16*[.B671]*[.B671] + 5*[.B671]" office:value-type="float" office:value="-1.32791587163718" calcext:value-type="float">
            <text:p>-1.327915871637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9882051101886" calcext:value-type="float">
            <text:p>0.209882051101886</text:p>
          </table:table-cell>
          <table:table-cell table:formula="of:=-[.A672]" office:value-type="float" office:value="-0.209882051101886" calcext:value-type="float">
            <text:p>-0.209882051101886</text:p>
          </table:table-cell>
          <table:table-cell/>
          <table:table-cell table:formula="of:= [.A672] * [.A672] - 10 * COS(2 * PI() * [.A672])" office:value-type="float" office:value="-2.45002583196988" calcext:value-type="float">
            <text:p>-2.45002583196988</text:p>
          </table:table-cell>
          <table:table-cell table:formula="of:= [.B672] * [.B672] - 10 * COS(2 * PI() * [.B672])" office:value-type="float" office:value="-2.45002583196988" calcext:value-type="float">
            <text:p>-2.45002583196988</text:p>
          </table:table-cell>
          <table:table-cell table:formula="of:= 100 * ([.A673] - [.A672]*[.A672]) * ([.A673] - [.A672]*[.A672]) + (1 - [.A672]) * (1 - [.A672])" office:value-type="float" office:value="1.61478516668909" calcext:value-type="float">
            <text:p>1.61478516668909</text:p>
          </table:table-cell>
          <table:table-cell table:formula="of:= 100 * ([.B673] - [.B672]*[.B672]) * ([.B673] - [.B672]*[.B672]) + (1 - [.B672]) * (1 - [.B672])" office:value-type="float" office:value="4.98411950729256" calcext:value-type="float">
            <text:p>4.98411950729256</text:p>
          </table:table-cell>
          <table:table-cell table:formula="of:=[.A672]*[.A672]" office:value-type="float" office:value="0.0440504753747346" calcext:value-type="float">
            <text:p>0.0440504753747346</text:p>
          </table:table-cell>
          <table:table-cell table:formula="of:=[.B672]*[.B672]" office:value-type="float" office:value="0.0440504753747346" calcext:value-type="float">
            <text:p>0.0440504753747346</text:p>
          </table:table-cell>
          <table:table-cell table:formula="of:= [.A672]*[.A672]*[.A672]*[.A672] - 16*[.A672]*[.A672] + 5*[.A672]" office:value-type="float" office:value="0.346543093894416" calcext:value-type="float">
            <text:p>0.346543093894416</text:p>
          </table:table-cell>
          <table:table-cell table:formula="of:= [.B672]*[.B672]*[.B672]*[.B672] - 16*[.B672]*[.B672] + 5*[.B672]" office:value-type="float" office:value="-1.75227741712444" calcext:value-type="float">
            <text:p>-1.752277417124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3574281246401" calcext:value-type="float">
            <text:p>0.143574281246401</text:p>
          </table:table-cell>
          <table:table-cell table:formula="of:=-[.A673]" office:value-type="float" office:value="-0.143574281246401" calcext:value-type="float">
            <text:p>-0.143574281246401</text:p>
          </table:table-cell>
          <table:table-cell/>
          <table:table-cell table:formula="of:= [.A673] * [.A673] - 10 * COS(2 * PI() * [.A673])" office:value-type="float" office:value="-6.17899261984409" calcext:value-type="float">
            <text:p>-6.17899261984409</text:p>
          </table:table-cell>
          <table:table-cell table:formula="of:= [.B673] * [.B673] - 10 * COS(2 * PI() * [.B673])" office:value-type="float" office:value="-6.17899261984409" calcext:value-type="float">
            <text:p>-6.17899261984409</text:p>
          </table:table-cell>
          <table:table-cell table:formula="of:= 100 * ([.A674] - [.A673]*[.A673]) * ([.A674] - [.A673]*[.A673]) + (1 - [.A673]) * (1 - [.A673])" office:value-type="float" office:value="13.0650861228334" calcext:value-type="float">
            <text:p>13.0650861228334</text:p>
          </table:table-cell>
          <table:table-cell table:formula="of:= 100 * ([.B674] - [.B673]*[.B673]) * ([.B674] - [.B673]*[.B673]) + (1 - [.B673]) * (1 - [.B673])" office:value-type="float" office:value="16.7048497580164" calcext:value-type="float">
            <text:p>16.7048497580164</text:p>
          </table:table-cell>
          <table:table-cell table:formula="of:=[.A673]*[.A673]" office:value-type="float" office:value="0.0206135742354208" calcext:value-type="float">
            <text:p>0.0206135742354208</text:p>
          </table:table-cell>
          <table:table-cell table:formula="of:=[.B673]*[.B673]" office:value-type="float" office:value="0.0206135742354208" calcext:value-type="float">
            <text:p>0.0206135742354208</text:p>
          </table:table-cell>
          <table:table-cell table:formula="of:= [.A673]*[.A673]*[.A673]*[.A673] - 16*[.A673]*[.A673] + 5*[.A673]" office:value-type="float" office:value="0.388479137908034" calcext:value-type="float">
            <text:p>0.388479137908034</text:p>
          </table:table-cell>
          <table:table-cell table:formula="of:= [.B673]*[.B673]*[.B673]*[.B673] - 16*[.B673]*[.B673] + 5*[.B673]" office:value-type="float" office:value="-1.04726367455598" calcext:value-type="float">
            <text:p>-1.047263674555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1777654276229" calcext:value-type="float">
            <text:p>0.371777654276229</text:p>
          </table:table-cell>
          <table:table-cell table:formula="of:=-[.A674]" office:value-type="float" office:value="-0.371777654276229" calcext:value-type="float">
            <text:p>-0.371777654276229</text:p>
          </table:table-cell>
          <table:table-cell/>
          <table:table-cell table:formula="of:= [.A674] * [.A674] - 10 * COS(2 * PI() * [.A674])" office:value-type="float" office:value="7.06468191577051" calcext:value-type="float">
            <text:p>7.06468191577051</text:p>
          </table:table-cell>
          <table:table-cell table:formula="of:= [.B674] * [.B674] - 10 * COS(2 * PI() * [.B674])" office:value-type="float" office:value="7.06468191577051" calcext:value-type="float">
            <text:p>7.06468191577051</text:p>
          </table:table-cell>
          <table:table-cell table:formula="of:= 100 * ([.A675] - [.A674]*[.A674]) * ([.A675] - [.A674]*[.A674]) + (1 - [.A674]) * (1 - [.A674])" office:value-type="float" office:value="4.47475193755127" calcext:value-type="float">
            <text:p>4.47475193755127</text:p>
          </table:table-cell>
          <table:table-cell table:formula="of:= 100 * ([.B675] - [.B674]*[.B674]) * ([.B675] - [.B674]*[.B674]) + (1 - [.B674]) * (1 - [.B674])" office:value-type="float" office:value="2.43597907962589" calcext:value-type="float">
            <text:p>2.43597907962589</text:p>
          </table:table-cell>
          <table:table-cell table:formula="of:=[.A674]*[.A674]" office:value-type="float" office:value="0.138218624219136" calcext:value-type="float">
            <text:p>0.138218624219136</text:p>
          </table:table-cell>
          <table:table-cell table:formula="of:=[.B674]*[.B674]" office:value-type="float" office:value="0.138218624219136" calcext:value-type="float">
            <text:p>0.138218624219136</text:p>
          </table:table-cell>
          <table:table-cell table:formula="of:= [.A674]*[.A674]*[.A674]*[.A674] - 16*[.A674]*[.A674] + 5*[.A674]" office:value-type="float" office:value="-0.333505328043992" calcext:value-type="float">
            <text:p>-0.333505328043992</text:p>
          </table:table-cell>
          <table:table-cell table:formula="of:= [.B674]*[.B674]*[.B674]*[.B674] - 16*[.B674]*[.B674] + 5*[.B674]" office:value-type="float" office:value="-4.05128187080629" calcext:value-type="float">
            <text:p>-4.051281870806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637736682547256" calcext:value-type="float">
            <text:p>-0.0637736682547256</text:p>
          </table:table-cell>
          <table:table-cell table:formula="of:=-[.A675]" office:value-type="float" office:value="0.0637736682547256" calcext:value-type="float">
            <text:p>0.0637736682547256</text:p>
          </table:table-cell>
          <table:table-cell/>
          <table:table-cell table:formula="of:= [.A675] * [.A675] - 10 * COS(2 * PI() * [.A675])" office:value-type="float" office:value="-9.20380774944465" calcext:value-type="float">
            <text:p>-9.20380774944465</text:p>
          </table:table-cell>
          <table:table-cell table:formula="of:= [.B675] * [.B675] - 10 * COS(2 * PI() * [.B675])" office:value-type="float" office:value="-9.20380774944465" calcext:value-type="float">
            <text:p>-9.20380774944465</text:p>
          </table:table-cell>
          <table:table-cell table:formula="of:= 100 * ([.A676] - [.A675]*[.A675]) * ([.A676] - [.A675]*[.A675]) + (1 - [.A675]) * (1 - [.A675])" office:value-type="float" office:value="5.84408561387026" calcext:value-type="float">
            <text:p>5.84408561387026</text:p>
          </table:table-cell>
          <table:table-cell table:formula="of:= 100 * ([.B676] - [.B675]*[.B675]) * ([.B676] - [.B675]*[.B675]) + (1 - [.B675]) * (1 - [.B675])" office:value-type="float" office:value="5.24245094946436" calcext:value-type="float">
            <text:p>5.24245094946436</text:p>
          </table:table-cell>
          <table:table-cell table:formula="of:=[.A675]*[.A675]" office:value-type="float" office:value="0.0040670807626638" calcext:value-type="float">
            <text:p>0.0040670807626638</text:p>
          </table:table-cell>
          <table:table-cell table:formula="of:=[.B675]*[.B675]" office:value-type="float" office:value="0.0040670807626638" calcext:value-type="float">
            <text:p>0.0040670807626638</text:p>
          </table:table-cell>
          <table:table-cell table:formula="of:= [.A675]*[.A675]*[.A675]*[.A675] - 16*[.A675]*[.A675] + 5*[.A675]" office:value-type="float" office:value="-0.383925092330319" calcext:value-type="float">
            <text:p>-0.383925092330319</text:p>
          </table:table-cell>
          <table:table-cell table:formula="of:= [.B675]*[.B675]*[.B675]*[.B675] - 16*[.B675]*[.B675] + 5*[.B675]" office:value-type="float" office:value="0.253811590216937" calcext:value-type="float">
            <text:p>0.2538115902169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301518927794" calcext:value-type="float">
            <text:p>-0.21301518927794</text:p>
          </table:table-cell>
          <table:table-cell table:formula="of:=-[.A676]" office:value-type="float" office:value="0.21301518927794" calcext:value-type="float">
            <text:p>0.21301518927794</text:p>
          </table:table-cell>
          <table:table-cell/>
          <table:table-cell table:formula="of:= [.A676] * [.A676] - 10 * COS(2 * PI() * [.A676])" office:value-type="float" office:value="-2.25759008891922" calcext:value-type="float">
            <text:p>-2.25759008891922</text:p>
          </table:table-cell>
          <table:table-cell table:formula="of:= [.B676] * [.B676] - 10 * COS(2 * PI() * [.B676])" office:value-type="float" office:value="-2.25759008891922" calcext:value-type="float">
            <text:p>-2.25759008891922</text:p>
          </table:table-cell>
          <table:table-cell table:formula="of:= 100 * ([.A677] - [.A676]*[.A676]) * ([.A677] - [.A676]*[.A676]) + (1 - [.A676]) * (1 - [.A676])" office:value-type="float" office:value="4.16045309512627" calcext:value-type="float">
            <text:p>4.16045309512627</text:p>
          </table:table-cell>
          <table:table-cell table:formula="of:= 100 * ([.B677] - [.B676]*[.B676]) * ([.B677] - [.B676]*[.B676]) + (1 - [.B676]) * (1 - [.B676])" office:value-type="float" office:value="1.15564067931504" calcext:value-type="float">
            <text:p>1.15564067931504</text:p>
          </table:table-cell>
          <table:table-cell table:formula="of:=[.A676]*[.A676]" office:value-type="float" office:value="0.0453754708631164" calcext:value-type="float">
            <text:p>0.0453754708631164</text:p>
          </table:table-cell>
          <table:table-cell table:formula="of:=[.B676]*[.B676]" office:value-type="float" office:value="0.0453754708631164" calcext:value-type="float">
            <text:p>0.0453754708631164</text:p>
          </table:table-cell>
          <table:table-cell table:formula="of:= [.A676]*[.A676]*[.A676]*[.A676] - 16*[.A676]*[.A676] + 5*[.A676]" office:value-type="float" office:value="-1.78902454684351" calcext:value-type="float">
            <text:p>-1.78902454684351</text:p>
          </table:table-cell>
          <table:table-cell table:formula="of:= [.B676]*[.B676]*[.B676]*[.B676] - 16*[.B676]*[.B676] + 5*[.B676]" office:value-type="float" office:value="0.341127345935885" calcext:value-type="float">
            <text:p>0.3411273459358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8607676005922" calcext:value-type="float">
            <text:p>-0.118607676005922</text:p>
          </table:table-cell>
          <table:table-cell table:formula="of:=-[.A677]" office:value-type="float" office:value="0.118607676005922" calcext:value-type="float">
            <text:p>0.118607676005922</text:p>
          </table:table-cell>
          <table:table-cell/>
          <table:table-cell table:formula="of:= [.A677] * [.A677] - 10 * COS(2 * PI() * [.A677])" office:value-type="float" office:value="-7.3352245389111" calcext:value-type="float">
            <text:p>-7.3352245389111</text:p>
          </table:table-cell>
          <table:table-cell table:formula="of:= [.B677] * [.B677] - 10 * COS(2 * PI() * [.B677])" office:value-type="float" office:value="-7.3352245389111" calcext:value-type="float">
            <text:p>-7.3352245389111</text:p>
          </table:table-cell>
          <table:table-cell table:formula="of:= 100 * ([.A678] - [.A677]*[.A677]) * ([.A678] - [.A677]*[.A677]) + (1 - [.A677]) * (1 - [.A677])" office:value-type="float" office:value="9.70659247171523" calcext:value-type="float">
            <text:p>9.70659247171523</text:p>
          </table:table-cell>
          <table:table-cell table:formula="of:= 100 * ([.B678] - [.B677]*[.B677]) * ([.B678] - [.B677]*[.B677]) + (1 - [.B677]) * (1 - [.B677])" office:value-type="float" office:value="7.67507020680218" calcext:value-type="float">
            <text:p>7.67507020680218</text:p>
          </table:table-cell>
          <table:table-cell table:formula="of:=[.A677]*[.A677]" office:value-type="float" office:value="0.0140677808075258" calcext:value-type="float">
            <text:p>0.0140677808075258</text:p>
          </table:table-cell>
          <table:table-cell table:formula="of:=[.B677]*[.B677]" office:value-type="float" office:value="0.0140677808075258" calcext:value-type="float">
            <text:p>0.0140677808075258</text:p>
          </table:table-cell>
          <table:table-cell table:formula="of:= [.A677]*[.A677]*[.A677]*[.A677] - 16*[.A677]*[.A677] + 5*[.A677]" office:value-type="float" office:value="-0.817924970493176" calcext:value-type="float">
            <text:p>-0.817924970493176</text:p>
          </table:table-cell>
          <table:table-cell table:formula="of:= [.B677]*[.B677]*[.B677]*[.B677] - 16*[.B677]*[.B677] + 5*[.B677]" office:value-type="float" office:value="0.368151789566047" calcext:value-type="float">
            <text:p>0.3681517895660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671236533206" calcext:value-type="float">
            <text:p>-0.27671236533206</text:p>
          </table:table-cell>
          <table:table-cell table:formula="of:=-[.A678]" office:value-type="float" office:value="0.27671236533206" calcext:value-type="float">
            <text:p>0.27671236533206</text:p>
          </table:table-cell>
          <table:table-cell/>
          <table:table-cell table:formula="of:= [.A678] * [.A678] - 10 * COS(2 * PI() * [.A678])" office:value-type="float" office:value="1.74708825330819" calcext:value-type="float">
            <text:p>1.74708825330819</text:p>
          </table:table-cell>
          <table:table-cell table:formula="of:= [.B678] * [.B678] - 10 * COS(2 * PI() * [.B678])" office:value-type="float" office:value="1.74708825330819" calcext:value-type="float">
            <text:p>1.74708825330819</text:p>
          </table:table-cell>
          <table:table-cell table:formula="of:= 100 * ([.A679] - [.A678]*[.A678]) * ([.A679] - [.A678]*[.A678]) + (1 - [.A678]) * (1 - [.A678])" office:value-type="float" office:value="4.49309082511968" calcext:value-type="float">
            <text:p>4.49309082511968</text:p>
          </table:table-cell>
          <table:table-cell table:formula="of:= 100 * ([.B679] - [.B678]*[.B678]) * ([.B679] - [.B678]*[.B678]) + (1 - [.B678]) * (1 - [.B678])" office:value-type="float" office:value="0.548961136980081" calcext:value-type="float">
            <text:p>0.548961136980081</text:p>
          </table:table-cell>
          <table:table-cell table:formula="of:=[.A678]*[.A678]" office:value-type="float" office:value="0.0765697331276632" calcext:value-type="float">
            <text:p>0.0765697331276632</text:p>
          </table:table-cell>
          <table:table-cell table:formula="of:=[.B678]*[.B678]" office:value-type="float" office:value="0.0765697331276632" calcext:value-type="float">
            <text:p>0.0765697331276632</text:p>
          </table:table-cell>
          <table:table-cell table:formula="of:= [.A678]*[.A678]*[.A678]*[.A678] - 16*[.A678]*[.A678] + 5*[.A678]" office:value-type="float" office:value="-2.60281463267167" calcext:value-type="float">
            <text:p>-2.60281463267167</text:p>
          </table:table-cell>
          <table:table-cell table:formula="of:= [.B678]*[.B678]*[.B678]*[.B678] - 16*[.B678]*[.B678] + 5*[.B678]" office:value-type="float" office:value="0.164309020648928" calcext:value-type="float">
            <text:p>0.1643090206489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26371332025155" calcext:value-type="float">
            <text:p>-0.0926371332025155</text:p>
          </table:table-cell>
          <table:table-cell table:formula="of:=-[.A679]" office:value-type="float" office:value="0.0926371332025155" calcext:value-type="float">
            <text:p>0.0926371332025155</text:p>
          </table:table-cell>
          <table:table-cell/>
          <table:table-cell table:formula="of:= [.A679] * [.A679] - 10 * COS(2 * PI() * [.A679])" office:value-type="float" office:value="-8.34475830970156" calcext:value-type="float">
            <text:p>-8.34475830970156</text:p>
          </table:table-cell>
          <table:table-cell table:formula="of:= [.B679] * [.B679] - 10 * COS(2 * PI() * [.B679])" office:value-type="float" office:value="-8.34475830970156" calcext:value-type="float">
            <text:p>-8.34475830970156</text:p>
          </table:table-cell>
          <table:table-cell table:formula="of:= 100 * ([.A680] - [.A679]*[.A679]) * ([.A680] - [.A679]*[.A679]) + (1 - [.A679]) * (1 - [.A679])" office:value-type="float" office:value="1.25153445095173" calcext:value-type="float">
            <text:p>1.25153445095173</text:p>
          </table:table-cell>
          <table:table-cell table:formula="of:= 100 * ([.B680] - [.B679]*[.B679]) * ([.B680] - [.B679]*[.B679]) + (1 - [.B679]) * (1 - [.B679])" office:value-type="float" office:value="0.992883606671713" calcext:value-type="float">
            <text:p>0.992883606671713</text:p>
          </table:table-cell>
          <table:table-cell table:formula="of:=[.A679]*[.A679]" office:value-type="float" office:value="0.00858163844798061" calcext:value-type="float">
            <text:p>0.00858163844798061</text:p>
          </table:table-cell>
          <table:table-cell table:formula="of:=[.B679]*[.B679]" office:value-type="float" office:value="0.00858163844798061" calcext:value-type="float">
            <text:p>0.00858163844798061</text:p>
          </table:table-cell>
          <table:table-cell table:formula="of:= [.A679]*[.A679]*[.A679]*[.A679] - 16*[.A679]*[.A679] + 5*[.A679]" office:value-type="float" office:value="-0.600418236661816" calcext:value-type="float">
            <text:p>-0.600418236661816</text:p>
          </table:table-cell>
          <table:table-cell table:formula="of:= [.B679]*[.B679]*[.B679]*[.B679] - 16*[.B679]*[.B679] + 5*[.B679]" office:value-type="float" office:value="0.32595309536334" calcext:value-type="float">
            <text:p>0.325953095363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25979966437444" calcext:value-type="float">
            <text:p>0.0325979966437444</text:p>
          </table:table-cell>
          <table:table-cell table:formula="of:=-[.A680]" office:value-type="float" office:value="-0.0325979966437444" calcext:value-type="float">
            <text:p>-0.0325979966437444</text:p>
          </table:table-cell>
          <table:table-cell/>
          <table:table-cell table:formula="of:= [.A680] * [.A680] - 10 * COS(2 * PI() * [.A680])" office:value-type="float" office:value="-9.78991499628556" calcext:value-type="float">
            <text:p>-9.78991499628556</text:p>
          </table:table-cell>
          <table:table-cell table:formula="of:= [.B680] * [.B680] - 10 * COS(2 * PI() * [.B680])" office:value-type="float" office:value="-9.78991499628556" calcext:value-type="float">
            <text:p>-9.78991499628556</text:p>
          </table:table-cell>
          <table:table-cell table:formula="of:= 100 * ([.A681] - [.A680]*[.A680]) * ([.A681] - [.A680]*[.A680]) + (1 - [.A680]) * (1 - [.A680])" office:value-type="float" office:value="4.13534558437009" calcext:value-type="float">
            <text:p>4.13534558437009</text:p>
          </table:table-cell>
          <table:table-cell table:formula="of:= 100 * ([.B681] - [.B680]*[.B680]) * ([.B681] - [.B680]*[.B680]) + (1 - [.B680]) * (1 - [.B680])" office:value-type="float" office:value="4.34221862207729" calcext:value-type="float">
            <text:p>4.34221862207729</text:p>
          </table:table-cell>
          <table:table-cell table:formula="of:=[.A680]*[.A680]" office:value-type="float" office:value="0.00106262938518557" calcext:value-type="float">
            <text:p>0.00106262938518557</text:p>
          </table:table-cell>
          <table:table-cell table:formula="of:=[.B680]*[.B680]" office:value-type="float" office:value="0.00106262938518557" calcext:value-type="float">
            <text:p>0.00106262938518557</text:p>
          </table:table-cell>
          <table:table-cell table:formula="of:= [.A680]*[.A680]*[.A680]*[.A680] - 16*[.A680]*[.A680] + 5*[.A680]" office:value-type="float" office:value="0.145989042236963" calcext:value-type="float">
            <text:p>0.145989042236963</text:p>
          </table:table-cell>
          <table:table-cell table:formula="of:= [.B680]*[.B680]*[.B680]*[.B680] - 16*[.B680]*[.B680] + 5*[.B680]" office:value-type="float" office:value="-0.179990924200481" calcext:value-type="float">
            <text:p>-0.1799909242004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9933503153734" calcext:value-type="float">
            <text:p>0.179933503153734</text:p>
          </table:table-cell>
          <table:table-cell table:formula="of:=-[.A681]" office:value-type="float" office:value="-0.179933503153734" calcext:value-type="float">
            <text:p>-0.179933503153734</text:p>
          </table:table-cell>
          <table:table-cell/>
          <table:table-cell table:formula="of:= [.A681] * [.A681] - 10 * COS(2 * PI() * [.A681])" office:value-type="float" office:value="-4.22919695442047" calcext:value-type="float">
            <text:p>-4.22919695442047</text:p>
          </table:table-cell>
          <table:table-cell table:formula="of:= [.B681] * [.B681] - 10 * COS(2 * PI() * [.B681])" office:value-type="float" office:value="-4.22919695442047" calcext:value-type="float">
            <text:p>-4.22919695442047</text:p>
          </table:table-cell>
          <table:table-cell table:formula="of:= 100 * ([.A682] - [.A681]*[.A681]) * ([.A682] - [.A681]*[.A681]) + (1 - [.A681]) * (1 - [.A681])" office:value-type="float" office:value="16.536792518144" calcext:value-type="float">
            <text:p>16.536792518144</text:p>
          </table:table-cell>
          <table:table-cell table:formula="of:= 100 * ([.B682] - [.B681]*[.B681]) * ([.B682] - [.B681]*[.B681]) + (1 - [.B681]) * (1 - [.B681])" office:value-type="float" office:value="12.5176565153995" calcext:value-type="float">
            <text:p>12.5176565153995</text:p>
          </table:table-cell>
          <table:table-cell table:formula="of:=[.A681]*[.A681]" office:value-type="float" office:value="0.0323760655571748" calcext:value-type="float">
            <text:p>0.0323760655571748</text:p>
          </table:table-cell>
          <table:table-cell table:formula="of:=[.B681]*[.B681]" office:value-type="float" office:value="0.0323760655571748" calcext:value-type="float">
            <text:p>0.0323760655571748</text:p>
          </table:table-cell>
          <table:table-cell table:formula="of:= [.A681]*[.A681]*[.A681]*[.A681] - 16*[.A681]*[.A681] + 5*[.A681]" office:value-type="float" office:value="0.382698676474836" calcext:value-type="float">
            <text:p>0.382698676474836</text:p>
          </table:table-cell>
          <table:table-cell table:formula="of:= [.B681]*[.B681]*[.B681]*[.B681] - 16*[.B681]*[.B681] + 5*[.B681]" office:value-type="float" office:value="-1.4166363550625" calcext:value-type="float">
            <text:p>-1.41663635506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5923864883371" calcext:value-type="float">
            <text:p>-0.365923864883371</text:p>
          </table:table-cell>
          <table:table-cell table:formula="of:=-[.A682]" office:value-type="float" office:value="0.365923864883371" calcext:value-type="float">
            <text:p>0.365923864883371</text:p>
          </table:table-cell>
          <table:table-cell/>
          <table:table-cell table:formula="of:= [.A682] * [.A682] - 10 * COS(2 * PI() * [.A682])" office:value-type="float" office:value="6.79044982086169" calcext:value-type="float">
            <text:p>6.79044982086169</text:p>
          </table:table-cell>
          <table:table-cell table:formula="of:= [.B682] * [.B682] - 10 * COS(2 * PI() * [.B682])" office:value-type="float" office:value="6.79044982086169" calcext:value-type="float">
            <text:p>6.79044982086169</text:p>
          </table:table-cell>
          <table:table-cell table:formula="of:= 100 * ([.A683] - [.A682]*[.A682]) * ([.A683] - [.A682]*[.A682]) + (1 - [.A682]) * (1 - [.A682])" office:value-type="float" office:value="31.5467289667926" calcext:value-type="float">
            <text:p>31.5467289667926</text:p>
          </table:table-cell>
          <table:table-cell table:formula="of:= 100 * ([.B683] - [.B682]*[.B682]) * ([.B683] - [.B682]*[.B682]) + (1 - [.B682]) * (1 - [.B682])" office:value-type="float" office:value="8.07506290683721" calcext:value-type="float">
            <text:p>8.07506290683721</text:p>
          </table:table-cell>
          <table:table-cell table:formula="of:=[.A682]*[.A682]" office:value-type="float" office:value="0.133900274891183" calcext:value-type="float">
            <text:p>0.133900274891183</text:p>
          </table:table-cell>
          <table:table-cell table:formula="of:=[.B682]*[.B682]" office:value-type="float" office:value="0.133900274891183" calcext:value-type="float">
            <text:p>0.133900274891183</text:p>
          </table:table-cell>
          <table:table-cell table:formula="of:= [.A682]*[.A682]*[.A682]*[.A682] - 16*[.A682]*[.A682] + 5*[.A682]" office:value-type="float" office:value="-3.95409443905985" calcext:value-type="float">
            <text:p>-3.95409443905985</text:p>
          </table:table-cell>
          <table:table-cell table:formula="of:= [.B682]*[.B682]*[.B682]*[.B682] - 16*[.B682]*[.B682] + 5*[.B682]" office:value-type="float" office:value="-0.294855790226146" calcext:value-type="float">
            <text:p>-0.2948557902261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0902266972698" calcext:value-type="float">
            <text:p>-0.410902266972698</text:p>
          </table:table-cell>
          <table:table-cell table:formula="of:=-[.A683]" office:value-type="float" office:value="0.410902266972698" calcext:value-type="float">
            <text:p>0.410902266972698</text:p>
          </table:table-cell>
          <table:table-cell/>
          <table:table-cell table:formula="of:= [.A683] * [.A683] - 10 * COS(2 * PI() * [.A683])" office:value-type="float" office:value="8.64236070073824" calcext:value-type="float">
            <text:p>8.64236070073824</text:p>
          </table:table-cell>
          <table:table-cell table:formula="of:= [.B683] * [.B683] - 10 * COS(2 * PI() * [.B683])" office:value-type="float" office:value="8.64236070073824" calcext:value-type="float">
            <text:p>8.64236070073824</text:p>
          </table:table-cell>
          <table:table-cell table:formula="of:= 100 * ([.A684] - [.A683]*[.A683]) * ([.A684] - [.A683]*[.A683]) + (1 - [.A683]) * (1 - [.A683])" office:value-type="float" office:value="37.1243175734576" calcext:value-type="float">
            <text:p>37.1243175734576</text:p>
          </table:table-cell>
          <table:table-cell table:formula="of:= 100 * ([.B684] - [.B683]*[.B683]) * ([.B684] - [.B683]*[.B683]) + (1 - [.B683]) * (1 - [.B683])" office:value-type="float" office:value="6.85235640690527" calcext:value-type="float">
            <text:p>6.85235640690527</text:p>
          </table:table-cell>
          <table:table-cell table:formula="of:=[.A683]*[.A683]" office:value-type="float" office:value="0.168840673003303" calcext:value-type="float">
            <text:p>0.168840673003303</text:p>
          </table:table-cell>
          <table:table-cell table:formula="of:=[.B683]*[.B683]" office:value-type="float" office:value="0.168840673003303" calcext:value-type="float">
            <text:p>0.168840673003303</text:p>
          </table:table-cell>
          <table:table-cell table:formula="of:= [.A683]*[.A683]*[.A683]*[.A683] - 16*[.A683]*[.A683] + 5*[.A683]" office:value-type="float" office:value="-4.72745493005612" calcext:value-type="float">
            <text:p>-4.72745493005612</text:p>
          </table:table-cell>
          <table:table-cell table:formula="of:= [.B683]*[.B683]*[.B683]*[.B683] - 16*[.B683]*[.B683] + 5*[.B683]" office:value-type="float" office:value="-0.618432260329142" calcext:value-type="float">
            <text:p>-0.6184322603291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3895966378041" calcext:value-type="float">
            <text:p>-0.423895966378041</text:p>
          </table:table-cell>
          <table:table-cell table:formula="of:=-[.A684]" office:value-type="float" office:value="0.423895966378041" calcext:value-type="float">
            <text:p>0.423895966378041</text:p>
          </table:table-cell>
          <table:table-cell/>
          <table:table-cell table:formula="of:= [.A684] * [.A684] - 10 * COS(2 * PI() * [.A684])" office:value-type="float" office:value="9.05804627994877" calcext:value-type="float">
            <text:p>9.05804627994877</text:p>
          </table:table-cell>
          <table:table-cell table:formula="of:= [.B684] * [.B684] - 10 * COS(2 * PI() * [.B684])" office:value-type="float" office:value="9.05804627994877" calcext:value-type="float">
            <text:p>9.05804627994877</text:p>
          </table:table-cell>
          <table:table-cell table:formula="of:= 100 * ([.A685] - [.A684]*[.A684]) * ([.A685] - [.A684]*[.A684]) + (1 - [.A684]) * (1 - [.A684])" office:value-type="float" office:value="20.8167096941768" calcext:value-type="float">
            <text:p>20.8167096941768</text:p>
          </table:table-cell>
          <table:table-cell table:formula="of:= 100 * ([.B685] - [.B684]*[.B684]) * ([.B685] - [.B684]*[.B684]) + (1 - [.B684]) * (1 - [.B684])" office:value-type="float" office:value="0.880826789540351" calcext:value-type="float">
            <text:p>0.880826789540351</text:p>
          </table:table-cell>
          <table:table-cell table:formula="of:=[.A684]*[.A684]" office:value-type="float" office:value="0.179687790311573" calcext:value-type="float">
            <text:p>0.179687790311573</text:p>
          </table:table-cell>
          <table:table-cell table:formula="of:=[.B684]*[.B684]" office:value-type="float" office:value="0.179687790311573" calcext:value-type="float">
            <text:p>0.179687790311573</text:p>
          </table:table-cell>
          <table:table-cell table:formula="of:= [.A684]*[.A684]*[.A684]*[.A684] - 16*[.A684]*[.A684] + 5*[.A684]" office:value-type="float" office:value="-4.96219677488831" calcext:value-type="float">
            <text:p>-4.96219677488831</text:p>
          </table:table-cell>
          <table:table-cell table:formula="of:= [.B684]*[.B684]*[.B684]*[.B684] - 16*[.B684]*[.B684] + 5*[.B684]" office:value-type="float" office:value="-0.723237111107908" calcext:value-type="float">
            <text:p>-0.72323711110790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3777663572691" calcext:value-type="float">
            <text:p>-0.253777663572691</text:p>
          </table:table-cell>
          <table:table-cell table:formula="of:=-[.A685]" office:value-type="float" office:value="0.253777663572691" calcext:value-type="float">
            <text:p>0.253777663572691</text:p>
          </table:table-cell>
          <table:table-cell/>
          <table:table-cell table:formula="of:= [.A685] * [.A685] - 10 * COS(2 * PI() * [.A685])" office:value-type="float" office:value="0.301738418372742" calcext:value-type="float">
            <text:p>0.301738418372742</text:p>
          </table:table-cell>
          <table:table-cell table:formula="of:= [.B685] * [.B685] - 10 * COS(2 * PI() * [.B685])" office:value-type="float" office:value="0.301738418372742" calcext:value-type="float">
            <text:p>0.301738418372742</text:p>
          </table:table-cell>
          <table:table-cell table:formula="of:= 100 * ([.A686] - [.A685]*[.A685]) * ([.A686] - [.A685]*[.A685]) + (1 - [.A685]) * (1 - [.A685])" office:value-type="float" office:value="20.0545525895653" calcext:value-type="float">
            <text:p>20.0545525895653</text:p>
          </table:table-cell>
          <table:table-cell table:formula="of:= 100 * ([.B686] - [.B685]*[.B685]) * ([.B686] - [.B685]*[.B685]) + (1 - [.B685]) * (1 - [.B685])" office:value-type="float" office:value="9.62343078300731" calcext:value-type="float">
            <text:p>9.62343078300731</text:p>
          </table:table-cell>
          <table:table-cell table:formula="of:=[.A685]*[.A685]" office:value-type="float" office:value="0.0644031025284141" calcext:value-type="float">
            <text:p>0.0644031025284141</text:p>
          </table:table-cell>
          <table:table-cell table:formula="of:=[.B685]*[.B685]" office:value-type="float" office:value="0.0644031025284141" calcext:value-type="float">
            <text:p>0.0644031025284141</text:p>
          </table:table-cell>
          <table:table-cell table:formula="of:= [.A685]*[.A685]*[.A685]*[.A685] - 16*[.A685]*[.A685] + 5*[.A685]" office:value-type="float" office:value="-2.2951901987028" calcext:value-type="float">
            <text:p>-2.2951901987028</text:p>
          </table:table-cell>
          <table:table-cell table:formula="of:= [.B685]*[.B685]*[.B685]*[.B685] - 16*[.B685]*[.B685] + 5*[.B685]" office:value-type="float" office:value="0.242586437024116" calcext:value-type="float">
            <text:p>0.2425864370241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5510774427094" calcext:value-type="float">
            <text:p>-0.365510774427094</text:p>
          </table:table-cell>
          <table:table-cell table:formula="of:=-[.A686]" office:value-type="float" office:value="0.365510774427094" calcext:value-type="float">
            <text:p>0.365510774427094</text:p>
          </table:table-cell>
          <table:table-cell/>
          <table:table-cell table:formula="of:= [.A686] * [.A686] - 10 * COS(2 * PI() * [.A686])" office:value-type="float" office:value="6.77075592447246" calcext:value-type="float">
            <text:p>6.77075592447246</text:p>
          </table:table-cell>
          <table:table-cell table:formula="of:= [.B686] * [.B686] - 10 * COS(2 * PI() * [.B686])" office:value-type="float" office:value="6.77075592447246" calcext:value-type="float">
            <text:p>6.77075592447246</text:p>
          </table:table-cell>
          <table:table-cell table:formula="of:= 100 * ([.A687] - [.A686]*[.A686]) * ([.A687] - [.A686]*[.A686]) + (1 - [.A686]) * (1 - [.A686])" office:value-type="float" office:value="2.57533874944275" calcext:value-type="float">
            <text:p>2.57533874944275</text:p>
          </table:table-cell>
          <table:table-cell table:formula="of:= 100 * ([.B687] - [.B686]*[.B686]) * ([.B687] - [.B686]*[.B686]) + (1 - [.B686]) * (1 - [.B686])" office:value-type="float" office:value="12.7578303013755" calcext:value-type="float">
            <text:p>12.7578303013755</text:p>
          </table:table-cell>
          <table:table-cell table:formula="of:=[.A686]*[.A686]" office:value-type="float" office:value="0.133598126222294" calcext:value-type="float">
            <text:p>0.133598126222294</text:p>
          </table:table-cell>
          <table:table-cell table:formula="of:=[.B686]*[.B686]" office:value-type="float" office:value="0.133598126222294" calcext:value-type="float">
            <text:p>0.133598126222294</text:p>
          </table:table-cell>
          <table:table-cell table:formula="of:= [.A686]*[.A686]*[.A686]*[.A686] - 16*[.A686]*[.A686] + 5*[.A686]" office:value-type="float" office:value="-3.94727543236206" calcext:value-type="float">
            <text:p>-3.94727543236206</text:p>
          </table:table-cell>
          <table:table-cell table:formula="of:= [.B686]*[.B686]*[.B686]*[.B686] - 16*[.B686]*[.B686] + 5*[.B686]" office:value-type="float" office:value="-0.292167688091123" calcext:value-type="float">
            <text:p>-0.2921676880911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7902282369323" calcext:value-type="float">
            <text:p>0.217902282369323</text:p>
          </table:table-cell>
          <table:table-cell table:formula="of:=-[.A687]" office:value-type="float" office:value="-0.217902282369323" calcext:value-type="float">
            <text:p>-0.217902282369323</text:p>
          </table:table-cell>
          <table:table-cell/>
          <table:table-cell table:formula="of:= [.A687] * [.A687] - 10 * COS(2 * PI() * [.A687])" office:value-type="float" office:value="-1.95563411795253" calcext:value-type="float">
            <text:p>-1.95563411795253</text:p>
          </table:table-cell>
          <table:table-cell table:formula="of:= [.B687] * [.B687] - 10 * COS(2 * PI() * [.B687])" office:value-type="float" office:value="-1.95563411795253" calcext:value-type="float">
            <text:p>-1.95563411795253</text:p>
          </table:table-cell>
          <table:table-cell table:formula="of:= 100 * ([.A688] - [.A687]*[.A687]) * ([.A688] - [.A687]*[.A687]) + (1 - [.A687]) * (1 - [.A687])" office:value-type="float" office:value="3.07864375119385" calcext:value-type="float">
            <text:p>3.07864375119385</text:p>
          </table:table-cell>
          <table:table-cell table:formula="of:= 100 * ([.B688] - [.B687]*[.B687]) * ([.B688] - [.B687]*[.B687]) + (1 - [.B687]) * (1 - [.B687])" office:value-type="float" office:value="7.83512853609605" calcext:value-type="float">
            <text:p>7.83512853609605</text:p>
          </table:table-cell>
          <table:table-cell table:formula="of:=[.A687]*[.A687]" office:value-type="float" office:value="0.0474814046617602" calcext:value-type="float">
            <text:p>0.0474814046617602</text:p>
          </table:table-cell>
          <table:table-cell table:formula="of:=[.B687]*[.B687]" office:value-type="float" office:value="0.0474814046617602" calcext:value-type="float">
            <text:p>0.0474814046617602</text:p>
          </table:table-cell>
          <table:table-cell table:formula="of:= [.A687]*[.A687]*[.A687]*[.A687] - 16*[.A687]*[.A687] + 5*[.A687]" office:value-type="float" office:value="0.332063421047106" calcext:value-type="float">
            <text:p>0.332063421047106</text:p>
          </table:table-cell>
          <table:table-cell table:formula="of:= [.B687]*[.B687]*[.B687]*[.B687] - 16*[.B687]*[.B687] + 5*[.B687]" office:value-type="float" office:value="-1.84695940264613" calcext:value-type="float">
            <text:p>-1.846959402646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4547216068022" calcext:value-type="float">
            <text:p>0.204547216068022</text:p>
          </table:table-cell>
          <table:table-cell table:formula="of:=-[.A688]" office:value-type="float" office:value="-0.204547216068022" calcext:value-type="float">
            <text:p>-0.204547216068022</text:p>
          </table:table-cell>
          <table:table-cell/>
          <table:table-cell table:formula="of:= [.A688] * [.A688] - 10 * COS(2 * PI() * [.A688])" office:value-type="float" office:value="-2.77537980822005" calcext:value-type="float">
            <text:p>-2.77537980822005</text:p>
          </table:table-cell>
          <table:table-cell table:formula="of:= [.B688] * [.B688] - 10 * COS(2 * PI() * [.B688])" office:value-type="float" office:value="-2.77537980822005" calcext:value-type="float">
            <text:p>-2.77537980822005</text:p>
          </table:table-cell>
          <table:table-cell table:formula="of:= 100 * ([.A689] - [.A688]*[.A688]) * ([.A689] - [.A688]*[.A688]) + (1 - [.A688]) * (1 - [.A688])" office:value-type="float" office:value="24.1878312963066" calcext:value-type="float">
            <text:p>24.1878312963066</text:p>
          </table:table-cell>
          <table:table-cell table:formula="of:= 100 * ([.B689] - [.B688]*[.B688]) * ([.B689] - [.B688]*[.B688]) + (1 - [.B688]) * (1 - [.B688])" office:value-type="float" office:value="17.5837441701" calcext:value-type="float">
            <text:p>17.5837441701</text:p>
          </table:table-cell>
          <table:table-cell table:formula="of:=[.A688]*[.A688]" office:value-type="float" office:value="0.0418395636011781" calcext:value-type="float">
            <text:p>0.0418395636011781</text:p>
          </table:table-cell>
          <table:table-cell table:formula="of:=[.B688]*[.B688]" office:value-type="float" office:value="0.0418395636011781" calcext:value-type="float">
            <text:p>0.0418395636011781</text:p>
          </table:table-cell>
          <table:table-cell table:formula="of:= [.A688]*[.A688]*[.A688]*[.A688] - 16*[.A688]*[.A688] + 5*[.A688]" office:value-type="float" office:value="0.355053611803598" calcext:value-type="float">
            <text:p>0.355053611803598</text:p>
          </table:table-cell>
          <table:table-cell table:formula="of:= [.B688]*[.B688]*[.B688]*[.B688] - 16*[.B688]*[.B688] + 5*[.B688]" office:value-type="float" office:value="-1.69041854887662" calcext:value-type="float">
            <text:p>-1.690418548876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4349625997711" calcext:value-type="float">
            <text:p>-0.44349625997711</text:p>
          </table:table-cell>
          <table:table-cell table:formula="of:=-[.A689]" office:value-type="float" office:value="0.44349625997711" calcext:value-type="float">
            <text:p>0.44349625997711</text:p>
          </table:table-cell>
          <table:table-cell/>
          <table:table-cell table:formula="of:= [.A689] * [.A689] - 10 * COS(2 * PI() * [.A689])" office:value-type="float" office:value="9.57307224185099" calcext:value-type="float">
            <text:p>9.57307224185099</text:p>
          </table:table-cell>
          <table:table-cell table:formula="of:= [.B689] * [.B689] - 10 * COS(2 * PI() * [.B689])" office:value-type="float" office:value="9.57307224185099" calcext:value-type="float">
            <text:p>9.57307224185099</text:p>
          </table:table-cell>
          <table:table-cell table:formula="of:= 100 * ([.A690] - [.A689]*[.A689]) * ([.A690] - [.A689]*[.A689]) + (1 - [.A689]) * (1 - [.A689])" office:value-type="float" office:value="2.40209569638112" calcext:value-type="float">
            <text:p>2.40209569638112</text:p>
          </table:table-cell>
          <table:table-cell table:formula="of:= 100 * ([.B690] - [.B689]*[.B689]) * ([.B690] - [.B689]*[.B689]) + (1 - [.B689]) * (1 - [.B689])" office:value-type="float" office:value="11.6632036945677" calcext:value-type="float">
            <text:p>11.6632036945677</text:p>
          </table:table-cell>
          <table:table-cell table:formula="of:=[.A689]*[.A689]" office:value-type="float" office:value="0.196688932613684" calcext:value-type="float">
            <text:p>0.196688932613684</text:p>
          </table:table-cell>
          <table:table-cell table:formula="of:=[.B689]*[.B689]" office:value-type="float" office:value="0.196688932613684" calcext:value-type="float">
            <text:p>0.196688932613684</text:p>
          </table:table-cell>
          <table:table-cell table:formula="of:= [.A689]*[.A689]*[.A689]*[.A689] - 16*[.A689]*[.A689] + 5*[.A689]" office:value-type="float" office:value="-5.32581768549178" calcext:value-type="float">
            <text:p>-5.32581768549178</text:p>
          </table:table-cell>
          <table:table-cell table:formula="of:= [.B689]*[.B689]*[.B689]*[.B689] - 16*[.B689]*[.B689] + 5*[.B689]" office:value-type="float" office:value="-0.890855085720687" calcext:value-type="float">
            <text:p>-0.8908550857206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0260726562701" calcext:value-type="float">
            <text:p>0.140260726562701</text:p>
          </table:table-cell>
          <table:table-cell table:formula="of:=-[.A690]" office:value-type="float" office:value="-0.140260726562701" calcext:value-type="float">
            <text:p>-0.140260726562701</text:p>
          </table:table-cell>
          <table:table-cell/>
          <table:table-cell table:formula="of:= [.A690] * [.A690] - 10 * COS(2 * PI() * [.A690])" office:value-type="float" office:value="-6.34193578213713" calcext:value-type="float">
            <text:p>-6.34193578213713</text:p>
          </table:table-cell>
          <table:table-cell table:formula="of:= [.B690] * [.B690] - 10 * COS(2 * PI() * [.B690])" office:value-type="float" office:value="-6.34193578213713" calcext:value-type="float">
            <text:p>-6.34193578213713</text:p>
          </table:table-cell>
          <table:table-cell table:formula="of:= 100 * ([.A691] - [.A690]*[.A690]) * ([.A691] - [.A690]*[.A690]) + (1 - [.A690]) * (1 - [.A690])" office:value-type="float" office:value="1.0934769772102" calcext:value-type="float">
            <text:p>1.0934769772102</text:p>
          </table:table-cell>
          <table:table-cell table:formula="of:= 100 * ([.B691] - [.B690]*[.B690]) * ([.B691] - [.B690]*[.B690]) + (1 - [.B690]) * (1 - [.B690])" office:value-type="float" office:value="2.27774945788281" calcext:value-type="float">
            <text:p>2.27774945788281</text:p>
          </table:table-cell>
          <table:table-cell table:formula="of:=[.A690]*[.A690]" office:value-type="float" office:value="0.0196730714158968" calcext:value-type="float">
            <text:p>0.0196730714158968</text:p>
          </table:table-cell>
          <table:table-cell table:formula="of:=[.B690]*[.B690]" office:value-type="float" office:value="0.0196730714158968" calcext:value-type="float">
            <text:p>0.0196730714158968</text:p>
          </table:table-cell>
          <table:table-cell table:formula="of:= [.A690]*[.A690]*[.A690]*[.A690] - 16*[.A690]*[.A690] + 5*[.A690]" office:value-type="float" office:value="0.386921519898092" calcext:value-type="float">
            <text:p>0.386921519898092</text:p>
          </table:table-cell>
          <table:table-cell table:formula="of:= [.B690]*[.B690]*[.B690]*[.B690] - 16*[.B690]*[.B690] + 5*[.B690]" office:value-type="float" office:value="-1.01568574572892" calcext:value-type="float">
            <text:p>-1.015685745728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791983063099906" calcext:value-type="float">
            <text:p>0.0791983063099906</text:p>
          </table:table-cell>
          <table:table-cell table:formula="of:=-[.A691]" office:value-type="float" office:value="-0.0791983063099906" calcext:value-type="float">
            <text:p>-0.0791983063099906</text:p>
          </table:table-cell>
          <table:table-cell/>
          <table:table-cell table:formula="of:= [.A691] * [.A691] - 10 * COS(2 * PI() * [.A691])" office:value-type="float" office:value="-8.78095000040546" calcext:value-type="float">
            <text:p>-8.78095000040546</text:p>
          </table:table-cell>
          <table:table-cell table:formula="of:= [.B691] * [.B691] - 10 * COS(2 * PI() * [.B691])" office:value-type="float" office:value="-8.78095000040546" calcext:value-type="float">
            <text:p>-8.78095000040546</text:p>
          </table:table-cell>
          <table:table-cell table:formula="of:= 100 * ([.A692] - [.A691]*[.A691]) * ([.A692] - [.A691]*[.A691]) + (1 - [.A691]) * (1 - [.A691])" office:value-type="float" office:value="12.4831403010894" calcext:value-type="float">
            <text:p>12.4831403010894</text:p>
          </table:table-cell>
          <table:table-cell table:formula="of:= 100 * ([.B692] - [.B691]*[.B691]) * ([.B692] - [.B691]*[.B691]) + (1 - [.B691]) * (1 - [.B691])" office:value-type="float" office:value="13.671485617399" calcext:value-type="float">
            <text:p>13.671485617399</text:p>
          </table:table-cell>
          <table:table-cell table:formula="of:=[.A691]*[.A691]" office:value-type="float" office:value="0.0062723717223711" calcext:value-type="float">
            <text:p>0.0062723717223711</text:p>
          </table:table-cell>
          <table:table-cell table:formula="of:=[.B691]*[.B691]" office:value-type="float" office:value="0.0062723717223711" calcext:value-type="float">
            <text:p>0.0062723717223711</text:p>
          </table:table-cell>
          <table:table-cell table:formula="of:= [.A691]*[.A691]*[.A691]*[.A691] - 16*[.A691]*[.A691] + 5*[.A691]" office:value-type="float" office:value="0.295672926639039" calcext:value-type="float">
            <text:p>0.295672926639039</text:p>
          </table:table-cell>
          <table:table-cell table:formula="of:= [.B691]*[.B691]*[.B691]*[.B691] - 16*[.B691]*[.B691] + 5*[.B691]" office:value-type="float" office:value="-0.496310136460867" calcext:value-type="float">
            <text:p>-0.4963101364608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7377407480963" calcext:value-type="float">
            <text:p>0.347377407480963</text:p>
          </table:table-cell>
          <table:table-cell table:formula="of:=-[.A692]" office:value-type="float" office:value="-0.347377407480963" calcext:value-type="float">
            <text:p>-0.347377407480963</text:p>
          </table:table-cell>
          <table:table-cell/>
          <table:table-cell table:formula="of:= [.A692] * [.A692] - 10 * COS(2 * PI() * [.A692])" office:value-type="float" office:value="5.86441990426046" calcext:value-type="float">
            <text:p>5.86441990426046</text:p>
          </table:table-cell>
          <table:table-cell table:formula="of:= [.B692] * [.B692] - 10 * COS(2 * PI() * [.B692])" office:value-type="float" office:value="5.86441990426046" calcext:value-type="float">
            <text:p>5.86441990426046</text:p>
          </table:table-cell>
          <table:table-cell table:formula="of:= 100 * ([.A693] - [.A692]*[.A692]) * ([.A693] - [.A692]*[.A692]) + (1 - [.A692]) * (1 - [.A692])" office:value-type="float" office:value="1.63629396248397" calcext:value-type="float">
            <text:p>1.63629396248397</text:p>
          </table:table-cell>
          <table:table-cell table:formula="of:= 100 * ([.B693] - [.B692]*[.B692]) * ([.B693] - [.B692]*[.B692]) + (1 - [.B692]) * (1 - [.B692])" office:value-type="float" office:value="14.1607612223302" calcext:value-type="float">
            <text:p>14.1607612223302</text:p>
          </table:table-cell>
          <table:table-cell table:formula="of:=[.A692]*[.A692]" office:value-type="float" office:value="0.120671063228195" calcext:value-type="float">
            <text:p>0.120671063228195</text:p>
          </table:table-cell>
          <table:table-cell table:formula="of:=[.B692]*[.B692]" office:value-type="float" office:value="0.120671063228195" calcext:value-type="float">
            <text:p>0.120671063228195</text:p>
          </table:table-cell>
          <table:table-cell table:formula="of:= [.A692]*[.A692]*[.A692]*[.A692] - 16*[.A692]*[.A692] + 5*[.A692]" office:value-type="float" office:value="-0.17928846874568" calcext:value-type="float">
            <text:p>-0.17928846874568</text:p>
          </table:table-cell>
          <table:table-cell table:formula="of:= [.B692]*[.B692]*[.B692]*[.B692] - 16*[.B692]*[.B692] + 5*[.B692]" office:value-type="float" office:value="-3.65306254355531" calcext:value-type="float">
            <text:p>-3.653062543555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0688230716623" calcext:value-type="float">
            <text:p>0.230688230716623</text:p>
          </table:table-cell>
          <table:table-cell table:formula="of:=-[.A693]" office:value-type="float" office:value="-0.230688230716623" calcext:value-type="float">
            <text:p>-0.230688230716623</text:p>
          </table:table-cell>
          <table:table-cell/>
          <table:table-cell table:formula="of:= [.A693] * [.A693] - 10 * COS(2 * PI() * [.A693])" office:value-type="float" office:value="-1.15720186250705" calcext:value-type="float">
            <text:p>-1.15720186250705</text:p>
          </table:table-cell>
          <table:table-cell table:formula="of:= [.B693] * [.B693] - 10 * COS(2 * PI() * [.B693])" office:value-type="float" office:value="-1.15720186250705" calcext:value-type="float">
            <text:p>-1.15720186250705</text:p>
          </table:table-cell>
          <table:table-cell table:formula="of:= 100 * ([.A694] - [.A693]*[.A693]) * ([.A694] - [.A693]*[.A693]) + (1 - [.A693]) * (1 - [.A693])" office:value-type="float" office:value="20.3825449972648" calcext:value-type="float">
            <text:p>20.3825449972648</text:p>
          </table:table-cell>
          <table:table-cell table:formula="of:= 100 * ([.B694] - [.B693]*[.B693]) * ([.B694] - [.B693]*[.B693]) + (1 - [.B693]) * (1 - [.B693])" office:value-type="float" office:value="31.9079350779513" calcext:value-type="float">
            <text:p>31.9079350779513</text:p>
          </table:table-cell>
          <table:table-cell table:formula="of:=[.A693]*[.A693]" office:value-type="float" office:value="0.0532170597911661" calcext:value-type="float">
            <text:p>0.0532170597911661</text:p>
          </table:table-cell>
          <table:table-cell table:formula="of:=[.B693]*[.B693]" office:value-type="float" office:value="0.0532170597911661" calcext:value-type="float">
            <text:p>0.0532170597911661</text:p>
          </table:table-cell>
          <table:table-cell table:formula="of:= [.A693]*[.A693]*[.A693]*[.A693] - 16*[.A693]*[.A693] + 5*[.A693]" office:value-type="float" office:value="0.304800252377277" calcext:value-type="float">
            <text:p>0.304800252377277</text:p>
          </table:table-cell>
          <table:table-cell table:formula="of:= [.B693]*[.B693]*[.B693]*[.B693] - 16*[.B693]*[.B693] + 5*[.B693]" office:value-type="float" office:value="-2.00208205478896" calcext:value-type="float">
            <text:p>-2.002082054788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8084505205043" calcext:value-type="float">
            <text:p>0.498084505205043</text:p>
          </table:table-cell>
          <table:table-cell table:formula="of:=-[.A694]" office:value-type="float" office:value="-0.498084505205043" calcext:value-type="float">
            <text:p>-0.498084505205043</text:p>
          </table:table-cell>
          <table:table-cell/>
          <table:table-cell table:formula="of:= [.A694] * [.A694] - 10 * COS(2 * PI() * [.A694])" office:value-type="float" office:value="10.2473639277486" calcext:value-type="float">
            <text:p>10.2473639277486</text:p>
          </table:table-cell>
          <table:table-cell table:formula="of:= [.B694] * [.B694] - 10 * COS(2 * PI() * [.B694])" office:value-type="float" office:value="10.2473639277486" calcext:value-type="float">
            <text:p>10.2473639277486</text:p>
          </table:table-cell>
          <table:table-cell table:formula="of:= 100 * ([.A695] - [.A694]*[.A694]) * ([.A695] - [.A694]*[.A694]) + (1 - [.A694]) * (1 - [.A694])" office:value-type="float" office:value="51.4784499106869" calcext:value-type="float">
            <text:p>51.4784499106869</text:p>
          </table:table-cell>
          <table:table-cell table:formula="of:= 100 * ([.B695] - [.B694]*[.B694]) * ([.B695] - [.B694]*[.B694]) + (1 - [.B694]) * (1 - [.B694])" office:value-type="float" office:value="7.06451121775442" calcext:value-type="float">
            <text:p>7.06451121775442</text:p>
          </table:table-cell>
          <table:table-cell table:formula="of:=[.A694]*[.A694]" office:value-type="float" office:value="0.248088174325352" calcext:value-type="float">
            <text:p>0.248088174325352</text:p>
          </table:table-cell>
          <table:table-cell table:formula="of:=[.B694]*[.B694]" office:value-type="float" office:value="0.248088174325352" calcext:value-type="float">
            <text:p>0.248088174325352</text:p>
          </table:table-cell>
          <table:table-cell table:formula="of:= [.A694]*[.A694]*[.A694]*[.A694] - 16*[.A694]*[.A694] + 5*[.A694]" office:value-type="float" office:value="-1.41744052094034" calcext:value-type="float">
            <text:p>-1.41744052094034</text:p>
          </table:table-cell>
          <table:table-cell table:formula="of:= [.B694]*[.B694]*[.B694]*[.B694] - 16*[.B694]*[.B694] + 5*[.B694]" office:value-type="float" office:value="-6.39828557299076" calcext:value-type="float">
            <text:p>-6.398285572990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7638943693601" calcext:value-type="float">
            <text:p>-0.467638943693601</text:p>
          </table:table-cell>
          <table:table-cell table:formula="of:=-[.A695]" office:value-type="float" office:value="0.467638943693601" calcext:value-type="float">
            <text:p>0.467638943693601</text:p>
          </table:table-cell>
          <table:table-cell/>
          <table:table-cell table:formula="of:= [.A695] * [.A695] - 10 * COS(2 * PI() * [.A695])" office:value-type="float" office:value="10.0126809073916" calcext:value-type="float">
            <text:p>10.0126809073916</text:p>
          </table:table-cell>
          <table:table-cell table:formula="of:= [.B695] * [.B695] - 10 * COS(2 * PI() * [.B695])" office:value-type="float" office:value="10.0126809073916" calcext:value-type="float">
            <text:p>10.0126809073916</text:p>
          </table:table-cell>
          <table:table-cell table:formula="of:= 100 * ([.A696] - [.A695]*[.A695]) * ([.A696] - [.A695]*[.A695]) + (1 - [.A695]) * (1 - [.A695])" office:value-type="float" office:value="10.2382771273877" calcext:value-type="float">
            <text:p>10.2382771273877</text:p>
          </table:table-cell>
          <table:table-cell table:formula="of:= 100 * ([.B696] - [.B695]*[.B695]) * ([.B696] - [.B695]*[.B695]) + (1 - [.B695]) * (1 - [.B695])" office:value-type="float" office:value="2.62562730748886" calcext:value-type="float">
            <text:p>2.62562730748886</text:p>
          </table:table-cell>
          <table:table-cell table:formula="of:=[.A695]*[.A695]" office:value-type="float" office:value="0.218686181658867" calcext:value-type="float">
            <text:p>0.218686181658867</text:p>
          </table:table-cell>
          <table:table-cell table:formula="of:=[.B695]*[.B695]" office:value-type="float" office:value="0.218686181658867" calcext:value-type="float">
            <text:p>0.218686181658867</text:p>
          </table:table-cell>
          <table:table-cell table:formula="of:= [.A695]*[.A695]*[.A695]*[.A695] - 16*[.A695]*[.A695] + 5*[.A695]" office:value-type="float" office:value="-5.78934997896133" calcext:value-type="float">
            <text:p>-5.78934997896133</text:p>
          </table:table-cell>
          <table:table-cell table:formula="of:= [.B695]*[.B695]*[.B695]*[.B695] - 16*[.B695]*[.B695] + 5*[.B695]" office:value-type="float" office:value="-1.11296054202533" calcext:value-type="float">
            <text:p>-1.112960542025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656430827220902" calcext:value-type="float">
            <text:p>-0.0656430827220902</text:p>
          </table:table-cell>
          <table:table-cell table:formula="of:=-[.A696]" office:value-type="float" office:value="0.0656430827220902" calcext:value-type="float">
            <text:p>0.0656430827220902</text:p>
          </table:table-cell>
          <table:table-cell/>
          <table:table-cell table:formula="of:= [.A696] * [.A696] - 10 * COS(2 * PI() * [.A696])" office:value-type="float" office:value="-9.15711517855103" calcext:value-type="float">
            <text:p>-9.15711517855103</text:p>
          </table:table-cell>
          <table:table-cell table:formula="of:= [.B696] * [.B696] - 10 * COS(2 * PI() * [.B696])" office:value-type="float" office:value="-9.15711517855103" calcext:value-type="float">
            <text:p>-9.15711517855103</text:p>
          </table:table-cell>
          <table:table-cell table:formula="of:= 100 * ([.A697] - [.A696]*[.A696]) * ([.A697] - [.A696]*[.A696]) + (1 - [.A696]) * (1 - [.A696])" office:value-type="float" office:value="2.20840909391008" calcext:value-type="float">
            <text:p>2.20840909391008</text:p>
          </table:table-cell>
          <table:table-cell table:formula="of:= 100 * ([.B697] - [.B696]*[.B696]) * ([.B697] - [.B696]*[.B696]) + (1 - [.B696]) * (1 - [.B696])" office:value-type="float" office:value="2.13178925061794" calcext:value-type="float">
            <text:p>2.13178925061794</text:p>
          </table:table-cell>
          <table:table-cell table:formula="of:=[.A696]*[.A696]" office:value-type="float" office:value="0.00430901430925918" calcext:value-type="float">
            <text:p>0.00430901430925918</text:p>
          </table:table-cell>
          <table:table-cell table:formula="of:=[.B696]*[.B696]" office:value-type="float" office:value="0.00430901430925918" calcext:value-type="float">
            <text:p>0.00430901430925918</text:p>
          </table:table-cell>
          <table:table-cell table:formula="of:= [.A696]*[.A696]*[.A696]*[.A696] - 16*[.A696]*[.A696] + 5*[.A696]" office:value-type="float" office:value="-0.39714107495428" calcext:value-type="float">
            <text:p>-0.39714107495428</text:p>
          </table:table-cell>
          <table:table-cell table:formula="of:= [.B696]*[.B696]*[.B696]*[.B696] - 16*[.B696]*[.B696] + 5*[.B696]" office:value-type="float" office:value="0.259289752266622" calcext:value-type="float">
            <text:p>0.2592897522666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7885745004751" calcext:value-type="float">
            <text:p>0.107885745004751</text:p>
          </table:table-cell>
          <table:table-cell table:formula="of:=-[.A697]" office:value-type="float" office:value="-0.107885745004751" calcext:value-type="float">
            <text:p>-0.107885745004751</text:p>
          </table:table-cell>
          <table:table-cell/>
          <table:table-cell table:formula="of:= [.A697] * [.A697] - 10 * COS(2 * PI() * [.A697])" office:value-type="float" office:value="-7.77748777942772" calcext:value-type="float">
            <text:p>-7.77748777942772</text:p>
          </table:table-cell>
          <table:table-cell table:formula="of:= [.B697] * [.B697] - 10 * COS(2 * PI() * [.B697])" office:value-type="float" office:value="-7.77748777942772" calcext:value-type="float">
            <text:p>-7.77748777942772</text:p>
          </table:table-cell>
          <table:table-cell table:formula="of:= 100 * ([.A698] - [.A697]*[.A697]) * ([.A698] - [.A697]*[.A697]) + (1 - [.A697]) * (1 - [.A697])" office:value-type="float" office:value="6.38595726663657" calcext:value-type="float">
            <text:p>6.38595726663657</text:p>
          </table:table-cell>
          <table:table-cell table:formula="of:= 100 * ([.B698] - [.B697]*[.B697]) * ([.B698] - [.B697]*[.B697]) + (1 - [.B697]) * (1 - [.B697])" office:value-type="float" office:value="7.97246220108177" calcext:value-type="float">
            <text:p>7.97246220108177</text:p>
          </table:table-cell>
          <table:table-cell table:formula="of:=[.A697]*[.A697]" office:value-type="float" office:value="0.0116393339752301" calcext:value-type="float">
            <text:p>0.0116393339752301</text:p>
          </table:table-cell>
          <table:table-cell table:formula="of:=[.B697]*[.B697]" office:value-type="float" office:value="0.0116393339752301" calcext:value-type="float">
            <text:p>0.0116393339752301</text:p>
          </table:table-cell>
          <table:table-cell table:formula="of:= [.A697]*[.A697]*[.A697]*[.A697] - 16*[.A697]*[.A697] + 5*[.A697]" office:value-type="float" office:value="0.353334855515459" calcext:value-type="float">
            <text:p>0.353334855515459</text:p>
          </table:table-cell>
          <table:table-cell table:formula="of:= [.B697]*[.B697]*[.B697]*[.B697] - 16*[.B697]*[.B697] + 5*[.B697]" office:value-type="float" office:value="-0.725522594532049" calcext:value-type="float">
            <text:p>-0.7255225945320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8073033406399" calcext:value-type="float">
            <text:p>0.248073033406399</text:p>
          </table:table-cell>
          <table:table-cell table:formula="of:=-[.A698]" office:value-type="float" office:value="-0.248073033406399" calcext:value-type="float">
            <text:p>-0.248073033406399</text:p>
          </table:table-cell>
          <table:table-cell/>
          <table:table-cell table:formula="of:= [.A698] * [.A698] - 10 * COS(2 * PI() * [.A698])" office:value-type="float" office:value="-0.0595316939148266" calcext:value-type="float">
            <text:p>-0.0595316939148266</text:p>
          </table:table-cell>
          <table:table-cell table:formula="of:= [.B698] * [.B698] - 10 * COS(2 * PI() * [.B698])" office:value-type="float" office:value="-0.0595316939148266" calcext:value-type="float">
            <text:p>-0.0595316939148266</text:p>
          </table:table-cell>
          <table:table-cell table:formula="of:= 100 * ([.A699] - [.A698]*[.A698]) * ([.A699] - [.A698]*[.A698]) + (1 - [.A698]) * (1 - [.A698])" office:value-type="float" office:value="14.0934715540363" calcext:value-type="float">
            <text:p>14.0934715540363</text:p>
          </table:table-cell>
          <table:table-cell table:formula="of:= 100 * ([.B699] - [.B698]*[.B698]) * ([.B699] - [.B698]*[.B698]) + (1 - [.B698]) * (1 - [.B698])" office:value-type="float" office:value="7.54671337964629" calcext:value-type="float">
            <text:p>7.54671337964629</text:p>
          </table:table-cell>
          <table:table-cell table:formula="of:=[.A698]*[.A698]" office:value-type="float" office:value="0.0615402299034525" calcext:value-type="float">
            <text:p>0.0615402299034525</text:p>
          </table:table-cell>
          <table:table-cell table:formula="of:=[.B698]*[.B698]" office:value-type="float" office:value="0.0615402299034525" calcext:value-type="float">
            <text:p>0.0615402299034525</text:p>
          </table:table-cell>
          <table:table-cell table:formula="of:= [.A698]*[.A698]*[.A698]*[.A698] - 16*[.A698]*[.A698] + 5*[.A698]" office:value-type="float" office:value="0.259508688473327" calcext:value-type="float">
            <text:p>0.259508688473327</text:p>
          </table:table-cell>
          <table:table-cell table:formula="of:= [.B698]*[.B698]*[.B698]*[.B698] - 16*[.B698]*[.B698] + 5*[.B698]" office:value-type="float" office:value="-2.22122164559067" calcext:value-type="float">
            <text:p>-2.221221645590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6265117949806" calcext:value-type="float">
            <text:p>-0.306265117949806</text:p>
          </table:table-cell>
          <table:table-cell table:formula="of:=-[.A699]" office:value-type="float" office:value="0.306265117949806" calcext:value-type="float">
            <text:p>0.306265117949806</text:p>
          </table:table-cell>
          <table:table-cell/>
          <table:table-cell table:formula="of:= [.A699] * [.A699] - 10 * COS(2 * PI() * [.A699])" office:value-type="float" office:value="3.55586005507468" calcext:value-type="float">
            <text:p>3.55586005507468</text:p>
          </table:table-cell>
          <table:table-cell table:formula="of:= [.B699] * [.B699] - 10 * COS(2 * PI() * [.B699])" office:value-type="float" office:value="3.55586005507468" calcext:value-type="float">
            <text:p>3.55586005507468</text:p>
          </table:table-cell>
          <table:table-cell table:formula="of:= 100 * ([.A700] - [.A699]*[.A699]) * ([.A700] - [.A699]*[.A699]) + (1 - [.A699]) * (1 - [.A699])" office:value-type="float" office:value="3.25805696478983" calcext:value-type="float">
            <text:p>3.25805696478983</text:p>
          </table:table-cell>
          <table:table-cell table:formula="of:= 100 * ([.B700] - [.B699]*[.B699]) * ([.B700] - [.B699]*[.B699]) + (1 - [.B699]) * (1 - [.B699])" office:value-type="float" office:value="0.878524164707627" calcext:value-type="float">
            <text:p>0.878524164707627</text:p>
          </table:table-cell>
          <table:table-cell table:formula="of:=[.A699]*[.A699]" office:value-type="float" office:value="0.0937983224728087" calcext:value-type="float">
            <text:p>0.0937983224728087</text:p>
          </table:table-cell>
          <table:table-cell table:formula="of:=[.B699]*[.B699]" office:value-type="float" office:value="0.0937983224728087" calcext:value-type="float">
            <text:p>0.0937983224728087</text:p>
          </table:table-cell>
          <table:table-cell table:formula="of:= [.A699]*[.A699]*[.A699]*[.A699] - 16*[.A699]*[.A699] + 5*[.A699]" office:value-type="float" office:value="-3.02330062401526" calcext:value-type="float">
            <text:p>-3.02330062401526</text:p>
          </table:table-cell>
          <table:table-cell table:formula="of:= [.B699]*[.B699]*[.B699]*[.B699] - 16*[.B699]*[.B699] + 5*[.B699]" office:value-type="float" office:value="0.0393505554828051" calcext:value-type="float">
            <text:p>0.03935055548280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0770068638958" calcext:value-type="float">
            <text:p>-0.030770068638958</text:p>
          </table:table-cell>
          <table:table-cell table:formula="of:=-[.A700]" office:value-type="float" office:value="0.030770068638958" calcext:value-type="float">
            <text:p>0.030770068638958</text:p>
          </table:table-cell>
          <table:table-cell/>
          <table:table-cell table:formula="of:= [.A700] * [.A700] - 10 * COS(2 * PI() * [.A700])" office:value-type="float" office:value="-9.81274434964081" calcext:value-type="float">
            <text:p>-9.81274434964081</text:p>
          </table:table-cell>
          <table:table-cell table:formula="of:= [.B700] * [.B700] - 10 * COS(2 * PI() * [.B700])" office:value-type="float" office:value="-9.81274434964081" calcext:value-type="float">
            <text:p>-9.81274434964081</text:p>
          </table:table-cell>
          <table:table-cell table:formula="of:= 100 * ([.A701] - [.A700]*[.A700]) * ([.A701] - [.A700]*[.A700]) + (1 - [.A700]) * (1 - [.A700])" office:value-type="float" office:value="4.90664304703525" calcext:value-type="float">
            <text:p>4.90664304703525</text:p>
          </table:table-cell>
          <table:table-cell table:formula="of:= 100 * ([.B701] - [.B700]*[.B700]) * ([.B701] - [.B700]*[.B700]) + (1 - [.B700]) * (1 - [.B700])" office:value-type="float" office:value="4.7096677568754" calcext:value-type="float">
            <text:p>4.7096677568754</text:p>
          </table:table-cell>
          <table:table-cell table:formula="of:=[.A700]*[.A700]" office:value-type="float" office:value="0.000946797124046189" calcext:value-type="float">
            <text:p>0.000946797124046189</text:p>
          </table:table-cell>
          <table:table-cell table:formula="of:=[.B700]*[.B700]" office:value-type="float" office:value="0.000946797124046189" calcext:value-type="float">
            <text:p>0.000946797124046189</text:p>
          </table:table-cell>
          <table:table-cell table:formula="of:= [.A700]*[.A700]*[.A700]*[.A700] - 16*[.A700]*[.A700] + 5*[.A700]" office:value-type="float" office:value="-0.168998200754735" calcext:value-type="float">
            <text:p>-0.168998200754735</text:p>
          </table:table-cell>
          <table:table-cell table:formula="of:= [.B700]*[.B700]*[.B700]*[.B700] - 16*[.B700]*[.B700] + 5*[.B700]" office:value-type="float" office:value="0.138702485634845" calcext:value-type="float">
            <text:p>0.13870248563484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5118398987688" calcext:value-type="float">
            <text:p>-0.195118398987688</text:p>
          </table:table-cell>
          <table:table-cell table:formula="of:=-[.A701]" office:value-type="float" office:value="0.195118398987688" calcext:value-type="float">
            <text:p>0.195118398987688</text:p>
          </table:table-cell>
          <table:table-cell/>
          <table:table-cell table:formula="of:= [.A701] * [.A701] - 10 * COS(2 * PI() * [.A701])" office:value-type="float" office:value="-3.34230764978022" calcext:value-type="float">
            <text:p>-3.34230764978022</text:p>
          </table:table-cell>
          <table:table-cell table:formula="of:= [.B701] * [.B701] - 10 * COS(2 * PI() * [.B701])" office:value-type="float" office:value="-3.34230764978022" calcext:value-type="float">
            <text:p>-3.34230764978022</text:p>
          </table:table-cell>
          <table:table-cell table:formula="of:= 100 * ([.A702] - [.A701]*[.A701]) * ([.A702] - [.A701]*[.A701]) + (1 - [.A701]) * (1 - [.A701])" office:value-type="float" office:value="7.54708825969444" calcext:value-type="float">
            <text:p>7.54708825969444</text:p>
          </table:table-cell>
          <table:table-cell table:formula="of:= 100 * ([.B702] - [.B701]*[.B701]) * ([.B702] - [.B701]*[.B701]) + (1 - [.B701]) * (1 - [.B701])" office:value-type="float" office:value="11.1133222866431" calcext:value-type="float">
            <text:p>11.1133222866431</text:p>
          </table:table-cell>
          <table:table-cell table:formula="of:=[.A701]*[.A701]" office:value-type="float" office:value="0.0380711896235187" calcext:value-type="float">
            <text:p>0.0380711896235187</text:p>
          </table:table-cell>
          <table:table-cell table:formula="of:=[.B701]*[.B701]" office:value-type="float" office:value="0.0380711896235187" calcext:value-type="float">
            <text:p>0.0380711896235187</text:p>
          </table:table-cell>
          <table:table-cell table:formula="of:= [.A701]*[.A701]*[.A701]*[.A701] - 16*[.A701]*[.A701] + 5*[.A701]" office:value-type="float" office:value="-1.58328161343539" calcext:value-type="float">
            <text:p>-1.58328161343539</text:p>
          </table:table-cell>
          <table:table-cell table:formula="of:= [.B701]*[.B701]*[.B701]*[.B701] - 16*[.B701]*[.B701] + 5*[.B701]" office:value-type="float" office:value="0.367902376441492" calcext:value-type="float">
            <text:p>0.3679023764414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5432873643003" calcext:value-type="float">
            <text:p>0.285432873643003</text:p>
          </table:table-cell>
          <table:table-cell table:formula="of:=-[.A702]" office:value-type="float" office:value="-0.285432873643003" calcext:value-type="float">
            <text:p>-0.285432873643003</text:p>
          </table:table-cell>
          <table:table-cell/>
          <table:table-cell table:formula="of:= [.A702] * [.A702] - 10 * COS(2 * PI() * [.A702])" office:value-type="float" office:value="2.28943946921355" calcext:value-type="float">
            <text:p>2.28943946921355</text:p>
          </table:table-cell>
          <table:table-cell table:formula="of:= [.B702] * [.B702] - 10 * COS(2 * PI() * [.B702])" office:value-type="float" office:value="2.28943946921355" calcext:value-type="float">
            <text:p>2.28943946921355</text:p>
          </table:table-cell>
          <table:table-cell table:formula="of:= 100 * ([.A703] - [.A702]*[.A702]) * ([.A703] - [.A702]*[.A702]) + (1 - [.A702]) * (1 - [.A702])" office:value-type="float" office:value="1.72073174360012" calcext:value-type="float">
            <text:p>1.72073174360012</text:p>
          </table:table-cell>
          <table:table-cell table:formula="of:= 100 * ([.B703] - [.B702]*[.B702]) * ([.B703] - [.B702]*[.B702]) + (1 - [.B702]) * (1 - [.B702])" office:value-type="float" office:value="9.1024837986983" calcext:value-type="float">
            <text:p>9.1024837986983</text:p>
          </table:table-cell>
          <table:table-cell table:formula="of:=[.A702]*[.A702]" office:value-type="float" office:value="0.0814719253561028" calcext:value-type="float">
            <text:p>0.0814719253561028</text:p>
          </table:table-cell>
          <table:table-cell table:formula="of:=[.B702]*[.B702]" office:value-type="float" office:value="0.0814719253561028" calcext:value-type="float">
            <text:p>0.0814719253561028</text:p>
          </table:table-cell>
          <table:table-cell table:formula="of:= [.A702]*[.A702]*[.A702]*[.A702] - 16*[.A702]*[.A702] + 5*[.A702]" office:value-type="float" office:value="0.130251237138604" calcext:value-type="float">
            <text:p>0.130251237138604</text:p>
          </table:table-cell>
          <table:table-cell table:formula="of:= [.B702]*[.B702]*[.B702]*[.B702] - 16*[.B702]*[.B702] + 5*[.B702]" office:value-type="float" office:value="-2.72407749929143" calcext:value-type="float">
            <text:p>-2.724077499291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1477632732131" calcext:value-type="float">
            <text:p>0.191477632732131</text:p>
          </table:table-cell>
          <table:table-cell table:formula="of:=-[.A703]" office:value-type="float" office:value="-0.191477632732131" calcext:value-type="float">
            <text:p>-0.191477632732131</text:p>
          </table:table-cell>
          <table:table-cell/>
          <table:table-cell table:formula="of:= [.A703] * [.A703] - 10 * COS(2 * PI() * [.A703])" office:value-type="float" office:value="-3.55810174495386" calcext:value-type="float">
            <text:p>-3.55810174495386</text:p>
          </table:table-cell>
          <table:table-cell table:formula="of:= [.B703] * [.B703] - 10 * COS(2 * PI() * [.B703])" office:value-type="float" office:value="-3.55810174495386" calcext:value-type="float">
            <text:p>-3.55810174495386</text:p>
          </table:table-cell>
          <table:table-cell table:formula="of:= 100 * ([.A704] - [.A703]*[.A703]) * ([.A704] - [.A703]*[.A703]) + (1 - [.A703]) * (1 - [.A703])" office:value-type="float" office:value="5.61295425838811" calcext:value-type="float">
            <text:p>5.61295425838811</text:p>
          </table:table-cell>
          <table:table-cell table:formula="of:= 100 * ([.B704] - [.B703]*[.B703]) * ([.B704] - [.B703]*[.B703]) + (1 - [.B703]) * (1 - [.B703])" office:value-type="float" office:value="10.1824627944115" calcext:value-type="float">
            <text:p>10.1824627944115</text:p>
          </table:table-cell>
          <table:table-cell table:formula="of:=[.A703]*[.A703]" office:value-type="float" office:value="0.0366636838367007" calcext:value-type="float">
            <text:p>0.0366636838367007</text:p>
          </table:table-cell>
          <table:table-cell table:formula="of:=[.B703]*[.B703]" office:value-type="float" office:value="0.0366636838367007" calcext:value-type="float">
            <text:p>0.0366636838367007</text:p>
          </table:table-cell>
          <table:table-cell table:formula="of:= [.A703]*[.A703]*[.A703]*[.A703] - 16*[.A703]*[.A703] + 5*[.A703]" office:value-type="float" office:value="0.37211344798592" calcext:value-type="float">
            <text:p>0.37211344798592</text:p>
          </table:table-cell>
          <table:table-cell table:formula="of:= [.B703]*[.B703]*[.B703]*[.B703] - 16*[.B703]*[.B703] + 5*[.B703]" office:value-type="float" office:value="-1.54266287933539" calcext:value-type="float">
            <text:p>-1.542662879335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9357326314785" calcext:value-type="float">
            <text:p>0.259357326314785</text:p>
          </table:table-cell>
          <table:table-cell table:formula="of:=-[.A704]" office:value-type="float" office:value="-0.259357326314785" calcext:value-type="float">
            <text:p>-0.259357326314785</text:p>
          </table:table-cell>
          <table:table-cell/>
          <table:table-cell table:formula="of:= [.A704] * [.A704] - 10 * COS(2 * PI() * [.A704])" office:value-type="float" office:value="0.654865711193358" calcext:value-type="float">
            <text:p>0.654865711193358</text:p>
          </table:table-cell>
          <table:table-cell table:formula="of:= [.B704] * [.B704] - 10 * COS(2 * PI() * [.B704])" office:value-type="float" office:value="0.654865711193358" calcext:value-type="float">
            <text:p>0.654865711193358</text:p>
          </table:table-cell>
          <table:table-cell table:formula="of:= 100 * ([.A705] - [.A704]*[.A704]) * ([.A705] - [.A704]*[.A704]) + (1 - [.A704]) * (1 - [.A704])" office:value-type="float" office:value="10.830981329429" calcext:value-type="float">
            <text:p>10.830981329429</text:p>
          </table:table-cell>
          <table:table-cell table:formula="of:= 100 * ([.B705] - [.B704]*[.B704]) * ([.B705] - [.B704]*[.B704]) + (1 - [.B704]) * (1 - [.B704])" office:value-type="float" office:value="5.05041239433773" calcext:value-type="float">
            <text:p>5.05041239433773</text:p>
          </table:table-cell>
          <table:table-cell table:formula="of:=[.A704]*[.A704]" office:value-type="float" office:value="0.0672662227131537" calcext:value-type="float">
            <text:p>0.0672662227131537</text:p>
          </table:table-cell>
          <table:table-cell table:formula="of:=[.B704]*[.B704]" office:value-type="float" office:value="0.0672662227131537" calcext:value-type="float">
            <text:p>0.0672662227131537</text:p>
          </table:table-cell>
          <table:table-cell table:formula="of:= [.A704]*[.A704]*[.A704]*[.A704] - 16*[.A704]*[.A704] + 5*[.A704]" office:value-type="float" office:value="0.22505181288156" calcext:value-type="float">
            <text:p>0.22505181288156</text:p>
          </table:table-cell>
          <table:table-cell table:formula="of:= [.B704]*[.B704]*[.B704]*[.B704] - 16*[.B704]*[.B704] + 5*[.B704]" office:value-type="float" office:value="-2.36852145026629" calcext:value-type="float">
            <text:p>-2.368521450266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339605694171" calcext:value-type="float">
            <text:p>-0.25339605694171</text:p>
          </table:table-cell>
          <table:table-cell table:formula="of:=-[.A705]" office:value-type="float" office:value="0.25339605694171" calcext:value-type="float">
            <text:p>0.25339605694171</text:p>
          </table:table-cell>
          <table:table-cell/>
          <table:table-cell table:formula="of:= [.A705] * [.A705] - 10 * COS(2 * PI() * [.A705])" office:value-type="float" office:value="0.277573920351868" calcext:value-type="float">
            <text:p>0.277573920351868</text:p>
          </table:table-cell>
          <table:table-cell table:formula="of:= [.B705] * [.B705] - 10 * COS(2 * PI() * [.B705])" office:value-type="float" office:value="0.277573920351868" calcext:value-type="float">
            <text:p>0.277573920351868</text:p>
          </table:table-cell>
          <table:table-cell table:formula="of:= 100 * ([.A706] - [.A705]*[.A705]) * ([.A706] - [.A705]*[.A705]) + (1 - [.A705]) * (1 - [.A705])" office:value-type="float" office:value="5.0387341608079" calcext:value-type="float">
            <text:p>5.0387341608079</text:p>
          </table:table-cell>
          <table:table-cell table:formula="of:= 100 * ([.B706] - [.B705]*[.B705]) * ([.B706] - [.B705]*[.B705]) + (1 - [.B705]) * (1 - [.B705])" office:value-type="float" office:value="10.4571000241703" calcext:value-type="float">
            <text:p>10.4571000241703</text:p>
          </table:table-cell>
          <table:table-cell table:formula="of:=[.A705]*[.A705]" office:value-type="float" office:value="0.0642095616736065" calcext:value-type="float">
            <text:p>0.0642095616736065</text:p>
          </table:table-cell>
          <table:table-cell table:formula="of:=[.B705]*[.B705]" office:value-type="float" office:value="0.0642095616736065" calcext:value-type="float">
            <text:p>0.0642095616736065</text:p>
          </table:table-cell>
          <table:table-cell table:formula="of:= [.A705]*[.A705]*[.A705]*[.A705] - 16*[.A705]*[.A705] + 5*[.A705]" office:value-type="float" office:value="-2.29021040367594" calcext:value-type="float">
            <text:p>-2.29021040367594</text:p>
          </table:table-cell>
          <table:table-cell table:formula="of:= [.B705]*[.B705]*[.B705]*[.B705] - 16*[.B705]*[.B705] + 5*[.B705]" office:value-type="float" office:value="0.243750165741164" calcext:value-type="float">
            <text:p>0.2437501657411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0428048544563" calcext:value-type="float">
            <text:p>0.250428048544563</text:p>
          </table:table-cell>
          <table:table-cell table:formula="of:=-[.A706]" office:value-type="float" office:value="-0.250428048544563" calcext:value-type="float">
            <text:p>-0.250428048544563</text:p>
          </table:table-cell>
          <table:table-cell/>
          <table:table-cell table:formula="of:= [.A706] * [.A706] - 10 * COS(2 * PI() * [.A706])" office:value-type="float" office:value="0.0896092583333883" calcext:value-type="float">
            <text:p>0.0896092583333883</text:p>
          </table:table-cell>
          <table:table-cell table:formula="of:= [.B706] * [.B706] - 10 * COS(2 * PI() * [.B706])" office:value-type="float" office:value="0.0896092583333883" calcext:value-type="float">
            <text:p>0.0896092583333883</text:p>
          </table:table-cell>
          <table:table-cell table:formula="of:= 100 * ([.A707] - [.A706]*[.A706]) * ([.A707] - [.A706]*[.A706]) + (1 - [.A706]) * (1 - [.A706])" office:value-type="float" office:value="29.9075879862251" calcext:value-type="float">
            <text:p>29.9075879862251</text:p>
          </table:table-cell>
          <table:table-cell table:formula="of:= 100 * ([.B707] - [.B706]*[.B706]) * ([.B707] - [.B706]*[.B706]) + (1 - [.B706]) * (1 - [.B706])" office:value-type="float" office:value="18.8931881880384" calcext:value-type="float">
            <text:p>18.8931881880384</text:p>
          </table:table-cell>
          <table:table-cell table:formula="of:=[.A706]*[.A706]" office:value-type="float" office:value="0.0627142074978382" calcext:value-type="float">
            <text:p>0.0627142074978382</text:p>
          </table:table-cell>
          <table:table-cell table:formula="of:=[.B706]*[.B706]" office:value-type="float" office:value="0.0627142074978382" calcext:value-type="float">
            <text:p>0.0627142074978382</text:p>
          </table:table-cell>
          <table:table-cell table:formula="of:= [.A706]*[.A706]*[.A706]*[.A706] - 16*[.A706]*[.A706] + 5*[.A706]" office:value-type="float" office:value="0.252645994579488" calcext:value-type="float">
            <text:p>0.252645994579488</text:p>
          </table:table-cell>
          <table:table-cell table:formula="of:= [.B706]*[.B706]*[.B706]*[.B706] - 16*[.B706]*[.B706] + 5*[.B706]" office:value-type="float" office:value="-2.25163449086615" calcext:value-type="float">
            <text:p>-2.251634490866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9002783889882" calcext:value-type="float">
            <text:p>-0.479002783889882</text:p>
          </table:table-cell>
          <table:table-cell table:formula="of:=-[.A707]" office:value-type="float" office:value="0.479002783889882" calcext:value-type="float">
            <text:p>0.479002783889882</text:p>
          </table:table-cell>
          <table:table-cell/>
          <table:table-cell table:formula="of:= [.A707] * [.A707] - 10 * COS(2 * PI() * [.A707])" office:value-type="float" office:value="10.1425429889906" calcext:value-type="float">
            <text:p>10.1425429889906</text:p>
          </table:table-cell>
          <table:table-cell table:formula="of:= [.B707] * [.B707] - 10 * COS(2 * PI() * [.B707])" office:value-type="float" office:value="10.1425429889906" calcext:value-type="float">
            <text:p>10.1425429889906</text:p>
          </table:table-cell>
          <table:table-cell table:formula="of:= 100 * ([.A708] - [.A707]*[.A707]) * ([.A708] - [.A707]*[.A707]) + (1 - [.A707]) * (1 - [.A707])" office:value-type="float" office:value="2.18922376150019" calcext:value-type="float">
            <text:p>2.18922376150019</text:p>
          </table:table-cell>
          <table:table-cell table:formula="of:= 100 * ([.B708] - [.B707]*[.B707]) * ([.B708] - [.B707]*[.B707]) + (1 - [.B707]) * (1 - [.B707])" office:value-type="float" office:value="20.9443573614473" calcext:value-type="float">
            <text:p>20.9443573614473</text:p>
          </table:table-cell>
          <table:table-cell table:formula="of:=[.A707]*[.A707]" office:value-type="float" office:value="0.229443666974257" calcext:value-type="float">
            <text:p>0.229443666974257</text:p>
          </table:table-cell>
          <table:table-cell table:formula="of:=[.B707]*[.B707]" office:value-type="float" office:value="0.229443666974257" calcext:value-type="float">
            <text:p>0.229443666974257</text:p>
          </table:table-cell>
          <table:table-cell table:formula="of:= [.A707]*[.A707]*[.A707]*[.A707] - 16*[.A707]*[.A707] + 5*[.A707]" office:value-type="float" office:value="-6.01346819472293" calcext:value-type="float">
            <text:p>-6.01346819472293</text:p>
          </table:table-cell>
          <table:table-cell table:formula="of:= [.B707]*[.B707]*[.B707]*[.B707] - 16*[.B707]*[.B707] + 5*[.B707]" office:value-type="float" office:value="-1.22344035582411" calcext:value-type="float">
            <text:p>-1.223440355824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5231153774075" calcext:value-type="float">
            <text:p>0.225231153774075</text:p>
          </table:table-cell>
          <table:table-cell table:formula="of:=-[.A708]" office:value-type="float" office:value="-0.225231153774075" calcext:value-type="float">
            <text:p>-0.225231153774075</text:p>
          </table:table-cell>
          <table:table-cell/>
          <table:table-cell table:formula="of:= [.A708] * [.A708] - 10 * COS(2 * PI() * [.A708])" office:value-type="float" office:value="-1.49926892524566" calcext:value-type="float">
            <text:p>-1.49926892524566</text:p>
          </table:table-cell>
          <table:table-cell table:formula="of:= [.B708] * [.B708] - 10 * COS(2 * PI() * [.B708])" office:value-type="float" office:value="-1.49926892524566" calcext:value-type="float">
            <text:p>-1.49926892524566</text:p>
          </table:table-cell>
          <table:table-cell table:formula="of:= 100 * ([.A709] - [.A708]*[.A708]) * ([.A709] - [.A708]*[.A708]) + (1 - [.A708]) * (1 - [.A708])" office:value-type="float" office:value="1.22268596429203" calcext:value-type="float">
            <text:p>1.22268596429203</text:p>
          </table:table-cell>
          <table:table-cell table:formula="of:= 100 * ([.B709] - [.B708]*[.B708]) * ([.B709] - [.B708]*[.B708]) + (1 - [.B708]) * (1 - [.B708])" office:value-type="float" office:value="4.75386472377198" calcext:value-type="float">
            <text:p>4.75386472377198</text:p>
          </table:table-cell>
          <table:table-cell table:formula="of:=[.A708]*[.A708]" office:value-type="float" office:value="0.0507290726304011" calcext:value-type="float">
            <text:p>0.0507290726304011</text:p>
          </table:table-cell>
          <table:table-cell table:formula="of:=[.B708]*[.B708]" office:value-type="float" office:value="0.0507290726304011" calcext:value-type="float">
            <text:p>0.0507290726304011</text:p>
          </table:table-cell>
          <table:table-cell table:formula="of:= [.A708]*[.A708]*[.A708]*[.A708] - 16*[.A708]*[.A708] + 5*[.A708]" office:value-type="float" office:value="0.317064045593899" calcext:value-type="float">
            <text:p>0.317064045593899</text:p>
          </table:table-cell>
          <table:table-cell table:formula="of:= [.B708]*[.B708]*[.B708]*[.B708] - 16*[.B708]*[.B708] + 5*[.B708]" office:value-type="float" office:value="-1.93524749214685" calcext:value-type="float">
            <text:p>-1.935247492146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9622621112503" calcext:value-type="float">
            <text:p>0.129622621112503</text:p>
          </table:table-cell>
          <table:table-cell table:formula="of:=-[.A709]" office:value-type="float" office:value="-0.129622621112503" calcext:value-type="float">
            <text:p>-0.129622621112503</text:p>
          </table:table-cell>
          <table:table-cell/>
          <table:table-cell table:formula="of:= [.A709] * [.A709] - 10 * COS(2 * PI() * [.A709])" office:value-type="float" office:value="-6.84593465301766" calcext:value-type="float">
            <text:p>-6.84593465301766</text:p>
          </table:table-cell>
          <table:table-cell table:formula="of:= [.B709] * [.B709] - 10 * COS(2 * PI() * [.B709])" office:value-type="float" office:value="-6.84593465301766" calcext:value-type="float">
            <text:p>-6.84593465301766</text:p>
          </table:table-cell>
          <table:table-cell table:formula="of:= 100 * ([.A710] - [.A709]*[.A709]) * ([.A710] - [.A709]*[.A709]) + (1 - [.A709]) * (1 - [.A709])" office:value-type="float" office:value="4.3958275595288" calcext:value-type="float">
            <text:p>4.3958275595288</text:p>
          </table:table-cell>
          <table:table-cell table:formula="of:= 100 * ([.B710] - [.B709]*[.B709]) * ([.B710] - [.B709]*[.B709]) + (1 - [.B709]) * (1 - [.B709])" office:value-type="float" office:value="6.30918537872208" calcext:value-type="float">
            <text:p>6.30918537872208</text:p>
          </table:table-cell>
          <table:table-cell table:formula="of:=[.A709]*[.A709]" office:value-type="float" office:value="0.0168020239040755" calcext:value-type="float">
            <text:p>0.0168020239040755</text:p>
          </table:table-cell>
          <table:table-cell table:formula="of:=[.B709]*[.B709]" office:value-type="float" office:value="0.0168020239040755" calcext:value-type="float">
            <text:p>0.0168020239040755</text:p>
          </table:table-cell>
          <table:table-cell table:formula="of:= [.A709]*[.A709]*[.A709]*[.A709] - 16*[.A709]*[.A709] + 5*[.A709]" office:value-type="float" office:value="0.37956303110458" calcext:value-type="float">
            <text:p>0.37956303110458</text:p>
          </table:table-cell>
          <table:table-cell table:formula="of:= [.B709]*[.B709]*[.B709]*[.B709] - 16*[.B709]*[.B709] + 5*[.B709]" office:value-type="float" office:value="-0.916663180020451" calcext:value-type="float">
            <text:p>-0.9166631800204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7544540870003" calcext:value-type="float">
            <text:p>0.207544540870003</text:p>
          </table:table-cell>
          <table:table-cell table:formula="of:=-[.A710]" office:value-type="float" office:value="-0.207544540870003" calcext:value-type="float">
            <text:p>-0.207544540870003</text:p>
          </table:table-cell>
          <table:table-cell/>
          <table:table-cell table:formula="of:= [.A710] * [.A710] - 10 * COS(2 * PI() * [.A710])" office:value-type="float" office:value="-2.59295626360177" calcext:value-type="float">
            <text:p>-2.59295626360177</text:p>
          </table:table-cell>
          <table:table-cell table:formula="of:= [.B710] * [.B710] - 10 * COS(2 * PI() * [.B710])" office:value-type="float" office:value="-2.59295626360177" calcext:value-type="float">
            <text:p>-2.59295626360177</text:p>
          </table:table-cell>
          <table:table-cell table:formula="of:= 100 * ([.A711] - [.A710]*[.A710]) * ([.A711] - [.A710]*[.A710]) + (1 - [.A710]) * (1 - [.A710])" office:value-type="float" office:value="2.50530160993708" calcext:value-type="float">
            <text:p>2.50530160993708</text:p>
          </table:table-cell>
          <table:table-cell table:formula="of:= 100 * ([.B711] - [.B710]*[.B710]) * ([.B711] - [.B710]*[.B710]) + (1 - [.B710]) * (1 - [.B710])" office:value-type="float" office:value="6.43841004843874" calcext:value-type="float">
            <text:p>6.43841004843874</text:p>
          </table:table-cell>
          <table:table-cell table:formula="of:=[.A710]*[.A710]" office:value-type="float" office:value="0.0430747364449405" calcext:value-type="float">
            <text:p>0.0430747364449405</text:p>
          </table:table-cell>
          <table:table-cell table:formula="of:=[.B710]*[.B710]" office:value-type="float" office:value="0.0430747364449405" calcext:value-type="float">
            <text:p>0.0430747364449405</text:p>
          </table:table-cell>
          <table:table-cell table:formula="of:= [.A710]*[.A710]*[.A710]*[.A710] - 16*[.A710]*[.A710] + 5*[.A710]" office:value-type="float" office:value="0.35038235415077" calcext:value-type="float">
            <text:p>0.35038235415077</text:p>
          </table:table-cell>
          <table:table-cell table:formula="of:= [.B710]*[.B710]*[.B710]*[.B710] - 16*[.B710]*[.B710] + 5*[.B710]" office:value-type="float" office:value="-1.72506305454926" calcext:value-type="float">
            <text:p>-1.725063054549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0089916451834" calcext:value-type="float">
            <text:p>0.180089916451834</text:p>
          </table:table-cell>
          <table:table-cell table:formula="of:=-[.A711]" office:value-type="float" office:value="-0.180089916451834" calcext:value-type="float">
            <text:p>-0.180089916451834</text:p>
          </table:table-cell>
          <table:table-cell/>
          <table:table-cell table:formula="of:= [.A711] * [.A711] - 10 * COS(2 * PI() * [.A711])" office:value-type="float" office:value="-4.22024793184973" calcext:value-type="float">
            <text:p>-4.22024793184973</text:p>
          </table:table-cell>
          <table:table-cell table:formula="of:= [.B711] * [.B711] - 10 * COS(2 * PI() * [.B711])" office:value-type="float" office:value="-4.22024793184973" calcext:value-type="float">
            <text:p>-4.22024793184973</text:p>
          </table:table-cell>
          <table:table-cell table:formula="of:= 100 * ([.A712] - [.A711]*[.A711]) * ([.A712] - [.A711]*[.A711]) + (1 - [.A711]) * (1 - [.A711])" office:value-type="float" office:value="0.700951667363167" calcext:value-type="float">
            <text:p>0.700951667363167</text:p>
          </table:table-cell>
          <table:table-cell table:formula="of:= 100 * ([.B712] - [.B711]*[.B711]) * ([.B712] - [.B711]*[.B711]) + (1 - [.B711]) * (1 - [.B711])" office:value-type="float" office:value="2.06182736052201" calcext:value-type="float">
            <text:p>2.06182736052201</text:p>
          </table:table-cell>
          <table:table-cell table:formula="of:=[.A711]*[.A711]" office:value-type="float" office:value="0.0324323780076286" calcext:value-type="float">
            <text:p>0.0324323780076286</text:p>
          </table:table-cell>
          <table:table-cell table:formula="of:=[.B711]*[.B711]" office:value-type="float" office:value="0.0324323780076286" calcext:value-type="float">
            <text:p>0.0324323780076286</text:p>
          </table:table-cell>
          <table:table-cell table:formula="of:= [.A711]*[.A711]*[.A711]*[.A711] - 16*[.A711]*[.A711] + 5*[.A711]" office:value-type="float" office:value="0.382583393280343" calcext:value-type="float">
            <text:p>0.382583393280343</text:p>
          </table:table-cell>
          <table:table-cell table:formula="of:= [.B711]*[.B711]*[.B711]*[.B711] - 16*[.B711]*[.B711] + 5*[.B711]" office:value-type="float" office:value="-1.418315771238" calcext:value-type="float">
            <text:p>-1.4183157712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93731932947412" calcext:value-type="float">
            <text:p>0.0493731932947412</text:p>
          </table:table-cell>
          <table:table-cell table:formula="of:=-[.A712]" office:value-type="float" office:value="-0.0493731932947412" calcext:value-type="float">
            <text:p>-0.0493731932947412</text:p>
          </table:table-cell>
          <table:table-cell/>
          <table:table-cell table:formula="of:= [.A712] * [.A712] - 10 * COS(2 * PI() * [.A712])" office:value-type="float" office:value="-9.52022381053532" calcext:value-type="float">
            <text:p>-9.52022381053532</text:p>
          </table:table-cell>
          <table:table-cell table:formula="of:= [.B712] * [.B712] - 10 * COS(2 * PI() * [.B712])" office:value-type="float" office:value="-9.52022381053532" calcext:value-type="float">
            <text:p>-9.52022381053532</text:p>
          </table:table-cell>
          <table:table-cell table:formula="of:= 100 * ([.A713] - [.A712]*[.A712]) * ([.A713] - [.A712]*[.A712]) + (1 - [.A712]) * (1 - [.A712])" office:value-type="float" office:value="23.6118388726825" calcext:value-type="float">
            <text:p>23.6118388726825</text:p>
          </table:table-cell>
          <table:table-cell table:formula="of:= 100 * ([.B713] - [.B712]*[.B712]) * ([.B713] - [.B712]*[.B712]) + (1 - [.B712]) * (1 - [.B712])" office:value-type="float" office:value="24.2763664723747" calcext:value-type="float">
            <text:p>24.2763664723747</text:p>
          </table:table-cell>
          <table:table-cell table:formula="of:=[.A712]*[.A712]" office:value-type="float" office:value="0.00243771221611988" calcext:value-type="float">
            <text:p>0.00243771221611988</text:p>
          </table:table-cell>
          <table:table-cell table:formula="of:=[.B712]*[.B712]" office:value-type="float" office:value="0.00243771221611988" calcext:value-type="float">
            <text:p>0.00243771221611988</text:p>
          </table:table-cell>
          <table:table-cell table:formula="of:= [.A712]*[.A712]*[.A712]*[.A712] - 16*[.A712]*[.A712] + 5*[.A712]" office:value-type="float" office:value="0.207868513456637" calcext:value-type="float">
            <text:p>0.207868513456637</text:p>
          </table:table-cell>
          <table:table-cell table:formula="of:= [.B712]*[.B712]*[.B712]*[.B712] - 16*[.B712]*[.B712] + 5*[.B712]" office:value-type="float" office:value="-0.285863419490776" calcext:value-type="float">
            <text:p>-0.2858634194907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8968378040008" calcext:value-type="float">
            <text:p>0.478968378040008</text:p>
          </table:table-cell>
          <table:table-cell table:formula="of:=-[.A713]" office:value-type="float" office:value="-0.478968378040008" calcext:value-type="float">
            <text:p>-0.478968378040008</text:p>
          </table:table-cell>
          <table:table-cell/>
          <table:table-cell table:formula="of:= [.A713] * [.A713] - 10 * COS(2 * PI() * [.A713])" office:value-type="float" office:value="10.1422254213957" calcext:value-type="float">
            <text:p>10.1422254213957</text:p>
          </table:table-cell>
          <table:table-cell table:formula="of:= [.B713] * [.B713] - 10 * COS(2 * PI() * [.B713])" office:value-type="float" office:value="10.1422254213957" calcext:value-type="float">
            <text:p>10.1422254213957</text:p>
          </table:table-cell>
          <table:table-cell table:formula="of:= 100 * ([.A714] - [.A713]*[.A713]) * ([.A714] - [.A713]*[.A713]) + (1 - [.A713]) * (1 - [.A713])" office:value-type="float" office:value="0.422891421202441" calcext:value-type="float">
            <text:p>0.422891421202441</text:p>
          </table:table-cell>
          <table:table-cell table:formula="of:= 100 * ([.B714] - [.B713]*[.B713]) * ([.B714] - [.B713]*[.B713]) + (1 - [.B713]) * (1 - [.B713])" office:value-type="float" office:value="26.9612422347276" calcext:value-type="float">
            <text:p>26.9612422347276</text:p>
          </table:table-cell>
          <table:table-cell table:formula="of:=[.A713]*[.A713]" office:value-type="float" office:value="0.229410707162276" calcext:value-type="float">
            <text:p>0.229410707162276</text:p>
          </table:table-cell>
          <table:table-cell table:formula="of:=[.B713]*[.B713]" office:value-type="float" office:value="0.229410707162276" calcext:value-type="float">
            <text:p>0.229410707162276</text:p>
          </table:table-cell>
          <table:table-cell table:formula="of:= [.A713]*[.A713]*[.A713]*[.A713] - 16*[.A713]*[.A713] + 5*[.A713]" office:value-type="float" office:value="-1.22310015183568" calcext:value-type="float">
            <text:p>-1.22310015183568</text:p>
          </table:table-cell>
          <table:table-cell table:formula="of:= [.B713]*[.B713]*[.B713]*[.B713] - 16*[.B713]*[.B713] + 5*[.B713]" office:value-type="float" office:value="-6.01278393223577" calcext:value-type="float">
            <text:p>-6.012783932235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8323104945011" calcext:value-type="float">
            <text:p>0.268323104945011</text:p>
          </table:table-cell>
          <table:table-cell table:formula="of:=-[.A714]" office:value-type="float" office:value="-0.268323104945011" calcext:value-type="float">
            <text:p>-0.268323104945011</text:p>
          </table:table-cell>
          <table:table-cell/>
          <table:table-cell table:formula="of:= [.A714] * [.A714] - 10 * COS(2 * PI() * [.A714])" office:value-type="float" office:value="1.22073038172605" calcext:value-type="float">
            <text:p>1.22073038172605</text:p>
          </table:table-cell>
          <table:table-cell table:formula="of:= [.B714] * [.B714] - 10 * COS(2 * PI() * [.B714])" office:value-type="float" office:value="1.22073038172605" calcext:value-type="float">
            <text:p>1.22073038172605</text:p>
          </table:table-cell>
          <table:table-cell table:formula="of:= 100 * ([.A715] - [.A714]*[.A714]) * ([.A715] - [.A714]*[.A714]) + (1 - [.A714]) * (1 - [.A714])" office:value-type="float" office:value="7.21402693404826" calcext:value-type="float">
            <text:p>7.21402693404826</text:p>
          </table:table-cell>
          <table:table-cell table:formula="of:= 100 * ([.B715] - [.B714]*[.B714]) * ([.B715] - [.B714]*[.B714]) + (1 - [.B714]) * (1 - [.B714])" office:value-type="float" office:value="17.803305554444" calcext:value-type="float">
            <text:p>17.803305554444</text:p>
          </table:table-cell>
          <table:table-cell table:formula="of:=[.A714]*[.A714]" office:value-type="float" office:value="0.0719972886473316" calcext:value-type="float">
            <text:p>0.0719972886473316</text:p>
          </table:table-cell>
          <table:table-cell table:formula="of:=[.B714]*[.B714]" office:value-type="float" office:value="0.0719972886473316" calcext:value-type="float">
            <text:p>0.0719972886473316</text:p>
          </table:table-cell>
          <table:table-cell table:formula="of:= [.A714]*[.A714]*[.A714]*[.A714] - 16*[.A714]*[.A714] + 5*[.A714]" office:value-type="float" office:value="0.194842515940318" calcext:value-type="float">
            <text:p>0.194842515940318</text:p>
          </table:table-cell>
          <table:table-cell table:formula="of:= [.B714]*[.B714]*[.B714]*[.B714] - 16*[.B714]*[.B714] + 5*[.B714]" office:value-type="float" office:value="-2.4883885335098" calcext:value-type="float">
            <text:p>-2.48838853350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0428630695678" calcext:value-type="float">
            <text:p>0.330428630695678</text:p>
          </table:table-cell>
          <table:table-cell table:formula="of:=-[.A715]" office:value-type="float" office:value="-0.330428630695678" calcext:value-type="float">
            <text:p>-0.330428630695678</text:p>
          </table:table-cell>
          <table:table-cell/>
          <table:table-cell table:formula="of:= [.A715] * [.A715] - 10 * COS(2 * PI() * [.A715])" office:value-type="float" office:value="4.95030271568393" calcext:value-type="float">
            <text:p>4.95030271568393</text:p>
          </table:table-cell>
          <table:table-cell table:formula="of:= [.B715] * [.B715] - 10 * COS(2 * PI() * [.B715])" office:value-type="float" office:value="4.95030271568393" calcext:value-type="float">
            <text:p>4.95030271568393</text:p>
          </table:table-cell>
          <table:table-cell table:formula="of:= 100 * ([.A716] - [.A715]*[.A715]) * ([.A716] - [.A715]*[.A715]) + (1 - [.A715]) * (1 - [.A715])" office:value-type="float" office:value="0.562169315220843" calcext:value-type="float">
            <text:p>0.562169315220843</text:p>
          </table:table-cell>
          <table:table-cell table:formula="of:= 100 * ([.B716] - [.B715]*[.B715]) * ([.B716] - [.B715]*[.B715]) + (1 - [.B715]) * (1 - [.B715])" office:value-type="float" office:value="5.17869631714763" calcext:value-type="float">
            <text:p>5.17869631714763</text:p>
          </table:table-cell>
          <table:table-cell table:formula="of:=[.A715]*[.A715]" office:value-type="float" office:value="0.109183079983421" calcext:value-type="float">
            <text:p>0.109183079983421</text:p>
          </table:table-cell>
          <table:table-cell table:formula="of:=[.B715]*[.B715]" office:value-type="float" office:value="0.109183079983421" calcext:value-type="float">
            <text:p>0.109183079983421</text:p>
          </table:table-cell>
          <table:table-cell table:formula="of:= [.A715]*[.A715]*[.A715]*[.A715] - 16*[.A715]*[.A715] + 5*[.A715]" office:value-type="float" office:value="-0.0828651813016779" calcext:value-type="float">
            <text:p>-0.0828651813016779</text:p>
          </table:table-cell>
          <table:table-cell table:formula="of:= [.B715]*[.B715]*[.B715]*[.B715] - 16*[.B715]*[.B715] + 5*[.B715]" office:value-type="float" office:value="-3.38715148825846" calcext:value-type="float">
            <text:p>-3.387151488258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754423780599609" calcext:value-type="float">
            <text:p>0.0754423780599609</text:p>
          </table:table-cell>
          <table:table-cell table:formula="of:=-[.A716]" office:value-type="float" office:value="-0.0754423780599609" calcext:value-type="float">
            <text:p>-0.0754423780599609</text:p>
          </table:table-cell>
          <table:table-cell/>
          <table:table-cell table:formula="of:= [.A716] * [.A716] - 10 * COS(2 * PI() * [.A716])" office:value-type="float" office:value="-8.89172042414509" calcext:value-type="float">
            <text:p>-8.89172042414509</text:p>
          </table:table-cell>
          <table:table-cell table:formula="of:= [.B716] * [.B716] - 10 * COS(2 * PI() * [.B716])" office:value-type="float" office:value="-8.89172042414509" calcext:value-type="float">
            <text:p>-8.89172042414509</text:p>
          </table:table-cell>
          <table:table-cell table:formula="of:= 100 * ([.A717] - [.A716]*[.A716]) * ([.A717] - [.A716]*[.A716]) + (1 - [.A716]) * (1 - [.A716])" office:value-type="float" office:value="5.31477301301073" calcext:value-type="float">
            <text:p>5.31477301301073</text:p>
          </table:table-cell>
          <table:table-cell table:formula="of:= 100 * ([.B717] - [.B716]*[.B716]) * ([.B717] - [.B716]*[.B716]) + (1 - [.B716]) * (1 - [.B716])" office:value-type="float" office:value="5.1487088273541" calcext:value-type="float">
            <text:p>5.1487088273541</text:p>
          </table:table-cell>
          <table:table-cell table:formula="of:=[.A716]*[.A716]" office:value-type="float" office:value="0.00569155240734207" calcext:value-type="float">
            <text:p>0.00569155240734207</text:p>
          </table:table-cell>
          <table:table-cell table:formula="of:=[.B716]*[.B716]" office:value-type="float" office:value="0.00569155240734207" calcext:value-type="float">
            <text:p>0.00569155240734207</text:p>
          </table:table-cell>
          <table:table-cell table:formula="of:= [.A716]*[.A716]*[.A716]*[.A716] - 16*[.A716]*[.A716] + 5*[.A716]" office:value-type="float" office:value="0.286179445551137" calcext:value-type="float">
            <text:p>0.286179445551137</text:p>
          </table:table-cell>
          <table:table-cell table:formula="of:= [.B716]*[.B716]*[.B716]*[.B716] - 16*[.B716]*[.B716] + 5*[.B716]" office:value-type="float" office:value="-0.468244335048472" calcext:value-type="float">
            <text:p>-0.4682443350484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05494768568315" calcext:value-type="float">
            <text:p>-0.205494768568315</text:p>
          </table:table-cell>
          <table:table-cell table:formula="of:=-[.A717]" office:value-type="float" office:value="0.205494768568315" calcext:value-type="float">
            <text:p>0.205494768568315</text:p>
          </table:table-cell>
          <table:table-cell/>
          <table:table-cell table:formula="of:= [.A717] * [.A717] - 10 * COS(2 * PI() * [.A717])" office:value-type="float" office:value="-2.7178166606875" calcext:value-type="float">
            <text:p>-2.7178166606875</text:p>
          </table:table-cell>
          <table:table-cell table:formula="of:= [.B717] * [.B717] - 10 * COS(2 * PI() * [.B717])" office:value-type="float" office:value="-2.7178166606875" calcext:value-type="float">
            <text:p>-2.7178166606875</text:p>
          </table:table-cell>
          <table:table-cell table:formula="of:= 100 * ([.A718] - [.A717]*[.A717]) * ([.A718] - [.A717]*[.A717]) + (1 - [.A717]) * (1 - [.A717])" office:value-type="float" office:value="12.0891865938329" calcext:value-type="float">
            <text:p>12.0891865938329</text:p>
          </table:table-cell>
          <table:table-cell table:formula="of:= 100 * ([.B718] - [.B717]*[.B717]) * ([.B718] - [.B717]*[.B717]) + (1 - [.B717]) * (1 - [.B717])" office:value-type="float" office:value="17.4892044194995" calcext:value-type="float">
            <text:p>17.4892044194995</text:p>
          </table:table-cell>
          <table:table-cell table:formula="of:=[.A717]*[.A717]" office:value-type="float" office:value="0.0422280999089452" calcext:value-type="float">
            <text:p>0.0422280999089452</text:p>
          </table:table-cell>
          <table:table-cell table:formula="of:=[.B717]*[.B717]" office:value-type="float" office:value="0.0422280999089452" calcext:value-type="float">
            <text:p>0.0422280999089452</text:p>
          </table:table-cell>
          <table:table-cell table:formula="of:= [.A717]*[.A717]*[.A717]*[.A717] - 16*[.A717]*[.A717] + 5*[.A717]" office:value-type="float" office:value="-1.70134022896278" calcext:value-type="float">
            <text:p>-1.70134022896278</text:p>
          </table:table-cell>
          <table:table-cell table:formula="of:= [.B717]*[.B717]*[.B717]*[.B717] - 16*[.B717]*[.B717] + 5*[.B717]" office:value-type="float" office:value="0.35360745672037" calcext:value-type="float">
            <text:p>0.353607456720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8356432882138" calcext:value-type="float">
            <text:p>0.368356432882138</text:p>
          </table:table-cell>
          <table:table-cell table:formula="of:=-[.A718]" office:value-type="float" office:value="-0.368356432882138" calcext:value-type="float">
            <text:p>-0.368356432882138</text:p>
          </table:table-cell>
          <table:table-cell/>
          <table:table-cell table:formula="of:= [.A718] * [.A718] - 10 * COS(2 * PI() * [.A718])" office:value-type="float" office:value="6.90551444925469" calcext:value-type="float">
            <text:p>6.90551444925469</text:p>
          </table:table-cell>
          <table:table-cell table:formula="of:= [.B718] * [.B718] - 10 * COS(2 * PI() * [.B718])" office:value-type="float" office:value="6.90551444925469" calcext:value-type="float">
            <text:p>6.90551444925469</text:p>
          </table:table-cell>
          <table:table-cell table:formula="of:= 100 * ([.A719] - [.A718]*[.A718]) * ([.A719] - [.A718]*[.A718]) + (1 - [.A718]) * (1 - [.A718])" office:value-type="float" office:value="0.810505068020754" calcext:value-type="float">
            <text:p>0.810505068020754</text:p>
          </table:table-cell>
          <table:table-cell table:formula="of:= 100 * ([.B719] - [.B718]*[.B718]) * ([.B719] - [.B718]*[.B718]) + (1 - [.B718]) * (1 - [.B718])" office:value-type="float" office:value="13.1300107670231" calcext:value-type="float">
            <text:p>13.1300107670231</text:p>
          </table:table-cell>
          <table:table-cell table:formula="of:=[.A718]*[.A718]" office:value-type="float" office:value="0.135686461645653" calcext:value-type="float">
            <text:p>0.135686461645653</text:p>
          </table:table-cell>
          <table:table-cell table:formula="of:=[.B718]*[.B718]" office:value-type="float" office:value="0.135686461645653" calcext:value-type="float">
            <text:p>0.135686461645653</text:p>
          </table:table-cell>
          <table:table-cell table:formula="of:= [.A718]*[.A718]*[.A718]*[.A718] - 16*[.A718]*[.A718] + 5*[.A718]" office:value-type="float" office:value="-0.310790406045839" calcext:value-type="float">
            <text:p>-0.310790406045839</text:p>
          </table:table-cell>
          <table:table-cell table:formula="of:= [.B718]*[.B718]*[.B718]*[.B718] - 16*[.B718]*[.B718] + 5*[.B718]" office:value-type="float" office:value="-3.99435473486721" calcext:value-type="float">
            <text:p>-3.994354734867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9837180436589" calcext:value-type="float">
            <text:p>0.199837180436589</text:p>
          </table:table-cell>
          <table:table-cell table:formula="of:=-[.A719]" office:value-type="float" office:value="-0.199837180436589" calcext:value-type="float">
            <text:p>-0.199837180436589</text:p>
          </table:table-cell>
          <table:table-cell/>
          <table:table-cell table:formula="of:= [.A719] * [.A719] - 10 * COS(2 * PI() * [.A719])" office:value-type="float" office:value="-3.05996297688302" calcext:value-type="float">
            <text:p>-3.05996297688302</text:p>
          </table:table-cell>
          <table:table-cell table:formula="of:= [.B719] * [.B719] - 10 * COS(2 * PI() * [.B719])" office:value-type="float" office:value="-3.05996297688302" calcext:value-type="float">
            <text:p>-3.05996297688302</text:p>
          </table:table-cell>
          <table:table-cell table:formula="of:= 100 * ([.A720] - [.A719]*[.A719]) * ([.A720] - [.A719]*[.A719]) + (1 - [.A719]) * (1 - [.A719])" office:value-type="float" office:value="0.774141705232407" calcext:value-type="float">
            <text:p>0.774141705232407</text:p>
          </table:table-cell>
          <table:table-cell table:formula="of:= 100 * ([.B720] - [.B719]*[.B719]) * ([.B720] - [.B719]*[.B719]) + (1 - [.B719]) * (1 - [.B719])" office:value-type="float" office:value="1.62692528849934" calcext:value-type="float">
            <text:p>1.62692528849934</text:p>
          </table:table-cell>
          <table:table-cell table:formula="of:=[.A719]*[.A719]" office:value-type="float" office:value="0.0399348986848458" calcext:value-type="float">
            <text:p>0.0399348986848458</text:p>
          </table:table-cell>
          <table:table-cell table:formula="of:=[.B719]*[.B719]" office:value-type="float" office:value="0.0399348986848458" calcext:value-type="float">
            <text:p>0.0399348986848458</text:p>
          </table:table-cell>
          <table:table-cell table:formula="of:= [.A719]*[.A719]*[.A719]*[.A719] - 16*[.A719]*[.A719] + 5*[.A719]" office:value-type="float" office:value="0.361822319358381" calcext:value-type="float">
            <text:p>0.361822319358381</text:p>
          </table:table-cell>
          <table:table-cell table:formula="of:= [.B719]*[.B719]*[.B719]*[.B719] - 16*[.B719]*[.B719] + 5*[.B719]" office:value-type="float" office:value="-1.63654948500751" calcext:value-type="float">
            <text:p>-1.636549485007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0334512314293534" calcext:value-type="float">
            <text:p>0.00334512314293534</text:p>
          </table:table-cell>
          <table:table-cell table:formula="of:=-[.A720]" office:value-type="float" office:value="-0.00334512314293534" calcext:value-type="float">
            <text:p>-0.00334512314293534</text:p>
          </table:table-cell>
          <table:table-cell/>
          <table:table-cell table:formula="of:= [.A720] * [.A720] - 10 * COS(2 * PI() * [.A720])" office:value-type="float" office:value="-9.99778010383489" calcext:value-type="float">
            <text:p>-9.99778010383489</text:p>
          </table:table-cell>
          <table:table-cell table:formula="of:= [.B720] * [.B720] - 10 * COS(2 * PI() * [.B720])" office:value-type="float" office:value="-9.99778010383489" calcext:value-type="float">
            <text:p>-9.99778010383489</text:p>
          </table:table-cell>
          <table:table-cell table:formula="of:= 100 * ([.A721] - [.A720]*[.A720]) * ([.A721] - [.A720]*[.A720]) + (1 - [.A720]) * (1 - [.A720])" office:value-type="float" office:value="18.2239978277524" calcext:value-type="float">
            <text:p>18.2239978277524</text:p>
          </table:table-cell>
          <table:table-cell table:formula="of:= 100 * ([.B721] - [.B720]*[.B720]) * ([.B721] - [.B720]*[.B720]) + (1 - [.B720]) * (1 - [.B720])" office:value-type="float" office:value="18.2355204145992" calcext:value-type="float">
            <text:p>18.2355204145992</text:p>
          </table:table-cell>
          <table:table-cell table:formula="of:=[.A720]*[.A720]" office:value-type="float" office:value="0.0000111898488414016" calcext:value-type="float">
            <text:p>1.11898488414016E-05</text:p>
          </table:table-cell>
          <table:table-cell table:formula="of:=[.B720]*[.B720]" office:value-type="float" office:value="0.0000111898488414016" calcext:value-type="float">
            <text:p>1.11898488414016E-05</text:p>
          </table:table-cell>
          <table:table-cell table:formula="of:= [.A720]*[.A720]*[.A720]*[.A720] - 16*[.A720]*[.A720] + 5*[.A720]" office:value-type="float" office:value="0.016546578258427" calcext:value-type="float">
            <text:p>0.016546578258427</text:p>
          </table:table-cell>
          <table:table-cell table:formula="of:= [.B720]*[.B720]*[.B720]*[.B720] - 16*[.B720]*[.B720] + 5*[.B720]" office:value-type="float" office:value="-0.0169046531709264" calcext:value-type="float">
            <text:p>-0.01690465317092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5087315137498" calcext:value-type="float">
            <text:p>-0.415087315137498</text:p>
          </table:table-cell>
          <table:table-cell table:formula="of:=-[.A721]" office:value-type="float" office:value="0.415087315137498" calcext:value-type="float">
            <text:p>0.415087315137498</text:p>
          </table:table-cell>
          <table:table-cell/>
          <table:table-cell table:formula="of:= [.A721] * [.A721] - 10 * COS(2 * PI() * [.A721])" office:value-type="float" office:value="8.78250914245928" calcext:value-type="float">
            <text:p>8.78250914245928</text:p>
          </table:table-cell>
          <table:table-cell table:formula="of:= [.B721] * [.B721] - 10 * COS(2 * PI() * [.B721])" office:value-type="float" office:value="8.78250914245928" calcext:value-type="float">
            <text:p>8.78250914245928</text:p>
          </table:table-cell>
          <table:table-cell table:formula="of:= 100 * ([.A722] - [.A721]*[.A721]) * ([.A722] - [.A721]*[.A721]) + (1 - [.A721]) * (1 - [.A721])" office:value-type="float" office:value="5.84579364889317" calcext:value-type="float">
            <text:p>5.84579364889317</text:p>
          </table:table-cell>
          <table:table-cell table:formula="of:= 100 * ([.B722] - [.B721]*[.B721]) * ([.B722] - [.B721]*[.B721]) + (1 - [.B721]) * (1 - [.B721])" office:value-type="float" office:value="29.5711616545999" calcext:value-type="float">
            <text:p>29.5711616545999</text:p>
          </table:table-cell>
          <table:table-cell table:formula="of:=[.A721]*[.A721]" office:value-type="float" office:value="0.172297479188057" calcext:value-type="float">
            <text:p>0.172297479188057</text:p>
          </table:table-cell>
          <table:table-cell table:formula="of:=[.B721]*[.B721]" office:value-type="float" office:value="0.172297479188057" calcext:value-type="float">
            <text:p>0.172297479188057</text:p>
          </table:table-cell>
          <table:table-cell table:formula="of:= [.A721]*[.A721]*[.A721]*[.A721] - 16*[.A721]*[.A721] + 5*[.A721]" office:value-type="float" office:value="-4.80250982136184" calcext:value-type="float">
            <text:p>-4.80250982136184</text:p>
          </table:table-cell>
          <table:table-cell table:formula="of:= [.B721]*[.B721]*[.B721]*[.B721] - 16*[.B721]*[.B721] + 5*[.B721]" office:value-type="float" office:value="-0.651636669986857" calcext:value-type="float">
            <text:p>-0.6516366699868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8341391091235" calcext:value-type="float">
            <text:p>0.368341391091235</text:p>
          </table:table-cell>
          <table:table-cell table:formula="of:=-[.A722]" office:value-type="float" office:value="-0.368341391091235" calcext:value-type="float">
            <text:p>-0.368341391091235</text:p>
          </table:table-cell>
          <table:table-cell/>
          <table:table-cell table:formula="of:= [.A722] * [.A722] - 10 * COS(2 * PI() * [.A722])" office:value-type="float" office:value="6.90480774261754" calcext:value-type="float">
            <text:p>6.90480774261754</text:p>
          </table:table-cell>
          <table:table-cell table:formula="of:= [.B722] * [.B722] - 10 * COS(2 * PI() * [.B722])" office:value-type="float" office:value="6.90480774261754" calcext:value-type="float">
            <text:p>6.90480774261754</text:p>
          </table:table-cell>
          <table:table-cell table:formula="of:= 100 * ([.A723] - [.A722]*[.A722]) * ([.A723] - [.A722]*[.A722]) + (1 - [.A722]) * (1 - [.A722])" office:value-type="float" office:value="0.566095928446043" calcext:value-type="float">
            <text:p>0.566095928446043</text:p>
          </table:table-cell>
          <table:table-cell table:formula="of:= 100 * ([.B723] - [.B722]*[.B722]) * ([.B723] - [.B722]*[.B722]) + (1 - [.B722]) * (1 - [.B722])" office:value-type="float" office:value="11.6210551917703" calcext:value-type="float">
            <text:p>11.6210551917703</text:p>
          </table:table-cell>
          <table:table-cell table:formula="of:=[.A722]*[.A722]" office:value-type="float" office:value="0.135675380391026" calcext:value-type="float">
            <text:p>0.135675380391026</text:p>
          </table:table-cell>
          <table:table-cell table:formula="of:=[.B722]*[.B722]" office:value-type="float" office:value="0.135675380391026" calcext:value-type="float">
            <text:p>0.135675380391026</text:p>
          </table:table-cell>
          <table:table-cell table:formula="of:= [.A722]*[.A722]*[.A722]*[.A722] - 16*[.A722]*[.A722] + 5*[.A722]" office:value-type="float" office:value="-0.310691321955993" calcext:value-type="float">
            <text:p>-0.310691321955993</text:p>
          </table:table-cell>
          <table:table-cell table:formula="of:= [.B722]*[.B722]*[.B722]*[.B722] - 16*[.B722]*[.B722] + 5*[.B722]" office:value-type="float" office:value="-3.99410523286834" calcext:value-type="float">
            <text:p>-3.994105232868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6553654600866" calcext:value-type="float">
            <text:p>0.176553654600866</text:p>
          </table:table-cell>
          <table:table-cell table:formula="of:=-[.A723]" office:value-type="float" office:value="-0.176553654600866" calcext:value-type="float">
            <text:p>-0.176553654600866</text:p>
          </table:table-cell>
          <table:table-cell/>
          <table:table-cell table:formula="of:= [.A723] * [.A723] - 10 * COS(2 * PI() * [.A723])" office:value-type="float" office:value="-4.42153970943144" calcext:value-type="float">
            <text:p>-4.42153970943144</text:p>
          </table:table-cell>
          <table:table-cell table:formula="of:= [.B723] * [.B723] - 10 * COS(2 * PI() * [.B723])" office:value-type="float" office:value="-4.42153970943144" calcext:value-type="float">
            <text:p>-4.42153970943144</text:p>
          </table:table-cell>
          <table:table-cell table:formula="of:= 100 * ([.A724] - [.A723]*[.A723]) * ([.A724] - [.A723]*[.A723]) + (1 - [.A723]) * (1 - [.A723])" office:value-type="float" office:value="21.7476003663724" calcext:value-type="float">
            <text:p>21.7476003663724</text:p>
          </table:table-cell>
          <table:table-cell table:formula="of:= 100 * ([.B724] - [.B723]*[.B723]) * ([.B724] - [.B723]*[.B723]) + (1 - [.B723]) * (1 - [.B723])" office:value-type="float" office:value="28.5656984218678" calcext:value-type="float">
            <text:p>28.5656984218678</text:p>
          </table:table-cell>
          <table:table-cell table:formula="of:=[.A723]*[.A723]" office:value-type="float" office:value="0.0311711929529219" calcext:value-type="float">
            <text:p>0.0311711929529219</text:p>
          </table:table-cell>
          <table:table-cell table:formula="of:=[.B723]*[.B723]" office:value-type="float" office:value="0.0311711929529219" calcext:value-type="float">
            <text:p>0.0311711929529219</text:p>
          </table:table-cell>
          <table:table-cell table:formula="of:= [.A723]*[.A723]*[.A723]*[.A723] - 16*[.A723]*[.A723] + 5*[.A723]" office:value-type="float" office:value="0.385000829027688" calcext:value-type="float">
            <text:p>0.385000829027688</text:p>
          </table:table-cell>
          <table:table-cell table:formula="of:= [.B723]*[.B723]*[.B723]*[.B723] - 16*[.B723]*[.B723] + 5*[.B723]" office:value-type="float" office:value="-1.38053571698097" calcext:value-type="float">
            <text:p>-1.380535716980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0186840645038" calcext:value-type="float">
            <text:p>0.490186840645038</text:p>
          </table:table-cell>
          <table:table-cell table:formula="of:=-[.A724]" office:value-type="float" office:value="-0.490186840645038" calcext:value-type="float">
            <text:p>-0.490186840645038</text:p>
          </table:table-cell>
          <table:table-cell/>
          <table:table-cell table:formula="of:= [.A724] * [.A724] - 10 * COS(2 * PI() * [.A724])" office:value-type="float" office:value="10.2212806776727" calcext:value-type="float">
            <text:p>10.2212806776727</text:p>
          </table:table-cell>
          <table:table-cell table:formula="of:= [.B724] * [.B724] - 10 * COS(2 * PI() * [.B724])" office:value-type="float" office:value="10.2212806776727" calcext:value-type="float">
            <text:p>10.2212806776727</text:p>
          </table:table-cell>
          <table:table-cell table:formula="of:= 100 * ([.A725] - [.A724]*[.A724]) * ([.A725] - [.A724]*[.A724]) + (1 - [.A724]) * (1 - [.A724])" office:value-type="float" office:value="14.0477621728151" calcext:value-type="float">
            <text:p>14.0477621728151</text:p>
          </table:table-cell>
          <table:table-cell table:formula="of:= 100 * ([.B725] - [.B724]*[.B724]) * ([.B725] - [.B724]*[.B724]) + (1 - [.B724]) * (1 - [.B724])" office:value-type="float" office:value="3.41413218298789" calcext:value-type="float">
            <text:p>3.41413218298789</text:p>
          </table:table-cell>
          <table:table-cell table:formula="of:=[.A724]*[.A724]" office:value-type="float" office:value="0.240283138741563" calcext:value-type="float">
            <text:p>0.240283138741563</text:p>
          </table:table-cell>
          <table:table-cell table:formula="of:=[.B724]*[.B724]" office:value-type="float" office:value="0.240283138741563" calcext:value-type="float">
            <text:p>0.240283138741563</text:p>
          </table:table-cell>
          <table:table-cell table:formula="of:= [.A724]*[.A724]*[.A724]*[.A724] - 16*[.A724]*[.A724] + 5*[.A724]" office:value-type="float" office:value="-1.33586002987633" calcext:value-type="float">
            <text:p>-1.33586002987633</text:p>
          </table:table-cell>
          <table:table-cell table:formula="of:= [.B724]*[.B724]*[.B724]*[.B724] - 16*[.B724]*[.B724] + 5*[.B724]" office:value-type="float" office:value="-6.23772843632671" calcext:value-type="float">
            <text:p>-6.237728436326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31036840728484" calcext:value-type="float">
            <text:p>-0.131036840728484</text:p>
          </table:table-cell>
          <table:table-cell table:formula="of:=-[.A725]" office:value-type="float" office:value="0.131036840728484" calcext:value-type="float">
            <text:p>0.131036840728484</text:p>
          </table:table-cell>
          <table:table-cell/>
          <table:table-cell table:formula="of:= [.A725] * [.A725] - 10 * COS(2 * PI() * [.A725])" office:value-type="float" office:value="-6.7806656330597" calcext:value-type="float">
            <text:p>-6.7806656330597</text:p>
          </table:table-cell>
          <table:table-cell table:formula="of:= [.B725] * [.B725] - 10 * COS(2 * PI() * [.B725])" office:value-type="float" office:value="-6.7806656330597" calcext:value-type="float">
            <text:p>-6.7806656330597</text:p>
          </table:table-cell>
          <table:table-cell table:formula="of:= 100 * ([.A726] - [.A725]*[.A725]) * ([.A726] - [.A725]*[.A725]) + (1 - [.A725]) * (1 - [.A725])" office:value-type="float" office:value="4.39699550964639" calcext:value-type="float">
            <text:p>4.39699550964639</text:p>
          </table:table-cell>
          <table:table-cell table:formula="of:= 100 * ([.B726] - [.B725]*[.B725]) * ([.B726] - [.B725]*[.B725]) + (1 - [.B725]) * (1 - [.B725])" office:value-type="float" office:value="2.77804112507526" calcext:value-type="float">
            <text:p>2.77804112507526</text:p>
          </table:table-cell>
          <table:table-cell table:formula="of:=[.A725]*[.A725]" office:value-type="float" office:value="0.0171706536281021" calcext:value-type="float">
            <text:p>0.0171706536281021</text:p>
          </table:table-cell>
          <table:table-cell table:formula="of:=[.B725]*[.B725]" office:value-type="float" office:value="0.0171706536281021" calcext:value-type="float">
            <text:p>0.0171706536281021</text:p>
          </table:table-cell>
          <table:table-cell table:formula="of:= [.A725]*[.A725]*[.A725]*[.A725] - 16*[.A725]*[.A725] + 5*[.A725]" office:value-type="float" office:value="-0.929619830346038" calcext:value-type="float">
            <text:p>-0.929619830346038</text:p>
          </table:table-cell>
          <table:table-cell table:formula="of:= [.B725]*[.B725]*[.B725]*[.B725] - 16*[.B725]*[.B725] + 5*[.B725]" office:value-type="float" office:value="0.380748576938803" calcext:value-type="float">
            <text:p>0.3807485769388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9400894888677" calcext:value-type="float">
            <text:p>-0.159400894888677</text:p>
          </table:table-cell>
          <table:table-cell table:formula="of:=-[.A726]" office:value-type="float" office:value="0.159400894888677" calcext:value-type="float">
            <text:p>0.159400894888677</text:p>
          </table:table-cell>
          <table:table-cell/>
          <table:table-cell table:formula="of:= [.A726] * [.A726] - 10 * COS(2 * PI() * [.A726])" office:value-type="float" office:value="-5.36460420494595" calcext:value-type="float">
            <text:p>-5.36460420494595</text:p>
          </table:table-cell>
          <table:table-cell table:formula="of:= [.B726] * [.B726] - 10 * COS(2 * PI() * [.B726])" office:value-type="float" office:value="-5.36460420494595" calcext:value-type="float">
            <text:p>-5.36460420494595</text:p>
          </table:table-cell>
          <table:table-cell table:formula="of:= 100 * ([.A727] - [.A726]*[.A726]) * ([.A727] - [.A726]*[.A726]) + (1 - [.A726]) * (1 - [.A726])" office:value-type="float" office:value="9.49027384920114" calcext:value-type="float">
            <text:p>9.49027384920114</text:p>
          </table:table-cell>
          <table:table-cell table:formula="of:= 100 * ([.B727] - [.B726]*[.B726]) * ([.B727] - [.B726]*[.B726]) + (1 - [.B726]) * (1 - [.B726])" office:value-type="float" office:value="12.0116939971197" calcext:value-type="float">
            <text:p>12.0116939971197</text:p>
          </table:table-cell>
          <table:table-cell table:formula="of:=[.A726]*[.A726]" office:value-type="float" office:value="0.025408645291311" calcext:value-type="float">
            <text:p>0.025408645291311</text:p>
          </table:table-cell>
          <table:table-cell table:formula="of:=[.B726]*[.B726]" office:value-type="float" office:value="0.025408645291311" calcext:value-type="float">
            <text:p>0.025408645291311</text:p>
          </table:table-cell>
          <table:table-cell table:formula="of:= [.A726]*[.A726]*[.A726]*[.A726] - 16*[.A726]*[.A726] + 5*[.A726]" office:value-type="float" office:value="-1.20289719984882" calcext:value-type="float">
            <text:p>-1.20289719984882</text:p>
          </table:table-cell>
          <table:table-cell table:formula="of:= [.B726]*[.B726]*[.B726]*[.B726] - 16*[.B726]*[.B726] + 5*[.B726]" office:value-type="float" office:value="0.391111749037948" calcext:value-type="float">
            <text:p>0.3911117490379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0821739141829" calcext:value-type="float">
            <text:p>0.310821739141829</text:p>
          </table:table-cell>
          <table:table-cell table:formula="of:=-[.A727]" office:value-type="float" office:value="-0.310821739141829" calcext:value-type="float">
            <text:p>-0.310821739141829</text:p>
          </table:table-cell>
          <table:table-cell/>
          <table:table-cell table:formula="of:= [.A727] * [.A727] - 10 * COS(2 * PI() * [.A727])" office:value-type="float" office:value="3.8258120550209" calcext:value-type="float">
            <text:p>3.8258120550209</text:p>
          </table:table-cell>
          <table:table-cell table:formula="of:= [.B727] * [.B727] - 10 * COS(2 * PI() * [.B727])" office:value-type="float" office:value="3.8258120550209" calcext:value-type="float">
            <text:p>3.8258120550209</text:p>
          </table:table-cell>
          <table:table-cell table:formula="of:= 100 * ([.A728] - [.A727]*[.A727]) * ([.A728] - [.A727]*[.A727]) + (1 - [.A727]) * (1 - [.A727])" office:value-type="float" office:value="0.596294285607848" calcext:value-type="float">
            <text:p>0.596294285607848</text:p>
          </table:table-cell>
          <table:table-cell table:formula="of:= 100 * ([.B728] - [.B727]*[.B727]) * ([.B728] - [.B727]*[.B727]) + (1 - [.B727]) * (1 - [.B727])" office:value-type="float" office:value="6.9190442657056" calcext:value-type="float">
            <text:p>6.9190442657056</text:p>
          </table:table-cell>
          <table:table-cell table:formula="of:=[.A727]*[.A727]" office:value-type="float" office:value="0.0966101535231514" calcext:value-type="float">
            <text:p>0.0966101535231514</text:p>
          </table:table-cell>
          <table:table-cell table:formula="of:=[.B727]*[.B727]" office:value-type="float" office:value="0.0966101535231514" calcext:value-type="float">
            <text:p>0.0966101535231514</text:p>
          </table:table-cell>
          <table:table-cell table:formula="of:= [.A727]*[.A727]*[.A727]*[.A727] - 16*[.A727]*[.A727] + 5*[.A727]" office:value-type="float" office:value="0.0176797611024913" calcext:value-type="float">
            <text:p>0.0176797611024913</text:p>
          </table:table-cell>
          <table:table-cell table:formula="of:= [.B727]*[.B727]*[.B727]*[.B727] - 16*[.B727]*[.B727] + 5*[.B727]" office:value-type="float" office:value="-3.0905376303158" calcext:value-type="float">
            <text:p>-3.09053763031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1442266632803" calcext:value-type="float">
            <text:p>0.131442266632803</text:p>
          </table:table-cell>
          <table:table-cell table:formula="of:=-[.A728]" office:value-type="float" office:value="-0.131442266632803" calcext:value-type="float">
            <text:p>-0.131442266632803</text:p>
          </table:table-cell>
          <table:table-cell/>
          <table:table-cell table:formula="of:= [.A728] * [.A728] - 10 * COS(2 * PI() * [.A728])" office:value-type="float" office:value="-6.76185447471707" calcext:value-type="float">
            <text:p>-6.76185447471707</text:p>
          </table:table-cell>
          <table:table-cell table:formula="of:= [.B728] * [.B728] - 10 * COS(2 * PI() * [.B728])" office:value-type="float" office:value="-6.76185447471707" calcext:value-type="float">
            <text:p>-6.76185447471707</text:p>
          </table:table-cell>
          <table:table-cell table:formula="of:= 100 * ([.A729] - [.A728]*[.A728]) * ([.A729] - [.A728]*[.A728]) + (1 - [.A728]) * (1 - [.A728])" office:value-type="float" office:value="10.2351601643429" calcext:value-type="float">
            <text:p>10.2351601643429</text:p>
          </table:table-cell>
          <table:table-cell table:formula="of:= 100 * ([.B729] - [.B728]*[.B728]) * ([.B729] - [.B728]*[.B728]) + (1 - [.B728]) * (1 - [.B728])" office:value-type="float" office:value="13.0082310570135" calcext:value-type="float">
            <text:p>13.0082310570135</text:p>
          </table:table-cell>
          <table:table-cell table:formula="of:=[.A728]*[.A728]" office:value-type="float" office:value="0.0172770694575688" calcext:value-type="float">
            <text:p>0.0172770694575688</text:p>
          </table:table-cell>
          <table:table-cell table:formula="of:=[.B728]*[.B728]" office:value-type="float" office:value="0.0172770694575688" calcext:value-type="float">
            <text:p>0.0172770694575688</text:p>
          </table:table-cell>
          <table:table-cell table:formula="of:= [.A728]*[.A728]*[.A728]*[.A728] - 16*[.A728]*[.A728] + 5*[.A728]" office:value-type="float" office:value="0.381076718971955" calcext:value-type="float">
            <text:p>0.381076718971955</text:p>
          </table:table-cell>
          <table:table-cell table:formula="of:= [.B728]*[.B728]*[.B728]*[.B728] - 16*[.B728]*[.B728] + 5*[.B728]" office:value-type="float" office:value="-0.933345947356073" calcext:value-type="float">
            <text:p>-0.9333459473560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25185621273704" calcext:value-type="float">
            <text:p>0.325185621273704</text:p>
          </table:table-cell>
          <table:table-cell table:formula="of:=-[.A729]" office:value-type="float" office:value="-0.325185621273704" calcext:value-type="float">
            <text:p>-0.325185621273704</text:p>
          </table:table-cell>
          <table:table-cell/>
          <table:table-cell table:formula="of:= [.A729] * [.A729] - 10 * COS(2 * PI() * [.A729])" office:value-type="float" office:value="4.65603934111561" calcext:value-type="float">
            <text:p>4.65603934111561</text:p>
          </table:table-cell>
          <table:table-cell table:formula="of:= [.B729] * [.B729] - 10 * COS(2 * PI() * [.B729])" office:value-type="float" office:value="4.65603934111561" calcext:value-type="float">
            <text:p>4.65603934111561</text:p>
          </table:table-cell>
          <table:table-cell table:formula="of:= 100 * ([.A730] - [.A729]*[.A729]) * ([.A730] - [.A729]*[.A729]) + (1 - [.A729]) * (1 - [.A729])" office:value-type="float" office:value="10.0856531893216" calcext:value-type="float">
            <text:p>10.0856531893216</text:p>
          </table:table-cell>
          <table:table-cell table:formula="of:= 100 * ([.B730] - [.B729]*[.B729]) * ([.B730] - [.B729]*[.B729]) + (1 - [.B729]) * (1 - [.B729])" office:value-type="float" office:value="2.73296308199449" calcext:value-type="float">
            <text:p>2.73296308199449</text:p>
          </table:table-cell>
          <table:table-cell table:formula="of:=[.A729]*[.A729]" office:value-type="float" office:value="0.105745688283165" calcext:value-type="float">
            <text:p>0.105745688283165</text:p>
          </table:table-cell>
          <table:table-cell table:formula="of:=[.B729]*[.B729]" office:value-type="float" office:value="0.105745688283165" calcext:value-type="float">
            <text:p>0.105745688283165</text:p>
          </table:table-cell>
          <table:table-cell table:formula="of:= [.A729]*[.A729]*[.A729]*[.A729] - 16*[.A729]*[.A729] + 5*[.A729]" office:value-type="float" office:value="-0.0548207555716367" calcext:value-type="float">
            <text:p>-0.0548207555716367</text:p>
          </table:table-cell>
          <table:table-cell table:formula="of:= [.B729]*[.B729]*[.B729]*[.B729] - 16*[.B729]*[.B729] + 5*[.B729]" office:value-type="float" office:value="-3.30667696830868" calcext:value-type="float">
            <text:p>-3.306676968308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04581215861253" calcext:value-type="float">
            <text:p>-0.204581215861253</text:p>
          </table:table-cell>
          <table:table-cell table:formula="of:=-[.A730]" office:value-type="float" office:value="0.204581215861253" calcext:value-type="float">
            <text:p>0.204581215861253</text:p>
          </table:table-cell>
          <table:table-cell/>
          <table:table-cell table:formula="of:= [.A730] * [.A730] - 10 * COS(2 * PI() * [.A730])" office:value-type="float" office:value="-2.77331609094131" calcext:value-type="float">
            <text:p>-2.77331609094131</text:p>
          </table:table-cell>
          <table:table-cell table:formula="of:= [.B730] * [.B730] - 10 * COS(2 * PI() * [.B730])" office:value-type="float" office:value="-2.77331609094131" calcext:value-type="float">
            <text:p>-2.77331609094131</text:p>
          </table:table-cell>
          <table:table-cell table:formula="of:= 100 * ([.A731] - [.A730]*[.A730]) * ([.A731] - [.A730]*[.A730]) + (1 - [.A730]) * (1 - [.A730])" office:value-type="float" office:value="13.189445970645" calcext:value-type="float">
            <text:p>13.189445970645</text:p>
          </table:table-cell>
          <table:table-cell table:formula="of:= 100 * ([.B731] - [.B730]*[.B730]) * ([.B731] - [.B730]*[.B730]) + (1 - [.B730]) * (1 - [.B730])" office:value-type="float" office:value="7.33597325612237" calcext:value-type="float">
            <text:p>7.33597325612237</text:p>
          </table:table-cell>
          <table:table-cell table:formula="of:=[.A730]*[.A730]" office:value-type="float" office:value="0.0418534738832688" calcext:value-type="float">
            <text:p>0.0418534738832688</text:p>
          </table:table-cell>
          <table:table-cell table:formula="of:=[.B730]*[.B730]" office:value-type="float" office:value="0.0418534738832688" calcext:value-type="float">
            <text:p>0.0418534738832688</text:p>
          </table:table-cell>
          <table:table-cell table:formula="of:= [.A730]*[.A730]*[.A730]*[.A730] - 16*[.A730]*[.A730] + 5*[.A730]" office:value-type="float" office:value="-1.69080994816247" calcext:value-type="float">
            <text:p>-1.69080994816247</text:p>
          </table:table-cell>
          <table:table-cell table:formula="of:= [.B730]*[.B730]*[.B730]*[.B730] - 16*[.B730]*[.B730] + 5*[.B730]" office:value-type="float" office:value="0.355002210450064" calcext:value-type="float">
            <text:p>0.3550022104500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0760449725203" calcext:value-type="float">
            <text:p>-0.300760449725203</text:p>
          </table:table-cell>
          <table:table-cell table:formula="of:=-[.A731]" office:value-type="float" office:value="0.300760449725203" calcext:value-type="float">
            <text:p>0.300760449725203</text:p>
          </table:table-cell>
          <table:table-cell/>
          <table:table-cell table:formula="of:= [.A731] * [.A731] - 10 * COS(2 * PI() * [.A731])" office:value-type="float" office:value="3.22603326813305" calcext:value-type="float">
            <text:p>3.22603326813305</text:p>
          </table:table-cell>
          <table:table-cell table:formula="of:= [.B731] * [.B731] - 10 * COS(2 * PI() * [.B731])" office:value-type="float" office:value="3.22603326813305" calcext:value-type="float">
            <text:p>3.22603326813305</text:p>
          </table:table-cell>
          <table:table-cell table:formula="of:= 100 * ([.A732] - [.A731]*[.A731]) * ([.A732] - [.A731]*[.A731]) + (1 - [.A731]) * (1 - [.A731])" office:value-type="float" office:value="18.1882250080216" calcext:value-type="float">
            <text:p>18.1882250080216</text:p>
          </table:table-cell>
          <table:table-cell table:formula="of:= 100 * ([.B732] - [.B731]*[.B731]) * ([.B732] - [.B731]*[.B731]) + (1 - [.B731]) * (1 - [.B731])" office:value-type="float" office:value="34.9539864339425" calcext:value-type="float">
            <text:p>34.9539864339425</text:p>
          </table:table-cell>
          <table:table-cell table:formula="of:=[.A731]*[.A731]" office:value-type="float" office:value="0.0904568481189065" calcext:value-type="float">
            <text:p>0.0904568481189065</text:p>
          </table:table-cell>
          <table:table-cell table:formula="of:=[.B731]*[.B731]" office:value-type="float" office:value="0.0904568481189065" calcext:value-type="float">
            <text:p>0.0904568481189065</text:p>
          </table:table-cell>
          <table:table-cell table:formula="of:= [.A731]*[.A731]*[.A731]*[.A731] - 16*[.A731]*[.A731] + 5*[.A731]" office:value-type="float" office:value="-2.94292937715691" calcext:value-type="float">
            <text:p>-2.94292937715691</text:p>
          </table:table-cell>
          <table:table-cell table:formula="of:= [.B731]*[.B731]*[.B731]*[.B731] - 16*[.B731]*[.B731] + 5*[.B731]" office:value-type="float" office:value="0.0646751200951192" calcext:value-type="float">
            <text:p>0.06467512009511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6612572693266" calcext:value-type="float">
            <text:p>0.496612572693266</text:p>
          </table:table-cell>
          <table:table-cell table:formula="of:=-[.A732]" office:value-type="float" office:value="-0.496612572693266" calcext:value-type="float">
            <text:p>-0.496612572693266</text:p>
          </table:table-cell>
          <table:table-cell/>
          <table:table-cell table:formula="of:= [.A732] * [.A732] - 10 * COS(2 * PI() * [.A732])" office:value-type="float" office:value="10.2443591250215" calcext:value-type="float">
            <text:p>10.2443591250215</text:p>
          </table:table-cell>
          <table:table-cell table:formula="of:= [.B732] * [.B732] - 10 * COS(2 * PI() * [.B732])" office:value-type="float" office:value="10.2443591250215" calcext:value-type="float">
            <text:p>10.2443591250215</text:p>
          </table:table-cell>
          <table:table-cell table:formula="of:= 100 * ([.A733] - [.A732]*[.A732]) * ([.A733] - [.A732]*[.A732]) + (1 - [.A732]) * (1 - [.A732])" office:value-type="float" office:value="29.4412023848521" calcext:value-type="float">
            <text:p>29.4412023848521</text:p>
          </table:table-cell>
          <table:table-cell table:formula="of:= 100 * ([.B733] - [.B732]*[.B732]) * ([.B733] - [.B732]*[.B732]) + (1 - [.B732]) * (1 - [.B732])" office:value-type="float" office:value="2.46083646725469" calcext:value-type="float">
            <text:p>2.46083646725469</text:p>
          </table:table-cell>
          <table:table-cell table:formula="of:=[.A732]*[.A732]" office:value-type="float" office:value="0.246624047357024" calcext:value-type="float">
            <text:p>0.246624047357024</text:p>
          </table:table-cell>
          <table:table-cell table:formula="of:=[.B732]*[.B732]" office:value-type="float" office:value="0.246624047357024" calcext:value-type="float">
            <text:p>0.246624047357024</text:p>
          </table:table-cell>
          <table:table-cell table:formula="of:= [.A732]*[.A732]*[.A732]*[.A732] - 16*[.A732]*[.A732] + 5*[.A732]" office:value-type="float" office:value="-1.4020984735113" calcext:value-type="float">
            <text:p>-1.4020984735113</text:p>
          </table:table-cell>
          <table:table-cell table:formula="of:= [.B732]*[.B732]*[.B732]*[.B732] - 16*[.B732]*[.B732] + 5*[.B732]" office:value-type="float" office:value="-6.36822420044396" calcext:value-type="float">
            <text:p>-6.368224200443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93633330962621" calcext:value-type="float">
            <text:p>-0.293633330962621</text:p>
          </table:table-cell>
          <table:table-cell table:formula="of:=-[.A733]" office:value-type="float" office:value="0.293633330962621" calcext:value-type="float">
            <text:p>0.293633330962621</text:p>
          </table:table-cell>
          <table:table-cell/>
          <table:table-cell table:formula="of:= [.A733] * [.A733] - 10 * COS(2 * PI() * [.A733])" office:value-type="float" office:value="2.79356899428821" calcext:value-type="float">
            <text:p>2.79356899428821</text:p>
          </table:table-cell>
          <table:table-cell table:formula="of:= [.B733] * [.B733] - 10 * COS(2 * PI() * [.B733])" office:value-type="float" office:value="2.79356899428821" calcext:value-type="float">
            <text:p>2.79356899428821</text:p>
          </table:table-cell>
          <table:table-cell table:formula="of:= 100 * ([.A734] - [.A733]*[.A733]) * ([.A734] - [.A733]*[.A733]) + (1 - [.A733]) * (1 - [.A733])" office:value-type="float" office:value="12.3548359137119" calcext:value-type="float">
            <text:p>12.3548359137119</text:p>
          </table:table-cell>
          <table:table-cell table:formula="of:= 100 * ([.B734] - [.B733]*[.B733]) * ([.B734] - [.B733]*[.B733]) + (1 - [.B733]) * (1 - [.B733])" office:value-type="float" office:value="25.4254473110381" calcext:value-type="float">
            <text:p>25.4254473110381</text:p>
          </table:table-cell>
          <table:table-cell table:formula="of:=[.A733]*[.A733]" office:value-type="float" office:value="0.0862205330522039" calcext:value-type="float">
            <text:p>0.0862205330522039</text:p>
          </table:table-cell>
          <table:table-cell table:formula="of:=[.B733]*[.B733]" office:value-type="float" office:value="0.0862205330522039" calcext:value-type="float">
            <text:p>0.0862205330522039</text:p>
          </table:table-cell>
          <table:table-cell table:formula="of:= [.A733]*[.A733]*[.A733]*[.A733] - 16*[.A733]*[.A733] + 5*[.A733]" office:value-type="float" office:value="-2.84026120332856" calcext:value-type="float">
            <text:p>-2.84026120332856</text:p>
          </table:table-cell>
          <table:table-cell table:formula="of:= [.B733]*[.B733]*[.B733]*[.B733] - 16*[.B733]*[.B733] + 5*[.B733]" office:value-type="float" office:value="0.0960721062976468" calcext:value-type="float">
            <text:p>0.09607210629764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3043860229664" calcext:value-type="float">
            <text:p>0.413043860229664</text:p>
          </table:table-cell>
          <table:table-cell table:formula="of:=-[.A734]" office:value-type="float" office:value="-0.413043860229664" calcext:value-type="float">
            <text:p>-0.413043860229664</text:p>
          </table:table-cell>
          <table:table-cell/>
          <table:table-cell table:formula="of:= [.A734] * [.A734] - 10 * COS(2 * PI() * [.A734])" office:value-type="float" office:value="8.71481174582829" calcext:value-type="float">
            <text:p>8.71481174582829</text:p>
          </table:table-cell>
          <table:table-cell table:formula="of:= [.B734] * [.B734] - 10 * COS(2 * PI() * [.B734])" office:value-type="float" office:value="8.71481174582829" calcext:value-type="float">
            <text:p>8.71481174582829</text:p>
          </table:table-cell>
          <table:table-cell table:formula="of:= 100 * ([.A735] - [.A734]*[.A734]) * ([.A735] - [.A734]*[.A734]) + (1 - [.A734]) * (1 - [.A734])" office:value-type="float" office:value="1.90464212700517" calcext:value-type="float">
            <text:p>1.90464212700517</text:p>
          </table:table-cell>
          <table:table-cell table:formula="of:= 100 * ([.B735] - [.B734]*[.B734]) * ([.B735] - [.B734]*[.B734]) + (1 - [.B734]) * (1 - [.B734])" office:value-type="float" office:value="23.7230504470903" calcext:value-type="float">
            <text:p>23.7230504470903</text:p>
          </table:table-cell>
          <table:table-cell table:formula="of:=[.A734]*[.A734]" office:value-type="float" office:value="0.170605230473422" calcext:value-type="float">
            <text:p>0.170605230473422</text:p>
          </table:table-cell>
          <table:table-cell table:formula="of:=[.B734]*[.B734]" office:value-type="float" office:value="0.170605230473422" calcext:value-type="float">
            <text:p>0.170605230473422</text:p>
          </table:table-cell>
          <table:table-cell table:formula="of:= [.A734]*[.A734]*[.A734]*[.A734] - 16*[.A734]*[.A734] + 5*[.A734]" office:value-type="float" office:value="-0.635358241761542" calcext:value-type="float">
            <text:p>-0.635358241761542</text:p>
          </table:table-cell>
          <table:table-cell table:formula="of:= [.B734]*[.B734]*[.B734]*[.B734] - 16*[.B734]*[.B734] + 5*[.B734]" office:value-type="float" office:value="-4.76579684405818" calcext:value-type="float">
            <text:p>-4.765796844058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5510179013945" calcext:value-type="float">
            <text:p>0.295510179013945</text:p>
          </table:table-cell>
          <table:table-cell table:formula="of:=-[.A735]" office:value-type="float" office:value="-0.295510179013945" calcext:value-type="float">
            <text:p>-0.295510179013945</text:p>
          </table:table-cell>
          <table:table-cell/>
          <table:table-cell table:formula="of:= [.A735] * [.A735] - 10 * COS(2 * PI() * [.A735])" office:value-type="float" office:value="2.90800562702712" calcext:value-type="float">
            <text:p>2.90800562702712</text:p>
          </table:table-cell>
          <table:table-cell table:formula="of:= [.B735] * [.B735] - 10 * COS(2 * PI() * [.B735])" office:value-type="float" office:value="2.90800562702712" calcext:value-type="float">
            <text:p>2.90800562702712</text:p>
          </table:table-cell>
          <table:table-cell table:formula="of:= 100 * ([.A736] - [.A735]*[.A735]) * ([.A736] - [.A735]*[.A735]) + (1 - [.A735]) * (1 - [.A735])" office:value-type="float" office:value="8.66672345446368" calcext:value-type="float">
            <text:p>8.66672345446368</text:p>
          </table:table-cell>
          <table:table-cell table:formula="of:= 100 * ([.B736] - [.B735]*[.B735]) * ([.B736] - [.B735]*[.B735]) + (1 - [.B735]) * (1 - [.B735])" office:value-type="float" office:value="2.91459909066322" calcext:value-type="float">
            <text:p>2.91459909066322</text:p>
          </table:table-cell>
          <table:table-cell table:formula="of:=[.A735]*[.A735]" office:value-type="float" office:value="0.0873262659008539" calcext:value-type="float">
            <text:p>0.0873262659008539</text:p>
          </table:table-cell>
          <table:table-cell table:formula="of:=[.B735]*[.B735]" office:value-type="float" office:value="0.0873262659008539" calcext:value-type="float">
            <text:p>0.0873262659008539</text:p>
          </table:table-cell>
          <table:table-cell table:formula="of:= [.A735]*[.A735]*[.A735]*[.A735] - 16*[.A735]*[.A735] + 5*[.A735]" office:value-type="float" office:value="0.0879565173722496" calcext:value-type="float">
            <text:p>0.0879565173722496</text:p>
          </table:table-cell>
          <table:table-cell table:formula="of:= [.B735]*[.B735]*[.B735]*[.B735] - 16*[.B735]*[.B735] + 5*[.B735]" office:value-type="float" office:value="-2.8671452727672" calcext:value-type="float">
            <text:p>-2.86714527276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8513156617992" calcext:value-type="float">
            <text:p>-0.198513156617992</text:p>
          </table:table-cell>
          <table:table-cell table:formula="of:=-[.A736]" office:value-type="float" office:value="0.198513156617992" calcext:value-type="float">
            <text:p>0.198513156617992</text:p>
          </table:table-cell>
          <table:table-cell/>
          <table:table-cell table:formula="of:= [.A736] * [.A736] - 10 * COS(2 * PI() * [.A736])" office:value-type="float" office:value="-3.13947510122639" calcext:value-type="float">
            <text:p>-3.13947510122639</text:p>
          </table:table-cell>
          <table:table-cell table:formula="of:= [.B736] * [.B736] - 10 * COS(2 * PI() * [.B736])" office:value-type="float" office:value="-3.13947510122639" calcext:value-type="float">
            <text:p>-3.13947510122639</text:p>
          </table:table-cell>
          <table:table-cell table:formula="of:= 100 * ([.A737] - [.A736]*[.A736]) * ([.A737] - [.A736]*[.A736]) + (1 - [.A736]) * (1 - [.A736])" office:value-type="float" office:value="11.6836021195446" calcext:value-type="float">
            <text:p>11.6836021195446</text:p>
          </table:table-cell>
          <table:table-cell table:formula="of:= 100 * ([.B737] - [.B736]*[.B736]) * ([.B737] - [.B736]*[.B736]) + (1 - [.B736]) * (1 - [.B736])" office:value-type="float" office:value="16.5566508922125" calcext:value-type="float">
            <text:p>16.5566508922125</text:p>
          </table:table-cell>
          <table:table-cell table:formula="of:=[.A736]*[.A736]" office:value-type="float" office:value="0.0394074733504393" calcext:value-type="float">
            <text:p>0.0394074733504393</text:p>
          </table:table-cell>
          <table:table-cell table:formula="of:=[.B736]*[.B736]" office:value-type="float" office:value="0.0394074733504393" calcext:value-type="float">
            <text:p>0.0394074733504393</text:p>
          </table:table-cell>
          <table:table-cell table:formula="of:= [.A736]*[.A736]*[.A736]*[.A736] - 16*[.A736]*[.A736] + 5*[.A736]" office:value-type="float" office:value="-1.62153240774112" calcext:value-type="float">
            <text:p>-1.62153240774112</text:p>
          </table:table-cell>
          <table:table-cell table:formula="of:= [.B736]*[.B736]*[.B736]*[.B736] - 16*[.B736]*[.B736] + 5*[.B736]" office:value-type="float" office:value="0.363599158438795" calcext:value-type="float">
            <text:p>0.3635991584387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9519458957948" calcext:value-type="float">
            <text:p>0.359519458957948</text:p>
          </table:table-cell>
          <table:table-cell table:formula="of:=-[.A737]" office:value-type="float" office:value="-0.359519458957948" calcext:value-type="float">
            <text:p>-0.359519458957948</text:p>
          </table:table-cell>
          <table:table-cell/>
          <table:table-cell table:formula="of:= [.A737] * [.A737] - 10 * COS(2 * PI() * [.A737])" office:value-type="float" office:value="6.48020079406405" calcext:value-type="float">
            <text:p>6.48020079406405</text:p>
          </table:table-cell>
          <table:table-cell table:formula="of:= [.B737] * [.B737] - 10 * COS(2 * PI() * [.B737])" office:value-type="float" office:value="6.48020079406405" calcext:value-type="float">
            <text:p>6.48020079406405</text:p>
          </table:table-cell>
          <table:table-cell table:formula="of:= 100 * ([.A738] - [.A737]*[.A737]) * ([.A738] - [.A737]*[.A737]) + (1 - [.A737]) * (1 - [.A737])" office:value-type="float" office:value="3.34534605343133" calcext:value-type="float">
            <text:p>3.34534605343133</text:p>
          </table:table-cell>
          <table:table-cell table:formula="of:= 100 * ([.B738] - [.B737]*[.B737]) * ([.B738] - [.B737]*[.B737]) + (1 - [.B737]) * (1 - [.B737])" office:value-type="float" office:value="2.60843738485004" calcext:value-type="float">
            <text:p>2.60843738485004</text:p>
          </table:table-cell>
          <table:table-cell table:formula="of:=[.A737]*[.A737]" office:value-type="float" office:value="0.129254241369416" calcext:value-type="float">
            <text:p>0.129254241369416</text:p>
          </table:table-cell>
          <table:table-cell table:formula="of:=[.B737]*[.B737]" office:value-type="float" office:value="0.129254241369416" calcext:value-type="float">
            <text:p>0.129254241369416</text:p>
          </table:table-cell>
          <table:table-cell table:formula="of:= [.A737]*[.A737]*[.A737]*[.A737] - 16*[.A737]*[.A737] + 5*[.A737]" office:value-type="float" office:value="-0.253763908208926" calcext:value-type="float">
            <text:p>-0.253763908208926</text:p>
          </table:table-cell>
          <table:table-cell table:formula="of:= [.B737]*[.B737]*[.B737]*[.B737] - 16*[.B737]*[.B737] + 5*[.B737]" office:value-type="float" office:value="-3.8489584977884" calcext:value-type="float">
            <text:p>-3.84895849778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20679909875616" calcext:value-type="float">
            <text:p>-0.0420679909875616</text:p>
          </table:table-cell>
          <table:table-cell table:formula="of:=-[.A738]" office:value-type="float" office:value="0.0420679909875616" calcext:value-type="float">
            <text:p>0.0420679909875616</text:p>
          </table:table-cell>
          <table:table-cell/>
          <table:table-cell table:formula="of:= [.A738] * [.A738] - 10 * COS(2 * PI() * [.A738])" office:value-type="float" office:value="-9.65093147674382" calcext:value-type="float">
            <text:p>-9.65093147674382</text:p>
          </table:table-cell>
          <table:table-cell table:formula="of:= [.B738] * [.B738] - 10 * COS(2 * PI() * [.B738])" office:value-type="float" office:value="-9.65093147674382" calcext:value-type="float">
            <text:p>-9.65093147674382</text:p>
          </table:table-cell>
          <table:table-cell table:formula="of:= 100 * ([.A739] - [.A738]*[.A738]) * ([.A739] - [.A738]*[.A738]) + (1 - [.A738]) * (1 - [.A738])" office:value-type="float" office:value="21.5974573448717" calcext:value-type="float">
            <text:p>21.5974573448717</text:p>
          </table:table-cell>
          <table:table-cell table:formula="of:= 100 * ([.B739] - [.B738]*[.B738]) * ([.B739] - [.B738]*[.B738]) + (1 - [.B738]) * (1 - [.B738])" office:value-type="float" office:value="21.1098386736971" calcext:value-type="float">
            <text:p>21.1098386736971</text:p>
          </table:table-cell>
          <table:table-cell table:formula="of:=[.A738]*[.A738]" office:value-type="float" office:value="0.00176971586572957" calcext:value-type="float">
            <text:p>0.00176971586572957</text:p>
          </table:table-cell>
          <table:table-cell table:formula="of:=[.B738]*[.B738]" office:value-type="float" office:value="0.00176971586572957" calcext:value-type="float">
            <text:p>0.00176971586572957</text:p>
          </table:table-cell>
          <table:table-cell table:formula="of:= [.A738]*[.A738]*[.A738]*[.A738] - 16*[.A738]*[.A738] + 5*[.A738]" office:value-type="float" office:value="-0.238652276895236" calcext:value-type="float">
            <text:p>-0.238652276895236</text:p>
          </table:table-cell>
          <table:table-cell table:formula="of:= [.B738]*[.B738]*[.B738]*[.B738] - 16*[.B738]*[.B738] + 5*[.B738]" office:value-type="float" office:value="0.182027632980381" calcext:value-type="float">
            <text:p>0.1820276329803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1127089676447" calcext:value-type="float">
            <text:p>-0.451127089676447</text:p>
          </table:table-cell>
          <table:table-cell table:formula="of:=-[.A739]" office:value-type="float" office:value="0.451127089676447" calcext:value-type="float">
            <text:p>0.451127089676447</text:p>
          </table:table-cell>
          <table:table-cell/>
          <table:table-cell table:formula="of:= [.A739] * [.A739] - 10 * COS(2 * PI() * [.A739])" office:value-type="float" office:value="9.73572584907405" calcext:value-type="float">
            <text:p>9.73572584907405</text:p>
          </table:table-cell>
          <table:table-cell table:formula="of:= [.B739] * [.B739] - 10 * COS(2 * PI() * [.B739])" office:value-type="float" office:value="9.73572584907405" calcext:value-type="float">
            <text:p>9.73572584907405</text:p>
          </table:table-cell>
          <table:table-cell table:formula="of:= 100 * ([.A740] - [.A739]*[.A739]) * ([.A740] - [.A739]*[.A739]) + (1 - [.A739]) * (1 - [.A739])" office:value-type="float" office:value="3.79361847674883" calcext:value-type="float">
            <text:p>3.79361847674883</text:p>
          </table:table-cell>
          <table:table-cell table:formula="of:= 100 * ([.B740] - [.B739]*[.B739]) * ([.B740] - [.B739]*[.B739]) + (1 - [.B739]) * (1 - [.B739])" office:value-type="float" office:value="7.98048240611042" calcext:value-type="float">
            <text:p>7.98048240611042</text:p>
          </table:table-cell>
          <table:table-cell table:formula="of:=[.A739]*[.A739]" office:value-type="float" office:value="0.203515651039941" calcext:value-type="float">
            <text:p>0.203515651039941</text:p>
          </table:table-cell>
          <table:table-cell table:formula="of:=[.B739]*[.B739]" office:value-type="float" office:value="0.203515651039941" calcext:value-type="float">
            <text:p>0.203515651039941</text:p>
          </table:table-cell>
          <table:table-cell table:formula="of:= [.A739]*[.A739]*[.A739]*[.A739] - 16*[.A739]*[.A739] + 5*[.A739]" office:value-type="float" office:value="-5.47046724480309" calcext:value-type="float">
            <text:p>-5.47046724480309</text:p>
          </table:table-cell>
          <table:table-cell table:formula="of:= [.B739]*[.B739]*[.B739]*[.B739] - 16*[.B739]*[.B739] + 5*[.B739]" office:value-type="float" office:value="-0.959196348038613" calcext:value-type="float">
            <text:p>-0.9591963480386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735984217608348" calcext:value-type="float">
            <text:p>0.0735984217608348</text:p>
          </table:table-cell>
          <table:table-cell table:formula="of:=-[.A740]" office:value-type="float" office:value="-0.0735984217608348" calcext:value-type="float">
            <text:p>-0.0735984217608348</text:p>
          </table:table-cell>
          <table:table-cell/>
          <table:table-cell table:formula="of:= [.A740] * [.A740] - 10 * COS(2 * PI() * [.A740])" office:value-type="float" office:value="-8.94428261134997" calcext:value-type="float">
            <text:p>-8.94428261134997</text:p>
          </table:table-cell>
          <table:table-cell table:formula="of:= [.B740] * [.B740] - 10 * COS(2 * PI() * [.B740])" office:value-type="float" office:value="-8.94428261134997" calcext:value-type="float">
            <text:p>-8.94428261134997</text:p>
          </table:table-cell>
          <table:table-cell table:formula="of:= 100 * ([.A741] - [.A740]*[.A740]) * ([.A741] - [.A740]*[.A740]) + (1 - [.A740]) * (1 - [.A740])" office:value-type="float" office:value="4.62156999286059" calcext:value-type="float">
            <text:p>4.62156999286059</text:p>
          </table:table-cell>
          <table:table-cell table:formula="of:= 100 * ([.B741] - [.B740]*[.B740]) * ([.B741] - [.B740]*[.B740]) + (1 - [.B740]) * (1 - [.B740])" office:value-type="float" office:value="5.34802416904138" calcext:value-type="float">
            <text:p>5.34802416904138</text:p>
          </table:table-cell>
          <table:table-cell table:formula="of:=[.A740]*[.A740]" office:value-type="float" office:value="0.00541672768568571" calcext:value-type="float">
            <text:p>0.00541672768568571</text:p>
          </table:table-cell>
          <table:table-cell table:formula="of:=[.B740]*[.B740]" office:value-type="float" office:value="0.00541672768568571" calcext:value-type="float">
            <text:p>0.00541672768568571</text:p>
          </table:table-cell>
          <table:table-cell table:formula="of:= [.A740]*[.A740]*[.A740]*[.A740] - 16*[.A740]*[.A740] + 5*[.A740]" office:value-type="float" office:value="0.281353806772023" calcext:value-type="float">
            <text:p>0.281353806772023</text:p>
          </table:table-cell>
          <table:table-cell table:formula="of:= [.B740]*[.B740]*[.B740]*[.B740] - 16*[.B740]*[.B740] + 5*[.B740]" office:value-type="float" office:value="-0.454630410836324" calcext:value-type="float">
            <text:p>-0.4546304108363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9410287081264" calcext:value-type="float">
            <text:p>0.199410287081264</text:p>
          </table:table-cell>
          <table:table-cell table:formula="of:=-[.A741]" office:value-type="float" office:value="-0.199410287081264" calcext:value-type="float">
            <text:p>-0.199410287081264</text:p>
          </table:table-cell>
          <table:table-cell/>
          <table:table-cell table:formula="of:= [.A741] * [.A741] - 10 * COS(2 * PI() * [.A741])" office:value-type="float" office:value="-3.08562345250262" calcext:value-type="float">
            <text:p>-3.08562345250262</text:p>
          </table:table-cell>
          <table:table-cell table:formula="of:= [.B741] * [.B741] - 10 * COS(2 * PI() * [.B741])" office:value-type="float" office:value="-3.08562345250262" calcext:value-type="float">
            <text:p>-3.08562345250262</text:p>
          </table:table-cell>
          <table:table-cell table:formula="of:= 100 * ([.A742] - [.A741]*[.A741]) * ([.A742] - [.A741]*[.A741]) + (1 - [.A741]) * (1 - [.A741])" office:value-type="float" office:value="12.9922724237491" calcext:value-type="float">
            <text:p>12.9922724237491</text:p>
          </table:table-cell>
          <table:table-cell table:formula="of:= 100 * ([.B742] - [.B741]*[.B741]) * ([.B742] - [.B741]*[.B741]) + (1 - [.B741]) * (1 - [.B741])" office:value-type="float" office:value="8.83239679291134" calcext:value-type="float">
            <text:p>8.83239679291134</text:p>
          </table:table-cell>
          <table:table-cell table:formula="of:=[.A741]*[.A741]" office:value-type="float" office:value="0.0397644625938321" calcext:value-type="float">
            <text:p>0.0397644625938321</text:p>
          </table:table-cell>
          <table:table-cell table:formula="of:=[.B741]*[.B741]" office:value-type="float" office:value="0.0397644625938321" calcext:value-type="float">
            <text:p>0.0397644625938321</text:p>
          </table:table-cell>
          <table:table-cell table:formula="of:= [.A741]*[.A741]*[.A741]*[.A741] - 16*[.A741]*[.A741] + 5*[.A741]" office:value-type="float" office:value="0.362401246390382" calcext:value-type="float">
            <text:p>0.362401246390382</text:p>
          </table:table-cell>
          <table:table-cell table:formula="of:= [.B741]*[.B741]*[.B741]*[.B741] - 16*[.B741]*[.B741] + 5*[.B741]" office:value-type="float" office:value="-1.63170162442226" calcext:value-type="float">
            <text:p>-1.631701624422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11680106795393" calcext:value-type="float">
            <text:p>-0.311680106795393</text:p>
          </table:table-cell>
          <table:table-cell table:formula="of:=-[.A742]" office:value-type="float" office:value="0.311680106795393" calcext:value-type="float">
            <text:p>0.311680106795393</text:p>
          </table:table-cell>
          <table:table-cell/>
          <table:table-cell table:formula="of:= [.A742] * [.A742] - 10 * COS(2 * PI() * [.A742])" office:value-type="float" office:value="3.87633421194339" calcext:value-type="float">
            <text:p>3.87633421194339</text:p>
          </table:table-cell>
          <table:table-cell table:formula="of:= [.B742] * [.B742] - 10 * COS(2 * PI() * [.B742])" office:value-type="float" office:value="3.87633421194339" calcext:value-type="float">
            <text:p>3.87633421194339</text:p>
          </table:table-cell>
          <table:table-cell table:formula="of:= 100 * ([.A743] - [.A742]*[.A742]) * ([.A743] - [.A742]*[.A742]) + (1 - [.A742]) * (1 - [.A742])" office:value-type="float" office:value="15.474402639232" calcext:value-type="float">
            <text:p>15.474402639232</text:p>
          </table:table-cell>
          <table:table-cell table:formula="of:= 100 * ([.B743] - [.B742]*[.B742]) * ([.B743] - [.B742]*[.B742]) + (1 - [.B742]) * (1 - [.B742])" office:value-type="float" office:value="3.59160445225676" calcext:value-type="float">
            <text:p>3.59160445225676</text:p>
          </table:table-cell>
          <table:table-cell table:formula="of:=[.A742]*[.A742]" office:value-type="float" office:value="0.0971444889719876" calcext:value-type="float">
            <text:p>0.0971444889719876</text:p>
          </table:table-cell>
          <table:table-cell table:formula="of:=[.B742]*[.B742]" office:value-type="float" office:value="0.0971444889719876" calcext:value-type="float">
            <text:p>0.0971444889719876</text:p>
          </table:table-cell>
          <table:table-cell table:formula="of:= [.A742]*[.A742]*[.A742]*[.A742] - 16*[.A742]*[.A742] + 5*[.A742]" office:value-type="float" office:value="-3.10327530579114" calcext:value-type="float">
            <text:p>-3.10327530579114</text:p>
          </table:table-cell>
          <table:table-cell table:formula="of:= [.B742]*[.B742]*[.B742]*[.B742] - 16*[.B742]*[.B742] + 5*[.B742]" office:value-type="float" office:value="0.0135257621627924" calcext:value-type="float">
            <text:p>0.01352576216279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3717991425656" calcext:value-type="float">
            <text:p>-0.273717991425656</text:p>
          </table:table-cell>
          <table:table-cell table:formula="of:=-[.A743]" office:value-type="float" office:value="0.273717991425656" calcext:value-type="float">
            <text:p>0.273717991425656</text:p>
          </table:table-cell>
          <table:table-cell/>
          <table:table-cell table:formula="of:= [.A743] * [.A743] - 10 * COS(2 * PI() * [.A743])" office:value-type="float" office:value="1.55965704071271" calcext:value-type="float">
            <text:p>1.55965704071271</text:p>
          </table:table-cell>
          <table:table-cell table:formula="of:= [.B743] * [.B743] - 10 * COS(2 * PI() * [.B743])" office:value-type="float" office:value="1.55965704071271" calcext:value-type="float">
            <text:p>1.55965704071271</text:p>
          </table:table-cell>
          <table:table-cell table:formula="of:= 100 * ([.A744] - [.A743]*[.A743]) * ([.A744] - [.A743]*[.A743]) + (1 - [.A743]) * (1 - [.A743])" office:value-type="float" office:value="6.62237702475374" calcext:value-type="float">
            <text:p>6.62237702475374</text:p>
          </table:table-cell>
          <table:table-cell table:formula="of:= 100 * ([.B744] - [.B743]*[.B743]) * ([.B744] - [.B743]*[.B743]) + (1 - [.B743]) * (1 - [.B743])" office:value-type="float" office:value="1.0716006298405" calcext:value-type="float">
            <text:p>1.0716006298405</text:p>
          </table:table-cell>
          <table:table-cell table:formula="of:=[.A743]*[.A743]" office:value-type="float" office:value="0.0749215388300954" calcext:value-type="float">
            <text:p>0.0749215388300954</text:p>
          </table:table-cell>
          <table:table-cell table:formula="of:=[.B743]*[.B743]" office:value-type="float" office:value="0.0749215388300954" calcext:value-type="float">
            <text:p>0.0749215388300954</text:p>
          </table:table-cell>
          <table:table-cell table:formula="of:= [.A743]*[.A743]*[.A743]*[.A743] - 16*[.A743]*[.A743] + 5*[.A743]" office:value-type="float" office:value="-2.56172134142914" calcext:value-type="float">
            <text:p>-2.56172134142914</text:p>
          </table:table-cell>
          <table:table-cell table:formula="of:= [.B743]*[.B743]*[.B743]*[.B743] - 16*[.B743]*[.B743] + 5*[.B743]" office:value-type="float" office:value="0.175458572827422" calcext:value-type="float">
            <text:p>0.1754585728274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8685695021413" calcext:value-type="float">
            <text:p>-0.148685695021413</text:p>
          </table:table-cell>
          <table:table-cell table:formula="of:=-[.A744]" office:value-type="float" office:value="0.148685695021413" calcext:value-type="float">
            <text:p>0.148685695021413</text:p>
          </table:table-cell>
          <table:table-cell/>
          <table:table-cell table:formula="of:= [.A744] * [.A744] - 10 * COS(2 * PI() * [.A744])" office:value-type="float" office:value="-5.92235270817545" calcext:value-type="float">
            <text:p>-5.92235270817545</text:p>
          </table:table-cell>
          <table:table-cell table:formula="of:= [.B744] * [.B744] - 10 * COS(2 * PI() * [.B744])" office:value-type="float" office:value="-5.92235270817545" calcext:value-type="float">
            <text:p>-5.92235270817545</text:p>
          </table:table-cell>
          <table:table-cell table:formula="of:= 100 * ([.A745] - [.A744]*[.A744]) * ([.A745] - [.A744]*[.A744]) + (1 - [.A744]) * (1 - [.A744])" office:value-type="float" office:value="9.02547420044647" calcext:value-type="float">
            <text:p>9.02547420044647</text:p>
          </table:table-cell>
          <table:table-cell table:formula="of:= 100 * ([.B745] - [.B744]*[.B744]) * ([.B745] - [.B744]*[.B744]) + (1 - [.B744]) * (1 - [.B744])" office:value-type="float" office:value="11.0810078226599" calcext:value-type="float">
            <text:p>11.0810078226599</text:p>
          </table:table-cell>
          <table:table-cell table:formula="of:=[.A744]*[.A744]" office:value-type="float" office:value="0.0221074359040007" calcext:value-type="float">
            <text:p>0.0221074359040007</text:p>
          </table:table-cell>
          <table:table-cell table:formula="of:=[.B744]*[.B744]" office:value-type="float" office:value="0.0221074359040007" calcext:value-type="float">
            <text:p>0.0221074359040007</text:p>
          </table:table-cell>
          <table:table-cell table:formula="of:= [.A744]*[.A744]*[.A744]*[.A744] - 16*[.A744]*[.A744] + 5*[.A744]" office:value-type="float" office:value="-1.09665871084883" calcext:value-type="float">
            <text:p>-1.09665871084883</text:p>
          </table:table-cell>
          <table:table-cell table:formula="of:= [.B744]*[.B744]*[.B744]*[.B744] - 16*[.B744]*[.B744] + 5*[.B744]" office:value-type="float" office:value="0.390198239365304" calcext:value-type="float">
            <text:p>0.3901982393653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9704182543792" calcext:value-type="float">
            <text:p>0.299704182543792</text:p>
          </table:table-cell>
          <table:table-cell table:formula="of:=-[.A745]" office:value-type="float" office:value="-0.299704182543792" calcext:value-type="float">
            <text:p>-0.299704182543792</text:p>
          </table:table-cell>
          <table:table-cell/>
          <table:table-cell table:formula="of:= [.A745] * [.A745] - 10 * COS(2 * PI() * [.A745])" office:value-type="float" office:value="3.16231015498423" calcext:value-type="float">
            <text:p>3.16231015498423</text:p>
          </table:table-cell>
          <table:table-cell table:formula="of:= [.B745] * [.B745] - 10 * COS(2 * PI() * [.B745])" office:value-type="float" office:value="3.16231015498423" calcext:value-type="float">
            <text:p>3.16231015498423</text:p>
          </table:table-cell>
          <table:table-cell table:formula="of:= 100 * ([.A746] - [.A745]*[.A745]) * ([.A746] - [.A745]*[.A745]) + (1 - [.A745]) * (1 - [.A745])" office:value-type="float" office:value="19.937355271193" calcext:value-type="float">
            <text:p>19.937355271193</text:p>
          </table:table-cell>
          <table:table-cell table:formula="of:= 100 * ([.B746] - [.B745]*[.B745]) * ([.B746] - [.B745]*[.B745]) + (1 - [.B745]) * (1 - [.B745])" office:value-type="float" office:value="8.51917757951728" calcext:value-type="float">
            <text:p>8.51917757951728</text:p>
          </table:table-cell>
          <table:table-cell table:formula="of:=[.A745]*[.A745]" office:value-type="float" office:value="0.0898225970342425" calcext:value-type="float">
            <text:p>0.0898225970342425</text:p>
          </table:table-cell>
          <table:table-cell table:formula="of:=[.B745]*[.B745]" office:value-type="float" office:value="0.0898225970342425" calcext:value-type="float">
            <text:p>0.0898225970342425</text:p>
          </table:table-cell>
          <table:table-cell table:formula="of:= [.A745]*[.A745]*[.A745]*[.A745] - 16*[.A745]*[.A745] + 5*[.A745]" office:value-type="float" office:value="0.0694274591090551" calcext:value-type="float">
            <text:p>0.0694274591090551</text:p>
          </table:table-cell>
          <table:table-cell table:formula="of:= [.B745]*[.B745]*[.B745]*[.B745] - 16*[.B745]*[.B745] + 5*[.B745]" office:value-type="float" office:value="-2.92761436632886" calcext:value-type="float">
            <text:p>-2.927614366328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1164262625389" calcext:value-type="float">
            <text:p>-0.351164262625389</text:p>
          </table:table-cell>
          <table:table-cell table:formula="of:=-[.A746]" office:value-type="float" office:value="0.351164262625389" calcext:value-type="float">
            <text:p>0.351164262625389</text:p>
          </table:table-cell>
          <table:table-cell/>
          <table:table-cell table:formula="of:= [.A746] * [.A746] - 10 * COS(2 * PI() * [.A746])" office:value-type="float" office:value="6.06019290428674" calcext:value-type="float">
            <text:p>6.06019290428674</text:p>
          </table:table-cell>
          <table:table-cell table:formula="of:= [.B746] * [.B746] - 10 * COS(2 * PI() * [.B746])" office:value-type="float" office:value="6.06019290428674" calcext:value-type="float">
            <text:p>6.06019290428674</text:p>
          </table:table-cell>
          <table:table-cell table:formula="of:= 100 * ([.A747] - [.A746]*[.A746]) * ([.A747] - [.A746]*[.A746]) + (1 - [.A746]) * (1 - [.A746])" office:value-type="float" office:value="9.75138592119036" calcext:value-type="float">
            <text:p>9.75138592119036</text:p>
          </table:table-cell>
          <table:table-cell table:formula="of:= 100 * ([.B747] - [.B746]*[.B746]) * ([.B747] - [.B746]*[.B746]) + (1 - [.B746]) * (1 - [.B746])" office:value-type="float" office:value="28.3162447111265" calcext:value-type="float">
            <text:p>28.3162447111265</text:p>
          </table:table-cell>
          <table:table-cell table:formula="of:=[.A746]*[.A746]" office:value-type="float" office:value="0.123316339345233" calcext:value-type="float">
            <text:p>0.123316339345233</text:p>
          </table:table-cell>
          <table:table-cell table:formula="of:=[.B746]*[.B746]" office:value-type="float" office:value="0.123316339345233" calcext:value-type="float">
            <text:p>0.123316339345233</text:p>
          </table:table-cell>
          <table:table-cell table:formula="of:= [.A746]*[.A746]*[.A746]*[.A746] - 16*[.A746]*[.A746] + 5*[.A746]" office:value-type="float" office:value="-3.71367582310116" calcext:value-type="float">
            <text:p>-3.71367582310116</text:p>
          </table:table-cell>
          <table:table-cell table:formula="of:= [.B746]*[.B746]*[.B746]*[.B746] - 16*[.B746]*[.B746] + 5*[.B746]" office:value-type="float" office:value="-0.202033196847276" calcext:value-type="float">
            <text:p>-0.2020331968472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04843266238458" calcext:value-type="float">
            <text:p>0.404843266238458</text:p>
          </table:table-cell>
          <table:table-cell table:formula="of:=-[.A747]" office:value-type="float" office:value="-0.404843266238458" calcext:value-type="float">
            <text:p>-0.404843266238458</text:p>
          </table:table-cell>
          <table:table-cell/>
          <table:table-cell table:formula="of:= [.A747] * [.A747] - 10 * COS(2 * PI() * [.A747])" office:value-type="float" office:value="8.4291644777822" calcext:value-type="float">
            <text:p>8.4291644777822</text:p>
          </table:table-cell>
          <table:table-cell table:formula="of:= [.B747] * [.B747] - 10 * COS(2 * PI() * [.B747])" office:value-type="float" office:value="8.4291644777822" calcext:value-type="float">
            <text:p>8.4291644777822</text:p>
          </table:table-cell>
          <table:table-cell table:formula="of:= 100 * ([.A748] - [.A747]*[.A747]) * ([.A748] - [.A747]*[.A747]) + (1 - [.A747]) * (1 - [.A747])" office:value-type="float" office:value="1.9321043967529" calcext:value-type="float">
            <text:p>1.9321043967529</text:p>
          </table:table-cell>
          <table:table-cell table:formula="of:= 100 * ([.B748] - [.B747]*[.B747]) * ([.B748] - [.B747]*[.B747]) + (1 - [.B747]) * (1 - [.B747])" office:value-type="float" office:value="6.06133808954971" calcext:value-type="float">
            <text:p>6.06133808954971</text:p>
          </table:table-cell>
          <table:table-cell table:formula="of:=[.A747]*[.A747]" office:value-type="float" office:value="0.163898070218623" calcext:value-type="float">
            <text:p>0.163898070218623</text:p>
          </table:table-cell>
          <table:table-cell table:formula="of:=[.B747]*[.B747]" office:value-type="float" office:value="0.163898070218623" calcext:value-type="float">
            <text:p>0.163898070218623</text:p>
          </table:table-cell>
          <table:table-cell table:formula="of:= [.A747]*[.A747]*[.A747]*[.A747] - 16*[.A747]*[.A747] + 5*[.A747]" office:value-type="float" office:value="-0.571290214884292" calcext:value-type="float">
            <text:p>-0.571290214884292</text:p>
          </table:table-cell>
          <table:table-cell table:formula="of:= [.B747]*[.B747]*[.B747]*[.B747] - 16*[.B747]*[.B747] + 5*[.B747]" office:value-type="float" office:value="-4.61972287726888" calcext:value-type="float">
            <text:p>-4.619722877268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82838648511097" calcext:value-type="float">
            <text:p>0.0382838648511097</text:p>
          </table:table-cell>
          <table:table-cell table:formula="of:=-[.A748]" office:value-type="float" office:value="-0.0382838648511097" calcext:value-type="float">
            <text:p>-0.0382838648511097</text:p>
          </table:table-cell>
          <table:table-cell/>
          <table:table-cell table:formula="of:= [.A748] * [.A748] - 10 * COS(2 * PI() * [.A748])" office:value-type="float" office:value="-9.7106180845114" calcext:value-type="float">
            <text:p>-9.7106180845114</text:p>
          </table:table-cell>
          <table:table-cell table:formula="of:= [.B748] * [.B748] - 10 * COS(2 * PI() * [.B748])" office:value-type="float" office:value="-9.7106180845114" calcext:value-type="float">
            <text:p>-9.7106180845114</text:p>
          </table:table-cell>
          <table:table-cell table:formula="of:= 100 * ([.A749] - [.A748]*[.A748]) * ([.A749] - [.A748]*[.A748]) + (1 - [.A748]) * (1 - [.A748])" office:value-type="float" office:value="7.66736084701017" calcext:value-type="float">
            <text:p>7.66736084701017</text:p>
          </table:table-cell>
          <table:table-cell table:formula="of:= 100 * ([.B749] - [.B748]*[.B748]) * ([.B749] - [.B748]*[.B748]) + (1 - [.B748]) * (1 - [.B748])" office:value-type="float" office:value="7.97358576542088" calcext:value-type="float">
            <text:p>7.97358576542088</text:p>
          </table:table-cell>
          <table:table-cell table:formula="of:=[.A748]*[.A748]" office:value-type="float" office:value="0.00146565430793803" calcext:value-type="float">
            <text:p>0.00146565430793803</text:p>
          </table:table-cell>
          <table:table-cell table:formula="of:=[.B748]*[.B748]" office:value-type="float" office:value="0.00146565430793803" calcext:value-type="float">
            <text:p>0.00146565430793803</text:p>
          </table:table-cell>
          <table:table-cell table:formula="of:= [.A748]*[.A748]*[.A748]*[.A748] - 16*[.A748]*[.A748] + 5*[.A748]" office:value-type="float" office:value="0.16797100347109" calcext:value-type="float">
            <text:p>0.16797100347109</text:p>
          </table:table-cell>
          <table:table-cell table:formula="of:= [.B748]*[.B748]*[.B748]*[.B748] - 16*[.B748]*[.B748] + 5*[.B748]" office:value-type="float" office:value="-0.214867645040007" calcext:value-type="float">
            <text:p>-0.2148676450400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1128183803521" calcext:value-type="float">
            <text:p>0.261128183803521</text:p>
          </table:table-cell>
          <table:table-cell table:formula="of:=-[.A749]" office:value-type="float" office:value="-0.261128183803521" calcext:value-type="float">
            <text:p>-0.261128183803521</text:p>
          </table:table-cell>
          <table:table-cell/>
          <table:table-cell table:formula="of:= [.A749] * [.A749] - 10 * COS(2 * PI() * [.A749])" office:value-type="float" office:value="0.766822757638348" calcext:value-type="float">
            <text:p>0.766822757638348</text:p>
          </table:table-cell>
          <table:table-cell table:formula="of:= [.B749] * [.B749] - 10 * COS(2 * PI() * [.B749])" office:value-type="float" office:value="0.766822757638348" calcext:value-type="float">
            <text:p>0.766822757638348</text:p>
          </table:table-cell>
          <table:table-cell table:formula="of:= 100 * ([.A750] - [.A749]*[.A749]) * ([.A750] - [.A749]*[.A749]) + (1 - [.A749]) * (1 - [.A749])" office:value-type="float" office:value="29.4302925750775" calcext:value-type="float">
            <text:p>29.4302925750775</text:p>
          </table:table-cell>
          <table:table-cell table:formula="of:= 100 * ([.B750] - [.B749]*[.B749]) * ([.B750] - [.B749]*[.B749]) + (1 - [.B749]) * (1 - [.B749])" office:value-type="float" office:value="17.6758275402698" calcext:value-type="float">
            <text:p>17.6758275402698</text:p>
          </table:table-cell>
          <table:table-cell table:formula="of:=[.A749]*[.A749]" office:value-type="float" office:value="0.0681879283765255" calcext:value-type="float">
            <text:p>0.0681879283765255</text:p>
          </table:table-cell>
          <table:table-cell table:formula="of:=[.B749]*[.B749]" office:value-type="float" office:value="0.0681879283765255" calcext:value-type="float">
            <text:p>0.0681879283765255</text:p>
          </table:table-cell>
          <table:table-cell table:formula="of:= [.A749]*[.A749]*[.A749]*[.A749] - 16*[.A749]*[.A749] + 5*[.A749]" office:value-type="float" office:value="0.21928365856948" calcext:value-type="float">
            <text:p>0.21928365856948</text:p>
          </table:table-cell>
          <table:table-cell table:formula="of:= [.B749]*[.B749]*[.B749]*[.B749] - 16*[.B749]*[.B749] + 5*[.B749]" office:value-type="float" office:value="-2.39199817946573" calcext:value-type="float">
            <text:p>-2.391998179465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9253798830323" calcext:value-type="float">
            <text:p>-0.469253798830323</text:p>
          </table:table-cell>
          <table:table-cell table:formula="of:=-[.A750]" office:value-type="float" office:value="0.469253798830323" calcext:value-type="float">
            <text:p>0.469253798830323</text:p>
          </table:table-cell>
          <table:table-cell/>
          <table:table-cell table:formula="of:= [.A750] * [.A750] - 10 * COS(2 * PI() * [.A750])" office:value-type="float" office:value="10.0341782922737" calcext:value-type="float">
            <text:p>10.0341782922737</text:p>
          </table:table-cell>
          <table:table-cell table:formula="of:= [.B750] * [.B750] - 10 * COS(2 * PI() * [.B750])" office:value-type="float" office:value="10.0341782922737" calcext:value-type="float">
            <text:p>10.0341782922737</text:p>
          </table:table-cell>
          <table:table-cell table:formula="of:= 100 * ([.A751] - [.A750]*[.A750]) * ([.A751] - [.A750]*[.A750]) + (1 - [.A750]) * (1 - [.A750])" office:value-type="float" office:value="3.78618421652043" calcext:value-type="float">
            <text:p>3.78618421652043</text:p>
          </table:table-cell>
          <table:table-cell table:formula="of:= 100 * ([.B751] - [.B750]*[.B750]) * ([.B751] - [.B750]*[.B750]) + (1 - [.B750]) * (1 - [.B750])" office:value-type="float" office:value="10.0676789714042" calcext:value-type="float">
            <text:p>10.0676789714042</text:p>
          </table:table-cell>
          <table:table-cell table:formula="of:=[.A750]*[.A750]" office:value-type="float" office:value="0.220199127716689" calcext:value-type="float">
            <text:p>0.220199127716689</text:p>
          </table:table-cell>
          <table:table-cell table:formula="of:=[.B750]*[.B750]" office:value-type="float" office:value="0.220199127716689" calcext:value-type="float">
            <text:p>0.220199127716689</text:p>
          </table:table-cell>
          <table:table-cell table:formula="of:= [.A750]*[.A750]*[.A750]*[.A750] - 16*[.A750]*[.A750] + 5*[.A750]" office:value-type="float" office:value="-5.82096738177145" calcext:value-type="float">
            <text:p>-5.82096738177145</text:p>
          </table:table-cell>
          <table:table-cell table:formula="of:= [.B750]*[.B750]*[.B750]*[.B750] - 16*[.B750]*[.B750] + 5*[.B750]" office:value-type="float" office:value="-1.12842939346822" calcext:value-type="float">
            <text:p>-1.128429393468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2626501689665" calcext:value-type="float">
            <text:p>0.092626501689665</text:p>
          </table:table-cell>
          <table:table-cell table:formula="of:=-[.A751]" office:value-type="float" office:value="-0.092626501689665" calcext:value-type="float">
            <text:p>-0.092626501689665</text:p>
          </table:table-cell>
          <table:table-cell/>
          <table:table-cell table:formula="of:= [.A751] * [.A751] - 10 * COS(2 * PI() * [.A751])" office:value-type="float" office:value="-8.34512748757953" calcext:value-type="float">
            <text:p>-8.34512748757953</text:p>
          </table:table-cell>
          <table:table-cell table:formula="of:= [.B751] * [.B751] - 10 * COS(2 * PI() * [.B751])" office:value-type="float" office:value="-8.34512748757953" calcext:value-type="float">
            <text:p>-8.34512748757953</text:p>
          </table:table-cell>
          <table:table-cell table:formula="of:= 100 * ([.A752] - [.A751]*[.A751]) * ([.A752] - [.A751]*[.A751]) + (1 - [.A751]) * (1 - [.A751])" office:value-type="float" office:value="22.5300804546874" calcext:value-type="float">
            <text:p>22.5300804546874</text:p>
          </table:table-cell>
          <table:table-cell table:formula="of:= 100 * ([.B752] - [.B751]*[.B751]) * ([.B752] - [.B751]*[.B751]) + (1 - [.B751]) * (1 - [.B751])" office:value-type="float" office:value="21.3311062548475" calcext:value-type="float">
            <text:p>21.3311062548475</text:p>
          </table:table-cell>
          <table:table-cell table:formula="of:=[.A751]*[.A751]" office:value-type="float" office:value="0.00857966881526552" calcext:value-type="float">
            <text:p>0.00857966881526552</text:p>
          </table:table-cell>
          <table:table-cell table:formula="of:=[.B751]*[.B751]" office:value-type="float" office:value="0.00857966881526552" calcext:value-type="float">
            <text:p>0.00857966881526552</text:p>
          </table:table-cell>
          <table:table-cell table:formula="of:= [.A751]*[.A751]*[.A751]*[.A751] - 16*[.A751]*[.A751] + 5*[.A751]" office:value-type="float" office:value="0.325931418121056" calcext:value-type="float">
            <text:p>0.325931418121056</text:p>
          </table:table-cell>
          <table:table-cell table:formula="of:= [.B751]*[.B751]*[.B751]*[.B751] - 16*[.B751]*[.B751] + 5*[.B751]" office:value-type="float" office:value="-0.600333598775594" calcext:value-type="float">
            <text:p>-0.6003335987755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7325405091979" calcext:value-type="float">
            <text:p>-0.457325405091979</text:p>
          </table:table-cell>
          <table:table-cell table:formula="of:=-[.A752]" office:value-type="float" office:value="0.457325405091979" calcext:value-type="float">
            <text:p>0.457325405091979</text:p>
          </table:table-cell>
          <table:table-cell/>
          <table:table-cell table:formula="of:= [.A752] * [.A752] - 10 * COS(2 * PI() * [.A752])" office:value-type="float" office:value="9.85182018794047" calcext:value-type="float">
            <text:p>9.85182018794047</text:p>
          </table:table-cell>
          <table:table-cell table:formula="of:= [.B752] * [.B752] - 10 * COS(2 * PI() * [.B752])" office:value-type="float" office:value="9.85182018794047" calcext:value-type="float">
            <text:p>9.85182018794047</text:p>
          </table:table-cell>
          <table:table-cell table:formula="of:= 100 * ([.A753] - [.A752]*[.A752]) * ([.A753] - [.A752]*[.A752]) + (1 - [.A752]) * (1 - [.A752])" office:value-type="float" office:value="16.6909832252778" calcext:value-type="float">
            <text:p>16.6909832252778</text:p>
          </table:table-cell>
          <table:table-cell table:formula="of:= 100 * ([.B753] - [.B752]*[.B752]) * ([.B753] - [.B752]*[.B752]) + (1 - [.B752]) * (1 - [.B752])" office:value-type="float" office:value="0.428621759341841" calcext:value-type="float">
            <text:p>0.428621759341841</text:p>
          </table:table-cell>
          <table:table-cell table:formula="of:=[.A752]*[.A752]" office:value-type="float" office:value="0.209146526142542" calcext:value-type="float">
            <text:p>0.209146526142542</text:p>
          </table:table-cell>
          <table:table-cell table:formula="of:=[.B752]*[.B752]" office:value-type="float" office:value="0.209146526142542" calcext:value-type="float">
            <text:p>0.209146526142542</text:p>
          </table:table-cell>
          <table:table-cell table:formula="of:= [.A752]*[.A752]*[.A752]*[.A752] - 16*[.A752]*[.A752] + 5*[.A752]" office:value-type="float" office:value="-5.58922917434308" calcext:value-type="float">
            <text:p>-5.58922917434308</text:p>
          </table:table-cell>
          <table:table-cell table:formula="of:= [.B752]*[.B752]*[.B752]*[.B752] - 16*[.B752]*[.B752] + 5*[.B752]" office:value-type="float" office:value="-1.01597512342329" calcext:value-type="float">
            <text:p>-1.015975123423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2523303539492" calcext:value-type="float">
            <text:p>-0.172523303539492</text:p>
          </table:table-cell>
          <table:table-cell table:formula="of:=-[.A753]" office:value-type="float" office:value="0.172523303539492" calcext:value-type="float">
            <text:p>0.172523303539492</text:p>
          </table:table-cell>
          <table:table-cell/>
          <table:table-cell table:formula="of:= [.A753] * [.A753] - 10 * COS(2 * PI() * [.A753])" office:value-type="float" office:value="-4.64823978851268" calcext:value-type="float">
            <text:p>-4.64823978851268</text:p>
          </table:table-cell>
          <table:table-cell table:formula="of:= [.B753] * [.B753] - 10 * COS(2 * PI() * [.B753])" office:value-type="float" office:value="-4.64823978851268" calcext:value-type="float">
            <text:p>-4.64823978851268</text:p>
          </table:table-cell>
          <table:table-cell table:formula="of:= 100 * ([.A754] - [.A753]*[.A753]) * ([.A754] - [.A753]*[.A753]) + (1 - [.A753]) * (1 - [.A753])" office:value-type="float" office:value="19.9494347017425" calcext:value-type="float">
            <text:p>19.9494347017425</text:p>
          </table:table-cell>
          <table:table-cell table:formula="of:= 100 * ([.B754] - [.B753]*[.B753]) * ([.B754] - [.B753]*[.B753]) + (1 - [.B753]) * (1 - [.B753])" office:value-type="float" office:value="14.4825469282965" calcext:value-type="float">
            <text:p>14.4825469282965</text:p>
          </table:table-cell>
          <table:table-cell table:formula="of:=[.A753]*[.A753]" office:value-type="float" office:value="0.0297642902641798" calcext:value-type="float">
            <text:p>0.0297642902641798</text:p>
          </table:table-cell>
          <table:table-cell table:formula="of:=[.B753]*[.B753]" office:value-type="float" office:value="0.0297642902641798" calcext:value-type="float">
            <text:p>0.0297642902641798</text:p>
          </table:table-cell>
          <table:table-cell table:formula="of:= [.A753]*[.A753]*[.A753]*[.A753] - 16*[.A753]*[.A753] + 5*[.A753]" office:value-type="float" office:value="-1.33795924894941" calcext:value-type="float">
            <text:p>-1.33795924894941</text:p>
          </table:table-cell>
          <table:table-cell table:formula="of:= [.B753]*[.B753]*[.B753]*[.B753] - 16*[.B753]*[.B753] + 5*[.B753]" office:value-type="float" office:value="0.387273786445515" calcext:value-type="float">
            <text:p>0.3872737864455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01218584156595" calcext:value-type="float">
            <text:p>-0.401218584156595</text:p>
          </table:table-cell>
          <table:table-cell table:formula="of:=-[.A754]" office:value-type="float" office:value="0.401218584156595" calcext:value-type="float">
            <text:p>0.401218584156595</text:p>
          </table:table-cell>
          <table:table-cell/>
          <table:table-cell table:formula="of:= [.A754] * [.A754] - 10 * COS(2 * PI() * [.A754])" office:value-type="float" office:value="8.29591302819539" calcext:value-type="float">
            <text:p>8.29591302819539</text:p>
          </table:table-cell>
          <table:table-cell table:formula="of:= [.B754] * [.B754] - 10 * COS(2 * PI() * [.B754])" office:value-type="float" office:value="8.29591302819539" calcext:value-type="float">
            <text:p>8.29591302819539</text:p>
          </table:table-cell>
          <table:table-cell table:formula="of:= 100 * ([.A755] - [.A754]*[.A754]) * ([.A755] - [.A754]*[.A754]) + (1 - [.A754]) * (1 - [.A754])" office:value-type="float" office:value="14.0862571244114" calcext:value-type="float">
            <text:p>14.0862571244114</text:p>
          </table:table-cell>
          <table:table-cell table:formula="of:= 100 * ([.B755] - [.B754]*[.B754]) * ([.B755] - [.B754]*[.B754]) + (1 - [.B754]) * (1 - [.B754])" office:value-type="float" office:value="0.42731968543782" calcext:value-type="float">
            <text:p>0.42731968543782</text:p>
          </table:table-cell>
          <table:table-cell table:formula="of:=[.A754]*[.A754]" office:value-type="float" office:value="0.160976352272623" calcext:value-type="float">
            <text:p>0.160976352272623</text:p>
          </table:table-cell>
          <table:table-cell table:formula="of:=[.B754]*[.B754]" office:value-type="float" office:value="0.160976352272623" calcext:value-type="float">
            <text:p>0.160976352272623</text:p>
          </table:table-cell>
          <table:table-cell table:formula="of:= [.A754]*[.A754]*[.A754]*[.A754] - 16*[.A754]*[.A754] + 5*[.A754]" office:value-type="float" office:value="-4.55580117115394" calcext:value-type="float">
            <text:p>-4.55580117115394</text:p>
          </table:table-cell>
          <table:table-cell table:formula="of:= [.B754]*[.B754]*[.B754]*[.B754] - 16*[.B754]*[.B754] + 5*[.B754]" office:value-type="float" office:value="-0.54361532958799" calcext:value-type="float">
            <text:p>-0.543615329587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87202389235608" calcext:value-type="float">
            <text:p>-0.187202389235608</text:p>
          </table:table-cell>
          <table:table-cell table:formula="of:=-[.A755]" office:value-type="float" office:value="0.187202389235608" calcext:value-type="float">
            <text:p>0.187202389235608</text:p>
          </table:table-cell>
          <table:table-cell/>
          <table:table-cell table:formula="of:= [.A755] * [.A755] - 10 * COS(2 * PI() * [.A755])" office:value-type="float" office:value="-3.80905891444883" calcext:value-type="float">
            <text:p>-3.80905891444883</text:p>
          </table:table-cell>
          <table:table-cell table:formula="of:= [.B755] * [.B755] - 10 * COS(2 * PI() * [.B755])" office:value-type="float" office:value="-3.80905891444883" calcext:value-type="float">
            <text:p>-3.80905891444883</text:p>
          </table:table-cell>
          <table:table-cell table:formula="of:= 100 * ([.A756] - [.A755]*[.A755]) * ([.A756] - [.A755]*[.A755]) + (1 - [.A755]) * (1 - [.A755])" office:value-type="float" office:value="17.9523706109744" calcext:value-type="float">
            <text:p>17.9523706109744</text:p>
          </table:table-cell>
          <table:table-cell table:formula="of:= 100 * ([.B756] - [.B755]*[.B755]) * ([.B756] - [.B755]*[.B755]) + (1 - [.B755]) * (1 - [.B755])" office:value-type="float" office:value="23.3963109608643" calcext:value-type="float">
            <text:p>23.3963109608643</text:p>
          </table:table-cell>
          <table:table-cell table:formula="of:=[.A755]*[.A755]" office:value-type="float" office:value="0.0350447345355202" calcext:value-type="float">
            <text:p>0.0350447345355202</text:p>
          </table:table-cell>
          <table:table-cell table:formula="of:=[.B755]*[.B755]" office:value-type="float" office:value="0.0350447345355202" calcext:value-type="float">
            <text:p>0.0350447345355202</text:p>
          </table:table-cell>
          <table:table-cell table:formula="of:= [.A755]*[.A755]*[.A755]*[.A755] - 16*[.A755]*[.A755] + 5*[.A755]" office:value-type="float" office:value="-1.4954995653277" calcext:value-type="float">
            <text:p>-1.4954995653277</text:p>
          </table:table-cell>
          <table:table-cell table:formula="of:= [.B755]*[.B755]*[.B755]*[.B755] - 16*[.B755]*[.B755] + 5*[.B755]" office:value-type="float" office:value="0.376524327028384" calcext:value-type="float">
            <text:p>0.3765243270283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41774633829482" calcext:value-type="float">
            <text:p>0.441774633829482</text:p>
          </table:table-cell>
          <table:table-cell table:formula="of:=-[.A756]" office:value-type="float" office:value="-0.441774633829482" calcext:value-type="float">
            <text:p>-0.441774633829482</text:p>
          </table:table-cell>
          <table:table-cell/>
          <table:table-cell table:formula="of:= [.A756] * [.A756] - 10 * COS(2 * PI() * [.A756])" office:value-type="float" office:value="9.53339803195118" calcext:value-type="float">
            <text:p>9.53339803195118</text:p>
          </table:table-cell>
          <table:table-cell table:formula="of:= [.B756] * [.B756] - 10 * COS(2 * PI() * [.B756])" office:value-type="float" office:value="9.53339803195118" calcext:value-type="float">
            <text:p>9.53339803195118</text:p>
          </table:table-cell>
          <table:table-cell table:formula="of:= 100 * ([.A757] - [.A756]*[.A756]) * ([.A757] - [.A756]*[.A756]) + (1 - [.A756]) * (1 - [.A756])" office:value-type="float" office:value="21.5786607909486" calcext:value-type="float">
            <text:p>21.5786607909486</text:p>
          </table:table-cell>
          <table:table-cell table:formula="of:= 100 * ([.B757] - [.B756]*[.B756]) * ([.B757] - [.B756]*[.B756]) + (1 - [.B756]) * (1 - [.B756])" office:value-type="float" office:value="2.58043716942806" calcext:value-type="float">
            <text:p>2.58043716942806</text:p>
          </table:table-cell>
          <table:table-cell table:formula="of:=[.A756]*[.A756]" office:value-type="float" office:value="0.195164827095173" calcext:value-type="float">
            <text:p>0.195164827095173</text:p>
          </table:table-cell>
          <table:table-cell table:formula="of:=[.B756]*[.B756]" office:value-type="float" office:value="0.195164827095173" calcext:value-type="float">
            <text:p>0.195164827095173</text:p>
          </table:table-cell>
          <table:table-cell table:formula="of:= [.A756]*[.A756]*[.A756]*[.A756] - 16*[.A756]*[.A756] + 5*[.A756]" office:value-type="float" office:value="-0.875674754640267" calcext:value-type="float">
            <text:p>-0.875674754640267</text:p>
          </table:table-cell>
          <table:table-cell table:formula="of:= [.B756]*[.B756]*[.B756]*[.B756] - 16*[.B756]*[.B756] + 5*[.B756]" office:value-type="float" office:value="-5.29342109293509" calcext:value-type="float">
            <text:p>-5.293421092935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5997240203433" calcext:value-type="float">
            <text:p>-0.265997240203433</text:p>
          </table:table-cell>
          <table:table-cell table:formula="of:=-[.A757]" office:value-type="float" office:value="0.265997240203433" calcext:value-type="float">
            <text:p>0.265997240203433</text:p>
          </table:table-cell>
          <table:table-cell/>
          <table:table-cell table:formula="of:= [.A757] * [.A757] - 10 * COS(2 * PI() * [.A757])" office:value-type="float" office:value="1.07419915253416" calcext:value-type="float">
            <text:p>1.07419915253416</text:p>
          </table:table-cell>
          <table:table-cell table:formula="of:= [.B757] * [.B757] - 10 * COS(2 * PI() * [.B757])" office:value-type="float" office:value="1.07419915253416" calcext:value-type="float">
            <text:p>1.07419915253416</text:p>
          </table:table-cell>
          <table:table-cell table:formula="of:= 100 * ([.A758] - [.A757]*[.A757]) * ([.A758] - [.A757]*[.A757]) + (1 - [.A757]) * (1 - [.A757])" office:value-type="float" office:value="25.5591189317052" calcext:value-type="float">
            <text:p>25.5591189317052</text:p>
          </table:table-cell>
          <table:table-cell table:formula="of:= 100 * ([.B758] - [.B757]*[.B757]) * ([.B758] - [.B757]*[.B757]) + (1 - [.B757]) * (1 - [.B757])" office:value-type="float" office:value="12.6452199510405" calcext:value-type="float">
            <text:p>12.6452199510405</text:p>
          </table:table-cell>
          <table:table-cell table:formula="of:=[.A757]*[.A757]" office:value-type="float" office:value="0.0707545317958427" calcext:value-type="float">
            <text:p>0.0707545317958427</text:p>
          </table:table-cell>
          <table:table-cell table:formula="of:=[.B757]*[.B757]" office:value-type="float" office:value="0.0707545317958427" calcext:value-type="float">
            <text:p>0.0707545317958427</text:p>
          </table:table-cell>
          <table:table-cell table:formula="of:= [.A757]*[.A757]*[.A757]*[.A757] - 16*[.A757]*[.A757] + 5*[.A757]" office:value-type="float" office:value="-2.457052505981" calcext:value-type="float">
            <text:p>-2.457052505981</text:p>
          </table:table-cell>
          <table:table-cell table:formula="of:= [.B757]*[.B757]*[.B757]*[.B757] - 16*[.B757]*[.B757] + 5*[.B757]" office:value-type="float" office:value="0.20291989605333" calcext:value-type="float">
            <text:p>0.202919896053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8697916553356" calcext:value-type="float">
            <text:p>-0.418697916553356</text:p>
          </table:table-cell>
          <table:table-cell table:formula="of:=-[.A758]" office:value-type="float" office:value="0.418697916553356" calcext:value-type="float">
            <text:p>0.418697916553356</text:p>
          </table:table-cell>
          <table:table-cell/>
          <table:table-cell table:formula="of:= [.A758] * [.A758] - 10 * COS(2 * PI() * [.A758])" office:value-type="float" office:value="8.89866853614125" calcext:value-type="float">
            <text:p>8.89866853614125</text:p>
          </table:table-cell>
          <table:table-cell table:formula="of:= [.B758] * [.B758] - 10 * COS(2 * PI() * [.B758])" office:value-type="float" office:value="8.89866853614125" calcext:value-type="float">
            <text:p>8.89866853614125</text:p>
          </table:table-cell>
          <table:table-cell table:formula="of:= 100 * ([.A759] - [.A758]*[.A758]) * ([.A759] - [.A758]*[.A758]) + (1 - [.A758]) * (1 - [.A758])" office:value-type="float" office:value="3.04817635784065" calcext:value-type="float">
            <text:p>3.04817635784065</text:p>
          </table:table-cell>
          <table:table-cell table:formula="of:= 100 * ([.B759] - [.B758]*[.B758]) * ([.B759] - [.B758]*[.B758]) + (1 - [.B758]) * (1 - [.B758])" office:value-type="float" office:value="20.8021414684262" calcext:value-type="float">
            <text:p>20.8021414684262</text:p>
          </table:table-cell>
          <table:table-cell table:formula="of:=[.A758]*[.A758]" office:value-type="float" office:value="0.175307945326121" calcext:value-type="float">
            <text:p>0.175307945326121</text:p>
          </table:table-cell>
          <table:table-cell table:formula="of:=[.B758]*[.B758]" office:value-type="float" office:value="0.175307945326121" calcext:value-type="float">
            <text:p>0.175307945326121</text:p>
          </table:table-cell>
          <table:table-cell table:formula="of:= [.A758]*[.A758]*[.A758]*[.A758] - 16*[.A758]*[.A758] + 5*[.A758]" office:value-type="float" office:value="-4.86768383229025" calcext:value-type="float">
            <text:p>-4.86768383229025</text:p>
          </table:table-cell>
          <table:table-cell table:formula="of:= [.B758]*[.B758]*[.B758]*[.B758] - 16*[.B758]*[.B758] + 5*[.B758]" office:value-type="float" office:value="-0.680704666756689" calcext:value-type="float">
            <text:p>-0.6807046667566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706611843314" calcext:value-type="float">
            <text:p>0.27706611843314</text:p>
          </table:table-cell>
          <table:table-cell table:formula="of:=-[.A759]" office:value-type="float" office:value="-0.27706611843314" calcext:value-type="float">
            <text:p>-0.27706611843314</text:p>
          </table:table-cell>
          <table:table-cell/>
          <table:table-cell table:formula="of:= [.A759] * [.A759] - 10 * COS(2 * PI() * [.A759])" office:value-type="float" office:value="1.769194641693" calcext:value-type="float">
            <text:p>1.769194641693</text:p>
          </table:table-cell>
          <table:table-cell table:formula="of:= [.B759] * [.B759] - 10 * COS(2 * PI() * [.B759])" office:value-type="float" office:value="1.769194641693" calcext:value-type="float">
            <text:p>1.769194641693</text:p>
          </table:table-cell>
          <table:table-cell table:formula="of:= 100 * ([.A760] - [.A759]*[.A759]) * ([.A760] - [.A759]*[.A759]) + (1 - [.A759]) * (1 - [.A759])" office:value-type="float" office:value="15.9512402436361" calcext:value-type="float">
            <text:p>15.9512402436361</text:p>
          </table:table-cell>
          <table:table-cell table:formula="of:= 100 * ([.B760] - [.B759]*[.B759]) * ([.B760] - [.B759]*[.B759]) + (1 - [.B759]) * (1 - [.B759])" office:value-type="float" office:value="7.35549892069089" calcext:value-type="float">
            <text:p>7.35549892069089</text:p>
          </table:table-cell>
          <table:table-cell table:formula="of:=[.A759]*[.A759]" office:value-type="float" office:value="0.0767656339836069" calcext:value-type="float">
            <text:p>0.0767656339836069</text:p>
          </table:table-cell>
          <table:table-cell table:formula="of:=[.B759]*[.B759]" office:value-type="float" office:value="0.0767656339836069" calcext:value-type="float">
            <text:p>0.0767656339836069</text:p>
          </table:table-cell>
          <table:table-cell table:formula="of:= [.A759]*[.A759]*[.A759]*[.A759] - 16*[.A759]*[.A759] + 5*[.A759]" office:value-type="float" office:value="0.162973410988896" calcext:value-type="float">
            <text:p>0.162973410988896</text:p>
          </table:table-cell>
          <table:table-cell table:formula="of:= [.B759]*[.B759]*[.B759]*[.B759] - 16*[.B759]*[.B759] + 5*[.B759]" office:value-type="float" office:value="-2.60768777334251" calcext:value-type="float">
            <text:p>-2.607687773342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16027019289322" calcext:value-type="float">
            <text:p>-0.316027019289322</text:p>
          </table:table-cell>
          <table:table-cell table:formula="of:=-[.A760]" office:value-type="float" office:value="0.316027019289322" calcext:value-type="float">
            <text:p>0.316027019289322</text:p>
          </table:table-cell>
          <table:table-cell/>
          <table:table-cell table:formula="of:= [.A760] * [.A760] - 10 * COS(2 * PI() * [.A760])" office:value-type="float" office:value="4.1304911553168" calcext:value-type="float">
            <text:p>4.1304911553168</text:p>
          </table:table-cell>
          <table:table-cell table:formula="of:= [.B760] * [.B760] - 10 * COS(2 * PI() * [.B760])" office:value-type="float" office:value="4.1304911553168" calcext:value-type="float">
            <text:p>4.1304911553168</text:p>
          </table:table-cell>
          <table:table-cell table:formula="of:= 100 * ([.A761] - [.A760]*[.A760]) * ([.A761] - [.A760]*[.A760]) + (1 - [.A760]) * (1 - [.A760])" office:value-type="float" office:value="6.80481407219244" calcext:value-type="float">
            <text:p>6.80481407219244</text:p>
          </table:table-cell>
          <table:table-cell table:formula="of:= 100 * ([.B761] - [.B760]*[.B760]) * ([.B761] - [.B760]*[.B760]) + (1 - [.B760]) * (1 - [.B760])" office:value-type="float" office:value="18.5283519221443" calcext:value-type="float">
            <text:p>18.5283519221443</text:p>
          </table:table-cell>
          <table:table-cell table:formula="of:=[.A760]*[.A760]" office:value-type="float" office:value="0.0998730769208936" calcext:value-type="float">
            <text:p>0.0998730769208936</text:p>
          </table:table-cell>
          <table:table-cell table:formula="of:=[.B760]*[.B760]" office:value-type="float" office:value="0.0998730769208936" calcext:value-type="float">
            <text:p>0.0998730769208936</text:p>
          </table:table-cell>
          <table:table-cell table:formula="of:= [.A760]*[.A760]*[.A760]*[.A760] - 16*[.A760]*[.A760] + 5*[.A760]" office:value-type="float" office:value="-3.16812969568726" calcext:value-type="float">
            <text:p>-3.16812969568726</text:p>
          </table:table-cell>
          <table:table-cell table:formula="of:= [.B760]*[.B760]*[.B760]*[.B760] - 16*[.B760]*[.B760] + 5*[.B760]" office:value-type="float" office:value="-0.00785950279404046" calcext:value-type="float">
            <text:p>-0.007859502794040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25103779905476" calcext:value-type="float">
            <text:p>0.325103779905476</text:p>
          </table:table-cell>
          <table:table-cell table:formula="of:=-[.A761]" office:value-type="float" office:value="-0.325103779905476" calcext:value-type="float">
            <text:p>-0.325103779905476</text:p>
          </table:table-cell>
          <table:table-cell/>
          <table:table-cell table:formula="of:= [.A761] * [.A761] - 10 * COS(2 * PI() * [.A761])" office:value-type="float" office:value="4.65140647130791" calcext:value-type="float">
            <text:p>4.65140647130791</text:p>
          </table:table-cell>
          <table:table-cell table:formula="of:= [.B761] * [.B761] - 10 * COS(2 * PI() * [.B761])" office:value-type="float" office:value="4.65140647130791" calcext:value-type="float">
            <text:p>4.65140647130791</text:p>
          </table:table-cell>
          <table:table-cell table:formula="of:= 100 * ([.A762] - [.A761]*[.A761]) * ([.A762] - [.A761]*[.A761]) + (1 - [.A761]) * (1 - [.A761])" office:value-type="float" office:value="15.9179334505292" calcext:value-type="float">
            <text:p>15.9179334505292</text:p>
          </table:table-cell>
          <table:table-cell table:formula="of:= 100 * ([.B762] - [.B761]*[.B761]) * ([.B762] - [.B761]*[.B761]) + (1 - [.B761]) * (1 - [.B761])" office:value-type="float" office:value="38.3109998315853" calcext:value-type="float">
            <text:p>38.3109998315853</text:p>
          </table:table-cell>
          <table:table-cell table:formula="of:=[.A761]*[.A761]" office:value-type="float" office:value="0.105692467708828" calcext:value-type="float">
            <text:p>0.105692467708828</text:p>
          </table:table-cell>
          <table:table-cell table:formula="of:=[.B761]*[.B761]" office:value-type="float" office:value="0.105692467708828" calcext:value-type="float">
            <text:p>0.105692467708828</text:p>
          </table:table-cell>
          <table:table-cell table:formula="of:= [.A761]*[.A761]*[.A761]*[.A761] - 16*[.A761]*[.A761] + 5*[.A761]" office:value-type="float" office:value="-0.0543896860834874" calcext:value-type="float">
            <text:p>-0.0543896860834874</text:p>
          </table:table-cell>
          <table:table-cell table:formula="of:= [.B761]*[.B761]*[.B761]*[.B761] - 16*[.B761]*[.B761] + 5*[.B761]" office:value-type="float" office:value="-3.30542748513824" calcext:value-type="float">
            <text:p>-3.305427485138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891566822771" calcext:value-type="float">
            <text:p>0.49891566822771</text:p>
          </table:table-cell>
          <table:table-cell table:formula="of:=-[.A762]" office:value-type="float" office:value="-0.49891566822771" calcext:value-type="float">
            <text:p>-0.49891566822771</text:p>
          </table:table-cell>
          <table:table-cell/>
          <table:table-cell table:formula="of:= [.A762] * [.A762] - 10 * COS(2 * PI() * [.A762])" office:value-type="float" office:value="10.2486847561411" calcext:value-type="float">
            <text:p>10.2486847561411</text:p>
          </table:table-cell>
          <table:table-cell table:formula="of:= [.B762] * [.B762] - 10 * COS(2 * PI() * [.B762])" office:value-type="float" office:value="10.2486847561411" calcext:value-type="float">
            <text:p>10.2486847561411</text:p>
          </table:table-cell>
          <table:table-cell table:formula="of:= 100 * ([.A763] - [.A762]*[.A762]) * ([.A763] - [.A762]*[.A762]) + (1 - [.A762]) * (1 - [.A762])" office:value-type="float" office:value="16.4447423644075" calcext:value-type="float">
            <text:p>16.4447423644075</text:p>
          </table:table-cell>
          <table:table-cell table:formula="of:= 100 * ([.B763] - [.B762]*[.B762]) * ([.B763] - [.B762]*[.B762]) + (1 - [.B762]) * (1 - [.B762])" office:value-type="float" office:value="3.15725074605215" calcext:value-type="float">
            <text:p>3.15725074605215</text:p>
          </table:table-cell>
          <table:table-cell table:formula="of:=[.A762]*[.A762]" office:value-type="float" office:value="0.248916844003102" calcext:value-type="float">
            <text:p>0.248916844003102</text:p>
          </table:table-cell>
          <table:table-cell table:formula="of:=[.B762]*[.B762]" office:value-type="float" office:value="0.248916844003102" calcext:value-type="float">
            <text:p>0.248916844003102</text:p>
          </table:table-cell>
          <table:table-cell table:formula="of:= [.A762]*[.A762]*[.A762]*[.A762] - 16*[.A762]*[.A762] + 5*[.A762]" office:value-type="float" office:value="-1.42613156768262" calcext:value-type="float">
            <text:p>-1.42613156768262</text:p>
          </table:table-cell>
          <table:table-cell table:formula="of:= [.B762]*[.B762]*[.B762]*[.B762] - 16*[.B762]*[.B762] + 5*[.B762]" office:value-type="float" office:value="-6.41528824995972" calcext:value-type="float">
            <text:p>-6.415288249959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3496585902758" calcext:value-type="float">
            <text:p>-0.153496585902758</text:p>
          </table:table-cell>
          <table:table-cell table:formula="of:=-[.A763]" office:value-type="float" office:value="0.153496585902758" calcext:value-type="float">
            <text:p>0.153496585902758</text:p>
          </table:table-cell>
          <table:table-cell/>
          <table:table-cell table:formula="of:= [.A763] * [.A763] - 10 * COS(2 * PI() * [.A763])" office:value-type="float" office:value="-5.67514856767965" calcext:value-type="float">
            <text:p>-5.67514856767965</text:p>
          </table:table-cell>
          <table:table-cell table:formula="of:= [.B763] * [.B763] - 10 * COS(2 * PI() * [.B763])" office:value-type="float" office:value="-5.67514856767965" calcext:value-type="float">
            <text:p>-5.67514856767965</text:p>
          </table:table-cell>
          <table:table-cell table:formula="of:= 100 * ([.A764] - [.A763]*[.A763]) * ([.A764] - [.A763]*[.A763]) + (1 - [.A763]) * (1 - [.A763])" office:value-type="float" office:value="2.03326081329182" calcext:value-type="float">
            <text:p>2.03326081329182</text:p>
          </table:table-cell>
          <table:table-cell table:formula="of:= 100 * ([.B764] - [.B763]*[.B763]) * ([.B764] - [.B763]*[.B763]) + (1 - [.B763]) * (1 - [.B763])" office:value-type="float" office:value="0.851295080045599" calcext:value-type="float">
            <text:p>0.851295080045599</text:p>
          </table:table-cell>
          <table:table-cell table:formula="of:=[.A763]*[.A763]" office:value-type="float" office:value="0.0235612018838028" calcext:value-type="float">
            <text:p>0.0235612018838028</text:p>
          </table:table-cell>
          <table:table-cell table:formula="of:=[.B763]*[.B763]" office:value-type="float" office:value="0.0235612018838028" calcext:value-type="float">
            <text:p>0.0235612018838028</text:p>
          </table:table-cell>
          <table:table-cell table:formula="of:= [.A763]*[.A763]*[.A763]*[.A763] - 16*[.A763]*[.A763] + 5*[.A763]" office:value-type="float" office:value="-1.14390702942042" calcext:value-type="float">
            <text:p>-1.14390702942042</text:p>
          </table:table-cell>
          <table:table-cell table:formula="of:= [.B763]*[.B763]*[.B763]*[.B763] - 16*[.B763]*[.B763] + 5*[.B763]" office:value-type="float" office:value="0.391058829607155" calcext:value-type="float">
            <text:p>0.3910588296071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602663854369894" calcext:value-type="float">
            <text:p>-0.0602663854369894</text:p>
          </table:table-cell>
          <table:table-cell table:formula="of:=-[.A764]" office:value-type="float" office:value="0.0602663854369894" calcext:value-type="float">
            <text:p>0.0602663854369894</text:p>
          </table:table-cell>
          <table:table-cell/>
          <table:table-cell table:formula="of:= [.A764] * [.A764] - 10 * COS(2 * PI() * [.A764])" office:value-type="float" office:value="-9.28795831974853" calcext:value-type="float">
            <text:p>-9.28795831974853</text:p>
          </table:table-cell>
          <table:table-cell table:formula="of:= [.B764] * [.B764] - 10 * COS(2 * PI() * [.B764])" office:value-type="float" office:value="-9.28795831974853" calcext:value-type="float">
            <text:p>-9.28795831974853</text:p>
          </table:table-cell>
          <table:table-cell table:formula="of:= 100 * ([.A765] - [.A764]*[.A764]) * ([.A765] - [.A764]*[.A764]) + (1 - [.A764]) * (1 - [.A764])" office:value-type="float" office:value="20.009084286545" calcext:value-type="float">
            <text:p>20.009084286545</text:p>
          </table:table-cell>
          <table:table-cell table:formula="of:= 100 * ([.B765] - [.B764]*[.B764]) * ([.B765] - [.B764]*[.B764]) + (1 - [.B764]) * (1 - [.B764])" office:value-type="float" office:value="19.1419488171919" calcext:value-type="float">
            <text:p>19.1419488171919</text:p>
          </table:table-cell>
          <table:table-cell table:formula="of:=[.A764]*[.A764]" office:value-type="float" office:value="0.00363203721363976" calcext:value-type="float">
            <text:p>0.00363203721363976</text:p>
          </table:table-cell>
          <table:table-cell table:formula="of:=[.B764]*[.B764]" office:value-type="float" office:value="0.00363203721363976" calcext:value-type="float">
            <text:p>0.00363203721363976</text:p>
          </table:table-cell>
          <table:table-cell table:formula="of:= [.A764]*[.A764]*[.A764]*[.A764] - 16*[.A764]*[.A764] + 5*[.A764]" office:value-type="float" office:value="-0.359431330908862" calcext:value-type="float">
            <text:p>-0.359431330908862</text:p>
          </table:table-cell>
          <table:table-cell table:formula="of:= [.B764]*[.B764]*[.B764]*[.B764] - 16*[.B764]*[.B764] + 5*[.B764]" office:value-type="float" office:value="0.243232523461032" calcext:value-type="float">
            <text:p>0.2432325234610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0935788084753" calcext:value-type="float">
            <text:p>-0.430935788084753</text:p>
          </table:table-cell>
          <table:table-cell table:formula="of:=-[.A765]" office:value-type="float" office:value="0.430935788084753" calcext:value-type="float">
            <text:p>0.430935788084753</text:p>
          </table:table-cell>
          <table:table-cell/>
          <table:table-cell table:formula="of:= [.A765] * [.A765] - 10 * COS(2 * PI() * [.A765])" office:value-type="float" office:value="9.25885430192686" calcext:value-type="float">
            <text:p>9.25885430192686</text:p>
          </table:table-cell>
          <table:table-cell table:formula="of:= [.B765] * [.B765] - 10 * COS(2 * PI() * [.B765])" office:value-type="float" office:value="9.25885430192686" calcext:value-type="float">
            <text:p>9.25885430192686</text:p>
          </table:table-cell>
          <table:table-cell table:formula="of:= 100 * ([.A766] - [.A765]*[.A765]) * ([.A766] - [.A765]*[.A765]) + (1 - [.A765]) * (1 - [.A765])" office:value-type="float" office:value="5.29684263662684" calcext:value-type="float">
            <text:p>5.29684263662684</text:p>
          </table:table-cell>
          <table:table-cell table:formula="of:= 100 * ([.B766] - [.B765]*[.B765]) * ([.B766] - [.B765]*[.B765]) + (1 - [.B765]) * (1 - [.B765])" office:value-type="float" office:value="30.7576469790898" calcext:value-type="float">
            <text:p>30.7576469790898</text:p>
          </table:table-cell>
          <table:table-cell table:formula="of:=[.A765]*[.A765]" office:value-type="float" office:value="0.185705653452227" calcext:value-type="float">
            <text:p>0.185705653452227</text:p>
          </table:table-cell>
          <table:table-cell table:formula="of:=[.B765]*[.B765]" office:value-type="float" office:value="0.185705653452227" calcext:value-type="float">
            <text:p>0.185705653452227</text:p>
          </table:table-cell>
          <table:table-cell table:formula="of:= [.A765]*[.A765]*[.A765]*[.A765] - 16*[.A765]*[.A765] + 5*[.A765]" office:value-type="float" office:value="-5.09148280593528" calcext:value-type="float">
            <text:p>-5.09148280593528</text:p>
          </table:table-cell>
          <table:table-cell table:formula="of:= [.B765]*[.B765]*[.B765]*[.B765] - 16*[.B765]*[.B765] + 5*[.B765]" office:value-type="float" office:value="-0.78212492508775" calcext:value-type="float">
            <text:p>-0.7821249250877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5962842130102" calcext:value-type="float">
            <text:p>0.365962842130102</text:p>
          </table:table-cell>
          <table:table-cell table:formula="of:=-[.A766]" office:value-type="float" office:value="-0.365962842130102" calcext:value-type="float">
            <text:p>-0.365962842130102</text:p>
          </table:table-cell>
          <table:table-cell/>
          <table:table-cell table:formula="of:= [.A766] * [.A766] - 10 * COS(2 * PI() * [.A766])" office:value-type="float" office:value="6.79230574749547" calcext:value-type="float">
            <text:p>6.79230574749547</text:p>
          </table:table-cell>
          <table:table-cell table:formula="of:= [.B766] * [.B766] - 10 * COS(2 * PI() * [.B766])" office:value-type="float" office:value="6.79230574749547" calcext:value-type="float">
            <text:p>6.79230574749547</text:p>
          </table:table-cell>
          <table:table-cell table:formula="of:= 100 * ([.A767] - [.A766]*[.A766]) * ([.A767] - [.A766]*[.A766]) + (1 - [.A766]) * (1 - [.A766])" office:value-type="float" office:value="23.3324095052312" calcext:value-type="float">
            <text:p>23.3324095052312</text:p>
          </table:table-cell>
          <table:table-cell table:formula="of:= 100 * ([.B767] - [.B766]*[.B766]) * ([.B767] - [.B766]*[.B766]) + (1 - [.B766]) * (1 - [.B766])" office:value-type="float" office:value="6.31793066169594" calcext:value-type="float">
            <text:p>6.31793066169594</text:p>
          </table:table-cell>
          <table:table-cell table:formula="of:=[.A766]*[.A766]" office:value-type="float" office:value="0.133928801819942" calcext:value-type="float">
            <text:p>0.133928801819942</text:p>
          </table:table-cell>
          <table:table-cell table:formula="of:=[.B766]*[.B766]" office:value-type="float" office:value="0.133928801819942" calcext:value-type="float">
            <text:p>0.133928801819942</text:p>
          </table:table-cell>
          <table:table-cell table:formula="of:= [.A766]*[.A766]*[.A766]*[.A766] - 16*[.A766]*[.A766] + 5*[.A766]" office:value-type="float" office:value="-0.295109694511638" calcext:value-type="float">
            <text:p>-0.295109694511638</text:p>
          </table:table-cell>
          <table:table-cell table:formula="of:= [.B766]*[.B766]*[.B766]*[.B766] - 16*[.B766]*[.B766] + 5*[.B766]" office:value-type="float" office:value="-3.95473811581266" calcext:value-type="float">
            <text:p>-3.9547381158126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44928237260319" calcext:value-type="float">
            <text:p>-0.344928237260319</text:p>
          </table:table-cell>
          <table:table-cell table:formula="of:=-[.A767]" office:value-type="float" office:value="0.344928237260319" calcext:value-type="float">
            <text:p>0.344928237260319</text:p>
          </table:table-cell>
          <table:table-cell/>
          <table:table-cell table:formula="of:= [.A767] * [.A767] - 10 * COS(2 * PI() * [.A767])" office:value-type="float" office:value="5.73607940146212" calcext:value-type="float">
            <text:p>5.73607940146212</text:p>
          </table:table-cell>
          <table:table-cell table:formula="of:= [.B767] * [.B767] - 10 * COS(2 * PI() * [.B767])" office:value-type="float" office:value="5.73607940146212" calcext:value-type="float">
            <text:p>5.73607940146212</text:p>
          </table:table-cell>
          <table:table-cell table:formula="of:= 100 * ([.A768] - [.A767]*[.A767]) * ([.A768] - [.A767]*[.A767]) + (1 - [.A767]) * (1 - [.A767])" office:value-type="float" office:value="2.59346551767908" calcext:value-type="float">
            <text:p>2.59346551767908</text:p>
          </table:table-cell>
          <table:table-cell table:formula="of:= 100 * ([.B768] - [.B767]*[.B767]) * ([.B768] - [.B767]*[.B767]) + (1 - [.B767]) * (1 - [.B767])" office:value-type="float" office:value="11.0913371491119" calcext:value-type="float">
            <text:p>11.0913371491119</text:p>
          </table:table-cell>
          <table:table-cell table:formula="of:=[.A767]*[.A767]" office:value-type="float" office:value="0.118975488859511" calcext:value-type="float">
            <text:p>0.118975488859511</text:p>
          </table:table-cell>
          <table:table-cell table:formula="of:=[.B767]*[.B767]" office:value-type="float" office:value="0.118975488859511" calcext:value-type="float">
            <text:p>0.118975488859511</text:p>
          </table:table-cell>
          <table:table-cell table:formula="of:= [.A767]*[.A767]*[.A767]*[.A767] - 16*[.A767]*[.A767] + 5*[.A767]" office:value-type="float" office:value="-3.61409384110442" calcext:value-type="float">
            <text:p>-3.61409384110442</text:p>
          </table:table-cell>
          <table:table-cell table:formula="of:= [.B767]*[.B767]*[.B767]*[.B767] - 16*[.B767]*[.B767] + 5*[.B767]" office:value-type="float" office:value="-0.164811468501222" calcext:value-type="float">
            <text:p>-0.1648114685012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7555032451637" calcext:value-type="float">
            <text:p>0.207555032451637</text:p>
          </table:table-cell>
          <table:table-cell table:formula="of:=-[.A768]" office:value-type="float" office:value="-0.207555032451637" calcext:value-type="float">
            <text:p>-0.207555032451637</text:p>
          </table:table-cell>
          <table:table-cell/>
          <table:table-cell table:formula="of:= [.A768] * [.A768] - 10 * COS(2 * PI() * [.A768])" office:value-type="float" office:value="-2.59231601259772" calcext:value-type="float">
            <text:p>-2.59231601259772</text:p>
          </table:table-cell>
          <table:table-cell table:formula="of:= [.B768] * [.B768] - 10 * COS(2 * PI() * [.B768])" office:value-type="float" office:value="-2.59231601259772" calcext:value-type="float">
            <text:p>-2.59231601259772</text:p>
          </table:table-cell>
          <table:table-cell table:formula="of:= 100 * ([.A769] - [.A768]*[.A768]) * ([.A769] - [.A768]*[.A768]) + (1 - [.A768]) * (1 - [.A768])" office:value-type="float" office:value="17.3532184547912" calcext:value-type="float">
            <text:p>17.3532184547912</text:p>
          </table:table-cell>
          <table:table-cell table:formula="of:= 100 * ([.B769] - [.B768]*[.B768]) * ([.B769] - [.B768]*[.B768]) + (1 - [.B768]) * (1 - [.B768])" office:value-type="float" office:value="25.9729006881977" calcext:value-type="float">
            <text:p>25.9729006881977</text:p>
          </table:table-cell>
          <table:table-cell table:formula="of:=[.A768]*[.A768]" office:value-type="float" office:value="0.0430790914960001" calcext:value-type="float">
            <text:p>0.0430790914960001</text:p>
          </table:table-cell>
          <table:table-cell table:formula="of:=[.B768]*[.B768]" office:value-type="float" office:value="0.0430790914960001" calcext:value-type="float">
            <text:p>0.0430790914960001</text:p>
          </table:table-cell>
          <table:table-cell table:formula="of:= [.A768]*[.A768]*[.A768]*[.A768] - 16*[.A768]*[.A768] + 5*[.A768]" office:value-type="float" office:value="0.350365506446304" calcext:value-type="float">
            <text:p>0.350365506446304</text:p>
          </table:table-cell>
          <table:table-cell table:formula="of:= [.B768]*[.B768]*[.B768]*[.B768] - 16*[.B768]*[.B768] + 5*[.B768]" office:value-type="float" office:value="-1.72518481807007" calcext:value-type="float">
            <text:p>-1.725184818070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52044241945259" calcext:value-type="float">
            <text:p>0.452044241945259</text:p>
          </table:table-cell>
          <table:table-cell table:formula="of:=-[.A769]" office:value-type="float" office:value="-0.452044241945259" calcext:value-type="float">
            <text:p>-0.452044241945259</text:p>
          </table:table-cell>
          <table:table-cell/>
          <table:table-cell table:formula="of:= [.A769] * [.A769] - 10 * COS(2 * PI() * [.A769])" office:value-type="float" office:value="9.75381479240473" calcext:value-type="float">
            <text:p>9.75381479240473</text:p>
          </table:table-cell>
          <table:table-cell table:formula="of:= [.B769] * [.B769] - 10 * COS(2 * PI() * [.B769])" office:value-type="float" office:value="9.75381479240473" calcext:value-type="float">
            <text:p>9.75381479240473</text:p>
          </table:table-cell>
          <table:table-cell table:formula="of:= 100 * ([.A770] - [.A769]*[.A769]) * ([.A770] - [.A769]*[.A769]) + (1 - [.A769]) * (1 - [.A769])" office:value-type="float" office:value="8.51667343745905" calcext:value-type="float">
            <text:p>8.51667343745905</text:p>
          </table:table-cell>
          <table:table-cell table:formula="of:= 100 * ([.B770] - [.B769]*[.B769]) * ([.B770] - [.B769]*[.B769]) + (1 - [.B769]) * (1 - [.B769])" office:value-type="float" office:value="3.59793180672144" calcext:value-type="float">
            <text:p>3.59793180672144</text:p>
          </table:table-cell>
          <table:table-cell table:formula="of:=[.A769]*[.A769]" office:value-type="float" office:value="0.204343996675864" calcext:value-type="float">
            <text:p>0.204343996675864</text:p>
          </table:table-cell>
          <table:table-cell table:formula="of:=[.B769]*[.B769]" office:value-type="float" office:value="0.204343996675864" calcext:value-type="float">
            <text:p>0.204343996675864</text:p>
          </table:table-cell>
          <table:table-cell table:formula="of:= [.A769]*[.A769]*[.A769]*[.A769] - 16*[.A769]*[.A769] + 5*[.A769]" office:value-type="float" office:value="-0.967526268110064" calcext:value-type="float">
            <text:p>-0.967526268110064</text:p>
          </table:table-cell>
          <table:table-cell table:formula="of:= [.B769]*[.B769]*[.B769]*[.B769] - 16*[.B769]*[.B769] + 5*[.B769]" office:value-type="float" office:value="-5.48796868756266" calcext:value-type="float">
            <text:p>-5.4879686875626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82298950641416" calcext:value-type="float">
            <text:p>-0.082298950641416</text:p>
          </table:table-cell>
          <table:table-cell table:formula="of:=-[.A770]" office:value-type="float" office:value="0.082298950641416" calcext:value-type="float">
            <text:p>0.082298950641416</text:p>
          </table:table-cell>
          <table:table-cell/>
          <table:table-cell table:formula="of:= [.A770] * [.A770] - 10 * COS(2 * PI() * [.A770])" office:value-type="float" office:value="-8.68579387924315" calcext:value-type="float">
            <text:p>-8.68579387924315</text:p>
          </table:table-cell>
          <table:table-cell table:formula="of:= [.B770] * [.B770] - 10 * COS(2 * PI() * [.B770])" office:value-type="float" office:value="-8.68579387924315" calcext:value-type="float">
            <text:p>-8.68579387924315</text:p>
          </table:table-cell>
          <table:table-cell table:formula="of:= 100 * ([.A771] - [.A770]*[.A770]) * ([.A771] - [.A770]*[.A770]) + (1 - [.A770]) * (1 - [.A770])" office:value-type="float" office:value="8.3285624096612" calcext:value-type="float">
            <text:p>8.3285624096612</text:p>
          </table:table-cell>
          <table:table-cell table:formula="of:= 100 * ([.B771] - [.B770]*[.B770]) * ([.B771] - [.B770]*[.B770]) + (1 - [.B770]) * (1 - [.B770])" office:value-type="float" office:value="8.74251952066478" calcext:value-type="float">
            <text:p>8.74251952066478</text:p>
          </table:table-cell>
          <table:table-cell table:formula="of:=[.A770]*[.A770]" office:value-type="float" office:value="0.00677311727667823" calcext:value-type="float">
            <text:p>0.00677311727667823</text:p>
          </table:table-cell>
          <table:table-cell table:formula="of:=[.B770]*[.B770]" office:value-type="float" office:value="0.00677311727667823" calcext:value-type="float">
            <text:p>0.00677311727667823</text:p>
          </table:table-cell>
          <table:table-cell table:formula="of:= [.A770]*[.A770]*[.A770]*[.A770] - 16*[.A770]*[.A770] + 5*[.A770]" office:value-type="float" office:value="-0.519818754516288" calcext:value-type="float">
            <text:p>-0.519818754516288</text:p>
          </table:table-cell>
          <table:table-cell table:formula="of:= [.B770]*[.B770]*[.B770]*[.B770] - 16*[.B770]*[.B770] + 5*[.B770]" office:value-type="float" office:value="0.303170751897872" calcext:value-type="float">
            <text:p>0.3031707518978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4302394012921" calcext:value-type="float">
            <text:p>0.274302394012921</text:p>
          </table:table-cell>
          <table:table-cell table:formula="of:=-[.A771]" office:value-type="float" office:value="-0.274302394012921" calcext:value-type="float">
            <text:p>-0.274302394012921</text:p>
          </table:table-cell>
          <table:table-cell/>
          <table:table-cell table:formula="of:= [.A771] * [.A771] - 10 * COS(2 * PI() * [.A771])" office:value-type="float" office:value="1.59627933131247" calcext:value-type="float">
            <text:p>1.59627933131247</text:p>
          </table:table-cell>
          <table:table-cell table:formula="of:= [.B771] * [.B771] - 10 * COS(2 * PI() * [.B771])" office:value-type="float" office:value="1.59627933131247" calcext:value-type="float">
            <text:p>1.59627933131247</text:p>
          </table:table-cell>
          <table:table-cell table:formula="of:= 100 * ([.A772] - [.A771]*[.A771]) * ([.A772] - [.A771]*[.A771]) + (1 - [.A771]) * (1 - [.A771])" office:value-type="float" office:value="3.61710019447633" calcext:value-type="float">
            <text:p>3.61710019447633</text:p>
          </table:table-cell>
          <table:table-cell table:formula="of:= 100 * ([.B772] - [.B771]*[.B771]) * ([.B772] - [.B771]*[.B771]) + (1 - [.B771]) * (1 - [.B771])" office:value-type="float" office:value="12.2697586694335" calcext:value-type="float">
            <text:p>12.2697586694335</text:p>
          </table:table-cell>
          <table:table-cell table:formula="of:=[.A771]*[.A771]" office:value-type="float" office:value="0.0752418033612195" calcext:value-type="float">
            <text:p>0.0752418033612195</text:p>
          </table:table-cell>
          <table:table-cell table:formula="of:=[.B771]*[.B771]" office:value-type="float" office:value="0.0752418033612195" calcext:value-type="float">
            <text:p>0.0752418033612195</text:p>
          </table:table-cell>
          <table:table-cell table:formula="of:= [.A771]*[.A771]*[.A771]*[.A771] - 16*[.A771]*[.A771] + 5*[.A771]" office:value-type="float" office:value="0.173304445258139" calcext:value-type="float">
            <text:p>0.173304445258139</text:p>
          </table:table-cell>
          <table:table-cell table:formula="of:= [.B771]*[.B771]*[.B771]*[.B771] - 16*[.B771]*[.B771] + 5*[.B771]" office:value-type="float" office:value="-2.56971949487107" calcext:value-type="float">
            <text:p>-2.569719494871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1038935850374" calcext:value-type="float">
            <text:p>0.251038935850374</text:p>
          </table:table-cell>
          <table:table-cell table:formula="of:=-[.A772]" office:value-type="float" office:value="-0.251038935850374" calcext:value-type="float">
            <text:p>-0.251038935850374</text:p>
          </table:table-cell>
          <table:table-cell/>
          <table:table-cell table:formula="of:= [.A772] * [.A772] - 10 * COS(2 * PI() * [.A772])" office:value-type="float" office:value="0.128298348403744" calcext:value-type="float">
            <text:p>0.128298348403744</text:p>
          </table:table-cell>
          <table:table-cell table:formula="of:= [.B772] * [.B772] - 10 * COS(2 * PI() * [.B772])" office:value-type="float" office:value="0.128298348403744" calcext:value-type="float">
            <text:p>0.128298348403744</text:p>
          </table:table-cell>
          <table:table-cell table:formula="of:= 100 * ([.A773] - [.A772]*[.A772]) * ([.A773] - [.A772]*[.A772]) + (1 - [.A772]) * (1 - [.A772])" office:value-type="float" office:value="1.70647280472797" calcext:value-type="float">
            <text:p>1.70647280472797</text:p>
          </table:table-cell>
          <table:table-cell table:formula="of:= 100 * ([.B773] - [.B772]*[.B772]) * ([.B773] - [.B772]*[.B772]) + (1 - [.B772]) * (1 - [.B772])" office:value-type="float" office:value="6.99728588767445" calcext:value-type="float">
            <text:p>6.99728588767445</text:p>
          </table:table-cell>
          <table:table-cell table:formula="of:=[.A772]*[.A772]" office:value-type="float" office:value="0.0630205473128884" calcext:value-type="float">
            <text:p>0.0630205473128884</text:p>
          </table:table-cell>
          <table:table-cell table:formula="of:=[.B772]*[.B772]" office:value-type="float" office:value="0.0630205473128884" calcext:value-type="float">
            <text:p>0.0630205473128884</text:p>
          </table:table-cell>
          <table:table-cell table:formula="of:= [.A772]*[.A772]*[.A772]*[.A772] - 16*[.A772]*[.A772] + 5*[.A772]" office:value-type="float" office:value="0.250837511629274" calcext:value-type="float">
            <text:p>0.250837511629274</text:p>
          </table:table-cell>
          <table:table-cell table:formula="of:= [.B772]*[.B772]*[.B772]*[.B772] - 16*[.B772]*[.B772] + 5*[.B772]" office:value-type="float" office:value="-2.25955184687447" calcext:value-type="float">
            <text:p>-2.259551846874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0049988548271" calcext:value-type="float">
            <text:p>0.170049988548271</text:p>
          </table:table-cell>
          <table:table-cell table:formula="of:=-[.A773]" office:value-type="float" office:value="-0.170049988548271" calcext:value-type="float">
            <text:p>-0.170049988548271</text:p>
          </table:table-cell>
          <table:table-cell/>
          <table:table-cell table:formula="of:= [.A773] * [.A773] - 10 * COS(2 * PI() * [.A773])" office:value-type="float" office:value="-4.78586713673367" calcext:value-type="float">
            <text:p>-4.78586713673367</text:p>
          </table:table-cell>
          <table:table-cell table:formula="of:= [.B773] * [.B773] - 10 * COS(2 * PI() * [.B773])" office:value-type="float" office:value="-4.78586713673367" calcext:value-type="float">
            <text:p>-4.78586713673367</text:p>
          </table:table-cell>
          <table:table-cell table:formula="of:= 100 * ([.A774] - [.A773]*[.A773]) * ([.A774] - [.A773]*[.A773]) + (1 - [.A773]) * (1 - [.A773])" office:value-type="float" office:value="1.98885336726278" calcext:value-type="float">
            <text:p>1.98885336726278</text:p>
          </table:table-cell>
          <table:table-cell table:formula="of:= 100 * ([.B774] - [.B773]*[.B773]) * ([.B774] - [.B773]*[.B773]) + (1 - [.B773]) * (1 - [.B773])" office:value-type="float" office:value="1.68469396188839" calcext:value-type="float">
            <text:p>1.68469396188839</text:p>
          </table:table-cell>
          <table:table-cell table:formula="of:=[.A773]*[.A773]" office:value-type="float" office:value="0.0289169986052672" calcext:value-type="float">
            <text:p>0.0289169986052672</text:p>
          </table:table-cell>
          <table:table-cell table:formula="of:=[.B773]*[.B773]" office:value-type="float" office:value="0.0289169986052672" calcext:value-type="float">
            <text:p>0.0289169986052672</text:p>
          </table:table-cell>
          <table:table-cell table:formula="of:= [.A773]*[.A773]*[.A773]*[.A773] - 16*[.A773]*[.A773] + 5*[.A773]" office:value-type="float" office:value="0.388414157865418" calcext:value-type="float">
            <text:p>0.388414157865418</text:p>
          </table:table-cell>
          <table:table-cell table:formula="of:= [.B773]*[.B773]*[.B773]*[.B773] - 16*[.B773]*[.B773] + 5*[.B773]" office:value-type="float" office:value="-1.3120857276173" calcext:value-type="float">
            <text:p>-1.31208572761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851021377602592" calcext:value-type="float">
            <text:p>-0.0851021377602592</text:p>
          </table:table-cell>
          <table:table-cell table:formula="of:=-[.A774]" office:value-type="float" office:value="0.0851021377602592" calcext:value-type="float">
            <text:p>0.0851021377602592</text:p>
          </table:table-cell>
          <table:table-cell/>
          <table:table-cell table:formula="of:= [.A774] * [.A774] - 10 * COS(2 * PI() * [.A774])" office:value-type="float" office:value="-8.59690934825525" calcext:value-type="float">
            <text:p>-8.59690934825525</text:p>
          </table:table-cell>
          <table:table-cell table:formula="of:= [.B774] * [.B774] - 10 * COS(2 * PI() * [.B774])" office:value-type="float" office:value="-8.59690934825525" calcext:value-type="float">
            <text:p>-8.59690934825525</text:p>
          </table:table-cell>
          <table:table-cell table:formula="of:= 100 * ([.A775] - [.A774]*[.A774]) * ([.A775] - [.A774]*[.A774]) + (1 - [.A774]) * (1 - [.A774])" office:value-type="float" office:value="1.29145007697711" calcext:value-type="float">
            <text:p>1.29145007697711</text:p>
          </table:table-cell>
          <table:table-cell table:formula="of:= 100 * ([.B775] - [.B774]*[.B774]) * ([.B775] - [.B774]*[.B774]) + (1 - [.B774]) * (1 - [.B774])" office:value-type="float" office:value="0.874208572973303" calcext:value-type="float">
            <text:p>0.874208572973303</text:p>
          </table:table-cell>
          <table:table-cell table:formula="of:=[.A774]*[.A774]" office:value-type="float" office:value="0.00724237385136614" calcext:value-type="float">
            <text:p>0.00724237385136614</text:p>
          </table:table-cell>
          <table:table-cell table:formula="of:=[.B774]*[.B774]" office:value-type="float" office:value="0.00724237385136614" calcext:value-type="float">
            <text:p>0.00724237385136614</text:p>
          </table:table-cell>
          <table:table-cell table:formula="of:= [.A774]*[.A774]*[.A774]*[.A774] - 16*[.A774]*[.A774] + 5*[.A774]" office:value-type="float" office:value="-0.541336218444151" calcext:value-type="float">
            <text:p>-0.541336218444151</text:p>
          </table:table-cell>
          <table:table-cell table:formula="of:= [.B774]*[.B774]*[.B774]*[.B774] - 16*[.B774]*[.B774] + 5*[.B774]" office:value-type="float" office:value="0.309685159158441" calcext:value-type="float">
            <text:p>0.3096851591584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65220197616145" calcext:value-type="float">
            <text:p>-0.0265220197616145</text:p>
          </table:table-cell>
          <table:table-cell table:formula="of:=-[.A775]" office:value-type="float" office:value="0.0265220197616145" calcext:value-type="float">
            <text:p>0.0265220197616145</text:p>
          </table:table-cell>
          <table:table-cell/>
          <table:table-cell table:formula="of:= [.A775] * [.A775] - 10 * COS(2 * PI() * [.A775])" office:value-type="float" office:value="-9.86076854741502" calcext:value-type="float">
            <text:p>-9.86076854741502</text:p>
          </table:table-cell>
          <table:table-cell table:formula="of:= [.B775] * [.B775] - 10 * COS(2 * PI() * [.B775])" office:value-type="float" office:value="-9.86076854741502" calcext:value-type="float">
            <text:p>-9.86076854741502</text:p>
          </table:table-cell>
          <table:table-cell table:formula="of:= 100 * ([.A776] - [.A775]*[.A775]) * ([.A776] - [.A775]*[.A775]) + (1 - [.A775]) * (1 - [.A775])" office:value-type="float" office:value="2.71787219421726" calcext:value-type="float">
            <text:p>2.71787219421726</text:p>
          </table:table-cell>
          <table:table-cell table:formula="of:= 100 * ([.B776] - [.B775]*[.B775]) * ([.B776] - [.B775]*[.B775]) + (1 - [.B775]) * (1 - [.B775])" office:value-type="float" office:value="2.64827864809904" calcext:value-type="float">
            <text:p>2.64827864809904</text:p>
          </table:table-cell>
          <table:table-cell table:formula="of:=[.A775]*[.A775]" office:value-type="float" office:value="0.00070341753223547" calcext:value-type="float">
            <text:p>0.00070341753223547</text:p>
          </table:table-cell>
          <table:table-cell table:formula="of:=[.B775]*[.B775]" office:value-type="float" office:value="0.00070341753223547" calcext:value-type="float">
            <text:p>0.00070341753223547</text:p>
          </table:table-cell>
          <table:table-cell table:formula="of:= [.A775]*[.A775]*[.A775]*[.A775] - 16*[.A775]*[.A775] + 5*[.A775]" office:value-type="float" office:value="-0.143864284527615" calcext:value-type="float">
            <text:p>-0.143864284527615</text:p>
          </table:table-cell>
          <table:table-cell table:formula="of:= [.B775]*[.B775]*[.B775]*[.B775] - 16*[.B775]*[.B775] + 5*[.B775]" office:value-type="float" office:value="0.12135591308853" calcext:value-type="float">
            <text:p>0.121355913088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9704376333393" calcext:value-type="float">
            <text:p>0.129704376333393</text:p>
          </table:table-cell>
          <table:table-cell table:formula="of:=-[.A776]" office:value-type="float" office:value="-0.129704376333393" calcext:value-type="float">
            <text:p>-0.129704376333393</text:p>
          </table:table-cell>
          <table:table-cell/>
          <table:table-cell table:formula="of:= [.A776] * [.A776] - 10 * COS(2 * PI() * [.A776])" office:value-type="float" office:value="-6.84217630542651" calcext:value-type="float">
            <text:p>-6.84217630542651</text:p>
          </table:table-cell>
          <table:table-cell table:formula="of:= [.B776] * [.B776] - 10 * COS(2 * PI() * [.B776])" office:value-type="float" office:value="-6.84217630542651" calcext:value-type="float">
            <text:p>-6.84217630542651</text:p>
          </table:table-cell>
          <table:table-cell table:formula="of:= 100 * ([.A777] - [.A776]*[.A776]) * ([.A777] - [.A776]*[.A776]) + (1 - [.A776]) * (1 - [.A776])" office:value-type="float" office:value="6.79473737004049" calcext:value-type="float">
            <text:p>6.79473737004049</text:p>
          </table:table-cell>
          <table:table-cell table:formula="of:= 100 * ([.B777] - [.B776]*[.B776]) * ([.B777] - [.B776]*[.B776]) + (1 - [.B776]) * (1 - [.B776])" office:value-type="float" office:value="5.7733117669645" calcext:value-type="float">
            <text:p>5.7733117669645</text:p>
          </table:table-cell>
          <table:table-cell table:formula="of:=[.A776]*[.A776]" office:value-type="float" office:value="0.0168232252400345" calcext:value-type="float">
            <text:p>0.0168232252400345</text:p>
          </table:table-cell>
          <table:table-cell table:formula="of:=[.B776]*[.B776]" office:value-type="float" office:value="0.0168232252400345" calcext:value-type="float">
            <text:p>0.0168232252400345</text:p>
          </table:table-cell>
          <table:table-cell table:formula="of:= [.A776]*[.A776]*[.A776]*[.A776] - 16*[.A776]*[.A776] + 5*[.A776]" office:value-type="float" office:value="0.379633298733891" calcext:value-type="float">
            <text:p>0.379633298733891</text:p>
          </table:table-cell>
          <table:table-cell table:formula="of:= [.B776]*[.B776]*[.B776]*[.B776] - 16*[.B776]*[.B776] + 5*[.B776]" office:value-type="float" office:value="-0.917410464600041" calcext:value-type="float">
            <text:p>-0.9174104646000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28886418393813" calcext:value-type="float">
            <text:p>-0.228886418393813</text:p>
          </table:table-cell>
          <table:table-cell table:formula="of:=-[.A777]" office:value-type="float" office:value="0.228886418393813" calcext:value-type="float">
            <text:p>0.228886418393813</text:p>
          </table:table-cell>
          <table:table-cell/>
          <table:table-cell table:formula="of:= [.A777] * [.A777] - 10 * COS(2 * PI() * [.A777])" office:value-type="float" office:value="-1.2703287720957" calcext:value-type="float">
            <text:p>-1.2703287720957</text:p>
          </table:table-cell>
          <table:table-cell table:formula="of:= [.B777] * [.B777] - 10 * COS(2 * PI() * [.B777])" office:value-type="float" office:value="-1.2703287720957" calcext:value-type="float">
            <text:p>-1.2703287720957</text:p>
          </table:table-cell>
          <table:table-cell table:formula="of:= 100 * ([.A778] - [.A777]*[.A777]) * ([.A778] - [.A777]*[.A777]) + (1 - [.A777]) * (1 - [.A777])" office:value-type="float" office:value="4.6065944692627" calcext:value-type="float">
            <text:p>4.6065944692627</text:p>
          </table:table-cell>
          <table:table-cell table:formula="of:= 100 * ([.B778] - [.B777]*[.B777]) * ([.B778] - [.B777]*[.B777]) + (1 - [.B777]) * (1 - [.B777])" office:value-type="float" office:value="8.47638145526073" calcext:value-type="float">
            <text:p>8.47638145526073</text:p>
          </table:table-cell>
          <table:table-cell table:formula="of:=[.A777]*[.A777]" office:value-type="float" office:value="0.0523889925251477" calcext:value-type="float">
            <text:p>0.0523889925251477</text:p>
          </table:table-cell>
          <table:table-cell table:formula="of:=[.B777]*[.B777]" office:value-type="float" office:value="0.0523889925251477" calcext:value-type="float">
            <text:p>0.0523889925251477</text:p>
          </table:table-cell>
          <table:table-cell table:formula="of:= [.A777]*[.A777]*[.A777]*[.A777] - 16*[.A777]*[.A777] + 5*[.A777]" office:value-type="float" office:value="-1.97991136583363" calcext:value-type="float">
            <text:p>-1.97991136583363</text:p>
          </table:table-cell>
          <table:table-cell table:formula="of:= [.B777]*[.B777]*[.B777]*[.B777] - 16*[.B777]*[.B777] + 5*[.B777]" office:value-type="float" office:value="0.308952818104503" calcext:value-type="float">
            <text:p>0.3089528181045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8355825762264" calcext:value-type="float">
            <text:p>0.228355825762264</text:p>
          </table:table-cell>
          <table:table-cell table:formula="of:=-[.A778]" office:value-type="float" office:value="-0.228355825762264" calcext:value-type="float">
            <text:p>-0.228355825762264</text:p>
          </table:table-cell>
          <table:table-cell/>
          <table:table-cell table:formula="of:= [.A778] * [.A778] - 10 * COS(2 * PI() * [.A778])" office:value-type="float" office:value="-1.30360916217651" calcext:value-type="float">
            <text:p>-1.30360916217651</text:p>
          </table:table-cell>
          <table:table-cell table:formula="of:= [.B778] * [.B778] - 10 * COS(2 * PI() * [.B778])" office:value-type="float" office:value="-1.30360916217651" calcext:value-type="float">
            <text:p>-1.30360916217651</text:p>
          </table:table-cell>
          <table:table-cell table:formula="of:= 100 * ([.A779] - [.A778]*[.A778]) * ([.A779] - [.A778]*[.A778]) + (1 - [.A778]) * (1 - [.A778])" office:value-type="float" office:value="4.07121290801975" calcext:value-type="float">
            <text:p>4.07121290801975</text:p>
          </table:table-cell>
          <table:table-cell table:formula="of:= 100 * ([.B779] - [.B778]*[.B778]) * ([.B779] - [.B778]*[.B778]) + (1 - [.B778]) * (1 - [.B778])" office:value-type="float" office:value="2.1835826683001" calcext:value-type="float">
            <text:p>2.1835826683001</text:p>
          </table:table-cell>
          <table:table-cell table:formula="of:=[.A778]*[.A778]" office:value-type="float" office:value="0.0521463831595657" calcext:value-type="float">
            <text:p>0.0521463831595657</text:p>
          </table:table-cell>
          <table:table-cell table:formula="of:=[.B778]*[.B778]" office:value-type="float" office:value="0.0521463831595657" calcext:value-type="float">
            <text:p>0.0521463831595657</text:p>
          </table:table-cell>
          <table:table-cell table:formula="of:= [.A778]*[.A778]*[.A778]*[.A778] - 16*[.A778]*[.A778] + 5*[.A778]" office:value-type="float" office:value="0.310156243534896" calcext:value-type="float">
            <text:p>0.310156243534896</text:p>
          </table:table-cell>
          <table:table-cell table:formula="of:= [.B778]*[.B778]*[.B778]*[.B778] - 16*[.B778]*[.B778] + 5*[.B778]" office:value-type="float" office:value="-1.97340201408775" calcext:value-type="float">
            <text:p>-1.9734020140877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34288006811403" calcext:value-type="float">
            <text:p>-0.134288006811403</text:p>
          </table:table-cell>
          <table:table-cell table:formula="of:=-[.A779]" office:value-type="float" office:value="0.134288006811403" calcext:value-type="float">
            <text:p>0.134288006811403</text:p>
          </table:table-cell>
          <table:table-cell/>
          <table:table-cell table:formula="of:= [.A779] * [.A779] - 10 * COS(2 * PI() * [.A779])" office:value-type="float" office:value="-6.62857595594712" calcext:value-type="float">
            <text:p>-6.62857595594712</text:p>
          </table:table-cell>
          <table:table-cell table:formula="of:= [.B779] * [.B779] - 10 * COS(2 * PI() * [.B779])" office:value-type="float" office:value="-6.62857595594712" calcext:value-type="float">
            <text:p>-6.62857595594712</text:p>
          </table:table-cell>
          <table:table-cell table:formula="of:= 100 * ([.A780] - [.A779]*[.A779]) * ([.A780] - [.A779]*[.A779]) + (1 - [.A779]) * (1 - [.A779])" office:value-type="float" office:value="23.1706656928563" calcext:value-type="float">
            <text:p>23.1706656928563</text:p>
          </table:table-cell>
          <table:table-cell table:formula="of:= 100 * ([.B780] - [.B779]*[.B779]) * ([.B780] - [.B779]*[.B779]) + (1 - [.B779]) * (1 - [.B779])" office:value-type="float" office:value="26.1380071436003" calcext:value-type="float">
            <text:p>26.1380071436003</text:p>
          </table:table-cell>
          <table:table-cell table:formula="of:=[.A779]*[.A779]" office:value-type="float" office:value="0.0180332687733794" calcext:value-type="float">
            <text:p>0.0180332687733794</text:p>
          </table:table-cell>
          <table:table-cell table:formula="of:=[.B779]*[.B779]" office:value-type="float" office:value="0.0180332687733794" calcext:value-type="float">
            <text:p>0.0180332687733794</text:p>
          </table:table-cell>
          <table:table-cell table:formula="of:= [.A779]*[.A779]*[.A779]*[.A779] - 16*[.A779]*[.A779] + 5*[.A779]" office:value-type="float" office:value="-0.95964713564843" calcext:value-type="float">
            <text:p>-0.95964713564843</text:p>
          </table:table-cell>
          <table:table-cell table:formula="of:= [.B779]*[.B779]*[.B779]*[.B779] - 16*[.B779]*[.B779] + 5*[.B779]" office:value-type="float" office:value="0.383232932465597" calcext:value-type="float">
            <text:p>0.3832329324655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85837249201722" calcext:value-type="float">
            <text:p>0.485837249201722</text:p>
          </table:table-cell>
          <table:table-cell table:formula="of:=-[.A780]" office:value-type="float" office:value="-0.485837249201722" calcext:value-type="float">
            <text:p>-0.485837249201722</text:p>
          </table:table-cell>
          <table:table-cell/>
          <table:table-cell table:formula="of:= [.A780] * [.A780] - 10 * COS(2 * PI() * [.A780])" office:value-type="float" office:value="10.1964703554702" calcext:value-type="float">
            <text:p>10.1964703554702</text:p>
          </table:table-cell>
          <table:table-cell table:formula="of:= [.B780] * [.B780] - 10 * COS(2 * PI() * [.B780])" office:value-type="float" office:value="10.1964703554702" calcext:value-type="float">
            <text:p>10.1964703554702</text:p>
          </table:table-cell>
          <table:table-cell table:formula="of:= 100 * ([.A781] - [.A780]*[.A780]) * ([.A781] - [.A780]*[.A780]) + (1 - [.A780]) * (1 - [.A780])" office:value-type="float" office:value="6.99187421845778" calcext:value-type="float">
            <text:p>6.99187421845778</text:p>
          </table:table-cell>
          <table:table-cell table:formula="of:= 100 * ([.B781] - [.B780]*[.B780]) * ([.B781] - [.B780]*[.B780]) + (1 - [.B780]) * (1 - [.B780])" office:value-type="float" office:value="55.7096404615734" calcext:value-type="float">
            <text:p>55.7096404615734</text:p>
          </table:table-cell>
          <table:table-cell table:formula="of:=[.A780]*[.A780]" office:value-type="float" office:value="0.236037832711897" calcext:value-type="float">
            <text:p>0.236037832711897</text:p>
          </table:table-cell>
          <table:table-cell table:formula="of:=[.B780]*[.B780]" office:value-type="float" office:value="0.236037832711897" calcext:value-type="float">
            <text:p>0.236037832711897</text:p>
          </table:table-cell>
          <table:table-cell table:formula="of:= [.A780]*[.A780]*[.A780]*[.A780] - 16*[.A780]*[.A780] + 5*[.A780]" office:value-type="float" office:value="-1.2917052189104" calcext:value-type="float">
            <text:p>-1.2917052189104</text:p>
          </table:table-cell>
          <table:table-cell table:formula="of:= [.B780]*[.B780]*[.B780]*[.B780] - 16*[.B780]*[.B780] + 5*[.B780]" office:value-type="float" office:value="-6.15007771092763" calcext:value-type="float">
            <text:p>-6.150077710927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5412289514206" calcext:value-type="float">
            <text:p>0.495412289514206</text:p>
          </table:table-cell>
          <table:table-cell table:formula="of:=-[.A781]" office:value-type="float" office:value="-0.495412289514206" calcext:value-type="float">
            <text:p>-0.495412289514206</text:p>
          </table:table-cell>
          <table:table-cell/>
          <table:table-cell table:formula="of:= [.A781] * [.A781] - 10 * COS(2 * PI() * [.A781])" office:value-type="float" office:value="10.2412790957135" calcext:value-type="float">
            <text:p>10.2412790957135</text:p>
          </table:table-cell>
          <table:table-cell table:formula="of:= [.B781] * [.B781] - 10 * COS(2 * PI() * [.B781])" office:value-type="float" office:value="10.2412790957135" calcext:value-type="float">
            <text:p>10.2412790957135</text:p>
          </table:table-cell>
          <table:table-cell table:formula="of:= 100 * ([.A782] - [.A781]*[.A781]) * ([.A782] - [.A781]*[.A781]) + (1 - [.A781]) * (1 - [.A781])" office:value-type="float" office:value="0.800966620799958" calcext:value-type="float">
            <text:p>0.800966620799958</text:p>
          </table:table-cell>
          <table:table-cell table:formula="of:= 100 * ([.B782] - [.B781]*[.B781]) * ([.B782] - [.B781]*[.B781]) + (1 - [.B781]) * (1 - [.B781])" office:value-type="float" office:value="19.6210422867825" calcext:value-type="float">
            <text:p>19.6210422867825</text:p>
          </table:table-cell>
          <table:table-cell table:formula="of:=[.A781]*[.A781]" office:value-type="float" office:value="0.245433336601708" calcext:value-type="float">
            <text:p>0.245433336601708</text:p>
          </table:table-cell>
          <table:table-cell table:formula="of:=[.B781]*[.B781]" office:value-type="float" office:value="0.245433336601708" calcext:value-type="float">
            <text:p>0.245433336601708</text:p>
          </table:table-cell>
          <table:table-cell table:formula="of:= [.A781]*[.A781]*[.A781]*[.A781] - 16*[.A781]*[.A781] + 5*[.A781]" office:value-type="float" office:value="-1.38963441534085" calcext:value-type="float">
            <text:p>-1.38963441534085</text:p>
          </table:table-cell>
          <table:table-cell table:formula="of:= [.B781]*[.B781]*[.B781]*[.B781] - 16*[.B781]*[.B781] + 5*[.B781]" office:value-type="float" office:value="-6.34375731048291" calcext:value-type="float">
            <text:p>-6.343757310482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1517312410288" calcext:value-type="float">
            <text:p>0.171517312410288</text:p>
          </table:table-cell>
          <table:table-cell table:formula="of:=-[.A782]" office:value-type="float" office:value="-0.171517312410288" calcext:value-type="float">
            <text:p>-0.171517312410288</text:p>
          </table:table-cell>
          <table:table-cell/>
          <table:table-cell table:formula="of:= [.A782] * [.A782] - 10 * COS(2 * PI() * [.A782])" office:value-type="float" office:value="-4.70435771029181" calcext:value-type="float">
            <text:p>-4.70435771029181</text:p>
          </table:table-cell>
          <table:table-cell table:formula="of:= [.B782] * [.B782] - 10 * COS(2 * PI() * [.B782])" office:value-type="float" office:value="-4.70435771029181" calcext:value-type="float">
            <text:p>-4.70435771029181</text:p>
          </table:table-cell>
          <table:table-cell table:formula="of:= 100 * ([.A783] - [.A782]*[.A782]) * ([.A783] - [.A782]*[.A782]) + (1 - [.A782]) * (1 - [.A782])" office:value-type="float" office:value="0.922618725245124" calcext:value-type="float">
            <text:p>0.922618725245124</text:p>
          </table:table-cell>
          <table:table-cell table:formula="of:= 100 * ([.B783] - [.B782]*[.B782]) * ([.B783] - [.B782]*[.B782]) + (1 - [.B782]) * (1 - [.B782])" office:value-type="float" office:value="2.52679689136301" calcext:value-type="float">
            <text:p>2.52679689136301</text:p>
          </table:table-cell>
          <table:table-cell table:formula="of:=[.A782]*[.A782]" office:value-type="float" office:value="0.0294181884564482" calcext:value-type="float">
            <text:p>0.0294181884564482</text:p>
          </table:table-cell>
          <table:table-cell table:formula="of:=[.B782]*[.B782]" office:value-type="float" office:value="0.0294181884564482" calcext:value-type="float">
            <text:p>0.0294181884564482</text:p>
          </table:table-cell>
          <table:table-cell table:formula="of:= [.A782]*[.A782]*[.A782]*[.A782] - 16*[.A782]*[.A782] + 5*[.A782]" office:value-type="float" office:value="0.387760976560326" calcext:value-type="float">
            <text:p>0.387760976560326</text:p>
          </table:table-cell>
          <table:table-cell table:formula="of:= [.B782]*[.B782]*[.B782]*[.B782] - 16*[.B782]*[.B782] + 5*[.B782]" office:value-type="float" office:value="-1.32741214754255" calcext:value-type="float">
            <text:p>-1.327412147542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78022217261605" calcext:value-type="float">
            <text:p>0.078022217261605</text:p>
          </table:table-cell>
          <table:table-cell table:formula="of:=-[.A783]" office:value-type="float" office:value="-0.078022217261605" calcext:value-type="float">
            <text:p>-0.078022217261605</text:p>
          </table:table-cell>
          <table:table-cell/>
          <table:table-cell table:formula="of:= [.A783] * [.A783] - 10 * COS(2 * PI() * [.A783])" office:value-type="float" office:value="-8.81616763203781" calcext:value-type="float">
            <text:p>-8.81616763203781</text:p>
          </table:table-cell>
          <table:table-cell table:formula="of:= [.B783] * [.B783] - 10 * COS(2 * PI() * [.B783])" office:value-type="float" office:value="-8.81616763203781" calcext:value-type="float">
            <text:p>-8.81616763203781</text:p>
          </table:table-cell>
          <table:table-cell table:formula="of:= 100 * ([.A784] - [.A783]*[.A783]) * ([.A784] - [.A783]*[.A783]) + (1 - [.A783]) * (1 - [.A783])" office:value-type="float" office:value="1.41526544663062" calcext:value-type="float">
            <text:p>1.41526544663062</text:p>
          </table:table-cell>
          <table:table-cell table:formula="of:= 100 * ([.B784] - [.B783]*[.B783]) * ([.B784] - [.B783]*[.B783]) + (1 - [.B783]) * (1 - [.B783])" office:value-type="float" office:value="1.9252426088595" calcext:value-type="float">
            <text:p>1.9252426088595</text:p>
          </table:table-cell>
          <table:table-cell table:formula="of:=[.A783]*[.A783]" office:value-type="float" office:value="0.00608746638641709" calcext:value-type="float">
            <text:p>0.00608746638641709</text:p>
          </table:table-cell>
          <table:table-cell table:formula="of:=[.B783]*[.B783]" office:value-type="float" office:value="0.00608746638641709" calcext:value-type="float">
            <text:p>0.00608746638641709</text:p>
          </table:table-cell>
          <table:table-cell table:formula="of:= [.A783]*[.A783]*[.A783]*[.A783] - 16*[.A783]*[.A783] + 5*[.A783]" office:value-type="float" office:value="0.292748681372357" calcext:value-type="float">
            <text:p>0.292748681372357</text:p>
          </table:table-cell>
          <table:table-cell table:formula="of:= [.B783]*[.B783]*[.B783]*[.B783] - 16*[.B783]*[.B783] + 5*[.B783]" office:value-type="float" office:value="-0.487473491243693" calcext:value-type="float">
            <text:p>-0.4874734912436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12687416328117" calcext:value-type="float">
            <text:p>0.0812687416328117</text:p>
          </table:table-cell>
          <table:table-cell table:formula="of:=-[.A784]" office:value-type="float" office:value="-0.0812687416328117" calcext:value-type="float">
            <text:p>-0.0812687416328117</text:p>
          </table:table-cell>
          <table:table-cell/>
          <table:table-cell table:formula="of:= [.A784] * [.A784] - 10 * COS(2 * PI() * [.A784])" office:value-type="float" office:value="-8.71778001541167" calcext:value-type="float">
            <text:p>-8.71778001541167</text:p>
          </table:table-cell>
          <table:table-cell table:formula="of:= [.B784] * [.B784] - 10 * COS(2 * PI() * [.B784])" office:value-type="float" office:value="-8.71778001541167" calcext:value-type="float">
            <text:p>-8.71778001541167</text:p>
          </table:table-cell>
          <table:table-cell table:formula="of:= 100 * ([.A785] - [.A784]*[.A784]) * ([.A785] - [.A784]*[.A784]) + (1 - [.A784]) * (1 - [.A784])" office:value-type="float" office:value="1.45412747872194" calcext:value-type="float">
            <text:p>1.45412747872194</text:p>
          </table:table-cell>
          <table:table-cell table:formula="of:= 100 * ([.B785] - [.B784]*[.B784]) * ([.B785] - [.B784]*[.B784]) + (1 - [.B784]) * (1 - [.B784])" office:value-type="float" office:value="2.00299555449752" calcext:value-type="float">
            <text:p>2.00299555449752</text:p>
          </table:table-cell>
          <table:table-cell table:formula="of:=[.A784]*[.A784]" office:value-type="float" office:value="0.00660460836658071" calcext:value-type="float">
            <text:p>0.00660460836658071</text:p>
          </table:table-cell>
          <table:table-cell table:formula="of:=[.B784]*[.B784]" office:value-type="float" office:value="0.00660460836658071" calcext:value-type="float">
            <text:p>0.00660460836658071</text:p>
          </table:table-cell>
          <table:table-cell table:formula="of:= [.A784]*[.A784]*[.A784]*[.A784] - 16*[.A784]*[.A784] + 5*[.A784]" office:value-type="float" office:value="0.300713595150443" calcext:value-type="float">
            <text:p>0.300713595150443</text:p>
          </table:table-cell>
          <table:table-cell table:formula="of:= [.B784]*[.B784]*[.B784]*[.B784] - 16*[.B784]*[.B784] + 5*[.B784]" office:value-type="float" office:value="-0.511973821177674" calcext:value-type="float">
            <text:p>-0.5119738211776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47109687747434" calcext:value-type="float">
            <text:p>0.0847109687747434</text:p>
          </table:table-cell>
          <table:table-cell table:formula="of:=-[.A785]" office:value-type="float" office:value="-0.0847109687747434" calcext:value-type="float">
            <text:p>-0.0847109687747434</text:p>
          </table:table-cell>
          <table:table-cell/>
          <table:table-cell table:formula="of:= [.A785] * [.A785] - 10 * COS(2 * PI() * [.A785])" office:value-type="float" office:value="-8.60947450231236" calcext:value-type="float">
            <text:p>-8.60947450231236</text:p>
          </table:table-cell>
          <table:table-cell table:formula="of:= [.B785] * [.B785] - 10 * COS(2 * PI() * [.B785])" office:value-type="float" office:value="-8.60947450231236" calcext:value-type="float">
            <text:p>-8.60947450231236</text:p>
          </table:table-cell>
          <table:table-cell table:formula="of:= 100 * ([.A786] - [.A785]*[.A785]) * ([.A786] - [.A785]*[.A785]) + (1 - [.A785]) * (1 - [.A785])" office:value-type="float" office:value="19.7967994536512" calcext:value-type="float">
            <text:p>19.7967994536512</text:p>
          </table:table-cell>
          <table:table-cell table:formula="of:= 100 * ([.B786] - [.B785]*[.B785]) * ([.B786] - [.B785]*[.B785]) + (1 - [.B785]) * (1 - [.B785])" office:value-type="float" office:value="18.906420872527" calcext:value-type="float">
            <text:p>18.906420872527</text:p>
          </table:table-cell>
          <table:table-cell table:formula="of:=[.A785]*[.A785]" office:value-type="float" office:value="0.00717594823075555" calcext:value-type="float">
            <text:p>0.00717594823075555</text:p>
          </table:table-cell>
          <table:table-cell table:formula="of:=[.B785]*[.B785]" office:value-type="float" office:value="0.00717594823075555" calcext:value-type="float">
            <text:p>0.00717594823075555</text:p>
          </table:table-cell>
          <table:table-cell table:formula="of:= [.A785]*[.A785]*[.A785]*[.A785] - 16*[.A785]*[.A785] + 5*[.A785]" office:value-type="float" office:value="0.308791166414639" calcext:value-type="float">
            <text:p>0.308791166414639</text:p>
          </table:table-cell>
          <table:table-cell table:formula="of:= [.B785]*[.B785]*[.B785]*[.B785] - 16*[.B785]*[.B785] + 5*[.B785]" office:value-type="float" office:value="-0.538318521332795" calcext:value-type="float">
            <text:p>-0.5383185213327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8243911708705" calcext:value-type="float">
            <text:p>-0.428243911708705</text:p>
          </table:table-cell>
          <table:table-cell table:formula="of:=-[.A786]" office:value-type="float" office:value="0.428243911708705" calcext:value-type="float">
            <text:p>0.428243911708705</text:p>
          </table:table-cell>
          <table:table-cell/>
          <table:table-cell table:formula="of:= [.A786] * [.A786] - 10 * COS(2 * PI() * [.A786])" office:value-type="float" office:value="9.18413378359706" calcext:value-type="float">
            <text:p>9.18413378359706</text:p>
          </table:table-cell>
          <table:table-cell table:formula="of:= [.B786] * [.B786] - 10 * COS(2 * PI() * [.B786])" office:value-type="float" office:value="9.18413378359706" calcext:value-type="float">
            <text:p>9.18413378359706</text:p>
          </table:table-cell>
          <table:table-cell table:formula="of:= 100 * ([.A787] - [.A786]*[.A786]) * ([.A787] - [.A786]*[.A786]) + (1 - [.A786]) * (1 - [.A786])" office:value-type="float" office:value="3.87084259544497" calcext:value-type="float">
            <text:p>3.87084259544497</text:p>
          </table:table-cell>
          <table:table-cell table:formula="of:= 100 * ([.B787] - [.B786]*[.B786]) * ([.B787] - [.B786]*[.B786]) + (1 - [.B786]) * (1 - [.B786])" office:value-type="float" office:value="5.68486398777136" calcext:value-type="float">
            <text:p>5.68486398777136</text:p>
          </table:table-cell>
          <table:table-cell table:formula="of:=[.A786]*[.A786]" office:value-type="float" office:value="0.183392847915573" calcext:value-type="float">
            <text:p>0.183392847915573</text:p>
          </table:table-cell>
          <table:table-cell table:formula="of:=[.B786]*[.B786]" office:value-type="float" office:value="0.183392847915573" calcext:value-type="float">
            <text:p>0.183392847915573</text:p>
          </table:table-cell>
          <table:table-cell table:formula="of:= [.A786]*[.A786]*[.A786]*[.A786] - 16*[.A786]*[.A786] + 5*[.A786]" office:value-type="float" office:value="-5.04187218852611" calcext:value-type="float">
            <text:p>-5.04187218852611</text:p>
          </table:table-cell>
          <table:table-cell table:formula="of:= [.B786]*[.B786]*[.B786]*[.B786] - 16*[.B786]*[.B786] + 5*[.B786]" office:value-type="float" office:value="-0.759433071439061" calcext:value-type="float">
            <text:p>-0.7594330714390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80798062635586" calcext:value-type="float">
            <text:p>0.0480798062635586</text:p>
          </table:table-cell>
          <table:table-cell table:formula="of:=-[.A787]" office:value-type="float" office:value="-0.0480798062635586" calcext:value-type="float">
            <text:p>-0.0480798062635586</text:p>
          </table:table-cell>
          <table:table-cell/>
          <table:table-cell table:formula="of:= [.A787] * [.A787] - 10 * COS(2 * PI() * [.A787])" office:value-type="float" office:value="-9.5448431012975" calcext:value-type="float">
            <text:p>-9.5448431012975</text:p>
          </table:table-cell>
          <table:table-cell table:formula="of:= [.B787] * [.B787] - 10 * COS(2 * PI() * [.B787])" office:value-type="float" office:value="-9.5448431012975" calcext:value-type="float">
            <text:p>-9.5448431012975</text:p>
          </table:table-cell>
          <table:table-cell table:formula="of:= 100 * ([.A788] - [.A787]*[.A787]) * ([.A788] - [.A787]*[.A787]) + (1 - [.A787]) * (1 - [.A787])" office:value-type="float" office:value="2.09575612169709" calcext:value-type="float">
            <text:p>2.09575612169709</text:p>
          </table:table-cell>
          <table:table-cell table:formula="of:= 100 * ([.B788] - [.B787]*[.B787]) * ([.B788] - [.B787]*[.B787]) + (1 - [.B787]) * (1 - [.B787])" office:value-type="float" office:value="2.1893603789285" calcext:value-type="float">
            <text:p>2.1893603789285</text:p>
          </table:table-cell>
          <table:table-cell table:formula="of:=[.A787]*[.A787]" office:value-type="float" office:value="0.00231166777034133" calcext:value-type="float">
            <text:p>0.00231166777034133</text:p>
          </table:table-cell>
          <table:table-cell table:formula="of:=[.B787]*[.B787]" office:value-type="float" office:value="0.00231166777034133" calcext:value-type="float">
            <text:p>0.00231166777034133</text:p>
          </table:table-cell>
          <table:table-cell table:formula="of:= [.A787]*[.A787]*[.A787]*[.A787] - 16*[.A787]*[.A787] + 5*[.A787]" office:value-type="float" office:value="0.203417690800212" calcext:value-type="float">
            <text:p>0.203417690800212</text:p>
          </table:table-cell>
          <table:table-cell table:formula="of:= [.B787]*[.B787]*[.B787]*[.B787] - 16*[.B787]*[.B787] + 5*[.B787]" office:value-type="float" office:value="-0.277380371835374" calcext:value-type="float">
            <text:p>-0.2773803718353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06757304281928" calcext:value-type="float">
            <text:p>-0.106757304281928</text:p>
          </table:table-cell>
          <table:table-cell table:formula="of:=-[.A788]" office:value-type="float" office:value="0.106757304281928" calcext:value-type="float">
            <text:p>0.106757304281928</text:p>
          </table:table-cell>
          <table:table-cell/>
          <table:table-cell table:formula="of:= [.A788] * [.A788] - 10 * COS(2 * PI() * [.A788])" office:value-type="float" office:value="-7.82199878787719" calcext:value-type="float">
            <text:p>-7.82199878787719</text:p>
          </table:table-cell>
          <table:table-cell table:formula="of:= [.B788] * [.B788] - 10 * COS(2 * PI() * [.B788])" office:value-type="float" office:value="-7.82199878787719" calcext:value-type="float">
            <text:p>-7.82199878787719</text:p>
          </table:table-cell>
          <table:table-cell table:formula="of:= 100 * ([.A789] - [.A788]*[.A788]) * ([.A789] - [.A788]*[.A788]) + (1 - [.A788]) * (1 - [.A788])" office:value-type="float" office:value="9.61515691602329" calcext:value-type="float">
            <text:p>9.61515691602329</text:p>
          </table:table-cell>
          <table:table-cell table:formula="of:= 100 * ([.B789] - [.B788]*[.B788]) * ([.B789] - [.B788]*[.B788]) + (1 - [.B788]) * (1 - [.B788])" office:value-type="float" office:value="7.91957295893086" calcext:value-type="float">
            <text:p>7.91957295893086</text:p>
          </table:table-cell>
          <table:table-cell table:formula="of:=[.A788]*[.A788]" office:value-type="float" office:value="0.0113971220175441" calcext:value-type="float">
            <text:p>0.0113971220175441</text:p>
          </table:table-cell>
          <table:table-cell table:formula="of:=[.B788]*[.B788]" office:value-type="float" office:value="0.0113971220175441" calcext:value-type="float">
            <text:p>0.0113971220175441</text:p>
          </table:table-cell>
          <table:table-cell table:formula="of:= [.A788]*[.A788]*[.A788]*[.A788] - 16*[.A788]*[.A788] + 5*[.A788]" office:value-type="float" office:value="-0.716010579300061" calcext:value-type="float">
            <text:p>-0.716010579300061</text:p>
          </table:table-cell>
          <table:table-cell table:formula="of:= [.B788]*[.B788]*[.B788]*[.B788] - 16*[.B788]*[.B788] + 5*[.B788]" office:value-type="float" office:value="0.351562463519216" calcext:value-type="float">
            <text:p>0.3515624635192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8262077481486" calcext:value-type="float">
            <text:p>-0.278262077481486</text:p>
          </table:table-cell>
          <table:table-cell table:formula="of:=-[.A789]" office:value-type="float" office:value="0.278262077481486" calcext:value-type="float">
            <text:p>0.278262077481486</text:p>
          </table:table-cell>
          <table:table-cell/>
          <table:table-cell table:formula="of:= [.A789] * [.A789] - 10 * COS(2 * PI() * [.A789])" office:value-type="float" office:value="1.84387063084424" calcext:value-type="float">
            <text:p>1.84387063084424</text:p>
          </table:table-cell>
          <table:table-cell table:formula="of:= [.B789] * [.B789] - 10 * COS(2 * PI() * [.B789])" office:value-type="float" office:value="1.84387063084424" calcext:value-type="float">
            <text:p>1.84387063084424</text:p>
          </table:table-cell>
          <table:table-cell table:formula="of:= 100 * ([.A790] - [.A789]*[.A789]) * ([.A790] - [.A789]*[.A789]) + (1 - [.A789]) * (1 - [.A789])" office:value-type="float" office:value="23.7135094591569" calcext:value-type="float">
            <text:p>23.7135094591569</text:p>
          </table:table-cell>
          <table:table-cell table:formula="of:= 100 * ([.B790] - [.B789]*[.B789]) * ([.B790] - [.B789]*[.B789]) + (1 - [.B789]) * (1 - [.B789])" office:value-type="float" office:value="10.4452521092267" calcext:value-type="float">
            <text:p>10.4452521092267</text:p>
          </table:table-cell>
          <table:table-cell table:formula="of:=[.A789]*[.A789]" office:value-type="float" office:value="0.0774297837643125" calcext:value-type="float">
            <text:p>0.0774297837643125</text:p>
          </table:table-cell>
          <table:table-cell table:formula="of:=[.B789]*[.B789]" office:value-type="float" office:value="0.0774297837643125" calcext:value-type="float">
            <text:p>0.0774297837643125</text:p>
          </table:table-cell>
          <table:table-cell table:formula="of:= [.A789]*[.A789]*[.A789]*[.A789] - 16*[.A789]*[.A789] + 5*[.A789]" office:value-type="float" office:value="-2.62419155622264" calcext:value-type="float">
            <text:p>-2.62419155622264</text:p>
          </table:table-cell>
          <table:table-cell table:formula="of:= [.B789]*[.B789]*[.B789]*[.B789] - 16*[.B789]*[.B789] + 5*[.B789]" office:value-type="float" office:value="0.158429218592218" calcext:value-type="float">
            <text:p>0.1584292185922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2459091614001" calcext:value-type="float">
            <text:p>-0.392459091614001</text:p>
          </table:table-cell>
          <table:table-cell table:formula="of:=-[.A790]" office:value-type="float" office:value="0.392459091614001" calcext:value-type="float">
            <text:p>0.392459091614001</text:p>
          </table:table-cell>
          <table:table-cell/>
          <table:table-cell table:formula="of:= [.A790] * [.A790] - 10 * COS(2 * PI() * [.A790])" office:value-type="float" office:value="7.95672086191488" calcext:value-type="float">
            <text:p>7.95672086191488</text:p>
          </table:table-cell>
          <table:table-cell table:formula="of:= [.B790] * [.B790] - 10 * COS(2 * PI() * [.B790])" office:value-type="float" office:value="7.95672086191488" calcext:value-type="float">
            <text:p>7.95672086191488</text:p>
          </table:table-cell>
          <table:table-cell table:formula="of:= 100 * ([.A791] - [.A790]*[.A790]) * ([.A791] - [.A790]*[.A790]) + (1 - [.A790]) * (1 - [.A790])" office:value-type="float" office:value="11.8890774750581" calcext:value-type="float">
            <text:p>11.8890774750581</text:p>
          </table:table-cell>
          <table:table-cell table:formula="of:= 100 * ([.B791] - [.B790]*[.B790]) * ([.B791] - [.B790]*[.B790]) + (1 - [.B790]) * (1 - [.B790])" office:value-type="float" office:value="0.37456727036953" calcext:value-type="float">
            <text:p>0.37456727036953</text:p>
          </table:table-cell>
          <table:table-cell table:formula="of:=[.A790]*[.A790]" office:value-type="float" office:value="0.154024138590486" calcext:value-type="float">
            <text:p>0.154024138590486</text:p>
          </table:table-cell>
          <table:table-cell table:formula="of:=[.B790]*[.B790]" office:value-type="float" office:value="0.154024138590486" calcext:value-type="float">
            <text:p>0.154024138590486</text:p>
          </table:table-cell>
          <table:table-cell table:formula="of:= [.A790]*[.A790]*[.A790]*[.A790] - 16*[.A790]*[.A790] + 5*[.A790]" office:value-type="float" office:value="-4.40295824024924" calcext:value-type="float">
            <text:p>-4.40295824024924</text:p>
          </table:table-cell>
          <table:table-cell table:formula="of:= [.B790]*[.B790]*[.B790]*[.B790] - 16*[.B790]*[.B790] + 5*[.B790]" office:value-type="float" office:value="-0.478367324109239" calcext:value-type="float">
            <text:p>-0.4783673241092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6141420963686" calcext:value-type="float">
            <text:p>-0.16141420963686</text:p>
          </table:table-cell>
          <table:table-cell table:formula="of:=-[.A791]" office:value-type="float" office:value="0.16141420963686" calcext:value-type="float">
            <text:p>0.16141420963686</text:p>
          </table:table-cell>
          <table:table-cell/>
          <table:table-cell table:formula="of:= [.A791] * [.A791] - 10 * COS(2 * PI() * [.A791])" office:value-type="float" office:value="-5.25697806218376" calcext:value-type="float">
            <text:p>-5.25697806218376</text:p>
          </table:table-cell>
          <table:table-cell table:formula="of:= [.B791] * [.B791] - 10 * COS(2 * PI() * [.B791])" office:value-type="float" office:value="-5.25697806218376" calcext:value-type="float">
            <text:p>-5.25697806218376</text:p>
          </table:table-cell>
          <table:table-cell table:formula="of:= 100 * ([.A792] - [.A791]*[.A791]) * ([.A792] - [.A791]*[.A791]) + (1 - [.A791]) * (1 - [.A791])" office:value-type="float" office:value="16.1054239272473" calcext:value-type="float">
            <text:p>16.1054239272473</text:p>
          </table:table-cell>
          <table:table-cell table:formula="of:= 100 * ([.B792] - [.B791]*[.B791]) * ([.B792] - [.B791]*[.B791]) + (1 - [.B791]) * (1 - [.B791])" office:value-type="float" office:value="11.7278400061267" calcext:value-type="float">
            <text:p>11.7278400061267</text:p>
          </table:table-cell>
          <table:table-cell table:formula="of:=[.A791]*[.A791]" office:value-type="float" office:value="0.0260545470726921" calcext:value-type="float">
            <text:p>0.0260545470726921</text:p>
          </table:table-cell>
          <table:table-cell table:formula="of:=[.B791]*[.B791]" office:value-type="float" office:value="0.0260545470726921" calcext:value-type="float">
            <text:p>0.0260545470726921</text:p>
          </table:table-cell>
          <table:table-cell table:formula="of:= [.A791]*[.A791]*[.A791]*[.A791] - 16*[.A791]*[.A791] + 5*[.A791]" office:value-type="float" office:value="-1.22326496192421" calcext:value-type="float">
            <text:p>-1.22326496192421</text:p>
          </table:table-cell>
          <table:table-cell table:formula="of:= [.B791]*[.B791]*[.B791]*[.B791] - 16*[.B791]*[.B791] + 5*[.B791]" office:value-type="float" office:value="0.390877134444388" calcext:value-type="float">
            <text:p>0.3908771344443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8087886939757" calcext:value-type="float">
            <text:p>-0.358087886939757</text:p>
          </table:table-cell>
          <table:table-cell table:formula="of:=-[.A792]" office:value-type="float" office:value="0.358087886939757" calcext:value-type="float">
            <text:p>0.358087886939757</text:p>
          </table:table-cell>
          <table:table-cell/>
          <table:table-cell table:formula="of:= [.A792] * [.A792] - 10 * COS(2 * PI() * [.A792])" office:value-type="float" office:value="6.40943833655312" calcext:value-type="float">
            <text:p>6.40943833655312</text:p>
          </table:table-cell>
          <table:table-cell table:formula="of:= [.B792] * [.B792] - 10 * COS(2 * PI() * [.B792])" office:value-type="float" office:value="6.40943833655312" calcext:value-type="float">
            <text:p>6.40943833655312</text:p>
          </table:table-cell>
          <table:table-cell table:formula="of:= 100 * ([.A793] - [.A792]*[.A792]) * ([.A793] - [.A792]*[.A792]) + (1 - [.A792]) * (1 - [.A792])" office:value-type="float" office:value="4.77561993349466" calcext:value-type="float">
            <text:p>4.77561993349466</text:p>
          </table:table-cell>
          <table:table-cell table:formula="of:= 100 * ([.B793] - [.B792]*[.B792]) * ([.B793] - [.B792]*[.B792]) + (1 - [.B792]) * (1 - [.B792])" office:value-type="float" office:value="1.13873733766962" calcext:value-type="float">
            <text:p>1.13873733766962</text:p>
          </table:table-cell>
          <table:table-cell table:formula="of:=[.A792]*[.A792]" office:value-type="float" office:value="0.12822693477298" calcext:value-type="float">
            <text:p>0.12822693477298</text:p>
          </table:table-cell>
          <table:table-cell table:formula="of:=[.B792]*[.B792]" office:value-type="float" office:value="0.12822693477298" calcext:value-type="float">
            <text:p>0.12822693477298</text:p>
          </table:table-cell>
          <table:table-cell table:formula="of:= [.A792]*[.A792]*[.A792]*[.A792] - 16*[.A792]*[.A792] + 5*[.A792]" office:value-type="float" office:value="-3.82562824426519" calcext:value-type="float">
            <text:p>-3.82562824426519</text:p>
          </table:table-cell>
          <table:table-cell table:formula="of:= [.B792]*[.B792]*[.B792]*[.B792] - 16*[.B792]*[.B792] + 5*[.B792]" office:value-type="float" office:value="-0.244749374867622" calcext:value-type="float">
            <text:p>-0.2447493748676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29810447385535" calcext:value-type="float">
            <text:p>-0.0429810447385535</text:p>
          </table:table-cell>
          <table:table-cell table:formula="of:=-[.A793]" office:value-type="float" office:value="0.0429810447385535" calcext:value-type="float">
            <text:p>0.0429810447385535</text:p>
          </table:table-cell>
          <table:table-cell/>
          <table:table-cell table:formula="of:= [.A793] * [.A793] - 10 * COS(2 * PI() * [.A793])" office:value-type="float" office:value="-9.63570722306383" calcext:value-type="float">
            <text:p>-9.63570722306383</text:p>
          </table:table-cell>
          <table:table-cell table:formula="of:= [.B793] * [.B793] - 10 * COS(2 * PI() * [.B793])" office:value-type="float" office:value="-9.63570722306383" calcext:value-type="float">
            <text:p>-9.63570722306383</text:p>
          </table:table-cell>
          <table:table-cell table:formula="of:= 100 * ([.A794] - [.A793]*[.A793]) * ([.A794] - [.A793]*[.A793]) + (1 - [.A793]) * (1 - [.A793])" office:value-type="float" office:value="19.1889314465859" calcext:value-type="float">
            <text:p>19.1889314465859</text:p>
          </table:table-cell>
          <table:table-cell table:formula="of:= 100 * ([.B794] - [.B793]*[.B793]) * ([.B794] - [.B793]*[.B793]) + (1 - [.B793]) * (1 - [.B793])" office:value-type="float" office:value="18.7039838619298" calcext:value-type="float">
            <text:p>18.7039838619298</text:p>
          </table:table-cell>
          <table:table-cell table:formula="of:=[.A793]*[.A793]" office:value-type="float" office:value="0.00184737020681753" calcext:value-type="float">
            <text:p>0.00184737020681753</text:p>
          </table:table-cell>
          <table:table-cell table:formula="of:=[.B793]*[.B793]" office:value-type="float" office:value="0.00184737020681753" calcext:value-type="float">
            <text:p>0.00184737020681753</text:p>
          </table:table-cell>
          <table:table-cell table:formula="of:= [.A793]*[.A793]*[.A793]*[.A793] - 16*[.A793]*[.A793] + 5*[.A793]" office:value-type="float" office:value="-0.244459734225167" calcext:value-type="float">
            <text:p>-0.244459734225167</text:p>
          </table:table-cell>
          <table:table-cell table:formula="of:= [.B793]*[.B793]*[.B793]*[.B793] - 16*[.B793]*[.B793] + 5*[.B793]" office:value-type="float" office:value="0.185350713160368" calcext:value-type="float">
            <text:p>0.1853507131603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3606763477437" calcext:value-type="float">
            <text:p>-0.423606763477437</text:p>
          </table:table-cell>
          <table:table-cell table:formula="of:=-[.A794]" office:value-type="float" office:value="0.423606763477437" calcext:value-type="float">
            <text:p>0.423606763477437</text:p>
          </table:table-cell>
          <table:table-cell/>
          <table:table-cell table:formula="of:= [.A794] * [.A794] - 10 * COS(2 * PI() * [.A794])" office:value-type="float" office:value="9.04942488272318" calcext:value-type="float">
            <text:p>9.04942488272318</text:p>
          </table:table-cell>
          <table:table-cell table:formula="of:= [.B794] * [.B794] - 10 * COS(2 * PI() * [.B794])" office:value-type="float" office:value="9.04942488272318" calcext:value-type="float">
            <text:p>9.04942488272318</text:p>
          </table:table-cell>
          <table:table-cell table:formula="of:= 100 * ([.A795] - [.A794]*[.A794]) * ([.A795] - [.A794]*[.A794]) + (1 - [.A794]) * (1 - [.A794])" office:value-type="float" office:value="2.40357715023124" calcext:value-type="float">
            <text:p>2.40357715023124</text:p>
          </table:table-cell>
          <table:table-cell table:formula="of:= 100 * ([.B795] - [.B794]*[.B794]) * ([.B795] - [.B794]*[.B794]) + (1 - [.B794]) * (1 - [.B794])" office:value-type="float" office:value="9.18234802541777" calcext:value-type="float">
            <text:p>9.18234802541777</text:p>
          </table:table-cell>
          <table:table-cell table:formula="of:=[.A794]*[.A794]" office:value-type="float" office:value="0.179442690063829" calcext:value-type="float">
            <text:p>0.179442690063829</text:p>
          </table:table-cell>
          <table:table-cell table:formula="of:=[.B794]*[.B794]" office:value-type="float" office:value="0.179442690063829" calcext:value-type="float">
            <text:p>0.179442690063829</text:p>
          </table:table-cell>
          <table:table-cell table:formula="of:= [.A794]*[.A794]*[.A794]*[.A794] - 16*[.A794]*[.A794] + 5*[.A794]" office:value-type="float" office:value="-4.95691717939111" calcext:value-type="float">
            <text:p>-4.95691717939111</text:p>
          </table:table-cell>
          <table:table-cell table:formula="of:= [.B794]*[.B794]*[.B794]*[.B794] - 16*[.B794]*[.B794] + 5*[.B794]" office:value-type="float" office:value="-0.720849544616741" calcext:value-type="float">
            <text:p>-0.7208495446167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8048803298734" calcext:value-type="float">
            <text:p>0.118048803298734</text:p>
          </table:table-cell>
          <table:table-cell table:formula="of:=-[.A795]" office:value-type="float" office:value="-0.118048803298734" calcext:value-type="float">
            <text:p>-0.118048803298734</text:p>
          </table:table-cell>
          <table:table-cell/>
          <table:table-cell table:formula="of:= [.A795] * [.A795] - 10 * COS(2 * PI() * [.A795])" office:value-type="float" office:value="-7.35912446525096" calcext:value-type="float">
            <text:p>-7.35912446525096</text:p>
          </table:table-cell>
          <table:table-cell table:formula="of:= [.B795] * [.B795] - 10 * COS(2 * PI() * [.B795])" office:value-type="float" office:value="-7.35912446525096" calcext:value-type="float">
            <text:p>-7.35912446525096</text:p>
          </table:table-cell>
          <table:table-cell table:formula="of:= 100 * ([.A796] - [.A795]*[.A795]) * ([.A796] - [.A795]*[.A795]) + (1 - [.A795]) * (1 - [.A795])" office:value-type="float" office:value="8.32599536846255" calcext:value-type="float">
            <text:p>8.32599536846255</text:p>
          </table:table-cell>
          <table:table-cell table:formula="of:= 100 * ([.B796] - [.B795]*[.B795]) * ([.B796] - [.B795]*[.B795]) + (1 - [.B795]) * (1 - [.B795])" office:value-type="float" office:value="10.4073229680847" calcext:value-type="float">
            <text:p>10.4073229680847</text:p>
          </table:table-cell>
          <table:table-cell table:formula="of:=[.A795]*[.A795]" office:value-type="float" office:value="0.0139355199602632" calcext:value-type="float">
            <text:p>0.0139355199602632</text:p>
          </table:table-cell>
          <table:table-cell table:formula="of:=[.B795]*[.B795]" office:value-type="float" office:value="0.0139355199602632" calcext:value-type="float">
            <text:p>0.0139355199602632</text:p>
          </table:table-cell>
          <table:table-cell table:formula="of:= [.A795]*[.A795]*[.A795]*[.A795] - 16*[.A795]*[.A795] + 5*[.A795]" office:value-type="float" office:value="0.367469895846022" calcext:value-type="float">
            <text:p>0.367469895846022</text:p>
          </table:table-cell>
          <table:table-cell table:formula="of:= [.B795]*[.B795]*[.B795]*[.B795] - 16*[.B795]*[.B795] + 5*[.B795]" office:value-type="float" office:value="-0.813018137141319" calcext:value-type="float">
            <text:p>-0.8130181371413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8674622657709" calcext:value-type="float">
            <text:p>0.288674622657709</text:p>
          </table:table-cell>
          <table:table-cell table:formula="of:=-[.A796]" office:value-type="float" office:value="-0.288674622657709" calcext:value-type="float">
            <text:p>-0.288674622657709</text:p>
          </table:table-cell>
          <table:table-cell/>
          <table:table-cell table:formula="of:= [.A796] * [.A796] - 10 * COS(2 * PI() * [.A796])" office:value-type="float" office:value="2.48948696203464" calcext:value-type="float">
            <text:p>2.48948696203464</text:p>
          </table:table-cell>
          <table:table-cell table:formula="of:= [.B796] * [.B796] - 10 * COS(2 * PI() * [.B796])" office:value-type="float" office:value="2.48948696203464" calcext:value-type="float">
            <text:p>2.48948696203464</text:p>
          </table:table-cell>
          <table:table-cell table:formula="of:= 100 * ([.A797] - [.A796]*[.A796]) * ([.A797] - [.A796]*[.A796]) + (1 - [.A796]) * (1 - [.A796])" office:value-type="float" office:value="5.98062100183588" calcext:value-type="float">
            <text:p>5.98062100183588</text:p>
          </table:table-cell>
          <table:table-cell table:formula="of:= 100 * ([.B797] - [.B796]*[.B796]) * ([.B797] - [.B796]*[.B796]) + (1 - [.B796]) * (1 - [.B796])" office:value-type="float" office:value="2.11379100689366" calcext:value-type="float">
            <text:p>2.11379100689366</text:p>
          </table:table-cell>
          <table:table-cell table:formula="of:=[.A796]*[.A796]" office:value-type="float" office:value="0.0833330377665706" calcext:value-type="float">
            <text:p>0.0833330377665706</text:p>
          </table:table-cell>
          <table:table-cell table:formula="of:=[.B796]*[.B796]" office:value-type="float" office:value="0.0833330377665706" calcext:value-type="float">
            <text:p>0.0833330377665706</text:p>
          </table:table-cell>
          <table:table-cell table:formula="of:= [.A796]*[.A796]*[.A796]*[.A796] - 16*[.A796]*[.A796] + 5*[.A796]" office:value-type="float" office:value="0.11698890420682" calcext:value-type="float">
            <text:p>0.11698890420682</text:p>
          </table:table-cell>
          <table:table-cell table:formula="of:= [.B796]*[.B796]*[.B796]*[.B796] - 16*[.B796]*[.B796] + 5*[.B796]" office:value-type="float" office:value="-2.76975732237027" calcext:value-type="float">
            <text:p>-2.769757322370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0646388879977" calcext:value-type="float">
            <text:p>-0.150646388879977</text:p>
          </table:table-cell>
          <table:table-cell table:formula="of:=-[.A797]" office:value-type="float" office:value="0.150646388879977" calcext:value-type="float">
            <text:p>0.150646388879977</text:p>
          </table:table-cell>
          <table:table-cell/>
          <table:table-cell table:formula="of:= [.A797] * [.A797] - 10 * COS(2 * PI() * [.A797])" office:value-type="float" office:value="-5.82225253837456" calcext:value-type="float">
            <text:p>-5.82225253837456</text:p>
          </table:table-cell>
          <table:table-cell table:formula="of:= [.B797] * [.B797] - 10 * COS(2 * PI() * [.B797])" office:value-type="float" office:value="-5.82225253837456" calcext:value-type="float">
            <text:p>-5.82225253837456</text:p>
          </table:table-cell>
          <table:table-cell table:formula="of:= 100 * ([.A798] - [.A797]*[.A797]) * ([.A798] - [.A797]*[.A797]) + (1 - [.A797]) * (1 - [.A797])" office:value-type="float" office:value="10.3280646030181" calcext:value-type="float">
            <text:p>10.3280646030181</text:p>
          </table:table-cell>
          <table:table-cell table:formula="of:= 100 * ([.B798] - [.B797]*[.B797]) * ([.B798] - [.B797]*[.B797]) + (1 - [.B797]) * (1 - [.B797])" office:value-type="float" office:value="7.20755520022559" calcext:value-type="float">
            <text:p>7.20755520022559</text:p>
          </table:table-cell>
          <table:table-cell table:formula="of:=[.A797]*[.A797]" office:value-type="float" office:value="0.0226943344825773" calcext:value-type="float">
            <text:p>0.0226943344825773</text:p>
          </table:table-cell>
          <table:table-cell table:formula="of:=[.B797]*[.B797]" office:value-type="float" office:value="0.0226943344825773" calcext:value-type="float">
            <text:p>0.0226943344825773</text:p>
          </table:table-cell>
          <table:table-cell table:formula="of:= [.A797]*[.A797]*[.A797]*[.A797] - 16*[.A797]*[.A797] + 5*[.A797]" office:value-type="float" office:value="-1.11582626330352" calcext:value-type="float">
            <text:p>-1.11582626330352</text:p>
          </table:table-cell>
          <table:table-cell table:formula="of:= [.B797]*[.B797]*[.B797]*[.B797] - 16*[.B797]*[.B797] + 5*[.B797]" office:value-type="float" office:value="0.390637625496256" calcext:value-type="float">
            <text:p>0.39063762549625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7373616001569" calcext:value-type="float">
            <text:p>-0.277373616001569</text:p>
          </table:table-cell>
          <table:table-cell table:formula="of:=-[.A798]" office:value-type="float" office:value="0.277373616001569" calcext:value-type="float">
            <text:p>0.277373616001569</text:p>
          </table:table-cell>
          <table:table-cell/>
          <table:table-cell table:formula="of:= [.A798] * [.A798] - 10 * COS(2 * PI() * [.A798])" office:value-type="float" office:value="1.78840388952986" calcext:value-type="float">
            <text:p>1.78840388952986</text:p>
          </table:table-cell>
          <table:table-cell table:formula="of:= [.B798] * [.B798] - 10 * COS(2 * PI() * [.B798])" office:value-type="float" office:value="1.78840388952986" calcext:value-type="float">
            <text:p>1.78840388952986</text:p>
          </table:table-cell>
          <table:table-cell table:formula="of:= 100 * ([.A799] - [.A798]*[.A798]) * ([.A799] - [.A798]*[.A798]) + (1 - [.A798]) * (1 - [.A798])" office:value-type="float" office:value="4.41157661768113" calcext:value-type="float">
            <text:p>4.41157661768113</text:p>
          </table:table-cell>
          <table:table-cell table:formula="of:= 100 * ([.B799] - [.B798]*[.B798]) * ([.B799] - [.B798]*[.B798]) + (1 - [.B798]) * (1 - [.B798])" office:value-type="float" office:value="10.8007765253984" calcext:value-type="float">
            <text:p>10.8007765253984</text:p>
          </table:table-cell>
          <table:table-cell table:formula="of:=[.A798]*[.A798]" office:value-type="float" office:value="0.0769361228537857" calcext:value-type="float">
            <text:p>0.0769361228537857</text:p>
          </table:table-cell>
          <table:table-cell table:formula="of:=[.B798]*[.B798]" office:value-type="float" office:value="0.0769361228537857" calcext:value-type="float">
            <text:p>0.0769361228537857</text:p>
          </table:table-cell>
          <table:table-cell table:formula="of:= [.A798]*[.A798]*[.A798]*[.A798] - 16*[.A798]*[.A798] + 5*[.A798]" office:value-type="float" office:value="-2.61192687866864" calcext:value-type="float">
            <text:p>-2.61192687866864</text:p>
          </table:table-cell>
          <table:table-cell table:formula="of:= [.B798]*[.B798]*[.B798]*[.B798] - 16*[.B798]*[.B798] + 5*[.B798]" office:value-type="float" office:value="0.161809281347045" calcext:value-type="float">
            <text:p>0.16180928134704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3666241993196" calcext:value-type="float">
            <text:p>0.243666241993196</text:p>
          </table:table-cell>
          <table:table-cell table:formula="of:=-[.A799]" office:value-type="float" office:value="-0.243666241993196" calcext:value-type="float">
            <text:p>-0.243666241993196</text:p>
          </table:table-cell>
          <table:table-cell/>
          <table:table-cell table:formula="of:= [.A799] * [.A799] - 10 * COS(2 * PI() * [.A799])" office:value-type="float" office:value="-0.338483478943084" calcext:value-type="float">
            <text:p>-0.338483478943084</text:p>
          </table:table-cell>
          <table:table-cell table:formula="of:= [.B799] * [.B799] - 10 * COS(2 * PI() * [.B799])" office:value-type="float" office:value="-0.338483478943084" calcext:value-type="float">
            <text:p>-0.338483478943084</text:p>
          </table:table-cell>
          <table:table-cell table:formula="of:= 100 * ([.A800] - [.A799]*[.A799]) * ([.A800] - [.A799]*[.A799]) + (1 - [.A799]) * (1 - [.A799])" office:value-type="float" office:value="3.72982205265683" calcext:value-type="float">
            <text:p>3.72982205265683</text:p>
          </table:table-cell>
          <table:table-cell table:formula="of:= 100 * ([.B800] - [.B799]*[.B799]) * ([.B800] - [.B799]*[.B799]) + (1 - [.B799]) * (1 - [.B799])" office:value-type="float" office:value="1.89427488361649" calcext:value-type="float">
            <text:p>1.89427488361649</text:p>
          </table:table-cell>
          <table:table-cell table:formula="of:=[.A799]*[.A799]" office:value-type="float" office:value="0.0593732374870869" calcext:value-type="float">
            <text:p>0.0593732374870869</text:p>
          </table:table-cell>
          <table:table-cell table:formula="of:=[.B799]*[.B799]" office:value-type="float" office:value="0.0593732374870869" calcext:value-type="float">
            <text:p>0.0593732374870869</text:p>
          </table:table-cell>
          <table:table-cell table:formula="of:= [.A799]*[.A799]*[.A799]*[.A799] - 16*[.A799]*[.A799] + 5*[.A799]" office:value-type="float" office:value="0.271884591502289" calcext:value-type="float">
            <text:p>0.271884591502289</text:p>
          </table:table-cell>
          <table:table-cell table:formula="of:= [.B799]*[.B799]*[.B799]*[.B799] - 16*[.B799]*[.B799] + 5*[.B799]" office:value-type="float" office:value="-2.16477782842967" calcext:value-type="float">
            <text:p>-2.164777828429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8328234064393" calcext:value-type="float">
            <text:p>-0.118328234064393</text:p>
          </table:table-cell>
          <table:table-cell table:formula="of:=-[.A800]" office:value-type="float" office:value="0.118328234064393" calcext:value-type="float">
            <text:p>0.118328234064393</text:p>
          </table:table-cell>
          <table:table-cell/>
          <table:table-cell table:formula="of:= [.A800] * [.A800] - 10 * COS(2 * PI() * [.A800])" office:value-type="float" office:value="-7.34718616514537" calcext:value-type="float">
            <text:p>-7.34718616514537</text:p>
          </table:table-cell>
          <table:table-cell table:formula="of:= [.B800] * [.B800] - 10 * COS(2 * PI() * [.B800])" office:value-type="float" office:value="-7.34718616514537" calcext:value-type="float">
            <text:p>-7.34718616514537</text:p>
          </table:table-cell>
          <table:table-cell table:formula="of:= 100 * ([.A801] - [.A800]*[.A800]) * ([.A801] - [.A800]*[.A800]) + (1 - [.A800]) * (1 - [.A800])" office:value-type="float" office:value="8.40483030907171" calcext:value-type="float">
            <text:p>8.40483030907171</text:p>
          </table:table-cell>
          <table:table-cell table:formula="of:= 100 * ([.B801] - [.B800]*[.B800]) * ([.B801] - [.B800]*[.B800]) + (1 - [.B800]) * (1 - [.B800])" office:value-type="float" office:value="6.51191896046831" calcext:value-type="float">
            <text:p>6.51191896046831</text:p>
          </table:table-cell>
          <table:table-cell table:formula="of:=[.A800]*[.A800]" office:value-type="float" office:value="0.0140015709767977" calcext:value-type="float">
            <text:p>0.0140015709767977</text:p>
          </table:table-cell>
          <table:table-cell table:formula="of:=[.B800]*[.B800]" office:value-type="float" office:value="0.0140015709767977" calcext:value-type="float">
            <text:p>0.0140015709767977</text:p>
          </table:table-cell>
          <table:table-cell table:formula="of:= [.A800]*[.A800]*[.A800]*[.A800] - 16*[.A800]*[.A800] + 5*[.A800]" office:value-type="float" office:value="-0.815470261960909" calcext:value-type="float">
            <text:p>-0.815470261960909</text:p>
          </table:table-cell>
          <table:table-cell table:formula="of:= [.B800]*[.B800]*[.B800]*[.B800] - 16*[.B800]*[.B800] + 5*[.B800]" office:value-type="float" office:value="0.367812078683019" calcext:value-type="float">
            <text:p>0.3678120786830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3471273812465" calcext:value-type="float">
            <text:p>-0.253471273812465</text:p>
          </table:table-cell>
          <table:table-cell table:formula="of:=-[.A801]" office:value-type="float" office:value="0.253471273812465" calcext:value-type="float">
            <text:p>0.253471273812465</text:p>
          </table:table-cell>
          <table:table-cell/>
          <table:table-cell table:formula="of:= [.A801] * [.A801] - 10 * COS(2 * PI() * [.A801])" office:value-type="float" office:value="0.282336960828245" calcext:value-type="float">
            <text:p>0.282336960828245</text:p>
          </table:table-cell>
          <table:table-cell table:formula="of:= [.B801] * [.B801] - 10 * COS(2 * PI() * [.B801])" office:value-type="float" office:value="0.282336960828245" calcext:value-type="float">
            <text:p>0.282336960828245</text:p>
          </table:table-cell>
          <table:table-cell table:formula="of:= 100 * ([.A802] - [.A801]*[.A801]) * ([.A802] - [.A801]*[.A801]) + (1 - [.A801]) * (1 - [.A801])" office:value-type="float" office:value="6.23170169396082" calcext:value-type="float">
            <text:p>6.23170169396082</text:p>
          </table:table-cell>
          <table:table-cell table:formula="of:= 100 * ([.B802] - [.B801]*[.B801]) * ([.B802] - [.B801]*[.B801]) + (1 - [.B801]) * (1 - [.B801])" office:value-type="float" office:value="1.32095049532411" calcext:value-type="float">
            <text:p>1.32095049532411</text:p>
          </table:table-cell>
          <table:table-cell table:formula="of:=[.A801]*[.A801]" office:value-type="float" office:value="0.0642476866481138" calcext:value-type="float">
            <text:p>0.0642476866481138</text:p>
          </table:table-cell>
          <table:table-cell table:formula="of:=[.B801]*[.B801]" office:value-type="float" office:value="0.0642476866481138" calcext:value-type="float">
            <text:p>0.0642476866481138</text:p>
          </table:table-cell>
          <table:table-cell table:formula="of:= [.A801]*[.A801]*[.A801]*[.A801] - 16*[.A801]*[.A801] + 5*[.A801]" office:value-type="float" office:value="-2.29119159019251" calcext:value-type="float">
            <text:p>-2.29119159019251</text:p>
          </table:table-cell>
          <table:table-cell table:formula="of:= [.B801]*[.B801]*[.B801]*[.B801] - 16*[.B801]*[.B801] + 5*[.B801]" office:value-type="float" office:value="0.24352114793214" calcext:value-type="float">
            <text:p>0.243521147932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1634490932338" calcext:value-type="float">
            <text:p>-0.151634490932338</text:p>
          </table:table-cell>
          <table:table-cell table:formula="of:=-[.A802]" office:value-type="float" office:value="0.151634490932338" calcext:value-type="float">
            <text:p>0.151634490932338</text:p>
          </table:table-cell>
          <table:table-cell/>
          <table:table-cell table:formula="of:= [.A802] * [.A802] - 10 * COS(2 * PI() * [.A802])" office:value-type="float" office:value="-5.77146649828014" calcext:value-type="float">
            <text:p>-5.77146649828014</text:p>
          </table:table-cell>
          <table:table-cell table:formula="of:= [.B802] * [.B802] - 10 * COS(2 * PI() * [.B802])" office:value-type="float" office:value="-5.77146649828014" calcext:value-type="float">
            <text:p>-5.77146649828014</text:p>
          </table:table-cell>
          <table:table-cell table:formula="of:= 100 * ([.A803] - [.A802]*[.A802]) * ([.A803] - [.A802]*[.A802]) + (1 - [.A802]) * (1 - [.A802])" office:value-type="float" office:value="4.25205444446784" calcext:value-type="float">
            <text:p>4.25205444446784</text:p>
          </table:table-cell>
          <table:table-cell table:formula="of:= 100 * ([.B803] - [.B802]*[.B802]) * ([.B803] - [.B802]*[.B802]) + (1 - [.B802]) * (1 - [.B802])" office:value-type="float" office:value="2.28381048497642" calcext:value-type="float">
            <text:p>2.28381048497642</text:p>
          </table:table-cell>
          <table:table-cell table:formula="of:=[.A802]*[.A802]" office:value-type="float" office:value="0.0229930188403093" calcext:value-type="float">
            <text:p>0.0229930188403093</text:p>
          </table:table-cell>
          <table:table-cell table:formula="of:=[.B802]*[.B802]" office:value-type="float" office:value="0.0229930188403093" calcext:value-type="float">
            <text:p>0.0229930188403093</text:p>
          </table:table-cell>
          <table:table-cell table:formula="of:= [.A802]*[.A802]*[.A802]*[.A802] - 16*[.A802]*[.A802] + 5*[.A802]" office:value-type="float" office:value="-1.12553207719125" calcext:value-type="float">
            <text:p>-1.12553207719125</text:p>
          </table:table-cell>
          <table:table-cell table:formula="of:= [.B802]*[.B802]*[.B802]*[.B802] - 16*[.B802]*[.B802] + 5*[.B802]" office:value-type="float" office:value="0.390812832132132" calcext:value-type="float">
            <text:p>0.3908128321321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8056460660882" calcext:value-type="float">
            <text:p>-0.148056460660882</text:p>
          </table:table-cell>
          <table:table-cell table:formula="of:=-[.A803]" office:value-type="float" office:value="0.148056460660882" calcext:value-type="float">
            <text:p>0.148056460660882</text:p>
          </table:table-cell>
          <table:table-cell/>
          <table:table-cell table:formula="of:= [.A803] * [.A803] - 10 * COS(2 * PI() * [.A803])" office:value-type="float" office:value="-5.95428515757932" calcext:value-type="float">
            <text:p>-5.95428515757932</text:p>
          </table:table-cell>
          <table:table-cell table:formula="of:= [.B803] * [.B803] - 10 * COS(2 * PI() * [.B803])" office:value-type="float" office:value="-5.95428515757932" calcext:value-type="float">
            <text:p>-5.95428515757932</text:p>
          </table:table-cell>
          <table:table-cell table:formula="of:= 100 * ([.A804] - [.A803]*[.A803]) * ([.A804] - [.A803]*[.A803]) + (1 - [.A803]) * (1 - [.A803])" office:value-type="float" office:value="1.93891473085246" calcext:value-type="float">
            <text:p>1.93891473085246</text:p>
          </table:table-cell>
          <table:table-cell table:formula="of:= 100 * ([.B804] - [.B803]*[.B803]) * ([.B804] - [.B803]*[.B803]) + (1 - [.B803]) * (1 - [.B803])" office:value-type="float" office:value="2.22980195062639" calcext:value-type="float">
            <text:p>2.22980195062639</text:p>
          </table:table-cell>
          <table:table-cell table:formula="of:=[.A803]*[.A803]" office:value-type="float" office:value="0.0219207155434274" calcext:value-type="float">
            <text:p>0.0219207155434274</text:p>
          </table:table-cell>
          <table:table-cell table:formula="of:=[.B803]*[.B803]" office:value-type="float" office:value="0.0219207155434274" calcext:value-type="float">
            <text:p>0.0219207155434274</text:p>
          </table:table-cell>
          <table:table-cell table:formula="of:= [.A803]*[.A803]*[.A803]*[.A803] - 16*[.A803]*[.A803] + 5*[.A803]" office:value-type="float" office:value="-1.09053323422931" calcext:value-type="float">
            <text:p>-1.09053323422931</text:p>
          </table:table-cell>
          <table:table-cell table:formula="of:= [.B803]*[.B803]*[.B803]*[.B803] - 16*[.B803]*[.B803] + 5*[.B803]" office:value-type="float" office:value="0.390031372379509" calcext:value-type="float">
            <text:p>0.3900313723795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0716723944061" calcext:value-type="float">
            <text:p>0.100716723944061</text:p>
          </table:table-cell>
          <table:table-cell table:formula="of:=-[.A804]" office:value-type="float" office:value="-0.100716723944061" calcext:value-type="float">
            <text:p>-0.100716723944061</text:p>
          </table:table-cell>
          <table:table-cell/>
          <table:table-cell table:formula="of:= [.A804] * [.A804] - 10 * COS(2 * PI() * [.A804])" office:value-type="float" office:value="-8.05347435312682" calcext:value-type="float">
            <text:p>-8.05347435312682</text:p>
          </table:table-cell>
          <table:table-cell table:formula="of:= [.B804] * [.B804] - 10 * COS(2 * PI() * [.B804])" office:value-type="float" office:value="-8.05347435312682" calcext:value-type="float">
            <text:p>-8.05347435312682</text:p>
          </table:table-cell>
          <table:table-cell table:formula="of:= 100 * ([.A805] - [.A804]*[.A804]) * ([.A805] - [.A804]*[.A804]) + (1 - [.A804]) * (1 - [.A804])" office:value-type="float" office:value="8.0434928717538" calcext:value-type="float">
            <text:p>8.0434928717538</text:p>
          </table:table-cell>
          <table:table-cell table:formula="of:= 100 * ([.B805] - [.B804]*[.B804]) * ([.B805] - [.B804]*[.B804]) + (1 - [.B804]) * (1 - [.B804])" office:value-type="float" office:value="7.39613911284016" calcext:value-type="float">
            <text:p>7.39613911284016</text:p>
          </table:table-cell>
          <table:table-cell table:formula="of:=[.A804]*[.A804]" office:value-type="float" office:value="0.0101438584820241" calcext:value-type="float">
            <text:p>0.0101438584820241</text:p>
          </table:table-cell>
          <table:table-cell table:formula="of:=[.B804]*[.B804]" office:value-type="float" office:value="0.0101438584820241" calcext:value-type="float">
            <text:p>0.0101438584820241</text:p>
          </table:table-cell>
          <table:table-cell table:formula="of:= [.A804]*[.A804]*[.A804]*[.A804] - 16*[.A804]*[.A804] + 5*[.A804]" office:value-type="float" office:value="0.34138478187282" calcext:value-type="float">
            <text:p>0.34138478187282</text:p>
          </table:table-cell>
          <table:table-cell table:formula="of:= [.B804]*[.B804]*[.B804]*[.B804] - 16*[.B804]*[.B804] + 5*[.B804]" office:value-type="float" office:value="-0.665782457567785" calcext:value-type="float">
            <text:p>-0.6657824575677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8831650833599" calcext:value-type="float">
            <text:p>-0.258831650833599</text:p>
          </table:table-cell>
          <table:table-cell table:formula="of:=-[.A805]" office:value-type="float" office:value="0.258831650833599" calcext:value-type="float">
            <text:p>0.258831650833599</text:p>
          </table:table-cell>
          <table:table-cell/>
          <table:table-cell table:formula="of:= [.A805] * [.A805] - 10 * COS(2 * PI() * [.A805])" office:value-type="float" office:value="0.621618071896452" calcext:value-type="float">
            <text:p>0.621618071896452</text:p>
          </table:table-cell>
          <table:table-cell table:formula="of:= [.B805] * [.B805] - 10 * COS(2 * PI() * [.B805])" office:value-type="float" office:value="0.621618071896452" calcext:value-type="float">
            <text:p>0.621618071896452</text:p>
          </table:table-cell>
          <table:table-cell table:formula="of:= 100 * ([.A806] - [.A805]*[.A805]) * ([.A806] - [.A805]*[.A805]) + (1 - [.A805]) * (1 - [.A805])" office:value-type="float" office:value="23.0411351896755" calcext:value-type="float">
            <text:p>23.0411351896755</text:p>
          </table:table-cell>
          <table:table-cell table:formula="of:= 100 * ([.B806] - [.B805]*[.B805]) * ([.B806] - [.B805]*[.B805]) + (1 - [.B805]) * (1 - [.B805])" office:value-type="float" office:value="11.3881570261857" calcext:value-type="float">
            <text:p>11.3881570261857</text:p>
          </table:table-cell>
          <table:table-cell table:formula="of:=[.A805]*[.A805]" office:value-type="float" office:value="0.0669938234732463" calcext:value-type="float">
            <text:p>0.0669938234732463</text:p>
          </table:table-cell>
          <table:table-cell table:formula="of:=[.B805]*[.B805]" office:value-type="float" office:value="0.0669938234732463" calcext:value-type="float">
            <text:p>0.0669938234732463</text:p>
          </table:table-cell>
          <table:table-cell table:formula="of:= [.A805]*[.A805]*[.A805]*[.A805] - 16*[.A805]*[.A805] + 5*[.A805]" office:value-type="float" office:value="-2.36157125735637" calcext:value-type="float">
            <text:p>-2.36157125735637</text:p>
          </table:table-cell>
          <table:table-cell table:formula="of:= [.B805]*[.B805]*[.B805]*[.B805] - 16*[.B805]*[.B805] + 5*[.B805]" office:value-type="float" office:value="0.226745250979621" calcext:value-type="float">
            <text:p>0.2267452509796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6217554458417" calcext:value-type="float">
            <text:p>-0.396217554458417</text:p>
          </table:table-cell>
          <table:table-cell table:formula="of:=-[.A806]" office:value-type="float" office:value="0.396217554458417" calcext:value-type="float">
            <text:p>0.396217554458417</text:p>
          </table:table-cell>
          <table:table-cell/>
          <table:table-cell table:formula="of:= [.A806] * [.A806] - 10 * COS(2 * PI() * [.A806])" office:value-type="float" office:value="8.1051949283255" calcext:value-type="float">
            <text:p>8.1051949283255</text:p>
          </table:table-cell>
          <table:table-cell table:formula="of:= [.B806] * [.B806] - 10 * COS(2 * PI() * [.B806])" office:value-type="float" office:value="8.1051949283255" calcext:value-type="float">
            <text:p>8.1051949283255</text:p>
          </table:table-cell>
          <table:table-cell table:formula="of:= 100 * ([.A807] - [.A806]*[.A806]) * ([.A807] - [.A806]*[.A806]) + (1 - [.A806]) * (1 - [.A806])" office:value-type="float" office:value="3.29568951512345" calcext:value-type="float">
            <text:p>3.29568951512345</text:p>
          </table:table-cell>
          <table:table-cell table:formula="of:= 100 * ([.B807] - [.B806]*[.B806]) * ([.B807] - [.B806]*[.B806]) + (1 - [.B806]) * (1 - [.B806])" office:value-type="float" office:value="4.28289412090249" calcext:value-type="float">
            <text:p>4.28289412090249</text:p>
          </table:table-cell>
          <table:table-cell table:formula="of:=[.A806]*[.A806]" office:value-type="float" office:value="0.156988350461009" calcext:value-type="float">
            <text:p>0.156988350461009</text:p>
          </table:table-cell>
          <table:table-cell table:formula="of:=[.B806]*[.B806]" office:value-type="float" office:value="0.156988350461009" calcext:value-type="float">
            <text:p>0.156988350461009</text:p>
          </table:table-cell>
          <table:table-cell table:formula="of:= [.A806]*[.A806]*[.A806]*[.A806] - 16*[.A806]*[.A806] + 5*[.A806]" office:value-type="float" office:value="-4.46825603748776" calcext:value-type="float">
            <text:p>-4.46825603748776</text:p>
          </table:table-cell>
          <table:table-cell table:formula="of:= [.B806]*[.B806]*[.B806]*[.B806] - 16*[.B806]*[.B806] + 5*[.B806]" office:value-type="float" office:value="-0.506080492903585" calcext:value-type="float">
            <text:p>-0.5060804929035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09596447134391" calcext:value-type="float">
            <text:p>0.0409596447134391</text:p>
          </table:table-cell>
          <table:table-cell table:formula="of:=-[.A807]" office:value-type="float" office:value="-0.0409596447134391" calcext:value-type="float">
            <text:p>-0.0409596447134391</text:p>
          </table:table-cell>
          <table:table-cell/>
          <table:table-cell table:formula="of:= [.A807] * [.A807] - 10 * COS(2 * PI() * [.A807])" office:value-type="float" office:value="-9.66898287026623" calcext:value-type="float">
            <text:p>-9.66898287026623</text:p>
          </table:table-cell>
          <table:table-cell table:formula="of:= [.B807] * [.B807] - 10 * COS(2 * PI() * [.B807])" office:value-type="float" office:value="-9.66898287026623" calcext:value-type="float">
            <text:p>-9.66898287026623</text:p>
          </table:table-cell>
          <table:table-cell table:formula="of:= 100 * ([.A808] - [.A807]*[.A807]) * ([.A808] - [.A807]*[.A807]) + (1 - [.A807]) * (1 - [.A807])" office:value-type="float" office:value="18.0162961824986" calcext:value-type="float">
            <text:p>18.0162961824986</text:p>
          </table:table-cell>
          <table:table-cell table:formula="of:= 100 * ([.B808] - [.B807]*[.B807]) * ([.B808] - [.B807]*[.B807]) + (1 - [.B807]) * (1 - [.B807])" office:value-type="float" office:value="18.4587372694278" calcext:value-type="float">
            <text:p>18.4587372694278</text:p>
          </table:table-cell>
          <table:table-cell table:formula="of:=[.A807]*[.A807]" office:value-type="float" office:value="0.00167769249505116" calcext:value-type="float">
            <text:p>0.00167769249505116</text:p>
          </table:table-cell>
          <table:table-cell table:formula="of:=[.B807]*[.B807]" office:value-type="float" office:value="0.00167769249505116" calcext:value-type="float">
            <text:p>0.00167769249505116</text:p>
          </table:table-cell>
          <table:table-cell table:formula="of:= [.A807]*[.A807]*[.A807]*[.A807] - 16*[.A807]*[.A807] + 5*[.A807]" office:value-type="float" office:value="0.177957958298485" calcext:value-type="float">
            <text:p>0.177957958298485</text:p>
          </table:table-cell>
          <table:table-cell table:formula="of:= [.B807]*[.B807]*[.B807]*[.B807] - 16*[.B807]*[.B807] + 5*[.B807]" office:value-type="float" office:value="-0.231638488835906" calcext:value-type="float">
            <text:p>-0.2316384888359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5157290291972" calcext:value-type="float">
            <text:p>0.415157290291972</text:p>
          </table:table-cell>
          <table:table-cell table:formula="of:=-[.A808]" office:value-type="float" office:value="-0.415157290291972" calcext:value-type="float">
            <text:p>-0.415157290291972</text:p>
          </table:table-cell>
          <table:table-cell/>
          <table:table-cell table:formula="of:= [.A808] * [.A808] - 10 * COS(2 * PI() * [.A808])" office:value-type="float" office:value="8.78480241657394" calcext:value-type="float">
            <text:p>8.78480241657394</text:p>
          </table:table-cell>
          <table:table-cell table:formula="of:= [.B808] * [.B808] - 10 * COS(2 * PI() * [.B808])" office:value-type="float" office:value="8.78480241657394" calcext:value-type="float">
            <text:p>8.78480241657394</text:p>
          </table:table-cell>
          <table:table-cell table:formula="of:= 100 * ([.A809] - [.A808]*[.A808]) * ([.A809] - [.A808]*[.A808]) + (1 - [.A808]) * (1 - [.A808])" office:value-type="float" office:value="0.504141321696247" calcext:value-type="float">
            <text:p>0.504141321696247</text:p>
          </table:table-cell>
          <table:table-cell table:formula="of:= 100 * ([.B809] - [.B808]*[.B808]) * ([.B809] - [.B808]*[.B808]) + (1 - [.B808]) * (1 - [.B808])" office:value-type="float" office:value="16.8230786176785" calcext:value-type="float">
            <text:p>16.8230786176785</text:p>
          </table:table-cell>
          <table:table-cell table:formula="of:=[.A808]*[.A808]" office:value-type="float" office:value="0.172355575682573" calcext:value-type="float">
            <text:p>0.172355575682573</text:p>
          </table:table-cell>
          <table:table-cell table:formula="of:=[.B808]*[.B808]" office:value-type="float" office:value="0.172355575682573" calcext:value-type="float">
            <text:p>0.172355575682573</text:p>
          </table:table-cell>
          <table:table-cell table:formula="of:= [.A808]*[.A808]*[.A808]*[.A808] - 16*[.A808]*[.A808] + 5*[.A808]" office:value-type="float" office:value="-0.652196314992436" calcext:value-type="float">
            <text:p>-0.652196314992436</text:p>
          </table:table-cell>
          <table:table-cell table:formula="of:= [.B808]*[.B808]*[.B808]*[.B808] - 16*[.B808]*[.B808] + 5*[.B808]" office:value-type="float" office:value="-4.80376921791216" calcext:value-type="float">
            <text:p>-4.803769217912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2617260520346" calcext:value-type="float">
            <text:p>0.212617260520346</text:p>
          </table:table-cell>
          <table:table-cell table:formula="of:=-[.A809]" office:value-type="float" office:value="-0.212617260520346" calcext:value-type="float">
            <text:p>-0.212617260520346</text:p>
          </table:table-cell>
          <table:table-cell/>
          <table:table-cell table:formula="of:= [.A809] * [.A809] - 10 * COS(2 * PI() * [.A809])" office:value-type="float" office:value="-2.28208278036652" calcext:value-type="float">
            <text:p>-2.28208278036652</text:p>
          </table:table-cell>
          <table:table-cell table:formula="of:= [.B809] * [.B809] - 10 * COS(2 * PI() * [.B809])" office:value-type="float" office:value="-2.28208278036652" calcext:value-type="float">
            <text:p>-2.28208278036652</text:p>
          </table:table-cell>
          <table:table-cell table:formula="of:= 100 * ([.A810] - [.A809]*[.A809]) * ([.A810] - [.A809]*[.A809]) + (1 - [.A809]) * (1 - [.A809])" office:value-type="float" office:value="1.7004794604829" calcext:value-type="float">
            <text:p>1.7004794604829</text:p>
          </table:table-cell>
          <table:table-cell table:formula="of:= 100 * ([.B810] - [.B809]*[.B809]) * ([.B810] - [.B809]*[.B809]) + (1 - [.B809]) * (1 - [.B809])" office:value-type="float" office:value="5.24800914191113" calcext:value-type="float">
            <text:p>5.24800914191113</text:p>
          </table:table-cell>
          <table:table-cell table:formula="of:=[.A809]*[.A809]" office:value-type="float" office:value="0.0452060994711769" calcext:value-type="float">
            <text:p>0.0452060994711769</text:p>
          </table:table-cell>
          <table:table-cell table:formula="of:=[.B809]*[.B809]" office:value-type="float" office:value="0.0452060994711769" calcext:value-type="float">
            <text:p>0.0452060994711769</text:p>
          </table:table-cell>
          <table:table-cell table:formula="of:= [.A809]*[.A809]*[.A809]*[.A809] - 16*[.A809]*[.A809] + 5*[.A809]" office:value-type="float" office:value="0.3418323024923" calcext:value-type="float">
            <text:p>0.3418323024923</text:p>
          </table:table-cell>
          <table:table-cell table:formula="of:= [.B809]*[.B809]*[.B809]*[.B809] - 16*[.B809]*[.B809] + 5*[.B809]" office:value-type="float" office:value="-1.78434030271116" calcext:value-type="float">
            <text:p>-1.784340302711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915358053986" calcext:value-type="float">
            <text:p>0.14915358053986</text:p>
          </table:table-cell>
          <table:table-cell table:formula="of:=-[.A810]" office:value-type="float" office:value="-0.14915358053986" calcext:value-type="float">
            <text:p>-0.14915358053986</text:p>
          </table:table-cell>
          <table:table-cell/>
          <table:table-cell table:formula="of:= [.A810] * [.A810] - 10 * COS(2 * PI() * [.A810])" office:value-type="float" office:value="-5.89854763225477" calcext:value-type="float">
            <text:p>-5.89854763225477</text:p>
          </table:table-cell>
          <table:table-cell table:formula="of:= [.B810] * [.B810] - 10 * COS(2 * PI() * [.B810])" office:value-type="float" office:value="-5.89854763225477" calcext:value-type="float">
            <text:p>-5.89854763225477</text:p>
          </table:table-cell>
          <table:table-cell table:formula="of:= 100 * ([.A811] - [.A810]*[.A810]) * ([.A811] - [.A810]*[.A810]) + (1 - [.A810]) * (1 - [.A810])" office:value-type="float" office:value="6.70309338321553" calcext:value-type="float">
            <text:p>6.70309338321553</text:p>
          </table:table-cell>
          <table:table-cell table:formula="of:= 100 * ([.B811] - [.B810]*[.B810]) * ([.B811] - [.B810]*[.B810]) + (1 - [.B810]) * (1 - [.B810])" office:value-type="float" office:value="9.67361709991485" calcext:value-type="float">
            <text:p>9.67361709991485</text:p>
          </table:table-cell>
          <table:table-cell table:formula="of:=[.A810]*[.A810]" office:value-type="float" office:value="0.0222467905878605" calcext:value-type="float">
            <text:p>0.0222467905878605</text:p>
          </table:table-cell>
          <table:table-cell table:formula="of:=[.B810]*[.B810]" office:value-type="float" office:value="0.0222467905878605" calcext:value-type="float">
            <text:p>0.0222467905878605</text:p>
          </table:table-cell>
          <table:table-cell table:formula="of:= [.A810]*[.A810]*[.A810]*[.A810] - 16*[.A810]*[.A810] + 5*[.A810]" office:value-type="float" office:value="0.390314172984992" calcext:value-type="float">
            <text:p>0.390314172984992</text:p>
          </table:table-cell>
          <table:table-cell table:formula="of:= [.B810]*[.B810]*[.B810]*[.B810] - 16*[.B810]*[.B810] + 5*[.B810]" office:value-type="float" office:value="-1.10122163241361" calcext:value-type="float">
            <text:p>-1.101221632413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6769872396253" calcext:value-type="float">
            <text:p>0.266769872396253</text:p>
          </table:table-cell>
          <table:table-cell table:formula="of:=-[.A811]" office:value-type="float" office:value="-0.266769872396253" calcext:value-type="float">
            <text:p>-0.266769872396253</text:p>
          </table:table-cell>
          <table:table-cell/>
          <table:table-cell table:formula="of:= [.A811] * [.A811] - 10 * COS(2 * PI() * [.A811])" office:value-type="float" office:value="1.1228996611517" calcext:value-type="float">
            <text:p>1.1228996611517</text:p>
          </table:table-cell>
          <table:table-cell table:formula="of:= [.B811] * [.B811] - 10 * COS(2 * PI() * [.B811])" office:value-type="float" office:value="1.1228996611517" calcext:value-type="float">
            <text:p>1.1228996611517</text:p>
          </table:table-cell>
          <table:table-cell table:formula="of:= 100 * ([.A812] - [.A811]*[.A811]) * ([.A812] - [.A811]*[.A811]) + (1 - [.A811]) * (1 - [.A811])" office:value-type="float" office:value="14.582005958565" calcext:value-type="float">
            <text:p>14.582005958565</text:p>
          </table:table-cell>
          <table:table-cell table:formula="of:= 100 * ([.B812] - [.B811]*[.B811]) * ([.B812] - [.B811]*[.B811]) + (1 - [.B811]) * (1 - [.B811])" office:value-type="float" office:value="7.00688982171168" calcext:value-type="float">
            <text:p>7.00688982171168</text:p>
          </table:table-cell>
          <table:table-cell table:formula="of:=[.A811]*[.A811]" office:value-type="float" office:value="0.0711661648183131" calcext:value-type="float">
            <text:p>0.0711661648183131</text:p>
          </table:table-cell>
          <table:table-cell table:formula="of:=[.B811]*[.B811]" office:value-type="float" office:value="0.0711661648183131" calcext:value-type="float">
            <text:p>0.0711661648183131</text:p>
          </table:table-cell>
          <table:table-cell table:formula="of:= [.A811]*[.A811]*[.A811]*[.A811] - 16*[.A811]*[.A811] + 5*[.A811]" office:value-type="float" office:value="0.200255347903203" calcext:value-type="float">
            <text:p>0.200255347903203</text:p>
          </table:table-cell>
          <table:table-cell table:formula="of:= [.B811]*[.B811]*[.B811]*[.B811] - 16*[.B811]*[.B811] + 5*[.B811]" office:value-type="float" office:value="-2.46744337605933" calcext:value-type="float">
            <text:p>-2.467443376059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3592151147313" calcext:value-type="float">
            <text:p>-0.303592151147313</text:p>
          </table:table-cell>
          <table:table-cell table:formula="of:=-[.A812]" office:value-type="float" office:value="0.303592151147313" calcext:value-type="float">
            <text:p>0.303592151147313</text:p>
          </table:table-cell>
          <table:table-cell/>
          <table:table-cell table:formula="of:= [.A812] * [.A812] - 10 * COS(2 * PI() * [.A812])" office:value-type="float" office:value="3.39618775760599" calcext:value-type="float">
            <text:p>3.39618775760599</text:p>
          </table:table-cell>
          <table:table-cell table:formula="of:= [.B812] * [.B812] - 10 * COS(2 * PI() * [.B812])" office:value-type="float" office:value="3.39618775760599" calcext:value-type="float">
            <text:p>3.39618775760599</text:p>
          </table:table-cell>
          <table:table-cell table:formula="of:= 100 * ([.A813] - [.A812]*[.A812]) * ([.A813] - [.A812]*[.A812]) + (1 - [.A812]) * (1 - [.A812])" office:value-type="float" office:value="4.05024996831599" calcext:value-type="float">
            <text:p>4.05024996831599</text:p>
          </table:table-cell>
          <table:table-cell table:formula="of:= 100 * ([.B813] - [.B812]*[.B812]) * ([.B813] - [.B812]*[.B812]) + (1 - [.B812]) * (1 - [.B812])" office:value-type="float" office:value="0.581146037155109" calcext:value-type="float">
            <text:p>0.581146037155109</text:p>
          </table:table-cell>
          <table:table-cell table:formula="of:=[.A812]*[.A812]" office:value-type="float" office:value="0.0921681942382532" calcext:value-type="float">
            <text:p>0.0921681942382532</text:p>
          </table:table-cell>
          <table:table-cell table:formula="of:=[.B812]*[.B812]" office:value-type="float" office:value="0.0921681942382532" calcext:value-type="float">
            <text:p>0.0921681942382532</text:p>
          </table:table-cell>
          <table:table-cell table:formula="of:= [.A812]*[.A812]*[.A812]*[.A812] - 16*[.A812]*[.A812] + 5*[.A812]" office:value-type="float" office:value="-2.98415688751948" calcext:value-type="float">
            <text:p>-2.98415688751948</text:p>
          </table:table-cell>
          <table:table-cell table:formula="of:= [.B812]*[.B812]*[.B812]*[.B812] - 16*[.B812]*[.B812] + 5*[.B812]" office:value-type="float" office:value="0.0517646239536564" calcext:value-type="float">
            <text:p>0.05176462395365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611581724369898" calcext:value-type="float">
            <text:p>-0.0611581724369898</text:p>
          </table:table-cell>
          <table:table-cell table:formula="of:=-[.A813]" office:value-type="float" office:value="0.0611581724369898" calcext:value-type="float">
            <text:p>0.0611581724369898</text:p>
          </table:table-cell>
          <table:table-cell/>
          <table:table-cell table:formula="of:= [.A813] * [.A813] - 10 * COS(2 * PI() * [.A813])" office:value-type="float" office:value="-9.26699012520038" calcext:value-type="float">
            <text:p>-9.26699012520038</text:p>
          </table:table-cell>
          <table:table-cell table:formula="of:= [.B813] * [.B813] - 10 * COS(2 * PI() * [.B813])" office:value-type="float" office:value="-9.26699012520038" calcext:value-type="float">
            <text:p>-9.26699012520038</text:p>
          </table:table-cell>
          <table:table-cell table:formula="of:= 100 * ([.A814] - [.A813]*[.A813]) * ([.A814] - [.A813]*[.A813]) + (1 - [.A813]) * (1 - [.A813])" office:value-type="float" office:value="7.2948926079053" calcext:value-type="float">
            <text:p>7.2948926079053</text:p>
          </table:table-cell>
          <table:table-cell table:formula="of:= 100 * ([.B814] - [.B813]*[.B813]) * ([.B814] - [.B813]*[.B813]) + (1 - [.B813]) * (1 - [.B813])" office:value-type="float" office:value="6.68426029030729" calcext:value-type="float">
            <text:p>6.68426029030729</text:p>
          </table:table-cell>
          <table:table-cell table:formula="of:=[.A813]*[.A813]" office:value-type="float" office:value="0.00374032205583258" calcext:value-type="float">
            <text:p>0.00374032205583258</text:p>
          </table:table-cell>
          <table:table-cell table:formula="of:=[.B813]*[.B813]" office:value-type="float" office:value="0.00374032205583258" calcext:value-type="float">
            <text:p>0.00374032205583258</text:p>
          </table:table-cell>
          <table:table-cell table:formula="of:= [.A813]*[.A813]*[.A813]*[.A813] - 16*[.A813]*[.A813] + 5*[.A813]" office:value-type="float" office:value="-0.365622025069189" calcext:value-type="float">
            <text:p>-0.365622025069189</text:p>
          </table:table-cell>
          <table:table-cell table:formula="of:= [.B813]*[.B813]*[.B813]*[.B813] - 16*[.B813]*[.B813] + 5*[.B813]" office:value-type="float" office:value="0.245959699300709" calcext:value-type="float">
            <text:p>0.2459596993007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44631092180498" calcext:value-type="float">
            <text:p>-0.244631092180498</text:p>
          </table:table-cell>
          <table:table-cell table:formula="of:=-[.A814]" office:value-type="float" office:value="0.244631092180498" calcext:value-type="float">
            <text:p>0.244631092180498</text:p>
          </table:table-cell>
          <table:table-cell/>
          <table:table-cell table:formula="of:= [.A814] * [.A814] - 10 * COS(2 * PI() * [.A814])" office:value-type="float" office:value="-0.277430079360885" calcext:value-type="float">
            <text:p>-0.277430079360885</text:p>
          </table:table-cell>
          <table:table-cell table:formula="of:= [.B814] * [.B814] - 10 * COS(2 * PI() * [.B814])" office:value-type="float" office:value="-0.277430079360885" calcext:value-type="float">
            <text:p>-0.277430079360885</text:p>
          </table:table-cell>
          <table:table-cell table:formula="of:= 100 * ([.A815] - [.A814]*[.A814]) * ([.A815] - [.A814]*[.A814]) + (1 - [.A814]) * (1 - [.A814])" office:value-type="float" office:value="4.65727011099361" calcext:value-type="float">
            <text:p>4.65727011099361</text:p>
          </table:table-cell>
          <table:table-cell table:formula="of:= 100 * ([.B815] - [.B814]*[.B814]) * ([.B815] - [.B814]*[.B814]) + (1 - [.B814]) * (1 - [.B814])" office:value-type="float" office:value="9.33150661597809" calcext:value-type="float">
            <text:p>9.33150661597809</text:p>
          </table:table-cell>
          <table:table-cell table:formula="of:=[.A814]*[.A814]" office:value-type="float" office:value="0.0598443712614233" calcext:value-type="float">
            <text:p>0.0598443712614233</text:p>
          </table:table-cell>
          <table:table-cell table:formula="of:=[.B814]*[.B814]" office:value-type="float" office:value="0.0598443712614233" calcext:value-type="float">
            <text:p>0.0598443712614233</text:p>
          </table:table-cell>
          <table:table-cell table:formula="of:= [.A814]*[.A814]*[.A814]*[.A814] - 16*[.A814]*[.A814] + 5*[.A814]" office:value-type="float" office:value="-2.17708405231359" calcext:value-type="float">
            <text:p>-2.17708405231359</text:p>
          </table:table-cell>
          <table:table-cell table:formula="of:= [.B814]*[.B814]*[.B814]*[.B814] - 16*[.B814]*[.B814] + 5*[.B814]" office:value-type="float" office:value="0.269226869491392" calcext:value-type="float">
            <text:p>0.2692268694913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6144216847606" calcext:value-type="float">
            <text:p>0.236144216847606</text:p>
          </table:table-cell>
          <table:table-cell table:formula="of:=-[.A815]" office:value-type="float" office:value="-0.236144216847606" calcext:value-type="float">
            <text:p>-0.236144216847606</text:p>
          </table:table-cell>
          <table:table-cell/>
          <table:table-cell table:formula="of:= [.A815] * [.A815] - 10 * COS(2 * PI() * [.A815])" office:value-type="float" office:value="-0.81372113810303" calcext:value-type="float">
            <text:p>-0.81372113810303</text:p>
          </table:table-cell>
          <table:table-cell table:formula="of:= [.B815] * [.B815] - 10 * COS(2 * PI() * [.B815])" office:value-type="float" office:value="-0.81372113810303" calcext:value-type="float">
            <text:p>-0.81372113810303</text:p>
          </table:table-cell>
          <table:table-cell table:formula="of:= 100 * ([.A816] - [.A815]*[.A815]) * ([.A816] - [.A815]*[.A815]) + (1 - [.A815]) * (1 - [.A815])" office:value-type="float" office:value="11.5440115053118" calcext:value-type="float">
            <text:p>11.5440115053118</text:p>
          </table:table-cell>
          <table:table-cell table:formula="of:= 100 * ([.B816] - [.B815]*[.B815]) * ([.B816] - [.B815]*[.B815]) + (1 - [.B815]) * (1 - [.B815])" office:value-type="float" office:value="21.1171020630685" calcext:value-type="float">
            <text:p>21.1171020630685</text:p>
          </table:table-cell>
          <table:table-cell table:formula="of:=[.A815]*[.A815]" office:value-type="float" office:value="0.0557640911505692" calcext:value-type="float">
            <text:p>0.0557640911505692</text:p>
          </table:table-cell>
          <table:table-cell table:formula="of:=[.B815]*[.B815]" office:value-type="float" office:value="0.0557640911505692" calcext:value-type="float">
            <text:p>0.0557640911505692</text:p>
          </table:table-cell>
          <table:table-cell table:formula="of:= [.A815]*[.A815]*[.A815]*[.A815] - 16*[.A815]*[.A815] + 5*[.A815]" office:value-type="float" office:value="0.291605259690772" calcext:value-type="float">
            <text:p>0.291605259690772</text:p>
          </table:table-cell>
          <table:table-cell table:formula="of:= [.B815]*[.B815]*[.B815]*[.B815] - 16*[.B815]*[.B815] + 5*[.B815]" office:value-type="float" office:value="-2.06983690878529" calcext:value-type="float">
            <text:p>-2.069836908785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6831091134809" calcext:value-type="float">
            <text:p>0.386831091134809</text:p>
          </table:table-cell>
          <table:table-cell table:formula="of:=-[.A816]" office:value-type="float" office:value="-0.386831091134809" calcext:value-type="float">
            <text:p>-0.386831091134809</text:p>
          </table:table-cell>
          <table:table-cell/>
          <table:table-cell table:formula="of:= [.A816] * [.A816] - 10 * COS(2 * PI() * [.A816])" office:value-type="float" office:value="7.72633535832147" calcext:value-type="float">
            <text:p>7.72633535832147</text:p>
          </table:table-cell>
          <table:table-cell table:formula="of:= [.B816] * [.B816] - 10 * COS(2 * PI() * [.B816])" office:value-type="float" office:value="7.72633535832147" calcext:value-type="float">
            <text:p>7.72633535832147</text:p>
          </table:table-cell>
          <table:table-cell table:formula="of:= 100 * ([.A817] - [.A816]*[.A816]) * ([.A817] - [.A816]*[.A816]) + (1 - [.A816]) * (1 - [.A816])" office:value-type="float" office:value="2.6939180197472" calcext:value-type="float">
            <text:p>2.6939180197472</text:p>
          </table:table-cell>
          <table:table-cell table:formula="of:= 100 * ([.B817] - [.B816]*[.B816]) * ([.B817] - [.B816]*[.B816]) + (1 - [.B816]) * (1 - [.B816])" office:value-type="float" office:value="4.08504431295876" calcext:value-type="float">
            <text:p>4.08504431295876</text:p>
          </table:table-cell>
          <table:table-cell table:formula="of:=[.A816]*[.A816]" office:value-type="float" office:value="0.149638293068547" calcext:value-type="float">
            <text:p>0.149638293068547</text:p>
          </table:table-cell>
          <table:table-cell table:formula="of:=[.B816]*[.B816]" office:value-type="float" office:value="0.149638293068547" calcext:value-type="float">
            <text:p>0.149638293068547</text:p>
          </table:table-cell>
          <table:table-cell table:formula="of:= [.A816]*[.A816]*[.A816]*[.A816] - 16*[.A816]*[.A816] + 5*[.A816]" office:value-type="float" office:value="-0.437665614670237" calcext:value-type="float">
            <text:p>-0.437665614670237</text:p>
          </table:table-cell>
          <table:table-cell table:formula="of:= [.B816]*[.B816]*[.B816]*[.B816] - 16*[.B816]*[.B816] + 5*[.B816]" office:value-type="float" office:value="-4.30597652601833" calcext:value-type="float">
            <text:p>-4.305976526018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260959391016513" calcext:value-type="float">
            <text:p>-0.00260959391016513</text:p>
          </table:table-cell>
          <table:table-cell table:formula="of:=-[.A817]" office:value-type="float" office:value="0.00260959391016513" calcext:value-type="float">
            <text:p>0.00260959391016513</text:p>
          </table:table-cell>
          <table:table-cell/>
          <table:table-cell table:formula="of:= [.A817] * [.A817] - 10 * COS(2 * PI() * [.A817])" office:value-type="float" office:value="-9.99864898388974" calcext:value-type="float">
            <text:p>-9.99864898388974</text:p>
          </table:table-cell>
          <table:table-cell table:formula="of:= [.B817] * [.B817] - 10 * COS(2 * PI() * [.B817])" office:value-type="float" office:value="-9.99864898388974" calcext:value-type="float">
            <text:p>-9.99864898388974</text:p>
          </table:table-cell>
          <table:table-cell table:formula="of:= 100 * ([.A818] - [.A817]*[.A817]) * ([.A818] - [.A817]*[.A817]) + (1 - [.A817]) * (1 - [.A817])" office:value-type="float" office:value="7.04267851292162" calcext:value-type="float">
            <text:p>7.04267851292162</text:p>
          </table:table-cell>
          <table:table-cell table:formula="of:= 100 * ([.B818] - [.B817]*[.B817]) * ([.B818] - [.B817]*[.B817]) + (1 - [.B817]) * (1 - [.B817])" office:value-type="float" office:value="7.03157083750594" calcext:value-type="float">
            <text:p>7.03157083750594</text:p>
          </table:table-cell>
          <table:table-cell table:formula="of:=[.A817]*[.A817]" office:value-type="float" office:value="0.00000680998037597094" calcext:value-type="float">
            <text:p>6.80998037597094E-06</text:p>
          </table:table-cell>
          <table:table-cell table:formula="of:=[.B817]*[.B817]" office:value-type="float" office:value="0.00000680998037597094" calcext:value-type="float">
            <text:p>6.80998037597094E-06</text:p>
          </table:table-cell>
          <table:table-cell table:formula="of:= [.A817]*[.A817]*[.A817]*[.A817] - 16*[.A817]*[.A817] + 5*[.A817]" office:value-type="float" office:value="-0.0131569291904654" calcext:value-type="float">
            <text:p>-0.0131569291904654</text:p>
          </table:table-cell>
          <table:table-cell table:formula="of:= [.B817]*[.B817]*[.B817]*[.B817] - 16*[.B817]*[.B817] + 5*[.B817]" office:value-type="float" office:value="0.012939009911186" calcext:value-type="float">
            <text:p>0.0129390099111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45705471257679" calcext:value-type="float">
            <text:p>-0.245705471257679</text:p>
          </table:table-cell>
          <table:table-cell table:formula="of:=-[.A818]" office:value-type="float" office:value="0.245705471257679" calcext:value-type="float">
            <text:p>0.245705471257679</text:p>
          </table:table-cell>
          <table:table-cell/>
          <table:table-cell table:formula="of:= [.A818] * [.A818] - 10 * COS(2 * PI() * [.A818])" office:value-type="float" office:value="-0.209429277297612" calcext:value-type="float">
            <text:p>-0.209429277297612</text:p>
          </table:table-cell>
          <table:table-cell table:formula="of:= [.B818] * [.B818] - 10 * COS(2 * PI() * [.B818])" office:value-type="float" office:value="-0.209429277297612" calcext:value-type="float">
            <text:p>-0.209429277297612</text:p>
          </table:table-cell>
          <table:table-cell table:formula="of:= 100 * ([.A819] - [.A818]*[.A818]) * ([.A819] - [.A818]*[.A818]) + (1 - [.A818]) * (1 - [.A818])" office:value-type="float" office:value="3.88870668120152" calcext:value-type="float">
            <text:p>3.88870668120152</text:p>
          </table:table-cell>
          <table:table-cell table:formula="of:= 100 * ([.B819] - [.B818]*[.B818]) * ([.B819] - [.B818]*[.B818]) + (1 - [.B818]) * (1 - [.B818])" office:value-type="float" office:value="8.05533399529828" calcext:value-type="float">
            <text:p>8.05533399529828</text:p>
          </table:table-cell>
          <table:table-cell table:formula="of:=[.A818]*[.A818]" office:value-type="float" office:value="0.0603711786059582" calcext:value-type="float">
            <text:p>0.0603711786059582</text:p>
          </table:table-cell>
          <table:table-cell table:formula="of:=[.B818]*[.B818]" office:value-type="float" office:value="0.0603711786059582" calcext:value-type="float">
            <text:p>0.0603711786059582</text:p>
          </table:table-cell>
          <table:table-cell table:formula="of:= [.A818]*[.A818]*[.A818]*[.A818] - 16*[.A818]*[.A818] + 5*[.A818]" office:value-type="float" office:value="-2.19082153477745" calcext:value-type="float">
            <text:p>-2.19082153477745</text:p>
          </table:table-cell>
          <table:table-cell table:formula="of:= [.B818]*[.B818]*[.B818]*[.B818] - 16*[.B818]*[.B818] + 5*[.B818]" office:value-type="float" office:value="0.266233177799337" calcext:value-type="float">
            <text:p>0.2662331777993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3241207064129" calcext:value-type="float">
            <text:p>0.213241207064129</text:p>
          </table:table-cell>
          <table:table-cell table:formula="of:=-[.A819]" office:value-type="float" office:value="-0.213241207064129" calcext:value-type="float">
            <text:p>-0.213241207064129</text:p>
          </table:table-cell>
          <table:table-cell/>
          <table:table-cell table:formula="of:= [.A819] * [.A819] - 10 * COS(2 * PI() * [.A819])" office:value-type="float" office:value="-2.2436720324774" calcext:value-type="float">
            <text:p>-2.2436720324774</text:p>
          </table:table-cell>
          <table:table-cell table:formula="of:= [.B819] * [.B819] - 10 * COS(2 * PI() * [.B819])" office:value-type="float" office:value="-2.2436720324774" calcext:value-type="float">
            <text:p>-2.2436720324774</text:p>
          </table:table-cell>
          <table:table-cell table:formula="of:= 100 * ([.A820] - [.A819]*[.A819]) * ([.A820] - [.A819]*[.A819]) + (1 - [.A819]) * (1 - [.A819])" office:value-type="float" office:value="13.8188018434558" calcext:value-type="float">
            <text:p>13.8188018434558</text:p>
          </table:table-cell>
          <table:table-cell table:formula="of:= 100 * ([.B820] - [.B819]*[.B819]) * ([.B820] - [.B819]*[.B819]) + (1 - [.B819]) * (1 - [.B819])" office:value-type="float" office:value="8.89059596185002" calcext:value-type="float">
            <text:p>8.89059596185002</text:p>
          </table:table-cell>
          <table:table-cell table:formula="of:=[.A819]*[.A819]" office:value-type="float" office:value="0.0454718123901669" calcext:value-type="float">
            <text:p>0.0454718123901669</text:p>
          </table:table-cell>
          <table:table-cell table:formula="of:=[.B819]*[.B819]" office:value-type="float" office:value="0.0454718123901669" calcext:value-type="float">
            <text:p>0.0454718123901669</text:p>
          </table:table-cell>
          <table:table-cell table:formula="of:= [.A819]*[.A819]*[.A819]*[.A819] - 16*[.A819]*[.A819] + 5*[.A819]" office:value-type="float" office:value="0.340724722800023" calcext:value-type="float">
            <text:p>0.340724722800023</text:p>
          </table:table-cell>
          <table:table-cell table:formula="of:= [.B819]*[.B819]*[.B819]*[.B819] - 16*[.B819]*[.B819] + 5*[.B819]" office:value-type="float" office:value="-1.79168734784127" calcext:value-type="float">
            <text:p>-1.791687347841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17843648954295" calcext:value-type="float">
            <text:p>-0.317843648954295</text:p>
          </table:table-cell>
          <table:table-cell table:formula="of:=-[.A820]" office:value-type="float" office:value="0.317843648954295" calcext:value-type="float">
            <text:p>0.317843648954295</text:p>
          </table:table-cell>
          <table:table-cell/>
          <table:table-cell table:formula="of:= [.A820] * [.A820] - 10 * COS(2 * PI() * [.A820])" office:value-type="float" office:value="4.23583767439781" calcext:value-type="float">
            <text:p>4.23583767439781</text:p>
          </table:table-cell>
          <table:table-cell table:formula="of:= [.B820] * [.B820] - 10 * COS(2 * PI() * [.B820])" office:value-type="float" office:value="4.23583767439781" calcext:value-type="float">
            <text:p>4.23583767439781</text:p>
          </table:table-cell>
          <table:table-cell table:formula="of:= 100 * ([.A821] - [.A820]*[.A820]) * ([.A821] - [.A820]*[.A820]) + (1 - [.A820]) * (1 - [.A820])" office:value-type="float" office:value="6.66042129861073" calcext:value-type="float">
            <text:p>6.66042129861073</text:p>
          </table:table-cell>
          <table:table-cell table:formula="of:= 100 * ([.B821] - [.B820]*[.B820]) * ([.B821] - [.B820]*[.B820]) + (1 - [.B820]) * (1 - [.B820])" office:value-type="float" office:value="18.4381465267377" calcext:value-type="float">
            <text:p>18.4381465267377</text:p>
          </table:table-cell>
          <table:table-cell table:formula="of:=[.A820]*[.A820]" office:value-type="float" office:value="0.101024585180581" calcext:value-type="float">
            <text:p>0.101024585180581</text:p>
          </table:table-cell>
          <table:table-cell table:formula="of:=[.B820]*[.B820]" office:value-type="float" office:value="0.101024585180581" calcext:value-type="float">
            <text:p>0.101024585180581</text:p>
          </table:table-cell>
          <table:table-cell table:formula="of:= [.A820]*[.A820]*[.A820]*[.A820] - 16*[.A820]*[.A820] + 5*[.A820]" office:value-type="float" office:value="-3.19540564084986" calcext:value-type="float">
            <text:p>-3.19540564084986</text:p>
          </table:table-cell>
          <table:table-cell table:formula="of:= [.B820]*[.B820]*[.B820]*[.B820] - 16*[.B820]*[.B820] + 5*[.B820]" office:value-type="float" office:value="-0.0169691513069123" calcext:value-type="float">
            <text:p>-0.01696915130691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22918916237541" calcext:value-type="float">
            <text:p>0.322918916237541</text:p>
          </table:table-cell>
          <table:table-cell table:formula="of:=-[.A821]" office:value-type="float" office:value="-0.322918916237541" calcext:value-type="float">
            <text:p>-0.322918916237541</text:p>
          </table:table-cell>
          <table:table-cell/>
          <table:table-cell table:formula="of:= [.A821] * [.A821] - 10 * COS(2 * PI() * [.A821])" office:value-type="float" office:value="4.52729029642676" calcext:value-type="float">
            <text:p>4.52729029642676</text:p>
          </table:table-cell>
          <table:table-cell table:formula="of:= [.B821] * [.B821] - 10 * COS(2 * PI() * [.B821])" office:value-type="float" office:value="4.52729029642676" calcext:value-type="float">
            <text:p>4.52729029642676</text:p>
          </table:table-cell>
          <table:table-cell table:formula="of:= 100 * ([.A822] - [.A821]*[.A821]) * ([.A822] - [.A821]*[.A821]) + (1 - [.A821]) * (1 - [.A821])" office:value-type="float" office:value="6.61188844023062" calcext:value-type="float">
            <text:p>6.61188844023062</text:p>
          </table:table-cell>
          <table:table-cell table:formula="of:= 100 * ([.B822] - [.B821]*[.B821]) * ([.B822] - [.B821]*[.B821]) + (1 - [.B821]) * (1 - [.B821])" office:value-type="float" office:value="1.90620443732027" calcext:value-type="float">
            <text:p>1.90620443732027</text:p>
          </table:table-cell>
          <table:table-cell table:formula="of:=[.A821]*[.A821]" office:value-type="float" office:value="0.104276626464028" calcext:value-type="float">
            <text:p>0.104276626464028</text:p>
          </table:table-cell>
          <table:table-cell table:formula="of:=[.B821]*[.B821]" office:value-type="float" office:value="0.104276626464028" calcext:value-type="float">
            <text:p>0.104276626464028</text:p>
          </table:table-cell>
          <table:table-cell table:formula="of:= [.A821]*[.A821]*[.A821]*[.A821] - 16*[.A821]*[.A821] + 5*[.A821]" office:value-type="float" office:value="-0.0429578274100226" calcext:value-type="float">
            <text:p>-0.0429578274100226</text:p>
          </table:table-cell>
          <table:table-cell table:formula="of:= [.B821]*[.B821]*[.B821]*[.B821] - 16*[.B821]*[.B821] + 5*[.B821]" office:value-type="float" office:value="-3.27214698978543" calcext:value-type="float">
            <text:p>-3.272146989785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3784850719385" calcext:value-type="float">
            <text:p>-0.143784850719385</text:p>
          </table:table-cell>
          <table:table-cell table:formula="of:=-[.A822]" office:value-type="float" office:value="0.143784850719385" calcext:value-type="float">
            <text:p>0.143784850719385</text:p>
          </table:table-cell>
          <table:table-cell/>
          <table:table-cell table:formula="of:= [.A822] * [.A822] - 10 * COS(2 * PI() * [.A822])" office:value-type="float" office:value="-6.16854562520035" calcext:value-type="float">
            <text:p>-6.16854562520035</text:p>
          </table:table-cell>
          <table:table-cell table:formula="of:= [.B822] * [.B822] - 10 * COS(2 * PI() * [.B822])" office:value-type="float" office:value="-6.16854562520035" calcext:value-type="float">
            <text:p>-6.16854562520035</text:p>
          </table:table-cell>
          <table:table-cell table:formula="of:= 100 * ([.A823] - [.A822]*[.A822]) * ([.A823] - [.A822]*[.A822]) + (1 - [.A822]) * (1 - [.A822])" office:value-type="float" office:value="9.01706269936848" calcext:value-type="float">
            <text:p>9.01706269936848</text:p>
          </table:table-cell>
          <table:table-cell table:formula="of:= 100 * ([.B823] - [.B822]*[.B822]) * ([.B823] - [.B822]*[.B822]) + (1 - [.B822]) * (1 - [.B822])" office:value-type="float" office:value="10.9089342188047" calcext:value-type="float">
            <text:p>10.9089342188047</text:p>
          </table:table-cell>
          <table:table-cell table:formula="of:=[.A822]*[.A822]" office:value-type="float" office:value="0.0206740832963958" calcext:value-type="float">
            <text:p>0.0206740832963958</text:p>
          </table:table-cell>
          <table:table-cell table:formula="of:=[.B822]*[.B822]" office:value-type="float" office:value="0.0206740832963958" calcext:value-type="float">
            <text:p>0.0206740832963958</text:p>
          </table:table-cell>
          <table:table-cell table:formula="of:= [.A822]*[.A822]*[.A822]*[.A822] - 16*[.A822]*[.A822] + 5*[.A822]" office:value-type="float" office:value="-1.04928216861911" calcext:value-type="float">
            <text:p>-1.04928216861911</text:p>
          </table:table-cell>
          <table:table-cell table:formula="of:= [.B822]*[.B822]*[.B822]*[.B822] - 16*[.B822]*[.B822] + 5*[.B822]" office:value-type="float" office:value="0.388566338574738" calcext:value-type="float">
            <text:p>0.3885663385747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8321682144888" calcext:value-type="float">
            <text:p>0.298321682144888</text:p>
          </table:table-cell>
          <table:table-cell table:formula="of:=-[.A823]" office:value-type="float" office:value="-0.298321682144888" calcext:value-type="float">
            <text:p>-0.298321682144888</text:p>
          </table:table-cell>
          <table:table-cell/>
          <table:table-cell table:formula="of:= [.A823] * [.A823] - 10 * COS(2 * PI() * [.A823])" office:value-type="float" office:value="3.07870517391433" calcext:value-type="float">
            <text:p>3.07870517391433</text:p>
          </table:table-cell>
          <table:table-cell table:formula="of:= [.B823] * [.B823] - 10 * COS(2 * PI() * [.B823])" office:value-type="float" office:value="3.07870517391433" calcext:value-type="float">
            <text:p>3.07870517391433</text:p>
          </table:table-cell>
          <table:table-cell table:formula="of:= 100 * ([.A824] - [.A823]*[.A823]) * ([.A824] - [.A823]*[.A823]) + (1 - [.A823]) * (1 - [.A823])" office:value-type="float" office:value="9.25008120164344" calcext:value-type="float">
            <text:p>9.25008120164344</text:p>
          </table:table-cell>
          <table:table-cell table:formula="of:= 100 * ([.B824] - [.B823]*[.B823]) * ([.B824] - [.B823]*[.B823]) + (1 - [.B823]) * (1 - [.B823])" office:value-type="float" office:value="24.1462484184374" calcext:value-type="float">
            <text:p>24.1462484184374</text:p>
          </table:table-cell>
          <table:table-cell table:formula="of:=[.A823]*[.A823]" office:value-type="float" office:value="0.0889958260377554" calcext:value-type="float">
            <text:p>0.0889958260377554</text:p>
          </table:table-cell>
          <table:table-cell table:formula="of:=[.B823]*[.B823]" office:value-type="float" office:value="0.0889958260377554" calcext:value-type="float">
            <text:p>0.0889958260377554</text:p>
          </table:table-cell>
          <table:table-cell table:formula="of:= [.A823]*[.A823]*[.A823]*[.A823] - 16*[.A823]*[.A823] + 5*[.A823]" office:value-type="float" office:value="0.0755954511724941" calcext:value-type="float">
            <text:p>0.0755954511724941</text:p>
          </table:table-cell>
          <table:table-cell table:formula="of:= [.B823]*[.B823]*[.B823]*[.B823] - 16*[.B823]*[.B823] + 5*[.B823]" office:value-type="float" office:value="-2.90762137027638" calcext:value-type="float">
            <text:p>-2.907621370276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4930425905623" calcext:value-type="float">
            <text:p>0.384930425905623</text:p>
          </table:table-cell>
          <table:table-cell table:formula="of:=-[.A824]" office:value-type="float" office:value="-0.384930425905623" calcext:value-type="float">
            <text:p>-0.384930425905623</text:p>
          </table:table-cell>
          <table:table-cell/>
          <table:table-cell table:formula="of:= [.A824] * [.A824] - 10 * COS(2 * PI() * [.A824])" office:value-type="float" office:value="7.64639050796225" calcext:value-type="float">
            <text:p>7.64639050796225</text:p>
          </table:table-cell>
          <table:table-cell table:formula="of:= [.B824] * [.B824] - 10 * COS(2 * PI() * [.B824])" office:value-type="float" office:value="7.64639050796225" calcext:value-type="float">
            <text:p>7.64639050796225</text:p>
          </table:table-cell>
          <table:table-cell table:formula="of:= 100 * ([.A825] - [.A824]*[.A824]) * ([.A825] - [.A824]*[.A824]) + (1 - [.A824]) * (1 - [.A824])" office:value-type="float" office:value="3.45577345149509" calcext:value-type="float">
            <text:p>3.45577345149509</text:p>
          </table:table-cell>
          <table:table-cell table:formula="of:= 100 * ([.B825] - [.B824]*[.B824]) * ([.B825] - [.B824]*[.B824]) + (1 - [.B824]) * (1 - [.B824])" office:value-type="float" office:value="24.1747119165965" calcext:value-type="float">
            <text:p>24.1747119165965</text:p>
          </table:table-cell>
          <table:table-cell table:formula="of:=[.A824]*[.A824]" office:value-type="float" office:value="0.148171432787884" calcext:value-type="float">
            <text:p>0.148171432787884</text:p>
          </table:table-cell>
          <table:table-cell table:formula="of:=[.B824]*[.B824]" office:value-type="float" office:value="0.148171432787884" calcext:value-type="float">
            <text:p>0.148171432787884</text:p>
          </table:table-cell>
          <table:table-cell table:formula="of:= [.A824]*[.A824]*[.A824]*[.A824] - 16*[.A824]*[.A824] + 5*[.A824]" office:value-type="float" office:value="-0.424136021583617" calcext:value-type="float">
            <text:p>-0.424136021583617</text:p>
          </table:table-cell>
          <table:table-cell table:formula="of:= [.B824]*[.B824]*[.B824]*[.B824] - 16*[.B824]*[.B824] + 5*[.B824]" office:value-type="float" office:value="-4.27344028063984" calcext:value-type="float">
            <text:p>-4.273440280639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23598422459327" calcext:value-type="float">
            <text:p>0.323598422459327</text:p>
          </table:table-cell>
          <table:table-cell table:formula="of:=-[.A825]" office:value-type="float" office:value="-0.323598422459327" calcext:value-type="float">
            <text:p>-0.323598422459327</text:p>
          </table:table-cell>
          <table:table-cell/>
          <table:table-cell table:formula="of:= [.A825] * [.A825] - 10 * COS(2 * PI() * [.A825])" office:value-type="float" office:value="4.56598056817031" calcext:value-type="float">
            <text:p>4.56598056817031</text:p>
          </table:table-cell>
          <table:table-cell table:formula="of:= [.B825] * [.B825] - 10 * COS(2 * PI() * [.B825])" office:value-type="float" office:value="4.56598056817031" calcext:value-type="float">
            <text:p>4.56598056817031</text:p>
          </table:table-cell>
          <table:table-cell table:formula="of:= 100 * ([.A826] - [.A825]*[.A825]) * ([.A826] - [.A825]*[.A825]) + (1 - [.A825]) * (1 - [.A825])" office:value-type="float" office:value="0.508023053155827" calcext:value-type="float">
            <text:p>0.508023053155827</text:p>
          </table:table-cell>
          <table:table-cell table:formula="of:= 100 * ([.B826] - [.B825]*[.B825]) * ([.B826] - [.B825]*[.B825]) + (1 - [.B825]) * (1 - [.B825])" office:value-type="float" office:value="7.1299040144844" calcext:value-type="float">
            <text:p>7.1299040144844</text:p>
          </table:table-cell>
          <table:table-cell table:formula="of:=[.A825]*[.A825]" office:value-type="float" office:value="0.104715939018165" calcext:value-type="float">
            <text:p>0.104715939018165</text:p>
          </table:table-cell>
          <table:table-cell table:formula="of:=[.B825]*[.B825]" office:value-type="float" office:value="0.104715939018165" calcext:value-type="float">
            <text:p>0.104715939018165</text:p>
          </table:table-cell>
          <table:table-cell table:formula="of:= [.A825]*[.A825]*[.A825]*[.A825] - 16*[.A825]*[.A825] + 5*[.A825]" office:value-type="float" office:value="-0.0464974841095485" calcext:value-type="float">
            <text:p>-0.0464974841095485</text:p>
          </table:table-cell>
          <table:table-cell table:formula="of:= [.B825]*[.B825]*[.B825]*[.B825] - 16*[.B825]*[.B825] + 5*[.B825]" office:value-type="float" office:value="-3.28248170870282" calcext:value-type="float">
            <text:p>-3.2824817087028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7189024933614" calcext:value-type="float">
            <text:p>0.127189024933614</text:p>
          </table:table-cell>
          <table:table-cell table:formula="of:=-[.A826]" office:value-type="float" office:value="-0.127189024933614" calcext:value-type="float">
            <text:p>-0.127189024933614</text:p>
          </table:table-cell>
          <table:table-cell/>
          <table:table-cell table:formula="of:= [.A826] * [.A826] - 10 * COS(2 * PI() * [.A826])" office:value-type="float" office:value="-6.9569691947665" calcext:value-type="float">
            <text:p>-6.9569691947665</text:p>
          </table:table-cell>
          <table:table-cell table:formula="of:= [.B826] * [.B826] - 10 * COS(2 * PI() * [.B826])" office:value-type="float" office:value="-6.9569691947665" calcext:value-type="float">
            <text:p>-6.9569691947665</text:p>
          </table:table-cell>
          <table:table-cell table:formula="of:= 100 * ([.A827] - [.A826]*[.A826]) * ([.A827] - [.A826]*[.A826]) + (1 - [.A826]) * (1 - [.A826])" office:value-type="float" office:value="4.32379465106617" calcext:value-type="float">
            <text:p>4.32379465106617</text:p>
          </table:table-cell>
          <table:table-cell table:formula="of:= 100 * ([.B827] - [.B826]*[.B826]) * ([.B827] - [.B826]*[.B826]) + (1 - [.B826]) * (1 - [.B826])" office:value-type="float" office:value="3.71597561543068" calcext:value-type="float">
            <text:p>3.71597561543068</text:p>
          </table:table-cell>
          <table:table-cell table:formula="of:=[.A826]*[.A826]" office:value-type="float" office:value="0.0161770480635634" calcext:value-type="float">
            <text:p>0.0161770480635634</text:p>
          </table:table-cell>
          <table:table-cell table:formula="of:=[.B826]*[.B826]" office:value-type="float" office:value="0.0161770480635634" calcext:value-type="float">
            <text:p>0.0161770480635634</text:p>
          </table:table-cell>
          <table:table-cell table:formula="of:= [.A826]*[.A826]*[.A826]*[.A826] - 16*[.A826]*[.A826] + 5*[.A826]" office:value-type="float" office:value="0.377374052535105" calcext:value-type="float">
            <text:p>0.377374052535105</text:p>
          </table:table-cell>
          <table:table-cell table:formula="of:= [.B826]*[.B826]*[.B826]*[.B826] - 16*[.B826]*[.B826] + 5*[.B826]" office:value-type="float" office:value="-0.894516196801033" calcext:value-type="float">
            <text:p>-0.8945161968010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2555451863445" calcext:value-type="float">
            <text:p>-0.172555451863445</text:p>
          </table:table-cell>
          <table:table-cell table:formula="of:=-[.A827]" office:value-type="float" office:value="0.172555451863445" calcext:value-type="float">
            <text:p>0.172555451863445</text:p>
          </table:table-cell>
          <table:table-cell/>
          <table:table-cell table:formula="of:= [.A827] * [.A827] - 10 * COS(2 * PI() * [.A827])" office:value-type="float" office:value="-4.64644330855313" calcext:value-type="float">
            <text:p>-4.64644330855313</text:p>
          </table:table-cell>
          <table:table-cell table:formula="of:= [.B827] * [.B827] - 10 * COS(2 * PI() * [.B827])" office:value-type="float" office:value="-4.64644330855313" calcext:value-type="float">
            <text:p>-4.64644330855313</text:p>
          </table:table-cell>
          <table:table-cell table:formula="of:= 100 * ([.A828] - [.A827]*[.A827]) * ([.A828] - [.A827]*[.A827]) + (1 - [.A827]) * (1 - [.A827])" office:value-type="float" office:value="1.47192224654782" calcext:value-type="float">
            <text:p>1.47192224654782</text:p>
          </table:table-cell>
          <table:table-cell table:formula="of:= 100 * ([.B828] - [.B827]*[.B827]) * ([.B828] - [.B827]*[.B827]) + (1 - [.B827]) * (1 - [.B827])" office:value-type="float" office:value="1.5073382098078" calcext:value-type="float">
            <text:p>1.5073382098078</text:p>
          </table:table-cell>
          <table:table-cell table:formula="of:=[.A827]*[.A827]" office:value-type="float" office:value="0.0297753839677978" calcext:value-type="float">
            <text:p>0.0297753839677978</text:p>
          </table:table-cell>
          <table:table-cell table:formula="of:=[.B827]*[.B827]" office:value-type="float" office:value="0.0297753839677978" calcext:value-type="float">
            <text:p>0.0297753839677978</text:p>
          </table:table-cell>
          <table:table-cell table:formula="of:= [.A827]*[.A827]*[.A827]*[.A827] - 16*[.A827]*[.A827] + 5*[.A827]" office:value-type="float" office:value="-1.33829682931156" calcext:value-type="float">
            <text:p>-1.33829682931156</text:p>
          </table:table-cell>
          <table:table-cell table:formula="of:= [.B827]*[.B827]*[.B827]*[.B827] - 16*[.B827]*[.B827] + 5*[.B827]" office:value-type="float" office:value="0.387257689322892" calcext:value-type="float">
            <text:p>0.3872576893228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09259792836383" calcext:value-type="float">
            <text:p>0.0609259792836383</text:p>
          </table:table-cell>
          <table:table-cell table:formula="of:=-[.A828]" office:value-type="float" office:value="-0.0609259792836383" calcext:value-type="float">
            <text:p>-0.0609259792836383</text:p>
          </table:table-cell>
          <table:table-cell/>
          <table:table-cell table:formula="of:= [.A828] * [.A828] - 10 * COS(2 * PI() * [.A828])" office:value-type="float" office:value="-9.27247778673112" calcext:value-type="float">
            <text:p>-9.27247778673112</text:p>
          </table:table-cell>
          <table:table-cell table:formula="of:= [.B828] * [.B828] - 10 * COS(2 * PI() * [.B828])" office:value-type="float" office:value="-9.27247778673112" calcext:value-type="float">
            <text:p>-9.27247778673112</text:p>
          </table:table-cell>
          <table:table-cell table:formula="of:= 100 * ([.A829] - [.A828]*[.A828]) * ([.A829] - [.A828]*[.A828]) + (1 - [.A828]) * (1 - [.A828])" office:value-type="float" office:value="8.92532088432849" calcext:value-type="float">
            <text:p>8.92532088432849</text:p>
          </table:table-cell>
          <table:table-cell table:formula="of:= 100 * ([.B829] - [.B828]*[.B828]) * ([.B829] - [.B828]*[.B828]) + (1 - [.B828]) * (1 - [.B828])" office:value-type="float" office:value="9.59563752978996" calcext:value-type="float">
            <text:p>9.59563752978996</text:p>
          </table:table-cell>
          <table:table-cell table:formula="of:=[.A828]*[.A828]" office:value-type="float" office:value="0.00371197495167032" calcext:value-type="float">
            <text:p>0.00371197495167032</text:p>
          </table:table-cell>
          <table:table-cell table:formula="of:=[.B828]*[.B828]" office:value-type="float" office:value="0.00371197495167032" calcext:value-type="float">
            <text:p>0.00371197495167032</text:p>
          </table:table-cell>
          <table:table-cell table:formula="of:= [.A828]*[.A828]*[.A828]*[.A828] - 16*[.A828]*[.A828] + 5*[.A828]" office:value-type="float" office:value="0.245252075949508" calcext:value-type="float">
            <text:p>0.245252075949508</text:p>
          </table:table-cell>
          <table:table-cell table:formula="of:= [.B828]*[.B828]*[.B828]*[.B828] - 16*[.B828]*[.B828] + 5*[.B828]" office:value-type="float" office:value="-0.364007716886875" calcext:value-type="float">
            <text:p>-0.36400771688687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7321933661588" calcext:value-type="float">
            <text:p>0.287321933661588</text:p>
          </table:table-cell>
          <table:table-cell table:formula="of:=-[.A829]" office:value-type="float" office:value="-0.287321933661588" calcext:value-type="float">
            <text:p>-0.287321933661588</text:p>
          </table:table-cell>
          <table:table-cell/>
          <table:table-cell table:formula="of:= [.A829] * [.A829] - 10 * COS(2 * PI() * [.A829])" office:value-type="float" office:value="2.40612696719098" calcext:value-type="float">
            <text:p>2.40612696719098</text:p>
          </table:table-cell>
          <table:table-cell table:formula="of:= [.B829] * [.B829] - 10 * COS(2 * PI() * [.B829])" office:value-type="float" office:value="2.40612696719098" calcext:value-type="float">
            <text:p>2.40612696719098</text:p>
          </table:table-cell>
          <table:table-cell table:formula="of:= 100 * ([.A830] - [.A829]*[.A829]) * ([.A830] - [.A829]*[.A829]) + (1 - [.A829]) * (1 - [.A829])" office:value-type="float" office:value="0.510506287750857" calcext:value-type="float">
            <text:p>0.510506287750857</text:p>
          </table:table-cell>
          <table:table-cell table:formula="of:= 100 * ([.B830] - [.B829]*[.B829]) * ([.B830] - [.B829]*[.B829]) + (1 - [.B829]) * (1 - [.B829])" office:value-type="float" office:value="4.21759569062939" calcext:value-type="float">
            <text:p>4.21759569062939</text:p>
          </table:table-cell>
          <table:table-cell table:formula="of:=[.A829]*[.A829]" office:value-type="float" office:value="0.0825538935630337" calcext:value-type="float">
            <text:p>0.0825538935630337</text:p>
          </table:table-cell>
          <table:table-cell table:formula="of:=[.B829]*[.B829]" office:value-type="float" office:value="0.0825538935630337" calcext:value-type="float">
            <text:p>0.0825538935630337</text:p>
          </table:table-cell>
          <table:table-cell table:formula="of:= [.A829]*[.A829]*[.A829]*[.A829] - 16*[.A829]*[.A829] + 5*[.A829]" office:value-type="float" office:value="0.122562516641815" calcext:value-type="float">
            <text:p>0.122562516641815</text:p>
          </table:table-cell>
          <table:table-cell table:formula="of:= [.B829]*[.B829]*[.B829]*[.B829] - 16*[.B829]*[.B829] + 5*[.B829]" office:value-type="float" office:value="-2.75065681997406" calcext:value-type="float">
            <text:p>-2.750656819974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774585412582383" calcext:value-type="float">
            <text:p>0.0774585412582383</text:p>
          </table:table-cell>
          <table:table-cell table:formula="of:=-[.A830]" office:value-type="float" office:value="-0.0774585412582383" calcext:value-type="float">
            <text:p>-0.0774585412582383</text:p>
          </table:table-cell>
          <table:table-cell/>
          <table:table-cell table:formula="of:= [.A830] * [.A830] - 10 * COS(2 * PI() * [.A830])" office:value-type="float" office:value="-8.83287509962301" calcext:value-type="float">
            <text:p>-8.83287509962301</text:p>
          </table:table-cell>
          <table:table-cell table:formula="of:= [.B830] * [.B830] - 10 * COS(2 * PI() * [.B830])" office:value-type="float" office:value="-8.83287509962301" calcext:value-type="float">
            <text:p>-8.83287509962301</text:p>
          </table:table-cell>
          <table:table-cell table:formula="of:= 100 * ([.A831] - [.A830]*[.A830]) * ([.A831] - [.A830]*[.A830]) + (1 - [.A830]) * (1 - [.A830])" office:value-type="float" office:value="4.58461279034614" calcext:value-type="float">
            <text:p>4.58461279034614</text:p>
          </table:table-cell>
          <table:table-cell table:formula="of:= 100 * ([.B831] - [.B830]*[.B830]) * ([.B831] - [.B830]*[.B830]) + (1 - [.B830]) * (1 - [.B830])" office:value-type="float" office:value="5.37256891295284" calcext:value-type="float">
            <text:p>5.37256891295284</text:p>
          </table:table-cell>
          <table:table-cell table:formula="of:=[.A830]*[.A830]" office:value-type="float" office:value="0.0059998256138542" calcext:value-type="float">
            <text:p>0.0059998256138542</text:p>
          </table:table-cell>
          <table:table-cell table:formula="of:=[.B830]*[.B830]" office:value-type="float" office:value="0.0059998256138542" calcext:value-type="float">
            <text:p>0.0059998256138542</text:p>
          </table:table-cell>
          <table:table-cell table:formula="of:= [.A830]*[.A830]*[.A830]*[.A830] - 16*[.A830]*[.A830] + 5*[.A830]" office:value-type="float" office:value="0.291331494376921" calcext:value-type="float">
            <text:p>0.291331494376921</text:p>
          </table:table-cell>
          <table:table-cell table:formula="of:= [.B830]*[.B830]*[.B830]*[.B830] - 16*[.B830]*[.B830] + 5*[.B830]" office:value-type="float" office:value="-0.483253918205462" calcext:value-type="float">
            <text:p>-0.4832539182054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9223272618838" calcext:value-type="float">
            <text:p>0.199223272618838</text:p>
          </table:table-cell>
          <table:table-cell table:formula="of:=-[.A831]" office:value-type="float" office:value="-0.199223272618838" calcext:value-type="float">
            <text:p>-0.199223272618838</text:p>
          </table:table-cell>
          <table:table-cell/>
          <table:table-cell table:formula="of:= [.A831] * [.A831] - 10 * COS(2 * PI() * [.A831])" office:value-type="float" office:value="-3.09685766814765" calcext:value-type="float">
            <text:p>-3.09685766814765</text:p>
          </table:table-cell>
          <table:table-cell table:formula="of:= [.B831] * [.B831] - 10 * COS(2 * PI() * [.B831])" office:value-type="float" office:value="-3.09685766814765" calcext:value-type="float">
            <text:p>-3.09685766814765</text:p>
          </table:table-cell>
          <table:table-cell table:formula="of:= 100 * ([.A832] - [.A831]*[.A831]) * ([.A832] - [.A831]*[.A831]) + (1 - [.A831]) * (1 - [.A831])" office:value-type="float" office:value="7.89432076543612" calcext:value-type="float">
            <text:p>7.89432076543612</text:p>
          </table:table-cell>
          <table:table-cell table:formula="of:= 100 * ([.B832] - [.B831]*[.B831]) * ([.B832] - [.B831]*[.B831]) + (1 - [.B831]) * (1 - [.B831])" office:value-type="float" office:value="5.04568797962551" calcext:value-type="float">
            <text:p>5.04568797962551</text:p>
          </table:table-cell>
          <table:table-cell table:formula="of:=[.A831]*[.A831]" office:value-type="float" office:value="0.0396899123529597" calcext:value-type="float">
            <text:p>0.0396899123529597</text:p>
          </table:table-cell>
          <table:table-cell table:formula="of:=[.B831]*[.B831]" office:value-type="float" office:value="0.0396899123529597" calcext:value-type="float">
            <text:p>0.0396899123529597</text:p>
          </table:table-cell>
          <table:table-cell table:formula="of:= [.A831]*[.A831]*[.A831]*[.A831] - 16*[.A831]*[.A831] + 5*[.A831]" office:value-type="float" office:value="0.362653054589419" calcext:value-type="float">
            <text:p>0.362653054589419</text:p>
          </table:table-cell>
          <table:table-cell table:formula="of:= [.B831]*[.B831]*[.B831]*[.B831] - 16*[.B831]*[.B831] + 5*[.B831]" office:value-type="float" office:value="-1.62957967159896" calcext:value-type="float">
            <text:p>-1.629579671598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29625467793085" calcext:value-type="float">
            <text:p>-0.229625467793085</text:p>
          </table:table-cell>
          <table:table-cell table:formula="of:=-[.A832]" office:value-type="float" office:value="0.229625467793085" calcext:value-type="float">
            <text:p>0.229625467793085</text:p>
          </table:table-cell>
          <table:table-cell/>
          <table:table-cell table:formula="of:= [.A832] * [.A832] - 10 * COS(2 * PI() * [.A832])" office:value-type="float" office:value="-1.22394797966806" calcext:value-type="float">
            <text:p>-1.22394797966806</text:p>
          </table:table-cell>
          <table:table-cell table:formula="of:= [.B832] * [.B832] - 10 * COS(2 * PI() * [.B832])" office:value-type="float" office:value="-1.22394797966806" calcext:value-type="float">
            <text:p>-1.22394797966806</text:p>
          </table:table-cell>
          <table:table-cell table:formula="of:= 100 * ([.A833] - [.A832]*[.A832]) * ([.A833] - [.A832]*[.A832]) + (1 - [.A832]) * (1 - [.A832])" office:value-type="float" office:value="21.8174090881246" calcext:value-type="float">
            <text:p>21.8174090881246</text:p>
          </table:table-cell>
          <table:table-cell table:formula="of:= 100 * ([.B833] - [.B832]*[.B832]) * ([.B833] - [.B832]*[.B832]) + (1 - [.B832]) * (1 - [.B832])" office:value-type="float" office:value="12.5070029382261" calcext:value-type="float">
            <text:p>12.5070029382261</text:p>
          </table:table-cell>
          <table:table-cell table:formula="of:=[.A832]*[.A832]" office:value-type="float" office:value="0.052727855459193" calcext:value-type="float">
            <text:p>0.052727855459193</text:p>
          </table:table-cell>
          <table:table-cell table:formula="of:=[.B832]*[.B832]" office:value-type="float" office:value="0.052727855459193" calcext:value-type="float">
            <text:p>0.052727855459193</text:p>
          </table:table-cell>
          <table:table-cell table:formula="of:= [.A832]*[.A832]*[.A832]*[.A832] - 16*[.A832]*[.A832] + 5*[.A832]" office:value-type="float" office:value="-1.98899279957119" calcext:value-type="float">
            <text:p>-1.98899279957119</text:p>
          </table:table-cell>
          <table:table-cell table:formula="of:= [.B832]*[.B832]*[.B832]*[.B832] - 16*[.B832]*[.B832] + 5*[.B832]" office:value-type="float" office:value="0.307261878359661" calcext:value-type="float">
            <text:p>0.3072618783596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7887615836225" calcext:value-type="float">
            <text:p>-0.397887615836225</text:p>
          </table:table-cell>
          <table:table-cell table:formula="of:=-[.A833]" office:value-type="float" office:value="0.397887615836225" calcext:value-type="float">
            <text:p>0.397887615836225</text:p>
          </table:table-cell>
          <table:table-cell/>
          <table:table-cell table:formula="of:= [.A833] * [.A833] - 10 * COS(2 * PI() * [.A833])" office:value-type="float" office:value="8.16976041590225" calcext:value-type="float">
            <text:p>8.16976041590225</text:p>
          </table:table-cell>
          <table:table-cell table:formula="of:= [.B833] * [.B833] - 10 * COS(2 * PI() * [.B833])" office:value-type="float" office:value="8.16976041590225" calcext:value-type="float">
            <text:p>8.16976041590225</text:p>
          </table:table-cell>
          <table:table-cell table:formula="of:= 100 * ([.A834] - [.A833]*[.A833]) * ([.A834] - [.A833]*[.A833]) + (1 - [.A833]) * (1 - [.A833])" office:value-type="float" office:value="1.9754764445623" calcext:value-type="float">
            <text:p>1.9754764445623</text:p>
          </table:table-cell>
          <table:table-cell table:formula="of:= 100 * ([.B834] - [.B833]*[.B833]) * ([.B834] - [.B833]*[.B833]) + (1 - [.B833]) * (1 - [.B833])" office:value-type="float" office:value="9.48323720194203" calcext:value-type="float">
            <text:p>9.48323720194203</text:p>
          </table:table-cell>
          <table:table-cell table:formula="of:=[.A833]*[.A833]" office:value-type="float" office:value="0.158314554835836" calcext:value-type="float">
            <text:p>0.158314554835836</text:p>
          </table:table-cell>
          <table:table-cell table:formula="of:=[.B833]*[.B833]" office:value-type="float" office:value="0.158314554835836" calcext:value-type="float">
            <text:p>0.158314554835836</text:p>
          </table:table-cell>
          <table:table-cell table:formula="of:= [.A833]*[.A833]*[.A833]*[.A833] - 16*[.A833]*[.A833] + 5*[.A833]" office:value-type="float" office:value="-4.49740745828163" calcext:value-type="float">
            <text:p>-4.49740745828163</text:p>
          </table:table-cell>
          <table:table-cell table:formula="of:= [.B833]*[.B833]*[.B833]*[.B833] - 16*[.B833]*[.B833] + 5*[.B833]" office:value-type="float" office:value="-0.518531299919375" calcext:value-type="float">
            <text:p>-0.51853129991937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3690376891755" calcext:value-type="float">
            <text:p>0.143690376891755</text:p>
          </table:table-cell>
          <table:table-cell table:formula="of:=-[.A834]" office:value-type="float" office:value="-0.143690376891755" calcext:value-type="float">
            <text:p>-0.143690376891755</text:p>
          </table:table-cell>
          <table:table-cell/>
          <table:table-cell table:formula="of:= [.A834] * [.A834] - 10 * COS(2 * PI() * [.A834])" office:value-type="float" office:value="-6.17323411233453" calcext:value-type="float">
            <text:p>-6.17323411233453</text:p>
          </table:table-cell>
          <table:table-cell table:formula="of:= [.B834] * [.B834] - 10 * COS(2 * PI() * [.B834])" office:value-type="float" office:value="-6.17323411233453" calcext:value-type="float">
            <text:p>-6.17323411233453</text:p>
          </table:table-cell>
          <table:table-cell table:formula="of:= 100 * ([.A835] - [.A834]*[.A834]) * ([.A835] - [.A834]*[.A834]) + (1 - [.A834]) * (1 - [.A834])" office:value-type="float" office:value="19.8485773293854" calcext:value-type="float">
            <text:p>19.8485773293854</text:p>
          </table:table-cell>
          <table:table-cell table:formula="of:= 100 * ([.B835] - [.B834]*[.B834]) * ([.B835] - [.B834]*[.B834]) + (1 - [.B834]) * (1 - [.B834])" office:value-type="float" office:value="24.2046787427956" calcext:value-type="float">
            <text:p>24.2046787427956</text:p>
          </table:table-cell>
          <table:table-cell table:formula="of:=[.A834]*[.A834]" office:value-type="float" office:value="0.0206469244112945" calcext:value-type="float">
            <text:p>0.0206469244112945</text:p>
          </table:table-cell>
          <table:table-cell table:formula="of:=[.B834]*[.B834]" office:value-type="float" office:value="0.0206469244112945" calcext:value-type="float">
            <text:p>0.0206469244112945</text:p>
          </table:table-cell>
          <table:table-cell table:formula="of:= [.A834]*[.A834]*[.A834]*[.A834] - 16*[.A834]*[.A834] + 5*[.A834]" office:value-type="float" office:value="0.388527389365707" calcext:value-type="float">
            <text:p>0.388527389365707</text:p>
          </table:table-cell>
          <table:table-cell table:formula="of:= [.B834]*[.B834]*[.B834]*[.B834] - 16*[.B834]*[.B834] + 5*[.B834]" office:value-type="float" office:value="-1.04837637955184" calcext:value-type="float">
            <text:p>-1.048376379551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57857527653687" calcext:value-type="float">
            <text:p>0.457857527653687</text:p>
          </table:table-cell>
          <table:table-cell table:formula="of:=-[.A835]" office:value-type="float" office:value="-0.457857527653687" calcext:value-type="float">
            <text:p>-0.457857527653687</text:p>
          </table:table-cell>
          <table:table-cell/>
          <table:table-cell table:formula="of:= [.A835] * [.A835] - 10 * COS(2 * PI() * [.A835])" office:value-type="float" office:value="9.86111103484797" calcext:value-type="float">
            <text:p>9.86111103484797</text:p>
          </table:table-cell>
          <table:table-cell table:formula="of:= [.B835] * [.B835] - 10 * COS(2 * PI() * [.B835])" office:value-type="float" office:value="9.86111103484797" calcext:value-type="float">
            <text:p>9.86111103484797</text:p>
          </table:table-cell>
          <table:table-cell table:formula="of:= 100 * ([.A836] - [.A835]*[.A835]) * ([.A836] - [.A835]*[.A835]) + (1 - [.A835]) * (1 - [.A835])" office:value-type="float" office:value="17.1964977005938" calcext:value-type="float">
            <text:p>17.1964977005938</text:p>
          </table:table-cell>
          <table:table-cell table:formula="of:= 100 * ([.B836] - [.B835]*[.B835]) * ([.B836] - [.B835]*[.B835]) + (1 - [.B835]) * (1 - [.B835])" office:value-type="float" office:value="2.13197382497154" calcext:value-type="float">
            <text:p>2.13197382497154</text:p>
          </table:table-cell>
          <table:table-cell table:formula="of:=[.A835]*[.A835]" office:value-type="float" office:value="0.209633515629146" calcext:value-type="float">
            <text:p>0.209633515629146</text:p>
          </table:table-cell>
          <table:table-cell table:formula="of:=[.B835]*[.B835]" office:value-type="float" office:value="0.209633515629146" calcext:value-type="float">
            <text:p>0.209633515629146</text:p>
          </table:table-cell>
          <table:table-cell table:formula="of:= [.A835]*[.A835]*[.A835]*[.A835] - 16*[.A835]*[.A835] + 5*[.A835]" office:value-type="float" office:value="-1.02090240092287" calcext:value-type="float">
            <text:p>-1.02090240092287</text:p>
          </table:table-cell>
          <table:table-cell table:formula="of:= [.B835]*[.B835]*[.B835]*[.B835] - 16*[.B835]*[.B835] + 5*[.B835]" office:value-type="float" office:value="-5.59947767745974" calcext:value-type="float">
            <text:p>-5.599477677459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0149394928012" calcext:value-type="float">
            <text:p>-0.20149394928012</text:p>
          </table:table-cell>
          <table:table-cell table:formula="of:=-[.A836]" office:value-type="float" office:value="0.20149394928012" calcext:value-type="float">
            <text:p>0.20149394928012</text:p>
          </table:table-cell>
          <table:table-cell/>
          <table:table-cell table:formula="of:= [.A836] * [.A836] - 10 * COS(2 * PI() * [.A836])" office:value-type="float" office:value="-2.96016191051912" calcext:value-type="float">
            <text:p>-2.96016191051912</text:p>
          </table:table-cell>
          <table:table-cell table:formula="of:= [.B836] * [.B836] - 10 * COS(2 * PI() * [.B836])" office:value-type="float" office:value="-2.96016191051912" calcext:value-type="float">
            <text:p>-2.96016191051912</text:p>
          </table:table-cell>
          <table:table-cell table:formula="of:= 100 * ([.A837] - [.A836]*[.A836]) * ([.A837] - [.A836]*[.A836]) + (1 - [.A836]) * (1 - [.A836])" office:value-type="float" office:value="1.94416475012183" calcext:value-type="float">
            <text:p>1.94416475012183</text:p>
          </table:table-cell>
          <table:table-cell table:formula="of:= 100 * ([.B837] - [.B836]*[.B836]) * ([.B837] - [.B836]*[.B836]) + (1 - [.B836]) * (1 - [.B836])" office:value-type="float" office:value="0.648528305138341" calcext:value-type="float">
            <text:p>0.648528305138341</text:p>
          </table:table-cell>
          <table:table-cell table:formula="of:=[.A836]*[.A836]" office:value-type="float" office:value="0.0405998115964997" calcext:value-type="float">
            <text:p>0.0405998115964997</text:p>
          </table:table-cell>
          <table:table-cell table:formula="of:=[.B836]*[.B836]" office:value-type="float" office:value="0.0405998115964997" calcext:value-type="float">
            <text:p>0.0405998115964997</text:p>
          </table:table-cell>
          <table:table-cell table:formula="of:= [.A836]*[.A836]*[.A836]*[.A836] - 16*[.A836]*[.A836] + 5*[.A836]" office:value-type="float" office:value="-1.65541838724293" calcext:value-type="float">
            <text:p>-1.65541838724293</text:p>
          </table:table-cell>
          <table:table-cell table:formula="of:= [.B836]*[.B836]*[.B836]*[.B836] - 16*[.B836]*[.B836] + 5*[.B836]" office:value-type="float" office:value="0.359521105558278" calcext:value-type="float">
            <text:p>0.3595211055582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0151657643728" calcext:value-type="float">
            <text:p>-0.030151657643728</text:p>
          </table:table-cell>
          <table:table-cell table:formula="of:=-[.A837]" office:value-type="float" office:value="0.030151657643728" calcext:value-type="float">
            <text:p>0.030151657643728</text:p>
          </table:table-cell>
          <table:table-cell/>
          <table:table-cell table:formula="of:= [.A837] * [.A837] - 10 * COS(2 * PI() * [.A837])" office:value-type="float" office:value="-9.82017338191138" calcext:value-type="float">
            <text:p>-9.82017338191138</text:p>
          </table:table-cell>
          <table:table-cell table:formula="of:= [.B837] * [.B837] - 10 * COS(2 * PI() * [.B837])" office:value-type="float" office:value="-9.82017338191138" calcext:value-type="float">
            <text:p>-9.82017338191138</text:p>
          </table:table-cell>
          <table:table-cell table:formula="of:= 100 * ([.A838] - [.A837]*[.A837]) * ([.A838] - [.A837]*[.A837]) + (1 - [.A837]) * (1 - [.A837])" office:value-type="float" office:value="3.17572743066426" calcext:value-type="float">
            <text:p>3.17572743066426</text:p>
          </table:table-cell>
          <table:table-cell table:formula="of:= 100 * ([.B838] - [.B837]*[.B837]) * ([.B838] - [.B837]*[.B837]) + (1 - [.B837]) * (1 - [.B837])" office:value-type="float" office:value="3.10833095296344" calcext:value-type="float">
            <text:p>3.10833095296344</text:p>
          </table:table-cell>
          <table:table-cell table:formula="of:=[.A837]*[.A837]" office:value-type="float" office:value="0.000909122458664579" calcext:value-type="float">
            <text:p>0.000909122458664579</text:p>
          </table:table-cell>
          <table:table-cell table:formula="of:=[.B837]*[.B837]" office:value-type="float" office:value="0.000909122458664579" calcext:value-type="float">
            <text:p>0.000909122458664579</text:p>
          </table:table-cell>
          <table:table-cell table:formula="of:= [.A837]*[.A837]*[.A837]*[.A837] - 16*[.A837]*[.A837] + 5*[.A837]" office:value-type="float" office:value="-0.165303421053628" calcext:value-type="float">
            <text:p>-0.165303421053628</text:p>
          </table:table-cell>
          <table:table-cell table:formula="of:= [.B837]*[.B837]*[.B837]*[.B837] - 16*[.B837]*[.B837] + 5*[.B837]" office:value-type="float" office:value="0.136213155383651" calcext:value-type="float">
            <text:p>0.1362131553836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6322842338122" calcext:value-type="float">
            <text:p>0.146322842338122</text:p>
          </table:table-cell>
          <table:table-cell table:formula="of:=-[.A838]" office:value-type="float" office:value="-0.146322842338122" calcext:value-type="float">
            <text:p>-0.146322842338122</text:p>
          </table:table-cell>
          <table:table-cell/>
          <table:table-cell table:formula="of:= [.A838] * [.A838] - 10 * COS(2 * PI() * [.A838])" office:value-type="float" office:value="-6.04177418405094" calcext:value-type="float">
            <text:p>-6.04177418405094</text:p>
          </table:table-cell>
          <table:table-cell table:formula="of:= [.B838] * [.B838] - 10 * COS(2 * PI() * [.B838])" office:value-type="float" office:value="-6.04177418405094" calcext:value-type="float">
            <text:p>-6.04177418405094</text:p>
          </table:table-cell>
          <table:table-cell table:formula="of:= 100 * ([.A839] - [.A838]*[.A838]) * ([.A839] - [.A838]*[.A838]) + (1 - [.A838]) * (1 - [.A838])" office:value-type="float" office:value="3.5316076547314" calcext:value-type="float">
            <text:p>3.5316076547314</text:p>
          </table:table-cell>
          <table:table-cell table:formula="of:= 100 * ([.B839] - [.B838]*[.B838]) * ([.B839] - [.B838]*[.B838]) + (1 - [.B838]) * (1 - [.B838])" office:value-type="float" office:value="5.7340443508073" calcext:value-type="float">
            <text:p>5.7340443508073</text:p>
          </table:table-cell>
          <table:table-cell table:formula="of:=[.A838]*[.A838]" office:value-type="float" office:value="0.021410374189907" calcext:value-type="float">
            <text:p>0.021410374189907</text:p>
          </table:table-cell>
          <table:table-cell table:formula="of:=[.B838]*[.B838]" office:value-type="float" office:value="0.021410374189907" calcext:value-type="float">
            <text:p>0.021410374189907</text:p>
          </table:table-cell>
          <table:table-cell table:formula="of:= [.A838]*[.A838]*[.A838]*[.A838] - 16*[.A838]*[.A838] + 5*[.A838]" office:value-type="float" office:value="0.389506628775051" calcext:value-type="float">
            <text:p>0.389506628775051</text:p>
          </table:table-cell>
          <table:table-cell table:formula="of:= [.B838]*[.B838]*[.B838]*[.B838] - 16*[.B838]*[.B838] + 5*[.B838]" office:value-type="float" office:value="-1.07372179460617" calcext:value-type="float">
            <text:p>-1.073721794606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8827307778411" calcext:value-type="float">
            <text:p>0.188827307778411</text:p>
          </table:table-cell>
          <table:table-cell table:formula="of:=-[.A839]" office:value-type="float" office:value="-0.188827307778411" calcext:value-type="float">
            <text:p>-0.188827307778411</text:p>
          </table:table-cell>
          <table:table-cell/>
          <table:table-cell table:formula="of:= [.A839] * [.A839] - 10 * COS(2 * PI() * [.A839])" office:value-type="float" office:value="-3.71399741252242" calcext:value-type="float">
            <text:p>-3.71399741252242</text:p>
          </table:table-cell>
          <table:table-cell table:formula="of:= [.B839] * [.B839] - 10 * COS(2 * PI() * [.B839])" office:value-type="float" office:value="-3.71399741252242" calcext:value-type="float">
            <text:p>-3.71399741252242</text:p>
          </table:table-cell>
          <table:table-cell table:formula="of:= 100 * ([.A840] - [.A839]*[.A839]) * ([.A840] - [.A839]*[.A839]) + (1 - [.A839]) * (1 - [.A839])" office:value-type="float" office:value="0.738889631229841" calcext:value-type="float">
            <text:p>0.738889631229841</text:p>
          </table:table-cell>
          <table:table-cell table:formula="of:= 100 * ([.B840] - [.B839]*[.B839]) * ([.B840] - [.B839]*[.B839]) + (1 - [.B839]) * (1 - [.B839])" office:value-type="float" office:value="1.5970992161175" calcext:value-type="float">
            <text:p>1.5970992161175</text:p>
          </table:table-cell>
          <table:table-cell table:formula="of:=[.A839]*[.A839]" office:value-type="float" office:value="0.0356557521628426" calcext:value-type="float">
            <text:p>0.0356557521628426</text:p>
          </table:table-cell>
          <table:table-cell table:formula="of:=[.B839]*[.B839]" office:value-type="float" office:value="0.0356557521628426" calcext:value-type="float">
            <text:p>0.0356557521628426</text:p>
          </table:table-cell>
          <table:table-cell table:formula="of:= [.A839]*[.A839]*[.A839]*[.A839] - 16*[.A839]*[.A839] + 5*[.A839]" office:value-type="float" office:value="0.374915836948869" calcext:value-type="float">
            <text:p>0.374915836948869</text:p>
          </table:table-cell>
          <table:table-cell table:formula="of:= [.B839]*[.B839]*[.B839]*[.B839] - 16*[.B839]*[.B839] + 5*[.B839]" office:value-type="float" office:value="-1.51335724083524" calcext:value-type="float">
            <text:p>-1.513357240835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0721484946552664" calcext:value-type="float">
            <text:p>0.00721484946552664</text:p>
          </table:table-cell>
          <table:table-cell table:formula="of:=-[.A840]" office:value-type="float" office:value="-0.00721484946552664" calcext:value-type="float">
            <text:p>-0.00721484946552664</text:p>
          </table:table-cell>
          <table:table-cell/>
          <table:table-cell table:formula="of:= [.A840] * [.A840] - 10 * COS(2 * PI() * [.A840])" office:value-type="float" office:value="-9.98967464726613" calcext:value-type="float">
            <text:p>-9.98967464726613</text:p>
          </table:table-cell>
          <table:table-cell table:formula="of:= [.B840] * [.B840] - 10 * COS(2 * PI() * [.B840])" office:value-type="float" office:value="-9.98967464726613" calcext:value-type="float">
            <text:p>-9.98967464726613</text:p>
          </table:table-cell>
          <table:table-cell table:formula="of:= 100 * ([.A841] - [.A840]*[.A840]) * ([.A841] - [.A840]*[.A840]) + (1 - [.A840]) * (1 - [.A840])" office:value-type="float" office:value="1.82737974424272" calcext:value-type="float">
            <text:p>1.82737974424272</text:p>
          </table:table-cell>
          <table:table-cell table:formula="of:= 100 * ([.B841] - [.B840]*[.B840]) * ([.B841] - [.B840]*[.B840]) + (1 - [.B840]) * (1 - [.B840])" office:value-type="float" office:value="1.85432989765938" calcext:value-type="float">
            <text:p>1.85432989765938</text:p>
          </table:table-cell>
          <table:table-cell table:formula="of:=[.A840]*[.A840]" office:value-type="float" office:value="0.0000520540528102101" calcext:value-type="float">
            <text:p>5.20540528102101E-05</text:p>
          </table:table-cell>
          <table:table-cell table:formula="of:=[.B840]*[.B840]" office:value-type="float" office:value="0.0000520540528102101" calcext:value-type="float">
            <text:p>5.20540528102101E-05</text:p>
          </table:table-cell>
          <table:table-cell table:formula="of:= [.A840]*[.A840]*[.A840]*[.A840] - 16*[.A840]*[.A840] + 5*[.A840]" office:value-type="float" office:value="0.0352413851922943" calcext:value-type="float">
            <text:p>0.0352413851922943</text:p>
          </table:table-cell>
          <table:table-cell table:formula="of:= [.B840]*[.B840]*[.B840]*[.B840] - 16*[.B840]*[.B840] + 5*[.B840]" office:value-type="float" office:value="-0.0369071094629722" calcext:value-type="float">
            <text:p>-0.03690710946297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16952831903473" calcext:value-type="float">
            <text:p>-0.0916952831903473</text:p>
          </table:table-cell>
          <table:table-cell table:formula="of:=-[.A841]" office:value-type="float" office:value="0.0916952831903473" calcext:value-type="float">
            <text:p>0.0916952831903473</text:p>
          </table:table-cell>
          <table:table-cell/>
          <table:table-cell table:formula="of:= [.A841] * [.A841] - 10 * COS(2 * PI() * [.A841])" office:value-type="float" office:value="-8.37731824203829" calcext:value-type="float">
            <text:p>-8.37731824203829</text:p>
          </table:table-cell>
          <table:table-cell table:formula="of:= [.B841] * [.B841] - 10 * COS(2 * PI() * [.B841])" office:value-type="float" office:value="-8.37731824203829" calcext:value-type="float">
            <text:p>-8.37731824203829</text:p>
          </table:table-cell>
          <table:table-cell table:formula="of:= 100 * ([.A842] - [.A841]*[.A841]) * ([.A842] - [.A841]*[.A841]) + (1 - [.A841]) * (1 - [.A841])" office:value-type="float" office:value="25.6428525437127" calcext:value-type="float">
            <text:p>25.6428525437127</text:p>
          </table:table-cell>
          <table:table-cell table:formula="of:= 100 * ([.B842] - [.B841]*[.B841]) * ([.B842] - [.B841]*[.B841]) + (1 - [.B841]) * (1 - [.B841])" office:value-type="float" office:value="23.6413090566041" calcext:value-type="float">
            <text:p>23.6413090566041</text:p>
          </table:table-cell>
          <table:table-cell table:formula="of:=[.A841]*[.A841]" office:value-type="float" office:value="0.00840802495935798" calcext:value-type="float">
            <text:p>0.00840802495935798</text:p>
          </table:table-cell>
          <table:table-cell table:formula="of:=[.B841]*[.B841]" office:value-type="float" office:value="0.00840802495935798" calcext:value-type="float">
            <text:p>0.00840802495935798</text:p>
          </table:table-cell>
          <table:table-cell table:formula="of:= [.A841]*[.A841]*[.A841]*[.A841] - 16*[.A841]*[.A841] + 5*[.A841]" office:value-type="float" office:value="-0.592934120417747" calcext:value-type="float">
            <text:p>-0.592934120417747</text:p>
          </table:table-cell>
          <table:table-cell table:formula="of:= [.B841]*[.B841]*[.B841]*[.B841] - 16*[.B841]*[.B841] + 5*[.B841]" office:value-type="float" office:value="0.324018711485726" calcext:value-type="float">
            <text:p>0.3240187114857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6072044936009" calcext:value-type="float">
            <text:p>-0.486072044936009</text:p>
          </table:table-cell>
          <table:table-cell table:formula="of:=-[.A842]" office:value-type="float" office:value="0.486072044936009" calcext:value-type="float">
            <text:p>0.486072044936009</text:p>
          </table:table-cell>
          <table:table-cell/>
          <table:table-cell table:formula="of:= [.A842] * [.A842] - 10 * COS(2 * PI() * [.A842])" office:value-type="float" office:value="10.1979987811798" calcext:value-type="float">
            <text:p>10.1979987811798</text:p>
          </table:table-cell>
          <table:table-cell table:formula="of:= [.B842] * [.B842] - 10 * COS(2 * PI() * [.B842])" office:value-type="float" office:value="10.1979987811798" calcext:value-type="float">
            <text:p>10.1979987811798</text:p>
          </table:table-cell>
          <table:table-cell table:formula="of:= 100 * ([.A843] - [.A842]*[.A842]) * ([.A843] - [.A842]*[.A842]) + (1 - [.A842]) * (1 - [.A842])" office:value-type="float" office:value="3.24300198434481" calcext:value-type="float">
            <text:p>3.24300198434481</text:p>
          </table:table-cell>
          <table:table-cell table:formula="of:= 100 * ([.B843] - [.B842]*[.B842]) * ([.B843] - [.B842]*[.B842]) + (1 - [.B842]) * (1 - [.B842])" office:value-type="float" office:value="33.2400784294743" calcext:value-type="float">
            <text:p>33.2400784294743</text:p>
          </table:table-cell>
          <table:table-cell table:formula="of:=[.A842]*[.A842]" office:value-type="float" office:value="0.236266032868273" calcext:value-type="float">
            <text:p>0.236266032868273</text:p>
          </table:table-cell>
          <table:table-cell table:formula="of:=[.B842]*[.B842]" office:value-type="float" office:value="0.236266032868273" calcext:value-type="float">
            <text:p>0.236266032868273</text:p>
          </table:table-cell>
          <table:table-cell table:formula="of:= [.A842]*[.A842]*[.A842]*[.A842] - 16*[.A842]*[.A842] + 5*[.A842]" office:value-type="float" office:value="-6.15479511228511" calcext:value-type="float">
            <text:p>-6.15479511228511</text:p>
          </table:table-cell>
          <table:table-cell table:formula="of:= [.B842]*[.B842]*[.B842]*[.B842] - 16*[.B842]*[.B842] + 5*[.B842]" office:value-type="float" office:value="-1.29407466292502" calcext:value-type="float">
            <text:p>-1.294074662925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7980921729468" calcext:value-type="float">
            <text:p>0.337980921729468</text:p>
          </table:table-cell>
          <table:table-cell table:formula="of:=-[.A843]" office:value-type="float" office:value="-0.337980921729468" calcext:value-type="float">
            <text:p>-0.337980921729468</text:p>
          </table:table-cell>
          <table:table-cell/>
          <table:table-cell table:formula="of:= [.A843] * [.A843] - 10 * COS(2 * PI() * [.A843])" office:value-type="float" office:value="5.36495725860076" calcext:value-type="float">
            <text:p>5.36495725860076</text:p>
          </table:table-cell>
          <table:table-cell table:formula="of:= [.B843] * [.B843] - 10 * COS(2 * PI() * [.B843])" office:value-type="float" office:value="5.36495725860076" calcext:value-type="float">
            <text:p>5.36495725860076</text:p>
          </table:table-cell>
          <table:table-cell table:formula="of:= 100 * ([.A844] - [.A843]*[.A843]) * ([.A844] - [.A843]*[.A843]) + (1 - [.A843]) * (1 - [.A843])" office:value-type="float" office:value="4.09545202877382" calcext:value-type="float">
            <text:p>4.09545202877382</text:p>
          </table:table-cell>
          <table:table-cell table:formula="of:= 100 * ([.B844] - [.B843]*[.B843]) * ([.B844] - [.B843]*[.B843]) + (1 - [.B843]) * (1 - [.B843])" office:value-type="float" office:value="19.4049875018129" calcext:value-type="float">
            <text:p>19.4049875018129</text:p>
          </table:table-cell>
          <table:table-cell table:formula="of:=[.A843]*[.A843]" office:value-type="float" office:value="0.114231103453101" calcext:value-type="float">
            <text:p>0.114231103453101</text:p>
          </table:table-cell>
          <table:table-cell table:formula="of:=[.B843]*[.B843]" office:value-type="float" office:value="0.114231103453101" calcext:value-type="float">
            <text:p>0.114231103453101</text:p>
          </table:table-cell>
          <table:table-cell table:formula="of:= [.A843]*[.A843]*[.A843]*[.A843] - 16*[.A843]*[.A843] + 5*[.A843]" office:value-type="float" office:value="-0.124744301606158" calcext:value-type="float">
            <text:p>-0.124744301606158</text:p>
          </table:table-cell>
          <table:table-cell table:formula="of:= [.B843]*[.B843]*[.B843]*[.B843] - 16*[.B843]*[.B843] + 5*[.B843]" office:value-type="float" office:value="-3.50455351890084" calcext:value-type="float">
            <text:p>-3.504553518900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5468724458478" calcext:value-type="float">
            <text:p>0.305468724458478</text:p>
          </table:table-cell>
          <table:table-cell table:formula="of:=-[.A844]" office:value-type="float" office:value="-0.305468724458478" calcext:value-type="float">
            <text:p>-0.305468724458478</text:p>
          </table:table-cell>
          <table:table-cell/>
          <table:table-cell table:formula="of:= [.A844] * [.A844] - 10 * COS(2 * PI() * [.A844])" office:value-type="float" office:value="3.50838532989389" calcext:value-type="float">
            <text:p>3.50838532989389</text:p>
          </table:table-cell>
          <table:table-cell table:formula="of:= [.B844] * [.B844] - 10 * COS(2 * PI() * [.B844])" office:value-type="float" office:value="3.50838532989389" calcext:value-type="float">
            <text:p>3.50838532989389</text:p>
          </table:table-cell>
          <table:table-cell table:formula="of:= 100 * ([.A845] - [.A844]*[.A844]) * ([.A845] - [.A844]*[.A844]) + (1 - [.A844]) * (1 - [.A844])" office:value-type="float" office:value="16.5069987699769" calcext:value-type="float">
            <text:p>16.5069987699769</text:p>
          </table:table-cell>
          <table:table-cell table:formula="of:= 100 * ([.B845] - [.B844]*[.B844]) * ([.B845] - [.B844]*[.B844]) + (1 - [.B844]) * (1 - [.B844])" office:value-type="float" office:value="36.1529285409068" calcext:value-type="float">
            <text:p>36.1529285409068</text:p>
          </table:table-cell>
          <table:table-cell table:formula="of:=[.A844]*[.A844]" office:value-type="float" office:value="0.0933111416222898" calcext:value-type="float">
            <text:p>0.0933111416222898</text:p>
          </table:table-cell>
          <table:table-cell table:formula="of:=[.B844]*[.B844]" office:value-type="float" office:value="0.0933111416222898" calcext:value-type="float">
            <text:p>0.0933111416222898</text:p>
          </table:table-cell>
          <table:table-cell table:formula="of:= [.A844]*[.A844]*[.A844]*[.A844] - 16*[.A844]*[.A844] + 5*[.A844]" office:value-type="float" office:value="0.0430723254866103" calcext:value-type="float">
            <text:p>0.0430723254866103</text:p>
          </table:table-cell>
          <table:table-cell table:formula="of:= [.B844]*[.B844]*[.B844]*[.B844] - 16*[.B844]*[.B844] + 5*[.B844]" office:value-type="float" office:value="-3.01161491909817" calcext:value-type="float">
            <text:p>-3.011614919098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3618836742826" calcext:value-type="float">
            <text:p>0.493618836742826</text:p>
          </table:table-cell>
          <table:table-cell table:formula="of:=-[.A845]" office:value-type="float" office:value="-0.493618836742826" calcext:value-type="float">
            <text:p>-0.493618836742826</text:p>
          </table:table-cell>
          <table:table-cell/>
          <table:table-cell table:formula="of:= [.A845] * [.A845] - 10 * COS(2 * PI() * [.A845])" office:value-type="float" office:value="10.2356229759643" calcext:value-type="float">
            <text:p>10.2356229759643</text:p>
          </table:table-cell>
          <table:table-cell table:formula="of:= [.B845] * [.B845] - 10 * COS(2 * PI() * [.B845])" office:value-type="float" office:value="10.2356229759643" calcext:value-type="float">
            <text:p>10.2356229759643</text:p>
          </table:table-cell>
          <table:table-cell table:formula="of:= 100 * ([.A846] - [.A845]*[.A845]) * ([.A846] - [.A845]*[.A845]) + (1 - [.A845]) * (1 - [.A845])" office:value-type="float" office:value="2.61557484432904" calcext:value-type="float">
            <text:p>2.61557484432904</text:p>
          </table:table-cell>
          <table:table-cell table:formula="of:= 100 * ([.B846] - [.B845]*[.B845]) * ([.B846] - [.B845]*[.B845]) + (1 - [.B845]) * (1 - [.B845])" office:value-type="float" office:value="43.3080311837377" calcext:value-type="float">
            <text:p>43.3080311837377</text:p>
          </table:table-cell>
          <table:table-cell table:formula="of:=[.A845]*[.A845]" office:value-type="float" office:value="0.243659555987341" calcext:value-type="float">
            <text:p>0.243659555987341</text:p>
          </table:table-cell>
          <table:table-cell table:formula="of:=[.B845]*[.B845]" office:value-type="float" office:value="0.243659555987341" calcext:value-type="float">
            <text:p>0.243659555987341</text:p>
          </table:table-cell>
          <table:table-cell table:formula="of:= [.A845]*[.A845]*[.A845]*[.A845] - 16*[.A845]*[.A845] + 5*[.A845]" office:value-type="float" office:value="-1.37108873285937" calcext:value-type="float">
            <text:p>-1.37108873285937</text:p>
          </table:table-cell>
          <table:table-cell table:formula="of:= [.B845]*[.B845]*[.B845]*[.B845] - 16*[.B845]*[.B845] + 5*[.B845]" office:value-type="float" office:value="-6.30727710028763" calcext:value-type="float">
            <text:p>-6.307277100287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7254899726249" calcext:value-type="float">
            <text:p>0.397254899726249</text:p>
          </table:table-cell>
          <table:table-cell table:formula="of:=-[.A846]" office:value-type="float" office:value="-0.397254899726249" calcext:value-type="float">
            <text:p>-0.397254899726249</text:p>
          </table:table-cell>
          <table:table-cell/>
          <table:table-cell table:formula="of:= [.A846] * [.A846] - 10 * COS(2 * PI() * [.A846])" office:value-type="float" office:value="8.14540202694817" calcext:value-type="float">
            <text:p>8.14540202694817</text:p>
          </table:table-cell>
          <table:table-cell table:formula="of:= [.B846] * [.B846] - 10 * COS(2 * PI() * [.B846])" office:value-type="float" office:value="8.14540202694817" calcext:value-type="float">
            <text:p>8.14540202694817</text:p>
          </table:table-cell>
          <table:table-cell table:formula="of:= 100 * ([.A847] - [.A846]*[.A846]) * ([.A847] - [.A846]*[.A846]) + (1 - [.A846]) * (1 - [.A846])" office:value-type="float" office:value="0.857325861833987" calcext:value-type="float">
            <text:p>0.857325861833987</text:p>
          </table:table-cell>
          <table:table-cell table:formula="of:= 100 * ([.B847] - [.B846]*[.B846]) * ([.B847] - [.B846]*[.B846]) + (1 - [.B846]) * (1 - [.B846])" office:value-type="float" office:value="16.8449560224371" calcext:value-type="float">
            <text:p>16.8449560224371</text:p>
          </table:table-cell>
          <table:table-cell table:formula="of:=[.A846]*[.A846]" office:value-type="float" office:value="0.157811455356512" calcext:value-type="float">
            <text:p>0.157811455356512</text:p>
          </table:table-cell>
          <table:table-cell table:formula="of:=[.B846]*[.B846]" office:value-type="float" office:value="0.157811455356512" calcext:value-type="float">
            <text:p>0.157811455356512</text:p>
          </table:table-cell>
          <table:table-cell table:formula="of:= [.A846]*[.A846]*[.A846]*[.A846] - 16*[.A846]*[.A846] + 5*[.A846]" office:value-type="float" office:value="-0.513804331631211" calcext:value-type="float">
            <text:p>-0.513804331631211</text:p>
          </table:table-cell>
          <table:table-cell table:formula="of:= [.B846]*[.B846]*[.B846]*[.B846] - 16*[.B846]*[.B846] + 5*[.B846]" office:value-type="float" office:value="-4.4863533288937" calcext:value-type="float">
            <text:p>-4.48635332889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8098310879432" calcext:value-type="float">
            <text:p>0.228098310879432</text:p>
          </table:table-cell>
          <table:table-cell table:formula="of:=-[.A847]" office:value-type="float" office:value="-0.228098310879432" calcext:value-type="float">
            <text:p>-0.228098310879432</text:p>
          </table:table-cell>
          <table:table-cell/>
          <table:table-cell table:formula="of:= [.A847] * [.A847] - 10 * COS(2 * PI() * [.A847])" office:value-type="float" office:value="-1.31975567049679" calcext:value-type="float">
            <text:p>-1.31975567049679</text:p>
          </table:table-cell>
          <table:table-cell table:formula="of:= [.B847] * [.B847] - 10 * COS(2 * PI() * [.B847])" office:value-type="float" office:value="-1.31975567049679" calcext:value-type="float">
            <text:p>-1.31975567049679</text:p>
          </table:table-cell>
          <table:table-cell table:formula="of:= 100 * ([.A848] - [.A847]*[.A847]) * ([.A848] - [.A847]*[.A847]) + (1 - [.A847]) * (1 - [.A847])" office:value-type="float" office:value="4.13599920104277" calcext:value-type="float">
            <text:p>4.13599920104277</text:p>
          </table:table-cell>
          <table:table-cell table:formula="of:= 100 * ([.B848] - [.B847]*[.B847]) * ([.B848] - [.B847]*[.B847]) + (1 - [.B847]) * (1 - [.B847])" office:value-type="float" office:value="2.21543305810296" calcext:value-type="float">
            <text:p>2.21543305810296</text:p>
          </table:table-cell>
          <table:table-cell table:formula="of:=[.A847]*[.A847]" office:value-type="float" office:value="0.0520288394260499" calcext:value-type="float">
            <text:p>0.0520288394260499</text:p>
          </table:table-cell>
          <table:table-cell table:formula="of:=[.B847]*[.B847]" office:value-type="float" office:value="0.0520288394260499" calcext:value-type="float">
            <text:p>0.0520288394260499</text:p>
          </table:table-cell>
          <table:table-cell table:formula="of:= [.A847]*[.A847]*[.A847]*[.A847] - 16*[.A847]*[.A847] + 5*[.A847]" office:value-type="float" office:value="0.310737123712382" calcext:value-type="float">
            <text:p>0.310737123712382</text:p>
          </table:table-cell>
          <table:table-cell table:formula="of:= [.B847]*[.B847]*[.B847]*[.B847] - 16*[.B847]*[.B847] + 5*[.B847]" office:value-type="float" office:value="-1.97024598508193" calcext:value-type="float">
            <text:p>-1.970245985081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36124475277029" calcext:value-type="float">
            <text:p>-0.136124475277029</text:p>
          </table:table-cell>
          <table:table-cell table:formula="of:=-[.A848]" office:value-type="float" office:value="0.136124475277029" calcext:value-type="float">
            <text:p>0.136124475277029</text:p>
          </table:table-cell>
          <table:table-cell/>
          <table:table-cell table:formula="of:= [.A848] * [.A848] - 10 * COS(2 * PI() * [.A848])" office:value-type="float" office:value="-6.54142666791294" calcext:value-type="float">
            <text:p>-6.54142666791294</text:p>
          </table:table-cell>
          <table:table-cell table:formula="of:= [.B848] * [.B848] - 10 * COS(2 * PI() * [.B848])" office:value-type="float" office:value="-6.54142666791294" calcext:value-type="float">
            <text:p>-6.54142666791294</text:p>
          </table:table-cell>
          <table:table-cell table:formula="of:= 100 * ([.A849] - [.A848]*[.A848]) * ([.A849] - [.A848]*[.A848]) + (1 - [.A848]) * (1 - [.A848])" office:value-type="float" office:value="5.69234024120536" calcext:value-type="float">
            <text:p>5.69234024120536</text:p>
          </table:table-cell>
          <table:table-cell table:formula="of:= 100 * ([.B849] - [.B848]*[.B848]) * ([.B849] - [.B848]*[.B848]) + (1 - [.B848]) * (1 - [.B848])" office:value-type="float" office:value="3.73016541308629" calcext:value-type="float">
            <text:p>3.73016541308629</text:p>
          </table:table-cell>
          <table:table-cell table:formula="of:=[.A848]*[.A848]" office:value-type="float" office:value="0.0185298727694465" calcext:value-type="float">
            <text:p>0.0185298727694465</text:p>
          </table:table-cell>
          <table:table-cell table:formula="of:=[.B848]*[.B848]" office:value-type="float" office:value="0.0185298727694465" calcext:value-type="float">
            <text:p>0.0185298727694465</text:p>
          </table:table-cell>
          <table:table-cell table:formula="of:= [.A848]*[.A848]*[.A848]*[.A848] - 16*[.A848]*[.A848] + 5*[.A848]" office:value-type="float" office:value="-0.976756984511437" calcext:value-type="float">
            <text:p>-0.976756984511437</text:p>
          </table:table-cell>
          <table:table-cell table:formula="of:= [.B848]*[.B848]*[.B848]*[.B848] - 16*[.B848]*[.B848] + 5*[.B848]" office:value-type="float" office:value="0.384487768258853" calcext:value-type="float">
            <text:p>0.3844877682588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1269112401642" calcext:value-type="float">
            <text:p>-0.191269112401642</text:p>
          </table:table-cell>
          <table:table-cell table:formula="of:=-[.A849]" office:value-type="float" office:value="0.191269112401642" calcext:value-type="float">
            <text:p>0.191269112401642</text:p>
          </table:table-cell>
          <table:table-cell/>
          <table:table-cell table:formula="of:= [.A849] * [.A849] - 10 * COS(2 * PI() * [.A849])" office:value-type="float" office:value="-3.57040438950783" calcext:value-type="float">
            <text:p>-3.57040438950783</text:p>
          </table:table-cell>
          <table:table-cell table:formula="of:= [.B849] * [.B849] - 10 * COS(2 * PI() * [.B849])" office:value-type="float" office:value="-3.57040438950783" calcext:value-type="float">
            <text:p>-3.57040438950783</text:p>
          </table:table-cell>
          <table:table-cell table:formula="of:= 100 * ([.A850] - [.A849]*[.A849]) * ([.A850] - [.A849]*[.A849]) + (1 - [.A849]) * (1 - [.A849])" office:value-type="float" office:value="8.93442342276423" calcext:value-type="float">
            <text:p>8.93442342276423</text:p>
          </table:table-cell>
          <table:table-cell table:formula="of:= 100 * ([.B850] - [.B849]*[.B849]) * ([.B850] - [.B849]*[.B849]) + (1 - [.B849]) * (1 - [.B849])" office:value-type="float" office:value="4.69305036850543" calcext:value-type="float">
            <text:p>4.69305036850543</text:p>
          </table:table-cell>
          <table:table-cell table:formula="of:=[.A849]*[.A849]" office:value-type="float" office:value="0.0365838733589119" calcext:value-type="float">
            <text:p>0.0365838733589119</text:p>
          </table:table-cell>
          <table:table-cell table:formula="of:=[.B849]*[.B849]" office:value-type="float" office:value="0.0365838733589119" calcext:value-type="float">
            <text:p>0.0365838733589119</text:p>
          </table:table-cell>
          <table:table-cell table:formula="of:= [.A849]*[.A849]*[.A849]*[.A849] - 16*[.A849]*[.A849] + 5*[.A849]" office:value-type="float" office:value="-1.54034915596086" calcext:value-type="float">
            <text:p>-1.54034915596086</text:p>
          </table:table-cell>
          <table:table-cell table:formula="of:= [.B849]*[.B849]*[.B849]*[.B849] - 16*[.B849]*[.B849] + 5*[.B849]" office:value-type="float" office:value="0.37234196805556" calcext:value-type="float">
            <text:p>0.3723419680555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7556625739671" calcext:value-type="float">
            <text:p>-0.237556625739671</text:p>
          </table:table-cell>
          <table:table-cell table:formula="of:=-[.A850]" office:value-type="float" office:value="0.237556625739671" calcext:value-type="float">
            <text:p>0.237556625739671</text:p>
          </table:table-cell>
          <table:table-cell/>
          <table:table-cell table:formula="of:= [.A850] * [.A850] - 10 * COS(2 * PI() * [.A850])" office:value-type="float" office:value="-0.724610824924819" calcext:value-type="float">
            <text:p>-0.724610824924819</text:p>
          </table:table-cell>
          <table:table-cell table:formula="of:= [.B850] * [.B850] - 10 * COS(2 * PI() * [.B850])" office:value-type="float" office:value="-0.724610824924819" calcext:value-type="float">
            <text:p>-0.724610824924819</text:p>
          </table:table-cell>
          <table:table-cell table:formula="of:= 100 * ([.A851] - [.A850]*[.A850]) * ([.A851] - [.A850]*[.A850]) + (1 - [.A850]) * (1 - [.A850])" office:value-type="float" office:value="20.3010742767771" calcext:value-type="float">
            <text:p>20.3010742767771</text:p>
          </table:table-cell>
          <table:table-cell table:formula="of:= 100 * ([.B851] - [.B850]*[.B850]) * ([.B851] - [.B850]*[.B850]) + (1 - [.B850]) * (1 - [.B850])" office:value-type="float" office:value="30.4043250244441" calcext:value-type="float">
            <text:p>30.4043250244441</text:p>
          </table:table-cell>
          <table:table-cell table:formula="of:=[.A850]*[.A850]" office:value-type="float" office:value="0.0564331504328183" calcext:value-type="float">
            <text:p>0.0564331504328183</text:p>
          </table:table-cell>
          <table:table-cell table:formula="of:=[.B850]*[.B850]" office:value-type="float" office:value="0.0564331504328183" calcext:value-type="float">
            <text:p>0.0564331504328183</text:p>
          </table:table-cell>
          <table:table-cell table:formula="of:= [.A850]*[.A850]*[.A850]*[.A850] - 16*[.A850]*[.A850] + 5*[.A850]" office:value-type="float" office:value="-2.08752883515568" calcext:value-type="float">
            <text:p>-2.08752883515568</text:p>
          </table:table-cell>
          <table:table-cell table:formula="of:= [.B850]*[.B850]*[.B850]*[.B850] - 16*[.B850]*[.B850] + 5*[.B850]" office:value-type="float" office:value="0.288037422241037" calcext:value-type="float">
            <text:p>0.2880374222410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8967128212098" calcext:value-type="float">
            <text:p>0.48967128212098</text:p>
          </table:table-cell>
          <table:table-cell table:formula="of:=-[.A851]" office:value-type="float" office:value="-0.48967128212098" calcext:value-type="float">
            <text:p>-0.48967128212098</text:p>
          </table:table-cell>
          <table:table-cell/>
          <table:table-cell table:formula="of:= [.A851] * [.A851] - 10 * COS(2 * PI() * [.A851])" office:value-type="float" office:value="10.218727090076" calcext:value-type="float">
            <text:p>10.218727090076</text:p>
          </table:table-cell>
          <table:table-cell table:formula="of:= [.B851] * [.B851] - 10 * COS(2 * PI() * [.B851])" office:value-type="float" office:value="10.218727090076" calcext:value-type="float">
            <text:p>10.218727090076</text:p>
          </table:table-cell>
          <table:table-cell table:formula="of:= 100 * ([.A852] - [.A851]*[.A851]) * ([.A852] - [.A851]*[.A851]) + (1 - [.A851]) * (1 - [.A851])" office:value-type="float" office:value="34.7586394207123" calcext:value-type="float">
            <text:p>34.7586394207123</text:p>
          </table:table-cell>
          <table:table-cell table:formula="of:= 100 * ([.B852] - [.B851]*[.B851]) * ([.B852] - [.B851]*[.B851]) + (1 - [.B851]) * (1 - [.B851])" office:value-type="float" office:value="3.3811137319698" calcext:value-type="float">
            <text:p>3.3811137319698</text:p>
          </table:table-cell>
          <table:table-cell table:formula="of:=[.A851]*[.A851]" office:value-type="float" office:value="0.239777964534005" calcext:value-type="float">
            <text:p>0.239777964534005</text:p>
          </table:table-cell>
          <table:table-cell table:formula="of:=[.B851]*[.B851]" office:value-type="float" office:value="0.239777964534005" calcext:value-type="float">
            <text:p>0.239777964534005</text:p>
          </table:table-cell>
          <table:table-cell table:formula="of:= [.A851]*[.A851]*[.A851]*[.A851] - 16*[.A851]*[.A851] + 5*[.A851]" office:value-type="float" office:value="-1.3305975496631" calcext:value-type="float">
            <text:p>-1.3305975496631</text:p>
          </table:table-cell>
          <table:table-cell table:formula="of:= [.B851]*[.B851]*[.B851]*[.B851] - 16*[.B851]*[.B851] + 5*[.B851]" office:value-type="float" office:value="-6.22731037087291" calcext:value-type="float">
            <text:p>-6.227310370872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47573753097095" calcext:value-type="float">
            <text:p>-0.347573753097095</text:p>
          </table:table-cell>
          <table:table-cell table:formula="of:=-[.A852]" office:value-type="float" office:value="0.347573753097095" calcext:value-type="float">
            <text:p>0.347573753097095</text:p>
          </table:table-cell>
          <table:table-cell/>
          <table:table-cell table:formula="of:= [.A852] * [.A852] - 10 * COS(2 * PI() * [.A852])" office:value-type="float" office:value="5.87465075833854" calcext:value-type="float">
            <text:p>5.87465075833854</text:p>
          </table:table-cell>
          <table:table-cell table:formula="of:= [.B852] * [.B852] - 10 * COS(2 * PI() * [.B852])" office:value-type="float" office:value="5.87465075833854" calcext:value-type="float">
            <text:p>5.87465075833854</text:p>
          </table:table-cell>
          <table:table-cell table:formula="of:= 100 * ([.A853] - [.A852]*[.A852]) * ([.A853] - [.A852]*[.A852]) + (1 - [.A852]) * (1 - [.A852])" office:value-type="float" office:value="4.38778087237788" calcext:value-type="float">
            <text:p>4.38778087237788</text:p>
          </table:table-cell>
          <table:table-cell table:formula="of:= 100 * ([.B853] - [.B852]*[.B852]) * ([.B853] - [.B852]*[.B852]) + (1 - [.B852]) * (1 - [.B852])" office:value-type="float" office:value="1.08574956293165" calcext:value-type="float">
            <text:p>1.08574956293165</text:p>
          </table:table-cell>
          <table:table-cell table:formula="of:=[.A852]*[.A852]" office:value-type="float" office:value="0.120807513842" calcext:value-type="float">
            <text:p>0.120807513842</text:p>
          </table:table-cell>
          <table:table-cell table:formula="of:=[.B852]*[.B852]" office:value-type="float" office:value="0.120807513842" calcext:value-type="float">
            <text:p>0.120807513842</text:p>
          </table:table-cell>
          <table:table-cell table:formula="of:= [.A852]*[.A852]*[.A852]*[.A852] - 16*[.A852]*[.A852] + 5*[.A852]" office:value-type="float" office:value="-3.65619453155679" calcext:value-type="float">
            <text:p>-3.65619453155679</text:p>
          </table:table-cell>
          <table:table-cell table:formula="of:= [.B852]*[.B852]*[.B852]*[.B852] - 16*[.B852]*[.B852] + 5*[.B852]" office:value-type="float" office:value="-0.180457000585843" calcext:value-type="float">
            <text:p>-0.1804570005858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95616182358936" calcext:value-type="float">
            <text:p>-0.0395616182358936</text:p>
          </table:table-cell>
          <table:table-cell table:formula="of:=-[.A853]" office:value-type="float" office:value="0.0395616182358936" calcext:value-type="float">
            <text:p>0.0395616182358936</text:p>
          </table:table-cell>
          <table:table-cell/>
          <table:table-cell table:formula="of:= [.A853] * [.A853] - 10 * COS(2 * PI() * [.A853])" office:value-type="float" office:value="-9.69107973672036" calcext:value-type="float">
            <text:p>-9.69107973672036</text:p>
          </table:table-cell>
          <table:table-cell table:formula="of:= [.B853] * [.B853] - 10 * COS(2 * PI() * [.B853])" office:value-type="float" office:value="-9.69107973672036" calcext:value-type="float">
            <text:p>-9.69107973672036</text:p>
          </table:table-cell>
          <table:table-cell table:formula="of:= 100 * ([.A854] - [.A853]*[.A853]) * ([.A854] - [.A853]*[.A853]) + (1 - [.A853]) * (1 - [.A853])" office:value-type="float" office:value="1.26401113314172" calcext:value-type="float">
            <text:p>1.26401113314172</text:p>
          </table:table-cell>
          <table:table-cell table:formula="of:= 100 * ([.B854] - [.B853]*[.B853]) * ([.B854] - [.B853]*[.B853]) + (1 - [.B853]) * (1 - [.B853])" office:value-type="float" office:value="1.13354953252928" calcext:value-type="float">
            <text:p>1.13354953252928</text:p>
          </table:table-cell>
          <table:table-cell table:formula="of:=[.A853]*[.A853]" office:value-type="float" office:value="0.00156512163744258" calcext:value-type="float">
            <text:p>0.00156512163744258</text:p>
          </table:table-cell>
          <table:table-cell table:formula="of:=[.B853]*[.B853]" office:value-type="float" office:value="0.00156512163744258" calcext:value-type="float">
            <text:p>0.00156512163744258</text:p>
          </table:table-cell>
          <table:table-cell table:formula="of:= [.A853]*[.A853]*[.A853]*[.A853] - 16*[.A853]*[.A853] + 5*[.A853]" office:value-type="float" office:value="-0.222847587772809" calcext:value-type="float">
            <text:p>-0.222847587772809</text:p>
          </table:table-cell>
          <table:table-cell table:formula="of:= [.B853]*[.B853]*[.B853]*[.B853] - 16*[.B853]*[.B853] + 5*[.B853]" office:value-type="float" office:value="0.172768594586126" calcext:value-type="float">
            <text:p>0.1727685945861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4381330604665" calcext:value-type="float">
            <text:p>0.044381330604665</text:p>
          </table:table-cell>
          <table:table-cell table:formula="of:=-[.A854]" office:value-type="float" office:value="-0.044381330604665" calcext:value-type="float">
            <text:p>-0.044381330604665</text:p>
          </table:table-cell>
          <table:table-cell/>
          <table:table-cell table:formula="of:= [.A854] * [.A854] - 10 * COS(2 * PI() * [.A854])" office:value-type="float" office:value="-9.61173955736154" calcext:value-type="float">
            <text:p>-9.61173955736154</text:p>
          </table:table-cell>
          <table:table-cell table:formula="of:= [.B854] * [.B854] - 10 * COS(2 * PI() * [.B854])" office:value-type="float" office:value="-9.61173955736154" calcext:value-type="float">
            <text:p>-9.61173955736154</text:p>
          </table:table-cell>
          <table:table-cell table:formula="of:= 100 * ([.A855] - [.A854]*[.A854]) * ([.A855] - [.A854]*[.A854]) + (1 - [.A854]) * (1 - [.A854])" office:value-type="float" office:value="16.2275539614892" calcext:value-type="float">
            <text:p>16.2275539614892</text:p>
          </table:table-cell>
          <table:table-cell table:formula="of:= 100 * ([.B855] - [.B854]*[.B854]) * ([.B855] - [.B854]*[.B854]) + (1 - [.B854]) * (1 - [.B854])" office:value-type="float" office:value="16.0983053734281" calcext:value-type="float">
            <text:p>16.0983053734281</text:p>
          </table:table-cell>
          <table:table-cell table:formula="of:=[.A854]*[.A854]" office:value-type="float" office:value="0.00196970250624057" calcext:value-type="float">
            <text:p>0.00196970250624057</text:p>
          </table:table-cell>
          <table:table-cell table:formula="of:=[.B854]*[.B854]" office:value-type="float" office:value="0.00196970250624057" calcext:value-type="float">
            <text:p>0.00196970250624057</text:p>
          </table:table-cell>
          <table:table-cell table:formula="of:= [.A854]*[.A854]*[.A854]*[.A854] - 16*[.A854]*[.A854] + 5*[.A854]" office:value-type="float" office:value="0.190395292651439" calcext:value-type="float">
            <text:p>0.190395292651439</text:p>
          </table:table-cell>
          <table:table-cell table:formula="of:= [.B854]*[.B854]*[.B854]*[.B854] - 16*[.B854]*[.B854] + 5*[.B854]" office:value-type="float" office:value="-0.253418013395211" calcext:value-type="float">
            <text:p>-0.2534180133952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9365791925229" calcext:value-type="float">
            <text:p>-0.389365791925229</text:p>
          </table:table-cell>
          <table:table-cell table:formula="of:=-[.A855]" office:value-type="float" office:value="0.389365791925229" calcext:value-type="float">
            <text:p>0.389365791925229</text:p>
          </table:table-cell>
          <table:table-cell/>
          <table:table-cell table:formula="of:= [.A855] * [.A855] - 10 * COS(2 * PI() * [.A855])" office:value-type="float" office:value="7.83127667024443" calcext:value-type="float">
            <text:p>7.83127667024443</text:p>
          </table:table-cell>
          <table:table-cell table:formula="of:= [.B855] * [.B855] - 10 * COS(2 * PI() * [.B855])" office:value-type="float" office:value="7.83127667024443" calcext:value-type="float">
            <text:p>7.83127667024443</text:p>
          </table:table-cell>
          <table:table-cell table:formula="of:= 100 * ([.A856] - [.A855]*[.A855]) * ([.A856] - [.A855]*[.A855]) + (1 - [.A855]) * (1 - [.A855])" office:value-type="float" office:value="11.534379625353" calcext:value-type="float">
            <text:p>11.534379625353</text:p>
          </table:table-cell>
          <table:table-cell table:formula="of:= 100 * ([.B856] - [.B855]*[.B855]) * ([.B856] - [.B855]*[.B855]) + (1 - [.B855]) * (1 - [.B855])" office:value-type="float" office:value="37.9639153359657" calcext:value-type="float">
            <text:p>37.9639153359657</text:p>
          </table:table-cell>
          <table:table-cell table:formula="of:=[.A855]*[.A855]" office:value-type="float" office:value="0.151605719921561" calcext:value-type="float">
            <text:p>0.151605719921561</text:p>
          </table:table-cell>
          <table:table-cell table:formula="of:=[.B855]*[.B855]" office:value-type="float" office:value="0.151605719921561" calcext:value-type="float">
            <text:p>0.151605719921561</text:p>
          </table:table-cell>
          <table:table-cell table:formula="of:= [.A855]*[.A855]*[.A855]*[.A855] - 16*[.A855]*[.A855] + 5*[.A855]" office:value-type="float" office:value="-4.34953618405818" calcext:value-type="float">
            <text:p>-4.34953618405818</text:p>
          </table:table-cell>
          <table:table-cell table:formula="of:= [.B855]*[.B855]*[.B855]*[.B855] - 16*[.B855]*[.B855] + 5*[.B855]" office:value-type="float" office:value="-0.455878264805893" calcext:value-type="float">
            <text:p>-0.4558782648058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1509613436647" calcext:value-type="float">
            <text:p>0.461509613436647</text:p>
          </table:table-cell>
          <table:table-cell table:formula="of:=-[.A856]" office:value-type="float" office:value="-0.461509613436647" calcext:value-type="float">
            <text:p>-0.461509613436647</text:p>
          </table:table-cell>
          <table:table-cell/>
          <table:table-cell table:formula="of:= [.A856] * [.A856] - 10 * COS(2 * PI() * [.A856])" office:value-type="float" office:value="9.92197535934484" calcext:value-type="float">
            <text:p>9.92197535934484</text:p>
          </table:table-cell>
          <table:table-cell table:formula="of:= [.B856] * [.B856] - 10 * COS(2 * PI() * [.B856])" office:value-type="float" office:value="9.92197535934484" calcext:value-type="float">
            <text:p>9.92197535934484</text:p>
          </table:table-cell>
          <table:table-cell table:formula="of:= 100 * ([.A857] - [.A856]*[.A856]) * ([.A857] - [.A856]*[.A856]) + (1 - [.A856]) * (1 - [.A856])" office:value-type="float" office:value="8.34114035622994" calcext:value-type="float">
            <text:p>8.34114035622994</text:p>
          </table:table-cell>
          <table:table-cell table:formula="of:= 100 * ([.B857] - [.B856]*[.B856]) * ([.B857] - [.B856]*[.B856]) + (1 - [.B856]) * (1 - [.B856])" office:value-type="float" office:value="52.5074017574823" calcext:value-type="float">
            <text:p>52.5074017574823</text:p>
          </table:table-cell>
          <table:table-cell table:formula="of:=[.A856]*[.A856]" office:value-type="float" office:value="0.212991123294443" calcext:value-type="float">
            <text:p>0.212991123294443</text:p>
          </table:table-cell>
          <table:table-cell table:formula="of:=[.B856]*[.B856]" office:value-type="float" office:value="0.212991123294443" calcext:value-type="float">
            <text:p>0.212991123294443</text:p>
          </table:table-cell>
          <table:table-cell table:formula="of:= [.A856]*[.A856]*[.A856]*[.A856] - 16*[.A856]*[.A856] + 5*[.A856]" office:value-type="float" office:value="-1.05494468692563" calcext:value-type="float">
            <text:p>-1.05494468692563</text:p>
          </table:table-cell>
          <table:table-cell table:formula="of:= [.B856]*[.B856]*[.B856]*[.B856] - 16*[.B856]*[.B856] + 5*[.B856]" office:value-type="float" office:value="-5.6700408212921" calcext:value-type="float">
            <text:p>-5.67004082129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6736933127977" calcext:value-type="float">
            <text:p>0.496736933127977</text:p>
          </table:table-cell>
          <table:table-cell table:formula="of:=-[.A857]" office:value-type="float" office:value="-0.496736933127977" calcext:value-type="float">
            <text:p>-0.496736933127977</text:p>
          </table:table-cell>
          <table:table-cell/>
          <table:table-cell table:formula="of:= [.A857] * [.A857] - 10 * COS(2 * PI() * [.A857])" office:value-type="float" office:value="10.2446459012906" calcext:value-type="float">
            <text:p>10.2446459012906</text:p>
          </table:table-cell>
          <table:table-cell table:formula="of:= [.B857] * [.B857] - 10 * COS(2 * PI() * [.B857])" office:value-type="float" office:value="10.2446459012906" calcext:value-type="float">
            <text:p>10.2446459012906</text:p>
          </table:table-cell>
          <table:table-cell table:formula="of:= 100 * ([.A858] - [.A857]*[.A857]) * ([.A858] - [.A857]*[.A857]) + (1 - [.A857]) * (1 - [.A857])" office:value-type="float" office:value="1.6013469059062" calcext:value-type="float">
            <text:p>1.6013469059062</text:p>
          </table:table-cell>
          <table:table-cell table:formula="of:= 100 * ([.B858] - [.B857]*[.B857]) * ([.B858] - [.B857]*[.B857]) + (1 - [.B857]) * (1 - [.B857])" office:value-type="float" office:value="39.4016466140739" calcext:value-type="float">
            <text:p>39.4016466140739</text:p>
          </table:table-cell>
          <table:table-cell table:formula="of:=[.A857]*[.A857]" office:value-type="float" office:value="0.246747580733388" calcext:value-type="float">
            <text:p>0.246747580733388</text:p>
          </table:table-cell>
          <table:table-cell table:formula="of:=[.B857]*[.B857]" office:value-type="float" office:value="0.246747580733388" calcext:value-type="float">
            <text:p>0.246747580733388</text:p>
          </table:table-cell>
          <table:table-cell table:formula="of:= [.A857]*[.A857]*[.A857]*[.A857] - 16*[.A857]*[.A857] + 5*[.A857]" office:value-type="float" office:value="-1.40339225749655" calcext:value-type="float">
            <text:p>-1.40339225749655</text:p>
          </table:table-cell>
          <table:table-cell table:formula="of:= [.B857]*[.B857]*[.B857]*[.B857] - 16*[.B857]*[.B857] + 5*[.B857]" office:value-type="float" office:value="-6.37076158877632" calcext:value-type="float">
            <text:p>-6.370761588776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2854134873487" calcext:value-type="float">
            <text:p>0.362854134873487</text:p>
          </table:table-cell>
          <table:table-cell table:formula="of:=-[.A858]" office:value-type="float" office:value="-0.362854134873487" calcext:value-type="float">
            <text:p>-0.362854134873487</text:p>
          </table:table-cell>
          <table:table-cell/>
          <table:table-cell table:formula="of:= [.A858] * [.A858] - 10 * COS(2 * PI() * [.A858])" office:value-type="float" office:value="6.64304727067719" calcext:value-type="float">
            <text:p>6.64304727067719</text:p>
          </table:table-cell>
          <table:table-cell table:formula="of:= [.B858] * [.B858] - 10 * COS(2 * PI() * [.B858])" office:value-type="float" office:value="6.64304727067719" calcext:value-type="float">
            <text:p>6.64304727067719</text:p>
          </table:table-cell>
          <table:table-cell table:formula="of:= 100 * ([.A859] - [.A858]*[.A858]) * ([.A859] - [.A858]*[.A858]) + (1 - [.A858]) * (1 - [.A858])" office:value-type="float" office:value="36.2332643810871" calcext:value-type="float">
            <text:p>36.2332643810871</text:p>
          </table:table-cell>
          <table:table-cell table:formula="of:= 100 * ([.B859] - [.B858]*[.B858]) * ([.B859] - [.B858]*[.B858]) + (1 - [.B858]) * (1 - [.B858])" office:value-type="float" office:value="13.0954835562598" calcext:value-type="float">
            <text:p>13.0954835562598</text:p>
          </table:table-cell>
          <table:table-cell table:formula="of:=[.A858]*[.A858]" office:value-type="float" office:value="0.131663123194787" calcext:value-type="float">
            <text:p>0.131663123194787</text:p>
          </table:table-cell>
          <table:table-cell table:formula="of:=[.B858]*[.B858]" office:value-type="float" office:value="0.131663123194787" calcext:value-type="float">
            <text:p>0.131663123194787</text:p>
          </table:table-cell>
          <table:table-cell table:formula="of:= [.A858]*[.A858]*[.A858]*[.A858] - 16*[.A858]*[.A858] + 5*[.A858]" office:value-type="float" office:value="-0.275004118739747" calcext:value-type="float">
            <text:p>-0.275004118739747</text:p>
          </table:table-cell>
          <table:table-cell table:formula="of:= [.B858]*[.B858]*[.B858]*[.B858] - 16*[.B858]*[.B858] + 5*[.B858]" office:value-type="float" office:value="-3.90354546747462" calcext:value-type="float">
            <text:p>-3.903545467474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6896059573628" calcext:value-type="float">
            <text:p>-0.466896059573628</text:p>
          </table:table-cell>
          <table:table-cell table:formula="of:=-[.A859]" office:value-type="float" office:value="0.466896059573628" calcext:value-type="float">
            <text:p>0.466896059573628</text:p>
          </table:table-cell>
          <table:table-cell/>
          <table:table-cell table:formula="of:= [.A859] * [.A859] - 10 * COS(2 * PI() * [.A859])" office:value-type="float" office:value="10.0024544456587" calcext:value-type="float">
            <text:p>10.0024544456587</text:p>
          </table:table-cell>
          <table:table-cell table:formula="of:= [.B859] * [.B859] - 10 * COS(2 * PI() * [.B859])" office:value-type="float" office:value="10.0024544456587" calcext:value-type="float">
            <text:p>10.0024544456587</text:p>
          </table:table-cell>
          <table:table-cell table:formula="of:= 100 * ([.A860] - [.A859]*[.A859]) * ([.A860] - [.A859]*[.A859]) + (1 - [.A859]) * (1 - [.A859])" office:value-type="float" office:value="4.03165605144622" calcext:value-type="float">
            <text:p>4.03165605144622</text:p>
          </table:table-cell>
          <table:table-cell table:formula="of:= 100 * ([.B860] - [.B859]*[.B859]) * ([.B860] - [.B859]*[.B859]) + (1 - [.B859]) * (1 - [.B859])" office:value-type="float" office:value="33.1276765476989" calcext:value-type="float">
            <text:p>33.1276765476989</text:p>
          </table:table-cell>
          <table:table-cell table:formula="of:=[.A859]*[.A859]" office:value-type="float" office:value="0.217991930445381" calcext:value-type="float">
            <text:p>0.217991930445381</text:p>
          </table:table-cell>
          <table:table-cell table:formula="of:=[.B859]*[.B859]" office:value-type="float" office:value="0.217991930445381" calcext:value-type="float">
            <text:p>0.217991930445381</text:p>
          </table:table-cell>
          <table:table-cell table:formula="of:= [.A859]*[.A859]*[.A859]*[.A859] - 16*[.A859]*[.A859] + 5*[.A859]" office:value-type="float" office:value="-5.77483070325493" calcext:value-type="float">
            <text:p>-5.77483070325493</text:p>
          </table:table-cell>
          <table:table-cell table:formula="of:= [.B859]*[.B859]*[.B859]*[.B859] - 16*[.B859]*[.B859] + 5*[.B859]" office:value-type="float" office:value="-1.10587010751865" calcext:value-type="float">
            <text:p>-1.105870107518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5100354761817" calcext:value-type="float">
            <text:p>0.355100354761817</text:p>
          </table:table-cell>
          <table:table-cell table:formula="of:=-[.A860]" office:value-type="float" office:value="-0.355100354761817" calcext:value-type="float">
            <text:p>-0.355100354761817</text:p>
          </table:table-cell>
          <table:table-cell/>
          <table:table-cell table:formula="of:= [.A860] * [.A860] - 10 * COS(2 * PI() * [.A860])" office:value-type="float" office:value="6.26014788291221" calcext:value-type="float">
            <text:p>6.26014788291221</text:p>
          </table:table-cell>
          <table:table-cell table:formula="of:= [.B860] * [.B860] - 10 * COS(2 * PI() * [.B860])" office:value-type="float" office:value="6.26014788291221" calcext:value-type="float">
            <text:p>6.26014788291221</text:p>
          </table:table-cell>
          <table:table-cell table:formula="of:= 100 * ([.A861] - [.A860]*[.A860]) * ([.A861] - [.A860]*[.A860]) + (1 - [.A860]) * (1 - [.A860])" office:value-type="float" office:value="4.16565353799098" calcext:value-type="float">
            <text:p>4.16565353799098</text:p>
          </table:table-cell>
          <table:table-cell table:formula="of:= 100 * ([.B861] - [.B860]*[.B860]) * ([.B861] - [.B860]*[.B860]) + (1 - [.B860]) * (1 - [.B860])" office:value-type="float" office:value="2.17910260166537" calcext:value-type="float">
            <text:p>2.17910260166537</text:p>
          </table:table-cell>
          <table:table-cell table:formula="of:=[.A860]*[.A860]" office:value-type="float" office:value="0.126096261951968" calcext:value-type="float">
            <text:p>0.126096261951968</text:p>
          </table:table-cell>
          <table:table-cell table:formula="of:=[.B860]*[.B860]" office:value-type="float" office:value="0.126096261951968" calcext:value-type="float">
            <text:p>0.126096261951968</text:p>
          </table:table-cell>
          <table:table-cell table:formula="of:= [.A860]*[.A860]*[.A860]*[.A860] - 16*[.A860]*[.A860] + 5*[.A860]" office:value-type="float" office:value="-0.226138150144145" calcext:value-type="float">
            <text:p>-0.226138150144145</text:p>
          </table:table-cell>
          <table:table-cell table:formula="of:= [.B860]*[.B860]*[.B860]*[.B860] - 16*[.B860]*[.B860] + 5*[.B860]" office:value-type="float" office:value="-3.77714169776231" calcext:value-type="float">
            <text:p>-3.777141697762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675466564716771" calcext:value-type="float">
            <text:p>-0.0675466564716771</text:p>
          </table:table-cell>
          <table:table-cell table:formula="of:=-[.A861]" office:value-type="float" office:value="0.0675466564716771" calcext:value-type="float">
            <text:p>0.0675466564716771</text:p>
          </table:table-cell>
          <table:table-cell/>
          <table:table-cell table:formula="of:= [.A861] * [.A861] - 10 * COS(2 * PI() * [.A861])" office:value-type="float" office:value="-9.10826346443558" calcext:value-type="float">
            <text:p>-9.10826346443558</text:p>
          </table:table-cell>
          <table:table-cell table:formula="of:= [.B861] * [.B861] - 10 * COS(2 * PI() * [.B861])" office:value-type="float" office:value="-9.10826346443558" calcext:value-type="float">
            <text:p>-9.10826346443558</text:p>
          </table:table-cell>
          <table:table-cell table:formula="of:= 100 * ([.A862] - [.A861]*[.A861]) * ([.A862] - [.A861]*[.A861]) + (1 - [.A861]) * (1 - [.A861])" office:value-type="float" office:value="3.04199767019567" calcext:value-type="float">
            <text:p>3.04199767019567</text:p>
          </table:table-cell>
          <table:table-cell table:formula="of:= 100 * ([.B862] - [.B861]*[.B861]) * ([.B862] - [.B861]*[.B861]) + (1 - [.B861]) * (1 - [.B861])" office:value-type="float" office:value="2.52842112067068" calcext:value-type="float">
            <text:p>2.52842112067068</text:p>
          </table:table-cell>
          <table:table-cell table:formula="of:=[.A861]*[.A861]" office:value-type="float" office:value="0.00456255080050276" calcext:value-type="float">
            <text:p>0.00456255080050276</text:p>
          </table:table-cell>
          <table:table-cell table:formula="of:=[.B861]*[.B861]" office:value-type="float" office:value="0.00456255080050276" calcext:value-type="float">
            <text:p>0.00456255080050276</text:p>
          </table:table-cell>
          <table:table-cell table:formula="of:= [.A861]*[.A861]*[.A861]*[.A861] - 16*[.A861]*[.A861] + 5*[.A861]" office:value-type="float" office:value="-0.410713278296623" calcext:value-type="float">
            <text:p>-0.410713278296623</text:p>
          </table:table-cell>
          <table:table-cell table:formula="of:= [.B861]*[.B861]*[.B861]*[.B861] - 16*[.B861]*[.B861] + 5*[.B861]" office:value-type="float" office:value="0.264753286420149" calcext:value-type="float">
            <text:p>0.2647532864201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33362856809981" calcext:value-type="float">
            <text:p>-0.133362856809981</text:p>
          </table:table-cell>
          <table:table-cell table:formula="of:=-[.A862]" office:value-type="float" office:value="0.133362856809981" calcext:value-type="float">
            <text:p>0.133362856809981</text:p>
          </table:table-cell>
          <table:table-cell/>
          <table:table-cell table:formula="of:= [.A862] * [.A862] - 10 * COS(2 * PI() * [.A862])" office:value-type="float" office:value="-6.67214175228304" calcext:value-type="float">
            <text:p>-6.67214175228304</text:p>
          </table:table-cell>
          <table:table-cell table:formula="of:= [.B862] * [.B862] - 10 * COS(2 * PI() * [.B862])" office:value-type="float" office:value="-6.67214175228304" calcext:value-type="float">
            <text:p>-6.67214175228304</text:p>
          </table:table-cell>
          <table:table-cell table:formula="of:= 100 * ([.A863] - [.A862]*[.A862]) * ([.A863] - [.A862]*[.A862]) + (1 - [.A862]) * (1 - [.A862])" office:value-type="float" office:value="1.39385369083676" calcext:value-type="float">
            <text:p>1.39385369083676</text:p>
          </table:table-cell>
          <table:table-cell table:formula="of:= 100 * ([.B863] - [.B862]*[.B862]) * ([.B863] - [.B862]*[.B862]) + (1 - [.B862]) * (1 - [.B862])" office:value-type="float" office:value="1.22218093292788" calcext:value-type="float">
            <text:p>1.22218093292788</text:p>
          </table:table-cell>
          <table:table-cell table:formula="of:=[.A862]*[.A862]" office:value-type="float" office:value="0.0177856515765195" calcext:value-type="float">
            <text:p>0.0177856515765195</text:p>
          </table:table-cell>
          <table:table-cell table:formula="of:=[.B862]*[.B862]" office:value-type="float" office:value="0.0177856515765195" calcext:value-type="float">
            <text:p>0.0177856515765195</text:p>
          </table:table-cell>
          <table:table-cell table:formula="of:= [.A862]*[.A862]*[.A862]*[.A862] - 16*[.A862]*[.A862] + 5*[.A862]" office:value-type="float" office:value="-0.951068379872217" calcext:value-type="float">
            <text:p>-0.951068379872217</text:p>
          </table:table-cell>
          <table:table-cell table:formula="of:= [.B862]*[.B862]*[.B862]*[.B862] - 16*[.B862]*[.B862] + 5*[.B862]" office:value-type="float" office:value="0.382560188227595" calcext:value-type="float">
            <text:p>0.3825601882275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08526026969776" calcext:value-type="float">
            <text:p>0.0508526026969776</text:p>
          </table:table-cell>
          <table:table-cell table:formula="of:=-[.A863]" office:value-type="float" office:value="-0.0508526026969776" calcext:value-type="float">
            <text:p>-0.0508526026969776</text:p>
          </table:table-cell>
          <table:table-cell/>
          <table:table-cell table:formula="of:= [.A863] * [.A863] - 10 * COS(2 * PI() * [.A863])" office:value-type="float" office:value="-9.491288559601" calcext:value-type="float">
            <text:p>-9.491288559601</text:p>
          </table:table-cell>
          <table:table-cell table:formula="of:= [.B863] * [.B863] - 10 * COS(2 * PI() * [.B863])" office:value-type="float" office:value="-9.491288559601" calcext:value-type="float">
            <text:p>-9.491288559601</text:p>
          </table:table-cell>
          <table:table-cell table:formula="of:= 100 * ([.A864] - [.A863]*[.A863]) * ([.A864] - [.A863]*[.A863]) + (1 - [.A863]) * (1 - [.A863])" office:value-type="float" office:value="1.02140775906687" calcext:value-type="float">
            <text:p>1.02140775906687</text:p>
          </table:table-cell>
          <table:table-cell table:formula="of:= 100 * ([.B864] - [.B863]*[.B863]) * ([.B864] - [.B863]*[.B863]) + (1 - [.B863]) * (1 - [.B863])" office:value-type="float" office:value="1.26340418412642" calcext:value-type="float">
            <text:p>1.26340418412642</text:p>
          </table:table-cell>
          <table:table-cell table:formula="of:=[.A863]*[.A863]" office:value-type="float" office:value="0.00258598720105665" calcext:value-type="float">
            <text:p>0.00258598720105665</text:p>
          </table:table-cell>
          <table:table-cell table:formula="of:=[.B863]*[.B863]" office:value-type="float" office:value="0.00258598720105665" calcext:value-type="float">
            <text:p>0.00258598720105665</text:p>
          </table:table-cell>
          <table:table-cell table:formula="of:= [.A863]*[.A863]*[.A863]*[.A863] - 16*[.A863]*[.A863] + 5*[.A863]" office:value-type="float" office:value="0.212893905597785" calcext:value-type="float">
            <text:p>0.212893905597785</text:p>
          </table:table-cell>
          <table:table-cell table:formula="of:= [.B863]*[.B863]*[.B863]*[.B863] - 16*[.B863]*[.B863] + 5*[.B863]" office:value-type="float" office:value="-0.29563212137199" calcext:value-type="float">
            <text:p>-0.295632121371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7302982644178" calcext:value-type="float">
            <text:p>0.037302982644178</text:p>
          </table:table-cell>
          <table:table-cell table:formula="of:=-[.A864]" office:value-type="float" office:value="-0.037302982644178" calcext:value-type="float">
            <text:p>-0.037302982644178</text:p>
          </table:table-cell>
          <table:table-cell/>
          <table:table-cell table:formula="of:= [.A864] * [.A864] - 10 * COS(2 * PI() * [.A864])" office:value-type="float" office:value="-9.72519005260392" calcext:value-type="float">
            <text:p>-9.72519005260392</text:p>
          </table:table-cell>
          <table:table-cell table:formula="of:= [.B864] * [.B864] - 10 * COS(2 * PI() * [.B864])" office:value-type="float" office:value="-9.72519005260392" calcext:value-type="float">
            <text:p>-9.72519005260392</text:p>
          </table:table-cell>
          <table:table-cell table:formula="of:= 100 * ([.A865] - [.A864]*[.A864]) * ([.A865] - [.A864]*[.A864]) + (1 - [.A864]) * (1 - [.A864])" office:value-type="float" office:value="0.990757451918028" calcext:value-type="float">
            <text:p>0.990757451918028</text:p>
          </table:table-cell>
          <table:table-cell table:formula="of:= 100 * ([.B865] - [.B864]*[.B864]) * ([.B865] - [.B864]*[.B864]) + (1 - [.B864]) * (1 - [.B864])" office:value-type="float" office:value="1.12666587979426" calcext:value-type="float">
            <text:p>1.12666587979426</text:p>
          </table:table-cell>
          <table:table-cell table:formula="of:=[.A864]*[.A864]" office:value-type="float" office:value="0.00139151251415184" calcext:value-type="float">
            <text:p>0.00139151251415184</text:p>
          </table:table-cell>
          <table:table-cell table:formula="of:=[.B864]*[.B864]" office:value-type="float" office:value="0.00139151251415184" calcext:value-type="float">
            <text:p>0.00139151251415184</text:p>
          </table:table-cell>
          <table:table-cell table:formula="of:= [.A864]*[.A864]*[.A864]*[.A864] - 16*[.A864]*[.A864] + 5*[.A864]" office:value-type="float" office:value="0.164252649301537" calcext:value-type="float">
            <text:p>0.164252649301537</text:p>
          </table:table-cell>
          <table:table-cell table:formula="of:= [.B864]*[.B864]*[.B864]*[.B864] - 16*[.B864]*[.B864] + 5*[.B864]" office:value-type="float" office:value="-0.208777177140242" calcext:value-type="float">
            <text:p>-0.2087771771402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39011553348973" calcext:value-type="float">
            <text:p>-0.0239011553348973</text:p>
          </table:table-cell>
          <table:table-cell table:formula="of:=-[.A865]" office:value-type="float" office:value="0.0239011553348973" calcext:value-type="float">
            <text:p>0.0239011553348973</text:p>
          </table:table-cell>
          <table:table-cell/>
          <table:table-cell table:formula="of:= [.A865] * [.A865] - 10 * COS(2 * PI() * [.A865])" office:value-type="float" office:value="-9.88687726546878" calcext:value-type="float">
            <text:p>-9.88687726546878</text:p>
          </table:table-cell>
          <table:table-cell table:formula="of:= [.B865] * [.B865] - 10 * COS(2 * PI() * [.B865])" office:value-type="float" office:value="-9.88687726546878" calcext:value-type="float">
            <text:p>-9.88687726546878</text:p>
          </table:table-cell>
          <table:table-cell table:formula="of:= 100 * ([.A866] - [.A865]*[.A865]) * ([.A866] - [.A865]*[.A865]) + (1 - [.A865]) * (1 - [.A865])" office:value-type="float" office:value="1.20163666390817" calcext:value-type="float">
            <text:p>1.20163666390817</text:p>
          </table:table-cell>
          <table:table-cell table:formula="of:= 100 * ([.B866] - [.B865]*[.B865]) * ([.B866] - [.B865]*[.B865]) + (1 - [.B865]) * (1 - [.B865])" office:value-type="float" office:value="1.09721683408962" calcext:value-type="float">
            <text:p>1.09721683408962</text:p>
          </table:table-cell>
          <table:table-cell table:formula="of:=[.A865]*[.A865]" office:value-type="float" office:value="0.000571265226342892" calcext:value-type="float">
            <text:p>0.000571265226342892</text:p>
          </table:table-cell>
          <table:table-cell table:formula="of:=[.B865]*[.B865]" office:value-type="float" office:value="0.000571265226342892" calcext:value-type="float">
            <text:p>0.000571265226342892</text:p>
          </table:table-cell>
          <table:table-cell table:formula="of:= [.A865]*[.A865]*[.A865]*[.A865] - 16*[.A865]*[.A865] + 5*[.A865]" office:value-type="float" office:value="-0.128645693952014" calcext:value-type="float">
            <text:p>-0.128645693952014</text:p>
          </table:table-cell>
          <table:table-cell table:formula="of:= [.B865]*[.B865]*[.B865]*[.B865] - 16*[.B865]*[.B865] + 5*[.B865]" office:value-type="float" office:value="0.110365859396959" calcext:value-type="float">
            <text:p>0.1103658593969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85775646427646" calcext:value-type="float">
            <text:p>-0.0385775646427646</text:p>
          </table:table-cell>
          <table:table-cell table:formula="of:=-[.A866]" office:value-type="float" office:value="0.0385775646427646" calcext:value-type="float">
            <text:p>0.0385775646427646</text:p>
          </table:table-cell>
          <table:table-cell/>
          <table:table-cell table:formula="of:= [.A866] * [.A866] - 10 * COS(2 * PI() * [.A866])" office:value-type="float" office:value="-9.7061827211409" calcext:value-type="float">
            <text:p>-9.7061827211409</text:p>
          </table:table-cell>
          <table:table-cell table:formula="of:= [.B866] * [.B866] - 10 * COS(2 * PI() * [.B866])" office:value-type="float" office:value="-9.7061827211409" calcext:value-type="float">
            <text:p>-9.7061827211409</text:p>
          </table:table-cell>
          <table:table-cell table:formula="of:= 100 * ([.A867] - [.A866]*[.A866]) * ([.A867] - [.A866]*[.A866]) + (1 - [.A866]) * (1 - [.A866])" office:value-type="float" office:value="18.6814125137179" calcext:value-type="float">
            <text:p>18.6814125137179</text:p>
          </table:table-cell>
          <table:table-cell table:formula="of:= 100 * ([.B867] - [.B866]*[.B866]) * ([.B867] - [.B866]*[.B866]) + (1 - [.B866]) * (1 - [.B866])" office:value-type="float" office:value="18.7777465847205" calcext:value-type="float">
            <text:p>18.7777465847205</text:p>
          </table:table-cell>
          <table:table-cell table:formula="of:=[.A866]*[.A866]" office:value-type="float" office:value="0.00148822849376668" calcext:value-type="float">
            <text:p>0.00148822849376668</text:p>
          </table:table-cell>
          <table:table-cell table:formula="of:=[.B866]*[.B866]" office:value-type="float" office:value="0.00148822849376668" calcext:value-type="float">
            <text:p>0.00148822849376668</text:p>
          </table:table-cell>
          <table:table-cell table:formula="of:= [.A866]*[.A866]*[.A866]*[.A866] - 16*[.A866]*[.A866] + 5*[.A866]" office:value-type="float" office:value="-0.21669726429004" calcext:value-type="float">
            <text:p>-0.21669726429004</text:p>
          </table:table-cell>
          <table:table-cell table:formula="of:= [.B866]*[.B866]*[.B866]*[.B866] - 16*[.B866]*[.B866] + 5*[.B866]" office:value-type="float" office:value="0.169078382137606" calcext:value-type="float">
            <text:p>0.1690783821376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1044770046137" calcext:value-type="float">
            <text:p>0.421044770046137</text:p>
          </table:table-cell>
          <table:table-cell table:formula="of:=-[.A867]" office:value-type="float" office:value="-0.421044770046137" calcext:value-type="float">
            <text:p>-0.421044770046137</text:p>
          </table:table-cell>
          <table:table-cell/>
          <table:table-cell table:formula="of:= [.A867] * [.A867] - 10 * COS(2 * PI() * [.A867])" office:value-type="float" office:value="8.97178110327942" calcext:value-type="float">
            <text:p>8.97178110327942</text:p>
          </table:table-cell>
          <table:table-cell table:formula="of:= [.B867] * [.B867] - 10 * COS(2 * PI() * [.B867])" office:value-type="float" office:value="8.97178110327942" calcext:value-type="float">
            <text:p>8.97178110327942</text:p>
          </table:table-cell>
          <table:table-cell table:formula="of:= 100 * ([.A868] - [.A867]*[.A867]) * ([.A868] - [.A867]*[.A867]) + (1 - [.A867]) * (1 - [.A867])" office:value-type="float" office:value="28.7003182292782" calcext:value-type="float">
            <text:p>28.7003182292782</text:p>
          </table:table-cell>
          <table:table-cell table:formula="of:= 100 * ([.B868] - [.B867]*[.B867]) * ([.B868] - [.B867]*[.B867]) + (1 - [.B867]) * (1 - [.B867])" office:value-type="float" office:value="5.1889016964532" calcext:value-type="float">
            <text:p>5.1889016964532</text:p>
          </table:table-cell>
          <table:table-cell table:formula="of:=[.A867]*[.A867]" office:value-type="float" office:value="0.177278698383205" calcext:value-type="float">
            <text:p>0.177278698383205</text:p>
          </table:table-cell>
          <table:table-cell table:formula="of:=[.B867]*[.B867]" office:value-type="float" office:value="0.177278698383205" calcext:value-type="float">
            <text:p>0.177278698383205</text:p>
          </table:table-cell>
          <table:table-cell table:formula="of:= [.A867]*[.A867]*[.A867]*[.A867] - 16*[.A867]*[.A867] + 5*[.A867]" office:value-type="float" office:value="-0.699807587000144" calcext:value-type="float">
            <text:p>-0.699807587000144</text:p>
          </table:table-cell>
          <table:table-cell table:formula="of:= [.B867]*[.B867]*[.B867]*[.B867] - 16*[.B867]*[.B867] + 5*[.B867]" office:value-type="float" office:value="-4.91025528746152" calcext:value-type="float">
            <text:p>-4.910255287461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5310534243472" calcext:value-type="float">
            <text:p>-0.355310534243472</text:p>
          </table:table-cell>
          <table:table-cell table:formula="of:=-[.A868]" office:value-type="float" office:value="0.355310534243472" calcext:value-type="float">
            <text:p>0.355310534243472</text:p>
          </table:table-cell>
          <table:table-cell/>
          <table:table-cell table:formula="of:= [.A868] * [.A868] - 10 * COS(2 * PI() * [.A868])" office:value-type="float" office:value="6.27072149958442" calcext:value-type="float">
            <text:p>6.27072149958442</text:p>
          </table:table-cell>
          <table:table-cell table:formula="of:= [.B868] * [.B868] - 10 * COS(2 * PI() * [.B868])" office:value-type="float" office:value="6.27072149958442" calcext:value-type="float">
            <text:p>6.27072149958442</text:p>
          </table:table-cell>
          <table:table-cell table:formula="of:= 100 * ([.A869] - [.A868]*[.A868]) * ([.A869] - [.A868]*[.A868]) + (1 - [.A868]) * (1 - [.A868])" office:value-type="float" office:value="3.00564000323702" calcext:value-type="float">
            <text:p>3.00564000323702</text:p>
          </table:table-cell>
          <table:table-cell table:formula="of:= 100 * ([.B869] - [.B868]*[.B868]) * ([.B869] - [.B868]*[.B868]) + (1 - [.B868]) * (1 - [.B868])" office:value-type="float" office:value="13.4189307077519" calcext:value-type="float">
            <text:p>13.4189307077519</text:p>
          </table:table-cell>
          <table:table-cell table:formula="of:=[.A868]*[.A868]" office:value-type="float" office:value="0.126245575744381" calcext:value-type="float">
            <text:p>0.126245575744381</text:p>
          </table:table-cell>
          <table:table-cell table:formula="of:=[.B868]*[.B868]" office:value-type="float" office:value="0.126245575744381" calcext:value-type="float">
            <text:p>0.126245575744381</text:p>
          </table:table-cell>
          <table:table-cell table:formula="of:= [.A868]*[.A868]*[.A868]*[.A868] - 16*[.A868]*[.A868] + 5*[.A868]" office:value-type="float" office:value="-3.78054393773243" calcext:value-type="float">
            <text:p>-3.78054393773243</text:p>
          </table:table-cell>
          <table:table-cell table:formula="of:= [.B868]*[.B868]*[.B868]*[.B868] - 16*[.B868]*[.B868] + 5*[.B868]" office:value-type="float" office:value="-0.227438595297713" calcext:value-type="float">
            <text:p>-0.2274385952977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4355397638865" calcext:value-type="float">
            <text:p>0.234355397638865</text:p>
          </table:table-cell>
          <table:table-cell table:formula="of:=-[.A869]" office:value-type="float" office:value="-0.234355397638865" calcext:value-type="float">
            <text:p>-0.234355397638865</text:p>
          </table:table-cell>
          <table:table-cell/>
          <table:table-cell table:formula="of:= [.A869] * [.A869] - 10 * COS(2 * PI() * [.A869])" office:value-type="float" office:value="-0.926474665386025" calcext:value-type="float">
            <text:p>-0.926474665386025</text:p>
          </table:table-cell>
          <table:table-cell table:formula="of:= [.B869] * [.B869] - 10 * COS(2 * PI() * [.B869])" office:value-type="float" office:value="-0.926474665386025" calcext:value-type="float">
            <text:p>-0.926474665386025</text:p>
          </table:table-cell>
          <table:table-cell table:formula="of:= 100 * ([.A870] - [.A869]*[.A869]) * ([.A870] - [.A869]*[.A869]) + (1 - [.A869]) * (1 - [.A869])" office:value-type="float" office:value="3.97086535132271" calcext:value-type="float">
            <text:p>3.97086535132271</text:p>
          </table:table-cell>
          <table:table-cell table:formula="of:= 100 * ([.B870] - [.B869]*[.B869]) * ([.B870] - [.B869]*[.B869]) + (1 - [.B869]) * (1 - [.B869])" office:value-type="float" office:value="2.07314972434351" calcext:value-type="float">
            <text:p>2.07314972434351</text:p>
          </table:table-cell>
          <table:table-cell table:formula="of:=[.A869]*[.A869]" office:value-type="float" office:value="0.0549224524024704" calcext:value-type="float">
            <text:p>0.0549224524024704</text:p>
          </table:table-cell>
          <table:table-cell table:formula="of:=[.B869]*[.B869]" office:value-type="float" office:value="0.0549224524024704" calcext:value-type="float">
            <text:p>0.0549224524024704</text:p>
          </table:table-cell>
          <table:table-cell table:formula="of:= [.A869]*[.A869]*[.A869]*[.A869] - 16*[.A869]*[.A869] + 5*[.A869]" office:value-type="float" office:value="0.296034225532699" calcext:value-type="float">
            <text:p>0.296034225532699</text:p>
          </table:table-cell>
          <table:table-cell table:formula="of:= [.B869]*[.B869]*[.B869]*[.B869] - 16*[.B869]*[.B869] + 5*[.B869]" office:value-type="float" office:value="-2.04751975085595" calcext:value-type="float">
            <text:p>-2.047519750855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905183096882" calcext:value-type="float">
            <text:p>-0.12905183096882</text:p>
          </table:table-cell>
          <table:table-cell table:formula="of:=-[.A870]" office:value-type="float" office:value="0.12905183096882" calcext:value-type="float">
            <text:p>0.12905183096882</text:p>
          </table:table-cell>
          <table:table-cell/>
          <table:table-cell table:formula="of:= [.A870] * [.A870] - 10 * COS(2 * PI() * [.A870])" office:value-type="float" office:value="-6.87212341207389" calcext:value-type="float">
            <text:p>-6.87212341207389</text:p>
          </table:table-cell>
          <table:table-cell table:formula="of:= [.B870] * [.B870] - 10 * COS(2 * PI() * [.B870])" office:value-type="float" office:value="-6.87212341207389" calcext:value-type="float">
            <text:p>-6.87212341207389</text:p>
          </table:table-cell>
          <table:table-cell table:formula="of:= 100 * ([.A871] - [.A870]*[.A870]) * ([.A871] - [.A870]*[.A870]) + (1 - [.A870]) * (1 - [.A870])" office:value-type="float" office:value="5.34509446121269" calcext:value-type="float">
            <text:p>5.34509446121269</text:p>
          </table:table-cell>
          <table:table-cell table:formula="of:= 100 * ([.B871] - [.B870]*[.B870]) * ([.B871] - [.B870]*[.B870]) + (1 - [.B870]) * (1 - [.B870])" office:value-type="float" office:value="3.59582137062097" calcext:value-type="float">
            <text:p>3.59582137062097</text:p>
          </table:table-cell>
          <table:table-cell table:formula="of:=[.A870]*[.A870]" office:value-type="float" office:value="0.0166543750764048" calcext:value-type="float">
            <text:p>0.0166543750764048</text:p>
          </table:table-cell>
          <table:table-cell table:formula="of:=[.B870]*[.B870]" office:value-type="float" office:value="0.0166543750764048" calcext:value-type="float">
            <text:p>0.0166543750764048</text:p>
          </table:table-cell>
          <table:table-cell table:formula="of:= [.A870]*[.A870]*[.A870]*[.A870] - 16*[.A870]*[.A870] + 5*[.A870]" office:value-type="float" office:value="-0.911451787857389" calcext:value-type="float">
            <text:p>-0.911451787857389</text:p>
          </table:table-cell>
          <table:table-cell table:formula="of:= [.B870]*[.B870]*[.B870]*[.B870] - 16*[.B870]*[.B870] + 5*[.B870]" office:value-type="float" office:value="0.379066521830807" calcext:value-type="float">
            <text:p>0.3790665218308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85096372733824" calcext:value-type="float">
            <text:p>-0.185096372733824</text:p>
          </table:table-cell>
          <table:table-cell table:formula="of:=-[.A871]" office:value-type="float" office:value="0.185096372733824" calcext:value-type="float">
            <text:p>0.185096372733824</text:p>
          </table:table-cell>
          <table:table-cell/>
          <table:table-cell table:formula="of:= [.A871] * [.A871] - 10 * COS(2 * PI() * [.A871])" office:value-type="float" office:value="-3.9316602524982" calcext:value-type="float">
            <text:p>-3.9316602524982</text:p>
          </table:table-cell>
          <table:table-cell table:formula="of:= [.B871] * [.B871] - 10 * COS(2 * PI() * [.B871])" office:value-type="float" office:value="-3.9316602524982" calcext:value-type="float">
            <text:p>-3.9316602524982</text:p>
          </table:table-cell>
          <table:table-cell table:formula="of:= 100 * ([.A872] - [.A871]*[.A871]) * ([.A872] - [.A871]*[.A871]) + (1 - [.A871]) * (1 - [.A871])" office:value-type="float" office:value="8.91236423104319" calcext:value-type="float">
            <text:p>8.91236423104319</text:p>
          </table:table-cell>
          <table:table-cell table:formula="of:= 100 * ([.B872] - [.B871]*[.B871]) * ([.B872] - [.B871]*[.B871]) + (1 - [.B871]) * (1 - [.B871])" office:value-type="float" office:value="12.3965429199073" calcext:value-type="float">
            <text:p>12.3965429199073</text:p>
          </table:table-cell>
          <table:table-cell table:formula="of:=[.A871]*[.A871]" office:value-type="float" office:value="0.0342606671992187" calcext:value-type="float">
            <text:p>0.0342606671992187</text:p>
          </table:table-cell>
          <table:table-cell table:formula="of:=[.B871]*[.B871]" office:value-type="float" office:value="0.0342606671992187" calcext:value-type="float">
            <text:p>0.0342606671992187</text:p>
          </table:table-cell>
          <table:table-cell table:formula="of:= [.A871]*[.A871]*[.A871]*[.A871] - 16*[.A871]*[.A871] + 5*[.A871]" office:value-type="float" office:value="-1.47247874553968" calcext:value-type="float">
            <text:p>-1.47247874553968</text:p>
          </table:table-cell>
          <table:table-cell table:formula="of:= [.B871]*[.B871]*[.B871]*[.B871] - 16*[.B871]*[.B871] + 5*[.B871]" office:value-type="float" office:value="0.378484981798556" calcext:value-type="float">
            <text:p>0.37848498179855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8266339008696" calcext:value-type="float">
            <text:p>0.308266339008696</text:p>
          </table:table-cell>
          <table:table-cell table:formula="of:=-[.A872]" office:value-type="float" office:value="-0.308266339008696" calcext:value-type="float">
            <text:p>-0.308266339008696</text:p>
          </table:table-cell>
          <table:table-cell/>
          <table:table-cell table:formula="of:= [.A872] * [.A872] - 10 * COS(2 * PI() * [.A872])" office:value-type="float" office:value="3.67477752134148" calcext:value-type="float">
            <text:p>3.67477752134148</text:p>
          </table:table-cell>
          <table:table-cell table:formula="of:= [.B872] * [.B872] - 10 * COS(2 * PI() * [.B872])" office:value-type="float" office:value="3.67477752134148" calcext:value-type="float">
            <text:p>3.67477752134148</text:p>
          </table:table-cell>
          <table:table-cell table:formula="of:= 100 * ([.A873] - [.A872]*[.A872]) * ([.A873] - [.A872]*[.A872]) + (1 - [.A872]) * (1 - [.A872])" office:value-type="float" office:value="0.482450107578519" calcext:value-type="float">
            <text:p>0.482450107578519</text:p>
          </table:table-cell>
          <table:table-cell table:formula="of:= 100 * ([.B873] - [.B872]*[.B872]) * ([.B873] - [.B872]*[.B872]) + (1 - [.B872]) * (1 - [.B872])" office:value-type="float" office:value="5.56669169750335" calcext:value-type="float">
            <text:p>5.56669169750335</text:p>
          </table:table-cell>
          <table:table-cell table:formula="of:=[.A872]*[.A872]" office:value-type="float" office:value="0.0950281357658245" calcext:value-type="float">
            <text:p>0.0950281357658245</text:p>
          </table:table-cell>
          <table:table-cell table:formula="of:=[.B872]*[.B872]" office:value-type="float" office:value="0.0950281357658245" calcext:value-type="float">
            <text:p>0.0950281357658245</text:p>
          </table:table-cell>
          <table:table-cell table:formula="of:= [.A872]*[.A872]*[.A872]*[.A872] - 16*[.A872]*[.A872] + 5*[.A872]" office:value-type="float" office:value="0.0299118693774174" calcext:value-type="float">
            <text:p>0.0299118693774174</text:p>
          </table:table-cell>
          <table:table-cell table:formula="of:= [.B872]*[.B872]*[.B872]*[.B872] - 16*[.B872]*[.B872] + 5*[.B872]" office:value-type="float" office:value="-3.05275152070955" calcext:value-type="float">
            <text:p>-3.052751520709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1316736428998" calcext:value-type="float">
            <text:p>0.101316736428998</text:p>
          </table:table-cell>
          <table:table-cell table:formula="of:=-[.A873]" office:value-type="float" office:value="-0.101316736428998" calcext:value-type="float">
            <text:p>-0.101316736428998</text:p>
          </table:table-cell>
          <table:table-cell/>
          <table:table-cell table:formula="of:= [.A873] * [.A873] - 10 * COS(2 * PI() * [.A873])" office:value-type="float" office:value="-8.03099931184074" calcext:value-type="float">
            <text:p>-8.03099931184074</text:p>
          </table:table-cell>
          <table:table-cell table:formula="of:= [.B873] * [.B873] - 10 * COS(2 * PI() * [.B873])" office:value-type="float" office:value="-8.03099931184074" calcext:value-type="float">
            <text:p>-8.03099931184074</text:p>
          </table:table-cell>
          <table:table-cell table:formula="of:= 100 * ([.A874] - [.A873]*[.A873]) * ([.A874] - [.A873]*[.A873]) + (1 - [.A873]) * (1 - [.A873])" office:value-type="float" office:value="2.39381234607172" calcext:value-type="float">
            <text:p>2.39381234607172</text:p>
          </table:table-cell>
          <table:table-cell table:formula="of:= 100 * ([.B874] - [.B873]*[.B873]) * ([.B874] - [.B873]*[.B873]) + (1 - [.B873]) * (1 - [.B873])" office:value-type="float" office:value="3.35835683093661" calcext:value-type="float">
            <text:p>3.35835683093661</text:p>
          </table:table-cell>
          <table:table-cell table:formula="of:=[.A873]*[.A873]" office:value-type="float" office:value="0.0102650810806231" calcext:value-type="float">
            <text:p>0.0102650810806231</text:p>
          </table:table-cell>
          <table:table-cell table:formula="of:=[.B873]*[.B873]" office:value-type="float" office:value="0.0102650810806231" calcext:value-type="float">
            <text:p>0.0102650810806231</text:p>
          </table:table-cell>
          <table:table-cell table:formula="of:= [.A873]*[.A873]*[.A873]*[.A873] - 16*[.A873]*[.A873] + 5*[.A873]" office:value-type="float" office:value="0.342447756744614" calcext:value-type="float">
            <text:p>0.342447756744614</text:p>
          </table:table-cell>
          <table:table-cell table:formula="of:= [.B873]*[.B873]*[.B873]*[.B873] - 16*[.B873]*[.B873] + 5*[.B873]" office:value-type="float" office:value="-0.67071960754537" calcext:value-type="float">
            <text:p>-0.670719607545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620874856133" calcext:value-type="float">
            <text:p>0.13620874856133</text:p>
          </table:table-cell>
          <table:table-cell table:formula="of:=-[.A874]" office:value-type="float" office:value="-0.13620874856133" calcext:value-type="float">
            <text:p>-0.13620874856133</text:p>
          </table:table-cell>
          <table:table-cell/>
          <table:table-cell table:formula="of:= [.A874] * [.A874] - 10 * COS(2 * PI() * [.A874])" office:value-type="float" office:value="-6.53740628396579" calcext:value-type="float">
            <text:p>-6.53740628396579</text:p>
          </table:table-cell>
          <table:table-cell table:formula="of:= [.B874] * [.B874] - 10 * COS(2 * PI() * [.B874])" office:value-type="float" office:value="-6.53740628396579" calcext:value-type="float">
            <text:p>-6.53740628396579</text:p>
          </table:table-cell>
          <table:table-cell table:formula="of:= 100 * ([.A875] - [.A874]*[.A874]) * ([.A875] - [.A874]*[.A874]) + (1 - [.A874]) * (1 - [.A874])" office:value-type="float" office:value="24.2392841318671" calcext:value-type="float">
            <text:p>24.2392841318671</text:p>
          </table:table-cell>
          <table:table-cell table:formula="of:= 100 * ([.B875] - [.B874]*[.B874]) * ([.B875] - [.B874]*[.B874]) + (1 - [.B874]) * (1 - [.B874])" office:value-type="float" office:value="21.324800585242" calcext:value-type="float">
            <text:p>21.324800585242</text:p>
          </table:table-cell>
          <table:table-cell table:formula="of:=[.A874]*[.A874]" office:value-type="float" office:value="0.0185528231846437" calcext:value-type="float">
            <text:p>0.0185528231846437</text:p>
          </table:table-cell>
          <table:table-cell table:formula="of:=[.B874]*[.B874]" office:value-type="float" office:value="0.0185528231846437" calcext:value-type="float">
            <text:p>0.0185528231846437</text:p>
          </table:table-cell>
          <table:table-cell table:formula="of:= [.A874]*[.A874]*[.A874]*[.A874] - 16*[.A874]*[.A874] + 5*[.A874]" office:value-type="float" office:value="0.384542779100473" calcext:value-type="float">
            <text:p>0.384542779100473</text:p>
          </table:table-cell>
          <table:table-cell table:formula="of:= [.B874]*[.B874]*[.B874]*[.B874] - 16*[.B874]*[.B874] + 5*[.B874]" office:value-type="float" office:value="-0.977544706512828" calcext:value-type="float">
            <text:p>-0.9775447065128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6144492733292" calcext:value-type="float">
            <text:p>-0.466144492733292</text:p>
          </table:table-cell>
          <table:table-cell table:formula="of:=-[.A875]" office:value-type="float" office:value="0.466144492733292" calcext:value-type="float">
            <text:p>0.466144492733292</text:p>
          </table:table-cell>
          <table:table-cell/>
          <table:table-cell table:formula="of:= [.A875] * [.A875] - 10 * COS(2 * PI() * [.A875])" office:value-type="float" office:value="9.99189265476502" calcext:value-type="float">
            <text:p>9.99189265476502</text:p>
          </table:table-cell>
          <table:table-cell table:formula="of:= [.B875] * [.B875] - 10 * COS(2 * PI() * [.B875])" office:value-type="float" office:value="9.99189265476502" calcext:value-type="float">
            <text:p>9.99189265476502</text:p>
          </table:table-cell>
          <table:table-cell table:formula="of:= 100 * ([.A876] - [.A875]*[.A875]) * ([.A876] - [.A875]*[.A875]) + (1 - [.A875]) * (1 - [.A875])" office:value-type="float" office:value="7.78298423046923" calcext:value-type="float">
            <text:p>7.78298423046923</text:p>
          </table:table-cell>
          <table:table-cell table:formula="of:= 100 * ([.B876] - [.B875]*[.B875]) * ([.B876] - [.B875]*[.B875]) + (1 - [.B875]) * (1 - [.B875])" office:value-type="float" office:value="4.1751044599331" calcext:value-type="float">
            <text:p>4.1751044599331</text:p>
          </table:table-cell>
          <table:table-cell table:formula="of:=[.A875]*[.A875]" office:value-type="float" office:value="0.217290688105578" calcext:value-type="float">
            <text:p>0.217290688105578</text:p>
          </table:table-cell>
          <table:table-cell table:formula="of:=[.B875]*[.B875]" office:value-type="float" office:value="0.217290688105578" calcext:value-type="float">
            <text:p>0.217290688105578</text:p>
          </table:table-cell>
          <table:table-cell table:formula="of:= [.A875]*[.A875]*[.A875]*[.A875] - 16*[.A875]*[.A875] + 5*[.A875]" office:value-type="float" office:value="-5.76015823021832" calcext:value-type="float">
            <text:p>-5.76015823021832</text:p>
          </table:table-cell>
          <table:table-cell table:formula="of:= [.B875]*[.B875]*[.B875]*[.B875] - 16*[.B875]*[.B875] + 5*[.B875]" office:value-type="float" office:value="-1.0987133028854" calcext:value-type="float">
            <text:p>-1.09871330288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00572538888082" calcext:value-type="float">
            <text:p>-0.0200572538888082</text:p>
          </table:table-cell>
          <table:table-cell table:formula="of:=-[.A876]" office:value-type="float" office:value="0.0200572538888082" calcext:value-type="float">
            <text:p>0.0200572538888082</text:p>
          </table:table-cell>
          <table:table-cell/>
          <table:table-cell table:formula="of:= [.A876] * [.A876] - 10 * COS(2 * PI() * [.A876])" office:value-type="float" office:value="-9.92029320801544" calcext:value-type="float">
            <text:p>-9.92029320801544</text:p>
          </table:table-cell>
          <table:table-cell table:formula="of:= [.B876] * [.B876] - 10 * COS(2 * PI() * [.B876])" office:value-type="float" office:value="-9.92029320801544" calcext:value-type="float">
            <text:p>-9.92029320801544</text:p>
          </table:table-cell>
          <table:table-cell table:formula="of:= 100 * ([.A877] - [.A876]*[.A876]) * ([.A877] - [.A876]*[.A876]) + (1 - [.A876]) * (1 - [.A876])" office:value-type="float" office:value="1.52777469417145" calcext:value-type="float">
            <text:p>1.52777469417145</text:p>
          </table:table-cell>
          <table:table-cell table:formula="of:= 100 * ([.B877] - [.B876]*[.B876]) * ([.B877] - [.B876]*[.B876]) + (1 - [.B876]) * (1 - [.B876])" office:value-type="float" office:value="1.43637776074516" calcext:value-type="float">
            <text:p>1.43637776074516</text:p>
          </table:table-cell>
          <table:table-cell table:formula="of:=[.A876]*[.A876]" office:value-type="float" office:value="0.000402293433560111" calcext:value-type="float">
            <text:p>0.000402293433560111</text:p>
          </table:table-cell>
          <table:table-cell table:formula="of:=[.B876]*[.B876]" office:value-type="float" office:value="0.000402293433560111" calcext:value-type="float">
            <text:p>0.000402293433560111</text:p>
          </table:table-cell>
          <table:table-cell table:formula="of:= [.A876]*[.A876]*[.A876]*[.A876] - 16*[.A876]*[.A876] + 5*[.A876]" office:value-type="float" office:value="-0.106722802540996" calcext:value-type="float">
            <text:p>-0.106722802540996</text:p>
          </table:table-cell>
          <table:table-cell table:formula="of:= [.B876]*[.B876]*[.B876]*[.B876] - 16*[.B876]*[.B876] + 5*[.B876]" office:value-type="float" office:value="0.0938497363470859" calcext:value-type="float">
            <text:p>0.09384973634708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694015669869259" calcext:value-type="float">
            <text:p>-0.0694015669869259</text:p>
          </table:table-cell>
          <table:table-cell table:formula="of:=-[.A877]" office:value-type="float" office:value="0.0694015669869259" calcext:value-type="float">
            <text:p>0.0694015669869259</text:p>
          </table:table-cell>
          <table:table-cell/>
          <table:table-cell table:formula="of:= [.A877] * [.A877] - 10 * COS(2 * PI() * [.A877])" office:value-type="float" office:value="-9.05939952718004" calcext:value-type="float">
            <text:p>-9.05939952718004</text:p>
          </table:table-cell>
          <table:table-cell table:formula="of:= [.B877] * [.B877] - 10 * COS(2 * PI() * [.B877])" office:value-type="float" office:value="-9.05939952718004" calcext:value-type="float">
            <text:p>-9.05939952718004</text:p>
          </table:table-cell>
          <table:table-cell table:formula="of:= 100 * ([.A878] - [.A877]*[.A877]) * ([.A878] - [.A877]*[.A877]) + (1 - [.A877]) * (1 - [.A877])" office:value-type="float" office:value="6.04094507713812" calcext:value-type="float">
            <text:p>6.04094507713812</text:p>
          </table:table-cell>
          <table:table-cell table:formula="of:= 100 * ([.B878] - [.B877]*[.B877]) * ([.B878] - [.B877]*[.B877]) + (1 - [.B877]) * (1 - [.B877])" office:value-type="float" office:value="5.34625703579561" calcext:value-type="float">
            <text:p>5.34625703579561</text:p>
          </table:table-cell>
          <table:table-cell table:formula="of:=[.A877]*[.A877]" office:value-type="float" office:value="0.00481657750024076" calcext:value-type="float">
            <text:p>0.00481657750024076</text:p>
          </table:table-cell>
          <table:table-cell table:formula="of:=[.B877]*[.B877]" office:value-type="float" office:value="0.00481657750024076" calcext:value-type="float">
            <text:p>0.00481657750024076</text:p>
          </table:table-cell>
          <table:table-cell table:formula="of:= [.A877]*[.A877]*[.A877]*[.A877] - 16*[.A877]*[.A877] + 5*[.A877]" office:value-type="float" office:value="-0.424049875519666" calcext:value-type="float">
            <text:p>-0.424049875519666</text:p>
          </table:table-cell>
          <table:table-cell table:formula="of:= [.B877]*[.B877]*[.B877]*[.B877] - 16*[.B877]*[.B877] + 5*[.B877]" office:value-type="float" office:value="0.269965794349593" calcext:value-type="float">
            <text:p>0.2699657943495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6482436633669" calcext:value-type="float">
            <text:p>-0.216482436633669</text:p>
          </table:table-cell>
          <table:table-cell table:formula="of:=-[.A878]" office:value-type="float" office:value="0.216482436633669" calcext:value-type="float">
            <text:p>0.216482436633669</text:p>
          </table:table-cell>
          <table:table-cell/>
          <table:table-cell table:formula="of:= [.A878] * [.A878] - 10 * COS(2 * PI() * [.A878])" office:value-type="float" office:value="-2.04357342895075" calcext:value-type="float">
            <text:p>-2.04357342895075</text:p>
          </table:table-cell>
          <table:table-cell table:formula="of:= [.B878] * [.B878] - 10 * COS(2 * PI() * [.B878])" office:value-type="float" office:value="-2.04357342895075" calcext:value-type="float">
            <text:p>-2.04357342895075</text:p>
          </table:table-cell>
          <table:table-cell table:formula="of:= 100 * ([.A879] - [.A878]*[.A878]) * ([.A879] - [.A878]*[.A878]) + (1 - [.A878]) * (1 - [.A878])" office:value-type="float" office:value="1.6611316111145" calcext:value-type="float">
            <text:p>1.6611316111145</text:p>
          </table:table-cell>
          <table:table-cell table:formula="of:= 100 * ([.B879] - [.B878]*[.B878]) * ([.B879] - [.B878]*[.B878]) + (1 - [.B878]) * (1 - [.B878])" office:value-type="float" office:value="2.47191068980019" calcext:value-type="float">
            <text:p>2.47191068980019</text:p>
          </table:table-cell>
          <table:table-cell table:formula="of:=[.A878]*[.A878]" office:value-type="float" office:value="0.0468646453708504" calcext:value-type="float">
            <text:p>0.0468646453708504</text:p>
          </table:table-cell>
          <table:table-cell table:formula="of:=[.B878]*[.B878]" office:value-type="float" office:value="0.0468646453708504" calcext:value-type="float">
            <text:p>0.0468646453708504</text:p>
          </table:table-cell>
          <table:table-cell table:formula="of:= [.A878]*[.A878]*[.A878]*[.A878] - 16*[.A878]*[.A878] + 5*[.A878]" office:value-type="float" office:value="-1.83005021411622" calcext:value-type="float">
            <text:p>-1.83005021411622</text:p>
          </table:table-cell>
          <table:table-cell table:formula="of:= [.B878]*[.B878]*[.B878]*[.B878] - 16*[.B878]*[.B878] + 5*[.B878]" office:value-type="float" office:value="0.334774152220473" calcext:value-type="float">
            <text:p>0.3347741522204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94442287972197" calcext:value-type="float">
            <text:p>0.0894442287972197</text:p>
          </table:table-cell>
          <table:table-cell table:formula="of:=-[.A879]" office:value-type="float" office:value="-0.0894442287972197" calcext:value-type="float">
            <text:p>-0.0894442287972197</text:p>
          </table:table-cell>
          <table:table-cell/>
          <table:table-cell table:formula="of:= [.A879] * [.A879] - 10 * COS(2 * PI() * [.A879])" office:value-type="float" office:value="-8.4539386114177" calcext:value-type="float">
            <text:p>-8.4539386114177</text:p>
          </table:table-cell>
          <table:table-cell table:formula="of:= [.B879] * [.B879] - 10 * COS(2 * PI() * [.B879])" office:value-type="float" office:value="-8.4539386114177" calcext:value-type="float">
            <text:p>-8.4539386114177</text:p>
          </table:table-cell>
          <table:table-cell table:formula="of:= 100 * ([.A880] - [.A879]*[.A879]) * ([.A880] - [.A879]*[.A879]) + (1 - [.A879]) * (1 - [.A879])" office:value-type="float" office:value="20.1294296747247" calcext:value-type="float">
            <text:p>20.1294296747247</text:p>
          </table:table-cell>
          <table:table-cell table:formula="of:= 100 * ([.B880] - [.B879]*[.B879]) * ([.B880] - [.B879]*[.B879]) + (1 - [.B879]) * (1 - [.B879])" office:value-type="float" office:value="19.1069327949495" calcext:value-type="float">
            <text:p>19.1069327949495</text:p>
          </table:table-cell>
          <table:table-cell table:formula="of:=[.A879]*[.A879]" office:value-type="float" office:value="0.00800027006512939" calcext:value-type="float">
            <text:p>0.00800027006512939</text:p>
          </table:table-cell>
          <table:table-cell table:formula="of:=[.B879]*[.B879]" office:value-type="float" office:value="0.00800027006512939" calcext:value-type="float">
            <text:p>0.00800027006512939</text:p>
          </table:table-cell>
          <table:table-cell table:formula="of:= [.A879]*[.A879]*[.A879]*[.A879] - 16*[.A879]*[.A879] + 5*[.A879]" office:value-type="float" office:value="0.319280827265143" calcext:value-type="float">
            <text:p>0.319280827265143</text:p>
          </table:table-cell>
          <table:table-cell table:formula="of:= [.B879]*[.B879]*[.B879]*[.B879] - 16*[.B879]*[.B879] + 5*[.B879]" office:value-type="float" office:value="-0.575161460707054" calcext:value-type="float">
            <text:p>-0.5751614607070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1321000331081" calcext:value-type="float">
            <text:p>-0.431321000331081</text:p>
          </table:table-cell>
          <table:table-cell table:formula="of:=-[.A880]" office:value-type="float" office:value="0.431321000331081" calcext:value-type="float">
            <text:p>0.431321000331081</text:p>
          </table:table-cell>
          <table:table-cell/>
          <table:table-cell table:formula="of:= [.A880] * [.A880] - 10 * COS(2 * PI() * [.A880])" office:value-type="float" office:value="9.26933631543039" calcext:value-type="float">
            <text:p>9.26933631543039</text:p>
          </table:table-cell>
          <table:table-cell table:formula="of:= [.B880] * [.B880] - 10 * COS(2 * PI() * [.B880])" office:value-type="float" office:value="9.26933631543039" calcext:value-type="float">
            <text:p>9.26933631543039</text:p>
          </table:table-cell>
          <table:table-cell table:formula="of:= 100 * ([.A881] - [.A880]*[.A880]) * ([.A881] - [.A880]*[.A880]) + (1 - [.A880]) * (1 - [.A880])" office:value-type="float" office:value="7.72185747847891" calcext:value-type="float">
            <text:p>7.72185747847891</text:p>
          </table:table-cell>
          <table:table-cell table:formula="of:= 100 * ([.B881] - [.B880]*[.B880]) * ([.B881] - [.B880]*[.B880]) + (1 - [.B880]) * (1 - [.B880])" office:value-type="float" office:value="37.5651157484682" calcext:value-type="float">
            <text:p>37.5651157484682</text:p>
          </table:table-cell>
          <table:table-cell table:formula="of:=[.A880]*[.A880]" office:value-type="float" office:value="0.186037805326605" calcext:value-type="float">
            <text:p>0.186037805326605</text:p>
          </table:table-cell>
          <table:table-cell table:formula="of:=[.B880]*[.B880]" office:value-type="float" office:value="0.186037805326605" calcext:value-type="float">
            <text:p>0.186037805326605</text:p>
          </table:table-cell>
          <table:table-cell table:formula="of:= [.A880]*[.A880]*[.A880]*[.A880] - 16*[.A880]*[.A880] + 5*[.A880]" office:value-type="float" office:value="-5.09859982187034" calcext:value-type="float">
            <text:p>-5.09859982187034</text:p>
          </table:table-cell>
          <table:table-cell table:formula="of:= [.B880]*[.B880]*[.B880]*[.B880] - 16*[.B880]*[.B880] + 5*[.B880]" office:value-type="float" office:value="-0.785389818559529" calcext:value-type="float">
            <text:p>-0.7853898185595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4222138826735" calcext:value-type="float">
            <text:p>0.424222138826735</text:p>
          </table:table-cell>
          <table:table-cell table:formula="of:=-[.A881]" office:value-type="float" office:value="-0.424222138826735" calcext:value-type="float">
            <text:p>-0.424222138826735</text:p>
          </table:table-cell>
          <table:table-cell/>
          <table:table-cell table:formula="of:= [.A881] * [.A881] - 10 * COS(2 * PI() * [.A881])" office:value-type="float" office:value="9.06773479552853" calcext:value-type="float">
            <text:p>9.06773479552853</text:p>
          </table:table-cell>
          <table:table-cell table:formula="of:= [.B881] * [.B881] - 10 * COS(2 * PI() * [.B881])" office:value-type="float" office:value="9.06773479552853" calcext:value-type="float">
            <text:p>9.06773479552853</text:p>
          </table:table-cell>
          <table:table-cell table:formula="of:= 100 * ([.A882] - [.A881]*[.A881]) * ([.A882] - [.A881]*[.A881]) + (1 - [.A881]) * (1 - [.A881])" office:value-type="float" office:value="0.670926780874149" calcext:value-type="float">
            <text:p>0.670926780874149</text:p>
          </table:table-cell>
          <table:table-cell table:formula="of:= 100 * ([.B882] - [.B881]*[.B881]) * ([.B882] - [.B881]*[.B881]) + (1 - [.B881]) * (1 - [.B881])" office:value-type="float" office:value="11.1289014676267" calcext:value-type="float">
            <text:p>11.1289014676267</text:p>
          </table:table-cell>
          <table:table-cell table:formula="of:=[.A881]*[.A881]" office:value-type="float" office:value="0.17996442307073" calcext:value-type="float">
            <text:p>0.17996442307073</text:p>
          </table:table-cell>
          <table:table-cell table:formula="of:=[.B881]*[.B881]" office:value-type="float" office:value="0.17996442307073" calcext:value-type="float">
            <text:p>0.17996442307073</text:p>
          </table:table-cell>
          <table:table-cell table:formula="of:= [.A881]*[.A881]*[.A881]*[.A881] - 16*[.A881]*[.A881] + 5*[.A881]" office:value-type="float" office:value="-0.725932881426821" calcext:value-type="float">
            <text:p>-0.725932881426821</text:p>
          </table:table-cell>
          <table:table-cell table:formula="of:= [.B881]*[.B881]*[.B881]*[.B881] - 16*[.B881]*[.B881] + 5*[.B881]" office:value-type="float" office:value="-4.96815426969418" calcext:value-type="float">
            <text:p>-4.968154269694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1705806930549" calcext:value-type="float">
            <text:p>0.121705806930549</text:p>
          </table:table-cell>
          <table:table-cell table:formula="of:=-[.A882]" office:value-type="float" office:value="-0.121705806930549" calcext:value-type="float">
            <text:p>-0.121705806930549</text:p>
          </table:table-cell>
          <table:table-cell/>
          <table:table-cell table:formula="of:= [.A882] * [.A882] - 10 * COS(2 * PI() * [.A882])" office:value-type="float" office:value="-7.2010876025269" calcext:value-type="float">
            <text:p>-7.2010876025269</text:p>
          </table:table-cell>
          <table:table-cell table:formula="of:= [.B882] * [.B882] - 10 * COS(2 * PI() * [.B882])" office:value-type="float" office:value="-7.2010876025269" calcext:value-type="float">
            <text:p>-7.2010876025269</text:p>
          </table:table-cell>
          <table:table-cell table:formula="of:= 100 * ([.A883] - [.A882]*[.A882]) * ([.A883] - [.A882]*[.A882]) + (1 - [.A882]) * (1 - [.A882])" office:value-type="float" office:value="1.93507913637681" calcext:value-type="float">
            <text:p>1.93507913637681</text:p>
          </table:table-cell>
          <table:table-cell table:formula="of:= 100 * ([.B883] - [.B882]*[.B882]) * ([.B883] - [.B882]*[.B882]) + (1 - [.B882]) * (1 - [.B882])" office:value-type="float" office:value="1.87051955198349" calcext:value-type="float">
            <text:p>1.87051955198349</text:p>
          </table:table-cell>
          <table:table-cell table:formula="of:=[.A882]*[.A882]" office:value-type="float" office:value="0.0148123034406162" calcext:value-type="float">
            <text:p>0.0148123034406162</text:p>
          </table:table-cell>
          <table:table-cell table:formula="of:=[.B882]*[.B882]" office:value-type="float" office:value="0.0148123034406162" calcext:value-type="float">
            <text:p>0.0148123034406162</text:p>
          </table:table-cell>
          <table:table-cell table:formula="of:= [.A882]*[.A882]*[.A882]*[.A882] - 16*[.A882]*[.A882] + 5*[.A882]" office:value-type="float" office:value="0.371751583936105" calcext:value-type="float">
            <text:p>0.371751583936105</text:p>
          </table:table-cell>
          <table:table-cell table:formula="of:= [.B882]*[.B882]*[.B882]*[.B882] - 16*[.B882]*[.B882] + 5*[.B882]" office:value-type="float" office:value="-0.845306485369389" calcext:value-type="float">
            <text:p>-0.8453064853693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30616251425818" calcext:value-type="float">
            <text:p>-0.0930616251425818</text:p>
          </table:table-cell>
          <table:table-cell table:formula="of:=-[.A883]" office:value-type="float" office:value="0.0930616251425818" calcext:value-type="float">
            <text:p>0.0930616251425818</text:p>
          </table:table-cell>
          <table:table-cell/>
          <table:table-cell table:formula="of:= [.A883] * [.A883] - 10 * COS(2 * PI() * [.A883])" office:value-type="float" office:value="-8.32998725996818" calcext:value-type="float">
            <text:p>-8.32998725996818</text:p>
          </table:table-cell>
          <table:table-cell table:formula="of:= [.B883] * [.B883] - 10 * COS(2 * PI() * [.B883])" office:value-type="float" office:value="-8.32998725996818" calcext:value-type="float">
            <text:p>-8.32998725996818</text:p>
          </table:table-cell>
          <table:table-cell table:formula="of:= 100 * ([.A884] - [.A883]*[.A883]) * ([.A884] - [.A883]*[.A883]) + (1 - [.A883]) * (1 - [.A883])" office:value-type="float" office:value="25.7026588308819" calcext:value-type="float">
            <text:p>25.7026588308819</text:p>
          </table:table-cell>
          <table:table-cell table:formula="of:= 100 * ([.B884] - [.B883]*[.B883]) * ([.B884] - [.B883]*[.B883]) + (1 - [.B883]) * (1 - [.B883])" office:value-type="float" office:value="23.6454534421508" calcext:value-type="float">
            <text:p>23.6454534421508</text:p>
          </table:table-cell>
          <table:table-cell table:formula="of:=[.A883]*[.A883]" office:value-type="float" office:value="0.00866046607417841" calcext:value-type="float">
            <text:p>0.00866046607417841</text:p>
          </table:table-cell>
          <table:table-cell table:formula="of:=[.B883]*[.B883]" office:value-type="float" office:value="0.00866046607417841" calcext:value-type="float">
            <text:p>0.00866046607417841</text:p>
          </table:table-cell>
          <table:table-cell table:formula="of:= [.A883]*[.A883]*[.A883]*[.A883] - 16*[.A883]*[.A883] + 5*[.A883]" office:value-type="float" office:value="-0.603800579227141" calcext:value-type="float">
            <text:p>-0.603800579227141</text:p>
          </table:table-cell>
          <table:table-cell table:formula="of:= [.B883]*[.B883]*[.B883]*[.B883] - 16*[.B883]*[.B883] + 5*[.B883]" office:value-type="float" office:value="0.326815672198676" calcext:value-type="float">
            <text:p>0.3268156721986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6393825034611" calcext:value-type="float">
            <text:p>-0.486393825034611</text:p>
          </table:table-cell>
          <table:table-cell table:formula="of:=-[.A884]" office:value-type="float" office:value="0.486393825034611" calcext:value-type="float">
            <text:p>0.486393825034611</text:p>
          </table:table-cell>
          <table:table-cell/>
          <table:table-cell table:formula="of:= [.A884] * [.A884] - 10 * COS(2 * PI() * [.A884])" office:value-type="float" office:value="10.2000584019669" calcext:value-type="float">
            <text:p>10.2000584019669</text:p>
          </table:table-cell>
          <table:table-cell table:formula="of:= [.B884] * [.B884] - 10 * COS(2 * PI() * [.B884])" office:value-type="float" office:value="10.2000584019669" calcext:value-type="float">
            <text:p>10.2000584019669</text:p>
          </table:table-cell>
          <table:table-cell table:formula="of:= 100 * ([.A885] - [.A884]*[.A884]) * ([.A885] - [.A884]*[.A884]) + (1 - [.A884]) * (1 - [.A884])" office:value-type="float" office:value="5.58815867703849" calcext:value-type="float">
            <text:p>5.58815867703849</text:p>
          </table:table-cell>
          <table:table-cell table:formula="of:= 100 * ([.B885] - [.B884]*[.B884]) * ([.B885] - [.B884]*[.B884]) + (1 - [.B884]) * (1 - [.B884])" office:value-type="float" office:value="43.4251192650334" calcext:value-type="float">
            <text:p>43.4251192650334</text:p>
          </table:table-cell>
          <table:table-cell table:formula="of:=[.A884]*[.A884]" office:value-type="float" office:value="0.2365789530318" calcext:value-type="float">
            <text:p>0.2365789530318</text:p>
          </table:table-cell>
          <table:table-cell table:formula="of:=[.B884]*[.B884]" office:value-type="float" office:value="0.2365789530318" calcext:value-type="float">
            <text:p>0.2365789530318</text:p>
          </table:table-cell>
          <table:table-cell table:formula="of:= [.A884]*[.A884]*[.A884]*[.A884] - 16*[.A884]*[.A884] + 5*[.A884]" office:value-type="float" office:value="-6.16126277266423" calcext:value-type="float">
            <text:p>-6.16126277266423</text:p>
          </table:table-cell>
          <table:table-cell table:formula="of:= [.B884]*[.B884]*[.B884]*[.B884] - 16*[.B884]*[.B884] + 5*[.B884]" office:value-type="float" office:value="-1.29732452231812" calcext:value-type="float">
            <text:p>-1.297324522318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039386194665" calcext:value-type="float">
            <text:p>0.42039386194665</text:p>
          </table:table-cell>
          <table:table-cell table:formula="of:=-[.A885]" office:value-type="float" office:value="-0.42039386194665" calcext:value-type="float">
            <text:p>-0.42039386194665</text:p>
          </table:table-cell>
          <table:table-cell/>
          <table:table-cell table:formula="of:= [.A885] * [.A885] - 10 * COS(2 * PI() * [.A885])" office:value-type="float" office:value="8.95169294892513" calcext:value-type="float">
            <text:p>8.95169294892513</text:p>
          </table:table-cell>
          <table:table-cell table:formula="of:= [.B885] * [.B885] - 10 * COS(2 * PI() * [.B885])" office:value-type="float" office:value="8.95169294892513" calcext:value-type="float">
            <text:p>8.95169294892513</text:p>
          </table:table-cell>
          <table:table-cell table:formula="of:= 100 * ([.A886] - [.A885]*[.A885]) * ([.A886] - [.A885]*[.A885]) + (1 - [.A885]) * (1 - [.A885])" office:value-type="float" office:value="3.70860213350352" calcext:value-type="float">
            <text:p>3.70860213350352</text:p>
          </table:table-cell>
          <table:table-cell table:formula="of:= 100 * ([.B886] - [.B885]*[.B885]) * ([.B886] - [.B885]*[.B885]) + (1 - [.B885]) * (1 - [.B885])" office:value-type="float" office:value="30.8662339514997" calcext:value-type="float">
            <text:p>30.8662339514997</text:p>
          </table:table-cell>
          <table:table-cell table:formula="of:=[.A885]*[.A885]" office:value-type="float" office:value="0.176730999162419" calcext:value-type="float">
            <text:p>0.176730999162419</text:p>
          </table:table-cell>
          <table:table-cell table:formula="of:=[.B885]*[.B885]" office:value-type="float" office:value="0.176730999162419" calcext:value-type="float">
            <text:p>0.176730999162419</text:p>
          </table:table-cell>
          <table:table-cell table:formula="of:= [.A885]*[.A885]*[.A885]*[.A885] - 16*[.A885]*[.A885] + 5*[.A885]" office:value-type="float" office:value="-0.694492830800506" calcext:value-type="float">
            <text:p>-0.694492830800506</text:p>
          </table:table-cell>
          <table:table-cell table:formula="of:= [.B885]*[.B885]*[.B885]*[.B885] - 16*[.B885]*[.B885] + 5*[.B885]" office:value-type="float" office:value="-4.898431450267" calcext:value-type="float">
            <text:p>-4.8984314502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0379001009278" calcext:value-type="float">
            <text:p>0.360379001009278</text:p>
          </table:table-cell>
          <table:table-cell table:formula="of:=-[.A886]" office:value-type="float" office:value="-0.360379001009278" calcext:value-type="float">
            <text:p>-0.360379001009278</text:p>
          </table:table-cell>
          <table:table-cell/>
          <table:table-cell table:formula="of:= [.A886] * [.A886] - 10 * COS(2 * PI() * [.A886])" office:value-type="float" office:value="6.52244332169702" calcext:value-type="float">
            <text:p>6.52244332169702</text:p>
          </table:table-cell>
          <table:table-cell table:formula="of:= [.B886] * [.B886] - 10 * COS(2 * PI() * [.B886])" office:value-type="float" office:value="6.52244332169702" calcext:value-type="float">
            <text:p>6.52244332169702</text:p>
          </table:table-cell>
          <table:table-cell table:formula="of:= 100 * ([.A887] - [.A886]*[.A886]) * ([.A887] - [.A886]*[.A886]) + (1 - [.A886]) * (1 - [.A886])" office:value-type="float" office:value="13.2412291163938" calcext:value-type="float">
            <text:p>13.2412291163938</text:p>
          </table:table-cell>
          <table:table-cell table:formula="of:= 100 * ([.B887] - [.B886]*[.B886]) * ([.B887] - [.B886]*[.B886]) + (1 - [.B886]) * (1 - [.B886])" office:value-type="float" office:value="40.0387610243741" calcext:value-type="float">
            <text:p>40.0387610243741</text:p>
          </table:table-cell>
          <table:table-cell table:formula="of:=[.A886]*[.A886]" office:value-type="float" office:value="0.129873024368445" calcext:value-type="float">
            <text:p>0.129873024368445</text:p>
          </table:table-cell>
          <table:table-cell table:formula="of:=[.B886]*[.B886]" office:value-type="float" office:value="0.129873024368445" calcext:value-type="float">
            <text:p>0.129873024368445</text:p>
          </table:table-cell>
          <table:table-cell table:formula="of:= [.A886]*[.A886]*[.A886]*[.A886] - 16*[.A886]*[.A886] + 5*[.A886]" office:value-type="float" office:value="-0.259206382390127" calcext:value-type="float">
            <text:p>-0.259206382390127</text:p>
          </table:table-cell>
          <table:table-cell table:formula="of:= [.B886]*[.B886]*[.B886]*[.B886] - 16*[.B886]*[.B886] + 5*[.B886]" office:value-type="float" office:value="-3.86299639248291" calcext:value-type="float">
            <text:p>-3.862996392482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88092427724041" calcext:value-type="float">
            <text:p>0.488092427724041</text:p>
          </table:table-cell>
          <table:table-cell table:formula="of:=-[.A887]" office:value-type="float" office:value="-0.488092427724041" calcext:value-type="float">
            <text:p>-0.488092427724041</text:p>
          </table:table-cell>
          <table:table-cell/>
          <table:table-cell table:formula="of:= [.A887] * [.A887] - 10 * COS(2 * PI() * [.A887])" office:value-type="float" office:value="10.2102589923567" calcext:value-type="float">
            <text:p>10.2102589923567</text:p>
          </table:table-cell>
          <table:table-cell table:formula="of:= [.B887] * [.B887] - 10 * COS(2 * PI() * [.B887])" office:value-type="float" office:value="10.2102589923567" calcext:value-type="float">
            <text:p>10.2102589923567</text:p>
          </table:table-cell>
          <table:table-cell table:formula="of:= 100 * ([.A888] - [.A887]*[.A887]) * ([.A888] - [.A887]*[.A887]) + (1 - [.A887]) * (1 - [.A887])" office:value-type="float" office:value="0.441876393169865" calcext:value-type="float">
            <text:p>0.441876393169865</text:p>
          </table:table-cell>
          <table:table-cell table:formula="of:= 100 * ([.B888] - [.B887]*[.B887]) * ([.B888] - [.B887]*[.B887]) + (1 - [.B887]) * (1 - [.B887])" office:value-type="float" office:value="21.055437403503" calcext:value-type="float">
            <text:p>21.055437403503</text:p>
          </table:table-cell>
          <table:table-cell table:formula="of:=[.A887]*[.A887]" office:value-type="float" office:value="0.238234218001548" calcext:value-type="float">
            <text:p>0.238234218001548</text:p>
          </table:table-cell>
          <table:table-cell table:formula="of:=[.B887]*[.B887]" office:value-type="float" office:value="0.238234218001548" calcext:value-type="float">
            <text:p>0.238234218001548</text:p>
          </table:table-cell>
          <table:table-cell table:formula="of:= [.A887]*[.A887]*[.A887]*[.A887] - 16*[.A887]*[.A887] + 5*[.A887]" office:value-type="float" office:value="-1.31452980677776" calcext:value-type="float">
            <text:p>-1.31452980677776</text:p>
          </table:table-cell>
          <table:table-cell table:formula="of:= [.B887]*[.B887]*[.B887]*[.B887] - 16*[.B887]*[.B887] + 5*[.B887]" office:value-type="float" office:value="-6.19545408401817" calcext:value-type="float">
            <text:p>-6.195454084018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5828200667165" calcext:value-type="float">
            <text:p>0.195828200667165</text:p>
          </table:table-cell>
          <table:table-cell table:formula="of:=-[.A888]" office:value-type="float" office:value="-0.195828200667165" calcext:value-type="float">
            <text:p>-0.195828200667165</text:p>
          </table:table-cell>
          <table:table-cell/>
          <table:table-cell table:formula="of:= [.A888] * [.A888] - 10 * COS(2 * PI() * [.A888])" office:value-type="float" office:value="-3.3000239035237" calcext:value-type="float">
            <text:p>-3.3000239035237</text:p>
          </table:table-cell>
          <table:table-cell table:formula="of:= [.B888] * [.B888] - 10 * COS(2 * PI() * [.B888])" office:value-type="float" office:value="-3.3000239035237" calcext:value-type="float">
            <text:p>-3.3000239035237</text:p>
          </table:table-cell>
          <table:table-cell table:formula="of:= 100 * ([.A889] - [.A888]*[.A888]) * ([.A889] - [.A888]*[.A888]) + (1 - [.A888]) * (1 - [.A888])" office:value-type="float" office:value="0.806328105276353" calcext:value-type="float">
            <text:p>0.806328105276353</text:p>
          </table:table-cell>
          <table:table-cell table:formula="of:= 100 * ([.B889] - [.B888]*[.B888]) * ([.B889] - [.B888]*[.B888]) + (1 - [.B888]) * (1 - [.B888])" office:value-type="float" office:value="2.79076980167853" calcext:value-type="float">
            <text:p>2.79076980167853</text:p>
          </table:table-cell>
          <table:table-cell table:formula="of:=[.A888]*[.A888]" office:value-type="float" office:value="0.0383486841765395" calcext:value-type="float">
            <text:p>0.0383486841765395</text:p>
          </table:table-cell>
          <table:table-cell table:formula="of:=[.B888]*[.B888]" office:value-type="float" office:value="0.0383486841765395" calcext:value-type="float">
            <text:p>0.0383486841765395</text:p>
          </table:table-cell>
          <table:table-cell table:formula="of:= [.A888]*[.A888]*[.A888]*[.A888] - 16*[.A888]*[.A888] + 5*[.A888]" office:value-type="float" office:value="0.367032678089266" calcext:value-type="float">
            <text:p>0.367032678089266</text:p>
          </table:table-cell>
          <table:table-cell table:formula="of:= [.B888]*[.B888]*[.B888]*[.B888] - 16*[.B888]*[.B888] + 5*[.B888]" office:value-type="float" office:value="-1.59124932858239" calcext:value-type="float">
            <text:p>-1.591249328582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783031360479072" calcext:value-type="float">
            <text:p>0.0783031360479072</text:p>
          </table:table-cell>
          <table:table-cell table:formula="of:=-[.A889]" office:value-type="float" office:value="-0.0783031360479072" calcext:value-type="float">
            <text:p>-0.0783031360479072</text:p>
          </table:table-cell>
          <table:table-cell/>
          <table:table-cell table:formula="of:= [.A889] * [.A889] - 10 * COS(2 * PI() * [.A889])" office:value-type="float" office:value="-8.80779957575333" calcext:value-type="float">
            <text:p>-8.80779957575333</text:p>
          </table:table-cell>
          <table:table-cell table:formula="of:= [.B889] * [.B889] - 10 * COS(2 * PI() * [.B889])" office:value-type="float" office:value="-8.80779957575333" calcext:value-type="float">
            <text:p>-8.80779957575333</text:p>
          </table:table-cell>
          <table:table-cell table:formula="of:= 100 * ([.A890] - [.A889]*[.A889]) * ([.A890] - [.A889]*[.A889]) + (1 - [.A889]) * (1 - [.A889])" office:value-type="float" office:value="25.9952801145158" calcext:value-type="float">
            <text:p>25.9952801145158</text:p>
          </table:table-cell>
          <table:table-cell table:formula="of:= 100 * ([.B890] - [.B889]*[.B889]) * ([.B890] - [.B889]*[.B889]) + (1 - [.B889]) * (1 - [.B889])" office:value-type="float" office:value="25.093684446715" calcext:value-type="float">
            <text:p>25.093684446715</text:p>
          </table:table-cell>
          <table:table-cell table:formula="of:=[.A889]*[.A889]" office:value-type="float" office:value="0.00613138111493706" calcext:value-type="float">
            <text:p>0.00613138111493706</text:p>
          </table:table-cell>
          <table:table-cell table:formula="of:=[.B889]*[.B889]" office:value-type="float" office:value="0.00613138111493706" calcext:value-type="float">
            <text:p>0.00613138111493706</text:p>
          </table:table-cell>
          <table:table-cell table:formula="of:= [.A889]*[.A889]*[.A889]*[.A889] - 16*[.A889]*[.A889] + 5*[.A889]" office:value-type="float" office:value="0.29345117623492" calcext:value-type="float">
            <text:p>0.29345117623492</text:p>
          </table:table-cell>
          <table:table-cell table:formula="of:= [.B889]*[.B889]*[.B889]*[.B889] - 16*[.B889]*[.B889] + 5*[.B889]" office:value-type="float" office:value="-0.489580184244152" calcext:value-type="float">
            <text:p>-0.4895801842441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95324050658383" calcext:value-type="float">
            <text:p>-0.495324050658383</text:p>
          </table:table-cell>
          <table:table-cell table:formula="of:=-[.A890]" office:value-type="float" office:value="0.495324050658383" calcext:value-type="float">
            <text:p>0.495324050658383</text:p>
          </table:table-cell>
          <table:table-cell/>
          <table:table-cell table:formula="of:= [.A890] * [.A890] - 10 * COS(2 * PI() * [.A890])" office:value-type="float" office:value="10.2410303458469" calcext:value-type="float">
            <text:p>10.2410303458469</text:p>
          </table:table-cell>
          <table:table-cell table:formula="of:= [.B890] * [.B890] - 10 * COS(2 * PI() * [.B890])" office:value-type="float" office:value="10.2410303458469" calcext:value-type="float">
            <text:p>10.2410303458469</text:p>
          </table:table-cell>
          <table:table-cell table:formula="of:= 100 * ([.A891] - [.A890]*[.A890]) * ([.A891] - [.A890]*[.A890]) + (1 - [.A890]) * (1 - [.A890])" office:value-type="float" office:value="52.0876270653214" calcext:value-type="float">
            <text:p>52.0876270653214</text:p>
          </table:table-cell>
          <table:table-cell table:formula="of:= 100 * ([.B891] - [.B890]*[.B890]) * ([.B891] - [.B890]*[.B890]) + (1 - [.B890]) * (1 - [.B890])" office:value-type="float" office:value="4.89290866332822" calcext:value-type="float">
            <text:p>4.89290866332822</text:p>
          </table:table-cell>
          <table:table-cell table:formula="of:=[.A890]*[.A890]" office:value-type="float" office:value="0.245345915160628" calcext:value-type="float">
            <text:p>0.245345915160628</text:p>
          </table:table-cell>
          <table:table-cell table:formula="of:=[.B890]*[.B890]" office:value-type="float" office:value="0.245345915160628" calcext:value-type="float">
            <text:p>0.245345915160628</text:p>
          </table:table-cell>
          <table:table-cell table:formula="of:= [.A890]*[.A890]*[.A890]*[.A890] - 16*[.A890]*[.A890] + 5*[.A890]" office:value-type="float" office:value="-6.34196027777595" calcext:value-type="float">
            <text:p>-6.34196027777595</text:p>
          </table:table-cell>
          <table:table-cell table:formula="of:= [.B890]*[.B890]*[.B890]*[.B890] - 16*[.B890]*[.B890] + 5*[.B890]" office:value-type="float" office:value="-1.38871977119213" calcext:value-type="float">
            <text:p>-1.388719771192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07109738281" calcext:value-type="float">
            <text:p>-0.4607109738281</text:p>
          </table:table-cell>
          <table:table-cell table:formula="of:=-[.A891]" office:value-type="float" office:value="0.4607109738281" calcext:value-type="float">
            <text:p>0.4607109738281</text:p>
          </table:table-cell>
          <table:table-cell/>
          <table:table-cell table:formula="of:= [.A891] * [.A891] - 10 * COS(2 * PI() * [.A891])" office:value-type="float" office:value="9.90909895780237" calcext:value-type="float">
            <text:p>9.90909895780237</text:p>
          </table:table-cell>
          <table:table-cell table:formula="of:= [.B891] * [.B891] - 10 * COS(2 * PI() * [.B891])" office:value-type="float" office:value="9.90909895780237" calcext:value-type="float">
            <text:p>9.90909895780237</text:p>
          </table:table-cell>
          <table:table-cell table:formula="of:= 100 * ([.A892] - [.A891]*[.A891]) * ([.A892] - [.A891]*[.A891]) + (1 - [.A891]) * (1 - [.A891])" office:value-type="float" office:value="3.1444946181133" calcext:value-type="float">
            <text:p>3.1444946181133</text:p>
          </table:table-cell>
          <table:table-cell table:formula="of:= 100 * ([.B892] - [.B891]*[.B891]) * ([.B892] - [.B891]*[.B891]) + (1 - [.B891]) * (1 - [.B891])" office:value-type="float" office:value="10.7864728291659" calcext:value-type="float">
            <text:p>10.7864728291659</text:p>
          </table:table-cell>
          <table:table-cell table:formula="of:=[.A891]*[.A891]" office:value-type="float" office:value="0.212254601405636" calcext:value-type="float">
            <text:p>0.212254601405636</text:p>
          </table:table-cell>
          <table:table-cell table:formula="of:=[.B891]*[.B891]" office:value-type="float" office:value="0.212254601405636" calcext:value-type="float">
            <text:p>0.212254601405636</text:p>
          </table:table-cell>
          <table:table-cell table:formula="of:= [.A891]*[.A891]*[.A891]*[.A891] - 16*[.A891]*[.A891] + 5*[.A891]" office:value-type="float" office:value="-5.65457647581281" calcext:value-type="float">
            <text:p>-5.65457647581281</text:p>
          </table:table-cell>
          <table:table-cell table:formula="of:= [.B891]*[.B891]*[.B891]*[.B891] - 16*[.B891]*[.B891] + 5*[.B891]" office:value-type="float" office:value="-1.04746673753181" calcext:value-type="float">
            <text:p>-1.047466737531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1715152976103" calcext:value-type="float">
            <text:p>0.111715152976103</text:p>
          </table:table-cell>
          <table:table-cell table:formula="of:=-[.A892]" office:value-type="float" office:value="-0.111715152976103" calcext:value-type="float">
            <text:p>-0.111715152976103</text:p>
          </table:table-cell>
          <table:table-cell/>
          <table:table-cell table:formula="of:= [.A892] * [.A892] - 10 * COS(2 * PI() * [.A892])" office:value-type="float" office:value="-7.62351327957908" calcext:value-type="float">
            <text:p>-7.62351327957908</text:p>
          </table:table-cell>
          <table:table-cell table:formula="of:= [.B892] * [.B892] - 10 * COS(2 * PI() * [.B892])" office:value-type="float" office:value="-7.62351327957908" calcext:value-type="float">
            <text:p>-7.62351327957908</text:p>
          </table:table-cell>
          <table:table-cell table:formula="of:= 100 * ([.A893] - [.A892]*[.A892]) * ([.A893] - [.A892]*[.A892]) + (1 - [.A892]) * (1 - [.A892])" office:value-type="float" office:value="0.971447830685629" calcext:value-type="float">
            <text:p>0.971447830685629</text:p>
          </table:table-cell>
          <table:table-cell table:formula="of:= 100 * ([.B893] - [.B892]*[.B892]) * ([.B893] - [.B892]*[.B892]) + (1 - [.B892]) * (1 - [.B892])" office:value-type="float" office:value="1.26740799888756" calcext:value-type="float">
            <text:p>1.26740799888756</text:p>
          </table:table-cell>
          <table:table-cell table:formula="of:=[.A892]*[.A892]" office:value-type="float" office:value="0.0124802754044741" calcext:value-type="float">
            <text:p>0.0124802754044741</text:p>
          </table:table-cell>
          <table:table-cell table:formula="of:=[.B892]*[.B892]" office:value-type="float" office:value="0.0124802754044741" calcext:value-type="float">
            <text:p>0.0124802754044741</text:p>
          </table:table-cell>
          <table:table-cell table:formula="of:= [.A892]*[.A892]*[.A892]*[.A892] - 16*[.A892]*[.A892] + 5*[.A892]" office:value-type="float" office:value="0.359047115683101" calcext:value-type="float">
            <text:p>0.359047115683101</text:p>
          </table:table-cell>
          <table:table-cell table:formula="of:= [.B892]*[.B892]*[.B892]*[.B892] - 16*[.B892]*[.B892] + 5*[.B892]" office:value-type="float" office:value="-0.75810441407793" calcext:value-type="float">
            <text:p>-0.758104414077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0227787210606" calcext:value-type="float">
            <text:p>-0.030227787210606</text:p>
          </table:table-cell>
          <table:table-cell table:formula="of:=-[.A893]" office:value-type="float" office:value="0.030227787210606" calcext:value-type="float">
            <text:p>0.030227787210606</text:p>
          </table:table-cell>
          <table:table-cell/>
          <table:table-cell table:formula="of:= [.A893] * [.A893] - 10 * COS(2 * PI() * [.A893])" office:value-type="float" office:value="-9.81926687222169" calcext:value-type="float">
            <text:p>-9.81926687222169</text:p>
          </table:table-cell>
          <table:table-cell table:formula="of:= [.B893] * [.B893] - 10 * COS(2 * PI() * [.B893])" office:value-type="float" office:value="-9.81926687222169" calcext:value-type="float">
            <text:p>-9.81926687222169</text:p>
          </table:table-cell>
          <table:table-cell table:formula="of:= 100 * ([.A894] - [.A893]*[.A893]) * ([.A894] - [.A893]*[.A893]) + (1 - [.A893]) * (1 - [.A893])" office:value-type="float" office:value="1.09018726373215" calcext:value-type="float">
            <text:p>1.09018726373215</text:p>
          </table:table-cell>
          <table:table-cell table:formula="of:= 100 * ([.B894] - [.B893]*[.B893]) * ([.B894] - [.B893]*[.B893]) + (1 - [.B893]) * (1 - [.B893])" office:value-type="float" office:value="0.963405602100462" calcext:value-type="float">
            <text:p>0.963405602100462</text:p>
          </table:table-cell>
          <table:table-cell table:formula="of:=[.A893]*[.A893]" office:value-type="float" office:value="0.000913719119649678" calcext:value-type="float">
            <text:p>0.000913719119649678</text:p>
          </table:table-cell>
          <table:table-cell table:formula="of:=[.B893]*[.B893]" office:value-type="float" office:value="0.000913719119649678" calcext:value-type="float">
            <text:p>0.000913719119649678</text:p>
          </table:table-cell>
          <table:table-cell table:formula="of:= [.A893]*[.A893]*[.A893]*[.A893] - 16*[.A893]*[.A893] + 5*[.A893]" office:value-type="float" office:value="-0.165757607084795" calcext:value-type="float">
            <text:p>-0.165757607084795</text:p>
          </table:table-cell>
          <table:table-cell table:formula="of:= [.B893]*[.B893]*[.B893]*[.B893] - 16*[.B893]*[.B893] + 5*[.B893]" office:value-type="float" office:value="0.136520265021265" calcext:value-type="float">
            <text:p>0.1365202650212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6062137321569" calcext:value-type="float">
            <text:p>-0.016062137321569</text:p>
          </table:table-cell>
          <table:table-cell table:formula="of:=-[.A894]" office:value-type="float" office:value="0.016062137321569" calcext:value-type="float">
            <text:p>0.016062137321569</text:p>
          </table:table-cell>
          <table:table-cell/>
          <table:table-cell table:formula="of:= [.A894] * [.A894] - 10 * COS(2 * PI() * [.A894])" office:value-type="float" office:value="-9.94885958676145" calcext:value-type="float">
            <text:p>-9.94885958676145</text:p>
          </table:table-cell>
          <table:table-cell table:formula="of:= [.B894] * [.B894] - 10 * COS(2 * PI() * [.B894])" office:value-type="float" office:value="-9.94885958676145" calcext:value-type="float">
            <text:p>-9.94885958676145</text:p>
          </table:table-cell>
          <table:table-cell table:formula="of:= 100 * ([.A895] - [.A894]*[.A894]) * ([.A895] - [.A894]*[.A894]) + (1 - [.A894]) * (1 - [.A894])" office:value-type="float" office:value="1.13382469757821" calcext:value-type="float">
            <text:p>1.13382469757821</text:p>
          </table:table-cell>
          <table:table-cell table:formula="of:= 100 * ([.B895] - [.B894]*[.B894]) * ([.B895] - [.B894]*[.B894]) + (1 - [.B894]) * (1 - [.B894])" office:value-type="float" office:value="1.07288959655354" calcext:value-type="float">
            <text:p>1.07288959655354</text:p>
          </table:table-cell>
          <table:table-cell table:formula="of:=[.A894]*[.A894]" office:value-type="float" office:value="0.000257992255336941" calcext:value-type="float">
            <text:p>0.000257992255336941</text:p>
          </table:table-cell>
          <table:table-cell table:formula="of:=[.B894]*[.B894]" office:value-type="float" office:value="0.000257992255336941" calcext:value-type="float">
            <text:p>0.000257992255336941</text:p>
          </table:table-cell>
          <table:table-cell table:formula="of:= [.A894]*[.A894]*[.A894]*[.A894] - 16*[.A894]*[.A894] + 5*[.A894]" office:value-type="float" office:value="-0.0844384961332324" calcext:value-type="float">
            <text:p>-0.0844384961332324</text:p>
          </table:table-cell>
          <table:table-cell table:formula="of:= [.B894]*[.B894]*[.B894]*[.B894] - 16*[.B894]*[.B894] + 5*[.B894]" office:value-type="float" office:value="0.0761828770824579" calcext:value-type="float">
            <text:p>0.076182877082457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21080206194893" calcext:value-type="float">
            <text:p>0.0321080206194893</text:p>
          </table:table-cell>
          <table:table-cell table:formula="of:=-[.A895]" office:value-type="float" office:value="-0.0321080206194893" calcext:value-type="float">
            <text:p>-0.0321080206194893</text:p>
          </table:table-cell>
          <table:table-cell/>
          <table:table-cell table:formula="of:= [.A895] * [.A895] - 10 * COS(2 * PI() * [.A895])" office:value-type="float" office:value="-9.79616188336014" calcext:value-type="float">
            <text:p>-9.79616188336014</text:p>
          </table:table-cell>
          <table:table-cell table:formula="of:= [.B895] * [.B895] - 10 * COS(2 * PI() * [.B895])" office:value-type="float" office:value="-9.79616188336014" calcext:value-type="float">
            <text:p>-9.79616188336014</text:p>
          </table:table-cell>
          <table:table-cell table:formula="of:= 100 * ([.A896] - [.A895]*[.A895]) * ([.A896] - [.A895]*[.A895]) + (1 - [.A895]) * (1 - [.A895])" office:value-type="float" office:value="3.76507882537585" calcext:value-type="float">
            <text:p>3.76507882537585</text:p>
          </table:table-cell>
          <table:table-cell table:formula="of:= 100 * ([.B896] - [.B895]*[.B895]) * ([.B896] - [.B895]*[.B895]) + (1 - [.B895]) * (1 - [.B895])" office:value-type="float" office:value="3.96328611991074" calcext:value-type="float">
            <text:p>3.96328611991074</text:p>
          </table:table-cell>
          <table:table-cell table:formula="of:=[.A895]*[.A895]" office:value-type="float" office:value="0.00103092498810155" calcext:value-type="float">
            <text:p>0.00103092498810155</text:p>
          </table:table-cell>
          <table:table-cell table:formula="of:=[.B895]*[.B895]" office:value-type="float" office:value="0.00103092498810155" calcext:value-type="float">
            <text:p>0.00103092498810155</text:p>
          </table:table-cell>
          <table:table-cell table:formula="of:= [.A895]*[.A895]*[.A895]*[.A895] - 16*[.A895]*[.A895] + 5*[.A895]" office:value-type="float" office:value="0.144046366094153" calcext:value-type="float">
            <text:p>0.144046366094153</text:p>
          </table:table-cell>
          <table:table-cell table:formula="of:= [.B895]*[.B895]*[.B895]*[.B895] - 16*[.B895]*[.B895] + 5*[.B895]" office:value-type="float" office:value="-0.17703384010074" calcext:value-type="float">
            <text:p>-0.177033840100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69205356505699" calcext:value-type="float">
            <text:p>0.169205356505699</text:p>
          </table:table-cell>
          <table:table-cell table:formula="of:=-[.A896]" office:value-type="float" office:value="-0.169205356505699" calcext:value-type="float">
            <text:p>-0.169205356505699</text:p>
          </table:table-cell>
          <table:table-cell/>
          <table:table-cell table:formula="of:= [.A896] * [.A896] - 10 * COS(2 * PI() * [.A896])" office:value-type="float" office:value="-4.83259910755809" calcext:value-type="float">
            <text:p>-4.83259910755809</text:p>
          </table:table-cell>
          <table:table-cell table:formula="of:= [.B896] * [.B896] - 10 * COS(2 * PI() * [.B896])" office:value-type="float" office:value="-4.83259910755809" calcext:value-type="float">
            <text:p>-4.83259910755809</text:p>
          </table:table-cell>
          <table:table-cell table:formula="of:= 100 * ([.A897] - [.A896]*[.A896]) * ([.A897] - [.A896]*[.A896]) + (1 - [.A896]) * (1 - [.A896])" office:value-type="float" office:value="22.9207433262252" calcext:value-type="float">
            <text:p>22.9207433262252</text:p>
          </table:table-cell>
          <table:table-cell table:formula="of:= 100 * ([.B897] - [.B896]*[.B896]) * ([.B897] - [.B896]*[.B896]) + (1 - [.B896]) * (1 - [.B896])" office:value-type="float" office:value="18.5258276898982" calcext:value-type="float">
            <text:p>18.5258276898982</text:p>
          </table:table-cell>
          <table:table-cell table:formula="of:=[.A896]*[.A896]" office:value-type="float" office:value="0.0286304526702208" calcext:value-type="float">
            <text:p>0.0286304526702208</text:p>
          </table:table-cell>
          <table:table-cell table:formula="of:=[.B896]*[.B896]" office:value-type="float" office:value="0.0286304526702208" calcext:value-type="float">
            <text:p>0.0286304526702208</text:p>
          </table:table-cell>
          <table:table-cell table:formula="of:= [.A896]*[.A896]*[.A896]*[.A896] - 16*[.A896]*[.A896] + 5*[.A896]" office:value-type="float" office:value="0.388759242625065" calcext:value-type="float">
            <text:p>0.388759242625065</text:p>
          </table:table-cell>
          <table:table-cell table:formula="of:= [.B896]*[.B896]*[.B896]*[.B896] - 16*[.B896]*[.B896] + 5*[.B896]" office:value-type="float" office:value="-1.30329432243193" calcext:value-type="float">
            <text:p>-1.303294322431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42862109164707" calcext:value-type="float">
            <text:p>-0.442862109164707</text:p>
          </table:table-cell>
          <table:table-cell table:formula="of:=-[.A897]" office:value-type="float" office:value="0.442862109164707" calcext:value-type="float">
            <text:p>0.442862109164707</text:p>
          </table:table-cell>
          <table:table-cell/>
          <table:table-cell table:formula="of:= [.A897] * [.A897] - 10 * COS(2 * PI() * [.A897])" office:value-type="float" office:value="9.55858519338389" calcext:value-type="float">
            <text:p>9.55858519338389</text:p>
          </table:table-cell>
          <table:table-cell table:formula="of:= [.B897] * [.B897] - 10 * COS(2 * PI() * [.B897])" office:value-type="float" office:value="9.55858519338389" calcext:value-type="float">
            <text:p>9.55858519338389</text:p>
          </table:table-cell>
          <table:table-cell table:formula="of:= 100 * ([.A898] - [.A897]*[.A897]) * ([.A898] - [.A897]*[.A897]) + (1 - [.A897]) * (1 - [.A897])" office:value-type="float" office:value="18.7600156409198" calcext:value-type="float">
            <text:p>18.7600156409198</text:p>
          </table:table-cell>
          <table:table-cell table:formula="of:= 100 * ([.B898] - [.B897]*[.B897]) * ([.B898] - [.B897]*[.B897]) + (1 - [.B897]) * (1 - [.B897])" office:value-type="float" office:value="0.336437712897169" calcext:value-type="float">
            <text:p>0.336437712897169</text:p>
          </table:table-cell>
          <table:table-cell table:formula="of:=[.A897]*[.A897]" office:value-type="float" office:value="0.196126847733813" calcext:value-type="float">
            <text:p>0.196126847733813</text:p>
          </table:table-cell>
          <table:table-cell table:formula="of:=[.B897]*[.B897]" office:value-type="float" office:value="0.196126847733813" calcext:value-type="float">
            <text:p>0.196126847733813</text:p>
          </table:table-cell>
          <table:table-cell table:formula="of:= [.A897]*[.A897]*[.A897]*[.A897] - 16*[.A897]*[.A897] + 5*[.A897]" office:value-type="float" office:value="-5.31387436916255" calcext:value-type="float">
            <text:p>-5.31387436916255</text:p>
          </table:table-cell>
          <table:table-cell table:formula="of:= [.B897]*[.B897]*[.B897]*[.B897] - 16*[.B897]*[.B897] + 5*[.B897]" office:value-type="float" office:value="-0.885253277515472" calcext:value-type="float">
            <text:p>-0.8852532775154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2262238492258" calcext:value-type="float">
            <text:p>-0.212262238492258</text:p>
          </table:table-cell>
          <table:table-cell table:formula="of:=-[.A898]" office:value-type="float" office:value="0.212262238492258" calcext:value-type="float">
            <text:p>0.212262238492258</text:p>
          </table:table-cell>
          <table:table-cell/>
          <table:table-cell table:formula="of:= [.A898] * [.A898] - 10 * COS(2 * PI() * [.A898])" office:value-type="float" office:value="-2.3039220007931" calcext:value-type="float">
            <text:p>-2.3039220007931</text:p>
          </table:table-cell>
          <table:table-cell table:formula="of:= [.B898] * [.B898] - 10 * COS(2 * PI() * [.B898])" office:value-type="float" office:value="-2.3039220007931" calcext:value-type="float">
            <text:p>-2.3039220007931</text:p>
          </table:table-cell>
          <table:table-cell table:formula="of:= 100 * ([.A899] - [.A898]*[.A898]) * ([.A899] - [.A898]*[.A898]) + (1 - [.A898]) * (1 - [.A898])" office:value-type="float" office:value="1.54024220440726" calcext:value-type="float">
            <text:p>1.54024220440726</text:p>
          </table:table-cell>
          <table:table-cell table:formula="of:= 100 * ([.B899] - [.B898]*[.B898]) * ([.B899] - [.B898]*[.B898]) + (1 - [.B898]) * (1 - [.B898])" office:value-type="float" office:value="1.02411276173341" calcext:value-type="float">
            <text:p>1.02411276173341</text:p>
          </table:table-cell>
          <table:table-cell table:formula="of:=[.A898]*[.A898]" office:value-type="float" office:value="0.0450552578897442" calcext:value-type="float">
            <text:p>0.0450552578897442</text:p>
          </table:table-cell>
          <table:table-cell table:formula="of:=[.B898]*[.B898]" office:value-type="float" office:value="0.0450552578897442" calcext:value-type="float">
            <text:p>0.0450552578897442</text:p>
          </table:table-cell>
          <table:table-cell table:formula="of:= [.A898]*[.A898]*[.A898]*[.A898] - 16*[.A898]*[.A898] + 5*[.A898]" office:value-type="float" office:value="-1.78016534243368" calcext:value-type="float">
            <text:p>-1.78016534243368</text:p>
          </table:table-cell>
          <table:table-cell table:formula="of:= [.B898]*[.B898]*[.B898]*[.B898] - 16*[.B898]*[.B898] + 5*[.B898]" office:value-type="float" office:value="0.342457042488894" calcext:value-type="float">
            <text:p>0.3424570424888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84728446183726" calcext:value-type="float">
            <text:p>0.0184728446183726</text:p>
          </table:table-cell>
          <table:table-cell table:formula="of:=-[.A899]" office:value-type="float" office:value="-0.0184728446183726" calcext:value-type="float">
            <text:p>-0.0184728446183726</text:p>
          </table:table-cell>
          <table:table-cell/>
          <table:table-cell table:formula="of:= [.A899] * [.A899] - 10 * COS(2 * PI() * [.A899])" office:value-type="float" office:value="-9.93237508306378" calcext:value-type="float">
            <text:p>-9.93237508306378</text:p>
          </table:table-cell>
          <table:table-cell table:formula="of:= [.B899] * [.B899] - 10 * COS(2 * PI() * [.B899])" office:value-type="float" office:value="-9.93237508306378" calcext:value-type="float">
            <text:p>-9.93237508306378</text:p>
          </table:table-cell>
          <table:table-cell table:formula="of:= 100 * ([.A900] - [.A899]*[.A899]) * ([.A900] - [.A899]*[.A899]) + (1 - [.A899]) * (1 - [.A899])" office:value-type="float" office:value="14.9865228289735" calcext:value-type="float">
            <text:p>14.9865228289735</text:p>
          </table:table-cell>
          <table:table-cell table:formula="of:= 100 * ([.B900] - [.B899]*[.B899]) * ([.B900] - [.B899]*[.B899]) + (1 - [.B899]) * (1 - [.B899])" office:value-type="float" office:value="15.0093455964824" calcext:value-type="float">
            <text:p>15.0093455964824</text:p>
          </table:table-cell>
          <table:table-cell table:formula="of:=[.A899]*[.A899]" office:value-type="float" office:value="0.000341245988294538" calcext:value-type="float">
            <text:p>0.000341245988294538</text:p>
          </table:table-cell>
          <table:table-cell table:formula="of:=[.B899]*[.B899]" office:value-type="float" office:value="0.000341245988294538" calcext:value-type="float">
            <text:p>0.000341245988294538</text:p>
          </table:table-cell>
          <table:table-cell table:formula="of:= [.A899]*[.A899]*[.A899]*[.A899] - 16*[.A899]*[.A899] + 5*[.A899]" office:value-type="float" office:value="0.086904403727975" calcext:value-type="float">
            <text:p>0.086904403727975</text:p>
          </table:table-cell>
          <table:table-cell table:formula="of:= [.B899]*[.B899]*[.B899]*[.B899] - 16*[.B899]*[.B899] + 5*[.B899]" office:value-type="float" office:value="-0.0978240424557512" calcext:value-type="float">
            <text:p>-0.09782404245575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4133416335098" calcext:value-type="float">
            <text:p>-0.374133416335098</text:p>
          </table:table-cell>
          <table:table-cell table:formula="of:=-[.A900]" office:value-type="float" office:value="0.374133416335098" calcext:value-type="float">
            <text:p>0.374133416335098</text:p>
          </table:table-cell>
          <table:table-cell/>
          <table:table-cell table:formula="of:= [.A900] * [.A900] - 10 * COS(2 * PI() * [.A900])" office:value-type="float" office:value="7.17243769982239" calcext:value-type="float">
            <text:p>7.17243769982239</text:p>
          </table:table-cell>
          <table:table-cell table:formula="of:= [.B900] * [.B900] - 10 * COS(2 * PI() * [.B900])" office:value-type="float" office:value="7.17243769982239" calcext:value-type="float">
            <text:p>7.17243769982239</text:p>
          </table:table-cell>
          <table:table-cell table:formula="of:= 100 * ([.A901] - [.A900]*[.A900]) * ([.A901] - [.A900]*[.A900]) + (1 - [.A900]) * (1 - [.A900])" office:value-type="float" office:value="8.40696025331463" calcext:value-type="float">
            <text:p>8.40696025331463</text:p>
          </table:table-cell>
          <table:table-cell table:formula="of:= 100 * ([.B901] - [.B900]*[.B900]) * ([.B901] - [.B900]*[.B900]) + (1 - [.B900]) * (1 - [.B900])" office:value-type="float" office:value="0.452391549239855" calcext:value-type="float">
            <text:p>0.452391549239855</text:p>
          </table:table-cell>
          <table:table-cell table:formula="of:=[.A900]*[.A900]" office:value-type="float" office:value="0.139975813218572" calcext:value-type="float">
            <text:p>0.139975813218572</text:p>
          </table:table-cell>
          <table:table-cell table:formula="of:=[.B900]*[.B900]" office:value-type="float" office:value="0.139975813218572" calcext:value-type="float">
            <text:p>0.139975813218572</text:p>
          </table:table-cell>
          <table:table-cell table:formula="of:= [.A900]*[.A900]*[.A900]*[.A900] - 16*[.A900]*[.A900] + 5*[.A900]" office:value-type="float" office:value="-4.09068686488645" calcext:value-type="float">
            <text:p>-4.09068686488645</text:p>
          </table:table-cell>
          <table:table-cell table:formula="of:= [.B900]*[.B900]*[.B900]*[.B900] - 16*[.B900]*[.B900] + 5*[.B900]" office:value-type="float" office:value="-0.349352701535461" calcext:value-type="float">
            <text:p>-0.3493527015354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5341981058009" calcext:value-type="float">
            <text:p>-0.115341981058009</text:p>
          </table:table-cell>
          <table:table-cell table:formula="of:=-[.A901]" office:value-type="float" office:value="0.115341981058009" calcext:value-type="float">
            <text:p>0.115341981058009</text:p>
          </table:table-cell>
          <table:table-cell/>
          <table:table-cell table:formula="of:= [.A901] * [.A901] - 10 * COS(2 * PI() * [.A901])" office:value-type="float" office:value="-7.47357980936129" calcext:value-type="float">
            <text:p>-7.47357980936129</text:p>
          </table:table-cell>
          <table:table-cell table:formula="of:= [.B901] * [.B901] - 10 * COS(2 * PI() * [.B901])" office:value-type="float" office:value="-7.47357980936129" calcext:value-type="float">
            <text:p>-7.47357980936129</text:p>
          </table:table-cell>
          <table:table-cell table:formula="of:= 100 * ([.A902] - [.A901]*[.A901]) * ([.A902] - [.A901]*[.A901]) + (1 - [.A901]) * (1 - [.A901])" office:value-type="float" office:value="4.78197528347964" calcext:value-type="float">
            <text:p>4.78197528347964</text:p>
          </table:table-cell>
          <table:table-cell table:formula="of:= 100 * ([.B902] - [.B901]*[.B901]) * ([.B902] - [.B901]*[.B901]) + (1 - [.B901]) * (1 - [.B901])" office:value-type="float" office:value="3.39045219105842" calcext:value-type="float">
            <text:p>3.39045219105842</text:p>
          </table:table-cell>
          <table:table-cell table:formula="of:=[.A901]*[.A901]" office:value-type="float" office:value="0.0133037725943861" calcext:value-type="float">
            <text:p>0.0133037725943861</text:p>
          </table:table-cell>
          <table:table-cell table:formula="of:=[.B901]*[.B901]" office:value-type="float" office:value="0.0133037725943861" calcext:value-type="float">
            <text:p>0.0133037725943861</text:p>
          </table:table-cell>
          <table:table-cell table:formula="of:= [.A901]*[.A901]*[.A901]*[.A901] - 16*[.A901]*[.A901] + 5*[.A901]" office:value-type="float" office:value="-0.789393276434979" calcext:value-type="float">
            <text:p>-0.789393276434979</text:p>
          </table:table-cell>
          <table:table-cell table:formula="of:= [.B901]*[.B901]*[.B901]*[.B901] - 16*[.B901]*[.B901] + 5*[.B901]" office:value-type="float" office:value="0.36402653414511" calcext:value-type="float">
            <text:p>0.364026534145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4791616736911" calcext:value-type="float">
            <text:p>-0.174791616736911</text:p>
          </table:table-cell>
          <table:table-cell table:formula="of:=-[.A902]" office:value-type="float" office:value="0.174791616736911" calcext:value-type="float">
            <text:p>0.174791616736911</text:p>
          </table:table-cell>
          <table:table-cell/>
          <table:table-cell table:formula="of:= [.A902] * [.A902] - 10 * COS(2 * PI() * [.A902])" office:value-type="float" office:value="-4.52101503678939" calcext:value-type="float">
            <text:p>-4.52101503678939</text:p>
          </table:table-cell>
          <table:table-cell table:formula="of:= [.B902] * [.B902] - 10 * COS(2 * PI() * [.B902])" office:value-type="float" office:value="-4.52101503678939" calcext:value-type="float">
            <text:p>-4.52101503678939</text:p>
          </table:table-cell>
          <table:table-cell table:formula="of:= 100 * ([.A903] - [.A902]*[.A902]) * ([.A903] - [.A902]*[.A902]) + (1 - [.A902]) * (1 - [.A902])" office:value-type="float" office:value="28.225132393985" calcext:value-type="float">
            <text:p>28.225132393985</text:p>
          </table:table-cell>
          <table:table-cell table:formula="of:= 100 * ([.B903] - [.B902]*[.B902]) * ([.B903] - [.B902]*[.B902]) + (1 - [.B902]) * (1 - [.B902])" office:value-type="float" office:value="21.5674556399062" calcext:value-type="float">
            <text:p>21.5674556399062</text:p>
          </table:table-cell>
          <table:table-cell table:formula="of:=[.A902]*[.A902]" office:value-type="float" office:value="0.0305521092815033" calcext:value-type="float">
            <text:p>0.0305521092815033</text:p>
          </table:table-cell>
          <table:table-cell table:formula="of:=[.B902]*[.B902]" office:value-type="float" office:value="0.0305521092815033" calcext:value-type="float">
            <text:p>0.0305521092815033</text:p>
          </table:table-cell>
          <table:table-cell table:formula="of:= [.A902]*[.A902]*[.A902]*[.A902] - 16*[.A902]*[.A902] + 5*[.A902]" office:value-type="float" office:value="-1.36185840080706" calcext:value-type="float">
            <text:p>-1.36185840080706</text:p>
          </table:table-cell>
          <table:table-cell table:formula="of:= [.B902]*[.B902]*[.B902]*[.B902] - 16*[.B902]*[.B902] + 5*[.B902]" office:value-type="float" office:value="0.386057766562053" calcext:value-type="float">
            <text:p>0.3860577665620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7569469609298" calcext:value-type="float">
            <text:p>-0.487569469609298</text:p>
          </table:table-cell>
          <table:table-cell table:formula="of:=-[.A903]" office:value-type="float" office:value="0.487569469609298" calcext:value-type="float">
            <text:p>0.487569469609298</text:p>
          </table:table-cell>
          <table:table-cell/>
          <table:table-cell table:formula="of:= [.A903] * [.A903] - 10 * COS(2 * PI() * [.A903])" office:value-type="float" office:value="10.2072388417757" calcext:value-type="float">
            <text:p>10.2072388417757</text:p>
          </table:table-cell>
          <table:table-cell table:formula="of:= [.B903] * [.B903] - 10 * COS(2 * PI() * [.B903])" office:value-type="float" office:value="10.2072388417757" calcext:value-type="float">
            <text:p>10.2072388417757</text:p>
          </table:table-cell>
          <table:table-cell table:formula="of:= 100 * ([.A904] - [.A903]*[.A903]) * ([.A904] - [.A903]*[.A903]) + (1 - [.A903]) * (1 - [.A903])" office:value-type="float" office:value="5.22981158148642" calcext:value-type="float">
            <text:p>5.22981158148642</text:p>
          </table:table-cell>
          <table:table-cell table:formula="of:= 100 * ([.B904] - [.B903]*[.B903]) * ([.B904] - [.B903]*[.B903]) + (1 - [.B903]) * (1 - [.B903])" office:value-type="float" office:value="9.36815190412358" calcext:value-type="float">
            <text:p>9.36815190412358</text:p>
          </table:table-cell>
          <table:table-cell table:formula="of:=[.A903]*[.A903]" office:value-type="float" office:value="0.237723987695092" calcext:value-type="float">
            <text:p>0.237723987695092</text:p>
          </table:table-cell>
          <table:table-cell table:formula="of:=[.B903]*[.B903]" office:value-type="float" office:value="0.237723987695092" calcext:value-type="float">
            <text:p>0.237723987695092</text:p>
          </table:table-cell>
          <table:table-cell table:formula="of:= [.A903]*[.A903]*[.A903]*[.A903] - 16*[.A903]*[.A903] + 5*[.A903]" office:value-type="float" office:value="-6.1849184568423" calcext:value-type="float">
            <text:p>-6.1849184568423</text:p>
          </table:table-cell>
          <table:table-cell table:formula="of:= [.B903]*[.B903]*[.B903]*[.B903] - 16*[.B903]*[.B903] + 5*[.B903]" office:value-type="float" office:value="-1.30922376074933" calcext:value-type="float">
            <text:p>-1.309223760749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40303305117413" calcext:value-type="float">
            <text:p>0.0640303305117413</text:p>
          </table:table-cell>
          <table:table-cell table:formula="of:=-[.A904]" office:value-type="float" office:value="-0.0640303305117413" calcext:value-type="float">
            <text:p>-0.0640303305117413</text:p>
          </table:table-cell>
          <table:table-cell/>
          <table:table-cell table:formula="of:= [.A904] * [.A904] - 10 * COS(2 * PI() * [.A904])" office:value-type="float" office:value="-9.1974725738261" calcext:value-type="float">
            <text:p>-9.1974725738261</text:p>
          </table:table-cell>
          <table:table-cell table:formula="of:= [.B904] * [.B904] - 10 * COS(2 * PI() * [.B904])" office:value-type="float" office:value="-9.1974725738261" calcext:value-type="float">
            <text:p>-9.1974725738261</text:p>
          </table:table-cell>
          <table:table-cell table:formula="of:= 100 * ([.A905] - [.A904]*[.A904]) * ([.A905] - [.A904]*[.A904]) + (1 - [.A904]) * (1 - [.A904])" office:value-type="float" office:value="23.346888224768" calcext:value-type="float">
            <text:p>23.346888224768</text:p>
          </table:table-cell>
          <table:table-cell table:formula="of:= 100 * ([.B905] - [.B904]*[.B904]) * ([.B905] - [.B904]*[.B904]) + (1 - [.B904]) * (1 - [.B904])" office:value-type="float" office:value="22.832339101515" calcext:value-type="float">
            <text:p>22.832339101515</text:p>
          </table:table-cell>
          <table:table-cell table:formula="of:=[.A904]*[.A904]" office:value-type="float" office:value="0.00409988322544283" calcext:value-type="float">
            <text:p>0.00409988322544283</text:p>
          </table:table-cell>
          <table:table-cell table:formula="of:=[.B904]*[.B904]" office:value-type="float" office:value="0.00409988322544283" calcext:value-type="float">
            <text:p>0.00409988322544283</text:p>
          </table:table-cell>
          <table:table-cell table:formula="of:= [.A904]*[.A904]*[.A904]*[.A904] - 16*[.A904]*[.A904] + 5*[.A904]" office:value-type="float" office:value="0.254570329994084" calcext:value-type="float">
            <text:p>0.254570329994084</text:p>
          </table:table-cell>
          <table:table-cell table:formula="of:= [.B904]*[.B904]*[.B904]*[.B904] - 16*[.B904]*[.B904] + 5*[.B904]" office:value-type="float" office:value="-0.38573297512333" calcext:value-type="float">
            <text:p>-0.385732975123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9934387714602" calcext:value-type="float">
            <text:p>-0.469934387714602</text:p>
          </table:table-cell>
          <table:table-cell table:formula="of:=-[.A905]" office:value-type="float" office:value="0.469934387714602" calcext:value-type="float">
            <text:p>0.469934387714602</text:p>
          </table:table-cell>
          <table:table-cell/>
          <table:table-cell table:formula="of:= [.A905] * [.A905] - 10 * COS(2 * PI() * [.A905])" office:value-type="float" office:value="10.0429375141086" calcext:value-type="float">
            <text:p>10.0429375141086</text:p>
          </table:table-cell>
          <table:table-cell table:formula="of:= [.B905] * [.B905] - 10 * COS(2 * PI() * [.B905])" office:value-type="float" office:value="10.0429375141086" calcext:value-type="float">
            <text:p>10.0429375141086</text:p>
          </table:table-cell>
          <table:table-cell table:formula="of:= 100 * ([.A906] - [.A905]*[.A905]) * ([.A906] - [.A905]*[.A905]) + (1 - [.A905]) * (1 - [.A905])" office:value-type="float" office:value="43.2976830813345" calcext:value-type="float">
            <text:p>43.2976830813345</text:p>
          </table:table-cell>
          <table:table-cell table:formula="of:= 100 * ([.B906] - [.B905]*[.B905]) * ([.B906] - [.B905]*[.B905]) + (1 - [.B905]) * (1 - [.B905])" office:value-type="float" office:value="4.26915736863592" calcext:value-type="float">
            <text:p>4.26915736863592</text:p>
          </table:table-cell>
          <table:table-cell table:formula="of:=[.A905]*[.A905]" office:value-type="float" office:value="0.220838328756698" calcext:value-type="float">
            <text:p>0.220838328756698</text:p>
          </table:table-cell>
          <table:table-cell table:formula="of:=[.B905]*[.B905]" office:value-type="float" office:value="0.220838328756698" calcext:value-type="float">
            <text:p>0.220838328756698</text:p>
          </table:table-cell>
          <table:table-cell table:formula="of:= [.A905]*[.A905]*[.A905]*[.A905] - 16*[.A905]*[.A905] + 5*[.A905]" office:value-type="float" office:value="-5.83431563123213" calcext:value-type="float">
            <text:p>-5.83431563123213</text:p>
          </table:table-cell>
          <table:table-cell table:formula="of:= [.B905]*[.B905]*[.B905]*[.B905] - 16*[.B905]*[.B905] + 5*[.B905]" office:value-type="float" office:value="-1.13497175408611" calcext:value-type="float">
            <text:p>-1.134971754086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0542805804871" calcext:value-type="float">
            <text:p>-0.420542805804871</text:p>
          </table:table-cell>
          <table:table-cell table:formula="of:=-[.A906]" office:value-type="float" office:value="0.420542805804871" calcext:value-type="float">
            <text:p>0.420542805804871</text:p>
          </table:table-cell>
          <table:table-cell/>
          <table:table-cell table:formula="of:= [.A906] * [.A906] - 10 * COS(2 * PI() * [.A906])" office:value-type="float" office:value="8.95630250214085" calcext:value-type="float">
            <text:p>8.95630250214085</text:p>
          </table:table-cell>
          <table:table-cell table:formula="of:= [.B906] * [.B906] - 10 * COS(2 * PI() * [.B906])" office:value-type="float" office:value="8.95630250214085" calcext:value-type="float">
            <text:p>8.95630250214085</text:p>
          </table:table-cell>
          <table:table-cell table:formula="of:= 100 * ([.A907] - [.A906]*[.A906]) * ([.A907] - [.A906]*[.A906]) + (1 - [.A906]) * (1 - [.A906])" office:value-type="float" office:value="3.47993429323592" calcext:value-type="float">
            <text:p>3.47993429323592</text:p>
          </table:table-cell>
          <table:table-cell table:formula="of:= 100 * ([.B907] - [.B906]*[.B906]) * ([.B907] - [.B906]*[.B906]) + (1 - [.B906]) * (1 - [.B906])" office:value-type="float" office:value="5.75533713602201" calcext:value-type="float">
            <text:p>5.75533713602201</text:p>
          </table:table-cell>
          <table:table-cell table:formula="of:=[.A906]*[.A906]" office:value-type="float" office:value="0.176856251514233" calcext:value-type="float">
            <text:p>0.176856251514233</text:p>
          </table:table-cell>
          <table:table-cell table:formula="of:=[.B906]*[.B906]" office:value-type="float" office:value="0.176856251514233" calcext:value-type="float">
            <text:p>0.176856251514233</text:p>
          </table:table-cell>
          <table:table-cell table:formula="of:= [.A906]*[.A906]*[.A906]*[.A906] - 16*[.A906]*[.A906] + 5*[.A906]" office:value-type="float" office:value="-4.90113591955242" calcext:value-type="float">
            <text:p>-4.90113591955242</text:p>
          </table:table-cell>
          <table:table-cell table:formula="of:= [.B906]*[.B906]*[.B906]*[.B906] - 16*[.B906]*[.B906] + 5*[.B906]" office:value-type="float" office:value="-0.695707861503714" calcext:value-type="float">
            <text:p>-0.6957078615037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59433725429699" calcext:value-type="float">
            <text:p>0.0559433725429699</text:p>
          </table:table-cell>
          <table:table-cell table:formula="of:=-[.A907]" office:value-type="float" office:value="-0.0559433725429699" calcext:value-type="float">
            <text:p>-0.0559433725429699</text:p>
          </table:table-cell>
          <table:table-cell/>
          <table:table-cell table:formula="of:= [.A907] * [.A907] - 10 * COS(2 * PI() * [.A907])" office:value-type="float" office:value="-9.38543456368848" calcext:value-type="float">
            <text:p>-9.38543456368848</text:p>
          </table:table-cell>
          <table:table-cell table:formula="of:= [.B907] * [.B907] - 10 * COS(2 * PI() * [.B907])" office:value-type="float" office:value="-9.38543456368848" calcext:value-type="float">
            <text:p>-9.38543456368848</text:p>
          </table:table-cell>
          <table:table-cell table:formula="of:= 100 * ([.A908] - [.A907]*[.A907]) * ([.A908] - [.A907]*[.A907]) + (1 - [.A907]) * (1 - [.A907])" office:value-type="float" office:value="1.52536744383091" calcext:value-type="float">
            <text:p>1.52536744383091</text:p>
          </table:table-cell>
          <table:table-cell table:formula="of:= 100 * ([.B908] - [.B907]*[.B907]) * ([.B908] - [.B907]*[.B907]) + (1 - [.B907]) * (1 - [.B907])" office:value-type="float" office:value="1.85274722900334" calcext:value-type="float">
            <text:p>1.85274722900334</text:p>
          </table:table-cell>
          <table:table-cell table:formula="of:=[.A907]*[.A907]" office:value-type="float" office:value="0.00312966093148152" calcext:value-type="float">
            <text:p>0.00312966093148152</text:p>
          </table:table-cell>
          <table:table-cell table:formula="of:=[.B907]*[.B907]" office:value-type="float" office:value="0.00312966093148152" calcext:value-type="float">
            <text:p>0.00312966093148152</text:p>
          </table:table-cell>
          <table:table-cell table:formula="of:= [.A907]*[.A907]*[.A907]*[.A907] - 16*[.A907]*[.A907] + 5*[.A907]" office:value-type="float" office:value="0.229652082588691" calcext:value-type="float">
            <text:p>0.229652082588691</text:p>
          </table:table-cell>
          <table:table-cell table:formula="of:= [.B907]*[.B907]*[.B907]*[.B907] - 16*[.B907]*[.B907] + 5*[.B907]" office:value-type="float" office:value="-0.329781642841008" calcext:value-type="float">
            <text:p>-0.32978164284100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27615972375497" calcext:value-type="float">
            <text:p>0.0827615972375497</text:p>
          </table:table-cell>
          <table:table-cell table:formula="of:=-[.A908]" office:value-type="float" office:value="-0.0827615972375497" calcext:value-type="float">
            <text:p>-0.0827615972375497</text:p>
          </table:table-cell>
          <table:table-cell/>
          <table:table-cell table:formula="of:= [.A908] * [.A908] - 10 * COS(2 * PI() * [.A908])" office:value-type="float" office:value="-8.67131025709621" calcext:value-type="float">
            <text:p>-8.67131025709621</text:p>
          </table:table-cell>
          <table:table-cell table:formula="of:= [.B908] * [.B908] - 10 * COS(2 * PI() * [.B908])" office:value-type="float" office:value="-8.67131025709621" calcext:value-type="float">
            <text:p>-8.67131025709621</text:p>
          </table:table-cell>
          <table:table-cell table:formula="of:= 100 * ([.A909] - [.A908]*[.A908]) * ([.A909] - [.A908]*[.A908]) + (1 - [.A908]) * (1 - [.A908])" office:value-type="float" office:value="1.8998996321862" calcext:value-type="float">
            <text:p>1.8998996321862</text:p>
          </table:table-cell>
          <table:table-cell table:formula="of:= 100 * ([.B909] - [.B908]*[.B908]) * ([.B909] - [.B908]*[.B908]) + (1 - [.B908]) * (1 - [.B908])" office:value-type="float" office:value="1.96782313920358" calcext:value-type="float">
            <text:p>1.96782313920358</text:p>
          </table:table-cell>
          <table:table-cell table:formula="of:=[.A908]*[.A908]" office:value-type="float" office:value="0.0068494819773104" calcext:value-type="float">
            <text:p>0.0068494819773104</text:p>
          </table:table-cell>
          <table:table-cell table:formula="of:=[.B908]*[.B908]" office:value-type="float" office:value="0.0068494819773104" calcext:value-type="float">
            <text:p>0.0068494819773104</text:p>
          </table:table-cell>
          <table:table-cell table:formula="of:= [.A908]*[.A908]*[.A908]*[.A908] - 16*[.A908]*[.A908] + 5*[.A908]" office:value-type="float" office:value="0.30426318995414" calcext:value-type="float">
            <text:p>0.30426318995414</text:p>
          </table:table-cell>
          <table:table-cell table:formula="of:= [.B908]*[.B908]*[.B908]*[.B908] - 16*[.B908]*[.B908] + 5*[.B908]" office:value-type="float" office:value="-0.523352782421358" calcext:value-type="float">
            <text:p>-0.5233527824213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60375115973875" calcext:value-type="float">
            <text:p>-0.0960375115973875</text:p>
          </table:table-cell>
          <table:table-cell table:formula="of:=-[.A909]" office:value-type="float" office:value="0.0960375115973875" calcext:value-type="float">
            <text:p>0.0960375115973875</text:p>
          </table:table-cell>
          <table:table-cell/>
          <table:table-cell table:formula="of:= [.A909] * [.A909] - 10 * COS(2 * PI() * [.A909])" office:value-type="float" office:value="-8.22476553459012" calcext:value-type="float">
            <text:p>-8.22476553459012</text:p>
          </table:table-cell>
          <table:table-cell table:formula="of:= [.B909] * [.B909] - 10 * COS(2 * PI() * [.B909])" office:value-type="float" office:value="-8.22476553459012" calcext:value-type="float">
            <text:p>-8.22476553459012</text:p>
          </table:table-cell>
          <table:table-cell table:formula="of:= 100 * ([.A910] - [.A909]*[.A909]) * ([.A910] - [.A909]*[.A909]) + (1 - [.A909]) * (1 - [.A909])" office:value-type="float" office:value="7.7666965823568" calcext:value-type="float">
            <text:p>7.7666965823568</text:p>
          </table:table-cell>
          <table:table-cell table:formula="of:= 100 * ([.B910] - [.B909]*[.B909]) * ([.B910] - [.B909]*[.B909]) + (1 - [.B909]) * (1 - [.B909])" office:value-type="float" office:value="8.36187934548677" calcext:value-type="float">
            <text:p>8.36187934548677</text:p>
          </table:table-cell>
          <table:table-cell table:formula="of:=[.A909]*[.A909]" office:value-type="float" office:value="0.00922320363381834" calcext:value-type="float">
            <text:p>0.00922320363381834</text:p>
          </table:table-cell>
          <table:table-cell table:formula="of:=[.B909]*[.B909]" office:value-type="float" office:value="0.00922320363381834" calcext:value-type="float">
            <text:p>0.00922320363381834</text:p>
          </table:table-cell>
          <table:table-cell table:formula="of:= [.A909]*[.A909]*[.A909]*[.A909] - 16*[.A909]*[.A909] + 5*[.A909]" office:value-type="float" office:value="-0.62767374864276" calcext:value-type="float">
            <text:p>-0.62767374864276</text:p>
          </table:table-cell>
          <table:table-cell table:formula="of:= [.B909]*[.B909]*[.B909]*[.B909] - 16*[.B909]*[.B909] + 5*[.B909]" office:value-type="float" office:value="0.332701367331115" calcext:value-type="float">
            <text:p>0.3327013673311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5453536645509" calcext:value-type="float">
            <text:p>0.265453536645509</text:p>
          </table:table-cell>
          <table:table-cell table:formula="of:=-[.A910]" office:value-type="float" office:value="-0.265453536645509" calcext:value-type="float">
            <text:p>-0.265453536645509</text:p>
          </table:table-cell>
          <table:table-cell/>
          <table:table-cell table:formula="of:= [.A910] * [.A910] - 10 * COS(2 * PI() * [.A910])" office:value-type="float" office:value="1.03991493304578" calcext:value-type="float">
            <text:p>1.03991493304578</text:p>
          </table:table-cell>
          <table:table-cell table:formula="of:= [.B910] * [.B910] - 10 * COS(2 * PI() * [.B910])" office:value-type="float" office:value="1.03991493304578" calcext:value-type="float">
            <text:p>1.03991493304578</text:p>
          </table:table-cell>
          <table:table-cell table:formula="of:= 100 * ([.A911] - [.A910]*[.A910]) * ([.A911] - [.A910]*[.A910]) + (1 - [.A910]) * (1 - [.A910])" office:value-type="float" office:value="6.68975066040226" calcext:value-type="float">
            <text:p>6.68975066040226</text:p>
          </table:table-cell>
          <table:table-cell table:formula="of:= 100 * ([.B911] - [.B910]*[.B910]) * ([.B911] - [.B910]*[.B910]) + (1 - [.B910]) * (1 - [.B910])" office:value-type="float" office:value="16.7277914331223" calcext:value-type="float">
            <text:p>16.7277914331223</text:p>
          </table:table-cell>
          <table:table-cell table:formula="of:=[.A910]*[.A910]" office:value-type="float" office:value="0.0704655801176088" calcext:value-type="float">
            <text:p>0.0704655801176088</text:p>
          </table:table-cell>
          <table:table-cell table:formula="of:=[.B910]*[.B910]" office:value-type="float" office:value="0.0704655801176088" calcext:value-type="float">
            <text:p>0.0704655801176088</text:p>
          </table:table-cell>
          <table:table-cell table:formula="of:= [.A910]*[.A910]*[.A910]*[.A910] - 16*[.A910]*[.A910] + 5*[.A910]" office:value-type="float" office:value="0.204783799327118" calcext:value-type="float">
            <text:p>0.204783799327118</text:p>
          </table:table-cell>
          <table:table-cell table:formula="of:= [.B910]*[.B910]*[.B910]*[.B910] - 16*[.B910]*[.B910] + 5*[.B910]" office:value-type="float" office:value="-2.44975156712798" calcext:value-type="float">
            <text:p>-2.449751567127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8461389630102" calcext:value-type="float">
            <text:p>0.318461389630102</text:p>
          </table:table-cell>
          <table:table-cell table:formula="of:=-[.A911]" office:value-type="float" office:value="-0.318461389630102" calcext:value-type="float">
            <text:p>-0.318461389630102</text:p>
          </table:table-cell>
          <table:table-cell/>
          <table:table-cell table:formula="of:= [.A911] * [.A911] - 10 * COS(2 * PI() * [.A911])" office:value-type="float" office:value="4.27153995788105" calcext:value-type="float">
            <text:p>4.27153995788105</text:p>
          </table:table-cell>
          <table:table-cell table:formula="of:= [.B911] * [.B911] - 10 * COS(2 * PI() * [.B911])" office:value-type="float" office:value="4.27153995788105" calcext:value-type="float">
            <text:p>4.27153995788105</text:p>
          </table:table-cell>
          <table:table-cell table:formula="of:= 100 * ([.A912] - [.A911]*[.A911]) * ([.A912] - [.A911]*[.A911]) + (1 - [.A911]) * (1 - [.A911])" office:value-type="float" office:value="11.2597077852875" calcext:value-type="float">
            <text:p>11.2597077852875</text:p>
          </table:table-cell>
          <table:table-cell table:formula="of:= 100 * ([.B912] - [.B911]*[.B911]) * ([.B912] - [.B911]*[.B911]) + (1 - [.B911]) * (1 - [.B911])" office:value-type="float" office:value="29.9765120097733" calcext:value-type="float">
            <text:p>29.9765120097733</text:p>
          </table:table-cell>
          <table:table-cell table:formula="of:=[.A911]*[.A911]" office:value-type="float" office:value="0.101417656685135" calcext:value-type="float">
            <text:p>0.101417656685135</text:p>
          </table:table-cell>
          <table:table-cell table:formula="of:=[.B911]*[.B911]" office:value-type="float" office:value="0.101417656685135" calcext:value-type="float">
            <text:p>0.101417656685135</text:p>
          </table:table-cell>
          <table:table-cell table:formula="of:= [.A911]*[.A911]*[.A911]*[.A911] - 16*[.A911]*[.A911] + 5*[.A911]" office:value-type="float" office:value="-0.0200900177241543" calcext:value-type="float">
            <text:p>-0.0200900177241543</text:p>
          </table:table-cell>
          <table:table-cell table:formula="of:= [.B911]*[.B911]*[.B911]*[.B911] - 16*[.B911]*[.B911] + 5*[.B911]" office:value-type="float" office:value="-3.20470391402517" calcext:value-type="float">
            <text:p>-3.204703914025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9978349828161" calcext:value-type="float">
            <text:p>0.429978349828161</text:p>
          </table:table-cell>
          <table:table-cell table:formula="of:=-[.A912]" office:value-type="float" office:value="-0.429978349828161" calcext:value-type="float">
            <text:p>-0.429978349828161</text:p>
          </table:table-cell>
          <table:table-cell/>
          <table:table-cell table:formula="of:= [.A912] * [.A912] - 10 * COS(2 * PI() * [.A912])" office:value-type="float" office:value="9.23257262600209" calcext:value-type="float">
            <text:p>9.23257262600209</text:p>
          </table:table-cell>
          <table:table-cell table:formula="of:= [.B912] * [.B912] - 10 * COS(2 * PI() * [.B912])" office:value-type="float" office:value="9.23257262600209" calcext:value-type="float">
            <text:p>9.23257262600209</text:p>
          </table:table-cell>
          <table:table-cell table:formula="of:= 100 * ([.A913] - [.A912]*[.A912]) * ([.A913] - [.A912]*[.A912]) + (1 - [.A912]) * (1 - [.A912])" office:value-type="float" office:value="10.2433389260364" calcext:value-type="float">
            <text:p>10.2433389260364</text:p>
          </table:table-cell>
          <table:table-cell table:formula="of:= 100 * ([.B913] - [.B912]*[.B912]) * ([.B913] - [.B912]*[.B912]) + (1 - [.B912]) * (1 - [.B912])" office:value-type="float" office:value="2.34544490079114" calcext:value-type="float">
            <text:p>2.34544490079114</text:p>
          </table:table-cell>
          <table:table-cell table:formula="of:=[.A912]*[.A912]" office:value-type="float" office:value="0.184881381320949" calcext:value-type="float">
            <text:p>0.184881381320949</text:p>
          </table:table-cell>
          <table:table-cell table:formula="of:=[.B912]*[.B912]" office:value-type="float" office:value="0.184881381320949" calcext:value-type="float">
            <text:p>0.184881381320949</text:p>
          </table:table-cell>
          <table:table-cell table:formula="of:= [.A912]*[.A912]*[.A912]*[.A912] - 16*[.A912]*[.A912] + 5*[.A912]" office:value-type="float" office:value="-0.77402922683523" calcext:value-type="float">
            <text:p>-0.77402922683523</text:p>
          </table:table-cell>
          <table:table-cell table:formula="of:= [.B912]*[.B912]*[.B912]*[.B912] - 16*[.B912]*[.B912] + 5*[.B912]" office:value-type="float" office:value="-5.07381272511684" calcext:value-type="float">
            <text:p>-5.073812725116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30053758737631" calcext:value-type="float">
            <text:p>-0.130053758737631</text:p>
          </table:table-cell>
          <table:table-cell table:formula="of:=-[.A913]" office:value-type="float" office:value="0.130053758737631" calcext:value-type="float">
            <text:p>0.130053758737631</text:p>
          </table:table-cell>
          <table:table-cell/>
          <table:table-cell table:formula="of:= [.A913] * [.A913] - 10 * COS(2 * PI() * [.A913])" office:value-type="float" office:value="-6.82609440678692" calcext:value-type="float">
            <text:p>-6.82609440678692</text:p>
          </table:table-cell>
          <table:table-cell table:formula="of:= [.B913] * [.B913] - 10 * COS(2 * PI() * [.B913])" office:value-type="float" office:value="-6.82609440678692" calcext:value-type="float">
            <text:p>-6.82609440678692</text:p>
          </table:table-cell>
          <table:table-cell table:formula="of:= 100 * ([.A914] - [.A913]*[.A913]) * ([.A914] - [.A913]*[.A913]) + (1 - [.A913]) * (1 - [.A913])" office:value-type="float" office:value="1.31074786297501" calcext:value-type="float">
            <text:p>1.31074786297501</text:p>
          </table:table-cell>
          <table:table-cell table:formula="of:= 100 * ([.B914] - [.B913]*[.B913]) * ([.B914] - [.B913]*[.B913]) + (1 - [.B913]) * (1 - [.B913])" office:value-type="float" office:value="0.780717582807041" calcext:value-type="float">
            <text:p>0.780717582807041</text:p>
          </table:table-cell>
          <table:table-cell table:formula="of:=[.A913]*[.A913]" office:value-type="float" office:value="0.016913980161786" calcext:value-type="float">
            <text:p>0.016913980161786</text:p>
          </table:table-cell>
          <table:table-cell table:formula="of:=[.B913]*[.B913]" office:value-type="float" office:value="0.016913980161786" calcext:value-type="float">
            <text:p>0.016913980161786</text:p>
          </table:table-cell>
          <table:table-cell table:formula="of:= [.A913]*[.A913]*[.A913]*[.A913] - 16*[.A913]*[.A913] + 5*[.A913]" office:value-type="float" office:value="-0.920606393551818" calcext:value-type="float">
            <text:p>-0.920606393551818</text:p>
          </table:table-cell>
          <table:table-cell table:formula="of:= [.B913]*[.B913]*[.B913]*[.B913] - 16*[.B913]*[.B913] + 5*[.B913]" office:value-type="float" office:value="0.379931193824494" calcext:value-type="float">
            <text:p>0.3799311938244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145075924228877" calcext:value-type="float">
            <text:p>-0.00145075924228877</text:p>
          </table:table-cell>
          <table:table-cell table:formula="of:=-[.A914]" office:value-type="float" office:value="0.00145075924228877" calcext:value-type="float">
            <text:p>0.00145075924228877</text:p>
          </table:table-cell>
          <table:table-cell/>
          <table:table-cell table:formula="of:= [.A914] * [.A914] - 10 * COS(2 * PI() * [.A914])" office:value-type="float" office:value="-9.99958244657701" calcext:value-type="float">
            <text:p>-9.99958244657701</text:p>
          </table:table-cell>
          <table:table-cell table:formula="of:= [.B914] * [.B914] - 10 * COS(2 * PI() * [.B914])" office:value-type="float" office:value="-9.99958244657701" calcext:value-type="float">
            <text:p>-9.99958244657701</text:p>
          </table:table-cell>
          <table:table-cell table:formula="of:= 100 * ([.A915] - [.A914]*[.A914]) * ([.A915] - [.A914]*[.A914]) + (1 - [.A914]) * (1 - [.A914])" office:value-type="float" office:value="21.2768837771369" calcext:value-type="float">
            <text:p>21.2768837771369</text:p>
          </table:table-cell>
          <table:table-cell table:formula="of:= 100 * ([.B915] - [.B914]*[.B914]) * ([.B915] - [.B914]*[.B914]) + (1 - [.B914]) * (1 - [.B914])" office:value-type="float" office:value="21.2707016712618" calcext:value-type="float">
            <text:p>21.2707016712618</text:p>
          </table:table-cell>
          <table:table-cell table:formula="of:=[.A914]*[.A914]" office:value-type="float" office:value="0.00000210470237908628" calcext:value-type="float">
            <text:p>2.10470237908628E-06</text:p>
          </table:table-cell>
          <table:table-cell table:formula="of:=[.B914]*[.B914]" office:value-type="float" office:value="0.00000210470237908628" calcext:value-type="float">
            <text:p>2.10470237908628E-06</text:p>
          </table:table-cell>
          <table:table-cell table:formula="of:= [.A914]*[.A914]*[.A914]*[.A914] - 16*[.A914]*[.A914] + 5*[.A914]" office:value-type="float" office:value="-0.00728747144507945" calcext:value-type="float">
            <text:p>-0.00728747144507945</text:p>
          </table:table-cell>
          <table:table-cell table:formula="of:= [.B914]*[.B914]*[.B914]*[.B914] - 16*[.B914]*[.B914] + 5*[.B914]" office:value-type="float" office:value="0.00722012097780823" calcext:value-type="float">
            <text:p>0.007220120977808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0264262617566" calcext:value-type="float">
            <text:p>-0.450264262617566</text:p>
          </table:table-cell>
          <table:table-cell table:formula="of:=-[.A915]" office:value-type="float" office:value="0.450264262617566" calcext:value-type="float">
            <text:p>0.450264262617566</text:p>
          </table:table-cell>
          <table:table-cell/>
          <table:table-cell table:formula="of:= [.A915] * [.A915] - 10 * COS(2 * PI() * [.A915])" office:value-type="float" office:value="9.71842090879523" calcext:value-type="float">
            <text:p>9.71842090879523</text:p>
          </table:table-cell>
          <table:table-cell table:formula="of:= [.B915] * [.B915] - 10 * COS(2 * PI() * [.B915])" office:value-type="float" office:value="9.71842090879523" calcext:value-type="float">
            <text:p>9.71842090879523</text:p>
          </table:table-cell>
          <table:table-cell table:formula="of:= 100 * ([.A916] - [.A915]*[.A915]) * ([.A916] - [.A915]*[.A915]) + (1 - [.A915]) * (1 - [.A915])" office:value-type="float" office:value="7.56738251375536" calcext:value-type="float">
            <text:p>7.56738251375536</text:p>
          </table:table-cell>
          <table:table-cell table:formula="of:= 100 * ([.B916] - [.B915]*[.B915]) * ([.B916] - [.B915]*[.B915]) + (1 - [.B915]) * (1 - [.B915])" office:value-type="float" office:value="41.1637471181007" calcext:value-type="float">
            <text:p>41.1637471181007</text:p>
          </table:table-cell>
          <table:table-cell table:formula="of:=[.A915]*[.A915]" office:value-type="float" office:value="0.20273790619054" calcext:value-type="float">
            <text:p>0.20273790619054</text:p>
          </table:table-cell>
          <table:table-cell table:formula="of:=[.B915]*[.B915]" office:value-type="float" office:value="0.20273790619054" calcext:value-type="float">
            <text:p>0.20273790619054</text:p>
          </table:table-cell>
          <table:table-cell table:formula="of:= [.A915]*[.A915]*[.A915]*[.A915] - 16*[.A915]*[.A915] + 5*[.A915]" office:value-type="float" office:value="-5.45402515352995" calcext:value-type="float">
            <text:p>-5.45402515352995</text:p>
          </table:table-cell>
          <table:table-cell table:formula="of:= [.B915]*[.B915]*[.B915]*[.B915] - 16*[.B915]*[.B915] + 5*[.B915]" office:value-type="float" office:value="-0.95138252735429" calcext:value-type="float">
            <text:p>-0.951382527354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6492394539528" calcext:value-type="float">
            <text:p>0.436492394539528</text:p>
          </table:table-cell>
          <table:table-cell table:formula="of:=-[.A916]" office:value-type="float" office:value="-0.436492394539528" calcext:value-type="float">
            <text:p>-0.436492394539528</text:p>
          </table:table-cell>
          <table:table-cell/>
          <table:table-cell table:formula="of:= [.A916] * [.A916] - 10 * COS(2 * PI() * [.A916])" office:value-type="float" office:value="9.40490836676498" calcext:value-type="float">
            <text:p>9.40490836676498</text:p>
          </table:table-cell>
          <table:table-cell table:formula="of:= [.B916] * [.B916] - 10 * COS(2 * PI() * [.B916])" office:value-type="float" office:value="9.40490836676498" calcext:value-type="float">
            <text:p>9.40490836676498</text:p>
          </table:table-cell>
          <table:table-cell table:formula="of:= 100 * ([.A917] - [.A916]*[.A916]) * ([.A917] - [.A916]*[.A916]) + (1 - [.A916]) * (1 - [.A916])" office:value-type="float" office:value="26.2434020661679" calcext:value-type="float">
            <text:p>26.2434020661679</text:p>
          </table:table-cell>
          <table:table-cell table:formula="of:= 100 * ([.B917] - [.B916]*[.B916]) * ([.B917] - [.B916]*[.B916]) + (1 - [.B916]) * (1 - [.B916])" office:value-type="float" office:value="3.70506637752905" calcext:value-type="float">
            <text:p>3.70506637752905</text:p>
          </table:table-cell>
          <table:table-cell table:formula="of:=[.A916]*[.A916]" office:value-type="float" office:value="0.190525610490851" calcext:value-type="float">
            <text:p>0.190525610490851</text:p>
          </table:table-cell>
          <table:table-cell table:formula="of:=[.B916]*[.B916]" office:value-type="float" office:value="0.190525610490851" calcext:value-type="float">
            <text:p>0.190525610490851</text:p>
          </table:table-cell>
          <table:table-cell table:formula="of:= [.A916]*[.A916]*[.A916]*[.A916] - 16*[.A916]*[.A916] + 5*[.A916]" office:value-type="float" office:value="-0.829647786903061" calcext:value-type="float">
            <text:p>-0.829647786903061</text:p>
          </table:table-cell>
          <table:table-cell table:formula="of:= [.B916]*[.B916]*[.B916]*[.B916] - 16*[.B916]*[.B916] + 5*[.B916]" office:value-type="float" office:value="-5.19457173229834" calcext:value-type="float">
            <text:p>-5.194571732298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1864883156959" calcext:value-type="float">
            <text:p>-0.31864883156959</text:p>
          </table:table-cell>
          <table:table-cell table:formula="of:=-[.A917]" office:value-type="float" office:value="0.31864883156959" calcext:value-type="float">
            <text:p>0.31864883156959</text:p>
          </table:table-cell>
          <table:table-cell/>
          <table:table-cell table:formula="of:= [.A917] * [.A917] - 10 * COS(2 * PI() * [.A917])" office:value-type="float" office:value="4.28236090493995" calcext:value-type="float">
            <text:p>4.28236090493995</text:p>
          </table:table-cell>
          <table:table-cell table:formula="of:= [.B917] * [.B917] - 10 * COS(2 * PI() * [.B917])" office:value-type="float" office:value="4.28236090493995" calcext:value-type="float">
            <text:p>4.28236090493995</text:p>
          </table:table-cell>
          <table:table-cell table:formula="of:= 100 * ([.A918] - [.A917]*[.A917]) * ([.A918] - [.A917]*[.A917]) + (1 - [.A917]) * (1 - [.A917])" office:value-type="float" office:value="29.3295352604283" calcext:value-type="float">
            <text:p>29.3295352604283</text:p>
          </table:table-cell>
          <table:table-cell table:formula="of:= 100 * ([.B918] - [.B917]*[.B917]) * ([.B918] - [.B917]*[.B917]) + (1 - [.B917]) * (1 - [.B917])" office:value-type="float" office:value="10.8451594602083" calcext:value-type="float">
            <text:p>10.8451594602083</text:p>
          </table:table-cell>
          <table:table-cell table:formula="of:=[.A917]*[.A917]" office:value-type="float" office:value="0.101537077860665" calcext:value-type="float">
            <text:p>0.101537077860665</text:p>
          </table:table-cell>
          <table:table-cell table:formula="of:=[.B917]*[.B917]" office:value-type="float" office:value="0.101537077860665" calcext:value-type="float">
            <text:p>0.101537077860665</text:p>
          </table:table-cell>
          <table:table-cell table:formula="of:= [.A917]*[.A917]*[.A917]*[.A917] - 16*[.A917]*[.A917] + 5*[.A917]" office:value-type="float" office:value="-3.2075276254381" calcext:value-type="float">
            <text:p>-3.2075276254381</text:p>
          </table:table-cell>
          <table:table-cell table:formula="of:= [.B917]*[.B917]*[.B917]*[.B917] - 16*[.B917]*[.B917] + 5*[.B917]" office:value-type="float" office:value="-0.0210393097422046" calcext:value-type="float">
            <text:p>-0.02103930974220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3731429851614" calcext:value-type="float">
            <text:p>-0.423731429851614</text:p>
          </table:table-cell>
          <table:table-cell table:formula="of:=-[.A918]" office:value-type="float" office:value="0.423731429851614" calcext:value-type="float">
            <text:p>0.423731429851614</text:p>
          </table:table-cell>
          <table:table-cell/>
          <table:table-cell table:formula="of:= [.A918] * [.A918] - 10 * COS(2 * PI() * [.A918])" office:value-type="float" office:value="9.05314487139007" calcext:value-type="float">
            <text:p>9.05314487139007</text:p>
          </table:table-cell>
          <table:table-cell table:formula="of:= [.B918] * [.B918] - 10 * COS(2 * PI() * [.B918])" office:value-type="float" office:value="9.05314487139007" calcext:value-type="float">
            <text:p>9.05314487139007</text:p>
          </table:table-cell>
          <table:table-cell table:formula="of:= 100 * ([.A919] - [.A918]*[.A918]) * ([.A919] - [.A918]*[.A918]) + (1 - [.A918]) * (1 - [.A918])" office:value-type="float" office:value="3.11398615238915" calcext:value-type="float">
            <text:p>3.11398615238915</text:p>
          </table:table-cell>
          <table:table-cell table:formula="of:= 100 * ([.B919] - [.B918]*[.B918]) * ([.B919] - [.B918]*[.B918]) + (1 - [.B918]) * (1 - [.B918])" office:value-type="float" office:value="21.8018470625606" calcext:value-type="float">
            <text:p>21.8018470625606</text:p>
          </table:table-cell>
          <table:table-cell table:formula="of:=[.A918]*[.A918]" office:value-type="float" office:value="0.179548324644093" calcext:value-type="float">
            <text:p>0.179548324644093</text:p>
          </table:table-cell>
          <table:table-cell table:formula="of:=[.B918]*[.B918]" office:value-type="float" office:value="0.179548324644093" calcext:value-type="float">
            <text:p>0.179548324644093</text:p>
          </table:table-cell>
          <table:table-cell table:formula="of:= [.A918]*[.A918]*[.A918]*[.A918] - 16*[.A918]*[.A918] + 5*[.A918]" office:value-type="float" office:value="-4.95919274268106" calcext:value-type="float">
            <text:p>-4.95919274268106</text:p>
          </table:table-cell>
          <table:table-cell table:formula="of:= [.B918]*[.B918]*[.B918]*[.B918] - 16*[.B918]*[.B918] + 5*[.B918]" office:value-type="float" office:value="-0.721878444164922" calcext:value-type="float">
            <text:p>-0.7218784441649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3806416322477" calcext:value-type="float">
            <text:p>0.283806416322477</text:p>
          </table:table-cell>
          <table:table-cell table:formula="of:=-[.A919]" office:value-type="float" office:value="-0.283806416322477" calcext:value-type="float">
            <text:p>-0.283806416322477</text:p>
          </table:table-cell>
          <table:table-cell/>
          <table:table-cell table:formula="of:= [.A919] * [.A919] - 10 * COS(2 * PI() * [.A919])" office:value-type="float" office:value="2.18872888749677" calcext:value-type="float">
            <text:p>2.18872888749677</text:p>
          </table:table-cell>
          <table:table-cell table:formula="of:= [.B919] * [.B919] - 10 * COS(2 * PI() * [.B919])" office:value-type="float" office:value="2.18872888749677" calcext:value-type="float">
            <text:p>2.18872888749677</text:p>
          </table:table-cell>
          <table:table-cell table:formula="of:= 100 * ([.A920] - [.A919]*[.A919]) * ([.A920] - [.A919]*[.A919]) + (1 - [.A919]) * (1 - [.A919])" office:value-type="float" office:value="0.77629322887157" calcext:value-type="float">
            <text:p>0.77629322887157</text:p>
          </table:table-cell>
          <table:table-cell table:formula="of:= 100 * ([.B920] - [.B919]*[.B919]) * ([.B920] - [.B919]*[.B919]) + (1 - [.B919]) * (1 - [.B919])" office:value-type="float" office:value="2.85318221443398" calcext:value-type="float">
            <text:p>2.85318221443398</text:p>
          </table:table-cell>
          <table:table-cell table:formula="of:=[.A919]*[.A919]" office:value-type="float" office:value="0.0805460819458072" calcext:value-type="float">
            <text:p>0.0805460819458072</text:p>
          </table:table-cell>
          <table:table-cell table:formula="of:=[.B919]*[.B919]" office:value-type="float" office:value="0.0805460819458072" calcext:value-type="float">
            <text:p>0.0805460819458072</text:p>
          </table:table-cell>
          <table:table-cell table:formula="of:= [.A919]*[.A919]*[.A919]*[.A919] - 16*[.A919]*[.A919] + 5*[.A919]" office:value-type="float" office:value="0.136782441796291" calcext:value-type="float">
            <text:p>0.136782441796291</text:p>
          </table:table-cell>
          <table:table-cell table:formula="of:= [.B919]*[.B919]*[.B919]*[.B919] - 16*[.B919]*[.B919] + 5*[.B919]" office:value-type="float" office:value="-2.70128172142848" calcext:value-type="float">
            <text:p>-2.701281721428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92274713283405" calcext:value-type="float">
            <text:p>0.0292274713283405</text:p>
          </table:table-cell>
          <table:table-cell table:formula="of:=-[.A920]" office:value-type="float" office:value="-0.0292274713283405" calcext:value-type="float">
            <text:p>-0.0292274713283405</text:p>
          </table:table-cell>
          <table:table-cell/>
          <table:table-cell table:formula="of:= [.A920] * [.A920] - 10 * COS(2 * PI() * [.A920])" office:value-type="float" office:value="-9.830997887718" calcext:value-type="float">
            <text:p>-9.830997887718</text:p>
          </table:table-cell>
          <table:table-cell table:formula="of:= [.B920] * [.B920] - 10 * COS(2 * PI() * [.B920])" office:value-type="float" office:value="-9.830997887718" calcext:value-type="float">
            <text:p>-9.830997887718</text:p>
          </table:table-cell>
          <table:table-cell table:formula="of:= 100 * ([.A921] - [.A920]*[.A920]) * ([.A921] - [.A920]*[.A920]) + (1 - [.A920]) * (1 - [.A920])" office:value-type="float" office:value="24.9345083796839" calcext:value-type="float">
            <text:p>24.9345083796839</text:p>
          </table:table-cell>
          <table:table-cell table:formula="of:= 100 * ([.B921] - [.B920]*[.B920]) * ([.B921] - [.B920]*[.B920]) + (1 - [.B920]) * (1 - [.B920])" office:value-type="float" office:value="25.2190798024222" calcext:value-type="float">
            <text:p>25.2190798024222</text:p>
          </table:table-cell>
          <table:table-cell table:formula="of:=[.A920]*[.A920]" office:value-type="float" office:value="0.000854245080248964" calcext:value-type="float">
            <text:p>0.000854245080248964</text:p>
          </table:table-cell>
          <table:table-cell table:formula="of:=[.B920]*[.B920]" office:value-type="float" office:value="0.000854245080248964" calcext:value-type="float">
            <text:p>0.000854245080248964</text:p>
          </table:table-cell>
          <table:table-cell table:formula="of:= [.A920]*[.A920]*[.A920]*[.A920] - 16*[.A920]*[.A920] + 5*[.A920]" office:value-type="float" office:value="0.132470165092376" calcext:value-type="float">
            <text:p>0.132470165092376</text:p>
          </table:table-cell>
          <table:table-cell table:formula="of:= [.B920]*[.B920]*[.B920]*[.B920] - 16*[.B920]*[.B920] + 5*[.B920]" office:value-type="float" office:value="-0.159804548191029" calcext:value-type="float">
            <text:p>-0.1598045481910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0671650622971" calcext:value-type="float">
            <text:p>0.490671650622971</text:p>
          </table:table-cell>
          <table:table-cell table:formula="of:=-[.A921]" office:value-type="float" office:value="-0.490671650622971" calcext:value-type="float">
            <text:p>-0.490671650622971</text:p>
          </table:table-cell>
          <table:table-cell/>
          <table:table-cell table:formula="of:= [.A921] * [.A921] - 10 * COS(2 * PI() * [.A921])" office:value-type="float" office:value="10.2235869006012" calcext:value-type="float">
            <text:p>10.2235869006012</text:p>
          </table:table-cell>
          <table:table-cell table:formula="of:= [.B921] * [.B921] - 10 * COS(2 * PI() * [.B921])" office:value-type="float" office:value="10.2235869006012" calcext:value-type="float">
            <text:p>10.2235869006012</text:p>
          </table:table-cell>
          <table:table-cell table:formula="of:= 100 * ([.A922] - [.A921]*[.A921]) * ([.A922] - [.A921]*[.A921]) + (1 - [.A921]) * (1 - [.A921])" office:value-type="float" office:value="14.9013080382621" calcext:value-type="float">
            <text:p>14.9013080382621</text:p>
          </table:table-cell>
          <table:table-cell table:formula="of:= 100 * ([.B922] - [.B921]*[.B921]) * ([.B922] - [.B921]*[.B921]) + (1 - [.B921]) * (1 - [.B921])" office:value-type="float" office:value="3.19963116247168" calcext:value-type="float">
            <text:p>3.19963116247168</text:p>
          </table:table-cell>
          <table:table-cell table:formula="of:=[.A921]*[.A921]" office:value-type="float" office:value="0.240758668725071" calcext:value-type="float">
            <text:p>0.240758668725071</text:p>
          </table:table-cell>
          <table:table-cell table:formula="of:=[.B921]*[.B921]" office:value-type="float" office:value="0.240758668725071" calcext:value-type="float">
            <text:p>0.240758668725071</text:p>
          </table:table-cell>
          <table:table-cell table:formula="of:= [.A921]*[.A921]*[.A921]*[.A921] - 16*[.A921]*[.A921] + 5*[.A921]" office:value-type="float" office:value="-1.34081570992001" calcext:value-type="float">
            <text:p>-1.34081570992001</text:p>
          </table:table-cell>
          <table:table-cell table:formula="of:= [.B921]*[.B921]*[.B921]*[.B921] - 16*[.B921]*[.B921] + 5*[.B921]" office:value-type="float" office:value="-6.24753221614973" calcext:value-type="float">
            <text:p>-6.247532216149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1888592741452" calcext:value-type="float">
            <text:p>-0.141888592741452</text:p>
          </table:table-cell>
          <table:table-cell table:formula="of:=-[.A922]" office:value-type="float" office:value="0.141888592741452" calcext:value-type="float">
            <text:p>0.141888592741452</text:p>
          </table:table-cell>
          <table:table-cell/>
          <table:table-cell table:formula="of:= [.A922] * [.A922] - 10 * COS(2 * PI() * [.A922])" office:value-type="float" office:value="-6.26222887923848" calcext:value-type="float">
            <text:p>-6.26222887923848</text:p>
          </table:table-cell>
          <table:table-cell table:formula="of:= [.B922] * [.B922] - 10 * COS(2 * PI() * [.B922])" office:value-type="float" office:value="-6.26222887923848" calcext:value-type="float">
            <text:p>-6.26222887923848</text:p>
          </table:table-cell>
          <table:table-cell table:formula="of:= 100 * ([.A923] - [.A922]*[.A922]) * ([.A923] - [.A922]*[.A922]) + (1 - [.A922]) * (1 - [.A922])" office:value-type="float" office:value="15.3125143905631" calcext:value-type="float">
            <text:p>15.3125143905631</text:p>
          </table:table-cell>
          <table:table-cell table:formula="of:= 100 * ([.B923] - [.B922]*[.B922]) * ([.B923] - [.B922]*[.B922]) + (1 - [.B922]) * (1 - [.B922])" office:value-type="float" office:value="11.8930215025798" calcext:value-type="float">
            <text:p>11.8930215025798</text:p>
          </table:table-cell>
          <table:table-cell table:formula="of:=[.A922]*[.A922]" office:value-type="float" office:value="0.0201323727501497" calcext:value-type="float">
            <text:p>0.0201323727501497</text:p>
          </table:table-cell>
          <table:table-cell table:formula="of:=[.B922]*[.B922]" office:value-type="float" office:value="0.0201323727501497" calcext:value-type="float">
            <text:p>0.0201323727501497</text:p>
          </table:table-cell>
          <table:table-cell table:formula="of:= [.A922]*[.A922]*[.A922]*[.A922] - 16*[.A922]*[.A922] + 5*[.A922]" office:value-type="float" office:value="-1.0311556152771" calcext:value-type="float">
            <text:p>-1.0311556152771</text:p>
          </table:table-cell>
          <table:table-cell table:formula="of:= [.B922]*[.B922]*[.B922]*[.B922] - 16*[.B922]*[.B922] + 5*[.B922]" office:value-type="float" office:value="0.387730312137417" calcext:value-type="float">
            <text:p>0.3877303121374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4148335172795" calcext:value-type="float">
            <text:p>-0.354148335172795</text:p>
          </table:table-cell>
          <table:table-cell table:formula="of:=-[.A923]" office:value-type="float" office:value="0.354148335172795" calcext:value-type="float">
            <text:p>0.354148335172795</text:p>
          </table:table-cell>
          <table:table-cell/>
          <table:table-cell table:formula="of:= [.A923] * [.A923] - 10 * COS(2 * PI() * [.A923])" office:value-type="float" office:value="6.21212150726482" calcext:value-type="float">
            <text:p>6.21212150726482</text:p>
          </table:table-cell>
          <table:table-cell table:formula="of:= [.B923] * [.B923] - 10 * COS(2 * PI() * [.B923])" office:value-type="float" office:value="6.21212150726482" calcext:value-type="float">
            <text:p>6.21212150726482</text:p>
          </table:table-cell>
          <table:table-cell table:formula="of:= 100 * ([.A924] - [.A923]*[.A923]) * ([.A924] - [.A923]*[.A923]) + (1 - [.A923]) * (1 - [.A923])" office:value-type="float" office:value="2.45140770076953" calcext:value-type="float">
            <text:p>2.45140770076953</text:p>
          </table:table-cell>
          <table:table-cell table:formula="of:= 100 * ([.B924] - [.B923]*[.B923]) * ([.B924] - [.B923]*[.B923]) + (1 - [.B923]) * (1 - [.B923])" office:value-type="float" office:value="3.38409034149206" calcext:value-type="float">
            <text:p>3.38409034149206</text:p>
          </table:table-cell>
          <table:table-cell table:formula="of:=[.A923]*[.A923]" office:value-type="float" office:value="0.125421043305662" calcext:value-type="float">
            <text:p>0.125421043305662</text:p>
          </table:table-cell>
          <table:table-cell table:formula="of:=[.B923]*[.B923]" office:value-type="float" office:value="0.125421043305662" calcext:value-type="float">
            <text:p>0.125421043305662</text:p>
          </table:table-cell>
          <table:table-cell table:formula="of:= [.A923]*[.A923]*[.A923]*[.A923] - 16*[.A923]*[.A923] + 5*[.A923]" office:value-type="float" office:value="-3.76174793065069" calcext:value-type="float">
            <text:p>-3.76174793065069</text:p>
          </table:table-cell>
          <table:table-cell table:formula="of:= [.B923]*[.B923]*[.B923]*[.B923] - 16*[.B923]*[.B923] + 5*[.B923]" office:value-type="float" office:value="-0.22026457892274" calcext:value-type="float">
            <text:p>-0.220264578922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68277874169871" calcext:value-type="float">
            <text:p>0.0468277874169871</text:p>
          </table:table-cell>
          <table:table-cell table:formula="of:=-[.A924]" office:value-type="float" office:value="-0.0468277874169871" calcext:value-type="float">
            <text:p>-0.0468277874169871</text:p>
          </table:table-cell>
          <table:table-cell/>
          <table:table-cell table:formula="of:= [.A924] * [.A924] - 10 * COS(2 * PI() * [.A924])" office:value-type="float" office:value="-9.56807121075345" calcext:value-type="float">
            <text:p>-9.56807121075345</text:p>
          </table:table-cell>
          <table:table-cell table:formula="of:= [.B924] * [.B924] - 10 * COS(2 * PI() * [.B924])" office:value-type="float" office:value="-9.56807121075345" calcext:value-type="float">
            <text:p>-9.56807121075345</text:p>
          </table:table-cell>
          <table:table-cell table:formula="of:= 100 * ([.A925] - [.A924]*[.A924]) * ([.A925] - [.A924]*[.A924]) + (1 - [.A924]) * (1 - [.A924])" office:value-type="float" office:value="6.85431100600114" calcext:value-type="float">
            <text:p>6.85431100600114</text:p>
          </table:table-cell>
          <table:table-cell table:formula="of:= 100 * ([.B925] - [.B924]*[.B924]) * ([.B925] - [.B924]*[.B924]) + (1 - [.B924]) * (1 - [.B924])" office:value-type="float" office:value="6.82966494644321" calcext:value-type="float">
            <text:p>6.82966494644321</text:p>
          </table:table-cell>
          <table:table-cell table:formula="of:=[.A924]*[.A924]" office:value-type="float" office:value="0.00219284167437054" calcext:value-type="float">
            <text:p>0.00219284167437054</text:p>
          </table:table-cell>
          <table:table-cell table:formula="of:=[.B924]*[.B924]" office:value-type="float" office:value="0.00219284167437054" calcext:value-type="float">
            <text:p>0.00219284167437054</text:p>
          </table:table-cell>
          <table:table-cell table:formula="of:= [.A924]*[.A924]*[.A924]*[.A924] - 16*[.A924]*[.A924] + 5*[.A924]" office:value-type="float" office:value="0.199058278849616" calcext:value-type="float">
            <text:p>0.199058278849616</text:p>
          </table:table-cell>
          <table:table-cell table:formula="of:= [.B924]*[.B924]*[.B924]*[.B924] - 16*[.B924]*[.B924] + 5*[.B924]" office:value-type="float" office:value="-0.269219595320255" calcext:value-type="float">
            <text:p>-0.2692195953202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41646731388755" calcext:value-type="float">
            <text:p>-0.241646731388755</text:p>
          </table:table-cell>
          <table:table-cell table:formula="of:=-[.A925]" office:value-type="float" office:value="0.241646731388755" calcext:value-type="float">
            <text:p>0.241646731388755</text:p>
          </table:table-cell>
          <table:table-cell/>
          <table:table-cell table:formula="of:= [.A925] * [.A925] - 10 * COS(2 * PI() * [.A925])" office:value-type="float" office:value="-0.466217269378128" calcext:value-type="float">
            <text:p>-0.466217269378128</text:p>
          </table:table-cell>
          <table:table-cell table:formula="of:= [.B925] * [.B925] - 10 * COS(2 * PI() * [.B925])" office:value-type="float" office:value="-0.466217269378128" calcext:value-type="float">
            <text:p>-0.466217269378128</text:p>
          </table:table-cell>
          <table:table-cell table:formula="of:= 100 * ([.A926] - [.A925]*[.A925]) * ([.A926] - [.A925]*[.A925]) + (1 - [.A925]) * (1 - [.A925])" office:value-type="float" office:value="15.169079948986" calcext:value-type="float">
            <text:p>15.169079948986</text:p>
          </table:table-cell>
          <table:table-cell table:formula="of:= 100 * ([.B926] - [.B925]*[.B925]) * ([.B926] - [.B925]*[.B925]) + (1 - [.B925]) * (1 - [.B925])" office:value-type="float" office:value="6.9439952629065" calcext:value-type="float">
            <text:p>6.9439952629065</text:p>
          </table:table-cell>
          <table:table-cell table:formula="of:=[.A925]*[.A925]" office:value-type="float" office:value="0.0583931427908692" calcext:value-type="float">
            <text:p>0.0583931427908692</text:p>
          </table:table-cell>
          <table:table-cell table:formula="of:=[.B925]*[.B925]" office:value-type="float" office:value="0.0583931427908692" calcext:value-type="float">
            <text:p>0.0583931427908692</text:p>
          </table:table-cell>
          <table:table-cell table:formula="of:= [.A925]*[.A925]*[.A925]*[.A925] - 16*[.A925]*[.A925] + 5*[.A925]" office:value-type="float" office:value="-2.13911418247269" calcext:value-type="float">
            <text:p>-2.13911418247269</text:p>
          </table:table-cell>
          <table:table-cell table:formula="of:= [.B925]*[.B925]*[.B925]*[.B925] - 16*[.B925]*[.B925] + 5*[.B925]" office:value-type="float" office:value="0.277353131414864" calcext:value-type="float">
            <text:p>0.2773531314148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10759851825424" calcext:value-type="float">
            <text:p>-0.310759851825424</text:p>
          </table:table-cell>
          <table:table-cell table:formula="of:=-[.A926]" office:value-type="float" office:value="0.310759851825424" calcext:value-type="float">
            <text:p>0.310759851825424</text:p>
          </table:table-cell>
          <table:table-cell/>
          <table:table-cell table:formula="of:= [.A926] * [.A926] - 10 * COS(2 * PI() * [.A926])" office:value-type="float" office:value="3.82216531309127" calcext:value-type="float">
            <text:p>3.82216531309127</text:p>
          </table:table-cell>
          <table:table-cell table:formula="of:= [.B926] * [.B926] - 10 * COS(2 * PI() * [.B926])" office:value-type="float" office:value="3.82216531309127" calcext:value-type="float">
            <text:p>3.82216531309127</text:p>
          </table:table-cell>
          <table:table-cell table:formula="of:= 100 * ([.A927] - [.A926]*[.A926]) * ([.A927] - [.A926]*[.A926]) + (1 - [.A926]) * (1 - [.A926])" office:value-type="float" office:value="24.6562494450648" calcext:value-type="float">
            <text:p>24.6562494450648</text:p>
          </table:table-cell>
          <table:table-cell table:formula="of:= 100 * ([.B927] - [.B926]*[.B926]) * ([.B927] - [.B926]*[.B926]) + (1 - [.B926]) * (1 - [.B926])" office:value-type="float" office:value="8.64290734946889" calcext:value-type="float">
            <text:p>8.64290734946889</text:p>
          </table:table-cell>
          <table:table-cell table:formula="of:=[.A926]*[.A926]" office:value-type="float" office:value="0.0965716855065592" calcext:value-type="float">
            <text:p>0.0965716855065592</text:p>
          </table:table-cell>
          <table:table-cell table:formula="of:=[.B926]*[.B926]" office:value-type="float" office:value="0.0965716855065592" calcext:value-type="float">
            <text:p>0.0965716855065592</text:p>
          </table:table-cell>
          <table:table-cell table:formula="of:= [.A926]*[.A926]*[.A926]*[.A926] - 16*[.A926]*[.A926] + 5*[.A926]" office:value-type="float" office:value="-3.08962013679049" calcext:value-type="float">
            <text:p>-3.08962013679049</text:p>
          </table:table-cell>
          <table:table-cell table:formula="of:= [.B926]*[.B926]*[.B926]*[.B926] - 16*[.B926]*[.B926] + 5*[.B926]" office:value-type="float" office:value="0.0179783814637484" calcext:value-type="float">
            <text:p>0.01797838146374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2366286008619" calcext:value-type="float">
            <text:p>-0.382366286008619</text:p>
          </table:table-cell>
          <table:table-cell table:formula="of:=-[.A927]" office:value-type="float" office:value="0.382366286008619" calcext:value-type="float">
            <text:p>0.382366286008619</text:p>
          </table:table-cell>
          <table:table-cell/>
          <table:table-cell table:formula="of:= [.A927] * [.A927] - 10 * COS(2 * PI() * [.A927])" office:value-type="float" office:value="7.53685800358619" calcext:value-type="float">
            <text:p>7.53685800358619</text:p>
          </table:table-cell>
          <table:table-cell table:formula="of:= [.B927] * [.B927] - 10 * COS(2 * PI() * [.B927])" office:value-type="float" office:value="7.53685800358619" calcext:value-type="float">
            <text:p>7.53685800358619</text:p>
          </table:table-cell>
          <table:table-cell table:formula="of:= 100 * ([.A928] - [.A927]*[.A927]) * ([.A928] - [.A927]*[.A927]) + (1 - [.A927]) * (1 - [.A927])" office:value-type="float" office:value="9.34666581658684" calcext:value-type="float">
            <text:p>9.34666581658684</text:p>
          </table:table-cell>
          <table:table-cell table:formula="of:= 100 * ([.B928] - [.B927]*[.B927]) * ([.B928] - [.B927]*[.B927]) + (1 - [.B927]) * (1 - [.B927])" office:value-type="float" office:value="0.420369566665045" calcext:value-type="float">
            <text:p>0.420369566665045</text:p>
          </table:table-cell>
          <table:table-cell table:formula="of:=[.A927]*[.A927]" office:value-type="float" office:value="0.146203976676025" calcext:value-type="float">
            <text:p>0.146203976676025</text:p>
          </table:table-cell>
          <table:table-cell table:formula="of:=[.B927]*[.B927]" office:value-type="float" office:value="0.146203976676025" calcext:value-type="float">
            <text:p>0.146203976676025</text:p>
          </table:table-cell>
          <table:table-cell table:formula="of:= [.A927]*[.A927]*[.A927]*[.A927] - 16*[.A927]*[.A927] + 5*[.A927]" office:value-type="float" office:value="-4.22971945406361" calcext:value-type="float">
            <text:p>-4.22971945406361</text:p>
          </table:table-cell>
          <table:table-cell table:formula="of:= [.B927]*[.B927]*[.B927]*[.B927] - 16*[.B927]*[.B927] + 5*[.B927]" office:value-type="float" office:value="-0.40605659397742" calcext:value-type="float">
            <text:p>-0.406056593977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6481359708123" calcext:value-type="float">
            <text:p>-0.126481359708123</text:p>
          </table:table-cell>
          <table:table-cell table:formula="of:=-[.A928]" office:value-type="float" office:value="0.126481359708123" calcext:value-type="float">
            <text:p>0.126481359708123</text:p>
          </table:table-cell>
          <table:table-cell/>
          <table:table-cell table:formula="of:= [.A928] * [.A928] - 10 * COS(2 * PI() * [.A928])" office:value-type="float" office:value="-6.98894986017873" calcext:value-type="float">
            <text:p>-6.98894986017873</text:p>
          </table:table-cell>
          <table:table-cell table:formula="of:= [.B928] * [.B928] - 10 * COS(2 * PI() * [.B928])" office:value-type="float" office:value="-6.98894986017873" calcext:value-type="float">
            <text:p>-6.98894986017873</text:p>
          </table:table-cell>
          <table:table-cell table:formula="of:= 100 * ([.A929] - [.A928]*[.A928]) * ([.A929] - [.A928]*[.A928]) + (1 - [.A928]) * (1 - [.A928])" office:value-type="float" office:value="14.2761468528072" calcext:value-type="float">
            <text:p>14.2761468528072</text:p>
          </table:table-cell>
          <table:table-cell table:formula="of:= 100 * ([.B929] - [.B928]*[.B928]) * ([.B929] - [.B928]*[.B928]) + (1 - [.B928]) * (1 - [.B928])" office:value-type="float" office:value="11.5647550015538" calcext:value-type="float">
            <text:p>11.5647550015538</text:p>
          </table:table-cell>
          <table:table-cell table:formula="of:=[.A928]*[.A928]" office:value-type="float" office:value="0.0159975343536156" calcext:value-type="float">
            <text:p>0.0159975343536156</text:p>
          </table:table-cell>
          <table:table-cell table:formula="of:=[.B928]*[.B928]" office:value-type="float" office:value="0.0159975343536156" calcext:value-type="float">
            <text:p>0.0159975343536156</text:p>
          </table:table-cell>
          <table:table-cell table:formula="of:= [.A928]*[.A928]*[.A928]*[.A928] - 16*[.A928]*[.A928] + 5*[.A928]" office:value-type="float" office:value="-0.888111427093069" calcext:value-type="float">
            <text:p>-0.888111427093069</text:p>
          </table:table-cell>
          <table:table-cell table:formula="of:= [.B928]*[.B928]*[.B928]*[.B928] - 16*[.B928]*[.B928] + 5*[.B928]" office:value-type="float" office:value="0.37670216998816" calcext:value-type="float">
            <text:p>0.376702169988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44657239620574" calcext:value-type="float">
            <text:p>-0.344657239620574</text:p>
          </table:table-cell>
          <table:table-cell table:formula="of:=-[.A929]" office:value-type="float" office:value="0.344657239620574" calcext:value-type="float">
            <text:p>0.344657239620574</text:p>
          </table:table-cell>
          <table:table-cell/>
          <table:table-cell table:formula="of:= [.A929] * [.A929] - 10 * COS(2 * PI() * [.A929])" office:value-type="float" office:value="5.72179713970501" calcext:value-type="float">
            <text:p>5.72179713970501</text:p>
          </table:table-cell>
          <table:table-cell table:formula="of:= [.B929] * [.B929] - 10 * COS(2 * PI() * [.B929])" office:value-type="float" office:value="5.72179713970501" calcext:value-type="float">
            <text:p>5.72179713970501</text:p>
          </table:table-cell>
          <table:table-cell table:formula="of:= 100 * ([.A930] - [.A929]*[.A929]) * ([.A930] - [.A929]*[.A929]) + (1 - [.A929]) * (1 - [.A929])" office:value-type="float" office:value="14.5370289255842" calcext:value-type="float">
            <text:p>14.5370289255842</text:p>
          </table:table-cell>
          <table:table-cell table:formula="of:= 100 * ([.B930] - [.B929]*[.B929]) * ([.B930] - [.B929]*[.B929]) + (1 - [.B929]) * (1 - [.B929])" office:value-type="float" office:value="1.85031373069547" calcext:value-type="float">
            <text:p>1.85031373069547</text:p>
          </table:table-cell>
          <table:table-cell table:formula="of:=[.A929]*[.A929]" office:value-type="float" office:value="0.118788612822874" calcext:value-type="float">
            <text:p>0.118788612822874</text:p>
          </table:table-cell>
          <table:table-cell table:formula="of:=[.B929]*[.B929]" office:value-type="float" office:value="0.118788612822874" calcext:value-type="float">
            <text:p>0.118788612822874</text:p>
          </table:table-cell>
          <table:table-cell table:formula="of:= [.A929]*[.A929]*[.A929]*[.A929] - 16*[.A929]*[.A929] + 5*[.A929]" office:value-type="float" office:value="-3.60979326873246" calcext:value-type="float">
            <text:p>-3.60979326873246</text:p>
          </table:table-cell>
          <table:table-cell table:formula="of:= [.B929]*[.B929]*[.B929]*[.B929] - 16*[.B929]*[.B929] + 5*[.B929]" office:value-type="float" office:value="-0.163220872526727" calcext:value-type="float">
            <text:p>-0.1632208725267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7987589207478" calcext:value-type="float">
            <text:p>-0.237987589207478</text:p>
          </table:table-cell>
          <table:table-cell table:formula="of:=-[.A930]" office:value-type="float" office:value="0.237987589207478" calcext:value-type="float">
            <text:p>0.237987589207478</text:p>
          </table:table-cell>
          <table:table-cell/>
          <table:table-cell table:formula="of:= [.A930] * [.A930] - 10 * COS(2 * PI() * [.A930])" office:value-type="float" office:value="-0.697407537993831" calcext:value-type="float">
            <text:p>-0.697407537993831</text:p>
          </table:table-cell>
          <table:table-cell table:formula="of:= [.B930] * [.B930] - 10 * COS(2 * PI() * [.B930])" office:value-type="float" office:value="-0.697407537993831" calcext:value-type="float">
            <text:p>-0.697407537993831</text:p>
          </table:table-cell>
          <table:table-cell table:formula="of:= 100 * ([.A931] - [.A930]*[.A930]) * ([.A931] - [.A930]*[.A930]) + (1 - [.A930]) * (1 - [.A930])" office:value-type="float" office:value="1.5664840122464" calcext:value-type="float">
            <text:p>1.5664840122464</text:p>
          </table:table-cell>
          <table:table-cell table:formula="of:= 100 * ([.B931] - [.B930]*[.B930]) * ([.B931] - [.B930]*[.B930]) + (1 - [.B930]) * (1 - [.B930])" office:value-type="float" office:value="2.31463017285906" calcext:value-type="float">
            <text:p>2.31463017285906</text:p>
          </table:table-cell>
          <table:table-cell table:formula="of:=[.A930]*[.A930]" office:value-type="float" office:value="0.0566380926167872" calcext:value-type="float">
            <text:p>0.0566380926167872</text:p>
          </table:table-cell>
          <table:table-cell table:formula="of:=[.B930]*[.B930]" office:value-type="float" office:value="0.0566380926167872" calcext:value-type="float">
            <text:p>0.0566380926167872</text:p>
          </table:table-cell>
          <table:table-cell table:formula="of:= [.A930]*[.A930]*[.A930]*[.A930] - 16*[.A930]*[.A930] + 5*[.A930]" office:value-type="float" office:value="-2.09293955437072" calcext:value-type="float">
            <text:p>-2.09293955437072</text:p>
          </table:table-cell>
          <table:table-cell table:formula="of:= [.B930]*[.B930]*[.B930]*[.B930] - 16*[.B930]*[.B930] + 5*[.B930]" office:value-type="float" office:value="0.286936337704061" calcext:value-type="float">
            <text:p>0.2869363377040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750420979456976" calcext:value-type="float">
            <text:p>0.0750420979456976</text:p>
          </table:table-cell>
          <table:table-cell table:formula="of:=-[.A931]" office:value-type="float" office:value="-0.0750420979456976" calcext:value-type="float">
            <text:p>-0.0750420979456976</text:p>
          </table:table-cell>
          <table:table-cell/>
          <table:table-cell table:formula="of:= [.A931] * [.A931] - 10 * COS(2 * PI() * [.A931])" office:value-type="float" office:value="-8.90323276712562" calcext:value-type="float">
            <text:p>-8.90323276712562</text:p>
          </table:table-cell>
          <table:table-cell table:formula="of:= [.B931] * [.B931] - 10 * COS(2 * PI() * [.B931])" office:value-type="float" office:value="-8.90323276712562" calcext:value-type="float">
            <text:p>-8.90323276712562</text:p>
          </table:table-cell>
          <table:table-cell table:formula="of:= 100 * ([.A932] - [.A931]*[.A931]) * ([.A932] - [.A931]*[.A931]) + (1 - [.A931]) * (1 - [.A931])" office:value-type="float" office:value="13.8740677559903" calcext:value-type="float">
            <text:p>13.8740677559903</text:p>
          </table:table-cell>
          <table:table-cell table:formula="of:= 100 * ([.B932] - [.B931]*[.B931]) * ([.B932] - [.B931]*[.B931]) + (1 - [.B931]) * (1 - [.B931])" office:value-type="float" office:value="13.3741825056687" calcext:value-type="float">
            <text:p>13.3741825056687</text:p>
          </table:table-cell>
          <table:table-cell table:formula="of:=[.A931]*[.A931]" office:value-type="float" office:value="0.00563131646409167" calcext:value-type="float">
            <text:p>0.00563131646409167</text:p>
          </table:table-cell>
          <table:table-cell table:formula="of:=[.B931]*[.B931]" office:value-type="float" office:value="0.00563131646409167" calcext:value-type="float">
            <text:p>0.00563131646409167</text:p>
          </table:table-cell>
          <table:table-cell table:formula="of:= [.A931]*[.A931]*[.A931]*[.A931] - 16*[.A931]*[.A931] + 5*[.A931]" office:value-type="float" office:value="0.28514113802814" calcext:value-type="float">
            <text:p>0.28514113802814</text:p>
          </table:table-cell>
          <table:table-cell table:formula="of:= [.B931]*[.B931]*[.B931]*[.B931] - 16*[.B931]*[.B931] + 5*[.B931]" office:value-type="float" office:value="-0.465279841428836" calcext:value-type="float">
            <text:p>-0.4652798414288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5180554674007" calcext:value-type="float">
            <text:p>-0.355180554674007</text:p>
          </table:table-cell>
          <table:table-cell table:formula="of:=-[.A932]" office:value-type="float" office:value="0.355180554674007" calcext:value-type="float">
            <text:p>0.355180554674007</text:p>
          </table:table-cell>
          <table:table-cell/>
          <table:table-cell table:formula="of:= [.A932] * [.A932] - 10 * COS(2 * PI() * [.A932])" office:value-type="float" office:value="6.26418379748368" calcext:value-type="float">
            <text:p>6.26418379748368</text:p>
          </table:table-cell>
          <table:table-cell table:formula="of:= [.B932] * [.B932] - 10 * COS(2 * PI() * [.B932])" office:value-type="float" office:value="6.26418379748368" calcext:value-type="float">
            <text:p>6.26418379748368</text:p>
          </table:table-cell>
          <table:table-cell table:formula="of:= 100 * ([.A933] - [.A932]*[.A932]) * ([.A933] - [.A932]*[.A932]) + (1 - [.A932]) * (1 - [.A932])" office:value-type="float" office:value="9.71702410491961" calcext:value-type="float">
            <text:p>9.71702410491961</text:p>
          </table:table-cell>
          <table:table-cell table:formula="of:= 100 * ([.B933] - [.B932]*[.B932]) * ([.B933] - [.B932]*[.B932]) + (1 - [.B932]) * (1 - [.B932])" office:value-type="float" office:value="28.8277739565098" calcext:value-type="float">
            <text:p>28.8277739565098</text:p>
          </table:table-cell>
          <table:table-cell table:formula="of:=[.A932]*[.A932]" office:value-type="float" office:value="0.126153226418535" calcext:value-type="float">
            <text:p>0.126153226418535</text:p>
          </table:table-cell>
          <table:table-cell table:formula="of:=[.B932]*[.B932]" office:value-type="float" office:value="0.126153226418535" calcext:value-type="float">
            <text:p>0.126153226418535</text:p>
          </table:table-cell>
          <table:table-cell table:formula="of:= [.A932]*[.A932]*[.A932]*[.A932] - 16*[.A932]*[.A932] + 5*[.A932]" office:value-type="float" office:value="-3.77843975953079" calcext:value-type="float">
            <text:p>-3.77843975953079</text:p>
          </table:table-cell>
          <table:table-cell table:formula="of:= [.B932]*[.B932]*[.B932]*[.B932] - 16*[.B932]*[.B932] + 5*[.B932]" office:value-type="float" office:value="-0.226634212790723" calcext:value-type="float">
            <text:p>-0.2266342127907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06875683111139" calcext:value-type="float">
            <text:p>0.406875683111139</text:p>
          </table:table-cell>
          <table:table-cell table:formula="of:=-[.A933]" office:value-type="float" office:value="-0.406875683111139" calcext:value-type="float">
            <text:p>-0.406875683111139</text:p>
          </table:table-cell>
          <table:table-cell/>
          <table:table-cell table:formula="of:= [.A933] * [.A933] - 10 * COS(2 * PI() * [.A933])" office:value-type="float" office:value="8.50202067434227" calcext:value-type="float">
            <text:p>8.50202067434227</text:p>
          </table:table-cell>
          <table:table-cell table:formula="of:= [.B933] * [.B933] - 10 * COS(2 * PI() * [.B933])" office:value-type="float" office:value="8.50202067434227" calcext:value-type="float">
            <text:p>8.50202067434227</text:p>
          </table:table-cell>
          <table:table-cell table:formula="of:= 100 * ([.A934] - [.A933]*[.A933]) * ([.A934] - [.A933]*[.A933]) + (1 - [.A933]) * (1 - [.A933])" office:value-type="float" office:value="5.73473428203774" calcext:value-type="float">
            <text:p>5.73473428203774</text:p>
          </table:table-cell>
          <table:table-cell table:formula="of:= 100 * ([.B934] - [.B933]*[.B933]) * ([.B934] - [.B933]*[.B933]) + (1 - [.B933]) * (1 - [.B933])" office:value-type="float" office:value="2.96106412796563" calcext:value-type="float">
            <text:p>2.96106412796563</text:p>
          </table:table-cell>
          <table:table-cell table:formula="of:=[.A933]*[.A933]" office:value-type="float" office:value="0.165547821507156" calcext:value-type="float">
            <text:p>0.165547821507156</text:p>
          </table:table-cell>
          <table:table-cell table:formula="of:=[.B933]*[.B933]" office:value-type="float" office:value="0.165547821507156" calcext:value-type="float">
            <text:p>0.165547821507156</text:p>
          </table:table-cell>
          <table:table-cell table:formula="of:= [.A933]*[.A933]*[.A933]*[.A933] - 16*[.A933]*[.A933] + 5*[.A933]" office:value-type="float" office:value="-0.586980647353033" calcext:value-type="float">
            <text:p>-0.586980647353033</text:p>
          </table:table-cell>
          <table:table-cell table:formula="of:= [.B933]*[.B933]*[.B933]*[.B933] - 16*[.B933]*[.B933] + 5*[.B933]" office:value-type="float" office:value="-4.65573747846442" calcext:value-type="float">
            <text:p>-4.655737478464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664637692971155" calcext:value-type="float">
            <text:p>-0.0664637692971155</text:p>
          </table:table-cell>
          <table:table-cell table:formula="of:=-[.A934]" office:value-type="float" office:value="0.0664637692971155" calcext:value-type="float">
            <text:p>0.0664637692971155</text:p>
          </table:table-cell>
          <table:table-cell/>
          <table:table-cell table:formula="of:= [.A934] * [.A934] - 10 * COS(2 * PI() * [.A934])" office:value-type="float" office:value="-9.13621496744934" calcext:value-type="float">
            <text:p>-9.13621496744934</text:p>
          </table:table-cell>
          <table:table-cell table:formula="of:= [.B934] * [.B934] - 10 * COS(2 * PI() * [.B934])" office:value-type="float" office:value="-9.13621496744934" calcext:value-type="float">
            <text:p>-9.13621496744934</text:p>
          </table:table-cell>
          <table:table-cell table:formula="of:= 100 * ([.A935] - [.A934]*[.A934]) * ([.A935] - [.A934]*[.A934]) + (1 - [.A934]) * (1 - [.A934])" office:value-type="float" office:value="23.9551062945324" calcext:value-type="float">
            <text:p>23.9551062945324</text:p>
          </table:table-cell>
          <table:table-cell table:formula="of:= 100 * ([.B935] - [.B934]*[.B934]) * ([.B935] - [.B934]*[.B934]) + (1 - [.B934]) * (1 - [.B934])" office:value-type="float" office:value="22.8530100671301" calcext:value-type="float">
            <text:p>22.8530100671301</text:p>
          </table:table-cell>
          <table:table-cell table:formula="of:=[.A934]*[.A934]" office:value-type="float" office:value="0.00441743262918019" calcext:value-type="float">
            <text:p>0.00441743262918019</text:p>
          </table:table-cell>
          <table:table-cell table:formula="of:=[.B934]*[.B934]" office:value-type="float" office:value="0.00441743262918019" calcext:value-type="float">
            <text:p>0.00441743262918019</text:p>
          </table:table-cell>
          <table:table-cell table:formula="of:= [.A934]*[.A934]*[.A934]*[.A934] - 16*[.A934]*[.A934] + 5*[.A934]" office:value-type="float" office:value="-0.402978254841427" calcext:value-type="float">
            <text:p>-0.402978254841427</text:p>
          </table:table-cell>
          <table:table-cell table:formula="of:= [.B934]*[.B934]*[.B934]*[.B934] - 16*[.B934]*[.B934] + 5*[.B934]" office:value-type="float" office:value="0.261659438129728" calcext:value-type="float">
            <text:p>0.2616594381297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3261971608736" calcext:value-type="float">
            <text:p>-0.473261971608736</text:p>
          </table:table-cell>
          <table:table-cell table:formula="of:=-[.A935]" office:value-type="float" office:value="0.473261971608736" calcext:value-type="float">
            <text:p>0.473261971608736</text:p>
          </table:table-cell>
          <table:table-cell/>
          <table:table-cell table:formula="of:= [.A935] * [.A935] - 10 * COS(2 * PI() * [.A935])" office:value-type="float" office:value="10.0831885174219" calcext:value-type="float">
            <text:p>10.0831885174219</text:p>
          </table:table-cell>
          <table:table-cell table:formula="of:= [.B935] * [.B935] - 10 * COS(2 * PI() * [.B935])" office:value-type="float" office:value="10.0831885174219" calcext:value-type="float">
            <text:p>10.0831885174219</text:p>
          </table:table-cell>
          <table:table-cell table:formula="of:= 100 * ([.A936] - [.A935]*[.A935]) * ([.A936] - [.A935]*[.A935]) + (1 - [.A935]) * (1 - [.A935])" office:value-type="float" office:value="53.5532258102854" calcext:value-type="float">
            <text:p>53.5532258102854</text:p>
          </table:table-cell>
          <table:table-cell table:formula="of:= 100 * ([.B936] - [.B935]*[.B935]) * ([.B936] - [.B935]*[.B935]) + (1 - [.B935]) * (1 - [.B935])" office:value-type="float" office:value="7.50621959110039" calcext:value-type="float">
            <text:p>7.50621959110039</text:p>
          </table:table-cell>
          <table:table-cell table:formula="of:=[.A935]*[.A935]" office:value-type="float" office:value="0.223976893770988" calcext:value-type="float">
            <text:p>0.223976893770988</text:p>
          </table:table-cell>
          <table:table-cell table:formula="of:=[.B935]*[.B935]" office:value-type="float" office:value="0.223976893770988" calcext:value-type="float">
            <text:p>0.223976893770988</text:p>
          </table:table-cell>
          <table:table-cell table:formula="of:= [.A935]*[.A935]*[.A935]*[.A935] - 16*[.A935]*[.A935] + 5*[.A935]" office:value-type="float" office:value="-5.89977450943618" calcext:value-type="float">
            <text:p>-5.89977450943618</text:p>
          </table:table-cell>
          <table:table-cell table:formula="of:= [.B935]*[.B935]*[.B935]*[.B935] - 16*[.B935]*[.B935] + 5*[.B935]" office:value-type="float" office:value="-1.16715479334882" calcext:value-type="float">
            <text:p>-1.1671547933488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92840551421978" calcext:value-type="float">
            <text:p>-0.492840551421978</text:p>
          </table:table-cell>
          <table:table-cell table:formula="of:=-[.A936]" office:value-type="float" office:value="0.492840551421978" calcext:value-type="float">
            <text:p>0.492840551421978</text:p>
          </table:table-cell>
          <table:table-cell/>
          <table:table-cell table:formula="of:= [.A936] * [.A936] - 10 * COS(2 * PI() * [.A936])" office:value-type="float" office:value="10.2327756499893" calcext:value-type="float">
            <text:p>10.2327756499893</text:p>
          </table:table-cell>
          <table:table-cell table:formula="of:= [.B936] * [.B936] - 10 * COS(2 * PI() * [.B936])" office:value-type="float" office:value="10.2327756499893" calcext:value-type="float">
            <text:p>10.2327756499893</text:p>
          </table:table-cell>
          <table:table-cell table:formula="of:= 100 * ([.A937] - [.A936]*[.A936]) * ([.A937] - [.A936]*[.A936]) + (1 - [.A936]) * (1 - [.A936])" office:value-type="float" office:value="2.44017909656542" calcext:value-type="float">
            <text:p>2.44017909656542</text:p>
          </table:table-cell>
          <table:table-cell table:formula="of:= 100 * ([.B937] - [.B936]*[.B936]) * ([.B937] - [.B936]*[.B936]) + (1 - [.B936]) * (1 - [.B936])" office:value-type="float" office:value="28.5366638670063" calcext:value-type="float">
            <text:p>28.5366638670063</text:p>
          </table:table-cell>
          <table:table-cell table:formula="of:=[.A936]*[.A936]" office:value-type="float" office:value="0.242891809125919" calcext:value-type="float">
            <text:p>0.242891809125919</text:p>
          </table:table-cell>
          <table:table-cell table:formula="of:=[.B936]*[.B936]" office:value-type="float" office:value="0.242891809125919" calcext:value-type="float">
            <text:p>0.242891809125919</text:p>
          </table:table-cell>
          <table:table-cell table:formula="of:= [.A936]*[.A936]*[.A936]*[.A936] - 16*[.A936]*[.A936] + 5*[.A936]" office:value-type="float" office:value="-6.29147527218413" calcext:value-type="float">
            <text:p>-6.29147527218413</text:p>
          </table:table-cell>
          <table:table-cell table:formula="of:= [.B936]*[.B936]*[.B936]*[.B936] - 16*[.B936]*[.B936] + 5*[.B936]" office:value-type="float" office:value="-1.36306975796435" calcext:value-type="float">
            <text:p>-1.363069757964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8892481359653" calcext:value-type="float">
            <text:p>0.288892481359653</text:p>
          </table:table-cell>
          <table:table-cell table:formula="of:=-[.A937]" office:value-type="float" office:value="-0.288892481359653" calcext:value-type="float">
            <text:p>-0.288892481359653</text:p>
          </table:table-cell>
          <table:table-cell/>
          <table:table-cell table:formula="of:= [.A937] * [.A937] - 10 * COS(2 * PI() * [.A937])" office:value-type="float" office:value="2.50289683786567" calcext:value-type="float">
            <text:p>2.50289683786567</text:p>
          </table:table-cell>
          <table:table-cell table:formula="of:= [.B937] * [.B937] - 10 * COS(2 * PI() * [.B937])" office:value-type="float" office:value="2.50289683786567" calcext:value-type="float">
            <text:p>2.50289683786567</text:p>
          </table:table-cell>
          <table:table-cell table:formula="of:= 100 * ([.A938] - [.A937]*[.A937]) * ([.A938] - [.A937]*[.A937]) + (1 - [.A937]) * (1 - [.A937])" office:value-type="float" office:value="23.6744037473307" calcext:value-type="float">
            <text:p>23.6744037473307</text:p>
          </table:table-cell>
          <table:table-cell table:formula="of:= 100 * ([.B938] - [.B937]*[.B937]) * ([.B938] - [.B937]*[.B937]) + (1 - [.B937]) * (1 - [.B937])" office:value-type="float" office:value="11.5473215124938" calcext:value-type="float">
            <text:p>11.5473215124938</text:p>
          </table:table-cell>
          <table:table-cell table:formula="of:=[.A937]*[.A937]" office:value-type="float" office:value="0.0834588657861376" calcext:value-type="float">
            <text:p>0.0834588657861376</text:p>
          </table:table-cell>
          <table:table-cell table:formula="of:=[.B937]*[.B937]" office:value-type="float" office:value="0.0834588657861376" calcext:value-type="float">
            <text:p>0.0834588657861376</text:p>
          </table:table-cell>
          <table:table-cell table:formula="of:= [.A937]*[.A937]*[.A937]*[.A937] - 16*[.A937]*[.A937] + 5*[.A937]" office:value-type="float" office:value="0.116085936498374" calcext:value-type="float">
            <text:p>0.116085936498374</text:p>
          </table:table-cell>
          <table:table-cell table:formula="of:= [.B937]*[.B937]*[.B937]*[.B937] - 16*[.B937]*[.B937] + 5*[.B937]" office:value-type="float" office:value="-2.77283887709816" calcext:value-type="float">
            <text:p>-2.772838877098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7880202275701" calcext:value-type="float">
            <text:p>-0.397880202275701</text:p>
          </table:table-cell>
          <table:table-cell table:formula="of:=-[.A938]" office:value-type="float" office:value="0.397880202275701" calcext:value-type="float">
            <text:p>0.397880202275701</text:p>
          </table:table-cell>
          <table:table-cell/>
          <table:table-cell table:formula="of:= [.A938] * [.A938] - 10 * COS(2 * PI() * [.A938])" office:value-type="float" office:value="8.16947573538291" calcext:value-type="float">
            <text:p>8.16947573538291</text:p>
          </table:table-cell>
          <table:table-cell table:formula="of:= [.B938] * [.B938] - 10 * COS(2 * PI() * [.B938])" office:value-type="float" office:value="8.16947573538291" calcext:value-type="float">
            <text:p>8.16947573538291</text:p>
          </table:table-cell>
          <table:table-cell table:formula="of:= 100 * ([.A939] - [.A938]*[.A938]) * ([.A939] - [.A938]*[.A938]) + (1 - [.A938]) * (1 - [.A938])" office:value-type="float" office:value="7.72511092149963" calcext:value-type="float">
            <text:p>7.72511092149963</text:p>
          </table:table-cell>
          <table:table-cell table:formula="of:= 100 * ([.B939] - [.B938]*[.B938]) * ([.B939] - [.B938]*[.B938]) + (1 - [.B938]) * (1 - [.B938])" office:value-type="float" office:value="31.370433050096" calcext:value-type="float">
            <text:p>31.370433050096</text:p>
          </table:table-cell>
          <table:table-cell table:formula="of:=[.A938]*[.A938]" office:value-type="float" office:value="0.158308655362953" calcext:value-type="float">
            <text:p>0.158308655362953</text:p>
          </table:table-cell>
          <table:table-cell table:formula="of:=[.B938]*[.B938]" office:value-type="float" office:value="0.158308655362953" calcext:value-type="float">
            <text:p>0.158308655362953</text:p>
          </table:table-cell>
          <table:table-cell table:formula="of:= [.A938]*[.A938]*[.A938]*[.A938] - 16*[.A938]*[.A938] + 5*[.A938]" office:value-type="float" office:value="-4.49727786682292" calcext:value-type="float">
            <text:p>-4.49727786682292</text:p>
          </table:table-cell>
          <table:table-cell table:formula="of:= [.B938]*[.B938]*[.B938]*[.B938] - 16*[.B938]*[.B938] + 5*[.B938]" office:value-type="float" office:value="-0.518475844065912" calcext:value-type="float">
            <text:p>-0.5184758440659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8538584006019" calcext:value-type="float">
            <text:p>0.398538584006019</text:p>
          </table:table-cell>
          <table:table-cell table:formula="of:=-[.A939]" office:value-type="float" office:value="-0.398538584006019" calcext:value-type="float">
            <text:p>-0.398538584006019</text:p>
          </table:table-cell>
          <table:table-cell/>
          <table:table-cell table:formula="of:= [.A939] * [.A939] - 10 * COS(2 * PI() * [.A939])" office:value-type="float" office:value="8.1946901597269" calcext:value-type="float">
            <text:p>8.1946901597269</text:p>
          </table:table-cell>
          <table:table-cell table:formula="of:= [.B939] * [.B939] - 10 * COS(2 * PI() * [.B939])" office:value-type="float" office:value="8.1946901597269" calcext:value-type="float">
            <text:p>8.1946901597269</text:p>
          </table:table-cell>
          <table:table-cell table:formula="of:= 100 * ([.A940] - [.A939]*[.A939]) * ([.A940] - [.A939]*[.A939]) + (1 - [.A939]) * (1 - [.A939])" office:value-type="float" office:value="15.5256216424574" calcext:value-type="float">
            <text:p>15.5256216424574</text:p>
          </table:table-cell>
          <table:table-cell table:formula="of:= 100 * ([.B940] - [.B939]*[.B939]) * ([.B940] - [.B939]*[.B939]) + (1 - [.B939]) * (1 - [.B939])" office:value-type="float" office:value="2.47060278856807" calcext:value-type="float">
            <text:p>2.47060278856807</text:p>
          </table:table-cell>
          <table:table-cell table:formula="of:=[.A939]*[.A939]" office:value-type="float" office:value="0.158833002941523" calcext:value-type="float">
            <text:p>0.158833002941523</text:p>
          </table:table-cell>
          <table:table-cell table:formula="of:=[.B939]*[.B939]" office:value-type="float" office:value="0.158833002941523" calcext:value-type="float">
            <text:p>0.158833002941523</text:p>
          </table:table-cell>
          <table:table-cell table:formula="of:= [.A939]*[.A939]*[.A939]*[.A939] - 16*[.A939]*[.A939] + 5*[.A939]" office:value-type="float" office:value="-0.523407204210845" calcext:value-type="float">
            <text:p>-0.523407204210845</text:p>
          </table:table-cell>
          <table:table-cell table:formula="of:= [.B939]*[.B939]*[.B939]*[.B939] - 16*[.B939]*[.B939] + 5*[.B939]" office:value-type="float" office:value="-4.50879304427104" calcext:value-type="float">
            <text:p>-4.508793044271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0575083871372" calcext:value-type="float">
            <text:p>-0.230575083871372</text:p>
          </table:table-cell>
          <table:table-cell table:formula="of:=-[.A940]" office:value-type="float" office:value="0.230575083871372" calcext:value-type="float">
            <text:p>0.230575083871372</text:p>
          </table:table-cell>
          <table:table-cell/>
          <table:table-cell table:formula="of:= [.A940] * [.A940] - 10 * COS(2 * PI() * [.A940])" office:value-type="float" office:value="-1.16431070118217" calcext:value-type="float">
            <text:p>-1.16431070118217</text:p>
          </table:table-cell>
          <table:table-cell table:formula="of:= [.B940] * [.B940] - 10 * COS(2 * PI() * [.B940])" office:value-type="float" office:value="-1.16431070118217" calcext:value-type="float">
            <text:p>-1.16431070118217</text:p>
          </table:table-cell>
          <table:table-cell table:formula="of:= 100 * ([.A941] - [.A940]*[.A940]) * ([.A941] - [.A940]*[.A940]) + (1 - [.A940]) * (1 - [.A940])" office:value-type="float" office:value="1.78720242025464" calcext:value-type="float">
            <text:p>1.78720242025464</text:p>
          </table:table-cell>
          <table:table-cell table:formula="of:= 100 * ([.B941] - [.B940]*[.B940]) * ([.B941] - [.B940]*[.B940]) + (1 - [.B940]) * (1 - [.B940])" office:value-type="float" office:value="0.884599570026719" calcext:value-type="float">
            <text:p>0.884599570026719</text:p>
          </table:table-cell>
          <table:table-cell table:formula="of:=[.A940]*[.A940]" office:value-type="float" office:value="0.0531648693022903" calcext:value-type="float">
            <text:p>0.0531648693022903</text:p>
          </table:table-cell>
          <table:table-cell table:formula="of:=[.B940]*[.B940]" office:value-type="float" office:value="0.0531648693022903" calcext:value-type="float">
            <text:p>0.0531648693022903</text:p>
          </table:table-cell>
          <table:table-cell table:formula="of:= [.A940]*[.A940]*[.A940]*[.A940] - 16*[.A940]*[.A940] + 5*[.A940]" office:value-type="float" office:value="-2.00068682486558" calcext:value-type="float">
            <text:p>-2.00068682486558</text:p>
          </table:table-cell>
          <table:table-cell table:formula="of:= [.B940]*[.B940]*[.B940]*[.B940] - 16*[.B940]*[.B940] + 5*[.B940]" office:value-type="float" office:value="0.305064013848146" calcext:value-type="float">
            <text:p>0.3050640138481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0092624535318464" calcext:value-type="float">
            <text:p>0.00092624535318464</text:p>
          </table:table-cell>
          <table:table-cell table:formula="of:=-[.A941]" office:value-type="float" office:value="-0.00092624535318464" calcext:value-type="float">
            <text:p>-0.00092624535318464</text:p>
          </table:table-cell>
          <table:table-cell/>
          <table:table-cell table:formula="of:= [.A941] * [.A941] - 10 * COS(2 * PI() * [.A941])" office:value-type="float" office:value="-9.99982979386378" calcext:value-type="float">
            <text:p>-9.99982979386378</text:p>
          </table:table-cell>
          <table:table-cell table:formula="of:= [.B941] * [.B941] - 10 * COS(2 * PI() * [.B941])" office:value-type="float" office:value="-9.99982979386378" calcext:value-type="float">
            <text:p>-9.99982979386378</text:p>
          </table:table-cell>
          <table:table-cell table:formula="of:= 100 * ([.A942] - [.A941]*[.A941]) * ([.A942] - [.A941]*[.A941]) + (1 - [.A941]) * (1 - [.A941])" office:value-type="float" office:value="20.3538625731568" calcext:value-type="float">
            <text:p>20.3538625731568</text:p>
          </table:table-cell>
          <table:table-cell table:formula="of:= 100 * ([.B942] - [.B941]*[.B941]) * ([.B942] - [.B941]*[.B941]) + (1 - [.B941]) * (1 - [.B941])" office:value-type="float" office:value="20.3574165758182" calcext:value-type="float">
            <text:p>20.3574165758182</text:p>
          </table:table-cell>
          <table:table-cell table:formula="of:=[.A941]*[.A941]" office:value-type="float" office:value="0.00000085793045429614" calcext:value-type="float">
            <text:p>8.57930454296139E-07</text:p>
          </table:table-cell>
          <table:table-cell table:formula="of:=[.B941]*[.B941]" office:value-type="float" office:value="0.00000085793045429614" calcext:value-type="float">
            <text:p>8.57930454296139E-07</text:p>
          </table:table-cell>
          <table:table-cell table:formula="of:= [.A941]*[.A941]*[.A941]*[.A941] - 16*[.A941]*[.A941] + 5*[.A941]" office:value-type="float" office:value="0.00461749987939051" calcext:value-type="float">
            <text:p>0.00461749987939051</text:p>
          </table:table-cell>
          <table:table-cell table:formula="of:= [.B941]*[.B941]*[.B941]*[.B941] - 16*[.B941]*[.B941] + 5*[.B941]" office:value-type="float" office:value="-0.0046449536524559" calcext:value-type="float">
            <text:p>-0.00464495365245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9950437168591" calcext:value-type="float">
            <text:p>-0.439950437168591</text:p>
          </table:table-cell>
          <table:table-cell table:formula="of:=-[.A942]" office:value-type="float" office:value="0.439950437168591" calcext:value-type="float">
            <text:p>0.439950437168591</text:p>
          </table:table-cell>
          <table:table-cell/>
          <table:table-cell table:formula="of:= [.A942] * [.A942] - 10 * COS(2 * PI() * [.A942])" office:value-type="float" office:value="9.49017440952424" calcext:value-type="float">
            <text:p>9.49017440952424</text:p>
          </table:table-cell>
          <table:table-cell table:formula="of:= [.B942] * [.B942] - 10 * COS(2 * PI() * [.B942])" office:value-type="float" office:value="9.49017440952424" calcext:value-type="float">
            <text:p>9.49017440952424</text:p>
          </table:table-cell>
          <table:table-cell table:formula="of:= 100 * ([.A943] - [.A942]*[.A942]) * ([.A943] - [.A942]*[.A942]) + (1 - [.A942]) * (1 - [.A942])" office:value-type="float" office:value="12.81866084397" calcext:value-type="float">
            <text:p>12.81866084397</text:p>
          </table:table-cell>
          <table:table-cell table:formula="of:= 100 * ([.B943] - [.B942]*[.B942]) * ([.B943] - [.B942]*[.B942]) + (1 - [.B942]) * (1 - [.B942])" office:value-type="float" office:value="0.665470583779382" calcext:value-type="float">
            <text:p>0.665470583779382</text:p>
          </table:table-cell>
          <table:table-cell table:formula="of:=[.A942]*[.A942]" office:value-type="float" office:value="0.193556387164834" calcext:value-type="float">
            <text:p>0.193556387164834</text:p>
          </table:table-cell>
          <table:table-cell table:formula="of:=[.B942]*[.B942]" office:value-type="float" office:value="0.193556387164834" calcext:value-type="float">
            <text:p>0.193556387164834</text:p>
          </table:table-cell>
          <table:table-cell table:formula="of:= [.A942]*[.A942]*[.A942]*[.A942] - 16*[.A942]*[.A942] + 5*[.A942]" office:value-type="float" office:value="-5.259190305468" calcext:value-type="float">
            <text:p>-5.259190305468</text:p>
          </table:table-cell>
          <table:table-cell table:formula="of:= [.B942]*[.B942]*[.B942]*[.B942] - 16*[.B942]*[.B942] + 5*[.B942]" office:value-type="float" office:value="-0.859685933782089" calcext:value-type="float">
            <text:p>-0.8596859337820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34242386207916" calcext:value-type="float">
            <text:p>-0.134242386207916</text:p>
          </table:table-cell>
          <table:table-cell table:formula="of:=-[.A943]" office:value-type="float" office:value="0.134242386207916" calcext:value-type="float">
            <text:p>0.134242386207916</text:p>
          </table:table-cell>
          <table:table-cell/>
          <table:table-cell table:formula="of:= [.A943] * [.A943] - 10 * COS(2 * PI() * [.A943])" office:value-type="float" office:value="-6.6307295704198" calcext:value-type="float">
            <text:p>-6.6307295704198</text:p>
          </table:table-cell>
          <table:table-cell table:formula="of:= [.B943] * [.B943] - 10 * COS(2 * PI() * [.B943])" office:value-type="float" office:value="-6.6307295704198" calcext:value-type="float">
            <text:p>-6.6307295704198</text:p>
          </table:table-cell>
          <table:table-cell table:formula="of:= 100 * ([.A944] - [.A943]*[.A943]) * ([.A944] - [.A943]*[.A943]) + (1 - [.A943]) * (1 - [.A943])" office:value-type="float" office:value="3.43864848615401" calcext:value-type="float">
            <text:p>3.43864848615401</text:p>
          </table:table-cell>
          <table:table-cell table:formula="of:= 100 * ([.B944] - [.B943]*[.B943]) * ([.B944] - [.B943]*[.B943]) + (1 - [.B943]) * (1 - [.B943])" office:value-type="float" office:value="1.97409523759707" calcext:value-type="float">
            <text:p>1.97409523759707</text:p>
          </table:table-cell>
          <table:table-cell table:formula="of:=[.A943]*[.A943]" office:value-type="float" office:value="0.0180210182547952" calcext:value-type="float">
            <text:p>0.0180210182547952</text:p>
          </table:table-cell>
          <table:table-cell table:formula="of:=[.B943]*[.B943]" office:value-type="float" office:value="0.0180210182547952" calcext:value-type="float">
            <text:p>0.0180210182547952</text:p>
          </table:table-cell>
          <table:table-cell table:formula="of:= [.A943]*[.A943]*[.A943]*[.A943] - 16*[.A943]*[.A943] + 5*[.A943]" office:value-type="float" office:value="-0.959223466017363" calcext:value-type="float">
            <text:p>-0.959223466017363</text:p>
          </table:table-cell>
          <table:table-cell table:formula="of:= [.B943]*[.B943]*[.B943]*[.B943] - 16*[.B943]*[.B943] + 5*[.B943]" office:value-type="float" office:value="0.383200396061795" calcext:value-type="float">
            <text:p>0.3832003960617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8680811845697" calcext:value-type="float">
            <text:p>-0.128680811845697</text:p>
          </table:table-cell>
          <table:table-cell table:formula="of:=-[.A944]" office:value-type="float" office:value="0.128680811845697" calcext:value-type="float">
            <text:p>0.128680811845697</text:p>
          </table:table-cell>
          <table:table-cell/>
          <table:table-cell table:formula="of:= [.A944] * [.A944] - 10 * COS(2 * PI() * [.A944])" office:value-type="float" office:value="-6.88909851565457" calcext:value-type="float">
            <text:p>-6.88909851565457</text:p>
          </table:table-cell>
          <table:table-cell table:formula="of:= [.B944] * [.B944] - 10 * COS(2 * PI() * [.B944])" office:value-type="float" office:value="-6.88909851565457" calcext:value-type="float">
            <text:p>-6.88909851565457</text:p>
          </table:table-cell>
          <table:table-cell table:formula="of:= 100 * ([.A945] - [.A944]*[.A944]) * ([.A945] - [.A944]*[.A944]) + (1 - [.A944]) * (1 - [.A944])" office:value-type="float" office:value="18.9502623317684" calcext:value-type="float">
            <text:p>18.9502623317684</text:p>
          </table:table-cell>
          <table:table-cell table:formula="of:= 100 * ([.B945] - [.B944]*[.B944]) * ([.B945] - [.B944]*[.B944]) + (1 - [.B944]) * (1 - [.B944])" office:value-type="float" office:value="15.7604816256933" calcext:value-type="float">
            <text:p>15.7604816256933</text:p>
          </table:table-cell>
          <table:table-cell table:formula="of:=[.A944]*[.A944]" office:value-type="float" office:value="0.0165587513372678" calcext:value-type="float">
            <text:p>0.0165587513372678</text:p>
          </table:table-cell>
          <table:table-cell table:formula="of:=[.B944]*[.B944]" office:value-type="float" office:value="0.0165587513372678" calcext:value-type="float">
            <text:p>0.0165587513372678</text:p>
          </table:table-cell>
          <table:table-cell table:formula="of:= [.A944]*[.A944]*[.A944]*[.A944] - 16*[.A944]*[.A944] + 5*[.A944]" office:value-type="float" office:value="-0.908069888378923" calcext:value-type="float">
            <text:p>-0.908069888378923</text:p>
          </table:table-cell>
          <table:table-cell table:formula="of:= [.B944]*[.B944]*[.B944]*[.B944] - 16*[.B944]*[.B944] + 5*[.B944]" office:value-type="float" office:value="0.378738230078052" calcext:value-type="float">
            <text:p>0.3787382300780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03873668401502" calcext:value-type="float">
            <text:p>-0.403873668401502</text:p>
          </table:table-cell>
          <table:table-cell table:formula="of:=-[.A945]" office:value-type="float" office:value="0.403873668401502" calcext:value-type="float">
            <text:p>0.403873668401502</text:p>
          </table:table-cell>
          <table:table-cell/>
          <table:table-cell table:formula="of:= [.A945] * [.A945] - 10 * COS(2 * PI() * [.A945])" office:value-type="float" office:value="8.39393454091343" calcext:value-type="float">
            <text:p>8.39393454091343</text:p>
          </table:table-cell>
          <table:table-cell table:formula="of:= [.B945] * [.B945] - 10 * COS(2 * PI() * [.B945])" office:value-type="float" office:value="8.39393454091343" calcext:value-type="float">
            <text:p>8.39393454091343</text:p>
          </table:table-cell>
          <table:table-cell table:formula="of:= 100 * ([.A946] - [.A945]*[.A945]) * ([.A946] - [.A945]*[.A945]) + (1 - [.A945]) * (1 - [.A945])" office:value-type="float" office:value="5.76529217230482" calcext:value-type="float">
            <text:p>5.76529217230482</text:p>
          </table:table-cell>
          <table:table-cell table:formula="of:= 100 * ([.B946] - [.B945]*[.B945]) * ([.B946] - [.B945]*[.B945]) + (1 - [.B945]) * (1 - [.B945])" office:value-type="float" office:value="27.5016413070614" calcext:value-type="float">
            <text:p>27.5016413070614</text:p>
          </table:table-cell>
          <table:table-cell table:formula="of:=[.A945]*[.A945]" office:value-type="float" office:value="0.163113940028086" calcext:value-type="float">
            <text:p>0.163113940028086</text:p>
          </table:table-cell>
          <table:table-cell table:formula="of:=[.B945]*[.B945]" office:value-type="float" office:value="0.163113940028086" calcext:value-type="float">
            <text:p>0.163113940028086</text:p>
          </table:table-cell>
          <table:table-cell table:formula="of:= [.A945]*[.A945]*[.A945]*[.A945] - 16*[.A945]*[.A945] + 5*[.A945]" office:value-type="float" office:value="-4.60258522502541" calcext:value-type="float">
            <text:p>-4.60258522502541</text:p>
          </table:table-cell>
          <table:table-cell table:formula="of:= [.B945]*[.B945]*[.B945]*[.B945] - 16*[.B945]*[.B945] + 5*[.B945]" office:value-type="float" office:value="-0.563848541010387" calcext:value-type="float">
            <text:p>-0.5638485410103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7906930032186" calcext:value-type="float">
            <text:p>0.357906930032186</text:p>
          </table:table-cell>
          <table:table-cell table:formula="of:=-[.A946]" office:value-type="float" office:value="-0.357906930032186" calcext:value-type="float">
            <text:p>-0.357906930032186</text:p>
          </table:table-cell>
          <table:table-cell/>
          <table:table-cell table:formula="of:= [.A946] * [.A946] - 10 * COS(2 * PI() * [.A946])" office:value-type="float" office:value="6.40045765092162" calcext:value-type="float">
            <text:p>6.40045765092162</text:p>
          </table:table-cell>
          <table:table-cell table:formula="of:= [.B946] * [.B946] - 10 * COS(2 * PI() * [.B946])" office:value-type="float" office:value="6.40045765092162" calcext:value-type="float">
            <text:p>6.40045765092162</text:p>
          </table:table-cell>
          <table:table-cell table:formula="of:= 100 * ([.A947] - [.A946]*[.A946]) * ([.A947] - [.A946]*[.A946]) + (1 - [.A946]) * (1 - [.A946])" office:value-type="float" office:value="4.70203477263198" calcext:value-type="float">
            <text:p>4.70203477263198</text:p>
          </table:table-cell>
          <table:table-cell table:formula="of:= 100 * ([.B947] - [.B946]*[.B946]) * ([.B947] - [.B946]*[.B946]) + (1 - [.B946]) * (1 - [.B946])" office:value-type="float" office:value="23.3097018078239" calcext:value-type="float">
            <text:p>23.3097018078239</text:p>
          </table:table-cell>
          <table:table-cell table:formula="of:=[.A946]*[.A946]" office:value-type="float" office:value="0.128097370565064" calcext:value-type="float">
            <text:p>0.128097370565064</text:p>
          </table:table-cell>
          <table:table-cell table:formula="of:=[.B946]*[.B946]" office:value-type="float" office:value="0.128097370565064" calcext:value-type="float">
            <text:p>0.128097370565064</text:p>
          </table:table-cell>
          <table:table-cell table:formula="of:= [.A946]*[.A946]*[.A946]*[.A946] - 16*[.A946]*[.A946] + 5*[.A946]" office:value-type="float" office:value="-0.243614342534413" calcext:value-type="float">
            <text:p>-0.243614342534413</text:p>
          </table:table-cell>
          <table:table-cell table:formula="of:= [.B946]*[.B946]*[.B946]*[.B946] - 16*[.B946]*[.B946] + 5*[.B946]" office:value-type="float" office:value="-3.82268364285628" calcext:value-type="float">
            <text:p>-3.822683642856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521451766137" calcext:value-type="float">
            <text:p>0.33521451766137</text:p>
          </table:table-cell>
          <table:table-cell table:formula="of:=-[.A947]" office:value-type="float" office:value="-0.33521451766137" calcext:value-type="float">
            <text:p>-0.33521451766137</text:p>
          </table:table-cell>
          <table:table-cell/>
          <table:table-cell table:formula="of:= [.A947] * [.A947] - 10 * COS(2 * PI() * [.A947])" office:value-type="float" office:value="5.21437985065443" calcext:value-type="float">
            <text:p>5.21437985065443</text:p>
          </table:table-cell>
          <table:table-cell table:formula="of:= [.B947] * [.B947] - 10 * COS(2 * PI() * [.B947])" office:value-type="float" office:value="5.21437985065443" calcext:value-type="float">
            <text:p>5.21437985065443</text:p>
          </table:table-cell>
          <table:table-cell table:formula="of:= 100 * ([.A948] - [.A947]*[.A947]) * ([.A948] - [.A947]*[.A947]) + (1 - [.A947]) * (1 - [.A947])" office:value-type="float" office:value="2.22442535221374" calcext:value-type="float">
            <text:p>2.22442535221374</text:p>
          </table:table-cell>
          <table:table-cell table:formula="of:= 100 * ([.B948] - [.B947]*[.B947]) * ([.B948] - [.B947]*[.B947]) + (1 - [.B947]) * (1 - [.B947])" office:value-type="float" office:value="14.6169110477517" calcext:value-type="float">
            <text:p>14.6169110477517</text:p>
          </table:table-cell>
          <table:table-cell table:formula="of:=[.A947]*[.A947]" office:value-type="float" office:value="0.112368772850945" calcext:value-type="float">
            <text:p>0.112368772850945</text:p>
          </table:table-cell>
          <table:table-cell table:formula="of:=[.B947]*[.B947]" office:value-type="float" office:value="0.112368772850945" calcext:value-type="float">
            <text:p>0.112368772850945</text:p>
          </table:table-cell>
          <table:table-cell table:formula="of:= [.A947]*[.A947]*[.A947]*[.A947] - 16*[.A947]*[.A947] + 5*[.A947]" office:value-type="float" office:value="-0.109201036196244" calcext:value-type="float">
            <text:p>-0.109201036196244</text:p>
          </table:table-cell>
          <table:table-cell table:formula="of:= [.B947]*[.B947]*[.B947]*[.B947] - 16*[.B947]*[.B947] + 5*[.B947]" office:value-type="float" office:value="-3.46134621280995" calcext:value-type="float">
            <text:p>-3.461346212809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5878533343785" calcext:value-type="float">
            <text:p>0.245878533343785</text:p>
          </table:table-cell>
          <table:table-cell table:formula="of:=-[.A948]" office:value-type="float" office:value="-0.245878533343785" calcext:value-type="float">
            <text:p>-0.245878533343785</text:p>
          </table:table-cell>
          <table:table-cell/>
          <table:table-cell table:formula="of:= [.A948] * [.A948] - 10 * COS(2 * PI() * [.A948])" office:value-type="float" office:value="-0.198474192182662" calcext:value-type="float">
            <text:p>-0.198474192182662</text:p>
          </table:table-cell>
          <table:table-cell table:formula="of:= [.B948] * [.B948] - 10 * COS(2 * PI() * [.B948])" office:value-type="float" office:value="-0.198474192182662" calcext:value-type="float">
            <text:p>-0.198474192182662</text:p>
          </table:table-cell>
          <table:table-cell table:formula="of:= 100 * ([.A949] - [.A948]*[.A948]) * ([.A949] - [.A948]*[.A948]) + (1 - [.A948]) * (1 - [.A948])" office:value-type="float" office:value="14.027984843585" calcext:value-type="float">
            <text:p>14.027984843585</text:p>
          </table:table-cell>
          <table:table-cell table:formula="of:= 100 * ([.B949] - [.B948]*[.B948]) * ([.B949] - [.B948]*[.B948]) + (1 - [.B948]) * (1 - [.B948])" office:value-type="float" office:value="25.345292234314" calcext:value-type="float">
            <text:p>25.345292234314</text:p>
          </table:table-cell>
          <table:table-cell table:formula="of:=[.A948]*[.A948]" office:value-type="float" office:value="0.0604562531592906" calcext:value-type="float">
            <text:p>0.0604562531592906</text:p>
          </table:table-cell>
          <table:table-cell table:formula="of:=[.B948]*[.B948]" office:value-type="float" office:value="0.0604562531592906" calcext:value-type="float">
            <text:p>0.0604562531592906</text:p>
          </table:table-cell>
          <table:table-cell table:formula="of:= [.A948]*[.A948]*[.A948]*[.A948] - 16*[.A948]*[.A948] + 5*[.A948]" office:value-type="float" office:value="0.265747574716334" calcext:value-type="float">
            <text:p>0.265747574716334</text:p>
          </table:table-cell>
          <table:table-cell table:formula="of:= [.B948]*[.B948]*[.B948]*[.B948] - 16*[.B948]*[.B948] + 5*[.B948]" office:value-type="float" office:value="-2.19303775872151" calcext:value-type="float">
            <text:p>-2.193037758721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7325244178064" calcext:value-type="float">
            <text:p>0.427325244178064</text:p>
          </table:table-cell>
          <table:table-cell table:formula="of:=-[.A949]" office:value-type="float" office:value="-0.427325244178064" calcext:value-type="float">
            <text:p>-0.427325244178064</text:p>
          </table:table-cell>
          <table:table-cell/>
          <table:table-cell table:formula="of:= [.A949] * [.A949] - 10 * COS(2 * PI() * [.A949])" office:value-type="float" office:value="9.15804657512523" calcext:value-type="float">
            <text:p>9.15804657512523</text:p>
          </table:table-cell>
          <table:table-cell table:formula="of:= [.B949] * [.B949] - 10 * COS(2 * PI() * [.B949])" office:value-type="float" office:value="9.15804657512523" calcext:value-type="float">
            <text:p>9.15804657512523</text:p>
          </table:table-cell>
          <table:table-cell table:formula="of:= 100 * ([.A950] - [.A949]*[.A949]) * ([.A950] - [.A949]*[.A949]) + (1 - [.A949]) * (1 - [.A949])" office:value-type="float" office:value="5.99432681768272" calcext:value-type="float">
            <text:p>5.99432681768272</text:p>
          </table:table-cell>
          <table:table-cell table:formula="of:= 100 * ([.B950] - [.B949]*[.B949]) * ([.B950] - [.B949]*[.B949]) + (1 - [.B949]) * (1 - [.B949])" office:value-type="float" office:value="3.65453766691868" calcext:value-type="float">
            <text:p>3.65453766691868</text:p>
          </table:table-cell>
          <table:table-cell table:formula="of:=[.A949]*[.A949]" office:value-type="float" office:value="0.182606864311842" calcext:value-type="float">
            <text:p>0.182606864311842</text:p>
          </table:table-cell>
          <table:table-cell table:formula="of:=[.B949]*[.B949]" office:value-type="float" office:value="0.182606864311842" calcext:value-type="float">
            <text:p>0.182606864311842</text:p>
          </table:table-cell>
          <table:table-cell table:formula="of:= [.A949]*[.A949]*[.A949]*[.A949] - 16*[.A949]*[.A949] + 5*[.A949]" office:value-type="float" office:value="-0.75173834120535" calcext:value-type="float">
            <text:p>-0.75173834120535</text:p>
          </table:table-cell>
          <table:table-cell table:formula="of:= [.B949]*[.B949]*[.B949]*[.B949] - 16*[.B949]*[.B949] + 5*[.B949]" office:value-type="float" office:value="-5.02499078298599" calcext:value-type="float">
            <text:p>-5.024990782985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55434527923353" calcext:value-type="float">
            <text:p>-0.055434527923353</text:p>
          </table:table-cell>
          <table:table-cell table:formula="of:=-[.A950]" office:value-type="float" office:value="0.055434527923353" calcext:value-type="float">
            <text:p>0.055434527923353</text:p>
          </table:table-cell>
          <table:table-cell/>
          <table:table-cell table:formula="of:= [.A950] * [.A950] - 10 * COS(2 * PI() * [.A950])" office:value-type="float" office:value="-9.39645135844973" calcext:value-type="float">
            <text:p>-9.39645135844973</text:p>
          </table:table-cell>
          <table:table-cell table:formula="of:= [.B950] * [.B950] - 10 * COS(2 * PI() * [.B950])" office:value-type="float" office:value="-9.39645135844973" calcext:value-type="float">
            <text:p>-9.39645135844973</text:p>
          </table:table-cell>
          <table:table-cell table:formula="of:= 100 * ([.A951] - [.A950]*[.A950]) * ([.A951] - [.A950]*[.A950]) + (1 - [.A950]) * (1 - [.A950])" office:value-type="float" office:value="7.03033087745925" calcext:value-type="float">
            <text:p>7.03033087745925</text:p>
          </table:table-cell>
          <table:table-cell table:formula="of:= 100 * ([.B951] - [.B950]*[.B950]) * ([.B951] - [.B950]*[.B950]) + (1 - [.B950]) * (1 - [.B950])" office:value-type="float" office:value="6.51338530455331" calcext:value-type="float">
            <text:p>6.51338530455331</text:p>
          </table:table-cell>
          <table:table-cell table:formula="of:=[.A950]*[.A950]" office:value-type="float" office:value="0.00307298688608501" calcext:value-type="float">
            <text:p>0.00307298688608501</text:p>
          </table:table-cell>
          <table:table-cell table:formula="of:=[.B950]*[.B950]" office:value-type="float" office:value="0.00307298688608501" calcext:value-type="float">
            <text:p>0.00307298688608501</text:p>
          </table:table-cell>
          <table:table-cell table:formula="of:= [.A950]*[.A950]*[.A950]*[.A950] - 16*[.A950]*[.A950] + 5*[.A950]" office:value-type="float" office:value="-0.326330986545723" calcext:value-type="float">
            <text:p>-0.326330986545723</text:p>
          </table:table-cell>
          <table:table-cell table:formula="of:= [.B950]*[.B950]*[.B950]*[.B950] - 16*[.B950]*[.B950] + 5*[.B950]" office:value-type="float" office:value="0.228014292687807" calcext:value-type="float">
            <text:p>0.2280142926878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40163294016384" calcext:value-type="float">
            <text:p>-0.240163294016384</text:p>
          </table:table-cell>
          <table:table-cell table:formula="of:=-[.A951]" office:value-type="float" office:value="0.240163294016384" calcext:value-type="float">
            <text:p>0.240163294016384</text:p>
          </table:table-cell>
          <table:table-cell/>
          <table:table-cell table:formula="of:= [.A951] * [.A951] - 10 * COS(2 * PI() * [.A951])" office:value-type="float" office:value="-0.559986639053272" calcext:value-type="float">
            <text:p>-0.559986639053272</text:p>
          </table:table-cell>
          <table:table-cell table:formula="of:= [.B951] * [.B951] - 10 * COS(2 * PI() * [.B951])" office:value-type="float" office:value="-0.559986639053272" calcext:value-type="float">
            <text:p>-0.559986639053272</text:p>
          </table:table-cell>
          <table:table-cell table:formula="of:= 100 * ([.A952] - [.A951]*[.A951]) * ([.A952] - [.A951]*[.A951]) + (1 - [.A951]) * (1 - [.A951])" office:value-type="float" office:value="7.02085556648417" calcext:value-type="float">
            <text:p>7.02085556648417</text:p>
          </table:table-cell>
          <table:table-cell table:formula="of:= 100 * ([.B952] - [.B951]*[.B951]) * ([.B952] - [.B951]*[.B951]) + (1 - [.B951]) * (1 - [.B951])" office:value-type="float" office:value="12.7931940382466" calcext:value-type="float">
            <text:p>12.7931940382466</text:p>
          </table:table-cell>
          <table:table-cell table:formula="of:=[.A951]*[.A951]" office:value-type="float" office:value="0.0576784077927999" calcext:value-type="float">
            <text:p>0.0576784077927999</text:p>
          </table:table-cell>
          <table:table-cell table:formula="of:=[.B951]*[.B951]" office:value-type="float" office:value="0.0576784077927999" calcext:value-type="float">
            <text:p>0.0576784077927999</text:p>
          </table:table-cell>
          <table:table-cell table:formula="of:= [.A951]*[.A951]*[.A951]*[.A951] - 16*[.A951]*[.A951] + 5*[.A951]" office:value-type="float" office:value="-2.1203441960412" calcext:value-type="float">
            <text:p>-2.1203441960412</text:p>
          </table:table-cell>
          <table:table-cell table:formula="of:= [.B951]*[.B951]*[.B951]*[.B951] - 16*[.B951]*[.B951] + 5*[.B951]" office:value-type="float" office:value="0.281288744122632" calcext:value-type="float">
            <text:p>0.2812887441226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1833283263259" calcext:value-type="float">
            <text:p>0.291833283263259</text:p>
          </table:table-cell>
          <table:table-cell table:formula="of:=-[.A952]" office:value-type="float" office:value="-0.291833283263259" calcext:value-type="float">
            <text:p>-0.291833283263259</text:p>
          </table:table-cell>
          <table:table-cell/>
          <table:table-cell table:formula="of:= [.A952] * [.A952] - 10 * COS(2 * PI() * [.A952])" office:value-type="float" office:value="2.68346780891769" calcext:value-type="float">
            <text:p>2.68346780891769</text:p>
          </table:table-cell>
          <table:table-cell table:formula="of:= [.B952] * [.B952] - 10 * COS(2 * PI() * [.B952])" office:value-type="float" office:value="2.68346780891769" calcext:value-type="float">
            <text:p>2.68346780891769</text:p>
          </table:table-cell>
          <table:table-cell table:formula="of:= 100 * ([.A953] - [.A952]*[.A952]) * ([.A953] - [.A952]*[.A952]) + (1 - [.A952]) * (1 - [.A952])" office:value-type="float" office:value="3.12555465612841" calcext:value-type="float">
            <text:p>3.12555465612841</text:p>
          </table:table-cell>
          <table:table-cell table:formula="of:= 100 * ([.B953] - [.B952]*[.B952]) * ([.B953] - [.B952]*[.B952]) + (1 - [.B952]) * (1 - [.B952])" office:value-type="float" office:value="1.67579545299572" calcext:value-type="float">
            <text:p>1.67579545299572</text:p>
          </table:table-cell>
          <table:table-cell table:formula="of:=[.A952]*[.A952]" office:value-type="float" office:value="0.0851666652202134" calcext:value-type="float">
            <text:p>0.0851666652202134</text:p>
          </table:table-cell>
          <table:table-cell table:formula="of:=[.B952]*[.B952]" office:value-type="float" office:value="0.0851666652202134" calcext:value-type="float">
            <text:p>0.0851666652202134</text:p>
          </table:table-cell>
          <table:table-cell table:formula="of:= [.A952]*[.A952]*[.A952]*[.A952] - 16*[.A952]*[.A952] + 5*[.A952]" office:value-type="float" office:value="0.103753133657611" calcext:value-type="float">
            <text:p>0.103753133657611</text:p>
          </table:table-cell>
          <table:table-cell table:formula="of:= [.B952]*[.B952]*[.B952]*[.B952] - 16*[.B952]*[.B952] + 5*[.B952]" office:value-type="float" office:value="-2.81457969897498" calcext:value-type="float">
            <text:p>-2.814579698974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76822672621347" calcext:value-type="float">
            <text:p>-0.076822672621347</text:p>
          </table:table-cell>
          <table:table-cell table:formula="of:=-[.A953]" office:value-type="float" office:value="0.076822672621347" calcext:value-type="float">
            <text:p>0.076822672621347</text:p>
          </table:table-cell>
          <table:table-cell/>
          <table:table-cell table:formula="of:= [.A953] * [.A953] - 10 * COS(2 * PI() * [.A953])" office:value-type="float" office:value="-8.85158851850909" calcext:value-type="float">
            <text:p>-8.85158851850909</text:p>
          </table:table-cell>
          <table:table-cell table:formula="of:= [.B953] * [.B953] - 10 * COS(2 * PI() * [.B953])" office:value-type="float" office:value="-8.85158851850909" calcext:value-type="float">
            <text:p>-8.85158851850909</text:p>
          </table:table-cell>
          <table:table-cell table:formula="of:= 100 * ([.A954] - [.A953]*[.A953]) * ([.A954] - [.A953]*[.A953]) + (1 - [.A953]) * (1 - [.A953])" office:value-type="float" office:value="2.17905174306629" calcext:value-type="float">
            <text:p>2.17905174306629</text:p>
          </table:table-cell>
          <table:table-cell table:formula="of:= 100 * ([.B954] - [.B953]*[.B953]) * ([.B954] - [.B953]*[.B953]) + (1 - [.B953]) * (1 - [.B953])" office:value-type="float" office:value="2.12405321351131" calcext:value-type="float">
            <text:p>2.12405321351131</text:p>
          </table:table-cell>
          <table:table-cell table:formula="of:=[.A953]*[.A953]" office:value-type="float" office:value="0.00590172302868666" calcext:value-type="float">
            <text:p>0.00590172302868666</text:p>
          </table:table-cell>
          <table:table-cell table:formula="of:=[.B953]*[.B953]" office:value-type="float" office:value="0.00590172302868666" calcext:value-type="float">
            <text:p>0.00590172302868666</text:p>
          </table:table-cell>
          <table:table-cell table:formula="of:= [.A953]*[.A953]*[.A953]*[.A953] - 16*[.A953]*[.A953] + 5*[.A953]" office:value-type="float" office:value="-0.478506101231014" calcext:value-type="float">
            <text:p>-0.478506101231014</text:p>
          </table:table-cell>
          <table:table-cell table:formula="of:= [.B953]*[.B953]*[.B953]*[.B953] - 16*[.B953]*[.B953] + 5*[.B953]" office:value-type="float" office:value="0.289720624982456" calcext:value-type="float">
            <text:p>0.28972062498245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6872247182764" calcext:value-type="float">
            <text:p>0.106872247182764</text:p>
          </table:table-cell>
          <table:table-cell table:formula="of:=-[.A954]" office:value-type="float" office:value="-0.106872247182764" calcext:value-type="float">
            <text:p>-0.106872247182764</text:p>
          </table:table-cell>
          <table:table-cell/>
          <table:table-cell table:formula="of:= [.A954] * [.A954] - 10 * COS(2 * PI() * [.A954])" office:value-type="float" office:value="-7.8174829915005" calcext:value-type="float">
            <text:p>-7.8174829915005</text:p>
          </table:table-cell>
          <table:table-cell table:formula="of:= [.B954] * [.B954] - 10 * COS(2 * PI() * [.B954])" office:value-type="float" office:value="-7.8174829915005" calcext:value-type="float">
            <text:p>-7.8174829915005</text:p>
          </table:table-cell>
          <table:table-cell table:formula="of:= 100 * ([.A955] - [.A954]*[.A954]) * ([.A955] - [.A954]*[.A954]) + (1 - [.A954]) * (1 - [.A954])" office:value-type="float" office:value="11.165935953158" calcext:value-type="float">
            <text:p>11.165935953158</text:p>
          </table:table-cell>
          <table:table-cell table:formula="of:= 100 * ([.B955] - [.B954]*[.B954]) * ([.B955] - [.B954]*[.B954]) + (1 - [.B954]) * (1 - [.B954])" office:value-type="float" office:value="13.1167088325773" calcext:value-type="float">
            <text:p>13.1167088325773</text:p>
          </table:table-cell>
          <table:table-cell table:formula="of:=[.A954]*[.A954]" office:value-type="float" office:value="0.0114216772178938" calcext:value-type="float">
            <text:p>0.0114216772178938</text:p>
          </table:table-cell>
          <table:table-cell table:formula="of:=[.B954]*[.B954]" office:value-type="float" office:value="0.0114216772178938" calcext:value-type="float">
            <text:p>0.0114216772178938</text:p>
          </table:table-cell>
          <table:table-cell table:formula="of:= [.A954]*[.A954]*[.A954]*[.A954] - 16*[.A954]*[.A954] + 5*[.A954]" office:value-type="float" office:value="0.351744855137989" calcext:value-type="float">
            <text:p>0.351744855137989</text:p>
          </table:table-cell>
          <table:table-cell table:formula="of:= [.B954]*[.B954]*[.B954]*[.B954] - 16*[.B954]*[.B954] + 5*[.B954]" office:value-type="float" office:value="-0.716977616689652" calcext:value-type="float">
            <text:p>-0.7169776166896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341948420275" calcext:value-type="float">
            <text:p>0.33341948420275</text:p>
          </table:table-cell>
          <table:table-cell table:formula="of:=-[.A955]" office:value-type="float" office:value="-0.33341948420275" calcext:value-type="float">
            <text:p>-0.33341948420275</text:p>
          </table:table-cell>
          <table:table-cell/>
          <table:table-cell table:formula="of:= [.A955] * [.A955] - 10 * COS(2 * PI() * [.A955])" office:value-type="float" office:value="5.1158556314631" calcext:value-type="float">
            <text:p>5.1158556314631</text:p>
          </table:table-cell>
          <table:table-cell table:formula="of:= [.B955] * [.B955] - 10 * COS(2 * PI() * [.B955])" office:value-type="float" office:value="5.1158556314631" calcext:value-type="float">
            <text:p>5.1158556314631</text:p>
          </table:table-cell>
          <table:table-cell table:formula="of:= 100 * ([.A956] - [.A955]*[.A955]) * ([.A956] - [.A955]*[.A955]) + (1 - [.A955]) * (1 - [.A955])" office:value-type="float" office:value="5.20248538056165" calcext:value-type="float">
            <text:p>5.20248538056165</text:p>
          </table:table-cell>
          <table:table-cell table:formula="of:= 100 * ([.B956] - [.B955]*[.B955]) * ([.B956] - [.B955]*[.B955]) + (1 - [.B955]) * (1 - [.B955])" office:value-type="float" office:value="21.1793084434446" calcext:value-type="float">
            <text:p>21.1793084434446</text:p>
          </table:table-cell>
          <table:table-cell table:formula="of:=[.A955]*[.A955]" office:value-type="float" office:value="0.111168552446028" calcext:value-type="float">
            <text:p>0.111168552446028</text:p>
          </table:table-cell>
          <table:table-cell table:formula="of:=[.B955]*[.B955]" office:value-type="float" office:value="0.111168552446028" calcext:value-type="float">
            <text:p>0.111168552446028</text:p>
          </table:table-cell>
          <table:table-cell table:formula="of:= [.A955]*[.A955]*[.A955]*[.A955] - 16*[.A955]*[.A955] + 5*[.A955]" office:value-type="float" office:value="-0.0992409710697506" calcext:value-type="float">
            <text:p>-0.0992409710697506</text:p>
          </table:table-cell>
          <table:table-cell table:formula="of:= [.B955]*[.B955]*[.B955]*[.B955] - 16*[.B955]*[.B955] + 5*[.B955]" office:value-type="float" office:value="-3.43343581309725" calcext:value-type="float">
            <text:p>-3.433435813097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29300526180305" calcext:value-type="float">
            <text:p>0.329300526180305</text:p>
          </table:table-cell>
          <table:table-cell table:formula="of:=-[.A956]" office:value-type="float" office:value="-0.329300526180305" calcext:value-type="float">
            <text:p>-0.329300526180305</text:p>
          </table:table-cell>
          <table:table-cell/>
          <table:table-cell table:formula="of:= [.A956] * [.A956] - 10 * COS(2 * PI() * [.A956])" office:value-type="float" office:value="4.88741616608029" calcext:value-type="float">
            <text:p>4.88741616608029</text:p>
          </table:table-cell>
          <table:table-cell table:formula="of:= [.B956] * [.B956] - 10 * COS(2 * PI() * [.B956])" office:value-type="float" office:value="4.88741616608029" calcext:value-type="float">
            <text:p>4.88741616608029</text:p>
          </table:table-cell>
          <table:table-cell table:formula="of:= 100 * ([.A957] - [.A956]*[.A956]) * ([.A957] - [.A956]*[.A956]) + (1 - [.A956]) * (1 - [.A956])" office:value-type="float" office:value="11.0594179180209" calcext:value-type="float">
            <text:p>11.0594179180209</text:p>
          </table:table-cell>
          <table:table-cell table:formula="of:= 100 * ([.B957] - [.B956]*[.B956]) * ([.B957] - [.B956]*[.B956]) + (1 - [.B956]) * (1 - [.B956])" office:value-type="float" office:value="2.95178138902382" calcext:value-type="float">
            <text:p>2.95178138902382</text:p>
          </table:table-cell>
          <table:table-cell table:formula="of:=[.A956]*[.A956]" office:value-type="float" office:value="0.108438836542625" calcext:value-type="float">
            <text:p>0.108438836542625</text:p>
          </table:table-cell>
          <table:table-cell table:formula="of:=[.B956]*[.B956]" office:value-type="float" office:value="0.108438836542625" calcext:value-type="float">
            <text:p>0.108438836542625</text:p>
          </table:table-cell>
          <table:table-cell table:formula="of:= [.A956]*[.A956]*[.A956]*[.A956] - 16*[.A956]*[.A956] + 5*[.A956]" office:value-type="float" office:value="-0.0767597725097664" calcext:value-type="float">
            <text:p>-0.0767597725097664</text:p>
          </table:table-cell>
          <table:table-cell table:formula="of:= [.B956]*[.B956]*[.B956]*[.B956] - 16*[.B956]*[.B956] + 5*[.B956]" office:value-type="float" office:value="-3.36976503431281" calcext:value-type="float">
            <text:p>-3.369765034312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7284667887725" calcext:value-type="float">
            <text:p>-0.217284667887725</text:p>
          </table:table-cell>
          <table:table-cell table:formula="of:=-[.A957]" office:value-type="float" office:value="0.217284667887725" calcext:value-type="float">
            <text:p>0.217284667887725</text:p>
          </table:table-cell>
          <table:table-cell/>
          <table:table-cell table:formula="of:= [.A957] * [.A957] - 10 * COS(2 * PI() * [.A957])" office:value-type="float" office:value="-1.99390707275713" calcext:value-type="float">
            <text:p>-1.99390707275713</text:p>
          </table:table-cell>
          <table:table-cell table:formula="of:= [.B957] * [.B957] - 10 * COS(2 * PI() * [.B957])" office:value-type="float" office:value="-1.99390707275713" calcext:value-type="float">
            <text:p>-1.99390707275713</text:p>
          </table:table-cell>
          <table:table-cell table:formula="of:= 100 * ([.A958] - [.A957]*[.A957]) * ([.A958] - [.A957]*[.A957]) + (1 - [.A957]) * (1 - [.A957])" office:value-type="float" office:value="25.6669666544303" calcext:value-type="float">
            <text:p>25.6669666544303</text:p>
          </table:table-cell>
          <table:table-cell table:formula="of:= 100 * ([.B958] - [.B957]*[.B957]) * ([.B958] - [.B957]*[.B957]) + (1 - [.B957]) * (1 - [.B957])" office:value-type="float" office:value="16.4020684255791" calcext:value-type="float">
            <text:p>16.4020684255791</text:p>
          </table:table-cell>
          <table:table-cell table:formula="of:=[.A957]*[.A957]" office:value-type="float" office:value="0.0472126268990789" calcext:value-type="float">
            <text:p>0.0472126268990789</text:p>
          </table:table-cell>
          <table:table-cell table:formula="of:=[.B957]*[.B957]" office:value-type="float" office:value="0.0472126268990789" calcext:value-type="float">
            <text:p>0.0472126268990789</text:p>
          </table:table-cell>
          <table:table-cell table:formula="of:= [.A957]*[.A957]*[.A957]*[.A957] - 16*[.A957]*[.A957] + 5*[.A957]" office:value-type="float" office:value="-1.83959633768518" calcext:value-type="float">
            <text:p>-1.83959633768518</text:p>
          </table:table-cell>
          <table:table-cell table:formula="of:= [.B957]*[.B957]*[.B957]*[.B957] - 16*[.B957]*[.B957] + 5*[.B957]" office:value-type="float" office:value="0.333250341192074" calcext:value-type="float">
            <text:p>0.3332503411920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44571723113768" calcext:value-type="float">
            <text:p>-0.444571723113768</text:p>
          </table:table-cell>
          <table:table-cell table:formula="of:=-[.A958]" office:value-type="float" office:value="0.444571723113768" calcext:value-type="float">
            <text:p>0.444571723113768</text:p>
          </table:table-cell>
          <table:table-cell/>
          <table:table-cell table:formula="of:= [.A958] * [.A958] - 10 * COS(2 * PI() * [.A958])" office:value-type="float" office:value="9.5973024076619" calcext:value-type="float">
            <text:p>9.5973024076619</text:p>
          </table:table-cell>
          <table:table-cell table:formula="of:= [.B958] * [.B958] - 10 * COS(2 * PI() * [.B958])" office:value-type="float" office:value="9.5973024076619" calcext:value-type="float">
            <text:p>9.5973024076619</text:p>
          </table:table-cell>
          <table:table-cell table:formula="of:= 100 * ([.A959] - [.A958]*[.A958]) * ([.A959] - [.A958]*[.A958]) + (1 - [.A958]) * (1 - [.A958])" office:value-type="float" office:value="12.0761399848027" calcext:value-type="float">
            <text:p>12.0761399848027</text:p>
          </table:table-cell>
          <table:table-cell table:formula="of:= 100 * ([.B959] - [.B958]*[.B958]) * ([.B959] - [.B958]*[.B958]) + (1 - [.B958]) * (1 - [.B958])" office:value-type="float" office:value="0.936218694178979" calcext:value-type="float">
            <text:p>0.936218694178979</text:p>
          </table:table-cell>
          <table:table-cell table:formula="of:=[.A958]*[.A958]" office:value-type="float" office:value="0.197644016992345" calcext:value-type="float">
            <text:p>0.197644016992345</text:p>
          </table:table-cell>
          <table:table-cell table:formula="of:=[.B958]*[.B958]" office:value-type="float" office:value="0.197644016992345" calcext:value-type="float">
            <text:p>0.197644016992345</text:p>
          </table:table-cell>
          <table:table-cell table:formula="of:= [.A958]*[.A958]*[.A958]*[.A958] - 16*[.A958]*[.A958] + 5*[.A958]" office:value-type="float" office:value="-5.34609972999348" calcext:value-type="float">
            <text:p>-5.34609972999348</text:p>
          </table:table-cell>
          <table:table-cell table:formula="of:= [.B958]*[.B958]*[.B958]*[.B958] - 16*[.B958]*[.B958] + 5*[.B958]" office:value-type="float" office:value="-0.900382498855805" calcext:value-type="float">
            <text:p>-0.9003824988558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841535277199" calcext:value-type="float">
            <text:p>-0.11841535277199</text:p>
          </table:table-cell>
          <table:table-cell table:formula="of:=-[.A959]" office:value-type="float" office:value="0.11841535277199" calcext:value-type="float">
            <text:p>0.11841535277199</text:p>
          </table:table-cell>
          <table:table-cell/>
          <table:table-cell table:formula="of:= [.A959] * [.A959] - 10 * COS(2 * PI() * [.A959])" office:value-type="float" office:value="-7.34345946294614" calcext:value-type="float">
            <text:p>-7.34345946294614</text:p>
          </table:table-cell>
          <table:table-cell table:formula="of:= [.B959] * [.B959] - 10 * COS(2 * PI() * [.B959])" office:value-type="float" office:value="-7.34345946294614" calcext:value-type="float">
            <text:p>-7.34345946294614</text:p>
          </table:table-cell>
          <table:table-cell table:formula="of:= 100 * ([.A960] - [.A959]*[.A959]) * ([.A960] - [.A959]*[.A959]) + (1 - [.A959]) * (1 - [.A959])" office:value-type="float" office:value="27.3428500954765" calcext:value-type="float">
            <text:p>27.3428500954765</text:p>
          </table:table-cell>
          <table:table-cell table:formula="of:= 100 * ([.B960] - [.B959]*[.B959]) * ([.B960] - [.B959]*[.B959]) + (1 - [.B959]) * (1 - [.B959])" office:value-type="float" office:value="24.0828041406777" calcext:value-type="float">
            <text:p>24.0828041406777</text:p>
          </table:table-cell>
          <table:table-cell table:formula="of:=[.A959]*[.A959]" office:value-type="float" office:value="0.0140221957721148" calcext:value-type="float">
            <text:p>0.0140221957721148</text:p>
          </table:table-cell>
          <table:table-cell table:formula="of:=[.B959]*[.B959]" office:value-type="float" office:value="0.0140221957721148" calcext:value-type="float">
            <text:p>0.0140221957721148</text:p>
          </table:table-cell>
          <table:table-cell table:formula="of:= [.A959]*[.A959]*[.A959]*[.A959] - 16*[.A959]*[.A959] + 5*[.A959]" office:value-type="float" office:value="-0.816235274239516" calcext:value-type="float">
            <text:p>-0.816235274239516</text:p>
          </table:table-cell>
          <table:table-cell table:formula="of:= [.B959]*[.B959]*[.B959]*[.B959] - 16*[.B959]*[.B959] + 5*[.B959]" office:value-type="float" office:value="0.367918253480384" calcext:value-type="float">
            <text:p>0.3679182534803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9678106571082" calcext:value-type="float">
            <text:p>-0.49678106571082</text:p>
          </table:table-cell>
          <table:table-cell table:formula="of:=-[.A960]" office:value-type="float" office:value="0.49678106571082" calcext:value-type="float">
            <text:p>0.49678106571082</text:p>
          </table:table-cell>
          <table:table-cell/>
          <table:table-cell table:formula="of:= [.A960] * [.A960] - 10 * COS(2 * PI() * [.A960])" office:value-type="float" office:value="10.2447462113551" calcext:value-type="float">
            <text:p>10.2447462113551</text:p>
          </table:table-cell>
          <table:table-cell table:formula="of:= [.B960] * [.B960] - 10 * COS(2 * PI() * [.B960])" office:value-type="float" office:value="10.2447462113551" calcext:value-type="float">
            <text:p>10.2447462113551</text:p>
          </table:table-cell>
          <table:table-cell table:formula="of:= 100 * ([.A961] - [.A960]*[.A960]) * ([.A961] - [.A960]*[.A960]) + (1 - [.A960]) * (1 - [.A960])" office:value-type="float" office:value="49.6010871989199" calcext:value-type="float">
            <text:p>49.6010871989199</text:p>
          </table:table-cell>
          <table:table-cell table:formula="of:= 100 * ([.B961] - [.B960]*[.B960]) * ([.B961] - [.B960]*[.B960]) + (1 - [.B960]) * (1 - [.B960])" office:value-type="float" office:value="4.04047600986315" calcext:value-type="float">
            <text:p>4.04047600986315</text:p>
          </table:table-cell>
          <table:table-cell table:formula="of:=[.A960]*[.A960]" office:value-type="float" office:value="0.246791427248778" calcext:value-type="float">
            <text:p>0.246791427248778</text:p>
          </table:table-cell>
          <table:table-cell table:formula="of:=[.B960]*[.B960]" office:value-type="float" office:value="0.246791427248778" calcext:value-type="float">
            <text:p>0.246791427248778</text:p>
          </table:table-cell>
          <table:table-cell table:formula="of:= [.A960]*[.A960]*[.A960]*[.A960] - 16*[.A960]*[.A960] + 5*[.A960]" office:value-type="float" office:value="-6.37166215597107" calcext:value-type="float">
            <text:p>-6.37166215597107</text:p>
          </table:table-cell>
          <table:table-cell table:formula="of:= [.B960]*[.B960]*[.B960]*[.B960] - 16*[.B960]*[.B960] + 5*[.B960]" office:value-type="float" office:value="-1.40385149886286" calcext:value-type="float">
            <text:p>-1.403851498862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41399924340658" calcext:value-type="float">
            <text:p>-0.441399924340658</text:p>
          </table:table-cell>
          <table:table-cell table:formula="of:=-[.A961]" office:value-type="float" office:value="0.441399924340658" calcext:value-type="float">
            <text:p>0.441399924340658</text:p>
          </table:table-cell>
          <table:table-cell/>
          <table:table-cell table:formula="of:= [.A961] * [.A961] - 10 * COS(2 * PI() * [.A961])" office:value-type="float" office:value="9.5246188328608" calcext:value-type="float">
            <text:p>9.5246188328608</text:p>
          </table:table-cell>
          <table:table-cell table:formula="of:= [.B961] * [.B961] - 10 * COS(2 * PI() * [.B961])" office:value-type="float" office:value="9.5246188328608" calcext:value-type="float">
            <text:p>9.5246188328608</text:p>
          </table:table-cell>
          <table:table-cell table:formula="of:= 100 * ([.A962] - [.A961]*[.A961]) * ([.A962] - [.A961]*[.A961]) + (1 - [.A961]) * (1 - [.A961])" office:value-type="float" office:value="16.2082968225531" calcext:value-type="float">
            <text:p>16.2082968225531</text:p>
          </table:table-cell>
          <table:table-cell table:formula="of:= 100 * ([.B962] - [.B961]*[.B961]) * ([.B962] - [.B961]*[.B961]) + (1 - [.B961]) * (1 - [.B961])" office:value-type="float" office:value="0.330967925620539" calcext:value-type="float">
            <text:p>0.330967925620539</text:p>
          </table:table-cell>
          <table:table-cell table:formula="of:=[.A961]*[.A961]" office:value-type="float" office:value="0.194833893207939" calcext:value-type="float">
            <text:p>0.194833893207939</text:p>
          </table:table-cell>
          <table:table-cell table:formula="of:=[.B961]*[.B961]" office:value-type="float" office:value="0.194833893207939" calcext:value-type="float">
            <text:p>0.194833893207939</text:p>
          </table:table-cell>
          <table:table-cell table:formula="of:= [.A961]*[.A961]*[.A961]*[.A961] - 16*[.A961]*[.A961] + 5*[.A961]" office:value-type="float" office:value="-5.28638166708774" calcext:value-type="float">
            <text:p>-5.28638166708774</text:p>
          </table:table-cell>
          <table:table-cell table:formula="of:= [.B961]*[.B961]*[.B961]*[.B961] - 16*[.B961]*[.B961] + 5*[.B961]" office:value-type="float" office:value="-0.872382423681164" calcext:value-type="float">
            <text:p>-0.8723824236811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81073849205859" calcext:value-type="float">
            <text:p>-0.181073849205859</text:p>
          </table:table-cell>
          <table:table-cell table:formula="of:=-[.A962]" office:value-type="float" office:value="0.181073849205859" calcext:value-type="float">
            <text:p>0.181073849205859</text:p>
          </table:table-cell>
          <table:table-cell/>
          <table:table-cell table:formula="of:= [.A962] * [.A962] - 10 * COS(2 * PI() * [.A962])" office:value-type="float" office:value="-4.16385829061921" calcext:value-type="float">
            <text:p>-4.16385829061921</text:p>
          </table:table-cell>
          <table:table-cell table:formula="of:= [.B962] * [.B962] - 10 * COS(2 * PI() * [.B962])" office:value-type="float" office:value="-4.16385829061921" calcext:value-type="float">
            <text:p>-4.16385829061921</text:p>
          </table:table-cell>
          <table:table-cell table:formula="of:= 100 * ([.A963] - [.A962]*[.A962]) * ([.A963] - [.A962]*[.A962]) + (1 - [.A962]) * (1 - [.A962])" office:value-type="float" office:value="7.32062695047611" calcext:value-type="float">
            <text:p>7.32062695047611</text:p>
          </table:table-cell>
          <table:table-cell table:formula="of:= 100 * ([.B963] - [.B962]*[.B962]) * ([.B963] - [.B962]*[.B962]) + (1 - [.B962]) * (1 - [.B962])" office:value-type="float" office:value="3.83377183933907" calcext:value-type="float">
            <text:p>3.83377183933907</text:p>
          </table:table-cell>
          <table:table-cell table:formula="of:=[.A962]*[.A962]" office:value-type="float" office:value="0.0327877388662262" calcext:value-type="float">
            <text:p>0.0327877388662262</text:p>
          </table:table-cell>
          <table:table-cell table:formula="of:=[.B962]*[.B962]" office:value-type="float" office:value="0.0327877388662262" calcext:value-type="float">
            <text:p>0.0327877388662262</text:p>
          </table:table-cell>
          <table:table-cell table:formula="of:= [.A962]*[.A962]*[.A962]*[.A962] - 16*[.A962]*[.A962] + 5*[.A962]" office:value-type="float" office:value="-1.42889803206895" calcext:value-type="float">
            <text:p>-1.42889803206895</text:p>
          </table:table-cell>
          <table:table-cell table:formula="of:= [.B962]*[.B962]*[.B962]*[.B962] - 16*[.B962]*[.B962] + 5*[.B962]" office:value-type="float" office:value="0.381840459989636" calcext:value-type="float">
            <text:p>0.3818404599896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0639694123529" calcext:value-type="float">
            <text:p>-0.210639694123529</text:p>
          </table:table-cell>
          <table:table-cell table:formula="of:=-[.A963]" office:value-type="float" office:value="0.210639694123529" calcext:value-type="float">
            <text:p>0.210639694123529</text:p>
          </table:table-cell>
          <table:table-cell/>
          <table:table-cell table:formula="of:= [.A963] * [.A963] - 10 * COS(2 * PI() * [.A963])" office:value-type="float" office:value="-2.40357938302135" calcext:value-type="float">
            <text:p>-2.40357938302135</text:p>
          </table:table-cell>
          <table:table-cell table:formula="of:= [.B963] * [.B963] - 10 * COS(2 * PI() * [.B963])" office:value-type="float" office:value="-2.40357938302135" calcext:value-type="float">
            <text:p>-2.40357938302135</text:p>
          </table:table-cell>
          <table:table-cell table:formula="of:= 100 * ([.A964] - [.A963]*[.A963]) * ([.A964] - [.A963]*[.A963]) + (1 - [.A963]) * (1 - [.A963])" office:value-type="float" office:value="1.50781675043995" calcext:value-type="float">
            <text:p>1.50781675043995</text:p>
          </table:table-cell>
          <table:table-cell table:formula="of:= 100 * ([.B964] - [.B963]*[.B963]) * ([.B964] - [.B963]*[.B963]) + (1 - [.B963]) * (1 - [.B963])" office:value-type="float" office:value="1.81715025967285" calcext:value-type="float">
            <text:p>1.81715025967285</text:p>
          </table:table-cell>
          <table:table-cell table:formula="of:=[.A963]*[.A963]" office:value-type="float" office:value="0.0443690807404538" calcext:value-type="float">
            <text:p>0.0443690807404538</text:p>
          </table:table-cell>
          <table:table-cell table:formula="of:=[.B963]*[.B963]" office:value-type="float" office:value="0.0443690807404538" calcext:value-type="float">
            <text:p>0.0443690807404538</text:p>
          </table:table-cell>
          <table:table-cell table:formula="of:= [.A963]*[.A963]*[.A963]*[.A963] - 16*[.A963]*[.A963] + 5*[.A963]" office:value-type="float" office:value="-1.76113514713915" calcext:value-type="float">
            <text:p>-1.76113514713915</text:p>
          </table:table-cell>
          <table:table-cell table:formula="of:= [.B963]*[.B963]*[.B963]*[.B963] - 16*[.B963]*[.B963] + 5*[.B963]" office:value-type="float" office:value="0.345261794096136" calcext:value-type="float">
            <text:p>0.3452617940961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49039976997301" calcext:value-type="float">
            <text:p>0.0649039976997301</text:p>
          </table:table-cell>
          <table:table-cell table:formula="of:=-[.A964]" office:value-type="float" office:value="-0.0649039976997301" calcext:value-type="float">
            <text:p>-0.0649039976997301</text:p>
          </table:table-cell>
          <table:table-cell/>
          <table:table-cell table:formula="of:= [.A964] * [.A964] - 10 * COS(2 * PI() * [.A964])" office:value-type="float" office:value="-9.17572765518907" calcext:value-type="float">
            <text:p>-9.17572765518907</text:p>
          </table:table-cell>
          <table:table-cell table:formula="of:= [.B964] * [.B964] - 10 * COS(2 * PI() * [.B964])" office:value-type="float" office:value="-9.17572765518907" calcext:value-type="float">
            <text:p>-9.17572765518907</text:p>
          </table:table-cell>
          <table:table-cell table:formula="of:= 100 * ([.A965] - [.A964]*[.A964]) * ([.A965] - [.A964]*[.A964]) + (1 - [.A964]) * (1 - [.A964])" office:value-type="float" office:value="21.5048943473103" calcext:value-type="float">
            <text:p>21.5048943473103</text:p>
          </table:table-cell>
          <table:table-cell table:formula="of:= 100 * ([.B965] - [.B964]*[.B964]) * ([.B965] - [.B964]*[.B964]) + (1 - [.B964]) * (1 - [.B964])" office:value-type="float" office:value="21.0062627811821" calcext:value-type="float">
            <text:p>21.0062627811821</text:p>
          </table:table-cell>
          <table:table-cell table:formula="of:=[.A964]*[.A964]" office:value-type="float" office:value="0.00421252891740657" calcext:value-type="float">
            <text:p>0.00421252891740657</text:p>
          </table:table-cell>
          <table:table-cell table:formula="of:=[.B964]*[.B964]" office:value-type="float" office:value="0.00421252891740657" calcext:value-type="float">
            <text:p>0.00421252891740657</text:p>
          </table:table-cell>
          <table:table-cell table:formula="of:= [.A964]*[.A964]*[.A964]*[.A964] - 16*[.A964]*[.A964] + 5*[.A964]" office:value-type="float" office:value="0.257137271220025" calcext:value-type="float">
            <text:p>0.257137271220025</text:p>
          </table:table-cell>
          <table:table-cell table:formula="of:= [.B964]*[.B964]*[.B964]*[.B964] - 16*[.B964]*[.B964] + 5*[.B964]" office:value-type="float" office:value="-0.391902705777276" calcext:value-type="float">
            <text:p>-0.3919027057772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49995461036451" calcext:value-type="float">
            <text:p>-0.449995461036451</text:p>
          </table:table-cell>
          <table:table-cell table:formula="of:=-[.A965]" office:value-type="float" office:value="0.449995461036451" calcext:value-type="float">
            <text:p>0.449995461036451</text:p>
          </table:table-cell>
          <table:table-cell/>
          <table:table-cell table:formula="of:= [.A965] * [.A965] - 10 * COS(2 * PI() * [.A965])" office:value-type="float" office:value="9.71297294501998" calcext:value-type="float">
            <text:p>9.71297294501998</text:p>
          </table:table-cell>
          <table:table-cell table:formula="of:= [.B965] * [.B965] - 10 * COS(2 * PI() * [.B965])" office:value-type="float" office:value="9.71297294501998" calcext:value-type="float">
            <text:p>9.71297294501998</text:p>
          </table:table-cell>
          <table:table-cell table:formula="of:= 100 * ([.A966] - [.A965]*[.A965]) * ([.A966] - [.A965]*[.A965]) + (1 - [.A965]) * (1 - [.A965])" office:value-type="float" office:value="3.5718945803172" calcext:value-type="float">
            <text:p>3.5718945803172</text:p>
          </table:table-cell>
          <table:table-cell table:formula="of:= 100 * ([.B966] - [.B965]*[.B965]) * ([.B966] - [.B965]*[.B965]) + (1 - [.B965]) * (1 - [.B965])" office:value-type="float" office:value="27.9923024059305" calcext:value-type="float">
            <text:p>27.9923024059305</text:p>
          </table:table-cell>
          <table:table-cell table:formula="of:=[.A965]*[.A965]" office:value-type="float" office:value="0.202495914953408" calcext:value-type="float">
            <text:p>0.202495914953408</text:p>
          </table:table-cell>
          <table:table-cell table:formula="of:=[.B965]*[.B965]" office:value-type="float" office:value="0.202495914953408" calcext:value-type="float">
            <text:p>0.202495914953408</text:p>
          </table:table-cell>
          <table:table-cell table:formula="of:= [.A965]*[.A965]*[.A965]*[.A965] - 16*[.A965]*[.A965] + 5*[.A965]" office:value-type="float" office:value="-5.44890734886397" calcext:value-type="float">
            <text:p>-5.44890734886397</text:p>
          </table:table-cell>
          <table:table-cell table:formula="of:= [.B965]*[.B965]*[.B965]*[.B965] - 16*[.B965]*[.B965] + 5*[.B965]" office:value-type="float" office:value="-0.948952738499458" calcext:value-type="float">
            <text:p>-0.9489527384994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23715044767596" calcext:value-type="float">
            <text:p>0.323715044767596</text:p>
          </table:table-cell>
          <table:table-cell table:formula="of:=-[.A966]" office:value-type="float" office:value="-0.323715044767596" calcext:value-type="float">
            <text:p>-0.323715044767596</text:p>
          </table:table-cell>
          <table:table-cell/>
          <table:table-cell table:formula="of:= [.A966] * [.A966] - 10 * COS(2 * PI() * [.A966])" office:value-type="float" office:value="4.57261283892512" calcext:value-type="float">
            <text:p>4.57261283892512</text:p>
          </table:table-cell>
          <table:table-cell table:formula="of:= [.B966] * [.B966] - 10 * COS(2 * PI() * [.B966])" office:value-type="float" office:value="4.57261283892512" calcext:value-type="float">
            <text:p>4.57261283892512</text:p>
          </table:table-cell>
          <table:table-cell table:formula="of:= 100 * ([.A967] - [.A966]*[.A966]) * ([.A967] - [.A966]*[.A966]) + (1 - [.A966]) * (1 - [.A966])" office:value-type="float" office:value="10.4480865096955" calcext:value-type="float">
            <text:p>10.4480865096955</text:p>
          </table:table-cell>
          <table:table-cell table:formula="of:= 100 * ([.B967] - [.B966]*[.B966]) * ([.B967] - [.B966]*[.B966]) + (1 - [.B966]) * (1 - [.B966])" office:value-type="float" office:value="29.3844797704198" calcext:value-type="float">
            <text:p>29.3844797704198</text:p>
          </table:table-cell>
          <table:table-cell table:formula="of:=[.A966]*[.A966]" office:value-type="float" office:value="0.104791430208887" calcext:value-type="float">
            <text:p>0.104791430208887</text:p>
          </table:table-cell>
          <table:table-cell table:formula="of:=[.B966]*[.B966]" office:value-type="float" office:value="0.104791430208887" calcext:value-type="float">
            <text:p>0.104791430208887</text:p>
          </table:table-cell>
          <table:table-cell table:formula="of:= [.A966]*[.A966]*[.A966]*[.A966] - 16*[.A966]*[.A966] + 5*[.A966]" office:value-type="float" office:value="-0.047106415658982" calcext:value-type="float">
            <text:p>-0.047106415658982</text:p>
          </table:table-cell>
          <table:table-cell table:formula="of:= [.B966]*[.B966]*[.B966]*[.B966] - 16*[.B966]*[.B966] + 5*[.B966]" office:value-type="float" office:value="-3.28425686333494" calcext:value-type="float">
            <text:p>-3.284256863334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0872514252551" calcext:value-type="float">
            <text:p>0.420872514252551</text:p>
          </table:table-cell>
          <table:table-cell table:formula="of:=-[.A967]" office:value-type="float" office:value="-0.420872514252551" calcext:value-type="float">
            <text:p>-0.420872514252551</text:p>
          </table:table-cell>
          <table:table-cell/>
          <table:table-cell table:formula="of:= [.A967] * [.A967] - 10 * COS(2 * PI() * [.A967])" office:value-type="float" office:value="8.96647920765002" calcext:value-type="float">
            <text:p>8.96647920765002</text:p>
          </table:table-cell>
          <table:table-cell table:formula="of:= [.B967] * [.B967] - 10 * COS(2 * PI() * [.B967])" office:value-type="float" office:value="8.96647920765002" calcext:value-type="float">
            <text:p>8.96647920765002</text:p>
          </table:table-cell>
          <table:table-cell table:formula="of:= 100 * ([.A968] - [.A967]*[.A967]) * ([.A968] - [.A967]*[.A967]) + (1 - [.A967]) * (1 - [.A967])" office:value-type="float" office:value="7.52814632188656" calcext:value-type="float">
            <text:p>7.52814632188656</text:p>
          </table:table-cell>
          <table:table-cell table:formula="of:= 100 * ([.B968] - [.B967]*[.B967]) * ([.B968] - [.B967]*[.B967]) + (1 - [.B967]) * (1 - [.B967])" office:value-type="float" office:value="40.7645882408699" calcext:value-type="float">
            <text:p>40.7645882408699</text:p>
          </table:table-cell>
          <table:table-cell table:formula="of:=[.A967]*[.A967]" office:value-type="float" office:value="0.177133673253264" calcext:value-type="float">
            <text:p>0.177133673253264</text:p>
          </table:table-cell>
          <table:table-cell table:formula="of:=[.B967]*[.B967]" office:value-type="float" office:value="0.177133673253264" calcext:value-type="float">
            <text:p>0.177133673253264</text:p>
          </table:table-cell>
          <table:table-cell table:formula="of:= [.A967]*[.A967]*[.A967]*[.A967] - 16*[.A967]*[.A967] + 5*[.A967]" office:value-type="float" office:value="-0.69839986258927" calcext:value-type="float">
            <text:p>-0.69839986258927</text:p>
          </table:table-cell>
          <table:table-cell table:formula="of:= [.B967]*[.B967]*[.B967]*[.B967] - 16*[.B967]*[.B967] + 5*[.B967]" office:value-type="float" office:value="-4.90712500511478" calcext:value-type="float">
            <text:p>-4.907125005114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45326843881048" calcext:value-type="float">
            <text:p>0.445326843881048</text:p>
          </table:table-cell>
          <table:table-cell table:formula="of:=-[.A968]" office:value-type="float" office:value="-0.445326843881048" calcext:value-type="float">
            <text:p>-0.445326843881048</text:p>
          </table:table-cell>
          <table:table-cell/>
          <table:table-cell table:formula="of:= [.A968] * [.A968] - 10 * COS(2 * PI() * [.A968])" office:value-type="float" office:value="9.61406023433731" calcext:value-type="float">
            <text:p>9.61406023433731</text:p>
          </table:table-cell>
          <table:table-cell table:formula="of:= [.B968] * [.B968] - 10 * COS(2 * PI() * [.B968])" office:value-type="float" office:value="9.61406023433731" calcext:value-type="float">
            <text:p>9.61406023433731</text:p>
          </table:table-cell>
          <table:table-cell table:formula="of:= 100 * ([.A969] - [.A968]*[.A968]) * ([.A969] - [.A968]*[.A968]) + (1 - [.A968]) * (1 - [.A968])" office:value-type="float" office:value="34.0987162931694" calcext:value-type="float">
            <text:p>34.0987162931694</text:p>
          </table:table-cell>
          <table:table-cell table:formula="of:= 100 * ([.B969] - [.B968]*[.B968]) * ([.B969] - [.B968]*[.B968]) + (1 - [.B968]) * (1 - [.B968])" office:value-type="float" office:value="5.49922386210625" calcext:value-type="float">
            <text:p>5.49922386210625</text:p>
          </table:table-cell>
          <table:table-cell table:formula="of:=[.A968]*[.A968]" office:value-type="float" office:value="0.198315997881056" calcext:value-type="float">
            <text:p>0.198315997881056</text:p>
          </table:table-cell>
          <table:table-cell table:formula="of:=[.B968]*[.B968]" office:value-type="float" office:value="0.198315997881056" calcext:value-type="float">
            <text:p>0.198315997881056</text:p>
          </table:table-cell>
          <table:table-cell table:formula="of:= [.A968]*[.A968]*[.A968]*[.A968] - 16*[.A968]*[.A968] + 5*[.A968]" office:value-type="float" office:value="-0.907092511676088" calcext:value-type="float">
            <text:p>-0.907092511676088</text:p>
          </table:table-cell>
          <table:table-cell table:formula="of:= [.B968]*[.B968]*[.B968]*[.B968] - 16*[.B968]*[.B968] + 5*[.B968]" office:value-type="float" office:value="-5.36036095048657" calcext:value-type="float">
            <text:p>-5.360360950486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2984733092599" calcext:value-type="float">
            <text:p>-0.382984733092599</text:p>
          </table:table-cell>
          <table:table-cell table:formula="of:=-[.A969]" office:value-type="float" office:value="0.382984733092599" calcext:value-type="float">
            <text:p>0.382984733092599</text:p>
          </table:table-cell>
          <table:table-cell/>
          <table:table-cell table:formula="of:= [.A969] * [.A969] - 10 * COS(2 * PI() * [.A969])" office:value-type="float" office:value="7.56345164519106" calcext:value-type="float">
            <text:p>7.56345164519106</text:p>
          </table:table-cell>
          <table:table-cell table:formula="of:= [.B969] * [.B969] - 10 * COS(2 * PI() * [.B969])" office:value-type="float" office:value="7.56345164519106" calcext:value-type="float">
            <text:p>7.56345164519106</text:p>
          </table:table-cell>
          <table:table-cell table:formula="of:= 100 * ([.A970] - [.A969]*[.A969]) * ([.A970] - [.A969]*[.A969]) + (1 - [.A969]) * (1 - [.A969])" office:value-type="float" office:value="9.59366096838053" calcext:value-type="float">
            <text:p>9.59366096838053</text:p>
          </table:table-cell>
          <table:table-cell table:formula="of:= 100 * ([.B970] - [.B969]*[.B969]) * ([.B970] - [.B969]*[.B969]) + (1 - [.B969]) * (1 - [.B969])" office:value-type="float" office:value="0.406978364486066" calcext:value-type="float">
            <text:p>0.406978364486066</text:p>
          </table:table-cell>
          <table:table-cell table:formula="of:=[.A969]*[.A969]" office:value-type="float" office:value="0.146677305782009" calcext:value-type="float">
            <text:p>0.146677305782009</text:p>
          </table:table-cell>
          <table:table-cell table:formula="of:=[.B969]*[.B969]" office:value-type="float" office:value="0.146677305782009" calcext:value-type="float">
            <text:p>0.146677305782009</text:p>
          </table:table-cell>
          <table:table-cell table:formula="of:= [.A969]*[.A969]*[.A969]*[.A969] - 16*[.A969]*[.A969] + 5*[.A969]" office:value-type="float" office:value="-4.24024632594367" calcext:value-type="float">
            <text:p>-4.24024632594367</text:p>
          </table:table-cell>
          <table:table-cell table:formula="of:= [.B969]*[.B969]*[.B969]*[.B969] - 16*[.B969]*[.B969] + 5*[.B969]" office:value-type="float" office:value="-0.410398995017682" calcext:value-type="float">
            <text:p>-0.41039899501768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30469121155329" calcext:value-type="float">
            <text:p>-0.130469121155329</text:p>
          </table:table-cell>
          <table:table-cell table:formula="of:=-[.A970]" office:value-type="float" office:value="0.130469121155329" calcext:value-type="float">
            <text:p>0.130469121155329</text:p>
          </table:table-cell>
          <table:table-cell/>
          <table:table-cell table:formula="of:= [.A970] * [.A970] - 10 * COS(2 * PI() * [.A970])" office:value-type="float" office:value="-6.80693226332233" calcext:value-type="float">
            <text:p>-6.80693226332233</text:p>
          </table:table-cell>
          <table:table-cell table:formula="of:= [.B970] * [.B970] - 10 * COS(2 * PI() * [.B970])" office:value-type="float" office:value="-6.80693226332233" calcext:value-type="float">
            <text:p>-6.80693226332233</text:p>
          </table:table-cell>
          <table:table-cell table:formula="of:= 100 * ([.A971] - [.A970]*[.A970]) * ([.A971] - [.A970]*[.A970]) + (1 - [.A970]) * (1 - [.A970])" office:value-type="float" office:value="9.35141274995129" calcext:value-type="float">
            <text:p>9.35141274995129</text:p>
          </table:table-cell>
          <table:table-cell table:formula="of:= 100 * ([.B971] - [.B970]*[.B970]) * ([.B971] - [.B970]*[.B970]) + (1 - [.B970]) * (1 - [.B970])" office:value-type="float" office:value="10.8801002948305" calcext:value-type="float">
            <text:p>10.8801002948305</text:p>
          </table:table-cell>
          <table:table-cell table:formula="of:=[.A970]*[.A970]" office:value-type="float" office:value="0.0170221915750439" calcext:value-type="float">
            <text:p>0.0170221915750439</text:p>
          </table:table-cell>
          <table:table-cell table:formula="of:=[.B970]*[.B970]" office:value-type="float" office:value="0.0170221915750439" calcext:value-type="float">
            <text:p>0.0170221915750439</text:p>
          </table:table-cell>
          <table:table-cell table:formula="of:= [.A970]*[.A970]*[.A970]*[.A970] - 16*[.A970]*[.A970] + 5*[.A970]" office:value-type="float" office:value="-0.924410915971331" calcext:value-type="float">
            <text:p>-0.924410915971331</text:p>
          </table:table-cell>
          <table:table-cell table:formula="of:= [.B970]*[.B970]*[.B970]*[.B970] - 16*[.B970]*[.B970] + 5*[.B970]" office:value-type="float" office:value="0.38028029558196" calcext:value-type="float">
            <text:p>0.380280295581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1160402945243" calcext:value-type="float">
            <text:p>0.301160402945243</text:p>
          </table:table-cell>
          <table:table-cell table:formula="of:=-[.A971]" office:value-type="float" office:value="-0.301160402945243" calcext:value-type="float">
            <text:p>-0.301160402945243</text:p>
          </table:table-cell>
          <table:table-cell/>
          <table:table-cell table:formula="of:= [.A971] * [.A971] - 10 * COS(2 * PI() * [.A971])" office:value-type="float" office:value="3.25012656765526" calcext:value-type="float">
            <text:p>3.25012656765526</text:p>
          </table:table-cell>
          <table:table-cell table:formula="of:= [.B971] * [.B971] - 10 * COS(2 * PI() * [.B971])" office:value-type="float" office:value="3.25012656765526" calcext:value-type="float">
            <text:p>3.25012656765526</text:p>
          </table:table-cell>
          <table:table-cell table:formula="of:= 100 * ([.A972] - [.A971]*[.A971]) * ([.A972] - [.A971]*[.A971]) + (1 - [.A971]) * (1 - [.A971])" office:value-type="float" office:value="0.569336315248882" calcext:value-type="float">
            <text:p>0.569336315248882</text:p>
          </table:table-cell>
          <table:table-cell table:formula="of:= 100 * ([.B972] - [.B971]*[.B971]) * ([.B972] - [.B971]*[.B971]) + (1 - [.B971]) * (1 - [.B971])" office:value-type="float" office:value="6.09666043011517" calcext:value-type="float">
            <text:p>6.09666043011517</text:p>
          </table:table-cell>
          <table:table-cell table:formula="of:=[.A971]*[.A971]" office:value-type="float" office:value="0.090697588302141" calcext:value-type="float">
            <text:p>0.090697588302141</text:p>
          </table:table-cell>
          <table:table-cell table:formula="of:=[.B971]*[.B971]" office:value-type="float" office:value="0.090697588302141" calcext:value-type="float">
            <text:p>0.090697588302141</text:p>
          </table:table-cell>
          <table:table-cell table:formula="of:= [.A971]*[.A971]*[.A971]*[.A971] - 16*[.A971]*[.A971] + 5*[.A971]" office:value-type="float" office:value="0.0628666544157825" calcext:value-type="float">
            <text:p>0.0628666544157825</text:p>
          </table:table-cell>
          <table:table-cell table:formula="of:= [.B971]*[.B971]*[.B971]*[.B971] - 16*[.B971]*[.B971] + 5*[.B971]" office:value-type="float" office:value="-2.94873737503665" calcext:value-type="float">
            <text:p>-2.948737375036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9150976999663" calcext:value-type="float">
            <text:p>0.119150976999663</text:p>
          </table:table-cell>
          <table:table-cell table:formula="of:=-[.A972]" office:value-type="float" office:value="-0.119150976999663" calcext:value-type="float">
            <text:p>-0.119150976999663</text:p>
          </table:table-cell>
          <table:table-cell/>
          <table:table-cell table:formula="of:= [.A972] * [.A972] - 10 * COS(2 * PI() * [.A972])" office:value-type="float" office:value="-7.31190305897738" calcext:value-type="float">
            <text:p>-7.31190305897738</text:p>
          </table:table-cell>
          <table:table-cell table:formula="of:= [.B972] * [.B972] - 10 * COS(2 * PI() * [.B972])" office:value-type="float" office:value="-7.31190305897738" calcext:value-type="float">
            <text:p>-7.31190305897738</text:p>
          </table:table-cell>
          <table:table-cell table:formula="of:= 100 * ([.A973] - [.A972]*[.A972]) * ([.A973] - [.A972]*[.A972]) + (1 - [.A972]) * (1 - [.A972])" office:value-type="float" office:value="1.69590892918598" calcext:value-type="float">
            <text:p>1.69590892918598</text:p>
          </table:table-cell>
          <table:table-cell table:formula="of:= 100 * ([.B973] - [.B972]*[.B972]) * ([.B973] - [.B972]*[.B972]) + (1 - [.B972]) * (1 - [.B972])" office:value-type="float" office:value="1.70844048345048" calcext:value-type="float">
            <text:p>1.70844048345048</text:p>
          </table:table-cell>
          <table:table-cell table:formula="of:=[.A972]*[.A972]" office:value-type="float" office:value="0.0141969553199742" calcext:value-type="float">
            <text:p>0.0141969553199742</text:p>
          </table:table-cell>
          <table:table-cell table:formula="of:=[.B972]*[.B972]" office:value-type="float" office:value="0.0141969553199742" calcext:value-type="float">
            <text:p>0.0141969553199742</text:p>
          </table:table-cell>
          <table:table-cell table:formula="of:= [.A972]*[.A972]*[.A972]*[.A972] - 16*[.A972]*[.A972] + 5*[.A972]" office:value-type="float" office:value="0.368805153419085" calcext:value-type="float">
            <text:p>0.368805153419085</text:p>
          </table:table-cell>
          <table:table-cell table:formula="of:= [.B972]*[.B972]*[.B972]*[.B972] - 16*[.B972]*[.B972] + 5*[.B972]" office:value-type="float" office:value="-0.822704616577544" calcext:value-type="float">
            <text:p>-0.8227046165775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817204011837021" calcext:value-type="float">
            <text:p>-0.0817204011837021</text:p>
          </table:table-cell>
          <table:table-cell table:formula="of:=-[.A973]" office:value-type="float" office:value="0.0817204011837021" calcext:value-type="float">
            <text:p>0.0817204011837021</text:p>
          </table:table-cell>
          <table:table-cell/>
          <table:table-cell table:formula="of:= [.A973] * [.A973] - 10 * COS(2 * PI() * [.A973])" office:value-type="float" office:value="-8.70380198218053" calcext:value-type="float">
            <text:p>-8.70380198218053</text:p>
          </table:table-cell>
          <table:table-cell table:formula="of:= [.B973] * [.B973] - 10 * COS(2 * PI() * [.B973])" office:value-type="float" office:value="-8.70380198218053" calcext:value-type="float">
            <text:p>-8.70380198218053</text:p>
          </table:table-cell>
          <table:table-cell table:formula="of:= 100 * ([.A974] - [.A973]*[.A973]) * ([.A974] - [.A973]*[.A973]) + (1 - [.A973]) * (1 - [.A973])" office:value-type="float" office:value="2.27310770640369" calcext:value-type="float">
            <text:p>2.27310770640369</text:p>
          </table:table-cell>
          <table:table-cell table:formula="of:= 100 * ([.B974] - [.B973]*[.B973]) * ([.B974] - [.B973]*[.B973]) + (1 - [.B973]) * (1 - [.B973])" office:value-type="float" office:value="2.24461313385098" calcext:value-type="float">
            <text:p>2.24461313385098</text:p>
          </table:table-cell>
          <table:table-cell table:formula="of:=[.A973]*[.A973]" office:value-type="float" office:value="0.00667822396962521" calcext:value-type="float">
            <text:p>0.00667822396962521</text:p>
          </table:table-cell>
          <table:table-cell table:formula="of:=[.B973]*[.B973]" office:value-type="float" office:value="0.00667822396962521" calcext:value-type="float">
            <text:p>0.00667822396962521</text:p>
          </table:table-cell>
          <table:table-cell table:formula="of:= [.A973]*[.A973]*[.A973]*[.A973] - 16*[.A973]*[.A973] + 5*[.A973]" office:value-type="float" office:value="-0.515408990757125" calcext:value-type="float">
            <text:p>-0.515408990757125</text:p>
          </table:table-cell>
          <table:table-cell table:formula="of:= [.B973]*[.B973]*[.B973]*[.B973] - 16*[.B973]*[.B973] + 5*[.B973]" office:value-type="float" office:value="0.301795021079895" calcext:value-type="float">
            <text:p>0.3017950210798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1701491870917" calcext:value-type="float">
            <text:p>0.111701491870917</text:p>
          </table:table-cell>
          <table:table-cell table:formula="of:=-[.A974]" office:value-type="float" office:value="-0.111701491870917" calcext:value-type="float">
            <text:p>-0.111701491870917</text:p>
          </table:table-cell>
          <table:table-cell/>
          <table:table-cell table:formula="of:= [.A974] * [.A974] - 10 * COS(2 * PI() * [.A974])" office:value-type="float" office:value="-7.62407053352524" calcext:value-type="float">
            <text:p>-7.62407053352524</text:p>
          </table:table-cell>
          <table:table-cell table:formula="of:= [.B974] * [.B974] - 10 * COS(2 * PI() * [.B974])" office:value-type="float" office:value="-7.62407053352524" calcext:value-type="float">
            <text:p>-7.62407053352524</text:p>
          </table:table-cell>
          <table:table-cell table:formula="of:= 100 * ([.A975] - [.A974]*[.A974]) * ([.A975] - [.A974]*[.A974]) + (1 - [.A974]) * (1 - [.A974])" office:value-type="float" office:value="8.25994770624104" calcext:value-type="float">
            <text:p>8.25994770624104</text:p>
          </table:table-cell>
          <table:table-cell table:formula="of:= 100 * ([.B975] - [.B974]*[.B974]) * ([.B975] - [.B974]*[.B974]) + (1 - [.B974]) * (1 - [.B974])" office:value-type="float" office:value="10.1331808303848" calcext:value-type="float">
            <text:p>10.1331808303848</text:p>
          </table:table-cell>
          <table:table-cell table:formula="of:=[.A974]*[.A974]" office:value-type="float" office:value="0.0124772232861886" calcext:value-type="float">
            <text:p>0.0124772232861886</text:p>
          </table:table-cell>
          <table:table-cell table:formula="of:=[.B974]*[.B974]" office:value-type="float" office:value="0.0124772232861886" calcext:value-type="float">
            <text:p>0.0124772232861886</text:p>
          </table:table-cell>
          <table:table-cell table:formula="of:= [.A974]*[.A974]*[.A974]*[.A974] - 16*[.A974]*[.A974] + 5*[.A974]" office:value-type="float" office:value="0.359027567876502" calcext:value-type="float">
            <text:p>0.359027567876502</text:p>
          </table:table-cell>
          <table:table-cell table:formula="of:= [.B974]*[.B974]*[.B974]*[.B974] - 16*[.B974]*[.B974] + 5*[.B974]" office:value-type="float" office:value="-0.757987350832671" calcext:value-type="float">
            <text:p>-0.7579873508326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580620943103" calcext:value-type="float">
            <text:p>0.28580620943103</text:p>
          </table:table-cell>
          <table:table-cell table:formula="of:=-[.A975]" office:value-type="float" office:value="-0.28580620943103" calcext:value-type="float">
            <text:p>-0.28580620943103</text:p>
          </table:table-cell>
          <table:table-cell/>
          <table:table-cell table:formula="of:= [.A975] * [.A975] - 10 * COS(2 * PI() * [.A975])" office:value-type="float" office:value="2.31252508511139" calcext:value-type="float">
            <text:p>2.31252508511139</text:p>
          </table:table-cell>
          <table:table-cell table:formula="of:= [.B975] * [.B975] - 10 * COS(2 * PI() * [.B975])" office:value-type="float" office:value="2.31252508511139" calcext:value-type="float">
            <text:p>2.31252508511139</text:p>
          </table:table-cell>
          <table:table-cell table:formula="of:= 100 * ([.A976] - [.A975]*[.A975]) * ([.A976] - [.A975]*[.A975]) + (1 - [.A975]) * (1 - [.A975])" office:value-type="float" office:value="0.870875877089127" calcext:value-type="float">
            <text:p>0.870875877089127</text:p>
          </table:table-cell>
          <table:table-cell table:formula="of:= 100 * ([.B976] - [.B975]*[.B975]) * ([.B976] - [.B975]*[.B975]) + (1 - [.B975]) * (1 - [.B975])" office:value-type="float" office:value="6.64571883509712" calcext:value-type="float">
            <text:p>6.64571883509712</text:p>
          </table:table-cell>
          <table:table-cell table:formula="of:=[.A975]*[.A975]" office:value-type="float" office:value="0.0816851893493337" calcext:value-type="float">
            <text:p>0.0816851893493337</text:p>
          </table:table-cell>
          <table:table-cell table:formula="of:=[.B975]*[.B975]" office:value-type="float" office:value="0.0816851893493337" calcext:value-type="float">
            <text:p>0.0816851893493337</text:p>
          </table:table-cell>
          <table:table-cell table:formula="of:= [.A975]*[.A975]*[.A975]*[.A975] - 16*[.A975]*[.A975] + 5*[.A975]" office:value-type="float" office:value="0.128740487724847" calcext:value-type="float">
            <text:p>0.128740487724847</text:p>
          </table:table-cell>
          <table:table-cell table:formula="of:= [.B975]*[.B975]*[.B975]*[.B975] - 16*[.B975]*[.B975] + 5*[.B975]" office:value-type="float" office:value="-2.72932160658545" calcext:value-type="float">
            <text:p>-2.7293216065854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175207761582" calcext:value-type="float">
            <text:p>0.14175207761582</text:p>
          </table:table-cell>
          <table:table-cell table:formula="of:=-[.A976]" office:value-type="float" office:value="-0.14175207761582" calcext:value-type="float">
            <text:p>-0.14175207761582</text:p>
          </table:table-cell>
          <table:table-cell/>
          <table:table-cell table:formula="of:= [.A976] * [.A976] - 10 * COS(2 * PI() * [.A976])" office:value-type="float" office:value="-6.26893877725679" calcext:value-type="float">
            <text:p>-6.26893877725679</text:p>
          </table:table-cell>
          <table:table-cell table:formula="of:= [.B976] * [.B976] - 10 * COS(2 * PI() * [.B976])" office:value-type="float" office:value="-6.26893877725679" calcext:value-type="float">
            <text:p>-6.26893877725679</text:p>
          </table:table-cell>
          <table:table-cell table:formula="of:= 100 * ([.A977] - [.A976]*[.A976]) * ([.A977] - [.A976]*[.A976]) + (1 - [.A976]) * (1 - [.A976])" office:value-type="float" office:value="7.20503472328276" calcext:value-type="float">
            <text:p>7.20503472328276</text:p>
          </table:table-cell>
          <table:table-cell table:formula="of:= 100 * ([.B977] - [.B976]*[.B976]) * ([.B977] - [.B976]*[.B976]) + (1 - [.B976]) * (1 - [.B976])" office:value-type="float" office:value="9.97772343546666" calcext:value-type="float">
            <text:p>9.97772343546666</text:p>
          </table:table-cell>
          <table:table-cell table:formula="of:=[.A976]*[.A976]" office:value-type="float" office:value="0.0200936515084014" calcext:value-type="float">
            <text:p>0.0200936515084014</text:p>
          </table:table-cell>
          <table:table-cell table:formula="of:=[.B976]*[.B976]" office:value-type="float" office:value="0.0200936515084014" calcext:value-type="float">
            <text:p>0.0200936515084014</text:p>
          </table:table-cell>
          <table:table-cell table:formula="of:= [.A976]*[.A976]*[.A976]*[.A976] - 16*[.A976]*[.A976] + 5*[.A976]" office:value-type="float" office:value="0.387665718775618" calcext:value-type="float">
            <text:p>0.387665718775618</text:p>
          </table:table-cell>
          <table:table-cell table:formula="of:= [.B976]*[.B976]*[.B976]*[.B976] - 16*[.B976]*[.B976] + 5*[.B976]" office:value-type="float" office:value="-1.02985505738258" calcext:value-type="float">
            <text:p>-1.029855057382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4425034294836" calcext:value-type="float">
            <text:p>0.274425034294836</text:p>
          </table:table-cell>
          <table:table-cell table:formula="of:=-[.A977]" office:value-type="float" office:value="-0.274425034294836" calcext:value-type="float">
            <text:p>-0.274425034294836</text:p>
          </table:table-cell>
          <table:table-cell/>
          <table:table-cell table:formula="of:= [.A977] * [.A977] - 10 * COS(2 * PI() * [.A977])" office:value-type="float" office:value="1.60396223162508" calcext:value-type="float">
            <text:p>1.60396223162508</text:p>
          </table:table-cell>
          <table:table-cell table:formula="of:= [.B977] * [.B977] - 10 * COS(2 * PI() * [.B977])" office:value-type="float" office:value="1.60396223162508" calcext:value-type="float">
            <text:p>1.60396223162508</text:p>
          </table:table-cell>
          <table:table-cell table:formula="of:= 100 * ([.A978] - [.A977]*[.A977]) * ([.A978] - [.A977]*[.A977]) + (1 - [.A977]) * (1 - [.A977])" office:value-type="float" office:value="1.27343567829608" calcext:value-type="float">
            <text:p>1.27343567829608</text:p>
          </table:table-cell>
          <table:table-cell table:formula="of:= 100 * ([.B978] - [.B977]*[.B977]) * ([.B978] - [.B977]*[.B977]) + (1 - [.B977]) * (1 - [.B977])" office:value-type="float" office:value="2.03619976081542" calcext:value-type="float">
            <text:p>2.03619976081542</text:p>
          </table:table-cell>
          <table:table-cell table:formula="of:=[.A977]*[.A977]" office:value-type="float" office:value="0.075309099447722" calcext:value-type="float">
            <text:p>0.075309099447722</text:p>
          </table:table-cell>
          <table:table-cell table:formula="of:=[.B977]*[.B977]" office:value-type="float" office:value="0.075309099447722" calcext:value-type="float">
            <text:p>0.075309099447722</text:p>
          </table:table-cell>
          <table:table-cell table:formula="of:= [.A977]*[.A977]*[.A977]*[.A977] - 16*[.A977]*[.A977] + 5*[.A977]" office:value-type="float" office:value="0.172851040770255" calcext:value-type="float">
            <text:p>0.172851040770255</text:p>
          </table:table-cell>
          <table:table-cell table:formula="of:= [.B977]*[.B977]*[.B977]*[.B977] - 16*[.B977]*[.B977] + 5*[.B977]" office:value-type="float" office:value="-2.57139930217811" calcext:value-type="float">
            <text:p>-2.571399302178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11187113216147" calcext:value-type="float">
            <text:p>-0.0111187113216147</text:p>
          </table:table-cell>
          <table:table-cell table:formula="of:=-[.A978]" office:value-type="float" office:value="0.0111187113216147" calcext:value-type="float">
            <text:p>0.0111187113216147</text:p>
          </table:table-cell>
          <table:table-cell/>
          <table:table-cell table:formula="of:= [.A978] * [.A978] - 10 * COS(2 * PI() * [.A978])" office:value-type="float" office:value="-9.97548355430329" calcext:value-type="float">
            <text:p>-9.97548355430329</text:p>
          </table:table-cell>
          <table:table-cell table:formula="of:= [.B978] * [.B978] - 10 * COS(2 * PI() * [.B978])" office:value-type="float" office:value="-9.97548355430329" calcext:value-type="float">
            <text:p>-9.97548355430329</text:p>
          </table:table-cell>
          <table:table-cell table:formula="of:= 100 * ([.A979] - [.A978]*[.A978]) * ([.A979] - [.A978]*[.A978]) + (1 - [.A978]) * (1 - [.A978])" office:value-type="float" office:value="23.3848331890679" calcext:value-type="float">
            <text:p>23.3848331890679</text:p>
          </table:table-cell>
          <table:table-cell table:formula="of:= 100 * ([.B979] - [.B978]*[.B978]) * ([.B979] - [.B978]*[.B978]) + (1 - [.B978]) * (1 - [.B978])" office:value-type="float" office:value="23.3637489957996" calcext:value-type="float">
            <text:p>23.3637489957996</text:p>
          </table:table-cell>
          <table:table-cell table:formula="of:=[.A978]*[.A978]" office:value-type="float" office:value="0.000123625741453403" calcext:value-type="float">
            <text:p>0.000123625741453403</text:p>
          </table:table-cell>
          <table:table-cell table:formula="of:=[.B978]*[.B978]" office:value-type="float" office:value="0.000123625741453403" calcext:value-type="float">
            <text:p>0.000123625741453403</text:p>
          </table:table-cell>
          <table:table-cell table:formula="of:= [.A978]*[.A978]*[.A978]*[.A978] - 16*[.A978]*[.A978] + 5*[.A978]" office:value-type="float" office:value="-0.0575715531880039" calcext:value-type="float">
            <text:p>-0.0575715531880039</text:p>
          </table:table-cell>
          <table:table-cell table:formula="of:= [.B978]*[.B978]*[.B978]*[.B978] - 16*[.B978]*[.B978] + 5*[.B978]" office:value-type="float" office:value="0.0536155600281429" calcext:value-type="float">
            <text:p>0.05361556002814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3013381822966" calcext:value-type="float">
            <text:p>0.473013381822966</text:p>
          </table:table-cell>
          <table:table-cell table:formula="of:=-[.A979]" office:value-type="float" office:value="-0.473013381822966" calcext:value-type="float">
            <text:p>-0.473013381822966</text:p>
          </table:table-cell>
          <table:table-cell/>
          <table:table-cell table:formula="of:= [.A979] * [.A979] - 10 * COS(2 * PI() * [.A979])" office:value-type="float" office:value="10.0803295319929" calcext:value-type="float">
            <text:p>10.0803295319929</text:p>
          </table:table-cell>
          <table:table-cell table:formula="of:= [.B979] * [.B979] - 10 * COS(2 * PI() * [.B979])" office:value-type="float" office:value="10.0803295319929" calcext:value-type="float">
            <text:p>10.0803295319929</text:p>
          </table:table-cell>
          <table:table-cell table:formula="of:= 100 * ([.A980] - [.A979]*[.A979]) * ([.A980] - [.A979]*[.A979]) + (1 - [.A979]) * (1 - [.A979])" office:value-type="float" office:value="27.3425114945727" calcext:value-type="float">
            <text:p>27.3425114945727</text:p>
          </table:table-cell>
          <table:table-cell table:formula="of:= 100 * ([.B980] - [.B979]*[.B979]) * ([.B980] - [.B979]*[.B979]) + (1 - [.B979]) * (1 - [.B979])" office:value-type="float" office:value="2.69909823210584" calcext:value-type="float">
            <text:p>2.69909823210584</text:p>
          </table:table-cell>
          <table:table-cell table:formula="of:=[.A979]*[.A979]" office:value-type="float" office:value="0.223741659383599" calcext:value-type="float">
            <text:p>0.223741659383599</text:p>
          </table:table-cell>
          <table:table-cell table:formula="of:=[.B979]*[.B979]" office:value-type="float" office:value="0.223741659383599" calcext:value-type="float">
            <text:p>0.223741659383599</text:p>
          </table:table-cell>
          <table:table-cell table:formula="of:= [.A979]*[.A979]*[.A979]*[.A979] - 16*[.A979]*[.A979] + 5*[.A979]" office:value-type="float" office:value="-1.16473931087903" calcext:value-type="float">
            <text:p>-1.16473931087903</text:p>
          </table:table-cell>
          <table:table-cell table:formula="of:= [.B979]*[.B979]*[.B979]*[.B979] - 16*[.B979]*[.B979] + 5*[.B979]" office:value-type="float" office:value="-5.89487312910869" calcext:value-type="float">
            <text:p>-5.894873129108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96496714814566" calcext:value-type="float">
            <text:p>-0.296496714814566</text:p>
          </table:table-cell>
          <table:table-cell table:formula="of:=-[.A980]" office:value-type="float" office:value="0.296496714814566" calcext:value-type="float">
            <text:p>0.296496714814566</text:p>
          </table:table-cell>
          <table:table-cell/>
          <table:table-cell table:formula="of:= [.A980] * [.A980] - 10 * COS(2 * PI() * [.A980])" office:value-type="float" office:value="2.96800399463924" calcext:value-type="float">
            <text:p>2.96800399463924</text:p>
          </table:table-cell>
          <table:table-cell table:formula="of:= [.B980] * [.B980] - 10 * COS(2 * PI() * [.B980])" office:value-type="float" office:value="2.96800399463924" calcext:value-type="float">
            <text:p>2.96800399463924</text:p>
          </table:table-cell>
          <table:table-cell table:formula="of:= 100 * ([.A981] - [.A980]*[.A980]) * ([.A981] - [.A980]*[.A980]) + (1 - [.A980]) * (1 - [.A980])" office:value-type="float" office:value="35.7246815073613" calcext:value-type="float">
            <text:p>35.7246815073613</text:p>
          </table:table-cell>
          <table:table-cell table:formula="of:= 100 * ([.B981] - [.B980]*[.B980]) * ([.B981] - [.B980]*[.B980]) + (1 - [.B980]) * (1 - [.B980])" office:value-type="float" office:value="17.1127574035285" calcext:value-type="float">
            <text:p>17.1127574035285</text:p>
          </table:table-cell>
          <table:table-cell table:formula="of:=[.A980]*[.A980]" office:value-type="float" office:value="0.0879103018958301" calcext:value-type="float">
            <text:p>0.0879103018958301</text:p>
          </table:table-cell>
          <table:table-cell table:formula="of:=[.B980]*[.B980]" office:value-type="float" office:value="0.0879103018958301" calcext:value-type="float">
            <text:p>0.0879103018958301</text:p>
          </table:table-cell>
          <table:table-cell table:formula="of:= [.A980]*[.A980]*[.A980]*[.A980] - 16*[.A980]*[.A980] + 5*[.A980]" office:value-type="float" office:value="-2.8813201832267" calcext:value-type="float">
            <text:p>-2.8813201832267</text:p>
          </table:table-cell>
          <table:table-cell table:formula="of:= [.B980]*[.B980]*[.B980]*[.B980] - 16*[.B980]*[.B980] + 5*[.B980]" office:value-type="float" office:value="0.0836469649189644" calcext:value-type="float">
            <text:p>0.08364696491896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95560158160515" calcext:value-type="float">
            <text:p>-0.495560158160515</text:p>
          </table:table-cell>
          <table:table-cell table:formula="of:=-[.A981]" office:value-type="float" office:value="0.495560158160515" calcext:value-type="float">
            <text:p>0.495560158160515</text:p>
          </table:table-cell>
          <table:table-cell/>
          <table:table-cell table:formula="of:= [.A981] * [.A981] - 10 * COS(2 * PI() * [.A981])" office:value-type="float" office:value="10.2416890912439" calcext:value-type="float">
            <text:p>10.2416890912439</text:p>
          </table:table-cell>
          <table:table-cell table:formula="of:= [.B981] * [.B981] - 10 * COS(2 * PI() * [.B981])" office:value-type="float" office:value="10.2416890912439" calcext:value-type="float">
            <text:p>10.2416890912439</text:p>
          </table:table-cell>
          <table:table-cell table:formula="of:= 100 * ([.A982] - [.A981]*[.A981]) * ([.A982] - [.A981]*[.A981]) + (1 - [.A981]) * (1 - [.A981])" office:value-type="float" office:value="40.512736948397" calcext:value-type="float">
            <text:p>40.512736948397</text:p>
          </table:table-cell>
          <table:table-cell table:formula="of:= 100 * ([.B982] - [.B981]*[.B981]) * ([.B982] - [.B981]*[.B981]) + (1 - [.B981]) * (1 - [.B981])" office:value-type="float" office:value="1.88050691410618" calcext:value-type="float">
            <text:p>1.88050691410618</text:p>
          </table:table-cell>
          <table:table-cell table:formula="of:=[.A981]*[.A981]" office:value-type="float" office:value="0.245579870356075" calcext:value-type="float">
            <text:p>0.245579870356075</text:p>
          </table:table-cell>
          <table:table-cell table:formula="of:=[.B981]*[.B981]" office:value-type="float" office:value="0.245579870356075" calcext:value-type="float">
            <text:p>0.245579870356075</text:p>
          </table:table-cell>
          <table:table-cell table:formula="of:= [.A981]*[.A981]*[.A981]*[.A981] - 16*[.A981]*[.A981] + 5*[.A981]" office:value-type="float" office:value="-6.34676924377567" calcext:value-type="float">
            <text:p>-6.34676924377567</text:p>
          </table:table-cell>
          <table:table-cell table:formula="of:= [.B981]*[.B981]*[.B981]*[.B981] - 16*[.B981]*[.B981] + 5*[.B981]" office:value-type="float" office:value="-1.39116766217051" calcext:value-type="float">
            <text:p>-1.391167662170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3096432420425" calcext:value-type="float">
            <text:p>-0.373096432420425</text:p>
          </table:table-cell>
          <table:table-cell table:formula="of:=-[.A982]" office:value-type="float" office:value="0.373096432420425" calcext:value-type="float">
            <text:p>0.373096432420425</text:p>
          </table:table-cell>
          <table:table-cell/>
          <table:table-cell table:formula="of:= [.A982] * [.A982] - 10 * COS(2 * PI() * [.A982])" office:value-type="float" office:value="7.12519173496984" calcext:value-type="float">
            <text:p>7.12519173496984</text:p>
          </table:table-cell>
          <table:table-cell table:formula="of:= [.B982] * [.B982] - 10 * COS(2 * PI() * [.B982])" office:value-type="float" office:value="7.12519173496984" calcext:value-type="float">
            <text:p>7.12519173496984</text:p>
          </table:table-cell>
          <table:table-cell table:formula="of:= 100 * ([.A983] - [.A982]*[.A982]) * ([.A983] - [.A982]*[.A982]) + (1 - [.A982]) * (1 - [.A982])" office:value-type="float" office:value="35.1925930852905" calcext:value-type="float">
            <text:p>35.1925930852905</text:p>
          </table:table-cell>
          <table:table-cell table:formula="of:= 100 * ([.B983] - [.B982]*[.B982]) * ([.B983] - [.B982]*[.B982]) + (1 - [.B982]) * (1 - [.B982])" office:value-type="float" office:value="9.31649149722428" calcext:value-type="float">
            <text:p>9.31649149722428</text:p>
          </table:table-cell>
          <table:table-cell table:formula="of:=[.A982]*[.A982]" office:value-type="float" office:value="0.139200947884849" calcext:value-type="float">
            <text:p>0.139200947884849</text:p>
          </table:table-cell>
          <table:table-cell table:formula="of:=[.B982]*[.B982]" office:value-type="float" office:value="0.139200947884849" calcext:value-type="float">
            <text:p>0.139200947884849</text:p>
          </table:table-cell>
          <table:table-cell table:formula="of:= [.A982]*[.A982]*[.A982]*[.A982] - 16*[.A982]*[.A982] + 5*[.A982]" office:value-type="float" office:value="-4.07332042436767" calcext:value-type="float">
            <text:p>-4.07332042436767</text:p>
          </table:table-cell>
          <table:table-cell table:formula="of:= [.B982]*[.B982]*[.B982]*[.B982] - 16*[.B982]*[.B982] + 5*[.B982]" office:value-type="float" office:value="-0.342356100163415" calcext:value-type="float">
            <text:p>-0.3423561001634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7922949320637" calcext:value-type="float">
            <text:p>-0.437922949320637</text:p>
          </table:table-cell>
          <table:table-cell table:formula="of:=-[.A983]" office:value-type="float" office:value="0.437922949320637" calcext:value-type="float">
            <text:p>0.437922949320637</text:p>
          </table:table-cell>
          <table:table-cell/>
          <table:table-cell table:formula="of:= [.A983] * [.A983] - 10 * COS(2 * PI() * [.A983])" office:value-type="float" office:value="9.44070889328406" calcext:value-type="float">
            <text:p>9.44070889328406</text:p>
          </table:table-cell>
          <table:table-cell table:formula="of:= [.B983] * [.B983] - 10 * COS(2 * PI() * [.B983])" office:value-type="float" office:value="9.44070889328406" calcext:value-type="float">
            <text:p>9.44070889328406</text:p>
          </table:table-cell>
          <table:table-cell table:formula="of:= 100 * ([.A984] - [.A983]*[.A983]) * ([.A984] - [.A983]*[.A983]) + (1 - [.A983]) * (1 - [.A983])" office:value-type="float" office:value="38.2295494063098" calcext:value-type="float">
            <text:p>38.2295494063098</text:p>
          </table:table-cell>
          <table:table-cell table:formula="of:= 100 * ([.B984] - [.B983]*[.B983]) * ([.B984] - [.B983]*[.B983]) + (1 - [.B983]) * (1 - [.B983])" office:value-type="float" office:value="5.05939065368808" calcext:value-type="float">
            <text:p>5.05939065368808</text:p>
          </table:table-cell>
          <table:table-cell table:formula="of:=[.A983]*[.A983]" office:value-type="float" office:value="0.191776509541685" calcext:value-type="float">
            <text:p>0.191776509541685</text:p>
          </table:table-cell>
          <table:table-cell table:formula="of:=[.B983]*[.B983]" office:value-type="float" office:value="0.191776509541685" calcext:value-type="float">
            <text:p>0.191776509541685</text:p>
          </table:table-cell>
          <table:table-cell table:formula="of:= [.A983]*[.A983]*[.A983]*[.A983] - 16*[.A983]*[.A983] + 5*[.A983]" office:value-type="float" office:value="-5.22126066965815" calcext:value-type="float">
            <text:p>-5.22126066965815</text:p>
          </table:table-cell>
          <table:table-cell table:formula="of:= [.B983]*[.B983]*[.B983]*[.B983] - 16*[.B983]*[.B983] + 5*[.B983]" office:value-type="float" office:value="-0.842031176451783" calcext:value-type="float">
            <text:p>-0.8420311764517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09571368130855" calcext:value-type="float">
            <text:p>-0.409571368130855</text:p>
          </table:table-cell>
          <table:table-cell table:formula="of:=-[.A984]" office:value-type="float" office:value="0.409571368130855" calcext:value-type="float">
            <text:p>0.409571368130855</text:p>
          </table:table-cell>
          <table:table-cell/>
          <table:table-cell table:formula="of:= [.A984] * [.A984] - 10 * COS(2 * PI() * [.A984])" office:value-type="float" office:value="8.5965666127032" calcext:value-type="float">
            <text:p>8.5965666127032</text:p>
          </table:table-cell>
          <table:table-cell table:formula="of:= [.B984] * [.B984] - 10 * COS(2 * PI() * [.B984])" office:value-type="float" office:value="8.5965666127032" calcext:value-type="float">
            <text:p>8.5965666127032</text:p>
          </table:table-cell>
          <table:table-cell table:formula="of:= 100 * ([.A985] - [.A984]*[.A984]) * ([.A985] - [.A984]*[.A984]) + (1 - [.A984]) * (1 - [.A984])" office:value-type="float" office:value="7.55414209104608" calcext:value-type="float">
            <text:p>7.55414209104608</text:p>
          </table:table-cell>
          <table:table-cell table:formula="of:= 100 * ([.B985] - [.B984]*[.B984]) * ([.B985] - [.B984]*[.B984]) + (1 - [.B984]) * (1 - [.B984])" office:value-type="float" office:value="1.33957028928083" calcext:value-type="float">
            <text:p>1.33957028928083</text:p>
          </table:table-cell>
          <table:table-cell table:formula="of:=[.A984]*[.A984]" office:value-type="float" office:value="0.167748705592581" calcext:value-type="float">
            <text:p>0.167748705592581</text:p>
          </table:table-cell>
          <table:table-cell table:formula="of:=[.B984]*[.B984]" office:value-type="float" office:value="0.167748705592581" calcext:value-type="float">
            <text:p>0.167748705592581</text:p>
          </table:table-cell>
          <table:table-cell table:formula="of:= [.A984]*[.A984]*[.A984]*[.A984] - 16*[.A984]*[.A984] + 5*[.A984]" office:value-type="float" office:value="-4.70369650190758" calcext:value-type="float">
            <text:p>-4.70369650190758</text:p>
          </table:table-cell>
          <table:table-cell table:formula="of:= [.B984]*[.B984]*[.B984]*[.B984] - 16*[.B984]*[.B984] + 5*[.B984]" office:value-type="float" office:value="-0.607982820599026" calcext:value-type="float">
            <text:p>-0.6079828205990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682015147758648" calcext:value-type="float">
            <text:p>-0.0682015147758648</text:p>
          </table:table-cell>
          <table:table-cell table:formula="of:=-[.A985]" office:value-type="float" office:value="0.0682015147758648" calcext:value-type="float">
            <text:p>0.0682015147758648</text:p>
          </table:table-cell>
          <table:table-cell/>
          <table:table-cell table:formula="of:= [.A985] * [.A985] - 10 * COS(2 * PI() * [.A985])" office:value-type="float" office:value="-9.09115433065679" calcext:value-type="float">
            <text:p>-9.09115433065679</text:p>
          </table:table-cell>
          <table:table-cell table:formula="of:= [.B985] * [.B985] - 10 * COS(2 * PI() * [.B985])" office:value-type="float" office:value="-9.09115433065679" calcext:value-type="float">
            <text:p>-9.09115433065679</text:p>
          </table:table-cell>
          <table:table-cell table:formula="of:= 100 * ([.A986] - [.A985]*[.A985]) * ([.A986] - [.A985]*[.A985]) + (1 - [.A985]) * (1 - [.A985])" office:value-type="float" office:value="6.17890716778792" calcext:value-type="float">
            <text:p>6.17890716778792</text:p>
          </table:table-cell>
          <table:table-cell table:formula="of:= 100 * ([.B986] - [.B985]*[.B985]) * ([.B986] - [.B985]*[.B985]) + (1 - [.B985]) * (1 - [.B985])" office:value-type="float" office:value="5.49714561108656" calcext:value-type="float">
            <text:p>5.49714561108656</text:p>
          </table:table-cell>
          <table:table-cell table:formula="of:=[.A985]*[.A985]" office:value-type="float" office:value="0.0046514466177225" calcext:value-type="float">
            <text:p>0.0046514466177225</text:p>
          </table:table-cell>
          <table:table-cell table:formula="of:=[.B985]*[.B985]" office:value-type="float" office:value="0.0046514466177225" calcext:value-type="float">
            <text:p>0.0046514466177225</text:p>
          </table:table-cell>
          <table:table-cell table:formula="of:= [.A985]*[.A985]*[.A985]*[.A985] - 16*[.A985]*[.A985] + 5*[.A985]" office:value-type="float" office:value="-0.415409083807246" calcext:value-type="float">
            <text:p>-0.415409083807246</text:p>
          </table:table-cell>
          <table:table-cell table:formula="of:= [.B985]*[.B985]*[.B985]*[.B985] - 16*[.B985]*[.B985] + 5*[.B985]" office:value-type="float" office:value="0.266606063951401" calcext:value-type="float">
            <text:p>0.2666060639514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9800167134963" calcext:value-type="float">
            <text:p>-0.219800167134963</text:p>
          </table:table-cell>
          <table:table-cell table:formula="of:=-[.A986]" office:value-type="float" office:value="0.219800167134963" calcext:value-type="float">
            <text:p>0.219800167134963</text:p>
          </table:table-cell>
          <table:table-cell/>
          <table:table-cell table:formula="of:= [.A986] * [.A986] - 10 * COS(2 * PI() * [.A986])" office:value-type="float" office:value="-1.83783302236408" calcext:value-type="float">
            <text:p>-1.83783302236408</text:p>
          </table:table-cell>
          <table:table-cell table:formula="of:= [.B986] * [.B986] - 10 * COS(2 * PI() * [.B986])" office:value-type="float" office:value="-1.83783302236408" calcext:value-type="float">
            <text:p>-1.83783302236408</text:p>
          </table:table-cell>
          <table:table-cell table:formula="of:= 100 * ([.A987] - [.A986]*[.A986]) * ([.A987] - [.A986]*[.A986]) + (1 - [.A986]) * (1 - [.A986])" office:value-type="float" office:value="1.49020885572115" calcext:value-type="float">
            <text:p>1.49020885572115</text:p>
          </table:table-cell>
          <table:table-cell table:formula="of:= 100 * ([.B987] - [.B986]*[.B986]) * ([.B987] - [.B986]*[.B986]) + (1 - [.B986]) * (1 - [.B986])" office:value-type="float" office:value="1.45202600644185" calcext:value-type="float">
            <text:p>1.45202600644185</text:p>
          </table:table-cell>
          <table:table-cell table:formula="of:=[.A986]*[.A986]" office:value-type="float" office:value="0.0483121134725577" calcext:value-type="float">
            <text:p>0.0483121134725577</text:p>
          </table:table-cell>
          <table:table-cell table:formula="of:=[.B986]*[.B986]" office:value-type="float" office:value="0.0483121134725577" calcext:value-type="float">
            <text:p>0.0483121134725577</text:p>
          </table:table-cell>
          <table:table-cell table:formula="of:= [.A986]*[.A986]*[.A986]*[.A986] - 16*[.A986]*[.A986] + 5*[.A986]" office:value-type="float" office:value="-1.86966059092755" calcext:value-type="float">
            <text:p>-1.86966059092755</text:p>
          </table:table-cell>
          <table:table-cell table:formula="of:= [.B986]*[.B986]*[.B986]*[.B986] - 16*[.B986]*[.B986] + 5*[.B986]" office:value-type="float" office:value="0.328341080422078" calcext:value-type="float">
            <text:p>0.3283410804220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35200283536688" calcext:value-type="float">
            <text:p>0.0435200283536688</text:p>
          </table:table-cell>
          <table:table-cell table:formula="of:=-[.A987]" office:value-type="float" office:value="-0.0435200283536688" calcext:value-type="float">
            <text:p>-0.0435200283536688</text:p>
          </table:table-cell>
          <table:table-cell/>
          <table:table-cell table:formula="of:= [.A987] * [.A987] - 10 * COS(2 * PI() * [.A987])" office:value-type="float" office:value="-9.6265705136975" calcext:value-type="float">
            <text:p>-9.6265705136975</text:p>
          </table:table-cell>
          <table:table-cell table:formula="of:= [.B987] * [.B987] - 10 * COS(2 * PI() * [.B987])" office:value-type="float" office:value="-9.6265705136975" calcext:value-type="float">
            <text:p>-9.6265705136975</text:p>
          </table:table-cell>
          <table:table-cell table:formula="of:= 100 * ([.A988] - [.A987]*[.A987]) * ([.A988] - [.A987]*[.A987]) + (1 - [.A987]) * (1 - [.A987])" office:value-type="float" office:value="1.85754256822802" calcext:value-type="float">
            <text:p>1.85754256822802</text:p>
          </table:table-cell>
          <table:table-cell table:formula="of:= 100 * ([.B988] - [.B987]*[.B987]) * ([.B988] - [.B987]*[.B987]) + (1 - [.B987]) * (1 - [.B987])" office:value-type="float" office:value="2.1066143039323" calcext:value-type="float">
            <text:p>2.1066143039323</text:p>
          </table:table-cell>
          <table:table-cell table:formula="of:=[.A987]*[.A987]" office:value-type="float" office:value="0.00189399286790413" calcext:value-type="float">
            <text:p>0.00189399286790413</text:p>
          </table:table-cell>
          <table:table-cell table:formula="of:=[.B987]*[.B987]" office:value-type="float" office:value="0.00189399286790413" calcext:value-type="float">
            <text:p>0.00189399286790413</text:p>
          </table:table-cell>
          <table:table-cell table:formula="of:= [.A987]*[.A987]*[.A987]*[.A987] - 16*[.A987]*[.A987] + 5*[.A987]" office:value-type="float" office:value="0.187299843090861" calcext:value-type="float">
            <text:p>0.187299843090861</text:p>
          </table:table-cell>
          <table:table-cell table:formula="of:= [.B987]*[.B987]*[.B987]*[.B987] - 16*[.B987]*[.B987] + 5*[.B987]" office:value-type="float" office:value="-0.247900440445826" calcext:value-type="float">
            <text:p>-0.2479004404458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89861466223374" calcext:value-type="float">
            <text:p>0.0989861466223374</text:p>
          </table:table-cell>
          <table:table-cell table:formula="of:=-[.A988]" office:value-type="float" office:value="-0.0989861466223374" calcext:value-type="float">
            <text:p>-0.0989861466223374</text:p>
          </table:table-cell>
          <table:table-cell/>
          <table:table-cell table:formula="of:= [.A988] * [.A988] - 10 * COS(2 * PI() * [.A988])" office:value-type="float" office:value="-8.11765054956955" calcext:value-type="float">
            <text:p>-8.11765054956955</text:p>
          </table:table-cell>
          <table:table-cell table:formula="of:= [.B988] * [.B988] - 10 * COS(2 * PI() * [.B988])" office:value-type="float" office:value="-8.11765054956955" calcext:value-type="float">
            <text:p>-8.11765054956955</text:p>
          </table:table-cell>
          <table:table-cell table:formula="of:= 100 * ([.A989] - [.A988]*[.A988]) * ([.A989] - [.A988]*[.A988]) + (1 - [.A988]) * (1 - [.A988])" office:value-type="float" office:value="11.1505465599647" calcext:value-type="float">
            <text:p>11.1505465599647</text:p>
          </table:table-cell>
          <table:table-cell table:formula="of:= 100 * ([.B989] - [.B988]*[.B988]) * ([.B989] - [.B988]*[.B988]) + (1 - [.B988]) * (1 - [.B988])" office:value-type="float" office:value="10.3246854995513" calcext:value-type="float">
            <text:p>10.3246854995513</text:p>
          </table:table-cell>
          <table:table-cell table:formula="of:=[.A988]*[.A988]" office:value-type="float" office:value="0.00979825722313888" calcext:value-type="float">
            <text:p>0.00979825722313888</text:p>
          </table:table-cell>
          <table:table-cell table:formula="of:=[.B988]*[.B988]" office:value-type="float" office:value="0.00979825722313888" calcext:value-type="float">
            <text:p>0.00979825722313888</text:p>
          </table:table-cell>
          <table:table-cell table:formula="of:= [.A988]*[.A988]*[.A988]*[.A988] - 16*[.A988]*[.A988] + 5*[.A988]" office:value-type="float" office:value="0.338254623386076" calcext:value-type="float">
            <text:p>0.338254623386076</text:p>
          </table:table-cell>
          <table:table-cell table:formula="of:= [.B988]*[.B988]*[.B988]*[.B988] - 16*[.B988]*[.B988] + 5*[.B988]" office:value-type="float" office:value="-0.651606842837298" calcext:value-type="float">
            <text:p>-0.6516068428372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11740552191623" calcext:value-type="float">
            <text:p>-0.311740552191623</text:p>
          </table:table-cell>
          <table:table-cell table:formula="of:=-[.A989]" office:value-type="float" office:value="0.311740552191623" calcext:value-type="float">
            <text:p>0.311740552191623</text:p>
          </table:table-cell>
          <table:table-cell/>
          <table:table-cell table:formula="of:= [.A989] * [.A989] - 10 * COS(2 * PI() * [.A989])" office:value-type="float" office:value="3.87988786144486" calcext:value-type="float">
            <text:p>3.87988786144486</text:p>
          </table:table-cell>
          <table:table-cell table:formula="of:= [.B989] * [.B989] - 10 * COS(2 * PI() * [.B989])" office:value-type="float" office:value="3.87988786144486" calcext:value-type="float">
            <text:p>3.87988786144486</text:p>
          </table:table-cell>
          <table:table-cell table:formula="of:= 100 * ([.A990] - [.A989]*[.A989]) * ([.A990] - [.A989]*[.A989]) + (1 - [.A989]) * (1 - [.A989])" office:value-type="float" office:value="3.70463690649048" calcext:value-type="float">
            <text:p>3.70463690649048</text:p>
          </table:table-cell>
          <table:table-cell table:formula="of:= 100 * ([.B990] - [.B989]*[.B989]) * ([.B990] - [.B989]*[.B989]) + (1 - [.B989]) * (1 - [.B989])" office:value-type="float" office:value="0.760041049851334" calcext:value-type="float">
            <text:p>0.760041049851334</text:p>
          </table:table-cell>
          <table:table-cell table:formula="of:=[.A989]*[.A989]" office:value-type="float" office:value="0.0971821718807377" calcext:value-type="float">
            <text:p>0.0971821718807377</text:p>
          </table:table-cell>
          <table:table-cell table:formula="of:=[.B989]*[.B989]" office:value-type="float" office:value="0.0971821718807377" calcext:value-type="float">
            <text:p>0.0971821718807377</text:p>
          </table:table-cell>
          <table:table-cell table:formula="of:= [.A989]*[.A989]*[.A989]*[.A989] - 16*[.A989]*[.A989] + 5*[.A989]" office:value-type="float" office:value="-3.10417313651846" calcext:value-type="float">
            <text:p>-3.10417313651846</text:p>
          </table:table-cell>
          <table:table-cell table:formula="of:= [.B989]*[.B989]*[.B989]*[.B989] - 16*[.B989]*[.B989] + 5*[.B989]" office:value-type="float" office:value="0.0132323853977661" calcext:value-type="float">
            <text:p>0.01323238539776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3671426945366" calcext:value-type="float">
            <text:p>-0.043671426945366</text:p>
          </table:table-cell>
          <table:table-cell table:formula="of:=-[.A990]" office:value-type="float" office:value="0.043671426945366" calcext:value-type="float">
            <text:p>0.043671426945366</text:p>
          </table:table-cell>
          <table:table-cell/>
          <table:table-cell table:formula="of:= [.A990] * [.A990] - 10 * COS(2 * PI() * [.A990])" office:value-type="float" office:value="-9.62398406987184" calcext:value-type="float">
            <text:p>-9.62398406987184</text:p>
          </table:table-cell>
          <table:table-cell table:formula="of:= [.B990] * [.B990] - 10 * COS(2 * PI() * [.B990])" office:value-type="float" office:value="-9.62398406987184" calcext:value-type="float">
            <text:p>-9.62398406987184</text:p>
          </table:table-cell>
          <table:table-cell table:formula="of:= 100 * ([.A991] - [.A990]*[.A990]) * ([.A991] - [.A990]*[.A990]) + (1 - [.A990]) * (1 - [.A990])" office:value-type="float" office:value="1.10756815918582" calcext:value-type="float">
            <text:p>1.10756815918582</text:p>
          </table:table-cell>
          <table:table-cell table:formula="of:= 100 * ([.B991] - [.B990]*[.B990]) * ([.B991] - [.B990]*[.B990]) + (1 - [.B990]) * (1 - [.B990])" office:value-type="float" office:value="0.924012286250959" calcext:value-type="float">
            <text:p>0.924012286250959</text:p>
          </table:table-cell>
          <table:table-cell table:formula="of:=[.A990]*[.A990]" office:value-type="float" office:value="0.00190719353144444" calcext:value-type="float">
            <text:p>0.00190719353144444</text:p>
          </table:table-cell>
          <table:table-cell table:formula="of:=[.B990]*[.B990]" office:value-type="float" office:value="0.00190719353144444" calcext:value-type="float">
            <text:p>0.00190719353144444</text:p>
          </table:table-cell>
          <table:table-cell table:formula="of:= [.A990]*[.A990]*[.A990]*[.A990] - 16*[.A990]*[.A990] + 5*[.A990]" office:value-type="float" office:value="-0.248868593842774" calcext:value-type="float">
            <text:p>-0.248868593842774</text:p>
          </table:table-cell>
          <table:table-cell table:formula="of:= [.B990]*[.B990]*[.B990]*[.B990] - 16*[.B990]*[.B990] + 5*[.B990]" office:value-type="float" office:value="0.187845675610885" calcext:value-type="float">
            <text:p>0.1878456756108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16272483719513" calcext:value-type="float">
            <text:p>-0.0116272483719513</text:p>
          </table:table-cell>
          <table:table-cell table:formula="of:=-[.A991]" office:value-type="float" office:value="0.0116272483719513" calcext:value-type="float">
            <text:p>0.0116272483719513</text:p>
          </table:table-cell>
          <table:table-cell/>
          <table:table-cell table:formula="of:= [.A991] * [.A991] - 10 * COS(2 * PI() * [.A991])" office:value-type="float" office:value="-9.97319066429079" calcext:value-type="float">
            <text:p>-9.97319066429079</text:p>
          </table:table-cell>
          <table:table-cell table:formula="of:= [.B991] * [.B991] - 10 * COS(2 * PI() * [.B991])" office:value-type="float" office:value="-9.97319066429079" calcext:value-type="float">
            <text:p>-9.97319066429079</text:p>
          </table:table-cell>
          <table:table-cell table:formula="of:= 100 * ([.A992] - [.A991]*[.A991]) * ([.A992] - [.A991]*[.A991]) + (1 - [.A991]) * (1 - [.A991])" office:value-type="float" office:value="5.75075267390084" calcext:value-type="float">
            <text:p>5.75075267390084</text:p>
          </table:table-cell>
          <table:table-cell table:formula="of:= 100 * ([.B992] - [.B991]*[.B991]) * ([.B992] - [.B991]*[.B991]) + (1 - [.B991]) * (1 - [.B991])" office:value-type="float" office:value="5.69249326443691" calcext:value-type="float">
            <text:p>5.69249326443691</text:p>
          </table:table-cell>
          <table:table-cell table:formula="of:=[.A991]*[.A991]" office:value-type="float" office:value="0.000135192904703044" calcext:value-type="float">
            <text:p>0.000135192904703044</text:p>
          </table:table-cell>
          <table:table-cell table:formula="of:=[.B991]*[.B991]" office:value-type="float" office:value="0.000135192904703044" calcext:value-type="float">
            <text:p>0.000135192904703044</text:p>
          </table:table-cell>
          <table:table-cell table:formula="of:= [.A991]*[.A991]*[.A991]*[.A991] - 16*[.A991]*[.A991] + 5*[.A991]" office:value-type="float" office:value="-0.0602993100578836" calcext:value-type="float">
            <text:p>-0.0602993100578836</text:p>
          </table:table-cell>
          <table:table-cell table:formula="of:= [.B991]*[.B991]*[.B991]*[.B991] - 16*[.B991]*[.B991] + 5*[.B991]" office:value-type="float" office:value="0.0559731736616292" calcext:value-type="float">
            <text:p>0.05597317366162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7289805295877" calcext:value-type="float">
            <text:p>-0.217289805295877</text:p>
          </table:table-cell>
          <table:table-cell table:formula="of:=-[.A992]" office:value-type="float" office:value="0.217289805295877" calcext:value-type="float">
            <text:p>0.217289805295877</text:p>
          </table:table-cell>
          <table:table-cell/>
          <table:table-cell table:formula="of:= [.A992] * [.A992] - 10 * COS(2 * PI() * [.A992])" office:value-type="float" office:value="-1.99358884181434" calcext:value-type="float">
            <text:p>-1.99358884181434</text:p>
          </table:table-cell>
          <table:table-cell table:formula="of:= [.B992] * [.B992] - 10 * COS(2 * PI() * [.B992])" office:value-type="float" office:value="-1.99358884181434" calcext:value-type="float">
            <text:p>-1.99358884181434</text:p>
          </table:table-cell>
          <table:table-cell table:formula="of:= 100 * ([.A993] - [.A992]*[.A992]) * ([.A993] - [.A992]*[.A992]) + (1 - [.A992]) * (1 - [.A992])" office:value-type="float" office:value="14.3810027749334" calcext:value-type="float">
            <text:p>14.3810027749334</text:p>
          </table:table-cell>
          <table:table-cell table:formula="of:= 100 * ([.B993] - [.B992]*[.B992]) * ([.B993] - [.B992]*[.B992]) + (1 - [.B992]) * (1 - [.B992])" office:value-type="float" office:value="21.1865158067742" calcext:value-type="float">
            <text:p>21.1865158067742</text:p>
          </table:table-cell>
          <table:table-cell table:formula="of:=[.A992]*[.A992]" office:value-type="float" office:value="0.0472148594855202" calcext:value-type="float">
            <text:p>0.0472148594855202</text:p>
          </table:table-cell>
          <table:table-cell table:formula="of:=[.B992]*[.B992]" office:value-type="float" office:value="0.0472148594855202" calcext:value-type="float">
            <text:p>0.0472148594855202</text:p>
          </table:table-cell>
          <table:table-cell table:formula="of:= [.A992]*[.A992]*[.A992]*[.A992] - 16*[.A992]*[.A992] + 5*[.A992]" office:value-type="float" office:value="-1.83965753529147" calcext:value-type="float">
            <text:p>-1.83965753529147</text:p>
          </table:table-cell>
          <table:table-cell table:formula="of:= [.B992]*[.B992]*[.B992]*[.B992] - 16*[.B992]*[.B992] + 5*[.B992]" office:value-type="float" office:value="0.3332405176673" calcext:value-type="float">
            <text:p>0.33324051766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06369537930004" calcext:value-type="float">
            <text:p>0.406369537930004</text:p>
          </table:table-cell>
          <table:table-cell table:formula="of:=-[.A993]" office:value-type="float" office:value="-0.406369537930004" calcext:value-type="float">
            <text:p>-0.406369537930004</text:p>
          </table:table-cell>
          <table:table-cell/>
          <table:table-cell table:formula="of:= [.A993] * [.A993] - 10 * COS(2 * PI() * [.A993])" office:value-type="float" office:value="8.48400274990764" calcext:value-type="float">
            <text:p>8.48400274990764</text:p>
          </table:table-cell>
          <table:table-cell table:formula="of:= [.B993] * [.B993] - 10 * COS(2 * PI() * [.B993])" office:value-type="float" office:value="8.48400274990764" calcext:value-type="float">
            <text:p>8.48400274990764</text:p>
          </table:table-cell>
          <table:table-cell table:formula="of:= 100 * ([.A994] - [.A993]*[.A993]) * ([.A994] - [.A993]*[.A993]) + (1 - [.A993]) * (1 - [.A993])" office:value-type="float" office:value="0.521834083161237" calcext:value-type="float">
            <text:p>0.521834083161237</text:p>
          </table:table-cell>
          <table:table-cell table:formula="of:= 100 * ([.B994] - [.B993]*[.B993]) * ([.B994] - [.B993]*[.B993]) + (1 - [.B993]) * (1 - [.B993])" office:value-type="float" office:value="15.7742803689344" calcext:value-type="float">
            <text:p>15.7742803689344</text:p>
          </table:table-cell>
          <table:table-cell table:formula="of:=[.A993]*[.A993]" office:value-type="float" office:value="0.165136201357445" calcext:value-type="float">
            <text:p>0.165136201357445</text:p>
          </table:table-cell>
          <table:table-cell table:formula="of:=[.B993]*[.B993]" office:value-type="float" office:value="0.165136201357445" calcext:value-type="float">
            <text:p>0.165136201357445</text:p>
          </table:table-cell>
          <table:table-cell table:formula="of:= [.A993]*[.A993]*[.A993]*[.A993] - 16*[.A993]*[.A993] + 5*[.A993]" office:value-type="float" office:value="-0.583061567070335" calcext:value-type="float">
            <text:p>-0.583061567070335</text:p>
          </table:table-cell>
          <table:table-cell table:formula="of:= [.B993]*[.B993]*[.B993]*[.B993] - 16*[.B993]*[.B993] + 5*[.B993]" office:value-type="float" office:value="-4.64675694637038" calcext:value-type="float">
            <text:p>-4.646756946370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6298922072165" calcext:value-type="float">
            <text:p>0.206298922072165</text:p>
          </table:table-cell>
          <table:table-cell table:formula="of:=-[.A994]" office:value-type="float" office:value="-0.206298922072165" calcext:value-type="float">
            <text:p>-0.206298922072165</text:p>
          </table:table-cell>
          <table:table-cell/>
          <table:table-cell table:formula="of:= [.A994] * [.A994] - 10 * COS(2 * PI() * [.A994])" office:value-type="float" office:value="-2.66888666827574" calcext:value-type="float">
            <text:p>-2.66888666827574</text:p>
          </table:table-cell>
          <table:table-cell table:formula="of:= [.B994] * [.B994] - 10 * COS(2 * PI() * [.B994])" office:value-type="float" office:value="-2.66888666827574" calcext:value-type="float">
            <text:p>-2.66888666827574</text:p>
          </table:table-cell>
          <table:table-cell table:formula="of:= 100 * ([.A995] - [.A994]*[.A994]) * ([.A995] - [.A994]*[.A994]) + (1 - [.A994]) * (1 - [.A994])" office:value-type="float" office:value="0.714933544282757" calcext:value-type="float">
            <text:p>0.714933544282757</text:p>
          </table:table-cell>
          <table:table-cell table:formula="of:= 100 * ([.B995] - [.B994]*[.B994]) * ([.B995] - [.B994]*[.B994]) + (1 - [.B994]) * (1 - [.B994])" office:value-type="float" office:value="1.76840448733393" calcext:value-type="float">
            <text:p>1.76840448733393</text:p>
          </table:table-cell>
          <table:table-cell table:formula="of:=[.A994]*[.A994]" office:value-type="float" office:value="0.0425592452481371" calcext:value-type="float">
            <text:p>0.0425592452481371</text:p>
          </table:table-cell>
          <table:table-cell table:formula="of:=[.B994]*[.B994]" office:value-type="float" office:value="0.0425592452481371" calcext:value-type="float">
            <text:p>0.0425592452481371</text:p>
          </table:table-cell>
          <table:table-cell table:formula="of:= [.A994]*[.A994]*[.A994]*[.A994] - 16*[.A994]*[.A994] + 5*[.A994]" office:value-type="float" office:value="0.352357975746721" calcext:value-type="float">
            <text:p>0.352357975746721</text:p>
          </table:table-cell>
          <table:table-cell table:formula="of:= [.B994]*[.B994]*[.B994]*[.B994] - 16*[.B994]*[.B994] + 5*[.B994]" office:value-type="float" office:value="-1.71063124497493" calcext:value-type="float">
            <text:p>-1.710631244974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3409263570793" calcext:value-type="float">
            <text:p>0.013409263570793</text:p>
          </table:table-cell>
          <table:table-cell table:formula="of:=-[.A995]" office:value-type="float" office:value="-0.013409263570793" calcext:value-type="float">
            <text:p>-0.013409263570793</text:p>
          </table:table-cell>
          <table:table-cell/>
          <table:table-cell table:formula="of:= [.A995] * [.A995] - 10 * COS(2 * PI() * [.A995])" office:value-type="float" office:value="-9.96434843671257" calcext:value-type="float">
            <text:p>-9.96434843671257</text:p>
          </table:table-cell>
          <table:table-cell table:formula="of:= [.B995] * [.B995] - 10 * COS(2 * PI() * [.B995])" office:value-type="float" office:value="-9.96434843671257" calcext:value-type="float">
            <text:p>-9.96434843671257</text:p>
          </table:table-cell>
          <table:table-cell table:formula="of:= 100 * ([.A996] - [.A995]*[.A995]) * ([.A996] - [.A995]*[.A995]) + (1 - [.A995]) * (1 - [.A995])" office:value-type="float" office:value="25.0617452589533" calcext:value-type="float">
            <text:p>25.0617452589533</text:p>
          </table:table-cell>
          <table:table-cell table:formula="of:= 100 * ([.B996] - [.B995]*[.B995]) * ([.B996] - [.B995]*[.B995]) + (1 - [.B995]) * (1 - [.B995])" office:value-type="float" office:value="25.1506951621959" calcext:value-type="float">
            <text:p>25.1506951621959</text:p>
          </table:table-cell>
          <table:table-cell table:formula="of:=[.A995]*[.A995]" office:value-type="float" office:value="0.000179808349510996" calcext:value-type="float">
            <text:p>0.000179808349510996</text:p>
          </table:table-cell>
          <table:table-cell table:formula="of:=[.B995]*[.B995]" office:value-type="float" office:value="0.000179808349510996" calcext:value-type="float">
            <text:p>0.000179808349510996</text:p>
          </table:table-cell>
          <table:table-cell table:formula="of:= [.A995]*[.A995]*[.A995]*[.A995] - 16*[.A995]*[.A995] + 5*[.A995]" office:value-type="float" office:value="0.0641694165928315" calcext:value-type="float">
            <text:p>0.0641694165928315</text:p>
          </table:table-cell>
          <table:table-cell table:formula="of:= [.B995]*[.B995]*[.B995]*[.B995] - 16*[.B995]*[.B995] + 5*[.B995]" office:value-type="float" office:value="-0.0699232191150983" calcext:value-type="float">
            <text:p>-0.06992321911509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0978993126191" calcext:value-type="float">
            <text:p>0.490978993126191</text:p>
          </table:table-cell>
          <table:table-cell table:formula="of:=-[.A996]" office:value-type="float" office:value="-0.490978993126191" calcext:value-type="float">
            <text:p>-0.490978993126191</text:p>
          </table:table-cell>
          <table:table-cell/>
          <table:table-cell table:formula="of:= [.A996] * [.A996] - 10 * COS(2 * PI() * [.A996])" office:value-type="float" office:value="10.2250011869541" calcext:value-type="float">
            <text:p>10.2250011869541</text:p>
          </table:table-cell>
          <table:table-cell table:formula="of:= [.B996] * [.B996] - 10 * COS(2 * PI() * [.B996])" office:value-type="float" office:value="10.2250011869541" calcext:value-type="float">
            <text:p>10.2250011869541</text:p>
          </table:table-cell>
          <table:table-cell table:formula="of:= 100 * ([.A997] - [.A996]*[.A996]) * ([.A997] - [.A996]*[.A996]) + (1 - [.A996]) * (1 - [.A996])" office:value-type="float" office:value="1.48496155700917" calcext:value-type="float">
            <text:p>1.48496155700917</text:p>
          </table:table-cell>
          <table:table-cell table:formula="of:= 100 * ([.B997] - [.B996]*[.B996]) * ([.B997] - [.B996]*[.B996]) + (1 - [.B996]) * (1 - [.B996])" office:value-type="float" office:value="37.368858138113" calcext:value-type="float">
            <text:p>37.368858138113</text:p>
          </table:table-cell>
          <table:table-cell table:formula="of:=[.A996]*[.A996]" office:value-type="float" office:value="0.241060371691209" calcext:value-type="float">
            <text:p>0.241060371691209</text:p>
          </table:table-cell>
          <table:table-cell table:formula="of:=[.B996]*[.B996]" office:value-type="float" office:value="0.241060371691209" calcext:value-type="float">
            <text:p>0.241060371691209</text:p>
          </table:table-cell>
          <table:table-cell table:formula="of:= [.A996]*[.A996]*[.A996]*[.A996] - 16*[.A996]*[.A996] + 5*[.A996]" office:value-type="float" office:value="-1.34396087862848" calcext:value-type="float">
            <text:p>-1.34396087862848</text:p>
          </table:table-cell>
          <table:table-cell table:formula="of:= [.B996]*[.B996]*[.B996]*[.B996] - 16*[.B996]*[.B996] + 5*[.B996]" office:value-type="float" office:value="-6.25375080989039" calcext:value-type="float">
            <text:p>-6.253750809890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1778896409087" calcext:value-type="float">
            <text:p>0.351778896409087</text:p>
          </table:table-cell>
          <table:table-cell table:formula="of:=-[.A997]" office:value-type="float" office:value="-0.351778896409087" calcext:value-type="float">
            <text:p>-0.351778896409087</text:p>
          </table:table-cell>
          <table:table-cell/>
          <table:table-cell table:formula="of:= [.A997] * [.A997] - 10 * COS(2 * PI() * [.A997])" office:value-type="float" office:value="6.09165680864321" calcext:value-type="float">
            <text:p>6.09165680864321</text:p>
          </table:table-cell>
          <table:table-cell table:formula="of:= [.B997] * [.B997] - 10 * COS(2 * PI() * [.B997])" office:value-type="float" office:value="6.09165680864321" calcext:value-type="float">
            <text:p>6.09165680864321</text:p>
          </table:table-cell>
          <table:table-cell table:formula="of:= 100 * ([.A998] - [.A997]*[.A997]) * ([.A998] - [.A997]*[.A997]) + (1 - [.A997]) * (1 - [.A997])" office:value-type="float" office:value="2.2947710661949" calcext:value-type="float">
            <text:p>2.2947710661949</text:p>
          </table:table-cell>
          <table:table-cell table:formula="of:= 100 * ([.B998] - [.B997]*[.B997]) * ([.B998] - [.B997]*[.B997]) + (1 - [.B997]) * (1 - [.B997])" office:value-type="float" office:value="3.05013221554353" calcext:value-type="float">
            <text:p>3.05013221554353</text:p>
          </table:table-cell>
          <table:table-cell table:formula="of:=[.A997]*[.A997]" office:value-type="float" office:value="0.123748391958795" calcext:value-type="float">
            <text:p>0.123748391958795</text:p>
          </table:table-cell>
          <table:table-cell table:formula="of:=[.B997]*[.B997]" office:value-type="float" office:value="0.123748391958795" calcext:value-type="float">
            <text:p>0.123748391958795</text:p>
          </table:table-cell>
          <table:table-cell table:formula="of:= [.A997]*[.A997]*[.A997]*[.A997] - 16*[.A997]*[.A997] + 5*[.A997]" office:value-type="float" office:value="-0.205766124782899" calcext:value-type="float">
            <text:p>-0.205766124782899</text:p>
          </table:table-cell>
          <table:table-cell table:formula="of:= [.B997]*[.B997]*[.B997]*[.B997] - 16*[.B997]*[.B997] + 5*[.B997]" office:value-type="float" office:value="-3.72355508887377" calcext:value-type="float">
            <text:p>-3.723555088873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31669273832813" calcext:value-type="float">
            <text:p>-0.0131669273832813</text:p>
          </table:table-cell>
          <table:table-cell table:formula="of:=-[.A998]" office:value-type="float" office:value="0.0131669273832813" calcext:value-type="float">
            <text:p>0.0131669273832813</text:p>
          </table:table-cell>
          <table:table-cell/>
          <table:table-cell table:formula="of:= [.A998] * [.A998] - 10 * COS(2 * PI() * [.A998])" office:value-type="float" office:value="-9.96562467913059" calcext:value-type="float">
            <text:p>-9.96562467913059</text:p>
          </table:table-cell>
          <table:table-cell table:formula="of:= [.B998] * [.B998] - 10 * COS(2 * PI() * [.B998])" office:value-type="float" office:value="-9.96562467913059" calcext:value-type="float">
            <text:p>-9.96562467913059</text:p>
          </table:table-cell>
          <table:table-cell table:formula="of:= 100 * ([.A999] - [.A998]*[.A998]) * ([.A999] - [.A998]*[.A998]) + (1 - [.A998]) * (1 - [.A998])" office:value-type="float" office:value="4.02916755229885" calcext:value-type="float">
            <text:p>4.02916755229885</text:p>
          </table:table-cell>
          <table:table-cell table:formula="of:= 100 * ([.B999] - [.B998]*[.B998]) * ([.B999] - [.B998]*[.B998]) + (1 - [.B998]) * (1 - [.B998])" office:value-type="float" office:value="3.96449525510178" calcext:value-type="float">
            <text:p>3.96449525510178</text:p>
          </table:table-cell>
          <table:table-cell table:formula="of:=[.A998]*[.A998]" office:value-type="float" office:value="0.000173367976716603" calcext:value-type="float">
            <text:p>0.000173367976716603</text:p>
          </table:table-cell>
          <table:table-cell table:formula="of:=[.B998]*[.B998]" office:value-type="float" office:value="0.000173367976716603" calcext:value-type="float">
            <text:p>0.000173367976716603</text:p>
          </table:table-cell>
          <table:table-cell table:formula="of:= [.A998]*[.A998]*[.A998]*[.A998] - 16*[.A998]*[.A998] + 5*[.A998]" office:value-type="float" office:value="-0.0686084944874167" calcext:value-type="float">
            <text:p>-0.0686084944874167</text:p>
          </table:table-cell>
          <table:table-cell table:formula="of:= [.B998]*[.B998]*[.B998]*[.B998] - 16*[.B998]*[.B998] + 5*[.B998]" office:value-type="float" office:value="0.0630607793453962" calcext:value-type="float">
            <text:p>0.06306077934539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3108492861502" calcext:value-type="float">
            <text:p>-0.173108492861502</text:p>
          </table:table-cell>
          <table:table-cell table:formula="of:=-[.A999]" office:value-type="float" office:value="0.173108492861502" calcext:value-type="float">
            <text:p>0.173108492861502</text:p>
          </table:table-cell>
          <table:table-cell/>
          <table:table-cell table:formula="of:= [.A999] * [.A999] - 10 * COS(2 * PI() * [.A999])" office:value-type="float" office:value="-4.61550869871733" calcext:value-type="float">
            <text:p>-4.61550869871733</text:p>
          </table:table-cell>
          <table:table-cell table:formula="of:= [.B999] * [.B999] - 10 * COS(2 * PI() * [.B999])" office:value-type="float" office:value="-4.61550869871733" calcext:value-type="float">
            <text:p>-4.61550869871733</text:p>
          </table:table-cell>
          <table:table-cell table:formula="of:= 100 * ([.A1000] - [.A999]*[.A999]) * ([.A1000] - [.A999]*[.A999]) + (1 - [.A999]) * (1 - [.A999])" office:value-type="float" office:value="6.4223189873346" calcext:value-type="float">
            <text:p>6.4223189873346</text:p>
          </table:table-cell>
          <table:table-cell table:formula="of:= 100 * ([.B1000] - [.B999]*[.B999]) * ([.B1000] - [.B999]*[.B999]) + (1 - [.B999]) * (1 - [.B999])" office:value-type="float" office:value="8.78170965542524" calcext:value-type="float">
            <text:p>8.78170965542524</text:p>
          </table:table-cell>
          <table:table-cell table:formula="of:=[.A999]*[.A999]" office:value-type="float" office:value="0.0299665503007806" calcext:value-type="float">
            <text:p>0.0299665503007806</text:p>
          </table:table-cell>
          <table:table-cell table:formula="of:=[.B999]*[.B999]" office:value-type="float" office:value="0.0299665503007806" calcext:value-type="float">
            <text:p>0.0299665503007806</text:p>
          </table:table-cell>
          <table:table-cell table:formula="of:= [.A999]*[.A999]*[.A999]*[.A999] - 16*[.A999]*[.A999] + 5*[.A999]" office:value-type="float" office:value="-1.34410927498307" calcext:value-type="float">
            <text:p>-1.34410927498307</text:p>
          </table:table-cell>
          <table:table-cell table:formula="of:= [.B999]*[.B999]*[.B999]*[.B999] - 16*[.B999]*[.B999] + 5*[.B999]" office:value-type="float" office:value="0.386975653631948" calcext:value-type="float">
            <text:p>0.3869756536319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4602599306963" calcext:value-type="float">
            <text:p>0.254602599306963</text:p>
          </table:table-cell>
          <table:table-cell table:formula="of:=-[.A1000]" office:value-type="float" office:value="-0.254602599306963" calcext:value-type="float">
            <text:p>-0.254602599306963</text:p>
          </table:table-cell>
          <table:table-cell/>
          <table:table-cell table:formula="of:= [.A1000] * [.A1000] - 10 * COS(2 * PI() * [.A1000])" office:value-type="float" office:value="0.353972020049509" calcext:value-type="float">
            <text:p>0.353972020049509</text:p>
          </table:table-cell>
          <table:table-cell table:formula="of:= [.B1000] * [.B1000] - 10 * COS(2 * PI() * [.B1000])" office:value-type="float" office:value="0.353972020049509" calcext:value-type="float">
            <text:p>0.353972020049509</text:p>
          </table:table-cell>
          <table:table-cell table:formula="of:= 100 * ([.A1001] - [.A1000]*[.A1000]) * ([.A1001] - [.A1000]*[.A1000]) + (1 - [.A1000]) * (1 - [.A1000])" office:value-type="float" office:value="0.593718326047774" calcext:value-type="float">
            <text:p>0.593718326047774</text:p>
          </table:table-cell>
          <table:table-cell table:formula="of:= 100 * ([.B1001] - [.B1000]*[.B1000]) * ([.B1001] - [.B1000]*[.B1000]) + (1 - [.B1000]) * (1 - [.B1000])" office:value-type="float" office:value="2.78678979844926" calcext:value-type="float">
            <text:p>2.78678979844926</text:p>
          </table:table-cell>
          <table:table-cell table:formula="of:=[.A1000]*[.A1000]" office:value-type="float" office:value="0.0648224835738622" calcext:value-type="float">
            <text:p>0.0648224835738622</text:p>
          </table:table-cell>
          <table:table-cell table:formula="of:=[.B1000]*[.B1000]" office:value-type="float" office:value="0.0648224835738622" calcext:value-type="float">
            <text:p>0.0648224835738622</text:p>
          </table:table-cell>
          <table:table-cell table:formula="of:= [.A1000]*[.A1000]*[.A1000]*[.A1000] - 16*[.A1000]*[.A1000] + 5*[.A1000]" office:value-type="float" office:value="0.240055213729706" calcext:value-type="float">
            <text:p>0.240055213729706</text:p>
          </table:table-cell>
          <table:table-cell table:formula="of:= [.B1000]*[.B1000]*[.B1000]*[.B1000] - 16*[.B1000]*[.B1000] + 5*[.B1000]" office:value-type="float" office:value="-2.30597077933993" calcext:value-type="float">
            <text:p>-2.305970779339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53029955970123" calcext:value-type="float">
            <text:p>0.0453029955970123</text:p>
          </table:table-cell>
          <table:table-cell table:formula="of:=-[.A1001]" office:value-type="float" office:value="-0.0453029955970123" calcext:value-type="float">
            <text:p>-0.0453029955970123</text:p>
          </table:table-cell>
          <table:table-cell/>
          <table:table-cell table:formula="of:= [.A1001] * [.A1001] - 10 * COS(2 * PI() * [.A1001])" office:value-type="float" office:value="-9.59555572642395" calcext:value-type="float">
            <text:p>-9.59555572642395</text:p>
          </table:table-cell>
          <table:table-cell table:formula="of:= [.B1001] * [.B1001] - 10 * COS(2 * PI() * [.B1001])" office:value-type="float" office:value="-9.59555572642395" calcext:value-type="float">
            <text:p>-9.59555572642395</text:p>
          </table:table-cell>
          <table:table-cell table:number-columns-repeated="2"/>
          <table:table-cell table:formula="of:=[.A1001]*[.A1001]" office:value-type="float" office:value="0.00205236141006292" calcext:value-type="float">
            <text:p>0.00205236141006292</text:p>
          </table:table-cell>
          <table:table-cell table:formula="of:=[.B1001]*[.B1001]" office:value-type="float" office:value="0.00205236141006292" calcext:value-type="float">
            <text:p>0.00205236141006292</text:p>
          </table:table-cell>
          <table:table-cell table:formula="of:= [.A1001]*[.A1001]*[.A1001]*[.A1001] - 16*[.A1001]*[.A1001] + 5*[.A1001]" office:value-type="float" office:value="0.193681407611413" calcext:value-type="float">
            <text:p>0.193681407611413</text:p>
          </table:table-cell>
          <table:table-cell table:formula="of:= [.B1001]*[.B1001]*[.B1001]*[.B1001] - 16*[.B1001]*[.B1001] + 5*[.B1001]" office:value-type="float" office:value="-0.259348548358711" calcext:value-type="float">
            <text:p>-0.25934854835871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bg" fo:country="BG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6T19:39:40.698000000</meta:creation-date>
    <dc:date>2024-01-06T20:19:49.743000000</dc:date>
    <meta:editing-duration>PT39M58S</meta:editing-duration>
    <meta:editing-cycles>20</meta:editing-cycles>
    <meta:generator>LibreOffice/7.5.9.2$Windows_X86_64 LibreOffice_project/cdeefe45c17511d326101eed8008ac4092f278a9</meta:generator>
    <meta:document-statistic meta:table-count="1" meta:cell-count="10028" meta:object-count="0"/>
  </office:meta>
</office:document-meta>
</file>